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5035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6965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5146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3965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/>
    </style:style>
    <style:style style:name="ce2" style:family="table-cell" style:parent-style-name="Default" style:data-style-name="N84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>
      <style:table-cell-properties fo:wrap-option="wrap"/>
    </style:style>
    <style:style style:name="ce5" style:family="table-cell" style:parent-style-name="Default" style:data-style-name="N1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">
      <style:table-cell-properties fo:wrap-option="wrap"/>
    </style:style>
    <style:style style:name="ce9" style:family="table-cell" style:parent-style-name="Default" style:data-style-name="N1"/>
    <style:style style:name="ce10" style:family="table-cell" style:parent-style-name="Default" style:data-style-name="N100">
      <style:table-cell-properties style:text-align-source="value-type" style:repeat-content="false"/>
      <style:text-properties style:use-window-font-color="true" fo:font-weight="bold"/>
    </style:style>
    <style:style style:name="ce11" style:family="table-cell" style:parent-style-name="Default" style:data-style-name="N84"/>
    <style:style style:name="ce12" style:family="table-cell" style:parent-style-name="Default" style:data-style-name="N100">
      <style:table-cell-properties style:text-align-source="value-type" style:repeat-content="false" fo:wrap-option="wrap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ff3333" fo:font-weight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4"/>
        <table:table-column table:style-name="co4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2" table:default-cell-style-name="ce6"/>
        <table:table-column table:style-name="co8" table:default-cell-style-name="ce3"/>
        <table:table-column table:style-name="co9" table:default-cell-style-name="ce3"/>
        <table:table-column table:style-name="co8" table:default-cell-style-name="ce8"/>
        <table:table-column table:style-name="co10" table:default-cell-style-name="ce9"/>
        <table:table-column table:style-name="co11" table:default-cell-style-name="ce11"/>
        <table:table-column table:style-name="co12" table:default-cell-style-name="Default"/>
        <table:table-column table:style-name="co9" table:default-cell-style-name="Default"/>
        <table:table-column table:style-name="co2" table:number-columns-repeated="2" table:default-cell-style-name="ce6"/>
        <table:table-column table:style-name="co2" table:default-cell-style-name="ce14"/>
        <table:table-column table:style-name="co2" table:default-cell-style-name="ce15"/>
        <table:table-column table:style-name="co13" table:default-cell-style-name="ce16"/>
        <table:table-column table:style-name="co14" table:default-cell-style-name="ce17"/>
        <table:table-column table:style-name="co2" table:default-cell-style-name="ce6"/>
        <table:table-column table:style-name="co2" table:default-cell-style-name="ce9"/>
        <table:table-column table:style-name="co15" table:default-cell-style-name="ce9"/>
        <table:table-column table:style-name="co16" table:default-cell-style-name="ce18"/>
        <table:table-column table:style-name="co7" table:default-cell-style-name="ce19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5" table:default-cell-style-name="ce6"/>
        <table:table-column table:style-name="co15" table:default-cell-style-name="ce14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firmed positive</text:p>
          </table:table-cell>
          <table:table-cell table:style-name="ce1" office:value-type="string" calcext:value-type="string">
            <text:p>Presumptive positive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e of Change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# Doubles</text:p>
          </table:table-cell>
          <table:table-cell table:style-name="ce1" office:value-type="string" calcext:value-type="string">
            <text:p>Today's # Days / Doubling</text:p>
          </table:table-cell>
          <table:table-cell table:style-name="ce1" office:value-type="string" calcext:value-type="string">
            <text:p>Avg # Days / Doubling</text:p>
          </table:table-cell>
          <table:table-cell table:style-name="ce1" office:value-type="string" calcext:value-type="string">
            <text:p># tested today</text:p>
          </table:table-cell>
          <table:table-cell table:style-name="ce1" office:value-type="string" calcext:value-type="string">
            <text:p># cases recovered</text:p>
          </table:table-cell>
          <table:table-cell table:style-name="ce1" office:value-type="string" calcext:value-type="string">
            <text:p># active cases</text:p>
          </table:table-cell>
          <table:table-cell table:style-name="ce1" office:value-type="string" calcext:value-type="string">
            <text:p># deaths</text:p>
          </table:table-cell>
          <table:table-cell table:style-name="ce1" office:value-type="string" calcext:value-type="string">
            <text:p>100% of NS population, 80% undoc</text:p>
          </table:table-cell>
          <table:table-cell table:style-name="ce1" office:value-type="string" calcext:value-type="string">
            <text:p># days until 100% NS infected</text:p>
          </table:table-cell>
          <table:table-cell table:style-name="ce10" office:value-type="string" calcext:value-type="string">
            <text:p>100% date</text:p>
          </table:table-cell>
          <table:table-cell table:style-name="ce12" office:value-type="string" calcext:value-type="string">
            <text:p>New cases</text:p>
          </table:table-cell>
          <table:table-cell table:style-name="ce1" office:value-type="string" calcext:value-type="string">
            <text:p>Est. active cases (11 days)</text:p>
          </table:table-cell>
          <table:table-cell table:style-name="ce1" office:value-type="string" calcext:value-type="string">
            <text:p># active cases in hospital</text:p>
          </table:table-cell>
          <table:table-cell table:style-name="ce1" office:value-type="string" calcext:value-type="string">
            <text:p># hospital cases in ICU</text:p>
          </table:table-cell>
          <table:table-cell table:style-name="ce1" office:value-type="string" calcext:value-type="string">
            <text:p>% of active cases in hospital</text:p>
          </table:table-cell>
          <table:table-cell table:style-name="ce1" office:value-type="string" calcext:value-type="string">
            <text:p>Ideal doubling rate of change</text:p>
          </table:table-cell>
          <table:table-cell table:style-name="ce1" office:value-type="string" calcext:value-type="string">
            <text:p>Doubling rate to avoid hospital collapse</text:p>
          </table:table-cell>
          <table:table-cell table:style-name="ce1" office:value-type="string" calcext:value-type="string">
            <text:p>Predicted # days / doubling</text:p>
          </table:table-cell>
          <table:table-cell table:style-name="ce1" office:value-type="string" calcext:value-type="string">
            <text:p>Predicted # total cases</text:p>
          </table:table-cell>
          <table:table-cell table:style-name="ce1" office:value-type="string" calcext:value-type="string">
            <text:p>Predicted active cases (11 days)</text:p>
          </table:table-cell>
          <table:table-cell table:style-name="ce1" office:value-type="string" calcext:value-type="string">
            <text:p>Predicted # active hospital cases</text:p>
          </table:table-cell>
          <table:table-cell table:style-name="ce1" office:value-type="string" calcext:value-type="string">
            <text:p>Uh-oh</text:p>
          </table:table-cell>
          <table:table-cell table:style-name="ce1" office:value-type="string" calcext:value-type="string">
            <text:p>Estimated free hospital beds</text:p>
          </table:table-cell>
          <table:table-cell table:style-name="ce1" office:value-type="string" calcext:value-type="string">
            <text:p># respirators</text:p>
          </table:table-cell>
          <table:table-cell table:style-name="ce1" office:value-type="string" calcext:value-type="string">
            <text:p># respiratory therapists</text:p>
          </table:table-cell>
          <table:table-cell table:style-name="ce1" office:value-type="string" calcext:value-type="string">
            <text:p># hospital beds</text:p>
          </table:table-cell>
          <table:table-cell table:style-name="ce1" office:value-type="string" calcext:value-type="string">
            <text:p>Inpatient days</text:p>
          </table:table-cell>
          <table:table-cell table:style-name="ce1" office:value-type="string" calcext:value-type="string">
            <text:p>Occupancy rate</text:p>
          </table:table-cell>
          <table:table-cell table:style-name="ce10" table:number-columns-repeated="989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formula="of:=IF([.B2]=&quot;&quot;;&quot;&quot;;SUM([.B2:.D2]))" office:value-type="float" office:value="418" calcext:value-type="float">
            <text:p>41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" office:value-type="float" office:value="418" calcext:value-type="float">
            <text:p>418</text:p>
          </table:table-cell>
          <table:table-cell office:value-type="string" calcext:value-type="string">
            <text:p>?</text:p>
          </table:table-cell>
          <table:table-cell table:formula="of:=IF([.B2]=&quot;&quot;;&quot;&quot;;IF([.L2]=&quot;?&quot;;[.B2]+[.C2];[.B2]+[.C2]-[.L2]-[.N2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923598*1 * (1 - 0.8)" office:value-type="float" office:value="184719.6" calcext:value-type="float">
            <text:p>184720</text:p>
          </table:table-cell>
          <table:table-cell table:style-name="ce8" table:formula="of:=IF([.B2]=&quot;&quot;;&quot;&quot;;IF([.I2]=0;999999;LOG([.O2];2)*[.I2]))" office:value-type="float" office:value="999999" calcext:value-type="float">
            <text:p>999999</text:p>
          </table:table-cell>
          <table:table-cell table:formula="of:=IF([.B2]=&quot;&quot;;&quot;&quot;;[.A2]+[.P2])" office:value-type="date" office:date-value="4758-02-09" calcext:value-type="date">
            <text:p>4758-02-09</text:p>
          </table:table-cell>
          <table:table-cell table:formula="of:=[.B2]+[.C2]" office:value-type="float" office:value="3" calcext:value-type="float">
            <text:p>3</text:p>
          </table:table-cell>
          <table:table-cell table:formula="of:=[.R2]"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table:formula="of:=IF([.B2]=&quot;&quot;;&quot;&quot;;IF([.T2]=&quot;?&quot;;&quot;&quot;;IF([.S2]=0;0;[.T2]/[.S2])))">
            <text:p/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2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AND([.T2]&lt;&gt;&quot;&quot;; [.T2]&lt;&gt;&quot;?&quot;);[.T2];[.AA2]*IF(COUNT([.V$2:.V2])=0;0;SUM([.V$2:.V2])/COUNT([.V$2:.V2])))" office:value-type="float" office:value="0" calcext:value-type="float">
            <text:p>0</text:p>
          </table:table-cell>
          <table:table-cell table:formula="of:=IF([.AB2]&gt;MIN([.AE2];MIN([.AF2];[.AG2]));&quot;!&quot;;&quot;&quot;)">
            <text:p/>
          </table:table-cell>
          <table:table-cell table:formula="of:=[.AG2]*(1-[.AI2])" office:value-type="float" office:value="272.657534246575" calcext:value-type="float">
            <text:p>273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office:value-type="float" office:value="3142" calcext:value-type="float">
            <text:p>3142</text:p>
          </table:table-cell>
          <table:table-cell office:value-type="float" office:value="1047310" calcext:value-type="float">
            <text:p>1047310</text:p>
          </table:table-cell>
          <table:table-cell table:formula="of:=[.AH2]/([.AG2]*365)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]+1" office:value-type="date" office:date-value="2020-03-16" calcext:value-type="date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table:formula="of:=IF([.B3]=&quot;&quot;;&quot;&quot;;SUM([.B3:.D3]))" office:value-type="float" office:value="676" calcext:value-type="float">
            <text:p>676</text:p>
          </table:table-cell>
          <table:table-cell table:formula="of:=IF([.B3]=&quot;&quot;;&quot;&quot;;([.B3]+[.C3])/([.B2]+[.C2]) - 1)" office:value-type="percentage" office:value="0.666666666666667" calcext:value-type="percentage">
            <text:p>66.67%</text:p>
          </table:table-cell>
          <table:table-cell table:formula="of:=IF([.B3]=&quot;&quot;;&quot;&quot;;([.F3]+1)/([.F2]+1) - 1)" office:value-type="percentage" office:value="0.666666666666667" calcext:value-type="percentage">
            <text:p>66.67%</text:p>
          </table:table-cell>
          <table:table-cell table:formula="of:=IF([.B3]=&quot;&quot;;&quot;&quot;;ROUNDDOWN(LOG(([.B3]+[.C3])/([.$B$2]+[.$C$2]);2)))" office:value-type="float" office:value="0" calcext:value-type="float">
            <text:p>0</text:p>
          </table:table-cell>
          <table:table-cell table:formula="of:=IF([.B3]=&quot;&quot;;&quot;&quot;;1 / LOG(([.B3]+[.C3])/([.B2]+[.C2]);2))" office:value-type="float" office:value="1.35691544885672" calcext:value-type="float">
            <text:p>1.3569154489</text:p>
          </table:table-cell>
          <table:table-cell table:formula="of:=IF([.B3]=&quot;&quot;;&quot;&quot;;COUNT([.$A$2:.A3]) / LOG(([.B3]+[.C3])/([.$B$2]+[.$C$2]);2))" office:value-type="float" office:value="2.71383089771345" calcext:value-type="float">
            <text:p>2.7138308977</text:p>
          </table:table-cell>
          <table:table-cell table:formula="of:=IF([.B3]=&quot;&quot;;&quot;&quot;;[.E3]-[.E2])" office:value-type="float" office:value="258" calcext:value-type="float">
            <text:p>258</text:p>
          </table:table-cell>
          <table:table-cell office:value-type="string" calcext:value-type="string">
            <text:p>?</text:p>
          </table:table-cell>
          <table:table-cell table:formula="of:=IF([.B3]=&quot;&quot;;&quot;&quot;;IF([.L3]=&quot;?&quot;;[.B3]+[.C3];[.B3]+[.C3]-[.L3]-[.N3]))" office:value-type="float" office:value="5" calcext:value-type="float">
            <text:p>5</text:p>
          </table:table-cell>
          <table:table-cell table:formula="of:=IF([.B3]=&quot;&quot;;&quot;&quot;;[.N2])" office:value-type="float" office:value="0" calcext:value-type="float">
            <text:p>0</text:p>
          </table:table-cell>
          <table:table-cell table:formula="of:=[.O2]" office:value-type="float" office:value="184719.6" calcext:value-type="float">
            <text:p>184720</text:p>
          </table:table-cell>
          <table:table-cell table:style-name="ce8" table:formula="of:=IF([.B3]=&quot;&quot;;&quot;&quot;;IF([.I3]=0;999999;LOG([.O3];2)*[.I3]))" office:value-type="float" office:value="23.7392051502523" calcext:value-type="float">
            <text:p>24</text:p>
          </table:table-cell>
          <table:table-cell table:formula="of:=IF([.B3]=&quot;&quot;;&quot;&quot;;[.A3]+[.P3])" office:value-type="date" office:date-value="2020-04-08T17:44:27.324982" calcext:value-type="date">
            <text:p>2020-04-08</text:p>
          </table:table-cell>
          <table:table-cell table:formula="of:=IF([.B3]=&quot;&quot;;&quot;&quot;;([.B3]+[.C3])-([.B2]+[.C2]))" office:value-type="float" office:value="2" calcext:value-type="float">
            <text:p>2</text:p>
          </table:table-cell>
          <table:table-cell table:formula="of:=IF([.B3]=&quot;&quot;;&quot;&quot;;SUM([.R2:.R3]))"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table:formula="of:=IF([.B3]=&quot;&quot;;&quot;&quot;;[.U2])" office:value-type="string" office:string-value="?" calcext:value-type="string">
            <text:p>?</text:p>
          </table:table-cell>
          <table:table-cell table:formula="of:=IF([.B3]=&quot;&quot;;&quot;&quot;;IF([.T3]=&quot;?&quot;;&quot;&quot;;IF([.S3]=0;0;[.T3]/[.S3])))">
            <text:p/>
          </table:table-cell>
          <table:table-cell table:formula="of:=IF([.B3]&lt;&gt;&quot;&quot;;IF([.I2]=0;0;[.I3]/[.I2] - 1);IF([.W2]&gt;1.05;[.W2];0.05))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formula="of:=[.I3]" office:value-type="float" office:value="1.35691544885672" calcext:value-type="float">
            <text:p>1.3569154489</text:p>
          </table:table-cell>
          <table:table-cell table:style-name="ce9" table:formula="of:=IF([.B3]&lt;&gt;&quot;&quot;;[.B3]+[.C3];MAX(0; MIN([.O2]*0.2;[.Z2]*POWER(2;1/IF([.Y3]=0;2.4;[.Y3])))))" office:value-type="float" office:value="5" calcext:value-type="float">
            <text:p>5</text:p>
          </table:table-cell>
          <table:table-cell table:formula="of:=IF([.S3]&lt;&gt;&quot;&quot;;[.S3];MAX(0; MIN([.O2]*0.2;[.AA2]*POWER(2;1/IF([.I3]=0;2.4;[.I3])))))" office:value-type="float" office:value="5" calcext:value-type="float">
            <text:p>5</text:p>
          </table:table-cell>
          <table:table-cell table:formula="of:=IF(AND([.T3]&lt;&gt;&quot;&quot;; [.T3]&lt;&gt;&quot;?&quot;);[.T3];[.AA3]*IF(COUNT([.V$2:.V3])=0;0;SUM([.V$2:.V3])/COUNT([.V$2:.V3])))" office:value-type="float" office:value="0" calcext:value-type="float">
            <text:p>0</text:p>
          </table:table-cell>
          <table:table-cell table:formula="of:=IF([.AB3]&gt;MIN([.AE3];MIN([.AF3];[.AG3]));&quot;!&quot;;&quot;&quot;)">
            <text:p/>
          </table:table-cell>
          <table:table-cell table:formula="of:=[.AD2]" office:value-type="float" office:value="272.657534246575" calcext:value-type="float">
            <text:p>273</text:p>
          </table:table-cell>
          <table:table-cell table:formula="of:=[.AE2]" office:value-type="float" office:value="240" calcext:value-type="float">
            <text:p>240</text:p>
          </table:table-cell>
          <table:table-cell table:formula="of:=[.AF2]" office:value-type="float" office:value="308" calcext:value-type="float">
            <text:p>308</text:p>
          </table:table-cell>
          <table:table-cell table:formula="of:=[.AG2]" office:value-type="float" office:value="3142" calcext:value-type="float">
            <text:p>3142</text:p>
          </table:table-cell>
          <table:table-cell table:formula="of:=[.AH2]" office:value-type="float" office:value="1047310" calcext:value-type="float">
            <text:p>1047310</text:p>
          </table:table-cell>
          <table:table-cell table:formula="of:=[.AI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]+1"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4" calcext:value-type="float">
            <text:p>934</text:p>
          </table:table-cell>
          <table:table-cell table:formula="of:=IF([.B4]=&quot;&quot;;&quot;&quot;;SUM([.B4:.D4]))" office:value-type="float" office:value="941" calcext:value-type="float">
            <text:p>941</text:p>
          </table:table-cell>
          <table:table-cell table:formula="of:=IF([.B4]=&quot;&quot;;&quot;&quot;;([.B4]+[.C4])/([.B3]+[.C3]) - 1)" office:value-type="percentage" office:value="0.4" calcext:value-type="percentage">
            <text:p>40.00%</text:p>
          </table:table-cell>
          <table:table-cell table:formula="of:=IF([.B4]=&quot;&quot;;&quot;&quot;;([.F4]+1)/([.F3]+1) - 1)" office:value-type="percentage" office:value="-0.16" calcext:value-type="percentage">
            <text:p>-16.00%</text:p>
          </table:table-cell>
          <table:table-cell table:formula="of:=IF([.B4]=&quot;&quot;;&quot;&quot;;ROUNDDOWN(LOG(([.B4]+[.C4])/([.$B$2]+[.$C$2]);2)))" office:value-type="float" office:value="1" calcext:value-type="float">
            <text:p>1</text:p>
          </table:table-cell>
          <table:table-cell table:formula="of:=IF([.B4]=&quot;&quot;;&quot;&quot;;1 / LOG(([.B4]+[.C4])/([.B3]+[.C3]);2))" office:value-type="float" office:value="2.06004271710615" calcext:value-type="float">
            <text:p>2.0600427171</text:p>
          </table:table-cell>
          <table:table-cell table:formula="of:=IF([.B4]=&quot;&quot;;&quot;&quot;;COUNT([.$A$2:.A4]) / LOG(([.B4]+[.C4])/([.$B$2]+[.$C$2]);2))" office:value-type="float" office:value="2.45420369730375" calcext:value-type="float">
            <text:p>2.4542036973</text:p>
          </table:table-cell>
          <table:table-cell table:formula="of:=IF([.B4]=&quot;&quot;;&quot;&quot;;[.E4]-[.E3])" office:value-type="float" office:value="265" calcext:value-type="float">
            <text:p>265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IF([.L4]=&quot;?&quot;;[.B4]+[.C4];[.B4]+[.C4]-[.L4]-[.N4]))" office:value-type="float" office:value="7" calcext:value-type="float">
            <text:p>7</text:p>
          </table:table-cell>
          <table:table-cell table:formula="of:=IF([.B4]=&quot;&quot;;&quot;&quot;;[.N3])" office:value-type="float" office:value="0" calcext:value-type="float">
            <text:p>0</text:p>
          </table:table-cell>
          <table:table-cell table:formula="of:=[.O3]" office:value-type="float" office:value="184719.6" calcext:value-type="float">
            <text:p>184720</text:p>
          </table:table-cell>
          <table:table-cell table:style-name="ce8" table:formula="of:=IF([.B4]=&quot;&quot;;&quot;&quot;;IF([.I4]=0;999999;LOG([.O4];2)*[.I4]))" office:value-type="float" office:value="36.0404008377015" calcext:value-type="float">
            <text:p>36</text:p>
          </table:table-cell>
          <table:table-cell table:formula="of:=IF([.B4]=&quot;&quot;;&quot;&quot;;[.A4]+[.P4])" office:value-type="date" office:date-value="2020-04-22T00:58:10.632377" calcext:value-type="date">
            <text:p>2020-04-22</text:p>
          </table:table-cell>
          <table:table-cell table:formula="of:=IF([.B4]=&quot;&quot;;&quot;&quot;;([.B4]+[.C4])-([.B3]+[.C3]))" office:value-type="float" office:value="2" calcext:value-type="float">
            <text:p>2</text:p>
          </table:table-cell>
          <table:table-cell table:style-name="ce13" table:formula="of:=IF([.B4]=&quot;&quot;;&quot;&quot;;SUM([.R2:.R4]))" office:value-type="float" office:value="7" calcext:value-type="float">
            <text:p>7</text:p>
          </table:table-cell>
          <table:table-cell table:style-name="ce7" office:value-type="string" calcext:value-type="string">
            <text:p>?</text:p>
          </table:table-cell>
          <table:table-cell table:formula="of:=IF([.B4]=&quot;&quot;;&quot;&quot;;[.U3])" office:value-type="string" office:string-value="?" calcext:value-type="string">
            <text:p>?</text:p>
          </table:table-cell>
          <table:table-cell table:formula="of:=IF([.B4]=&quot;&quot;;&quot;&quot;;IF([.T4]=&quot;?&quot;;&quot;&quot;;IF([.S4]=0;0;[.T4]/[.S4])))">
            <text:p/>
          </table:table-cell>
          <table:table-cell table:formula="of:=IF([.B4]&lt;&gt;&quot;&quot;;IF([.I3]=0;0;[.I4]/[.I3] - 1);IF([.W3]&gt;1.05;[.W3];0.05))" office:value-type="float" office:value="0.518180605019896" calcext:value-type="float">
            <text:p>0.5182</text:p>
          </table:table-cell>
          <table:table-cell office:value-type="float" office:value="0" calcext:value-type="float">
            <text:p>0</text:p>
          </table:table-cell>
          <table:table-cell table:formula="of:=IF([.B4]&lt;&gt;&quot;&quot;;[.I4];MIN([.X4];[.Y3]*(1 + [.W4])))" office:value-type="float" office:value="2.06004271710615" calcext:value-type="float">
            <text:p>2.0600427171</text:p>
          </table:table-cell>
          <table:table-cell table:style-name="ce9" table:formula="of:=IF([.B4]&lt;&gt;&quot;&quot;;[.B4]+[.C4];MAX(0; MIN([.O3]*0.2;[.Z3]*POWER(2;1/IF([.Y4]=0;2.4;[.Y4])))))" office:value-type="float" office:value="7" calcext:value-type="float">
            <text:p>7</text:p>
          </table:table-cell>
          <table:table-cell table:formula="of:=IF([.S4]&lt;&gt;&quot;&quot;;[.S4];MAX(0; MIN([.O3]*0.2;[.AA3]*POWER(2;1/IF([.I4]=0;2.4;[.I4])))))" office:value-type="float" office:value="7" calcext:value-type="float">
            <text:p>7</text:p>
          </table:table-cell>
          <table:table-cell table:formula="of:=IF(AND([.T4]&lt;&gt;&quot;&quot;; [.T4]&lt;&gt;&quot;?&quot;);[.T4];[.AA4]*IF(COUNT([.V$2:.V4])=0;0;SUM([.V$2:.V4])/COUNT([.V$2:.V4])))" office:value-type="float" office:value="0" calcext:value-type="float">
            <text:p>0</text:p>
          </table:table-cell>
          <table:table-cell table:formula="of:=IF([.AB4]&gt;MIN([.AE4];MIN([.AF4];[.AG4]));&quot;!&quot;;&quot;&quot;)">
            <text:p/>
          </table:table-cell>
          <table:table-cell table:formula="of:=[.AD3]" office:value-type="float" office:value="272.657534246575" calcext:value-type="float">
            <text:p>273</text:p>
          </table:table-cell>
          <table:table-cell table:formula="of:=[.AE3]" office:value-type="float" office:value="240" calcext:value-type="float">
            <text:p>240</text:p>
          </table:table-cell>
          <table:table-cell table:formula="of:=[.AF3]" office:value-type="float" office:value="308" calcext:value-type="float">
            <text:p>308</text:p>
          </table:table-cell>
          <table:table-cell table:formula="of:=[.AG3]" office:value-type="float" office:value="3142" calcext:value-type="float">
            <text:p>3142</text:p>
          </table:table-cell>
          <table:table-cell table:formula="of:=[.AH3]" office:value-type="float" office:value="1047310" calcext:value-type="float">
            <text:p>1047310</text:p>
          </table:table-cell>
          <table:table-cell table:formula="of:=[.AI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]+1"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41" calcext:value-type="float">
            <text:p>1141</text:p>
          </table:table-cell>
          <table:table-cell table:formula="of:=IF([.B5]=&quot;&quot;;&quot;&quot;;SUM([.B5:.D5]))" office:value-type="float" office:value="1153" calcext:value-type="float">
            <text:p>1153</text:p>
          </table:table-cell>
          <table:table-cell table:formula="of:=IF([.B5]=&quot;&quot;;&quot;&quot;;([.B5]+[.C5])/([.B4]+[.C4]) - 1)" office:value-type="percentage" office:value="0.714285714285714" calcext:value-type="percentage">
            <text:p>71.43%</text:p>
          </table:table-cell>
          <table:table-cell table:formula="of:=IF([.B5]=&quot;&quot;;&quot;&quot;;([.F5]+1)/([.F4]+1) - 1)" office:value-type="percentage" office:value="0.224489795918367" calcext:value-type="percentage">
            <text:p>22.45%</text:p>
          </table:table-cell>
          <table:table-cell table:formula="of:=IF([.B5]=&quot;&quot;;&quot;&quot;;ROUNDDOWN(LOG(([.B5]+[.C5])/([.$B$2]+[.$C$2]);2)))" office:value-type="float" office:value="2" calcext:value-type="float">
            <text:p>2</text:p>
          </table:table-cell>
          <table:table-cell table:formula="of:=IF([.B5]=&quot;&quot;;&quot;&quot;;1 / LOG(([.B5]+[.C5])/([.B4]+[.C4]);2))" office:value-type="float" office:value="1.28599569685093" calcext:value-type="float">
            <text:p>1.2859956969</text:p>
          </table:table-cell>
          <table:table-cell table:formula="of:=IF([.B5]=&quot;&quot;;&quot;&quot;;COUNT([.$A$2:.A5]) / LOG(([.B5]+[.C5])/([.$B$2]+[.$C$2]);2))" office:value-type="float" office:value="2" calcext:value-type="float">
            <text:p>2</text:p>
          </table:table-cell>
          <table:table-cell table:formula="of:=IF([.B5]=&quot;&quot;;&quot;&quot;;[.E5]-[.E4])" office:value-type="float" office:value="212" calcext:value-type="float">
            <text:p>212</text:p>
          </table:table-cell>
          <table:table-cell office:value-type="string" calcext:value-type="string">
            <text:p>?</text:p>
          </table:table-cell>
          <table:table-cell table:formula="of:=IF([.B5]=&quot;&quot;;&quot;&quot;;IF([.L5]=&quot;?&quot;;[.B5]+[.C5];[.B5]+[.C5]-[.L5]-[.N5]))" office:value-type="float" office:value="12" calcext:value-type="float">
            <text:p>12</text:p>
          </table:table-cell>
          <table:table-cell table:formula="of:=IF([.B5]=&quot;&quot;;&quot;&quot;;[.N4])" office:value-type="float" office:value="0" calcext:value-type="float">
            <text:p>0</text:p>
          </table:table-cell>
          <table:table-cell table:formula="of:=[.O4]" office:value-type="float" office:value="184719.6" calcext:value-type="float">
            <text:p>184720</text:p>
          </table:table-cell>
          <table:table-cell table:style-name="ce8" table:formula="of:=IF([.B5]=&quot;&quot;;&quot;&quot;;IF([.I5]=0;999999;LOG([.O5];2)*[.I5]))" office:value-type="float" office:value="22.4984656896698" calcext:value-type="float">
            <text:p>22</text:p>
          </table:table-cell>
          <table:table-cell table:formula="of:=IF([.B5]=&quot;&quot;;&quot;&quot;;[.A5]+[.P5])" office:value-type="date" office:date-value="2020-04-09T11:57:47.435588" calcext:value-type="date">
            <text:p>2020-04-09</text:p>
          </table:table-cell>
          <table:table-cell table:formula="of:=IF([.B5]=&quot;&quot;;&quot;&quot;;([.B5]+[.C5])-([.B4]+[.C4]))" office:value-type="float" office:value="5" calcext:value-type="float">
            <text:p>5</text:p>
          </table:table-cell>
          <table:table-cell table:formula="of:=IF([.B5]=&quot;&quot;;&quot;&quot;;SUM([.R2:.R5]))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table:formula="of:=IF([.B5]=&quot;&quot;;&quot;&quot;;[.U4])" office:value-type="string" office:string-value="?" calcext:value-type="string">
            <text:p>?</text:p>
          </table:table-cell>
          <table:table-cell table:formula="of:=IF([.B5]=&quot;&quot;;&quot;&quot;;IF([.T5]=&quot;?&quot;;&quot;&quot;;IF([.S5]=0;0;[.T5]/[.S5])))">
            <text:p/>
          </table:table-cell>
          <table:table-cell table:formula="of:=IF([.B5]&lt;&gt;&quot;&quot;;IF([.I4]=0;0;[.I5]/[.I4] - 1);IF([.W4]&gt;1.05;[.W4];0.05))" office:value-type="float" office:value="-0.375743189123068" calcext:value-type="float">
            <text:p>-0.3757</text:p>
          </table:table-cell>
          <table:table-cell office:value-type="float" office:value="0" calcext:value-type="float">
            <text:p>0</text:p>
          </table:table-cell>
          <table:table-cell table:formula="of:=IF([.B5]&lt;&gt;&quot;&quot;;[.I5];MIN([.X5];[.Y4]*(1 + [.W5])))" office:value-type="float" office:value="1.28599569685093" calcext:value-type="float">
            <text:p>1.2859956969</text:p>
          </table:table-cell>
          <table:table-cell table:style-name="ce9" table:formula="of:=IF([.B5]&lt;&gt;&quot;&quot;;[.B5]+[.C5];MAX(0; MIN([.O4]*0.2;[.Z4]*POWER(2;1/IF([.Y5]=0;2.4;[.Y5])))))" office:value-type="float" office:value="12" calcext:value-type="float">
            <text:p>12</text:p>
          </table:table-cell>
          <table:table-cell table:formula="of:=IF([.S5]&lt;&gt;&quot;&quot;;[.S5];MAX(0; MIN([.O4]*0.2;[.AA4]*POWER(2;1/IF([.I5]=0;2.4;[.I5])))))" office:value-type="float" office:value="12" calcext:value-type="float">
            <text:p>12</text:p>
          </table:table-cell>
          <table:table-cell table:formula="of:=IF(AND([.T5]&lt;&gt;&quot;&quot;; [.T5]&lt;&gt;&quot;?&quot;);[.T5];[.AA5]*IF(COUNT([.V$2:.V5])=0;0;SUM([.V$2:.V5])/COUNT([.V$2:.V5])))" office:value-type="float" office:value="0" calcext:value-type="float">
            <text:p>0</text:p>
          </table:table-cell>
          <table:table-cell table:formula="of:=IF([.AB5]&gt;MIN([.AE5];MIN([.AF5];[.AG5]));&quot;!&quot;;&quot;&quot;)">
            <text:p/>
          </table:table-cell>
          <table:table-cell table:formula="of:=[.AD4]" office:value-type="float" office:value="272.657534246575" calcext:value-type="float">
            <text:p>273</text:p>
          </table:table-cell>
          <table:table-cell table:formula="of:=[.AE4]" office:value-type="float" office:value="240" calcext:value-type="float">
            <text:p>240</text:p>
          </table:table-cell>
          <table:table-cell table:formula="of:=[.AF4]" office:value-type="float" office:value="308" calcext:value-type="float">
            <text:p>308</text:p>
          </table:table-cell>
          <table:table-cell table:formula="of:=[.AG4]" office:value-type="float" office:value="3142" calcext:value-type="float">
            <text:p>3142</text:p>
          </table:table-cell>
          <table:table-cell table:formula="of:=[.AH4]" office:value-type="float" office:value="1047310" calcext:value-type="float">
            <text:p>1047310</text:p>
          </table:table-cell>
          <table:table-cell table:formula="of:=[.AI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]+1"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3" calcext:value-type="float">
            <text:p>1373</text:p>
          </table:table-cell>
          <table:table-cell table:formula="of:=IF([.B6]=&quot;&quot;;&quot;&quot;;SUM([.B6:.D6]))" office:value-type="float" office:value="1387" calcext:value-type="float">
            <text:p>1387</text:p>
          </table:table-cell>
          <table:table-cell table:formula="of:=IF([.B6]=&quot;&quot;;&quot;&quot;;([.B6]+[.C6])/([.B5]+[.C5]) - 1)" office:value-type="percentage" office:value="0.166666666666667" calcext:value-type="percentage">
            <text:p>16.67%</text:p>
          </table:table-cell>
          <table:table-cell table:formula="of:=IF([.B6]=&quot;&quot;;&quot;&quot;;([.F6]+1)/([.F5]+1) - 1)" office:value-type="percentage" office:value="-0.319444444444444" calcext:value-type="percentage">
            <text:p>-31.94%</text:p>
          </table:table-cell>
          <table:table-cell table:formula="of:=IF([.B6]=&quot;&quot;;&quot;&quot;;ROUNDDOWN(LOG(([.B6]+[.C6])/([.$B$2]+[.$C$2]);2)))" office:value-type="float" office:value="2" calcext:value-type="float">
            <text:p>2</text:p>
          </table:table-cell>
          <table:table-cell table:formula="of:=IF([.B6]=&quot;&quot;;&quot;&quot;;1 / LOG(([.B6]+[.C6])/([.B5]+[.C5]);2))" office:value-type="float" office:value="4.49655610560192" calcext:value-type="float">
            <text:p>4.4965561056</text:p>
          </table:table-cell>
          <table:table-cell table:formula="of:=IF([.B6]=&quot;&quot;;&quot;&quot;;COUNT([.$A$2:.A6]) / LOG(([.B6]+[.C6])/([.$B$2]+[.$C$2]);2))" office:value-type="float" office:value="2.24982768659426" calcext:value-type="float">
            <text:p>2.2498276866</text:p>
          </table:table-cell>
          <table:table-cell table:formula="of:=IF([.B6]=&quot;&quot;;&quot;&quot;;[.E6]-[.E5])" office:value-type="float" office:value="234" calcext:value-type="float">
            <text:p>234</text:p>
          </table:table-cell>
          <table:table-cell office:value-type="string" calcext:value-type="string">
            <text:p>?</text:p>
          </table:table-cell>
          <table:table-cell table:formula="of:=IF([.B6]=&quot;&quot;;&quot;&quot;;IF([.L6]=&quot;?&quot;;[.B6]+[.C6];[.B6]+[.C6]-[.L6]-[.N6]))" office:value-type="float" office:value="14" calcext:value-type="float">
            <text:p>14</text:p>
          </table:table-cell>
          <table:table-cell table:formula="of:=IF([.B6]=&quot;&quot;;&quot;&quot;;[.N5])" office:value-type="float" office:value="0" calcext:value-type="float">
            <text:p>0</text:p>
          </table:table-cell>
          <table:table-cell table:formula="of:=[.O5]" office:value-type="float" office:value="184719.6" calcext:value-type="float">
            <text:p>184720</text:p>
          </table:table-cell>
          <table:table-cell table:style-name="ce8" table:formula="of:=IF([.B6]=&quot;&quot;;&quot;&quot;;IF([.I6]=0;999999;LOG([.O6];2)*[.I6]))" office:value-type="float" office:value="78.6671475738903" calcext:value-type="float">
            <text:p>79</text:p>
          </table:table-cell>
          <table:table-cell table:formula="of:=IF([.B6]=&quot;&quot;;&quot;&quot;;[.A6]+[.P6])" office:value-type="date" office:date-value="2020-06-05T16:00:41.550384" calcext:value-type="date">
            <text:p>2020-06-05</text:p>
          </table:table-cell>
          <table:table-cell table:formula="of:=IF([.B6]=&quot;&quot;;&quot;&quot;;([.B6]+[.C6])-([.B5]+[.C5]))" office:value-type="float" office:value="2" calcext:value-type="float">
            <text:p>2</text:p>
          </table:table-cell>
          <table:table-cell table:formula="of:=IF([.B6]=&quot;&quot;;&quot;&quot;;SUM([.R2:.R6]))"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formula="of:=IF([.B6]=&quot;&quot;;&quot;&quot;;[.U5])" office:value-type="string" office:string-value="?" calcext:value-type="string">
            <text:p>?</text:p>
          </table:table-cell>
          <table:table-cell table:formula="of:=IF([.B6]=&quot;&quot;;&quot;&quot;;IF([.T6]=&quot;?&quot;;&quot;&quot;;IF([.S6]=0;0;[.T6]/[.S6])))">
            <text:p/>
          </table:table-cell>
          <table:table-cell table:formula="of:=IF([.B6]&lt;&gt;&quot;&quot;;IF([.I5]=0;0;[.I6]/[.I5] - 1);IF([.W5]&gt;1.05;[.W5];0.05))" office:value-type="float" office:value="2.49655610560192" calcext:value-type="float">
            <text:p>2.4966</text:p>
          </table:table-cell>
          <table:table-cell office:value-type="float" office:value="0" calcext:value-type="float">
            <text:p>0</text:p>
          </table:table-cell>
          <table:table-cell table:formula="of:=IF([.B6]&lt;&gt;&quot;&quot;;[.I6];MIN([.X6];[.Y5]*(1 + [.W6])))" office:value-type="float" office:value="4.49655610560192" calcext:value-type="float">
            <text:p>4.4965561056</text:p>
          </table:table-cell>
          <table:table-cell table:style-name="ce9" table:formula="of:=IF([.B6]&lt;&gt;&quot;&quot;;[.B6]+[.C6];MAX(0; MIN([.O5]*0.2;[.Z5]*POWER(2;1/IF([.Y6]=0;2.4;[.Y6])))))" office:value-type="float" office:value="14" calcext:value-type="float">
            <text:p>14</text:p>
          </table:table-cell>
          <table:table-cell table:formula="of:=IF([.S6]&lt;&gt;&quot;&quot;;[.S6];MAX(0; MIN([.O5]*0.2;[.AA5]*POWER(2;1/IF([.I6]=0;2.4;[.I6])))))" office:value-type="float" office:value="14" calcext:value-type="float">
            <text:p>14</text:p>
          </table:table-cell>
          <table:table-cell table:formula="of:=IF(AND([.T6]&lt;&gt;&quot;&quot;; [.T6]&lt;&gt;&quot;?&quot;);[.T6];[.AA6]*IF(COUNT([.V$2:.V6])=0;0;SUM([.V$2:.V6])/COUNT([.V$2:.V6])))" office:value-type="float" office:value="0" calcext:value-type="float">
            <text:p>0</text:p>
          </table:table-cell>
          <table:table-cell table:formula="of:=IF([.AB6]&gt;MIN([.AE6];MIN([.AF6];[.AG6]));&quot;!&quot;;&quot;&quot;)">
            <text:p/>
          </table:table-cell>
          <table:table-cell table:formula="of:=[.AD5]" office:value-type="float" office:value="272.657534246575" calcext:value-type="float">
            <text:p>273</text:p>
          </table:table-cell>
          <table:table-cell table:formula="of:=[.AE5]" office:value-type="float" office:value="240" calcext:value-type="float">
            <text:p>240</text:p>
          </table:table-cell>
          <table:table-cell table:formula="of:=[.AF5]" office:value-type="float" office:value="308" calcext:value-type="float">
            <text:p>308</text:p>
          </table:table-cell>
          <table:table-cell table:formula="of:=[.AG5]" office:value-type="float" office:value="3142" calcext:value-type="float">
            <text:p>3142</text:p>
          </table:table-cell>
          <table:table-cell table:formula="of:=[.AH5]" office:value-type="float" office:value="1047310" calcext:value-type="float">
            <text:p>1047310</text:p>
          </table:table-cell>
          <table:table-cell table:formula="of:=[.AI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]+1"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table:formula="of:=IF([.B7]=&quot;&quot;;&quot;&quot;;SUM([.B7:.D7]))" office:value-type="float" office:value="1561" calcext:value-type="float">
            <text:p>1561</text:p>
          </table:table-cell>
          <table:table-cell table:formula="of:=IF([.B7]=&quot;&quot;;&quot;&quot;;([.B7]+[.C7])/([.B6]+[.C6]) - 1)" office:value-type="percentage" office:value="0.0714285714285714" calcext:value-type="percentage">
            <text:p>7.14%</text:p>
          </table:table-cell>
          <table:table-cell table:formula="of:=IF([.B7]=&quot;&quot;;&quot;&quot;;([.F7]+1)/([.F6]+1) - 1)" office:value-type="percentage" office:value="-0.0816326530612246" calcext:value-type="percentage">
            <text:p>-8.16%</text:p>
          </table:table-cell>
          <table:table-cell table:formula="of:=IF([.B7]=&quot;&quot;;&quot;&quot;;ROUNDDOWN(LOG(([.B7]+[.C7])/([.$B$2]+[.$C$2]);2)))" office:value-type="float" office:value="2" calcext:value-type="float">
            <text:p>2</text:p>
          </table:table-cell>
          <table:table-cell table:formula="of:=IF([.B7]=&quot;&quot;;&quot;&quot;;1 / LOG(([.B7]+[.C7])/([.B6]+[.C6]);2))" office:value-type="float" office:value="10.0466492497133" calcext:value-type="float">
            <text:p>10.0466492497</text:p>
          </table:table-cell>
          <table:table-cell table:formula="of:=IF([.B7]=&quot;&quot;;&quot;&quot;;COUNT([.$A$2:.A7]) / LOG(([.B7]+[.C7])/([.$B$2]+[.$C$2]);2))" office:value-type="float" office:value="2.58405934844036" calcext:value-type="float">
            <text:p>2.5840593484</text:p>
          </table:table-cell>
          <table:table-cell table:formula="of:=IF([.B7]=&quot;&quot;;&quot;&quot;;[.E7]-[.E6])" office:value-type="float" office:value="174" calcext:value-type="float">
            <text:p>174</text:p>
          </table:table-cell>
          <table:table-cell office:value-type="string" calcext:value-type="string">
            <text:p>?</text:p>
          </table:table-cell>
          <table:table-cell table:formula="of:=IF([.B7]=&quot;&quot;;&quot;&quot;;IF([.L7]=&quot;?&quot;;[.B7]+[.C7];[.B7]+[.C7]-[.L7]-[.N7]))" office:value-type="float" office:value="15" calcext:value-type="float">
            <text:p>15</text:p>
          </table:table-cell>
          <table:table-cell table:formula="of:=IF([.B7]=&quot;&quot;;&quot;&quot;;[.N6])" office:value-type="float" office:value="0" calcext:value-type="float">
            <text:p>0</text:p>
          </table:table-cell>
          <table:table-cell table:formula="of:=[.O6]" office:value-type="float" office:value="184719.6" calcext:value-type="float">
            <text:p>184720</text:p>
          </table:table-cell>
          <table:table-cell table:style-name="ce8" table:formula="of:=IF([.B7]=&quot;&quot;;&quot;&quot;;IF([.I7]=0;999999;LOG([.O7];2)*[.I7]))" office:value-type="float" office:value="175.765901856686" calcext:value-type="float">
            <text:p>176</text:p>
          </table:table-cell>
          <table:table-cell table:formula="of:=IF([.B7]=&quot;&quot;;&quot;&quot;;[.A7]+[.P7])" office:value-type="date" office:date-value="2020-09-11T18:22:53.920418" calcext:value-type="date">
            <text:p>2020-09-11</text:p>
          </table:table-cell>
          <table:table-cell table:formula="of:=IF([.B7]=&quot;&quot;;&quot;&quot;;([.B7]+[.C7])-([.B6]+[.C6]))" office:value-type="float" office:value="1" calcext:value-type="float">
            <text:p>1</text:p>
          </table:table-cell>
          <table:table-cell table:formula="of:=IF([.B7]=&quot;&quot;;&quot;&quot;;SUM([.R2:.R7]))"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formula="of:=IF([.B7]=&quot;&quot;;&quot;&quot;;[.U6])" office:value-type="string" office:string-value="?" calcext:value-type="string">
            <text:p>?</text:p>
          </table:table-cell>
          <table:table-cell table:formula="of:=IF([.B7]=&quot;&quot;;&quot;&quot;;IF([.T7]=&quot;?&quot;;&quot;&quot;;IF([.S7]=0;0;[.T7]/[.S7])))">
            <text:p/>
          </table:table-cell>
          <table:table-cell table:formula="of:=IF([.B7]&lt;&gt;&quot;&quot;;IF([.I6]=0;0;[.I7]/[.I6] - 1);IF([.W6]&gt;1.05;[.W6];0.05))" office:value-type="float" office:value="1.23429865296175" calcext:value-type="float">
            <text:p>1.2343</text:p>
          </table:table-cell>
          <table:table-cell office:value-type="float" office:value="0" calcext:value-type="float">
            <text:p>0</text:p>
          </table:table-cell>
          <table:table-cell table:formula="of:=IF([.B7]&lt;&gt;&quot;&quot;;[.I7];MIN([.X7];[.Y6]*(1 + [.W7])))" office:value-type="float" office:value="10.0466492497133" calcext:value-type="float">
            <text:p>10.0466492497</text:p>
          </table:table-cell>
          <table:table-cell table:style-name="ce9" table:formula="of:=IF([.B7]&lt;&gt;&quot;&quot;;[.B7]+[.C7];MAX(0; MIN([.O6]*0.2;[.Z6]*POWER(2;1/IF([.Y7]=0;2.4;[.Y7])))))" office:value-type="float" office:value="15" calcext:value-type="float">
            <text:p>15</text:p>
          </table:table-cell>
          <table:table-cell table:formula="of:=IF([.S7]&lt;&gt;&quot;&quot;;[.S7];MAX(0; MIN([.O6]*0.2;[.AA6]*POWER(2;1/IF([.I7]=0;2.4;[.I7])))))" office:value-type="float" office:value="15" calcext:value-type="float">
            <text:p>15</text:p>
          </table:table-cell>
          <table:table-cell table:formula="of:=IF(AND([.T7]&lt;&gt;&quot;&quot;; [.T7]&lt;&gt;&quot;?&quot;);[.T7];[.AA7]*IF(COUNT([.V$2:.V7])=0;0;SUM([.V$2:.V7])/COUNT([.V$2:.V7])))" office:value-type="float" office:value="0" calcext:value-type="float">
            <text:p>0</text:p>
          </table:table-cell>
          <table:table-cell table:formula="of:=IF([.AB7]&gt;MIN([.AE7];MIN([.AF7];[.AG7]));&quot;!&quot;;&quot;&quot;)">
            <text:p/>
          </table:table-cell>
          <table:table-cell table:formula="of:=[.AD6]" office:value-type="float" office:value="272.657534246575" calcext:value-type="float">
            <text:p>273</text:p>
          </table:table-cell>
          <table:table-cell table:formula="of:=[.AE6]" office:value-type="float" office:value="240" calcext:value-type="float">
            <text:p>240</text:p>
          </table:table-cell>
          <table:table-cell table:formula="of:=[.AF6]" office:value-type="float" office:value="308" calcext:value-type="float">
            <text:p>308</text:p>
          </table:table-cell>
          <table:table-cell table:formula="of:=[.AG6]" office:value-type="float" office:value="3142" calcext:value-type="float">
            <text:p>3142</text:p>
          </table:table-cell>
          <table:table-cell table:formula="of:=[.AH6]" office:value-type="float" office:value="1047310" calcext:value-type="float">
            <text:p>1047310</text:p>
          </table:table-cell>
          <table:table-cell table:formula="of:=[.AI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]+1" office:value-type="date" office:date-value="2020-03-21" calcext:value-type="date">
            <text:p>2020-03-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26" calcext:value-type="float">
            <text:p>1826</text:p>
          </table:table-cell>
          <table:table-cell table:formula="of:=IF([.B8]=&quot;&quot;;&quot;&quot;;SUM([.B8:.D8]))" office:value-type="float" office:value="1847" calcext:value-type="float">
            <text:p>1847</text:p>
          </table:table-cell>
          <table:table-cell table:formula="of:=IF([.B8]=&quot;&quot;;&quot;&quot;;([.B8]+[.C8])/([.B7]+[.C7]) - 1)" office:value-type="percentage" office:value="0.4" calcext:value-type="percentage">
            <text:p>40.00%</text:p>
          </table:table-cell>
          <table:table-cell table:formula="of:=IF([.B8]=&quot;&quot;;&quot;&quot;;([.F8]+1)/([.F7]+1) - 1)" office:value-type="percentage" office:value="0.306666666666667" calcext:value-type="percentage">
            <text:p>30.67%</text:p>
          </table:table-cell>
          <table:table-cell table:formula="of:=IF([.B8]=&quot;&quot;;&quot;&quot;;ROUNDDOWN(LOG(([.B8]+[.C8])/([.$B$2]+[.$C$2]);2)))" office:value-type="float" office:value="2" calcext:value-type="float">
            <text:p>2</text:p>
          </table:table-cell>
          <table:table-cell table:formula="of:=IF([.B8]=&quot;&quot;;&quot;&quot;;1 / LOG(([.B8]+[.C8])/([.B7]+[.C7]);2))" office:value-type="float" office:value="2.06004271710615" calcext:value-type="float">
            <text:p>2.0600427171</text:p>
          </table:table-cell>
          <table:table-cell table:formula="of:=IF([.B8]=&quot;&quot;;&quot;&quot;;COUNT([.$A$2:.A8]) / LOG(([.B8]+[.C8])/([.$B$2]+[.$C$2]);2))" office:value-type="float" office:value="2.49345030975615" calcext:value-type="float">
            <text:p>2.4934503098</text:p>
          </table:table-cell>
          <table:table-cell table:formula="of:=IF([.B8]=&quot;&quot;;&quot;&quot;;[.E8]-[.E7])" office:value-type="float" office:value="286" calcext:value-type="float">
            <text:p>286</text:p>
          </table:table-cell>
          <table:table-cell office:value-type="string" calcext:value-type="string">
            <text:p>?</text:p>
          </table:table-cell>
          <table:table-cell table:formula="of:=IF([.B8]=&quot;&quot;;&quot;&quot;;IF([.L8]=&quot;?&quot;;[.B8]+[.C8];[.B8]+[.C8]-[.L8]-[.N8]))" office:value-type="float" office:value="21" calcext:value-type="float">
            <text:p>21</text:p>
          </table:table-cell>
          <table:table-cell table:formula="of:=IF([.B8]=&quot;&quot;;&quot;&quot;;[.N7])" office:value-type="float" office:value="0" calcext:value-type="float">
            <text:p>0</text:p>
          </table:table-cell>
          <table:table-cell table:formula="of:=[.O7]" office:value-type="float" office:value="184719.6" calcext:value-type="float">
            <text:p>184720</text:p>
          </table:table-cell>
          <table:table-cell table:style-name="ce8" table:formula="of:=IF([.B8]=&quot;&quot;;&quot;&quot;;IF([.I8]=0;999999;LOG([.O8];2)*[.I8]))" office:value-type="float" office:value="36.0404008377015" calcext:value-type="float">
            <text:p>36</text:p>
          </table:table-cell>
          <table:table-cell table:formula="of:=IF([.B8]=&quot;&quot;;&quot;&quot;;[.A8]+[.P8])" office:value-type="date" office:date-value="2020-04-26T00:58:10.632377" calcext:value-type="date">
            <text:p>2020-04-26</text:p>
          </table:table-cell>
          <table:table-cell table:formula="of:=IF([.B8]=&quot;&quot;;&quot;&quot;;([.B8]+[.C8])-([.B7]+[.C7]))" office:value-type="float" office:value="6" calcext:value-type="float">
            <text:p>6</text:p>
          </table:table-cell>
          <table:table-cell table:formula="of:=IF([.B8]=&quot;&quot;;&quot;&quot;;SUM([.R2:.R8]))"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table:formula="of:=IF([.B8]=&quot;&quot;;&quot;&quot;;[.U7])" office:value-type="string" office:string-value="?" calcext:value-type="string">
            <text:p>?</text:p>
          </table:table-cell>
          <table:table-cell table:formula="of:=IF([.B8]=&quot;&quot;;&quot;&quot;;IF([.T8]=&quot;?&quot;;&quot;&quot;;IF([.S8]=0;0;[.T8]/[.S8])))">
            <text:p/>
          </table:table-cell>
          <table:table-cell table:formula="of:=IF([.B8]&lt;&gt;&quot;&quot;;IF([.I7]=0;0;[.I8]/[.I7] - 1);IF([.W7]&gt;1.05;[.W7];0.05))" office:value-type="float" office:value="-0.794952260609184" calcext:value-type="float">
            <text:p>-0.7950</text:p>
          </table:table-cell>
          <table:table-cell office:value-type="float" office:value="0" calcext:value-type="float">
            <text:p>0</text:p>
          </table:table-cell>
          <table:table-cell table:formula="of:=IF([.B8]&lt;&gt;&quot;&quot;;[.I8];MIN([.X8];[.Y7]*(1 + [.W8])))" office:value-type="float" office:value="2.06004271710615" calcext:value-type="float">
            <text:p>2.0600427171</text:p>
          </table:table-cell>
          <table:table-cell table:style-name="ce9" table:formula="of:=IF([.B8]&lt;&gt;&quot;&quot;;[.B8]+[.C8];MAX(0; MIN([.O7]*0.2;[.Z7]*POWER(2;1/IF([.Y8]=0;2.4;[.Y8])))))" office:value-type="float" office:value="21" calcext:value-type="float">
            <text:p>21</text:p>
          </table:table-cell>
          <table:table-cell table:formula="of:=IF([.S8]&lt;&gt;&quot;&quot;;[.S8];MAX(0; MIN([.O7]*0.2;[.AA7]*POWER(2;1/IF([.I8]=0;2.4;[.I8])))))" office:value-type="float" office:value="21" calcext:value-type="float">
            <text:p>21</text:p>
          </table:table-cell>
          <table:table-cell table:formula="of:=IF(AND([.T8]&lt;&gt;&quot;&quot;; [.T8]&lt;&gt;&quot;?&quot;);[.T8];[.AA8]*IF(COUNT([.V$2:.V8])=0;0;SUM([.V$2:.V8])/COUNT([.V$2:.V8])))" office:value-type="float" office:value="0" calcext:value-type="float">
            <text:p>0</text:p>
          </table:table-cell>
          <table:table-cell table:formula="of:=IF([.AB8]&gt;MIN([.AE8];MIN([.AF8];[.AG8]));&quot;!&quot;;&quot;&quot;)">
            <text:p/>
          </table:table-cell>
          <table:table-cell table:formula="of:=[.AD7]" office:value-type="float" office:value="272.657534246575" calcext:value-type="float">
            <text:p>273</text:p>
          </table:table-cell>
          <table:table-cell table:formula="of:=[.AE7]" office:value-type="float" office:value="240" calcext:value-type="float">
            <text:p>240</text:p>
          </table:table-cell>
          <table:table-cell table:formula="of:=[.AF7]" office:value-type="float" office:value="308" calcext:value-type="float">
            <text:p>308</text:p>
          </table:table-cell>
          <table:table-cell table:formula="of:=[.AG7]" office:value-type="float" office:value="3142" calcext:value-type="float">
            <text:p>3142</text:p>
          </table:table-cell>
          <table:table-cell table:formula="of:=[.AH7]" office:value-type="float" office:value="1047310" calcext:value-type="float">
            <text:p>1047310</text:p>
          </table:table-cell>
          <table:table-cell table:formula="of:=[.AI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]+1" office:value-type="date" office:date-value="2020-03-22" calcext:value-type="date">
            <text:p>2020-03-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 table:formula="of:=IF([.B9]=&quot;&quot;;&quot;&quot;;SUM([.B9:.D9]))" office:value-type="float" office:value="2116" calcext:value-type="float">
            <text:p>2116</text:p>
          </table:table-cell>
          <table:table-cell table:formula="of:=IF([.B9]=&quot;&quot;;&quot;&quot;;([.B9]+[.C9])/([.B8]+[.C8]) - 1)" office:value-type="percentage" office:value="0.333333333333333" calcext:value-type="percentage">
            <text:p>33.33%</text:p>
          </table:table-cell>
          <table:table-cell table:formula="of:=IF([.B9]=&quot;&quot;;&quot;&quot;;([.F9]+1)/([.F8]+1) - 1)" office:value-type="percentage" office:value="-0.0476190476190476" calcext:value-type="percentage">
            <text:p>-4.76%</text:p>
          </table:table-cell>
          <table:table-cell table:formula="of:=IF([.B9]=&quot;&quot;;&quot;&quot;;ROUNDDOWN(LOG(([.B9]+[.C9])/([.$B$2]+[.$C$2]);2)))" office:value-type="float" office:value="3" calcext:value-type="float">
            <text:p>3</text:p>
          </table:table-cell>
          <table:table-cell table:formula="of:=IF([.B9]=&quot;&quot;;&quot;&quot;;1 / LOG(([.B9]+[.C9])/([.B8]+[.C8]);2))" office:value-type="float" office:value="2.40942083965321" calcext:value-type="float">
            <text:p>2.4094208397</text:p>
          </table:table-cell>
          <table:table-cell table:formula="of:=IF([.B9]=&quot;&quot;;&quot;&quot;;COUNT([.$A$2:.A9]) / LOG(([.B9]+[.C9])/([.$B$2]+[.$C$2]);2))" office:value-type="float" office:value="2.48262748727608" calcext:value-type="float">
            <text:p>2.4826274873</text:p>
          </table:table-cell>
          <table:table-cell table:formula="of:=IF([.B9]=&quot;&quot;;&quot;&quot;;[.E9]-[.E8])" office:value-type="float" office:value="269" calcext:value-type="float">
            <text:p>269</text:p>
          </table:table-cell>
          <table:table-cell office:value-type="string" calcext:value-type="string">
            <text:p>?</text:p>
          </table:table-cell>
          <table:table-cell table:formula="of:=IF([.B9]=&quot;&quot;;&quot;&quot;;IF([.L9]=&quot;?&quot;;[.B9]+[.C9];[.B9]+[.C9]-[.L9]-[.N9]))" office:value-type="float" office:value="28" calcext:value-type="float">
            <text:p>28</text:p>
          </table:table-cell>
          <table:table-cell table:formula="of:=IF([.B9]=&quot;&quot;;&quot;&quot;;[.N8])" office:value-type="float" office:value="0" calcext:value-type="float">
            <text:p>0</text:p>
          </table:table-cell>
          <table:table-cell table:formula="of:=[.O8]" office:value-type="float" office:value="184719.6" calcext:value-type="float">
            <text:p>184720</text:p>
          </table:table-cell>
          <table:table-cell table:style-name="ce8" table:formula="of:=IF([.B9]=&quot;&quot;;&quot;&quot;;IF([.I9]=0;999999;LOG([.O9];2)*[.I9]))" office:value-type="float" office:value="42.1527632057052" calcext:value-type="float">
            <text:p>42</text:p>
          </table:table-cell>
          <table:table-cell table:formula="of:=IF([.B9]=&quot;&quot;;&quot;&quot;;[.A9]+[.P9])" office:value-type="date" office:date-value="2020-05-03T03:39:58.740973" calcext:value-type="date">
            <text:p>2020-05-03</text:p>
          </table:table-cell>
          <table:table-cell table:formula="of:=IF([.B9]=&quot;&quot;;&quot;&quot;;([.B9]+[.C9])-([.B8]+[.C8]))" office:value-type="float" office:value="7" calcext:value-type="float">
            <text:p>7</text:p>
          </table:table-cell>
          <table:table-cell table:formula="of:=IF([.B9]=&quot;&quot;;&quot;&quot;;SUM([.R2:.R9]))"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table:formula="of:=IF([.B9]=&quot;&quot;;&quot;&quot;;[.U8])" office:value-type="string" office:string-value="?" calcext:value-type="string">
            <text:p>?</text:p>
          </table:table-cell>
          <table:table-cell table:formula="of:=IF([.B9]=&quot;&quot;;&quot;&quot;;IF([.T9]=&quot;?&quot;;&quot;&quot;;IF([.S9]=0;0;[.T9]/[.S9])))">
            <text:p/>
          </table:table-cell>
          <table:table-cell table:formula="of:=IF([.B9]&lt;&gt;&quot;&quot;;IF([.I8]=0;0;[.I9]/[.I8] - 1);IF([.W8]&gt;1.05;[.W8];0.05))" office:value-type="float" office:value="0.169597513510717" calcext:value-type="float">
            <text:p>0.1696</text:p>
          </table:table-cell>
          <table:table-cell office:value-type="float" office:value="0" calcext:value-type="float">
            <text:p>0</text:p>
          </table:table-cell>
          <table:table-cell table:formula="of:=IF([.B9]&lt;&gt;&quot;&quot;;[.I9];MIN([.X9];[.Y8]*(1 + [.W9])))" office:value-type="float" office:value="2.40942083965321" calcext:value-type="float">
            <text:p>2.4094208397</text:p>
          </table:table-cell>
          <table:table-cell table:style-name="ce9" table:formula="of:=IF([.B9]&lt;&gt;&quot;&quot;;[.B9]+[.C9];MAX(0; MIN([.O8]*0.2;[.Z8]*POWER(2;1/IF([.Y9]=0;2.4;[.Y9])))))" office:value-type="float" office:value="28" calcext:value-type="float">
            <text:p>28</text:p>
          </table:table-cell>
          <table:table-cell table:formula="of:=IF([.S9]&lt;&gt;&quot;&quot;;[.S9];MAX(0; MIN([.O8]*0.2;[.AA8]*POWER(2;1/IF([.I9]=0;2.4;[.I9])))))" office:value-type="float" office:value="28" calcext:value-type="float">
            <text:p>28</text:p>
          </table:table-cell>
          <table:table-cell table:formula="of:=IF(AND([.T9]&lt;&gt;&quot;&quot;; [.T9]&lt;&gt;&quot;?&quot;);[.T9];[.AA9]*IF(COUNT([.V$2:.V9])=0;0;SUM([.V$2:.V9])/COUNT([.V$2:.V9])))" office:value-type="float" office:value="0" calcext:value-type="float">
            <text:p>0</text:p>
          </table:table-cell>
          <table:table-cell table:formula="of:=IF([.AB9]&gt;MIN([.AE9];MIN([.AF9];[.AG9]));&quot;!&quot;;&quot;&quot;)">
            <text:p/>
          </table:table-cell>
          <table:table-cell table:formula="of:=[.AD8]" office:value-type="float" office:value="272.657534246575" calcext:value-type="float">
            <text:p>273</text:p>
          </table:table-cell>
          <table:table-cell table:formula="of:=[.AE8]" office:value-type="float" office:value="240" calcext:value-type="float">
            <text:p>240</text:p>
          </table:table-cell>
          <table:table-cell table:formula="of:=[.AF8]" office:value-type="float" office:value="308" calcext:value-type="float">
            <text:p>308</text:p>
          </table:table-cell>
          <table:table-cell table:formula="of:=[.AG8]" office:value-type="float" office:value="3142" calcext:value-type="float">
            <text:p>3142</text:p>
          </table:table-cell>
          <table:table-cell table:formula="of:=[.AH8]" office:value-type="float" office:value="1047310" calcext:value-type="float">
            <text:p>1047310</text:p>
          </table:table-cell>
          <table:table-cell table:formula="of:=[.AI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]+1" office:value-type="date" office:date-value="2020-03-23" calcext:value-type="date">
            <text:p>2020-03-2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table:formula="of:=IF([.B10]=&quot;&quot;;&quot;&quot;;SUM([.B10:.D10]))" office:value-type="float" office:value="2349" calcext:value-type="float">
            <text:p>2349</text:p>
          </table:table-cell>
          <table:table-cell table:formula="of:=IF([.B10]=&quot;&quot;;&quot;&quot;;([.B10]+[.C10])/([.B9]+[.C9]) - 1)" office:value-type="percentage" office:value="0.464285714285714" calcext:value-type="percentage">
            <text:p>46.43%</text:p>
          </table:table-cell>
          <table:table-cell table:formula="of:=IF([.B10]=&quot;&quot;;&quot;&quot;;([.F10]+1)/([.F9]+1) - 1)" office:value-type="percentage" office:value="0.0982142857142858" calcext:value-type="percentage">
            <text:p>9.82%</text:p>
          </table:table-cell>
          <table:table-cell table:formula="of:=IF([.B10]=&quot;&quot;;&quot;&quot;;ROUNDDOWN(LOG(([.B10]+[.C10])/([.$B$2]+[.$C$2]);2)))" office:value-type="float" office:value="3" calcext:value-type="float">
            <text:p>3</text:p>
          </table:table-cell>
          <table:table-cell table:formula="of:=IF([.B10]=&quot;&quot;;&quot;&quot;;1 / LOG(([.B10]+[.C10])/([.B9]+[.C9]);2))" office:value-type="float" office:value="1.81753053895933" calcext:value-type="float">
            <text:p>1.817530539</text:p>
          </table:table-cell>
          <table:table-cell table:formula="of:=IF([.B10]=&quot;&quot;;&quot;&quot;;COUNT([.$A$2:.A10]) / LOG(([.B10]+[.C10])/([.$B$2]+[.$C$2]);2))" office:value-type="float" office:value="2.38562928479321" calcext:value-type="float">
            <text:p>2.3856292848</text:p>
          </table:table-cell>
          <table:table-cell table:formula="of:=IF([.B10]=&quot;&quot;;&quot;&quot;;[.E10]-[.E9])" office:value-type="float" office:value="233" calcext:value-type="float">
            <text:p>233</text:p>
          </table:table-cell>
          <table:table-cell office:value-type="string" calcext:value-type="string">
            <text:p>?</text:p>
          </table:table-cell>
          <table:table-cell table:formula="of:=IF([.B10]=&quot;&quot;;&quot;&quot;;IF([.L10]=&quot;?&quot;;[.B10]+[.C10];[.B10]+[.C10]-[.L10]-[.N10]))" office:value-type="float" office:value="41" calcext:value-type="float">
            <text:p>41</text:p>
          </table:table-cell>
          <table:table-cell table:formula="of:=IF([.B10]=&quot;&quot;;&quot;&quot;;[.N9])" office:value-type="float" office:value="0" calcext:value-type="float">
            <text:p>0</text:p>
          </table:table-cell>
          <table:table-cell table:formula="of:=[.O9]" office:value-type="float" office:value="184719.6" calcext:value-type="float">
            <text:p>184720</text:p>
          </table:table-cell>
          <table:table-cell table:style-name="ce8" table:formula="of:=IF([.B10]=&quot;&quot;;&quot;&quot;;IF([.I10]=0;999999;LOG([.O10];2)*[.I10]))" office:value-type="float" office:value="31.797655754865" calcext:value-type="float">
            <text:p>32</text:p>
          </table:table-cell>
          <table:table-cell table:formula="of:=IF([.B10]=&quot;&quot;;&quot;&quot;;[.A10]+[.P10])" office:value-type="date" office:date-value="2020-04-23T19:08:37.457221" calcext:value-type="date">
            <text:p>2020-04-23</text:p>
          </table:table-cell>
          <table:table-cell table:formula="of:=IF([.B10]=&quot;&quot;;&quot;&quot;;([.B10]+[.C10])-([.B9]+[.C9]))" office:value-type="float" office:value="13" calcext:value-type="float">
            <text:p>13</text:p>
          </table:table-cell>
          <table:table-cell table:formula="of:=IF([.B10]=&quot;&quot;;&quot;&quot;;SUM([.R2:.R10]))" office:value-type="float" office:value="41" calcext:value-type="float">
            <text:p>41</text:p>
          </table:table-cell>
          <table:table-cell office:value-type="string" calcext:value-type="string">
            <text:p>?</text:p>
          </table:table-cell>
          <table:table-cell table:formula="of:=IF([.B10]=&quot;&quot;;&quot;&quot;;[.U9])" office:value-type="string" office:string-value="?" calcext:value-type="string">
            <text:p>?</text:p>
          </table:table-cell>
          <table:table-cell table:formula="of:=IF([.B10]=&quot;&quot;;&quot;&quot;;IF([.T10]=&quot;?&quot;;&quot;&quot;;IF([.S10]=0;0;[.T10]/[.S10])))">
            <text:p/>
          </table:table-cell>
          <table:table-cell table:formula="of:=IF([.B10]&lt;&gt;&quot;&quot;;IF([.I9]=0;0;[.I10]/[.I9] - 1);IF([.W9]&gt;1.05;[.W9];0.05))" office:value-type="float" office:value="-0.24565667024739" calcext:value-type="float">
            <text:p>-0.2457</text:p>
          </table:table-cell>
          <table:table-cell office:value-type="float" office:value="0" calcext:value-type="float">
            <text:p>0</text:p>
          </table:table-cell>
          <table:table-cell table:formula="of:=IF([.B10]&lt;&gt;&quot;&quot;;[.I10];MIN([.X10];[.Y9]*(1 + [.W10])))" office:value-type="float" office:value="1.81753053895933" calcext:value-type="float">
            <text:p>1.817530539</text:p>
          </table:table-cell>
          <table:table-cell table:style-name="ce9" table:formula="of:=IF([.B10]&lt;&gt;&quot;&quot;;[.B10]+[.C10];MAX(0; MIN([.O9]*0.2;[.Z9]*POWER(2;1/IF([.Y10]=0;2.4;[.Y10])))))" office:value-type="float" office:value="41" calcext:value-type="float">
            <text:p>41</text:p>
          </table:table-cell>
          <table:table-cell table:formula="of:=IF([.S10]&lt;&gt;&quot;&quot;;[.S10];MAX(0; MIN([.O9]*0.2;[.AA9]*POWER(2;1/IF([.I10]=0;2.4;[.I10])))))" office:value-type="float" office:value="41" calcext:value-type="float">
            <text:p>41</text:p>
          </table:table-cell>
          <table:table-cell table:formula="of:=IF(AND([.T10]&lt;&gt;&quot;&quot;; [.T10]&lt;&gt;&quot;?&quot;);[.T10];[.AA10]*IF(COUNT([.V$2:.V10])=0;0;SUM([.V$2:.V10])/COUNT([.V$2:.V10])))" office:value-type="float" office:value="0" calcext:value-type="float">
            <text:p>0</text:p>
          </table:table-cell>
          <table:table-cell table:formula="of:=IF([.AB10]&gt;MIN([.AE10];MIN([.AF10];[.AG10]));&quot;!&quot;;&quot;&quot;)">
            <text:p/>
          </table:table-cell>
          <table:table-cell table:formula="of:=[.AD9]" office:value-type="float" office:value="272.657534246575" calcext:value-type="float">
            <text:p>273</text:p>
          </table:table-cell>
          <table:table-cell table:formula="of:=[.AE9]" office:value-type="float" office:value="240" calcext:value-type="float">
            <text:p>240</text:p>
          </table:table-cell>
          <table:table-cell table:formula="of:=[.AF9]" office:value-type="float" office:value="308" calcext:value-type="float">
            <text:p>308</text:p>
          </table:table-cell>
          <table:table-cell table:formula="of:=[.AG9]" office:value-type="float" office:value="3142" calcext:value-type="float">
            <text:p>3142</text:p>
          </table:table-cell>
          <table:table-cell table:formula="of:=[.AH9]" office:value-type="float" office:value="1047310" calcext:value-type="float">
            <text:p>1047310</text:p>
          </table:table-cell>
          <table:table-cell table:formula="of:=[.AI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]+1" office:value-type="date" office:date-value="2020-03-24" calcext:value-type="date">
            <text:p>2020-03-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table:formula="of:=IF([.B11]=&quot;&quot;;&quot;&quot;;SUM([.B11:.D11]))" office:value-type="float" office:value="2525" calcext:value-type="float">
            <text:p>2525</text:p>
          </table:table-cell>
          <table:table-cell table:formula="of:=IF([.B11]=&quot;&quot;;&quot;&quot;;([.B11]+[.C11])/([.B10]+[.C10]) - 1)" office:value-type="percentage" office:value="0.24390243902439" calcext:value-type="percentage">
            <text:p>24.39%</text:p>
          </table:table-cell>
          <table:table-cell table:formula="of:=IF([.B11]=&quot;&quot;;&quot;&quot;;([.F11]+1)/([.F10]+1) - 1)" office:value-type="percentage" office:value="-0.150505651397977" calcext:value-type="percentage">
            <text:p>-15.05%</text:p>
          </table:table-cell>
          <table:table-cell table:formula="of:=IF([.B11]=&quot;&quot;;&quot;&quot;;ROUNDDOWN(LOG(([.B11]+[.C11])/([.$B$2]+[.$C$2]);2)))" office:value-type="float" office:value="4" calcext:value-type="float">
            <text:p>4</text:p>
          </table:table-cell>
          <table:table-cell table:formula="of:=IF([.B11]=&quot;&quot;;&quot;&quot;;1 / LOG(([.B11]+[.C11])/([.B10]+[.C10]);2))" office:value-type="float" office:value="3.17588020759473" calcext:value-type="float">
            <text:p>3.1758802076</text:p>
          </table:table-cell>
          <table:table-cell table:formula="of:=IF([.B11]=&quot;&quot;;&quot;&quot;;COUNT([.$A$2:.A11]) / LOG(([.B11]+[.C11])/([.$B$2]+[.$C$2]);2))" office:value-type="float" office:value="2.44650542118226" calcext:value-type="float">
            <text:p>2.4465054212</text:p>
          </table:table-cell>
          <table:table-cell table:formula="of:=IF([.B11]=&quot;&quot;;&quot;&quot;;[.E11]-[.E10])" office:value-type="float" office:value="176" calcext:value-type="float">
            <text:p>176</text:p>
          </table:table-cell>
          <table:table-cell office:value-type="string" calcext:value-type="string">
            <text:p>?</text:p>
          </table:table-cell>
          <table:table-cell table:formula="of:=IF([.B11]=&quot;&quot;;&quot;&quot;;IF([.L11]=&quot;?&quot;;[.B11]+[.C11];[.B11]+[.C11]-[.L11]-[.N11]))" office:value-type="float" office:value="51" calcext:value-type="float">
            <text:p>51</text:p>
          </table:table-cell>
          <table:table-cell table:formula="of:=IF([.B11]=&quot;&quot;;&quot;&quot;;[.N10])" office:value-type="float" office:value="0" calcext:value-type="float">
            <text:p>0</text:p>
          </table:table-cell>
          <table:table-cell table:formula="of:=[.O10]" office:value-type="float" office:value="184719.6" calcext:value-type="float">
            <text:p>184720</text:p>
          </table:table-cell>
          <table:table-cell table:style-name="ce8" table:formula="of:=IF([.B11]=&quot;&quot;;&quot;&quot;;IF([.I11]=0;999999;LOG([.O11];2)*[.I11]))" office:value-type="float" office:value="55.5619525477729" calcext:value-type="float">
            <text:p>56</text:p>
          </table:table-cell>
          <table:table-cell table:formula="of:=IF([.B11]=&quot;&quot;;&quot;&quot;;[.A11]+[.P11])" office:value-type="date" office:date-value="2020-05-18T13:29:12.700128" calcext:value-type="date">
            <text:p>2020-05-18</text:p>
          </table:table-cell>
          <table:table-cell table:formula="of:=IF([.B11]=&quot;&quot;;&quot;&quot;;([.B11]+[.C11])-([.B10]+[.C10]))" office:value-type="float" office:value="10" calcext:value-type="float">
            <text:p>10</text:p>
          </table:table-cell>
          <table:table-cell table:formula="of:=IF([.B11]=&quot;&quot;;&quot;&quot;;SUM([.R2:.R11]))"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  <table:table-cell table:formula="of:=IF([.B11]=&quot;&quot;;&quot;&quot;;[.U10])" office:value-type="string" office:string-value="?" calcext:value-type="string">
            <text:p>?</text:p>
          </table:table-cell>
          <table:table-cell table:formula="of:=IF([.B11]=&quot;&quot;;&quot;&quot;;IF([.T11]=&quot;?&quot;;&quot;&quot;;IF([.S11]=0;0;[.T11]/[.S11])))">
            <text:p/>
          </table:table-cell>
          <table:table-cell table:formula="of:=IF([.B11]&lt;&gt;&quot;&quot;;IF([.I10]=0;0;[.I11]/[.I10] - 1);IF([.W10]&gt;1.05;[.W10];0.05))" office:value-type="float" office:value="0.747360024780192" calcext:value-type="float">
            <text:p>0.7474</text:p>
          </table:table-cell>
          <table:table-cell office:value-type="float" office:value="0" calcext:value-type="float">
            <text:p>0</text:p>
          </table:table-cell>
          <table:table-cell table:formula="of:=IF([.B11]&lt;&gt;&quot;&quot;;[.I11];MIN([.X11];[.Y10]*(1 + [.W11])))" office:value-type="float" office:value="3.17588020759473" calcext:value-type="float">
            <text:p>3.1758802076</text:p>
          </table:table-cell>
          <table:table-cell table:style-name="ce9" table:formula="of:=IF([.B11]&lt;&gt;&quot;&quot;;[.B11]+[.C11];MAX(0; MIN([.O10]*0.2;[.Z10]*POWER(2;1/IF([.Y11]=0;2.4;[.Y11])))))" office:value-type="float" office:value="51" calcext:value-type="float">
            <text:p>51</text:p>
          </table:table-cell>
          <table:table-cell table:formula="of:=IF([.S11]&lt;&gt;&quot;&quot;;[.S11];MAX(0; MIN([.O10]*0.2;[.AA10]*POWER(2;1/IF([.I11]=0;2.4;[.I11])))))" office:value-type="float" office:value="51" calcext:value-type="float">
            <text:p>51</text:p>
          </table:table-cell>
          <table:table-cell table:formula="of:=IF(AND([.T11]&lt;&gt;&quot;&quot;; [.T11]&lt;&gt;&quot;?&quot;);[.T11];[.AA11]*IF(COUNT([.V$2:.V11])=0;0;SUM([.V$2:.V11])/COUNT([.V$2:.V11])))" office:value-type="float" office:value="0" calcext:value-type="float">
            <text:p>0</text:p>
          </table:table-cell>
          <table:table-cell table:formula="of:=IF([.AB11]&gt;MIN([.AE11];MIN([.AF11];[.AG11]));&quot;!&quot;;&quot;&quot;)">
            <text:p/>
          </table:table-cell>
          <table:table-cell table:formula="of:=[.AD10]" office:value-type="float" office:value="272.657534246575" calcext:value-type="float">
            <text:p>273</text:p>
          </table:table-cell>
          <table:table-cell table:formula="of:=[.AE10]" office:value-type="float" office:value="240" calcext:value-type="float">
            <text:p>240</text:p>
          </table:table-cell>
          <table:table-cell table:formula="of:=[.AF10]" office:value-type="float" office:value="308" calcext:value-type="float">
            <text:p>308</text:p>
          </table:table-cell>
          <table:table-cell table:formula="of:=[.AG10]" office:value-type="float" office:value="3142" calcext:value-type="float">
            <text:p>3142</text:p>
          </table:table-cell>
          <table:table-cell table:formula="of:=[.AH10]" office:value-type="float" office:value="1047310" calcext:value-type="float">
            <text:p>1047310</text:p>
          </table:table-cell>
          <table:table-cell table:formula="of:=[.AI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]+1" office:value-type="date" office:date-value="2020-03-25" calcext:value-type="date">
            <text:p>2020-03-2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table:formula="of:=IF([.B12]=&quot;&quot;;&quot;&quot;;SUM([.B12:.D12]))" office:value-type="float" office:value="2840" calcext:value-type="float">
            <text:p>2840</text:p>
          </table:table-cell>
          <table:table-cell table:formula="of:=IF([.B12]=&quot;&quot;;&quot;&quot;;([.B12]+[.C12])/([.B11]+[.C11]) - 1)" office:value-type="percentage" office:value="0.333333333333333" calcext:value-type="percentage">
            <text:p>33.33%</text:p>
          </table:table-cell>
          <table:table-cell table:formula="of:=IF([.B12]=&quot;&quot;;&quot;&quot;;([.F12]+1)/([.F11]+1) - 1)" office:value-type="percentage" office:value="0.0718954248366013" calcext:value-type="percentage">
            <text:p>7.19%</text:p>
          </table:table-cell>
          <table:table-cell table:formula="of:=IF([.B12]=&quot;&quot;;&quot;&quot;;ROUNDDOWN(LOG(([.B12]+[.C12])/([.$B$2]+[.$C$2]);2)))" office:value-type="float" office:value="4" calcext:value-type="float">
            <text:p>4</text:p>
          </table:table-cell>
          <table:table-cell table:formula="of:=IF([.B12]=&quot;&quot;;&quot;&quot;;1 / LOG(([.B12]+[.C12])/([.B11]+[.C11]);2))" office:value-type="float" office:value="2.40942083965321" calcext:value-type="float">
            <text:p>2.4094208397</text:p>
          </table:table-cell>
          <table:table-cell table:formula="of:=IF([.B12]=&quot;&quot;;&quot;&quot;;COUNT([.$A$2:.A12]) / LOG(([.B12]+[.C12])/([.$B$2]+[.$C$2]);2))" office:value-type="float" office:value="2.4430869890189" calcext:value-type="float">
            <text:p>2.443086989</text:p>
          </table:table-cell>
          <table:table-cell table:formula="of:=IF([.B12]=&quot;&quot;;&quot;&quot;;[.E12]-[.E11])" office:value-type="float" office:value="315" calcext:value-type="float">
            <text:p>315</text:p>
          </table:table-cell>
          <table:table-cell office:value-type="string" calcext:value-type="string">
            <text:p>?</text:p>
          </table:table-cell>
          <table:table-cell table:formula="of:=IF([.B12]=&quot;&quot;;&quot;&quot;;IF([.L12]=&quot;?&quot;;[.B12]+[.C12];[.B12]+[.C12]-[.L12]-[.N12]))" office:value-type="float" office:value="68" calcext:value-type="float">
            <text:p>68</text:p>
          </table:table-cell>
          <table:table-cell table:formula="of:=IF([.B12]=&quot;&quot;;&quot;&quot;;[.N11])" office:value-type="float" office:value="0" calcext:value-type="float">
            <text:p>0</text:p>
          </table:table-cell>
          <table:table-cell table:formula="of:=[.O11]" office:value-type="float" office:value="184719.6" calcext:value-type="float">
            <text:p>184720</text:p>
          </table:table-cell>
          <table:table-cell table:style-name="ce8" table:formula="of:=IF([.B12]=&quot;&quot;;&quot;&quot;;IF([.I12]=0;999999;LOG([.O12];2)*[.I12]))" office:value-type="float" office:value="42.1527632057052" calcext:value-type="float">
            <text:p>42</text:p>
          </table:table-cell>
          <table:table-cell table:formula="of:=IF([.B12]=&quot;&quot;;&quot;&quot;;[.A12]+[.P12])" office:value-type="date" office:date-value="2020-05-06T03:39:58.740973" calcext:value-type="date">
            <text:p>2020-05-06</text:p>
          </table:table-cell>
          <table:table-cell table:formula="of:=IF([.B12]=&quot;&quot;;&quot;&quot;;([.B12]+[.C12])-([.B11]+[.C11]))" office:value-type="float" office:value="17" calcext:value-type="float">
            <text:p>17</text:p>
          </table:table-cell>
          <table:table-cell table:formula="of:=IF([.B12]=&quot;&quot;;&quot;&quot;;SUM([.R2:.R12])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12]=&quot;&quot;;&quot;&quot;;[.U11])" office:value-type="string" office:string-value="?" calcext:value-type="string">
            <text:p>?</text:p>
          </table:table-cell>
          <table:table-cell table:formula="of:=IF([.B12]=&quot;&quot;;&quot;&quot;;IF([.T12]=&quot;?&quot;;&quot;&quot;;IF([.S12]=0;0;[.T12]/[.S12])))" office:value-type="percentage" office:value="0.0147058823529412" calcext:value-type="percentage">
            <text:p>1.47%</text:p>
          </table:table-cell>
          <table:table-cell table:formula="of:=IF([.B12]&lt;&gt;&quot;&quot;;IF([.I11]=0;0;[.I12]/[.I11] - 1);IF([.W11]&gt;1.05;[.W11];0.05))" office:value-type="float" office:value="-0.241337619129534" calcext:value-type="float">
            <text:p>-0.2413</text:p>
          </table:table-cell>
          <table:table-cell office:value-type="float" office:value="0" calcext:value-type="float">
            <text:p>0</text:p>
          </table:table-cell>
          <table:table-cell table:formula="of:=IF([.B12]&lt;&gt;&quot;&quot;;[.I12];MIN([.X12];[.Y11]*(1 + [.W12])))" office:value-type="float" office:value="2.40942083965321" calcext:value-type="float">
            <text:p>2.4094208397</text:p>
          </table:table-cell>
          <table:table-cell table:style-name="ce9" table:formula="of:=IF([.B12]&lt;&gt;&quot;&quot;;[.B12]+[.C12];MAX(0; MIN([.O11]*0.2;[.Z11]*POWER(2;1/IF([.Y12]=0;2.4;[.Y12])))))" office:value-type="float" office:value="68" calcext:value-type="float">
            <text:p>68</text:p>
          </table:table-cell>
          <table:table-cell table:formula="of:=IF([.S12]&lt;&gt;&quot;&quot;;[.S12];[.Z12]-[.Z2])" office:value-type="float" office:value="68" calcext:value-type="float">
            <text:p>68</text:p>
          </table:table-cell>
          <table:table-cell table:formula="of:=IF(AND([.T12]&lt;&gt;&quot;&quot;; [.T12]&lt;&gt;&quot;?&quot;);[.T12];[.AA12]*IF(COUNT([.V$2:.V12])=0;0;SUM([.V$2:.V12])/COUNT([.V$2:.V12])))" office:value-type="float" office:value="1" calcext:value-type="float">
            <text:p>1</text:p>
          </table:table-cell>
          <table:table-cell table:formula="of:=IF([.AB12]&gt;MIN([.AE12];MIN([.AF12];[.AG12]));&quot;!&quot;;&quot;&quot;)">
            <text:p/>
          </table:table-cell>
          <table:table-cell table:formula="of:=[.AD11]" office:value-type="float" office:value="272.657534246575" calcext:value-type="float">
            <text:p>273</text:p>
          </table:table-cell>
          <table:table-cell table:formula="of:=[.AE11]" office:value-type="float" office:value="240" calcext:value-type="float">
            <text:p>240</text:p>
          </table:table-cell>
          <table:table-cell table:formula="of:=[.AF11]" office:value-type="float" office:value="308" calcext:value-type="float">
            <text:p>308</text:p>
          </table:table-cell>
          <table:table-cell table:formula="of:=[.AG11]" office:value-type="float" office:value="3142" calcext:value-type="float">
            <text:p>3142</text:p>
          </table:table-cell>
          <table:table-cell table:formula="of:=[.AH11]" office:value-type="float" office:value="1047310" calcext:value-type="float">
            <text:p>1047310</text:p>
          </table:table-cell>
          <table:table-cell table:formula="of:=[.AI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]+1" office:value-type="date" office:date-value="2020-03-26" calcext:value-type="date">
            <text:p>2020-03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table:formula="of:=IF([.B13]=&quot;&quot;;&quot;&quot;;SUM([.B13:.D13]))" office:value-type="float" office:value="3274" calcext:value-type="float">
            <text:p>3274</text:p>
          </table:table-cell>
          <table:table-cell table:formula="of:=IF([.B13]=&quot;&quot;;&quot;&quot;;([.B13]+[.C13])/([.B12]+[.C12]) - 1)" office:value-type="percentage" office:value="0.0735294117647058" calcext:value-type="percentage">
            <text:p>7.35%</text:p>
          </table:table-cell>
          <table:table-cell table:formula="of:=IF([.B13]=&quot;&quot;;&quot;&quot;;([.F13]+1)/([.F12]+1) - 1)" office:value-type="percentage" office:value="-0.194852941176471" calcext:value-type="percentage">
            <text:p>-19.49%</text:p>
          </table:table-cell>
          <table:table-cell table:formula="of:=IF([.B13]=&quot;&quot;;&quot;&quot;;ROUNDDOWN(LOG(([.B13]+[.C13])/([.$B$2]+[.$C$2]);2)))" office:value-type="float" office:value="4" calcext:value-type="float">
            <text:p>4</text:p>
          </table:table-cell>
          <table:table-cell table:formula="of:=IF([.B13]=&quot;&quot;;&quot;&quot;;1 / LOG(([.B13]+[.C13])/([.B12]+[.C12]);2))" office:value-type="float" office:value="9.76927725673558" calcext:value-type="float">
            <text:p>9.7692772567</text:p>
          </table:table-cell>
          <table:table-cell table:formula="of:=IF([.B13]=&quot;&quot;;&quot;&quot;;COUNT([.$A$2:.A13]) / LOG(([.B13]+[.C13])/([.$B$2]+[.$C$2]);2))" office:value-type="float" office:value="2.60594125262417" calcext:value-type="float">
            <text:p>2.6059412526</text:p>
          </table:table-cell>
          <table:table-cell table:formula="of:=IF([.B13]=&quot;&quot;;&quot;&quot;;[.E13]-[.E12])"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IF([.L13]=&quot;?&quot;;[.B13]+[.C13];[.B13]+[.C13]-[.L13]-[.N13]))" office:value-type="float" office:value="71" calcext:value-type="float">
            <text:p>71</text:p>
          </table:table-cell>
          <table:table-cell table:formula="of:=IF([.B13]=&quot;&quot;;&quot;&quot;;[.N12])" office:value-type="float" office:value="0" calcext:value-type="float">
            <text:p>0</text:p>
          </table:table-cell>
          <table:table-cell table:formula="of:=[.O12]" office:value-type="float" office:value="184719.6" calcext:value-type="float">
            <text:p>184720</text:p>
          </table:table-cell>
          <table:table-cell table:style-name="ce8" table:formula="of:=IF([.B13]=&quot;&quot;;&quot;&quot;;IF([.I13]=0;999999;LOG([.O13];2)*[.I13]))" office:value-type="float" office:value="170.913285100218" calcext:value-type="float">
            <text:p>171</text:p>
          </table:table-cell>
          <table:table-cell table:formula="of:=IF([.B13]=&quot;&quot;;&quot;&quot;;[.A13]+[.P13])" office:value-type="date" office:date-value="2020-09-12T21:55:07.832659" calcext:value-type="date">
            <text:p>2020-09-12</text:p>
          </table:table-cell>
          <table:table-cell table:formula="of:=IF([.B13]=&quot;&quot;;&quot;&quot;;([.B13]+[.C13])-([.B12]+[.C12]))" office:value-type="float" office:value="5" calcext:value-type="float">
            <text:p>5</text:p>
          </table:table-cell>
          <table:table-cell table:formula="of:=IF([.B13]=&quot;&quot;;&quot;&quot;;SUM([.R3:.R13]))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IF([.B13]=&quot;&quot;;&quot;&quot;;[.U12])" office:value-type="string" office:string-value="?" calcext:value-type="string">
            <text:p>?</text:p>
          </table:table-cell>
          <table:table-cell table:formula="of:=IF([.B13]=&quot;&quot;;&quot;&quot;;IF([.T13]=&quot;?&quot;;&quot;&quot;;IF([.S13]=0;0;[.T13]/[.S13])))" office:value-type="percentage" office:value="0.0285714285714286" calcext:value-type="percentage">
            <text:p>2.86%</text:p>
          </table:table-cell>
          <table:table-cell table:formula="of:=IF([.B13]&lt;&gt;&quot;&quot;;IF([.I12]=0;0;[.I13]/[.I12] - 1);IF([.W12]&gt;1.05;[.W12];0.05))" office:value-type="float" office:value="3.05461640239722" calcext:value-type="float">
            <text:p>3.0546</text:p>
          </table:table-cell>
          <table:table-cell office:value-type="float" office:value="0" calcext:value-type="float">
            <text:p>0</text:p>
          </table:table-cell>
          <table:table-cell table:formula="of:=IF([.B13]&lt;&gt;&quot;&quot;;[.I13];MIN([.X13];[.Y12]*(1 + [.W13])))" office:value-type="float" office:value="9.76927725673558" calcext:value-type="float">
            <text:p>9.7692772567</text:p>
          </table:table-cell>
          <table:table-cell table:style-name="ce9" table:formula="of:=IF([.B13]&lt;&gt;&quot;&quot;;[.B13]+[.C13];MAX(0; MIN([.O12]*0.2;[.Z12]*POWER(2;1/IF([.Y13]=0;2.4;[.Y13])))))" office:value-type="float" office:value="73" calcext:value-type="float">
            <text:p>73</text:p>
          </table:table-cell>
          <table:table-cell table:formula="of:=IF([.S13]&lt;&gt;&quot;&quot;;[.S13];[.Z13]-[.Z3])" office:value-type="float" office:value="70" calcext:value-type="float">
            <text:p>70</text:p>
          </table:table-cell>
          <table:table-cell table:formula="of:=IF(AND([.T13]&lt;&gt;&quot;&quot;; [.T13]&lt;&gt;&quot;?&quot;);[.T13];[.AA13]*IF(COUNT([.V$2:.V13])=0;0;SUM([.V$2:.V13])/COUNT([.V$2:.V13])))" office:value-type="float" office:value="2" calcext:value-type="float">
            <text:p>2</text:p>
          </table:table-cell>
          <table:table-cell table:formula="of:=IF([.AB13]&gt;MIN([.AE13];MIN([.AF13];[.AG13]));&quot;!&quot;;&quot;&quot;)">
            <text:p/>
          </table:table-cell>
          <table:table-cell table:formula="of:=[.AD12]" office:value-type="float" office:value="272.657534246575" calcext:value-type="float">
            <text:p>273</text:p>
          </table:table-cell>
          <table:table-cell table:formula="of:=[.AE12]" office:value-type="float" office:value="240" calcext:value-type="float">
            <text:p>240</text:p>
          </table:table-cell>
          <table:table-cell table:formula="of:=[.AF12]" office:value-type="float" office:value="308" calcext:value-type="float">
            <text:p>308</text:p>
          </table:table-cell>
          <table:table-cell table:formula="of:=[.AG12]" office:value-type="float" office:value="3142" calcext:value-type="float">
            <text:p>3142</text:p>
          </table:table-cell>
          <table:table-cell table:formula="of:=[.AH12]" office:value-type="float" office:value="1047310" calcext:value-type="float">
            <text:p>1047310</text:p>
          </table:table-cell>
          <table:table-cell table:formula="of:=[.AI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]+1" office:value-type="date" office:date-value="2020-03-27" calcext:value-type="date">
            <text:p>2020-03-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table:formula="of:=IF([.B14]=&quot;&quot;;&quot;&quot;;SUM([.B14:.D14]))" office:value-type="float" office:value="3739" calcext:value-type="float">
            <text:p>3739</text:p>
          </table:table-cell>
          <table:table-cell table:formula="of:=IF([.B14]=&quot;&quot;;&quot;&quot;;([.B14]+[.C14])/([.B13]+[.C13]) - 1)" office:value-type="percentage" office:value="0.232876712328767" calcext:value-type="percentage">
            <text:p>23.29%</text:p>
          </table:table-cell>
          <table:table-cell table:formula="of:=IF([.B14]=&quot;&quot;;&quot;&quot;;([.F14]+1)/([.F13]+1) - 1)" office:value-type="percentage" office:value="0.14843310189529" calcext:value-type="percentage">
            <text:p>14.84%</text:p>
          </table:table-cell>
          <table:table-cell table:formula="of:=IF([.B14]=&quot;&quot;;&quot;&quot;;ROUNDDOWN(LOG(([.B14]+[.C14])/([.$B$2]+[.$C$2]);2)))" office:value-type="float" office:value="4" calcext:value-type="float">
            <text:p>4</text:p>
          </table:table-cell>
          <table:table-cell table:formula="of:=IF([.B14]=&quot;&quot;;&quot;&quot;;1 / LOG(([.B14]+[.C14])/([.B13]+[.C13]);2))" office:value-type="float" office:value="3.31094541080139" calcext:value-type="float">
            <text:p>3.3109454108</text:p>
          </table:table-cell>
          <table:table-cell table:formula="of:=IF([.B14]=&quot;&quot;;&quot;&quot;;COUNT([.$A$2:.A14]) / LOG(([.B14]+[.C14])/([.$B$2]+[.$C$2]);2))" office:value-type="float" office:value="2.64933561217658" calcext:value-type="float">
            <text:p>2.6493356122</text:p>
          </table:table-cell>
          <table:table-cell table:formula="of:=IF([.B14]=&quot;&quot;;&quot;&quot;;[.E14]-[.E13])"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IF([.L14]=&quot;?&quot;;[.B14]+[.C14];[.B14]+[.C14]-[.L14]-[.N14]))" office:value-type="float" office:value="88" calcext:value-type="float">
            <text:p>88</text:p>
          </table:table-cell>
          <table:table-cell table:formula="of:=IF([.B14]=&quot;&quot;;&quot;&quot;;[.N13])" office:value-type="float" office:value="0" calcext:value-type="float">
            <text:p>0</text:p>
          </table:table-cell>
          <table:table-cell table:formula="of:=[.O13]" office:value-type="float" office:value="184719.6" calcext:value-type="float">
            <text:p>184720</text:p>
          </table:table-cell>
          <table:table-cell table:style-name="ce8" table:formula="of:=IF([.B14]=&quot;&quot;;&quot;&quot;;IF([.I14]=0;999999;LOG([.O14];2)*[.I14]))" office:value-type="float" office:value="57.9249152292612" calcext:value-type="float">
            <text:p>58</text:p>
          </table:table-cell>
          <table:table-cell table:formula="of:=IF([.B14]=&quot;&quot;;&quot;&quot;;[.A14]+[.P14])" office:value-type="date" office:date-value="2020-05-23T22:11:52.675808" calcext:value-type="date">
            <text:p>2020-05-23</text:p>
          </table:table-cell>
          <table:table-cell table:formula="of:=IF([.B14]=&quot;&quot;;&quot;&quot;;([.B14]+[.C14])-([.B13]+[.C13]))" office:value-type="float" office:value="17" calcext:value-type="float">
            <text:p>17</text:p>
          </table:table-cell>
          <table:table-cell table:formula="of:=IF([.B14]=&quot;&quot;;&quot;&quot;;SUM([.R4:.R14]))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IF([.B14]=&quot;&quot;;&quot;&quot;;[.U13])" office:value-type="string" office:string-value="?" calcext:value-type="string">
            <text:p>?</text:p>
          </table:table-cell>
          <table:table-cell table:formula="of:=IF([.B14]=&quot;&quot;;&quot;&quot;;IF([.T14]=&quot;?&quot;;&quot;&quot;;IF([.S14]=0;0;[.T14]/[.S14])))" office:value-type="percentage" office:value="0.0235294117647059" calcext:value-type="percentage">
            <text:p>2.35%</text:p>
          </table:table-cell>
          <table:table-cell table:formula="of:=IF([.B14]&lt;&gt;&quot;&quot;;IF([.I13]=0;0;[.I14]/[.I13] - 1);IF([.W13]&gt;1.05;[.W13];0.05))" office:value-type="float" office:value="-0.66108594077227" calcext:value-type="float">
            <text:p>-0.6611</text:p>
          </table:table-cell>
          <table:table-cell office:value-type="float" office:value="0" calcext:value-type="float">
            <text:p>0</text:p>
          </table:table-cell>
          <table:table-cell table:formula="of:=IF([.B14]&lt;&gt;&quot;&quot;;[.I14];MIN([.X14];[.Y13]*(1 + [.W14])))" office:value-type="float" office:value="3.31094541080139" calcext:value-type="float">
            <text:p>3.3109454108</text:p>
          </table:table-cell>
          <table:table-cell table:style-name="ce9" table:formula="of:=IF([.B14]&lt;&gt;&quot;&quot;;[.B14]+[.C14];MAX(0; MIN([.O13]*0.2;[.Z13]*POWER(2;1/IF([.Y14]=0;2.4;[.Y14])))))" office:value-type="float" office:value="90" calcext:value-type="float">
            <text:p>90</text:p>
          </table:table-cell>
          <table:table-cell table:formula="of:=IF([.S14]&lt;&gt;&quot;&quot;;[.S14];[.Z14]-[.Z4])" office:value-type="float" office:value="85" calcext:value-type="float">
            <text:p>85</text:p>
          </table:table-cell>
          <table:table-cell table:formula="of:=IF(AND([.T14]&lt;&gt;&quot;&quot;; [.T14]&lt;&gt;&quot;?&quot;);[.T14];[.AA14]*IF(COUNT([.V$2:.V14])=0;0;SUM([.V$2:.V14])/COUNT([.V$2:.V14])))" office:value-type="float" office:value="2" calcext:value-type="float">
            <text:p>2</text:p>
          </table:table-cell>
          <table:table-cell table:formula="of:=IF([.AB14]&gt;MIN([.AE14];MIN([.AF14];[.AG14]));&quot;!&quot;;&quot;&quot;)">
            <text:p/>
          </table:table-cell>
          <table:table-cell table:formula="of:=[.AD13]" office:value-type="float" office:value="272.657534246575" calcext:value-type="float">
            <text:p>273</text:p>
          </table:table-cell>
          <table:table-cell table:formula="of:=[.AE13]" office:value-type="float" office:value="240" calcext:value-type="float">
            <text:p>240</text:p>
          </table:table-cell>
          <table:table-cell table:formula="of:=[.AF13]" office:value-type="float" office:value="308" calcext:value-type="float">
            <text:p>308</text:p>
          </table:table-cell>
          <table:table-cell table:formula="of:=[.AG13]" office:value-type="float" office:value="3142" calcext:value-type="float">
            <text:p>3142</text:p>
          </table:table-cell>
          <table:table-cell table:formula="of:=[.AH13]" office:value-type="float" office:value="1047310" calcext:value-type="float">
            <text:p>1047310</text:p>
          </table:table-cell>
          <table:table-cell table:formula="of:=[.AI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]+1" office:value-type="date" office:date-value="2020-03-28" calcext:value-type="date">
            <text:p>2020-03-2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table:formula="of:=IF([.B15]=&quot;&quot;;&quot;&quot;;SUM([.B15:.D15]))" office:value-type="float" office:value="4141" calcext:value-type="float">
            <text:p>4141</text:p>
          </table:table-cell>
          <table:table-cell table:formula="of:=IF([.B15]=&quot;&quot;;&quot;&quot;;([.B15]+[.C15])/([.B14]+[.C14]) - 1)" office:value-type="percentage" office:value="0.222222222222222" calcext:value-type="percentage">
            <text:p>22.22%</text:p>
          </table:table-cell>
          <table:table-cell table:formula="of:=IF([.B15]=&quot;&quot;;&quot;&quot;;([.F15]+1)/([.F14]+1) - 1)" office:value-type="percentage" office:value="-0.00864197530864197" calcext:value-type="percentage">
            <text:p>-0.86%</text:p>
          </table:table-cell>
          <table:table-cell table:formula="of:=IF([.B15]=&quot;&quot;;&quot;&quot;;ROUNDDOWN(LOG(([.B15]+[.C15])/([.$B$2]+[.$C$2]);2)))" office:value-type="float" office:value="5" calcext:value-type="float">
            <text:p>5</text:p>
          </table:table-cell>
          <table:table-cell table:formula="of:=IF([.B15]=&quot;&quot;;&quot;&quot;;1 / LOG(([.B15]+[.C15])/([.B14]+[.C14]);2))" office:value-type="float" office:value="3.45415248082738" calcext:value-type="float">
            <text:p>3.4541524808</text:p>
          </table:table-cell>
          <table:table-cell table:formula="of:=IF([.B15]=&quot;&quot;;&quot;&quot;;COUNT([.$A$2:.A15]) / LOG(([.B15]+[.C15])/([.$B$2]+[.$C$2]);2))" office:value-type="float" office:value="2.69417433399917" calcext:value-type="float">
            <text:p>2.694174334</text:p>
          </table:table-cell>
          <table:table-cell table:formula="of:=IF([.B15]=&quot;&quot;;&quot;&quot;;[.E15]-[.E14])"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IF([.B15]=&quot;&quot;;&quot;&quot;;IF([.L15]=&quot;?&quot;;[.B15]+[.C15];[.B15]+[.C15]-[.L15]-[.N15]))" office:value-type="float" office:value="106" calcext:value-type="float">
            <text:p>106</text:p>
          </table:table-cell>
          <table:table-cell table:formula="of:=IF([.B15]=&quot;&quot;;&quot;&quot;;[.N14])" office:value-type="float" office:value="0" calcext:value-type="float">
            <text:p>0</text:p>
          </table:table-cell>
          <table:table-cell table:formula="of:=[.O14]" office:value-type="float" office:value="184719.6" calcext:value-type="float">
            <text:p>184720</text:p>
          </table:table-cell>
          <table:table-cell table:style-name="ce8" table:formula="of:=IF([.B15]=&quot;&quot;;&quot;&quot;;IF([.I15]=0;999999;LOG([.O15];2)*[.I15]))" office:value-type="float" office:value="60.4303196869802" calcext:value-type="float">
            <text:p>60</text:p>
          </table:table-cell>
          <table:table-cell table:formula="of:=IF([.B15]=&quot;&quot;;&quot;&quot;;[.A15]+[.P15])" office:value-type="date" office:date-value="2020-05-27T10:19:39.620953" calcext:value-type="date">
            <text:p>2020-05-27</text:p>
          </table:table-cell>
          <table:table-cell table:formula="of:=IF([.B15]=&quot;&quot;;&quot;&quot;;([.B15]+[.C15])-([.B14]+[.C14]))" office:value-type="float" office:value="20" calcext:value-type="float">
            <text:p>20</text:p>
          </table:table-cell>
          <table:table-cell table:formula="of:=IF([.B15]=&quot;&quot;;&quot;&quot;;SUM([.R5:.R15])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IF([.B15]=&quot;&quot;;&quot;&quot;;[.U14])" office:value-type="string" office:string-value="?" calcext:value-type="string">
            <text:p>?</text:p>
          </table:table-cell>
          <table:table-cell table:formula="of:=IF([.B15]=&quot;&quot;;&quot;&quot;;IF([.T15]=&quot;?&quot;;&quot;&quot;;IF([.S15]=0;0;[.T15]/[.S15])))" office:value-type="percentage" office:value="0.029126213592233" calcext:value-type="percentage">
            <text:p>2.91%</text:p>
          </table:table-cell>
          <table:table-cell table:formula="of:=IF([.B15]&lt;&gt;&quot;&quot;;IF([.I14]=0;0;[.I15]/[.I14] - 1);IF([.W14]&gt;1.05;[.W14];0.05))" office:value-type="float" office:value="0.0432526219123997" calcext:value-type="float">
            <text:p>0.0433</text:p>
          </table:table-cell>
          <table:table-cell office:value-type="float" office:value="0" calcext:value-type="float">
            <text:p>0</text:p>
          </table:table-cell>
          <table:table-cell table:formula="of:=IF([.B15]&lt;&gt;&quot;&quot;;[.I15];MIN([.X15];[.Y14]*(1 + [.W15])))" office:value-type="float" office:value="3.45415248082738" calcext:value-type="float">
            <text:p>3.4541524808</text:p>
          </table:table-cell>
          <table:table-cell table:style-name="ce9" table:formula="of:=IF([.B15]&lt;&gt;&quot;&quot;;[.B15]+[.C15];MAX(0; MIN([.O14]*0.2;[.Z14]*POWER(2;1/IF([.Y15]=0;2.4;[.Y15])))))" office:value-type="float" office:value="110" calcext:value-type="float">
            <text:p>110</text:p>
          </table:table-cell>
          <table:table-cell table:formula="of:=IF([.S15]&lt;&gt;&quot;&quot;;[.S15];[.Z15]-[.Z5])" office:value-type="float" office:value="103" calcext:value-type="float">
            <text:p>103</text:p>
          </table:table-cell>
          <table:table-cell table:formula="of:=IF(AND([.T15]&lt;&gt;&quot;&quot;; [.T15]&lt;&gt;&quot;?&quot;);[.T15];[.AA15]*IF(COUNT([.V$2:.V15])=0;0;SUM([.V$2:.V15])/COUNT([.V$2:.V15])))" office:value-type="float" office:value="3" calcext:value-type="float">
            <text:p>3</text:p>
          </table:table-cell>
          <table:table-cell table:formula="of:=IF([.AB15]&gt;MIN([.AE15];MIN([.AF15];[.AG15]));&quot;!&quot;;&quot;&quot;)">
            <text:p/>
          </table:table-cell>
          <table:table-cell table:formula="of:=[.AD14]" office:value-type="float" office:value="272.657534246575" calcext:value-type="float">
            <text:p>273</text:p>
          </table:table-cell>
          <table:table-cell table:formula="of:=[.AE14]" office:value-type="float" office:value="240" calcext:value-type="float">
            <text:p>240</text:p>
          </table:table-cell>
          <table:table-cell table:formula="of:=[.AF14]" office:value-type="float" office:value="308" calcext:value-type="float">
            <text:p>308</text:p>
          </table:table-cell>
          <table:table-cell table:formula="of:=[.AG14]" office:value-type="float" office:value="3142" calcext:value-type="float">
            <text:p>3142</text:p>
          </table:table-cell>
          <table:table-cell table:formula="of:=[.AH14]" office:value-type="float" office:value="1047310" calcext:value-type="float">
            <text:p>1047310</text:p>
          </table:table-cell>
          <table:table-cell table:formula="of:=[.AI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]+1" office:value-type="date" office:date-value="2020-03-29" calcext:value-type="date">
            <text:p>2020-03-2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731" calcext:value-type="float">
            <text:p>4731</text:p>
          </table:table-cell>
          <table:table-cell table:formula="of:=IF([.B16]=&quot;&quot;;&quot;&quot;;SUM([.B16:.D16]))" office:value-type="float" office:value="4853" calcext:value-type="float">
            <text:p>4853</text:p>
          </table:table-cell>
          <table:table-cell table:formula="of:=IF([.B16]=&quot;&quot;;&quot;&quot;;([.B16]+[.C16])/([.B15]+[.C15]) - 1)" office:value-type="percentage" office:value="0.109090909090909" calcext:value-type="percentage">
            <text:p>10.91%</text:p>
          </table:table-cell>
          <table:table-cell table:formula="of:=IF([.B16]=&quot;&quot;;&quot;&quot;;([.F16]+1)/([.F15]+1) - 1)" office:value-type="percentage" office:value="-0.0925619834710745" calcext:value-type="percentage">
            <text:p>-9.26%</text:p>
          </table:table-cell>
          <table:table-cell table:formula="of:=IF([.B16]=&quot;&quot;;&quot;&quot;;ROUNDDOWN(LOG(([.B16]+[.C16])/([.$B$2]+[.$C$2]);2)))" office:value-type="float" office:value="5" calcext:value-type="float">
            <text:p>5</text:p>
          </table:table-cell>
          <table:table-cell table:formula="of:=IF([.B16]=&quot;&quot;;&quot;&quot;;1 / LOG(([.B16]+[.C16])/([.B15]+[.C15]);2))" office:value-type="float" office:value="6.69444306962664" calcext:value-type="float">
            <text:p>6.6944430696</text:p>
          </table:table-cell>
          <table:table-cell table:formula="of:=IF([.B16]=&quot;&quot;;&quot;&quot;;COUNT([.$A$2:.A16]) / LOG(([.B16]+[.C16])/([.$B$2]+[.$C$2]);2))" office:value-type="float" office:value="2.80595432052689" calcext:value-type="float">
            <text:p>2.8059543205</text:p>
          </table:table-cell>
          <table:table-cell table:formula="of:=IF([.B16]=&quot;&quot;;&quot;&quot;;[.E16]-[.E15])"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table:formula="of:=IF([.B16]=&quot;&quot;;&quot;&quot;;IF([.L16]=&quot;?&quot;;[.B16]+[.C16];[.B16]+[.C16]-[.L16]-[.N16]))" office:value-type="float" office:value="115" calcext:value-type="float">
            <text:p>115</text:p>
          </table:table-cell>
          <table:table-cell table:formula="of:=IF([.B16]=&quot;&quot;;&quot;&quot;;[.N15])" office:value-type="float" office:value="0" calcext:value-type="float">
            <text:p>0</text:p>
          </table:table-cell>
          <table:table-cell table:formula="of:=[.O15]" office:value-type="float" office:value="184719.6" calcext:value-type="float">
            <text:p>184720</text:p>
          </table:table-cell>
          <table:table-cell table:style-name="ce8" table:formula="of:=IF([.B16]=&quot;&quot;;&quot;&quot;;IF([.I16]=0;999999;LOG([.O16];2)*[.I16]))" office:value-type="float" office:value="117.119130400093" calcext:value-type="float">
            <text:p>117</text:p>
          </table:table-cell>
          <table:table-cell table:formula="of:=IF([.B16]=&quot;&quot;;&quot;&quot;;[.A16]+[.P16])" office:value-type="date" office:date-value="2020-07-24T02:51:32.866568" calcext:value-type="date">
            <text:p>2020-07-24</text:p>
          </table:table-cell>
          <table:table-cell table:formula="of:=IF([.B16]=&quot;&quot;;&quot;&quot;;([.B16]+[.C16])-([.B15]+[.C15]))" office:value-type="float" office:value="12" calcext:value-type="float">
            <text:p>12</text:p>
          </table:table-cell>
          <table:table-cell table:formula="of:=IF([.B16]=&quot;&quot;;&quot;&quot;;SUM([.R6:.R16]))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IF([.B16]=&quot;&quot;;&quot;&quot;;[.U15])" office:value-type="string" office:string-value="?" calcext:value-type="string">
            <text:p>?</text:p>
          </table:table-cell>
          <table:table-cell table:formula="of:=IF([.B16]=&quot;&quot;;&quot;&quot;;IF([.T16]=&quot;?&quot;;&quot;&quot;;IF([.S16]=0;0;[.T16]/[.S16])))" office:value-type="percentage" office:value="0.0272727272727273" calcext:value-type="percentage">
            <text:p>2.73%</text:p>
          </table:table-cell>
          <table:table-cell table:formula="of:=IF([.B16]&lt;&gt;&quot;&quot;;IF([.I15]=0;0;[.I16]/[.I15] - 1);IF([.W15]&gt;1.05;[.W15];0.05))" office:value-type="float" office:value="0.938085567092019" calcext:value-type="float">
            <text:p>0.9381</text:p>
          </table:table-cell>
          <table:table-cell office:value-type="float" office:value="22" calcext:value-type="float">
            <text:p>22</text:p>
          </table:table-cell>
          <table:table-cell table:formula="of:=IF([.B16]&lt;&gt;&quot;&quot;;[.I16];MIN([.X16];[.Y15]*(1 + [.W16])))" office:value-type="float" office:value="6.69444306962664" calcext:value-type="float">
            <text:p>6.6944430696</text:p>
          </table:table-cell>
          <table:table-cell table:style-name="ce9" table:formula="of:=IF([.B16]&lt;&gt;&quot;&quot;;[.B16]+[.C16];MAX(0; MIN([.O15]*0.2;[.Z15]*POWER(2;1/IF([.Y16]=0;2.4;[.Y16])))))" office:value-type="float" office:value="122" calcext:value-type="float">
            <text:p>122</text:p>
          </table:table-cell>
          <table:table-cell table:formula="of:=IF([.S16]&lt;&gt;&quot;&quot;;[.S16];[.Z16]-[.Z6])" office:value-type="float" office:value="110" calcext:value-type="float">
            <text:p>110</text:p>
          </table:table-cell>
          <table:table-cell table:formula="of:=IF(AND([.T16]&lt;&gt;&quot;&quot;; [.T16]&lt;&gt;&quot;?&quot;);[.T16];[.AA16]*IF(COUNT([.V$2:.V16])=0;0;SUM([.V$2:.V16])/COUNT([.V$2:.V16])))" office:value-type="float" office:value="3" calcext:value-type="float">
            <text:p>3</text:p>
          </table:table-cell>
          <table:table-cell table:formula="of:=IF([.AB16]&gt;MIN([.AE16];MIN([.AF16];[.AG16]));&quot;!&quot;;&quot;&quot;)">
            <text:p/>
          </table:table-cell>
          <table:table-cell table:formula="of:=[.AD15]" office:value-type="float" office:value="272.657534246575" calcext:value-type="float">
            <text:p>273</text:p>
          </table:table-cell>
          <table:table-cell table:formula="of:=[.AE15]" office:value-type="float" office:value="240" calcext:value-type="float">
            <text:p>240</text:p>
          </table:table-cell>
          <table:table-cell table:formula="of:=[.AF15]" office:value-type="float" office:value="308" calcext:value-type="float">
            <text:p>308</text:p>
          </table:table-cell>
          <table:table-cell table:formula="of:=[.AG15]" office:value-type="float" office:value="3142" calcext:value-type="float">
            <text:p>3142</text:p>
          </table:table-cell>
          <table:table-cell table:formula="of:=[.AH15]" office:value-type="float" office:value="1047310" calcext:value-type="float">
            <text:p>1047310</text:p>
          </table:table-cell>
          <table:table-cell table:formula="of:=[.AI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]+1" office:value-type="date" office:date-value="2020-03-30" calcext:value-type="date">
            <text:p>2020-03-3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045" calcext:value-type="float">
            <text:p>5045</text:p>
          </table:table-cell>
          <table:table-cell table:formula="of:=IF([.B17]=&quot;&quot;;&quot;&quot;;SUM([.B17:.D17]))" office:value-type="float" office:value="5172" calcext:value-type="float">
            <text:p>5172</text:p>
          </table:table-cell>
          <table:table-cell table:formula="of:=IF([.B17]=&quot;&quot;;&quot;&quot;;([.B17]+[.C17])/([.B16]+[.C16]) - 1)" office:value-type="percentage" office:value="0.040983606557377" calcext:value-type="percentage">
            <text:p>4.10%</text:p>
          </table:table-cell>
          <table:table-cell table:formula="of:=IF([.B17]=&quot;&quot;;&quot;&quot;;([.F17]+1)/([.F16]+1) - 1)" office:value-type="percentage" office:value="-0.0614082235958074" calcext:value-type="percentage">
            <text:p>-6.14%</text:p>
          </table:table-cell>
          <table:table-cell table:formula="of:=IF([.B17]=&quot;&quot;;&quot;&quot;;ROUNDDOWN(LOG(([.B17]+[.C17])/([.$B$2]+[.$C$2]);2)))" office:value-type="float" office:value="5" calcext:value-type="float">
            <text:p>5</text:p>
          </table:table-cell>
          <table:table-cell table:formula="of:=IF([.B17]=&quot;&quot;;&quot;&quot;;1 / LOG(([.B17]+[.C17])/([.B16]+[.C16]);2))" office:value-type="float" office:value="17.2570447767758" calcext:value-type="float">
            <text:p>17.2570447768</text:p>
          </table:table-cell>
          <table:table-cell table:formula="of:=IF([.B17]=&quot;&quot;;&quot;&quot;;COUNT([.$A$2:.A17]) / LOG(([.B17]+[.C17])/([.$B$2]+[.$C$2]);2))" office:value-type="float" office:value="2.96092201803081" calcext:value-type="float">
            <text:p>2.960922018</text:p>
          </table:table-cell>
          <table:table-cell table:formula="of:=IF([.B17]=&quot;&quot;;&quot;&quot;;[.E17]-[.E16])"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table:formula="of:=IF([.B17]=&quot;&quot;;&quot;&quot;;IF([.L17]=&quot;?&quot;;[.B17]+[.C17];[.B17]+[.C17]-[.L17]-[.N17]))" office:value-type="float" office:value="117" calcext:value-type="float">
            <text:p>117</text:p>
          </table:table-cell>
          <table:table-cell table:formula="of:=IF([.B17]=&quot;&quot;;&quot;&quot;;[.N16])" office:value-type="float" office:value="0" calcext:value-type="float">
            <text:p>0</text:p>
          </table:table-cell>
          <table:table-cell table:formula="of:=[.O16]" office:value-type="float" office:value="184719.6" calcext:value-type="float">
            <text:p>184720</text:p>
          </table:table-cell>
          <table:table-cell table:style-name="ce8" table:formula="of:=IF([.B17]=&quot;&quot;;&quot;&quot;;IF([.I17]=0;999999;LOG([.O17];2)*[.I17]))" office:value-type="float" office:value="301.911608853845" calcext:value-type="float">
            <text:p>302</text:p>
          </table:table-cell>
          <table:table-cell table:formula="of:=IF([.B17]=&quot;&quot;;&quot;&quot;;[.A17]+[.P17])" office:value-type="date" office:date-value="2021-01-25T21:52:43.004972" calcext:value-type="date">
            <text:p>2021-01-25</text:p>
          </table:table-cell>
          <table:table-cell table:formula="of:=IF([.B17]=&quot;&quot;;&quot;&quot;;([.B17]+[.C17])-([.B16]+[.C16]))" office:value-type="float" office:value="5" calcext:value-type="float">
            <text:p>5</text:p>
          </table:table-cell>
          <table:table-cell table:formula="of:=IF([.B17]=&quot;&quot;;&quot;&quot;;SUM([.R7:.R17]))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IF([.B17]=&quot;&quot;;&quot;&quot;;[.U16])" office:value-type="string" office:string-value="?" calcext:value-type="string">
            <text:p>?</text:p>
          </table:table-cell>
          <table:table-cell table:formula="of:=IF([.B17]=&quot;&quot;;&quot;&quot;;IF([.T17]=&quot;?&quot;;&quot;&quot;;IF([.S17]=0;0;[.T17]/[.S17])))" office:value-type="percentage" office:value="0.0353982300884956" calcext:value-type="percentage">
            <text:p>3.54%</text:p>
          </table:table-cell>
          <table:table-cell table:formula="of:=IF([.B17]&lt;&gt;&quot;&quot;;IF([.I16]=0;0;[.I17]/[.I16] - 1);IF([.W16]&gt;1.05;[.W16];0.05))" office:value-type="float" office:value="1.57781634667606" calcext:value-type="float">
            <text:p>1.5778</text:p>
          </table:table-cell>
          <table:table-cell office:value-type="float" office:value="18" calcext:value-type="float">
            <text:p>18</text:p>
          </table:table-cell>
          <table:table-cell table:formula="of:=IF([.B17]&lt;&gt;&quot;&quot;;[.I17];MIN([.X17];[.Y16]*(1 + [.W17])))" office:value-type="float" office:value="17.2570447767758" calcext:value-type="float">
            <text:p>17.2570447768</text:p>
          </table:table-cell>
          <table:table-cell table:style-name="ce9" table:formula="of:=IF([.B17]&lt;&gt;&quot;&quot;;[.B17]+[.C17];MAX(0; MIN([.O16]*0.2;[.Z16]*POWER(2;1/IF([.Y17]=0;2.4;[.Y17])))))" office:value-type="float" office:value="127" calcext:value-type="float">
            <text:p>127</text:p>
          </table:table-cell>
          <table:table-cell table:formula="of:=IF([.S17]&lt;&gt;&quot;&quot;;[.S17];[.Z17]-[.Z7])" office:value-type="float" office:value="113" calcext:value-type="float">
            <text:p>113</text:p>
          </table:table-cell>
          <table:table-cell table:formula="of:=IF(AND([.T17]&lt;&gt;&quot;&quot;; [.T17]&lt;&gt;&quot;?&quot;);[.T17];[.AA17]*IF(COUNT([.V$2:.V17])=0;0;SUM([.V$2:.V17])/COUNT([.V$2:.V17])))" office:value-type="float" office:value="4" calcext:value-type="float">
            <text:p>4</text:p>
          </table:table-cell>
          <table:table-cell table:formula="of:=IF([.AB17]&gt;MIN([.AE17];MIN([.AF17];[.AG17]));&quot;!&quot;;&quot;&quot;)">
            <text:p/>
          </table:table-cell>
          <table:table-cell table:formula="of:=[.AD16]" office:value-type="float" office:value="272.657534246575" calcext:value-type="float">
            <text:p>273</text:p>
          </table:table-cell>
          <table:table-cell table:formula="of:=[.AE16]" office:value-type="float" office:value="240" calcext:value-type="float">
            <text:p>240</text:p>
          </table:table-cell>
          <table:table-cell table:formula="of:=[.AF16]" office:value-type="float" office:value="308" calcext:value-type="float">
            <text:p>308</text:p>
          </table:table-cell>
          <table:table-cell table:formula="of:=[.AG16]" office:value-type="float" office:value="3142" calcext:value-type="float">
            <text:p>3142</text:p>
          </table:table-cell>
          <table:table-cell table:formula="of:=[.AH16]" office:value-type="float" office:value="1047310" calcext:value-type="float">
            <text:p>1047310</text:p>
          </table:table-cell>
          <table:table-cell table:formula="of:=[.AI16]" office:value-type="percentage" office:value="0.913221663193324" calcext:value-type="percentage">
            <text:p>91.32%</text:p>
          </table:table-cell>
          <table:table-cell office:value-type="string" calcext:value-type="string">
            <text:p>Or 5054 -ive???</text:p>
          </table:table-cell>
          <table:table-cell table:number-columns-repeated="988"/>
        </table:table-row>
        <table:table-row table:style-name="ro2">
          <table:table-cell table:formula="of:=[.A17]+1" office:value-type="date" office:date-value="2020-03-31" calcext:value-type="date">
            <text:p>2020-03-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763" calcext:value-type="float">
            <text:p>5763</text:p>
          </table:table-cell>
          <table:table-cell table:formula="of:=IF([.B18]=&quot;&quot;;&quot;&quot;;SUM([.B18:.D18]))" office:value-type="float" office:value="5910" calcext:value-type="float">
            <text:p>5910</text:p>
          </table:table-cell>
          <table:table-cell table:formula="of:=IF([.B18]=&quot;&quot;;&quot;&quot;;([.B18]+[.C18])/([.B17]+[.C17]) - 1)" office:value-type="percentage" office:value="0.15748031496063" calcext:value-type="percentage">
            <text:p>15.75%</text:p>
          </table:table-cell>
          <table:table-cell table:formula="of:=IF([.B18]=&quot;&quot;;&quot;&quot;;([.F18]+1)/([.F17]+1) - 1)" office:value-type="percentage" office:value="0.111910223820448" calcext:value-type="percentage">
            <text:p>11.19%</text:p>
          </table:table-cell>
          <table:table-cell table:formula="of:=IF([.B18]=&quot;&quot;;&quot;&quot;;ROUNDDOWN(LOG(([.B18]+[.C18])/([.$B$2]+[.$C$2]);2)))" office:value-type="float" office:value="5" calcext:value-type="float">
            <text:p>5</text:p>
          </table:table-cell>
          <table:table-cell table:formula="of:=IF([.B18]=&quot;&quot;;&quot;&quot;;1 / LOG(([.B18]+[.C18])/([.B17]+[.C17]);2))" office:value-type="float" office:value="4.73961372515791" calcext:value-type="float">
            <text:p>4.7396137252</text:p>
          </table:table-cell>
          <table:table-cell table:formula="of:=IF([.B18]=&quot;&quot;;&quot;&quot;;COUNT([.$A$2:.A18]) / LOG(([.B18]+[.C18])/([.$B$2]+[.$C$2]);2))" office:value-type="float" office:value="3.02776109041819" calcext:value-type="float">
            <text:p>3.0277610904</text:p>
          </table:table-cell>
          <table:table-cell table:formula="of:=IF([.B18]=&quot;&quot;;&quot;&quot;;[.E18]-[.E17])"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table:formula="of:=IF([.B18]=&quot;&quot;;&quot;&quot;;IF([.L18]=&quot;?&quot;;[.B18]+[.C18];[.B18]+[.C18]-[.L18]-[.N18]))" office:value-type="float" office:value="137" calcext:value-type="float">
            <text:p>137</text:p>
          </table:table-cell>
          <table:table-cell table:formula="of:=IF([.B18]=&quot;&quot;;&quot;&quot;;[.N17])" office:value-type="float" office:value="0" calcext:value-type="float">
            <text:p>0</text:p>
          </table:table-cell>
          <table:table-cell table:formula="of:=[.O17]" office:value-type="float" office:value="184719.6" calcext:value-type="float">
            <text:p>184720</text:p>
          </table:table-cell>
          <table:table-cell table:style-name="ce8" table:formula="of:=IF([.B18]=&quot;&quot;;&quot;&quot;;IF([.I18]=0;999999;LOG([.O18];2)*[.I18]))" office:value-type="float" office:value="82.919435141869" calcext:value-type="float">
            <text:p>83</text:p>
          </table:table-cell>
          <table:table-cell table:formula="of:=IF([.B18]=&quot;&quot;;&quot;&quot;;[.A18]+[.P18])" office:value-type="date" office:date-value="2020-06-21T22:03:59.196258" calcext:value-type="date">
            <text:p>2020-06-21</text:p>
          </table:table-cell>
          <table:table-cell table:formula="of:=IF([.B18]=&quot;&quot;;&quot;&quot;;([.B18]+[.C18])-([.B17]+[.C17]))" office:value-type="float" office:value="20" calcext:value-type="float">
            <text:p>20</text:p>
          </table:table-cell>
          <table:table-cell table:formula="of:=IF([.B18]=&quot;&quot;;&quot;&quot;;SUM([.R8:.R18]))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IF([.B18]=&quot;&quot;;&quot;&quot;;[.U17])" office:value-type="string" office:string-value="?" calcext:value-type="string">
            <text:p>?</text:p>
          </table:table-cell>
          <table:table-cell table:formula="of:=IF([.B18]=&quot;&quot;;&quot;&quot;;IF([.T18]=&quot;?&quot;;&quot;&quot;;IF([.S18]=0;0;[.T18]/[.S18])))" office:value-type="percentage" office:value="0.0303030303030303" calcext:value-type="percentage">
            <text:p>3.03%</text:p>
          </table:table-cell>
          <table:table-cell table:formula="of:=IF([.B18]&lt;&gt;&quot;&quot;;IF([.I17]=0;0;[.I18]/[.I17] - 1);IF([.W17]&gt;1.05;[.W17];0.05))" office:value-type="float" office:value="-0.72535194835118" calcext:value-type="float">
            <text:p>-0.7254</text:p>
          </table:table-cell>
          <table:table-cell office:value-type="float" office:value="25" calcext:value-type="float">
            <text:p>25</text:p>
          </table:table-cell>
          <table:table-cell table:formula="of:=IF([.B18]&lt;&gt;&quot;&quot;;[.I18];MIN([.X18];[.Y17]*(1 + [.W18])))" office:value-type="float" office:value="4.73961372515791" calcext:value-type="float">
            <text:p>4.7396137252</text:p>
          </table:table-cell>
          <table:table-cell table:style-name="ce9" table:formula="of:=IF([.B18]&lt;&gt;&quot;&quot;;[.B18]+[.C18];MAX(0; MIN([.O17]*0.2;[.Z17]*POWER(2;1/IF([.Y18]=0;2.4;[.Y18])))))" office:value-type="float" office:value="147" calcext:value-type="float">
            <text:p>147</text:p>
          </table:table-cell>
          <table:table-cell table:formula="of:=IF([.S18]&lt;&gt;&quot;&quot;;[.S18];[.Z18]-[.Z8])" office:value-type="float" office:value="132" calcext:value-type="float">
            <text:p>132</text:p>
          </table:table-cell>
          <table:table-cell table:formula="of:=IF(AND([.T18]&lt;&gt;&quot;&quot;; [.T18]&lt;&gt;&quot;?&quot;);[.T18];[.AA18]*IF(COUNT([.V$2:.V18])=0;0;SUM([.V$2:.V18])/COUNT([.V$2:.V18])))" office:value-type="float" office:value="4" calcext:value-type="float">
            <text:p>4</text:p>
          </table:table-cell>
          <table:table-cell table:formula="of:=IF([.AB18]&gt;MIN([.AE18];MIN([.AF18];[.AG18]));&quot;!&quot;;&quot;&quot;)">
            <text:p/>
          </table:table-cell>
          <table:table-cell table:formula="of:=[.AD17]" office:value-type="float" office:value="272.657534246575" calcext:value-type="float">
            <text:p>273</text:p>
          </table:table-cell>
          <table:table-cell table:formula="of:=[.AE17]" office:value-type="float" office:value="240" calcext:value-type="float">
            <text:p>240</text:p>
          </table:table-cell>
          <table:table-cell table:formula="of:=[.AF17]" office:value-type="float" office:value="308" calcext:value-type="float">
            <text:p>308</text:p>
          </table:table-cell>
          <table:table-cell table:formula="of:=[.AG17]" office:value-type="float" office:value="3142" calcext:value-type="float">
            <text:p>3142</text:p>
          </table:table-cell>
          <table:table-cell table:formula="of:=[.AH17]" office:value-type="float" office:value="1047310" calcext:value-type="float">
            <text:p>1047310</text:p>
          </table:table-cell>
          <table:table-cell table:formula="of:=[.AI17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18]+1" office:value-type="date" office:date-value="2020-04-01" calcext:value-type="date">
            <text:p>2020-04-01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591" calcext:value-type="float">
            <text:p>6591</text:p>
          </table:table-cell>
          <table:table-cell table:formula="of:=IF([.B19]=&quot;&quot;;&quot;&quot;;SUM([.B19:.D19]))" office:value-type="float" office:value="6764" calcext:value-type="float">
            <text:p>6764</text:p>
          </table:table-cell>
          <table:table-cell table:formula="of:=IF([.B19]=&quot;&quot;;&quot;&quot;;([.B19]+[.C19])/([.B18]+[.C18]) - 1)" office:value-type="percentage" office:value="0.17687074829932" calcext:value-type="percentage">
            <text:p>17.69%</text:p>
          </table:table-cell>
          <table:table-cell table:formula="of:=IF([.B19]=&quot;&quot;;&quot;&quot;;([.F19]+1)/([.F18]+1) - 1)" office:value-type="percentage" office:value="0.0167522791429497" calcext:value-type="percentage">
            <text:p>1.68%</text:p>
          </table:table-cell>
          <table:table-cell table:formula="of:=IF([.B19]=&quot;&quot;;&quot;&quot;;ROUNDDOWN(LOG(([.B19]+[.C19])/([.$B$2]+[.$C$2]);2)))" office:value-type="float" office:value="5" calcext:value-type="float">
            <text:p>5</text:p>
          </table:table-cell>
          <table:table-cell table:formula="of:=IF([.B19]=&quot;&quot;;&quot;&quot;;1 / LOG(([.B19]+[.C19])/([.B18]+[.C18]);2))" office:value-type="float" office:value="4.2561181617644" calcext:value-type="float">
            <text:p>4.2561181618</text:p>
          </table:table-cell>
          <table:table-cell table:formula="of:=IF([.B19]=&quot;&quot;;&quot;&quot;;COUNT([.$A$2:.A19]) / LOG(([.B19]+[.C19])/([.$B$2]+[.$C$2]);2))" office:value-type="float" office:value="3.07709890450289" calcext:value-type="float">
            <text:p>3.0770989045</text:p>
          </table:table-cell>
          <table:table-cell table:formula="of:=IF([.B19]=&quot;&quot;;&quot;&quot;;[.E19]-[.E18])"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table:formula="of:=IF([.B19]=&quot;&quot;;&quot;&quot;;IF([.L19]=&quot;?&quot;;[.B19]+[.C19];[.B19]+[.C19]-[.L19]-[.N19]))" office:value-type="float" office:value="162" calcext:value-type="float">
            <text:p>162</text:p>
          </table:table-cell>
          <table:table-cell table:formula="of:=IF([.B19]=&quot;&quot;;&quot;&quot;;[.N18])" office:value-type="float" office:value="0" calcext:value-type="float">
            <text:p>0</text:p>
          </table:table-cell>
          <table:table-cell table:formula="of:=[.O18]" office:value-type="float" office:value="184719.6" calcext:value-type="float">
            <text:p>184720</text:p>
          </table:table-cell>
          <table:table-cell table:style-name="ce8" table:formula="of:=IF([.B19]=&quot;&quot;;&quot;&quot;;IF([.I19]=0;999999;LOG([.O19];2)*[.I19]))" office:value-type="float" office:value="74.4606911734764" calcext:value-type="float">
            <text:p>74</text:p>
          </table:table-cell>
          <table:table-cell table:formula="of:=IF([.B19]=&quot;&quot;;&quot;&quot;;[.A19]+[.P19])" office:value-type="date" office:date-value="2020-06-14T11:03:23.717388" calcext:value-type="date">
            <text:p>2020-06-14</text:p>
          </table:table-cell>
          <table:table-cell table:formula="of:=IF([.B19]=&quot;&quot;;&quot;&quot;;([.B19]+[.C19])-([.B18]+[.C18]))" office:value-type="float" office:value="26" calcext:value-type="float">
            <text:p>26</text:p>
          </table:table-cell>
          <table:table-cell table:formula="of:=IF([.B19]=&quot;&quot;;&quot;&quot;;SUM([.R9:.R19]))"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IF([.B19]=&quot;&quot;;&quot;&quot;;[.U18])" office:value-type="string" office:string-value="?" calcext:value-type="string">
            <text:p>?</text:p>
          </table:table-cell>
          <table:table-cell table:formula="of:=IF([.B19]=&quot;&quot;;&quot;&quot;;IF([.T19]=&quot;?&quot;;&quot;&quot;;IF([.S19]=0;0;[.T19]/[.S19])))" office:value-type="percentage" office:value="0.0328947368421053" calcext:value-type="percentage">
            <text:p>3.29%</text:p>
          </table:table-cell>
          <table:table-cell table:formula="of:=IF([.B19]&lt;&gt;&quot;&quot;;IF([.I18]=0;0;[.I19]/[.I18] - 1);IF([.W18]&gt;1.05;[.W18];0.05))" office:value-type="float" office:value="-0.102011596604829" calcext:value-type="float">
            <text:p>-0.1020</text:p>
          </table:table-cell>
          <table:table-cell office:value-type="float" office:value="26" calcext:value-type="float">
            <text:p>26</text:p>
          </table:table-cell>
          <table:table-cell table:formula="of:=IF([.B19]&lt;&gt;&quot;&quot;;[.I19];MIN([.X19];[.Y18]*(1 + [.W19])))" office:value-type="float" office:value="4.2561181617644" calcext:value-type="float">
            <text:p>4.2561181618</text:p>
          </table:table-cell>
          <table:table-cell table:style-name="ce9" table:formula="of:=IF([.B19]&lt;&gt;&quot;&quot;;[.B19]+[.C19];MAX(0; MIN([.O18]*0.2;[.Z18]*POWER(2;1/IF([.Y19]=0;2.4;[.Y19])))))" office:value-type="float" office:value="173" calcext:value-type="float">
            <text:p>173</text:p>
          </table:table-cell>
          <table:table-cell table:formula="of:=IF([.S19]&lt;&gt;&quot;&quot;;[.S19];[.Z19]-[.Z9])" office:value-type="float" office:value="152" calcext:value-type="float">
            <text:p>152</text:p>
          </table:table-cell>
          <table:table-cell table:formula="of:=IF(AND([.T19]&lt;&gt;&quot;&quot;; [.T19]&lt;&gt;&quot;?&quot;);[.T19];[.AA19]*IF(COUNT([.V$2:.V19])=0;0;SUM([.V$2:.V19])/COUNT([.V$2:.V19])))" office:value-type="float" office:value="5" calcext:value-type="float">
            <text:p>5</text:p>
          </table:table-cell>
          <table:table-cell table:formula="of:=IF([.AB19]&gt;MIN([.AE19];MIN([.AF19];[.AG19]));&quot;!&quot;;&quot;&quot;)">
            <text:p/>
          </table:table-cell>
          <table:table-cell table:formula="of:=[.AD18]" office:value-type="float" office:value="272.657534246575" calcext:value-type="float">
            <text:p>273</text:p>
          </table:table-cell>
          <table:table-cell table:formula="of:=[.AE18]" office:value-type="float" office:value="240" calcext:value-type="float">
            <text:p>240</text:p>
          </table:table-cell>
          <table:table-cell table:formula="of:=[.AF18]" office:value-type="float" office:value="308" calcext:value-type="float">
            <text:p>308</text:p>
          </table:table-cell>
          <table:table-cell table:formula="of:=[.AG18]" office:value-type="float" office:value="3142" calcext:value-type="float">
            <text:p>3142</text:p>
          </table:table-cell>
          <table:table-cell table:formula="of:=[.AH18]" office:value-type="float" office:value="1047310" calcext:value-type="float">
            <text:p>1047310</text:p>
          </table:table-cell>
          <table:table-cell table:formula="of:=[.AI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]+1" office:value-type="date" office:date-value="2020-04-02" calcext:value-type="date">
            <text:p>2020-04-02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446" calcext:value-type="float">
            <text:p>7446</text:p>
          </table:table-cell>
          <table:table-cell table:formula="of:=IF([.B20]=&quot;&quot;;&quot;&quot;;SUM([.B20:.D20]))" office:value-type="float" office:value="7639" calcext:value-type="float">
            <text:p>7639</text:p>
          </table:table-cell>
          <table:table-cell table:formula="of:=IF([.B20]=&quot;&quot;;&quot;&quot;;([.B20]+[.C20])/([.B19]+[.C19]) - 1)" office:value-type="percentage" office:value="0.115606936416185" calcext:value-type="percentage">
            <text:p>11.56%</text:p>
          </table:table-cell>
          <table:table-cell table:formula="of:=IF([.B20]=&quot;&quot;;&quot;&quot;;([.F20]+1)/([.F19]+1) - 1)" office:value-type="percentage" office:value="-0.0520565337966521" calcext:value-type="percentage">
            <text:p>-5.21%</text:p>
          </table:table-cell>
          <table:table-cell table:formula="of:=IF([.B20]=&quot;&quot;;&quot;&quot;;ROUNDDOWN(LOG(([.B20]+[.C20])/([.$B$2]+[.$C$2]);2)))" office:value-type="float" office:value="6" calcext:value-type="float">
            <text:p>6</text:p>
          </table:table-cell>
          <table:table-cell table:formula="of:=IF([.B20]=&quot;&quot;;&quot;&quot;;1 / LOG(([.B20]+[.C20])/([.B19]+[.C19]);2))" office:value-type="float" office:value="6.33597885161602" calcext:value-type="float">
            <text:p>6.3359788516</text:p>
          </table:table-cell>
          <table:table-cell table:formula="of:=IF([.B20]=&quot;&quot;;&quot;&quot;;COUNT([.$A$2:.A20]) / LOG(([.B20]+[.C20])/([.$B$2]+[.$C$2]);2))" office:value-type="float" office:value="3.16271615136934" calcext:value-type="float">
            <text:p>3.1627161514</text:p>
          </table:table-cell>
          <table:table-cell table:formula="of:=IF([.B20]=&quot;&quot;;&quot;&quot;;[.E20]-[.E19])"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table:formula="of:=IF([.B20]=&quot;&quot;;&quot;&quot;;IF([.L20]=&quot;?&quot;;[.B20]+[.C20];[.B20]+[.C20]-[.L20]-[.N20]))" office:value-type="float" office:value="177" calcext:value-type="float">
            <text:p>177</text:p>
          </table:table-cell>
          <table:table-cell table:formula="of:=IF([.B20]=&quot;&quot;;&quot;&quot;;[.N19])" office:value-type="float" office:value="0" calcext:value-type="float">
            <text:p>0</text:p>
          </table:table-cell>
          <table:table-cell table:formula="of:=[.O19]" office:value-type="float" office:value="184719.6" calcext:value-type="float">
            <text:p>184720</text:p>
          </table:table-cell>
          <table:table-cell table:style-name="ce8" table:formula="of:=IF([.B20]=&quot;&quot;;&quot;&quot;;IF([.I20]=0;999999;LOG([.O20];2)*[.I20]))" office:value-type="float" office:value="110.84780699704" calcext:value-type="float">
            <text:p>111</text:p>
          </table:table-cell>
          <table:table-cell table:formula="of:=IF([.B20]=&quot;&quot;;&quot;&quot;;[.A20]+[.P20])" office:value-type="date" office:date-value="2020-07-21T20:20:50.524544" calcext:value-type="date">
            <text:p>2020-07-21</text:p>
          </table:table-cell>
          <table:table-cell table:formula="of:=IF([.B20]=&quot;&quot;;&quot;&quot;;([.B20]+[.C20])-([.B19]+[.C19]))" office:value-type="float" office:value="20" calcext:value-type="float">
            <text:p>20</text:p>
          </table:table-cell>
          <table:table-cell table:formula="of:=IF([.B20]=&quot;&quot;;&quot;&quot;;SUM([.R10:.R20]))"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IF([.B20]=&quot;&quot;;&quot;&quot;;[.U19])" office:value-type="string" office:string-value="?" calcext:value-type="string">
            <text:p>?</text:p>
          </table:table-cell>
          <table:table-cell table:formula="of:=IF([.B20]=&quot;&quot;;&quot;&quot;;IF([.T20]=&quot;?&quot;;&quot;&quot;;IF([.S20]=0;0;[.T20]/[.S20])))" office:value-type="percentage" office:value="0.0303030303030303" calcext:value-type="percentage">
            <text:p>3.03%</text:p>
          </table:table-cell>
          <table:table-cell table:formula="of:=IF([.B20]&lt;&gt;&quot;&quot;;IF([.I19]=0;0;[.I20]/[.I19] - 1);IF([.W19]&gt;1.05;[.W19];0.05))" office:value-type="float" office:value="0.488675504485854" calcext:value-type="float">
            <text:p>0.4887</text:p>
          </table:table-cell>
          <table:table-cell office:value-type="float" office:value="26" calcext:value-type="float">
            <text:p>26</text:p>
          </table:table-cell>
          <table:table-cell table:formula="of:=IF([.B20]&lt;&gt;&quot;&quot;;[.I20];MIN([.X20];[.Y19]*(1 + [.W20])))" office:value-type="float" office:value="6.33597885161602" calcext:value-type="float">
            <text:p>6.3359788516</text:p>
          </table:table-cell>
          <table:table-cell table:style-name="ce9" table:formula="of:=IF([.B20]&lt;&gt;&quot;&quot;;[.B20]+[.C20];MAX(0; MIN([.O19]*0.2;[.Z19]*POWER(2;1/IF([.Y20]=0;2.4;[.Y20])))))" office:value-type="float" office:value="193" calcext:value-type="float">
            <text:p>193</text:p>
          </table:table-cell>
          <table:table-cell table:formula="of:=IF([.S20]&lt;&gt;&quot;&quot;;[.S20];[.Z20]-[.Z10])" office:value-type="float" office:value="165" calcext:value-type="float">
            <text:p>165</text:p>
          </table:table-cell>
          <table:table-cell table:formula="of:=IF(AND([.T20]&lt;&gt;&quot;&quot;; [.T20]&lt;&gt;&quot;?&quot;);[.T20];[.AA20]*IF(COUNT([.V$2:.V20])=0;0;SUM([.V$2:.V20])/COUNT([.V$2:.V20])))" office:value-type="float" office:value="5" calcext:value-type="float">
            <text:p>5</text:p>
          </table:table-cell>
          <table:table-cell table:formula="of:=IF([.AB20]&gt;MIN([.AE20];MIN([.AF20];[.AG20]));&quot;!&quot;;&quot;&quot;)">
            <text:p/>
          </table:table-cell>
          <table:table-cell table:formula="of:=[.AD19]" office:value-type="float" office:value="272.657534246575" calcext:value-type="float">
            <text:p>273</text:p>
          </table:table-cell>
          <table:table-cell table:formula="of:=[.AE19]" office:value-type="float" office:value="240" calcext:value-type="float">
            <text:p>240</text:p>
          </table:table-cell>
          <table:table-cell table:formula="of:=[.AF19]" office:value-type="float" office:value="308" calcext:value-type="float">
            <text:p>308</text:p>
          </table:table-cell>
          <table:table-cell table:formula="of:=[.AG19]" office:value-type="float" office:value="3142" calcext:value-type="float">
            <text:p>3142</text:p>
          </table:table-cell>
          <table:table-cell table:formula="of:=[.AH19]" office:value-type="float" office:value="1047310" calcext:value-type="float">
            <text:p>1047310</text:p>
          </table:table-cell>
          <table:table-cell table:formula="of:=[.AI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]+1" office:value-type="date" office:date-value="2020-04-03" calcext:value-type="date">
            <text:p>2020-04-0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table:formula="of:=IF([.B21]=&quot;&quot;;&quot;&quot;;SUM([.B21:.D21]))" office:value-type="float" office:value="8441" calcext:value-type="float">
            <text:p>8441</text:p>
          </table:table-cell>
          <table:table-cell table:formula="of:=IF([.B21]=&quot;&quot;;&quot;&quot;;([.B21]+[.C21])/([.B20]+[.C20]) - 1)" office:value-type="percentage" office:value="0.072538860103627" calcext:value-type="percentage">
            <text:p>7.25%</text:p>
          </table:table-cell>
          <table:table-cell table:formula="of:=IF([.B21]=&quot;&quot;;&quot;&quot;;([.F21]+1)/([.F20]+1) - 1)" office:value-type="percentage" office:value="-0.0386050632231737" calcext:value-type="percentage">
            <text:p>-3.86%</text:p>
          </table:table-cell>
          <table:table-cell table:formula="of:=IF([.B21]=&quot;&quot;;&quot;&quot;;ROUNDDOWN(LOG(([.B21]+[.C21])/([.$B$2]+[.$C$2]);2)))" office:value-type="float" office:value="6" calcext:value-type="float">
            <text:p>6</text:p>
          </table:table-cell>
          <table:table-cell table:formula="of:=IF([.B21]=&quot;&quot;;&quot;&quot;;1 / LOG(([.B21]+[.C21])/([.B20]+[.C20]);2))" office:value-type="float" office:value="9.89805789919585" calcext:value-type="float">
            <text:p>9.8980578992</text:p>
          </table:table-cell>
          <table:table-cell table:formula="of:=IF([.B21]=&quot;&quot;;&quot;&quot;;COUNT([.$A$2:.A21]) / LOG(([.B21]+[.C21])/([.$B$2]+[.$C$2]);2))" office:value-type="float" office:value="3.27411310890431" calcext:value-type="float">
            <text:p>3.2741131089</text:p>
          </table:table-cell>
          <table:table-cell table:formula="of:=IF([.B21]=&quot;&quot;;&quot;&quot;;[.E21]-[.E20])"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formula="of:=IF([.B21]=&quot;&quot;;&quot;&quot;;IF([.L21]=&quot;?&quot;;[.B21]+[.C21];[.B21]+[.C21]-[.L21]-[.N21]))" office:value-type="float" office:value="186" calcext:value-type="float">
            <text:p>186</text:p>
          </table:table-cell>
          <table:table-cell table:formula="of:=IF([.B21]=&quot;&quot;;&quot;&quot;;[.N20])" office:value-type="float" office:value="0" calcext:value-type="float">
            <text:p>0</text:p>
          </table:table-cell>
          <table:table-cell table:formula="of:=[.O20]" office:value-type="float" office:value="184719.6" calcext:value-type="float">
            <text:p>184720</text:p>
          </table:table-cell>
          <table:table-cell table:style-name="ce8" table:formula="of:=IF([.B21]=&quot;&quot;;&quot;&quot;;IF([.I21]=0;999999;LOG([.O21];2)*[.I21]))" office:value-type="float" office:value="173.1662995333" calcext:value-type="float">
            <text:p>173</text:p>
          </table:table-cell>
          <table:table-cell table:formula="of:=IF([.B21]=&quot;&quot;;&quot;&quot;;[.A21]+[.P21])" office:value-type="date" office:date-value="2020-09-23T03:59:28.279677" calcext:value-type="date">
            <text:p>2020-09-23</text:p>
          </table:table-cell>
          <table:table-cell table:formula="of:=IF([.B21]=&quot;&quot;;&quot;&quot;;([.B21]+[.C21])-([.B20]+[.C20]))" office:value-type="float" office:value="14" calcext:value-type="float">
            <text:p>14</text:p>
          </table:table-cell>
          <table:table-cell table:formula="of:=IF([.B21]=&quot;&quot;;&quot;&quot;;SUM([.R11:.R21]))"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IF([.B21]=&quot;&quot;;&quot;&quot;;[.U20])" office:value-type="string" office:string-value="?" calcext:value-type="string">
            <text:p>?</text:p>
          </table:table-cell>
          <table:table-cell table:formula="of:=IF([.B21]=&quot;&quot;;&quot;&quot;;IF([.T21]=&quot;?&quot;;&quot;&quot;;IF([.S21]=0;0;[.T21]/[.S21])))" office:value-type="percentage" office:value="0.0301204819277108" calcext:value-type="percentage">
            <text:p>3.01%</text:p>
          </table:table-cell>
          <table:table-cell table:formula="of:=IF([.B21]&lt;&gt;&quot;&quot;;IF([.I20]=0;0;[.I21]/[.I20] - 1);IF([.W20]&gt;1.05;[.W20];0.05))" office:value-type="float" office:value="0.562198695892319" calcext:value-type="float">
            <text:p>0.5622</text:p>
          </table:table-cell>
          <table:table-cell office:value-type="float" office:value="26" calcext:value-type="float">
            <text:p>26</text:p>
          </table:table-cell>
          <table:table-cell table:formula="of:=IF([.B21]&lt;&gt;&quot;&quot;;[.I21];MIN([.X21];[.Y20]*(1 + [.W21])))" office:value-type="float" office:value="9.89805789919585" calcext:value-type="float">
            <text:p>9.8980578992</text:p>
          </table:table-cell>
          <table:table-cell table:style-name="ce9" table:formula="of:=IF([.B21]&lt;&gt;&quot;&quot;;[.B21]+[.C21];MAX(0; MIN([.O20]*0.2;[.Z20]*POWER(2;1/IF([.Y21]=0;2.4;[.Y21])))))" office:value-type="float" office:value="207" calcext:value-type="float">
            <text:p>207</text:p>
          </table:table-cell>
          <table:table-cell table:formula="of:=IF([.S21]&lt;&gt;&quot;&quot;;[.S21];[.Z21]-[.Z11])" office:value-type="float" office:value="166" calcext:value-type="float">
            <text:p>166</text:p>
          </table:table-cell>
          <table:table-cell table:formula="of:=IF(AND([.T21]&lt;&gt;&quot;&quot;; [.T21]&lt;&gt;&quot;?&quot;);[.T21];[.AA21]*IF(COUNT([.V$2:.V21])=0;0;SUM([.V$2:.V21])/COUNT([.V$2:.V21])))" office:value-type="float" office:value="5" calcext:value-type="float">
            <text:p>5</text:p>
          </table:table-cell>
          <table:table-cell table:formula="of:=IF([.AB21]&gt;MIN([.AE21];MIN([.AF21];[.AG21]));&quot;!&quot;;&quot;&quot;)">
            <text:p/>
          </table:table-cell>
          <table:table-cell table:formula="of:=[.AD20]" office:value-type="float" office:value="272.657534246575" calcext:value-type="float">
            <text:p>273</text:p>
          </table:table-cell>
          <table:table-cell table:formula="of:=[.AE20]" office:value-type="float" office:value="240" calcext:value-type="float">
            <text:p>240</text:p>
          </table:table-cell>
          <table:table-cell table:formula="of:=[.AF20]" office:value-type="float" office:value="308" calcext:value-type="float">
            <text:p>308</text:p>
          </table:table-cell>
          <table:table-cell table:formula="of:=[.AG20]" office:value-type="float" office:value="3142" calcext:value-type="float">
            <text:p>3142</text:p>
          </table:table-cell>
          <table:table-cell table:formula="of:=[.AH20]" office:value-type="float" office:value="1047310" calcext:value-type="float">
            <text:p>1047310</text:p>
          </table:table-cell>
          <table:table-cell table:formula="of:=[.AI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]+1" office:value-type="date" office:date-value="2020-04-04" calcext:value-type="date">
            <text:p>2020-04-0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8964" calcext:value-type="float">
            <text:p>8964</text:p>
          </table:table-cell>
          <table:table-cell table:formula="of:=IF([.B22]=&quot;&quot;;&quot;&quot;;SUM([.B22:.D22]))" office:value-type="float" office:value="9200" calcext:value-type="float">
            <text:p>9200</text:p>
          </table:table-cell>
          <table:table-cell table:formula="of:=IF([.B22]=&quot;&quot;;&quot;&quot;;([.B22]+[.C22])/([.B21]+[.C21]) - 1)" office:value-type="percentage" office:value="0.140096618357488" calcext:value-type="percentage">
            <text:p>14.01%</text:p>
          </table:table-cell>
          <table:table-cell table:formula="of:=IF([.B22]=&quot;&quot;;&quot;&quot;;([.F22]+1)/([.F21]+1) - 1)" office:value-type="percentage" office:value="0.062988634507223" calcext:value-type="percentage">
            <text:p>6.30%</text:p>
          </table:table-cell>
          <table:table-cell table:formula="of:=IF([.B22]=&quot;&quot;;&quot;&quot;;ROUNDDOWN(LOG(([.B22]+[.C22])/([.$B$2]+[.$C$2]);2)))" office:value-type="float" office:value="6" calcext:value-type="float">
            <text:p>6</text:p>
          </table:table-cell>
          <table:table-cell table:formula="of:=IF([.B22]=&quot;&quot;;&quot;&quot;;1 / LOG(([.B22]+[.C22])/([.B21]+[.C21]);2))" office:value-type="float" office:value="5.28663914629209" calcext:value-type="float">
            <text:p>5.2866391463</text:p>
          </table:table-cell>
          <table:table-cell table:formula="of:=IF([.B22]=&quot;&quot;;&quot;&quot;;COUNT([.$A$2:.A22]) / LOG(([.B22]+[.C22])/([.$B$2]+[.$C$2]);2))" office:value-type="float" office:value="3.33456100826402" calcext:value-type="float">
            <text:p>3.3345610083</text:p>
          </table:table-cell>
          <table:table-cell table:formula="of:=IF([.B22]=&quot;&quot;;&quot;&quot;;[.E22]-[.E21])" office:value-type="float" office:value="759" calcext:value-type="float">
            <text:p>759</text:p>
          </table:table-cell>
          <table:table-cell office:value-type="float" office:value="50" calcext:value-type="float">
            <text:p>50</text:p>
          </table:table-cell>
          <table:table-cell table:formula="of:=IF([.B22]=&quot;&quot;;&quot;&quot;;IF([.L22]=&quot;?&quot;;[.B22]+[.C22];[.B22]+[.C22]-[.L22]-[.N22]))" office:value-type="float" office:value="186" calcext:value-type="float">
            <text:p>186</text:p>
          </table:table-cell>
          <table:table-cell table:formula="of:=IF([.B22]=&quot;&quot;;&quot;&quot;;[.N21])" office:value-type="float" office:value="0" calcext:value-type="float">
            <text:p>0</text:p>
          </table:table-cell>
          <table:table-cell table:formula="of:=[.O21]" office:value-type="float" office:value="184719.6" calcext:value-type="float">
            <text:p>184720</text:p>
          </table:table-cell>
          <table:table-cell table:style-name="ce8" table:formula="of:=IF([.B22]=&quot;&quot;;&quot;&quot;;IF([.I22]=0;999999;LOG([.O22];2)*[.I22]))" office:value-type="float" office:value="92.489632537476" calcext:value-type="float">
            <text:p>92</text:p>
          </table:table-cell>
          <table:table-cell table:formula="of:=IF([.B22]=&quot;&quot;;&quot;&quot;;[.A22]+[.P22])" office:value-type="date" office:date-value="2020-07-05T11:45:04.251238" calcext:value-type="date">
            <text:p>2020-07-05</text:p>
          </table:table-cell>
          <table:table-cell table:formula="of:=IF([.B22]=&quot;&quot;;&quot;&quot;;([.B22]+[.C22])-([.B21]+[.C21]))" office:value-type="float" office:value="29" calcext:value-type="float">
            <text:p>29</text:p>
          </table:table-cell>
          <table:table-cell table:formula="of:=IF([.B22]=&quot;&quot;;&quot;&quot;;SUM([.R12:.R22]))"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IF([.B22]=&quot;&quot;;&quot;&quot;;[.U21])" office:value-type="string" office:string-value="?" calcext:value-type="string">
            <text:p>?</text:p>
          </table:table-cell>
          <table:table-cell table:formula="of:=IF([.B22]=&quot;&quot;;&quot;&quot;;IF([.T22]=&quot;?&quot;;&quot;&quot;;IF([.S22]=0;0;[.T22]/[.S22])))" office:value-type="percentage" office:value="0.0216216216216216" calcext:value-type="percentage">
            <text:p>2.16%</text:p>
          </table:table-cell>
          <table:table-cell table:formula="of:=IF([.B22]&lt;&gt;&quot;&quot;;IF([.I21]=0;0;[.I22]/[.I21] - 1);IF([.W21]&gt;1.05;[.W21];0.05))" office:value-type="float" office:value="-0.465891268758733" calcext:value-type="float">
            <text:p>-0.4659</text:p>
          </table:table-cell>
          <table:table-cell office:value-type="float" office:value="26" calcext:value-type="float">
            <text:p>26</text:p>
          </table:table-cell>
          <table:table-cell table:formula="of:=IF([.B22]&lt;&gt;&quot;&quot;;[.I22];MIN([.X22];[.Y21]*(1 + [.W22])))" office:value-type="float" office:value="5.28663914629209" calcext:value-type="float">
            <text:p>5.2866391463</text:p>
          </table:table-cell>
          <table:table-cell table:style-name="ce9" table:formula="of:=IF([.B22]&lt;&gt;&quot;&quot;;[.B22]+[.C22];MAX(0; MIN([.O21]*0.2;[.Z21]*POWER(2;1/IF([.Y22]=0;2.4;[.Y22])))))" office:value-type="float" office:value="236" calcext:value-type="float">
            <text:p>236</text:p>
          </table:table-cell>
          <table:table-cell table:formula="of:=IF([.S22]&lt;&gt;&quot;&quot;;[.S22];[.Z22]-[.Z12])" office:value-type="float" office:value="185" calcext:value-type="float">
            <text:p>185</text:p>
          </table:table-cell>
          <table:table-cell table:formula="of:=IF(AND([.T22]&lt;&gt;&quot;&quot;; [.T22]&lt;&gt;&quot;?&quot;);[.T22];[.AA22]*IF(COUNT([.V$2:.V22])=0;0;SUM([.V$2:.V22])/COUNT([.V$2:.V22])))" office:value-type="float" office:value="4" calcext:value-type="float">
            <text:p>4</text:p>
          </table:table-cell>
          <table:table-cell table:formula="of:=IF([.AB22]&gt;MIN([.AE22];MIN([.AF22];[.AG22]));&quot;!&quot;;&quot;&quot;)">
            <text:p/>
          </table:table-cell>
          <table:table-cell table:formula="of:=[.AD21]" office:value-type="float" office:value="272.657534246575" calcext:value-type="float">
            <text:p>273</text:p>
          </table:table-cell>
          <table:table-cell table:formula="of:=[.AE21]" office:value-type="float" office:value="240" calcext:value-type="float">
            <text:p>240</text:p>
          </table:table-cell>
          <table:table-cell table:formula="of:=[.AF21]" office:value-type="float" office:value="308" calcext:value-type="float">
            <text:p>308</text:p>
          </table:table-cell>
          <table:table-cell table:formula="of:=[.AG21]" office:value-type="float" office:value="3142" calcext:value-type="float">
            <text:p>3142</text:p>
          </table:table-cell>
          <table:table-cell table:formula="of:=[.AH21]" office:value-type="float" office:value="1047310" calcext:value-type="float">
            <text:p>1047310</text:p>
          </table:table-cell>
          <table:table-cell table:formula="of:=[.AI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]+1" office:value-type="date" office:date-value="2020-04-05" calcext:value-type="date">
            <text:p>2020-04-0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table:formula="of:=IF([.B23]=&quot;&quot;;&quot;&quot;;SUM([.B23:.D23]))" office:value-type="float" office:value="9772" calcext:value-type="float">
            <text:p>9772</text:p>
          </table:table-cell>
          <table:table-cell table:formula="of:=IF([.B23]=&quot;&quot;;&quot;&quot;;([.B23]+[.C23])/([.B22]+[.C22]) - 1)" office:value-type="percentage" office:value="0.110169491525424" calcext:value-type="percentage">
            <text:p>11.02%</text:p>
          </table:table-cell>
          <table:table-cell table:formula="of:=IF([.B23]=&quot;&quot;;&quot;&quot;;([.F23]+1)/([.F22]+1) - 1)" office:value-type="percentage" office:value="-0.0262496409077854" calcext:value-type="percentage">
            <text:p>-2.62%</text:p>
          </table:table-cell>
          <table:table-cell table:formula="of:=IF([.B23]=&quot;&quot;;&quot;&quot;;ROUNDDOWN(LOG(([.B23]+[.C23])/([.$B$2]+[.$C$2]);2)))" office:value-type="float" office:value="6" calcext:value-type="float">
            <text:p>6</text:p>
          </table:table-cell>
          <table:table-cell table:formula="of:=IF([.B23]=&quot;&quot;;&quot;&quot;;1 / LOG(([.B23]+[.C23])/([.B22]+[.C22]);2))" office:value-type="float" office:value="6.63218143772409" calcext:value-type="float">
            <text:p>6.6321814377</text:p>
          </table:table-cell>
          <table:table-cell table:formula="of:=IF([.B23]=&quot;&quot;;&quot;&quot;;COUNT([.$A$2:.A23]) / LOG(([.B23]+[.C23])/([.$B$2]+[.$C$2]);2))" office:value-type="float" office:value="3.41166701683527" calcext:value-type="float">
            <text:p>3.4116670168</text:p>
          </table:table-cell>
          <table:table-cell table:formula="of:=IF([.B23]=&quot;&quot;;&quot;&quot;;[.E23]-[.E22])"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table:formula="of:=IF([.B23]=&quot;&quot;;&quot;&quot;;IF([.L23]=&quot;?&quot;;[.B23]+[.C23];[.B23]+[.C23]-[.L23]-[.N23]))" office:value-type="float" office:value="209" calcext:value-type="float">
            <text:p>209</text:p>
          </table:table-cell>
          <table:table-cell table:formula="of:=IF([.B23]=&quot;&quot;;&quot;&quot;;[.N22])" office:value-type="float" office:value="0" calcext:value-type="float">
            <text:p>0</text:p>
          </table:table-cell>
          <table:table-cell table:formula="of:=[.O22]" office:value-type="float" office:value="184719.6" calcext:value-type="float">
            <text:p>184720</text:p>
          </table:table-cell>
          <table:table-cell table:style-name="ce8" table:formula="of:=IF([.B23]=&quot;&quot;;&quot;&quot;;IF([.I23]=0;999999;LOG([.O23];2)*[.I23]))" office:value-type="float" office:value="116.029864555291" calcext:value-type="float">
            <text:p>116</text:p>
          </table:table-cell>
          <table:table-cell table:formula="of:=IF([.B23]=&quot;&quot;;&quot;&quot;;[.A23]+[.P23])" office:value-type="date" office:date-value="2020-07-30T00:43:00.297577" calcext:value-type="date">
            <text:p>2020-07-30</text:p>
          </table:table-cell>
          <table:table-cell table:formula="of:=IF([.B23]=&quot;&quot;;&quot;&quot;;([.B23]+[.C23])-([.B22]+[.C22]))" office:value-type="float" office:value="26" calcext:value-type="float">
            <text:p>26</text:p>
          </table:table-cell>
          <table:table-cell table:formula="of:=IF([.B23]=&quot;&quot;;&quot;&quot;;SUM([.R13:.R23]))"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IF([.B23]=&quot;&quot;;&quot;&quot;;[.U22])" office:value-type="string" office:string-value="?" calcext:value-type="string">
            <text:p>?</text:p>
          </table:table-cell>
          <table:table-cell table:formula="of:=IF([.B23]=&quot;&quot;;&quot;&quot;;IF([.T23]=&quot;?&quot;;&quot;&quot;;IF([.S23]=0;0;[.T23]/[.S23])))" office:value-type="percentage" office:value="0.0309278350515464" calcext:value-type="percentage">
            <text:p>3.09%</text:p>
          </table:table-cell>
          <table:table-cell table:formula="of:=IF([.B23]&lt;&gt;&quot;&quot;;IF([.I22]=0;0;[.I23]/[.I22] - 1);IF([.W22]&gt;1.05;[.W22];0.05))" office:value-type="float" office:value="0.254517521283012" calcext:value-type="float">
            <text:p>0.2545</text:p>
          </table:table-cell>
          <table:table-cell table:formula="of:=[.X22]" office:value-type="float" office:value="26" calcext:value-type="float">
            <text:p>26</text:p>
          </table:table-cell>
          <table:table-cell table:formula="of:=IF([.B23]&lt;&gt;&quot;&quot;;[.I23];MIN([.X23];[.Y22]*(1 + [.W23])))" office:value-type="float" office:value="6.63218143772409" calcext:value-type="float">
            <text:p>6.6321814377</text:p>
          </table:table-cell>
          <table:table-cell table:style-name="ce9" table:formula="of:=IF([.B23]&lt;&gt;&quot;&quot;;[.B23]+[.C23];MAX(0; MIN([.O22]*0.2;[.Z22]*POWER(2;1/IF([.Y23]=0;2.4;[.Y23])))))" office:value-type="float" office:value="262" calcext:value-type="float">
            <text:p>262</text:p>
          </table:table-cell>
          <table:table-cell table:formula="of:=IF([.S23]&lt;&gt;&quot;&quot;;[.S23];[.Z23]-[.Z13])" office:value-type="float" office:value="194" calcext:value-type="float">
            <text:p>194</text:p>
          </table:table-cell>
          <table:table-cell table:formula="of:=IF(AND([.T23]&lt;&gt;&quot;&quot;; [.T23]&lt;&gt;&quot;?&quot;);[.T23];[.AA23]*IF(COUNT([.V$2:.V23])=0;0;SUM([.V$2:.V23])/COUNT([.V$2:.V23])))" office:value-type="float" office:value="6" calcext:value-type="float">
            <text:p>6</text:p>
          </table:table-cell>
          <table:table-cell table:formula="of:=IF([.AB23]&gt;MIN([.AE23];MIN([.AF23];[.AG23]));&quot;!&quot;;&quot;&quot;)">
            <text:p/>
          </table:table-cell>
          <table:table-cell table:formula="of:=[.AD22]" office:value-type="float" office:value="272.657534246575" calcext:value-type="float">
            <text:p>273</text:p>
          </table:table-cell>
          <table:table-cell table:formula="of:=[.AE22]" office:value-type="float" office:value="240" calcext:value-type="float">
            <text:p>240</text:p>
          </table:table-cell>
          <table:table-cell table:formula="of:=[.AF22]" office:value-type="float" office:value="308" calcext:value-type="float">
            <text:p>308</text:p>
          </table:table-cell>
          <table:table-cell table:formula="of:=[.AG22]" office:value-type="float" office:value="3142" calcext:value-type="float">
            <text:p>3142</text:p>
          </table:table-cell>
          <table:table-cell table:formula="of:=[.AH22]" office:value-type="float" office:value="1047310" calcext:value-type="float">
            <text:p>1047310</text:p>
          </table:table-cell>
          <table:table-cell table:formula="of:=[.AI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]+1" office:value-type="date" office:date-value="2020-04-06" calcext:value-type="date">
            <text:p>2020-04-0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0218" calcext:value-type="float">
            <text:p>10218</text:p>
          </table:table-cell>
          <table:table-cell table:formula="of:=IF([.B24]=&quot;&quot;;&quot;&quot;;SUM([.B24:.D24]))" office:value-type="float" office:value="10511" calcext:value-type="float">
            <text:p>10511</text:p>
          </table:table-cell>
          <table:table-cell table:formula="of:=IF([.B24]=&quot;&quot;;&quot;&quot;;([.B24]+[.C24])/([.B23]+[.C23]) - 1)" office:value-type="percentage" office:value="0.118320610687023" calcext:value-type="percentage">
            <text:p>11.83%</text:p>
          </table:table-cell>
          <table:table-cell table:formula="of:=IF([.B24]=&quot;&quot;;&quot;&quot;;([.F24]+1)/([.F23]+1) - 1)" office:value-type="percentage" office:value="0.00734222947380703" calcext:value-type="percentage">
            <text:p>0.73%</text:p>
          </table:table-cell>
          <table:table-cell table:formula="of:=IF([.B24]=&quot;&quot;;&quot;&quot;;ROUNDDOWN(LOG(([.B24]+[.C24])/([.$B$2]+[.$C$2]);2)))" office:value-type="float" office:value="6" calcext:value-type="float">
            <text:p>6</text:p>
          </table:table-cell>
          <table:table-cell table:formula="of:=IF([.B24]=&quot;&quot;;&quot;&quot;;1 / LOG(([.B24]+[.C24])/([.B23]+[.C23]);2))" office:value-type="float" office:value="6.19832714659125" calcext:value-type="float">
            <text:p>6.1983271466</text:p>
          </table:table-cell>
          <table:table-cell table:formula="of:=IF([.B24]=&quot;&quot;;&quot;&quot;;COUNT([.$A$2:.A24]) / LOG(([.B24]+[.C24])/([.$B$2]+[.$C$2]);2))" office:value-type="float" office:value="3.4796846572271" calcext:value-type="float">
            <text:p>3.4796846572</text:p>
          </table:table-cell>
          <table:table-cell table:formula="of:=IF([.B24]=&quot;&quot;;&quot;&quot;;[.E24]-[.E23])" office:value-type="float" office:value="739" calcext:value-type="float">
            <text:p>739</text:p>
          </table:table-cell>
          <table:table-cell office:value-type="float" office:value="64" calcext:value-type="float">
            <text:p>64</text:p>
          </table:table-cell>
          <table:table-cell table:formula="of:=IF([.B24]=&quot;&quot;;&quot;&quot;;IF([.L24]=&quot;?&quot;;[.B24]+[.C24];[.B24]+[.C24]-[.L24]-[.N24]))" office:value-type="float" office:value="229" calcext:value-type="float">
            <text:p>229</text:p>
          </table:table-cell>
          <table:table-cell table:formula="of:=IF([.B24]=&quot;&quot;;&quot;&quot;;[.N23])" office:value-type="float" office:value="0" calcext:value-type="float">
            <text:p>0</text:p>
          </table:table-cell>
          <table:table-cell table:formula="of:=[.O23]" office:value-type="float" office:value="184719.6" calcext:value-type="float">
            <text:p>184720</text:p>
          </table:table-cell>
          <table:table-cell table:style-name="ce8" table:formula="of:=IF([.B24]=&quot;&quot;;&quot;&quot;;IF([.I24]=0;999999;LOG([.O24];2)*[.I24]))" office:value-type="float" office:value="108.439593524625" calcext:value-type="float">
            <text:p>108</text:p>
          </table:table-cell>
          <table:table-cell table:formula="of:=IF([.B24]=&quot;&quot;;&quot;&quot;;[.A24]+[.P24])" office:value-type="date" office:date-value="2020-07-23T10:33:00.880528" calcext:value-type="date">
            <text:p>2020-07-23</text:p>
          </table:table-cell>
          <table:table-cell table:formula="of:=IF([.B24]=&quot;&quot;;&quot;&quot;;([.B24]+[.C24])-([.B23]+[.C23]))" office:value-type="float" office:value="31" calcext:value-type="float">
            <text:p>31</text:p>
          </table:table-cell>
          <table:table-cell table:formula="of:=IF([.B24]=&quot;&quot;;&quot;&quot;;SUM([.R14:.R24]))"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IF([.B24]=&quot;&quot;;&quot;&quot;;[.U23])" office:value-type="string" office:string-value="?" calcext:value-type="string">
            <text:p>?</text:p>
          </table:table-cell>
          <table:table-cell table:formula="of:=IF([.B24]=&quot;&quot;;&quot;&quot;;IF([.T24]=&quot;?&quot;;&quot;&quot;;IF([.S24]=0;0;[.T24]/[.S24])))" office:value-type="percentage" office:value="0.0454545454545455" calcext:value-type="percentage">
            <text:p>4.55%</text:p>
          </table:table-cell>
          <table:table-cell table:formula="of:=IF([.B24]&lt;&gt;&quot;&quot;;IF([.I23]=0;0;[.I24]/[.I23] - 1);IF([.W23]&gt;1.05;[.W23];0.05))" office:value-type="float" office:value="-0.0654165292681932" calcext:value-type="float">
            <text:p>-0.0654</text:p>
          </table:table-cell>
          <table:table-cell office:value-type="float" office:value="27" calcext:value-type="float">
            <text:p>27</text:p>
          </table:table-cell>
          <table:table-cell table:formula="of:=IF([.B24]&lt;&gt;&quot;&quot;;[.I24];MIN([.X24];[.Y23]*(1 + [.W24])))" office:value-type="float" office:value="6.19832714659125" calcext:value-type="float">
            <text:p>6.1983271466</text:p>
          </table:table-cell>
          <table:table-cell table:style-name="ce9" table:formula="of:=IF([.B24]&lt;&gt;&quot;&quot;;[.B24]+[.C24];MAX(0; MIN([.O23]*0.2;[.Z23]*POWER(2;1/IF([.Y24]=0;2.4;[.Y24])))))" office:value-type="float" office:value="293" calcext:value-type="float">
            <text:p>293</text:p>
          </table:table-cell>
          <table:table-cell table:formula="of:=IF([.S24]&lt;&gt;&quot;&quot;;[.S24];[.Z24]-[.Z14])" office:value-type="float" office:value="220" calcext:value-type="float">
            <text:p>220</text:p>
          </table:table-cell>
          <table:table-cell table:formula="of:=IF(AND([.T24]&lt;&gt;&quot;&quot;; [.T24]&lt;&gt;&quot;?&quot;);[.T24];[.AA24]*IF(COUNT([.V$2:.V24])=0;0;SUM([.V$2:.V24])/COUNT([.V$2:.V24])))" office:value-type="float" office:value="10" calcext:value-type="float">
            <text:p>10</text:p>
          </table:table-cell>
          <table:table-cell table:formula="of:=IF([.AB24]&gt;MIN([.AE24];MIN([.AF24];[.AG24]));&quot;!&quot;;&quot;&quot;)">
            <text:p/>
          </table:table-cell>
          <table:table-cell table:formula="of:=[.AD23]" office:value-type="float" office:value="272.657534246575" calcext:value-type="float">
            <text:p>273</text:p>
          </table:table-cell>
          <table:table-cell table:formula="of:=[.AE23]" office:value-type="float" office:value="240" calcext:value-type="float">
            <text:p>240</text:p>
          </table:table-cell>
          <table:table-cell table:formula="of:=[.AF23]" office:value-type="float" office:value="308" calcext:value-type="float">
            <text:p>308</text:p>
          </table:table-cell>
          <table:table-cell table:formula="of:=[.AG23]" office:value-type="float" office:value="3142" calcext:value-type="float">
            <text:p>3142</text:p>
          </table:table-cell>
          <table:table-cell table:formula="of:=[.AH23]" office:value-type="float" office:value="1047310" calcext:value-type="float">
            <text:p>1047310</text:p>
          </table:table-cell>
          <table:table-cell table:formula="of:=[.AI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]+1" office:value-type="date" office:date-value="2020-04-07" calcext:value-type="date">
            <text:p>2020-04-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0621" calcext:value-type="float">
            <text:p>10621</text:p>
          </table:table-cell>
          <table:table-cell table:formula="of:=IF([.B25]=&quot;&quot;;&quot;&quot;;SUM([.B25:.D25]))" office:value-type="float" office:value="10931" calcext:value-type="float">
            <text:p>10931</text:p>
          </table:table-cell>
          <table:table-cell table:formula="of:=IF([.B25]=&quot;&quot;;&quot;&quot;;([.B25]+[.C25])/([.B24]+[.C24]) - 1)" office:value-type="percentage" office:value="0.0580204778156996" calcext:value-type="percentage">
            <text:p>5.80%</text:p>
          </table:table-cell>
          <table:table-cell table:formula="of:=IF([.B25]=&quot;&quot;;&quot;&quot;;([.F25]+1)/([.F24]+1) - 1)" office:value-type="percentage" office:value="-0.0539202553320365" calcext:value-type="percentage">
            <text:p>-5.39%</text:p>
          </table:table-cell>
          <table:table-cell table:formula="of:=IF([.B25]=&quot;&quot;;&quot;&quot;;ROUNDDOWN(LOG(([.B25]+[.C25])/([.$B$2]+[.$C$2]);2)))" office:value-type="float" office:value="6" calcext:value-type="float">
            <text:p>6</text:p>
          </table:table-cell>
          <table:table-cell table:formula="of:=IF([.B25]=&quot;&quot;;&quot;&quot;;1 / LOG(([.B25]+[.C25])/([.B24]+[.C24]);2))" office:value-type="float" office:value="12.2899115129941" calcext:value-type="float">
            <text:p>12.289911513</text:p>
          </table:table-cell>
          <table:table-cell table:formula="of:=IF([.B25]=&quot;&quot;;&quot;&quot;;COUNT([.$A$2:.A25]) / LOG(([.B25]+[.C25])/([.$B$2]+[.$C$2]);2))" office:value-type="float" office:value="3.58682099497083" calcext:value-type="float">
            <text:p>3.586820995</text:p>
          </table:table-cell>
          <table:table-cell table:formula="of:=IF([.B25]=&quot;&quot;;&quot;&quot;;[.E25]-[.E24])" office:value-type="float" office:value="420" calcext:value-type="float">
            <text:p>420</text:p>
          </table:table-cell>
          <table:table-cell office:value-type="float" office:value="66" calcext:value-type="float">
            <text:p>66</text:p>
          </table:table-cell>
          <table:table-cell table:formula="of:=IF([.B25]=&quot;&quot;;&quot;&quot;;IF([.L25]=&quot;?&quot;;[.B25]+[.C25];[.B25]+[.C25]-[.L25]-[.N25]))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[.O24]" office:value-type="float" office:value="184719.6" calcext:value-type="float">
            <text:p>184720</text:p>
          </table:table-cell>
          <table:table-cell table:style-name="ce8" table:formula="of:=IF([.B25]=&quot;&quot;;&quot;&quot;;IF([.I25]=0;999999;LOG([.O25];2)*[.I25]))" office:value-type="float" office:value="215.01172451919" calcext:value-type="float">
            <text:p>215</text:p>
          </table:table-cell>
          <table:table-cell table:formula="of:=IF([.B25]=&quot;&quot;;&quot;&quot;;[.A25]+[.P25])" office:value-type="date" office:date-value="2020-11-08T00:16:52.998458" calcext:value-type="date">
            <text:p>2020-11-08</text:p>
          </table:table-cell>
          <table:table-cell table:formula="of:=IF([.B25]=&quot;&quot;;&quot;&quot;;([.B25]+[.C25])-([.B24]+[.C24]))" office:value-type="float" office:value="17" calcext:value-type="float">
            <text:p>17</text:p>
          </table:table-cell>
          <table:table-cell table:formula="of:=IF([.B25]=&quot;&quot;;&quot;&quot;;SUM([.R15:.R25]))"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formula="of:=IF([.B25]=&quot;&quot;;&quot;&quot;;[.U24])" office:value-type="string" office:string-value="?" calcext:value-type="string">
            <text:p>?</text:p>
          </table:table-cell>
          <table:table-cell table:formula="of:=IF([.B25]=&quot;&quot;;&quot;&quot;;IF([.T25]=&quot;?&quot;;&quot;&quot;;IF([.S25]=0;0;[.T25]/[.S25])))" office:value-type="percentage" office:value="0.05" calcext:value-type="percentage">
            <text:p>5.00%</text:p>
          </table:table-cell>
          <table:table-cell table:formula="of:=IF([.B25]&lt;&gt;&quot;&quot;;IF([.I24]=0;0;[.I25]/[.I24] - 1);IF([.W24]&gt;1.05;[.W24];0.05))" office:value-type="float" office:value="0.98277877600457" calcext:value-type="float">
            <text:p>0.9828</text:p>
          </table:table-cell>
          <table:table-cell table:formula="of:=[.X24]" office:value-type="float" office:value="27" calcext:value-type="float">
            <text:p>27</text:p>
          </table:table-cell>
          <table:table-cell table:formula="of:=IF([.B25]&lt;&gt;&quot;&quot;;[.I25];MIN([.X25];[.Y24]*(1 + [.W25])))" office:value-type="float" office:value="12.2899115129941" calcext:value-type="float">
            <text:p>12.289911513</text:p>
          </table:table-cell>
          <table:table-cell table:style-name="ce9" table:formula="of:=IF([.B25]&lt;&gt;&quot;&quot;;[.B25]+[.C25];MAX(0; MIN([.O24]*0.2;[.Z24]*POWER(2;1/IF([.Y25]=0;2.4;[.Y25])))))" office:value-type="float" office:value="310" calcext:value-type="float">
            <text:p>310</text:p>
          </table:table-cell>
          <table:table-cell table:formula="of:=IF([.S25]&lt;&gt;&quot;&quot;;[.S25];[.Z25]-[.Z15])" office:value-type="float" office:value="220" calcext:value-type="float">
            <text:p>220</text:p>
          </table:table-cell>
          <table:table-cell table:formula="of:=IF(AND([.T25]&lt;&gt;&quot;&quot;; [.T25]&lt;&gt;&quot;?&quot;);[.T25];[.AA25]*IF(COUNT([.V$2:.V25])=0;0;SUM([.V$2:.V25])/COUNT([.V$2:.V25])))" office:value-type="float" office:value="11" calcext:value-type="float">
            <text:p>11</text:p>
          </table:table-cell>
          <table:table-cell table:formula="of:=IF([.AB25]&gt;MIN([.AE25];MIN([.AF25];[.AG25]));&quot;!&quot;;&quot;&quot;)">
            <text:p/>
          </table:table-cell>
          <table:table-cell table:formula="of:=[.AD24]" office:value-type="float" office:value="272.657534246575" calcext:value-type="float">
            <text:p>273</text:p>
          </table:table-cell>
          <table:table-cell table:formula="of:=[.AE24]" office:value-type="float" office:value="240" calcext:value-type="float">
            <text:p>240</text:p>
          </table:table-cell>
          <table:table-cell table:formula="of:=[.AF24]" office:value-type="float" office:value="308" calcext:value-type="float">
            <text:p>308</text:p>
          </table:table-cell>
          <table:table-cell table:formula="of:=[.AG24]" office:value-type="float" office:value="3142" calcext:value-type="float">
            <text:p>3142</text:p>
          </table:table-cell>
          <table:table-cell table:formula="of:=[.AH24]" office:value-type="float" office:value="1047310" calcext:value-type="float">
            <text:p>1047310</text:p>
          </table:table-cell>
          <table:table-cell table:formula="of:=[.AI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5]+1" office:value-type="date" office:date-value="2020-04-08" calcext:value-type="date">
            <text:p>2020-04-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1346" calcext:value-type="float">
            <text:p>11346</text:p>
          </table:table-cell>
          <table:table-cell table:formula="of:=IF([.B26]=&quot;&quot;;&quot;&quot;;SUM([.B26:.D26]))" office:value-type="float" office:value="11688" calcext:value-type="float">
            <text:p>11688</text:p>
          </table:table-cell>
          <table:table-cell table:formula="of:=IF([.B26]=&quot;&quot;;&quot;&quot;;([.B26]+[.C26])/([.B25]+[.C25]) - 1)" office:value-type="percentage" office:value="0.103225806451613" calcext:value-type="percentage">
            <text:p>10.32%</text:p>
          </table:table-cell>
          <table:table-cell table:formula="of:=IF([.B26]=&quot;&quot;;&quot;&quot;;([.F26]+1)/([.F25]+1) - 1)" office:value-type="percentage" office:value="0.0427263267429761" calcext:value-type="percentage">
            <text:p>4.27%</text:p>
          </table:table-cell>
          <table:table-cell table:formula="of:=IF([.B26]=&quot;&quot;;&quot;&quot;;ROUNDDOWN(LOG(([.B26]+[.C26])/([.$B$2]+[.$C$2]);2)))" office:value-type="float" office:value="6" calcext:value-type="float">
            <text:p>6</text:p>
          </table:table-cell>
          <table:table-cell table:formula="of:=IF([.B26]=&quot;&quot;;&quot;&quot;;1 / LOG(([.B26]+[.C26])/([.B25]+[.C25]);2))" office:value-type="float" office:value="7.05576333967928" calcext:value-type="float">
            <text:p>7.0557633397</text:p>
          </table:table-cell>
          <table:table-cell table:formula="of:=IF([.B26]=&quot;&quot;;&quot;&quot;;COUNT([.$A$2:.A26]) / LOG(([.B26]+[.C26])/([.$B$2]+[.$C$2]);2))" office:value-type="float" office:value="3.65877395189655" calcext:value-type="float">
            <text:p>3.6587739519</text:p>
          </table:table-cell>
          <table:table-cell table:formula="of:=IF([.B26]=&quot;&quot;;&quot;&quot;;[.E26]-[.E25])" office:value-type="float" office:value="757" calcext:value-type="float">
            <text:p>757</text:p>
          </table:table-cell>
          <table:table-cell office:value-type="float" office:value="77" calcext:value-type="float">
            <text:p>77</text:p>
          </table:table-cell>
          <table:table-cell table:formula="of:=IF([.B26]=&quot;&quot;;&quot;&quot;;IF([.L26]=&quot;?&quot;;[.B26]+[.C26];[.B26]+[.C26]-[.L26]-[.N26]))" office:value-type="float" office:value="264" calcext:value-type="float">
            <text:p>264</text:p>
          </table:table-cell>
          <table:table-cell table:formula="of:=IF([.B26]=&quot;&quot;;&quot;&quot;;[.N25])" office:value-type="float" office:value="1" calcext:value-type="float">
            <text:p>1</text:p>
          </table:table-cell>
          <table:table-cell table:formula="of:=[.O25]" office:value-type="float" office:value="184719.6" calcext:value-type="float">
            <text:p>184720</text:p>
          </table:table-cell>
          <table:table-cell table:style-name="ce8" table:formula="of:=IF([.B26]=&quot;&quot;;&quot;&quot;;IF([.I26]=0;999999;LOG([.O26];2)*[.I26]))" office:value-type="float" office:value="123.440420369156" calcext:value-type="float">
            <text:p>123</text:p>
          </table:table-cell>
          <table:table-cell table:formula="of:=IF([.B26]=&quot;&quot;;&quot;&quot;;[.A26]+[.P26])" office:value-type="date" office:date-value="2020-08-09T10:34:12.319895" calcext:value-type="date">
            <text:p>2020-08-09</text:p>
          </table:table-cell>
          <table:table-cell table:formula="of:=IF([.B26]=&quot;&quot;;&quot;&quot;;([.B26]+[.C26])-([.B25]+[.C25]))" office:value-type="float" office:value="32" calcext:value-type="float">
            <text:p>32</text:p>
          </table:table-cell>
          <table:table-cell table:formula="of:=IF([.B26]=&quot;&quot;;&quot;&quot;;SUM([.R16:.R26]))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26]=&quot;&quot;;&quot;&quot;;IF([.T26]=&quot;?&quot;;&quot;&quot;;IF([.S26]=0;0;[.T26]/[.S26])))" office:value-type="percentage" office:value="0.0474137931034483" calcext:value-type="percentage">
            <text:p>4.74%</text:p>
          </table:table-cell>
          <table:table-cell table:formula="of:=IF([.B26]&lt;&gt;&quot;&quot;;IF([.I25]=0;0;[.I26]/[.I25] - 1);IF([.W25]&gt;1.05;[.W25];0.05))" office:value-type="float" office:value="-0.425889817659042" calcext:value-type="float">
            <text:p>-0.4259</text:p>
          </table:table-cell>
          <table:table-cell table:formula="of:=[.X25]" office:value-type="float" office:value="27" calcext:value-type="float">
            <text:p>27</text:p>
          </table:table-cell>
          <table:table-cell table:formula="of:=IF([.B26]&lt;&gt;&quot;&quot;;[.I26];MIN([.X26];[.Y25]*(1 + [.W26])))" office:value-type="float" office:value="7.05576333967928" calcext:value-type="float">
            <text:p>7.0557633397</text:p>
          </table:table-cell>
          <table:table-cell table:style-name="ce9" table:formula="of:=IF([.B26]&lt;&gt;&quot;&quot;;[.B26]+[.C26];MAX(0; MIN([.O25]*0.2;[.Z25]*POWER(2;1/IF([.Y26]=0;2.4;[.Y26])))))" office:value-type="float" office:value="342" calcext:value-type="float">
            <text:p>342</text:p>
          </table:table-cell>
          <table:table-cell table:formula="of:=IF([.S26]&lt;&gt;&quot;&quot;;[.S26];[.Z26]-[.Z16])" office:value-type="float" office:value="232" calcext:value-type="float">
            <text:p>232</text:p>
          </table:table-cell>
          <table:table-cell table:formula="of:=IF(AND([.T26]&lt;&gt;&quot;&quot;; [.T26]&lt;&gt;&quot;?&quot;);[.T26];[.AA26]*IF(COUNT([.V$2:.V26])=0;0;SUM([.V$2:.V26])/COUNT([.V$2:.V26])))" office:value-type="float" office:value="11" calcext:value-type="float">
            <text:p>11</text:p>
          </table:table-cell>
          <table:table-cell table:formula="of:=IF([.AB26]&gt;MIN([.AE26];MIN([.AF26];[.AG26]));&quot;!&quot;;&quot;&quot;)">
            <text:p/>
          </table:table-cell>
          <table:table-cell table:formula="of:=[.AD25]" office:value-type="float" office:value="272.657534246575" calcext:value-type="float">
            <text:p>273</text:p>
          </table:table-cell>
          <table:table-cell table:formula="of:=[.AE25]" office:value-type="float" office:value="240" calcext:value-type="float">
            <text:p>240</text:p>
          </table:table-cell>
          <table:table-cell table:formula="of:=[.AF25]" office:value-type="float" office:value="308" calcext:value-type="float">
            <text:p>308</text:p>
          </table:table-cell>
          <table:table-cell table:formula="of:=[.AG25]" office:value-type="float" office:value="3142" calcext:value-type="float">
            <text:p>3142</text:p>
          </table:table-cell>
          <table:table-cell table:formula="of:=[.AH25]" office:value-type="float" office:value="1047310" calcext:value-type="float">
            <text:p>1047310</text:p>
          </table:table-cell>
          <table:table-cell table:formula="of:=[.AI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6]+1" office:value-type="date" office:date-value="2020-04-09" calcext:value-type="date">
            <text:p>2020-04-0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2177" calcext:value-type="float">
            <text:p>12177</text:p>
          </table:table-cell>
          <table:table-cell table:formula="of:=IF([.B27]=&quot;&quot;;&quot;&quot;;SUM([.B27:.D27]))" office:value-type="float" office:value="12550" calcext:value-type="float">
            <text:p>12550</text:p>
          </table:table-cell>
          <table:table-cell table:formula="of:=IF([.B27]=&quot;&quot;;&quot;&quot;;([.B27]+[.C27])/([.B26]+[.C26]) - 1)" office:value-type="percentage" office:value="0.0906432748538011" calcext:value-type="percentage">
            <text:p>9.06%</text:p>
          </table:table-cell>
          <table:table-cell table:formula="of:=IF([.B27]=&quot;&quot;;&quot;&quot;;([.F27]+1)/([.F26]+1) - 1)" office:value-type="percentage" office:value="-0.011405218699771" calcext:value-type="percentage">
            <text:p>-1.14%</text:p>
          </table:table-cell>
          <table:table-cell table:formula="of:=IF([.B27]=&quot;&quot;;&quot;&quot;;ROUNDDOWN(LOG(([.B27]+[.C27])/([.$B$2]+[.$C$2]);2)))" office:value-type="float" office:value="6" calcext:value-type="float">
            <text:p>6</text:p>
          </table:table-cell>
          <table:table-cell table:formula="of:=IF([.B27]=&quot;&quot;;&quot;&quot;;1 / LOG(([.B27]+[.C27])/([.B26]+[.C26]);2))" office:value-type="float" office:value="7.98854089379641" calcext:value-type="float">
            <text:p>7.9885408938</text:p>
          </table:table-cell>
          <table:table-cell table:formula="of:=IF([.B27]=&quot;&quot;;&quot;&quot;;COUNT([.$A$2:.A27]) / LOG(([.B27]+[.C27])/([.$B$2]+[.$C$2]);2))" office:value-type="float" office:value="3.73666872317693" calcext:value-type="float">
            <text:p>3.7366687232</text:p>
          </table:table-cell>
          <table:table-cell table:formula="of:=IF([.B27]=&quot;&quot;;&quot;&quot;;[.E27]-[.E26])" office:value-type="float" office:value="862" calcext:value-type="float">
            <text:p>862</text:p>
          </table:table-cell>
          <table:table-cell office:value-type="float" office:value="82" calcext:value-type="float">
            <text:p>82</text:p>
          </table:table-cell>
          <table:table-cell table:formula="of:=IF([.B27]=&quot;&quot;;&quot;&quot;;IF([.L27]=&quot;?&quot;;[.B27]+[.C27];[.B27]+[.C27]-[.L27]-[.N27]))"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O26]" office:value-type="float" office:value="184719.6" calcext:value-type="float">
            <text:p>184720</text:p>
          </table:table-cell>
          <table:table-cell table:style-name="ce8" table:formula="of:=IF([.B27]=&quot;&quot;;&quot;&quot;;IF([.I27]=0;999999;LOG([.O27];2)*[.I27]))" office:value-type="float" office:value="139.75934262433" calcext:value-type="float">
            <text:p>140</text:p>
          </table:table-cell>
          <table:table-cell table:formula="of:=IF([.B27]=&quot;&quot;;&quot;&quot;;[.A27]+[.P27])" office:value-type="date" office:date-value="2020-08-26T18:13:27.202742" calcext:value-type="date">
            <text:p>2020-08-26</text:p>
          </table:table-cell>
          <table:table-cell table:formula="of:=IF([.B27]=&quot;&quot;;&quot;&quot;;([.B27]+[.C27])-([.B26]+[.C26]))" office:value-type="float" office:value="31" calcext:value-type="float">
            <text:p>31</text:p>
          </table:table-cell>
          <table:table-cell table:formula="of:=IF([.B27]=&quot;&quot;;&quot;&quot;;SUM([.R17:.R27]))"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27]=&quot;&quot;;&quot;&quot;;IF([.T27]=&quot;?&quot;;&quot;&quot;;IF([.S27]=0;0;[.T27]/[.S27])))" office:value-type="percentage" office:value="0.0398406374501992" calcext:value-type="percentage">
            <text:p>3.98%</text:p>
          </table:table-cell>
          <table:table-cell table:formula="of:=IF([.B27]&lt;&gt;&quot;&quot;;IF([.I26]=0;0;[.I27]/[.I26] - 1);IF([.W26]&gt;1.05;[.W26];0.05))" office:value-type="float" office:value="0.132200799433209" calcext:value-type="float">
            <text:p>0.1322</text:p>
          </table:table-cell>
          <table:table-cell table:formula="of:=[.X26]" office:value-type="float" office:value="27" calcext:value-type="float">
            <text:p>27</text:p>
          </table:table-cell>
          <table:table-cell table:formula="of:=IF([.B27]&lt;&gt;&quot;&quot;;[.I27];MIN([.X27];[.Y26]*(1 + [.W27])))" office:value-type="float" office:value="7.98854089379641" calcext:value-type="float">
            <text:p>7.9885408938</text:p>
          </table:table-cell>
          <table:table-cell table:style-name="ce9" table:formula="of:=IF([.B27]&lt;&gt;&quot;&quot;;[.B27]+[.C27];MAX(0; MIN([.O26]*0.2;[.Z26]*POWER(2;1/IF([.Y27]=0;2.4;[.Y27])))))" office:value-type="float" office:value="373" calcext:value-type="float">
            <text:p>373</text:p>
          </table:table-cell>
          <table:table-cell table:formula="of:=IF([.S27]&lt;&gt;&quot;&quot;;[.S27];[.Z27]-[.Z17])" office:value-type="float" office:value="251" calcext:value-type="float">
            <text:p>251</text:p>
          </table:table-cell>
          <table:table-cell table:formula="of:=IF(AND([.T27]&lt;&gt;&quot;&quot;; [.T27]&lt;&gt;&quot;?&quot;);[.T27];[.AA27]*IF(COUNT([.V$2:.V27])=0;0;SUM([.V$2:.V27])/COUNT([.V$2:.V27])))" office:value-type="float" office:value="10" calcext:value-type="float">
            <text:p>10</text:p>
          </table:table-cell>
          <table:table-cell table:formula="of:=IF([.AB27]&gt;MIN([.AE27];MIN([.AF27];[.AG27]));&quot;!&quot;;&quot;&quot;)">
            <text:p/>
          </table:table-cell>
          <table:table-cell table:formula="of:=[.AD26]" office:value-type="float" office:value="272.657534246575" calcext:value-type="float">
            <text:p>273</text:p>
          </table:table-cell>
          <table:table-cell table:formula="of:=[.AE26]" office:value-type="float" office:value="240" calcext:value-type="float">
            <text:p>240</text:p>
          </table:table-cell>
          <table:table-cell table:formula="of:=[.AF26]" office:value-type="float" office:value="308" calcext:value-type="float">
            <text:p>308</text:p>
          </table:table-cell>
          <table:table-cell table:formula="of:=[.AG26]" office:value-type="float" office:value="3142" calcext:value-type="float">
            <text:p>3142</text:p>
          </table:table-cell>
          <table:table-cell table:formula="of:=[.AH26]" office:value-type="float" office:value="1047310" calcext:value-type="float">
            <text:p>1047310</text:p>
          </table:table-cell>
          <table:table-cell table:formula="of:=[.AI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7]+1" office:value-type="date" office:date-value="2020-04-10" calcext:value-type="date">
            <text:p>2020-04-1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3014" calcext:value-type="float">
            <text:p>13014</text:p>
          </table:table-cell>
          <table:table-cell table:formula="of:=IF([.B28]=&quot;&quot;;&quot;&quot;;SUM([.B28:.D28]))" office:value-type="float" office:value="13421" calcext:value-type="float">
            <text:p>13421</text:p>
          </table:table-cell>
          <table:table-cell table:formula="of:=IF([.B28]=&quot;&quot;;&quot;&quot;;([.B28]+[.C28])/([.B27]+[.C27]) - 1)" office:value-type="percentage" office:value="0.0911528150134049" calcext:value-type="percentage">
            <text:p>9.12%</text:p>
          </table:table-cell>
          <table:table-cell table:formula="of:=IF([.B28]=&quot;&quot;;&quot;&quot;;([.F28]+1)/([.F27]+1) - 1)" office:value-type="percentage" office:value="0.000467192317920917" calcext:value-type="percentage">
            <text:p>0.05%</text:p>
          </table:table-cell>
          <table:table-cell table:formula="of:=IF([.B28]=&quot;&quot;;&quot;&quot;;ROUNDDOWN(LOG(([.B28]+[.C28])/([.$B$2]+[.$C$2]);2)))" office:value-type="float" office:value="7" calcext:value-type="float">
            <text:p>7</text:p>
          </table:table-cell>
          <table:table-cell table:formula="of:=IF([.B28]=&quot;&quot;;&quot;&quot;;1 / LOG(([.B28]+[.C28])/([.B27]+[.C27]);2))" office:value-type="float" office:value="7.94576765596868" calcext:value-type="float">
            <text:p>7.945767656</text:p>
          </table:table-cell>
          <table:table-cell table:formula="of:=IF([.B28]=&quot;&quot;;&quot;&quot;;COUNT([.$A$2:.A28]) / LOG(([.B28]+[.C28])/([.$B$2]+[.$C$2]);2))" office:value-type="float" office:value="3.81144769196967" calcext:value-type="float">
            <text:p>3.811447692</text:p>
          </table:table-cell>
          <table:table-cell table:formula="of:=IF([.B28]=&quot;&quot;;&quot;&quot;;[.E28]-[.E27])" office:value-type="float" office:value="871" calcext:value-type="float">
            <text:p>871</text:p>
          </table:table-cell>
          <table:table-cell office:value-type="float" office:value="93" calcext:value-type="float">
            <text:p>93</text:p>
          </table:table-cell>
          <table:table-cell table:formula="of:=IF([.B28]=&quot;&quot;;&quot;&quot;;IF([.L28]=&quot;?&quot;;[.B28]+[.C28];[.B28]+[.C28]-[.L28]-[.N28]))"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formula="of:=[.O27]" office:value-type="float" office:value="184719.6" calcext:value-type="float">
            <text:p>184720</text:p>
          </table:table-cell>
          <table:table-cell table:style-name="ce8" table:formula="of:=IF([.B28]=&quot;&quot;;&quot;&quot;;IF([.I28]=0;999999;LOG([.O28];2)*[.I28]))" office:value-type="float" office:value="139.011025793986" calcext:value-type="float">
            <text:p>139</text:p>
          </table:table-cell>
          <table:table-cell table:formula="of:=IF([.B28]=&quot;&quot;;&quot;&quot;;[.A28]+[.P28])" office:value-type="date" office:date-value="2020-08-27T00:15:52.628601" calcext:value-type="date">
            <text:p>2020-08-27</text:p>
          </table:table-cell>
          <table:table-cell table:formula="of:=IF([.B28]=&quot;&quot;;&quot;&quot;;([.B28]+[.C28])-([.B27]+[.C27]))" office:value-type="float" office:value="34" calcext:value-type="float">
            <text:p>34</text:p>
          </table:table-cell>
          <table:table-cell table:formula="of:=IF([.B28]=&quot;&quot;;&quot;&quot;;SUM([.R18:.R28]))"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8]=&quot;&quot;;&quot;&quot;;IF([.T28]=&quot;?&quot;;&quot;&quot;;IF([.S28]=0;0;[.T28]/[.S28])))" office:value-type="percentage" office:value="0.0285714285714286" calcext:value-type="percentage">
            <text:p>2.86%</text:p>
          </table:table-cell>
          <table:table-cell table:formula="of:=IF([.B28]&lt;&gt;&quot;&quot;;IF([.I27]=0;0;[.I28]/[.I27] - 1);IF([.W27]&gt;1.05;[.W27];0.05))" office:value-type="float" office:value="-0.00535432419967274" calcext:value-type="float">
            <text:p>-0.0054</text:p>
          </table:table-cell>
          <table:table-cell office:value-type="float" office:value="30" calcext:value-type="float">
            <text:p>30</text:p>
          </table:table-cell>
          <table:table-cell table:formula="of:=IF([.B28]&lt;&gt;&quot;&quot;;[.I28];MIN([.X28];[.Y27]*(1 + [.W28])))" office:value-type="float" office:value="7.94576765596868" calcext:value-type="float">
            <text:p>7.945767656</text:p>
          </table:table-cell>
          <table:table-cell table:style-name="ce9" table:formula="of:=IF([.B28]&lt;&gt;&quot;&quot;;[.B28]+[.C28];MAX(0; MIN([.O27]*0.2;[.Z27]*POWER(2;1/IF([.Y28]=0;2.4;[.Y28])))))" office:value-type="float" office:value="407" calcext:value-type="float">
            <text:p>407</text:p>
          </table:table-cell>
          <table:table-cell table:formula="of:=IF([.S28]&lt;&gt;&quot;&quot;;[.S28];[.Z28]-[.Z18])" office:value-type="float" office:value="280" calcext:value-type="float">
            <text:p>280</text:p>
          </table:table-cell>
          <table:table-cell table:formula="of:=IF(AND([.T28]&lt;&gt;&quot;&quot;; [.T28]&lt;&gt;&quot;?&quot;);[.T28];[.AA28]*IF(COUNT([.V$2:.V28])=0;0;SUM([.V$2:.V28])/COUNT([.V$2:.V28])))" office:value-type="float" office:value="8" calcext:value-type="float">
            <text:p>8</text:p>
          </table:table-cell>
          <table:table-cell table:formula="of:=IF([.AB28]&gt;MIN([.AE28];MIN([.AF28];[.AG28]));&quot;!&quot;;&quot;&quot;)">
            <text:p/>
          </table:table-cell>
          <table:table-cell table:formula="of:=[.AD27]" office:value-type="float" office:value="272.657534246575" calcext:value-type="float">
            <text:p>273</text:p>
          </table:table-cell>
          <table:table-cell table:formula="of:=[.AE27]" office:value-type="float" office:value="240" calcext:value-type="float">
            <text:p>240</text:p>
          </table:table-cell>
          <table:table-cell table:formula="of:=[.AF27]" office:value-type="float" office:value="308" calcext:value-type="float">
            <text:p>308</text:p>
          </table:table-cell>
          <table:table-cell table:formula="of:=[.AG27]" office:value-type="float" office:value="3142" calcext:value-type="float">
            <text:p>3142</text:p>
          </table:table-cell>
          <table:table-cell table:formula="of:=[.AH27]" office:value-type="float" office:value="1047310" calcext:value-type="float">
            <text:p>1047310</text:p>
          </table:table-cell>
          <table:table-cell table:formula="of:=[.AI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8]+1" office:value-type="date" office:date-value="2020-04-11" calcext:value-type="date">
            <text:p>2020-04-11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3632" calcext:value-type="float">
            <text:p>13632</text:p>
          </table:table-cell>
          <table:table-cell table:formula="of:=IF([.B29]=&quot;&quot;;&quot;&quot;;SUM([.B29:.D29]))" office:value-type="float" office:value="14060" calcext:value-type="float">
            <text:p>14060</text:p>
          </table:table-cell>
          <table:table-cell table:formula="of:=IF([.B29]=&quot;&quot;;&quot;&quot;;([.B29]+[.C29])/([.B28]+[.C28]) - 1)" office:value-type="percentage" office:value="0.0515970515970516" calcext:value-type="percentage">
            <text:p>5.16%</text:p>
          </table:table-cell>
          <table:table-cell table:formula="of:=IF([.B29]=&quot;&quot;;&quot;&quot;;([.F29]+1)/([.F28]+1) - 1)" office:value-type="percentage" office:value="-0.0362513507476653" calcext:value-type="percentage">
            <text:p>-3.63%</text:p>
          </table:table-cell>
          <table:table-cell table:formula="of:=IF([.B29]=&quot;&quot;;&quot;&quot;;ROUNDDOWN(LOG(([.B29]+[.C29])/([.$B$2]+[.$C$2]);2)))" office:value-type="float" office:value="7" calcext:value-type="float">
            <text:p>7</text:p>
          </table:table-cell>
          <table:table-cell table:formula="of:=IF([.B29]=&quot;&quot;;&quot;&quot;;1 / LOG(([.B29]+[.C29])/([.B28]+[.C28]);2))" office:value-type="float" office:value="13.7775201921464" calcext:value-type="float">
            <text:p>13.7775201921</text:p>
          </table:table-cell>
          <table:table-cell table:formula="of:=IF([.B29]=&quot;&quot;;&quot;&quot;;COUNT([.$A$2:.A29]) / LOG(([.B29]+[.C29])/([.$B$2]+[.$C$2]);2))" office:value-type="float" office:value="3.91252462092735" calcext:value-type="float">
            <text:p>3.9125246209</text:p>
          </table:table-cell>
          <table:table-cell table:formula="of:=IF([.B29]=&quot;&quot;;&quot;&quot;;[.E29]-[.E28])" office:value-type="float" office:value="639" calcext:value-type="float">
            <text:p>639</text:p>
          </table:table-cell>
          <table:table-cell office:value-type="float" office:value="95" calcext:value-type="float">
            <text:p>95</text:p>
          </table:table-cell>
          <table:table-cell table:formula="of:=IF([.B29]=&quot;&quot;;&quot;&quot;;IF([.L29]=&quot;?&quot;;[.B29]+[.C29];[.B29]+[.C29]-[.L29]-[.N29])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formula="of:=[.O28]" office:value-type="float" office:value="184719.6" calcext:value-type="float">
            <text:p>184720</text:p>
          </table:table-cell>
          <table:table-cell table:style-name="ce8" table:formula="of:=IF([.B29]=&quot;&quot;;&quot;&quot;;IF([.I29]=0;999999;LOG([.O29];2)*[.I29]))" office:value-type="float" office:value="241.037404783533" calcext:value-type="float">
            <text:p>241</text:p>
          </table:table-cell>
          <table:table-cell table:formula="of:=IF([.B29]=&quot;&quot;;&quot;&quot;;[.A29]+[.P29])" office:value-type="date" office:date-value="2020-12-08T00:53:51.773297" calcext:value-type="date">
            <text:p>2020-12-08</text:p>
          </table:table-cell>
          <table:table-cell table:formula="of:=IF([.B29]=&quot;&quot;;&quot;&quot;;([.B29]+[.C29])-([.B28]+[.C28]))" office:value-type="float" office:value="21" calcext:value-type="float">
            <text:p>21</text:p>
          </table:table-cell>
          <table:table-cell table:formula="of:=IF([.B29]=&quot;&quot;;&quot;&quot;;SUM([.R19:.R29]))"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29]=&quot;&quot;;&quot;&quot;;IF([.T29]=&quot;?&quot;;&quot;&quot;;IF([.S29]=0;0;[.T29]/[.S29])))" office:value-type="percentage" office:value="0.0284697508896797" calcext:value-type="percentage">
            <text:p>2.85%</text:p>
          </table:table-cell>
          <table:table-cell table:formula="of:=IF([.B29]&lt;&gt;&quot;&quot;;IF([.I28]=0;0;[.I29]/[.I28] - 1);IF([.W28]&gt;1.05;[.W28];0.05))" office:value-type="float" office:value="0.733944508407198" calcext:value-type="float">
            <text:p>0.7339</text:p>
          </table:table-cell>
          <table:table-cell table:formula="of:=[.X28]" office:value-type="float" office:value="30" calcext:value-type="float">
            <text:p>30</text:p>
          </table:table-cell>
          <table:table-cell table:formula="of:=IF([.B29]&lt;&gt;&quot;&quot;;[.I29];MIN([.X29];[.Y28]*(1 + [.W29])))" office:value-type="float" office:value="13.7775201921464" calcext:value-type="float">
            <text:p>13.7775201921</text:p>
          </table:table-cell>
          <table:table-cell table:style-name="ce9" table:formula="of:=IF([.B29]&lt;&gt;&quot;&quot;;[.B29]+[.C29];MAX(0; MIN([.O28]*0.2;[.Z28]*POWER(2;1/IF([.Y29]=0;2.4;[.Y29])))))" office:value-type="float" office:value="428" calcext:value-type="float">
            <text:p>428</text:p>
          </table:table-cell>
          <table:table-cell table:formula="of:=IF([.S29]&lt;&gt;&quot;&quot;;[.S29];[.Z29]-[.Z19])" office:value-type="float" office:value="281" calcext:value-type="float">
            <text:p>281</text:p>
          </table:table-cell>
          <table:table-cell table:formula="of:=IF(AND([.T29]&lt;&gt;&quot;&quot;; [.T29]&lt;&gt;&quot;?&quot;);[.T29];[.AA29]*IF(COUNT([.V$2:.V29])=0;0;SUM([.V$2:.V29])/COUNT([.V$2:.V29])))" office:value-type="float" office:value="8" calcext:value-type="float">
            <text:p>8</text:p>
          </table:table-cell>
          <table:table-cell table:formula="of:=IF([.AB29]&gt;MIN([.AE29];MIN([.AF29];[.AG29]));&quot;!&quot;;&quot;&quot;)">
            <text:p/>
          </table:table-cell>
          <table:table-cell table:formula="of:=[.AD28]" office:value-type="float" office:value="272.657534246575" calcext:value-type="float">
            <text:p>273</text:p>
          </table:table-cell>
          <table:table-cell table:formula="of:=[.AE28]" office:value-type="float" office:value="240" calcext:value-type="float">
            <text:p>240</text:p>
          </table:table-cell>
          <table:table-cell table:formula="of:=[.AF28]" office:value-type="float" office:value="308" calcext:value-type="float">
            <text:p>308</text:p>
          </table:table-cell>
          <table:table-cell table:formula="of:=[.AG28]" office:value-type="float" office:value="3142" calcext:value-type="float">
            <text:p>3142</text:p>
          </table:table-cell>
          <table:table-cell table:formula="of:=[.AH28]" office:value-type="float" office:value="1047310" calcext:value-type="float">
            <text:p>1047310</text:p>
          </table:table-cell>
          <table:table-cell table:formula="of:=[.AI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9]+1" office:value-type="date" office:date-value="2020-04-12" calcext:value-type="date">
            <text:p>2020-04-12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14295" calcext:value-type="float">
            <text:p>14295</text:p>
          </table:table-cell>
          <table:table-cell table:formula="of:=IF([.B30]=&quot;&quot;;&quot;&quot;;SUM([.B30:.D30]))" office:value-type="float" office:value="14740" calcext:value-type="float">
            <text:p>14740</text:p>
          </table:table-cell>
          <table:table-cell table:formula="of:=IF([.B30]=&quot;&quot;;&quot;&quot;;([.B30]+[.C30])/([.B29]+[.C29]) - 1)" office:value-type="percentage" office:value="0.0397196261682242" calcext:value-type="percentage">
            <text:p>3.97%</text:p>
          </table:table-cell>
          <table:table-cell table:formula="of:=IF([.B30]=&quot;&quot;;&quot;&quot;;([.F30]+1)/([.F29]+1) - 1)" office:value-type="percentage" office:value="-0.0112946545549831" calcext:value-type="percentage">
            <text:p>-1.13%</text:p>
          </table:table-cell>
          <table:table-cell table:formula="of:=IF([.B30]=&quot;&quot;;&quot;&quot;;ROUNDDOWN(LOG(([.B30]+[.C30])/([.$B$2]+[.$C$2]);2)))" office:value-type="float" office:value="7" calcext:value-type="float">
            <text:p>7</text:p>
          </table:table-cell>
          <table:table-cell table:formula="of:=IF([.B30]=&quot;&quot;;&quot;&quot;;1 / LOG(([.B30]+[.C30])/([.B29]+[.C29]);2))" office:value-type="float" office:value="17.7953233488686" calcext:value-type="float">
            <text:p>17.7953233489</text:p>
          </table:table-cell>
          <table:table-cell table:formula="of:=IF([.B30]=&quot;&quot;;&quot;&quot;;COUNT([.$A$2:.A30]) / LOG(([.B30]+[.C30])/([.$B$2]+[.$C$2]);2))" office:value-type="float" office:value="4.02068627831962" calcext:value-type="float">
            <text:p>4.0206862783</text:p>
          </table:table-cell>
          <table:table-cell table:formula="of:=IF([.B30]=&quot;&quot;;&quot;&quot;;[.E30]-[.E29])" office:value-type="float" office:value="680" calcext:value-type="float">
            <text:p>680</text:p>
          </table:table-cell>
          <table:table-cell office:value-type="float" office:value="97" calcext:value-type="float">
            <text:p>97</text:p>
          </table:table-cell>
          <table:table-cell table:formula="of:=IF([.B30]=&quot;&quot;;&quot;&quot;;IF([.L30]=&quot;?&quot;;[.B30]+[.C30];[.B30]+[.C30]-[.L30]-[.N30]))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O29]" office:value-type="float" office:value="184719.6" calcext:value-type="float">
            <text:p>184720</text:p>
          </table:table-cell>
          <table:table-cell table:style-name="ce8" table:formula="of:=IF([.B30]=&quot;&quot;;&quot;&quot;;IF([.I30]=0;999999;LOG([.O30];2)*[.I30]))" office:value-type="float" office:value="311.328780322901" calcext:value-type="float">
            <text:p>311</text:p>
          </table:table-cell>
          <table:table-cell table:formula="of:=IF([.B30]=&quot;&quot;;&quot;&quot;;[.A30]+[.P30])" office:value-type="date" office:date-value="2021-02-17T07:53:26.619899" calcext:value-type="date">
            <text:p>2021-02-17</text:p>
          </table:table-cell>
          <table:table-cell table:formula="of:=IF([.B30]=&quot;&quot;;&quot;&quot;;([.B30]+[.C30])-([.B29]+[.C29]))" office:value-type="float" office:value="17" calcext:value-type="float">
            <text:p>17</text:p>
          </table:table-cell>
          <table:table-cell table:formula="of:=IF([.B30]=&quot;&quot;;&quot;&quot;;SUM([.R20:.R30]))"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0]=&quot;&quot;;&quot;&quot;;IF([.T30]=&quot;?&quot;;&quot;&quot;;IF([.S30]=0;0;[.T30]/[.S30])))" office:value-type="percentage" office:value="0.0330882352941176" calcext:value-type="percentage">
            <text:p>3.31%</text:p>
          </table:table-cell>
          <table:table-cell table:formula="of:=IF([.B30]&lt;&gt;&quot;&quot;;IF([.I29]=0;0;[.I30]/[.I29] - 1);IF([.W29]&gt;1.05;[.W29];0.05))" office:value-type="float" office:value="0.291620197298812" calcext:value-type="float">
            <text:p>0.2916</text:p>
          </table:table-cell>
          <table:table-cell office:value-type="float" office:value="31" calcext:value-type="float">
            <text:p>31</text:p>
          </table:table-cell>
          <table:table-cell table:formula="of:=IF([.B30]&lt;&gt;&quot;&quot;;[.I30];MIN([.X30];[.Y29]*(1 + [.W30])))" office:value-type="float" office:value="17.7953233488686" calcext:value-type="float">
            <text:p>17.7953233489</text:p>
          </table:table-cell>
          <table:table-cell table:style-name="ce9" table:formula="of:=IF([.B30]&lt;&gt;&quot;&quot;;[.B30]+[.C30];MAX(0; MIN([.O29]*0.2;[.Z29]*POWER(2;1/IF([.Y30]=0;2.4;[.Y30])))))" office:value-type="float" office:value="445" calcext:value-type="float">
            <text:p>445</text:p>
          </table:table-cell>
          <table:table-cell table:formula="of:=IF([.S30]&lt;&gt;&quot;&quot;;[.S30];[.Z30]-[.Z20])" office:value-type="float" office:value="272" calcext:value-type="float">
            <text:p>272</text:p>
          </table:table-cell>
          <table:table-cell table:formula="of:=IF(AND([.T30]&lt;&gt;&quot;&quot;; [.T30]&lt;&gt;&quot;?&quot;);[.T30];[.AA30]*IF(COUNT([.V$2:.V30])=0;0;SUM([.V$2:.V30])/COUNT([.V$2:.V30])))" office:value-type="float" office:value="9" calcext:value-type="float">
            <text:p>9</text:p>
          </table:table-cell>
          <table:table-cell table:formula="of:=IF([.AB30]&gt;MIN([.AE30];MIN([.AF30];[.AG30]));&quot;!&quot;;&quot;&quot;)">
            <text:p/>
          </table:table-cell>
          <table:table-cell table:formula="of:=[.AD29]" office:value-type="float" office:value="272.657534246575" calcext:value-type="float">
            <text:p>273</text:p>
          </table:table-cell>
          <table:table-cell table:formula="of:=[.AE29]" office:value-type="float" office:value="240" calcext:value-type="float">
            <text:p>240</text:p>
          </table:table-cell>
          <table:table-cell table:formula="of:=[.AF29]" office:value-type="float" office:value="308" calcext:value-type="float">
            <text:p>308</text:p>
          </table:table-cell>
          <table:table-cell table:formula="of:=[.AG29]" office:value-type="float" office:value="3142" calcext:value-type="float">
            <text:p>3142</text:p>
          </table:table-cell>
          <table:table-cell table:formula="of:=[.AH29]" office:value-type="float" office:value="1047310" calcext:value-type="float">
            <text:p>1047310</text:p>
          </table:table-cell>
          <table:table-cell table:formula="of:=[.AI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0]+1" office:value-type="date" office:date-value="2020-04-13" calcext:value-type="date">
            <text:p>2020-04-1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5580" calcext:value-type="float">
            <text:p>15580</text:p>
          </table:table-cell>
          <table:table-cell table:formula="of:=IF([.B31]=&quot;&quot;;&quot;&quot;;SUM([.B31:.D31]))" office:value-type="float" office:value="16054" calcext:value-type="float">
            <text:p>16054</text:p>
          </table:table-cell>
          <table:table-cell table:formula="of:=IF([.B31]=&quot;&quot;;&quot;&quot;;([.B31]+[.C31])/([.B30]+[.C30]) - 1)" office:value-type="percentage" office:value="0.0651685393258428" calcext:value-type="percentage">
            <text:p>6.52%</text:p>
          </table:table-cell>
          <table:table-cell table:formula="of:=IF([.B31]=&quot;&quot;;&quot;&quot;;([.F31]+1)/([.F30]+1) - 1)" office:value-type="percentage" office:value="0.0244767074864287" calcext:value-type="percentage">
            <text:p>2.45%</text:p>
          </table:table-cell>
          <table:table-cell table:formula="of:=IF([.B31]=&quot;&quot;;&quot;&quot;;ROUNDDOWN(LOG(([.B31]+[.C31])/([.$B$2]+[.$C$2]);2)))" office:value-type="float" office:value="7" calcext:value-type="float">
            <text:p>7</text:p>
          </table:table-cell>
          <table:table-cell table:formula="of:=IF([.B31]=&quot;&quot;;&quot;&quot;;1 / LOG(([.B31]+[.C31])/([.B30]+[.C30]);2))" office:value-type="float" office:value="10.9791511027019" calcext:value-type="float">
            <text:p>10.9791511027</text:p>
          </table:table-cell>
          <table:table-cell table:formula="of:=IF([.B31]=&quot;&quot;;&quot;&quot;;COUNT([.$A$2:.A31]) / LOG(([.B31]+[.C31])/([.$B$2]+[.$C$2]);2))" office:value-type="float" office:value="4.10746174267176" calcext:value-type="float">
            <text:p>4.1074617427</text:p>
          </table:table-cell>
          <table:table-cell table:formula="of:=IF([.B31]=&quot;&quot;;&quot;&quot;;[.E31]-[.E30])" office:value-type="float" office:value="1314" calcext:value-type="float">
            <text:p>1314</text:p>
          </table:table-cell>
          <table:table-cell office:value-type="float" office:value="101" calcext:value-type="float">
            <text:p>101</text:p>
          </table:table-cell>
          <table:table-cell table:formula="of:=IF([.B31]=&quot;&quot;;&quot;&quot;;IF([.L31]=&quot;?&quot;;[.B31]+[.C31];[.B31]+[.C31]-[.L31]-[.N31]))"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table:formula="of:=[.O30]" office:value-type="float" office:value="184719.6" calcext:value-type="float">
            <text:p>184720</text:p>
          </table:table-cell>
          <table:table-cell table:style-name="ce8" table:formula="of:=IF([.B31]=&quot;&quot;;&quot;&quot;;IF([.I31]=0;999999;LOG([.O31];2)*[.I31]))" office:value-type="float" office:value="192.080000726839" calcext:value-type="float">
            <text:p>192</text:p>
          </table:table-cell>
          <table:table-cell table:formula="of:=IF([.B31]=&quot;&quot;;&quot;&quot;;[.A31]+[.P31])" office:value-type="date" office:date-value="2020-10-22T01:55:12.062799" calcext:value-type="date">
            <text:p>2020-10-22</text:p>
          </table:table-cell>
          <table:table-cell table:formula="of:=IF([.B31]=&quot;&quot;;&quot;&quot;;([.B31]+[.C31])-([.B30]+[.C30]))" office:value-type="float" office:value="29" calcext:value-type="float">
            <text:p>29</text:p>
          </table:table-cell>
          <table:table-cell table:formula="of:=IF([.B31]=&quot;&quot;;&quot;&quot;;SUM([.R21:.R31]))"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1]=&quot;&quot;;&quot;&quot;;IF([.T31]=&quot;?&quot;;&quot;&quot;;IF([.S31]=0;0;[.T31]/[.S31])))" office:value-type="percentage" office:value="0.0320284697508897" calcext:value-type="percentage">
            <text:p>3.20%</text:p>
          </table:table-cell>
          <table:table-cell table:formula="of:=IF([.B31]&lt;&gt;&quot;&quot;;IF([.I30]=0;0;[.I31]/[.I30] - 1);IF([.W30]&gt;1.05;[.W30];0.05))" office:value-type="float" office:value="-0.383031660203019" calcext:value-type="float">
            <text:p>-0.3830</text:p>
          </table:table-cell>
          <table:table-cell table:formula="of:=[.X30]" office:value-type="float" office:value="31" calcext:value-type="float">
            <text:p>31</text:p>
          </table:table-cell>
          <table:table-cell table:formula="of:=IF([.B31]&lt;&gt;&quot;&quot;;[.I31];MIN([.X31];[.Y30]*(1 + [.W31])))" office:value-type="float" office:value="10.9791511027019" calcext:value-type="float">
            <text:p>10.9791511027</text:p>
          </table:table-cell>
          <table:table-cell table:style-name="ce9" table:formula="of:=IF([.B31]&lt;&gt;&quot;&quot;;[.B31]+[.C31];MAX(0; MIN([.O30]*0.2;[.Z30]*POWER(2;1/IF([.Y31]=0;2.4;[.Y31])))))" office:value-type="float" office:value="474" calcext:value-type="float">
            <text:p>474</text:p>
          </table:table-cell>
          <table:table-cell table:formula="of:=IF([.S31]&lt;&gt;&quot;&quot;;[.S31];[.Z31]-[.Z21])" office:value-type="float" office:value="281" calcext:value-type="float">
            <text:p>281</text:p>
          </table:table-cell>
          <table:table-cell table:formula="of:=IF(AND([.T31]&lt;&gt;&quot;&quot;; [.T31]&lt;&gt;&quot;?&quot;);[.T31];[.AA31]*IF(COUNT([.V$2:.V31])=0;0;SUM([.V$2:.V31])/COUNT([.V$2:.V31])))" office:value-type="float" office:value="9" calcext:value-type="float">
            <text:p>9</text:p>
          </table:table-cell>
          <table:table-cell table:formula="of:=IF([.AB31]&gt;MIN([.AE31];MIN([.AF31];[.AG31]));&quot;!&quot;;&quot;&quot;)">
            <text:p/>
          </table:table-cell>
          <table:table-cell table:formula="of:=[.AD30]" office:value-type="float" office:value="272.657534246575" calcext:value-type="float">
            <text:p>273</text:p>
          </table:table-cell>
          <table:table-cell table:formula="of:=[.AE30]" office:value-type="float" office:value="240" calcext:value-type="float">
            <text:p>240</text:p>
          </table:table-cell>
          <table:table-cell table:formula="of:=[.AF30]" office:value-type="float" office:value="308" calcext:value-type="float">
            <text:p>308</text:p>
          </table:table-cell>
          <table:table-cell table:formula="of:=[.AG30]" office:value-type="float" office:value="3142" calcext:value-type="float">
            <text:p>3142</text:p>
          </table:table-cell>
          <table:table-cell table:formula="of:=[.AH30]" office:value-type="float" office:value="1047310" calcext:value-type="float">
            <text:p>1047310</text:p>
          </table:table-cell>
          <table:table-cell table:formula="of:=[.AI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1]+1" office:value-type="date" office:date-value="2020-04-14" calcext:value-type="date">
            <text:p>2020-04-14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6755" calcext:value-type="float">
            <text:p>16755</text:p>
          </table:table-cell>
          <table:table-cell table:formula="of:=IF([.B32]=&quot;&quot;;&quot;&quot;;SUM([.B32:.D32]))" office:value-type="float" office:value="17272" calcext:value-type="float">
            <text:p>17272</text:p>
          </table:table-cell>
          <table:table-cell table:formula="of:=IF([.B32]=&quot;&quot;;&quot;&quot;;([.B32]+[.C32])/([.B31]+[.C31]) - 1)" office:value-type="percentage" office:value="0.090717299578059" calcext:value-type="percentage">
            <text:p>9.07%</text:p>
          </table:table-cell>
          <table:table-cell table:formula="of:=IF([.B32]=&quot;&quot;;&quot;&quot;;([.F32]+1)/([.F31]+1) - 1)" office:value-type="percentage" office:value="0.0239856504477558" calcext:value-type="percentage">
            <text:p>2.40%</text:p>
          </table:table-cell>
          <table:table-cell table:formula="of:=IF([.B32]=&quot;&quot;;&quot;&quot;;ROUNDDOWN(LOG(([.B32]+[.C32])/([.$B$2]+[.$C$2]);2)))" office:value-type="float" office:value="7" calcext:value-type="float">
            <text:p>7</text:p>
          </table:table-cell>
          <table:table-cell table:formula="of:=IF([.B32]=&quot;&quot;;&quot;&quot;;1 / LOG(([.B32]+[.C32])/([.B31]+[.C31]);2))" office:value-type="float" office:value="7.98229709033834" calcext:value-type="float">
            <text:p>7.9822970903</text:p>
          </table:table-cell>
          <table:table-cell table:formula="of:=IF([.B32]=&quot;&quot;;&quot;&quot;;COUNT([.$A$2:.A32]) / LOG(([.B32]+[.C32])/([.$B$2]+[.$C$2]);2))" office:value-type="float" office:value="4.17280362151961" calcext:value-type="float">
            <text:p>4.1728036215</text:p>
          </table:table-cell>
          <table:table-cell table:formula="of:=IF([.B32]=&quot;&quot;;&quot;&quot;;[.E32]-[.E31])" office:value-type="float" office:value="1218" calcext:value-type="float">
            <text:p>1218</text:p>
          </table:table-cell>
          <table:table-cell office:value-type="float" office:value="124" calcext:value-type="float">
            <text:p>124</text:p>
          </table:table-cell>
          <table:table-cell table:formula="of:=IF([.B32]=&quot;&quot;;&quot;&quot;;IF([.L32]=&quot;?&quot;;[.B32]+[.C32];[.B32]+[.C32]-[.L32]-[.N32]))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O31]" office:value-type="float" office:value="184719.6" calcext:value-type="float">
            <text:p>184720</text:p>
          </table:table-cell>
          <table:table-cell table:style-name="ce8" table:formula="of:=IF([.B32]=&quot;&quot;;&quot;&quot;;IF([.I32]=0;999999;LOG([.O32];2)*[.I32]))" office:value-type="float" office:value="139.650107423762" calcext:value-type="float">
            <text:p>140</text:p>
          </table:table-cell>
          <table:table-cell table:formula="of:=IF([.B32]=&quot;&quot;;&quot;&quot;;[.A32]+[.P32])" office:value-type="date" office:date-value="2020-08-31T15:36:09.281414" calcext:value-type="date">
            <text:p>2020-08-31</text:p>
          </table:table-cell>
          <table:table-cell table:formula="of:=IF([.B32]=&quot;&quot;;&quot;&quot;;([.B32]+[.C32])-([.B31]+[.C31]))" office:value-type="float" office:value="43" calcext:value-type="float">
            <text:p>43</text:p>
          </table:table-cell>
          <table:table-cell table:formula="of:=IF([.B32]=&quot;&quot;;&quot;&quot;;SUM([.R22:.R32]))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32]=&quot;&quot;;&quot;&quot;;IF([.T32]=&quot;?&quot;;&quot;&quot;;IF([.S32]=0;0;[.T32]/[.S32])))" office:value-type="percentage" office:value="0.032258064516129" calcext:value-type="percentage">
            <text:p>3.23%</text:p>
          </table:table-cell>
          <table:table-cell table:formula="of:=IF([.B32]&lt;&gt;&quot;&quot;;IF([.I31]=0;0;[.I32]/[.I31] - 1);IF([.W31]&gt;1.05;[.W31];0.05))" office:value-type="float" office:value="-0.272958627158892" calcext:value-type="float">
            <text:p>-0.2730</text:p>
          </table:table-cell>
          <table:table-cell table:formula="of:=[.X31]" office:value-type="float" office:value="31" calcext:value-type="float">
            <text:p>31</text:p>
          </table:table-cell>
          <table:table-cell table:formula="of:=IF([.B32]&lt;&gt;&quot;&quot;;[.I32];MIN([.X32];[.Y31]*(1 + [.W32])))" office:value-type="float" office:value="7.98229709033834" calcext:value-type="float">
            <text:p>7.9822970903</text:p>
          </table:table-cell>
          <table:table-cell table:style-name="ce9" table:formula="of:=IF([.B32]&lt;&gt;&quot;&quot;;[.B32]+[.C32];MAX(0; MIN([.O31]*0.2;[.Z31]*POWER(2;1/IF([.Y32]=0;2.4;[.Y32])))))" office:value-type="float" office:value="517" calcext:value-type="float">
            <text:p>517</text:p>
          </table:table-cell>
          <table:table-cell table:formula="of:=IF([.S32]&lt;&gt;&quot;&quot;;[.S32];[.Z32]-[.Z22])" office:value-type="float" office:value="310" calcext:value-type="float">
            <text:p>310</text:p>
          </table:table-cell>
          <table:table-cell table:formula="of:=IF(AND([.T32]&lt;&gt;&quot;&quot;; [.T32]&lt;&gt;&quot;?&quot;);[.T32];[.AA32]*IF(COUNT([.V$2:.V32])=0;0;SUM([.V$2:.V32])/COUNT([.V$2:.V32])))" office:value-type="float" office:value="10" calcext:value-type="float">
            <text:p>10</text:p>
          </table:table-cell>
          <table:table-cell table:formula="of:=IF([.AB32]&gt;MIN([.AE32];MIN([.AF32];[.AG32]));&quot;!&quot;;&quot;&quot;)">
            <text:p/>
          </table:table-cell>
          <table:table-cell table:formula="of:=[.AD31]" office:value-type="float" office:value="272.657534246575" calcext:value-type="float">
            <text:p>273</text:p>
          </table:table-cell>
          <table:table-cell table:formula="of:=[.AE31]" office:value-type="float" office:value="240" calcext:value-type="float">
            <text:p>240</text:p>
          </table:table-cell>
          <table:table-cell table:formula="of:=[.AF31]" office:value-type="float" office:value="308" calcext:value-type="float">
            <text:p>308</text:p>
          </table:table-cell>
          <table:table-cell table:formula="of:=[.AG31]" office:value-type="float" office:value="3142" calcext:value-type="float">
            <text:p>3142</text:p>
          </table:table-cell>
          <table:table-cell table:formula="of:=[.AH31]" office:value-type="float" office:value="1047310" calcext:value-type="float">
            <text:p>1047310</text:p>
          </table:table-cell>
          <table:table-cell table:formula="of:=[.AI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2]+1" office:value-type="date" office:date-value="2020-04-15" calcext:value-type="date">
            <text:p>2020-04-15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17419" calcext:value-type="float">
            <text:p>17419</text:p>
          </table:table-cell>
          <table:table-cell table:formula="of:=IF([.B33]=&quot;&quot;;&quot;&quot;;SUM([.B33:.D33]))" office:value-type="float" office:value="17968" calcext:value-type="float">
            <text:p>17968</text:p>
          </table:table-cell>
          <table:table-cell table:formula="of:=IF([.B33]=&quot;&quot;;&quot;&quot;;([.B33]+[.C33])/([.B32]+[.C32]) - 1)" office:value-type="percentage" office:value="0.0618955512572534" calcext:value-type="percentage">
            <text:p>6.19%</text:p>
          </table:table-cell>
          <table:table-cell table:formula="of:=IF([.B33]=&quot;&quot;;&quot;&quot;;([.F33]+1)/([.F32]+1) - 1)" office:value-type="percentage" office:value="-0.0264245816326147" calcext:value-type="percentage">
            <text:p>-2.64%</text:p>
          </table:table-cell>
          <table:table-cell table:formula="of:=IF([.B33]=&quot;&quot;;&quot;&quot;;ROUNDDOWN(LOG(([.B33]+[.C33])/([.$B$2]+[.$C$2]);2)))" office:value-type="float" office:value="7" calcext:value-type="float">
            <text:p>7</text:p>
          </table:table-cell>
          <table:table-cell table:formula="of:=IF([.B33]=&quot;&quot;;&quot;&quot;;1 / LOG(([.B33]+[.C33])/([.B32]+[.C32]);2))" office:value-type="float" office:value="11.5417639891275" calcext:value-type="float">
            <text:p>11.5417639891</text:p>
          </table:table-cell>
          <table:table-cell table:formula="of:=IF([.B33]=&quot;&quot;;&quot;&quot;;COUNT([.$A$2:.A33]) / LOG(([.B33]+[.C33])/([.$B$2]+[.$C$2]);2))" office:value-type="float" office:value="4.25775386039181" calcext:value-type="float">
            <text:p>4.2577538604</text:p>
          </table:table-cell>
          <table:table-cell table:formula="of:=IF([.B33]=&quot;&quot;;&quot;&quot;;[.E33]-[.E32])" office:value-type="float" office:value="696" calcext:value-type="float">
            <text:p>696</text:p>
          </table:table-cell>
          <table:table-cell office:value-type="float" office:value="137" calcext:value-type="float">
            <text:p>137</text:p>
          </table:table-cell>
          <table:table-cell table:formula="of:=IF([.B33]=&quot;&quot;;&quot;&quot;;IF([.L33]=&quot;?&quot;;[.B33]+[.C33];[.B33]+[.C33]-[.L33]-[.N33]))" office:value-type="float" office:value="409" calcext:value-type="float">
            <text:p>409</text:p>
          </table:table-cell>
          <table:table-cell table:formula="of:=IF([.B33]=&quot;&quot;;&quot;&quot;;[.N32])" office:value-type="float" office:value="3" calcext:value-type="float">
            <text:p>3</text:p>
          </table:table-cell>
          <table:table-cell table:formula="of:=[.O32]" office:value-type="float" office:value="184719.6" calcext:value-type="float">
            <text:p>184720</text:p>
          </table:table-cell>
          <table:table-cell table:style-name="ce8" table:formula="of:=IF([.B33]=&quot;&quot;;&quot;&quot;;IF([.I33]=0;999999;LOG([.O33];2)*[.I33]))" office:value-type="float" office:value="201.922900475888" calcext:value-type="float">
            <text:p>202</text:p>
          </table:table-cell>
          <table:table-cell table:formula="of:=IF([.B33]=&quot;&quot;;&quot;&quot;;[.A33]+[.P33])" office:value-type="date" office:date-value="2020-11-02T22:08:58.601117" calcext:value-type="date">
            <text:p>2020-11-02</text:p>
          </table:table-cell>
          <table:table-cell table:formula="of:=IF([.B33]=&quot;&quot;;&quot;&quot;;([.B33]+[.C33])-([.B32]+[.C32]))" office:value-type="float" office:value="32" calcext:value-type="float">
            <text:p>32</text:p>
          </table:table-cell>
          <table:table-cell table:formula="of:=IF([.B33]=&quot;&quot;;&quot;&quot;;SUM([.R23:.R33]))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33]=&quot;&quot;;&quot;&quot;;IF([.T33]=&quot;?&quot;;&quot;&quot;;IF([.S33]=0;0;[.T33]/[.S33])))" office:value-type="percentage" office:value="0.0287539936102236" calcext:value-type="percentage">
            <text:p>2.88%</text:p>
          </table:table-cell>
          <table:table-cell table:formula="of:=IF([.B33]&lt;&gt;&quot;&quot;;IF([.I32]=0;0;[.I33]/[.I32] - 1);IF([.W32]&gt;1.05;[.W32];0.05))" office:value-type="float" office:value="0.445920122804931" calcext:value-type="float">
            <text:p>0.4459</text:p>
          </table:table-cell>
          <table:table-cell office:value-type="float" office:value="30" calcext:value-type="float">
            <text:p>30</text:p>
          </table:table-cell>
          <table:table-cell table:formula="of:=IF([.B33]&lt;&gt;&quot;&quot;;[.I33];MIN([.X33];[.Y32]*(1 + [.W33])))" office:value-type="float" office:value="11.5417639891275" calcext:value-type="float">
            <text:p>11.5417639891</text:p>
          </table:table-cell>
          <table:table-cell table:style-name="ce9" table:formula="of:=IF([.B33]&lt;&gt;&quot;&quot;;[.B33]+[.C33];MAX(0; MIN([.O32]*0.2;[.Z32]*POWER(2;1/IF([.Y33]=0;2.4;[.Y33])))))" office:value-type="float" office:value="549" calcext:value-type="float">
            <text:p>549</text:p>
          </table:table-cell>
          <table:table-cell table:formula="of:=IF([.S33]&lt;&gt;&quot;&quot;;[.S33];[.Z33]-[.Z23])" office:value-type="float" office:value="313" calcext:value-type="float">
            <text:p>313</text:p>
          </table:table-cell>
          <table:table-cell table:formula="of:=IF(AND([.T33]&lt;&gt;&quot;&quot;; [.T33]&lt;&gt;&quot;?&quot;);[.T33];[.AA33]*IF(COUNT([.V$2:.V33])=0;0;SUM([.V$2:.V33])/COUNT([.V$2:.V33])))" office:value-type="float" office:value="9" calcext:value-type="float">
            <text:p>9</text:p>
          </table:table-cell>
          <table:table-cell table:formula="of:=IF([.AB33]&gt;MIN([.AE33];MIN([.AF33];[.AG33]));&quot;!&quot;;&quot;&quot;)">
            <text:p/>
          </table:table-cell>
          <table:table-cell table:formula="of:=[.AD32]" office:value-type="float" office:value="272.657534246575" calcext:value-type="float">
            <text:p>273</text:p>
          </table:table-cell>
          <table:table-cell table:formula="of:=[.AE32]" office:value-type="float" office:value="240" calcext:value-type="float">
            <text:p>240</text:p>
          </table:table-cell>
          <table:table-cell table:formula="of:=[.AF32]" office:value-type="float" office:value="308" calcext:value-type="float">
            <text:p>308</text:p>
          </table:table-cell>
          <table:table-cell table:formula="of:=[.AG32]" office:value-type="float" office:value="3142" calcext:value-type="float">
            <text:p>3142</text:p>
          </table:table-cell>
          <table:table-cell table:formula="of:=[.AH32]" office:value-type="float" office:value="1047310" calcext:value-type="float">
            <text:p>1047310</text:p>
          </table:table-cell>
          <table:table-cell table:formula="of:=[.AI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3]+1" office:value-type="date" office:date-value="2020-04-16" calcext:value-type="date">
            <text:p>2020-04-16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8453" calcext:value-type="float">
            <text:p>18453</text:p>
          </table:table-cell>
          <table:table-cell table:formula="of:=IF([.B34]=&quot;&quot;;&quot;&quot;;SUM([.B34:.D34]))" office:value-type="float" office:value="19032" calcext:value-type="float">
            <text:p>19032</text:p>
          </table:table-cell>
          <table:table-cell table:formula="of:=IF([.B34]=&quot;&quot;;&quot;&quot;;([.B34]+[.C34])/([.B33]+[.C33]) - 1)" office:value-type="percentage" office:value="0.0546448087431695" calcext:value-type="percentage">
            <text:p>5.46%</text:p>
          </table:table-cell>
          <table:table-cell table:formula="of:=IF([.B34]=&quot;&quot;;&quot;&quot;;([.F34]+1)/([.F33]+1) - 1)" office:value-type="percentage" office:value="-0.00682811271362738" calcext:value-type="percentage">
            <text:p>-0.68%</text:p>
          </table:table-cell>
          <table:table-cell table:formula="of:=IF([.B34]=&quot;&quot;;&quot;&quot;;ROUNDDOWN(LOG(([.B34]+[.C34])/([.$B$2]+[.$C$2]);2)))" office:value-type="float" office:value="7" calcext:value-type="float">
            <text:p>7</text:p>
          </table:table-cell>
          <table:table-cell table:formula="of:=IF([.B34]=&quot;&quot;;&quot;&quot;;1 / LOG(([.B34]+[.C34])/([.B33]+[.C33]);2))" office:value-type="float" office:value="13.0280939538707" calcext:value-type="float">
            <text:p>13.0280939539</text:p>
          </table:table-cell>
          <table:table-cell table:formula="of:=IF([.B34]=&quot;&quot;;&quot;&quot;;COUNT([.$A$2:.A34]) / LOG(([.B34]+[.C34])/([.$B$2]+[.$C$2]);2))" office:value-type="float" office:value="4.34641906276418" calcext:value-type="float">
            <text:p>4.3464190628</text:p>
          </table:table-cell>
          <table:table-cell table:formula="of:=IF([.B34]=&quot;&quot;;&quot;&quot;;[.E34]-[.E33])" office:value-type="float" office:value="1064" calcext:value-type="float">
            <text:p>1064</text:p>
          </table:table-cell>
          <table:table-cell office:value-type="float" office:value="176" calcext:value-type="float">
            <text:p>176</text:p>
          </table:table-cell>
          <table:table-cell table:formula="of:=IF([.B34]=&quot;&quot;;&quot;&quot;;IF([.L34]=&quot;?&quot;;[.B34]+[.C34];[.B34]+[.C34]-[.L34]-[.N34]))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[.O33]" office:value-type="float" office:value="184719.6" calcext:value-type="float">
            <text:p>184720</text:p>
          </table:table-cell>
          <table:table-cell table:style-name="ce8" table:formula="of:=IF([.B34]=&quot;&quot;;&quot;&quot;;IF([.I34]=0;999999;LOG([.O34];2)*[.I34]))" office:value-type="float" office:value="227.926209660507" calcext:value-type="float">
            <text:p>228</text:p>
          </table:table-cell>
          <table:table-cell table:formula="of:=IF([.B34]=&quot;&quot;;&quot;&quot;;[.A34]+[.P34])" office:value-type="date" office:date-value="2020-11-29T22:13:44.514668" calcext:value-type="date">
            <text:p>2020-11-29</text:p>
          </table:table-cell>
          <table:table-cell table:formula="of:=IF([.B34]=&quot;&quot;;&quot;&quot;;([.B34]+[.C34])-([.B33]+[.C33]))" office:value-type="float" office:value="30" calcext:value-type="float">
            <text:p>30</text:p>
          </table:table-cell>
          <table:table-cell table:formula="of:=IF([.B34]=&quot;&quot;;&quot;&quot;;SUM([.R24:.R34]))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[.B34]=&quot;&quot;;&quot;&quot;;IF([.T34]=&quot;?&quot;;&quot;&quot;;IF([.S34]=0;0;[.T34]/[.S34])))" office:value-type="percentage" office:value="0.0347003154574132" calcext:value-type="percentage">
            <text:p>3.47%</text:p>
          </table:table-cell>
          <table:table-cell table:formula="of:=IF([.B34]&lt;&gt;&quot;&quot;;IF([.I33]=0;0;[.I34]/[.I33] - 1);IF([.W33]&gt;1.05;[.W33];0.05))" office:value-type="float" office:value="0.128778405635693" calcext:value-type="float">
            <text:p>0.1288</text:p>
          </table:table-cell>
          <table:table-cell office:value-type="float" office:value="31" calcext:value-type="float">
            <text:p>31</text:p>
          </table:table-cell>
          <table:table-cell table:formula="of:=IF([.B34]&lt;&gt;&quot;&quot;;[.I34];MIN([.X34];[.Y33]*(1 + [.W34])))" office:value-type="float" office:value="13.0280939538707" calcext:value-type="float">
            <text:p>13.0280939539</text:p>
          </table:table-cell>
          <table:table-cell table:style-name="ce9" table:formula="of:=IF([.B34]&lt;&gt;&quot;&quot;;[.B34]+[.C34];MAX(0; MIN([.O33]*0.2;[.Z33]*POWER(2;1/IF([.Y34]=0;2.4;[.Y34])))))" office:value-type="float" office:value="579" calcext:value-type="float">
            <text:p>579</text:p>
          </table:table-cell>
          <table:table-cell table:formula="of:=IF([.S34]&lt;&gt;&quot;&quot;;[.S34];[.Z34]-[.Z24])" office:value-type="float" office:value="317" calcext:value-type="float">
            <text:p>317</text:p>
          </table:table-cell>
          <table:table-cell table:formula="of:=IF(AND([.T34]&lt;&gt;&quot;&quot;; [.T34]&lt;&gt;&quot;?&quot;);[.T34];[.AA34]*IF(COUNT([.V$2:.V34])=0;0;SUM([.V$2:.V34])/COUNT([.V$2:.V34])))" office:value-type="float" office:value="11" calcext:value-type="float">
            <text:p>11</text:p>
          </table:table-cell>
          <table:table-cell table:formula="of:=IF([.AB34]&gt;MIN([.AE34];MIN([.AF34];[.AG34]));&quot;!&quot;;&quot;&quot;)">
            <text:p/>
          </table:table-cell>
          <table:table-cell table:formula="of:=[.AD33]" office:value-type="float" office:value="272.657534246575" calcext:value-type="float">
            <text:p>273</text:p>
          </table:table-cell>
          <table:table-cell table:formula="of:=[.AE33]" office:value-type="float" office:value="240" calcext:value-type="float">
            <text:p>240</text:p>
          </table:table-cell>
          <table:table-cell table:formula="of:=[.AF33]" office:value-type="float" office:value="308" calcext:value-type="float">
            <text:p>308</text:p>
          </table:table-cell>
          <table:table-cell table:formula="of:=[.AG33]" office:value-type="float" office:value="3142" calcext:value-type="float">
            <text:p>3142</text:p>
          </table:table-cell>
          <table:table-cell table:formula="of:=[.AH33]" office:value-type="float" office:value="1047310" calcext:value-type="float">
            <text:p>1047310</text:p>
          </table:table-cell>
          <table:table-cell table:formula="of:=[.AI33]" office:value-type="percentage" office:value="0.913221663193324" calcext:value-type="percentage">
            <text:p>91.32%</text:p>
          </table:table-cell>
          <table:table-cell table:style-name="ce20" table:number-columns-repeated="989"/>
        </table:table-row>
        <table:table-row table:style-name="ro2">
          <table:table-cell table:formula="of:=[.A34]+1" office:value-type="date" office:date-value="2020-04-17" calcext:value-type="date">
            <text:p>2020-04-17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19506" calcext:value-type="float">
            <text:p>19506</text:p>
          </table:table-cell>
          <table:table-cell table:formula="of:=IF([.B35]=&quot;&quot;;&quot;&quot;;SUM([.B35:.D35]))" office:value-type="float" office:value="20112" calcext:value-type="float">
            <text:p>20112</text:p>
          </table:table-cell>
          <table:table-cell table:formula="of:=IF([.B35]=&quot;&quot;;&quot;&quot;;([.B35]+[.C35])/([.B34]+[.C34]) - 1)" office:value-type="percentage" office:value="0.0466321243523316" calcext:value-type="percentage">
            <text:p>4.66%</text:p>
          </table:table-cell>
          <table:table-cell table:formula="of:=IF([.B35]=&quot;&quot;;&quot;&quot;;([.F35]+1)/([.F34]+1) - 1)" office:value-type="percentage" office:value="-0.007597519396494" calcext:value-type="percentage">
            <text:p>-0.76%</text:p>
          </table:table-cell>
          <table:table-cell table:formula="of:=IF([.B35]=&quot;&quot;;&quot;&quot;;ROUNDDOWN(LOG(([.B35]+[.C35])/([.$B$2]+[.$C$2]);2)))" office:value-type="float" office:value="7" calcext:value-type="float">
            <text:p>7</text:p>
          </table:table-cell>
          <table:table-cell table:formula="of:=IF([.B35]=&quot;&quot;;&quot;&quot;;1 / LOG(([.B35]+[.C35])/([.B34]+[.C34]);2))" office:value-type="float" office:value="15.2080972266381" calcext:value-type="float">
            <text:p>15.2080972266</text:p>
          </table:table-cell>
          <table:table-cell table:formula="of:=IF([.B35]=&quot;&quot;;&quot;&quot;;COUNT([.$A$2:.A35]) / LOG(([.B35]+[.C35])/([.$B$2]+[.$C$2]);2))" office:value-type="float" office:value="4.43967890891711" calcext:value-type="float">
            <text:p>4.4396789089</text:p>
          </table:table-cell>
          <table:table-cell table:formula="of:=IF([.B35]=&quot;&quot;;&quot;&quot;;[.E35]-[.E34])" office:value-type="float" office:value="1080" calcext:value-type="float">
            <text:p>1080</text:p>
          </table:table-cell>
          <table:table-cell office:value-type="float" office:value="177" calcext:value-type="float">
            <text:p>177</text:p>
          </table:table-cell>
          <table:table-cell table:formula="of:=IF([.B35]=&quot;&quot;;&quot;&quot;;IF([.L35]=&quot;?&quot;;[.B35]+[.C35];[.B35]+[.C35]-[.L35]-[.N35]))"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table:formula="of:=[.O34]" office:value-type="float" office:value="184719.6" calcext:value-type="float">
            <text:p>184720</text:p>
          </table:table-cell>
          <table:table-cell table:style-name="ce8" table:formula="of:=IF([.B35]=&quot;&quot;;&quot;&quot;;IF([.I35]=0;999999;LOG([.O35];2)*[.I35]))" office:value-type="float" office:value="266.065317711823" calcext:value-type="float">
            <text:p>266</text:p>
          </table:table-cell>
          <table:table-cell table:formula="of:=IF([.B35]=&quot;&quot;;&quot;&quot;;[.A35]+[.P35])" office:value-type="date" office:date-value="2021-01-08T01:34:03.450301" calcext:value-type="date">
            <text:p>2021-01-08</text:p>
          </table:table-cell>
          <table:table-cell table:formula="of:=IF([.B35]=&quot;&quot;;&quot;&quot;;([.B35]+[.C35])-([.B34]+[.C34]))" office:value-type="float" office:value="27" calcext:value-type="float">
            <text:p>27</text:p>
          </table:table-cell>
          <table:table-cell table:formula="of:=IF([.B35]=&quot;&quot;;&quot;&quot;;SUM([.R25:.R35]))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5]=&quot;&quot;;&quot;&quot;;IF([.T35]=&quot;?&quot;;&quot;&quot;;IF([.S35]=0;0;[.T35]/[.S35])))" office:value-type="percentage" office:value="0.0351437699680511" calcext:value-type="percentage">
            <text:p>3.51%</text:p>
          </table:table-cell>
          <table:table-cell table:formula="of:=IF([.B35]&lt;&gt;&quot;&quot;;IF([.I34]=0;0;[.I35]/[.I34] - 1);IF([.W34]&gt;1.05;[.W34];0.05))" office:value-type="float" office:value="0.167330944993657" calcext:value-type="float">
            <text:p>0.1673</text:p>
          </table:table-cell>
          <table:table-cell office:value-type="float" office:value="31" calcext:value-type="float">
            <text:p>31</text:p>
          </table:table-cell>
          <table:table-cell table:formula="of:=IF([.B35]&lt;&gt;&quot;&quot;;[.I35];MIN([.X35];[.Y34]*(1 + [.W35])))" office:value-type="float" office:value="15.2080972266381" calcext:value-type="float">
            <text:p>15.2080972266</text:p>
          </table:table-cell>
          <table:table-cell table:style-name="ce9" table:formula="of:=IF([.B35]&lt;&gt;&quot;&quot;;[.B35]+[.C35];MAX(0; MIN([.O34]*0.2;[.Z34]*POWER(2;1/IF([.Y35]=0;2.4;[.Y35])))))" office:value-type="float" office:value="606" calcext:value-type="float">
            <text:p>606</text:p>
          </table:table-cell>
          <table:table-cell table:formula="of:=IF([.S35]&lt;&gt;&quot;&quot;;[.S35];[.Z35]-[.Z25])" office:value-type="float" office:value="313" calcext:value-type="float">
            <text:p>313</text:p>
          </table:table-cell>
          <table:table-cell table:formula="of:=IF(AND([.T35]&lt;&gt;&quot;&quot;; [.T35]&lt;&gt;&quot;?&quot;);[.T35];[.AA35]*IF(COUNT([.V$2:.V35])=0;0;SUM([.V$2:.V35])/COUNT([.V$2:.V35])))" office:value-type="float" office:value="11" calcext:value-type="float">
            <text:p>11</text:p>
          </table:table-cell>
          <table:table-cell table:formula="of:=IF([.AB35]&gt;MIN([.AE35];MIN([.AF35];[.AG35]));&quot;!&quot;;&quot;&quot;)">
            <text:p/>
          </table:table-cell>
          <table:table-cell table:formula="of:=[.AD34]" office:value-type="float" office:value="272.657534246575" calcext:value-type="float">
            <text:p>273</text:p>
          </table:table-cell>
          <table:table-cell table:formula="of:=[.AE34]" office:value-type="float" office:value="240" calcext:value-type="float">
            <text:p>240</text:p>
          </table:table-cell>
          <table:table-cell table:formula="of:=[.AF34]" office:value-type="float" office:value="308" calcext:value-type="float">
            <text:p>308</text:p>
          </table:table-cell>
          <table:table-cell table:formula="of:=[.AG34]" office:value-type="float" office:value="3142" calcext:value-type="float">
            <text:p>3142</text:p>
          </table:table-cell>
          <table:table-cell table:formula="of:=[.AH34]" office:value-type="float" office:value="1047310" calcext:value-type="float">
            <text:p>1047310</text:p>
          </table:table-cell>
          <table:table-cell table:formula="of:=[.AI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5]+1" office:value-type="date" office:date-value="2020-04-18" calcext:value-type="date">
            <text:p>2020-04-18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0313" calcext:value-type="float">
            <text:p>20313</text:p>
          </table:table-cell>
          <table:table-cell table:formula="of:=IF([.B36]=&quot;&quot;;&quot;&quot;;SUM([.B36:.D36]))" office:value-type="float" office:value="20962" calcext:value-type="float">
            <text:p>20962</text:p>
          </table:table-cell>
          <table:table-cell table:formula="of:=IF([.B36]=&quot;&quot;;&quot;&quot;;([.B36]+[.C36])/([.B35]+[.C35]) - 1)" office:value-type="percentage" office:value="0.0709570957095709" calcext:value-type="percentage">
            <text:p>7.10%</text:p>
          </table:table-cell>
          <table:table-cell table:formula="of:=IF([.B36]=&quot;&quot;;&quot;&quot;;([.F36]+1)/([.F35]+1) - 1)" office:value-type="percentage" office:value="0.023241185504689" calcext:value-type="percentage">
            <text:p>2.32%</text:p>
          </table:table-cell>
          <table:table-cell table:formula="of:=IF([.B36]=&quot;&quot;;&quot;&quot;;ROUNDDOWN(LOG(([.B36]+[.C36])/([.$B$2]+[.$C$2]);2)))" office:value-type="float" office:value="7" calcext:value-type="float">
            <text:p>7</text:p>
          </table:table-cell>
          <table:table-cell table:formula="of:=IF([.B36]=&quot;&quot;;&quot;&quot;;1 / LOG(([.B36]+[.C36])/([.B35]+[.C35]);2))" office:value-type="float" office:value="10.1111534747286" calcext:value-type="float">
            <text:p>10.1111534747</text:p>
          </table:table-cell>
          <table:table-cell table:formula="of:=IF([.B36]=&quot;&quot;;&quot;&quot;;COUNT([.$A$2:.A36]) / LOG(([.B36]+[.C36])/([.$B$2]+[.$C$2]);2))" office:value-type="float" office:value="4.51198838501284" calcext:value-type="float">
            <text:p>4.511988385</text:p>
          </table:table-cell>
          <table:table-cell table:formula="of:=IF([.B36]=&quot;&quot;;&quot;&quot;;[.E36]-[.E35])" office:value-type="float" office:value="850" calcext:value-type="float">
            <text:p>850</text:p>
          </table:table-cell>
          <table:table-cell office:value-type="float" office:value="184" calcext:value-type="float">
            <text:p>184</text:p>
          </table:table-cell>
          <table:table-cell table:formula="of:=IF([.B36]=&quot;&quot;;&quot;&quot;;IF([.L36]=&quot;?&quot;;[.B36]+[.C36];[.B36]+[.C36]-[.L36]-[.N36]))"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formula="of:=[.O35]" office:value-type="float" office:value="184719.6" calcext:value-type="float">
            <text:p>184720</text:p>
          </table:table-cell>
          <table:table-cell table:style-name="ce8" table:formula="of:=IF([.B36]=&quot;&quot;;&quot;&quot;;IF([.I36]=0;999999;LOG([.O36];2)*[.I36]))" office:value-type="float" office:value="176.894401817378" calcext:value-type="float">
            <text:p>177</text:p>
          </table:table-cell>
          <table:table-cell table:formula="of:=IF([.B36]=&quot;&quot;;&quot;&quot;;[.A36]+[.P36])" office:value-type="date" office:date-value="2020-10-11T21:27:56.317022" calcext:value-type="date">
            <text:p>2020-10-11</text:p>
          </table:table-cell>
          <table:table-cell table:formula="of:=IF([.B36]=&quot;&quot;;&quot;&quot;;([.B36]+[.C36])-([.B35]+[.C35]))" office:value-type="float" office:value="43" calcext:value-type="float">
            <text:p>43</text:p>
          </table:table-cell>
          <table:table-cell table:formula="of:=IF([.B36]=&quot;&quot;;&quot;&quot;;SUM([.R26:.R36]))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6]=&quot;&quot;;&quot;&quot;;IF([.T36]=&quot;?&quot;;&quot;&quot;;IF([.S36]=0;0;[.T36]/[.S36])))" office:value-type="percentage" office:value="0.0324483775811209" calcext:value-type="percentage">
            <text:p>3.24%</text:p>
          </table:table-cell>
          <table:table-cell table:formula="of:=IF([.B36]&lt;&gt;&quot;&quot;;IF([.I35]=0;0;[.I36]/[.I35] - 1);IF([.W35]&gt;1.05;[.W35];0.05))" office:value-type="float" office:value="-0.335146710068489" calcext:value-type="float">
            <text:p>-0.3351</text:p>
          </table:table-cell>
          <table:table-cell office:value-type="float" office:value="31" calcext:value-type="float">
            <text:p>31</text:p>
          </table:table-cell>
          <table:table-cell table:formula="of:=IF([.B36]&lt;&gt;&quot;&quot;;[.I36];MIN([.X36];[.Y35]*(1 + [.W36])))" office:value-type="float" office:value="10.1111534747286" calcext:value-type="float">
            <text:p>10.1111534747</text:p>
          </table:table-cell>
          <table:table-cell table:style-name="ce9" table:formula="of:=IF([.B36]&lt;&gt;&quot;&quot;;[.B36]+[.C36];MAX(0; MIN([.O35]*0.2;[.Z35]*POWER(2;1/IF([.Y36]=0;2.4;[.Y36])))))" office:value-type="float" office:value="649" calcext:value-type="float">
            <text:p>649</text:p>
          </table:table-cell>
          <table:table-cell table:formula="of:=IF([.S36]&lt;&gt;&quot;&quot;;[.S36];[.Z36]-[.Z26])" office:value-type="float" office:value="339" calcext:value-type="float">
            <text:p>339</text:p>
          </table:table-cell>
          <table:table-cell table:formula="of:=IF(AND([.T36]&lt;&gt;&quot;&quot;; [.T36]&lt;&gt;&quot;?&quot;);[.T36];[.AA36]*IF(COUNT([.V$2:.V36])=0;0;SUM([.V$2:.V36])/COUNT([.V$2:.V36])))" office:value-type="float" office:value="11" calcext:value-type="float">
            <text:p>11</text:p>
          </table:table-cell>
          <table:table-cell table:formula="of:=IF([.AB36]&gt;MIN([.AE36];MIN([.AF36];[.AG36]));&quot;!&quot;;&quot;&quot;)">
            <text:p/>
          </table:table-cell>
          <table:table-cell table:formula="of:=[.AD35]" office:value-type="float" office:value="272.657534246575" calcext:value-type="float">
            <text:p>273</text:p>
          </table:table-cell>
          <table:table-cell table:formula="of:=[.AE35]" office:value-type="float" office:value="240" calcext:value-type="float">
            <text:p>240</text:p>
          </table:table-cell>
          <table:table-cell table:formula="of:=[.AF35]" office:value-type="float" office:value="308" calcext:value-type="float">
            <text:p>308</text:p>
          </table:table-cell>
          <table:table-cell table:formula="of:=[.AG35]" office:value-type="float" office:value="3142" calcext:value-type="float">
            <text:p>3142</text:p>
          </table:table-cell>
          <table:table-cell table:formula="of:=[.AH35]" office:value-type="float" office:value="1047310" calcext:value-type="float">
            <text:p>1047310</text:p>
          </table:table-cell>
          <table:table-cell table:formula="of:=[.AI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6]+1" office:value-type="date" office:date-value="2020-04-19" calcext:value-type="date">
            <text:p>2020-04-19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table:formula="of:=IF([.B37]=&quot;&quot;;&quot;&quot;;SUM([.B37:.D37]))" office:value-type="float" office:value="21795" calcext:value-type="float">
            <text:p>21795</text:p>
          </table:table-cell>
          <table:table-cell table:formula="of:=IF([.B37]=&quot;&quot;;&quot;&quot;;([.B37]+[.C37])/([.B36]+[.C36]) - 1)" office:value-type="percentage" office:value="0.0400616332819723" calcext:value-type="percentage">
            <text:p>4.01%</text:p>
          </table:table-cell>
          <table:table-cell table:formula="of:=IF([.B37]=&quot;&quot;;&quot;&quot;;([.F37]+1)/([.F36]+1) - 1)" office:value-type="percentage" office:value="-0.0288484595240751" calcext:value-type="percentage">
            <text:p>-2.88%</text:p>
          </table:table-cell>
          <table:table-cell table:formula="of:=IF([.B37]=&quot;&quot;;&quot;&quot;;ROUNDDOWN(LOG(([.B37]+[.C37])/([.$B$2]+[.$C$2]);2)))" office:value-type="float" office:value="7" calcext:value-type="float">
            <text:p>7</text:p>
          </table:table-cell>
          <table:table-cell table:formula="of:=IF([.B37]=&quot;&quot;;&quot;&quot;;1 / LOG(([.B37]+[.C37])/([.B36]+[.C36]);2))" office:value-type="float" office:value="17.6463247553983" calcext:value-type="float">
            <text:p>17.6463247554</text:p>
          </table:table-cell>
          <table:table-cell table:formula="of:=IF([.B37]=&quot;&quot;;&quot;&quot;;COUNT([.$A$2:.A37]) / LOG(([.B37]+[.C37])/([.$B$2]+[.$C$2]);2))" office:value-type="float" office:value="4.60724444657668" calcext:value-type="float">
            <text:p>4.6072444466</text:p>
          </table:table-cell>
          <table:table-cell table:formula="of:=IF([.B37]=&quot;&quot;;&quot;&quot;;[.E37]-[.E36])"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formula="of:=IF([.B37]=&quot;&quot;;&quot;&quot;;IF([.L37]=&quot;?&quot;;[.B37]+[.C37];[.B37]+[.C37]-[.L37]-[.N37]))" office:value-type="float" office:value="466" calcext:value-type="float">
            <text:p>466</text:p>
          </table:table-cell>
          <table:table-cell office:value-type="float" office:value="9" calcext:value-type="float">
            <text:p>9</text:p>
          </table:table-cell>
          <table:table-cell table:formula="of:=[.O36]" office:value-type="float" office:value="184719.6" calcext:value-type="float">
            <text:p>184720</text:p>
          </table:table-cell>
          <table:table-cell table:style-name="ce8" table:formula="of:=IF([.B37]=&quot;&quot;;&quot;&quot;;IF([.I37]=0;999999;LOG([.O37];2)*[.I37]))" office:value-type="float" office:value="308.722053293247" calcext:value-type="float">
            <text:p>309</text:p>
          </table:table-cell>
          <table:table-cell table:formula="of:=IF([.B37]=&quot;&quot;;&quot;&quot;;[.A37]+[.P37])" office:value-type="date" office:date-value="2021-02-21T17:19:45.404537" calcext:value-type="date">
            <text:p>2021-02-21</text:p>
          </table:table-cell>
          <table:table-cell table:formula="of:=IF([.B37]=&quot;&quot;;&quot;&quot;;([.B37]+[.C37])-([.B36]+[.C36]))" office:value-type="float" office:value="26" calcext:value-type="float">
            <text:p>26</text:p>
          </table:table-cell>
          <table:table-cell table:formula="of:=IF([.B37]=&quot;&quot;;&quot;&quot;;SUM([.R27:.R37]))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37]=&quot;&quot;;&quot;&quot;;IF([.T37]=&quot;?&quot;;&quot;&quot;;IF([.S37]=0;0;[.T37]/[.S37])))" office:value-type="percentage" office:value="0.033033033033033" calcext:value-type="percentage">
            <text:p>3.30%</text:p>
          </table:table-cell>
          <table:table-cell table:formula="of:=IF([.B37]&lt;&gt;&quot;&quot;;IF([.I36]=0;0;[.I37]/[.I36] - 1);IF([.W36]&gt;1.05;[.W36];0.05))" office:value-type="float" office:value="0.745233597680297" calcext:value-type="float">
            <text:p>0.7452</text:p>
          </table:table-cell>
          <table:table-cell office:value-type="float" office:value="31" calcext:value-type="float">
            <text:p>31</text:p>
          </table:table-cell>
          <table:table-cell table:formula="of:=IF([.B37]&lt;&gt;&quot;&quot;;[.I37];MIN([.X37];[.Y36]*(1 + [.W37])))" office:value-type="float" office:value="17.6463247553983" calcext:value-type="float">
            <text:p>17.6463247554</text:p>
          </table:table-cell>
          <table:table-cell table:style-name="ce9" table:formula="of:=IF([.B37]&lt;&gt;&quot;&quot;;[.B37]+[.C37];MAX(0; MIN([.O36]*0.2;[.Z36]*POWER(2;1/IF([.Y37]=0;2.4;[.Y37])))))" office:value-type="float" office:value="675" calcext:value-type="float">
            <text:p>675</text:p>
          </table:table-cell>
          <table:table-cell table:formula="of:=IF([.S37]&lt;&gt;&quot;&quot;;[.S37];[.Z37]-[.Z27])" office:value-type="float" office:value="333" calcext:value-type="float">
            <text:p>333</text:p>
          </table:table-cell>
          <table:table-cell table:formula="of:=IF(AND([.T37]&lt;&gt;&quot;&quot;; [.T37]&lt;&gt;&quot;?&quot;);[.T37];[.AA37]*IF(COUNT([.V$2:.V37])=0;0;SUM([.V$2:.V37])/COUNT([.V$2:.V37])))" office:value-type="float" office:value="11" calcext:value-type="float">
            <text:p>11</text:p>
          </table:table-cell>
          <table:table-cell table:formula="of:=IF([.AB37]&gt;MIN([.AE37];MIN([.AF37];[.AG37]));&quot;!&quot;;&quot;&quot;)">
            <text:p/>
          </table:table-cell>
          <table:table-cell table:formula="of:=[.AD36]" office:value-type="float" office:value="272.657534246575" calcext:value-type="float">
            <text:p>273</text:p>
          </table:table-cell>
          <table:table-cell table:formula="of:=[.AE36]" office:value-type="float" office:value="240" calcext:value-type="float">
            <text:p>240</text:p>
          </table:table-cell>
          <table:table-cell table:formula="of:=[.AF36]" office:value-type="float" office:value="308" calcext:value-type="float">
            <text:p>308</text:p>
          </table:table-cell>
          <table:table-cell table:formula="of:=[.AG36]" office:value-type="float" office:value="3142" calcext:value-type="float">
            <text:p>3142</text:p>
          </table:table-cell>
          <table:table-cell table:formula="of:=[.AH36]" office:value-type="float" office:value="1047310" calcext:value-type="float">
            <text:p>1047310</text:p>
          </table:table-cell>
          <table:table-cell table:formula="of:=[.AI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7]+1" office:value-type="date" office:date-value="2020-04-20" calcext:value-type="date">
            <text:p>2020-04-2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21769" calcext:value-type="float">
            <text:p>21769</text:p>
          </table:table-cell>
          <table:table-cell table:formula="of:=IF([.B38]=&quot;&quot;;&quot;&quot;;SUM([.B38:.D38]))" office:value-type="float" office:value="22490" calcext:value-type="float">
            <text:p>22490</text:p>
          </table:table-cell>
          <table:table-cell table:formula="of:=IF([.B38]=&quot;&quot;;&quot;&quot;;([.B38]+[.C38])/([.B37]+[.C37]) - 1)" office:value-type="percentage" office:value="0.0681481481481481" calcext:value-type="percentage">
            <text:p>6.81%</text:p>
          </table:table-cell>
          <table:table-cell table:formula="of:=IF([.B38]=&quot;&quot;;&quot;&quot;;([.F38]+1)/([.F37]+1) - 1)" office:value-type="percentage" office:value="0.0270046639231822" calcext:value-type="percentage">
            <text:p>2.70%</text:p>
          </table:table-cell>
          <table:table-cell table:formula="of:=IF([.B38]=&quot;&quot;;&quot;&quot;;ROUNDDOWN(LOG(([.B38]+[.C38])/([.$B$2]+[.$C$2]);2)))" office:value-type="float" office:value="7" calcext:value-type="float">
            <text:p>7</text:p>
          </table:table-cell>
          <table:table-cell table:formula="of:=IF([.B38]=&quot;&quot;;&quot;&quot;;1 / LOG(([.B38]+[.C38])/([.B37]+[.C37]);2))" office:value-type="float" office:value="10.5139472590983" calcext:value-type="float">
            <text:p>10.5139472591</text:p>
          </table:table-cell>
          <table:table-cell table:formula="of:=IF([.B38]=&quot;&quot;;&quot;&quot;;COUNT([.$A$2:.A38]) / LOG(([.B38]+[.C38])/([.$B$2]+[.$C$2]);2))" office:value-type="float" office:value="4.67827801448816" calcext:value-type="float">
            <text:p>4.6782780145</text:p>
          </table:table-cell>
          <table:table-cell table:formula="of:=IF([.B38]=&quot;&quot;;&quot;&quot;;[.E38]-[.E37])" office:value-type="float" office:value="695" calcext:value-type="float">
            <text:p>695</text:p>
          </table:table-cell>
          <table:table-cell office:value-type="float" office:value="248" calcext:value-type="float">
            <text:p>248</text:p>
          </table:table-cell>
          <table:table-cell table:formula="of:=IF([.B38]=&quot;&quot;;&quot;&quot;;IF([.L38]=&quot;?&quot;;[.B38]+[.C38];[.B38]+[.C38]-[.L38]-[.N38]))"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table:formula="of:=[.O37]" office:value-type="float" office:value="184719.6" calcext:value-type="float">
            <text:p>184720</text:p>
          </table:table-cell>
          <table:table-cell table:style-name="ce8" table:formula="of:=IF([.B38]=&quot;&quot;;&quot;&quot;;IF([.I38]=0;999999;LOG([.O38];2)*[.I38]))" office:value-type="float" office:value="183.941269983301" calcext:value-type="float">
            <text:p>184</text:p>
          </table:table-cell>
          <table:table-cell table:formula="of:=IF([.B38]=&quot;&quot;;&quot;&quot;;[.A38]+[.P38])" office:value-type="date" office:date-value="2020-10-20T22:35:25.726558" calcext:value-type="date">
            <text:p>2020-10-20</text:p>
          </table:table-cell>
          <table:table-cell table:formula="of:=IF([.B38]=&quot;&quot;;&quot;&quot;;([.B38]+[.C38])-([.B37]+[.C37]))" office:value-type="float" office:value="46" calcext:value-type="float">
            <text:p>46</text:p>
          </table:table-cell>
          <table:table-cell table:formula="of:=IF([.B38]=&quot;&quot;;&quot;&quot;;SUM([.R28:.R38]))" office:value-type="float" office:value="348" calcext:value-type="float">
            <text:p>3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38]=&quot;&quot;;&quot;&quot;;IF([.T38]=&quot;?&quot;;&quot;&quot;;IF([.S38]=0;0;[.T38]/[.S38])))" office:value-type="percentage" office:value="0.0344827586206897" calcext:value-type="percentage">
            <text:p>3.45%</text:p>
          </table:table-cell>
          <table:table-cell table:formula="of:=IF([.B38]&lt;&gt;&quot;&quot;;IF([.I37]=0;0;[.I38]/[.I37] - 1);IF([.W37]&gt;1.05;[.W37];0.05))" office:value-type="float" office:value="-0.404184871080199" calcext:value-type="float">
            <text:p>-0.4042</text:p>
          </table:table-cell>
          <table:table-cell office:value-type="float" office:value="31" calcext:value-type="float">
            <text:p>31</text:p>
          </table:table-cell>
          <table:table-cell table:formula="of:=IF([.B38]&lt;&gt;&quot;&quot;;[.I38];MIN([.X38];[.Y37]*(1 + [.W38])))" office:value-type="float" office:value="10.5139472590983" calcext:value-type="float">
            <text:p>10.5139472591</text:p>
          </table:table-cell>
          <table:table-cell table:style-name="ce9" table:formula="of:=IF([.B38]&lt;&gt;&quot;&quot;;[.B38]+[.C38];MAX(0; MIN([.O37]*0.2;[.Z37]*POWER(2;1/IF([.Y38]=0;2.4;[.Y38])))))" office:value-type="float" office:value="721" calcext:value-type="float">
            <text:p>721</text:p>
          </table:table-cell>
          <table:table-cell table:formula="of:=IF([.S38]&lt;&gt;&quot;&quot;;[.S38];[.Z38]-[.Z28])" office:value-type="float" office:value="348" calcext:value-type="float">
            <text:p>348</text:p>
          </table:table-cell>
          <table:table-cell table:formula="of:=IF(AND([.T38]&lt;&gt;&quot;&quot;; [.T38]&lt;&gt;&quot;?&quot;);[.T38];[.AA38]*IF(COUNT([.V$2:.V38])=0;0;SUM([.V$2:.V38])/COUNT([.V$2:.V38])))" office:value-type="float" office:value="12" calcext:value-type="float">
            <text:p>12</text:p>
          </table:table-cell>
          <table:table-cell table:formula="of:=IF([.AB38]&gt;MIN([.AE38];MIN([.AF38];[.AG38]));&quot;!&quot;;&quot;&quot;)">
            <text:p/>
          </table:table-cell>
          <table:table-cell table:formula="of:=[.AD37]" office:value-type="float" office:value="272.657534246575" calcext:value-type="float">
            <text:p>273</text:p>
          </table:table-cell>
          <table:table-cell table:formula="of:=[.AE37]" office:value-type="float" office:value="240" calcext:value-type="float">
            <text:p>240</text:p>
          </table:table-cell>
          <table:table-cell table:formula="of:=[.AF37]" office:value-type="float" office:value="308" calcext:value-type="float">
            <text:p>308</text:p>
          </table:table-cell>
          <table:table-cell table:formula="of:=[.AG37]" office:value-type="float" office:value="3142" calcext:value-type="float">
            <text:p>3142</text:p>
          </table:table-cell>
          <table:table-cell table:formula="of:=[.AH37]" office:value-type="float" office:value="1047310" calcext:value-type="float">
            <text:p>1047310</text:p>
          </table:table-cell>
          <table:table-cell table:formula="of:=[.AI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8]+1" office:value-type="date" office:date-value="2020-04-21" calcext:value-type="date">
            <text:p>2020-04-21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22190" calcext:value-type="float">
            <text:p>22190</text:p>
          </table:table-cell>
          <table:table-cell table:formula="of:=IF([.B39]=&quot;&quot;;&quot;&quot;;SUM([.B39:.D39]))" office:value-type="float" office:value="22927" calcext:value-type="float">
            <text:p>22927</text:p>
          </table:table-cell>
          <table:table-cell table:formula="of:=IF([.B39]=&quot;&quot;;&quot;&quot;;([.B39]+[.C39])/([.B38]+[.C38]) - 1)" office:value-type="percentage" office:value="0.0221914008321775" calcext:value-type="percentage">
            <text:p>2.22%</text:p>
          </table:table-cell>
          <table:table-cell table:formula="of:=IF([.B39]=&quot;&quot;;&quot;&quot;;([.F39]+1)/([.F38]+1) - 1)" office:value-type="percentage" office:value="-0.0430246940891541" calcext:value-type="percentage">
            <text:p>-4.30%</text:p>
          </table:table-cell>
          <table:table-cell table:formula="of:=IF([.B39]=&quot;&quot;;&quot;&quot;;ROUNDDOWN(LOG(([.B39]+[.C39])/([.$B$2]+[.$C$2]);2)))" office:value-type="float" office:value="7" calcext:value-type="float">
            <text:p>7</text:p>
          </table:table-cell>
          <table:table-cell table:formula="of:=IF([.B39]=&quot;&quot;;&quot;&quot;;1 / LOG(([.B39]+[.C39])/([.B38]+[.C38]);2))" office:value-type="float" office:value="31.5802506146436" calcext:value-type="float">
            <text:p>31.5802506146</text:p>
          </table:table-cell>
          <table:table-cell table:formula="of:=IF([.B39]=&quot;&quot;;&quot;&quot;;COUNT([.$A$2:.A39]) / LOG(([.B39]+[.C39])/([.$B$2]+[.$C$2]);2))" office:value-type="float" office:value="4.78555770567495" calcext:value-type="float">
            <text:p>4.7855577057</text:p>
          </table:table-cell>
          <table:table-cell table:formula="of:=IF([.B39]=&quot;&quot;;&quot;&quot;;[.E39]-[.E38])" office:value-type="float" office:value="437" calcext:value-type="float">
            <text:p>437</text:p>
          </table:table-cell>
          <table:table-cell office:value-type="float" office:value="286" calcext:value-type="float">
            <text:p>286</text:p>
          </table:table-cell>
          <table:table-cell table:formula="of:=IF([.B39]=&quot;&quot;;&quot;&quot;;IF([.L39]=&quot;?&quot;;[.B39]+[.C39];[.B39]+[.C39]-[.L39]-[.N39]))"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table:formula="of:=[.O38]" office:value-type="float" office:value="184719.6" calcext:value-type="float">
            <text:p>184720</text:p>
          </table:table-cell>
          <table:table-cell table:style-name="ce8" table:formula="of:=IF([.B39]=&quot;&quot;;&quot;&quot;;IF([.I39]=0;999999;LOG([.O39];2)*[.I39]))" office:value-type="float" office:value="552.495771692378" calcext:value-type="float">
            <text:p>552</text:p>
          </table:table-cell>
          <table:table-cell table:formula="of:=IF([.B39]=&quot;&quot;;&quot;&quot;;[.A39]+[.P39])" office:value-type="date" office:date-value="2021-10-25T11:53:54.674222" calcext:value-type="date">
            <text:p>2021-10-25</text:p>
          </table:table-cell>
          <table:table-cell table:formula="of:=IF([.B39]=&quot;&quot;;&quot;&quot;;([.B39]+[.C39])-([.B38]+[.C38]))" office:value-type="float" office:value="16" calcext:value-type="float">
            <text:p>16</text:p>
          </table:table-cell>
          <table:table-cell table:formula="of:=IF([.B39]=&quot;&quot;;&quot;&quot;;SUM([.R29:.R39]))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39]=&quot;&quot;;&quot;&quot;;IF([.T39]=&quot;?&quot;;&quot;&quot;;IF([.S39]=0;0;[.T39]/[.S39])))" office:value-type="percentage" office:value="0.0333333333333333" calcext:value-type="percentage">
            <text:p>3.33%</text:p>
          </table:table-cell>
          <table:table-cell table:formula="of:=IF([.B39]&lt;&gt;&quot;&quot;;IF([.I38]=0;0;[.I39]/[.I38] - 1);IF([.W38]&gt;1.05;[.W38];0.05))" office:value-type="float" office:value="2.00365313201619" calcext:value-type="float">
            <text:p>2.0037</text:p>
          </table:table-cell>
          <table:table-cell table:formula="of:=[.X38]" office:value-type="float" office:value="31" calcext:value-type="float">
            <text:p>31</text:p>
          </table:table-cell>
          <table:table-cell table:formula="of:=IF([.B39]&lt;&gt;&quot;&quot;;[.I39];MIN([.X39];[.Y38]*(1 + [.W39])))" office:value-type="float" office:value="31.5802506146436" calcext:value-type="float">
            <text:p>31.5802506146</text:p>
          </table:table-cell>
          <table:table-cell table:style-name="ce9" table:formula="of:=IF([.B39]&lt;&gt;&quot;&quot;;[.B39]+[.C39];MAX(0; MIN([.O38]*0.2;[.Z38]*POWER(2;1/IF([.Y39]=0;2.4;[.Y39])))))" office:value-type="float" office:value="737" calcext:value-type="float">
            <text:p>737</text:p>
          </table:table-cell>
          <table:table-cell table:formula="of:=IF([.S39]&lt;&gt;&quot;&quot;;[.S39];[.Z39]-[.Z29])" office:value-type="float" office:value="330" calcext:value-type="float">
            <text:p>330</text:p>
          </table:table-cell>
          <table:table-cell table:formula="of:=IF(AND([.T39]&lt;&gt;&quot;&quot;; [.T39]&lt;&gt;&quot;?&quot;);[.T39];[.AA39]*IF(COUNT([.V$2:.V39])=0;0;SUM([.V$2:.V39])/COUNT([.V$2:.V39])))" office:value-type="float" office:value="11" calcext:value-type="float">
            <text:p>11</text:p>
          </table:table-cell>
          <table:table-cell table:formula="of:=IF([.AB39]&gt;MIN([.AE39];MIN([.AF39];[.AG39]));&quot;!&quot;;&quot;&quot;)">
            <text:p/>
          </table:table-cell>
          <table:table-cell table:formula="of:=[.AD38]" office:value-type="float" office:value="272.657534246575" calcext:value-type="float">
            <text:p>273</text:p>
          </table:table-cell>
          <table:table-cell table:formula="of:=[.AE38]" office:value-type="float" office:value="240" calcext:value-type="float">
            <text:p>240</text:p>
          </table:table-cell>
          <table:table-cell table:formula="of:=[.AF38]" office:value-type="float" office:value="308" calcext:value-type="float">
            <text:p>308</text:p>
          </table:table-cell>
          <table:table-cell table:formula="of:=[.AG38]" office:value-type="float" office:value="3142" calcext:value-type="float">
            <text:p>3142</text:p>
          </table:table-cell>
          <table:table-cell table:formula="of:=[.AH38]" office:value-type="float" office:value="1047310" calcext:value-type="float">
            <text:p>1047310</text:p>
          </table:table-cell>
          <table:table-cell table:formula="of:=[.AI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39]+1" office:value-type="date" office:date-value="2020-04-22" calcext:value-type="date">
            <text:p>2020-04-22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22993" calcext:value-type="float">
            <text:p>22993</text:p>
          </table:table-cell>
          <table:table-cell table:formula="of:=IF([.B40]=&quot;&quot;;&quot;&quot;;SUM([.B40:.D40]))" office:value-type="float" office:value="23765" calcext:value-type="float">
            <text:p>23765</text:p>
          </table:table-cell>
          <table:table-cell table:formula="of:=IF([.B40]=&quot;&quot;;&quot;&quot;;([.B40]+[.C40])/([.B39]+[.C39]) - 1)" office:value-type="percentage" office:value="0.0474898236092265" calcext:value-type="percentage">
            <text:p>4.75%</text:p>
          </table:table-cell>
          <table:table-cell table:formula="of:=IF([.B40]=&quot;&quot;;&quot;&quot;;([.F40]+1)/([.F39]+1) - 1)" office:value-type="percentage" office:value="0.0247492032866381" calcext:value-type="percentage">
            <text:p>2.47%</text:p>
          </table:table-cell>
          <table:table-cell table:formula="of:=IF([.B40]=&quot;&quot;;&quot;&quot;;ROUNDDOWN(LOG(([.B40]+[.C40])/([.$B$2]+[.$C$2]);2)))" office:value-type="float" office:value="8" calcext:value-type="float">
            <text:p>8</text:p>
          </table:table-cell>
          <table:table-cell table:formula="of:=IF([.B40]=&quot;&quot;;&quot;&quot;;1 / LOG(([.B40]+[.C40])/([.B39]+[.C39]);2))" office:value-type="float" office:value="14.9395929124553" calcext:value-type="float">
            <text:p>14.9395929125</text:p>
          </table:table-cell>
          <table:table-cell table:formula="of:=IF([.B40]=&quot;&quot;;&quot;&quot;;COUNT([.$A$2:.A40]) / LOG(([.B40]+[.C40])/([.$B$2]+[.$C$2]);2))" office:value-type="float" office:value="4.87043729121519" calcext:value-type="float">
            <text:p>4.8704372912</text:p>
          </table:table-cell>
          <table:table-cell table:formula="of:=IF([.B40]=&quot;&quot;;&quot;&quot;;[.E40]-[.E39])" office:value-type="float" office:value="838" calcext:value-type="float">
            <text:p>838</text:p>
          </table:table-cell>
          <table:table-cell office:value-type="float" office:value="330" calcext:value-type="float">
            <text:p>330</text:p>
          </table:table-cell>
          <table:table-cell table:formula="of:=IF([.B40]=&quot;&quot;;&quot;&quot;;IF([.L40]=&quot;?&quot;;[.B40]+[.C40];[.B40]+[.C40]-[.L40]-[.N40]))"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table:formula="of:=[.O39]" office:value-type="float" office:value="184719.6" calcext:value-type="float">
            <text:p>184720</text:p>
          </table:table-cell>
          <table:table-cell table:style-name="ce8" table:formula="of:=IF([.B40]=&quot;&quot;;&quot;&quot;;IF([.I40]=0;999999;LOG([.O40];2)*[.I40]))" office:value-type="float" office:value="261.367840795716" calcext:value-type="float">
            <text:p>261</text:p>
          </table:table-cell>
          <table:table-cell table:formula="of:=IF([.B40]=&quot;&quot;;&quot;&quot;;[.A40]+[.P40])" office:value-type="date" office:date-value="2021-01-08T08:49:41.444751" calcext:value-type="date">
            <text:p>2021-01-08</text:p>
          </table:table-cell>
          <table:table-cell table:formula="of:=IF([.B40]=&quot;&quot;;&quot;&quot;;([.B40]+[.C40])-([.B39]+[.C39]))" office:value-type="float" office:value="35" calcext:value-type="float">
            <text:p>35</text:p>
          </table:table-cell>
          <table:table-cell table:formula="of:=IF([.B40]=&quot;&quot;;&quot;&quot;;SUM([.R30:.R40]))"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0]=&quot;&quot;;&quot;&quot;;IF([.T40]=&quot;?&quot;;&quot;&quot;;IF([.S40]=0;0;[.T40]/[.S40])))" office:value-type="percentage" office:value="0.0290697674418605" calcext:value-type="percentage">
            <text:p>2.91%</text:p>
          </table:table-cell>
          <table:table-cell table:formula="of:=IF([.B40]&lt;&gt;&quot;&quot;;IF([.I39]=0;0;[.I40]/[.I39] - 1);IF([.W39]&gt;1.05;[.W39];0.05))" office:value-type="float" office:value="-0.526932414351142" calcext:value-type="float">
            <text:p>-0.5269</text:p>
          </table:table-cell>
          <table:table-cell table:formula="of:=[.X39]" office:value-type="float" office:value="31" calcext:value-type="float">
            <text:p>31</text:p>
          </table:table-cell>
          <table:table-cell table:formula="of:=IF([.B40]&lt;&gt;&quot;&quot;;[.I40];MIN([.X40];[.Y39]*(1 + [.W40])))" office:value-type="float" office:value="14.9395929124553" calcext:value-type="float">
            <text:p>14.9395929125</text:p>
          </table:table-cell>
          <table:table-cell table:style-name="ce9" table:formula="of:=IF([.B40]&lt;&gt;&quot;&quot;;[.B40]+[.C40];MAX(0; MIN([.O39]*0.2;[.Z39]*POWER(2;1/IF([.Y40]=0;2.4;[.Y40])))))" office:value-type="float" office:value="772" calcext:value-type="float">
            <text:p>772</text:p>
          </table:table-cell>
          <table:table-cell table:formula="of:=IF([.S40]&lt;&gt;&quot;&quot;;[.S40];[.Z40]-[.Z30])" office:value-type="float" office:value="344" calcext:value-type="float">
            <text:p>344</text:p>
          </table:table-cell>
          <table:table-cell table:formula="of:=IF(AND([.T40]&lt;&gt;&quot;&quot;; [.T40]&lt;&gt;&quot;?&quot;);[.T40];[.AA40]*IF(COUNT([.V$2:.V40])=0;0;SUM([.V$2:.V40])/COUNT([.V$2:.V40])))" office:value-type="float" office:value="10" calcext:value-type="float">
            <text:p>10</text:p>
          </table:table-cell>
          <table:table-cell table:formula="of:=IF([.AB40]&gt;MIN([.AE40];MIN([.AF40];[.AG40]));&quot;!&quot;;&quot;&quot;)">
            <text:p/>
          </table:table-cell>
          <table:table-cell table:formula="of:=[.AD39]" office:value-type="float" office:value="272.657534246575" calcext:value-type="float">
            <text:p>273</text:p>
          </table:table-cell>
          <table:table-cell table:formula="of:=[.AE39]" office:value-type="float" office:value="240" calcext:value-type="float">
            <text:p>240</text:p>
          </table:table-cell>
          <table:table-cell table:formula="of:=[.AF39]" office:value-type="float" office:value="308" calcext:value-type="float">
            <text:p>308</text:p>
          </table:table-cell>
          <table:table-cell table:formula="of:=[.AG39]" office:value-type="float" office:value="3142" calcext:value-type="float">
            <text:p>3142</text:p>
          </table:table-cell>
          <table:table-cell table:formula="of:=[.AH39]" office:value-type="float" office:value="1047310" calcext:value-type="float">
            <text:p>1047310</text:p>
          </table:table-cell>
          <table:table-cell table:formula="of:=[.AI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0]+1" office:value-type="date" office:date-value="2020-04-23" calcext:value-type="date">
            <text:p>2020-04-23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23731" calcext:value-type="float">
            <text:p>23731</text:p>
          </table:table-cell>
          <table:table-cell table:formula="of:=IF([.B41]=&quot;&quot;;&quot;&quot;;SUM([.B41:.D41]))" office:value-type="float" office:value="24558" calcext:value-type="float">
            <text:p>24558</text:p>
          </table:table-cell>
          <table:table-cell table:formula="of:=IF([.B41]=&quot;&quot;;&quot;&quot;;([.B41]+[.C41])/([.B40]+[.C40]) - 1)" office:value-type="percentage" office:value="0.0712435233160622" calcext:value-type="percentage">
            <text:p>7.12%</text:p>
          </table:table-cell>
          <table:table-cell table:formula="of:=IF([.B41]=&quot;&quot;;&quot;&quot;;([.F41]+1)/([.F40]+1) - 1)" office:value-type="percentage" office:value="0.0226767832693497" calcext:value-type="percentage">
            <text:p>2.27%</text:p>
          </table:table-cell>
          <table:table-cell table:formula="of:=IF([.B41]=&quot;&quot;;&quot;&quot;;ROUNDDOWN(LOG(([.B41]+[.C41])/([.$B$2]+[.$C$2]);2)))" office:value-type="float" office:value="8" calcext:value-type="float">
            <text:p>8</text:p>
          </table:table-cell>
          <table:table-cell table:formula="of:=IF([.B41]=&quot;&quot;;&quot;&quot;;1 / LOG(([.B41]+[.C41])/([.B40]+[.C40]);2))" office:value-type="float" office:value="10.0718645764387" calcext:value-type="float">
            <text:p>10.0718645764</text:p>
          </table:table-cell>
          <table:table-cell table:formula="of:=IF([.B41]=&quot;&quot;;&quot;&quot;;COUNT([.$A$2:.A41]) / LOG(([.B41]+[.C41])/([.$B$2]+[.$C$2]);2))" office:value-type="float" office:value="4.93414092584523" calcext:value-type="float">
            <text:p>4.9341409258</text:p>
          </table:table-cell>
          <table:table-cell table:formula="of:=IF([.B41]=&quot;&quot;;&quot;&quot;;[.E41]-[.E40])" office:value-type="float" office:value="793" calcext:value-type="float">
            <text:p>793</text:p>
          </table:table-cell>
          <table:table-cell office:value-type="float" office:value="358" calcext:value-type="float">
            <text:p>358</text:p>
          </table:table-cell>
          <table:table-cell table:formula="of:=IF([.B41]=&quot;&quot;;&quot;&quot;;IF([.L41]=&quot;?&quot;;[.B41]+[.C41];[.B41]+[.C41]-[.L41]-[.N41]))"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table:formula="of:=[.O40]" office:value-type="float" office:value="184719.6" calcext:value-type="float">
            <text:p>184720</text:p>
          </table:table-cell>
          <table:table-cell table:style-name="ce8" table:formula="of:=IF([.B41]=&quot;&quot;;&quot;&quot;;IF([.I41]=0;999999;LOG([.O41];2)*[.I41]))" office:value-type="float" office:value="176.207043428601" calcext:value-type="float">
            <text:p>176</text:p>
          </table:table-cell>
          <table:table-cell table:formula="of:=IF([.B41]=&quot;&quot;;&quot;&quot;;[.A41]+[.P41])" office:value-type="date" office:date-value="2020-10-16T04:58:08.552231" calcext:value-type="date">
            <text:p>2020-10-16</text:p>
          </table:table-cell>
          <table:table-cell table:formula="of:=IF([.B41]=&quot;&quot;;&quot;&quot;;([.B41]+[.C41])-([.B40]+[.C40]))" office:value-type="float" office:value="55" calcext:value-type="float">
            <text:p>55</text:p>
          </table:table-cell>
          <table:table-cell table:formula="of:=IF([.B41]=&quot;&quot;;&quot;&quot;;SUM([.R31:.R41]))"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41]=&quot;&quot;;&quot;&quot;;IF([.T41]=&quot;?&quot;;&quot;&quot;;IF([.S41]=0;0;[.T41]/[.S41])))" office:value-type="percentage" office:value="0.0261780104712042" calcext:value-type="percentage">
            <text:p>2.62%</text:p>
          </table:table-cell>
          <table:table-cell table:formula="of:=IF([.B41]&lt;&gt;&quot;&quot;;IF([.I40]=0;0;[.I41]/[.I40] - 1);IF([.W40]&gt;1.05;[.W40];0.05))" office:value-type="float" office:value="-0.32582737458384" calcext:value-type="float">
            <text:p>-0.3258</text:p>
          </table:table-cell>
          <table:table-cell table:formula="of:=[.X40]" office:value-type="float" office:value="31" calcext:value-type="float">
            <text:p>31</text:p>
          </table:table-cell>
          <table:table-cell table:formula="of:=IF([.B41]&lt;&gt;&quot;&quot;;[.I41];MIN([.X41];[.Y40]*(1 + [.W41])))" office:value-type="float" office:value="10.0718645764387" calcext:value-type="float">
            <text:p>10.0718645764</text:p>
          </table:table-cell>
          <table:table-cell table:style-name="ce9" table:formula="of:=IF([.B41]&lt;&gt;&quot;&quot;;[.B41]+[.C41];MAX(0; MIN([.O40]*0.2;[.Z40]*POWER(2;1/IF([.Y41]=0;2.4;[.Y41])))))" office:value-type="float" office:value="827" calcext:value-type="float">
            <text:p>827</text:p>
          </table:table-cell>
          <table:table-cell table:formula="of:=IF([.S41]&lt;&gt;&quot;&quot;;[.S41];[.Z41]-[.Z31])" office:value-type="float" office:value="382" calcext:value-type="float">
            <text:p>382</text:p>
          </table:table-cell>
          <table:table-cell table:formula="of:=IF(AND([.T41]&lt;&gt;&quot;&quot;; [.T41]&lt;&gt;&quot;?&quot;);[.T41];[.AA41]*IF(COUNT([.V$2:.V41])=0;0;SUM([.V$2:.V41])/COUNT([.V$2:.V41])))" office:value-type="float" office:value="10" calcext:value-type="float">
            <text:p>10</text:p>
          </table:table-cell>
          <table:table-cell table:formula="of:=IF([.AB41]&gt;MIN([.AE41];MIN([.AF41];[.AG41]));&quot;!&quot;;&quot;&quot;)">
            <text:p/>
          </table:table-cell>
          <table:table-cell table:formula="of:=[.AD40]" office:value-type="float" office:value="272.657534246575" calcext:value-type="float">
            <text:p>273</text:p>
          </table:table-cell>
          <table:table-cell table:formula="of:=[.AE40]" office:value-type="float" office:value="240" calcext:value-type="float">
            <text:p>240</text:p>
          </table:table-cell>
          <table:table-cell table:formula="of:=[.AF40]" office:value-type="float" office:value="308" calcext:value-type="float">
            <text:p>308</text:p>
          </table:table-cell>
          <table:table-cell table:formula="of:=[.AG40]" office:value-type="float" office:value="3142" calcext:value-type="float">
            <text:p>3142</text:p>
          </table:table-cell>
          <table:table-cell table:formula="of:=[.AH40]" office:value-type="float" office:value="1047310" calcext:value-type="float">
            <text:p>1047310</text:p>
          </table:table-cell>
          <table:table-cell table:formula="of:=[.AI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1]+1" office:value-type="date" office:date-value="2020-04-24" calcext:value-type="date">
            <text:p>2020-04-24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24521" calcext:value-type="float">
            <text:p>24521</text:p>
          </table:table-cell>
          <table:table-cell table:formula="of:=IF([.B42]=&quot;&quot;;&quot;&quot;;SUM([.B42:.D42]))" office:value-type="float" office:value="25371" calcext:value-type="float">
            <text:p>25371</text:p>
          </table:table-cell>
          <table:table-cell table:formula="of:=IF([.B42]=&quot;&quot;;&quot;&quot;;([.B42]+[.C42])/([.B41]+[.C41]) - 1)" office:value-type="percentage" office:value="0.0278113663845223" calcext:value-type="percentage">
            <text:p>2.78%</text:p>
          </table:table-cell>
          <table:table-cell table:formula="of:=IF([.B42]=&quot;&quot;;&quot;&quot;;([.F42]+1)/([.F41]+1) - 1)" office:value-type="percentage" office:value="-0.0405436821658389" calcext:value-type="percentage">
            <text:p>-4.05%</text:p>
          </table:table-cell>
          <table:table-cell table:formula="of:=IF([.B42]=&quot;&quot;;&quot;&quot;;ROUNDDOWN(LOG(([.B42]+[.C42])/([.$B$2]+[.$C$2]);2)))" office:value-type="float" office:value="8" calcext:value-type="float">
            <text:p>8</text:p>
          </table:table-cell>
          <table:table-cell table:formula="of:=IF([.B42]=&quot;&quot;;&quot;&quot;;1 / LOG(([.B42]+[.C42])/([.B41]+[.C41]);2))" office:value-type="float" office:value="25.268150761877" calcext:value-type="float">
            <text:p>25.2681507619</text:p>
          </table:table-cell>
          <table:table-cell table:formula="of:=IF([.B42]=&quot;&quot;;&quot;&quot;;COUNT([.$A$2:.A42]) / LOG(([.B42]+[.C42])/([.$B$2]+[.$C$2]);2))" office:value-type="float" office:value="5.03292482319951" calcext:value-type="float">
            <text:p>5.0329248232</text:p>
          </table:table-cell>
          <table:table-cell table:formula="of:=IF([.B42]=&quot;&quot;;&quot;&quot;;[.E42]-[.E41])" office:value-type="float" office:value="813" calcext:value-type="float">
            <text:p>813</text:p>
          </table:table-cell>
          <table:table-cell office:value-type="float" office:value="392" calcext:value-type="float">
            <text:p>392</text:p>
          </table:table-cell>
          <table:table-cell table:formula="of:=IF([.B42]=&quot;&quot;;&quot;&quot;;IF([.L42]=&quot;?&quot;;[.B42]+[.C42];[.B42]+[.C42]-[.L42]-[.N42]))"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formula="of:=[.O41]" office:value-type="float" office:value="184719.6" calcext:value-type="float">
            <text:p>184720</text:p>
          </table:table-cell>
          <table:table-cell table:style-name="ce8" table:formula="of:=IF([.B42]=&quot;&quot;;&quot;&quot;;IF([.I42]=0;999999;LOG([.O42];2)*[.I42]))" office:value-type="float" office:value="442.065727241226" calcext:value-type="float">
            <text:p>442</text:p>
          </table:table-cell>
          <table:table-cell table:formula="of:=IF([.B42]=&quot;&quot;;&quot;&quot;;[.A42]+[.P42])" office:value-type="date" office:date-value="2021-07-10T01:34:38.833641" calcext:value-type="date">
            <text:p>2021-07-10</text:p>
          </table:table-cell>
          <table:table-cell table:formula="of:=IF([.B42]=&quot;&quot;;&quot;&quot;;([.B42]+[.C42])-([.B41]+[.C41]))" office:value-type="float" office:value="23" calcext:value-type="float">
            <text:p>23</text:p>
          </table:table-cell>
          <table:table-cell table:formula="of:=IF([.B42]=&quot;&quot;;&quot;&quot;;SUM([.R32:.R42]))" office:value-type="float" office:value="376" calcext:value-type="float">
            <text:p>37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2]=&quot;&quot;;&quot;&quot;;IF([.T42]=&quot;?&quot;;&quot;&quot;;IF([.S42]=0;0;[.T42]/[.S42])))" office:value-type="percentage" office:value="0.0292553191489362" calcext:value-type="percentage">
            <text:p>2.93%</text:p>
          </table:table-cell>
          <table:table-cell table:formula="of:=IF([.B42]&lt;&gt;&quot;&quot;;IF([.I41]=0;0;[.I42]/[.I41] - 1);IF([.W41]&gt;1.05;[.W41];0.05))" office:value-type="float" office:value="1.50878579334629" calcext:value-type="float">
            <text:p>1.5088</text:p>
          </table:table-cell>
          <table:table-cell office:value-type="float" office:value="31" calcext:value-type="float">
            <text:p>31</text:p>
          </table:table-cell>
          <table:table-cell table:formula="of:=IF([.B42]&lt;&gt;&quot;&quot;;[.I42];MIN([.X42];[.Y41]*(1 + [.W42])))" office:value-type="float" office:value="25.268150761877" calcext:value-type="float">
            <text:p>25.2681507619</text:p>
          </table:table-cell>
          <table:table-cell table:style-name="ce9" table:formula="of:=IF([.B42]&lt;&gt;&quot;&quot;;[.B42]+[.C42];MAX(0; MIN([.O41]*0.2;[.Z41]*POWER(2;1/IF([.Y42]=0;2.4;[.Y42])))))" office:value-type="float" office:value="850" calcext:value-type="float">
            <text:p>850</text:p>
          </table:table-cell>
          <table:table-cell table:formula="of:=IF([.S42]&lt;&gt;&quot;&quot;;[.S42];[.Z42]-[.Z32])" office:value-type="float" office:value="376" calcext:value-type="float">
            <text:p>376</text:p>
          </table:table-cell>
          <table:table-cell table:formula="of:=IF(AND([.T42]&lt;&gt;&quot;&quot;; [.T42]&lt;&gt;&quot;?&quot;);[.T42];[.AA42]*IF(COUNT([.V$2:.V42])=0;0;SUM([.V$2:.V42])/COUNT([.V$2:.V42])))" office:value-type="float" office:value="11" calcext:value-type="float">
            <text:p>11</text:p>
          </table:table-cell>
          <table:table-cell table:formula="of:=IF([.AB42]&gt;MIN([.AE42];MIN([.AF42];[.AG42]));&quot;!&quot;;&quot;&quot;)">
            <text:p/>
          </table:table-cell>
          <table:table-cell table:formula="of:=[.AD41]" office:value-type="float" office:value="272.657534246575" calcext:value-type="float">
            <text:p>273</text:p>
          </table:table-cell>
          <table:table-cell table:formula="of:=[.AE41]" office:value-type="float" office:value="240" calcext:value-type="float">
            <text:p>240</text:p>
          </table:table-cell>
          <table:table-cell table:formula="of:=[.AF41]" office:value-type="float" office:value="308" calcext:value-type="float">
            <text:p>308</text:p>
          </table:table-cell>
          <table:table-cell table:formula="of:=[.AG41]" office:value-type="float" office:value="3142" calcext:value-type="float">
            <text:p>3142</text:p>
          </table:table-cell>
          <table:table-cell table:formula="of:=[.AH41]" office:value-type="float" office:value="1047310" calcext:value-type="float">
            <text:p>1047310</text:p>
          </table:table-cell>
          <table:table-cell table:formula="of:=[.AI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2]+1" office:value-type="date" office:date-value="2020-04-25" calcext:value-type="date">
            <text:p>2020-04-25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5119" calcext:value-type="float">
            <text:p>25119</text:p>
          </table:table-cell>
          <table:table-cell table:formula="of:=IF([.B43]=&quot;&quot;;&quot;&quot;;SUM([.B43:.D43]))" office:value-type="float" office:value="25984" calcext:value-type="float">
            <text:p>25984</text:p>
          </table:table-cell>
          <table:table-cell table:formula="of:=IF([.B43]=&quot;&quot;;&quot;&quot;;([.B43]+[.C43])/([.B42]+[.C42]) - 1)" office:value-type="percentage" office:value="0.0176470588235294" calcext:value-type="percentage">
            <text:p>1.76%</text:p>
          </table:table-cell>
          <table:table-cell table:formula="of:=IF([.B43]=&quot;&quot;;&quot;&quot;;([.F43]+1)/([.F42]+1) - 1)" office:value-type="percentage" office:value="-0.00988927335640133" calcext:value-type="percentage">
            <text:p>-0.99%</text:p>
          </table:table-cell>
          <table:table-cell table:formula="of:=IF([.B43]=&quot;&quot;;&quot;&quot;;ROUNDDOWN(LOG(([.B43]+[.C43])/([.$B$2]+[.$C$2]);2)))" office:value-type="float" office:value="8" calcext:value-type="float">
            <text:p>8</text:p>
          </table:table-cell>
          <table:table-cell table:formula="of:=IF([.B43]=&quot;&quot;;&quot;&quot;;1 / LOG(([.B43]+[.C43])/([.B42]+[.C42]);2))" office:value-type="float" office:value="39.6239033827668" calcext:value-type="float">
            <text:p>39.6239033828</text:p>
          </table:table-cell>
          <table:table-cell table:formula="of:=IF([.B43]=&quot;&quot;;&quot;&quot;;COUNT([.$A$2:.A43]) / LOG(([.B43]+[.C43])/([.$B$2]+[.$C$2]);2))" office:value-type="float" office:value="5.13975619883825" calcext:value-type="float">
            <text:p>5.1397561988</text:p>
          </table:table-cell>
          <table:table-cell table:formula="of:=IF([.B43]=&quot;&quot;;&quot;&quot;;[.E43]-[.E42])" office:value-type="float" office:value="613" calcext:value-type="float">
            <text:p>613</text:p>
          </table:table-cell>
          <table:table-cell office:value-type="float" office:value="412" calcext:value-type="float">
            <text:p>412</text:p>
          </table:table-cell>
          <table:table-cell table:formula="of:=IF([.B43]=&quot;&quot;;&quot;&quot;;IF([.L43]=&quot;?&quot;;[.B43]+[.C43];[.B43]+[.C43]-[.L43]-[.N43]))"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table:formula="of:=[.O42]" office:value-type="float" office:value="184719.6" calcext:value-type="float">
            <text:p>184720</text:p>
          </table:table-cell>
          <table:table-cell table:style-name="ce8" table:formula="of:=IF([.B43]=&quot;&quot;;&quot;&quot;;IF([.I43]=0;999999;LOG([.O43];2)*[.I43]))" office:value-type="float" office:value="693.219295314102" calcext:value-type="float">
            <text:p>693</text:p>
          </table:table-cell>
          <table:table-cell table:formula="of:=IF([.B43]=&quot;&quot;;&quot;&quot;;[.A43]+[.P43])" office:value-type="date" office:date-value="2022-03-19T05:15:47.115138" calcext:value-type="date">
            <text:p>2022-03-19</text:p>
          </table:table-cell>
          <table:table-cell table:formula="of:=IF([.B43]=&quot;&quot;;&quot;&quot;;([.B43]+[.C43])-([.B42]+[.C42]))" office:value-type="float" office:value="15" calcext:value-type="float">
            <text:p>15</text:p>
          </table:table-cell>
          <table:table-cell table:formula="of:=IF([.B43]=&quot;&quot;;&quot;&quot;;SUM([.R33:.R43]))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3]=&quot;&quot;;&quot;&quot;;IF([.T43]=&quot;?&quot;;&quot;&quot;;IF([.S43]=0;0;[.T43]/[.S43])))" office:value-type="percentage" office:value="0.0316091954022988" calcext:value-type="percentage">
            <text:p>3.16%</text:p>
          </table:table-cell>
          <table:table-cell table:formula="of:=IF([.B43]&lt;&gt;&quot;&quot;;IF([.I42]=0;0;[.I43]/[.I42] - 1);IF([.W42]&gt;1.05;[.W42];0.05))" office:value-type="float" office:value="0.568136258018089" calcext:value-type="float">
            <text:p>0.5681</text:p>
          </table:table-cell>
          <table:table-cell table:formula="of:=[.X42]" office:value-type="float" office:value="31" calcext:value-type="float">
            <text:p>31</text:p>
          </table:table-cell>
          <table:table-cell table:formula="of:=IF([.B43]&lt;&gt;&quot;&quot;;[.I43];MIN([.X43];[.Y42]*(1 + [.W43])))" office:value-type="float" office:value="39.6239033827668" calcext:value-type="float">
            <text:p>39.6239033828</text:p>
          </table:table-cell>
          <table:table-cell table:style-name="ce9" table:formula="of:=IF([.B43]&lt;&gt;&quot;&quot;;[.B43]+[.C43];MAX(0; MIN([.O42]*0.2;[.Z42]*POWER(2;1/IF([.Y43]=0;2.4;[.Y43])))))" office:value-type="float" office:value="865" calcext:value-type="float">
            <text:p>865</text:p>
          </table:table-cell>
          <table:table-cell table:formula="of:=IF([.S43]&lt;&gt;&quot;&quot;;[.S43];[.Z43]-[.Z33])" office:value-type="float" office:value="348" calcext:value-type="float">
            <text:p>348</text:p>
          </table:table-cell>
          <table:table-cell table:formula="of:=IF(AND([.T43]&lt;&gt;&quot;&quot;; [.T43]&lt;&gt;&quot;?&quot;);[.T43];[.AA43]*IF(COUNT([.V$2:.V43])=0;0;SUM([.V$2:.V43])/COUNT([.V$2:.V43])))" office:value-type="float" office:value="11" calcext:value-type="float">
            <text:p>11</text:p>
          </table:table-cell>
          <table:table-cell table:formula="of:=IF([.AB43]&gt;MIN([.AE43];MIN([.AF43];[.AG43]));&quot;!&quot;;&quot;&quot;)">
            <text:p/>
          </table:table-cell>
          <table:table-cell table:formula="of:=[.AD42]" office:value-type="float" office:value="272.657534246575" calcext:value-type="float">
            <text:p>273</text:p>
          </table:table-cell>
          <table:table-cell table:formula="of:=[.AE42]" office:value-type="float" office:value="240" calcext:value-type="float">
            <text:p>240</text:p>
          </table:table-cell>
          <table:table-cell table:formula="of:=[.AF42]" office:value-type="float" office:value="308" calcext:value-type="float">
            <text:p>308</text:p>
          </table:table-cell>
          <table:table-cell table:formula="of:=[.AG42]" office:value-type="float" office:value="3142" calcext:value-type="float">
            <text:p>3142</text:p>
          </table:table-cell>
          <table:table-cell table:formula="of:=[.AH42]" office:value-type="float" office:value="1047310" calcext:value-type="float">
            <text:p>1047310</text:p>
          </table:table-cell>
          <table:table-cell table:formula="of:=[.AI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3]+1" office:value-type="date" office:date-value="2020-04-26" calcext:value-type="date">
            <text:p>2020-04-26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25615" calcext:value-type="float">
            <text:p>25615</text:p>
          </table:table-cell>
          <table:table-cell table:formula="of:=IF([.B44]=&quot;&quot;;&quot;&quot;;SUM([.B44:.D44]))" office:value-type="float" office:value="26488" calcext:value-type="float">
            <text:p>26488</text:p>
          </table:table-cell>
          <table:table-cell table:formula="of:=IF([.B44]=&quot;&quot;;&quot;&quot;;([.B44]+[.C44])/([.B43]+[.C43]) - 1)" office:value-type="percentage" office:value="0.00924855491329479" calcext:value-type="percentage">
            <text:p>0.92%</text:p>
          </table:table-cell>
          <table:table-cell table:formula="of:=IF([.B44]=&quot;&quot;;&quot;&quot;;([.F44]+1)/([.F43]+1) - 1)" office:value-type="percentage" office:value="-0.00825286511410328" calcext:value-type="percentage">
            <text:p>-0.83%</text:p>
          </table:table-cell>
          <table:table-cell table:formula="of:=IF([.B44]=&quot;&quot;;&quot;&quot;;ROUNDDOWN(LOG(([.B44]+[.C44])/([.$B$2]+[.$C$2]);2)))" office:value-type="float" office:value="8" calcext:value-type="float">
            <text:p>8</text:p>
          </table:table-cell>
          <table:table-cell table:formula="of:=IF([.B44]=&quot;&quot;;&quot;&quot;;1 / LOG(([.B44]+[.C44])/([.B43]+[.C43]);2))" office:value-type="float" office:value="75.2925807268382" calcext:value-type="float">
            <text:p>75.2925807268</text:p>
          </table:table-cell>
          <table:table-cell table:formula="of:=IF([.B44]=&quot;&quot;;&quot;&quot;;COUNT([.$A$2:.A44]) / LOG(([.B44]+[.C44])/([.$B$2]+[.$C$2]);2))" office:value-type="float" office:value="5.25359253482791" calcext:value-type="float">
            <text:p>5.2535925348</text:p>
          </table:table-cell>
          <table:table-cell table:formula="of:=IF([.B44]=&quot;&quot;;&quot;&quot;;[.E44]-[.E43])" office:value-type="float" office:value="504" calcext:value-type="float">
            <text:p>504</text:p>
          </table:table-cell>
          <table:table-cell office:value-type="float" office:value="439" calcext:value-type="float">
            <text:p>439</text:p>
          </table:table-cell>
          <table:table-cell table:formula="of:=IF([.B44]=&quot;&quot;;&quot;&quot;;IF([.L44]=&quot;?&quot;;[.B44]+[.C44];[.B44]+[.C44]-[.L44]-[.N44]))" office:value-type="float" office:value="410" calcext:value-type="float">
            <text:p>410</text:p>
          </table:table-cell>
          <table:table-cell office:value-type="float" office:value="24" calcext:value-type="float">
            <text:p>24</text:p>
          </table:table-cell>
          <table:table-cell table:formula="of:=[.O43]" office:value-type="float" office:value="184719.6" calcext:value-type="float">
            <text:p>184720</text:p>
          </table:table-cell>
          <table:table-cell table:style-name="ce8" table:formula="of:=IF([.B44]=&quot;&quot;;&quot;&quot;;IF([.I44]=0;999999;LOG([.O44];2)*[.I44]))" office:value-type="float" office:value="1317.24200035626" calcext:value-type="float">
            <text:p>1317</text:p>
          </table:table-cell>
          <table:table-cell table:formula="of:=IF([.B44]=&quot;&quot;;&quot;&quot;;[.A44]+[.P44])" office:value-type="date" office:date-value="2023-12-04T05:48:28.830781" calcext:value-type="date">
            <text:p>2023-12-04</text:p>
          </table:table-cell>
          <table:table-cell table:formula="of:=IF([.B44]=&quot;&quot;;&quot;&quot;;([.B44]+[.C44])-([.B43]+[.C43]))" office:value-type="float" office:value="8" calcext:value-type="float">
            <text:p>8</text:p>
          </table:table-cell>
          <table:table-cell table:formula="of:=IF([.B44]=&quot;&quot;;&quot;&quot;;SUM([.R34:.R44]))"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IF([.B44]=&quot;&quot;;&quot;&quot;;IF([.T44]=&quot;?&quot;;&quot;&quot;;IF([.S44]=0;0;[.T44]/[.S44])))" office:value-type="percentage" office:value="0.0401234567901235" calcext:value-type="percentage">
            <text:p>4.01%</text:p>
          </table:table-cell>
          <table:table-cell table:formula="of:=IF([.B44]&lt;&gt;&quot;&quot;;IF([.I43]=0;0;[.I44]/[.I43] - 1);IF([.W43]&gt;1.05;[.W43];0.05))" office:value-type="float" office:value="0.90018080751692" calcext:value-type="float">
            <text:p>0.9002</text:p>
          </table:table-cell>
          <table:table-cell table:formula="of:=[.X43]" office:value-type="float" office:value="31" calcext:value-type="float">
            <text:p>31</text:p>
          </table:table-cell>
          <table:table-cell table:formula="of:=IF([.B44]&lt;&gt;&quot;&quot;;[.I44];MIN([.X44];[.Y43]*(1 + [.W44])))" office:value-type="float" office:value="75.2925807268382" calcext:value-type="float">
            <text:p>75.2925807268</text:p>
          </table:table-cell>
          <table:table-cell table:style-name="ce9" table:formula="of:=IF([.B44]&lt;&gt;&quot;&quot;;[.B44]+[.C44];MAX(0; MIN([.O43]*0.2;[.Z43]*POWER(2;1/IF([.Y44]=0;2.4;[.Y44])))))" office:value-type="float" office:value="873" calcext:value-type="float">
            <text:p>873</text:p>
          </table:table-cell>
          <table:table-cell table:formula="of:=IF([.S44]&lt;&gt;&quot;&quot;;[.S44];[.Z44]-[.Z34])" office:value-type="float" office:value="324" calcext:value-type="float">
            <text:p>324</text:p>
          </table:table-cell>
          <table:table-cell table:formula="of:=IF(AND([.T44]&lt;&gt;&quot;&quot;; [.T44]&lt;&gt;&quot;?&quot;);[.T44];[.AA44]*IF(COUNT([.V$2:.V44])=0;0;SUM([.V$2:.V44])/COUNT([.V$2:.V44])))" office:value-type="float" office:value="13" calcext:value-type="float">
            <text:p>13</text:p>
          </table:table-cell>
          <table:table-cell table:formula="of:=IF([.AB44]&gt;MIN([.AE44];MIN([.AF44];[.AG44]));&quot;!&quot;;&quot;&quot;)">
            <text:p/>
          </table:table-cell>
          <table:table-cell table:formula="of:=[.AD43]" office:value-type="float" office:value="272.657534246575" calcext:value-type="float">
            <text:p>273</text:p>
          </table:table-cell>
          <table:table-cell table:formula="of:=[.AE43]" office:value-type="float" office:value="240" calcext:value-type="float">
            <text:p>240</text:p>
          </table:table-cell>
          <table:table-cell table:formula="of:=[.AF43]" office:value-type="float" office:value="308" calcext:value-type="float">
            <text:p>308</text:p>
          </table:table-cell>
          <table:table-cell table:formula="of:=[.AG43]" office:value-type="float" office:value="3142" calcext:value-type="float">
            <text:p>3142</text:p>
          </table:table-cell>
          <table:table-cell table:formula="of:=[.AH43]" office:value-type="float" office:value="1047310" calcext:value-type="float">
            <text:p>1047310</text:p>
          </table:table-cell>
          <table:table-cell table:formula="of:=[.AI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4]+1" office:value-type="date" office:date-value="2020-04-27" calcext:value-type="date">
            <text:p>2020-04-2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6231" calcext:value-type="float">
            <text:p>26231</text:p>
          </table:table-cell>
          <table:table-cell table:formula="of:=IF([.B45]=&quot;&quot;;&quot;&quot;;SUM([.B45:.D45]))" office:value-type="float" office:value="27131" calcext:value-type="float">
            <text:p>27131</text:p>
          </table:table-cell>
          <table:table-cell table:formula="of:=IF([.B45]=&quot;&quot;;&quot;&quot;;([.B45]+[.C45])/([.B44]+[.C44]) - 1)" office:value-type="percentage" office:value="0.0309278350515463" calcext:value-type="percentage">
            <text:p>3.09%</text:p>
          </table:table-cell>
          <table:table-cell table:formula="of:=IF([.B45]=&quot;&quot;;&quot;&quot;;([.F45]+1)/([.F44]+1) - 1)" office:value-type="percentage" office:value="0.0214806154863545" calcext:value-type="percentage">
            <text:p>2.15%</text:p>
          </table:table-cell>
          <table:table-cell table:formula="of:=IF([.B45]=&quot;&quot;;&quot;&quot;;ROUNDDOWN(LOG(([.B45]+[.C45])/([.$B$2]+[.$C$2]);2)))" office:value-type="float" office:value="8" calcext:value-type="float">
            <text:p>8</text:p>
          </table:table-cell>
          <table:table-cell table:formula="of:=IF([.B45]=&quot;&quot;;&quot;&quot;;1 / LOG(([.B45]+[.C45])/([.B44]+[.C44]);2))" office:value-type="float" office:value="22.7565730627735" calcext:value-type="float">
            <text:p>22.7565730628</text:p>
          </table:table-cell>
          <table:table-cell table:formula="of:=IF([.B45]=&quot;&quot;;&quot;&quot;;COUNT([.$A$2:.A45]) / LOG(([.B45]+[.C45])/([.$B$2]+[.$C$2]);2))" office:value-type="float" office:value="5.34706154734204" calcext:value-type="float">
            <text:p>5.3470615473</text:p>
          </table:table-cell>
          <table:table-cell table:formula="of:=IF([.B45]=&quot;&quot;;&quot;&quot;;[.E45]-[.E44])" office:value-type="float" office:value="643" calcext:value-type="float">
            <text:p>643</text:p>
          </table:table-cell>
          <table:table-cell office:value-type="float" office:value="509" calcext:value-type="float">
            <text:p>509</text:p>
          </table:table-cell>
          <table:table-cell table:formula="of:=IF([.B45]=&quot;&quot;;&quot;&quot;;IF([.L45]=&quot;?&quot;;[.B45]+[.C45];[.B45]+[.C45]-[.L45]-[.N45]))"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table:formula="of:=[.O44]" office:value-type="float" office:value="184719.6" calcext:value-type="float">
            <text:p>184720</text:p>
          </table:table-cell>
          <table:table-cell table:style-name="ce8" table:formula="of:=IF([.B45]=&quot;&quot;;&quot;&quot;;IF([.I45]=0;999999;LOG([.O45];2)*[.I45]))" office:value-type="float" office:value="398.125732085262" calcext:value-type="float">
            <text:p>398</text:p>
          </table:table-cell>
          <table:table-cell table:formula="of:=IF([.B45]=&quot;&quot;;&quot;&quot;;[.A45]+[.P45])" office:value-type="date" office:date-value="2021-05-30T03:01:03.252166" calcext:value-type="date">
            <text:p>2021-05-30</text:p>
          </table:table-cell>
          <table:table-cell table:formula="of:=IF([.B45]=&quot;&quot;;&quot;&quot;;([.B45]+[.C45])-([.B44]+[.C44]))" office:value-type="float" office:value="27" calcext:value-type="float">
            <text:p>27</text:p>
          </table:table-cell>
          <table:table-cell table:formula="of:=IF([.B45]=&quot;&quot;;&quot;&quot;;SUM([.R35:.R45]))"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45]=&quot;&quot;;&quot;&quot;;IF([.T45]=&quot;?&quot;;&quot;&quot;;IF([.S45]=0;0;[.T45]/[.S45])))" office:value-type="percentage" office:value="0.0373831775700935" calcext:value-type="percentage">
            <text:p>3.74%</text:p>
          </table:table-cell>
          <table:table-cell table:formula="of:=IF([.B45]&lt;&gt;&quot;&quot;;IF([.I44]=0;0;[.I45]/[.I44] - 1);IF([.W44]&gt;1.05;[.W44];0.05))" office:value-type="float" office:value="-0.697758094581265" calcext:value-type="float">
            <text:p>-0.6978</text:p>
          </table:table-cell>
          <table:table-cell table:formula="of:=[.X44]" office:value-type="float" office:value="31" calcext:value-type="float">
            <text:p>31</text:p>
          </table:table-cell>
          <table:table-cell table:formula="of:=IF([.B45]&lt;&gt;&quot;&quot;;[.I45];MIN([.X45];[.Y44]*(1 + [.W45])))" office:value-type="float" office:value="22.7565730627735" calcext:value-type="float">
            <text:p>22.7565730628</text:p>
          </table:table-cell>
          <table:table-cell table:style-name="ce9" table:formula="of:=IF([.B45]&lt;&gt;&quot;&quot;;[.B45]+[.C45];MAX(0; MIN([.O44]*0.2;[.Z44]*POWER(2;1/IF([.Y45]=0;2.4;[.Y45])))))" office:value-type="float" office:value="900" calcext:value-type="float">
            <text:p>900</text:p>
          </table:table-cell>
          <table:table-cell table:formula="of:=IF([.S45]&lt;&gt;&quot;&quot;;[.S45];[.Z45]-[.Z35])" office:value-type="float" office:value="321" calcext:value-type="float">
            <text:p>321</text:p>
          </table:table-cell>
          <table:table-cell table:formula="of:=IF(AND([.T45]&lt;&gt;&quot;&quot;; [.T45]&lt;&gt;&quot;?&quot;);[.T45];[.AA45]*IF(COUNT([.V$2:.V45])=0;0;SUM([.V$2:.V45])/COUNT([.V$2:.V45])))" office:value-type="float" office:value="12" calcext:value-type="float">
            <text:p>12</text:p>
          </table:table-cell>
          <table:table-cell table:formula="of:=IF([.AB45]&gt;MIN([.AE45];MIN([.AF45];[.AG45]));&quot;!&quot;;&quot;&quot;)">
            <text:p/>
          </table:table-cell>
          <table:table-cell table:formula="of:=[.AD44]" office:value-type="float" office:value="272.657534246575" calcext:value-type="float">
            <text:p>273</text:p>
          </table:table-cell>
          <table:table-cell table:formula="of:=[.AE44]" office:value-type="float" office:value="240" calcext:value-type="float">
            <text:p>240</text:p>
          </table:table-cell>
          <table:table-cell table:formula="of:=[.AF44]" office:value-type="float" office:value="308" calcext:value-type="float">
            <text:p>308</text:p>
          </table:table-cell>
          <table:table-cell table:formula="of:=[.AG44]" office:value-type="float" office:value="3142" calcext:value-type="float">
            <text:p>3142</text:p>
          </table:table-cell>
          <table:table-cell table:formula="of:=[.AH44]" office:value-type="float" office:value="1047310" calcext:value-type="float">
            <text:p>1047310</text:p>
          </table:table-cell>
          <table:table-cell table:formula="of:=[.AI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5]+1" office:value-type="date" office:date-value="2020-04-28" calcext:value-type="date">
            <text:p>2020-04-28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6902" calcext:value-type="float">
            <text:p>26902</text:p>
          </table:table-cell>
          <table:table-cell table:formula="of:=IF([.B46]=&quot;&quot;;&quot;&quot;;SUM([.B46:.D46]))" office:value-type="float" office:value="27817" calcext:value-type="float">
            <text:p>27817</text:p>
          </table:table-cell>
          <table:table-cell table:formula="of:=IF([.B46]=&quot;&quot;;&quot;&quot;;([.B46]+[.C46])/([.B45]+[.C45]) - 1)" office:value-type="percentage" office:value="0.0166666666666666" calcext:value-type="percentage">
            <text:p>1.67%</text:p>
          </table:table-cell>
          <table:table-cell table:formula="of:=IF([.B46]=&quot;&quot;;&quot;&quot;;([.F46]+1)/([.F45]+1) - 1)" office:value-type="percentage" office:value="-0.0138333333333333" calcext:value-type="percentage">
            <text:p>-1.38%</text:p>
          </table:table-cell>
          <table:table-cell table:formula="of:=IF([.B46]=&quot;&quot;;&quot;&quot;;ROUNDDOWN(LOG(([.B46]+[.C46])/([.$B$2]+[.$C$2]);2)))" office:value-type="float" office:value="8" calcext:value-type="float">
            <text:p>8</text:p>
          </table:table-cell>
          <table:table-cell table:formula="of:=IF([.B46]=&quot;&quot;;&quot;&quot;;1 / LOG(([.B46]+[.C46])/([.B45]+[.C45]);2))" office:value-type="float" office:value="41.9344496583041" calcext:value-type="float">
            <text:p>41.9344496583</text:p>
          </table:table-cell>
          <table:table-cell table:formula="of:=IF([.B46]=&quot;&quot;;&quot;&quot;;COUNT([.$A$2:.A46]) / LOG(([.B46]+[.C46])/([.$B$2]+[.$C$2]);2))" office:value-type="float" office:value="5.45278375433176" calcext:value-type="float">
            <text:p>5.4527837543</text:p>
          </table:table-cell>
          <table:table-cell table:formula="of:=IF([.B46]=&quot;&quot;;&quot;&quot;;[.E46]-[.E45])" office:value-type="float" office:value="686" calcext:value-type="float">
            <text:p>686</text:p>
          </table:table-cell>
          <table:table-cell office:value-type="float" office:value="522" calcext:value-type="float">
            <text:p>522</text:p>
          </table:table-cell>
          <table:table-cell table:formula="of:=IF([.B46]=&quot;&quot;;&quot;&quot;;IF([.L46]=&quot;?&quot;;[.B46]+[.C46];[.B46]+[.C46]-[.L46]-[.N46]))"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 table:formula="of:=[.O45]" office:value-type="float" office:value="184719.6" calcext:value-type="float">
            <text:p>184720</text:p>
          </table:table-cell>
          <table:table-cell table:style-name="ce8" table:formula="of:=IF([.B46]=&quot;&quot;;&quot;&quot;;IF([.I46]=0;999999;LOG([.O46];2)*[.I46]))" office:value-type="float" office:value="733.642250252339" calcext:value-type="float">
            <text:p>734</text:p>
          </table:table-cell>
          <table:table-cell table:formula="of:=IF([.B46]=&quot;&quot;;&quot;&quot;;[.A46]+[.P46])" office:value-type="date" office:date-value="2022-05-01T15:24:50.421802" calcext:value-type="date">
            <text:p>2022-05-01</text:p>
          </table:table-cell>
          <table:table-cell table:formula="of:=IF([.B46]=&quot;&quot;;&quot;&quot;;([.B46]+[.C46])-([.B45]+[.C45]))" office:value-type="float" office:value="15" calcext:value-type="float">
            <text:p>15</text:p>
          </table:table-cell>
          <table:table-cell table:formula="of:=IF([.B46]=&quot;&quot;;&quot;&quot;;SUM([.R36:.R46]))"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46]=&quot;&quot;;&quot;&quot;;IF([.T46]=&quot;?&quot;;&quot;&quot;;IF([.S46]=0;0;[.T46]/[.S46])))" office:value-type="percentage" office:value="0.0388349514563107" calcext:value-type="percentage">
            <text:p>3.88%</text:p>
          </table:table-cell>
          <table:table-cell table:formula="of:=IF([.B46]&lt;&gt;&quot;&quot;;IF([.I45]=0;0;[.I46]/[.I45] - 1);IF([.W45]&gt;1.05;[.W45];0.05))" office:value-type="float" office:value="0.842740097229441" calcext:value-type="float">
            <text:p>0.8427</text:p>
          </table:table-cell>
          <table:table-cell table:formula="of:=[.X45]" office:value-type="float" office:value="31" calcext:value-type="float">
            <text:p>31</text:p>
          </table:table-cell>
          <table:table-cell table:formula="of:=IF([.B46]&lt;&gt;&quot;&quot;;[.I46];MIN([.X46];[.Y45]*(1 + [.W46])))" office:value-type="float" office:value="41.9344496583041" calcext:value-type="float">
            <text:p>41.9344496583</text:p>
          </table:table-cell>
          <table:table-cell table:style-name="ce9" table:formula="of:=IF([.B46]&lt;&gt;&quot;&quot;;[.B46]+[.C46];MAX(0; MIN([.O45]*0.2;[.Z45]*POWER(2;1/IF([.Y46]=0;2.4;[.Y46])))))" office:value-type="float" office:value="915" calcext:value-type="float">
            <text:p>915</text:p>
          </table:table-cell>
          <table:table-cell table:formula="of:=IF([.S46]&lt;&gt;&quot;&quot;;[.S46];[.Z46]-[.Z36])" office:value-type="float" office:value="309" calcext:value-type="float">
            <text:p>309</text:p>
          </table:table-cell>
          <table:table-cell table:formula="of:=IF(AND([.T46]&lt;&gt;&quot;&quot;; [.T46]&lt;&gt;&quot;?&quot;);[.T46];[.AA46]*IF(COUNT([.V$2:.V46])=0;0;SUM([.V$2:.V46])/COUNT([.V$2:.V46])))" office:value-type="float" office:value="12" calcext:value-type="float">
            <text:p>12</text:p>
          </table:table-cell>
          <table:table-cell table:formula="of:=IF([.AB46]&gt;MIN([.AE46];MIN([.AF46];[.AG46]));&quot;!&quot;;&quot;&quot;)">
            <text:p/>
          </table:table-cell>
          <table:table-cell table:formula="of:=[.AD45]" office:value-type="float" office:value="272.657534246575" calcext:value-type="float">
            <text:p>273</text:p>
          </table:table-cell>
          <table:table-cell table:formula="of:=[.AE45]" office:value-type="float" office:value="240" calcext:value-type="float">
            <text:p>240</text:p>
          </table:table-cell>
          <table:table-cell table:formula="of:=[.AF45]" office:value-type="float" office:value="308" calcext:value-type="float">
            <text:p>308</text:p>
          </table:table-cell>
          <table:table-cell table:formula="of:=[.AG45]" office:value-type="float" office:value="3142" calcext:value-type="float">
            <text:p>3142</text:p>
          </table:table-cell>
          <table:table-cell table:formula="of:=[.AH45]" office:value-type="float" office:value="1047310" calcext:value-type="float">
            <text:p>1047310</text:p>
          </table:table-cell>
          <table:table-cell table:formula="of:=[.AI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6]+1" office:value-type="date" office:date-value="2020-04-29" calcext:value-type="date">
            <text:p>2020-04-29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27486" calcext:value-type="float">
            <text:p>27486</text:p>
          </table:table-cell>
          <table:table-cell table:formula="of:=IF([.B47]=&quot;&quot;;&quot;&quot;;SUM([.B47:.D47]))" office:value-type="float" office:value="28421" calcext:value-type="float">
            <text:p>28421</text:p>
          </table:table-cell>
          <table:table-cell table:formula="of:=IF([.B47]=&quot;&quot;;&quot;&quot;;([.B47]+[.C47])/([.B46]+[.C46]) - 1)" office:value-type="percentage" office:value="0.0218579234972678" calcext:value-type="percentage">
            <text:p>2.19%</text:p>
          </table:table-cell>
          <table:table-cell table:formula="of:=IF([.B47]=&quot;&quot;;&quot;&quot;;([.F47]+1)/([.F46]+1) - 1)" office:value-type="percentage" office:value="0.00510615425960781" calcext:value-type="percentage">
            <text:p>0.51%</text:p>
          </table:table-cell>
          <table:table-cell table:formula="of:=IF([.B47]=&quot;&quot;;&quot;&quot;;ROUNDDOWN(LOG(([.B47]+[.C47])/([.$B$2]+[.$C$2]);2)))" office:value-type="float" office:value="8" calcext:value-type="float">
            <text:p>8</text:p>
          </table:table-cell>
          <table:table-cell table:formula="of:=IF([.B47]=&quot;&quot;;&quot;&quot;;1 / LOG(([.B47]+[.C47])/([.B46]+[.C46]);2))" office:value-type="float" office:value="32.0568081481322" calcext:value-type="float">
            <text:p>32.0568081481</text:p>
          </table:table-cell>
          <table:table-cell table:formula="of:=IF([.B47]=&quot;&quot;;&quot;&quot;;COUNT([.$A$2:.A47]) / LOG(([.B47]+[.C47])/([.$B$2]+[.$C$2]);2))" office:value-type="float" office:value="5.55296681738233" calcext:value-type="float">
            <text:p>5.5529668174</text:p>
          </table:table-cell>
          <table:table-cell table:formula="of:=IF([.B47]=&quot;&quot;;&quot;&quot;;[.E47]-[.E46])" office:value-type="float" office:value="604" calcext:value-type="float">
            <text:p>604</text:p>
          </table:table-cell>
          <table:table-cell office:value-type="float" office:value="529" calcext:value-type="float">
            <text:p>529</text:p>
          </table:table-cell>
          <table:table-cell table:formula="of:=IF([.B47]=&quot;&quot;;&quot;&quot;;IF([.L47]=&quot;?&quot;;[.B47]+[.C47];[.B47]+[.C47]-[.L47]-[.N47]))"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table:formula="of:=[.O46]" office:value-type="float" office:value="184719.6" calcext:value-type="float">
            <text:p>184720</text:p>
          </table:table-cell>
          <table:table-cell table:style-name="ce8" table:formula="of:=IF([.B47]=&quot;&quot;;&quot;&quot;;IF([.I47]=0;999999;LOG([.O47];2)*[.I47]))" office:value-type="float" office:value="560.833134984185" calcext:value-type="float">
            <text:p>561</text:p>
          </table:table-cell>
          <table:table-cell table:formula="of:=IF([.B47]=&quot;&quot;;&quot;&quot;;[.A47]+[.P47])" office:value-type="date" office:date-value="2021-11-10T19:59:42.862633" calcext:value-type="date">
            <text:p>2021-11-10</text:p>
          </table:table-cell>
          <table:table-cell table:formula="of:=IF([.B47]=&quot;&quot;;&quot;&quot;;([.B47]+[.C47])-([.B46]+[.C46]))" office:value-type="float" office:value="20" calcext:value-type="float">
            <text:p>20</text:p>
          </table:table-cell>
          <table:table-cell table:formula="of:=IF([.B47]=&quot;&quot;;&quot;&quot;;SUM([.R37:.R47]))"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47]=&quot;&quot;;&quot;&quot;;IF([.T47]=&quot;?&quot;;&quot;&quot;;IF([.S47]=0;0;[.T47]/[.S47])))" office:value-type="percentage" office:value="0.0384615384615385" calcext:value-type="percentage">
            <text:p>3.85%</text:p>
          </table:table-cell>
          <table:table-cell table:formula="of:=IF([.B47]&lt;&gt;&quot;&quot;;IF([.I46]=0;0;[.I47]/[.I46] - 1);IF([.W46]&gt;1.05;[.W46];0.05))" office:value-type="float" office:value="-0.235549568210821" calcext:value-type="float">
            <text:p>-0.2355</text:p>
          </table:table-cell>
          <table:table-cell table:formula="of:=[.X46]" office:value-type="float" office:value="31" calcext:value-type="float">
            <text:p>31</text:p>
          </table:table-cell>
          <table:table-cell table:formula="of:=IF([.B47]&lt;&gt;&quot;&quot;;[.I47];MIN([.X47];[.Y46]*(1 + [.W47])))" office:value-type="float" office:value="32.0568081481322" calcext:value-type="float">
            <text:p>32.0568081481</text:p>
          </table:table-cell>
          <table:table-cell table:style-name="ce9" table:formula="of:=IF([.B47]&lt;&gt;&quot;&quot;;[.B47]+[.C47];MAX(0; MIN([.O46]*0.2;[.Z46]*POWER(2;1/IF([.Y47]=0;2.4;[.Y47])))))" office:value-type="float" office:value="935" calcext:value-type="float">
            <text:p>935</text:p>
          </table:table-cell>
          <table:table-cell table:formula="of:=IF([.S47]&lt;&gt;&quot;&quot;;[.S47];[.Z47]-[.Z37])" office:value-type="float" office:value="286" calcext:value-type="float">
            <text:p>286</text:p>
          </table:table-cell>
          <table:table-cell table:formula="of:=IF(AND([.T47]&lt;&gt;&quot;&quot;; [.T47]&lt;&gt;&quot;?&quot;);[.T47];[.AA47]*IF(COUNT([.V$2:.V47])=0;0;SUM([.V$2:.V47])/COUNT([.V$2:.V47])))" office:value-type="float" office:value="11" calcext:value-type="float">
            <text:p>11</text:p>
          </table:table-cell>
          <table:table-cell table:formula="of:=IF([.AB47]&gt;MIN([.AE47];MIN([.AF47];[.AG47]));&quot;!&quot;;&quot;&quot;)">
            <text:p/>
          </table:table-cell>
          <table:table-cell table:formula="of:=[.AD46]" office:value-type="float" office:value="272.657534246575" calcext:value-type="float">
            <text:p>273</text:p>
          </table:table-cell>
          <table:table-cell table:formula="of:=[.AE46]" office:value-type="float" office:value="240" calcext:value-type="float">
            <text:p>240</text:p>
          </table:table-cell>
          <table:table-cell table:formula="of:=[.AF46]" office:value-type="float" office:value="308" calcext:value-type="float">
            <text:p>308</text:p>
          </table:table-cell>
          <table:table-cell table:formula="of:=[.AG46]" office:value-type="float" office:value="3142" calcext:value-type="float">
            <text:p>3142</text:p>
          </table:table-cell>
          <table:table-cell table:formula="of:=[.AH46]" office:value-type="float" office:value="1047310" calcext:value-type="float">
            <text:p>1047310</text:p>
          </table:table-cell>
          <table:table-cell table:formula="of:=[.AI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7]+1" office:value-type="date" office:date-value="2020-04-30" calcext:value-type="date">
            <text:p>2020-04-30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28209" calcext:value-type="float">
            <text:p>28209</text:p>
          </table:table-cell>
          <table:table-cell table:formula="of:=IF([.B48]=&quot;&quot;;&quot;&quot;;SUM([.B48:.D48]))" office:value-type="float" office:value="29156" calcext:value-type="float">
            <text:p>29156</text:p>
          </table:table-cell>
          <table:table-cell table:formula="of:=IF([.B48]=&quot;&quot;;&quot;&quot;;([.B48]+[.C48])/([.B47]+[.C47]) - 1)" office:value-type="percentage" office:value="0.0128342245989306" calcext:value-type="percentage">
            <text:p>1.28%</text:p>
          </table:table-cell>
          <table:table-cell table:formula="of:=IF([.B48]=&quot;&quot;;&quot;&quot;;([.F48]+1)/([.F47]+1) - 1)" office:value-type="percentage" office:value="-0.00883067860104658" calcext:value-type="percentage">
            <text:p>-0.88%</text:p>
          </table:table-cell>
          <table:table-cell table:formula="of:=IF([.B48]=&quot;&quot;;&quot;&quot;;ROUNDDOWN(LOG(([.B48]+[.C48])/([.$B$2]+[.$C$2]);2)))" office:value-type="float" office:value="8" calcext:value-type="float">
            <text:p>8</text:p>
          </table:table-cell>
          <table:table-cell table:formula="of:=IF([.B48]=&quot;&quot;;&quot;&quot;;1 / LOG(([.B48]+[.C48])/([.B47]+[.C47]);2))" office:value-type="float" office:value="54.3535547939293" calcext:value-type="float">
            <text:p>54.3535547939</text:p>
          </table:table-cell>
          <table:table-cell table:formula="of:=IF([.B48]=&quot;&quot;;&quot;&quot;;COUNT([.$A$2:.A48]) / LOG(([.B48]+[.C48])/([.$B$2]+[.$C$2]);2))" office:value-type="float" office:value="5.66111042928361" calcext:value-type="float">
            <text:p>5.6611104293</text:p>
          </table:table-cell>
          <table:table-cell table:formula="of:=IF([.B48]=&quot;&quot;;&quot;&quot;;[.E48]-[.E47])" office:value-type="float" office:value="735" calcext:value-type="float">
            <text:p>735</text:p>
          </table:table-cell>
          <table:table-cell office:value-type="float" office:value="545" calcext:value-type="float">
            <text:p>545</text:p>
          </table:table-cell>
          <table:table-cell table:formula="of:=IF([.B48]=&quot;&quot;;&quot;&quot;;IF([.L48]=&quot;?&quot;;[.B48]+[.C48];[.B48]+[.C48]-[.L48]-[.N48]))"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  <table:table-cell table:formula="of:=[.O47]" office:value-type="float" office:value="184719.6" calcext:value-type="float">
            <text:p>184720</text:p>
          </table:table-cell>
          <table:table-cell table:style-name="ce8" table:formula="of:=IF([.B48]=&quot;&quot;;&quot;&quot;;IF([.I48]=0;999999;LOG([.O48];2)*[.I48]))" office:value-type="float" office:value="950.914214283377" calcext:value-type="float">
            <text:p>951</text:p>
          </table:table-cell>
          <table:table-cell table:formula="of:=IF([.B48]=&quot;&quot;;&quot;&quot;;[.A48]+[.P48])" office:value-type="date" office:date-value="2022-12-06T21:56:28.114085" calcext:value-type="date">
            <text:p>2022-12-06</text:p>
          </table:table-cell>
          <table:table-cell table:formula="of:=IF([.B48]=&quot;&quot;;&quot;&quot;;([.B48]+[.C48])-([.B47]+[.C47]))" office:value-type="float" office:value="12" calcext:value-type="float">
            <text:p>12</text:p>
          </table:table-cell>
          <table:table-cell table:formula="of:=IF([.B48]=&quot;&quot;;&quot;&quot;;SUM([.R38:.R48]))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8]=&quot;&quot;;&quot;&quot;;IF([.T48]=&quot;?&quot;;&quot;&quot;;IF([.S48]=0;0;[.T48]/[.S48])))" office:value-type="percentage" office:value="0.0367647058823529" calcext:value-type="percentage">
            <text:p>3.68%</text:p>
          </table:table-cell>
          <table:table-cell table:formula="of:=IF([.B48]&lt;&gt;&quot;&quot;;IF([.I47]=0;0;[.I48]/[.I47] - 1);IF([.W47]&gt;1.05;[.W47];0.05))" office:value-type="float" office:value="0.695538574606852" calcext:value-type="float">
            <text:p>0.6955</text:p>
          </table:table-cell>
          <table:table-cell table:formula="of:=[.X47]" office:value-type="float" office:value="31" calcext:value-type="float">
            <text:p>31</text:p>
          </table:table-cell>
          <table:table-cell table:formula="of:=IF([.B48]&lt;&gt;&quot;&quot;;[.I48];MIN([.X48];[.Y47]*(1 + [.W48])))" office:value-type="float" office:value="54.3535547939293" calcext:value-type="float">
            <text:p>54.3535547939</text:p>
          </table:table-cell>
          <table:table-cell table:style-name="ce9" table:formula="of:=IF([.B48]&lt;&gt;&quot;&quot;;[.B48]+[.C48];MAX(0; MIN([.O47]*0.2;[.Z47]*POWER(2;1/IF([.Y48]=0;2.4;[.Y48])))))" office:value-type="float" office:value="947" calcext:value-type="float">
            <text:p>947</text:p>
          </table:table-cell>
          <table:table-cell table:formula="of:=IF([.S48]&lt;&gt;&quot;&quot;;[.S48];[.Z48]-[.Z38])" office:value-type="float" office:value="272" calcext:value-type="float">
            <text:p>272</text:p>
          </table:table-cell>
          <table:table-cell table:formula="of:=IF(AND([.T48]&lt;&gt;&quot;&quot;; [.T48]&lt;&gt;&quot;?&quot;);[.T48];[.AA48]*IF(COUNT([.V$2:.V48])=0;0;SUM([.V$2:.V48])/COUNT([.V$2:.V48])))" office:value-type="float" office:value="10" calcext:value-type="float">
            <text:p>10</text:p>
          </table:table-cell>
          <table:table-cell table:formula="of:=IF([.AB48]&gt;MIN([.AE48];MIN([.AF48];[.AG48]));&quot;!&quot;;&quot;&quot;)">
            <text:p/>
          </table:table-cell>
          <table:table-cell table:formula="of:=[.AD47]" office:value-type="float" office:value="272.657534246575" calcext:value-type="float">
            <text:p>273</text:p>
          </table:table-cell>
          <table:table-cell table:formula="of:=[.AE47]" office:value-type="float" office:value="240" calcext:value-type="float">
            <text:p>240</text:p>
          </table:table-cell>
          <table:table-cell table:formula="of:=[.AF47]" office:value-type="float" office:value="308" calcext:value-type="float">
            <text:p>308</text:p>
          </table:table-cell>
          <table:table-cell table:formula="of:=[.AG47]" office:value-type="float" office:value="3142" calcext:value-type="float">
            <text:p>3142</text:p>
          </table:table-cell>
          <table:table-cell table:formula="of:=[.AH47]" office:value-type="float" office:value="1047310" calcext:value-type="float">
            <text:p>1047310</text:p>
          </table:table-cell>
          <table:table-cell table:formula="of:=[.AI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8]+1" office:value-type="date" office:date-value="2020-05-01" calcext:value-type="date">
            <text:p>2020-05-01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28883" calcext:value-type="float">
            <text:p>28883</text:p>
          </table:table-cell>
          <table:table-cell table:formula="of:=IF([.B49]=&quot;&quot;;&quot;&quot;;SUM([.B49:.D49]))" office:value-type="float" office:value="29842" calcext:value-type="float">
            <text:p>29842</text:p>
          </table:table-cell>
          <table:table-cell table:formula="of:=IF([.B49]=&quot;&quot;;&quot;&quot;;([.B49]+[.C49])/([.B48]+[.C48]) - 1)" office:value-type="percentage" office:value="0.0126715945089757" calcext:value-type="percentage">
            <text:p>1.27%</text:p>
          </table:table-cell>
          <table:table-cell table:formula="of:=IF([.B49]=&quot;&quot;;&quot;&quot;;([.F49]+1)/([.F48]+1) - 1)" office:value-type="percentage" office:value="-0.000160569307400049" calcext:value-type="percentage">
            <text:p>-0.02%</text:p>
          </table:table-cell>
          <table:table-cell table:formula="of:=IF([.B49]=&quot;&quot;;&quot;&quot;;ROUNDDOWN(LOG(([.B49]+[.C49])/([.$B$2]+[.$C$2]);2)))" office:value-type="float" office:value="8" calcext:value-type="float">
            <text:p>8</text:p>
          </table:table-cell>
          <table:table-cell table:formula="of:=IF([.B49]=&quot;&quot;;&quot;&quot;;1 / LOG(([.B49]+[.C49])/([.B48]+[.C48]);2))" office:value-type="float" office:value="55.0467112500069" calcext:value-type="float">
            <text:p>55.04671125</text:p>
          </table:table-cell>
          <table:table-cell table:formula="of:=IF([.B49]=&quot;&quot;;&quot;&quot;;COUNT([.$A$2:.A49]) / LOG(([.B49]+[.C49])/([.$B$2]+[.$C$2]);2))" office:value-type="float" office:value="5.76893642568489" calcext:value-type="float">
            <text:p>5.7689364257</text:p>
          </table:table-cell>
          <table:table-cell table:formula="of:=IF([.B49]=&quot;&quot;;&quot;&quot;;[.E49]-[.E48])" office:value-type="float" office:value="686" calcext:value-type="float">
            <text:p>686</text:p>
          </table:table-cell>
          <table:table-cell office:value-type="float" office:value="592" calcext:value-type="float">
            <text:p>592</text:p>
          </table:table-cell>
          <table:table-cell table:formula="of:=IF([.B49]=&quot;&quot;;&quot;&quot;;IF([.L49]=&quot;?&quot;;[.B49]+[.C49];[.B49]+[.C49]-[.L49]-[.N49]))"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table:formula="of:=[.O48]" office:value-type="float" office:value="184719.6" calcext:value-type="float">
            <text:p>184720</text:p>
          </table:table-cell>
          <table:table-cell table:style-name="ce8" table:formula="of:=IF([.B49]=&quot;&quot;;&quot;&quot;;IF([.I49]=0;999999;LOG([.O49];2)*[.I49]))" office:value-type="float" office:value="963.040970836934" calcext:value-type="float">
            <text:p>963</text:p>
          </table:table-cell>
          <table:table-cell table:formula="of:=IF([.B49]=&quot;&quot;;&quot;&quot;;[.A49]+[.P49])" office:value-type="date" office:date-value="2022-12-20T00:58:59.880311" calcext:value-type="date">
            <text:p>2022-12-20</text:p>
          </table:table-cell>
          <table:table-cell table:formula="of:=IF([.B49]=&quot;&quot;;&quot;&quot;;([.B49]+[.C49])-([.B48]+[.C48]))" office:value-type="float" office:value="12" calcext:value-type="float">
            <text:p>12</text:p>
          </table:table-cell>
          <table:table-cell table:formula="of:=IF([.B49]=&quot;&quot;;&quot;&quot;;SUM([.R39:.R49]))"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49]=&quot;&quot;;&quot;&quot;;IF([.T49]=&quot;?&quot;;&quot;&quot;;IF([.S49]=0;0;[.T49]/[.S49])))" office:value-type="percentage" office:value="0.0420168067226891" calcext:value-type="percentage">
            <text:p>4.20%</text:p>
          </table:table-cell>
          <table:table-cell table:formula="of:=IF([.B49]&lt;&gt;&quot;&quot;;IF([.I48]=0;0;[.I49]/[.I48] - 1);IF([.W48]&gt;1.05;[.W48];0.05))" office:value-type="float" office:value="0.0127527345489267" calcext:value-type="float">
            <text:p>0.0128</text:p>
          </table:table-cell>
          <table:table-cell table:formula="of:=[.X48]" office:value-type="float" office:value="31" calcext:value-type="float">
            <text:p>31</text:p>
          </table:table-cell>
          <table:table-cell table:formula="of:=IF([.B49]&lt;&gt;&quot;&quot;;[.I49];MIN([.X49];[.Y48]*(1 + [.W49])))" office:value-type="float" office:value="55.0467112500069" calcext:value-type="float">
            <text:p>55.04671125</text:p>
          </table:table-cell>
          <table:table-cell table:style-name="ce9" table:formula="of:=IF([.B49]&lt;&gt;&quot;&quot;;[.B49]+[.C49];MAX(0; MIN([.O48]*0.2;[.Z48]*POWER(2;1/IF([.Y49]=0;2.4;[.Y49])))))" office:value-type="float" office:value="959" calcext:value-type="float">
            <text:p>959</text:p>
          </table:table-cell>
          <table:table-cell table:formula="of:=IF([.S49]&lt;&gt;&quot;&quot;;[.S49];[.Z49]-[.Z39])" office:value-type="float" office:value="238" calcext:value-type="float">
            <text:p>238</text:p>
          </table:table-cell>
          <table:table-cell table:formula="of:=IF(AND([.T49]&lt;&gt;&quot;&quot;; [.T49]&lt;&gt;&quot;?&quot;);[.T49];[.AA49]*IF(COUNT([.V$2:.V49])=0;0;SUM([.V$2:.V49])/COUNT([.V$2:.V49])))" office:value-type="float" office:value="10" calcext:value-type="float">
            <text:p>10</text:p>
          </table:table-cell>
          <table:table-cell table:formula="of:=IF([.AB49]&gt;MIN([.AE49];MIN([.AF49];[.AG49]));&quot;!&quot;;&quot;&quot;)">
            <text:p/>
          </table:table-cell>
          <table:table-cell table:formula="of:=[.AD48]" office:value-type="float" office:value="272.657534246575" calcext:value-type="float">
            <text:p>273</text:p>
          </table:table-cell>
          <table:table-cell table:formula="of:=[.AE48]" office:value-type="float" office:value="240" calcext:value-type="float">
            <text:p>240</text:p>
          </table:table-cell>
          <table:table-cell table:formula="of:=[.AF48]" office:value-type="float" office:value="308" calcext:value-type="float">
            <text:p>308</text:p>
          </table:table-cell>
          <table:table-cell table:formula="of:=[.AG48]" office:value-type="float" office:value="3142" calcext:value-type="float">
            <text:p>3142</text:p>
          </table:table-cell>
          <table:table-cell table:formula="of:=[.AH48]" office:value-type="float" office:value="1047310" calcext:value-type="float">
            <text:p>1047310</text:p>
          </table:table-cell>
          <table:table-cell table:formula="of:=[.AI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49]+1" office:value-type="date" office:date-value="2020-05-02" calcext:value-type="date">
            <text:p>2020-05-02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9406" calcext:value-type="float">
            <text:p>29406</text:p>
          </table:table-cell>
          <table:table-cell table:formula="of:=IF([.B50]=&quot;&quot;;&quot;&quot;;SUM([.B50:.D50]))" office:value-type="float" office:value="30369" calcext:value-type="float">
            <text:p>30369</text:p>
          </table:table-cell>
          <table:table-cell table:formula="of:=IF([.B50]=&quot;&quot;;&quot;&quot;;([.B50]+[.C50])/([.B49]+[.C49]) - 1)" office:value-type="percentage" office:value="0.00417101147028154" calcext:value-type="percentage">
            <text:p>0.42%</text:p>
          </table:table-cell>
          <table:table-cell table:formula="of:=IF([.B50]=&quot;&quot;;&quot;&quot;;([.F50]+1)/([.F49]+1) - 1)" office:value-type="percentage" office:value="-0.00839421495061876" calcext:value-type="percentage">
            <text:p>-0.84%</text:p>
          </table:table-cell>
          <table:table-cell table:formula="of:=IF([.B50]=&quot;&quot;;&quot;&quot;;ROUNDDOWN(LOG(([.B50]+[.C50])/([.$B$2]+[.$C$2]);2)))" office:value-type="float" office:value="8" calcext:value-type="float">
            <text:p>8</text:p>
          </table:table-cell>
          <table:table-cell table:formula="of:=IF([.B50]=&quot;&quot;;&quot;&quot;;1 / LOG(([.B50]+[.C50])/([.B49]+[.C49]);2))" office:value-type="float" office:value="166.528369703588" calcext:value-type="float">
            <text:p>166.5283697036</text:p>
          </table:table-cell>
          <table:table-cell table:formula="of:=IF([.B50]=&quot;&quot;;&quot;&quot;;COUNT([.$A$2:.A50]) / LOG(([.B50]+[.C50])/([.$B$2]+[.$C$2]);2))" office:value-type="float" office:value="5.88487539296209" calcext:value-type="float">
            <text:p>5.884875393</text:p>
          </table:table-cell>
          <table:table-cell table:formula="of:=IF([.B50]=&quot;&quot;;&quot;&quot;;[.E50]-[.E49])" office:value-type="float" office:value="527" calcext:value-type="float">
            <text:p>527</text:p>
          </table:table-cell>
          <table:table-cell office:value-type="float" office:value="609" calcext:value-type="float">
            <text:p>609</text:p>
          </table:table-cell>
          <table:table-cell table:formula="of:=IF([.B50]=&quot;&quot;;&quot;&quot;;IF([.L50]=&quot;?&quot;;[.B50]+[.C50];[.B50]+[.C50]-[.L50]-[.N50]))"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table:formula="of:=[.O49]" office:value-type="float" office:value="184719.6" calcext:value-type="float">
            <text:p>184720</text:p>
          </table:table-cell>
          <table:table-cell table:style-name="ce8" table:formula="of:=IF([.B50]=&quot;&quot;;&quot;&quot;;IF([.I50]=0;999999;LOG([.O50];2)*[.I50]))" office:value-type="float" office:value="2913.41006918403" calcext:value-type="float">
            <text:p>2913</text:p>
          </table:table-cell>
          <table:table-cell table:formula="of:=IF([.B50]=&quot;&quot;;&quot;&quot;;[.A50]+[.P50])" office:value-type="date" office:date-value="2028-04-23T09:50:29.977499" calcext:value-type="date">
            <text:p>2028-04-23</text:p>
          </table:table-cell>
          <table:table-cell table:formula="of:=IF([.B50]=&quot;&quot;;&quot;&quot;;([.B50]+[.C50])-([.B49]+[.C49]))" office:value-type="float" office:value="4" calcext:value-type="float">
            <text:p>4</text:p>
          </table:table-cell>
          <table:table-cell table:formula="of:=IF([.B50]=&quot;&quot;;&quot;&quot;;SUM([.R40:.R50]))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([.B50]=&quot;&quot;;&quot;&quot;;IF([.T50]=&quot;?&quot;;&quot;&quot;;IF([.S50]=0;0;[.T50]/[.S50])))" office:value-type="percentage" office:value="0.0398230088495575" calcext:value-type="percentage">
            <text:p>3.98%</text:p>
          </table:table-cell>
          <table:table-cell table:formula="of:=IF([.B50]&lt;&gt;&quot;&quot;;IF([.I49]=0;0;[.I50]/[.I49] - 1);IF([.W49]&gt;1.05;[.W49];0.05))" office:value-type="float" office:value="2.02521923511948" calcext:value-type="float">
            <text:p>2.0252</text:p>
          </table:table-cell>
          <table:table-cell table:formula="of:=[.X49]" office:value-type="float" office:value="31" calcext:value-type="float">
            <text:p>31</text:p>
          </table:table-cell>
          <table:table-cell table:formula="of:=IF([.B50]&lt;&gt;&quot;&quot;;[.I50];MIN([.X50];[.Y49]*(1 + [.W50])))" office:value-type="float" office:value="166.528369703588" calcext:value-type="float">
            <text:p>166.5283697036</text:p>
          </table:table-cell>
          <table:table-cell table:style-name="ce9" table:formula="of:=IF([.B50]&lt;&gt;&quot;&quot;;[.B50]+[.C50];MAX(0; MIN([.O49]*0.2;[.Z49]*POWER(2;1/IF([.Y50]=0;2.4;[.Y50])))))" office:value-type="float" office:value="963" calcext:value-type="float">
            <text:p>963</text:p>
          </table:table-cell>
          <table:table-cell table:formula="of:=IF([.S50]&lt;&gt;&quot;&quot;;[.S50];[.Z50]-[.Z40])" office:value-type="float" office:value="226" calcext:value-type="float">
            <text:p>226</text:p>
          </table:table-cell>
          <table:table-cell table:formula="of:=IF(AND([.T50]&lt;&gt;&quot;&quot;; [.T50]&lt;&gt;&quot;?&quot;);[.T50];[.AA50]*IF(COUNT([.V$2:.V50])=0;0;SUM([.V$2:.V50])/COUNT([.V$2:.V50])))" office:value-type="float" office:value="9" calcext:value-type="float">
            <text:p>9</text:p>
          </table:table-cell>
          <table:table-cell table:formula="of:=IF([.AB50]&gt;MIN([.AE50];MIN([.AF50];[.AG50]));&quot;!&quot;;&quot;&quot;)">
            <text:p/>
          </table:table-cell>
          <table:table-cell table:formula="of:=[.AD49]" office:value-type="float" office:value="272.657534246575" calcext:value-type="float">
            <text:p>273</text:p>
          </table:table-cell>
          <table:table-cell table:formula="of:=[.AE49]" office:value-type="float" office:value="240" calcext:value-type="float">
            <text:p>240</text:p>
          </table:table-cell>
          <table:table-cell table:formula="of:=[.AF49]" office:value-type="float" office:value="308" calcext:value-type="float">
            <text:p>308</text:p>
          </table:table-cell>
          <table:table-cell table:formula="of:=[.AG49]" office:value-type="float" office:value="3142" calcext:value-type="float">
            <text:p>3142</text:p>
          </table:table-cell>
          <table:table-cell table:formula="of:=[.AH49]" office:value-type="float" office:value="1047310" calcext:value-type="float">
            <text:p>1047310</text:p>
          </table:table-cell>
          <table:table-cell table:formula="of:=[.AI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0]+1" office:value-type="date" office:date-value="2020-05-03" calcext:value-type="date">
            <text:p>2020-05-0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9945" calcext:value-type="float">
            <text:p>29945</text:p>
          </table:table-cell>
          <table:table-cell table:formula="of:=IF([.B51]=&quot;&quot;;&quot;&quot;;SUM([.B51:.D51]))" office:value-type="float" office:value="30916" calcext:value-type="float">
            <text:p>30916</text:p>
          </table:table-cell>
          <table:table-cell table:formula="of:=IF([.B51]=&quot;&quot;;&quot;&quot;;([.B51]+[.C51])/([.B50]+[.C50]) - 1)" office:value-type="percentage" office:value="0.00830737279335403" calcext:value-type="percentage">
            <text:p>0.83%</text:p>
          </table:table-cell>
          <table:table-cell table:formula="of:=IF([.B51]=&quot;&quot;;&quot;&quot;;([.F51]+1)/([.F50]+1) - 1)" office:value-type="percentage" office:value="0.0041191801753131" calcext:value-type="percentage">
            <text:p>0.41%</text:p>
          </table:table-cell>
          <table:table-cell table:formula="of:=IF([.B51]=&quot;&quot;;&quot;&quot;;ROUNDDOWN(LOG(([.B51]+[.C51])/([.$B$2]+[.$C$2]);2)))" office:value-type="float" office:value="8" calcext:value-type="float">
            <text:p>8</text:p>
          </table:table-cell>
          <table:table-cell table:formula="of:=IF([.B51]=&quot;&quot;;&quot;&quot;;1 / LOG(([.B51]+[.C51])/([.B50]+[.C50]);2))" office:value-type="float" office:value="83.7836875802473" calcext:value-type="float">
            <text:p>83.7836875802</text:p>
          </table:table-cell>
          <table:table-cell table:formula="of:=IF([.B51]=&quot;&quot;;&quot;&quot;;COUNT([.$A$2:.A51]) / LOG(([.B51]+[.C51])/([.$B$2]+[.$C$2]);2))" office:value-type="float" office:value="5.99637939713078" calcext:value-type="float">
            <text:p>5.9963793971</text:p>
          </table:table-cell>
          <table:table-cell table:formula="of:=IF([.B51]=&quot;&quot;;&quot;&quot;;[.E51]-[.E50])" office:value-type="float" office:value="547" calcext:value-type="float">
            <text:p>547</text:p>
          </table:table-cell>
          <table:table-cell office:value-type="float" office:value="624" calcext:value-type="float">
            <text:p>624</text:p>
          </table:table-cell>
          <table:table-cell table:formula="of:=IF([.B51]=&quot;&quot;;&quot;&quot;;IF([.L51]=&quot;?&quot;;[.B51]+[.C51];[.B51]+[.C51]-[.L51]-[.N51]))"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table:formula="of:=[.O50]" office:value-type="float" office:value="184719.6" calcext:value-type="float">
            <text:p>184720</text:p>
          </table:table-cell>
          <table:table-cell table:style-name="ce8" table:formula="of:=IF([.B51]=&quot;&quot;;&quot;&quot;;IF([.I51]=0;999999;LOG([.O51];2)*[.I51]))" office:value-type="float" office:value="1465.79372310039" calcext:value-type="float">
            <text:p>1466</text:p>
          </table:table-cell>
          <table:table-cell table:formula="of:=IF([.B51]=&quot;&quot;;&quot;&quot;;[.A51]+[.P51])" office:value-type="date" office:date-value="2024-05-07T19:02:57.675874" calcext:value-type="date">
            <text:p>2024-05-07</text:p>
          </table:table-cell>
          <table:table-cell table:formula="of:=IF([.B51]=&quot;&quot;;&quot;&quot;;([.B51]+[.C51])-([.B50]+[.C50]))" office:value-type="float" office:value="8" calcext:value-type="float">
            <text:p>8</text:p>
          </table:table-cell>
          <table:table-cell table:formula="of:=IF([.B51]=&quot;&quot;;&quot;&quot;;SUM([.R41:.R51]))"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[.B51]=&quot;&quot;;&quot;&quot;;IF([.T51]=&quot;?&quot;;&quot;&quot;;IF([.S51]=0;0;[.T51]/[.S51])))" office:value-type="percentage" office:value="0.0301507537688442" calcext:value-type="percentage">
            <text:p>3.02%</text:p>
          </table:table-cell>
          <table:table-cell table:formula="of:=IF([.B51]&lt;&gt;&quot;&quot;;IF([.I50]=0;0;[.I51]/[.I50] - 1);IF([.W50]&gt;1.05;[.W50];0.05))" office:value-type="float" office:value="-0.496880395037928" calcext:value-type="float">
            <text:p>-0.4969</text:p>
          </table:table-cell>
          <table:table-cell office:value-type="float" office:value="32" calcext:value-type="float">
            <text:p>32</text:p>
          </table:table-cell>
          <table:table-cell table:formula="of:=IF([.B51]&lt;&gt;&quot;&quot;;[.I51];MIN([.X51];[.Y50]*(1 + [.W51])))" office:value-type="float" office:value="83.7836875802473" calcext:value-type="float">
            <text:p>83.7836875802</text:p>
          </table:table-cell>
          <table:table-cell table:style-name="ce9" table:formula="of:=IF([.B51]&lt;&gt;&quot;&quot;;[.B51]+[.C51];MAX(0; MIN([.O50]*0.2;[.Z50]*POWER(2;1/IF([.Y51]=0;2.4;[.Y51])))))" office:value-type="float" office:value="971" calcext:value-type="float">
            <text:p>971</text:p>
          </table:table-cell>
          <table:table-cell table:formula="of:=IF([.S51]&lt;&gt;&quot;&quot;;[.S51];[.Z51]-[.Z41])" office:value-type="float" office:value="199" calcext:value-type="float">
            <text:p>199</text:p>
          </table:table-cell>
          <table:table-cell table:formula="of:=IF(AND([.T51]&lt;&gt;&quot;&quot;; [.T51]&lt;&gt;&quot;?&quot;);[.T51];[.AA51]*IF(COUNT([.V$2:.V51])=0;0;SUM([.V$2:.V51])/COUNT([.V$2:.V51])))" office:value-type="float" office:value="6" calcext:value-type="float">
            <text:p>6</text:p>
          </table:table-cell>
          <table:table-cell table:formula="of:=IF([.AB51]&gt;MIN([.AE51];MIN([.AF51];[.AG51]));&quot;!&quot;;&quot;&quot;)">
            <text:p/>
          </table:table-cell>
          <table:table-cell table:formula="of:=[.AD50]" office:value-type="float" office:value="272.657534246575" calcext:value-type="float">
            <text:p>273</text:p>
          </table:table-cell>
          <table:table-cell table:formula="of:=[.AE50]" office:value-type="float" office:value="240" calcext:value-type="float">
            <text:p>240</text:p>
          </table:table-cell>
          <table:table-cell table:formula="of:=[.AF50]" office:value-type="float" office:value="308" calcext:value-type="float">
            <text:p>308</text:p>
          </table:table-cell>
          <table:table-cell table:formula="of:=[.AG50]" office:value-type="float" office:value="3142" calcext:value-type="float">
            <text:p>3142</text:p>
          </table:table-cell>
          <table:table-cell table:formula="of:=[.AH50]" office:value-type="float" office:value="1047310" calcext:value-type="float">
            <text:p>1047310</text:p>
          </table:table-cell>
          <table:table-cell table:formula="of:=[.AI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1]+1" office:value-type="date" office:date-value="2020-05-04" calcext:value-type="date">
            <text:p>2020-05-04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float" office:value="30441" calcext:value-type="float">
            <text:p>30441</text:p>
          </table:table-cell>
          <table:table-cell table:formula="of:=IF([.B52]=&quot;&quot;;&quot;&quot;;SUM([.B52:.D52]))" office:value-type="float" office:value="31426" calcext:value-type="float">
            <text:p>31426</text:p>
          </table:table-cell>
          <table:table-cell table:formula="of:=IF([.B52]=&quot;&quot;;&quot;&quot;;([.B52]+[.C52])/([.B51]+[.C51]) - 1)" office:value-type="percentage" office:value="0.0144181256436664" calcext:value-type="percentage">
            <text:p>1.44%</text:p>
          </table:table-cell>
          <table:table-cell table:formula="of:=IF([.B52]=&quot;&quot;;&quot;&quot;;([.F52]+1)/([.F51]+1) - 1)" office:value-type="percentage" office:value="0.0060604067918133" calcext:value-type="percentage">
            <text:p>0.61%</text:p>
          </table:table-cell>
          <table:table-cell table:formula="of:=IF([.B52]=&quot;&quot;;&quot;&quot;;ROUNDDOWN(LOG(([.B52]+[.C52])/([.$B$2]+[.$C$2]);2)))" office:value-type="float" office:value="8" calcext:value-type="float">
            <text:p>8</text:p>
          </table:table-cell>
          <table:table-cell table:formula="of:=IF([.B52]=&quot;&quot;;&quot;&quot;;1 / LOG(([.B52]+[.C52])/([.B51]+[.C51]);2))" office:value-type="float" office:value="48.4204547394156" calcext:value-type="float">
            <text:p>48.4204547394</text:p>
          </table:table-cell>
          <table:table-cell table:formula="of:=IF([.B52]=&quot;&quot;;&quot;&quot;;COUNT([.$A$2:.A52]) / LOG(([.B52]+[.C52])/([.$B$2]+[.$C$2]);2))" office:value-type="float" office:value="6.10119556837936" calcext:value-type="float">
            <text:p>6.1011955684</text:p>
          </table:table-cell>
          <table:table-cell table:formula="of:=IF([.B52]=&quot;&quot;;&quot;&quot;;[.E52]-[.E51])" office:value-type="float" office:value="510" calcext:value-type="float">
            <text:p>510</text:p>
          </table:table-cell>
          <table:table-cell office:value-type="float" office:value="638" calcext:value-type="float">
            <text:p>638</text:p>
          </table:table-cell>
          <table:table-cell table:formula="of:=IF([.B52]=&quot;&quot;;&quot;&quot;;IF([.L52]=&quot;?&quot;;[.B52]+[.C52];[.B52]+[.C52]-[.L52]-[.N52]))"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table:formula="of:=[.O51]" office:value-type="float" office:value="184719.6" calcext:value-type="float">
            <text:p>184720</text:p>
          </table:table-cell>
          <table:table-cell table:style-name="ce8" table:formula="of:=IF([.B52]=&quot;&quot;;&quot;&quot;;IF([.I52]=0;999999;LOG([.O52];2)*[.I52]))" office:value-type="float" office:value="847.114762748099" calcext:value-type="float">
            <text:p>847</text:p>
          </table:table-cell>
          <table:table-cell table:formula="of:=IF([.B52]=&quot;&quot;;&quot;&quot;;[.A52]+[.P52])" office:value-type="date" office:date-value="2022-08-29T02:45:15.501436" calcext:value-type="date">
            <text:p>2022-08-29</text:p>
          </table:table-cell>
          <table:table-cell table:formula="of:=IF([.B52]=&quot;&quot;;&quot;&quot;;([.B52]+[.C52])-([.B51]+[.C51]))" office:value-type="float" office:value="14" calcext:value-type="float">
            <text:p>14</text:p>
          </table:table-cell>
          <table:table-cell table:formula="of:=IF([.B52]=&quot;&quot;;&quot;&quot;;SUM([.R42:.R52]))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B52]=&quot;&quot;;&quot;&quot;;IF([.T52]=&quot;?&quot;;&quot;&quot;;IF([.S52]=0;0;[.T52]/[.S52])))" office:value-type="percentage" office:value="0.0379746835443038" calcext:value-type="percentage">
            <text:p>3.80%</text:p>
          </table:table-cell>
          <table:table-cell table:formula="of:=IF([.B52]&lt;&gt;&quot;&quot;;IF([.I51]=0;0;[.I52]/[.I51] - 1);IF([.W51]&gt;1.05;[.W51];0.05))" office:value-type="float" office:value="-0.422077779841823" calcext:value-type="float">
            <text:p>-0.4221</text:p>
          </table:table-cell>
          <table:table-cell table:formula="of:=[.X51]" office:value-type="float" office:value="32" calcext:value-type="float">
            <text:p>32</text:p>
          </table:table-cell>
          <table:table-cell table:formula="of:=IF([.B52]&lt;&gt;&quot;&quot;;[.I52];MIN([.X52];[.Y51]*(1 + [.W52])))" office:value-type="float" office:value="48.4204547394156" calcext:value-type="float">
            <text:p>48.4204547394</text:p>
          </table:table-cell>
          <table:table-cell table:style-name="ce9" table:formula="of:=IF([.B52]&lt;&gt;&quot;&quot;;[.B52]+[.C52];MAX(0; MIN([.O51]*0.2;[.Z51]*POWER(2;1/IF([.Y52]=0;2.4;[.Y52])))))" office:value-type="float" office:value="985" calcext:value-type="float">
            <text:p>985</text:p>
          </table:table-cell>
          <table:table-cell table:formula="of:=IF([.S52]&lt;&gt;&quot;&quot;;[.S52];[.Z52]-[.Z42])" office:value-type="float" office:value="158" calcext:value-type="float">
            <text:p>158</text:p>
          </table:table-cell>
          <table:table-cell table:formula="of:=IF(AND([.T52]&lt;&gt;&quot;&quot;; [.T52]&lt;&gt;&quot;?&quot;);[.T52];[.AA52]*IF(COUNT([.V$2:.V52])=0;0;SUM([.V$2:.V52])/COUNT([.V$2:.V52])))" office:value-type="float" office:value="6" calcext:value-type="float">
            <text:p>6</text:p>
          </table:table-cell>
          <table:table-cell table:formula="of:=IF([.AB52]&gt;MIN([.AE52];MIN([.AF52];[.AG52]));&quot;!&quot;;&quot;&quot;)">
            <text:p/>
          </table:table-cell>
          <table:table-cell table:formula="of:=[.AD51]" office:value-type="float" office:value="272.657534246575" calcext:value-type="float">
            <text:p>273</text:p>
          </table:table-cell>
          <table:table-cell table:formula="of:=[.AE51]" office:value-type="float" office:value="240" calcext:value-type="float">
            <text:p>240</text:p>
          </table:table-cell>
          <table:table-cell table:formula="of:=[.AF51]" office:value-type="float" office:value="308" calcext:value-type="float">
            <text:p>308</text:p>
          </table:table-cell>
          <table:table-cell table:formula="of:=[.AG51]" office:value-type="float" office:value="3142" calcext:value-type="float">
            <text:p>3142</text:p>
          </table:table-cell>
          <table:table-cell table:formula="of:=[.AH51]" office:value-type="float" office:value="1047310" calcext:value-type="float">
            <text:p>1047310</text:p>
          </table:table-cell>
          <table:table-cell table:formula="of:=[.AI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2]+1" office:value-type="date" office:date-value="2020-05-05" calcext:value-type="date">
            <text:p>2020-05-05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30984" calcext:value-type="float">
            <text:p>30984</text:p>
          </table:table-cell>
          <table:table-cell table:formula="of:=IF([.B53]=&quot;&quot;;&quot;&quot;;SUM([.B53:.D53]))" office:value-type="float" office:value="31975" calcext:value-type="float">
            <text:p>31975</text:p>
          </table:table-cell>
          <table:table-cell table:formula="of:=IF([.B53]=&quot;&quot;;&quot;&quot;;([.B53]+[.C53])/([.B52]+[.C52]) - 1)" office:value-type="percentage" office:value="0.00609137055837561" calcext:value-type="percentage">
            <text:p>0.61%</text:p>
          </table:table-cell>
          <table:table-cell table:formula="of:=IF([.B53]=&quot;&quot;;&quot;&quot;;([.F53]+1)/([.F52]+1) - 1)" office:value-type="percentage" office:value="-0.00820840526681965" calcext:value-type="percentage">
            <text:p>-0.82%</text:p>
          </table:table-cell>
          <table:table-cell table:formula="of:=IF([.B53]=&quot;&quot;;&quot;&quot;;ROUNDDOWN(LOG(([.B53]+[.C53])/([.$B$2]+[.$C$2]);2)))" office:value-type="float" office:value="8" calcext:value-type="float">
            <text:p>8</text:p>
          </table:table-cell>
          <table:table-cell table:formula="of:=IF([.B53]=&quot;&quot;;&quot;&quot;;1 / LOG(([.B53]+[.C53])/([.B52]+[.C52]);2))" office:value-type="float" office:value="114.137884948356" calcext:value-type="float">
            <text:p>114.1378849484</text:p>
          </table:table-cell>
          <table:table-cell table:formula="of:=IF([.B53]=&quot;&quot;;&quot;&quot;;COUNT([.$A$2:.A53]) / LOG(([.B53]+[.C53])/([.$B$2]+[.$C$2]);2))" office:value-type="float" office:value="6.21431344871129" calcext:value-type="float">
            <text:p>6.2143134487</text:p>
          </table:table-cell>
          <table:table-cell table:formula="of:=IF([.B53]=&quot;&quot;;&quot;&quot;;[.E53]-[.E52])" office:value-type="float" office:value="549" calcext:value-type="float">
            <text:p>549</text:p>
          </table:table-cell>
          <table:table-cell office:value-type="float" office:value="652" calcext:value-type="float">
            <text:p>652</text:p>
          </table:table-cell>
          <table:table-cell table:formula="of:=IF([.B53]=&quot;&quot;;&quot;&quot;;IF([.L53]=&quot;?&quot;;[.B53]+[.C53];[.B53]+[.C53]-[.L53]-[.N53]))" office:value-type="float" office:value="298" calcext:value-type="float">
            <text:p>298</text:p>
          </table:table-cell>
          <table:table-cell office:value-type="float" office:value="41" calcext:value-type="float">
            <text:p>41</text:p>
          </table:table-cell>
          <table:table-cell table:formula="of:=[.O52]" office:value-type="float" office:value="184719.6" calcext:value-type="float">
            <text:p>184720</text:p>
          </table:table-cell>
          <table:table-cell table:style-name="ce8" table:formula="of:=IF([.B53]=&quot;&quot;;&quot;&quot;;IF([.I53]=0;999999;LOG([.O53];2)*[.I53]))" office:value-type="float" office:value="1996.8397209184" calcext:value-type="float">
            <text:p>1997</text:p>
          </table:table-cell>
          <table:table-cell table:formula="of:=IF([.B53]=&quot;&quot;;&quot;&quot;;[.A53]+[.P53])" office:value-type="date" office:date-value="2025-10-22T20:09:11.887349" calcext:value-type="date">
            <text:p>2025-10-22</text:p>
          </table:table-cell>
          <table:table-cell table:formula="of:=IF([.B53]=&quot;&quot;;&quot;&quot;;([.B53]+[.C53])-([.B52]+[.C52]))" office:value-type="float" office:value="6" calcext:value-type="float">
            <text:p>6</text:p>
          </table:table-cell>
          <table:table-cell table:formula="of:=IF([.B53]=&quot;&quot;;&quot;&quot;;SUM([.R43:.R53]))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B53]=&quot;&quot;;&quot;&quot;;IF([.T53]=&quot;?&quot;;&quot;&quot;;IF([.S53]=0;0;[.T53]/[.S53])))" office:value-type="percentage" office:value="0.0425531914893617" calcext:value-type="percentage">
            <text:p>4.26%</text:p>
          </table:table-cell>
          <table:table-cell table:formula="of:=IF([.B53]&lt;&gt;&quot;&quot;;IF([.I52]=0;0;[.I53]/[.I52] - 1);IF([.W52]&gt;1.05;[.W52];0.05))" office:value-type="float" office:value="1.35722455649399" calcext:value-type="float">
            <text:p>1.3572</text:p>
          </table:table-cell>
          <table:table-cell table:formula="of:=[.X52]" office:value-type="float" office:value="32" calcext:value-type="float">
            <text:p>32</text:p>
          </table:table-cell>
          <table:table-cell table:formula="of:=IF([.B53]&lt;&gt;&quot;&quot;;[.I53];MIN([.X53];[.Y52]*(1 + [.W53])))" office:value-type="float" office:value="114.137884948356" calcext:value-type="float">
            <text:p>114.1378849484</text:p>
          </table:table-cell>
          <table:table-cell table:style-name="ce9" table:formula="of:=IF([.B53]&lt;&gt;&quot;&quot;;[.B53]+[.C53];MAX(0; MIN([.O52]*0.2;[.Z52]*POWER(2;1/IF([.Y53]=0;2.4;[.Y53])))))" office:value-type="float" office:value="991" calcext:value-type="float">
            <text:p>991</text:p>
          </table:table-cell>
          <table:table-cell table:formula="of:=IF([.S53]&lt;&gt;&quot;&quot;;[.S53];[.Z53]-[.Z43])" office:value-type="float" office:value="141" calcext:value-type="float">
            <text:p>141</text:p>
          </table:table-cell>
          <table:table-cell table:formula="of:=IF(AND([.T53]&lt;&gt;&quot;&quot;; [.T53]&lt;&gt;&quot;?&quot;);[.T53];[.AA53]*IF(COUNT([.V$2:.V53])=0;0;SUM([.V$2:.V53])/COUNT([.V$2:.V53])))" office:value-type="float" office:value="6" calcext:value-type="float">
            <text:p>6</text:p>
          </table:table-cell>
          <table:table-cell table:formula="of:=IF([.AB53]&gt;MIN([.AE53];MIN([.AF53];[.AG53]));&quot;!&quot;;&quot;&quot;)">
            <text:p/>
          </table:table-cell>
          <table:table-cell table:formula="of:=[.AD52]" office:value-type="float" office:value="272.657534246575" calcext:value-type="float">
            <text:p>273</text:p>
          </table:table-cell>
          <table:table-cell table:formula="of:=[.AE52]" office:value-type="float" office:value="240" calcext:value-type="float">
            <text:p>240</text:p>
          </table:table-cell>
          <table:table-cell table:formula="of:=[.AF52]" office:value-type="float" office:value="308" calcext:value-type="float">
            <text:p>308</text:p>
          </table:table-cell>
          <table:table-cell table:formula="of:=[.AG52]" office:value-type="float" office:value="3142" calcext:value-type="float">
            <text:p>3142</text:p>
          </table:table-cell>
          <table:table-cell table:formula="of:=[.AH52]" office:value-type="float" office:value="1047310" calcext:value-type="float">
            <text:p>1047310</text:p>
          </table:table-cell>
          <table:table-cell table:formula="of:=[.AI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3]+1" office:value-type="date" office:date-value="2020-05-06" calcext:value-type="date">
            <text:p>2020-05-06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31541" calcext:value-type="float">
            <text:p>31541</text:p>
          </table:table-cell>
          <table:table-cell table:formula="of:=IF([.B54]=&quot;&quot;;&quot;&quot;;SUM([.B54:.D54]))" office:value-type="float" office:value="32539" calcext:value-type="float">
            <text:p>32539</text:p>
          </table:table-cell>
          <table:table-cell table:formula="of:=IF([.B54]=&quot;&quot;;&quot;&quot;;([.B54]+[.C54])/([.B53]+[.C53]) - 1)" office:value-type="percentage" office:value="0.00706357214934417" calcext:value-type="percentage">
            <text:p>0.71%</text:p>
          </table:table-cell>
          <table:table-cell table:formula="of:=IF([.B54]=&quot;&quot;;&quot;&quot;;([.F54]+1)/([.F53]+1) - 1)" office:value-type="percentage" office:value="0.000966315405755758" calcext:value-type="percentage">
            <text:p>0.10%</text:p>
          </table:table-cell>
          <table:table-cell table:formula="of:=IF([.B54]=&quot;&quot;;&quot;&quot;;ROUNDDOWN(LOG(([.B54]+[.C54])/([.$B$2]+[.$C$2]);2)))" office:value-type="float" office:value="8" calcext:value-type="float">
            <text:p>8</text:p>
          </table:table-cell>
          <table:table-cell table:formula="of:=IF([.B54]=&quot;&quot;;&quot;&quot;;1 / LOG(([.B54]+[.C54])/([.B53]+[.C53]);2))" office:value-type="float" office:value="98.4760035790642" calcext:value-type="float">
            <text:p>98.4760035791</text:p>
          </table:table-cell>
          <table:table-cell table:formula="of:=IF([.B54]=&quot;&quot;;&quot;&quot;;COUNT([.$A$2:.A54]) / LOG(([.B54]+[.C54])/([.$B$2]+[.$C$2]);2))" office:value-type="float" office:value="6.32614235608314" calcext:value-type="float">
            <text:p>6.3261423561</text:p>
          </table:table-cell>
          <table:table-cell table:formula="of:=IF([.B54]=&quot;&quot;;&quot;&quot;;[.E54]-[.E53])" office:value-type="float" office:value="564" calcext:value-type="float">
            <text:p>564</text:p>
          </table:table-cell>
          <table:table-cell office:value-type="float" office:value="661" calcext:value-type="float">
            <text:p>661</text:p>
          </table:table-cell>
          <table:table-cell table:formula="of:=IF([.B54]=&quot;&quot;;&quot;&quot;;IF([.L54]=&quot;?&quot;;[.B54]+[.C54];[.B54]+[.C54]-[.L54]-[.N54]))" office:value-type="float" office:value="296" calcext:value-type="float">
            <text:p>296</text:p>
          </table:table-cell>
          <table:table-cell office:value-type="float" office:value="41" calcext:value-type="float">
            <text:p>41</text:p>
          </table:table-cell>
          <table:table-cell table:formula="of:=[.O53]" office:value-type="float" office:value="184719.6" calcext:value-type="float">
            <text:p>184720</text:p>
          </table:table-cell>
          <table:table-cell table:style-name="ce8" table:formula="of:=IF([.B54]=&quot;&quot;;&quot;&quot;;IF([.I54]=0;999999;LOG([.O54];2)*[.I54]))" office:value-type="float" office:value="1722.83545987339" calcext:value-type="float">
            <text:p>1723</text:p>
          </table:table-cell>
          <table:table-cell table:formula="of:=IF([.B54]=&quot;&quot;;&quot;&quot;;[.A54]+[.P54])" office:value-type="date" office:date-value="2025-01-22T20:03:03.733061" calcext:value-type="date">
            <text:p>2025-01-22</text:p>
          </table:table-cell>
          <table:table-cell table:formula="of:=IF([.B54]=&quot;&quot;;&quot;&quot;;([.B54]+[.C54])-([.B53]+[.C53]))" office:value-type="float" office:value="7" calcext:value-type="float">
            <text:p>7</text:p>
          </table:table-cell>
          <table:table-cell table:formula="of:=IF([.B54]=&quot;&quot;;&quot;&quot;;SUM([.R44:.R54]))"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54]=&quot;&quot;;&quot;&quot;;IF([.T54]=&quot;?&quot;;&quot;&quot;;IF([.S54]=0;0;[.T54]/[.S54])))" office:value-type="percentage" office:value="0.037593984962406" calcext:value-type="percentage">
            <text:p>3.76%</text:p>
          </table:table-cell>
          <table:table-cell table:formula="of:=IF([.B54]&lt;&gt;&quot;&quot;;IF([.I53]=0;0;[.I54]/[.I53] - 1);IF([.W53]&gt;1.05;[.W53];0.05))" office:value-type="float" office:value="-0.137218955620025" calcext:value-type="float">
            <text:p>-0.1372</text:p>
          </table:table-cell>
          <table:table-cell table:formula="of:=[.X53]" office:value-type="float" office:value="32" calcext:value-type="float">
            <text:p>32</text:p>
          </table:table-cell>
          <table:table-cell table:formula="of:=IF([.B54]&lt;&gt;&quot;&quot;;[.I54];MIN([.X54];[.Y53]*(1 + [.W54])))" office:value-type="float" office:value="98.4760035790642" calcext:value-type="float">
            <text:p>98.4760035791</text:p>
          </table:table-cell>
          <table:table-cell table:style-name="ce9" table:formula="of:=IF([.B54]&lt;&gt;&quot;&quot;;[.B54]+[.C54];MAX(0; MIN([.O53]*0.2;[.Z53]*POWER(2;1/IF([.Y54]=0;2.4;[.Y54])))))" office:value-type="float" office:value="998" calcext:value-type="float">
            <text:p>998</text:p>
          </table:table-cell>
          <table:table-cell table:formula="of:=IF([.S54]&lt;&gt;&quot;&quot;;[.S54];[.Z54]-[.Z44])" office:value-type="float" office:value="133" calcext:value-type="float">
            <text:p>133</text:p>
          </table:table-cell>
          <table:table-cell table:formula="of:=IF(AND([.T54]&lt;&gt;&quot;&quot;; [.T54]&lt;&gt;&quot;?&quot;);[.T54];[.AA54]*IF(COUNT([.V$2:.V54])=0;0;SUM([.V$2:.V54])/COUNT([.V$2:.V54])))" office:value-type="float" office:value="5" calcext:value-type="float">
            <text:p>5</text:p>
          </table:table-cell>
          <table:table-cell table:formula="of:=IF([.AB54]&gt;MIN([.AE54];MIN([.AF54];[.AG54]));&quot;!&quot;;&quot;&quot;)">
            <text:p/>
          </table:table-cell>
          <table:table-cell table:formula="of:=[.AD53]" office:value-type="float" office:value="272.657534246575" calcext:value-type="float">
            <text:p>273</text:p>
          </table:table-cell>
          <table:table-cell table:formula="of:=[.AE53]" office:value-type="float" office:value="240" calcext:value-type="float">
            <text:p>240</text:p>
          </table:table-cell>
          <table:table-cell table:formula="of:=[.AF53]" office:value-type="float" office:value="308" calcext:value-type="float">
            <text:p>308</text:p>
          </table:table-cell>
          <table:table-cell table:formula="of:=[.AG53]" office:value-type="float" office:value="3142" calcext:value-type="float">
            <text:p>3142</text:p>
          </table:table-cell>
          <table:table-cell table:formula="of:=[.AH53]" office:value-type="float" office:value="1047310" calcext:value-type="float">
            <text:p>1047310</text:p>
          </table:table-cell>
          <table:table-cell table:formula="of:=[.AI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4]+1" office:value-type="date" office:date-value="2020-05-07" calcext:value-type="date">
            <text:p>2020-05-07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32289" calcext:value-type="float">
            <text:p>32289</text:p>
          </table:table-cell>
          <table:table-cell table:formula="of:=IF([.B55]=&quot;&quot;;&quot;&quot;;SUM([.B55:.D55]))" office:value-type="float" office:value="33296" calcext:value-type="float">
            <text:p>33296</text:p>
          </table:table-cell>
          <table:table-cell table:formula="of:=IF([.B55]=&quot;&quot;;&quot;&quot;;([.B55]+[.C55])/([.B54]+[.C54]) - 1)" office:value-type="percentage" office:value="0.00901803607214435" calcext:value-type="percentage">
            <text:p>0.90%</text:p>
          </table:table-cell>
          <table:table-cell table:formula="of:=IF([.B55]=&quot;&quot;;&quot;&quot;;([.F55]+1)/([.F54]+1) - 1)" office:value-type="percentage" office:value="0.00194075525801107" calcext:value-type="percentage">
            <text:p>0.19%</text:p>
          </table:table-cell>
          <table:table-cell table:formula="of:=IF([.B55]=&quot;&quot;;&quot;&quot;;ROUNDDOWN(LOG(([.B55]+[.C55])/([.$B$2]+[.$C$2]);2)))" office:value-type="float" office:value="8" calcext:value-type="float">
            <text:p>8</text:p>
          </table:table-cell>
          <table:table-cell table:formula="of:=IF([.B55]=&quot;&quot;;&quot;&quot;;1 / LOG(([.B55]+[.C55])/([.B54]+[.C54]);2))" office:value-type="float" office:value="77.208375712276" calcext:value-type="float">
            <text:p>77.2083757123</text:p>
          </table:table-cell>
          <table:table-cell table:formula="of:=IF([.B55]=&quot;&quot;;&quot;&quot;;COUNT([.$A$2:.A55]) / LOG(([.B55]+[.C55])/([.$B$2]+[.$C$2]);2))" office:value-type="float" office:value="6.43555441324222" calcext:value-type="float">
            <text:p>6.4355544132</text:p>
          </table:table-cell>
          <table:table-cell table:formula="of:=IF([.B55]=&quot;&quot;;&quot;&quot;;[.E55]-[.E54])" office:value-type="float" office:value="757" calcext:value-type="float">
            <text:p>757</text:p>
          </table:table-cell>
          <table:table-cell office:value-type="float" office:value="708" calcext:value-type="float">
            <text:p>708</text:p>
          </table:table-cell>
          <table:table-cell table:formula="of:=IF([.B55]=&quot;&quot;;&quot;&quot;;IF([.L55]=&quot;?&quot;;[.B55]+[.C55];[.B55]+[.C55]-[.L55]-[.N55]))" office:value-type="float" office:value="255" calcext:value-type="float">
            <text:p>255</text:p>
          </table:table-cell>
          <table:table-cell office:value-type="float" office:value="44" calcext:value-type="float">
            <text:p>44</text:p>
          </table:table-cell>
          <table:table-cell table:formula="of:=[.O54]" office:value-type="float" office:value="184719.6" calcext:value-type="float">
            <text:p>184720</text:p>
          </table:table-cell>
          <table:table-cell table:style-name="ce8" table:formula="of:=IF([.B55]=&quot;&quot;;&quot;&quot;;IF([.I55]=0;999999;LOG([.O55];2)*[.I55]))" office:value-type="float" office:value="1350.7587903843" calcext:value-type="float">
            <text:p>1351</text:p>
          </table:table-cell>
          <table:table-cell table:formula="of:=IF([.B55]=&quot;&quot;;&quot;&quot;;[.A55]+[.P55])" office:value-type="date" office:date-value="2024-01-17T18:12:39.489204" calcext:value-type="date">
            <text:p>2024-01-17</text:p>
          </table:table-cell>
          <table:table-cell table:formula="of:=IF([.B55]=&quot;&quot;;&quot;&quot;;([.B55]+[.C55])-([.B54]+[.C54]))" office:value-type="float" office:value="9" calcext:value-type="float">
            <text:p>9</text:p>
          </table:table-cell>
          <table:table-cell table:formula="of:=IF([.B55]=&quot;&quot;;&quot;&quot;;SUM([.R45:.R55]))"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55]=&quot;&quot;;&quot;&quot;;IF([.T55]=&quot;?&quot;;&quot;&quot;;IF([.S55]=0;0;[.T55]/[.S55])))" office:value-type="percentage" office:value="0.0373134328358209" calcext:value-type="percentage">
            <text:p>3.73%</text:p>
          </table:table-cell>
          <table:table-cell table:formula="of:=IF([.B55]&lt;&gt;&quot;&quot;;IF([.I54]=0;0;[.I55]/[.I54] - 1);IF([.W54]&gt;1.05;[.W54];0.05))" office:value-type="float" office:value="-0.215967617427863" calcext:value-type="float">
            <text:p>-0.2160</text:p>
          </table:table-cell>
          <table:table-cell table:formula="of:=[.X54]" office:value-type="float" office:value="32" calcext:value-type="float">
            <text:p>32</text:p>
          </table:table-cell>
          <table:table-cell table:formula="of:=IF([.B55]&lt;&gt;&quot;&quot;;[.I55];MIN([.X55];[.Y54]*(1 + [.W55])))" office:value-type="float" office:value="77.208375712276" calcext:value-type="float">
            <text:p>77.2083757123</text:p>
          </table:table-cell>
          <table:table-cell table:style-name="ce9" table:formula="of:=IF([.B55]&lt;&gt;&quot;&quot;;[.B55]+[.C55];MAX(0; MIN([.O54]*0.2;[.Z54]*POWER(2;1/IF([.Y55]=0;2.4;[.Y55])))))" office:value-type="float" office:value="1007" calcext:value-type="float">
            <text:p>1007</text:p>
          </table:table-cell>
          <table:table-cell table:formula="of:=IF([.S55]&lt;&gt;&quot;&quot;;[.S55];[.Z55]-[.Z45])" office:value-type="float" office:value="134" calcext:value-type="float">
            <text:p>134</text:p>
          </table:table-cell>
          <table:table-cell table:formula="of:=IF(AND([.T55]&lt;&gt;&quot;&quot;; [.T55]&lt;&gt;&quot;?&quot;);[.T55];[.AA55]*IF(COUNT([.V$2:.V55])=0;0;SUM([.V$2:.V55])/COUNT([.V$2:.V55])))" office:value-type="float" office:value="5" calcext:value-type="float">
            <text:p>5</text:p>
          </table:table-cell>
          <table:table-cell table:formula="of:=IF([.AB55]&gt;MIN([.AE55];MIN([.AF55];[.AG55]));&quot;!&quot;;&quot;&quot;)">
            <text:p/>
          </table:table-cell>
          <table:table-cell table:formula="of:=[.AD54]" office:value-type="float" office:value="272.657534246575" calcext:value-type="float">
            <text:p>273</text:p>
          </table:table-cell>
          <table:table-cell table:formula="of:=[.AE54]" office:value-type="float" office:value="240" calcext:value-type="float">
            <text:p>240</text:p>
          </table:table-cell>
          <table:table-cell table:formula="of:=[.AF54]" office:value-type="float" office:value="308" calcext:value-type="float">
            <text:p>308</text:p>
          </table:table-cell>
          <table:table-cell table:formula="of:=[.AG54]" office:value-type="float" office:value="3142" calcext:value-type="float">
            <text:p>3142</text:p>
          </table:table-cell>
          <table:table-cell table:formula="of:=[.AH54]" office:value-type="float" office:value="1047310" calcext:value-type="float">
            <text:p>1047310</text:p>
          </table:table-cell>
          <table:table-cell table:formula="of:=[.AI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5]+1" office:value-type="date" office:date-value="2020-05-08" calcext:value-type="date">
            <text:p>2020-05-08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office:value-type="float" office:value="32835" calcext:value-type="float">
            <text:p>32835</text:p>
          </table:table-cell>
          <table:table-cell table:formula="of:=IF([.B56]=&quot;&quot;;&quot;&quot;;SUM([.B56:.D56]))" office:value-type="float" office:value="33843" calcext:value-type="float">
            <text:p>33843</text:p>
          </table:table-cell>
          <table:table-cell table:formula="of:=IF([.B56]=&quot;&quot;;&quot;&quot;;([.B56]+[.C56])/([.B55]+[.C55]) - 1)" office:value-type="percentage" office:value="0.000993048659384321" calcext:value-type="percentage">
            <text:p>0.10%</text:p>
          </table:table-cell>
          <table:table-cell table:formula="of:=IF([.B56]=&quot;&quot;;&quot;&quot;;([.F56]+1)/([.F55]+1) - 1)" office:value-type="percentage" office:value="-0.00795326458583368" calcext:value-type="percentage">
            <text:p>-0.80%</text:p>
          </table:table-cell>
          <table:table-cell table:formula="of:=IF([.B56]=&quot;&quot;;&quot;&quot;;ROUNDDOWN(LOG(([.B56]+[.C56])/([.$B$2]+[.$C$2]);2)))" office:value-type="float" office:value="8" calcext:value-type="float">
            <text:p>8</text:p>
          </table:table-cell>
          <table:table-cell table:formula="of:=IF([.B56]=&quot;&quot;;&quot;&quot;;1 / LOG(([.B56]+[.C56])/([.B55]+[.C55]);2))" office:value-type="float" office:value="698.34572708186" calcext:value-type="float">
            <text:p>698.3457270819</text:p>
          </table:table-cell>
          <table:table-cell table:formula="of:=IF([.B56]=&quot;&quot;;&quot;&quot;;COUNT([.$A$2:.A56]) / LOG(([.B56]+[.C56])/([.$B$2]+[.$C$2]);2))" office:value-type="float" office:value="6.55361293302811" calcext:value-type="float">
            <text:p>6.553612933</text:p>
          </table:table-cell>
          <table:table-cell table:formula="of:=IF([.B56]=&quot;&quot;;&quot;&quot;;[.E56]-[.E55])" office:value-type="float" office:value="547" calcext:value-type="float">
            <text:p>547</text:p>
          </table:table-cell>
          <table:table-cell office:value-type="float" office:value="721" calcext:value-type="float">
            <text:p>721</text:p>
          </table:table-cell>
          <table:table-cell table:formula="of:=IF([.B56]=&quot;&quot;;&quot;&quot;;IF([.L56]=&quot;?&quot;;[.B56]+[.C56];[.B56]+[.C56]-[.L56]-[.N56]))" office:value-type="float" office:value="241" calcext:value-type="float">
            <text:p>241</text:p>
          </table:table-cell>
          <table:table-cell office:value-type="float" office:value="46" calcext:value-type="float">
            <text:p>46</text:p>
          </table:table-cell>
          <table:table-cell table:formula="of:=[.O55]" office:value-type="float" office:value="184719.6" calcext:value-type="float">
            <text:p>184720</text:p>
          </table:table-cell>
          <table:table-cell table:style-name="ce8" table:formula="of:=IF([.B56]=&quot;&quot;;&quot;&quot;;IF([.I56]=0;999999;LOG([.O56];2)*[.I56]))" office:value-type="float" office:value="12217.5427326488" calcext:value-type="float">
            <text:p>12218</text:p>
          </table:table-cell>
          <table:table-cell table:formula="of:=IF([.B56]=&quot;&quot;;&quot;&quot;;[.A56]+[.P56])" office:value-type="date" office:date-value="2053-10-19T13:01:32.100858" calcext:value-type="date">
            <text:p>2053-10-19</text:p>
          </table:table-cell>
          <table:table-cell table:formula="of:=IF([.B56]=&quot;&quot;;&quot;&quot;;([.B56]+[.C56])-([.B55]+[.C55]))" office:value-type="float" office:value="1" calcext:value-type="float">
            <text:p>1</text:p>
          </table:table-cell>
          <table:table-cell table:formula="of:=IF([.B56]=&quot;&quot;;&quot;&quot;;SUM([.R46:.R56]))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56]=&quot;&quot;;&quot;&quot;;IF([.T56]=&quot;?&quot;;&quot;&quot;;IF([.S56]=0;0;[.T56]/[.S56])))" office:value-type="percentage" office:value="0.0462962962962963" calcext:value-type="percentage">
            <text:p>4.63%</text:p>
          </table:table-cell>
          <table:table-cell table:formula="of:=IF([.B56]&lt;&gt;&quot;&quot;;IF([.I55]=0;0;[.I56]/[.I55] - 1);IF([.W55]&gt;1.05;[.W55];0.05))" office:value-type="float" office:value="8.04494778758601" calcext:value-type="float">
            <text:p>8.0449</text:p>
          </table:table-cell>
          <table:table-cell table:formula="of:=[.X55]" office:value-type="float" office:value="32" calcext:value-type="float">
            <text:p>32</text:p>
          </table:table-cell>
          <table:table-cell table:formula="of:=IF([.B56]&lt;&gt;&quot;&quot;;[.I56];MIN([.X56];[.Y55]*(1 + [.W56])))" office:value-type="float" office:value="698.34572708186" calcext:value-type="float">
            <text:p>698.3457270819</text:p>
          </table:table-cell>
          <table:table-cell table:style-name="ce9" table:formula="of:=IF([.B56]&lt;&gt;&quot;&quot;;[.B56]+[.C56];MAX(0; MIN([.O55]*0.2;[.Z55]*POWER(2;1/IF([.Y56]=0;2.4;[.Y56])))))" office:value-type="float" office:value="1008" calcext:value-type="float">
            <text:p>1008</text:p>
          </table:table-cell>
          <table:table-cell table:formula="of:=IF([.S56]&lt;&gt;&quot;&quot;;[.S56];[.Z56]-[.Z46])" office:value-type="float" office:value="108" calcext:value-type="float">
            <text:p>108</text:p>
          </table:table-cell>
          <table:table-cell table:formula="of:=IF(AND([.T56]&lt;&gt;&quot;&quot;; [.T56]&lt;&gt;&quot;?&quot;);[.T56];[.AA56]*IF(COUNT([.V$2:.V56])=0;0;SUM([.V$2:.V56])/COUNT([.V$2:.V56])))" office:value-type="float" office:value="5" calcext:value-type="float">
            <text:p>5</text:p>
          </table:table-cell>
          <table:table-cell table:formula="of:=IF([.AB56]&gt;MIN([.AE56];MIN([.AF56];[.AG56]));&quot;!&quot;;&quot;&quot;)">
            <text:p/>
          </table:table-cell>
          <table:table-cell table:formula="of:=[.AD55]" office:value-type="float" office:value="272.657534246575" calcext:value-type="float">
            <text:p>273</text:p>
          </table:table-cell>
          <table:table-cell table:formula="of:=[.AE55]" office:value-type="float" office:value="240" calcext:value-type="float">
            <text:p>240</text:p>
          </table:table-cell>
          <table:table-cell table:formula="of:=[.AF55]" office:value-type="float" office:value="308" calcext:value-type="float">
            <text:p>308</text:p>
          </table:table-cell>
          <table:table-cell table:formula="of:=[.AG55]" office:value-type="float" office:value="3142" calcext:value-type="float">
            <text:p>3142</text:p>
          </table:table-cell>
          <table:table-cell table:formula="of:=[.AH55]" office:value-type="float" office:value="1047310" calcext:value-type="float">
            <text:p>1047310</text:p>
          </table:table-cell>
          <table:table-cell table:formula="of:=[.AI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6]+1" office:value-type="date" office:date-value="2020-05-09" calcext:value-type="date">
            <text:p>2020-05-09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33190" calcext:value-type="float">
            <text:p>33190</text:p>
          </table:table-cell>
          <table:table-cell table:formula="of:=IF([.B57]=&quot;&quot;;&quot;&quot;;SUM([.B57:.D57]))" office:value-type="float" office:value="34201" calcext:value-type="float">
            <text:p>34201</text:p>
          </table:table-cell>
          <table:table-cell table:formula="of:=IF([.B57]=&quot;&quot;;&quot;&quot;;([.B57]+[.C57])/([.B56]+[.C56]) - 1)" office:value-type="percentage" office:value="0.00297619047619047" calcext:value-type="percentage">
            <text:p>0.30%</text:p>
          </table:table-cell>
          <table:table-cell table:formula="of:=IF([.B57]=&quot;&quot;;&quot;&quot;;([.F57]+1)/([.F56]+1) - 1)" office:value-type="percentage" office:value="0.0019811744142102" calcext:value-type="percentage">
            <text:p>0.20%</text:p>
          </table:table-cell>
          <table:table-cell table:formula="of:=IF([.B57]=&quot;&quot;;&quot;&quot;;ROUNDDOWN(LOG(([.B57]+[.C57])/([.$B$2]+[.$C$2]);2)))" office:value-type="float" office:value="8" calcext:value-type="float">
            <text:p>8</text:p>
          </table:table-cell>
          <table:table-cell table:formula="of:=IF([.B57]=&quot;&quot;;&quot;&quot;;1 / LOG(([.B57]+[.C57])/([.B56]+[.C56]);2))" office:value-type="float" office:value="233.243854602259" calcext:value-type="float">
            <text:p>233.2438546023</text:p>
          </table:table-cell>
          <table:table-cell table:formula="of:=IF([.B57]=&quot;&quot;;&quot;&quot;;COUNT([.$A$2:.A57]) / LOG(([.B57]+[.C57])/([.$B$2]+[.$C$2]);2))" office:value-type="float" office:value="6.66936237436172" calcext:value-type="float">
            <text:p>6.6693623744</text:p>
          </table:table-cell>
          <table:table-cell table:formula="of:=IF([.B57]=&quot;&quot;;&quot;&quot;;[.E57]-[.E56])" office:value-type="float" office:value="358" calcext:value-type="float">
            <text:p>358</text:p>
          </table:table-cell>
          <table:table-cell office:value-type="float" office:value="743" calcext:value-type="float">
            <text:p>743</text:p>
          </table:table-cell>
          <table:table-cell table:formula="of:=IF([.B57]=&quot;&quot;;&quot;&quot;;IF([.L57]=&quot;?&quot;;[.B57]+[.C57];[.B57]+[.C57]-[.L57]-[.N57]))"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table:formula="of:=[.O56]" office:value-type="float" office:value="184719.6" calcext:value-type="float">
            <text:p>184720</text:p>
          </table:table-cell>
          <table:table-cell table:style-name="ce8" table:formula="of:=IF([.B57]=&quot;&quot;;&quot;&quot;;IF([.I57]=0;999999;LOG([.O57];2)*[.I57]))" office:value-type="float" office:value="4080.59597162365" calcext:value-type="float">
            <text:p>4081</text:p>
          </table:table-cell>
          <table:table-cell table:formula="of:=IF([.B57]=&quot;&quot;;&quot;&quot;;[.A57]+[.P57])" office:value-type="date" office:date-value="2031-07-11T14:18:11.948283" calcext:value-type="date">
            <text:p>2031-07-11</text:p>
          </table:table-cell>
          <table:table-cell table:formula="of:=IF([.B57]=&quot;&quot;;&quot;&quot;;([.B57]+[.C57])-([.B56]+[.C56]))" office:value-type="float" office:value="3" calcext:value-type="float">
            <text:p>3</text:p>
          </table:table-cell>
          <table:table-cell table:formula="of:=IF([.B57]=&quot;&quot;;&quot;&quot;;SUM([.R47:.R57]))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F([.B57]=&quot;&quot;;&quot;&quot;;IF([.T57]=&quot;?&quot;;&quot;&quot;;IF([.S57]=0;0;[.T57]/[.S57])))" office:value-type="percentage" office:value="0.0729166666666667" calcext:value-type="percentage">
            <text:p>7.29%</text:p>
          </table:table-cell>
          <table:table-cell table:formula="of:=IF([.B57]&lt;&gt;&quot;&quot;;IF([.I56]=0;0;[.I57]/[.I56] - 1);IF([.W56]&gt;1.05;[.W56];0.05))" office:value-type="float" office:value="-0.666005181163057" calcext:value-type="float">
            <text:p>-0.6660</text:p>
          </table:table-cell>
          <table:table-cell table:formula="of:=[.X56]" office:value-type="float" office:value="32" calcext:value-type="float">
            <text:p>32</text:p>
          </table:table-cell>
          <table:table-cell table:formula="of:=IF([.B57]&lt;&gt;&quot;&quot;;[.I57];MIN([.X57];[.Y56]*(1 + [.W57])))" office:value-type="float" office:value="233.243854602259" calcext:value-type="float">
            <text:p>233.2438546023</text:p>
          </table:table-cell>
          <table:table-cell table:style-name="ce9" table:formula="of:=IF([.B57]&lt;&gt;&quot;&quot;;[.B57]+[.C57];MAX(0; MIN([.O56]*0.2;[.Z56]*POWER(2;1/IF([.Y57]=0;2.4;[.Y57])))))" office:value-type="float" office:value="1011" calcext:value-type="float">
            <text:p>1011</text:p>
          </table:table-cell>
          <table:table-cell table:formula="of:=IF([.S57]&lt;&gt;&quot;&quot;;[.S57];[.Z57]-[.Z47])" office:value-type="float" office:value="96" calcext:value-type="float">
            <text:p>96</text:p>
          </table:table-cell>
          <table:table-cell table:formula="of:=IF(AND([.T57]&lt;&gt;&quot;&quot;; [.T57]&lt;&gt;&quot;?&quot;);[.T57];[.AA57]*IF(COUNT([.V$2:.V57])=0;0;SUM([.V$2:.V57])/COUNT([.V$2:.V57])))" office:value-type="float" office:value="7" calcext:value-type="float">
            <text:p>7</text:p>
          </table:table-cell>
          <table:table-cell table:formula="of:=IF([.AB57]&gt;MIN([.AE57];MIN([.AF57];[.AG57]));&quot;!&quot;;&quot;&quot;)">
            <text:p/>
          </table:table-cell>
          <table:table-cell table:formula="of:=[.AD56]" office:value-type="float" office:value="272.657534246575" calcext:value-type="float">
            <text:p>273</text:p>
          </table:table-cell>
          <table:table-cell table:formula="of:=[.AE56]" office:value-type="float" office:value="240" calcext:value-type="float">
            <text:p>240</text:p>
          </table:table-cell>
          <table:table-cell table:formula="of:=[.AF56]" office:value-type="float" office:value="308" calcext:value-type="float">
            <text:p>308</text:p>
          </table:table-cell>
          <table:table-cell table:formula="of:=[.AG56]" office:value-type="float" office:value="3142" calcext:value-type="float">
            <text:p>3142</text:p>
          </table:table-cell>
          <table:table-cell table:formula="of:=[.AH56]" office:value-type="float" office:value="1047310" calcext:value-type="float">
            <text:p>1047310</text:p>
          </table:table-cell>
          <table:table-cell table:formula="of:=[.AI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7]+1" office:value-type="date" office:date-value="2020-05-10" calcext:value-type="date">
            <text:p>2020-05-1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float" office:value="33579" calcext:value-type="float">
            <text:p>33579</text:p>
          </table:table-cell>
          <table:table-cell table:formula="of:=IF([.B58]=&quot;&quot;;&quot;&quot;;SUM([.B58:.D58]))" office:value-type="float" office:value="34597" calcext:value-type="float">
            <text:p>34597</text:p>
          </table:table-cell>
          <table:table-cell table:formula="of:=IF([.B58]=&quot;&quot;;&quot;&quot;;([.B58]+[.C58])/([.B57]+[.C57]) - 1)" office:value-type="percentage" office:value="0.00692383778437189" calcext:value-type="percentage">
            <text:p>0.69%</text:p>
          </table:table-cell>
          <table:table-cell table:formula="of:=IF([.B58]=&quot;&quot;;&quot;&quot;;([.F58]+1)/([.F57]+1) - 1)" office:value-type="percentage" office:value="0.00393593322121344" calcext:value-type="percentage">
            <text:p>0.39%</text:p>
          </table:table-cell>
          <table:table-cell table:formula="of:=IF([.B58]=&quot;&quot;;&quot;&quot;;ROUNDDOWN(LOG(([.B58]+[.C58])/([.$B$2]+[.$C$2]);2)))" office:value-type="float" office:value="8" calcext:value-type="float">
            <text:p>8</text:p>
          </table:table-cell>
          <table:table-cell table:formula="of:=IF([.B58]=&quot;&quot;;&quot;&quot;;1 / LOG(([.B58]+[.C58])/([.B57]+[.C57]);2))" office:value-type="float" office:value="100.456432110248" calcext:value-type="float">
            <text:p>100.4564321102</text:p>
          </table:table-cell>
          <table:table-cell table:formula="of:=IF([.B58]=&quot;&quot;;&quot;&quot;;COUNT([.$A$2:.A58]) / LOG(([.B58]+[.C58])/([.$B$2]+[.$C$2]);2))" office:value-type="float" office:value="6.78041962928605" calcext:value-type="float">
            <text:p>6.7804196293</text:p>
          </table:table-cell>
          <table:table-cell table:formula="of:=IF([.B58]=&quot;&quot;;&quot;&quot;;[.E58]-[.E57])" office:value-type="float" office:value="396" calcext:value-type="float">
            <text:p>396</text:p>
          </table:table-cell>
          <table:table-cell office:value-type="float" office:value="749" calcext:value-type="float">
            <text:p>749</text:p>
          </table:table-cell>
          <table:table-cell table:formula="of:=IF([.B58]=&quot;&quot;;&quot;&quot;;IF([.L58]=&quot;?&quot;;[.B58]+[.C58];[.B58]+[.C58]-[.L58]-[.N58]))" office:value-type="float" office:value="222" calcext:value-type="float">
            <text:p>222</text:p>
          </table:table-cell>
          <table:table-cell office:value-type="float" office:value="47" calcext:value-type="float">
            <text:p>47</text:p>
          </table:table-cell>
          <table:table-cell table:formula="of:=[.O57]" office:value-type="float" office:value="184719.6" calcext:value-type="float">
            <text:p>184720</text:p>
          </table:table-cell>
          <table:table-cell table:style-name="ce8" table:formula="of:=IF([.B58]=&quot;&quot;;&quot;&quot;;IF([.I58]=0;999999;LOG([.O58];2)*[.I58]))" office:value-type="float" office:value="1757.48301232539" calcext:value-type="float">
            <text:p>1757</text:p>
          </table:table-cell>
          <table:table-cell table:formula="of:=IF([.B58]=&quot;&quot;;&quot;&quot;;[.A58]+[.P58])" office:value-type="date" office:date-value="2025-03-02T11:35:32.264914" calcext:value-type="date">
            <text:p>2025-03-02</text:p>
          </table:table-cell>
          <table:table-cell table:formula="of:=IF([.B58]=&quot;&quot;;&quot;&quot;;([.B58]+[.C58])-([.B57]+[.C57]))" office:value-type="float" office:value="7" calcext:value-type="float">
            <text:p>7</text:p>
          </table:table-cell>
          <table:table-cell table:formula="of:=IF([.B58]=&quot;&quot;;&quot;&quot;;SUM([.R48:.R58]))"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([.B58]=&quot;&quot;;&quot;&quot;;IF([.T58]=&quot;?&quot;;&quot;&quot;;IF([.S58]=0;0;[.T58]/[.S58])))" office:value-type="percentage" office:value="0.108433734939759" calcext:value-type="percentage">
            <text:p>10.84%</text:p>
          </table:table-cell>
          <table:table-cell table:formula="of:=IF([.B58]&lt;&gt;&quot;&quot;;IF([.I57]=0;0;[.I58]/[.I57] - 1);IF([.W57]&gt;1.05;[.W57];0.05))" office:value-type="float" office:value="-0.569307271646867" calcext:value-type="float">
            <text:p>-0.5693</text:p>
          </table:table-cell>
          <table:table-cell office:value-type="float" office:value="35" calcext:value-type="float">
            <text:p>35</text:p>
          </table:table-cell>
          <table:table-cell table:formula="of:=IF([.B58]&lt;&gt;&quot;&quot;;[.I58];MIN([.X58];[.Y57]*(1 + [.W58])))" office:value-type="float" office:value="100.456432110248" calcext:value-type="float">
            <text:p>100.4564321102</text:p>
          </table:table-cell>
          <table:table-cell table:style-name="ce9" table:formula="of:=IF([.B58]&lt;&gt;&quot;&quot;;[.B58]+[.C58];MAX(0; MIN([.O57]*0.2;[.Z57]*POWER(2;1/IF([.Y58]=0;2.4;[.Y58])))))" office:value-type="float" office:value="1018" calcext:value-type="float">
            <text:p>1018</text:p>
          </table:table-cell>
          <table:table-cell table:formula="of:=IF([.S58]&lt;&gt;&quot;&quot;;[.S58];[.Z58]-[.Z48])" office:value-type="float" office:value="83" calcext:value-type="float">
            <text:p>83</text:p>
          </table:table-cell>
          <table:table-cell table:formula="of:=IF(AND([.T58]&lt;&gt;&quot;&quot;; [.T58]&lt;&gt;&quot;?&quot;);[.T58];[.AA58]*IF(COUNT([.V$2:.V58])=0;0;SUM([.V$2:.V58])/COUNT([.V$2:.V58])))" office:value-type="float" office:value="9" calcext:value-type="float">
            <text:p>9</text:p>
          </table:table-cell>
          <table:table-cell table:formula="of:=IF([.AB58]&gt;MIN([.AE58];MIN([.AF58];[.AG58]));&quot;!&quot;;&quot;&quot;)">
            <text:p/>
          </table:table-cell>
          <table:table-cell table:formula="of:=[.AD57]" office:value-type="float" office:value="272.657534246575" calcext:value-type="float">
            <text:p>273</text:p>
          </table:table-cell>
          <table:table-cell table:formula="of:=[.AE57]" office:value-type="float" office:value="240" calcext:value-type="float">
            <text:p>240</text:p>
          </table:table-cell>
          <table:table-cell table:formula="of:=[.AF57]" office:value-type="float" office:value="308" calcext:value-type="float">
            <text:p>308</text:p>
          </table:table-cell>
          <table:table-cell table:formula="of:=[.AG57]" office:value-type="float" office:value="3142" calcext:value-type="float">
            <text:p>3142</text:p>
          </table:table-cell>
          <table:table-cell table:formula="of:=[.AH57]" office:value-type="float" office:value="1047310" calcext:value-type="float">
            <text:p>1047310</text:p>
          </table:table-cell>
          <table:table-cell table:formula="of:=[.AI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8]+1" office:value-type="date" office:date-value="2020-05-11" calcext:value-type="date">
            <text:p>2020-05-11</text:p>
          </table:table-cell>
          <table:table-cell table:number-columns-repeated="3"/>
          <table:table-cell table:formula="of:=IF([.B59]=&quot;&quot;;&quot;&quot;;SUM([.B59:.D59]))">
            <text:p/>
          </table:table-cell>
          <table:table-cell table:formula="of:=IF([.B59]=&quot;&quot;;&quot;&quot;;([.B59]+[.C59])/([.B58]+[.C58]) - 1)">
            <text:p/>
          </table:table-cell>
          <table:table-cell table:formula="of:=IF([.B59]=&quot;&quot;;&quot;&quot;;([.F59]+1)/([.F58]+1) - 1)">
            <text:p/>
          </table:table-cell>
          <table:table-cell table:formula="of:=IF([.B59]=&quot;&quot;;&quot;&quot;;ROUNDDOWN(LOG(([.B59]+[.C59])/([.$B$2]+[.$C$2]);2)))">
            <text:p/>
          </table:table-cell>
          <table:table-cell table:formula="of:=IF([.B59]=&quot;&quot;;&quot;&quot;;1 / LOG(([.B59]+[.C59])/([.B58]+[.C58]);2))">
            <text:p/>
          </table:table-cell>
          <table:table-cell table:formula="of:=IF([.B59]=&quot;&quot;;&quot;&quot;;COUNT([.$A$2:.A59]) / LOG(([.B59]+[.C59])/([.$B$2]+[.$C$2]);2))">
            <text:p/>
          </table:table-cell>
          <table:table-cell table:formula="of:=IF([.B59]=&quot;&quot;;&quot;&quot;;[.E59]-[.E58])">
            <text:p/>
          </table:table-cell>
          <table:table-cell/>
          <table:table-cell table:formula="of:=IF([.B59]=&quot;&quot;;&quot;&quot;;IF([.L59]=&quot;?&quot;;[.B59]+[.C59];[.B59]+[.C59]-[.L59]-[.N59]))">
            <text:p/>
          </table:table-cell>
          <table:table-cell table:formula="of:=IF([.B59]=&quot;&quot;;&quot;&quot;;[.N58])">
            <text:p/>
          </table:table-cell>
          <table:table-cell table:formula="of:=[.O58]" office:value-type="float" office:value="184719.6" calcext:value-type="float">
            <text:p>184720</text:p>
          </table:table-cell>
          <table:table-cell table:style-name="ce8" table:formula="of:=IF([.B59]=&quot;&quot;;&quot;&quot;;IF([.I59]=0;999999;LOG([.O59];2)*[.I59]))">
            <text:p/>
          </table:table-cell>
          <table:table-cell table:formula="of:=IF([.B59]=&quot;&quot;;&quot;&quot;;[.A59]+[.P59])">
            <text:p/>
          </table:table-cell>
          <table:table-cell table:formula="of:=IF([.B59]=&quot;&quot;;&quot;&quot;;([.B59]+[.C59])-([.B58]+[.C58]))">
            <text:p/>
          </table:table-cell>
          <table:table-cell table:formula="of:=IF([.B59]=&quot;&quot;;&quot;&quot;;SUM([.R49:.R59]))">
            <text:p/>
          </table:table-cell>
          <table:table-cell/>
          <table:table-cell table:formula="of:=IF([.B59]=&quot;&quot;;&quot;&quot;;[.U58])">
            <text:p/>
          </table:table-cell>
          <table:table-cell table:formula="of:=IF([.B59]=&quot;&quot;;&quot;&quot;;IF([.T59]=&quot;?&quot;;&quot;&quot;;IF([.S59]=0;0;[.T59]/[.S59])))">
            <text:p/>
          </table:table-cell>
          <table:table-cell table:formula="of:=IF([.B59]&lt;&gt;&quot;&quot;;IF([.I58]=0;0;[.I59]/[.I58] - 1);IF([.W58]&gt;1.05;[.W58];0.05))" office:value-type="float" office:value="0.05" calcext:value-type="float">
            <text:p>0.0500</text:p>
          </table:table-cell>
          <table:table-cell table:formula="of:=[.X58]" office:value-type="float" office:value="35" calcext:value-type="float">
            <text:p>35</text:p>
          </table:table-cell>
          <table:table-cell table:formula="of:=IF([.B59]&lt;&gt;&quot;&quot;;[.I59];MIN([.X59];[.Y58]*(1 + [.W59])))" office:value-type="float" office:value="35" calcext:value-type="float">
            <text:p>35</text:p>
          </table:table-cell>
          <table:table-cell table:style-name="ce9" table:formula="of:=IF([.B59]&lt;&gt;&quot;&quot;;[.B59]+[.C59];MAX(0; MIN([.O58]*0.2;[.Z58]*POWER(2;1/IF([.Y59]=0;2.4;[.Y59])))))" office:value-type="float" office:value="1038.36163839078" calcext:value-type="float">
            <text:p>1038</text:p>
          </table:table-cell>
          <table:table-cell table:formula="of:=IF([.S59]&lt;&gt;&quot;&quot;;[.S59];[.Z59]-[.Z49])" office:value-type="float" office:value="79.3616383907806" calcext:value-type="float">
            <text:p>79</text:p>
          </table:table-cell>
          <table:table-cell table:formula="of:=IF(AND([.T59]&lt;&gt;&quot;&quot;; [.T59]&lt;&gt;&quot;?&quot;);[.T59];[.AA59]*IF(COUNT([.V$2:.V59])=0;0;SUM([.V$2:.V59])/COUNT([.V$2:.V59])))" office:value-type="float" office:value="2.88158363638597" calcext:value-type="float">
            <text:p>3</text:p>
          </table:table-cell>
          <table:table-cell table:formula="of:=IF([.AB59]&gt;MIN([.AE59];MIN([.AF59];[.AG59]));&quot;!&quot;;&quot;&quot;)">
            <text:p/>
          </table:table-cell>
          <table:table-cell table:formula="of:=[.AD58]" office:value-type="float" office:value="272.657534246575" calcext:value-type="float">
            <text:p>273</text:p>
          </table:table-cell>
          <table:table-cell table:formula="of:=[.AE58]" office:value-type="float" office:value="240" calcext:value-type="float">
            <text:p>240</text:p>
          </table:table-cell>
          <table:table-cell table:formula="of:=[.AF58]" office:value-type="float" office:value="308" calcext:value-type="float">
            <text:p>308</text:p>
          </table:table-cell>
          <table:table-cell table:formula="of:=[.AG58]" office:value-type="float" office:value="3142" calcext:value-type="float">
            <text:p>3142</text:p>
          </table:table-cell>
          <table:table-cell table:formula="of:=[.AH58]" office:value-type="float" office:value="1047310" calcext:value-type="float">
            <text:p>1047310</text:p>
          </table:table-cell>
          <table:table-cell table:formula="of:=[.AI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59]+1" office:value-type="date" office:date-value="2020-05-12" calcext:value-type="date">
            <text:p>2020-05-12</text:p>
          </table:table-cell>
          <table:table-cell table:number-columns-repeated="3"/>
          <table:table-cell table:formula="of:=IF([.B60]=&quot;&quot;;&quot;&quot;;SUM([.B60:.D60]))">
            <text:p/>
          </table:table-cell>
          <table:table-cell table:formula="of:=IF([.B60]=&quot;&quot;;&quot;&quot;;([.B60]+[.C60])/([.B59]+[.C59]) - 1)">
            <text:p/>
          </table:table-cell>
          <table:table-cell table:formula="of:=IF([.B60]=&quot;&quot;;&quot;&quot;;([.F60]+1)/([.F59]+1) - 1)">
            <text:p/>
          </table:table-cell>
          <table:table-cell table:formula="of:=IF([.B60]=&quot;&quot;;&quot;&quot;;ROUNDDOWN(LOG(([.B60]+[.C60])/([.$B$2]+[.$C$2]);2)))">
            <text:p/>
          </table:table-cell>
          <table:table-cell table:formula="of:=IF([.B60]=&quot;&quot;;&quot;&quot;;1 / LOG(([.B60]+[.C60])/([.B59]+[.C59]);2))">
            <text:p/>
          </table:table-cell>
          <table:table-cell table:formula="of:=IF([.B60]=&quot;&quot;;&quot;&quot;;COUNT([.$A$2:.A60]) / LOG(([.B60]+[.C60])/([.$B$2]+[.$C$2]);2))">
            <text:p/>
          </table:table-cell>
          <table:table-cell table:formula="of:=IF([.B60]=&quot;&quot;;&quot;&quot;;[.E60]-[.E59])">
            <text:p/>
          </table:table-cell>
          <table:table-cell/>
          <table:table-cell table:formula="of:=IF([.B60]=&quot;&quot;;&quot;&quot;;IF([.L60]=&quot;?&quot;;[.B60]+[.C60];[.B60]+[.C60]-[.L60]-[.N60]))">
            <text:p/>
          </table:table-cell>
          <table:table-cell table:formula="of:=IF([.B60]=&quot;&quot;;&quot;&quot;;[.N59])">
            <text:p/>
          </table:table-cell>
          <table:table-cell table:formula="of:=[.O59]" office:value-type="float" office:value="184719.6" calcext:value-type="float">
            <text:p>184720</text:p>
          </table:table-cell>
          <table:table-cell table:style-name="ce8" table:formula="of:=IF([.B60]=&quot;&quot;;&quot;&quot;;IF([.I60]=0;999999;LOG([.O60];2)*[.I60]))">
            <text:p/>
          </table:table-cell>
          <table:table-cell table:formula="of:=IF([.B60]=&quot;&quot;;&quot;&quot;;[.A60]+[.P60])">
            <text:p/>
          </table:table-cell>
          <table:table-cell table:formula="of:=IF([.B60]=&quot;&quot;;&quot;&quot;;([.B60]+[.C60])-([.B59]+[.C59]))">
            <text:p/>
          </table:table-cell>
          <table:table-cell table:formula="of:=IF([.B60]=&quot;&quot;;&quot;&quot;;SUM([.R50:.R60]))">
            <text:p/>
          </table:table-cell>
          <table:table-cell/>
          <table:table-cell table:formula="of:=IF([.B60]=&quot;&quot;;&quot;&quot;;[.U59])">
            <text:p/>
          </table:table-cell>
          <table:table-cell table:formula="of:=IF([.B60]=&quot;&quot;;&quot;&quot;;IF([.T60]=&quot;?&quot;;&quot;&quot;;IF([.S60]=0;0;[.T60]/[.S60])))">
            <text:p/>
          </table:table-cell>
          <table:table-cell table:formula="of:=IF([.B60]&lt;&gt;&quot;&quot;;IF([.I59]=0;0;[.I60]/[.I59] - 1);IF([.W59]&gt;1.05;[.W59];0.05))" office:value-type="float" office:value="0.05" calcext:value-type="float">
            <text:p>0.0500</text:p>
          </table:table-cell>
          <table:table-cell table:formula="of:=[.X59]" office:value-type="float" office:value="35" calcext:value-type="float">
            <text:p>35</text:p>
          </table:table-cell>
          <table:table-cell table:formula="of:=IF([.B60]&lt;&gt;&quot;&quot;;[.I60];MIN([.X60];[.Y59]*(1 + [.W60])))" office:value-type="float" office:value="35" calcext:value-type="float">
            <text:p>35</text:p>
          </table:table-cell>
          <table:table-cell table:style-name="ce9" table:formula="of:=IF([.B60]&lt;&gt;&quot;&quot;;[.B60]+[.C60];MAX(0; MIN([.O59]*0.2;[.Z59]*POWER(2;1/IF([.Y60]=0;2.4;[.Y60])))))" office:value-type="float" office:value="1059.13054231983" calcext:value-type="float">
            <text:p>1059</text:p>
          </table:table-cell>
          <table:table-cell table:formula="of:=IF([.S60]&lt;&gt;&quot;&quot;;[.S60];[.Z60]-[.Z50])" office:value-type="float" office:value="96.1305423198294" calcext:value-type="float">
            <text:p>96</text:p>
          </table:table-cell>
          <table:table-cell table:formula="of:=IF(AND([.T60]&lt;&gt;&quot;&quot;; [.T60]&lt;&gt;&quot;?&quot;);[.T60];[.AA60]*IF(COUNT([.V$2:.V60])=0;0;SUM([.V$2:.V60])/COUNT([.V$2:.V60])))" office:value-type="float" office:value="3.49045462420682" calcext:value-type="float">
            <text:p>3</text:p>
          </table:table-cell>
          <table:table-cell table:formula="of:=IF([.AB60]&gt;MIN([.AE60];MIN([.AF60];[.AG60]));&quot;!&quot;;&quot;&quot;)">
            <text:p/>
          </table:table-cell>
          <table:table-cell table:formula="of:=[.AD59]" office:value-type="float" office:value="272.657534246575" calcext:value-type="float">
            <text:p>273</text:p>
          </table:table-cell>
          <table:table-cell table:formula="of:=[.AE59]" office:value-type="float" office:value="240" calcext:value-type="float">
            <text:p>240</text:p>
          </table:table-cell>
          <table:table-cell table:formula="of:=[.AF59]" office:value-type="float" office:value="308" calcext:value-type="float">
            <text:p>308</text:p>
          </table:table-cell>
          <table:table-cell table:formula="of:=[.AG59]" office:value-type="float" office:value="3142" calcext:value-type="float">
            <text:p>3142</text:p>
          </table:table-cell>
          <table:table-cell table:formula="of:=[.AH59]" office:value-type="float" office:value="1047310" calcext:value-type="float">
            <text:p>1047310</text:p>
          </table:table-cell>
          <table:table-cell table:formula="of:=[.AI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0]+1" office:value-type="date" office:date-value="2020-05-13" calcext:value-type="date">
            <text:p>2020-05-13</text:p>
          </table:table-cell>
          <table:table-cell table:number-columns-repeated="3"/>
          <table:table-cell table:formula="of:=IF([.B61]=&quot;&quot;;&quot;&quot;;SUM([.B61:.D61]))">
            <text:p/>
          </table:table-cell>
          <table:table-cell table:formula="of:=IF([.B61]=&quot;&quot;;&quot;&quot;;([.B61]+[.C61])/([.B60]+[.C60]) - 1)">
            <text:p/>
          </table:table-cell>
          <table:table-cell table:formula="of:=IF([.B61]=&quot;&quot;;&quot;&quot;;([.F61]+1)/([.F60]+1) - 1)">
            <text:p/>
          </table:table-cell>
          <table:table-cell table:formula="of:=IF([.B61]=&quot;&quot;;&quot;&quot;;ROUNDDOWN(LOG(([.B61]+[.C61])/([.$B$2]+[.$C$2]);2)))">
            <text:p/>
          </table:table-cell>
          <table:table-cell table:formula="of:=IF([.B61]=&quot;&quot;;&quot;&quot;;1 / LOG(([.B61]+[.C61])/([.B60]+[.C60]);2))">
            <text:p/>
          </table:table-cell>
          <table:table-cell table:formula="of:=IF([.B61]=&quot;&quot;;&quot;&quot;;COUNT([.$A$2:.A61]) / LOG(([.B61]+[.C61])/([.$B$2]+[.$C$2]);2))">
            <text:p/>
          </table:table-cell>
          <table:table-cell table:formula="of:=IF([.B61]=&quot;&quot;;&quot;&quot;;[.E61]-[.E60])">
            <text:p/>
          </table:table-cell>
          <table:table-cell/>
          <table:table-cell table:formula="of:=IF([.B61]=&quot;&quot;;&quot;&quot;;IF([.L61]=&quot;?&quot;;[.B61]+[.C61];[.B61]+[.C61]-[.L61]-[.N61]))">
            <text:p/>
          </table:table-cell>
          <table:table-cell table:formula="of:=IF([.B61]=&quot;&quot;;&quot;&quot;;[.N60])">
            <text:p/>
          </table:table-cell>
          <table:table-cell table:formula="of:=[.O60]" office:value-type="float" office:value="184719.6" calcext:value-type="float">
            <text:p>184720</text:p>
          </table:table-cell>
          <table:table-cell table:style-name="ce8" table:formula="of:=IF([.B61]=&quot;&quot;;&quot;&quot;;IF([.I61]=0;999999;LOG([.O61];2)*[.I61]))">
            <text:p/>
          </table:table-cell>
          <table:table-cell table:formula="of:=IF([.B61]=&quot;&quot;;&quot;&quot;;[.A61]+[.P61])">
            <text:p/>
          </table:table-cell>
          <table:table-cell table:formula="of:=IF([.B61]=&quot;&quot;;&quot;&quot;;([.B61]+[.C61])-([.B60]+[.C60]))">
            <text:p/>
          </table:table-cell>
          <table:table-cell table:formula="of:=IF([.B61]=&quot;&quot;;&quot;&quot;;SUM([.R51:.R61]))">
            <text:p/>
          </table:table-cell>
          <table:table-cell/>
          <table:table-cell table:formula="of:=IF([.B61]=&quot;&quot;;&quot;&quot;;[.U60])">
            <text:p/>
          </table:table-cell>
          <table:table-cell table:formula="of:=IF([.B61]=&quot;&quot;;&quot;&quot;;IF([.T61]=&quot;?&quot;;&quot;&quot;;IF([.S61]=0;0;[.T61]/[.S61])))">
            <text:p/>
          </table:table-cell>
          <table:table-cell table:formula="of:=IF([.B61]&lt;&gt;&quot;&quot;;IF([.I60]=0;0;[.I61]/[.I60] - 1);IF([.W60]&gt;1.05;[.W60];0.05))" office:value-type="float" office:value="0.05" calcext:value-type="float">
            <text:p>0.0500</text:p>
          </table:table-cell>
          <table:table-cell table:formula="of:=[.X60]" office:value-type="float" office:value="35" calcext:value-type="float">
            <text:p>35</text:p>
          </table:table-cell>
          <table:table-cell table:formula="of:=IF([.B61]&lt;&gt;&quot;&quot;;[.I61];MIN([.X61];[.Y60]*(1 + [.W61])))" office:value-type="float" office:value="35" calcext:value-type="float">
            <text:p>35</text:p>
          </table:table-cell>
          <table:table-cell table:style-name="ce9" table:formula="of:=IF([.B61]&lt;&gt;&quot;&quot;;[.B61]+[.C61];MAX(0; MIN([.O60]*0.2;[.Z60]*POWER(2;1/IF([.Y61]=0;2.4;[.Y61])))))" office:value-type="float" office:value="1080.31485775337" calcext:value-type="float">
            <text:p>1080</text:p>
          </table:table-cell>
          <table:table-cell table:formula="of:=IF([.S61]&lt;&gt;&quot;&quot;;[.S61];[.Z61]-[.Z51])" office:value-type="float" office:value="109.314857753373" calcext:value-type="float">
            <text:p>109</text:p>
          </table:table-cell>
          <table:table-cell table:formula="of:=IF(AND([.T61]&lt;&gt;&quot;&quot;; [.T61]&lt;&gt;&quot;?&quot;);[.T61];[.AA61]*IF(COUNT([.V$2:.V61])=0;0;SUM([.V$2:.V61])/COUNT([.V$2:.V61])))" office:value-type="float" office:value="3.96917089545084" calcext:value-type="float">
            <text:p>4</text:p>
          </table:table-cell>
          <table:table-cell table:formula="of:=IF([.AB61]&gt;MIN([.AE61];MIN([.AF61];[.AG61]));&quot;!&quot;;&quot;&quot;)">
            <text:p/>
          </table:table-cell>
          <table:table-cell table:formula="of:=[.AD60]" office:value-type="float" office:value="272.657534246575" calcext:value-type="float">
            <text:p>273</text:p>
          </table:table-cell>
          <table:table-cell table:formula="of:=[.AE60]" office:value-type="float" office:value="240" calcext:value-type="float">
            <text:p>240</text:p>
          </table:table-cell>
          <table:table-cell table:formula="of:=[.AF60]" office:value-type="float" office:value="308" calcext:value-type="float">
            <text:p>308</text:p>
          </table:table-cell>
          <table:table-cell table:formula="of:=[.AG60]" office:value-type="float" office:value="3142" calcext:value-type="float">
            <text:p>3142</text:p>
          </table:table-cell>
          <table:table-cell table:formula="of:=[.AH60]" office:value-type="float" office:value="1047310" calcext:value-type="float">
            <text:p>1047310</text:p>
          </table:table-cell>
          <table:table-cell table:formula="of:=[.AI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1]+1" office:value-type="date" office:date-value="2020-05-14" calcext:value-type="date">
            <text:p>2020-05-14</text:p>
          </table:table-cell>
          <table:table-cell table:number-columns-repeated="3"/>
          <table:table-cell table:formula="of:=IF([.B62]=&quot;&quot;;&quot;&quot;;SUM([.B62:.D62]))">
            <text:p/>
          </table:table-cell>
          <table:table-cell table:formula="of:=IF([.B62]=&quot;&quot;;&quot;&quot;;([.B62]+[.C62])/([.B61]+[.C61]) - 1)">
            <text:p/>
          </table:table-cell>
          <table:table-cell table:formula="of:=IF([.B62]=&quot;&quot;;&quot;&quot;;([.F62]+1)/([.F61]+1) - 1)">
            <text:p/>
          </table:table-cell>
          <table:table-cell table:formula="of:=IF([.B62]=&quot;&quot;;&quot;&quot;;ROUNDDOWN(LOG(([.B62]+[.C62])/([.$B$2]+[.$C$2]);2)))">
            <text:p/>
          </table:table-cell>
          <table:table-cell table:formula="of:=IF([.B62]=&quot;&quot;;&quot;&quot;;1 / LOG(([.B62]+[.C62])/([.B61]+[.C61]);2))">
            <text:p/>
          </table:table-cell>
          <table:table-cell table:formula="of:=IF([.B62]=&quot;&quot;;&quot;&quot;;COUNT([.$A$2:.A62]) / LOG(([.B62]+[.C62])/([.$B$2]+[.$C$2]);2))">
            <text:p/>
          </table:table-cell>
          <table:table-cell table:formula="of:=IF([.B62]=&quot;&quot;;&quot;&quot;;[.E62]-[.E61])">
            <text:p/>
          </table:table-cell>
          <table:table-cell/>
          <table:table-cell table:formula="of:=IF([.B62]=&quot;&quot;;&quot;&quot;;IF([.L62]=&quot;?&quot;;[.B62]+[.C62];[.B62]+[.C62]-[.L62]-[.N62]))">
            <text:p/>
          </table:table-cell>
          <table:table-cell table:formula="of:=IF([.B62]=&quot;&quot;;&quot;&quot;;[.N61])">
            <text:p/>
          </table:table-cell>
          <table:table-cell table:formula="of:=[.O61]" office:value-type="float" office:value="184719.6" calcext:value-type="float">
            <text:p>184720</text:p>
          </table:table-cell>
          <table:table-cell table:style-name="ce8" table:formula="of:=IF([.B62]=&quot;&quot;;&quot;&quot;;IF([.I62]=0;999999;LOG([.O62];2)*[.I62]))">
            <text:p/>
          </table:table-cell>
          <table:table-cell table:formula="of:=IF([.B62]=&quot;&quot;;&quot;&quot;;[.A62]+[.P62])">
            <text:p/>
          </table:table-cell>
          <table:table-cell table:formula="of:=IF([.B62]=&quot;&quot;;&quot;&quot;;([.B62]+[.C62])-([.B61]+[.C61]))">
            <text:p/>
          </table:table-cell>
          <table:table-cell table:formula="of:=IF([.B62]=&quot;&quot;;&quot;&quot;;SUM([.R52:.R62]))">
            <text:p/>
          </table:table-cell>
          <table:table-cell/>
          <table:table-cell table:formula="of:=IF([.B62]=&quot;&quot;;&quot;&quot;;[.U61])">
            <text:p/>
          </table:table-cell>
          <table:table-cell table:formula="of:=IF([.B62]=&quot;&quot;;&quot;&quot;;IF([.T62]=&quot;?&quot;;&quot;&quot;;IF([.S62]=0;0;[.T62]/[.S62])))">
            <text:p/>
          </table:table-cell>
          <table:table-cell table:formula="of:=IF([.B62]&lt;&gt;&quot;&quot;;IF([.I61]=0;0;[.I62]/[.I61] - 1);IF([.W61]&gt;1.05;[.W61];0.05))" office:value-type="float" office:value="0.05" calcext:value-type="float">
            <text:p>0.0500</text:p>
          </table:table-cell>
          <table:table-cell table:formula="of:=[.X61]" office:value-type="float" office:value="35" calcext:value-type="float">
            <text:p>35</text:p>
          </table:table-cell>
          <table:table-cell table:formula="of:=IF([.B62]&lt;&gt;&quot;&quot;;[.I62];MIN([.X62];[.Y61]*(1 + [.W62])))" office:value-type="float" office:value="35" calcext:value-type="float">
            <text:p>35</text:p>
          </table:table-cell>
          <table:table-cell table:style-name="ce9" table:formula="of:=IF([.B62]&lt;&gt;&quot;&quot;;[.B62]+[.C62];MAX(0; MIN([.O61]*0.2;[.Z61]*POWER(2;1/IF([.Y62]=0;2.4;[.Y62])))))" office:value-type="float" office:value="1101.92289359007" calcext:value-type="float">
            <text:p>1102</text:p>
          </table:table-cell>
          <table:table-cell table:formula="of:=IF([.S62]&lt;&gt;&quot;&quot;;[.S62];[.Z62]-[.Z52])" office:value-type="float" office:value="116.922893590074" calcext:value-type="float">
            <text:p>117</text:p>
          </table:table-cell>
          <table:table-cell table:formula="of:=IF(AND([.T62]&lt;&gt;&quot;&quot;; [.T62]&lt;&gt;&quot;?&quot;);[.T62];[.AA62]*IF(COUNT([.V$2:.V62])=0;0;SUM([.V$2:.V62])/COUNT([.V$2:.V62])))" office:value-type="float" office:value="4.24541508617843" calcext:value-type="float">
            <text:p>4</text:p>
          </table:table-cell>
          <table:table-cell table:formula="of:=IF([.AB62]&gt;MIN([.AE62];MIN([.AF62];[.AG62]));&quot;!&quot;;&quot;&quot;)">
            <text:p/>
          </table:table-cell>
          <table:table-cell table:formula="of:=[.AD61]" office:value-type="float" office:value="272.657534246575" calcext:value-type="float">
            <text:p>273</text:p>
          </table:table-cell>
          <table:table-cell table:formula="of:=[.AE61]" office:value-type="float" office:value="240" calcext:value-type="float">
            <text:p>240</text:p>
          </table:table-cell>
          <table:table-cell table:formula="of:=[.AF61]" office:value-type="float" office:value="308" calcext:value-type="float">
            <text:p>308</text:p>
          </table:table-cell>
          <table:table-cell table:formula="of:=[.AG61]" office:value-type="float" office:value="3142" calcext:value-type="float">
            <text:p>3142</text:p>
          </table:table-cell>
          <table:table-cell table:formula="of:=[.AH61]" office:value-type="float" office:value="1047310" calcext:value-type="float">
            <text:p>1047310</text:p>
          </table:table-cell>
          <table:table-cell table:formula="of:=[.AI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2]+1" office:value-type="date" office:date-value="2020-05-15" calcext:value-type="date">
            <text:p>2020-05-15</text:p>
          </table:table-cell>
          <table:table-cell table:number-columns-repeated="3"/>
          <table:table-cell table:formula="of:=IF([.B63]=&quot;&quot;;&quot;&quot;;SUM([.B63:.D63]))">
            <text:p/>
          </table:table-cell>
          <table:table-cell table:formula="of:=IF([.B63]=&quot;&quot;;&quot;&quot;;([.B63]+[.C63])/([.B62]+[.C62]) - 1)">
            <text:p/>
          </table:table-cell>
          <table:table-cell table:formula="of:=IF([.B63]=&quot;&quot;;&quot;&quot;;([.F63]+1)/([.F62]+1) - 1)">
            <text:p/>
          </table:table-cell>
          <table:table-cell table:formula="of:=IF([.B63]=&quot;&quot;;&quot;&quot;;ROUNDDOWN(LOG(([.B63]+[.C63])/([.$B$2]+[.$C$2]);2)))">
            <text:p/>
          </table:table-cell>
          <table:table-cell table:formula="of:=IF([.B63]=&quot;&quot;;&quot;&quot;;1 / LOG(([.B63]+[.C63])/([.B62]+[.C62]);2))">
            <text:p/>
          </table:table-cell>
          <table:table-cell table:formula="of:=IF([.B63]=&quot;&quot;;&quot;&quot;;COUNT([.$A$2:.A63]) / LOG(([.B63]+[.C63])/([.$B$2]+[.$C$2]);2))">
            <text:p/>
          </table:table-cell>
          <table:table-cell table:formula="of:=IF([.B63]=&quot;&quot;;&quot;&quot;;[.E63]-[.E62])">
            <text:p/>
          </table:table-cell>
          <table:table-cell/>
          <table:table-cell table:formula="of:=IF([.B63]=&quot;&quot;;&quot;&quot;;IF([.L63]=&quot;?&quot;;[.B63]+[.C63];[.B63]+[.C63]-[.L63]-[.N63]))">
            <text:p/>
          </table:table-cell>
          <table:table-cell table:formula="of:=IF([.B63]=&quot;&quot;;&quot;&quot;;[.N62])">
            <text:p/>
          </table:table-cell>
          <table:table-cell table:formula="of:=[.O62]" office:value-type="float" office:value="184719.6" calcext:value-type="float">
            <text:p>184720</text:p>
          </table:table-cell>
          <table:table-cell table:style-name="ce8" table:formula="of:=IF([.B63]=&quot;&quot;;&quot;&quot;;IF([.I63]=0;999999;LOG([.O63];2)*[.I63]))">
            <text:p/>
          </table:table-cell>
          <table:table-cell table:formula="of:=IF([.B63]=&quot;&quot;;&quot;&quot;;[.A63]+[.P63])">
            <text:p/>
          </table:table-cell>
          <table:table-cell table:formula="of:=IF([.B63]=&quot;&quot;;&quot;&quot;;([.B63]+[.C63])-([.B62]+[.C62]))">
            <text:p/>
          </table:table-cell>
          <table:table-cell table:formula="of:=IF([.B63]=&quot;&quot;;&quot;&quot;;SUM([.R53:.R63]))">
            <text:p/>
          </table:table-cell>
          <table:table-cell/>
          <table:table-cell table:formula="of:=IF([.B63]=&quot;&quot;;&quot;&quot;;[.U62])">
            <text:p/>
          </table:table-cell>
          <table:table-cell table:formula="of:=IF([.B63]=&quot;&quot;;&quot;&quot;;IF([.T63]=&quot;?&quot;;&quot;&quot;;IF([.S63]=0;0;[.T63]/[.S63])))">
            <text:p/>
          </table:table-cell>
          <table:table-cell table:formula="of:=IF([.B63]&lt;&gt;&quot;&quot;;IF([.I62]=0;0;[.I63]/[.I62] - 1);IF([.W62]&gt;1.05;[.W62];0.05))" office:value-type="float" office:value="0.05" calcext:value-type="float">
            <text:p>0.0500</text:p>
          </table:table-cell>
          <table:table-cell table:formula="of:=[.X62]" office:value-type="float" office:value="35" calcext:value-type="float">
            <text:p>35</text:p>
          </table:table-cell>
          <table:table-cell table:formula="of:=IF([.B63]&lt;&gt;&quot;&quot;;[.I63];MIN([.X63];[.Y62]*(1 + [.W63])))" office:value-type="float" office:value="35" calcext:value-type="float">
            <text:p>35</text:p>
          </table:table-cell>
          <table:table-cell table:style-name="ce9" table:formula="of:=IF([.B63]&lt;&gt;&quot;&quot;;[.B63]+[.C63];MAX(0; MIN([.O62]*0.2;[.Z62]*POWER(2;1/IF([.Y63]=0;2.4;[.Y63])))))" office:value-type="float" office:value="1123.96312491994" calcext:value-type="float">
            <text:p>1124</text:p>
          </table:table-cell>
          <table:table-cell table:formula="of:=IF([.S63]&lt;&gt;&quot;&quot;;[.S63];[.Z63]-[.Z53])" office:value-type="float" office:value="132.963124919941" calcext:value-type="float">
            <text:p>133</text:p>
          </table:table-cell>
          <table:table-cell table:formula="of:=IF(AND([.T63]&lt;&gt;&quot;&quot;; [.T63]&lt;&gt;&quot;?&quot;);[.T63];[.AA63]*IF(COUNT([.V$2:.V63])=0;0;SUM([.V$2:.V63])/COUNT([.V$2:.V63])))" office:value-type="float" office:value="4.8278283158095" calcext:value-type="float">
            <text:p>5</text:p>
          </table:table-cell>
          <table:table-cell table:formula="of:=IF([.AB63]&gt;MIN([.AE63];MIN([.AF63];[.AG63]));&quot;!&quot;;&quot;&quot;)">
            <text:p/>
          </table:table-cell>
          <table:table-cell table:formula="of:=[.AD62]" office:value-type="float" office:value="272.657534246575" calcext:value-type="float">
            <text:p>273</text:p>
          </table:table-cell>
          <table:table-cell table:formula="of:=[.AE62]" office:value-type="float" office:value="240" calcext:value-type="float">
            <text:p>240</text:p>
          </table:table-cell>
          <table:table-cell table:formula="of:=[.AF62]" office:value-type="float" office:value="308" calcext:value-type="float">
            <text:p>308</text:p>
          </table:table-cell>
          <table:table-cell table:formula="of:=[.AG62]" office:value-type="float" office:value="3142" calcext:value-type="float">
            <text:p>3142</text:p>
          </table:table-cell>
          <table:table-cell table:formula="of:=[.AH62]" office:value-type="float" office:value="1047310" calcext:value-type="float">
            <text:p>1047310</text:p>
          </table:table-cell>
          <table:table-cell table:formula="of:=[.AI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3]+1" office:value-type="date" office:date-value="2020-05-16" calcext:value-type="date">
            <text:p>2020-05-16</text:p>
          </table:table-cell>
          <table:table-cell table:number-columns-repeated="3"/>
          <table:table-cell table:formula="of:=IF([.B64]=&quot;&quot;;&quot;&quot;;SUM([.B64:.D64]))">
            <text:p/>
          </table:table-cell>
          <table:table-cell table:formula="of:=IF([.B64]=&quot;&quot;;&quot;&quot;;([.B64]+[.C64])/([.B63]+[.C63]) - 1)">
            <text:p/>
          </table:table-cell>
          <table:table-cell table:formula="of:=IF([.B64]=&quot;&quot;;&quot;&quot;;([.F64]+1)/([.F63]+1) - 1)">
            <text:p/>
          </table:table-cell>
          <table:table-cell table:formula="of:=IF([.B64]=&quot;&quot;;&quot;&quot;;ROUNDDOWN(LOG(([.B64]+[.C64])/([.$B$2]+[.$C$2]);2)))">
            <text:p/>
          </table:table-cell>
          <table:table-cell table:formula="of:=IF([.B64]=&quot;&quot;;&quot;&quot;;1 / LOG(([.B64]+[.C64])/([.B63]+[.C63]);2))">
            <text:p/>
          </table:table-cell>
          <table:table-cell table:formula="of:=IF([.B64]=&quot;&quot;;&quot;&quot;;COUNT([.$A$2:.A64]) / LOG(([.B64]+[.C64])/([.$B$2]+[.$C$2]);2))">
            <text:p/>
          </table:table-cell>
          <table:table-cell table:formula="of:=IF([.B64]=&quot;&quot;;&quot;&quot;;[.E64]-[.E63])">
            <text:p/>
          </table:table-cell>
          <table:table-cell/>
          <table:table-cell table:formula="of:=IF([.B64]=&quot;&quot;;&quot;&quot;;IF([.L64]=&quot;?&quot;;[.B64]+[.C64];[.B64]+[.C64]-[.L64]-[.N64]))">
            <text:p/>
          </table:table-cell>
          <table:table-cell table:formula="of:=IF([.B64]=&quot;&quot;;&quot;&quot;;[.N63])">
            <text:p/>
          </table:table-cell>
          <table:table-cell table:formula="of:=[.O63]" office:value-type="float" office:value="184719.6" calcext:value-type="float">
            <text:p>184720</text:p>
          </table:table-cell>
          <table:table-cell table:style-name="ce8" table:formula="of:=IF([.B64]=&quot;&quot;;&quot;&quot;;IF([.I64]=0;999999;LOG([.O64];2)*[.I64]))">
            <text:p/>
          </table:table-cell>
          <table:table-cell table:formula="of:=IF([.B64]=&quot;&quot;;&quot;&quot;;[.A64]+[.P64])">
            <text:p/>
          </table:table-cell>
          <table:table-cell table:formula="of:=IF([.B64]=&quot;&quot;;&quot;&quot;;([.B64]+[.C64])-([.B63]+[.C63]))">
            <text:p/>
          </table:table-cell>
          <table:table-cell table:formula="of:=IF([.B64]=&quot;&quot;;&quot;&quot;;SUM([.R54:.R64]))">
            <text:p/>
          </table:table-cell>
          <table:table-cell/>
          <table:table-cell table:formula="of:=IF([.B64]=&quot;&quot;;&quot;&quot;;[.U63])">
            <text:p/>
          </table:table-cell>
          <table:table-cell table:formula="of:=IF([.B64]=&quot;&quot;;&quot;&quot;;IF([.T64]=&quot;?&quot;;&quot;&quot;;IF([.S64]=0;0;[.T64]/[.S64])))">
            <text:p/>
          </table:table-cell>
          <table:table-cell table:formula="of:=IF([.B64]&lt;&gt;&quot;&quot;;IF([.I63]=0;0;[.I64]/[.I63] - 1);IF([.W63]&gt;1.05;[.W63];0.05))" office:value-type="float" office:value="0.05" calcext:value-type="float">
            <text:p>0.0500</text:p>
          </table:table-cell>
          <table:table-cell table:formula="of:=[.X63]" office:value-type="float" office:value="35" calcext:value-type="float">
            <text:p>35</text:p>
          </table:table-cell>
          <table:table-cell table:formula="of:=IF([.B64]&lt;&gt;&quot;&quot;;[.I64];MIN([.X64];[.Y63]*(1 + [.W64])))" office:value-type="float" office:value="35" calcext:value-type="float">
            <text:p>35</text:p>
          </table:table-cell>
          <table:table-cell table:style-name="ce9" table:formula="of:=IF([.B64]&lt;&gt;&quot;&quot;;[.B64]+[.C64];MAX(0; MIN([.O63]*0.2;[.Z63]*POWER(2;1/IF([.Y64]=0;2.4;[.Y64])))))" office:value-type="float" office:value="1146.44419634842" calcext:value-type="float">
            <text:p>1146</text:p>
          </table:table-cell>
          <table:table-cell table:formula="of:=IF([.S64]&lt;&gt;&quot;&quot;;[.S64];[.Z64]-[.Z54])" office:value-type="float" office:value="148.44419634842" calcext:value-type="float">
            <text:p>148</text:p>
          </table:table-cell>
          <table:table-cell table:formula="of:=IF(AND([.T64]&lt;&gt;&quot;&quot;; [.T64]&lt;&gt;&quot;?&quot;);[.T64];[.AA64]*IF(COUNT([.V$2:.V64])=0;0;SUM([.V$2:.V64])/COUNT([.V$2:.V64])))" office:value-type="float" office:value="5.38993871330868" calcext:value-type="float">
            <text:p>5</text:p>
          </table:table-cell>
          <table:table-cell table:formula="of:=IF([.AB64]&gt;MIN([.AE64];MIN([.AF64];[.AG64]));&quot;!&quot;;&quot;&quot;)">
            <text:p/>
          </table:table-cell>
          <table:table-cell table:formula="of:=[.AD63]" office:value-type="float" office:value="272.657534246575" calcext:value-type="float">
            <text:p>273</text:p>
          </table:table-cell>
          <table:table-cell table:formula="of:=[.AE63]" office:value-type="float" office:value="240" calcext:value-type="float">
            <text:p>240</text:p>
          </table:table-cell>
          <table:table-cell table:formula="of:=[.AF63]" office:value-type="float" office:value="308" calcext:value-type="float">
            <text:p>308</text:p>
          </table:table-cell>
          <table:table-cell table:formula="of:=[.AG63]" office:value-type="float" office:value="3142" calcext:value-type="float">
            <text:p>3142</text:p>
          </table:table-cell>
          <table:table-cell table:formula="of:=[.AH63]" office:value-type="float" office:value="1047310" calcext:value-type="float">
            <text:p>1047310</text:p>
          </table:table-cell>
          <table:table-cell table:formula="of:=[.AI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4]+1" office:value-type="date" office:date-value="2020-05-17" calcext:value-type="date">
            <text:p>2020-05-17</text:p>
          </table:table-cell>
          <table:table-cell table:number-columns-repeated="3"/>
          <table:table-cell table:formula="of:=IF([.B65]=&quot;&quot;;&quot;&quot;;SUM([.B65:.D65]))">
            <text:p/>
          </table:table-cell>
          <table:table-cell table:formula="of:=IF([.B65]=&quot;&quot;;&quot;&quot;;([.B65]+[.C65])/([.B64]+[.C64]) - 1)">
            <text:p/>
          </table:table-cell>
          <table:table-cell table:formula="of:=IF([.B65]=&quot;&quot;;&quot;&quot;;([.F65]+1)/([.F64]+1) - 1)">
            <text:p/>
          </table:table-cell>
          <table:table-cell table:formula="of:=IF([.B65]=&quot;&quot;;&quot;&quot;;ROUNDDOWN(LOG(([.B65]+[.C65])/([.$B$2]+[.$C$2]);2)))">
            <text:p/>
          </table:table-cell>
          <table:table-cell table:formula="of:=IF([.B65]=&quot;&quot;;&quot;&quot;;1 / LOG(([.B65]+[.C65])/([.B64]+[.C64]);2))">
            <text:p/>
          </table:table-cell>
          <table:table-cell table:formula="of:=IF([.B65]=&quot;&quot;;&quot;&quot;;COUNT([.$A$2:.A65]) / LOG(([.B65]+[.C65])/([.$B$2]+[.$C$2]);2))">
            <text:p/>
          </table:table-cell>
          <table:table-cell table:formula="of:=IF([.B65]=&quot;&quot;;&quot;&quot;;[.E65]-[.E64])">
            <text:p/>
          </table:table-cell>
          <table:table-cell/>
          <table:table-cell table:formula="of:=IF([.B65]=&quot;&quot;;&quot;&quot;;IF([.L65]=&quot;?&quot;;[.B65]+[.C65];[.B65]+[.C65]-[.L65]-[.N65]))">
            <text:p/>
          </table:table-cell>
          <table:table-cell table:formula="of:=IF([.B65]=&quot;&quot;;&quot;&quot;;[.N64])">
            <text:p/>
          </table:table-cell>
          <table:table-cell table:formula="of:=[.O64]" office:value-type="float" office:value="184719.6" calcext:value-type="float">
            <text:p>184720</text:p>
          </table:table-cell>
          <table:table-cell table:style-name="ce8" table:formula="of:=IF([.B65]=&quot;&quot;;&quot;&quot;;IF([.I65]=0;999999;LOG([.O65];2)*[.I65]))">
            <text:p/>
          </table:table-cell>
          <table:table-cell table:formula="of:=IF([.B65]=&quot;&quot;;&quot;&quot;;[.A65]+[.P65])">
            <text:p/>
          </table:table-cell>
          <table:table-cell table:formula="of:=IF([.B65]=&quot;&quot;;&quot;&quot;;([.B65]+[.C65])-([.B64]+[.C64]))">
            <text:p/>
          </table:table-cell>
          <table:table-cell table:formula="of:=IF([.B65]=&quot;&quot;;&quot;&quot;;SUM([.R55:.R65]))">
            <text:p/>
          </table:table-cell>
          <table:table-cell/>
          <table:table-cell table:formula="of:=IF([.B65]=&quot;&quot;;&quot;&quot;;[.U64])">
            <text:p/>
          </table:table-cell>
          <table:table-cell table:formula="of:=IF([.B65]=&quot;&quot;;&quot;&quot;;IF([.T65]=&quot;?&quot;;&quot;&quot;;IF([.S65]=0;0;[.T65]/[.S65])))">
            <text:p/>
          </table:table-cell>
          <table:table-cell table:formula="of:=IF([.B65]&lt;&gt;&quot;&quot;;IF([.I64]=0;0;[.I65]/[.I64] - 1);IF([.W64]&gt;1.05;[.W64];0.05))" office:value-type="float" office:value="0.05" calcext:value-type="float">
            <text:p>0.0500</text:p>
          </table:table-cell>
          <table:table-cell table:formula="of:=[.X64]" office:value-type="float" office:value="35" calcext:value-type="float">
            <text:p>35</text:p>
          </table:table-cell>
          <table:table-cell table:formula="of:=IF([.B65]&lt;&gt;&quot;&quot;;[.I65];MIN([.X65];[.Y64]*(1 + [.W65])))" office:value-type="float" office:value="35" calcext:value-type="float">
            <text:p>35</text:p>
          </table:table-cell>
          <table:table-cell table:style-name="ce9" table:formula="of:=IF([.B65]&lt;&gt;&quot;&quot;;[.B65]+[.C65];MAX(0; MIN([.O64]*0.2;[.Z64]*POWER(2;1/IF([.Y65]=0;2.4;[.Y65])))))" office:value-type="float" office:value="1169.37492538698" calcext:value-type="float">
            <text:p>1169</text:p>
          </table:table-cell>
          <table:table-cell table:formula="of:=IF([.S65]&lt;&gt;&quot;&quot;;[.S65];[.Z65]-[.Z55])" office:value-type="float" office:value="162.374925386981" calcext:value-type="float">
            <text:p>162</text:p>
          </table:table-cell>
          <table:table-cell table:formula="of:=IF(AND([.T65]&lt;&gt;&quot;&quot;; [.T65]&lt;&gt;&quot;?&quot;);[.T65];[.AA65]*IF(COUNT([.V$2:.V65])=0;0;SUM([.V$2:.V65])/COUNT([.V$2:.V65])))" office:value-type="float" office:value="5.89575691029172" calcext:value-type="float">
            <text:p>6</text:p>
          </table:table-cell>
          <table:table-cell table:formula="of:=IF([.AB65]&gt;MIN([.AE65];MIN([.AF65];[.AG65]));&quot;!&quot;;&quot;&quot;)">
            <text:p/>
          </table:table-cell>
          <table:table-cell table:formula="of:=[.AD64]" office:value-type="float" office:value="272.657534246575" calcext:value-type="float">
            <text:p>273</text:p>
          </table:table-cell>
          <table:table-cell table:formula="of:=[.AE64]" office:value-type="float" office:value="240" calcext:value-type="float">
            <text:p>240</text:p>
          </table:table-cell>
          <table:table-cell table:formula="of:=[.AF64]" office:value-type="float" office:value="308" calcext:value-type="float">
            <text:p>308</text:p>
          </table:table-cell>
          <table:table-cell table:formula="of:=[.AG64]" office:value-type="float" office:value="3142" calcext:value-type="float">
            <text:p>3142</text:p>
          </table:table-cell>
          <table:table-cell table:formula="of:=[.AH64]" office:value-type="float" office:value="1047310" calcext:value-type="float">
            <text:p>1047310</text:p>
          </table:table-cell>
          <table:table-cell table:formula="of:=[.AI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5]+1" office:value-type="date" office:date-value="2020-05-18" calcext:value-type="date">
            <text:p>2020-05-18</text:p>
          </table:table-cell>
          <table:table-cell table:number-columns-repeated="3"/>
          <table:table-cell table:formula="of:=IF([.B66]=&quot;&quot;;&quot;&quot;;SUM([.B66:.D66]))">
            <text:p/>
          </table:table-cell>
          <table:table-cell table:formula="of:=IF([.B66]=&quot;&quot;;&quot;&quot;;([.B66]+[.C66])/([.B65]+[.C65]) - 1)">
            <text:p/>
          </table:table-cell>
          <table:table-cell table:formula="of:=IF([.B66]=&quot;&quot;;&quot;&quot;;([.F66]+1)/([.F65]+1) - 1)">
            <text:p/>
          </table:table-cell>
          <table:table-cell table:formula="of:=IF([.B66]=&quot;&quot;;&quot;&quot;;ROUNDDOWN(LOG(([.B66]+[.C66])/([.$B$2]+[.$C$2]);2)))">
            <text:p/>
          </table:table-cell>
          <table:table-cell table:formula="of:=IF([.B66]=&quot;&quot;;&quot;&quot;;1 / LOG(([.B66]+[.C66])/([.B65]+[.C65]);2))">
            <text:p/>
          </table:table-cell>
          <table:table-cell table:formula="of:=IF([.B66]=&quot;&quot;;&quot;&quot;;COUNT([.$A$2:.A66]) / LOG(([.B66]+[.C66])/([.$B$2]+[.$C$2]);2))">
            <text:p/>
          </table:table-cell>
          <table:table-cell table:formula="of:=IF([.B66]=&quot;&quot;;&quot;&quot;;[.E66]-[.E65])">
            <text:p/>
          </table:table-cell>
          <table:table-cell/>
          <table:table-cell table:formula="of:=IF([.B66]=&quot;&quot;;&quot;&quot;;IF([.L66]=&quot;?&quot;;[.B66]+[.C66];[.B66]+[.C66]-[.L66]-[.N66]))">
            <text:p/>
          </table:table-cell>
          <table:table-cell table:formula="of:=IF([.B66]=&quot;&quot;;&quot;&quot;;[.N65])">
            <text:p/>
          </table:table-cell>
          <table:table-cell table:formula="of:=[.O65]" office:value-type="float" office:value="184719.6" calcext:value-type="float">
            <text:p>184720</text:p>
          </table:table-cell>
          <table:table-cell table:style-name="ce8" table:formula="of:=IF([.B66]=&quot;&quot;;&quot;&quot;;IF([.I66]=0;999999;LOG([.O66];2)*[.I66]))">
            <text:p/>
          </table:table-cell>
          <table:table-cell table:formula="of:=IF([.B66]=&quot;&quot;;&quot;&quot;;[.A66]+[.P66])">
            <text:p/>
          </table:table-cell>
          <table:table-cell table:formula="of:=IF([.B66]=&quot;&quot;;&quot;&quot;;([.B66]+[.C66])-([.B65]+[.C65]))">
            <text:p/>
          </table:table-cell>
          <table:table-cell table:formula="of:=IF([.B66]=&quot;&quot;;&quot;&quot;;SUM([.R56:.R66]))">
            <text:p/>
          </table:table-cell>
          <table:table-cell/>
          <table:table-cell table:formula="of:=IF([.B66]=&quot;&quot;;&quot;&quot;;[.U65])">
            <text:p/>
          </table:table-cell>
          <table:table-cell table:formula="of:=IF([.B66]=&quot;&quot;;&quot;&quot;;IF([.T66]=&quot;?&quot;;&quot;&quot;;IF([.S66]=0;0;[.T66]/[.S66])))">
            <text:p/>
          </table:table-cell>
          <table:table-cell table:formula="of:=IF([.B66]&lt;&gt;&quot;&quot;;IF([.I65]=0;0;[.I66]/[.I65] - 1);IF([.W65]&gt;1.05;[.W65];0.05))" office:value-type="float" office:value="0.05" calcext:value-type="float">
            <text:p>0.0500</text:p>
          </table:table-cell>
          <table:table-cell table:formula="of:=[.X65]" office:value-type="float" office:value="35" calcext:value-type="float">
            <text:p>35</text:p>
          </table:table-cell>
          <table:table-cell table:formula="of:=IF([.B66]&lt;&gt;&quot;&quot;;[.I66];MIN([.X66];[.Y65]*(1 + [.W66])))" office:value-type="float" office:value="35" calcext:value-type="float">
            <text:p>35</text:p>
          </table:table-cell>
          <table:table-cell table:style-name="ce9" table:formula="of:=IF([.B66]&lt;&gt;&quot;&quot;;[.B66]+[.C66];MAX(0; MIN([.O65]*0.2;[.Z65]*POWER(2;1/IF([.Y66]=0;2.4;[.Y66])))))" office:value-type="float" office:value="1192.76430591152" calcext:value-type="float">
            <text:p>1193</text:p>
          </table:table-cell>
          <table:table-cell table:formula="of:=IF([.S66]&lt;&gt;&quot;&quot;;[.S66];[.Z66]-[.Z56])" office:value-type="float" office:value="184.764305911515" calcext:value-type="float">
            <text:p>185</text:p>
          </table:table-cell>
          <table:table-cell table:formula="of:=IF(AND([.T66]&lt;&gt;&quot;&quot;; [.T66]&lt;&gt;&quot;?&quot;);[.T66];[.AA66]*IF(COUNT([.V$2:.V66])=0;0;SUM([.V$2:.V66])/COUNT([.V$2:.V66])))" office:value-type="float" office:value="6.70870475079159" calcext:value-type="float">
            <text:p>7</text:p>
          </table:table-cell>
          <table:table-cell table:formula="of:=IF([.AB66]&gt;MIN([.AE66];MIN([.AF66];[.AG66]));&quot;!&quot;;&quot;&quot;)">
            <text:p/>
          </table:table-cell>
          <table:table-cell table:formula="of:=[.AD65]" office:value-type="float" office:value="272.657534246575" calcext:value-type="float">
            <text:p>273</text:p>
          </table:table-cell>
          <table:table-cell table:formula="of:=[.AE65]" office:value-type="float" office:value="240" calcext:value-type="float">
            <text:p>240</text:p>
          </table:table-cell>
          <table:table-cell table:formula="of:=[.AF65]" office:value-type="float" office:value="308" calcext:value-type="float">
            <text:p>308</text:p>
          </table:table-cell>
          <table:table-cell table:formula="of:=[.AG65]" office:value-type="float" office:value="3142" calcext:value-type="float">
            <text:p>3142</text:p>
          </table:table-cell>
          <table:table-cell table:formula="of:=[.AH65]" office:value-type="float" office:value="1047310" calcext:value-type="float">
            <text:p>1047310</text:p>
          </table:table-cell>
          <table:table-cell table:formula="of:=[.AI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6]+1" office:value-type="date" office:date-value="2020-05-19" calcext:value-type="date">
            <text:p>2020-05-19</text:p>
          </table:table-cell>
          <table:table-cell table:number-columns-repeated="3"/>
          <table:table-cell table:formula="of:=IF([.B67]=&quot;&quot;;&quot;&quot;;SUM([.B67:.D67]))">
            <text:p/>
          </table:table-cell>
          <table:table-cell table:formula="of:=IF([.B67]=&quot;&quot;;&quot;&quot;;([.B67]+[.C67])/([.B66]+[.C66]) - 1)">
            <text:p/>
          </table:table-cell>
          <table:table-cell table:formula="of:=IF([.B67]=&quot;&quot;;&quot;&quot;;([.F67]+1)/([.F66]+1) - 1)">
            <text:p/>
          </table:table-cell>
          <table:table-cell table:formula="of:=IF([.B67]=&quot;&quot;;&quot;&quot;;ROUNDDOWN(LOG(([.B67]+[.C67])/([.$B$2]+[.$C$2]);2)))">
            <text:p/>
          </table:table-cell>
          <table:table-cell table:formula="of:=IF([.B67]=&quot;&quot;;&quot;&quot;;1 / LOG(([.B67]+[.C67])/([.B66]+[.C66]);2))">
            <text:p/>
          </table:table-cell>
          <table:table-cell table:formula="of:=IF([.B67]=&quot;&quot;;&quot;&quot;;COUNT([.$A$2:.A67]) / LOG(([.B67]+[.C67])/([.$B$2]+[.$C$2]);2))">
            <text:p/>
          </table:table-cell>
          <table:table-cell table:formula="of:=IF([.B67]=&quot;&quot;;&quot;&quot;;[.E67]-[.E66])">
            <text:p/>
          </table:table-cell>
          <table:table-cell/>
          <table:table-cell table:formula="of:=IF([.B67]=&quot;&quot;;&quot;&quot;;IF([.L67]=&quot;?&quot;;[.B67]+[.C67];[.B67]+[.C67]-[.L67]-[.N67]))">
            <text:p/>
          </table:table-cell>
          <table:table-cell table:formula="of:=IF([.B67]=&quot;&quot;;&quot;&quot;;[.N66])">
            <text:p/>
          </table:table-cell>
          <table:table-cell table:formula="of:=[.O66]" office:value-type="float" office:value="184719.6" calcext:value-type="float">
            <text:p>184720</text:p>
          </table:table-cell>
          <table:table-cell table:style-name="ce8" table:formula="of:=IF([.B67]=&quot;&quot;;&quot;&quot;;IF([.I67]=0;999999;LOG([.O67];2)*[.I67]))">
            <text:p/>
          </table:table-cell>
          <table:table-cell table:formula="of:=IF([.B67]=&quot;&quot;;&quot;&quot;;[.A67]+[.P67])">
            <text:p/>
          </table:table-cell>
          <table:table-cell table:formula="of:=IF([.B67]=&quot;&quot;;&quot;&quot;;([.B67]+[.C67])-([.B66]+[.C66]))">
            <text:p/>
          </table:table-cell>
          <table:table-cell table:formula="of:=IF([.B67]=&quot;&quot;;&quot;&quot;;SUM([.R57:.R67]))">
            <text:p/>
          </table:table-cell>
          <table:table-cell/>
          <table:table-cell table:formula="of:=IF([.B67]=&quot;&quot;;&quot;&quot;;[.U66])">
            <text:p/>
          </table:table-cell>
          <table:table-cell table:formula="of:=IF([.B67]=&quot;&quot;;&quot;&quot;;IF([.T67]=&quot;?&quot;;&quot;&quot;;IF([.S67]=0;0;[.T67]/[.S67])))">
            <text:p/>
          </table:table-cell>
          <table:table-cell table:formula="of:=IF([.B67]&lt;&gt;&quot;&quot;;IF([.I66]=0;0;[.I67]/[.I66] - 1);IF([.W66]&gt;1.05;[.W66];0.05))" office:value-type="float" office:value="0.05" calcext:value-type="float">
            <text:p>0.0500</text:p>
          </table:table-cell>
          <table:table-cell table:formula="of:=[.X66]" office:value-type="float" office:value="35" calcext:value-type="float">
            <text:p>35</text:p>
          </table:table-cell>
          <table:table-cell table:formula="of:=IF([.B67]&lt;&gt;&quot;&quot;;[.I67];MIN([.X67];[.Y66]*(1 + [.W67])))" office:value-type="float" office:value="35" calcext:value-type="float">
            <text:p>35</text:p>
          </table:table-cell>
          <table:table-cell table:style-name="ce9" table:formula="of:=IF([.B67]&lt;&gt;&quot;&quot;;[.B67]+[.C67];MAX(0; MIN([.O66]*0.2;[.Z66]*POWER(2;1/IF([.Y67]=0;2.4;[.Y67])))))" office:value-type="float" office:value="1216.6215116899" calcext:value-type="float">
            <text:p>1217</text:p>
          </table:table-cell>
          <table:table-cell table:formula="of:=IF([.S67]&lt;&gt;&quot;&quot;;[.S67];[.Z67]-[.Z57])" office:value-type="float" office:value="205.621511689905" calcext:value-type="float">
            <text:p>206</text:p>
          </table:table-cell>
          <table:table-cell table:formula="of:=IF(AND([.T67]&lt;&gt;&quot;&quot;; [.T67]&lt;&gt;&quot;?&quot;);[.T67];[.AA67]*IF(COUNT([.V$2:.V67])=0;0;SUM([.V$2:.V67])/COUNT([.V$2:.V67])))" office:value-type="float" office:value="7.46602004934677" calcext:value-type="float">
            <text:p>7</text:p>
          </table:table-cell>
          <table:table-cell table:formula="of:=IF([.AB67]&gt;MIN([.AE67];MIN([.AF67];[.AG67]));&quot;!&quot;;&quot;&quot;)">
            <text:p/>
          </table:table-cell>
          <table:table-cell table:formula="of:=[.AD66]" office:value-type="float" office:value="272.657534246575" calcext:value-type="float">
            <text:p>273</text:p>
          </table:table-cell>
          <table:table-cell table:formula="of:=[.AE66]" office:value-type="float" office:value="240" calcext:value-type="float">
            <text:p>240</text:p>
          </table:table-cell>
          <table:table-cell table:formula="of:=[.AF66]" office:value-type="float" office:value="308" calcext:value-type="float">
            <text:p>308</text:p>
          </table:table-cell>
          <table:table-cell table:formula="of:=[.AG66]" office:value-type="float" office:value="3142" calcext:value-type="float">
            <text:p>3142</text:p>
          </table:table-cell>
          <table:table-cell table:formula="of:=[.AH66]" office:value-type="float" office:value="1047310" calcext:value-type="float">
            <text:p>1047310</text:p>
          </table:table-cell>
          <table:table-cell table:formula="of:=[.AI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7]+1" office:value-type="date" office:date-value="2020-05-20" calcext:value-type="date">
            <text:p>2020-05-20</text:p>
          </table:table-cell>
          <table:table-cell table:number-columns-repeated="3"/>
          <table:table-cell table:formula="of:=IF([.B68]=&quot;&quot;;&quot;&quot;;SUM([.B68:.D68]))">
            <text:p/>
          </table:table-cell>
          <table:table-cell table:formula="of:=IF([.B68]=&quot;&quot;;&quot;&quot;;([.B68]+[.C68])/([.B67]+[.C67]) - 1)">
            <text:p/>
          </table:table-cell>
          <table:table-cell table:formula="of:=IF([.B68]=&quot;&quot;;&quot;&quot;;([.F68]+1)/([.F67]+1) - 1)">
            <text:p/>
          </table:table-cell>
          <table:table-cell table:formula="of:=IF([.B68]=&quot;&quot;;&quot;&quot;;ROUNDDOWN(LOG(([.B68]+[.C68])/([.$B$2]+[.$C$2]);2)))">
            <text:p/>
          </table:table-cell>
          <table:table-cell table:formula="of:=IF([.B68]=&quot;&quot;;&quot;&quot;;1 / LOG(([.B68]+[.C68])/([.B67]+[.C67]);2))">
            <text:p/>
          </table:table-cell>
          <table:table-cell table:formula="of:=IF([.B68]=&quot;&quot;;&quot;&quot;;COUNT([.$A$2:.A68]) / LOG(([.B68]+[.C68])/([.$B$2]+[.$C$2]);2))">
            <text:p/>
          </table:table-cell>
          <table:table-cell table:formula="of:=IF([.B68]=&quot;&quot;;&quot;&quot;;[.E68]-[.E67])">
            <text:p/>
          </table:table-cell>
          <table:table-cell/>
          <table:table-cell table:formula="of:=IF([.B68]=&quot;&quot;;&quot;&quot;;IF([.L68]=&quot;?&quot;;[.B68]+[.C68];[.B68]+[.C68]-[.L68]-[.N68]))">
            <text:p/>
          </table:table-cell>
          <table:table-cell table:formula="of:=IF([.B68]=&quot;&quot;;&quot;&quot;;[.N67])">
            <text:p/>
          </table:table-cell>
          <table:table-cell table:formula="of:=[.O67]" office:value-type="float" office:value="184719.6" calcext:value-type="float">
            <text:p>184720</text:p>
          </table:table-cell>
          <table:table-cell table:style-name="ce8" table:formula="of:=IF([.B68]=&quot;&quot;;&quot;&quot;;IF([.I68]=0;999999;LOG([.O68];2)*[.I68]))">
            <text:p/>
          </table:table-cell>
          <table:table-cell table:formula="of:=IF([.B68]=&quot;&quot;;&quot;&quot;;[.A68]+[.P68])">
            <text:p/>
          </table:table-cell>
          <table:table-cell table:formula="of:=IF([.B68]=&quot;&quot;;&quot;&quot;;([.B68]+[.C68])-([.B67]+[.C67]))">
            <text:p/>
          </table:table-cell>
          <table:table-cell table:formula="of:=IF([.B68]=&quot;&quot;;&quot;&quot;;SUM([.R58:.R68]))">
            <text:p/>
          </table:table-cell>
          <table:table-cell/>
          <table:table-cell table:formula="of:=IF([.B68]=&quot;&quot;;&quot;&quot;;[.U67])">
            <text:p/>
          </table:table-cell>
          <table:table-cell table:formula="of:=IF([.B68]=&quot;&quot;;&quot;&quot;;IF([.T68]=&quot;?&quot;;&quot;&quot;;IF([.S68]=0;0;[.T68]/[.S68])))">
            <text:p/>
          </table:table-cell>
          <table:table-cell table:formula="of:=IF([.B68]&lt;&gt;&quot;&quot;;IF([.I67]=0;0;[.I68]/[.I67] - 1);IF([.W67]&gt;1.05;[.W67];0.05))" office:value-type="float" office:value="0.05" calcext:value-type="float">
            <text:p>0.0500</text:p>
          </table:table-cell>
          <table:table-cell table:formula="of:=[.X67]" office:value-type="float" office:value="35" calcext:value-type="float">
            <text:p>35</text:p>
          </table:table-cell>
          <table:table-cell table:formula="of:=IF([.B68]&lt;&gt;&quot;&quot;;[.I68];MIN([.X68];[.Y67]*(1 + [.W68])))" office:value-type="float" office:value="35" calcext:value-type="float">
            <text:p>35</text:p>
          </table:table-cell>
          <table:table-cell table:style-name="ce9" table:formula="of:=IF([.B68]&lt;&gt;&quot;&quot;;[.B68]+[.C68];MAX(0; MIN([.O67]*0.2;[.Z67]*POWER(2;1/IF([.Y68]=0;2.4;[.Y68])))))" office:value-type="float" office:value="1240.95589998015" calcext:value-type="float">
            <text:p>1241</text:p>
          </table:table-cell>
          <table:table-cell table:formula="of:=IF([.S68]&lt;&gt;&quot;&quot;;[.S68];[.Z68]-[.Z58])" office:value-type="float" office:value="222.955899980155" calcext:value-type="float">
            <text:p>223</text:p>
          </table:table-cell>
          <table:table-cell table:formula="of:=IF(AND([.T68]&lt;&gt;&quot;&quot;; [.T68]&lt;&gt;&quot;?&quot;);[.T68];[.AA68]*IF(COUNT([.V$2:.V68])=0;0;SUM([.V$2:.V68])/COUNT([.V$2:.V68])))" office:value-type="float" office:value="8.09542350745064" calcext:value-type="float">
            <text:p>8</text:p>
          </table:table-cell>
          <table:table-cell table:formula="of:=IF([.AB68]&gt;MIN([.AE68];MIN([.AF68];[.AG68]));&quot;!&quot;;&quot;&quot;)">
            <text:p/>
          </table:table-cell>
          <table:table-cell table:formula="of:=[.AD67]" office:value-type="float" office:value="272.657534246575" calcext:value-type="float">
            <text:p>273</text:p>
          </table:table-cell>
          <table:table-cell table:formula="of:=[.AE67]" office:value-type="float" office:value="240" calcext:value-type="float">
            <text:p>240</text:p>
          </table:table-cell>
          <table:table-cell table:formula="of:=[.AF67]" office:value-type="float" office:value="308" calcext:value-type="float">
            <text:p>308</text:p>
          </table:table-cell>
          <table:table-cell table:formula="of:=[.AG67]" office:value-type="float" office:value="3142" calcext:value-type="float">
            <text:p>3142</text:p>
          </table:table-cell>
          <table:table-cell table:formula="of:=[.AH67]" office:value-type="float" office:value="1047310" calcext:value-type="float">
            <text:p>1047310</text:p>
          </table:table-cell>
          <table:table-cell table:formula="of:=[.AI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8]+1" office:value-type="date" office:date-value="2020-05-21" calcext:value-type="date">
            <text:p>2020-05-21</text:p>
          </table:table-cell>
          <table:table-cell table:number-columns-repeated="3"/>
          <table:table-cell table:formula="of:=IF([.B69]=&quot;&quot;;&quot;&quot;;SUM([.B69:.D69]))">
            <text:p/>
          </table:table-cell>
          <table:table-cell table:formula="of:=IF([.B69]=&quot;&quot;;&quot;&quot;;([.B69]+[.C69])/([.B68]+[.C68]) - 1)">
            <text:p/>
          </table:table-cell>
          <table:table-cell table:formula="of:=IF([.B69]=&quot;&quot;;&quot;&quot;;([.F69]+1)/([.F68]+1) - 1)">
            <text:p/>
          </table:table-cell>
          <table:table-cell table:formula="of:=IF([.B69]=&quot;&quot;;&quot;&quot;;ROUNDDOWN(LOG(([.B69]+[.C69])/([.$B$2]+[.$C$2]);2)))">
            <text:p/>
          </table:table-cell>
          <table:table-cell table:formula="of:=IF([.B69]=&quot;&quot;;&quot;&quot;;1 / LOG(([.B69]+[.C69])/([.B68]+[.C68]);2))">
            <text:p/>
          </table:table-cell>
          <table:table-cell table:formula="of:=IF([.B69]=&quot;&quot;;&quot;&quot;;COUNT([.$A$2:.A69]) / LOG(([.B69]+[.C69])/([.$B$2]+[.$C$2]);2))">
            <text:p/>
          </table:table-cell>
          <table:table-cell table:formula="of:=IF([.B69]=&quot;&quot;;&quot;&quot;;[.E69]-[.E68])">
            <text:p/>
          </table:table-cell>
          <table:table-cell/>
          <table:table-cell table:formula="of:=IF([.B69]=&quot;&quot;;&quot;&quot;;IF([.L69]=&quot;?&quot;;[.B69]+[.C69];[.B69]+[.C69]-[.L69]-[.N69]))">
            <text:p/>
          </table:table-cell>
          <table:table-cell table:formula="of:=IF([.B69]=&quot;&quot;;&quot;&quot;;[.N68])">
            <text:p/>
          </table:table-cell>
          <table:table-cell table:formula="of:=[.O68]" office:value-type="float" office:value="184719.6" calcext:value-type="float">
            <text:p>184720</text:p>
          </table:table-cell>
          <table:table-cell table:style-name="ce8" table:formula="of:=IF([.B69]=&quot;&quot;;&quot;&quot;;IF([.I69]=0;999999;LOG([.O69];2)*[.I69]))">
            <text:p/>
          </table:table-cell>
          <table:table-cell table:formula="of:=IF([.B69]=&quot;&quot;;&quot;&quot;;[.A69]+[.P69])">
            <text:p/>
          </table:table-cell>
          <table:table-cell table:formula="of:=IF([.B69]=&quot;&quot;;&quot;&quot;;([.B69]+[.C69])-([.B68]+[.C68]))">
            <text:p/>
          </table:table-cell>
          <table:table-cell table:formula="of:=IF([.B69]=&quot;&quot;;&quot;&quot;;SUM([.R59:.R69]))">
            <text:p/>
          </table:table-cell>
          <table:table-cell/>
          <table:table-cell table:formula="of:=IF([.B69]=&quot;&quot;;&quot;&quot;;[.U68])">
            <text:p/>
          </table:table-cell>
          <table:table-cell table:formula="of:=IF([.B69]=&quot;&quot;;&quot;&quot;;IF([.T69]=&quot;?&quot;;&quot;&quot;;IF([.S69]=0;0;[.T69]/[.S69])))">
            <text:p/>
          </table:table-cell>
          <table:table-cell table:formula="of:=IF([.B69]&lt;&gt;&quot;&quot;;IF([.I68]=0;0;[.I69]/[.I68] - 1);IF([.W68]&gt;1.05;[.W68];0.05))" office:value-type="float" office:value="0.05" calcext:value-type="float">
            <text:p>0.0500</text:p>
          </table:table-cell>
          <table:table-cell table:formula="of:=[.X68]" office:value-type="float" office:value="35" calcext:value-type="float">
            <text:p>35</text:p>
          </table:table-cell>
          <table:table-cell table:formula="of:=IF([.B69]&lt;&gt;&quot;&quot;;[.I69];MIN([.X69];[.Y68]*(1 + [.W69])))" office:value-type="float" office:value="35" calcext:value-type="float">
            <text:p>35</text:p>
          </table:table-cell>
          <table:table-cell table:style-name="ce9" table:formula="of:=IF([.B69]&lt;&gt;&quot;&quot;;[.B69]+[.C69];MAX(0; MIN([.O68]*0.2;[.Z68]*POWER(2;1/IF([.Y69]=0;2.4;[.Y69])))))" office:value-type="float" office:value="1265.77701520049" calcext:value-type="float">
            <text:p>1266</text:p>
          </table:table-cell>
          <table:table-cell table:formula="of:=IF([.S69]&lt;&gt;&quot;&quot;;[.S69];[.Z69]-[.Z59])" office:value-type="float" office:value="227.41537680971" calcext:value-type="float">
            <text:p>227</text:p>
          </table:table-cell>
          <table:table-cell table:formula="of:=IF(AND([.T69]&lt;&gt;&quot;&quot;; [.T69]&lt;&gt;&quot;?&quot;);[.T69];[.AA69]*IF(COUNT([.V$2:.V69])=0;0;SUM([.V$2:.V69])/COUNT([.V$2:.V69])))" office:value-type="float" office:value="8.25734500654585" calcext:value-type="float">
            <text:p>8</text:p>
          </table:table-cell>
          <table:table-cell table:formula="of:=IF([.AB69]&gt;MIN([.AE69];MIN([.AF69];[.AG69]));&quot;!&quot;;&quot;&quot;)">
            <text:p/>
          </table:table-cell>
          <table:table-cell table:formula="of:=[.AD68]" office:value-type="float" office:value="272.657534246575" calcext:value-type="float">
            <text:p>273</text:p>
          </table:table-cell>
          <table:table-cell table:formula="of:=[.AE68]" office:value-type="float" office:value="240" calcext:value-type="float">
            <text:p>240</text:p>
          </table:table-cell>
          <table:table-cell table:formula="of:=[.AF68]" office:value-type="float" office:value="308" calcext:value-type="float">
            <text:p>308</text:p>
          </table:table-cell>
          <table:table-cell table:formula="of:=[.AG68]" office:value-type="float" office:value="3142" calcext:value-type="float">
            <text:p>3142</text:p>
          </table:table-cell>
          <table:table-cell table:formula="of:=[.AH68]" office:value-type="float" office:value="1047310" calcext:value-type="float">
            <text:p>1047310</text:p>
          </table:table-cell>
          <table:table-cell table:formula="of:=[.AI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69]+1" office:value-type="date" office:date-value="2020-05-22" calcext:value-type="date">
            <text:p>2020-05-22</text:p>
          </table:table-cell>
          <table:table-cell table:number-columns-repeated="3"/>
          <table:table-cell table:formula="of:=IF([.B70]=&quot;&quot;;&quot;&quot;;SUM([.B70:.D70]))">
            <text:p/>
          </table:table-cell>
          <table:table-cell table:formula="of:=IF([.B70]=&quot;&quot;;&quot;&quot;;([.B70]+[.C70])/([.B69]+[.C69]) - 1)">
            <text:p/>
          </table:table-cell>
          <table:table-cell table:formula="of:=IF([.B70]=&quot;&quot;;&quot;&quot;;([.F70]+1)/([.F69]+1) - 1)">
            <text:p/>
          </table:table-cell>
          <table:table-cell table:formula="of:=IF([.B70]=&quot;&quot;;&quot;&quot;;ROUNDDOWN(LOG(([.B70]+[.C70])/([.$B$2]+[.$C$2]);2)))">
            <text:p/>
          </table:table-cell>
          <table:table-cell table:formula="of:=IF([.B70]=&quot;&quot;;&quot;&quot;;1 / LOG(([.B70]+[.C70])/([.B69]+[.C69]);2))">
            <text:p/>
          </table:table-cell>
          <table:table-cell table:formula="of:=IF([.B70]=&quot;&quot;;&quot;&quot;;COUNT([.$A$2:.A70]) / LOG(([.B70]+[.C70])/([.$B$2]+[.$C$2]);2))">
            <text:p/>
          </table:table-cell>
          <table:table-cell table:formula="of:=IF([.B70]=&quot;&quot;;&quot;&quot;;[.E70]-[.E69])">
            <text:p/>
          </table:table-cell>
          <table:table-cell/>
          <table:table-cell table:formula="of:=IF([.B70]=&quot;&quot;;&quot;&quot;;IF([.L70]=&quot;?&quot;;[.B70]+[.C70];[.B70]+[.C70]-[.L70]-[.N70]))">
            <text:p/>
          </table:table-cell>
          <table:table-cell table:formula="of:=IF([.B70]=&quot;&quot;;&quot;&quot;;[.N69])">
            <text:p/>
          </table:table-cell>
          <table:table-cell table:formula="of:=[.O69]" office:value-type="float" office:value="184719.6" calcext:value-type="float">
            <text:p>184720</text:p>
          </table:table-cell>
          <table:table-cell table:style-name="ce8" table:formula="of:=IF([.B70]=&quot;&quot;;&quot;&quot;;IF([.I70]=0;999999;LOG([.O70];2)*[.I70]))">
            <text:p/>
          </table:table-cell>
          <table:table-cell table:formula="of:=IF([.B70]=&quot;&quot;;&quot;&quot;;[.A70]+[.P70])">
            <text:p/>
          </table:table-cell>
          <table:table-cell table:formula="of:=IF([.B70]=&quot;&quot;;&quot;&quot;;([.B70]+[.C70])-([.B69]+[.C69]))">
            <text:p/>
          </table:table-cell>
          <table:table-cell table:formula="of:=IF([.B70]=&quot;&quot;;&quot;&quot;;SUM([.R60:.R70]))">
            <text:p/>
          </table:table-cell>
          <table:table-cell/>
          <table:table-cell table:formula="of:=IF([.B70]=&quot;&quot;;&quot;&quot;;[.U69])">
            <text:p/>
          </table:table-cell>
          <table:table-cell table:formula="of:=IF([.B70]=&quot;&quot;;&quot;&quot;;IF([.T70]=&quot;?&quot;;&quot;&quot;;IF([.S70]=0;0;[.T70]/[.S70])))">
            <text:p/>
          </table:table-cell>
          <table:table-cell table:formula="of:=IF([.B70]&lt;&gt;&quot;&quot;;IF([.I69]=0;0;[.I70]/[.I69] - 1);IF([.W69]&gt;1.05;[.W69];0.05))" office:value-type="float" office:value="0.05" calcext:value-type="float">
            <text:p>0.0500</text:p>
          </table:table-cell>
          <table:table-cell table:formula="of:=[.X69]" office:value-type="float" office:value="35" calcext:value-type="float">
            <text:p>35</text:p>
          </table:table-cell>
          <table:table-cell table:formula="of:=IF([.B70]&lt;&gt;&quot;&quot;;[.I70];MIN([.X70];[.Y69]*(1 + [.W70])))" office:value-type="float" office:value="35" calcext:value-type="float">
            <text:p>35</text:p>
          </table:table-cell>
          <table:table-cell table:style-name="ce9" table:formula="of:=IF([.B70]&lt;&gt;&quot;&quot;;[.B70]+[.C70];MAX(0; MIN([.O69]*0.2;[.Z69]*POWER(2;1/IF([.Y70]=0;2.4;[.Y70])))))" office:value-type="float" office:value="1291.09459267286" calcext:value-type="float">
            <text:p>1291</text:p>
          </table:table-cell>
          <table:table-cell table:formula="of:=IF([.S70]&lt;&gt;&quot;&quot;;[.S70];[.Z70]-[.Z60])" office:value-type="float" office:value="231.964050353032" calcext:value-type="float">
            <text:p>232</text:p>
          </table:table-cell>
          <table:table-cell table:formula="of:=IF(AND([.T70]&lt;&gt;&quot;&quot;; [.T70]&lt;&gt;&quot;?&quot;);[.T70];[.AA70]*IF(COUNT([.V$2:.V70])=0;0;SUM([.V$2:.V70])/COUNT([.V$2:.V70])))" office:value-type="float" office:value="8.42250519622287" calcext:value-type="float">
            <text:p>8</text:p>
          </table:table-cell>
          <table:table-cell table:formula="of:=IF([.AB70]&gt;MIN([.AE70];MIN([.AF70];[.AG70]));&quot;!&quot;;&quot;&quot;)">
            <text:p/>
          </table:table-cell>
          <table:table-cell table:formula="of:=[.AD69]" office:value-type="float" office:value="272.657534246575" calcext:value-type="float">
            <text:p>273</text:p>
          </table:table-cell>
          <table:table-cell table:formula="of:=[.AE69]" office:value-type="float" office:value="240" calcext:value-type="float">
            <text:p>240</text:p>
          </table:table-cell>
          <table:table-cell table:formula="of:=[.AF69]" office:value-type="float" office:value="308" calcext:value-type="float">
            <text:p>308</text:p>
          </table:table-cell>
          <table:table-cell table:formula="of:=[.AG69]" office:value-type="float" office:value="3142" calcext:value-type="float">
            <text:p>3142</text:p>
          </table:table-cell>
          <table:table-cell table:formula="of:=[.AH69]" office:value-type="float" office:value="1047310" calcext:value-type="float">
            <text:p>1047310</text:p>
          </table:table-cell>
          <table:table-cell table:formula="of:=[.AI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0]+1" office:value-type="date" office:date-value="2020-05-23" calcext:value-type="date">
            <text:p>2020-05-23</text:p>
          </table:table-cell>
          <table:table-cell table:number-columns-repeated="3"/>
          <table:table-cell table:formula="of:=IF([.B71]=&quot;&quot;;&quot;&quot;;SUM([.B71:.D71]))">
            <text:p/>
          </table:table-cell>
          <table:table-cell table:formula="of:=IF([.B71]=&quot;&quot;;&quot;&quot;;([.B71]+[.C71])/([.B70]+[.C70]) - 1)">
            <text:p/>
          </table:table-cell>
          <table:table-cell table:formula="of:=IF([.B71]=&quot;&quot;;&quot;&quot;;([.F71]+1)/([.F70]+1) - 1)">
            <text:p/>
          </table:table-cell>
          <table:table-cell table:formula="of:=IF([.B71]=&quot;&quot;;&quot;&quot;;ROUNDDOWN(LOG(([.B71]+[.C71])/([.$B$2]+[.$C$2]);2)))">
            <text:p/>
          </table:table-cell>
          <table:table-cell table:formula="of:=IF([.B71]=&quot;&quot;;&quot;&quot;;1 / LOG(([.B71]+[.C71])/([.B70]+[.C70]);2))">
            <text:p/>
          </table:table-cell>
          <table:table-cell table:formula="of:=IF([.B71]=&quot;&quot;;&quot;&quot;;COUNT([.$A$2:.A71]) / LOG(([.B71]+[.C71])/([.$B$2]+[.$C$2]);2))">
            <text:p/>
          </table:table-cell>
          <table:table-cell table:formula="of:=IF([.B71]=&quot;&quot;;&quot;&quot;;[.E71]-[.E70])">
            <text:p/>
          </table:table-cell>
          <table:table-cell/>
          <table:table-cell table:formula="of:=IF([.B71]=&quot;&quot;;&quot;&quot;;IF([.L71]=&quot;?&quot;;[.B71]+[.C71];[.B71]+[.C71]-[.L71]-[.N71]))">
            <text:p/>
          </table:table-cell>
          <table:table-cell table:formula="of:=IF([.B71]=&quot;&quot;;&quot;&quot;;[.N70])">
            <text:p/>
          </table:table-cell>
          <table:table-cell table:formula="of:=[.O70]" office:value-type="float" office:value="184719.6" calcext:value-type="float">
            <text:p>184720</text:p>
          </table:table-cell>
          <table:table-cell table:style-name="ce8" table:formula="of:=IF([.B71]=&quot;&quot;;&quot;&quot;;IF([.I71]=0;999999;LOG([.O71];2)*[.I71]))">
            <text:p/>
          </table:table-cell>
          <table:table-cell table:formula="of:=IF([.B71]=&quot;&quot;;&quot;&quot;;[.A71]+[.P71])">
            <text:p/>
          </table:table-cell>
          <table:table-cell table:formula="of:=IF([.B71]=&quot;&quot;;&quot;&quot;;([.B71]+[.C71])-([.B70]+[.C70]))">
            <text:p/>
          </table:table-cell>
          <table:table-cell table:formula="of:=IF([.B71]=&quot;&quot;;&quot;&quot;;SUM([.R61:.R71]))">
            <text:p/>
          </table:table-cell>
          <table:table-cell/>
          <table:table-cell table:formula="of:=IF([.B71]=&quot;&quot;;&quot;&quot;;[.U70])">
            <text:p/>
          </table:table-cell>
          <table:table-cell table:formula="of:=IF([.B71]=&quot;&quot;;&quot;&quot;;IF([.T71]=&quot;?&quot;;&quot;&quot;;IF([.S71]=0;0;[.T71]/[.S71])))">
            <text:p/>
          </table:table-cell>
          <table:table-cell table:formula="of:=IF([.B71]&lt;&gt;&quot;&quot;;IF([.I70]=0;0;[.I71]/[.I70] - 1);IF([.W70]&gt;1.05;[.W70];0.05))" office:value-type="float" office:value="0.05" calcext:value-type="float">
            <text:p>0.0500</text:p>
          </table:table-cell>
          <table:table-cell table:formula="of:=[.X70]" office:value-type="float" office:value="35" calcext:value-type="float">
            <text:p>35</text:p>
          </table:table-cell>
          <table:table-cell table:formula="of:=IF([.B71]&lt;&gt;&quot;&quot;;[.I71];MIN([.X71];[.Y70]*(1 + [.W71])))" office:value-type="float" office:value="35" calcext:value-type="float">
            <text:p>35</text:p>
          </table:table-cell>
          <table:table-cell table:style-name="ce9" table:formula="of:=IF([.B71]&lt;&gt;&quot;&quot;;[.B71]+[.C71];MAX(0; MIN([.O70]*0.2;[.Z70]*POWER(2;1/IF([.Y71]=0;2.4;[.Y71])))))" office:value-type="float" office:value="1316.91856244133" calcext:value-type="float">
            <text:p>1317</text:p>
          </table:table-cell>
          <table:table-cell table:formula="of:=IF([.S71]&lt;&gt;&quot;&quot;;[.S71];[.Z71]-[.Z61])" office:value-type="float" office:value="236.603704687953" calcext:value-type="float">
            <text:p>237</text:p>
          </table:table-cell>
          <table:table-cell table:formula="of:=IF(AND([.T71]&lt;&gt;&quot;&quot;; [.T71]&lt;&gt;&quot;?&quot;);[.T71];[.AA71]*IF(COUNT([.V$2:.V71])=0;0;SUM([.V$2:.V71])/COUNT([.V$2:.V71])))" office:value-type="float" office:value="8.59096885550574" calcext:value-type="float">
            <text:p>9</text:p>
          </table:table-cell>
          <table:table-cell table:formula="of:=IF([.AB71]&gt;MIN([.AE71];MIN([.AF71];[.AG71]));&quot;!&quot;;&quot;&quot;)">
            <text:p/>
          </table:table-cell>
          <table:table-cell table:formula="of:=[.AD70]" office:value-type="float" office:value="272.657534246575" calcext:value-type="float">
            <text:p>273</text:p>
          </table:table-cell>
          <table:table-cell table:formula="of:=[.AE70]" office:value-type="float" office:value="240" calcext:value-type="float">
            <text:p>240</text:p>
          </table:table-cell>
          <table:table-cell table:formula="of:=[.AF70]" office:value-type="float" office:value="308" calcext:value-type="float">
            <text:p>308</text:p>
          </table:table-cell>
          <table:table-cell table:formula="of:=[.AG70]" office:value-type="float" office:value="3142" calcext:value-type="float">
            <text:p>3142</text:p>
          </table:table-cell>
          <table:table-cell table:formula="of:=[.AH70]" office:value-type="float" office:value="1047310" calcext:value-type="float">
            <text:p>1047310</text:p>
          </table:table-cell>
          <table:table-cell table:formula="of:=[.AI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1]+1" office:value-type="date" office:date-value="2020-05-24" calcext:value-type="date">
            <text:p>2020-05-24</text:p>
          </table:table-cell>
          <table:table-cell table:number-columns-repeated="3"/>
          <table:table-cell table:formula="of:=IF([.B72]=&quot;&quot;;&quot;&quot;;SUM([.B72:.D72]))">
            <text:p/>
          </table:table-cell>
          <table:table-cell table:formula="of:=IF([.B72]=&quot;&quot;;&quot;&quot;;([.B72]+[.C72])/([.B71]+[.C71]) - 1)">
            <text:p/>
          </table:table-cell>
          <table:table-cell table:formula="of:=IF([.B72]=&quot;&quot;;&quot;&quot;;([.F72]+1)/([.F71]+1) - 1)">
            <text:p/>
          </table:table-cell>
          <table:table-cell table:formula="of:=IF([.B72]=&quot;&quot;;&quot;&quot;;ROUNDDOWN(LOG(([.B72]+[.C72])/([.$B$2]+[.$C$2]);2)))">
            <text:p/>
          </table:table-cell>
          <table:table-cell table:formula="of:=IF([.B72]=&quot;&quot;;&quot;&quot;;1 / LOG(([.B72]+[.C72])/([.B71]+[.C71]);2))">
            <text:p/>
          </table:table-cell>
          <table:table-cell table:formula="of:=IF([.B72]=&quot;&quot;;&quot;&quot;;COUNT([.$A$2:.A72]) / LOG(([.B72]+[.C72])/([.$B$2]+[.$C$2]);2))">
            <text:p/>
          </table:table-cell>
          <table:table-cell table:formula="of:=IF([.B72]=&quot;&quot;;&quot;&quot;;[.E72]-[.E71])">
            <text:p/>
          </table:table-cell>
          <table:table-cell/>
          <table:table-cell table:formula="of:=IF([.B72]=&quot;&quot;;&quot;&quot;;IF([.L72]=&quot;?&quot;;[.B72]+[.C72];[.B72]+[.C72]-[.L72]-[.N72]))">
            <text:p/>
          </table:table-cell>
          <table:table-cell table:formula="of:=IF([.B72]=&quot;&quot;;&quot;&quot;;[.N71])">
            <text:p/>
          </table:table-cell>
          <table:table-cell table:formula="of:=[.O71]" office:value-type="float" office:value="184719.6" calcext:value-type="float">
            <text:p>184720</text:p>
          </table:table-cell>
          <table:table-cell table:style-name="ce8" table:formula="of:=IF([.B72]=&quot;&quot;;&quot;&quot;;IF([.I72]=0;999999;LOG([.O72];2)*[.I72]))">
            <text:p/>
          </table:table-cell>
          <table:table-cell table:formula="of:=IF([.B72]=&quot;&quot;;&quot;&quot;;[.A72]+[.P72])">
            <text:p/>
          </table:table-cell>
          <table:table-cell table:formula="of:=IF([.B72]=&quot;&quot;;&quot;&quot;;([.B72]+[.C72])-([.B71]+[.C71]))">
            <text:p/>
          </table:table-cell>
          <table:table-cell table:formula="of:=IF([.B72]=&quot;&quot;;&quot;&quot;;SUM([.R62:.R72]))">
            <text:p/>
          </table:table-cell>
          <table:table-cell/>
          <table:table-cell table:formula="of:=IF([.B72]=&quot;&quot;;&quot;&quot;;[.U71])">
            <text:p/>
          </table:table-cell>
          <table:table-cell table:formula="of:=IF([.B72]=&quot;&quot;;&quot;&quot;;IF([.T72]=&quot;?&quot;;&quot;&quot;;IF([.S72]=0;0;[.T72]/[.S72])))">
            <text:p/>
          </table:table-cell>
          <table:table-cell table:formula="of:=IF([.B72]&lt;&gt;&quot;&quot;;IF([.I71]=0;0;[.I72]/[.I71] - 1);IF([.W71]&gt;1.05;[.W71];0.05))" office:value-type="float" office:value="0.05" calcext:value-type="float">
            <text:p>0.0500</text:p>
          </table:table-cell>
          <table:table-cell table:formula="of:=[.X71]" office:value-type="float" office:value="35" calcext:value-type="float">
            <text:p>35</text:p>
          </table:table-cell>
          <table:table-cell table:formula="of:=IF([.B72]&lt;&gt;&quot;&quot;;[.I72];MIN([.X72];[.Y71]*(1 + [.W72])))" office:value-type="float" office:value="35" calcext:value-type="float">
            <text:p>35</text:p>
          </table:table-cell>
          <table:table-cell table:style-name="ce9" table:formula="of:=IF([.B72]&lt;&gt;&quot;&quot;;[.B72]+[.C72];MAX(0; MIN([.O71]*0.2;[.Z71]*POWER(2;1/IF([.Y72]=0;2.4;[.Y72])))))" office:value-type="float" office:value="1343.2590531668" calcext:value-type="float">
            <text:p>1343</text:p>
          </table:table-cell>
          <table:table-cell table:formula="of:=IF([.S72]&lt;&gt;&quot;&quot;;[.S72];[.Z72]-[.Z62])" office:value-type="float" office:value="241.33615957673" calcext:value-type="float">
            <text:p>241</text:p>
          </table:table-cell>
          <table:table-cell table:formula="of:=IF(AND([.T72]&lt;&gt;&quot;&quot;; [.T72]&lt;&gt;&quot;?&quot;);[.T72];[.AA72]*IF(COUNT([.V$2:.V72])=0;0;SUM([.V$2:.V72])/COUNT([.V$2:.V72])))" office:value-type="float" office:value="8.76280205910325" calcext:value-type="float">
            <text:p>9</text:p>
          </table:table-cell>
          <table:table-cell table:formula="of:=IF([.AB72]&gt;MIN([.AE72];MIN([.AF72];[.AG72]));&quot;!&quot;;&quot;&quot;)">
            <text:p/>
          </table:table-cell>
          <table:table-cell table:formula="of:=[.AD71]" office:value-type="float" office:value="272.657534246575" calcext:value-type="float">
            <text:p>273</text:p>
          </table:table-cell>
          <table:table-cell table:formula="of:=[.AE71]" office:value-type="float" office:value="240" calcext:value-type="float">
            <text:p>240</text:p>
          </table:table-cell>
          <table:table-cell table:formula="of:=[.AF71]" office:value-type="float" office:value="308" calcext:value-type="float">
            <text:p>308</text:p>
          </table:table-cell>
          <table:table-cell table:formula="of:=[.AG71]" office:value-type="float" office:value="3142" calcext:value-type="float">
            <text:p>3142</text:p>
          </table:table-cell>
          <table:table-cell table:formula="of:=[.AH71]" office:value-type="float" office:value="1047310" calcext:value-type="float">
            <text:p>1047310</text:p>
          </table:table-cell>
          <table:table-cell table:formula="of:=[.AI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2]+1" office:value-type="date" office:date-value="2020-05-25" calcext:value-type="date">
            <text:p>2020-05-25</text:p>
          </table:table-cell>
          <table:table-cell table:number-columns-repeated="3"/>
          <table:table-cell table:formula="of:=IF([.B73]=&quot;&quot;;&quot;&quot;;SUM([.B73:.D73]))">
            <text:p/>
          </table:table-cell>
          <table:table-cell table:formula="of:=IF([.B73]=&quot;&quot;;&quot;&quot;;([.B73]+[.C73])/([.B72]+[.C72]) - 1)">
            <text:p/>
          </table:table-cell>
          <table:table-cell table:formula="of:=IF([.B73]=&quot;&quot;;&quot;&quot;;([.F73]+1)/([.F72]+1) - 1)">
            <text:p/>
          </table:table-cell>
          <table:table-cell table:formula="of:=IF([.B73]=&quot;&quot;;&quot;&quot;;ROUNDDOWN(LOG(([.B73]+[.C73])/([.$B$2]+[.$C$2]);2)))">
            <text:p/>
          </table:table-cell>
          <table:table-cell table:formula="of:=IF([.B73]=&quot;&quot;;&quot;&quot;;1 / LOG(([.B73]+[.C73])/([.B72]+[.C72]);2))">
            <text:p/>
          </table:table-cell>
          <table:table-cell table:formula="of:=IF([.B73]=&quot;&quot;;&quot;&quot;;COUNT([.$A$2:.A73]) / LOG(([.B73]+[.C73])/([.$B$2]+[.$C$2]);2))">
            <text:p/>
          </table:table-cell>
          <table:table-cell table:formula="of:=IF([.B73]=&quot;&quot;;&quot;&quot;;[.E73]-[.E72])">
            <text:p/>
          </table:table-cell>
          <table:table-cell/>
          <table:table-cell table:formula="of:=IF([.B73]=&quot;&quot;;&quot;&quot;;IF([.L73]=&quot;?&quot;;[.B73]+[.C73];[.B73]+[.C73]-[.L73]-[.N73]))">
            <text:p/>
          </table:table-cell>
          <table:table-cell table:formula="of:=IF([.B73]=&quot;&quot;;&quot;&quot;;[.N72])">
            <text:p/>
          </table:table-cell>
          <table:table-cell table:formula="of:=[.O72]" office:value-type="float" office:value="184719.6" calcext:value-type="float">
            <text:p>184720</text:p>
          </table:table-cell>
          <table:table-cell table:style-name="ce8" table:formula="of:=IF([.B73]=&quot;&quot;;&quot;&quot;;IF([.I73]=0;999999;LOG([.O73];2)*[.I73]))">
            <text:p/>
          </table:table-cell>
          <table:table-cell table:formula="of:=IF([.B73]=&quot;&quot;;&quot;&quot;;[.A73]+[.P73])">
            <text:p/>
          </table:table-cell>
          <table:table-cell table:formula="of:=IF([.B73]=&quot;&quot;;&quot;&quot;;([.B73]+[.C73])-([.B72]+[.C72]))">
            <text:p/>
          </table:table-cell>
          <table:table-cell table:formula="of:=IF([.B73]=&quot;&quot;;&quot;&quot;;SUM([.R63:.R73]))">
            <text:p/>
          </table:table-cell>
          <table:table-cell/>
          <table:table-cell table:formula="of:=IF([.B73]=&quot;&quot;;&quot;&quot;;[.U72])">
            <text:p/>
          </table:table-cell>
          <table:table-cell table:formula="of:=IF([.B73]=&quot;&quot;;&quot;&quot;;IF([.T73]=&quot;?&quot;;&quot;&quot;;IF([.S73]=0;0;[.T73]/[.S73])))">
            <text:p/>
          </table:table-cell>
          <table:table-cell table:formula="of:=IF([.B73]&lt;&gt;&quot;&quot;;IF([.I72]=0;0;[.I73]/[.I72] - 1);IF([.W72]&gt;1.05;[.W72];0.05))" office:value-type="float" office:value="0.05" calcext:value-type="float">
            <text:p>0.0500</text:p>
          </table:table-cell>
          <table:table-cell table:formula="of:=[.X72]" office:value-type="float" office:value="35" calcext:value-type="float">
            <text:p>35</text:p>
          </table:table-cell>
          <table:table-cell table:formula="of:=IF([.B73]&lt;&gt;&quot;&quot;;[.I73];MIN([.X73];[.Y72]*(1 + [.W73])))" office:value-type="float" office:value="35" calcext:value-type="float">
            <text:p>35</text:p>
          </table:table-cell>
          <table:table-cell table:style-name="ce9" table:formula="of:=IF([.B73]&lt;&gt;&quot;&quot;;[.B73]+[.C73];MAX(0; MIN([.O72]*0.2;[.Z72]*POWER(2;1/IF([.Y73]=0;2.4;[.Y73])))))" office:value-type="float" office:value="1370.12639609974" calcext:value-type="float">
            <text:p>1370</text:p>
          </table:table-cell>
          <table:table-cell table:formula="of:=IF([.S73]&lt;&gt;&quot;&quot;;[.S73];[.Z73]-[.Z63])" office:value-type="float" office:value="246.163271179796" calcext:value-type="float">
            <text:p>246</text:p>
          </table:table-cell>
          <table:table-cell table:formula="of:=IF(AND([.T73]&lt;&gt;&quot;&quot;; [.T73]&lt;&gt;&quot;?&quot;);[.T73];[.AA73]*IF(COUNT([.V$2:.V73])=0;0;SUM([.V$2:.V73])/COUNT([.V$2:.V73])))" office:value-type="float" office:value="8.93807220332471" calcext:value-type="float">
            <text:p>9</text:p>
          </table:table-cell>
          <table:table-cell table:formula="of:=IF([.AB73]&gt;MIN([.AE73];MIN([.AF73];[.AG73]));&quot;!&quot;;&quot;&quot;)">
            <text:p/>
          </table:table-cell>
          <table:table-cell table:formula="of:=[.AD72]" office:value-type="float" office:value="272.657534246575" calcext:value-type="float">
            <text:p>273</text:p>
          </table:table-cell>
          <table:table-cell table:formula="of:=[.AE72]" office:value-type="float" office:value="240" calcext:value-type="float">
            <text:p>240</text:p>
          </table:table-cell>
          <table:table-cell table:formula="of:=[.AF72]" office:value-type="float" office:value="308" calcext:value-type="float">
            <text:p>308</text:p>
          </table:table-cell>
          <table:table-cell table:formula="of:=[.AG72]" office:value-type="float" office:value="3142" calcext:value-type="float">
            <text:p>3142</text:p>
          </table:table-cell>
          <table:table-cell table:formula="of:=[.AH72]" office:value-type="float" office:value="1047310" calcext:value-type="float">
            <text:p>1047310</text:p>
          </table:table-cell>
          <table:table-cell table:formula="of:=[.AI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3]+1" office:value-type="date" office:date-value="2020-05-26" calcext:value-type="date">
            <text:p>2020-05-26</text:p>
          </table:table-cell>
          <table:table-cell table:number-columns-repeated="3"/>
          <table:table-cell table:formula="of:=IF([.B74]=&quot;&quot;;&quot;&quot;;SUM([.B74:.D74]))">
            <text:p/>
          </table:table-cell>
          <table:table-cell table:formula="of:=IF([.B74]=&quot;&quot;;&quot;&quot;;([.B74]+[.C74])/([.B73]+[.C73]) - 1)">
            <text:p/>
          </table:table-cell>
          <table:table-cell table:formula="of:=IF([.B74]=&quot;&quot;;&quot;&quot;;([.F74]+1)/([.F73]+1) - 1)">
            <text:p/>
          </table:table-cell>
          <table:table-cell table:formula="of:=IF([.B74]=&quot;&quot;;&quot;&quot;;ROUNDDOWN(LOG(([.B74]+[.C74])/([.$B$2]+[.$C$2]);2)))">
            <text:p/>
          </table:table-cell>
          <table:table-cell table:formula="of:=IF([.B74]=&quot;&quot;;&quot;&quot;;1 / LOG(([.B74]+[.C74])/([.B73]+[.C73]);2))">
            <text:p/>
          </table:table-cell>
          <table:table-cell table:formula="of:=IF([.B74]=&quot;&quot;;&quot;&quot;;COUNT([.$A$2:.A74]) / LOG(([.B74]+[.C74])/([.$B$2]+[.$C$2]);2))">
            <text:p/>
          </table:table-cell>
          <table:table-cell table:formula="of:=IF([.B74]=&quot;&quot;;&quot;&quot;;[.E74]-[.E73])">
            <text:p/>
          </table:table-cell>
          <table:table-cell/>
          <table:table-cell table:formula="of:=IF([.B74]=&quot;&quot;;&quot;&quot;;IF([.L74]=&quot;?&quot;;[.B74]+[.C74];[.B74]+[.C74]-[.L74]-[.N74]))">
            <text:p/>
          </table:table-cell>
          <table:table-cell table:formula="of:=IF([.B74]=&quot;&quot;;&quot;&quot;;[.N73])">
            <text:p/>
          </table:table-cell>
          <table:table-cell table:formula="of:=[.O73]" office:value-type="float" office:value="184719.6" calcext:value-type="float">
            <text:p>184720</text:p>
          </table:table-cell>
          <table:table-cell table:style-name="ce8" table:formula="of:=IF([.B74]=&quot;&quot;;&quot;&quot;;IF([.I74]=0;999999;LOG([.O74];2)*[.I74]))">
            <text:p/>
          </table:table-cell>
          <table:table-cell table:formula="of:=IF([.B74]=&quot;&quot;;&quot;&quot;;[.A74]+[.P74])">
            <text:p/>
          </table:table-cell>
          <table:table-cell table:formula="of:=IF([.B74]=&quot;&quot;;&quot;&quot;;([.B74]+[.C74])-([.B73]+[.C73]))">
            <text:p/>
          </table:table-cell>
          <table:table-cell table:formula="of:=IF([.B74]=&quot;&quot;;&quot;&quot;;SUM([.R64:.R74]))">
            <text:p/>
          </table:table-cell>
          <table:table-cell/>
          <table:table-cell table:formula="of:=IF([.B74]=&quot;&quot;;&quot;&quot;;[.U73])">
            <text:p/>
          </table:table-cell>
          <table:table-cell table:formula="of:=IF([.B74]=&quot;&quot;;&quot;&quot;;IF([.T74]=&quot;?&quot;;&quot;&quot;;IF([.S74]=0;0;[.T74]/[.S74])))">
            <text:p/>
          </table:table-cell>
          <table:table-cell table:formula="of:=IF([.B74]&lt;&gt;&quot;&quot;;IF([.I73]=0;0;[.I74]/[.I73] - 1);IF([.W73]&gt;1.05;[.W73];0.05))" office:value-type="float" office:value="0.05" calcext:value-type="float">
            <text:p>0.0500</text:p>
          </table:table-cell>
          <table:table-cell table:formula="of:=[.X73]" office:value-type="float" office:value="35" calcext:value-type="float">
            <text:p>35</text:p>
          </table:table-cell>
          <table:table-cell table:formula="of:=IF([.B74]&lt;&gt;&quot;&quot;;[.I74];MIN([.X74];[.Y73]*(1 + [.W74])))" office:value-type="float" office:value="35" calcext:value-type="float">
            <text:p>35</text:p>
          </table:table-cell>
          <table:table-cell table:style-name="ce9" table:formula="of:=IF([.B74]&lt;&gt;&quot;&quot;;[.B74]+[.C74];MAX(0; MIN([.O73]*0.2;[.Z73]*POWER(2;1/IF([.Y74]=0;2.4;[.Y74])))))" office:value-type="float" office:value="1397.5311291322" calcext:value-type="float">
            <text:p>1398</text:p>
          </table:table-cell>
          <table:table-cell table:formula="of:=IF([.S74]&lt;&gt;&quot;&quot;;[.S74];[.Z74]-[.Z64])" office:value-type="float" office:value="251.086932783779" calcext:value-type="float">
            <text:p>251</text:p>
          </table:table-cell>
          <table:table-cell table:formula="of:=IF(AND([.T74]&lt;&gt;&quot;&quot;; [.T74]&lt;&gt;&quot;?&quot;);[.T74];[.AA74]*IF(COUNT([.V$2:.V74])=0;0;SUM([.V$2:.V74])/COUNT([.V$2:.V74])))" office:value-type="float" office:value="9.11684803251409" calcext:value-type="float">
            <text:p>9</text:p>
          </table:table-cell>
          <table:table-cell table:formula="of:=IF([.AB74]&gt;MIN([.AE74];MIN([.AF74];[.AG74]));&quot;!&quot;;&quot;&quot;)">
            <text:p/>
          </table:table-cell>
          <table:table-cell table:formula="of:=[.AD73]" office:value-type="float" office:value="272.657534246575" calcext:value-type="float">
            <text:p>273</text:p>
          </table:table-cell>
          <table:table-cell table:formula="of:=[.AE73]" office:value-type="float" office:value="240" calcext:value-type="float">
            <text:p>240</text:p>
          </table:table-cell>
          <table:table-cell table:formula="of:=[.AF73]" office:value-type="float" office:value="308" calcext:value-type="float">
            <text:p>308</text:p>
          </table:table-cell>
          <table:table-cell table:formula="of:=[.AG73]" office:value-type="float" office:value="3142" calcext:value-type="float">
            <text:p>3142</text:p>
          </table:table-cell>
          <table:table-cell table:formula="of:=[.AH73]" office:value-type="float" office:value="1047310" calcext:value-type="float">
            <text:p>1047310</text:p>
          </table:table-cell>
          <table:table-cell table:formula="of:=[.AI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4]+1" office:value-type="date" office:date-value="2020-05-27" calcext:value-type="date">
            <text:p>2020-05-27</text:p>
          </table:table-cell>
          <table:table-cell table:number-columns-repeated="3"/>
          <table:table-cell table:formula="of:=IF([.B75]=&quot;&quot;;&quot;&quot;;SUM([.B75:.D75]))">
            <text:p/>
          </table:table-cell>
          <table:table-cell table:formula="of:=IF([.B75]=&quot;&quot;;&quot;&quot;;([.B75]+[.C75])/([.B74]+[.C74]) - 1)">
            <text:p/>
          </table:table-cell>
          <table:table-cell table:formula="of:=IF([.B75]=&quot;&quot;;&quot;&quot;;([.F75]+1)/([.F74]+1) - 1)">
            <text:p/>
          </table:table-cell>
          <table:table-cell table:formula="of:=IF([.B75]=&quot;&quot;;&quot;&quot;;ROUNDDOWN(LOG(([.B75]+[.C75])/([.$B$2]+[.$C$2]);2)))">
            <text:p/>
          </table:table-cell>
          <table:table-cell table:formula="of:=IF([.B75]=&quot;&quot;;&quot;&quot;;1 / LOG(([.B75]+[.C75])/([.B74]+[.C74]);2))">
            <text:p/>
          </table:table-cell>
          <table:table-cell table:formula="of:=IF([.B75]=&quot;&quot;;&quot;&quot;;COUNT([.$A$2:.A75]) / LOG(([.B75]+[.C75])/([.$B$2]+[.$C$2]);2))">
            <text:p/>
          </table:table-cell>
          <table:table-cell table:formula="of:=IF([.B75]=&quot;&quot;;&quot;&quot;;[.E75]-[.E74])">
            <text:p/>
          </table:table-cell>
          <table:table-cell/>
          <table:table-cell table:formula="of:=IF([.B75]=&quot;&quot;;&quot;&quot;;IF([.L75]=&quot;?&quot;;[.B75]+[.C75];[.B75]+[.C75]-[.L75]-[.N75]))">
            <text:p/>
          </table:table-cell>
          <table:table-cell table:formula="of:=IF([.B75]=&quot;&quot;;&quot;&quot;;[.N74])">
            <text:p/>
          </table:table-cell>
          <table:table-cell table:formula="of:=[.O74]" office:value-type="float" office:value="184719.6" calcext:value-type="float">
            <text:p>184720</text:p>
          </table:table-cell>
          <table:table-cell table:style-name="ce8" table:formula="of:=IF([.B75]=&quot;&quot;;&quot;&quot;;IF([.I75]=0;999999;LOG([.O75];2)*[.I75]))">
            <text:p/>
          </table:table-cell>
          <table:table-cell table:formula="of:=IF([.B75]=&quot;&quot;;&quot;&quot;;[.A75]+[.P75])">
            <text:p/>
          </table:table-cell>
          <table:table-cell table:formula="of:=IF([.B75]=&quot;&quot;;&quot;&quot;;([.B75]+[.C75])-([.B74]+[.C74]))">
            <text:p/>
          </table:table-cell>
          <table:table-cell table:formula="of:=IF([.B75]=&quot;&quot;;&quot;&quot;;SUM([.R65:.R75]))">
            <text:p/>
          </table:table-cell>
          <table:table-cell/>
          <table:table-cell table:formula="of:=IF([.B75]=&quot;&quot;;&quot;&quot;;[.U74])">
            <text:p/>
          </table:table-cell>
          <table:table-cell table:formula="of:=IF([.B75]=&quot;&quot;;&quot;&quot;;IF([.T75]=&quot;?&quot;;&quot;&quot;;IF([.S75]=0;0;[.T75]/[.S75])))">
            <text:p/>
          </table:table-cell>
          <table:table-cell table:formula="of:=IF([.B75]&lt;&gt;&quot;&quot;;IF([.I74]=0;0;[.I75]/[.I74] - 1);IF([.W74]&gt;1.05;[.W74];0.05))" office:value-type="float" office:value="0.05" calcext:value-type="float">
            <text:p>0.0500</text:p>
          </table:table-cell>
          <table:table-cell table:formula="of:=[.X74]" office:value-type="float" office:value="35" calcext:value-type="float">
            <text:p>35</text:p>
          </table:table-cell>
          <table:table-cell table:formula="of:=IF([.B75]&lt;&gt;&quot;&quot;;[.I75];MIN([.X75];[.Y74]*(1 + [.W75])))" office:value-type="float" office:value="35" calcext:value-type="float">
            <text:p>35</text:p>
          </table:table-cell>
          <table:table-cell table:style-name="ce9" table:formula="of:=IF([.B75]&lt;&gt;&quot;&quot;;[.B75]+[.C75];MAX(0; MIN([.O74]*0.2;[.Z74]*POWER(2;1/IF([.Y75]=0;2.4;[.Y75])))))" office:value-type="float" office:value="1425.48400093107" calcext:value-type="float">
            <text:p>1425</text:p>
          </table:table-cell>
          <table:table-cell table:formula="of:=IF([.S75]&lt;&gt;&quot;&quot;;[.S75];[.Z75]-[.Z65])" office:value-type="float" office:value="256.109075544087" calcext:value-type="float">
            <text:p>256</text:p>
          </table:table-cell>
          <table:table-cell table:formula="of:=IF(AND([.T75]&lt;&gt;&quot;&quot;; [.T75]&lt;&gt;&quot;?&quot;);[.T75];[.AA75]*IF(COUNT([.V$2:.V75])=0;0;SUM([.V$2:.V75])/COUNT([.V$2:.V75])))" office:value-type="float" office:value="9.29919966601286" calcext:value-type="float">
            <text:p>9</text:p>
          </table:table-cell>
          <table:table-cell table:formula="of:=IF([.AB75]&gt;MIN([.AE75];MIN([.AF75];[.AG75]));&quot;!&quot;;&quot;&quot;)">
            <text:p/>
          </table:table-cell>
          <table:table-cell table:formula="of:=[.AD74]" office:value-type="float" office:value="272.657534246575" calcext:value-type="float">
            <text:p>273</text:p>
          </table:table-cell>
          <table:table-cell table:formula="of:=[.AE74]" office:value-type="float" office:value="240" calcext:value-type="float">
            <text:p>240</text:p>
          </table:table-cell>
          <table:table-cell table:formula="of:=[.AF74]" office:value-type="float" office:value="308" calcext:value-type="float">
            <text:p>308</text:p>
          </table:table-cell>
          <table:table-cell table:formula="of:=[.AG74]" office:value-type="float" office:value="3142" calcext:value-type="float">
            <text:p>3142</text:p>
          </table:table-cell>
          <table:table-cell table:formula="of:=[.AH74]" office:value-type="float" office:value="1047310" calcext:value-type="float">
            <text:p>1047310</text:p>
          </table:table-cell>
          <table:table-cell table:formula="of:=[.AI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5]+1" office:value-type="date" office:date-value="2020-05-28" calcext:value-type="date">
            <text:p>2020-05-28</text:p>
          </table:table-cell>
          <table:table-cell table:number-columns-repeated="3"/>
          <table:table-cell table:formula="of:=IF([.B76]=&quot;&quot;;&quot;&quot;;SUM([.B76:.D76]))">
            <text:p/>
          </table:table-cell>
          <table:table-cell table:formula="of:=IF([.B76]=&quot;&quot;;&quot;&quot;;([.B76]+[.C76])/([.B75]+[.C75]) - 1)">
            <text:p/>
          </table:table-cell>
          <table:table-cell table:formula="of:=IF([.B76]=&quot;&quot;;&quot;&quot;;([.F76]+1)/([.F75]+1) - 1)">
            <text:p/>
          </table:table-cell>
          <table:table-cell table:formula="of:=IF([.B76]=&quot;&quot;;&quot;&quot;;ROUNDDOWN(LOG(([.B76]+[.C76])/([.$B$2]+[.$C$2]);2)))">
            <text:p/>
          </table:table-cell>
          <table:table-cell table:formula="of:=IF([.B76]=&quot;&quot;;&quot;&quot;;1 / LOG(([.B76]+[.C76])/([.B75]+[.C75]);2))">
            <text:p/>
          </table:table-cell>
          <table:table-cell table:formula="of:=IF([.B76]=&quot;&quot;;&quot;&quot;;COUNT([.$A$2:.A76]) / LOG(([.B76]+[.C76])/([.$B$2]+[.$C$2]);2))">
            <text:p/>
          </table:table-cell>
          <table:table-cell table:formula="of:=IF([.B76]=&quot;&quot;;&quot;&quot;;[.E76]-[.E75])">
            <text:p/>
          </table:table-cell>
          <table:table-cell/>
          <table:table-cell table:formula="of:=IF([.B76]=&quot;&quot;;&quot;&quot;;IF([.L76]=&quot;?&quot;;[.B76]+[.C76];[.B76]+[.C76]-[.L76]-[.N76]))">
            <text:p/>
          </table:table-cell>
          <table:table-cell table:formula="of:=IF([.B76]=&quot;&quot;;&quot;&quot;;[.N75])">
            <text:p/>
          </table:table-cell>
          <table:table-cell table:formula="of:=[.O75]" office:value-type="float" office:value="184719.6" calcext:value-type="float">
            <text:p>184720</text:p>
          </table:table-cell>
          <table:table-cell table:style-name="ce8" table:formula="of:=IF([.B76]=&quot;&quot;;&quot;&quot;;IF([.I76]=0;999999;LOG([.O76];2)*[.I76]))">
            <text:p/>
          </table:table-cell>
          <table:table-cell table:formula="of:=IF([.B76]=&quot;&quot;;&quot;&quot;;[.A76]+[.P76])">
            <text:p/>
          </table:table-cell>
          <table:table-cell table:formula="of:=IF([.B76]=&quot;&quot;;&quot;&quot;;([.B76]+[.C76])-([.B75]+[.C75]))">
            <text:p/>
          </table:table-cell>
          <table:table-cell table:formula="of:=IF([.B76]=&quot;&quot;;&quot;&quot;;SUM([.R66:.R76]))">
            <text:p/>
          </table:table-cell>
          <table:table-cell/>
          <table:table-cell table:formula="of:=IF([.B76]=&quot;&quot;;&quot;&quot;;[.U75])">
            <text:p/>
          </table:table-cell>
          <table:table-cell table:formula="of:=IF([.B76]=&quot;&quot;;&quot;&quot;;IF([.T76]=&quot;?&quot;;&quot;&quot;;IF([.S76]=0;0;[.T76]/[.S76])))">
            <text:p/>
          </table:table-cell>
          <table:table-cell table:formula="of:=IF([.B76]&lt;&gt;&quot;&quot;;IF([.I75]=0;0;[.I76]/[.I75] - 1);IF([.W75]&gt;1.05;[.W75];0.05))" office:value-type="float" office:value="0.05" calcext:value-type="float">
            <text:p>0.0500</text:p>
          </table:table-cell>
          <table:table-cell table:formula="of:=[.X75]" office:value-type="float" office:value="35" calcext:value-type="float">
            <text:p>35</text:p>
          </table:table-cell>
          <table:table-cell table:formula="of:=IF([.B76]&lt;&gt;&quot;&quot;;[.I76];MIN([.X76];[.Y75]*(1 + [.W76])))" office:value-type="float" office:value="35" calcext:value-type="float">
            <text:p>35</text:p>
          </table:table-cell>
          <table:table-cell table:style-name="ce9" table:formula="of:=IF([.B76]&lt;&gt;&quot;&quot;;[.B76]+[.C76];MAX(0; MIN([.O75]*0.2;[.Z75]*POWER(2;1/IF([.Y76]=0;2.4;[.Y76])))))" office:value-type="float" office:value="1453.99597515386" calcext:value-type="float">
            <text:p>1454</text:p>
          </table:table-cell>
          <table:table-cell table:formula="of:=IF([.S76]&lt;&gt;&quot;&quot;;[.S76];[.Z76]-[.Z66])" office:value-type="float" office:value="261.231669242344" calcext:value-type="float">
            <text:p>261</text:p>
          </table:table-cell>
          <table:table-cell table:formula="of:=IF(AND([.T76]&lt;&gt;&quot;&quot;; [.T76]&lt;&gt;&quot;?&quot;);[.T76];[.AA76]*IF(COUNT([.V$2:.V76])=0;0;SUM([.V$2:.V76])/COUNT([.V$2:.V76])))" office:value-type="float" office:value="9.48519862566219" calcext:value-type="float">
            <text:p>9</text:p>
          </table:table-cell>
          <table:table-cell table:formula="of:=IF([.AB76]&gt;MIN([.AE76];MIN([.AF76];[.AG76]));&quot;!&quot;;&quot;&quot;)">
            <text:p/>
          </table:table-cell>
          <table:table-cell table:formula="of:=[.AD75]" office:value-type="float" office:value="272.657534246575" calcext:value-type="float">
            <text:p>273</text:p>
          </table:table-cell>
          <table:table-cell table:formula="of:=[.AE75]" office:value-type="float" office:value="240" calcext:value-type="float">
            <text:p>240</text:p>
          </table:table-cell>
          <table:table-cell table:formula="of:=[.AF75]" office:value-type="float" office:value="308" calcext:value-type="float">
            <text:p>308</text:p>
          </table:table-cell>
          <table:table-cell table:formula="of:=[.AG75]" office:value-type="float" office:value="3142" calcext:value-type="float">
            <text:p>3142</text:p>
          </table:table-cell>
          <table:table-cell table:formula="of:=[.AH75]" office:value-type="float" office:value="1047310" calcext:value-type="float">
            <text:p>1047310</text:p>
          </table:table-cell>
          <table:table-cell table:formula="of:=[.AI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6]+1" office:value-type="date" office:date-value="2020-05-29" calcext:value-type="date">
            <text:p>2020-05-29</text:p>
          </table:table-cell>
          <table:table-cell table:number-columns-repeated="3"/>
          <table:table-cell table:formula="of:=IF([.B77]=&quot;&quot;;&quot;&quot;;SUM([.B77:.D77]))">
            <text:p/>
          </table:table-cell>
          <table:table-cell table:formula="of:=IF([.B77]=&quot;&quot;;&quot;&quot;;([.B77]+[.C77])/([.B76]+[.C76]) - 1)">
            <text:p/>
          </table:table-cell>
          <table:table-cell table:formula="of:=IF([.B77]=&quot;&quot;;&quot;&quot;;([.F77]+1)/([.F76]+1) - 1)">
            <text:p/>
          </table:table-cell>
          <table:table-cell table:formula="of:=IF([.B77]=&quot;&quot;;&quot;&quot;;ROUNDDOWN(LOG(([.B77]+[.C77])/([.$B$2]+[.$C$2]);2)))">
            <text:p/>
          </table:table-cell>
          <table:table-cell table:formula="of:=IF([.B77]=&quot;&quot;;&quot;&quot;;1 / LOG(([.B77]+[.C77])/([.B76]+[.C76]);2))">
            <text:p/>
          </table:table-cell>
          <table:table-cell table:formula="of:=IF([.B77]=&quot;&quot;;&quot;&quot;;COUNT([.$A$2:.A77]) / LOG(([.B77]+[.C77])/([.$B$2]+[.$C$2]);2))">
            <text:p/>
          </table:table-cell>
          <table:table-cell table:formula="of:=IF([.B77]=&quot;&quot;;&quot;&quot;;[.E77]-[.E76])">
            <text:p/>
          </table:table-cell>
          <table:table-cell/>
          <table:table-cell table:formula="of:=IF([.B77]=&quot;&quot;;&quot;&quot;;IF([.L77]=&quot;?&quot;;[.B77]+[.C77];[.B77]+[.C77]-[.L77]-[.N77]))">
            <text:p/>
          </table:table-cell>
          <table:table-cell table:formula="of:=IF([.B77]=&quot;&quot;;&quot;&quot;;[.N76])">
            <text:p/>
          </table:table-cell>
          <table:table-cell table:formula="of:=[.O76]" office:value-type="float" office:value="184719.6" calcext:value-type="float">
            <text:p>184720</text:p>
          </table:table-cell>
          <table:table-cell table:style-name="ce8" table:formula="of:=IF([.B77]=&quot;&quot;;&quot;&quot;;IF([.I77]=0;999999;LOG([.O77];2)*[.I77]))">
            <text:p/>
          </table:table-cell>
          <table:table-cell table:formula="of:=IF([.B77]=&quot;&quot;;&quot;&quot;;[.A77]+[.P77])">
            <text:p/>
          </table:table-cell>
          <table:table-cell table:formula="of:=IF([.B77]=&quot;&quot;;&quot;&quot;;([.B77]+[.C77])-([.B76]+[.C76]))">
            <text:p/>
          </table:table-cell>
          <table:table-cell table:formula="of:=IF([.B77]=&quot;&quot;;&quot;&quot;;SUM([.R67:.R77]))">
            <text:p/>
          </table:table-cell>
          <table:table-cell/>
          <table:table-cell table:formula="of:=IF([.B77]=&quot;&quot;;&quot;&quot;;[.U76])">
            <text:p/>
          </table:table-cell>
          <table:table-cell table:formula="of:=IF([.B77]=&quot;&quot;;&quot;&quot;;IF([.T77]=&quot;?&quot;;&quot;&quot;;IF([.S77]=0;0;[.T77]/[.S77])))">
            <text:p/>
          </table:table-cell>
          <table:table-cell table:formula="of:=IF([.B77]&lt;&gt;&quot;&quot;;IF([.I76]=0;0;[.I77]/[.I76] - 1);IF([.W76]&gt;1.05;[.W76];0.05))" office:value-type="float" office:value="0.05" calcext:value-type="float">
            <text:p>0.0500</text:p>
          </table:table-cell>
          <table:table-cell table:formula="of:=[.X76]" office:value-type="float" office:value="35" calcext:value-type="float">
            <text:p>35</text:p>
          </table:table-cell>
          <table:table-cell table:formula="of:=IF([.B77]&lt;&gt;&quot;&quot;;[.I77];MIN([.X77];[.Y76]*(1 + [.W77])))" office:value-type="float" office:value="35" calcext:value-type="float">
            <text:p>35</text:p>
          </table:table-cell>
          <table:table-cell table:style-name="ce9" table:formula="of:=IF([.B77]&lt;&gt;&quot;&quot;;[.B77]+[.C77];MAX(0; MIN([.O76]*0.2;[.Z76]*POWER(2;1/IF([.Y77]=0;2.4;[.Y77])))))" office:value-type="float" office:value="1483.07823474888" calcext:value-type="float">
            <text:p>1483</text:p>
          </table:table-cell>
          <table:table-cell table:formula="of:=IF([.S77]&lt;&gt;&quot;&quot;;[.S77];[.Z77]-[.Z67])" office:value-type="float" office:value="266.456723058977" calcext:value-type="float">
            <text:p>266</text:p>
          </table:table-cell>
          <table:table-cell table:formula="of:=IF(AND([.T77]&lt;&gt;&quot;&quot;; [.T77]&lt;&gt;&quot;?&quot;);[.T77];[.AA77]*IF(COUNT([.V$2:.V77])=0;0;SUM([.V$2:.V77])/COUNT([.V$2:.V77])))" office:value-type="float" office:value="9.67491786385518" calcext:value-type="float">
            <text:p>10</text:p>
          </table:table-cell>
          <table:table-cell table:formula="of:=IF([.AB77]&gt;MIN([.AE77];MIN([.AF77];[.AG77]));&quot;!&quot;;&quot;&quot;)">
            <text:p/>
          </table:table-cell>
          <table:table-cell table:formula="of:=[.AD76]" office:value-type="float" office:value="272.657534246575" calcext:value-type="float">
            <text:p>273</text:p>
          </table:table-cell>
          <table:table-cell table:formula="of:=[.AE76]" office:value-type="float" office:value="240" calcext:value-type="float">
            <text:p>240</text:p>
          </table:table-cell>
          <table:table-cell table:formula="of:=[.AF76]" office:value-type="float" office:value="308" calcext:value-type="float">
            <text:p>308</text:p>
          </table:table-cell>
          <table:table-cell table:formula="of:=[.AG76]" office:value-type="float" office:value="3142" calcext:value-type="float">
            <text:p>3142</text:p>
          </table:table-cell>
          <table:table-cell table:formula="of:=[.AH76]" office:value-type="float" office:value="1047310" calcext:value-type="float">
            <text:p>1047310</text:p>
          </table:table-cell>
          <table:table-cell table:formula="of:=[.AI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7]+1" office:value-type="date" office:date-value="2020-05-30" calcext:value-type="date">
            <text:p>2020-05-30</text:p>
          </table:table-cell>
          <table:table-cell table:number-columns-repeated="3"/>
          <table:table-cell table:formula="of:=IF([.B78]=&quot;&quot;;&quot;&quot;;SUM([.B78:.D78]))">
            <text:p/>
          </table:table-cell>
          <table:table-cell table:formula="of:=IF([.B78]=&quot;&quot;;&quot;&quot;;([.B78]+[.C78])/([.B77]+[.C77]) - 1)">
            <text:p/>
          </table:table-cell>
          <table:table-cell table:formula="of:=IF([.B78]=&quot;&quot;;&quot;&quot;;([.F78]+1)/([.F77]+1) - 1)">
            <text:p/>
          </table:table-cell>
          <table:table-cell table:formula="of:=IF([.B78]=&quot;&quot;;&quot;&quot;;ROUNDDOWN(LOG(([.B78]+[.C78])/([.$B$2]+[.$C$2]);2)))">
            <text:p/>
          </table:table-cell>
          <table:table-cell table:formula="of:=IF([.B78]=&quot;&quot;;&quot;&quot;;1 / LOG(([.B78]+[.C78])/([.B77]+[.C77]);2))">
            <text:p/>
          </table:table-cell>
          <table:table-cell table:formula="of:=IF([.B78]=&quot;&quot;;&quot;&quot;;COUNT([.$A$2:.A78]) / LOG(([.B78]+[.C78])/([.$B$2]+[.$C$2]);2))">
            <text:p/>
          </table:table-cell>
          <table:table-cell table:formula="of:=IF([.B78]=&quot;&quot;;&quot;&quot;;[.E78]-[.E77])">
            <text:p/>
          </table:table-cell>
          <table:table-cell/>
          <table:table-cell table:formula="of:=IF([.B78]=&quot;&quot;;&quot;&quot;;IF([.L78]=&quot;?&quot;;[.B78]+[.C78];[.B78]+[.C78]-[.L78]-[.N78]))">
            <text:p/>
          </table:table-cell>
          <table:table-cell table:formula="of:=IF([.B78]=&quot;&quot;;&quot;&quot;;[.N77])">
            <text:p/>
          </table:table-cell>
          <table:table-cell table:formula="of:=[.O77]" office:value-type="float" office:value="184719.6" calcext:value-type="float">
            <text:p>184720</text:p>
          </table:table-cell>
          <table:table-cell table:style-name="ce8" table:formula="of:=IF([.B78]=&quot;&quot;;&quot;&quot;;IF([.I78]=0;999999;LOG([.O78];2)*[.I78]))">
            <text:p/>
          </table:table-cell>
          <table:table-cell table:formula="of:=IF([.B78]=&quot;&quot;;&quot;&quot;;[.A78]+[.P78])">
            <text:p/>
          </table:table-cell>
          <table:table-cell table:formula="of:=IF([.B78]=&quot;&quot;;&quot;&quot;;([.B78]+[.C78])-([.B77]+[.C77]))">
            <text:p/>
          </table:table-cell>
          <table:table-cell table:formula="of:=IF([.B78]=&quot;&quot;;&quot;&quot;;SUM([.R68:.R78]))">
            <text:p/>
          </table:table-cell>
          <table:table-cell/>
          <table:table-cell table:formula="of:=IF([.B78]=&quot;&quot;;&quot;&quot;;[.U77])">
            <text:p/>
          </table:table-cell>
          <table:table-cell table:formula="of:=IF([.B78]=&quot;&quot;;&quot;&quot;;IF([.T78]=&quot;?&quot;;&quot;&quot;;IF([.S78]=0;0;[.T78]/[.S78])))">
            <text:p/>
          </table:table-cell>
          <table:table-cell table:formula="of:=IF([.B78]&lt;&gt;&quot;&quot;;IF([.I77]=0;0;[.I78]/[.I77] - 1);IF([.W77]&gt;1.05;[.W77];0.05))" office:value-type="float" office:value="0.05" calcext:value-type="float">
            <text:p>0.0500</text:p>
          </table:table-cell>
          <table:table-cell table:formula="of:=[.X77]" office:value-type="float" office:value="35" calcext:value-type="float">
            <text:p>35</text:p>
          </table:table-cell>
          <table:table-cell table:formula="of:=IF([.B78]&lt;&gt;&quot;&quot;;[.I78];MIN([.X78];[.Y77]*(1 + [.W78])))" office:value-type="float" office:value="35" calcext:value-type="float">
            <text:p>35</text:p>
          </table:table-cell>
          <table:table-cell table:style-name="ce9" table:formula="of:=IF([.B78]&lt;&gt;&quot;&quot;;[.B78]+[.C78];MAX(0; MIN([.O77]*0.2;[.Z77]*POWER(2;1/IF([.Y78]=0;2.4;[.Y78])))))" office:value-type="float" office:value="1512.74218634141" calcext:value-type="float">
            <text:p>1513</text:p>
          </table:table-cell>
          <table:table-cell table:formula="of:=IF([.S78]&lt;&gt;&quot;&quot;;[.S78];[.Z78]-[.Z68])" office:value-type="float" office:value="271.786286361256" calcext:value-type="float">
            <text:p>272</text:p>
          </table:table-cell>
          <table:table-cell table:formula="of:=IF(AND([.T78]&lt;&gt;&quot;&quot;; [.T78]&lt;&gt;&quot;?&quot;);[.T78];[.AA78]*IF(COUNT([.V$2:.V78])=0;0;SUM([.V$2:.V78])/COUNT([.V$2:.V78])))" office:value-type="float" office:value="9.86843179215019" calcext:value-type="float">
            <text:p>10</text:p>
          </table:table-cell>
          <table:table-cell table:formula="of:=IF([.AB78]&gt;MIN([.AE78];MIN([.AF78];[.AG78]));&quot;!&quot;;&quot;&quot;)">
            <text:p/>
          </table:table-cell>
          <table:table-cell table:formula="of:=[.AD77]" office:value-type="float" office:value="272.657534246575" calcext:value-type="float">
            <text:p>273</text:p>
          </table:table-cell>
          <table:table-cell table:formula="of:=[.AE77]" office:value-type="float" office:value="240" calcext:value-type="float">
            <text:p>240</text:p>
          </table:table-cell>
          <table:table-cell table:formula="of:=[.AF77]" office:value-type="float" office:value="308" calcext:value-type="float">
            <text:p>308</text:p>
          </table:table-cell>
          <table:table-cell table:formula="of:=[.AG77]" office:value-type="float" office:value="3142" calcext:value-type="float">
            <text:p>3142</text:p>
          </table:table-cell>
          <table:table-cell table:formula="of:=[.AH77]" office:value-type="float" office:value="1047310" calcext:value-type="float">
            <text:p>1047310</text:p>
          </table:table-cell>
          <table:table-cell table:formula="of:=[.AI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8]+1" office:value-type="date" office:date-value="2020-05-31" calcext:value-type="date">
            <text:p>2020-05-31</text:p>
          </table:table-cell>
          <table:table-cell table:number-columns-repeated="3"/>
          <table:table-cell table:formula="of:=IF([.B79]=&quot;&quot;;&quot;&quot;;SUM([.B79:.D79]))">
            <text:p/>
          </table:table-cell>
          <table:table-cell table:formula="of:=IF([.B79]=&quot;&quot;;&quot;&quot;;([.B79]+[.C79])/([.B78]+[.C78]) - 1)">
            <text:p/>
          </table:table-cell>
          <table:table-cell table:formula="of:=IF([.B79]=&quot;&quot;;&quot;&quot;;([.F79]+1)/([.F78]+1) - 1)">
            <text:p/>
          </table:table-cell>
          <table:table-cell table:formula="of:=IF([.B79]=&quot;&quot;;&quot;&quot;;ROUNDDOWN(LOG(([.B79]+[.C79])/([.$B$2]+[.$C$2]);2)))">
            <text:p/>
          </table:table-cell>
          <table:table-cell table:formula="of:=IF([.B79]=&quot;&quot;;&quot;&quot;;1 / LOG(([.B79]+[.C79])/([.B78]+[.C78]);2))">
            <text:p/>
          </table:table-cell>
          <table:table-cell table:formula="of:=IF([.B79]=&quot;&quot;;&quot;&quot;;COUNT([.$A$2:.A79]) / LOG(([.B79]+[.C79])/([.$B$2]+[.$C$2]);2))">
            <text:p/>
          </table:table-cell>
          <table:table-cell table:formula="of:=IF([.B79]=&quot;&quot;;&quot;&quot;;[.E79]-[.E78])">
            <text:p/>
          </table:table-cell>
          <table:table-cell/>
          <table:table-cell table:formula="of:=IF([.B79]=&quot;&quot;;&quot;&quot;;IF([.L79]=&quot;?&quot;;[.B79]+[.C79];[.B79]+[.C79]-[.L79]-[.N79]))">
            <text:p/>
          </table:table-cell>
          <table:table-cell table:formula="of:=IF([.B79]=&quot;&quot;;&quot;&quot;;[.N78])">
            <text:p/>
          </table:table-cell>
          <table:table-cell table:formula="of:=[.O78]" office:value-type="float" office:value="184719.6" calcext:value-type="float">
            <text:p>184720</text:p>
          </table:table-cell>
          <table:table-cell table:style-name="ce8" table:formula="of:=IF([.B79]=&quot;&quot;;&quot;&quot;;IF([.I79]=0;999999;LOG([.O79];2)*[.I79]))">
            <text:p/>
          </table:table-cell>
          <table:table-cell table:formula="of:=IF([.B79]=&quot;&quot;;&quot;&quot;;[.A79]+[.P79])">
            <text:p/>
          </table:table-cell>
          <table:table-cell table:formula="of:=IF([.B79]=&quot;&quot;;&quot;&quot;;([.B79]+[.C79])-([.B78]+[.C78]))">
            <text:p/>
          </table:table-cell>
          <table:table-cell table:formula="of:=IF([.B79]=&quot;&quot;;&quot;&quot;;SUM([.R69:.R79]))">
            <text:p/>
          </table:table-cell>
          <table:table-cell/>
          <table:table-cell table:formula="of:=IF([.B79]=&quot;&quot;;&quot;&quot;;[.U78])">
            <text:p/>
          </table:table-cell>
          <table:table-cell table:formula="of:=IF([.B79]=&quot;&quot;;&quot;&quot;;IF([.T79]=&quot;?&quot;;&quot;&quot;;IF([.S79]=0;0;[.T79]/[.S79])))">
            <text:p/>
          </table:table-cell>
          <table:table-cell table:formula="of:=IF([.B79]&lt;&gt;&quot;&quot;;IF([.I78]=0;0;[.I79]/[.I78] - 1);IF([.W78]&gt;1.05;[.W78];0.05))" office:value-type="float" office:value="0.05" calcext:value-type="float">
            <text:p>0.0500</text:p>
          </table:table-cell>
          <table:table-cell table:formula="of:=[.X78]" office:value-type="float" office:value="35" calcext:value-type="float">
            <text:p>35</text:p>
          </table:table-cell>
          <table:table-cell table:formula="of:=IF([.B79]&lt;&gt;&quot;&quot;;[.I79];MIN([.X79];[.Y78]*(1 + [.W79])))" office:value-type="float" office:value="35" calcext:value-type="float">
            <text:p>35</text:p>
          </table:table-cell>
          <table:table-cell table:style-name="ce9" table:formula="of:=IF([.B79]&lt;&gt;&quot;&quot;;[.B79]+[.C79];MAX(0; MIN([.O78]*0.2;[.Z78]*POWER(2;1/IF([.Y79]=0;2.4;[.Y79])))))" office:value-type="float" office:value="1542.99946470758" calcext:value-type="float">
            <text:p>1543</text:p>
          </table:table-cell>
          <table:table-cell table:formula="of:=IF([.S79]&lt;&gt;&quot;&quot;;[.S79];[.Z79]-[.Z69])" office:value-type="float" office:value="277.222449507092" calcext:value-type="float">
            <text:p>277</text:p>
          </table:table-cell>
          <table:table-cell table:formula="of:=IF(AND([.T79]&lt;&gt;&quot;&quot;; [.T79]&lt;&gt;&quot;?&quot;);[.T79];[.AA79]*IF(COUNT([.V$2:.V79])=0;0;SUM([.V$2:.V79])/COUNT([.V$2:.V79])))" office:value-type="float" office:value="10.0658163104565" calcext:value-type="float">
            <text:p>10</text:p>
          </table:table-cell>
          <table:table-cell table:formula="of:=IF([.AB79]&gt;MIN([.AE79];MIN([.AF79];[.AG79]));&quot;!&quot;;&quot;&quot;)">
            <text:p/>
          </table:table-cell>
          <table:table-cell table:formula="of:=[.AD78]" office:value-type="float" office:value="272.657534246575" calcext:value-type="float">
            <text:p>273</text:p>
          </table:table-cell>
          <table:table-cell table:formula="of:=[.AE78]" office:value-type="float" office:value="240" calcext:value-type="float">
            <text:p>240</text:p>
          </table:table-cell>
          <table:table-cell table:formula="of:=[.AF78]" office:value-type="float" office:value="308" calcext:value-type="float">
            <text:p>308</text:p>
          </table:table-cell>
          <table:table-cell table:formula="of:=[.AG78]" office:value-type="float" office:value="3142" calcext:value-type="float">
            <text:p>3142</text:p>
          </table:table-cell>
          <table:table-cell table:formula="of:=[.AH78]" office:value-type="float" office:value="1047310" calcext:value-type="float">
            <text:p>1047310</text:p>
          </table:table-cell>
          <table:table-cell table:formula="of:=[.AI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79]+1" office:value-type="date" office:date-value="2020-06-01" calcext:value-type="date">
            <text:p>2020-06-01</text:p>
          </table:table-cell>
          <table:table-cell table:number-columns-repeated="3"/>
          <table:table-cell table:formula="of:=IF([.B80]=&quot;&quot;;&quot;&quot;;SUM([.B80:.D80]))">
            <text:p/>
          </table:table-cell>
          <table:table-cell table:formula="of:=IF([.B80]=&quot;&quot;;&quot;&quot;;([.B80]+[.C80])/([.B79]+[.C79]) - 1)">
            <text:p/>
          </table:table-cell>
          <table:table-cell table:formula="of:=IF([.B80]=&quot;&quot;;&quot;&quot;;([.F80]+1)/([.F79]+1) - 1)">
            <text:p/>
          </table:table-cell>
          <table:table-cell table:formula="of:=IF([.B80]=&quot;&quot;;&quot;&quot;;ROUNDDOWN(LOG(([.B80]+[.C80])/([.$B$2]+[.$C$2]);2)))">
            <text:p/>
          </table:table-cell>
          <table:table-cell table:formula="of:=IF([.B80]=&quot;&quot;;&quot;&quot;;1 / LOG(([.B80]+[.C80])/([.B79]+[.C79]);2))">
            <text:p/>
          </table:table-cell>
          <table:table-cell table:formula="of:=IF([.B80]=&quot;&quot;;&quot;&quot;;COUNT([.$A$2:.A80]) / LOG(([.B80]+[.C80])/([.$B$2]+[.$C$2]);2))">
            <text:p/>
          </table:table-cell>
          <table:table-cell table:formula="of:=IF([.B80]=&quot;&quot;;&quot;&quot;;[.E80]-[.E79])">
            <text:p/>
          </table:table-cell>
          <table:table-cell/>
          <table:table-cell table:formula="of:=IF([.B80]=&quot;&quot;;&quot;&quot;;IF([.L80]=&quot;?&quot;;[.B80]+[.C80];[.B80]+[.C80]-[.L80]-[.N80]))">
            <text:p/>
          </table:table-cell>
          <table:table-cell table:formula="of:=IF([.B80]=&quot;&quot;;&quot;&quot;;[.N79])">
            <text:p/>
          </table:table-cell>
          <table:table-cell table:formula="of:=[.O79]" office:value-type="float" office:value="184719.6" calcext:value-type="float">
            <text:p>184720</text:p>
          </table:table-cell>
          <table:table-cell table:style-name="ce8" table:formula="of:=IF([.B80]=&quot;&quot;;&quot;&quot;;IF([.I80]=0;999999;LOG([.O80];2)*[.I80]))">
            <text:p/>
          </table:table-cell>
          <table:table-cell table:formula="of:=IF([.B80]=&quot;&quot;;&quot;&quot;;[.A80]+[.P80])">
            <text:p/>
          </table:table-cell>
          <table:table-cell table:formula="of:=IF([.B80]=&quot;&quot;;&quot;&quot;;([.B80]+[.C80])-([.B79]+[.C79]))">
            <text:p/>
          </table:table-cell>
          <table:table-cell table:formula="of:=IF([.B80]=&quot;&quot;;&quot;&quot;;SUM([.R70:.R80]))">
            <text:p/>
          </table:table-cell>
          <table:table-cell/>
          <table:table-cell table:formula="of:=IF([.B80]=&quot;&quot;;&quot;&quot;;[.U79])">
            <text:p/>
          </table:table-cell>
          <table:table-cell table:formula="of:=IF([.B80]=&quot;&quot;;&quot;&quot;;IF([.T80]=&quot;?&quot;;&quot;&quot;;IF([.S80]=0;0;[.T80]/[.S80])))">
            <text:p/>
          </table:table-cell>
          <table:table-cell table:formula="of:=IF([.B80]&lt;&gt;&quot;&quot;;IF([.I79]=0;0;[.I80]/[.I79] - 1);IF([.W79]&gt;1.05;[.W79];0.05))" office:value-type="float" office:value="0.05" calcext:value-type="float">
            <text:p>0.0500</text:p>
          </table:table-cell>
          <table:table-cell table:formula="of:=[.X79]" office:value-type="float" office:value="35" calcext:value-type="float">
            <text:p>35</text:p>
          </table:table-cell>
          <table:table-cell table:formula="of:=IF([.B80]&lt;&gt;&quot;&quot;;[.I80];MIN([.X80];[.Y79]*(1 + [.W80])))" office:value-type="float" office:value="35" calcext:value-type="float">
            <text:p>35</text:p>
          </table:table-cell>
          <table:table-cell table:style-name="ce9" table:formula="of:=IF([.B80]&lt;&gt;&quot;&quot;;[.B80]+[.C80];MAX(0; MIN([.O79]*0.2;[.Z79]*POWER(2;1/IF([.Y80]=0;2.4;[.Y80])))))" office:value-type="float" office:value="1573.86193733778" calcext:value-type="float">
            <text:p>1574</text:p>
          </table:table-cell>
          <table:table-cell table:formula="of:=IF([.S80]&lt;&gt;&quot;&quot;;[.S80];[.Z80]-[.Z70])" office:value-type="float" office:value="282.767344664921" calcext:value-type="float">
            <text:p>283</text:p>
          </table:table-cell>
          <table:table-cell table:formula="of:=IF(AND([.T80]&lt;&gt;&quot;&quot;; [.T80]&lt;&gt;&quot;?&quot;);[.T80];[.AA80]*IF(COUNT([.V$2:.V80])=0;0;SUM([.V$2:.V80])/COUNT([.V$2:.V80])))" office:value-type="float" office:value="10.2671488368038" calcext:value-type="float">
            <text:p>10</text:p>
          </table:table-cell>
          <table:table-cell table:formula="of:=IF([.AB80]&gt;MIN([.AE80];MIN([.AF80];[.AG80]));&quot;!&quot;;&quot;&quot;)">
            <text:p/>
          </table:table-cell>
          <table:table-cell table:formula="of:=[.AD79]" office:value-type="float" office:value="272.657534246575" calcext:value-type="float">
            <text:p>273</text:p>
          </table:table-cell>
          <table:table-cell table:formula="of:=[.AE79]" office:value-type="float" office:value="240" calcext:value-type="float">
            <text:p>240</text:p>
          </table:table-cell>
          <table:table-cell table:formula="of:=[.AF79]" office:value-type="float" office:value="308" calcext:value-type="float">
            <text:p>308</text:p>
          </table:table-cell>
          <table:table-cell table:formula="of:=[.AG79]" office:value-type="float" office:value="3142" calcext:value-type="float">
            <text:p>3142</text:p>
          </table:table-cell>
          <table:table-cell table:formula="of:=[.AH79]" office:value-type="float" office:value="1047310" calcext:value-type="float">
            <text:p>1047310</text:p>
          </table:table-cell>
          <table:table-cell table:formula="of:=[.AI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0]+1" office:value-type="date" office:date-value="2020-06-02" calcext:value-type="date">
            <text:p>2020-06-02</text:p>
          </table:table-cell>
          <table:table-cell table:number-columns-repeated="3"/>
          <table:table-cell table:formula="of:=IF([.B81]=&quot;&quot;;&quot;&quot;;SUM([.B81:.D81]))">
            <text:p/>
          </table:table-cell>
          <table:table-cell table:formula="of:=IF([.B81]=&quot;&quot;;&quot;&quot;;([.B81]+[.C81])/([.B80]+[.C80]) - 1)">
            <text:p/>
          </table:table-cell>
          <table:table-cell table:formula="of:=IF([.B81]=&quot;&quot;;&quot;&quot;;([.F81]+1)/([.F80]+1) - 1)">
            <text:p/>
          </table:table-cell>
          <table:table-cell table:formula="of:=IF([.B81]=&quot;&quot;;&quot;&quot;;ROUNDDOWN(LOG(([.B81]+[.C81])/([.$B$2]+[.$C$2]);2)))">
            <text:p/>
          </table:table-cell>
          <table:table-cell table:formula="of:=IF([.B81]=&quot;&quot;;&quot;&quot;;1 / LOG(([.B81]+[.C81])/([.B80]+[.C80]);2))">
            <text:p/>
          </table:table-cell>
          <table:table-cell table:formula="of:=IF([.B81]=&quot;&quot;;&quot;&quot;;COUNT([.$A$2:.A81]) / LOG(([.B81]+[.C81])/([.$B$2]+[.$C$2]);2))">
            <text:p/>
          </table:table-cell>
          <table:table-cell table:formula="of:=IF([.B81]=&quot;&quot;;&quot;&quot;;[.E81]-[.E80])">
            <text:p/>
          </table:table-cell>
          <table:table-cell/>
          <table:table-cell table:formula="of:=IF([.B81]=&quot;&quot;;&quot;&quot;;IF([.L81]=&quot;?&quot;;[.B81]+[.C81];[.B81]+[.C81]-[.L81]-[.N81]))">
            <text:p/>
          </table:table-cell>
          <table:table-cell table:formula="of:=IF([.B81]=&quot;&quot;;&quot;&quot;;[.N80])">
            <text:p/>
          </table:table-cell>
          <table:table-cell table:formula="of:=[.O80]" office:value-type="float" office:value="184719.6" calcext:value-type="float">
            <text:p>184720</text:p>
          </table:table-cell>
          <table:table-cell table:style-name="ce8" table:formula="of:=IF([.B81]=&quot;&quot;;&quot;&quot;;IF([.I81]=0;999999;LOG([.O81];2)*[.I81]))">
            <text:p/>
          </table:table-cell>
          <table:table-cell table:formula="of:=IF([.B81]=&quot;&quot;;&quot;&quot;;[.A81]+[.P81])">
            <text:p/>
          </table:table-cell>
          <table:table-cell table:formula="of:=IF([.B81]=&quot;&quot;;&quot;&quot;;([.B81]+[.C81])-([.B80]+[.C80]))">
            <text:p/>
          </table:table-cell>
          <table:table-cell table:formula="of:=IF([.B81]=&quot;&quot;;&quot;&quot;;SUM([.R71:.R81]))">
            <text:p/>
          </table:table-cell>
          <table:table-cell/>
          <table:table-cell table:formula="of:=IF([.B81]=&quot;&quot;;&quot;&quot;;[.U80])">
            <text:p/>
          </table:table-cell>
          <table:table-cell table:formula="of:=IF([.B81]=&quot;&quot;;&quot;&quot;;IF([.T81]=&quot;?&quot;;&quot;&quot;;IF([.S81]=0;0;[.T81]/[.S81])))">
            <text:p/>
          </table:table-cell>
          <table:table-cell table:formula="of:=IF([.B81]&lt;&gt;&quot;&quot;;IF([.I80]=0;0;[.I81]/[.I80] - 1);IF([.W80]&gt;1.05;[.W80];0.05))" office:value-type="float" office:value="0.05" calcext:value-type="float">
            <text:p>0.0500</text:p>
          </table:table-cell>
          <table:table-cell table:formula="of:=[.X80]" office:value-type="float" office:value="35" calcext:value-type="float">
            <text:p>35</text:p>
          </table:table-cell>
          <table:table-cell table:formula="of:=IF([.B81]&lt;&gt;&quot;&quot;;[.I81];MIN([.X81];[.Y80]*(1 + [.W81])))" office:value-type="float" office:value="35" calcext:value-type="float">
            <text:p>35</text:p>
          </table:table-cell>
          <table:table-cell table:style-name="ce9" table:formula="of:=IF([.B81]&lt;&gt;&quot;&quot;;[.B81]+[.C81];MAX(0; MIN([.O80]*0.2;[.Z80]*POWER(2;1/IF([.Y81]=0;2.4;[.Y81])))))" office:value-type="float" office:value="1605.3417090913" calcext:value-type="float">
            <text:p>1605</text:p>
          </table:table-cell>
          <table:table-cell table:formula="of:=IF([.S81]&lt;&gt;&quot;&quot;;[.S81];[.Z81]-[.Z71])" office:value-type="float" office:value="288.423146649978" calcext:value-type="float">
            <text:p>288</text:p>
          </table:table-cell>
          <table:table-cell table:formula="of:=IF(AND([.T81]&lt;&gt;&quot;&quot;; [.T81]&lt;&gt;&quot;?&quot;);[.T81];[.AA81]*IF(COUNT([.V$2:.V81])=0;0;SUM([.V$2:.V81])/COUNT([.V$2:.V81])))" office:value-type="float" office:value="10.4725083377069" calcext:value-type="float">
            <text:p>10</text:p>
          </table:table-cell>
          <table:table-cell table:formula="of:=IF([.AB81]&gt;MIN([.AE81];MIN([.AF81];[.AG81]));&quot;!&quot;;&quot;&quot;)">
            <text:p/>
          </table:table-cell>
          <table:table-cell table:formula="of:=[.AD80]" office:value-type="float" office:value="272.657534246575" calcext:value-type="float">
            <text:p>273</text:p>
          </table:table-cell>
          <table:table-cell table:formula="of:=[.AE80]" office:value-type="float" office:value="240" calcext:value-type="float">
            <text:p>240</text:p>
          </table:table-cell>
          <table:table-cell table:formula="of:=[.AF80]" office:value-type="float" office:value="308" calcext:value-type="float">
            <text:p>308</text:p>
          </table:table-cell>
          <table:table-cell table:formula="of:=[.AG80]" office:value-type="float" office:value="3142" calcext:value-type="float">
            <text:p>3142</text:p>
          </table:table-cell>
          <table:table-cell table:formula="of:=[.AH80]" office:value-type="float" office:value="1047310" calcext:value-type="float">
            <text:p>1047310</text:p>
          </table:table-cell>
          <table:table-cell table:formula="of:=[.AI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1]+1" office:value-type="date" office:date-value="2020-06-03" calcext:value-type="date">
            <text:p>2020-06-03</text:p>
          </table:table-cell>
          <table:table-cell table:number-columns-repeated="3"/>
          <table:table-cell table:formula="of:=IF([.B82]=&quot;&quot;;&quot;&quot;;SUM([.B82:.D82]))">
            <text:p/>
          </table:table-cell>
          <table:table-cell table:formula="of:=IF([.B82]=&quot;&quot;;&quot;&quot;;([.B82]+[.C82])/([.B81]+[.C81]) - 1)">
            <text:p/>
          </table:table-cell>
          <table:table-cell table:formula="of:=IF([.B82]=&quot;&quot;;&quot;&quot;;([.F82]+1)/([.F81]+1) - 1)">
            <text:p/>
          </table:table-cell>
          <table:table-cell table:formula="of:=IF([.B82]=&quot;&quot;;&quot;&quot;;ROUNDDOWN(LOG(([.B82]+[.C82])/([.$B$2]+[.$C$2]);2)))">
            <text:p/>
          </table:table-cell>
          <table:table-cell table:formula="of:=IF([.B82]=&quot;&quot;;&quot;&quot;;1 / LOG(([.B82]+[.C82])/([.B81]+[.C81]);2))">
            <text:p/>
          </table:table-cell>
          <table:table-cell table:formula="of:=IF([.B82]=&quot;&quot;;&quot;&quot;;COUNT([.$A$2:.A82]) / LOG(([.B82]+[.C82])/([.$B$2]+[.$C$2]);2))">
            <text:p/>
          </table:table-cell>
          <table:table-cell table:formula="of:=IF([.B82]=&quot;&quot;;&quot;&quot;;[.E82]-[.E81])">
            <text:p/>
          </table:table-cell>
          <table:table-cell/>
          <table:table-cell table:formula="of:=IF([.B82]=&quot;&quot;;&quot;&quot;;IF([.L82]=&quot;?&quot;;[.B82]+[.C82];[.B82]+[.C82]-[.L82]-[.N82]))">
            <text:p/>
          </table:table-cell>
          <table:table-cell table:formula="of:=IF([.B82]=&quot;&quot;;&quot;&quot;;[.N81])">
            <text:p/>
          </table:table-cell>
          <table:table-cell table:formula="of:=[.O81]" office:value-type="float" office:value="184719.6" calcext:value-type="float">
            <text:p>184720</text:p>
          </table:table-cell>
          <table:table-cell table:style-name="ce8" table:formula="of:=IF([.B82]=&quot;&quot;;&quot;&quot;;IF([.I82]=0;999999;LOG([.O82];2)*[.I82]))">
            <text:p/>
          </table:table-cell>
          <table:table-cell table:formula="of:=IF([.B82]=&quot;&quot;;&quot;&quot;;[.A82]+[.P82])">
            <text:p/>
          </table:table-cell>
          <table:table-cell table:formula="of:=IF([.B82]=&quot;&quot;;&quot;&quot;;([.B82]+[.C82])-([.B81]+[.C81]))">
            <text:p/>
          </table:table-cell>
          <table:table-cell table:formula="of:=IF([.B82]=&quot;&quot;;&quot;&quot;;SUM([.R72:.R82]))">
            <text:p/>
          </table:table-cell>
          <table:table-cell/>
          <table:table-cell table:formula="of:=IF([.B82]=&quot;&quot;;&quot;&quot;;[.U81])">
            <text:p/>
          </table:table-cell>
          <table:table-cell table:formula="of:=IF([.B82]=&quot;&quot;;&quot;&quot;;IF([.T82]=&quot;?&quot;;&quot;&quot;;IF([.S82]=0;0;[.T82]/[.S82])))">
            <text:p/>
          </table:table-cell>
          <table:table-cell table:formula="of:=IF([.B82]&lt;&gt;&quot;&quot;;IF([.I81]=0;0;[.I82]/[.I81] - 1);IF([.W81]&gt;1.05;[.W81];0.05))" office:value-type="float" office:value="0.05" calcext:value-type="float">
            <text:p>0.0500</text:p>
          </table:table-cell>
          <table:table-cell table:formula="of:=[.X81]" office:value-type="float" office:value="35" calcext:value-type="float">
            <text:p>35</text:p>
          </table:table-cell>
          <table:table-cell table:formula="of:=IF([.B82]&lt;&gt;&quot;&quot;;[.I82];MIN([.X82];[.Y81]*(1 + [.W82])))" office:value-type="float" office:value="35" calcext:value-type="float">
            <text:p>35</text:p>
          </table:table-cell>
          <table:table-cell table:style-name="ce9" table:formula="of:=IF([.B82]&lt;&gt;&quot;&quot;;[.B82]+[.C82];MAX(0; MIN([.O81]*0.2;[.Z81]*POWER(2;1/IF([.Y82]=0;2.4;[.Y82])))))" office:value-type="float" office:value="1637.45112694411" calcext:value-type="float">
            <text:p>1637</text:p>
          </table:table-cell>
          <table:table-cell table:formula="of:=IF([.S82]&lt;&gt;&quot;&quot;;[.S82];[.Z82]-[.Z72])" office:value-type="float" office:value="294.192073777304" calcext:value-type="float">
            <text:p>294</text:p>
          </table:table-cell>
          <table:table-cell table:formula="of:=IF(AND([.T82]&lt;&gt;&quot;&quot;; [.T82]&lt;&gt;&quot;?&quot;);[.T82];[.AA82]*IF(COUNT([.V$2:.V82])=0;0;SUM([.V$2:.V82])/COUNT([.V$2:.V82])))" office:value-type="float" office:value="10.6819753591379" calcext:value-type="float">
            <text:p>11</text:p>
          </table:table-cell>
          <table:table-cell table:formula="of:=IF([.AB82]&gt;MIN([.AE82];MIN([.AF82];[.AG82]));&quot;!&quot;;&quot;&quot;)">
            <text:p/>
          </table:table-cell>
          <table:table-cell table:formula="of:=[.AD81]" office:value-type="float" office:value="272.657534246575" calcext:value-type="float">
            <text:p>273</text:p>
          </table:table-cell>
          <table:table-cell table:formula="of:=[.AE81]" office:value-type="float" office:value="240" calcext:value-type="float">
            <text:p>240</text:p>
          </table:table-cell>
          <table:table-cell table:formula="of:=[.AF81]" office:value-type="float" office:value="308" calcext:value-type="float">
            <text:p>308</text:p>
          </table:table-cell>
          <table:table-cell table:formula="of:=[.AG81]" office:value-type="float" office:value="3142" calcext:value-type="float">
            <text:p>3142</text:p>
          </table:table-cell>
          <table:table-cell table:formula="of:=[.AH81]" office:value-type="float" office:value="1047310" calcext:value-type="float">
            <text:p>1047310</text:p>
          </table:table-cell>
          <table:table-cell table:formula="of:=[.AI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2]+1" office:value-type="date" office:date-value="2020-06-04" calcext:value-type="date">
            <text:p>2020-06-04</text:p>
          </table:table-cell>
          <table:table-cell table:number-columns-repeated="3"/>
          <table:table-cell table:formula="of:=IF([.B83]=&quot;&quot;;&quot;&quot;;SUM([.B83:.D83]))">
            <text:p/>
          </table:table-cell>
          <table:table-cell table:formula="of:=IF([.B83]=&quot;&quot;;&quot;&quot;;([.B83]+[.C83])/([.B82]+[.C82]) - 1)">
            <text:p/>
          </table:table-cell>
          <table:table-cell table:formula="of:=IF([.B83]=&quot;&quot;;&quot;&quot;;([.F83]+1)/([.F82]+1) - 1)">
            <text:p/>
          </table:table-cell>
          <table:table-cell table:formula="of:=IF([.B83]=&quot;&quot;;&quot;&quot;;ROUNDDOWN(LOG(([.B83]+[.C83])/([.$B$2]+[.$C$2]);2)))">
            <text:p/>
          </table:table-cell>
          <table:table-cell table:formula="of:=IF([.B83]=&quot;&quot;;&quot;&quot;;1 / LOG(([.B83]+[.C83])/([.B82]+[.C82]);2))">
            <text:p/>
          </table:table-cell>
          <table:table-cell table:formula="of:=IF([.B83]=&quot;&quot;;&quot;&quot;;COUNT([.$A$2:.A83]) / LOG(([.B83]+[.C83])/([.$B$2]+[.$C$2]);2))">
            <text:p/>
          </table:table-cell>
          <table:table-cell table:formula="of:=IF([.B83]=&quot;&quot;;&quot;&quot;;[.E83]-[.E82])">
            <text:p/>
          </table:table-cell>
          <table:table-cell/>
          <table:table-cell table:formula="of:=IF([.B83]=&quot;&quot;;&quot;&quot;;IF([.L83]=&quot;?&quot;;[.B83]+[.C83];[.B83]+[.C83]-[.L83]-[.N83]))">
            <text:p/>
          </table:table-cell>
          <table:table-cell table:formula="of:=IF([.B83]=&quot;&quot;;&quot;&quot;;[.N82])">
            <text:p/>
          </table:table-cell>
          <table:table-cell table:formula="of:=[.O82]" office:value-type="float" office:value="184719.6" calcext:value-type="float">
            <text:p>184720</text:p>
          </table:table-cell>
          <table:table-cell table:style-name="ce8" table:formula="of:=IF([.B83]=&quot;&quot;;&quot;&quot;;IF([.I83]=0;999999;LOG([.O83];2)*[.I83]))">
            <text:p/>
          </table:table-cell>
          <table:table-cell table:formula="of:=IF([.B83]=&quot;&quot;;&quot;&quot;;[.A83]+[.P83])">
            <text:p/>
          </table:table-cell>
          <table:table-cell table:formula="of:=IF([.B83]=&quot;&quot;;&quot;&quot;;([.B83]+[.C83])-([.B82]+[.C82]))">
            <text:p/>
          </table:table-cell>
          <table:table-cell table:formula="of:=IF([.B83]=&quot;&quot;;&quot;&quot;;SUM([.R73:.R83]))">
            <text:p/>
          </table:table-cell>
          <table:table-cell/>
          <table:table-cell table:formula="of:=IF([.B83]=&quot;&quot;;&quot;&quot;;[.U82])">
            <text:p/>
          </table:table-cell>
          <table:table-cell table:formula="of:=IF([.B83]=&quot;&quot;;&quot;&quot;;IF([.T83]=&quot;?&quot;;&quot;&quot;;IF([.S83]=0;0;[.T83]/[.S83])))">
            <text:p/>
          </table:table-cell>
          <table:table-cell table:formula="of:=IF([.B83]&lt;&gt;&quot;&quot;;IF([.I82]=0;0;[.I83]/[.I82] - 1);IF([.W82]&gt;1.05;[.W82];0.05))" office:value-type="float" office:value="0.05" calcext:value-type="float">
            <text:p>0.0500</text:p>
          </table:table-cell>
          <table:table-cell table:formula="of:=[.X82]" office:value-type="float" office:value="35" calcext:value-type="float">
            <text:p>35</text:p>
          </table:table-cell>
          <table:table-cell table:formula="of:=IF([.B83]&lt;&gt;&quot;&quot;;[.I83];MIN([.X83];[.Y82]*(1 + [.W83])))" office:value-type="float" office:value="35" calcext:value-type="float">
            <text:p>35</text:p>
          </table:table-cell>
          <table:table-cell table:style-name="ce9" table:formula="of:=IF([.B83]&lt;&gt;&quot;&quot;;[.B83]+[.C83];MAX(0; MIN([.O82]*0.2;[.Z82]*POWER(2;1/IF([.Y83]=0;2.4;[.Y83])))))" office:value-type="float" office:value="1670.20278483155" calcext:value-type="float">
            <text:p>1670</text:p>
          </table:table-cell>
          <table:table-cell table:formula="of:=IF([.S83]&lt;&gt;&quot;&quot;;[.S83];[.Z83]-[.Z73])" office:value-type="float" office:value="300.07638873181" calcext:value-type="float">
            <text:p>300</text:p>
          </table:table-cell>
          <table:table-cell table:formula="of:=IF(AND([.T83]&lt;&gt;&quot;&quot;; [.T83]&lt;&gt;&quot;?&quot;);[.T83];[.AA83]*IF(COUNT([.V$2:.V83])=0;0;SUM([.V$2:.V83])/COUNT([.V$2:.V83])))" office:value-type="float" office:value="10.8956320581183" calcext:value-type="float">
            <text:p>11</text:p>
          </table:table-cell>
          <table:table-cell table:formula="of:=IF([.AB83]&gt;MIN([.AE83];MIN([.AF83];[.AG83]));&quot;!&quot;;&quot;&quot;)">
            <text:p/>
          </table:table-cell>
          <table:table-cell table:formula="of:=[.AD82]" office:value-type="float" office:value="272.657534246575" calcext:value-type="float">
            <text:p>273</text:p>
          </table:table-cell>
          <table:table-cell table:formula="of:=[.AE82]" office:value-type="float" office:value="240" calcext:value-type="float">
            <text:p>240</text:p>
          </table:table-cell>
          <table:table-cell table:formula="of:=[.AF82]" office:value-type="float" office:value="308" calcext:value-type="float">
            <text:p>308</text:p>
          </table:table-cell>
          <table:table-cell table:formula="of:=[.AG82]" office:value-type="float" office:value="3142" calcext:value-type="float">
            <text:p>3142</text:p>
          </table:table-cell>
          <table:table-cell table:formula="of:=[.AH82]" office:value-type="float" office:value="1047310" calcext:value-type="float">
            <text:p>1047310</text:p>
          </table:table-cell>
          <table:table-cell table:formula="of:=[.AI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3]+1" office:value-type="date" office:date-value="2020-06-05" calcext:value-type="date">
            <text:p>2020-06-05</text:p>
          </table:table-cell>
          <table:table-cell table:number-columns-repeated="3"/>
          <table:table-cell table:formula="of:=IF([.B84]=&quot;&quot;;&quot;&quot;;SUM([.B84:.D84]))">
            <text:p/>
          </table:table-cell>
          <table:table-cell table:formula="of:=IF([.B84]=&quot;&quot;;&quot;&quot;;([.B84]+[.C84])/([.B83]+[.C83]) - 1)">
            <text:p/>
          </table:table-cell>
          <table:table-cell table:formula="of:=IF([.B84]=&quot;&quot;;&quot;&quot;;([.F84]+1)/([.F83]+1) - 1)">
            <text:p/>
          </table:table-cell>
          <table:table-cell table:formula="of:=IF([.B84]=&quot;&quot;;&quot;&quot;;ROUNDDOWN(LOG(([.B84]+[.C84])/([.$B$2]+[.$C$2]);2)))">
            <text:p/>
          </table:table-cell>
          <table:table-cell table:formula="of:=IF([.B84]=&quot;&quot;;&quot;&quot;;1 / LOG(([.B84]+[.C84])/([.B83]+[.C83]);2))">
            <text:p/>
          </table:table-cell>
          <table:table-cell table:formula="of:=IF([.B84]=&quot;&quot;;&quot;&quot;;COUNT([.$A$2:.A84]) / LOG(([.B84]+[.C84])/([.$B$2]+[.$C$2]);2))">
            <text:p/>
          </table:table-cell>
          <table:table-cell table:formula="of:=IF([.B84]=&quot;&quot;;&quot;&quot;;[.E84]-[.E83])">
            <text:p/>
          </table:table-cell>
          <table:table-cell/>
          <table:table-cell table:formula="of:=IF([.B84]=&quot;&quot;;&quot;&quot;;IF([.L84]=&quot;?&quot;;[.B84]+[.C84];[.B84]+[.C84]-[.L84]-[.N84]))">
            <text:p/>
          </table:table-cell>
          <table:table-cell table:formula="of:=IF([.B84]=&quot;&quot;;&quot;&quot;;[.N83])">
            <text:p/>
          </table:table-cell>
          <table:table-cell table:formula="of:=[.O83]" office:value-type="float" office:value="184719.6" calcext:value-type="float">
            <text:p>184720</text:p>
          </table:table-cell>
          <table:table-cell table:style-name="ce8" table:formula="of:=IF([.B84]=&quot;&quot;;&quot;&quot;;IF([.I84]=0;999999;LOG([.O84];2)*[.I84]))">
            <text:p/>
          </table:table-cell>
          <table:table-cell table:formula="of:=IF([.B84]=&quot;&quot;;&quot;&quot;;[.A84]+[.P84])">
            <text:p/>
          </table:table-cell>
          <table:table-cell table:formula="of:=IF([.B84]=&quot;&quot;;&quot;&quot;;([.B84]+[.C84])-([.B83]+[.C83]))">
            <text:p/>
          </table:table-cell>
          <table:table-cell table:formula="of:=IF([.B84]=&quot;&quot;;&quot;&quot;;SUM([.R74:.R84]))">
            <text:p/>
          </table:table-cell>
          <table:table-cell/>
          <table:table-cell table:formula="of:=IF([.B84]=&quot;&quot;;&quot;&quot;;[.U83])">
            <text:p/>
          </table:table-cell>
          <table:table-cell table:formula="of:=IF([.B84]=&quot;&quot;;&quot;&quot;;IF([.T84]=&quot;?&quot;;&quot;&quot;;IF([.S84]=0;0;[.T84]/[.S84])))">
            <text:p/>
          </table:table-cell>
          <table:table-cell table:formula="of:=IF([.B84]&lt;&gt;&quot;&quot;;IF([.I83]=0;0;[.I84]/[.I83] - 1);IF([.W83]&gt;1.05;[.W83];0.05))" office:value-type="float" office:value="0.05" calcext:value-type="float">
            <text:p>0.0500</text:p>
          </table:table-cell>
          <table:table-cell table:formula="of:=[.X83]" office:value-type="float" office:value="35" calcext:value-type="float">
            <text:p>35</text:p>
          </table:table-cell>
          <table:table-cell table:formula="of:=IF([.B84]&lt;&gt;&quot;&quot;;[.I84];MIN([.X84];[.Y83]*(1 + [.W84])))" office:value-type="float" office:value="35" calcext:value-type="float">
            <text:p>35</text:p>
          </table:table-cell>
          <table:table-cell table:style-name="ce9" table:formula="of:=IF([.B84]&lt;&gt;&quot;&quot;;[.B84]+[.C84];MAX(0; MIN([.O83]*0.2;[.Z83]*POWER(2;1/IF([.Y84]=0;2.4;[.Y84])))))" office:value-type="float" office:value="1703.60952858795" calcext:value-type="float">
            <text:p>1704</text:p>
          </table:table-cell>
          <table:table-cell table:formula="of:=IF([.S84]&lt;&gt;&quot;&quot;;[.S84];[.Z84]-[.Z74])" office:value-type="float" office:value="306.078399455748" calcext:value-type="float">
            <text:p>306</text:p>
          </table:table-cell>
          <table:table-cell table:formula="of:=IF(AND([.T84]&lt;&gt;&quot;&quot;; [.T84]&lt;&gt;&quot;?&quot;);[.T84];[.AA84]*IF(COUNT([.V$2:.V84])=0;0;SUM([.V$2:.V84])/COUNT([.V$2:.V84])))" office:value-type="float" office:value="11.1135622349419" calcext:value-type="float">
            <text:p>11</text:p>
          </table:table-cell>
          <table:table-cell table:formula="of:=IF([.AB84]&gt;MIN([.AE84];MIN([.AF84];[.AG84]));&quot;!&quot;;&quot;&quot;)">
            <text:p/>
          </table:table-cell>
          <table:table-cell table:formula="of:=[.AD83]" office:value-type="float" office:value="272.657534246575" calcext:value-type="float">
            <text:p>273</text:p>
          </table:table-cell>
          <table:table-cell table:formula="of:=[.AE83]" office:value-type="float" office:value="240" calcext:value-type="float">
            <text:p>240</text:p>
          </table:table-cell>
          <table:table-cell table:formula="of:=[.AF83]" office:value-type="float" office:value="308" calcext:value-type="float">
            <text:p>308</text:p>
          </table:table-cell>
          <table:table-cell table:formula="of:=[.AG83]" office:value-type="float" office:value="3142" calcext:value-type="float">
            <text:p>3142</text:p>
          </table:table-cell>
          <table:table-cell table:formula="of:=[.AH83]" office:value-type="float" office:value="1047310" calcext:value-type="float">
            <text:p>1047310</text:p>
          </table:table-cell>
          <table:table-cell table:formula="of:=[.AI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4]+1" office:value-type="date" office:date-value="2020-06-06" calcext:value-type="date">
            <text:p>2020-06-06</text:p>
          </table:table-cell>
          <table:table-cell table:number-columns-repeated="3"/>
          <table:table-cell table:formula="of:=IF([.B85]=&quot;&quot;;&quot;&quot;;SUM([.B85:.D85]))">
            <text:p/>
          </table:table-cell>
          <table:table-cell table:formula="of:=IF([.B85]=&quot;&quot;;&quot;&quot;;([.B85]+[.C85])/([.B84]+[.C84]) - 1)">
            <text:p/>
          </table:table-cell>
          <table:table-cell table:formula="of:=IF([.B85]=&quot;&quot;;&quot;&quot;;([.F85]+1)/([.F84]+1) - 1)">
            <text:p/>
          </table:table-cell>
          <table:table-cell table:formula="of:=IF([.B85]=&quot;&quot;;&quot;&quot;;ROUNDDOWN(LOG(([.B85]+[.C85])/([.$B$2]+[.$C$2]);2)))">
            <text:p/>
          </table:table-cell>
          <table:table-cell table:formula="of:=IF([.B85]=&quot;&quot;;&quot;&quot;;1 / LOG(([.B85]+[.C85])/([.B84]+[.C84]);2))">
            <text:p/>
          </table:table-cell>
          <table:table-cell table:formula="of:=IF([.B85]=&quot;&quot;;&quot;&quot;;COUNT([.$A$2:.A85]) / LOG(([.B85]+[.C85])/([.$B$2]+[.$C$2]);2))">
            <text:p/>
          </table:table-cell>
          <table:table-cell table:formula="of:=IF([.B85]=&quot;&quot;;&quot;&quot;;[.E85]-[.E84])">
            <text:p/>
          </table:table-cell>
          <table:table-cell/>
          <table:table-cell table:formula="of:=IF([.B85]=&quot;&quot;;&quot;&quot;;IF([.L85]=&quot;?&quot;;[.B85]+[.C85];[.B85]+[.C85]-[.L85]-[.N85]))">
            <text:p/>
          </table:table-cell>
          <table:table-cell table:formula="of:=IF([.B85]=&quot;&quot;;&quot;&quot;;[.N84])">
            <text:p/>
          </table:table-cell>
          <table:table-cell table:formula="of:=[.O84]" office:value-type="float" office:value="184719.6" calcext:value-type="float">
            <text:p>184720</text:p>
          </table:table-cell>
          <table:table-cell table:style-name="ce8" table:formula="of:=IF([.B85]=&quot;&quot;;&quot;&quot;;IF([.I85]=0;999999;LOG([.O85];2)*[.I85]))">
            <text:p/>
          </table:table-cell>
          <table:table-cell table:formula="of:=IF([.B85]=&quot;&quot;;&quot;&quot;;[.A85]+[.P85])">
            <text:p/>
          </table:table-cell>
          <table:table-cell table:formula="of:=IF([.B85]=&quot;&quot;;&quot;&quot;;([.B85]+[.C85])-([.B84]+[.C84]))">
            <text:p/>
          </table:table-cell>
          <table:table-cell table:formula="of:=IF([.B85]=&quot;&quot;;&quot;&quot;;SUM([.R75:.R85]))">
            <text:p/>
          </table:table-cell>
          <table:table-cell/>
          <table:table-cell table:formula="of:=IF([.B85]=&quot;&quot;;&quot;&quot;;[.U84])">
            <text:p/>
          </table:table-cell>
          <table:table-cell table:formula="of:=IF([.B85]=&quot;&quot;;&quot;&quot;;IF([.T85]=&quot;?&quot;;&quot;&quot;;IF([.S85]=0;0;[.T85]/[.S85])))">
            <text:p/>
          </table:table-cell>
          <table:table-cell table:formula="of:=IF([.B85]&lt;&gt;&quot;&quot;;IF([.I84]=0;0;[.I85]/[.I84] - 1);IF([.W84]&gt;1.05;[.W84];0.05))" office:value-type="float" office:value="0.05" calcext:value-type="float">
            <text:p>0.0500</text:p>
          </table:table-cell>
          <table:table-cell table:formula="of:=[.X84]" office:value-type="float" office:value="35" calcext:value-type="float">
            <text:p>35</text:p>
          </table:table-cell>
          <table:table-cell table:formula="of:=IF([.B85]&lt;&gt;&quot;&quot;;[.I85];MIN([.X85];[.Y84]*(1 + [.W85])))" office:value-type="float" office:value="35" calcext:value-type="float">
            <text:p>35</text:p>
          </table:table-cell>
          <table:table-cell table:style-name="ce9" table:formula="of:=IF([.B85]&lt;&gt;&quot;&quot;;[.B85]+[.C85];MAX(0; MIN([.O84]*0.2;[.Z84]*POWER(2;1/IF([.Y85]=0;2.4;[.Y85])))))" office:value-type="float" office:value="1737.684460985" calcext:value-type="float">
            <text:p>1738</text:p>
          </table:table-cell>
          <table:table-cell table:formula="of:=IF([.S85]&lt;&gt;&quot;&quot;;[.S85];[.Z85]-[.Z75])" office:value-type="float" office:value="312.200460053927" calcext:value-type="float">
            <text:p>312</text:p>
          </table:table-cell>
          <table:table-cell table:formula="of:=IF(AND([.T85]&lt;&gt;&quot;&quot;; [.T85]&lt;&gt;&quot;?&quot;);[.T85];[.AA85]*IF(COUNT([.V$2:.V85])=0;0;SUM([.V$2:.V85])/COUNT([.V$2:.V85])))" office:value-type="float" office:value="11.3358513660434" calcext:value-type="float">
            <text:p>11</text:p>
          </table:table-cell>
          <table:table-cell table:formula="of:=IF([.AB85]&gt;MIN([.AE85];MIN([.AF85];[.AG85]));&quot;!&quot;;&quot;&quot;)">
            <text:p/>
          </table:table-cell>
          <table:table-cell table:formula="of:=[.AD84]" office:value-type="float" office:value="272.657534246575" calcext:value-type="float">
            <text:p>273</text:p>
          </table:table-cell>
          <table:table-cell table:formula="of:=[.AE84]" office:value-type="float" office:value="240" calcext:value-type="float">
            <text:p>240</text:p>
          </table:table-cell>
          <table:table-cell table:formula="of:=[.AF84]" office:value-type="float" office:value="308" calcext:value-type="float">
            <text:p>308</text:p>
          </table:table-cell>
          <table:table-cell table:formula="of:=[.AG84]" office:value-type="float" office:value="3142" calcext:value-type="float">
            <text:p>3142</text:p>
          </table:table-cell>
          <table:table-cell table:formula="of:=[.AH84]" office:value-type="float" office:value="1047310" calcext:value-type="float">
            <text:p>1047310</text:p>
          </table:table-cell>
          <table:table-cell table:formula="of:=[.AI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5]+1" office:value-type="date" office:date-value="2020-06-07" calcext:value-type="date">
            <text:p>2020-06-07</text:p>
          </table:table-cell>
          <table:table-cell table:number-columns-repeated="3"/>
          <table:table-cell table:formula="of:=IF([.B86]=&quot;&quot;;&quot;&quot;;SUM([.B86:.D86]))">
            <text:p/>
          </table:table-cell>
          <table:table-cell table:formula="of:=IF([.B86]=&quot;&quot;;&quot;&quot;;([.B86]+[.C86])/([.B85]+[.C85]) - 1)">
            <text:p/>
          </table:table-cell>
          <table:table-cell table:formula="of:=IF([.B86]=&quot;&quot;;&quot;&quot;;([.F86]+1)/([.F85]+1) - 1)">
            <text:p/>
          </table:table-cell>
          <table:table-cell table:formula="of:=IF([.B86]=&quot;&quot;;&quot;&quot;;ROUNDDOWN(LOG(([.B86]+[.C86])/([.$B$2]+[.$C$2]);2)))">
            <text:p/>
          </table:table-cell>
          <table:table-cell table:formula="of:=IF([.B86]=&quot;&quot;;&quot;&quot;;1 / LOG(([.B86]+[.C86])/([.B85]+[.C85]);2))">
            <text:p/>
          </table:table-cell>
          <table:table-cell table:formula="of:=IF([.B86]=&quot;&quot;;&quot;&quot;;COUNT([.$A$2:.A86]) / LOG(([.B86]+[.C86])/([.$B$2]+[.$C$2]);2))">
            <text:p/>
          </table:table-cell>
          <table:table-cell table:formula="of:=IF([.B86]=&quot;&quot;;&quot;&quot;;[.E86]-[.E85])">
            <text:p/>
          </table:table-cell>
          <table:table-cell/>
          <table:table-cell table:formula="of:=IF([.B86]=&quot;&quot;;&quot;&quot;;IF([.L86]=&quot;?&quot;;[.B86]+[.C86];[.B86]+[.C86]-[.L86]-[.N86]))">
            <text:p/>
          </table:table-cell>
          <table:table-cell table:formula="of:=IF([.B86]=&quot;&quot;;&quot;&quot;;[.N85])">
            <text:p/>
          </table:table-cell>
          <table:table-cell table:formula="of:=[.O85]" office:value-type="float" office:value="184719.6" calcext:value-type="float">
            <text:p>184720</text:p>
          </table:table-cell>
          <table:table-cell table:style-name="ce8" table:formula="of:=IF([.B86]=&quot;&quot;;&quot;&quot;;IF([.I86]=0;999999;LOG([.O86];2)*[.I86]))">
            <text:p/>
          </table:table-cell>
          <table:table-cell table:formula="of:=IF([.B86]=&quot;&quot;;&quot;&quot;;[.A86]+[.P86])">
            <text:p/>
          </table:table-cell>
          <table:table-cell table:formula="of:=IF([.B86]=&quot;&quot;;&quot;&quot;;([.B86]+[.C86])-([.B85]+[.C85]))">
            <text:p/>
          </table:table-cell>
          <table:table-cell table:formula="of:=IF([.B86]=&quot;&quot;;&quot;&quot;;SUM([.R76:.R86]))">
            <text:p/>
          </table:table-cell>
          <table:table-cell/>
          <table:table-cell table:formula="of:=IF([.B86]=&quot;&quot;;&quot;&quot;;[.U85])">
            <text:p/>
          </table:table-cell>
          <table:table-cell table:formula="of:=IF([.B86]=&quot;&quot;;&quot;&quot;;IF([.T86]=&quot;?&quot;;&quot;&quot;;IF([.S86]=0;0;[.T86]/[.S86])))">
            <text:p/>
          </table:table-cell>
          <table:table-cell table:formula="of:=IF([.B86]&lt;&gt;&quot;&quot;;IF([.I85]=0;0;[.I86]/[.I85] - 1);IF([.W85]&gt;1.05;[.W85];0.05))" office:value-type="float" office:value="0.05" calcext:value-type="float">
            <text:p>0.0500</text:p>
          </table:table-cell>
          <table:table-cell table:formula="of:=[.X85]" office:value-type="float" office:value="35" calcext:value-type="float">
            <text:p>35</text:p>
          </table:table-cell>
          <table:table-cell table:formula="of:=IF([.B86]&lt;&gt;&quot;&quot;;[.I86];MIN([.X86];[.Y85]*(1 + [.W86])))" office:value-type="float" office:value="35" calcext:value-type="float">
            <text:p>35</text:p>
          </table:table-cell>
          <table:table-cell table:style-name="ce9" table:formula="of:=IF([.B86]&lt;&gt;&quot;&quot;;[.B86]+[.C86];MAX(0; MIN([.O85]*0.2;[.Z85]*POWER(2;1/IF([.Y86]=0;2.4;[.Y86])))))" office:value-type="float" office:value="1772.4409468709" calcext:value-type="float">
            <text:p>1772</text:p>
          </table:table-cell>
          <table:table-cell table:formula="of:=IF([.S86]&lt;&gt;&quot;&quot;;[.S86];[.Z86]-[.Z76])" office:value-type="float" office:value="318.444971717045" calcext:value-type="float">
            <text:p>318</text:p>
          </table:table-cell>
          <table:table-cell table:formula="of:=IF(AND([.T86]&lt;&gt;&quot;&quot;; [.T86]&lt;&gt;&quot;?&quot;);[.T86];[.AA86]*IF(COUNT([.V$2:.V86])=0;0;SUM([.V$2:.V86])/COUNT([.V$2:.V86])))" office:value-type="float" office:value="11.5625866375237" calcext:value-type="float">
            <text:p>12</text:p>
          </table:table-cell>
          <table:table-cell table:formula="of:=IF([.AB86]&gt;MIN([.AE86];MIN([.AF86];[.AG86]));&quot;!&quot;;&quot;&quot;)">
            <text:p/>
          </table:table-cell>
          <table:table-cell table:formula="of:=[.AD85]" office:value-type="float" office:value="272.657534246575" calcext:value-type="float">
            <text:p>273</text:p>
          </table:table-cell>
          <table:table-cell table:formula="of:=[.AE85]" office:value-type="float" office:value="240" calcext:value-type="float">
            <text:p>240</text:p>
          </table:table-cell>
          <table:table-cell table:formula="of:=[.AF85]" office:value-type="float" office:value="308" calcext:value-type="float">
            <text:p>308</text:p>
          </table:table-cell>
          <table:table-cell table:formula="of:=[.AG85]" office:value-type="float" office:value="3142" calcext:value-type="float">
            <text:p>3142</text:p>
          </table:table-cell>
          <table:table-cell table:formula="of:=[.AH85]" office:value-type="float" office:value="1047310" calcext:value-type="float">
            <text:p>1047310</text:p>
          </table:table-cell>
          <table:table-cell table:formula="of:=[.AI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6]+1" office:value-type="date" office:date-value="2020-06-08" calcext:value-type="date">
            <text:p>2020-06-08</text:p>
          </table:table-cell>
          <table:table-cell table:number-columns-repeated="3"/>
          <table:table-cell table:formula="of:=IF([.B87]=&quot;&quot;;&quot;&quot;;SUM([.B87:.D87]))">
            <text:p/>
          </table:table-cell>
          <table:table-cell table:formula="of:=IF([.B87]=&quot;&quot;;&quot;&quot;;([.B87]+[.C87])/([.B86]+[.C86]) - 1)">
            <text:p/>
          </table:table-cell>
          <table:table-cell table:formula="of:=IF([.B87]=&quot;&quot;;&quot;&quot;;([.F87]+1)/([.F86]+1) - 1)">
            <text:p/>
          </table:table-cell>
          <table:table-cell table:formula="of:=IF([.B87]=&quot;&quot;;&quot;&quot;;ROUNDDOWN(LOG(([.B87]+[.C87])/([.$B$2]+[.$C$2]);2)))">
            <text:p/>
          </table:table-cell>
          <table:table-cell table:formula="of:=IF([.B87]=&quot;&quot;;&quot;&quot;;1 / LOG(([.B87]+[.C87])/([.B86]+[.C86]);2))">
            <text:p/>
          </table:table-cell>
          <table:table-cell table:formula="of:=IF([.B87]=&quot;&quot;;&quot;&quot;;COUNT([.$A$2:.A87]) / LOG(([.B87]+[.C87])/([.$B$2]+[.$C$2]);2))">
            <text:p/>
          </table:table-cell>
          <table:table-cell table:formula="of:=IF([.B87]=&quot;&quot;;&quot;&quot;;[.E87]-[.E86])">
            <text:p/>
          </table:table-cell>
          <table:table-cell/>
          <table:table-cell table:formula="of:=IF([.B87]=&quot;&quot;;&quot;&quot;;IF([.L87]=&quot;?&quot;;[.B87]+[.C87];[.B87]+[.C87]-[.L87]-[.N87]))">
            <text:p/>
          </table:table-cell>
          <table:table-cell table:formula="of:=IF([.B87]=&quot;&quot;;&quot;&quot;;[.N86])">
            <text:p/>
          </table:table-cell>
          <table:table-cell table:formula="of:=[.O86]" office:value-type="float" office:value="184719.6" calcext:value-type="float">
            <text:p>184720</text:p>
          </table:table-cell>
          <table:table-cell table:style-name="ce8" table:formula="of:=IF([.B87]=&quot;&quot;;&quot;&quot;;IF([.I87]=0;999999;LOG([.O87];2)*[.I87]))">
            <text:p/>
          </table:table-cell>
          <table:table-cell table:formula="of:=IF([.B87]=&quot;&quot;;&quot;&quot;;[.A87]+[.P87])">
            <text:p/>
          </table:table-cell>
          <table:table-cell table:formula="of:=IF([.B87]=&quot;&quot;;&quot;&quot;;([.B87]+[.C87])-([.B86]+[.C86]))">
            <text:p/>
          </table:table-cell>
          <table:table-cell table:formula="of:=IF([.B87]=&quot;&quot;;&quot;&quot;;SUM([.R77:.R87]))">
            <text:p/>
          </table:table-cell>
          <table:table-cell/>
          <table:table-cell table:formula="of:=IF([.B87]=&quot;&quot;;&quot;&quot;;[.U86])">
            <text:p/>
          </table:table-cell>
          <table:table-cell table:formula="of:=IF([.B87]=&quot;&quot;;&quot;&quot;;IF([.T87]=&quot;?&quot;;&quot;&quot;;IF([.S87]=0;0;[.T87]/[.S87])))">
            <text:p/>
          </table:table-cell>
          <table:table-cell table:formula="of:=IF([.B87]&lt;&gt;&quot;&quot;;IF([.I86]=0;0;[.I87]/[.I86] - 1);IF([.W86]&gt;1.05;[.W86];0.05))" office:value-type="float" office:value="0.05" calcext:value-type="float">
            <text:p>0.0500</text:p>
          </table:table-cell>
          <table:table-cell table:formula="of:=[.X86]" office:value-type="float" office:value="35" calcext:value-type="float">
            <text:p>35</text:p>
          </table:table-cell>
          <table:table-cell table:formula="of:=IF([.B87]&lt;&gt;&quot;&quot;;[.I87];MIN([.X87];[.Y86]*(1 + [.W87])))" office:value-type="float" office:value="35" calcext:value-type="float">
            <text:p>35</text:p>
          </table:table-cell>
          <table:table-cell table:style-name="ce9" table:formula="of:=IF([.B87]&lt;&gt;&quot;&quot;;[.B87]+[.C87];MAX(0; MIN([.O86]*0.2;[.Z86]*POWER(2;1/IF([.Y87]=0;2.4;[.Y87])))))" office:value-type="float" office:value="1807.89261841236" calcext:value-type="float">
            <text:p>1808</text:p>
          </table:table-cell>
          <table:table-cell table:formula="of:=IF([.S87]&lt;&gt;&quot;&quot;;[.S87];[.Z87]-[.Z77])" office:value-type="float" office:value="324.814383663474" calcext:value-type="float">
            <text:p>325</text:p>
          </table:table-cell>
          <table:table-cell table:formula="of:=IF(AND([.T87]&lt;&gt;&quot;&quot;; [.T87]&lt;&gt;&quot;?&quot;);[.T87];[.AA87]*IF(COUNT([.V$2:.V87])=0;0;SUM([.V$2:.V87])/COUNT([.V$2:.V87])))" office:value-type="float" office:value="11.7938569793463" calcext:value-type="float">
            <text:p>12</text:p>
          </table:table-cell>
          <table:table-cell table:formula="of:=IF([.AB87]&gt;MIN([.AE87];MIN([.AF87];[.AG87]));&quot;!&quot;;&quot;&quot;)">
            <text:p/>
          </table:table-cell>
          <table:table-cell table:formula="of:=[.AD86]" office:value-type="float" office:value="272.657534246575" calcext:value-type="float">
            <text:p>273</text:p>
          </table:table-cell>
          <table:table-cell table:formula="of:=[.AE86]" office:value-type="float" office:value="240" calcext:value-type="float">
            <text:p>240</text:p>
          </table:table-cell>
          <table:table-cell table:formula="of:=[.AF86]" office:value-type="float" office:value="308" calcext:value-type="float">
            <text:p>308</text:p>
          </table:table-cell>
          <table:table-cell table:formula="of:=[.AG86]" office:value-type="float" office:value="3142" calcext:value-type="float">
            <text:p>3142</text:p>
          </table:table-cell>
          <table:table-cell table:formula="of:=[.AH86]" office:value-type="float" office:value="1047310" calcext:value-type="float">
            <text:p>1047310</text:p>
          </table:table-cell>
          <table:table-cell table:formula="of:=[.AI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7]+1" office:value-type="date" office:date-value="2020-06-09" calcext:value-type="date">
            <text:p>2020-06-09</text:p>
          </table:table-cell>
          <table:table-cell table:number-columns-repeated="3"/>
          <table:table-cell table:formula="of:=IF([.B88]=&quot;&quot;;&quot;&quot;;SUM([.B88:.D88]))">
            <text:p/>
          </table:table-cell>
          <table:table-cell table:formula="of:=IF([.B88]=&quot;&quot;;&quot;&quot;;([.B88]+[.C88])/([.B87]+[.C87]) - 1)">
            <text:p/>
          </table:table-cell>
          <table:table-cell table:formula="of:=IF([.B88]=&quot;&quot;;&quot;&quot;;([.F88]+1)/([.F87]+1) - 1)">
            <text:p/>
          </table:table-cell>
          <table:table-cell table:formula="of:=IF([.B88]=&quot;&quot;;&quot;&quot;;ROUNDDOWN(LOG(([.B88]+[.C88])/([.$B$2]+[.$C$2]);2)))">
            <text:p/>
          </table:table-cell>
          <table:table-cell table:formula="of:=IF([.B88]=&quot;&quot;;&quot;&quot;;1 / LOG(([.B88]+[.C88])/([.B87]+[.C87]);2))">
            <text:p/>
          </table:table-cell>
          <table:table-cell table:formula="of:=IF([.B88]=&quot;&quot;;&quot;&quot;;COUNT([.$A$2:.A88]) / LOG(([.B88]+[.C88])/([.$B$2]+[.$C$2]);2))">
            <text:p/>
          </table:table-cell>
          <table:table-cell table:formula="of:=IF([.B88]=&quot;&quot;;&quot;&quot;;[.E88]-[.E87])">
            <text:p/>
          </table:table-cell>
          <table:table-cell/>
          <table:table-cell table:formula="of:=IF([.B88]=&quot;&quot;;&quot;&quot;;IF([.L88]=&quot;?&quot;;[.B88]+[.C88];[.B88]+[.C88]-[.L88]-[.N88]))">
            <text:p/>
          </table:table-cell>
          <table:table-cell table:formula="of:=IF([.B88]=&quot;&quot;;&quot;&quot;;[.N87])">
            <text:p/>
          </table:table-cell>
          <table:table-cell table:formula="of:=[.O87]" office:value-type="float" office:value="184719.6" calcext:value-type="float">
            <text:p>184720</text:p>
          </table:table-cell>
          <table:table-cell table:style-name="ce8" table:formula="of:=IF([.B88]=&quot;&quot;;&quot;&quot;;IF([.I88]=0;999999;LOG([.O88];2)*[.I88]))">
            <text:p/>
          </table:table-cell>
          <table:table-cell table:formula="of:=IF([.B88]=&quot;&quot;;&quot;&quot;;[.A88]+[.P88])">
            <text:p/>
          </table:table-cell>
          <table:table-cell table:formula="of:=IF([.B88]=&quot;&quot;;&quot;&quot;;([.B88]+[.C88])-([.B87]+[.C87]))">
            <text:p/>
          </table:table-cell>
          <table:table-cell table:formula="of:=IF([.B88]=&quot;&quot;;&quot;&quot;;SUM([.R78:.R88]))">
            <text:p/>
          </table:table-cell>
          <table:table-cell/>
          <table:table-cell table:formula="of:=IF([.B88]=&quot;&quot;;&quot;&quot;;[.U87])">
            <text:p/>
          </table:table-cell>
          <table:table-cell table:formula="of:=IF([.B88]=&quot;&quot;;&quot;&quot;;IF([.T88]=&quot;?&quot;;&quot;&quot;;IF([.S88]=0;0;[.T88]/[.S88])))">
            <text:p/>
          </table:table-cell>
          <table:table-cell table:formula="of:=IF([.B88]&lt;&gt;&quot;&quot;;IF([.I87]=0;0;[.I88]/[.I87] - 1);IF([.W87]&gt;1.05;[.W87];0.05))" office:value-type="float" office:value="0.05" calcext:value-type="float">
            <text:p>0.0500</text:p>
          </table:table-cell>
          <table:table-cell table:formula="of:=[.X87]" office:value-type="float" office:value="35" calcext:value-type="float">
            <text:p>35</text:p>
          </table:table-cell>
          <table:table-cell table:formula="of:=IF([.B88]&lt;&gt;&quot;&quot;;[.I88];MIN([.X88];[.Y87]*(1 + [.W88])))" office:value-type="float" office:value="35" calcext:value-type="float">
            <text:p>35</text:p>
          </table:table-cell>
          <table:table-cell table:style-name="ce9" table:formula="of:=IF([.B88]&lt;&gt;&quot;&quot;;[.B88]+[.C88];MAX(0; MIN([.O87]*0.2;[.Z87]*POWER(2;1/IF([.Y88]=0;2.4;[.Y88])))))" office:value-type="float" office:value="1844.05338044131" calcext:value-type="float">
            <text:p>1844</text:p>
          </table:table-cell>
          <table:table-cell table:formula="of:=IF([.S88]&lt;&gt;&quot;&quot;;[.S88];[.Z88]-[.Z78])" office:value-type="float" office:value="331.311194099898" calcext:value-type="float">
            <text:p>331</text:p>
          </table:table-cell>
          <table:table-cell table:formula="of:=IF(AND([.T88]&lt;&gt;&quot;&quot;; [.T88]&lt;&gt;&quot;?&quot;);[.T88];[.AA88]*IF(COUNT([.V$2:.V88])=0;0;SUM([.V$2:.V88])/COUNT([.V$2:.V88])))" office:value-type="float" office:value="12.0297531002166" calcext:value-type="float">
            <text:p>12</text:p>
          </table:table-cell>
          <table:table-cell table:formula="of:=IF([.AB88]&gt;MIN([.AE88];MIN([.AF88];[.AG88]));&quot;!&quot;;&quot;&quot;)">
            <text:p/>
          </table:table-cell>
          <table:table-cell table:formula="of:=[.AD87]" office:value-type="float" office:value="272.657534246575" calcext:value-type="float">
            <text:p>273</text:p>
          </table:table-cell>
          <table:table-cell table:formula="of:=[.AE87]" office:value-type="float" office:value="240" calcext:value-type="float">
            <text:p>240</text:p>
          </table:table-cell>
          <table:table-cell table:formula="of:=[.AF87]" office:value-type="float" office:value="308" calcext:value-type="float">
            <text:p>308</text:p>
          </table:table-cell>
          <table:table-cell table:formula="of:=[.AG87]" office:value-type="float" office:value="3142" calcext:value-type="float">
            <text:p>3142</text:p>
          </table:table-cell>
          <table:table-cell table:formula="of:=[.AH87]" office:value-type="float" office:value="1047310" calcext:value-type="float">
            <text:p>1047310</text:p>
          </table:table-cell>
          <table:table-cell table:formula="of:=[.AI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8]+1" office:value-type="date" office:date-value="2020-06-10" calcext:value-type="date">
            <text:p>2020-06-10</text:p>
          </table:table-cell>
          <table:table-cell table:number-columns-repeated="3"/>
          <table:table-cell table:formula="of:=IF([.B89]=&quot;&quot;;&quot;&quot;;SUM([.B89:.D89]))">
            <text:p/>
          </table:table-cell>
          <table:table-cell table:formula="of:=IF([.B89]=&quot;&quot;;&quot;&quot;;([.B89]+[.C89])/([.B88]+[.C88]) - 1)">
            <text:p/>
          </table:table-cell>
          <table:table-cell table:formula="of:=IF([.B89]=&quot;&quot;;&quot;&quot;;([.F89]+1)/([.F88]+1) - 1)">
            <text:p/>
          </table:table-cell>
          <table:table-cell table:formula="of:=IF([.B89]=&quot;&quot;;&quot;&quot;;ROUNDDOWN(LOG(([.B89]+[.C89])/([.$B$2]+[.$C$2]);2)))">
            <text:p/>
          </table:table-cell>
          <table:table-cell table:formula="of:=IF([.B89]=&quot;&quot;;&quot;&quot;;1 / LOG(([.B89]+[.C89])/([.B88]+[.C88]);2))">
            <text:p/>
          </table:table-cell>
          <table:table-cell table:formula="of:=IF([.B89]=&quot;&quot;;&quot;&quot;;COUNT([.$A$2:.A89]) / LOG(([.B89]+[.C89])/([.$B$2]+[.$C$2]);2))">
            <text:p/>
          </table:table-cell>
          <table:table-cell table:formula="of:=IF([.B89]=&quot;&quot;;&quot;&quot;;[.E89]-[.E88])">
            <text:p/>
          </table:table-cell>
          <table:table-cell/>
          <table:table-cell table:formula="of:=IF([.B89]=&quot;&quot;;&quot;&quot;;IF([.L89]=&quot;?&quot;;[.B89]+[.C89];[.B89]+[.C89]-[.L89]-[.N89]))">
            <text:p/>
          </table:table-cell>
          <table:table-cell table:formula="of:=IF([.B89]=&quot;&quot;;&quot;&quot;;[.N88])">
            <text:p/>
          </table:table-cell>
          <table:table-cell table:formula="of:=[.O88]" office:value-type="float" office:value="184719.6" calcext:value-type="float">
            <text:p>184720</text:p>
          </table:table-cell>
          <table:table-cell table:style-name="ce8" table:formula="of:=IF([.B89]=&quot;&quot;;&quot;&quot;;IF([.I89]=0;999999;LOG([.O89];2)*[.I89]))">
            <text:p/>
          </table:table-cell>
          <table:table-cell table:formula="of:=IF([.B89]=&quot;&quot;;&quot;&quot;;[.A89]+[.P89])">
            <text:p/>
          </table:table-cell>
          <table:table-cell table:formula="of:=IF([.B89]=&quot;&quot;;&quot;&quot;;([.B89]+[.C89])-([.B88]+[.C88]))">
            <text:p/>
          </table:table-cell>
          <table:table-cell table:formula="of:=IF([.B89]=&quot;&quot;;&quot;&quot;;SUM([.R79:.R89]))">
            <text:p/>
          </table:table-cell>
          <table:table-cell/>
          <table:table-cell table:formula="of:=IF([.B89]=&quot;&quot;;&quot;&quot;;[.U88])">
            <text:p/>
          </table:table-cell>
          <table:table-cell table:formula="of:=IF([.B89]=&quot;&quot;;&quot;&quot;;IF([.T89]=&quot;?&quot;;&quot;&quot;;IF([.S89]=0;0;[.T89]/[.S89])))">
            <text:p/>
          </table:table-cell>
          <table:table-cell table:formula="of:=IF([.B89]&lt;&gt;&quot;&quot;;IF([.I88]=0;0;[.I89]/[.I88] - 1);IF([.W88]&gt;1.05;[.W88];0.05))" office:value-type="float" office:value="0.05" calcext:value-type="float">
            <text:p>0.0500</text:p>
          </table:table-cell>
          <table:table-cell table:formula="of:=[.X88]" office:value-type="float" office:value="35" calcext:value-type="float">
            <text:p>35</text:p>
          </table:table-cell>
          <table:table-cell table:formula="of:=IF([.B89]&lt;&gt;&quot;&quot;;[.I89];MIN([.X89];[.Y88]*(1 + [.W89])))" office:value-type="float" office:value="35" calcext:value-type="float">
            <text:p>35</text:p>
          </table:table-cell>
          <table:table-cell table:style-name="ce9" table:formula="of:=IF([.B89]&lt;&gt;&quot;&quot;;[.B89]+[.C89];MAX(0; MIN([.O88]*0.2;[.Z88]*POWER(2;1/IF([.Y89]=0;2.4;[.Y89])))))" office:value-type="float" office:value="1880.93741590874" calcext:value-type="float">
            <text:p>1881</text:p>
          </table:table-cell>
          <table:table-cell table:formula="of:=IF([.S89]&lt;&gt;&quot;&quot;;[.S89];[.Z89]-[.Z79])" office:value-type="float" office:value="337.937951201155" calcext:value-type="float">
            <text:p>338</text:p>
          </table:table-cell>
          <table:table-cell table:formula="of:=IF(AND([.T89]&lt;&gt;&quot;&quot;; [.T89]&lt;&gt;&quot;?&quot;);[.T89];[.AA89]*IF(COUNT([.V$2:.V89])=0;0;SUM([.V$2:.V89])/COUNT([.V$2:.V89])))" office:value-type="float" office:value="12.2703675231606" calcext:value-type="float">
            <text:p>12</text:p>
          </table:table-cell>
          <table:table-cell table:formula="of:=IF([.AB89]&gt;MIN([.AE89];MIN([.AF89];[.AG89]));&quot;!&quot;;&quot;&quot;)">
            <text:p/>
          </table:table-cell>
          <table:table-cell table:formula="of:=[.AD88]" office:value-type="float" office:value="272.657534246575" calcext:value-type="float">
            <text:p>273</text:p>
          </table:table-cell>
          <table:table-cell table:formula="of:=[.AE88]" office:value-type="float" office:value="240" calcext:value-type="float">
            <text:p>240</text:p>
          </table:table-cell>
          <table:table-cell table:formula="of:=[.AF88]" office:value-type="float" office:value="308" calcext:value-type="float">
            <text:p>308</text:p>
          </table:table-cell>
          <table:table-cell table:formula="of:=[.AG88]" office:value-type="float" office:value="3142" calcext:value-type="float">
            <text:p>3142</text:p>
          </table:table-cell>
          <table:table-cell table:formula="of:=[.AH88]" office:value-type="float" office:value="1047310" calcext:value-type="float">
            <text:p>1047310</text:p>
          </table:table-cell>
          <table:table-cell table:formula="of:=[.AI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89]+1" office:value-type="date" office:date-value="2020-06-11" calcext:value-type="date">
            <text:p>2020-06-11</text:p>
          </table:table-cell>
          <table:table-cell table:number-columns-repeated="3"/>
          <table:table-cell table:formula="of:=IF([.B90]=&quot;&quot;;&quot;&quot;;SUM([.B90:.D90]))">
            <text:p/>
          </table:table-cell>
          <table:table-cell table:formula="of:=IF([.B90]=&quot;&quot;;&quot;&quot;;([.B90]+[.C90])/([.B89]+[.C89]) - 1)">
            <text:p/>
          </table:table-cell>
          <table:table-cell table:formula="of:=IF([.B90]=&quot;&quot;;&quot;&quot;;([.F90]+1)/([.F89]+1) - 1)">
            <text:p/>
          </table:table-cell>
          <table:table-cell table:formula="of:=IF([.B90]=&quot;&quot;;&quot;&quot;;ROUNDDOWN(LOG(([.B90]+[.C90])/([.$B$2]+[.$C$2]);2)))">
            <text:p/>
          </table:table-cell>
          <table:table-cell table:formula="of:=IF([.B90]=&quot;&quot;;&quot;&quot;;1 / LOG(([.B90]+[.C90])/([.B89]+[.C89]);2))">
            <text:p/>
          </table:table-cell>
          <table:table-cell table:formula="of:=IF([.B90]=&quot;&quot;;&quot;&quot;;COUNT([.$A$2:.A90]) / LOG(([.B90]+[.C90])/([.$B$2]+[.$C$2]);2))">
            <text:p/>
          </table:table-cell>
          <table:table-cell table:formula="of:=IF([.B90]=&quot;&quot;;&quot;&quot;;[.E90]-[.E89])">
            <text:p/>
          </table:table-cell>
          <table:table-cell/>
          <table:table-cell table:formula="of:=IF([.B90]=&quot;&quot;;&quot;&quot;;IF([.L90]=&quot;?&quot;;[.B90]+[.C90];[.B90]+[.C90]-[.L90]-[.N90]))">
            <text:p/>
          </table:table-cell>
          <table:table-cell table:formula="of:=IF([.B90]=&quot;&quot;;&quot;&quot;;[.N89])">
            <text:p/>
          </table:table-cell>
          <table:table-cell table:formula="of:=[.O89]" office:value-type="float" office:value="184719.6" calcext:value-type="float">
            <text:p>184720</text:p>
          </table:table-cell>
          <table:table-cell table:style-name="ce8" table:formula="of:=IF([.B90]=&quot;&quot;;&quot;&quot;;IF([.I90]=0;999999;LOG([.O90];2)*[.I90]))">
            <text:p/>
          </table:table-cell>
          <table:table-cell table:formula="of:=IF([.B90]=&quot;&quot;;&quot;&quot;;[.A90]+[.P90])">
            <text:p/>
          </table:table-cell>
          <table:table-cell table:formula="of:=IF([.B90]=&quot;&quot;;&quot;&quot;;([.B90]+[.C90])-([.B89]+[.C89]))">
            <text:p/>
          </table:table-cell>
          <table:table-cell table:formula="of:=IF([.B90]=&quot;&quot;;&quot;&quot;;SUM([.R80:.R90]))">
            <text:p/>
          </table:table-cell>
          <table:table-cell/>
          <table:table-cell table:formula="of:=IF([.B90]=&quot;&quot;;&quot;&quot;;[.U89])">
            <text:p/>
          </table:table-cell>
          <table:table-cell table:formula="of:=IF([.B90]=&quot;&quot;;&quot;&quot;;IF([.T90]=&quot;?&quot;;&quot;&quot;;IF([.S90]=0;0;[.T90]/[.S90])))">
            <text:p/>
          </table:table-cell>
          <table:table-cell table:formula="of:=IF([.B90]&lt;&gt;&quot;&quot;;IF([.I89]=0;0;[.I90]/[.I89] - 1);IF([.W89]&gt;1.05;[.W89];0.05))" office:value-type="float" office:value="0.05" calcext:value-type="float">
            <text:p>0.0500</text:p>
          </table:table-cell>
          <table:table-cell table:formula="of:=[.X89]" office:value-type="float" office:value="35" calcext:value-type="float">
            <text:p>35</text:p>
          </table:table-cell>
          <table:table-cell table:formula="of:=IF([.B90]&lt;&gt;&quot;&quot;;[.I90];MIN([.X90];[.Y89]*(1 + [.W90])))" office:value-type="float" office:value="35" calcext:value-type="float">
            <text:p>35</text:p>
          </table:table-cell>
          <table:table-cell table:style-name="ce9" table:formula="of:=IF([.B90]&lt;&gt;&quot;&quot;;[.B90]+[.C90];MAX(0; MIN([.O89]*0.2;[.Z89]*POWER(2;1/IF([.Y90]=0;2.4;[.Y90])))))" office:value-type="float" office:value="1918.55919144746" calcext:value-type="float">
            <text:p>1919</text:p>
          </table:table-cell>
          <table:table-cell table:formula="of:=IF([.S90]&lt;&gt;&quot;&quot;;[.S90];[.Z90]-[.Z80])" office:value-type="float" office:value="344.697254109681" calcext:value-type="float">
            <text:p>345</text:p>
          </table:table-cell>
          <table:table-cell table:formula="of:=IF(AND([.T90]&lt;&gt;&quot;&quot;; [.T90]&lt;&gt;&quot;?&quot;);[.T90];[.AA90]*IF(COUNT([.V$2:.V90])=0;0;SUM([.V$2:.V90])/COUNT([.V$2:.V90])))" office:value-type="float" office:value="12.5157946218134" calcext:value-type="float">
            <text:p>13</text:p>
          </table:table-cell>
          <table:table-cell table:formula="of:=IF([.AB90]&gt;MIN([.AE90];MIN([.AF90];[.AG90]));&quot;!&quot;;&quot;&quot;)">
            <text:p/>
          </table:table-cell>
          <table:table-cell table:formula="of:=[.AD89]" office:value-type="float" office:value="272.657534246575" calcext:value-type="float">
            <text:p>273</text:p>
          </table:table-cell>
          <table:table-cell table:formula="of:=[.AE89]" office:value-type="float" office:value="240" calcext:value-type="float">
            <text:p>240</text:p>
          </table:table-cell>
          <table:table-cell table:formula="of:=[.AF89]" office:value-type="float" office:value="308" calcext:value-type="float">
            <text:p>308</text:p>
          </table:table-cell>
          <table:table-cell table:formula="of:=[.AG89]" office:value-type="float" office:value="3142" calcext:value-type="float">
            <text:p>3142</text:p>
          </table:table-cell>
          <table:table-cell table:formula="of:=[.AH89]" office:value-type="float" office:value="1047310" calcext:value-type="float">
            <text:p>1047310</text:p>
          </table:table-cell>
          <table:table-cell table:formula="of:=[.AI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0]+1" office:value-type="date" office:date-value="2020-06-12" calcext:value-type="date">
            <text:p>2020-06-12</text:p>
          </table:table-cell>
          <table:table-cell table:number-columns-repeated="3"/>
          <table:table-cell table:formula="of:=IF([.B91]=&quot;&quot;;&quot;&quot;;SUM([.B91:.D91]))">
            <text:p/>
          </table:table-cell>
          <table:table-cell table:formula="of:=IF([.B91]=&quot;&quot;;&quot;&quot;;([.B91]+[.C91])/([.B90]+[.C90]) - 1)">
            <text:p/>
          </table:table-cell>
          <table:table-cell table:formula="of:=IF([.B91]=&quot;&quot;;&quot;&quot;;([.F91]+1)/([.F90]+1) - 1)">
            <text:p/>
          </table:table-cell>
          <table:table-cell table:formula="of:=IF([.B91]=&quot;&quot;;&quot;&quot;;ROUNDDOWN(LOG(([.B91]+[.C91])/([.$B$2]+[.$C$2]);2)))">
            <text:p/>
          </table:table-cell>
          <table:table-cell table:formula="of:=IF([.B91]=&quot;&quot;;&quot;&quot;;1 / LOG(([.B91]+[.C91])/([.B90]+[.C90]);2))">
            <text:p/>
          </table:table-cell>
          <table:table-cell table:formula="of:=IF([.B91]=&quot;&quot;;&quot;&quot;;COUNT([.$A$2:.A91]) / LOG(([.B91]+[.C91])/([.$B$2]+[.$C$2]);2))">
            <text:p/>
          </table:table-cell>
          <table:table-cell table:formula="of:=IF([.B91]=&quot;&quot;;&quot;&quot;;[.E91]-[.E90])">
            <text:p/>
          </table:table-cell>
          <table:table-cell/>
          <table:table-cell table:formula="of:=IF([.B91]=&quot;&quot;;&quot;&quot;;IF([.L91]=&quot;?&quot;;[.B91]+[.C91];[.B91]+[.C91]-[.L91]-[.N91]))">
            <text:p/>
          </table:table-cell>
          <table:table-cell table:formula="of:=IF([.B91]=&quot;&quot;;&quot;&quot;;[.N90])">
            <text:p/>
          </table:table-cell>
          <table:table-cell table:formula="of:=[.O90]" office:value-type="float" office:value="184719.6" calcext:value-type="float">
            <text:p>184720</text:p>
          </table:table-cell>
          <table:table-cell table:style-name="ce8" table:formula="of:=IF([.B91]=&quot;&quot;;&quot;&quot;;IF([.I91]=0;999999;LOG([.O91];2)*[.I91]))">
            <text:p/>
          </table:table-cell>
          <table:table-cell table:formula="of:=IF([.B91]=&quot;&quot;;&quot;&quot;;[.A91]+[.P91])">
            <text:p/>
          </table:table-cell>
          <table:table-cell table:formula="of:=IF([.B91]=&quot;&quot;;&quot;&quot;;([.B91]+[.C91])-([.B90]+[.C90]))">
            <text:p/>
          </table:table-cell>
          <table:table-cell table:formula="of:=IF([.B91]=&quot;&quot;;&quot;&quot;;SUM([.R81:.R91]))">
            <text:p/>
          </table:table-cell>
          <table:table-cell/>
          <table:table-cell table:formula="of:=IF([.B91]=&quot;&quot;;&quot;&quot;;[.U90])">
            <text:p/>
          </table:table-cell>
          <table:table-cell table:formula="of:=IF([.B91]=&quot;&quot;;&quot;&quot;;IF([.T91]=&quot;?&quot;;&quot;&quot;;IF([.S91]=0;0;[.T91]/[.S91])))">
            <text:p/>
          </table:table-cell>
          <table:table-cell table:formula="of:=IF([.B91]&lt;&gt;&quot;&quot;;IF([.I90]=0;0;[.I91]/[.I90] - 1);IF([.W90]&gt;1.05;[.W90];0.05))" office:value-type="float" office:value="0.05" calcext:value-type="float">
            <text:p>0.0500</text:p>
          </table:table-cell>
          <table:table-cell table:formula="of:=[.X90]" office:value-type="float" office:value="35" calcext:value-type="float">
            <text:p>35</text:p>
          </table:table-cell>
          <table:table-cell table:formula="of:=IF([.B91]&lt;&gt;&quot;&quot;;[.I91];MIN([.X91];[.Y90]*(1 + [.W91])))" office:value-type="float" office:value="35" calcext:value-type="float">
            <text:p>35</text:p>
          </table:table-cell>
          <table:table-cell table:style-name="ce9" table:formula="of:=IF([.B91]&lt;&gt;&quot;&quot;;[.B91]+[.C91];MAX(0; MIN([.O90]*0.2;[.Z90]*POWER(2;1/IF([.Y91]=0;2.4;[.Y91])))))" office:value-type="float" office:value="1956.93346304625" calcext:value-type="float">
            <text:p>1957</text:p>
          </table:table-cell>
          <table:table-cell table:formula="of:=IF([.S91]&lt;&gt;&quot;&quot;;[.S91];[.Z91]-[.Z81])" office:value-type="float" office:value="351.591753954942" calcext:value-type="float">
            <text:p>352</text:p>
          </table:table-cell>
          <table:table-cell table:formula="of:=IF(AND([.T91]&lt;&gt;&quot;&quot;; [.T91]&lt;&gt;&quot;?&quot;);[.T91];[.AA91]*IF(COUNT([.V$2:.V91])=0;0;SUM([.V$2:.V91])/COUNT([.V$2:.V91])))" office:value-type="float" office:value="12.7661306574349" calcext:value-type="float">
            <text:p>13</text:p>
          </table:table-cell>
          <table:table-cell table:formula="of:=IF([.AB91]&gt;MIN([.AE91];MIN([.AF91];[.AG91]));&quot;!&quot;;&quot;&quot;)">
            <text:p/>
          </table:table-cell>
          <table:table-cell table:formula="of:=[.AD90]" office:value-type="float" office:value="272.657534246575" calcext:value-type="float">
            <text:p>273</text:p>
          </table:table-cell>
          <table:table-cell table:formula="of:=[.AE90]" office:value-type="float" office:value="240" calcext:value-type="float">
            <text:p>240</text:p>
          </table:table-cell>
          <table:table-cell table:formula="of:=[.AF90]" office:value-type="float" office:value="308" calcext:value-type="float">
            <text:p>308</text:p>
          </table:table-cell>
          <table:table-cell table:formula="of:=[.AG90]" office:value-type="float" office:value="3142" calcext:value-type="float">
            <text:p>3142</text:p>
          </table:table-cell>
          <table:table-cell table:formula="of:=[.AH90]" office:value-type="float" office:value="1047310" calcext:value-type="float">
            <text:p>1047310</text:p>
          </table:table-cell>
          <table:table-cell table:formula="of:=[.AI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1]+1" office:value-type="date" office:date-value="2020-06-13" calcext:value-type="date">
            <text:p>2020-06-13</text:p>
          </table:table-cell>
          <table:table-cell table:number-columns-repeated="3"/>
          <table:table-cell table:formula="of:=IF([.B92]=&quot;&quot;;&quot;&quot;;SUM([.B92:.D92]))">
            <text:p/>
          </table:table-cell>
          <table:table-cell table:formula="of:=IF([.B92]=&quot;&quot;;&quot;&quot;;([.B92]+[.C92])/([.B91]+[.C91]) - 1)">
            <text:p/>
          </table:table-cell>
          <table:table-cell table:formula="of:=IF([.B92]=&quot;&quot;;&quot;&quot;;([.F92]+1)/([.F91]+1) - 1)">
            <text:p/>
          </table:table-cell>
          <table:table-cell table:formula="of:=IF([.B92]=&quot;&quot;;&quot;&quot;;ROUNDDOWN(LOG(([.B92]+[.C92])/([.$B$2]+[.$C$2]);2)))">
            <text:p/>
          </table:table-cell>
          <table:table-cell table:formula="of:=IF([.B92]=&quot;&quot;;&quot;&quot;;1 / LOG(([.B92]+[.C92])/([.B91]+[.C91]);2))">
            <text:p/>
          </table:table-cell>
          <table:table-cell table:formula="of:=IF([.B92]=&quot;&quot;;&quot;&quot;;COUNT([.$A$2:.A92]) / LOG(([.B92]+[.C92])/([.$B$2]+[.$C$2]);2))">
            <text:p/>
          </table:table-cell>
          <table:table-cell table:formula="of:=IF([.B92]=&quot;&quot;;&quot;&quot;;[.E92]-[.E91])">
            <text:p/>
          </table:table-cell>
          <table:table-cell/>
          <table:table-cell table:formula="of:=IF([.B92]=&quot;&quot;;&quot;&quot;;IF([.L92]=&quot;?&quot;;[.B92]+[.C92];[.B92]+[.C92]-[.L92]-[.N92]))">
            <text:p/>
          </table:table-cell>
          <table:table-cell table:formula="of:=IF([.B92]=&quot;&quot;;&quot;&quot;;[.N91])">
            <text:p/>
          </table:table-cell>
          <table:table-cell table:formula="of:=[.O91]" office:value-type="float" office:value="184719.6" calcext:value-type="float">
            <text:p>184720</text:p>
          </table:table-cell>
          <table:table-cell table:style-name="ce8" table:formula="of:=IF([.B92]=&quot;&quot;;&quot;&quot;;IF([.I92]=0;999999;LOG([.O92];2)*[.I92]))">
            <text:p/>
          </table:table-cell>
          <table:table-cell table:formula="of:=IF([.B92]=&quot;&quot;;&quot;&quot;;[.A92]+[.P92])">
            <text:p/>
          </table:table-cell>
          <table:table-cell table:formula="of:=IF([.B92]=&quot;&quot;;&quot;&quot;;([.B92]+[.C92])-([.B91]+[.C91]))">
            <text:p/>
          </table:table-cell>
          <table:table-cell table:formula="of:=IF([.B92]=&quot;&quot;;&quot;&quot;;SUM([.R82:.R92]))">
            <text:p/>
          </table:table-cell>
          <table:table-cell/>
          <table:table-cell table:formula="of:=IF([.B92]=&quot;&quot;;&quot;&quot;;[.U91])">
            <text:p/>
          </table:table-cell>
          <table:table-cell table:formula="of:=IF([.B92]=&quot;&quot;;&quot;&quot;;IF([.T92]=&quot;?&quot;;&quot;&quot;;IF([.S92]=0;0;[.T92]/[.S92])))">
            <text:p/>
          </table:table-cell>
          <table:table-cell table:formula="of:=IF([.B92]&lt;&gt;&quot;&quot;;IF([.I91]=0;0;[.I92]/[.I91] - 1);IF([.W91]&gt;1.05;[.W91];0.05))" office:value-type="float" office:value="0.05" calcext:value-type="float">
            <text:p>0.0500</text:p>
          </table:table-cell>
          <table:table-cell table:formula="of:=[.X91]" office:value-type="float" office:value="35" calcext:value-type="float">
            <text:p>35</text:p>
          </table:table-cell>
          <table:table-cell table:formula="of:=IF([.B92]&lt;&gt;&quot;&quot;;[.I92];MIN([.X92];[.Y91]*(1 + [.W92])))" office:value-type="float" office:value="35" calcext:value-type="float">
            <text:p>35</text:p>
          </table:table-cell>
          <table:table-cell table:style-name="ce9" table:formula="of:=IF([.B92]&lt;&gt;&quot;&quot;;[.B92]+[.C92];MAX(0; MIN([.O91]*0.2;[.Z91]*POWER(2;1/IF([.Y92]=0;2.4;[.Y92])))))" office:value-type="float" office:value="1996.07528183737" calcext:value-type="float">
            <text:p>1996</text:p>
          </table:table-cell>
          <table:table-cell table:formula="of:=IF([.S92]&lt;&gt;&quot;&quot;;[.S92];[.Z92]-[.Z82])" office:value-type="float" office:value="358.624154893263" calcext:value-type="float">
            <text:p>359</text:p>
          </table:table-cell>
          <table:table-cell table:formula="of:=IF(AND([.T92]&lt;&gt;&quot;&quot;; [.T92]&lt;&gt;&quot;?&quot;);[.T92];[.AA92]*IF(COUNT([.V$2:.V92])=0;0;SUM([.V$2:.V92])/COUNT([.V$2:.V92])))" office:value-type="float" office:value="13.0214738166649" calcext:value-type="float">
            <text:p>13</text:p>
          </table:table-cell>
          <table:table-cell table:formula="of:=IF([.AB92]&gt;MIN([.AE92];MIN([.AF92];[.AG92]));&quot;!&quot;;&quot;&quot;)">
            <text:p/>
          </table:table-cell>
          <table:table-cell table:formula="of:=[.AD91]" office:value-type="float" office:value="272.657534246575" calcext:value-type="float">
            <text:p>273</text:p>
          </table:table-cell>
          <table:table-cell table:formula="of:=[.AE91]" office:value-type="float" office:value="240" calcext:value-type="float">
            <text:p>240</text:p>
          </table:table-cell>
          <table:table-cell table:formula="of:=[.AF91]" office:value-type="float" office:value="308" calcext:value-type="float">
            <text:p>308</text:p>
          </table:table-cell>
          <table:table-cell table:formula="of:=[.AG91]" office:value-type="float" office:value="3142" calcext:value-type="float">
            <text:p>3142</text:p>
          </table:table-cell>
          <table:table-cell table:formula="of:=[.AH91]" office:value-type="float" office:value="1047310" calcext:value-type="float">
            <text:p>1047310</text:p>
          </table:table-cell>
          <table:table-cell table:formula="of:=[.AI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2]+1" office:value-type="date" office:date-value="2020-06-14" calcext:value-type="date">
            <text:p>2020-06-14</text:p>
          </table:table-cell>
          <table:table-cell table:number-columns-repeated="3"/>
          <table:table-cell table:formula="of:=IF([.B93]=&quot;&quot;;&quot;&quot;;SUM([.B93:.D93]))">
            <text:p/>
          </table:table-cell>
          <table:table-cell table:formula="of:=IF([.B93]=&quot;&quot;;&quot;&quot;;([.B93]+[.C93])/([.B92]+[.C92]) - 1)">
            <text:p/>
          </table:table-cell>
          <table:table-cell table:formula="of:=IF([.B93]=&quot;&quot;;&quot;&quot;;([.F93]+1)/([.F92]+1) - 1)">
            <text:p/>
          </table:table-cell>
          <table:table-cell table:formula="of:=IF([.B93]=&quot;&quot;;&quot;&quot;;ROUNDDOWN(LOG(([.B93]+[.C93])/([.$B$2]+[.$C$2]);2)))">
            <text:p/>
          </table:table-cell>
          <table:table-cell table:formula="of:=IF([.B93]=&quot;&quot;;&quot;&quot;;1 / LOG(([.B93]+[.C93])/([.B92]+[.C92]);2))">
            <text:p/>
          </table:table-cell>
          <table:table-cell table:formula="of:=IF([.B93]=&quot;&quot;;&quot;&quot;;COUNT([.$A$2:.A93]) / LOG(([.B93]+[.C93])/([.$B$2]+[.$C$2]);2))">
            <text:p/>
          </table:table-cell>
          <table:table-cell table:formula="of:=IF([.B93]=&quot;&quot;;&quot;&quot;;[.E93]-[.E92])">
            <text:p/>
          </table:table-cell>
          <table:table-cell/>
          <table:table-cell table:formula="of:=IF([.B93]=&quot;&quot;;&quot;&quot;;IF([.L93]=&quot;?&quot;;[.B93]+[.C93];[.B93]+[.C93]-[.L93]-[.N93]))">
            <text:p/>
          </table:table-cell>
          <table:table-cell table:formula="of:=IF([.B93]=&quot;&quot;;&quot;&quot;;[.N92])">
            <text:p/>
          </table:table-cell>
          <table:table-cell table:formula="of:=[.O92]" office:value-type="float" office:value="184719.6" calcext:value-type="float">
            <text:p>184720</text:p>
          </table:table-cell>
          <table:table-cell table:style-name="ce8" table:formula="of:=IF([.B93]=&quot;&quot;;&quot;&quot;;IF([.I93]=0;999999;LOG([.O93];2)*[.I93]))">
            <text:p/>
          </table:table-cell>
          <table:table-cell table:formula="of:=IF([.B93]=&quot;&quot;;&quot;&quot;;[.A93]+[.P93])">
            <text:p/>
          </table:table-cell>
          <table:table-cell table:formula="of:=IF([.B93]=&quot;&quot;;&quot;&quot;;([.B93]+[.C93])-([.B92]+[.C92]))">
            <text:p/>
          </table:table-cell>
          <table:table-cell table:formula="of:=IF([.B93]=&quot;&quot;;&quot;&quot;;SUM([.R83:.R93]))">
            <text:p/>
          </table:table-cell>
          <table:table-cell/>
          <table:table-cell table:formula="of:=IF([.B93]=&quot;&quot;;&quot;&quot;;[.U92])">
            <text:p/>
          </table:table-cell>
          <table:table-cell table:formula="of:=IF([.B93]=&quot;&quot;;&quot;&quot;;IF([.T93]=&quot;?&quot;;&quot;&quot;;IF([.S93]=0;0;[.T93]/[.S93])))">
            <text:p/>
          </table:table-cell>
          <table:table-cell table:formula="of:=IF([.B93]&lt;&gt;&quot;&quot;;IF([.I92]=0;0;[.I93]/[.I92] - 1);IF([.W92]&gt;1.05;[.W92];0.05))" office:value-type="float" office:value="0.05" calcext:value-type="float">
            <text:p>0.0500</text:p>
          </table:table-cell>
          <table:table-cell table:formula="of:=[.X92]" office:value-type="float" office:value="35" calcext:value-type="float">
            <text:p>35</text:p>
          </table:table-cell>
          <table:table-cell table:formula="of:=IF([.B93]&lt;&gt;&quot;&quot;;[.I93];MIN([.X93];[.Y92]*(1 + [.W93])))" office:value-type="float" office:value="35" calcext:value-type="float">
            <text:p>35</text:p>
          </table:table-cell>
          <table:table-cell table:style-name="ce9" table:formula="of:=IF([.B93]&lt;&gt;&quot;&quot;;[.B93]+[.C93];MAX(0; MIN([.O92]*0.2;[.Z92]*POWER(2;1/IF([.Y93]=0;2.4;[.Y93])))))" office:value-type="float" office:value="2035.99999999999" calcext:value-type="float">
            <text:p>2036</text:p>
          </table:table-cell>
          <table:table-cell table:formula="of:=IF([.S93]&lt;&gt;&quot;&quot;;[.S93];[.Z93]-[.Z83])" office:value-type="float" office:value="365.797215168446" calcext:value-type="float">
            <text:p>366</text:p>
          </table:table-cell>
          <table:table-cell table:formula="of:=IF(AND([.T93]&lt;&gt;&quot;&quot;; [.T93]&lt;&gt;&quot;?&quot;);[.T93];[.AA93]*IF(COUNT([.V$2:.V93])=0;0;SUM([.V$2:.V93])/COUNT([.V$2:.V93])))" office:value-type="float" office:value="13.2819242500342" calcext:value-type="float">
            <text:p>13</text:p>
          </table:table-cell>
          <table:table-cell table:formula="of:=IF([.AB93]&gt;MIN([.AE93];MIN([.AF93];[.AG93]));&quot;!&quot;;&quot;&quot;)">
            <text:p/>
          </table:table-cell>
          <table:table-cell table:formula="of:=[.AD92]" office:value-type="float" office:value="272.657534246575" calcext:value-type="float">
            <text:p>273</text:p>
          </table:table-cell>
          <table:table-cell table:formula="of:=[.AE92]" office:value-type="float" office:value="240" calcext:value-type="float">
            <text:p>240</text:p>
          </table:table-cell>
          <table:table-cell table:formula="of:=[.AF92]" office:value-type="float" office:value="308" calcext:value-type="float">
            <text:p>308</text:p>
          </table:table-cell>
          <table:table-cell table:formula="of:=[.AG92]" office:value-type="float" office:value="3142" calcext:value-type="float">
            <text:p>3142</text:p>
          </table:table-cell>
          <table:table-cell table:formula="of:=[.AH92]" office:value-type="float" office:value="1047310" calcext:value-type="float">
            <text:p>1047310</text:p>
          </table:table-cell>
          <table:table-cell table:formula="of:=[.AI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3]+1" office:value-type="date" office:date-value="2020-06-15" calcext:value-type="date">
            <text:p>2020-06-15</text:p>
          </table:table-cell>
          <table:table-cell table:number-columns-repeated="3"/>
          <table:table-cell table:formula="of:=IF([.B94]=&quot;&quot;;&quot;&quot;;SUM([.B94:.D94]))">
            <text:p/>
          </table:table-cell>
          <table:table-cell table:formula="of:=IF([.B94]=&quot;&quot;;&quot;&quot;;([.B94]+[.C94])/([.B93]+[.C93]) - 1)">
            <text:p/>
          </table:table-cell>
          <table:table-cell table:formula="of:=IF([.B94]=&quot;&quot;;&quot;&quot;;([.F94]+1)/([.F93]+1) - 1)">
            <text:p/>
          </table:table-cell>
          <table:table-cell table:formula="of:=IF([.B94]=&quot;&quot;;&quot;&quot;;ROUNDDOWN(LOG(([.B94]+[.C94])/([.$B$2]+[.$C$2]);2)))">
            <text:p/>
          </table:table-cell>
          <table:table-cell table:formula="of:=IF([.B94]=&quot;&quot;;&quot;&quot;;1 / LOG(([.B94]+[.C94])/([.B93]+[.C93]);2))">
            <text:p/>
          </table:table-cell>
          <table:table-cell table:formula="of:=IF([.B94]=&quot;&quot;;&quot;&quot;;COUNT([.$A$2:.A94]) / LOG(([.B94]+[.C94])/([.$B$2]+[.$C$2]);2))">
            <text:p/>
          </table:table-cell>
          <table:table-cell table:formula="of:=IF([.B94]=&quot;&quot;;&quot;&quot;;[.E94]-[.E93])">
            <text:p/>
          </table:table-cell>
          <table:table-cell/>
          <table:table-cell table:formula="of:=IF([.B94]=&quot;&quot;;&quot;&quot;;IF([.L94]=&quot;?&quot;;[.B94]+[.C94];[.B94]+[.C94]-[.L94]-[.N94]))">
            <text:p/>
          </table:table-cell>
          <table:table-cell table:formula="of:=IF([.B94]=&quot;&quot;;&quot;&quot;;[.N93])">
            <text:p/>
          </table:table-cell>
          <table:table-cell table:formula="of:=[.O93]" office:value-type="float" office:value="184719.6" calcext:value-type="float">
            <text:p>184720</text:p>
          </table:table-cell>
          <table:table-cell table:style-name="ce8" table:formula="of:=IF([.B94]=&quot;&quot;;&quot;&quot;;IF([.I94]=0;999999;LOG([.O94];2)*[.I94]))">
            <text:p/>
          </table:table-cell>
          <table:table-cell table:formula="of:=IF([.B94]=&quot;&quot;;&quot;&quot;;[.A94]+[.P94])">
            <text:p/>
          </table:table-cell>
          <table:table-cell table:formula="of:=IF([.B94]=&quot;&quot;;&quot;&quot;;([.B94]+[.C94])-([.B93]+[.C93]))">
            <text:p/>
          </table:table-cell>
          <table:table-cell table:formula="of:=IF([.B94]=&quot;&quot;;&quot;&quot;;SUM([.R84:.R94]))">
            <text:p/>
          </table:table-cell>
          <table:table-cell/>
          <table:table-cell table:formula="of:=IF([.B94]=&quot;&quot;;&quot;&quot;;[.U93])">
            <text:p/>
          </table:table-cell>
          <table:table-cell table:formula="of:=IF([.B94]=&quot;&quot;;&quot;&quot;;IF([.T94]=&quot;?&quot;;&quot;&quot;;IF([.S94]=0;0;[.T94]/[.S94])))">
            <text:p/>
          </table:table-cell>
          <table:table-cell table:formula="of:=IF([.B94]&lt;&gt;&quot;&quot;;IF([.I93]=0;0;[.I94]/[.I93] - 1);IF([.W93]&gt;1.05;[.W93];0.05))" office:value-type="float" office:value="0.05" calcext:value-type="float">
            <text:p>0.0500</text:p>
          </table:table-cell>
          <table:table-cell table:formula="of:=[.X93]" office:value-type="float" office:value="35" calcext:value-type="float">
            <text:p>35</text:p>
          </table:table-cell>
          <table:table-cell table:formula="of:=IF([.B94]&lt;&gt;&quot;&quot;;[.I94];MIN([.X94];[.Y93]*(1 + [.W94])))" office:value-type="float" office:value="35" calcext:value-type="float">
            <text:p>35</text:p>
          </table:table-cell>
          <table:table-cell table:style-name="ce9" table:formula="of:=IF([.B94]&lt;&gt;&quot;&quot;;[.B94]+[.C94];MAX(0; MIN([.O93]*0.2;[.Z93]*POWER(2;1/IF([.Y94]=0;2.4;[.Y94])))))" office:value-type="float" office:value="2076.72327678155" calcext:value-type="float">
            <text:p>2077</text:p>
          </table:table-cell>
          <table:table-cell table:formula="of:=IF([.S94]&lt;&gt;&quot;&quot;;[.S94];[.Z94]-[.Z84])" office:value-type="float" office:value="373.113748193607" calcext:value-type="float">
            <text:p>373</text:p>
          </table:table-cell>
          <table:table-cell table:formula="of:=IF(AND([.T94]&lt;&gt;&quot;&quot;; [.T94]&lt;&gt;&quot;?&quot;);[.T94];[.AA94]*IF(COUNT([.V$2:.V94])=0;0;SUM([.V$2:.V94])/COUNT([.V$2:.V94])))" office:value-type="float" office:value="13.5475841112453" calcext:value-type="float">
            <text:p>14</text:p>
          </table:table-cell>
          <table:table-cell table:formula="of:=IF([.AB94]&gt;MIN([.AE94];MIN([.AF94];[.AG94]));&quot;!&quot;;&quot;&quot;)">
            <text:p/>
          </table:table-cell>
          <table:table-cell table:formula="of:=[.AD93]" office:value-type="float" office:value="272.657534246575" calcext:value-type="float">
            <text:p>273</text:p>
          </table:table-cell>
          <table:table-cell table:formula="of:=[.AE93]" office:value-type="float" office:value="240" calcext:value-type="float">
            <text:p>240</text:p>
          </table:table-cell>
          <table:table-cell table:formula="of:=[.AF93]" office:value-type="float" office:value="308" calcext:value-type="float">
            <text:p>308</text:p>
          </table:table-cell>
          <table:table-cell table:formula="of:=[.AG93]" office:value-type="float" office:value="3142" calcext:value-type="float">
            <text:p>3142</text:p>
          </table:table-cell>
          <table:table-cell table:formula="of:=[.AH93]" office:value-type="float" office:value="1047310" calcext:value-type="float">
            <text:p>1047310</text:p>
          </table:table-cell>
          <table:table-cell table:formula="of:=[.AI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4]+1" office:value-type="date" office:date-value="2020-06-16" calcext:value-type="date">
            <text:p>2020-06-16</text:p>
          </table:table-cell>
          <table:table-cell table:number-columns-repeated="3"/>
          <table:table-cell table:formula="of:=IF([.B95]=&quot;&quot;;&quot;&quot;;SUM([.B95:.D95]))">
            <text:p/>
          </table:table-cell>
          <table:table-cell table:formula="of:=IF([.B95]=&quot;&quot;;&quot;&quot;;([.B95]+[.C95])/([.B94]+[.C94]) - 1)">
            <text:p/>
          </table:table-cell>
          <table:table-cell table:formula="of:=IF([.B95]=&quot;&quot;;&quot;&quot;;([.F95]+1)/([.F94]+1) - 1)">
            <text:p/>
          </table:table-cell>
          <table:table-cell table:formula="of:=IF([.B95]=&quot;&quot;;&quot;&quot;;ROUNDDOWN(LOG(([.B95]+[.C95])/([.$B$2]+[.$C$2]);2)))">
            <text:p/>
          </table:table-cell>
          <table:table-cell table:formula="of:=IF([.B95]=&quot;&quot;;&quot;&quot;;1 / LOG(([.B95]+[.C95])/([.B94]+[.C94]);2))">
            <text:p/>
          </table:table-cell>
          <table:table-cell table:formula="of:=IF([.B95]=&quot;&quot;;&quot;&quot;;COUNT([.$A$2:.A95]) / LOG(([.B95]+[.C95])/([.$B$2]+[.$C$2]);2))">
            <text:p/>
          </table:table-cell>
          <table:table-cell table:formula="of:=IF([.B95]=&quot;&quot;;&quot;&quot;;[.E95]-[.E94])">
            <text:p/>
          </table:table-cell>
          <table:table-cell/>
          <table:table-cell table:formula="of:=IF([.B95]=&quot;&quot;;&quot;&quot;;IF([.L95]=&quot;?&quot;;[.B95]+[.C95];[.B95]+[.C95]-[.L95]-[.N95]))">
            <text:p/>
          </table:table-cell>
          <table:table-cell table:formula="of:=IF([.B95]=&quot;&quot;;&quot;&quot;;[.N94])">
            <text:p/>
          </table:table-cell>
          <table:table-cell table:formula="of:=[.O94]" office:value-type="float" office:value="184719.6" calcext:value-type="float">
            <text:p>184720</text:p>
          </table:table-cell>
          <table:table-cell table:style-name="ce8" table:formula="of:=IF([.B95]=&quot;&quot;;&quot;&quot;;IF([.I95]=0;999999;LOG([.O95];2)*[.I95]))">
            <text:p/>
          </table:table-cell>
          <table:table-cell table:formula="of:=IF([.B95]=&quot;&quot;;&quot;&quot;;[.A95]+[.P95])">
            <text:p/>
          </table:table-cell>
          <table:table-cell table:formula="of:=IF([.B95]=&quot;&quot;;&quot;&quot;;([.B95]+[.C95])-([.B94]+[.C94]))">
            <text:p/>
          </table:table-cell>
          <table:table-cell table:formula="of:=IF([.B95]=&quot;&quot;;&quot;&quot;;SUM([.R85:.R95]))">
            <text:p/>
          </table:table-cell>
          <table:table-cell/>
          <table:table-cell table:formula="of:=IF([.B95]=&quot;&quot;;&quot;&quot;;[.U94])">
            <text:p/>
          </table:table-cell>
          <table:table-cell table:formula="of:=IF([.B95]=&quot;&quot;;&quot;&quot;;IF([.T95]=&quot;?&quot;;&quot;&quot;;IF([.S95]=0;0;[.T95]/[.S95])))">
            <text:p/>
          </table:table-cell>
          <table:table-cell table:formula="of:=IF([.B95]&lt;&gt;&quot;&quot;;IF([.I94]=0;0;[.I95]/[.I94] - 1);IF([.W94]&gt;1.05;[.W94];0.05))" office:value-type="float" office:value="0.05" calcext:value-type="float">
            <text:p>0.0500</text:p>
          </table:table-cell>
          <table:table-cell table:formula="of:=[.X94]" office:value-type="float" office:value="35" calcext:value-type="float">
            <text:p>35</text:p>
          </table:table-cell>
          <table:table-cell table:formula="of:=IF([.B95]&lt;&gt;&quot;&quot;;[.I95];MIN([.X95];[.Y94]*(1 + [.W95])))" office:value-type="float" office:value="35" calcext:value-type="float">
            <text:p>35</text:p>
          </table:table-cell>
          <table:table-cell table:style-name="ce9" table:formula="of:=IF([.B95]&lt;&gt;&quot;&quot;;[.B95]+[.C95];MAX(0; MIN([.O94]*0.2;[.Z94]*POWER(2;1/IF([.Y95]=0;2.4;[.Y95])))))" office:value-type="float" office:value="2118.26108463965" calcext:value-type="float">
            <text:p>2118</text:p>
          </table:table-cell>
          <table:table-cell table:formula="of:=IF([.S95]&lt;&gt;&quot;&quot;;[.S95];[.Z95]-[.Z85])" office:value-type="float" office:value="380.576623654655" calcext:value-type="float">
            <text:p>381</text:p>
          </table:table-cell>
          <table:table-cell table:formula="of:=IF(AND([.T95]&lt;&gt;&quot;&quot;; [.T95]&lt;&gt;&quot;?&quot;);[.T95];[.AA95]*IF(COUNT([.V$2:.V95])=0;0;SUM([.V$2:.V95])/COUNT([.V$2:.V95])))" office:value-type="float" office:value="13.8185575972393" calcext:value-type="float">
            <text:p>14</text:p>
          </table:table-cell>
          <table:table-cell table:formula="of:=IF([.AB95]&gt;MIN([.AE95];MIN([.AF95];[.AG95]));&quot;!&quot;;&quot;&quot;)">
            <text:p/>
          </table:table-cell>
          <table:table-cell table:formula="of:=[.AD94]" office:value-type="float" office:value="272.657534246575" calcext:value-type="float">
            <text:p>273</text:p>
          </table:table-cell>
          <table:table-cell table:formula="of:=[.AE94]" office:value-type="float" office:value="240" calcext:value-type="float">
            <text:p>240</text:p>
          </table:table-cell>
          <table:table-cell table:formula="of:=[.AF94]" office:value-type="float" office:value="308" calcext:value-type="float">
            <text:p>308</text:p>
          </table:table-cell>
          <table:table-cell table:formula="of:=[.AG94]" office:value-type="float" office:value="3142" calcext:value-type="float">
            <text:p>3142</text:p>
          </table:table-cell>
          <table:table-cell table:formula="of:=[.AH94]" office:value-type="float" office:value="1047310" calcext:value-type="float">
            <text:p>1047310</text:p>
          </table:table-cell>
          <table:table-cell table:formula="of:=[.AI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5]+1" office:value-type="date" office:date-value="2020-06-17" calcext:value-type="date">
            <text:p>2020-06-17</text:p>
          </table:table-cell>
          <table:table-cell table:number-columns-repeated="3"/>
          <table:table-cell table:formula="of:=IF([.B96]=&quot;&quot;;&quot;&quot;;SUM([.B96:.D96]))">
            <text:p/>
          </table:table-cell>
          <table:table-cell table:formula="of:=IF([.B96]=&quot;&quot;;&quot;&quot;;([.B96]+[.C96])/([.B95]+[.C95]) - 1)">
            <text:p/>
          </table:table-cell>
          <table:table-cell table:formula="of:=IF([.B96]=&quot;&quot;;&quot;&quot;;([.F96]+1)/([.F95]+1) - 1)">
            <text:p/>
          </table:table-cell>
          <table:table-cell table:formula="of:=IF([.B96]=&quot;&quot;;&quot;&quot;;ROUNDDOWN(LOG(([.B96]+[.C96])/([.$B$2]+[.$C$2]);2)))">
            <text:p/>
          </table:table-cell>
          <table:table-cell table:formula="of:=IF([.B96]=&quot;&quot;;&quot;&quot;;1 / LOG(([.B96]+[.C96])/([.B95]+[.C95]);2))">
            <text:p/>
          </table:table-cell>
          <table:table-cell table:formula="of:=IF([.B96]=&quot;&quot;;&quot;&quot;;COUNT([.$A$2:.A96]) / LOG(([.B96]+[.C96])/([.$B$2]+[.$C$2]);2))">
            <text:p/>
          </table:table-cell>
          <table:table-cell table:formula="of:=IF([.B96]=&quot;&quot;;&quot;&quot;;[.E96]-[.E95])">
            <text:p/>
          </table:table-cell>
          <table:table-cell/>
          <table:table-cell table:formula="of:=IF([.B96]=&quot;&quot;;&quot;&quot;;IF([.L96]=&quot;?&quot;;[.B96]+[.C96];[.B96]+[.C96]-[.L96]-[.N96]))">
            <text:p/>
          </table:table-cell>
          <table:table-cell table:formula="of:=IF([.B96]=&quot;&quot;;&quot;&quot;;[.N95])">
            <text:p/>
          </table:table-cell>
          <table:table-cell table:formula="of:=[.O95]" office:value-type="float" office:value="184719.6" calcext:value-type="float">
            <text:p>184720</text:p>
          </table:table-cell>
          <table:table-cell table:style-name="ce8" table:formula="of:=IF([.B96]=&quot;&quot;;&quot;&quot;;IF([.I96]=0;999999;LOG([.O96];2)*[.I96]))">
            <text:p/>
          </table:table-cell>
          <table:table-cell table:formula="of:=IF([.B96]=&quot;&quot;;&quot;&quot;;[.A96]+[.P96])">
            <text:p/>
          </table:table-cell>
          <table:table-cell table:formula="of:=IF([.B96]=&quot;&quot;;&quot;&quot;;([.B96]+[.C96])-([.B95]+[.C95]))">
            <text:p/>
          </table:table-cell>
          <table:table-cell table:formula="of:=IF([.B96]=&quot;&quot;;&quot;&quot;;SUM([.R86:.R96]))">
            <text:p/>
          </table:table-cell>
          <table:table-cell/>
          <table:table-cell table:formula="of:=IF([.B96]=&quot;&quot;;&quot;&quot;;[.U95])">
            <text:p/>
          </table:table-cell>
          <table:table-cell table:formula="of:=IF([.B96]=&quot;&quot;;&quot;&quot;;IF([.T96]=&quot;?&quot;;&quot;&quot;;IF([.S96]=0;0;[.T96]/[.S96])))">
            <text:p/>
          </table:table-cell>
          <table:table-cell table:formula="of:=IF([.B96]&lt;&gt;&quot;&quot;;IF([.I95]=0;0;[.I96]/[.I95] - 1);IF([.W95]&gt;1.05;[.W95];0.05))" office:value-type="float" office:value="0.05" calcext:value-type="float">
            <text:p>0.0500</text:p>
          </table:table-cell>
          <table:table-cell table:formula="of:=[.X95]" office:value-type="float" office:value="35" calcext:value-type="float">
            <text:p>35</text:p>
          </table:table-cell>
          <table:table-cell table:formula="of:=IF([.B96]&lt;&gt;&quot;&quot;;[.I96];MIN([.X96];[.Y95]*(1 + [.W96])))" office:value-type="float" office:value="35" calcext:value-type="float">
            <text:p>35</text:p>
          </table:table-cell>
          <table:table-cell table:style-name="ce9" table:formula="of:=IF([.B96]&lt;&gt;&quot;&quot;;[.B96]+[.C96];MAX(0; MIN([.O95]*0.2;[.Z95]*POWER(2;1/IF([.Y96]=0;2.4;[.Y96])))))" office:value-type="float" office:value="2160.62971550674" calcext:value-type="float">
            <text:p>2161</text:p>
          </table:table-cell>
          <table:table-cell table:formula="of:=IF([.S96]&lt;&gt;&quot;&quot;;[.S96];[.Z96]-[.Z86])" office:value-type="float" office:value="388.188768635834" calcext:value-type="float">
            <text:p>388</text:p>
          </table:table-cell>
          <table:table-cell table:formula="of:=IF(AND([.T96]&lt;&gt;&quot;&quot;; [.T96]&lt;&gt;&quot;?&quot;);[.T96];[.AA96]*IF(COUNT([.V$2:.V96])=0;0;SUM([.V$2:.V96])/COUNT([.V$2:.V96])))" office:value-type="float" office:value="14.0949509890636" calcext:value-type="float">
            <text:p>14</text:p>
          </table:table-cell>
          <table:table-cell table:formula="of:=IF([.AB96]&gt;MIN([.AE96];MIN([.AF96];[.AG96]));&quot;!&quot;;&quot;&quot;)">
            <text:p/>
          </table:table-cell>
          <table:table-cell table:formula="of:=[.AD95]" office:value-type="float" office:value="272.657534246575" calcext:value-type="float">
            <text:p>273</text:p>
          </table:table-cell>
          <table:table-cell table:formula="of:=[.AE95]" office:value-type="float" office:value="240" calcext:value-type="float">
            <text:p>240</text:p>
          </table:table-cell>
          <table:table-cell table:formula="of:=[.AF95]" office:value-type="float" office:value="308" calcext:value-type="float">
            <text:p>308</text:p>
          </table:table-cell>
          <table:table-cell table:formula="of:=[.AG95]" office:value-type="float" office:value="3142" calcext:value-type="float">
            <text:p>3142</text:p>
          </table:table-cell>
          <table:table-cell table:formula="of:=[.AH95]" office:value-type="float" office:value="1047310" calcext:value-type="float">
            <text:p>1047310</text:p>
          </table:table-cell>
          <table:table-cell table:formula="of:=[.AI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6]+1" office:value-type="date" office:date-value="2020-06-18" calcext:value-type="date">
            <text:p>2020-06-18</text:p>
          </table:table-cell>
          <table:table-cell table:number-columns-repeated="3"/>
          <table:table-cell table:formula="of:=IF([.B97]=&quot;&quot;;&quot;&quot;;SUM([.B97:.D97]))">
            <text:p/>
          </table:table-cell>
          <table:table-cell table:formula="of:=IF([.B97]=&quot;&quot;;&quot;&quot;;([.B97]+[.C97])/([.B96]+[.C96]) - 1)">
            <text:p/>
          </table:table-cell>
          <table:table-cell table:formula="of:=IF([.B97]=&quot;&quot;;&quot;&quot;;([.F97]+1)/([.F96]+1) - 1)">
            <text:p/>
          </table:table-cell>
          <table:table-cell table:formula="of:=IF([.B97]=&quot;&quot;;&quot;&quot;;ROUNDDOWN(LOG(([.B97]+[.C97])/([.$B$2]+[.$C$2]);2)))">
            <text:p/>
          </table:table-cell>
          <table:table-cell table:formula="of:=IF([.B97]=&quot;&quot;;&quot;&quot;;1 / LOG(([.B97]+[.C97])/([.B96]+[.C96]);2))">
            <text:p/>
          </table:table-cell>
          <table:table-cell table:formula="of:=IF([.B97]=&quot;&quot;;&quot;&quot;;COUNT([.$A$2:.A97]) / LOG(([.B97]+[.C97])/([.$B$2]+[.$C$2]);2))">
            <text:p/>
          </table:table-cell>
          <table:table-cell table:formula="of:=IF([.B97]=&quot;&quot;;&quot;&quot;;[.E97]-[.E96])">
            <text:p/>
          </table:table-cell>
          <table:table-cell/>
          <table:table-cell table:formula="of:=IF([.B97]=&quot;&quot;;&quot;&quot;;IF([.L97]=&quot;?&quot;;[.B97]+[.C97];[.B97]+[.C97]-[.L97]-[.N97]))">
            <text:p/>
          </table:table-cell>
          <table:table-cell table:formula="of:=IF([.B97]=&quot;&quot;;&quot;&quot;;[.N96])">
            <text:p/>
          </table:table-cell>
          <table:table-cell table:formula="of:=[.O96]" office:value-type="float" office:value="184719.6" calcext:value-type="float">
            <text:p>184720</text:p>
          </table:table-cell>
          <table:table-cell table:style-name="ce8" table:formula="of:=IF([.B97]=&quot;&quot;;&quot;&quot;;IF([.I97]=0;999999;LOG([.O97];2)*[.I97]))">
            <text:p/>
          </table:table-cell>
          <table:table-cell table:formula="of:=IF([.B97]=&quot;&quot;;&quot;&quot;;[.A97]+[.P97])">
            <text:p/>
          </table:table-cell>
          <table:table-cell table:formula="of:=IF([.B97]=&quot;&quot;;&quot;&quot;;([.B97]+[.C97])-([.B96]+[.C96]))">
            <text:p/>
          </table:table-cell>
          <table:table-cell table:formula="of:=IF([.B97]=&quot;&quot;;&quot;&quot;;SUM([.R87:.R97]))">
            <text:p/>
          </table:table-cell>
          <table:table-cell/>
          <table:table-cell table:formula="of:=IF([.B97]=&quot;&quot;;&quot;&quot;;[.U96])">
            <text:p/>
          </table:table-cell>
          <table:table-cell table:formula="of:=IF([.B97]=&quot;&quot;;&quot;&quot;;IF([.T97]=&quot;?&quot;;&quot;&quot;;IF([.S97]=0;0;[.T97]/[.S97])))">
            <text:p/>
          </table:table-cell>
          <table:table-cell table:formula="of:=IF([.B97]&lt;&gt;&quot;&quot;;IF([.I96]=0;0;[.I97]/[.I96] - 1);IF([.W96]&gt;1.05;[.W96];0.05))" office:value-type="float" office:value="0.05" calcext:value-type="float">
            <text:p>0.0500</text:p>
          </table:table-cell>
          <table:table-cell table:formula="of:=[.X96]" office:value-type="float" office:value="35" calcext:value-type="float">
            <text:p>35</text:p>
          </table:table-cell>
          <table:table-cell table:formula="of:=IF([.B97]&lt;&gt;&quot;&quot;;[.I97];MIN([.X97];[.Y96]*(1 + [.W97])))" office:value-type="float" office:value="35" calcext:value-type="float">
            <text:p>35</text:p>
          </table:table-cell>
          <table:table-cell table:style-name="ce9" table:formula="of:=IF([.B97]&lt;&gt;&quot;&quot;;[.B97]+[.C97];MAX(0; MIN([.O96]*0.2;[.Z96]*POWER(2;1/IF([.Y97]=0;2.4;[.Y97])))))" office:value-type="float" office:value="2203.84578718014" calcext:value-type="float">
            <text:p>2204</text:p>
          </table:table-cell>
          <table:table-cell table:formula="of:=IF([.S97]&lt;&gt;&quot;&quot;;[.S97];[.Z97]-[.Z87])" office:value-type="float" office:value="395.953168767784" calcext:value-type="float">
            <text:p>396</text:p>
          </table:table-cell>
          <table:table-cell table:formula="of:=IF(AND([.T97]&lt;&gt;&quot;&quot;; [.T97]&lt;&gt;&quot;?&quot;);[.T97];[.AA97]*IF(COUNT([.V$2:.V97])=0;0;SUM([.V$2:.V97])/COUNT([.V$2:.V97])))" office:value-type="float" office:value="14.3768726935578" calcext:value-type="float">
            <text:p>14</text:p>
          </table:table-cell>
          <table:table-cell table:formula="of:=IF([.AB97]&gt;MIN([.AE97];MIN([.AF97];[.AG97]));&quot;!&quot;;&quot;&quot;)">
            <text:p/>
          </table:table-cell>
          <table:table-cell table:formula="of:=[.AD96]" office:value-type="float" office:value="272.657534246575" calcext:value-type="float">
            <text:p>273</text:p>
          </table:table-cell>
          <table:table-cell table:formula="of:=[.AE96]" office:value-type="float" office:value="240" calcext:value-type="float">
            <text:p>240</text:p>
          </table:table-cell>
          <table:table-cell table:formula="of:=[.AF96]" office:value-type="float" office:value="308" calcext:value-type="float">
            <text:p>308</text:p>
          </table:table-cell>
          <table:table-cell table:formula="of:=[.AG96]" office:value-type="float" office:value="3142" calcext:value-type="float">
            <text:p>3142</text:p>
          </table:table-cell>
          <table:table-cell table:formula="of:=[.AH96]" office:value-type="float" office:value="1047310" calcext:value-type="float">
            <text:p>1047310</text:p>
          </table:table-cell>
          <table:table-cell table:formula="of:=[.AI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7]+1" office:value-type="date" office:date-value="2020-06-19" calcext:value-type="date">
            <text:p>2020-06-19</text:p>
          </table:table-cell>
          <table:table-cell table:number-columns-repeated="3"/>
          <table:table-cell table:formula="of:=IF([.B98]=&quot;&quot;;&quot;&quot;;SUM([.B98:.D98]))">
            <text:p/>
          </table:table-cell>
          <table:table-cell table:formula="of:=IF([.B98]=&quot;&quot;;&quot;&quot;;([.B98]+[.C98])/([.B97]+[.C97]) - 1)">
            <text:p/>
          </table:table-cell>
          <table:table-cell table:formula="of:=IF([.B98]=&quot;&quot;;&quot;&quot;;([.F98]+1)/([.F97]+1) - 1)">
            <text:p/>
          </table:table-cell>
          <table:table-cell table:formula="of:=IF([.B98]=&quot;&quot;;&quot;&quot;;ROUNDDOWN(LOG(([.B98]+[.C98])/([.$B$2]+[.$C$2]);2)))">
            <text:p/>
          </table:table-cell>
          <table:table-cell table:formula="of:=IF([.B98]=&quot;&quot;;&quot;&quot;;1 / LOG(([.B98]+[.C98])/([.B97]+[.C97]);2))">
            <text:p/>
          </table:table-cell>
          <table:table-cell table:formula="of:=IF([.B98]=&quot;&quot;;&quot;&quot;;COUNT([.$A$2:.A98]) / LOG(([.B98]+[.C98])/([.$B$2]+[.$C$2]);2))">
            <text:p/>
          </table:table-cell>
          <table:table-cell table:formula="of:=IF([.B98]=&quot;&quot;;&quot;&quot;;[.E98]-[.E97])">
            <text:p/>
          </table:table-cell>
          <table:table-cell/>
          <table:table-cell table:formula="of:=IF([.B98]=&quot;&quot;;&quot;&quot;;IF([.L98]=&quot;?&quot;;[.B98]+[.C98];[.B98]+[.C98]-[.L98]-[.N98]))">
            <text:p/>
          </table:table-cell>
          <table:table-cell table:formula="of:=IF([.B98]=&quot;&quot;;&quot;&quot;;[.N97])">
            <text:p/>
          </table:table-cell>
          <table:table-cell table:formula="of:=[.O97]" office:value-type="float" office:value="184719.6" calcext:value-type="float">
            <text:p>184720</text:p>
          </table:table-cell>
          <table:table-cell table:style-name="ce8" table:formula="of:=IF([.B98]=&quot;&quot;;&quot;&quot;;IF([.I98]=0;999999;LOG([.O98];2)*[.I98]))">
            <text:p/>
          </table:table-cell>
          <table:table-cell table:formula="of:=IF([.B98]=&quot;&quot;;&quot;&quot;;[.A98]+[.P98])">
            <text:p/>
          </table:table-cell>
          <table:table-cell table:formula="of:=IF([.B98]=&quot;&quot;;&quot;&quot;;([.B98]+[.C98])-([.B97]+[.C97]))">
            <text:p/>
          </table:table-cell>
          <table:table-cell table:formula="of:=IF([.B98]=&quot;&quot;;&quot;&quot;;SUM([.R88:.R98]))">
            <text:p/>
          </table:table-cell>
          <table:table-cell/>
          <table:table-cell table:formula="of:=IF([.B98]=&quot;&quot;;&quot;&quot;;[.U97])">
            <text:p/>
          </table:table-cell>
          <table:table-cell table:formula="of:=IF([.B98]=&quot;&quot;;&quot;&quot;;IF([.T98]=&quot;?&quot;;&quot;&quot;;IF([.S98]=0;0;[.T98]/[.S98])))">
            <text:p/>
          </table:table-cell>
          <table:table-cell table:formula="of:=IF([.B98]&lt;&gt;&quot;&quot;;IF([.I97]=0;0;[.I98]/[.I97] - 1);IF([.W97]&gt;1.05;[.W97];0.05))" office:value-type="float" office:value="0.05" calcext:value-type="float">
            <text:p>0.0500</text:p>
          </table:table-cell>
          <table:table-cell table:formula="of:=[.X97]" office:value-type="float" office:value="35" calcext:value-type="float">
            <text:p>35</text:p>
          </table:table-cell>
          <table:table-cell table:formula="of:=IF([.B98]&lt;&gt;&quot;&quot;;[.I98];MIN([.X98];[.Y97]*(1 + [.W98])))" office:value-type="float" office:value="35" calcext:value-type="float">
            <text:p>35</text:p>
          </table:table-cell>
          <table:table-cell table:style-name="ce9" table:formula="of:=IF([.B98]&lt;&gt;&quot;&quot;;[.B98]+[.C98];MAX(0; MIN([.O97]*0.2;[.Z97]*POWER(2;1/IF([.Y98]=0;2.4;[.Y98])))))" office:value-type="float" office:value="2247.92624983987" calcext:value-type="float">
            <text:p>2248</text:p>
          </table:table-cell>
          <table:table-cell table:formula="of:=IF([.S98]&lt;&gt;&quot;&quot;;[.S98];[.Z98]-[.Z88])" office:value-type="float" office:value="403.872869398564" calcext:value-type="float">
            <text:p>404</text:p>
          </table:table-cell>
          <table:table-cell table:formula="of:=IF(AND([.T98]&lt;&gt;&quot;&quot;; [.T98]&lt;&gt;&quot;?&quot;);[.T98];[.AA98]*IF(COUNT([.V$2:.V98])=0;0;SUM([.V$2:.V98])/COUNT([.V$2:.V98])))" office:value-type="float" office:value="14.6644332858726" calcext:value-type="float">
            <text:p>15</text:p>
          </table:table-cell>
          <table:table-cell table:formula="of:=IF([.AB98]&gt;MIN([.AE98];MIN([.AF98];[.AG98]));&quot;!&quot;;&quot;&quot;)">
            <text:p/>
          </table:table-cell>
          <table:table-cell table:formula="of:=[.AD97]" office:value-type="float" office:value="272.657534246575" calcext:value-type="float">
            <text:p>273</text:p>
          </table:table-cell>
          <table:table-cell table:formula="of:=[.AE97]" office:value-type="float" office:value="240" calcext:value-type="float">
            <text:p>240</text:p>
          </table:table-cell>
          <table:table-cell table:formula="of:=[.AF97]" office:value-type="float" office:value="308" calcext:value-type="float">
            <text:p>308</text:p>
          </table:table-cell>
          <table:table-cell table:formula="of:=[.AG97]" office:value-type="float" office:value="3142" calcext:value-type="float">
            <text:p>3142</text:p>
          </table:table-cell>
          <table:table-cell table:formula="of:=[.AH97]" office:value-type="float" office:value="1047310" calcext:value-type="float">
            <text:p>1047310</text:p>
          </table:table-cell>
          <table:table-cell table:formula="of:=[.AI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8]+1" office:value-type="date" office:date-value="2020-06-20" calcext:value-type="date">
            <text:p>2020-06-20</text:p>
          </table:table-cell>
          <table:table-cell table:number-columns-repeated="3"/>
          <table:table-cell table:formula="of:=IF([.B99]=&quot;&quot;;&quot;&quot;;SUM([.B99:.D99]))">
            <text:p/>
          </table:table-cell>
          <table:table-cell table:formula="of:=IF([.B99]=&quot;&quot;;&quot;&quot;;([.B99]+[.C99])/([.B98]+[.C98]) - 1)">
            <text:p/>
          </table:table-cell>
          <table:table-cell table:formula="of:=IF([.B99]=&quot;&quot;;&quot;&quot;;([.F99]+1)/([.F98]+1) - 1)">
            <text:p/>
          </table:table-cell>
          <table:table-cell table:formula="of:=IF([.B99]=&quot;&quot;;&quot;&quot;;ROUNDDOWN(LOG(([.B99]+[.C99])/([.$B$2]+[.$C$2]);2)))">
            <text:p/>
          </table:table-cell>
          <table:table-cell table:formula="of:=IF([.B99]=&quot;&quot;;&quot;&quot;;1 / LOG(([.B99]+[.C99])/([.B98]+[.C98]);2))">
            <text:p/>
          </table:table-cell>
          <table:table-cell table:formula="of:=IF([.B99]=&quot;&quot;;&quot;&quot;;COUNT([.$A$2:.A99]) / LOG(([.B99]+[.C99])/([.$B$2]+[.$C$2]);2))">
            <text:p/>
          </table:table-cell>
          <table:table-cell table:formula="of:=IF([.B99]=&quot;&quot;;&quot;&quot;;[.E99]-[.E98])">
            <text:p/>
          </table:table-cell>
          <table:table-cell/>
          <table:table-cell table:formula="of:=IF([.B99]=&quot;&quot;;&quot;&quot;;IF([.L99]=&quot;?&quot;;[.B99]+[.C99];[.B99]+[.C99]-[.L99]-[.N99]))">
            <text:p/>
          </table:table-cell>
          <table:table-cell table:formula="of:=IF([.B99]=&quot;&quot;;&quot;&quot;;[.N98])">
            <text:p/>
          </table:table-cell>
          <table:table-cell table:formula="of:=[.O98]" office:value-type="float" office:value="184719.6" calcext:value-type="float">
            <text:p>184720</text:p>
          </table:table-cell>
          <table:table-cell table:style-name="ce8" table:formula="of:=IF([.B99]=&quot;&quot;;&quot;&quot;;IF([.I99]=0;999999;LOG([.O99];2)*[.I99]))">
            <text:p/>
          </table:table-cell>
          <table:table-cell table:formula="of:=IF([.B99]=&quot;&quot;;&quot;&quot;;[.A99]+[.P99])">
            <text:p/>
          </table:table-cell>
          <table:table-cell table:formula="of:=IF([.B99]=&quot;&quot;;&quot;&quot;;([.B99]+[.C99])-([.B98]+[.C98]))">
            <text:p/>
          </table:table-cell>
          <table:table-cell table:formula="of:=IF([.B99]=&quot;&quot;;&quot;&quot;;SUM([.R89:.R99]))">
            <text:p/>
          </table:table-cell>
          <table:table-cell/>
          <table:table-cell table:formula="of:=IF([.B99]=&quot;&quot;;&quot;&quot;;[.U98])">
            <text:p/>
          </table:table-cell>
          <table:table-cell table:formula="of:=IF([.B99]=&quot;&quot;;&quot;&quot;;IF([.T99]=&quot;?&quot;;&quot;&quot;;IF([.S99]=0;0;[.T99]/[.S99])))">
            <text:p/>
          </table:table-cell>
          <table:table-cell table:formula="of:=IF([.B99]&lt;&gt;&quot;&quot;;IF([.I98]=0;0;[.I99]/[.I98] - 1);IF([.W98]&gt;1.05;[.W98];0.05))" office:value-type="float" office:value="0.05" calcext:value-type="float">
            <text:p>0.0500</text:p>
          </table:table-cell>
          <table:table-cell table:formula="of:=[.X98]" office:value-type="float" office:value="35" calcext:value-type="float">
            <text:p>35</text:p>
          </table:table-cell>
          <table:table-cell table:formula="of:=IF([.B99]&lt;&gt;&quot;&quot;;[.I99];MIN([.X99];[.Y98]*(1 + [.W99])))" office:value-type="float" office:value="35" calcext:value-type="float">
            <text:p>35</text:p>
          </table:table-cell>
          <table:table-cell table:style-name="ce9" table:formula="of:=IF([.B99]&lt;&gt;&quot;&quot;;[.B99]+[.C99];MAX(0; MIN([.O98]*0.2;[.Z98]*POWER(2;1/IF([.Y99]=0;2.4;[.Y99])))))" office:value-type="float" office:value="2292.88839269683" calcext:value-type="float">
            <text:p>2293</text:p>
          </table:table-cell>
          <table:table-cell table:formula="of:=IF([.S99]&lt;&gt;&quot;&quot;;[.S99];[.Z99]-[.Z89])" office:value-type="float" office:value="411.950976788093" calcext:value-type="float">
            <text:p>412</text:p>
          </table:table-cell>
          <table:table-cell table:formula="of:=IF(AND([.T99]&lt;&gt;&quot;&quot;; [.T99]&lt;&gt;&quot;?&quot;);[.T99];[.AA99]*IF(COUNT([.V$2:.V99])=0;0;SUM([.V$2:.V99])/COUNT([.V$2:.V99])))" office:value-type="float" office:value="14.9577455528399" calcext:value-type="float">
            <text:p>15</text:p>
          </table:table-cell>
          <table:table-cell table:formula="of:=IF([.AB99]&gt;MIN([.AE99];MIN([.AF99];[.AG99]));&quot;!&quot;;&quot;&quot;)">
            <text:p/>
          </table:table-cell>
          <table:table-cell table:formula="of:=[.AD98]" office:value-type="float" office:value="272.657534246575" calcext:value-type="float">
            <text:p>273</text:p>
          </table:table-cell>
          <table:table-cell table:formula="of:=[.AE98]" office:value-type="float" office:value="240" calcext:value-type="float">
            <text:p>240</text:p>
          </table:table-cell>
          <table:table-cell table:formula="of:=[.AF98]" office:value-type="float" office:value="308" calcext:value-type="float">
            <text:p>308</text:p>
          </table:table-cell>
          <table:table-cell table:formula="of:=[.AG98]" office:value-type="float" office:value="3142" calcext:value-type="float">
            <text:p>3142</text:p>
          </table:table-cell>
          <table:table-cell table:formula="of:=[.AH98]" office:value-type="float" office:value="1047310" calcext:value-type="float">
            <text:p>1047310</text:p>
          </table:table-cell>
          <table:table-cell table:formula="of:=[.AI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99]+1" office:value-type="date" office:date-value="2020-06-21" calcext:value-type="date">
            <text:p>2020-06-21</text:p>
          </table:table-cell>
          <table:table-cell table:number-columns-repeated="3"/>
          <table:table-cell table:formula="of:=IF([.B100]=&quot;&quot;;&quot;&quot;;SUM([.B100:.D100]))">
            <text:p/>
          </table:table-cell>
          <table:table-cell table:formula="of:=IF([.B100]=&quot;&quot;;&quot;&quot;;([.B100]+[.C100])/([.B99]+[.C99]) - 1)">
            <text:p/>
          </table:table-cell>
          <table:table-cell table:formula="of:=IF([.B100]=&quot;&quot;;&quot;&quot;;([.F100]+1)/([.F99]+1) - 1)">
            <text:p/>
          </table:table-cell>
          <table:table-cell table:formula="of:=IF([.B100]=&quot;&quot;;&quot;&quot;;ROUNDDOWN(LOG(([.B100]+[.C100])/([.$B$2]+[.$C$2]);2)))">
            <text:p/>
          </table:table-cell>
          <table:table-cell table:formula="of:=IF([.B100]=&quot;&quot;;&quot;&quot;;1 / LOG(([.B100]+[.C100])/([.B99]+[.C99]);2))">
            <text:p/>
          </table:table-cell>
          <table:table-cell table:formula="of:=IF([.B100]=&quot;&quot;;&quot;&quot;;COUNT([.$A$2:.A100]) / LOG(([.B100]+[.C100])/([.$B$2]+[.$C$2]);2))">
            <text:p/>
          </table:table-cell>
          <table:table-cell table:formula="of:=IF([.B100]=&quot;&quot;;&quot;&quot;;[.E100]-[.E99])">
            <text:p/>
          </table:table-cell>
          <table:table-cell/>
          <table:table-cell table:formula="of:=IF([.B100]=&quot;&quot;;&quot;&quot;;IF([.L100]=&quot;?&quot;;[.B100]+[.C100];[.B100]+[.C100]-[.L100]-[.N100]))">
            <text:p/>
          </table:table-cell>
          <table:table-cell table:formula="of:=IF([.B100]=&quot;&quot;;&quot;&quot;;[.N99])">
            <text:p/>
          </table:table-cell>
          <table:table-cell table:formula="of:=[.O99]" office:value-type="float" office:value="184719.6" calcext:value-type="float">
            <text:p>184720</text:p>
          </table:table-cell>
          <table:table-cell table:style-name="ce8" table:formula="of:=IF([.B100]=&quot;&quot;;&quot;&quot;;IF([.I100]=0;999999;LOG([.O100];2)*[.I100]))">
            <text:p/>
          </table:table-cell>
          <table:table-cell table:formula="of:=IF([.B100]=&quot;&quot;;&quot;&quot;;[.A100]+[.P100])">
            <text:p/>
          </table:table-cell>
          <table:table-cell table:formula="of:=IF([.B100]=&quot;&quot;;&quot;&quot;;([.B100]+[.C100])-([.B99]+[.C99]))">
            <text:p/>
          </table:table-cell>
          <table:table-cell table:formula="of:=IF([.B100]=&quot;&quot;;&quot;&quot;;SUM([.R90:.R100]))">
            <text:p/>
          </table:table-cell>
          <table:table-cell/>
          <table:table-cell table:formula="of:=IF([.B100]=&quot;&quot;;&quot;&quot;;[.U99])">
            <text:p/>
          </table:table-cell>
          <table:table-cell table:formula="of:=IF([.B100]=&quot;&quot;;&quot;&quot;;IF([.T100]=&quot;?&quot;;&quot;&quot;;IF([.S100]=0;0;[.T100]/[.S100])))">
            <text:p/>
          </table:table-cell>
          <table:table-cell table:formula="of:=IF([.B100]&lt;&gt;&quot;&quot;;IF([.I99]=0;0;[.I100]/[.I99] - 1);IF([.W99]&gt;1.05;[.W99];0.05))" office:value-type="float" office:value="0.05" calcext:value-type="float">
            <text:p>0.0500</text:p>
          </table:table-cell>
          <table:table-cell table:formula="of:=[.X99]" office:value-type="float" office:value="35" calcext:value-type="float">
            <text:p>35</text:p>
          </table:table-cell>
          <table:table-cell table:formula="of:=IF([.B100]&lt;&gt;&quot;&quot;;[.I100];MIN([.X100];[.Y99]*(1 + [.W100])))" office:value-type="float" office:value="35" calcext:value-type="float">
            <text:p>35</text:p>
          </table:table-cell>
          <table:table-cell table:style-name="ce9" table:formula="of:=IF([.B100]&lt;&gt;&quot;&quot;;[.B100]+[.C100];MAX(0; MIN([.O99]*0.2;[.Z99]*POWER(2;1/IF([.Y100]=0;2.4;[.Y100])))))" office:value-type="float" office:value="2338.74985077395" calcext:value-type="float">
            <text:p>2339</text:p>
          </table:table-cell>
          <table:table-cell table:formula="of:=IF([.S100]&lt;&gt;&quot;&quot;;[.S100];[.Z100]-[.Z90])" office:value-type="float" office:value="420.190659326489" calcext:value-type="float">
            <text:p>420</text:p>
          </table:table-cell>
          <table:table-cell table:formula="of:=IF(AND([.T100]&lt;&gt;&quot;&quot;; [.T100]&lt;&gt;&quot;?&quot;);[.T100];[.AA100]*IF(COUNT([.V$2:.V100])=0;0;SUM([.V$2:.V100])/COUNT([.V$2:.V100])))" office:value-type="float" office:value="15.2569245372095" calcext:value-type="float">
            <text:p>15</text:p>
          </table:table-cell>
          <table:table-cell table:formula="of:=IF([.AB100]&gt;MIN([.AE100];MIN([.AF100];[.AG100]));&quot;!&quot;;&quot;&quot;)">
            <text:p/>
          </table:table-cell>
          <table:table-cell table:formula="of:=[.AD99]" office:value-type="float" office:value="272.657534246575" calcext:value-type="float">
            <text:p>273</text:p>
          </table:table-cell>
          <table:table-cell table:formula="of:=[.AE99]" office:value-type="float" office:value="240" calcext:value-type="float">
            <text:p>240</text:p>
          </table:table-cell>
          <table:table-cell table:formula="of:=[.AF99]" office:value-type="float" office:value="308" calcext:value-type="float">
            <text:p>308</text:p>
          </table:table-cell>
          <table:table-cell table:formula="of:=[.AG99]" office:value-type="float" office:value="3142" calcext:value-type="float">
            <text:p>3142</text:p>
          </table:table-cell>
          <table:table-cell table:formula="of:=[.AH99]" office:value-type="float" office:value="1047310" calcext:value-type="float">
            <text:p>1047310</text:p>
          </table:table-cell>
          <table:table-cell table:formula="of:=[.AI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0]+1" office:value-type="date" office:date-value="2020-06-22" calcext:value-type="date">
            <text:p>2020-06-22</text:p>
          </table:table-cell>
          <table:table-cell table:number-columns-repeated="3"/>
          <table:table-cell table:formula="of:=IF([.B101]=&quot;&quot;;&quot;&quot;;SUM([.B101:.D101]))">
            <text:p/>
          </table:table-cell>
          <table:table-cell table:formula="of:=IF([.B101]=&quot;&quot;;&quot;&quot;;([.B101]+[.C101])/([.B100]+[.C100]) - 1)">
            <text:p/>
          </table:table-cell>
          <table:table-cell table:formula="of:=IF([.B101]=&quot;&quot;;&quot;&quot;;([.F101]+1)/([.F100]+1) - 1)">
            <text:p/>
          </table:table-cell>
          <table:table-cell table:formula="of:=IF([.B101]=&quot;&quot;;&quot;&quot;;ROUNDDOWN(LOG(([.B101]+[.C101])/([.$B$2]+[.$C$2]);2)))">
            <text:p/>
          </table:table-cell>
          <table:table-cell table:formula="of:=IF([.B101]=&quot;&quot;;&quot;&quot;;1 / LOG(([.B101]+[.C101])/([.B100]+[.C100]);2))">
            <text:p/>
          </table:table-cell>
          <table:table-cell table:formula="of:=IF([.B101]=&quot;&quot;;&quot;&quot;;COUNT([.$A$2:.A101]) / LOG(([.B101]+[.C101])/([.$B$2]+[.$C$2]);2))">
            <text:p/>
          </table:table-cell>
          <table:table-cell table:formula="of:=IF([.B101]=&quot;&quot;;&quot;&quot;;[.E101]-[.E100])">
            <text:p/>
          </table:table-cell>
          <table:table-cell/>
          <table:table-cell table:formula="of:=IF([.B101]=&quot;&quot;;&quot;&quot;;IF([.L101]=&quot;?&quot;;[.B101]+[.C101];[.B101]+[.C101]-[.L101]-[.N101]))">
            <text:p/>
          </table:table-cell>
          <table:table-cell table:formula="of:=IF([.B101]=&quot;&quot;;&quot;&quot;;[.N100])">
            <text:p/>
          </table:table-cell>
          <table:table-cell table:formula="of:=[.O100]" office:value-type="float" office:value="184719.6" calcext:value-type="float">
            <text:p>184720</text:p>
          </table:table-cell>
          <table:table-cell table:style-name="ce8" table:formula="of:=IF([.B101]=&quot;&quot;;&quot;&quot;;IF([.I101]=0;999999;LOG([.O101];2)*[.I101]))">
            <text:p/>
          </table:table-cell>
          <table:table-cell table:formula="of:=IF([.B101]=&quot;&quot;;&quot;&quot;;[.A101]+[.P101])">
            <text:p/>
          </table:table-cell>
          <table:table-cell table:formula="of:=IF([.B101]=&quot;&quot;;&quot;&quot;;([.B101]+[.C101])-([.B100]+[.C100]))">
            <text:p/>
          </table:table-cell>
          <table:table-cell table:formula="of:=IF([.B101]=&quot;&quot;;&quot;&quot;;SUM([.R91:.R101]))">
            <text:p/>
          </table:table-cell>
          <table:table-cell/>
          <table:table-cell table:formula="of:=IF([.B101]=&quot;&quot;;&quot;&quot;;[.U100])">
            <text:p/>
          </table:table-cell>
          <table:table-cell table:formula="of:=IF([.B101]=&quot;&quot;;&quot;&quot;;IF([.T101]=&quot;?&quot;;&quot;&quot;;IF([.S101]=0;0;[.T101]/[.S101])))">
            <text:p/>
          </table:table-cell>
          <table:table-cell table:formula="of:=IF([.B101]&lt;&gt;&quot;&quot;;IF([.I100]=0;0;[.I101]/[.I100] - 1);IF([.W100]&gt;1.05;[.W100];0.05))" office:value-type="float" office:value="0.05" calcext:value-type="float">
            <text:p>0.0500</text:p>
          </table:table-cell>
          <table:table-cell table:formula="of:=[.X100]" office:value-type="float" office:value="35" calcext:value-type="float">
            <text:p>35</text:p>
          </table:table-cell>
          <table:table-cell table:formula="of:=IF([.B101]&lt;&gt;&quot;&quot;;[.I101];MIN([.X101];[.Y100]*(1 + [.W101])))" office:value-type="float" office:value="35" calcext:value-type="float">
            <text:p>35</text:p>
          </table:table-cell>
          <table:table-cell table:style-name="ce9" table:formula="of:=IF([.B101]&lt;&gt;&quot;&quot;;[.B101]+[.C101];MAX(0; MIN([.O100]*0.2;[.Z100]*POWER(2;1/IF([.Y101]=0;2.4;[.Y101])))))" office:value-type="float" office:value="2385.52861182302" calcext:value-type="float">
            <text:p>2386</text:p>
          </table:table-cell>
          <table:table-cell table:formula="of:=IF([.S101]&lt;&gt;&quot;&quot;;[.S101];[.Z101]-[.Z91])" office:value-type="float" office:value="428.595148776774" calcext:value-type="float">
            <text:p>429</text:p>
          </table:table-cell>
          <table:table-cell table:formula="of:=IF(AND([.T101]&lt;&gt;&quot;&quot;; [.T101]&lt;&gt;&quot;?&quot;);[.T101];[.AA101]*IF(COUNT([.V$2:.V101])=0;0;SUM([.V$2:.V101])/COUNT([.V$2:.V101])))" office:value-type="float" office:value="15.5620875827714" calcext:value-type="float">
            <text:p>16</text:p>
          </table:table-cell>
          <table:table-cell table:formula="of:=IF([.AB101]&gt;MIN([.AE101];MIN([.AF101];[.AG101]));&quot;!&quot;;&quot;&quot;)">
            <text:p/>
          </table:table-cell>
          <table:table-cell table:formula="of:=[.AD100]" office:value-type="float" office:value="272.657534246575" calcext:value-type="float">
            <text:p>273</text:p>
          </table:table-cell>
          <table:table-cell table:formula="of:=[.AE100]" office:value-type="float" office:value="240" calcext:value-type="float">
            <text:p>240</text:p>
          </table:table-cell>
          <table:table-cell table:formula="of:=[.AF100]" office:value-type="float" office:value="308" calcext:value-type="float">
            <text:p>308</text:p>
          </table:table-cell>
          <table:table-cell table:formula="of:=[.AG100]" office:value-type="float" office:value="3142" calcext:value-type="float">
            <text:p>3142</text:p>
          </table:table-cell>
          <table:table-cell table:formula="of:=[.AH100]" office:value-type="float" office:value="1047310" calcext:value-type="float">
            <text:p>1047310</text:p>
          </table:table-cell>
          <table:table-cell table:formula="of:=[.AI1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1]+1" office:value-type="date" office:date-value="2020-06-23" calcext:value-type="date">
            <text:p>2020-06-23</text:p>
          </table:table-cell>
          <table:table-cell table:number-columns-repeated="3"/>
          <table:table-cell table:formula="of:=IF([.B102]=&quot;&quot;;&quot;&quot;;SUM([.B102:.D102]))">
            <text:p/>
          </table:table-cell>
          <table:table-cell table:formula="of:=IF([.B102]=&quot;&quot;;&quot;&quot;;([.B102]+[.C102])/([.B101]+[.C101]) - 1)">
            <text:p/>
          </table:table-cell>
          <table:table-cell table:formula="of:=IF([.B102]=&quot;&quot;;&quot;&quot;;([.F102]+1)/([.F101]+1) - 1)">
            <text:p/>
          </table:table-cell>
          <table:table-cell table:formula="of:=IF([.B102]=&quot;&quot;;&quot;&quot;;ROUNDDOWN(LOG(([.B102]+[.C102])/([.$B$2]+[.$C$2]);2)))">
            <text:p/>
          </table:table-cell>
          <table:table-cell table:formula="of:=IF([.B102]=&quot;&quot;;&quot;&quot;;1 / LOG(([.B102]+[.C102])/([.B101]+[.C101]);2))">
            <text:p/>
          </table:table-cell>
          <table:table-cell table:formula="of:=IF([.B102]=&quot;&quot;;&quot;&quot;;COUNT([.$A$2:.A102]) / LOG(([.B102]+[.C102])/([.$B$2]+[.$C$2]);2))">
            <text:p/>
          </table:table-cell>
          <table:table-cell table:formula="of:=IF([.B102]=&quot;&quot;;&quot;&quot;;[.E102]-[.E101])">
            <text:p/>
          </table:table-cell>
          <table:table-cell/>
          <table:table-cell table:formula="of:=IF([.B102]=&quot;&quot;;&quot;&quot;;IF([.L102]=&quot;?&quot;;[.B102]+[.C102];[.B102]+[.C102]-[.L102]-[.N102]))">
            <text:p/>
          </table:table-cell>
          <table:table-cell table:formula="of:=IF([.B102]=&quot;&quot;;&quot;&quot;;[.N101])">
            <text:p/>
          </table:table-cell>
          <table:table-cell table:formula="of:=[.O101]" office:value-type="float" office:value="184719.6" calcext:value-type="float">
            <text:p>184720</text:p>
          </table:table-cell>
          <table:table-cell table:style-name="ce8" table:formula="of:=IF([.B102]=&quot;&quot;;&quot;&quot;;IF([.I102]=0;999999;LOG([.O102];2)*[.I102]))">
            <text:p/>
          </table:table-cell>
          <table:table-cell table:formula="of:=IF([.B102]=&quot;&quot;;&quot;&quot;;[.A102]+[.P102])">
            <text:p/>
          </table:table-cell>
          <table:table-cell table:formula="of:=IF([.B102]=&quot;&quot;;&quot;&quot;;([.B102]+[.C102])-([.B101]+[.C101]))">
            <text:p/>
          </table:table-cell>
          <table:table-cell table:formula="of:=IF([.B102]=&quot;&quot;;&quot;&quot;;SUM([.R92:.R102]))">
            <text:p/>
          </table:table-cell>
          <table:table-cell/>
          <table:table-cell table:formula="of:=IF([.B102]=&quot;&quot;;&quot;&quot;;[.U101])">
            <text:p/>
          </table:table-cell>
          <table:table-cell table:formula="of:=IF([.B102]=&quot;&quot;;&quot;&quot;;IF([.T102]=&quot;?&quot;;&quot;&quot;;IF([.S102]=0;0;[.T102]/[.S102])))">
            <text:p/>
          </table:table-cell>
          <table:table-cell table:formula="of:=IF([.B102]&lt;&gt;&quot;&quot;;IF([.I101]=0;0;[.I102]/[.I101] - 1);IF([.W101]&gt;1.05;[.W101];0.05))" office:value-type="float" office:value="0.05" calcext:value-type="float">
            <text:p>0.0500</text:p>
          </table:table-cell>
          <table:table-cell table:formula="of:=[.X101]" office:value-type="float" office:value="35" calcext:value-type="float">
            <text:p>35</text:p>
          </table:table-cell>
          <table:table-cell table:formula="of:=IF([.B102]&lt;&gt;&quot;&quot;;[.I102];MIN([.X102];[.Y101]*(1 + [.W102])))" office:value-type="float" office:value="35" calcext:value-type="float">
            <text:p>35</text:p>
          </table:table-cell>
          <table:table-cell table:style-name="ce9" table:formula="of:=IF([.B102]&lt;&gt;&quot;&quot;;[.B102]+[.C102];MAX(0; MIN([.O101]*0.2;[.Z101]*POWER(2;1/IF([.Y102]=0;2.4;[.Y102])))))" office:value-type="float" office:value="2433.2430233798" calcext:value-type="float">
            <text:p>2433</text:p>
          </table:table-cell>
          <table:table-cell table:formula="of:=IF([.S102]&lt;&gt;&quot;&quot;;[.S102];[.Z102]-[.Z92])" office:value-type="float" office:value="437.167741542428" calcext:value-type="float">
            <text:p>437</text:p>
          </table:table-cell>
          <table:table-cell table:formula="of:=IF(AND([.T102]&lt;&gt;&quot;&quot;; [.T102]&lt;&gt;&quot;?&quot;);[.T102];[.AA102]*IF(COUNT([.V$2:.V102])=0;0;SUM([.V$2:.V102])/COUNT([.V$2:.V102])))" office:value-type="float" office:value="15.8733543803805" calcext:value-type="float">
            <text:p>16</text:p>
          </table:table-cell>
          <table:table-cell table:formula="of:=IF([.AB102]&gt;MIN([.AE102];MIN([.AF102];[.AG102]));&quot;!&quot;;&quot;&quot;)">
            <text:p/>
          </table:table-cell>
          <table:table-cell table:formula="of:=[.AD101]" office:value-type="float" office:value="272.657534246575" calcext:value-type="float">
            <text:p>273</text:p>
          </table:table-cell>
          <table:table-cell table:formula="of:=[.AE101]" office:value-type="float" office:value="240" calcext:value-type="float">
            <text:p>240</text:p>
          </table:table-cell>
          <table:table-cell table:formula="of:=[.AF101]" office:value-type="float" office:value="308" calcext:value-type="float">
            <text:p>308</text:p>
          </table:table-cell>
          <table:table-cell table:formula="of:=[.AG101]" office:value-type="float" office:value="3142" calcext:value-type="float">
            <text:p>3142</text:p>
          </table:table-cell>
          <table:table-cell table:formula="of:=[.AH101]" office:value-type="float" office:value="1047310" calcext:value-type="float">
            <text:p>1047310</text:p>
          </table:table-cell>
          <table:table-cell table:formula="of:=[.AI1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2]+1" office:value-type="date" office:date-value="2020-06-24" calcext:value-type="date">
            <text:p>2020-06-24</text:p>
          </table:table-cell>
          <table:table-cell table:number-columns-repeated="3"/>
          <table:table-cell table:formula="of:=IF([.B103]=&quot;&quot;;&quot;&quot;;SUM([.B103:.D103]))">
            <text:p/>
          </table:table-cell>
          <table:table-cell table:formula="of:=IF([.B103]=&quot;&quot;;&quot;&quot;;([.B103]+[.C103])/([.B102]+[.C102]) - 1)">
            <text:p/>
          </table:table-cell>
          <table:table-cell table:formula="of:=IF([.B103]=&quot;&quot;;&quot;&quot;;([.F103]+1)/([.F102]+1) - 1)">
            <text:p/>
          </table:table-cell>
          <table:table-cell table:formula="of:=IF([.B103]=&quot;&quot;;&quot;&quot;;ROUNDDOWN(LOG(([.B103]+[.C103])/([.$B$2]+[.$C$2]);2)))">
            <text:p/>
          </table:table-cell>
          <table:table-cell table:formula="of:=IF([.B103]=&quot;&quot;;&quot;&quot;;1 / LOG(([.B103]+[.C103])/([.B102]+[.C102]);2))">
            <text:p/>
          </table:table-cell>
          <table:table-cell table:formula="of:=IF([.B103]=&quot;&quot;;&quot;&quot;;COUNT([.$A$2:.A103]) / LOG(([.B103]+[.C103])/([.$B$2]+[.$C$2]);2))">
            <text:p/>
          </table:table-cell>
          <table:table-cell table:formula="of:=IF([.B103]=&quot;&quot;;&quot;&quot;;[.E103]-[.E102])">
            <text:p/>
          </table:table-cell>
          <table:table-cell/>
          <table:table-cell table:formula="of:=IF([.B103]=&quot;&quot;;&quot;&quot;;IF([.L103]=&quot;?&quot;;[.B103]+[.C103];[.B103]+[.C103]-[.L103]-[.N103]))">
            <text:p/>
          </table:table-cell>
          <table:table-cell table:formula="of:=IF([.B103]=&quot;&quot;;&quot;&quot;;[.N102])">
            <text:p/>
          </table:table-cell>
          <table:table-cell table:formula="of:=[.O102]" office:value-type="float" office:value="184719.6" calcext:value-type="float">
            <text:p>184720</text:p>
          </table:table-cell>
          <table:table-cell table:style-name="ce8" table:formula="of:=IF([.B103]=&quot;&quot;;&quot;&quot;;IF([.I103]=0;999999;LOG([.O103];2)*[.I103]))">
            <text:p/>
          </table:table-cell>
          <table:table-cell table:formula="of:=IF([.B103]=&quot;&quot;;&quot;&quot;;[.A103]+[.P103])">
            <text:p/>
          </table:table-cell>
          <table:table-cell table:formula="of:=IF([.B103]=&quot;&quot;;&quot;&quot;;([.B103]+[.C103])-([.B102]+[.C102]))">
            <text:p/>
          </table:table-cell>
          <table:table-cell table:formula="of:=IF([.B103]=&quot;&quot;;&quot;&quot;;SUM([.R93:.R103]))">
            <text:p/>
          </table:table-cell>
          <table:table-cell/>
          <table:table-cell table:formula="of:=IF([.B103]=&quot;&quot;;&quot;&quot;;[.U102])">
            <text:p/>
          </table:table-cell>
          <table:table-cell table:formula="of:=IF([.B103]=&quot;&quot;;&quot;&quot;;IF([.T103]=&quot;?&quot;;&quot;&quot;;IF([.S103]=0;0;[.T103]/[.S103])))">
            <text:p/>
          </table:table-cell>
          <table:table-cell table:formula="of:=IF([.B103]&lt;&gt;&quot;&quot;;IF([.I102]=0;0;[.I103]/[.I102] - 1);IF([.W102]&gt;1.05;[.W102];0.05))" office:value-type="float" office:value="0.05" calcext:value-type="float">
            <text:p>0.0500</text:p>
          </table:table-cell>
          <table:table-cell table:formula="of:=[.X102]" office:value-type="float" office:value="35" calcext:value-type="float">
            <text:p>35</text:p>
          </table:table-cell>
          <table:table-cell table:formula="of:=IF([.B103]&lt;&gt;&quot;&quot;;[.I103];MIN([.X103];[.Y102]*(1 + [.W103])))" office:value-type="float" office:value="35" calcext:value-type="float">
            <text:p>35</text:p>
          </table:table-cell>
          <table:table-cell table:style-name="ce9" table:formula="of:=IF([.B103]&lt;&gt;&quot;&quot;;[.B103]+[.C103];MAX(0; MIN([.O102]*0.2;[.Z102]*POWER(2;1/IF([.Y103]=0;2.4;[.Y103])))))" office:value-type="float" office:value="2481.9117999603" calcext:value-type="float">
            <text:p>2482</text:p>
          </table:table-cell>
          <table:table-cell table:formula="of:=IF([.S103]&lt;&gt;&quot;&quot;;[.S103];[.Z103]-[.Z93])" office:value-type="float" office:value="445.911799960307" calcext:value-type="float">
            <text:p>446</text:p>
          </table:table-cell>
          <table:table-cell table:formula="of:=IF(AND([.T103]&lt;&gt;&quot;&quot;; [.T103]&lt;&gt;&quot;?&quot;);[.T103];[.AA103]*IF(COUNT([.V$2:.V103])=0;0;SUM([.V$2:.V103])/COUNT([.V$2:.V103])))" office:value-type="float" office:value="16.1908470149012" calcext:value-type="float">
            <text:p>16</text:p>
          </table:table-cell>
          <table:table-cell table:formula="of:=IF([.AB103]&gt;MIN([.AE103];MIN([.AF103];[.AG103]));&quot;!&quot;;&quot;&quot;)">
            <text:p/>
          </table:table-cell>
          <table:table-cell table:formula="of:=[.AD102]" office:value-type="float" office:value="272.657534246575" calcext:value-type="float">
            <text:p>273</text:p>
          </table:table-cell>
          <table:table-cell table:formula="of:=[.AE102]" office:value-type="float" office:value="240" calcext:value-type="float">
            <text:p>240</text:p>
          </table:table-cell>
          <table:table-cell table:formula="of:=[.AF102]" office:value-type="float" office:value="308" calcext:value-type="float">
            <text:p>308</text:p>
          </table:table-cell>
          <table:table-cell table:formula="of:=[.AG102]" office:value-type="float" office:value="3142" calcext:value-type="float">
            <text:p>3142</text:p>
          </table:table-cell>
          <table:table-cell table:formula="of:=[.AH102]" office:value-type="float" office:value="1047310" calcext:value-type="float">
            <text:p>1047310</text:p>
          </table:table-cell>
          <table:table-cell table:formula="of:=[.AI1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3]+1" office:value-type="date" office:date-value="2020-06-25" calcext:value-type="date">
            <text:p>2020-06-25</text:p>
          </table:table-cell>
          <table:table-cell table:number-columns-repeated="3"/>
          <table:table-cell table:formula="of:=IF([.B104]=&quot;&quot;;&quot;&quot;;SUM([.B104:.D104]))">
            <text:p/>
          </table:table-cell>
          <table:table-cell table:formula="of:=IF([.B104]=&quot;&quot;;&quot;&quot;;([.B104]+[.C104])/([.B103]+[.C103]) - 1)">
            <text:p/>
          </table:table-cell>
          <table:table-cell table:formula="of:=IF([.B104]=&quot;&quot;;&quot;&quot;;([.F104]+1)/([.F103]+1) - 1)">
            <text:p/>
          </table:table-cell>
          <table:table-cell table:formula="of:=IF([.B104]=&quot;&quot;;&quot;&quot;;ROUNDDOWN(LOG(([.B104]+[.C104])/([.$B$2]+[.$C$2]);2)))">
            <text:p/>
          </table:table-cell>
          <table:table-cell table:formula="of:=IF([.B104]=&quot;&quot;;&quot;&quot;;1 / LOG(([.B104]+[.C104])/([.B103]+[.C103]);2))">
            <text:p/>
          </table:table-cell>
          <table:table-cell table:formula="of:=IF([.B104]=&quot;&quot;;&quot;&quot;;COUNT([.$A$2:.A104]) / LOG(([.B104]+[.C104])/([.$B$2]+[.$C$2]);2))">
            <text:p/>
          </table:table-cell>
          <table:table-cell table:formula="of:=IF([.B104]=&quot;&quot;;&quot;&quot;;[.E104]-[.E103])">
            <text:p/>
          </table:table-cell>
          <table:table-cell/>
          <table:table-cell table:formula="of:=IF([.B104]=&quot;&quot;;&quot;&quot;;IF([.L104]=&quot;?&quot;;[.B104]+[.C104];[.B104]+[.C104]-[.L104]-[.N104]))">
            <text:p/>
          </table:table-cell>
          <table:table-cell table:formula="of:=IF([.B104]=&quot;&quot;;&quot;&quot;;[.N103])">
            <text:p/>
          </table:table-cell>
          <table:table-cell table:formula="of:=[.O103]" office:value-type="float" office:value="184719.6" calcext:value-type="float">
            <text:p>184720</text:p>
          </table:table-cell>
          <table:table-cell table:style-name="ce8" table:formula="of:=IF([.B104]=&quot;&quot;;&quot;&quot;;IF([.I104]=0;999999;LOG([.O104];2)*[.I104]))">
            <text:p/>
          </table:table-cell>
          <table:table-cell table:formula="of:=IF([.B104]=&quot;&quot;;&quot;&quot;;[.A104]+[.P104])">
            <text:p/>
          </table:table-cell>
          <table:table-cell table:formula="of:=IF([.B104]=&quot;&quot;;&quot;&quot;;([.B104]+[.C104])-([.B103]+[.C103]))">
            <text:p/>
          </table:table-cell>
          <table:table-cell table:formula="of:=IF([.B104]=&quot;&quot;;&quot;&quot;;SUM([.R94:.R104]))">
            <text:p/>
          </table:table-cell>
          <table:table-cell/>
          <table:table-cell table:formula="of:=IF([.B104]=&quot;&quot;;&quot;&quot;;[.U103])">
            <text:p/>
          </table:table-cell>
          <table:table-cell table:formula="of:=IF([.B104]=&quot;&quot;;&quot;&quot;;IF([.T104]=&quot;?&quot;;&quot;&quot;;IF([.S104]=0;0;[.T104]/[.S104])))">
            <text:p/>
          </table:table-cell>
          <table:table-cell table:formula="of:=IF([.B104]&lt;&gt;&quot;&quot;;IF([.I103]=0;0;[.I104]/[.I103] - 1);IF([.W103]&gt;1.05;[.W103];0.05))" office:value-type="float" office:value="0.05" calcext:value-type="float">
            <text:p>0.0500</text:p>
          </table:table-cell>
          <table:table-cell table:formula="of:=[.X103]" office:value-type="float" office:value="35" calcext:value-type="float">
            <text:p>35</text:p>
          </table:table-cell>
          <table:table-cell table:formula="of:=IF([.B104]&lt;&gt;&quot;&quot;;[.I104];MIN([.X104];[.Y103]*(1 + [.W104])))" office:value-type="float" office:value="35" calcext:value-type="float">
            <text:p>35</text:p>
          </table:table-cell>
          <table:table-cell table:style-name="ce9" table:formula="of:=IF([.B104]&lt;&gt;&quot;&quot;;[.B104]+[.C104];MAX(0; MIN([.O103]*0.2;[.Z103]*POWER(2;1/IF([.Y104]=0;2.4;[.Y104])))))" office:value-type="float" office:value="2531.55403040097" calcext:value-type="float">
            <text:p>2532</text:p>
          </table:table-cell>
          <table:table-cell table:formula="of:=IF([.S104]&lt;&gt;&quot;&quot;;[.S104];[.Z104]-[.Z94])" office:value-type="float" office:value="454.830753619417" calcext:value-type="float">
            <text:p>455</text:p>
          </table:table-cell>
          <table:table-cell table:formula="of:=IF(AND([.T104]&lt;&gt;&quot;&quot;; [.T104]&lt;&gt;&quot;?&quot;);[.T104];[.AA104]*IF(COUNT([.V$2:.V104])=0;0;SUM([.V$2:.V104])/COUNT([.V$2:.V104])))" office:value-type="float" office:value="16.5146900130916" calcext:value-type="float">
            <text:p>17</text:p>
          </table:table-cell>
          <table:table-cell table:formula="of:=IF([.AB104]&gt;MIN([.AE104];MIN([.AF104];[.AG104]));&quot;!&quot;;&quot;&quot;)">
            <text:p/>
          </table:table-cell>
          <table:table-cell table:formula="of:=[.AD103]" office:value-type="float" office:value="272.657534246575" calcext:value-type="float">
            <text:p>273</text:p>
          </table:table-cell>
          <table:table-cell table:formula="of:=[.AE103]" office:value-type="float" office:value="240" calcext:value-type="float">
            <text:p>240</text:p>
          </table:table-cell>
          <table:table-cell table:formula="of:=[.AF103]" office:value-type="float" office:value="308" calcext:value-type="float">
            <text:p>308</text:p>
          </table:table-cell>
          <table:table-cell table:formula="of:=[.AG103]" office:value-type="float" office:value="3142" calcext:value-type="float">
            <text:p>3142</text:p>
          </table:table-cell>
          <table:table-cell table:formula="of:=[.AH103]" office:value-type="float" office:value="1047310" calcext:value-type="float">
            <text:p>1047310</text:p>
          </table:table-cell>
          <table:table-cell table:formula="of:=[.AI1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4]+1" office:value-type="date" office:date-value="2020-06-26" calcext:value-type="date">
            <text:p>2020-06-26</text:p>
          </table:table-cell>
          <table:table-cell table:number-columns-repeated="3"/>
          <table:table-cell table:formula="of:=IF([.B105]=&quot;&quot;;&quot;&quot;;SUM([.B105:.D105]))">
            <text:p/>
          </table:table-cell>
          <table:table-cell table:formula="of:=IF([.B105]=&quot;&quot;;&quot;&quot;;([.B105]+[.C105])/([.B104]+[.C104]) - 1)">
            <text:p/>
          </table:table-cell>
          <table:table-cell table:formula="of:=IF([.B105]=&quot;&quot;;&quot;&quot;;([.F105]+1)/([.F104]+1) - 1)">
            <text:p/>
          </table:table-cell>
          <table:table-cell table:formula="of:=IF([.B105]=&quot;&quot;;&quot;&quot;;ROUNDDOWN(LOG(([.B105]+[.C105])/([.$B$2]+[.$C$2]);2)))">
            <text:p/>
          </table:table-cell>
          <table:table-cell table:formula="of:=IF([.B105]=&quot;&quot;;&quot;&quot;;1 / LOG(([.B105]+[.C105])/([.B104]+[.C104]);2))">
            <text:p/>
          </table:table-cell>
          <table:table-cell table:formula="of:=IF([.B105]=&quot;&quot;;&quot;&quot;;COUNT([.$A$2:.A105]) / LOG(([.B105]+[.C105])/([.$B$2]+[.$C$2]);2))">
            <text:p/>
          </table:table-cell>
          <table:table-cell table:formula="of:=IF([.B105]=&quot;&quot;;&quot;&quot;;[.E105]-[.E104])">
            <text:p/>
          </table:table-cell>
          <table:table-cell/>
          <table:table-cell table:formula="of:=IF([.B105]=&quot;&quot;;&quot;&quot;;IF([.L105]=&quot;?&quot;;[.B105]+[.C105];[.B105]+[.C105]-[.L105]-[.N105]))">
            <text:p/>
          </table:table-cell>
          <table:table-cell table:formula="of:=IF([.B105]=&quot;&quot;;&quot;&quot;;[.N104])">
            <text:p/>
          </table:table-cell>
          <table:table-cell table:formula="of:=[.O104]" office:value-type="float" office:value="184719.6" calcext:value-type="float">
            <text:p>184720</text:p>
          </table:table-cell>
          <table:table-cell table:style-name="ce8" table:formula="of:=IF([.B105]=&quot;&quot;;&quot;&quot;;IF([.I105]=0;999999;LOG([.O105];2)*[.I105]))">
            <text:p/>
          </table:table-cell>
          <table:table-cell table:formula="of:=IF([.B105]=&quot;&quot;;&quot;&quot;;[.A105]+[.P105])">
            <text:p/>
          </table:table-cell>
          <table:table-cell table:formula="of:=IF([.B105]=&quot;&quot;;&quot;&quot;;([.B105]+[.C105])-([.B104]+[.C104]))">
            <text:p/>
          </table:table-cell>
          <table:table-cell table:formula="of:=IF([.B105]=&quot;&quot;;&quot;&quot;;SUM([.R95:.R105]))">
            <text:p/>
          </table:table-cell>
          <table:table-cell/>
          <table:table-cell table:formula="of:=IF([.B105]=&quot;&quot;;&quot;&quot;;[.U104])">
            <text:p/>
          </table:table-cell>
          <table:table-cell table:formula="of:=IF([.B105]=&quot;&quot;;&quot;&quot;;IF([.T105]=&quot;?&quot;;&quot;&quot;;IF([.S105]=0;0;[.T105]/[.S105])))">
            <text:p/>
          </table:table-cell>
          <table:table-cell table:formula="of:=IF([.B105]&lt;&gt;&quot;&quot;;IF([.I104]=0;0;[.I105]/[.I104] - 1);IF([.W104]&gt;1.05;[.W104];0.05))" office:value-type="float" office:value="0.05" calcext:value-type="float">
            <text:p>0.0500</text:p>
          </table:table-cell>
          <table:table-cell table:formula="of:=[.X104]" office:value-type="float" office:value="35" calcext:value-type="float">
            <text:p>35</text:p>
          </table:table-cell>
          <table:table-cell table:formula="of:=IF([.B105]&lt;&gt;&quot;&quot;;[.I105];MIN([.X105];[.Y104]*(1 + [.W105])))" office:value-type="float" office:value="35" calcext:value-type="float">
            <text:p>35</text:p>
          </table:table-cell>
          <table:table-cell table:style-name="ce9" table:formula="of:=IF([.B105]&lt;&gt;&quot;&quot;;[.B105]+[.C105];MAX(0; MIN([.O104]*0.2;[.Z104]*POWER(2;1/IF([.Y105]=0;2.4;[.Y105])))))" office:value-type="float" office:value="2582.18918534571" calcext:value-type="float">
            <text:p>2582</text:p>
          </table:table-cell>
          <table:table-cell table:formula="of:=IF([.S105]&lt;&gt;&quot;&quot;;[.S105];[.Z105]-[.Z95])" office:value-type="float" office:value="463.928100706062" calcext:value-type="float">
            <text:p>464</text:p>
          </table:table-cell>
          <table:table-cell table:formula="of:=IF(AND([.T105]&lt;&gt;&quot;&quot;; [.T105]&lt;&gt;&quot;?&quot;);[.T105];[.AA105]*IF(COUNT([.V$2:.V105])=0;0;SUM([.V$2:.V105])/COUNT([.V$2:.V105])))" office:value-type="float" office:value="16.8450103924456" calcext:value-type="float">
            <text:p>17</text:p>
          </table:table-cell>
          <table:table-cell table:formula="of:=IF([.AB105]&gt;MIN([.AE105];MIN([.AF105];[.AG105]));&quot;!&quot;;&quot;&quot;)">
            <text:p/>
          </table:table-cell>
          <table:table-cell table:formula="of:=[.AD104]" office:value-type="float" office:value="272.657534246575" calcext:value-type="float">
            <text:p>273</text:p>
          </table:table-cell>
          <table:table-cell table:formula="of:=[.AE104]" office:value-type="float" office:value="240" calcext:value-type="float">
            <text:p>240</text:p>
          </table:table-cell>
          <table:table-cell table:formula="of:=[.AF104]" office:value-type="float" office:value="308" calcext:value-type="float">
            <text:p>308</text:p>
          </table:table-cell>
          <table:table-cell table:formula="of:=[.AG104]" office:value-type="float" office:value="3142" calcext:value-type="float">
            <text:p>3142</text:p>
          </table:table-cell>
          <table:table-cell table:formula="of:=[.AH104]" office:value-type="float" office:value="1047310" calcext:value-type="float">
            <text:p>1047310</text:p>
          </table:table-cell>
          <table:table-cell table:formula="of:=[.AI1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5]+1" office:value-type="date" office:date-value="2020-06-27" calcext:value-type="date">
            <text:p>2020-06-27</text:p>
          </table:table-cell>
          <table:table-cell table:number-columns-repeated="3"/>
          <table:table-cell table:formula="of:=IF([.B106]=&quot;&quot;;&quot;&quot;;SUM([.B106:.D106]))">
            <text:p/>
          </table:table-cell>
          <table:table-cell table:formula="of:=IF([.B106]=&quot;&quot;;&quot;&quot;;([.B106]+[.C106])/([.B105]+[.C105]) - 1)">
            <text:p/>
          </table:table-cell>
          <table:table-cell table:formula="of:=IF([.B106]=&quot;&quot;;&quot;&quot;;([.F106]+1)/([.F105]+1) - 1)">
            <text:p/>
          </table:table-cell>
          <table:table-cell table:formula="of:=IF([.B106]=&quot;&quot;;&quot;&quot;;ROUNDDOWN(LOG(([.B106]+[.C106])/([.$B$2]+[.$C$2]);2)))">
            <text:p/>
          </table:table-cell>
          <table:table-cell table:formula="of:=IF([.B106]=&quot;&quot;;&quot;&quot;;1 / LOG(([.B106]+[.C106])/([.B105]+[.C105]);2))">
            <text:p/>
          </table:table-cell>
          <table:table-cell table:formula="of:=IF([.B106]=&quot;&quot;;&quot;&quot;;COUNT([.$A$2:.A106]) / LOG(([.B106]+[.C106])/([.$B$2]+[.$C$2]);2))">
            <text:p/>
          </table:table-cell>
          <table:table-cell table:formula="of:=IF([.B106]=&quot;&quot;;&quot;&quot;;[.E106]-[.E105])">
            <text:p/>
          </table:table-cell>
          <table:table-cell/>
          <table:table-cell table:formula="of:=IF([.B106]=&quot;&quot;;&quot;&quot;;IF([.L106]=&quot;?&quot;;[.B106]+[.C106];[.B106]+[.C106]-[.L106]-[.N106]))">
            <text:p/>
          </table:table-cell>
          <table:table-cell table:formula="of:=IF([.B106]=&quot;&quot;;&quot;&quot;;[.N105])">
            <text:p/>
          </table:table-cell>
          <table:table-cell table:formula="of:=[.O105]" office:value-type="float" office:value="184719.6" calcext:value-type="float">
            <text:p>184720</text:p>
          </table:table-cell>
          <table:table-cell table:style-name="ce8" table:formula="of:=IF([.B106]=&quot;&quot;;&quot;&quot;;IF([.I106]=0;999999;LOG([.O106];2)*[.I106]))">
            <text:p/>
          </table:table-cell>
          <table:table-cell table:formula="of:=IF([.B106]=&quot;&quot;;&quot;&quot;;[.A106]+[.P106])">
            <text:p/>
          </table:table-cell>
          <table:table-cell table:formula="of:=IF([.B106]=&quot;&quot;;&quot;&quot;;([.B106]+[.C106])-([.B105]+[.C105]))">
            <text:p/>
          </table:table-cell>
          <table:table-cell table:formula="of:=IF([.B106]=&quot;&quot;;&quot;&quot;;SUM([.R96:.R106]))">
            <text:p/>
          </table:table-cell>
          <table:table-cell/>
          <table:table-cell table:formula="of:=IF([.B106]=&quot;&quot;;&quot;&quot;;[.U105])">
            <text:p/>
          </table:table-cell>
          <table:table-cell table:formula="of:=IF([.B106]=&quot;&quot;;&quot;&quot;;IF([.T106]=&quot;?&quot;;&quot;&quot;;IF([.S106]=0;0;[.T106]/[.S106])))">
            <text:p/>
          </table:table-cell>
          <table:table-cell table:formula="of:=IF([.B106]&lt;&gt;&quot;&quot;;IF([.I105]=0;0;[.I106]/[.I105] - 1);IF([.W105]&gt;1.05;[.W105];0.05))" office:value-type="float" office:value="0.05" calcext:value-type="float">
            <text:p>0.0500</text:p>
          </table:table-cell>
          <table:table-cell table:formula="of:=[.X105]" office:value-type="float" office:value="35" calcext:value-type="float">
            <text:p>35</text:p>
          </table:table-cell>
          <table:table-cell table:formula="of:=IF([.B106]&lt;&gt;&quot;&quot;;[.I106];MIN([.X106];[.Y105]*(1 + [.W106])))" office:value-type="float" office:value="35" calcext:value-type="float">
            <text:p>35</text:p>
          </table:table-cell>
          <table:table-cell table:style-name="ce9" table:formula="of:=IF([.B106]&lt;&gt;&quot;&quot;;[.B106]+[.C106];MAX(0; MIN([.O105]*0.2;[.Z105]*POWER(2;1/IF([.Y106]=0;2.4;[.Y106])))))" office:value-type="float" office:value="2633.83712488264" calcext:value-type="float">
            <text:p>2634</text:p>
          </table:table-cell>
          <table:table-cell table:formula="of:=IF([.S106]&lt;&gt;&quot;&quot;;[.S106];[.Z106]-[.Z96])" office:value-type="float" office:value="473.207409375903" calcext:value-type="float">
            <text:p>473</text:p>
          </table:table-cell>
          <table:table-cell table:formula="of:=IF(AND([.T106]&lt;&gt;&quot;&quot;; [.T106]&lt;&gt;&quot;?&quot;);[.T106];[.AA106]*IF(COUNT([.V$2:.V106])=0;0;SUM([.V$2:.V106])/COUNT([.V$2:.V106])))" office:value-type="float" office:value="17.1819377110114" calcext:value-type="float">
            <text:p>17</text:p>
          </table:table-cell>
          <table:table-cell table:formula="of:=IF([.AB106]&gt;MIN([.AE106];MIN([.AF106];[.AG106]));&quot;!&quot;;&quot;&quot;)">
            <text:p/>
          </table:table-cell>
          <table:table-cell table:formula="of:=[.AD105]" office:value-type="float" office:value="272.657534246575" calcext:value-type="float">
            <text:p>273</text:p>
          </table:table-cell>
          <table:table-cell table:formula="of:=[.AE105]" office:value-type="float" office:value="240" calcext:value-type="float">
            <text:p>240</text:p>
          </table:table-cell>
          <table:table-cell table:formula="of:=[.AF105]" office:value-type="float" office:value="308" calcext:value-type="float">
            <text:p>308</text:p>
          </table:table-cell>
          <table:table-cell table:formula="of:=[.AG105]" office:value-type="float" office:value="3142" calcext:value-type="float">
            <text:p>3142</text:p>
          </table:table-cell>
          <table:table-cell table:formula="of:=[.AH105]" office:value-type="float" office:value="1047310" calcext:value-type="float">
            <text:p>1047310</text:p>
          </table:table-cell>
          <table:table-cell table:formula="of:=[.AI1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6]+1" office:value-type="date" office:date-value="2020-06-28" calcext:value-type="date">
            <text:p>2020-06-28</text:p>
          </table:table-cell>
          <table:table-cell table:number-columns-repeated="3"/>
          <table:table-cell table:formula="of:=IF([.B107]=&quot;&quot;;&quot;&quot;;SUM([.B107:.D107]))">
            <text:p/>
          </table:table-cell>
          <table:table-cell table:formula="of:=IF([.B107]=&quot;&quot;;&quot;&quot;;([.B107]+[.C107])/([.B106]+[.C106]) - 1)">
            <text:p/>
          </table:table-cell>
          <table:table-cell table:formula="of:=IF([.B107]=&quot;&quot;;&quot;&quot;;([.F107]+1)/([.F106]+1) - 1)">
            <text:p/>
          </table:table-cell>
          <table:table-cell table:formula="of:=IF([.B107]=&quot;&quot;;&quot;&quot;;ROUNDDOWN(LOG(([.B107]+[.C107])/([.$B$2]+[.$C$2]);2)))">
            <text:p/>
          </table:table-cell>
          <table:table-cell table:formula="of:=IF([.B107]=&quot;&quot;;&quot;&quot;;1 / LOG(([.B107]+[.C107])/([.B106]+[.C106]);2))">
            <text:p/>
          </table:table-cell>
          <table:table-cell table:formula="of:=IF([.B107]=&quot;&quot;;&quot;&quot;;COUNT([.$A$2:.A107]) / LOG(([.B107]+[.C107])/([.$B$2]+[.$C$2]);2))">
            <text:p/>
          </table:table-cell>
          <table:table-cell table:formula="of:=IF([.B107]=&quot;&quot;;&quot;&quot;;[.E107]-[.E106])">
            <text:p/>
          </table:table-cell>
          <table:table-cell/>
          <table:table-cell table:formula="of:=IF([.B107]=&quot;&quot;;&quot;&quot;;IF([.L107]=&quot;?&quot;;[.B107]+[.C107];[.B107]+[.C107]-[.L107]-[.N107]))">
            <text:p/>
          </table:table-cell>
          <table:table-cell table:formula="of:=IF([.B107]=&quot;&quot;;&quot;&quot;;[.N106])">
            <text:p/>
          </table:table-cell>
          <table:table-cell table:formula="of:=[.O106]" office:value-type="float" office:value="184719.6" calcext:value-type="float">
            <text:p>184720</text:p>
          </table:table-cell>
          <table:table-cell table:style-name="ce8" table:formula="of:=IF([.B107]=&quot;&quot;;&quot;&quot;;IF([.I107]=0;999999;LOG([.O107];2)*[.I107]))">
            <text:p/>
          </table:table-cell>
          <table:table-cell table:formula="of:=IF([.B107]=&quot;&quot;;&quot;&quot;;[.A107]+[.P107])">
            <text:p/>
          </table:table-cell>
          <table:table-cell table:formula="of:=IF([.B107]=&quot;&quot;;&quot;&quot;;([.B107]+[.C107])-([.B106]+[.C106]))">
            <text:p/>
          </table:table-cell>
          <table:table-cell table:formula="of:=IF([.B107]=&quot;&quot;;&quot;&quot;;SUM([.R97:.R107]))">
            <text:p/>
          </table:table-cell>
          <table:table-cell/>
          <table:table-cell table:formula="of:=IF([.B107]=&quot;&quot;;&quot;&quot;;[.U106])">
            <text:p/>
          </table:table-cell>
          <table:table-cell table:formula="of:=IF([.B107]=&quot;&quot;;&quot;&quot;;IF([.T107]=&quot;?&quot;;&quot;&quot;;IF([.S107]=0;0;[.T107]/[.S107])))">
            <text:p/>
          </table:table-cell>
          <table:table-cell table:formula="of:=IF([.B107]&lt;&gt;&quot;&quot;;IF([.I106]=0;0;[.I107]/[.I106] - 1);IF([.W106]&gt;1.05;[.W106];0.05))" office:value-type="float" office:value="0.05" calcext:value-type="float">
            <text:p>0.0500</text:p>
          </table:table-cell>
          <table:table-cell table:formula="of:=[.X106]" office:value-type="float" office:value="35" calcext:value-type="float">
            <text:p>35</text:p>
          </table:table-cell>
          <table:table-cell table:formula="of:=IF([.B107]&lt;&gt;&quot;&quot;;[.I107];MIN([.X107];[.Y106]*(1 + [.W107])))" office:value-type="float" office:value="35" calcext:value-type="float">
            <text:p>35</text:p>
          </table:table-cell>
          <table:table-cell table:style-name="ce9" table:formula="of:=IF([.B107]&lt;&gt;&quot;&quot;;[.B107]+[.C107];MAX(0; MIN([.O106]*0.2;[.Z106]*POWER(2;1/IF([.Y107]=0;2.4;[.Y107])))))" office:value-type="float" office:value="2686.5181063336" calcext:value-type="float">
            <text:p>2687</text:p>
          </table:table-cell>
          <table:table-cell table:formula="of:=IF([.S107]&lt;&gt;&quot;&quot;;[.S107];[.Z107]-[.Z97])" office:value-type="float" office:value="482.672319153457" calcext:value-type="float">
            <text:p>483</text:p>
          </table:table-cell>
          <table:table-cell table:formula="of:=IF(AND([.T107]&lt;&gt;&quot;&quot;; [.T107]&lt;&gt;&quot;?&quot;);[.T107];[.AA107]*IF(COUNT([.V$2:.V107])=0;0;SUM([.V$2:.V107])/COUNT([.V$2:.V107])))" office:value-type="float" office:value="17.5256041182064" calcext:value-type="float">
            <text:p>18</text:p>
          </table:table-cell>
          <table:table-cell table:formula="of:=IF([.AB107]&gt;MIN([.AE107];MIN([.AF107];[.AG107]));&quot;!&quot;;&quot;&quot;)">
            <text:p/>
          </table:table-cell>
          <table:table-cell table:formula="of:=[.AD106]" office:value-type="float" office:value="272.657534246575" calcext:value-type="float">
            <text:p>273</text:p>
          </table:table-cell>
          <table:table-cell table:formula="of:=[.AE106]" office:value-type="float" office:value="240" calcext:value-type="float">
            <text:p>240</text:p>
          </table:table-cell>
          <table:table-cell table:formula="of:=[.AF106]" office:value-type="float" office:value="308" calcext:value-type="float">
            <text:p>308</text:p>
          </table:table-cell>
          <table:table-cell table:formula="of:=[.AG106]" office:value-type="float" office:value="3142" calcext:value-type="float">
            <text:p>3142</text:p>
          </table:table-cell>
          <table:table-cell table:formula="of:=[.AH106]" office:value-type="float" office:value="1047310" calcext:value-type="float">
            <text:p>1047310</text:p>
          </table:table-cell>
          <table:table-cell table:formula="of:=[.AI1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7]+1" office:value-type="date" office:date-value="2020-06-29" calcext:value-type="date">
            <text:p>2020-06-29</text:p>
          </table:table-cell>
          <table:table-cell table:number-columns-repeated="3"/>
          <table:table-cell table:formula="of:=IF([.B108]=&quot;&quot;;&quot;&quot;;SUM([.B108:.D108]))">
            <text:p/>
          </table:table-cell>
          <table:table-cell table:formula="of:=IF([.B108]=&quot;&quot;;&quot;&quot;;([.B108]+[.C108])/([.B107]+[.C107]) - 1)">
            <text:p/>
          </table:table-cell>
          <table:table-cell table:formula="of:=IF([.B108]=&quot;&quot;;&quot;&quot;;([.F108]+1)/([.F107]+1) - 1)">
            <text:p/>
          </table:table-cell>
          <table:table-cell table:formula="of:=IF([.B108]=&quot;&quot;;&quot;&quot;;ROUNDDOWN(LOG(([.B108]+[.C108])/([.$B$2]+[.$C$2]);2)))">
            <text:p/>
          </table:table-cell>
          <table:table-cell table:formula="of:=IF([.B108]=&quot;&quot;;&quot;&quot;;1 / LOG(([.B108]+[.C108])/([.B107]+[.C107]);2))">
            <text:p/>
          </table:table-cell>
          <table:table-cell table:formula="of:=IF([.B108]=&quot;&quot;;&quot;&quot;;COUNT([.$A$2:.A108]) / LOG(([.B108]+[.C108])/([.$B$2]+[.$C$2]);2))">
            <text:p/>
          </table:table-cell>
          <table:table-cell table:formula="of:=IF([.B108]=&quot;&quot;;&quot;&quot;;[.E108]-[.E107])">
            <text:p/>
          </table:table-cell>
          <table:table-cell/>
          <table:table-cell table:formula="of:=IF([.B108]=&quot;&quot;;&quot;&quot;;IF([.L108]=&quot;?&quot;;[.B108]+[.C108];[.B108]+[.C108]-[.L108]-[.N108]))">
            <text:p/>
          </table:table-cell>
          <table:table-cell table:formula="of:=IF([.B108]=&quot;&quot;;&quot;&quot;;[.N107])">
            <text:p/>
          </table:table-cell>
          <table:table-cell table:formula="of:=[.O107]" office:value-type="float" office:value="184719.6" calcext:value-type="float">
            <text:p>184720</text:p>
          </table:table-cell>
          <table:table-cell table:style-name="ce8" table:formula="of:=IF([.B108]=&quot;&quot;;&quot;&quot;;IF([.I108]=0;999999;LOG([.O108];2)*[.I108]))">
            <text:p/>
          </table:table-cell>
          <table:table-cell table:formula="of:=IF([.B108]=&quot;&quot;;&quot;&quot;;[.A108]+[.P108])">
            <text:p/>
          </table:table-cell>
          <table:table-cell table:formula="of:=IF([.B108]=&quot;&quot;;&quot;&quot;;([.B108]+[.C108])-([.B107]+[.C107]))">
            <text:p/>
          </table:table-cell>
          <table:table-cell table:formula="of:=IF([.B108]=&quot;&quot;;&quot;&quot;;SUM([.R98:.R108]))">
            <text:p/>
          </table:table-cell>
          <table:table-cell/>
          <table:table-cell table:formula="of:=IF([.B108]=&quot;&quot;;&quot;&quot;;[.U107])">
            <text:p/>
          </table:table-cell>
          <table:table-cell table:formula="of:=IF([.B108]=&quot;&quot;;&quot;&quot;;IF([.T108]=&quot;?&quot;;&quot;&quot;;IF([.S108]=0;0;[.T108]/[.S108])))">
            <text:p/>
          </table:table-cell>
          <table:table-cell table:formula="of:=IF([.B108]&lt;&gt;&quot;&quot;;IF([.I107]=0;0;[.I108]/[.I107] - 1);IF([.W107]&gt;1.05;[.W107];0.05))" office:value-type="float" office:value="0.05" calcext:value-type="float">
            <text:p>0.0500</text:p>
          </table:table-cell>
          <table:table-cell table:formula="of:=[.X107]" office:value-type="float" office:value="35" calcext:value-type="float">
            <text:p>35</text:p>
          </table:table-cell>
          <table:table-cell table:formula="of:=IF([.B108]&lt;&gt;&quot;&quot;;[.I108];MIN([.X108];[.Y107]*(1 + [.W108])))" office:value-type="float" office:value="35" calcext:value-type="float">
            <text:p>35</text:p>
          </table:table-cell>
          <table:table-cell table:style-name="ce9" table:formula="of:=IF([.B108]&lt;&gt;&quot;&quot;;[.B108]+[.C108];MAX(0; MIN([.O107]*0.2;[.Z107]*POWER(2;1/IF([.Y108]=0;2.4;[.Y108])))))" office:value-type="float" office:value="2740.25279219946" calcext:value-type="float">
            <text:p>2740</text:p>
          </table:table-cell>
          <table:table-cell table:formula="of:=IF([.S108]&lt;&gt;&quot;&quot;;[.S108];[.Z108]-[.Z98])" office:value-type="float" office:value="492.326542359589" calcext:value-type="float">
            <text:p>492</text:p>
          </table:table-cell>
          <table:table-cell table:formula="of:=IF(AND([.T108]&lt;&gt;&quot;&quot;; [.T108]&lt;&gt;&quot;?&quot;);[.T108];[.AA108]*IF(COUNT([.V$2:.V108])=0;0;SUM([.V$2:.V108])/COUNT([.V$2:.V108])))" office:value-type="float" office:value="17.8761444066493" calcext:value-type="float">
            <text:p>18</text:p>
          </table:table-cell>
          <table:table-cell table:formula="of:=IF([.AB108]&gt;MIN([.AE108];MIN([.AF108];[.AG108]));&quot;!&quot;;&quot;&quot;)">
            <text:p/>
          </table:table-cell>
          <table:table-cell table:formula="of:=[.AD107]" office:value-type="float" office:value="272.657534246575" calcext:value-type="float">
            <text:p>273</text:p>
          </table:table-cell>
          <table:table-cell table:formula="of:=[.AE107]" office:value-type="float" office:value="240" calcext:value-type="float">
            <text:p>240</text:p>
          </table:table-cell>
          <table:table-cell table:formula="of:=[.AF107]" office:value-type="float" office:value="308" calcext:value-type="float">
            <text:p>308</text:p>
          </table:table-cell>
          <table:table-cell table:formula="of:=[.AG107]" office:value-type="float" office:value="3142" calcext:value-type="float">
            <text:p>3142</text:p>
          </table:table-cell>
          <table:table-cell table:formula="of:=[.AH107]" office:value-type="float" office:value="1047310" calcext:value-type="float">
            <text:p>1047310</text:p>
          </table:table-cell>
          <table:table-cell table:formula="of:=[.AI1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8]+1" office:value-type="date" office:date-value="2020-06-30" calcext:value-type="date">
            <text:p>2020-06-30</text:p>
          </table:table-cell>
          <table:table-cell table:number-columns-repeated="3"/>
          <table:table-cell table:formula="of:=IF([.B109]=&quot;&quot;;&quot;&quot;;SUM([.B109:.D109]))">
            <text:p/>
          </table:table-cell>
          <table:table-cell table:formula="of:=IF([.B109]=&quot;&quot;;&quot;&quot;;([.B109]+[.C109])/([.B108]+[.C108]) - 1)">
            <text:p/>
          </table:table-cell>
          <table:table-cell table:formula="of:=IF([.B109]=&quot;&quot;;&quot;&quot;;([.F109]+1)/([.F108]+1) - 1)">
            <text:p/>
          </table:table-cell>
          <table:table-cell table:formula="of:=IF([.B109]=&quot;&quot;;&quot;&quot;;ROUNDDOWN(LOG(([.B109]+[.C109])/([.$B$2]+[.$C$2]);2)))">
            <text:p/>
          </table:table-cell>
          <table:table-cell table:formula="of:=IF([.B109]=&quot;&quot;;&quot;&quot;;1 / LOG(([.B109]+[.C109])/([.B108]+[.C108]);2))">
            <text:p/>
          </table:table-cell>
          <table:table-cell table:formula="of:=IF([.B109]=&quot;&quot;;&quot;&quot;;COUNT([.$A$2:.A109]) / LOG(([.B109]+[.C109])/([.$B$2]+[.$C$2]);2))">
            <text:p/>
          </table:table-cell>
          <table:table-cell table:formula="of:=IF([.B109]=&quot;&quot;;&quot;&quot;;[.E109]-[.E108])">
            <text:p/>
          </table:table-cell>
          <table:table-cell/>
          <table:table-cell table:formula="of:=IF([.B109]=&quot;&quot;;&quot;&quot;;IF([.L109]=&quot;?&quot;;[.B109]+[.C109];[.B109]+[.C109]-[.L109]-[.N109]))">
            <text:p/>
          </table:table-cell>
          <table:table-cell table:formula="of:=IF([.B109]=&quot;&quot;;&quot;&quot;;[.N108])">
            <text:p/>
          </table:table-cell>
          <table:table-cell table:formula="of:=[.O108]" office:value-type="float" office:value="184719.6" calcext:value-type="float">
            <text:p>184720</text:p>
          </table:table-cell>
          <table:table-cell table:style-name="ce8" table:formula="of:=IF([.B109]=&quot;&quot;;&quot;&quot;;IF([.I109]=0;999999;LOG([.O109];2)*[.I109]))">
            <text:p/>
          </table:table-cell>
          <table:table-cell table:formula="of:=IF([.B109]=&quot;&quot;;&quot;&quot;;[.A109]+[.P109])">
            <text:p/>
          </table:table-cell>
          <table:table-cell table:formula="of:=IF([.B109]=&quot;&quot;;&quot;&quot;;([.B109]+[.C109])-([.B108]+[.C108]))">
            <text:p/>
          </table:table-cell>
          <table:table-cell table:formula="of:=IF([.B109]=&quot;&quot;;&quot;&quot;;SUM([.R99:.R109]))">
            <text:p/>
          </table:table-cell>
          <table:table-cell/>
          <table:table-cell table:formula="of:=IF([.B109]=&quot;&quot;;&quot;&quot;;[.U108])">
            <text:p/>
          </table:table-cell>
          <table:table-cell table:formula="of:=IF([.B109]=&quot;&quot;;&quot;&quot;;IF([.T109]=&quot;?&quot;;&quot;&quot;;IF([.S109]=0;0;[.T109]/[.S109])))">
            <text:p/>
          </table:table-cell>
          <table:table-cell table:formula="of:=IF([.B109]&lt;&gt;&quot;&quot;;IF([.I108]=0;0;[.I109]/[.I108] - 1);IF([.W108]&gt;1.05;[.W108];0.05))" office:value-type="float" office:value="0.05" calcext:value-type="float">
            <text:p>0.0500</text:p>
          </table:table-cell>
          <table:table-cell table:formula="of:=[.X108]" office:value-type="float" office:value="35" calcext:value-type="float">
            <text:p>35</text:p>
          </table:table-cell>
          <table:table-cell table:formula="of:=IF([.B109]&lt;&gt;&quot;&quot;;[.I109];MIN([.X109];[.Y108]*(1 + [.W109])))" office:value-type="float" office:value="35" calcext:value-type="float">
            <text:p>35</text:p>
          </table:table-cell>
          <table:table-cell table:style-name="ce9" table:formula="of:=IF([.B109]&lt;&gt;&quot;&quot;;[.B109]+[.C109];MAX(0; MIN([.O108]*0.2;[.Z108]*POWER(2;1/IF([.Y109]=0;2.4;[.Y109])))))" office:value-type="float" office:value="2795.06225826439" calcext:value-type="float">
            <text:p>2795</text:p>
          </table:table-cell>
          <table:table-cell table:formula="of:=IF([.S109]&lt;&gt;&quot;&quot;;[.S109];[.Z109]-[.Z99])" office:value-type="float" office:value="502.173865567555" calcext:value-type="float">
            <text:p>502</text:p>
          </table:table-cell>
          <table:table-cell table:formula="of:=IF(AND([.T109]&lt;&gt;&quot;&quot;; [.T109]&lt;&gt;&quot;?&quot;);[.T109];[.AA109]*IF(COUNT([.V$2:.V109])=0;0;SUM([.V$2:.V109])/COUNT([.V$2:.V109])))" office:value-type="float" office:value="18.2336960650281" calcext:value-type="float">
            <text:p>18</text:p>
          </table:table-cell>
          <table:table-cell table:formula="of:=IF([.AB109]&gt;MIN([.AE109];MIN([.AF109];[.AG109]));&quot;!&quot;;&quot;&quot;)">
            <text:p/>
          </table:table-cell>
          <table:table-cell table:formula="of:=[.AD108]" office:value-type="float" office:value="272.657534246575" calcext:value-type="float">
            <text:p>273</text:p>
          </table:table-cell>
          <table:table-cell table:formula="of:=[.AE108]" office:value-type="float" office:value="240" calcext:value-type="float">
            <text:p>240</text:p>
          </table:table-cell>
          <table:table-cell table:formula="of:=[.AF108]" office:value-type="float" office:value="308" calcext:value-type="float">
            <text:p>308</text:p>
          </table:table-cell>
          <table:table-cell table:formula="of:=[.AG108]" office:value-type="float" office:value="3142" calcext:value-type="float">
            <text:p>3142</text:p>
          </table:table-cell>
          <table:table-cell table:formula="of:=[.AH108]" office:value-type="float" office:value="1047310" calcext:value-type="float">
            <text:p>1047310</text:p>
          </table:table-cell>
          <table:table-cell table:formula="of:=[.AI1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09]+1" office:value-type="date" office:date-value="2020-07-01" calcext:value-type="date">
            <text:p>2020-07-01</text:p>
          </table:table-cell>
          <table:table-cell table:number-columns-repeated="3"/>
          <table:table-cell table:formula="of:=IF([.B110]=&quot;&quot;;&quot;&quot;;SUM([.B110:.D110]))">
            <text:p/>
          </table:table-cell>
          <table:table-cell table:formula="of:=IF([.B110]=&quot;&quot;;&quot;&quot;;([.B110]+[.C110])/([.B109]+[.C109]) - 1)">
            <text:p/>
          </table:table-cell>
          <table:table-cell table:formula="of:=IF([.B110]=&quot;&quot;;&quot;&quot;;([.F110]+1)/([.F109]+1) - 1)">
            <text:p/>
          </table:table-cell>
          <table:table-cell table:formula="of:=IF([.B110]=&quot;&quot;;&quot;&quot;;ROUNDDOWN(LOG(([.B110]+[.C110])/([.$B$2]+[.$C$2]);2)))">
            <text:p/>
          </table:table-cell>
          <table:table-cell table:formula="of:=IF([.B110]=&quot;&quot;;&quot;&quot;;1 / LOG(([.B110]+[.C110])/([.B109]+[.C109]);2))">
            <text:p/>
          </table:table-cell>
          <table:table-cell table:formula="of:=IF([.B110]=&quot;&quot;;&quot;&quot;;COUNT([.$A$2:.A110]) / LOG(([.B110]+[.C110])/([.$B$2]+[.$C$2]);2))">
            <text:p/>
          </table:table-cell>
          <table:table-cell table:formula="of:=IF([.B110]=&quot;&quot;;&quot;&quot;;[.E110]-[.E109])">
            <text:p/>
          </table:table-cell>
          <table:table-cell/>
          <table:table-cell table:formula="of:=IF([.B110]=&quot;&quot;;&quot;&quot;;IF([.L110]=&quot;?&quot;;[.B110]+[.C110];[.B110]+[.C110]-[.L110]-[.N110]))">
            <text:p/>
          </table:table-cell>
          <table:table-cell table:formula="of:=IF([.B110]=&quot;&quot;;&quot;&quot;;[.N109])">
            <text:p/>
          </table:table-cell>
          <table:table-cell table:formula="of:=[.O109]" office:value-type="float" office:value="184719.6" calcext:value-type="float">
            <text:p>184720</text:p>
          </table:table-cell>
          <table:table-cell table:style-name="ce8" table:formula="of:=IF([.B110]=&quot;&quot;;&quot;&quot;;IF([.I110]=0;999999;LOG([.O110];2)*[.I110]))">
            <text:p/>
          </table:table-cell>
          <table:table-cell table:formula="of:=IF([.B110]=&quot;&quot;;&quot;&quot;;[.A110]+[.P110])">
            <text:p/>
          </table:table-cell>
          <table:table-cell table:formula="of:=IF([.B110]=&quot;&quot;;&quot;&quot;;([.B110]+[.C110])-([.B109]+[.C109]))">
            <text:p/>
          </table:table-cell>
          <table:table-cell table:formula="of:=IF([.B110]=&quot;&quot;;&quot;&quot;;SUM([.R100:.R110]))">
            <text:p/>
          </table:table-cell>
          <table:table-cell/>
          <table:table-cell table:formula="of:=IF([.B110]=&quot;&quot;;&quot;&quot;;[.U109])">
            <text:p/>
          </table:table-cell>
          <table:table-cell table:formula="of:=IF([.B110]=&quot;&quot;;&quot;&quot;;IF([.T110]=&quot;?&quot;;&quot;&quot;;IF([.S110]=0;0;[.T110]/[.S110])))">
            <text:p/>
          </table:table-cell>
          <table:table-cell table:formula="of:=IF([.B110]&lt;&gt;&quot;&quot;;IF([.I109]=0;0;[.I110]/[.I109] - 1);IF([.W109]&gt;1.05;[.W109];0.05))" office:value-type="float" office:value="0.05" calcext:value-type="float">
            <text:p>0.0500</text:p>
          </table:table-cell>
          <table:table-cell table:formula="of:=[.X109]" office:value-type="float" office:value="35" calcext:value-type="float">
            <text:p>35</text:p>
          </table:table-cell>
          <table:table-cell table:formula="of:=IF([.B110]&lt;&gt;&quot;&quot;;[.I110];MIN([.X110];[.Y109]*(1 + [.W110])))" office:value-type="float" office:value="35" calcext:value-type="float">
            <text:p>35</text:p>
          </table:table-cell>
          <table:table-cell table:style-name="ce9" table:formula="of:=IF([.B110]&lt;&gt;&quot;&quot;;[.B110]+[.C110];MAX(0; MIN([.O109]*0.2;[.Z109]*POWER(2;1/IF([.Y110]=0;2.4;[.Y110])))))" office:value-type="float" office:value="2850.96800186212" calcext:value-type="float">
            <text:p>2851</text:p>
          </table:table-cell>
          <table:table-cell table:formula="of:=IF([.S110]&lt;&gt;&quot;&quot;;[.S110];[.Z110]-[.Z100])" office:value-type="float" office:value="512.218151088171" calcext:value-type="float">
            <text:p>512</text:p>
          </table:table-cell>
          <table:table-cell table:formula="of:=IF(AND([.T110]&lt;&gt;&quot;&quot;; [.T110]&lt;&gt;&quot;?&quot;);[.T110];[.AA110]*IF(COUNT([.V$2:.V110])=0;0;SUM([.V$2:.V110])/COUNT([.V$2:.V110])))" office:value-type="float" office:value="18.5983993320256" calcext:value-type="float">
            <text:p>19</text:p>
          </table:table-cell>
          <table:table-cell table:formula="of:=IF([.AB110]&gt;MIN([.AE110];MIN([.AF110];[.AG110]));&quot;!&quot;;&quot;&quot;)">
            <text:p/>
          </table:table-cell>
          <table:table-cell table:formula="of:=[.AD109]" office:value-type="float" office:value="272.657534246575" calcext:value-type="float">
            <text:p>273</text:p>
          </table:table-cell>
          <table:table-cell table:formula="of:=[.AE109]" office:value-type="float" office:value="240" calcext:value-type="float">
            <text:p>240</text:p>
          </table:table-cell>
          <table:table-cell table:formula="of:=[.AF109]" office:value-type="float" office:value="308" calcext:value-type="float">
            <text:p>308</text:p>
          </table:table-cell>
          <table:table-cell table:formula="of:=[.AG109]" office:value-type="float" office:value="3142" calcext:value-type="float">
            <text:p>3142</text:p>
          </table:table-cell>
          <table:table-cell table:formula="of:=[.AH109]" office:value-type="float" office:value="1047310" calcext:value-type="float">
            <text:p>1047310</text:p>
          </table:table-cell>
          <table:table-cell table:formula="of:=[.AI1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0]+1" office:value-type="date" office:date-value="2020-07-02" calcext:value-type="date">
            <text:p>2020-07-02</text:p>
          </table:table-cell>
          <table:table-cell table:number-columns-repeated="3"/>
          <table:table-cell table:formula="of:=IF([.B111]=&quot;&quot;;&quot;&quot;;SUM([.B111:.D111]))">
            <text:p/>
          </table:table-cell>
          <table:table-cell table:formula="of:=IF([.B111]=&quot;&quot;;&quot;&quot;;([.B111]+[.C111])/([.B110]+[.C110]) - 1)">
            <text:p/>
          </table:table-cell>
          <table:table-cell table:formula="of:=IF([.B111]=&quot;&quot;;&quot;&quot;;([.F111]+1)/([.F110]+1) - 1)">
            <text:p/>
          </table:table-cell>
          <table:table-cell table:formula="of:=IF([.B111]=&quot;&quot;;&quot;&quot;;ROUNDDOWN(LOG(([.B111]+[.C111])/([.$B$2]+[.$C$2]);2)))">
            <text:p/>
          </table:table-cell>
          <table:table-cell table:formula="of:=IF([.B111]=&quot;&quot;;&quot;&quot;;1 / LOG(([.B111]+[.C111])/([.B110]+[.C110]);2))">
            <text:p/>
          </table:table-cell>
          <table:table-cell table:formula="of:=IF([.B111]=&quot;&quot;;&quot;&quot;;COUNT([.$A$2:.A111]) / LOG(([.B111]+[.C111])/([.$B$2]+[.$C$2]);2))">
            <text:p/>
          </table:table-cell>
          <table:table-cell table:formula="of:=IF([.B111]=&quot;&quot;;&quot;&quot;;[.E111]-[.E110])">
            <text:p/>
          </table:table-cell>
          <table:table-cell/>
          <table:table-cell table:formula="of:=IF([.B111]=&quot;&quot;;&quot;&quot;;IF([.L111]=&quot;?&quot;;[.B111]+[.C111];[.B111]+[.C111]-[.L111]-[.N111]))">
            <text:p/>
          </table:table-cell>
          <table:table-cell table:formula="of:=IF([.B111]=&quot;&quot;;&quot;&quot;;[.N110])">
            <text:p/>
          </table:table-cell>
          <table:table-cell table:formula="of:=[.O110]" office:value-type="float" office:value="184719.6" calcext:value-type="float">
            <text:p>184720</text:p>
          </table:table-cell>
          <table:table-cell table:style-name="ce8" table:formula="of:=IF([.B111]=&quot;&quot;;&quot;&quot;;IF([.I111]=0;999999;LOG([.O111];2)*[.I111]))">
            <text:p/>
          </table:table-cell>
          <table:table-cell table:formula="of:=IF([.B111]=&quot;&quot;;&quot;&quot;;[.A111]+[.P111])">
            <text:p/>
          </table:table-cell>
          <table:table-cell table:formula="of:=IF([.B111]=&quot;&quot;;&quot;&quot;;([.B111]+[.C111])-([.B110]+[.C110]))">
            <text:p/>
          </table:table-cell>
          <table:table-cell table:formula="of:=IF([.B111]=&quot;&quot;;&quot;&quot;;SUM([.R101:.R111]))">
            <text:p/>
          </table:table-cell>
          <table:table-cell/>
          <table:table-cell table:formula="of:=IF([.B111]=&quot;&quot;;&quot;&quot;;[.U110])">
            <text:p/>
          </table:table-cell>
          <table:table-cell table:formula="of:=IF([.B111]=&quot;&quot;;&quot;&quot;;IF([.T111]=&quot;?&quot;;&quot;&quot;;IF([.S111]=0;0;[.T111]/[.S111])))">
            <text:p/>
          </table:table-cell>
          <table:table-cell table:formula="of:=IF([.B111]&lt;&gt;&quot;&quot;;IF([.I110]=0;0;[.I111]/[.I110] - 1);IF([.W110]&gt;1.05;[.W110];0.05))" office:value-type="float" office:value="0.05" calcext:value-type="float">
            <text:p>0.0500</text:p>
          </table:table-cell>
          <table:table-cell table:formula="of:=[.X110]" office:value-type="float" office:value="35" calcext:value-type="float">
            <text:p>35</text:p>
          </table:table-cell>
          <table:table-cell table:formula="of:=IF([.B111]&lt;&gt;&quot;&quot;;[.I111];MIN([.X111];[.Y110]*(1 + [.W111])))" office:value-type="float" office:value="35" calcext:value-type="float">
            <text:p>35</text:p>
          </table:table-cell>
          <table:table-cell table:style-name="ce9" table:formula="of:=IF([.B111]&lt;&gt;&quot;&quot;;[.B111]+[.C111];MAX(0; MIN([.O110]*0.2;[.Z110]*POWER(2;1/IF([.Y111]=0;2.4;[.Y111])))))" office:value-type="float" office:value="2907.99195030771" calcext:value-type="float">
            <text:p>2908</text:p>
          </table:table-cell>
          <table:table-cell table:formula="of:=IF([.S111]&lt;&gt;&quot;&quot;;[.S111];[.Z111]-[.Z101])" office:value-type="float" office:value="522.463338484686" calcext:value-type="float">
            <text:p>522</text:p>
          </table:table-cell>
          <table:table-cell table:formula="of:=IF(AND([.T111]&lt;&gt;&quot;&quot;; [.T111]&lt;&gt;&quot;?&quot;);[.T111];[.AA111]*IF(COUNT([.V$2:.V111])=0;0;SUM([.V$2:.V111])/COUNT([.V$2:.V111])))" office:value-type="float" office:value="18.9703972513243" calcext:value-type="float">
            <text:p>19</text:p>
          </table:table-cell>
          <table:table-cell table:formula="of:=IF([.AB111]&gt;MIN([.AE111];MIN([.AF111];[.AG111]));&quot;!&quot;;&quot;&quot;)">
            <text:p/>
          </table:table-cell>
          <table:table-cell table:formula="of:=[.AD110]" office:value-type="float" office:value="272.657534246575" calcext:value-type="float">
            <text:p>273</text:p>
          </table:table-cell>
          <table:table-cell table:formula="of:=[.AE110]" office:value-type="float" office:value="240" calcext:value-type="float">
            <text:p>240</text:p>
          </table:table-cell>
          <table:table-cell table:formula="of:=[.AF110]" office:value-type="float" office:value="308" calcext:value-type="float">
            <text:p>308</text:p>
          </table:table-cell>
          <table:table-cell table:formula="of:=[.AG110]" office:value-type="float" office:value="3142" calcext:value-type="float">
            <text:p>3142</text:p>
          </table:table-cell>
          <table:table-cell table:formula="of:=[.AH110]" office:value-type="float" office:value="1047310" calcext:value-type="float">
            <text:p>1047310</text:p>
          </table:table-cell>
          <table:table-cell table:formula="of:=[.AI1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1]+1" office:value-type="date" office:date-value="2020-07-03" calcext:value-type="date">
            <text:p>2020-07-03</text:p>
          </table:table-cell>
          <table:table-cell table:number-columns-repeated="3"/>
          <table:table-cell table:formula="of:=IF([.B112]=&quot;&quot;;&quot;&quot;;SUM([.B112:.D112]))">
            <text:p/>
          </table:table-cell>
          <table:table-cell table:formula="of:=IF([.B112]=&quot;&quot;;&quot;&quot;;([.B112]+[.C112])/([.B111]+[.C111]) - 1)">
            <text:p/>
          </table:table-cell>
          <table:table-cell table:formula="of:=IF([.B112]=&quot;&quot;;&quot;&quot;;([.F112]+1)/([.F111]+1) - 1)">
            <text:p/>
          </table:table-cell>
          <table:table-cell table:formula="of:=IF([.B112]=&quot;&quot;;&quot;&quot;;ROUNDDOWN(LOG(([.B112]+[.C112])/([.$B$2]+[.$C$2]);2)))">
            <text:p/>
          </table:table-cell>
          <table:table-cell table:formula="of:=IF([.B112]=&quot;&quot;;&quot;&quot;;1 / LOG(([.B112]+[.C112])/([.B111]+[.C111]);2))">
            <text:p/>
          </table:table-cell>
          <table:table-cell table:formula="of:=IF([.B112]=&quot;&quot;;&quot;&quot;;COUNT([.$A$2:.A112]) / LOG(([.B112]+[.C112])/([.$B$2]+[.$C$2]);2))">
            <text:p/>
          </table:table-cell>
          <table:table-cell table:formula="of:=IF([.B112]=&quot;&quot;;&quot;&quot;;[.E112]-[.E111])">
            <text:p/>
          </table:table-cell>
          <table:table-cell/>
          <table:table-cell table:formula="of:=IF([.B112]=&quot;&quot;;&quot;&quot;;IF([.L112]=&quot;?&quot;;[.B112]+[.C112];[.B112]+[.C112]-[.L112]-[.N112]))">
            <text:p/>
          </table:table-cell>
          <table:table-cell table:formula="of:=IF([.B112]=&quot;&quot;;&quot;&quot;;[.N111])">
            <text:p/>
          </table:table-cell>
          <table:table-cell table:formula="of:=[.O111]" office:value-type="float" office:value="184719.6" calcext:value-type="float">
            <text:p>184720</text:p>
          </table:table-cell>
          <table:table-cell table:style-name="ce8" table:formula="of:=IF([.B112]=&quot;&quot;;&quot;&quot;;IF([.I112]=0;999999;LOG([.O112];2)*[.I112]))">
            <text:p/>
          </table:table-cell>
          <table:table-cell table:formula="of:=IF([.B112]=&quot;&quot;;&quot;&quot;;[.A112]+[.P112])">
            <text:p/>
          </table:table-cell>
          <table:table-cell table:formula="of:=IF([.B112]=&quot;&quot;;&quot;&quot;;([.B112]+[.C112])-([.B111]+[.C111]))">
            <text:p/>
          </table:table-cell>
          <table:table-cell table:formula="of:=IF([.B112]=&quot;&quot;;&quot;&quot;;SUM([.R102:.R112]))">
            <text:p/>
          </table:table-cell>
          <table:table-cell/>
          <table:table-cell table:formula="of:=IF([.B112]=&quot;&quot;;&quot;&quot;;[.U111])">
            <text:p/>
          </table:table-cell>
          <table:table-cell table:formula="of:=IF([.B112]=&quot;&quot;;&quot;&quot;;IF([.T112]=&quot;?&quot;;&quot;&quot;;IF([.S112]=0;0;[.T112]/[.S112])))">
            <text:p/>
          </table:table-cell>
          <table:table-cell table:formula="of:=IF([.B112]&lt;&gt;&quot;&quot;;IF([.I111]=0;0;[.I112]/[.I111] - 1);IF([.W111]&gt;1.05;[.W111];0.05))" office:value-type="float" office:value="0.05" calcext:value-type="float">
            <text:p>0.0500</text:p>
          </table:table-cell>
          <table:table-cell table:formula="of:=[.X111]" office:value-type="float" office:value="35" calcext:value-type="float">
            <text:p>35</text:p>
          </table:table-cell>
          <table:table-cell table:formula="of:=IF([.B112]&lt;&gt;&quot;&quot;;[.I112];MIN([.X112];[.Y111]*(1 + [.W112])))" office:value-type="float" office:value="35" calcext:value-type="float">
            <text:p>35</text:p>
          </table:table-cell>
          <table:table-cell table:style-name="ce9" table:formula="of:=IF([.B112]&lt;&gt;&quot;&quot;;[.B112]+[.C112];MAX(0; MIN([.O111]*0.2;[.Z111]*POWER(2;1/IF([.Y112]=0;2.4;[.Y112])))))" office:value-type="float" office:value="2966.15646949775" calcext:value-type="float">
            <text:p>2966</text:p>
          </table:table-cell>
          <table:table-cell table:formula="of:=IF([.S112]&lt;&gt;&quot;&quot;;[.S112];[.Z112]-[.Z102])" office:value-type="float" office:value="532.913446117952" calcext:value-type="float">
            <text:p>533</text:p>
          </table:table-cell>
          <table:table-cell table:formula="of:=IF(AND([.T112]&lt;&gt;&quot;&quot;; [.T112]&lt;&gt;&quot;?&quot;);[.T112];[.AA112]*IF(COUNT([.V$2:.V112])=0;0;SUM([.V$2:.V112])/COUNT([.V$2:.V112])))" office:value-type="float" office:value="19.3498357277103" calcext:value-type="float">
            <text:p>19</text:p>
          </table:table-cell>
          <table:table-cell table:formula="of:=IF([.AB112]&gt;MIN([.AE112];MIN([.AF112];[.AG112]));&quot;!&quot;;&quot;&quot;)">
            <text:p/>
          </table:table-cell>
          <table:table-cell table:formula="of:=[.AD111]" office:value-type="float" office:value="272.657534246575" calcext:value-type="float">
            <text:p>273</text:p>
          </table:table-cell>
          <table:table-cell table:formula="of:=[.AE111]" office:value-type="float" office:value="240" calcext:value-type="float">
            <text:p>240</text:p>
          </table:table-cell>
          <table:table-cell table:formula="of:=[.AF111]" office:value-type="float" office:value="308" calcext:value-type="float">
            <text:p>308</text:p>
          </table:table-cell>
          <table:table-cell table:formula="of:=[.AG111]" office:value-type="float" office:value="3142" calcext:value-type="float">
            <text:p>3142</text:p>
          </table:table-cell>
          <table:table-cell table:formula="of:=[.AH111]" office:value-type="float" office:value="1047310" calcext:value-type="float">
            <text:p>1047310</text:p>
          </table:table-cell>
          <table:table-cell table:formula="of:=[.AI1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2]+1" office:value-type="date" office:date-value="2020-07-04" calcext:value-type="date">
            <text:p>2020-07-04</text:p>
          </table:table-cell>
          <table:table-cell table:number-columns-repeated="3"/>
          <table:table-cell table:formula="of:=IF([.B113]=&quot;&quot;;&quot;&quot;;SUM([.B113:.D113]))">
            <text:p/>
          </table:table-cell>
          <table:table-cell table:formula="of:=IF([.B113]=&quot;&quot;;&quot;&quot;;([.B113]+[.C113])/([.B112]+[.C112]) - 1)">
            <text:p/>
          </table:table-cell>
          <table:table-cell table:formula="of:=IF([.B113]=&quot;&quot;;&quot;&quot;;([.F113]+1)/([.F112]+1) - 1)">
            <text:p/>
          </table:table-cell>
          <table:table-cell table:formula="of:=IF([.B113]=&quot;&quot;;&quot;&quot;;ROUNDDOWN(LOG(([.B113]+[.C113])/([.$B$2]+[.$C$2]);2)))">
            <text:p/>
          </table:table-cell>
          <table:table-cell table:formula="of:=IF([.B113]=&quot;&quot;;&quot;&quot;;1 / LOG(([.B113]+[.C113])/([.B112]+[.C112]);2))">
            <text:p/>
          </table:table-cell>
          <table:table-cell table:formula="of:=IF([.B113]=&quot;&quot;;&quot;&quot;;COUNT([.$A$2:.A113]) / LOG(([.B113]+[.C113])/([.$B$2]+[.$C$2]);2))">
            <text:p/>
          </table:table-cell>
          <table:table-cell table:formula="of:=IF([.B113]=&quot;&quot;;&quot;&quot;;[.E113]-[.E112])">
            <text:p/>
          </table:table-cell>
          <table:table-cell/>
          <table:table-cell table:formula="of:=IF([.B113]=&quot;&quot;;&quot;&quot;;IF([.L113]=&quot;?&quot;;[.B113]+[.C113];[.B113]+[.C113]-[.L113]-[.N113]))">
            <text:p/>
          </table:table-cell>
          <table:table-cell table:formula="of:=IF([.B113]=&quot;&quot;;&quot;&quot;;[.N112])">
            <text:p/>
          </table:table-cell>
          <table:table-cell table:formula="of:=[.O112]" office:value-type="float" office:value="184719.6" calcext:value-type="float">
            <text:p>184720</text:p>
          </table:table-cell>
          <table:table-cell table:style-name="ce8" table:formula="of:=IF([.B113]=&quot;&quot;;&quot;&quot;;IF([.I113]=0;999999;LOG([.O113];2)*[.I113]))">
            <text:p/>
          </table:table-cell>
          <table:table-cell table:formula="of:=IF([.B113]=&quot;&quot;;&quot;&quot;;[.A113]+[.P113])">
            <text:p/>
          </table:table-cell>
          <table:table-cell table:formula="of:=IF([.B113]=&quot;&quot;;&quot;&quot;;([.B113]+[.C113])-([.B112]+[.C112]))">
            <text:p/>
          </table:table-cell>
          <table:table-cell table:formula="of:=IF([.B113]=&quot;&quot;;&quot;&quot;;SUM([.R103:.R113]))">
            <text:p/>
          </table:table-cell>
          <table:table-cell/>
          <table:table-cell table:formula="of:=IF([.B113]=&quot;&quot;;&quot;&quot;;[.U112])">
            <text:p/>
          </table:table-cell>
          <table:table-cell table:formula="of:=IF([.B113]=&quot;&quot;;&quot;&quot;;IF([.T113]=&quot;?&quot;;&quot;&quot;;IF([.S113]=0;0;[.T113]/[.S113])))">
            <text:p/>
          </table:table-cell>
          <table:table-cell table:formula="of:=IF([.B113]&lt;&gt;&quot;&quot;;IF([.I112]=0;0;[.I113]/[.I112] - 1);IF([.W112]&gt;1.05;[.W112];0.05))" office:value-type="float" office:value="0.05" calcext:value-type="float">
            <text:p>0.0500</text:p>
          </table:table-cell>
          <table:table-cell table:formula="of:=[.X112]" office:value-type="float" office:value="35" calcext:value-type="float">
            <text:p>35</text:p>
          </table:table-cell>
          <table:table-cell table:formula="of:=IF([.B113]&lt;&gt;&quot;&quot;;[.I113];MIN([.X113];[.Y112]*(1 + [.W113])))" office:value-type="float" office:value="35" calcext:value-type="float">
            <text:p>35</text:p>
          </table:table-cell>
          <table:table-cell table:style-name="ce9" table:formula="of:=IF([.B113]&lt;&gt;&quot;&quot;;[.B113]+[.C113];MAX(0; MIN([.O112]*0.2;[.Z112]*POWER(2;1/IF([.Y113]=0;2.4;[.Y113])))))" office:value-type="float" office:value="3025.48437268281" calcext:value-type="float">
            <text:p>3025</text:p>
          </table:table-cell>
          <table:table-cell table:formula="of:=IF([.S113]&lt;&gt;&quot;&quot;;[.S113];[.Z113]-[.Z103])" office:value-type="float" office:value="543.572572722509" calcext:value-type="float">
            <text:p>544</text:p>
          </table:table-cell>
          <table:table-cell table:formula="of:=IF(AND([.T113]&lt;&gt;&quot;&quot;; [.T113]&lt;&gt;&quot;?&quot;);[.T113];[.AA113]*IF(COUNT([.V$2:.V113])=0;0;SUM([.V$2:.V113])/COUNT([.V$2:.V113])))" office:value-type="float" office:value="19.7368635843003" calcext:value-type="float">
            <text:p>20</text:p>
          </table:table-cell>
          <table:table-cell table:formula="of:=IF([.AB113]&gt;MIN([.AE113];MIN([.AF113];[.AG113]));&quot;!&quot;;&quot;&quot;)">
            <text:p/>
          </table:table-cell>
          <table:table-cell table:formula="of:=[.AD112]" office:value-type="float" office:value="272.657534246575" calcext:value-type="float">
            <text:p>273</text:p>
          </table:table-cell>
          <table:table-cell table:formula="of:=[.AE112]" office:value-type="float" office:value="240" calcext:value-type="float">
            <text:p>240</text:p>
          </table:table-cell>
          <table:table-cell table:formula="of:=[.AF112]" office:value-type="float" office:value="308" calcext:value-type="float">
            <text:p>308</text:p>
          </table:table-cell>
          <table:table-cell table:formula="of:=[.AG112]" office:value-type="float" office:value="3142" calcext:value-type="float">
            <text:p>3142</text:p>
          </table:table-cell>
          <table:table-cell table:formula="of:=[.AH112]" office:value-type="float" office:value="1047310" calcext:value-type="float">
            <text:p>1047310</text:p>
          </table:table-cell>
          <table:table-cell table:formula="of:=[.AI1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3]+1" office:value-type="date" office:date-value="2020-07-05" calcext:value-type="date">
            <text:p>2020-07-05</text:p>
          </table:table-cell>
          <table:table-cell table:number-columns-repeated="3"/>
          <table:table-cell table:formula="of:=IF([.B114]=&quot;&quot;;&quot;&quot;;SUM([.B114:.D114]))">
            <text:p/>
          </table:table-cell>
          <table:table-cell table:formula="of:=IF([.B114]=&quot;&quot;;&quot;&quot;;([.B114]+[.C114])/([.B113]+[.C113]) - 1)">
            <text:p/>
          </table:table-cell>
          <table:table-cell table:formula="of:=IF([.B114]=&quot;&quot;;&quot;&quot;;([.F114]+1)/([.F113]+1) - 1)">
            <text:p/>
          </table:table-cell>
          <table:table-cell table:formula="of:=IF([.B114]=&quot;&quot;;&quot;&quot;;ROUNDDOWN(LOG(([.B114]+[.C114])/([.$B$2]+[.$C$2]);2)))">
            <text:p/>
          </table:table-cell>
          <table:table-cell table:formula="of:=IF([.B114]=&quot;&quot;;&quot;&quot;;1 / LOG(([.B114]+[.C114])/([.B113]+[.C113]);2))">
            <text:p/>
          </table:table-cell>
          <table:table-cell table:formula="of:=IF([.B114]=&quot;&quot;;&quot;&quot;;COUNT([.$A$2:.A114]) / LOG(([.B114]+[.C114])/([.$B$2]+[.$C$2]);2))">
            <text:p/>
          </table:table-cell>
          <table:table-cell table:formula="of:=IF([.B114]=&quot;&quot;;&quot;&quot;;[.E114]-[.E113])">
            <text:p/>
          </table:table-cell>
          <table:table-cell/>
          <table:table-cell table:formula="of:=IF([.B114]=&quot;&quot;;&quot;&quot;;IF([.L114]=&quot;?&quot;;[.B114]+[.C114];[.B114]+[.C114]-[.L114]-[.N114]))">
            <text:p/>
          </table:table-cell>
          <table:table-cell table:formula="of:=IF([.B114]=&quot;&quot;;&quot;&quot;;[.N113])">
            <text:p/>
          </table:table-cell>
          <table:table-cell table:formula="of:=[.O113]" office:value-type="float" office:value="184719.6" calcext:value-type="float">
            <text:p>184720</text:p>
          </table:table-cell>
          <table:table-cell table:style-name="ce8" table:formula="of:=IF([.B114]=&quot;&quot;;&quot;&quot;;IF([.I114]=0;999999;LOG([.O114];2)*[.I114]))">
            <text:p/>
          </table:table-cell>
          <table:table-cell table:formula="of:=IF([.B114]=&quot;&quot;;&quot;&quot;;[.A114]+[.P114])">
            <text:p/>
          </table:table-cell>
          <table:table-cell table:formula="of:=IF([.B114]=&quot;&quot;;&quot;&quot;;([.B114]+[.C114])-([.B113]+[.C113]))">
            <text:p/>
          </table:table-cell>
          <table:table-cell table:formula="of:=IF([.B114]=&quot;&quot;;&quot;&quot;;SUM([.R104:.R114]))">
            <text:p/>
          </table:table-cell>
          <table:table-cell/>
          <table:table-cell table:formula="of:=IF([.B114]=&quot;&quot;;&quot;&quot;;[.U113])">
            <text:p/>
          </table:table-cell>
          <table:table-cell table:formula="of:=IF([.B114]=&quot;&quot;;&quot;&quot;;IF([.T114]=&quot;?&quot;;&quot;&quot;;IF([.S114]=0;0;[.T114]/[.S114])))">
            <text:p/>
          </table:table-cell>
          <table:table-cell table:formula="of:=IF([.B114]&lt;&gt;&quot;&quot;;IF([.I113]=0;0;[.I114]/[.I113] - 1);IF([.W113]&gt;1.05;[.W113];0.05))" office:value-type="float" office:value="0.05" calcext:value-type="float">
            <text:p>0.0500</text:p>
          </table:table-cell>
          <table:table-cell table:formula="of:=[.X113]" office:value-type="float" office:value="35" calcext:value-type="float">
            <text:p>35</text:p>
          </table:table-cell>
          <table:table-cell table:formula="of:=IF([.B114]&lt;&gt;&quot;&quot;;[.I114];MIN([.X114];[.Y113]*(1 + [.W114])))" office:value-type="float" office:value="35" calcext:value-type="float">
            <text:p>35</text:p>
          </table:table-cell>
          <table:table-cell table:style-name="ce9" table:formula="of:=IF([.B114]&lt;&gt;&quot;&quot;;[.B114]+[.C114];MAX(0; MIN([.O113]*0.2;[.Z113]*POWER(2;1/IF([.Y114]=0;2.4;[.Y114])))))" office:value-type="float" office:value="3085.99892941515" calcext:value-type="float">
            <text:p>3086</text:p>
          </table:table-cell>
          <table:table-cell table:formula="of:=IF([.S114]&lt;&gt;&quot;&quot;;[.S114];[.Z114]-[.Z104])" office:value-type="float" office:value="554.444899014181" calcext:value-type="float">
            <text:p>554</text:p>
          </table:table-cell>
          <table:table-cell table:formula="of:=IF(AND([.T114]&lt;&gt;&quot;&quot;; [.T114]&lt;&gt;&quot;?&quot;);[.T114];[.AA114]*IF(COUNT([.V$2:.V114])=0;0;SUM([.V$2:.V114])/COUNT([.V$2:.V114])))" office:value-type="float" office:value="20.131632620913" calcext:value-type="float">
            <text:p>20</text:p>
          </table:table-cell>
          <table:table-cell table:formula="of:=IF([.AB114]&gt;MIN([.AE114];MIN([.AF114];[.AG114]));&quot;!&quot;;&quot;&quot;)">
            <text:p/>
          </table:table-cell>
          <table:table-cell table:formula="of:=[.AD113]" office:value-type="float" office:value="272.657534246575" calcext:value-type="float">
            <text:p>273</text:p>
          </table:table-cell>
          <table:table-cell table:formula="of:=[.AE113]" office:value-type="float" office:value="240" calcext:value-type="float">
            <text:p>240</text:p>
          </table:table-cell>
          <table:table-cell table:formula="of:=[.AF113]" office:value-type="float" office:value="308" calcext:value-type="float">
            <text:p>308</text:p>
          </table:table-cell>
          <table:table-cell table:formula="of:=[.AG113]" office:value-type="float" office:value="3142" calcext:value-type="float">
            <text:p>3142</text:p>
          </table:table-cell>
          <table:table-cell table:formula="of:=[.AH113]" office:value-type="float" office:value="1047310" calcext:value-type="float">
            <text:p>1047310</text:p>
          </table:table-cell>
          <table:table-cell table:formula="of:=[.AI1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4]+1" office:value-type="date" office:date-value="2020-07-06" calcext:value-type="date">
            <text:p>2020-07-06</text:p>
          </table:table-cell>
          <table:table-cell table:number-columns-repeated="3"/>
          <table:table-cell table:formula="of:=IF([.B115]=&quot;&quot;;&quot;&quot;;SUM([.B115:.D115]))">
            <text:p/>
          </table:table-cell>
          <table:table-cell table:formula="of:=IF([.B115]=&quot;&quot;;&quot;&quot;;([.B115]+[.C115])/([.B114]+[.C114]) - 1)">
            <text:p/>
          </table:table-cell>
          <table:table-cell table:formula="of:=IF([.B115]=&quot;&quot;;&quot;&quot;;([.F115]+1)/([.F114]+1) - 1)">
            <text:p/>
          </table:table-cell>
          <table:table-cell table:formula="of:=IF([.B115]=&quot;&quot;;&quot;&quot;;ROUNDDOWN(LOG(([.B115]+[.C115])/([.$B$2]+[.$C$2]);2)))">
            <text:p/>
          </table:table-cell>
          <table:table-cell table:formula="of:=IF([.B115]=&quot;&quot;;&quot;&quot;;1 / LOG(([.B115]+[.C115])/([.B114]+[.C114]);2))">
            <text:p/>
          </table:table-cell>
          <table:table-cell table:formula="of:=IF([.B115]=&quot;&quot;;&quot;&quot;;COUNT([.$A$2:.A115]) / LOG(([.B115]+[.C115])/([.$B$2]+[.$C$2]);2))">
            <text:p/>
          </table:table-cell>
          <table:table-cell table:formula="of:=IF([.B115]=&quot;&quot;;&quot;&quot;;[.E115]-[.E114])">
            <text:p/>
          </table:table-cell>
          <table:table-cell/>
          <table:table-cell table:formula="of:=IF([.B115]=&quot;&quot;;&quot;&quot;;IF([.L115]=&quot;?&quot;;[.B115]+[.C115];[.B115]+[.C115]-[.L115]-[.N115]))">
            <text:p/>
          </table:table-cell>
          <table:table-cell table:formula="of:=IF([.B115]=&quot;&quot;;&quot;&quot;;[.N114])">
            <text:p/>
          </table:table-cell>
          <table:table-cell table:formula="of:=[.O114]" office:value-type="float" office:value="184719.6" calcext:value-type="float">
            <text:p>184720</text:p>
          </table:table-cell>
          <table:table-cell table:style-name="ce8" table:formula="of:=IF([.B115]=&quot;&quot;;&quot;&quot;;IF([.I115]=0;999999;LOG([.O115];2)*[.I115]))">
            <text:p/>
          </table:table-cell>
          <table:table-cell table:formula="of:=IF([.B115]=&quot;&quot;;&quot;&quot;;[.A115]+[.P115])">
            <text:p/>
          </table:table-cell>
          <table:table-cell table:formula="of:=IF([.B115]=&quot;&quot;;&quot;&quot;;([.B115]+[.C115])-([.B114]+[.C114]))">
            <text:p/>
          </table:table-cell>
          <table:table-cell table:formula="of:=IF([.B115]=&quot;&quot;;&quot;&quot;;SUM([.R105:.R115]))">
            <text:p/>
          </table:table-cell>
          <table:table-cell/>
          <table:table-cell table:formula="of:=IF([.B115]=&quot;&quot;;&quot;&quot;;[.U114])">
            <text:p/>
          </table:table-cell>
          <table:table-cell table:formula="of:=IF([.B115]=&quot;&quot;;&quot;&quot;;IF([.T115]=&quot;?&quot;;&quot;&quot;;IF([.S115]=0;0;[.T115]/[.S115])))">
            <text:p/>
          </table:table-cell>
          <table:table-cell table:formula="of:=IF([.B115]&lt;&gt;&quot;&quot;;IF([.I114]=0;0;[.I115]/[.I114] - 1);IF([.W114]&gt;1.05;[.W114];0.05))" office:value-type="float" office:value="0.05" calcext:value-type="float">
            <text:p>0.0500</text:p>
          </table:table-cell>
          <table:table-cell table:formula="of:=[.X114]" office:value-type="float" office:value="35" calcext:value-type="float">
            <text:p>35</text:p>
          </table:table-cell>
          <table:table-cell table:formula="of:=IF([.B115]&lt;&gt;&quot;&quot;;[.I115];MIN([.X115];[.Y114]*(1 + [.W115])))" office:value-type="float" office:value="35" calcext:value-type="float">
            <text:p>35</text:p>
          </table:table-cell>
          <table:table-cell table:style-name="ce9" table:formula="of:=IF([.B115]&lt;&gt;&quot;&quot;;[.B115]+[.C115];MAX(0; MIN([.O114]*0.2;[.Z114]*POWER(2;1/IF([.Y115]=0;2.4;[.Y115])))))" office:value-type="float" office:value="3147.72387467555" calcext:value-type="float">
            <text:p>3148</text:p>
          </table:table-cell>
          <table:table-cell table:formula="of:=IF([.S115]&lt;&gt;&quot;&quot;;[.S115];[.Z115]-[.Z105])" office:value-type="float" office:value="565.534689329839" calcext:value-type="float">
            <text:p>566</text:p>
          </table:table-cell>
          <table:table-cell table:formula="of:=IF(AND([.T115]&lt;&gt;&quot;&quot;; [.T115]&lt;&gt;&quot;?&quot;);[.T115];[.AA115]*IF(COUNT([.V$2:.V115])=0;0;SUM([.V$2:.V115])/COUNT([.V$2:.V115])))" office:value-type="float" office:value="20.5342976736075" calcext:value-type="float">
            <text:p>21</text:p>
          </table:table-cell>
          <table:table-cell table:formula="of:=IF([.AB115]&gt;MIN([.AE115];MIN([.AF115];[.AG115]));&quot;!&quot;;&quot;&quot;)">
            <text:p/>
          </table:table-cell>
          <table:table-cell table:formula="of:=[.AD114]" office:value-type="float" office:value="272.657534246575" calcext:value-type="float">
            <text:p>273</text:p>
          </table:table-cell>
          <table:table-cell table:formula="of:=[.AE114]" office:value-type="float" office:value="240" calcext:value-type="float">
            <text:p>240</text:p>
          </table:table-cell>
          <table:table-cell table:formula="of:=[.AF114]" office:value-type="float" office:value="308" calcext:value-type="float">
            <text:p>308</text:p>
          </table:table-cell>
          <table:table-cell table:formula="of:=[.AG114]" office:value-type="float" office:value="3142" calcext:value-type="float">
            <text:p>3142</text:p>
          </table:table-cell>
          <table:table-cell table:formula="of:=[.AH114]" office:value-type="float" office:value="1047310" calcext:value-type="float">
            <text:p>1047310</text:p>
          </table:table-cell>
          <table:table-cell table:formula="of:=[.AI1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5]+1" office:value-type="date" office:date-value="2020-07-07" calcext:value-type="date">
            <text:p>2020-07-07</text:p>
          </table:table-cell>
          <table:table-cell table:number-columns-repeated="3"/>
          <table:table-cell table:formula="of:=IF([.B116]=&quot;&quot;;&quot;&quot;;SUM([.B116:.D116]))">
            <text:p/>
          </table:table-cell>
          <table:table-cell table:formula="of:=IF([.B116]=&quot;&quot;;&quot;&quot;;([.B116]+[.C116])/([.B115]+[.C115]) - 1)">
            <text:p/>
          </table:table-cell>
          <table:table-cell table:formula="of:=IF([.B116]=&quot;&quot;;&quot;&quot;;([.F116]+1)/([.F115]+1) - 1)">
            <text:p/>
          </table:table-cell>
          <table:table-cell table:formula="of:=IF([.B116]=&quot;&quot;;&quot;&quot;;ROUNDDOWN(LOG(([.B116]+[.C116])/([.$B$2]+[.$C$2]);2)))">
            <text:p/>
          </table:table-cell>
          <table:table-cell table:formula="of:=IF([.B116]=&quot;&quot;;&quot;&quot;;1 / LOG(([.B116]+[.C116])/([.B115]+[.C115]);2))">
            <text:p/>
          </table:table-cell>
          <table:table-cell table:formula="of:=IF([.B116]=&quot;&quot;;&quot;&quot;;COUNT([.$A$2:.A116]) / LOG(([.B116]+[.C116])/([.$B$2]+[.$C$2]);2))">
            <text:p/>
          </table:table-cell>
          <table:table-cell table:formula="of:=IF([.B116]=&quot;&quot;;&quot;&quot;;[.E116]-[.E115])">
            <text:p/>
          </table:table-cell>
          <table:table-cell/>
          <table:table-cell table:formula="of:=IF([.B116]=&quot;&quot;;&quot;&quot;;IF([.L116]=&quot;?&quot;;[.B116]+[.C116];[.B116]+[.C116]-[.L116]-[.N116]))">
            <text:p/>
          </table:table-cell>
          <table:table-cell table:formula="of:=IF([.B116]=&quot;&quot;;&quot;&quot;;[.N115])">
            <text:p/>
          </table:table-cell>
          <table:table-cell table:formula="of:=[.O115]" office:value-type="float" office:value="184719.6" calcext:value-type="float">
            <text:p>184720</text:p>
          </table:table-cell>
          <table:table-cell table:style-name="ce8" table:formula="of:=IF([.B116]=&quot;&quot;;&quot;&quot;;IF([.I116]=0;999999;LOG([.O116];2)*[.I116]))">
            <text:p/>
          </table:table-cell>
          <table:table-cell table:formula="of:=IF([.B116]=&quot;&quot;;&quot;&quot;;[.A116]+[.P116])">
            <text:p/>
          </table:table-cell>
          <table:table-cell table:formula="of:=IF([.B116]=&quot;&quot;;&quot;&quot;;([.B116]+[.C116])-([.B115]+[.C115]))">
            <text:p/>
          </table:table-cell>
          <table:table-cell table:formula="of:=IF([.B116]=&quot;&quot;;&quot;&quot;;SUM([.R106:.R116]))">
            <text:p/>
          </table:table-cell>
          <table:table-cell/>
          <table:table-cell table:formula="of:=IF([.B116]=&quot;&quot;;&quot;&quot;;[.U115])">
            <text:p/>
          </table:table-cell>
          <table:table-cell table:formula="of:=IF([.B116]=&quot;&quot;;&quot;&quot;;IF([.T116]=&quot;?&quot;;&quot;&quot;;IF([.S116]=0;0;[.T116]/[.S116])))">
            <text:p/>
          </table:table-cell>
          <table:table-cell table:formula="of:=IF([.B116]&lt;&gt;&quot;&quot;;IF([.I115]=0;0;[.I116]/[.I115] - 1);IF([.W115]&gt;1.05;[.W115];0.05))" office:value-type="float" office:value="0.05" calcext:value-type="float">
            <text:p>0.0500</text:p>
          </table:table-cell>
          <table:table-cell table:formula="of:=[.X115]" office:value-type="float" office:value="35" calcext:value-type="float">
            <text:p>35</text:p>
          </table:table-cell>
          <table:table-cell table:formula="of:=IF([.B116]&lt;&gt;&quot;&quot;;[.I116];MIN([.X116];[.Y115]*(1 + [.W116])))" office:value-type="float" office:value="35" calcext:value-type="float">
            <text:p>35</text:p>
          </table:table-cell>
          <table:table-cell table:style-name="ce9" table:formula="of:=IF([.B116]&lt;&gt;&quot;&quot;;[.B116]+[.C116];MAX(0; MIN([.O115]*0.2;[.Z115]*POWER(2;1/IF([.Y116]=0;2.4;[.Y116])))))" office:value-type="float" office:value="3210.6834181826" calcext:value-type="float">
            <text:p>3211</text:p>
          </table:table-cell>
          <table:table-cell table:formula="of:=IF([.S116]&lt;&gt;&quot;&quot;;[.S116];[.Z116]-[.Z106])" office:value-type="float" office:value="576.846293299954" calcext:value-type="float">
            <text:p>577</text:p>
          </table:table-cell>
          <table:table-cell table:formula="of:=IF(AND([.T116]&lt;&gt;&quot;&quot;; [.T116]&lt;&gt;&quot;?&quot;);[.T116];[.AA116]*IF(COUNT([.V$2:.V116])=0;0;SUM([.V$2:.V116])/COUNT([.V$2:.V116])))" office:value-type="float" office:value="20.9450166754137" calcext:value-type="float">
            <text:p>21</text:p>
          </table:table-cell>
          <table:table-cell table:formula="of:=IF([.AB116]&gt;MIN([.AE116];MIN([.AF116];[.AG116]));&quot;!&quot;;&quot;&quot;)">
            <text:p/>
          </table:table-cell>
          <table:table-cell table:formula="of:=[.AD115]" office:value-type="float" office:value="272.657534246575" calcext:value-type="float">
            <text:p>273</text:p>
          </table:table-cell>
          <table:table-cell table:formula="of:=[.AE115]" office:value-type="float" office:value="240" calcext:value-type="float">
            <text:p>240</text:p>
          </table:table-cell>
          <table:table-cell table:formula="of:=[.AF115]" office:value-type="float" office:value="308" calcext:value-type="float">
            <text:p>308</text:p>
          </table:table-cell>
          <table:table-cell table:formula="of:=[.AG115]" office:value-type="float" office:value="3142" calcext:value-type="float">
            <text:p>3142</text:p>
          </table:table-cell>
          <table:table-cell table:formula="of:=[.AH115]" office:value-type="float" office:value="1047310" calcext:value-type="float">
            <text:p>1047310</text:p>
          </table:table-cell>
          <table:table-cell table:formula="of:=[.AI1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6]+1" office:value-type="date" office:date-value="2020-07-08" calcext:value-type="date">
            <text:p>2020-07-08</text:p>
          </table:table-cell>
          <table:table-cell table:number-columns-repeated="3"/>
          <table:table-cell table:formula="of:=IF([.B117]=&quot;&quot;;&quot;&quot;;SUM([.B117:.D117]))">
            <text:p/>
          </table:table-cell>
          <table:table-cell table:formula="of:=IF([.B117]=&quot;&quot;;&quot;&quot;;([.B117]+[.C117])/([.B116]+[.C116]) - 1)">
            <text:p/>
          </table:table-cell>
          <table:table-cell table:formula="of:=IF([.B117]=&quot;&quot;;&quot;&quot;;([.F117]+1)/([.F116]+1) - 1)">
            <text:p/>
          </table:table-cell>
          <table:table-cell table:formula="of:=IF([.B117]=&quot;&quot;;&quot;&quot;;ROUNDDOWN(LOG(([.B117]+[.C117])/([.$B$2]+[.$C$2]);2)))">
            <text:p/>
          </table:table-cell>
          <table:table-cell table:formula="of:=IF([.B117]=&quot;&quot;;&quot;&quot;;1 / LOG(([.B117]+[.C117])/([.B116]+[.C116]);2))">
            <text:p/>
          </table:table-cell>
          <table:table-cell table:formula="of:=IF([.B117]=&quot;&quot;;&quot;&quot;;COUNT([.$A$2:.A117]) / LOG(([.B117]+[.C117])/([.$B$2]+[.$C$2]);2))">
            <text:p/>
          </table:table-cell>
          <table:table-cell table:formula="of:=IF([.B117]=&quot;&quot;;&quot;&quot;;[.E117]-[.E116])">
            <text:p/>
          </table:table-cell>
          <table:table-cell/>
          <table:table-cell table:formula="of:=IF([.B117]=&quot;&quot;;&quot;&quot;;IF([.L117]=&quot;?&quot;;[.B117]+[.C117];[.B117]+[.C117]-[.L117]-[.N117]))">
            <text:p/>
          </table:table-cell>
          <table:table-cell table:formula="of:=IF([.B117]=&quot;&quot;;&quot;&quot;;[.N116])">
            <text:p/>
          </table:table-cell>
          <table:table-cell table:formula="of:=[.O116]" office:value-type="float" office:value="184719.6" calcext:value-type="float">
            <text:p>184720</text:p>
          </table:table-cell>
          <table:table-cell table:style-name="ce8" table:formula="of:=IF([.B117]=&quot;&quot;;&quot;&quot;;IF([.I117]=0;999999;LOG([.O117];2)*[.I117]))">
            <text:p/>
          </table:table-cell>
          <table:table-cell table:formula="of:=IF([.B117]=&quot;&quot;;&quot;&quot;;[.A117]+[.P117])">
            <text:p/>
          </table:table-cell>
          <table:table-cell table:formula="of:=IF([.B117]=&quot;&quot;;&quot;&quot;;([.B117]+[.C117])-([.B116]+[.C116]))">
            <text:p/>
          </table:table-cell>
          <table:table-cell table:formula="of:=IF([.B117]=&quot;&quot;;&quot;&quot;;SUM([.R107:.R117]))">
            <text:p/>
          </table:table-cell>
          <table:table-cell/>
          <table:table-cell table:formula="of:=IF([.B117]=&quot;&quot;;&quot;&quot;;[.U116])">
            <text:p/>
          </table:table-cell>
          <table:table-cell table:formula="of:=IF([.B117]=&quot;&quot;;&quot;&quot;;IF([.T117]=&quot;?&quot;;&quot;&quot;;IF([.S117]=0;0;[.T117]/[.S117])))">
            <text:p/>
          </table:table-cell>
          <table:table-cell table:formula="of:=IF([.B117]&lt;&gt;&quot;&quot;;IF([.I116]=0;0;[.I117]/[.I116] - 1);IF([.W116]&gt;1.05;[.W116];0.05))" office:value-type="float" office:value="0.05" calcext:value-type="float">
            <text:p>0.0500</text:p>
          </table:table-cell>
          <table:table-cell table:formula="of:=[.X116]" office:value-type="float" office:value="35" calcext:value-type="float">
            <text:p>35</text:p>
          </table:table-cell>
          <table:table-cell table:formula="of:=IF([.B117]&lt;&gt;&quot;&quot;;[.I117];MIN([.X117];[.Y116]*(1 + [.W117])))" office:value-type="float" office:value="35" calcext:value-type="float">
            <text:p>35</text:p>
          </table:table-cell>
          <table:table-cell table:style-name="ce9" table:formula="of:=IF([.B117]&lt;&gt;&quot;&quot;;[.B117]+[.C117];MAX(0; MIN([.O116]*0.2;[.Z116]*POWER(2;1/IF([.Y117]=0;2.4;[.Y117])))))" office:value-type="float" office:value="3274.9022538882" calcext:value-type="float">
            <text:p>3275</text:p>
          </table:table-cell>
          <table:table-cell table:formula="of:=IF([.S117]&lt;&gt;&quot;&quot;;[.S117];[.Z117]-[.Z107])" office:value-type="float" office:value="588.384147554606" calcext:value-type="float">
            <text:p>588</text:p>
          </table:table-cell>
          <table:table-cell table:formula="of:=IF(AND([.T117]&lt;&gt;&quot;&quot;; [.T117]&lt;&gt;&quot;?&quot;);[.T117];[.AA117]*IF(COUNT([.V$2:.V117])=0;0;SUM([.V$2:.V117])/COUNT([.V$2:.V117])))" office:value-type="float" office:value="21.3639507182758" calcext:value-type="float">
            <text:p>21</text:p>
          </table:table-cell>
          <table:table-cell table:formula="of:=IF([.AB117]&gt;MIN([.AE117];MIN([.AF117];[.AG117]));&quot;!&quot;;&quot;&quot;)">
            <text:p/>
          </table:table-cell>
          <table:table-cell table:formula="of:=[.AD116]" office:value-type="float" office:value="272.657534246575" calcext:value-type="float">
            <text:p>273</text:p>
          </table:table-cell>
          <table:table-cell table:formula="of:=[.AE116]" office:value-type="float" office:value="240" calcext:value-type="float">
            <text:p>240</text:p>
          </table:table-cell>
          <table:table-cell table:formula="of:=[.AF116]" office:value-type="float" office:value="308" calcext:value-type="float">
            <text:p>308</text:p>
          </table:table-cell>
          <table:table-cell table:formula="of:=[.AG116]" office:value-type="float" office:value="3142" calcext:value-type="float">
            <text:p>3142</text:p>
          </table:table-cell>
          <table:table-cell table:formula="of:=[.AH116]" office:value-type="float" office:value="1047310" calcext:value-type="float">
            <text:p>1047310</text:p>
          </table:table-cell>
          <table:table-cell table:formula="of:=[.AI1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7]+1" office:value-type="date" office:date-value="2020-07-09" calcext:value-type="date">
            <text:p>2020-07-09</text:p>
          </table:table-cell>
          <table:table-cell table:number-columns-repeated="3"/>
          <table:table-cell table:formula="of:=IF([.B118]=&quot;&quot;;&quot;&quot;;SUM([.B118:.D118]))">
            <text:p/>
          </table:table-cell>
          <table:table-cell table:formula="of:=IF([.B118]=&quot;&quot;;&quot;&quot;;([.B118]+[.C118])/([.B117]+[.C117]) - 1)">
            <text:p/>
          </table:table-cell>
          <table:table-cell table:formula="of:=IF([.B118]=&quot;&quot;;&quot;&quot;;([.F118]+1)/([.F117]+1) - 1)">
            <text:p/>
          </table:table-cell>
          <table:table-cell table:formula="of:=IF([.B118]=&quot;&quot;;&quot;&quot;;ROUNDDOWN(LOG(([.B118]+[.C118])/([.$B$2]+[.$C$2]);2)))">
            <text:p/>
          </table:table-cell>
          <table:table-cell table:formula="of:=IF([.B118]=&quot;&quot;;&quot;&quot;;1 / LOG(([.B118]+[.C118])/([.B117]+[.C117]);2))">
            <text:p/>
          </table:table-cell>
          <table:table-cell table:formula="of:=IF([.B118]=&quot;&quot;;&quot;&quot;;COUNT([.$A$2:.A118]) / LOG(([.B118]+[.C118])/([.$B$2]+[.$C$2]);2))">
            <text:p/>
          </table:table-cell>
          <table:table-cell table:formula="of:=IF([.B118]=&quot;&quot;;&quot;&quot;;[.E118]-[.E117])">
            <text:p/>
          </table:table-cell>
          <table:table-cell/>
          <table:table-cell table:formula="of:=IF([.B118]=&quot;&quot;;&quot;&quot;;IF([.L118]=&quot;?&quot;;[.B118]+[.C118];[.B118]+[.C118]-[.L118]-[.N118]))">
            <text:p/>
          </table:table-cell>
          <table:table-cell table:formula="of:=IF([.B118]=&quot;&quot;;&quot;&quot;;[.N117])">
            <text:p/>
          </table:table-cell>
          <table:table-cell table:formula="of:=[.O117]" office:value-type="float" office:value="184719.6" calcext:value-type="float">
            <text:p>184720</text:p>
          </table:table-cell>
          <table:table-cell table:style-name="ce8" table:formula="of:=IF([.B118]=&quot;&quot;;&quot;&quot;;IF([.I118]=0;999999;LOG([.O118];2)*[.I118]))">
            <text:p/>
          </table:table-cell>
          <table:table-cell table:formula="of:=IF([.B118]=&quot;&quot;;&quot;&quot;;[.A118]+[.P118])">
            <text:p/>
          </table:table-cell>
          <table:table-cell table:formula="of:=IF([.B118]=&quot;&quot;;&quot;&quot;;([.B118]+[.C118])-([.B117]+[.C117]))">
            <text:p/>
          </table:table-cell>
          <table:table-cell table:formula="of:=IF([.B118]=&quot;&quot;;&quot;&quot;;SUM([.R108:.R118]))">
            <text:p/>
          </table:table-cell>
          <table:table-cell/>
          <table:table-cell table:formula="of:=IF([.B118]=&quot;&quot;;&quot;&quot;;[.U117])">
            <text:p/>
          </table:table-cell>
          <table:table-cell table:formula="of:=IF([.B118]=&quot;&quot;;&quot;&quot;;IF([.T118]=&quot;?&quot;;&quot;&quot;;IF([.S118]=0;0;[.T118]/[.S118])))">
            <text:p/>
          </table:table-cell>
          <table:table-cell table:formula="of:=IF([.B118]&lt;&gt;&quot;&quot;;IF([.I117]=0;0;[.I118]/[.I117] - 1);IF([.W117]&gt;1.05;[.W117];0.05))" office:value-type="float" office:value="0.05" calcext:value-type="float">
            <text:p>0.0500</text:p>
          </table:table-cell>
          <table:table-cell table:formula="of:=[.X117]" office:value-type="float" office:value="35" calcext:value-type="float">
            <text:p>35</text:p>
          </table:table-cell>
          <table:table-cell table:formula="of:=IF([.B118]&lt;&gt;&quot;&quot;;[.I118];MIN([.X118];[.Y117]*(1 + [.W118])))" office:value-type="float" office:value="35" calcext:value-type="float">
            <text:p>35</text:p>
          </table:table-cell>
          <table:table-cell table:style-name="ce9" table:formula="of:=IF([.B118]&lt;&gt;&quot;&quot;;[.B118]+[.C118];MAX(0; MIN([.O117]*0.2;[.Z117]*POWER(2;1/IF([.Y118]=0;2.4;[.Y118])))))" office:value-type="float" office:value="3340.40556966308" calcext:value-type="float">
            <text:p>3340</text:p>
          </table:table-cell>
          <table:table-cell table:formula="of:=IF([.S118]&lt;&gt;&quot;&quot;;[.S118];[.Z118]-[.Z108])" office:value-type="float" office:value="600.152777463618" calcext:value-type="float">
            <text:p>600</text:p>
          </table:table-cell>
          <table:table-cell table:formula="of:=IF(AND([.T118]&lt;&gt;&quot;&quot;; [.T118]&lt;&gt;&quot;?&quot;);[.T118];[.AA118]*IF(COUNT([.V$2:.V118])=0;0;SUM([.V$2:.V118])/COUNT([.V$2:.V118])))" office:value-type="float" office:value="21.7912641162365" calcext:value-type="float">
            <text:p>22</text:p>
          </table:table-cell>
          <table:table-cell table:formula="of:=IF([.AB118]&gt;MIN([.AE118];MIN([.AF118];[.AG118]));&quot;!&quot;;&quot;&quot;)">
            <text:p/>
          </table:table-cell>
          <table:table-cell table:formula="of:=[.AD117]" office:value-type="float" office:value="272.657534246575" calcext:value-type="float">
            <text:p>273</text:p>
          </table:table-cell>
          <table:table-cell table:formula="of:=[.AE117]" office:value-type="float" office:value="240" calcext:value-type="float">
            <text:p>240</text:p>
          </table:table-cell>
          <table:table-cell table:formula="of:=[.AF117]" office:value-type="float" office:value="308" calcext:value-type="float">
            <text:p>308</text:p>
          </table:table-cell>
          <table:table-cell table:formula="of:=[.AG117]" office:value-type="float" office:value="3142" calcext:value-type="float">
            <text:p>3142</text:p>
          </table:table-cell>
          <table:table-cell table:formula="of:=[.AH117]" office:value-type="float" office:value="1047310" calcext:value-type="float">
            <text:p>1047310</text:p>
          </table:table-cell>
          <table:table-cell table:formula="of:=[.AI1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8]+1" office:value-type="date" office:date-value="2020-07-10" calcext:value-type="date">
            <text:p>2020-07-10</text:p>
          </table:table-cell>
          <table:table-cell table:number-columns-repeated="3"/>
          <table:table-cell table:formula="of:=IF([.B119]=&quot;&quot;;&quot;&quot;;SUM([.B119:.D119]))">
            <text:p/>
          </table:table-cell>
          <table:table-cell table:formula="of:=IF([.B119]=&quot;&quot;;&quot;&quot;;([.B119]+[.C119])/([.B118]+[.C118]) - 1)">
            <text:p/>
          </table:table-cell>
          <table:table-cell table:formula="of:=IF([.B119]=&quot;&quot;;&quot;&quot;;([.F119]+1)/([.F118]+1) - 1)">
            <text:p/>
          </table:table-cell>
          <table:table-cell table:formula="of:=IF([.B119]=&quot;&quot;;&quot;&quot;;ROUNDDOWN(LOG(([.B119]+[.C119])/([.$B$2]+[.$C$2]);2)))">
            <text:p/>
          </table:table-cell>
          <table:table-cell table:formula="of:=IF([.B119]=&quot;&quot;;&quot;&quot;;1 / LOG(([.B119]+[.C119])/([.B118]+[.C118]);2))">
            <text:p/>
          </table:table-cell>
          <table:table-cell table:formula="of:=IF([.B119]=&quot;&quot;;&quot;&quot;;COUNT([.$A$2:.A119]) / LOG(([.B119]+[.C119])/([.$B$2]+[.$C$2]);2))">
            <text:p/>
          </table:table-cell>
          <table:table-cell table:formula="of:=IF([.B119]=&quot;&quot;;&quot;&quot;;[.E119]-[.E118])">
            <text:p/>
          </table:table-cell>
          <table:table-cell/>
          <table:table-cell table:formula="of:=IF([.B119]=&quot;&quot;;&quot;&quot;;IF([.L119]=&quot;?&quot;;[.B119]+[.C119];[.B119]+[.C119]-[.L119]-[.N119]))">
            <text:p/>
          </table:table-cell>
          <table:table-cell table:formula="of:=IF([.B119]=&quot;&quot;;&quot;&quot;;[.N118])">
            <text:p/>
          </table:table-cell>
          <table:table-cell table:formula="of:=[.O118]" office:value-type="float" office:value="184719.6" calcext:value-type="float">
            <text:p>184720</text:p>
          </table:table-cell>
          <table:table-cell table:style-name="ce8" table:formula="of:=IF([.B119]=&quot;&quot;;&quot;&quot;;IF([.I119]=0;999999;LOG([.O119];2)*[.I119]))">
            <text:p/>
          </table:table-cell>
          <table:table-cell table:formula="of:=IF([.B119]=&quot;&quot;;&quot;&quot;;[.A119]+[.P119])">
            <text:p/>
          </table:table-cell>
          <table:table-cell table:formula="of:=IF([.B119]=&quot;&quot;;&quot;&quot;;([.B119]+[.C119])-([.B118]+[.C118]))">
            <text:p/>
          </table:table-cell>
          <table:table-cell table:formula="of:=IF([.B119]=&quot;&quot;;&quot;&quot;;SUM([.R109:.R119]))">
            <text:p/>
          </table:table-cell>
          <table:table-cell/>
          <table:table-cell table:formula="of:=IF([.B119]=&quot;&quot;;&quot;&quot;;[.U118])">
            <text:p/>
          </table:table-cell>
          <table:table-cell table:formula="of:=IF([.B119]=&quot;&quot;;&quot;&quot;;IF([.T119]=&quot;?&quot;;&quot;&quot;;IF([.S119]=0;0;[.T119]/[.S119])))">
            <text:p/>
          </table:table-cell>
          <table:table-cell table:formula="of:=IF([.B119]&lt;&gt;&quot;&quot;;IF([.I118]=0;0;[.I119]/[.I118] - 1);IF([.W118]&gt;1.05;[.W118];0.05))" office:value-type="float" office:value="0.05" calcext:value-type="float">
            <text:p>0.0500</text:p>
          </table:table-cell>
          <table:table-cell table:formula="of:=[.X118]" office:value-type="float" office:value="35" calcext:value-type="float">
            <text:p>35</text:p>
          </table:table-cell>
          <table:table-cell table:formula="of:=IF([.B119]&lt;&gt;&quot;&quot;;[.I119];MIN([.X119];[.Y118]*(1 + [.W119])))" office:value-type="float" office:value="35" calcext:value-type="float">
            <text:p>35</text:p>
          </table:table-cell>
          <table:table-cell table:style-name="ce9" table:formula="of:=IF([.B119]&lt;&gt;&quot;&quot;;[.B119]+[.C119];MAX(0; MIN([.O118]*0.2;[.Z118]*POWER(2;1/IF([.Y119]=0;2.4;[.Y119])))))" office:value-type="float" office:value="3407.21905717588" calcext:value-type="float">
            <text:p>3407</text:p>
          </table:table-cell>
          <table:table-cell table:formula="of:=IF([.S119]&lt;&gt;&quot;&quot;;[.S119];[.Z119]-[.Z109])" office:value-type="float" office:value="612.156798911493" calcext:value-type="float">
            <text:p>612</text:p>
          </table:table-cell>
          <table:table-cell table:formula="of:=IF(AND([.T119]&lt;&gt;&quot;&quot;; [.T119]&lt;&gt;&quot;?&quot;);[.T119];[.AA119]*IF(COUNT([.V$2:.V119])=0;0;SUM([.V$2:.V119])/COUNT([.V$2:.V119])))" office:value-type="float" office:value="22.2271244698837" calcext:value-type="float">
            <text:p>22</text:p>
          </table:table-cell>
          <table:table-cell table:formula="of:=IF([.AB119]&gt;MIN([.AE119];MIN([.AF119];[.AG119]));&quot;!&quot;;&quot;&quot;)">
            <text:p/>
          </table:table-cell>
          <table:table-cell table:formula="of:=[.AD118]" office:value-type="float" office:value="272.657534246575" calcext:value-type="float">
            <text:p>273</text:p>
          </table:table-cell>
          <table:table-cell table:formula="of:=[.AE118]" office:value-type="float" office:value="240" calcext:value-type="float">
            <text:p>240</text:p>
          </table:table-cell>
          <table:table-cell table:formula="of:=[.AF118]" office:value-type="float" office:value="308" calcext:value-type="float">
            <text:p>308</text:p>
          </table:table-cell>
          <table:table-cell table:formula="of:=[.AG118]" office:value-type="float" office:value="3142" calcext:value-type="float">
            <text:p>3142</text:p>
          </table:table-cell>
          <table:table-cell table:formula="of:=[.AH118]" office:value-type="float" office:value="1047310" calcext:value-type="float">
            <text:p>1047310</text:p>
          </table:table-cell>
          <table:table-cell table:formula="of:=[.AI1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19]+1" office:value-type="date" office:date-value="2020-07-11" calcext:value-type="date">
            <text:p>2020-07-11</text:p>
          </table:table-cell>
          <table:table-cell table:number-columns-repeated="3"/>
          <table:table-cell table:formula="of:=IF([.B120]=&quot;&quot;;&quot;&quot;;SUM([.B120:.D120]))">
            <text:p/>
          </table:table-cell>
          <table:table-cell table:formula="of:=IF([.B120]=&quot;&quot;;&quot;&quot;;([.B120]+[.C120])/([.B119]+[.C119]) - 1)">
            <text:p/>
          </table:table-cell>
          <table:table-cell table:formula="of:=IF([.B120]=&quot;&quot;;&quot;&quot;;([.F120]+1)/([.F119]+1) - 1)">
            <text:p/>
          </table:table-cell>
          <table:table-cell table:formula="of:=IF([.B120]=&quot;&quot;;&quot;&quot;;ROUNDDOWN(LOG(([.B120]+[.C120])/([.$B$2]+[.$C$2]);2)))">
            <text:p/>
          </table:table-cell>
          <table:table-cell table:formula="of:=IF([.B120]=&quot;&quot;;&quot;&quot;;1 / LOG(([.B120]+[.C120])/([.B119]+[.C119]);2))">
            <text:p/>
          </table:table-cell>
          <table:table-cell table:formula="of:=IF([.B120]=&quot;&quot;;&quot;&quot;;COUNT([.$A$2:.A120]) / LOG(([.B120]+[.C120])/([.$B$2]+[.$C$2]);2))">
            <text:p/>
          </table:table-cell>
          <table:table-cell table:formula="of:=IF([.B120]=&quot;&quot;;&quot;&quot;;[.E120]-[.E119])">
            <text:p/>
          </table:table-cell>
          <table:table-cell/>
          <table:table-cell table:formula="of:=IF([.B120]=&quot;&quot;;&quot;&quot;;IF([.L120]=&quot;?&quot;;[.B120]+[.C120];[.B120]+[.C120]-[.L120]-[.N120]))">
            <text:p/>
          </table:table-cell>
          <table:table-cell table:formula="of:=IF([.B120]=&quot;&quot;;&quot;&quot;;[.N119])">
            <text:p/>
          </table:table-cell>
          <table:table-cell table:formula="of:=[.O119]" office:value-type="float" office:value="184719.6" calcext:value-type="float">
            <text:p>184720</text:p>
          </table:table-cell>
          <table:table-cell table:style-name="ce8" table:formula="of:=IF([.B120]=&quot;&quot;;&quot;&quot;;IF([.I120]=0;999999;LOG([.O120];2)*[.I120]))">
            <text:p/>
          </table:table-cell>
          <table:table-cell table:formula="of:=IF([.B120]=&quot;&quot;;&quot;&quot;;[.A120]+[.P120])">
            <text:p/>
          </table:table-cell>
          <table:table-cell table:formula="of:=IF([.B120]=&quot;&quot;;&quot;&quot;;([.B120]+[.C120])-([.B119]+[.C119]))">
            <text:p/>
          </table:table-cell>
          <table:table-cell table:formula="of:=IF([.B120]=&quot;&quot;;&quot;&quot;;SUM([.R110:.R120]))">
            <text:p/>
          </table:table-cell>
          <table:table-cell/>
          <table:table-cell table:formula="of:=IF([.B120]=&quot;&quot;;&quot;&quot;;[.U119])">
            <text:p/>
          </table:table-cell>
          <table:table-cell table:formula="of:=IF([.B120]=&quot;&quot;;&quot;&quot;;IF([.T120]=&quot;?&quot;;&quot;&quot;;IF([.S120]=0;0;[.T120]/[.S120])))">
            <text:p/>
          </table:table-cell>
          <table:table-cell table:formula="of:=IF([.B120]&lt;&gt;&quot;&quot;;IF([.I119]=0;0;[.I120]/[.I119] - 1);IF([.W119]&gt;1.05;[.W119];0.05))" office:value-type="float" office:value="0.05" calcext:value-type="float">
            <text:p>0.0500</text:p>
          </table:table-cell>
          <table:table-cell table:formula="of:=[.X119]" office:value-type="float" office:value="35" calcext:value-type="float">
            <text:p>35</text:p>
          </table:table-cell>
          <table:table-cell table:formula="of:=IF([.B120]&lt;&gt;&quot;&quot;;[.I120];MIN([.X120];[.Y119]*(1 + [.W120])))" office:value-type="float" office:value="35" calcext:value-type="float">
            <text:p>35</text:p>
          </table:table-cell>
          <table:table-cell table:style-name="ce9" table:formula="of:=IF([.B120]&lt;&gt;&quot;&quot;;[.B120]+[.C120];MAX(0; MIN([.O119]*0.2;[.Z119]*POWER(2;1/IF([.Y120]=0;2.4;[.Y120])))))" office:value-type="float" office:value="3475.36892196998" calcext:value-type="float">
            <text:p>3475</text:p>
          </table:table-cell>
          <table:table-cell table:formula="of:=IF([.S120]&lt;&gt;&quot;&quot;;[.S120];[.Z120]-[.Z110])" office:value-type="float" office:value="624.400920107852" calcext:value-type="float">
            <text:p>624</text:p>
          </table:table-cell>
          <table:table-cell table:formula="of:=IF(AND([.T120]&lt;&gt;&quot;&quot;; [.T120]&lt;&gt;&quot;?&quot;);[.T120];[.AA120]*IF(COUNT([.V$2:.V120])=0;0;SUM([.V$2:.V120])/COUNT([.V$2:.V120])))" office:value-type="float" office:value="22.6717027320866" calcext:value-type="float">
            <text:p>23</text:p>
          </table:table-cell>
          <table:table-cell table:formula="of:=IF([.AB120]&gt;MIN([.AE120];MIN([.AF120];[.AG120]));&quot;!&quot;;&quot;&quot;)">
            <text:p/>
          </table:table-cell>
          <table:table-cell table:formula="of:=[.AD119]" office:value-type="float" office:value="272.657534246575" calcext:value-type="float">
            <text:p>273</text:p>
          </table:table-cell>
          <table:table-cell table:formula="of:=[.AE119]" office:value-type="float" office:value="240" calcext:value-type="float">
            <text:p>240</text:p>
          </table:table-cell>
          <table:table-cell table:formula="of:=[.AF119]" office:value-type="float" office:value="308" calcext:value-type="float">
            <text:p>308</text:p>
          </table:table-cell>
          <table:table-cell table:formula="of:=[.AG119]" office:value-type="float" office:value="3142" calcext:value-type="float">
            <text:p>3142</text:p>
          </table:table-cell>
          <table:table-cell table:formula="of:=[.AH119]" office:value-type="float" office:value="1047310" calcext:value-type="float">
            <text:p>1047310</text:p>
          </table:table-cell>
          <table:table-cell table:formula="of:=[.AI1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0]+1" office:value-type="date" office:date-value="2020-07-12" calcext:value-type="date">
            <text:p>2020-07-12</text:p>
          </table:table-cell>
          <table:table-cell table:number-columns-repeated="3"/>
          <table:table-cell table:formula="of:=IF([.B121]=&quot;&quot;;&quot;&quot;;SUM([.B121:.D121]))">
            <text:p/>
          </table:table-cell>
          <table:table-cell table:formula="of:=IF([.B121]=&quot;&quot;;&quot;&quot;;([.B121]+[.C121])/([.B120]+[.C120]) - 1)">
            <text:p/>
          </table:table-cell>
          <table:table-cell table:formula="of:=IF([.B121]=&quot;&quot;;&quot;&quot;;([.F121]+1)/([.F120]+1) - 1)">
            <text:p/>
          </table:table-cell>
          <table:table-cell table:formula="of:=IF([.B121]=&quot;&quot;;&quot;&quot;;ROUNDDOWN(LOG(([.B121]+[.C121])/([.$B$2]+[.$C$2]);2)))">
            <text:p/>
          </table:table-cell>
          <table:table-cell table:formula="of:=IF([.B121]=&quot;&quot;;&quot;&quot;;1 / LOG(([.B121]+[.C121])/([.B120]+[.C120]);2))">
            <text:p/>
          </table:table-cell>
          <table:table-cell table:formula="of:=IF([.B121]=&quot;&quot;;&quot;&quot;;COUNT([.$A$2:.A121]) / LOG(([.B121]+[.C121])/([.$B$2]+[.$C$2]);2))">
            <text:p/>
          </table:table-cell>
          <table:table-cell table:formula="of:=IF([.B121]=&quot;&quot;;&quot;&quot;;[.E121]-[.E120])">
            <text:p/>
          </table:table-cell>
          <table:table-cell/>
          <table:table-cell table:formula="of:=IF([.B121]=&quot;&quot;;&quot;&quot;;IF([.L121]=&quot;?&quot;;[.B121]+[.C121];[.B121]+[.C121]-[.L121]-[.N121]))">
            <text:p/>
          </table:table-cell>
          <table:table-cell table:formula="of:=IF([.B121]=&quot;&quot;;&quot;&quot;;[.N120])">
            <text:p/>
          </table:table-cell>
          <table:table-cell table:formula="of:=[.O120]" office:value-type="float" office:value="184719.6" calcext:value-type="float">
            <text:p>184720</text:p>
          </table:table-cell>
          <table:table-cell table:style-name="ce8" table:formula="of:=IF([.B121]=&quot;&quot;;&quot;&quot;;IF([.I121]=0;999999;LOG([.O121];2)*[.I121]))">
            <text:p/>
          </table:table-cell>
          <table:table-cell table:formula="of:=IF([.B121]=&quot;&quot;;&quot;&quot;;[.A121]+[.P121])">
            <text:p/>
          </table:table-cell>
          <table:table-cell table:formula="of:=IF([.B121]=&quot;&quot;;&quot;&quot;;([.B121]+[.C121])-([.B120]+[.C120]))">
            <text:p/>
          </table:table-cell>
          <table:table-cell table:formula="of:=IF([.B121]=&quot;&quot;;&quot;&quot;;SUM([.R111:.R121]))">
            <text:p/>
          </table:table-cell>
          <table:table-cell/>
          <table:table-cell table:formula="of:=IF([.B121]=&quot;&quot;;&quot;&quot;;[.U120])">
            <text:p/>
          </table:table-cell>
          <table:table-cell table:formula="of:=IF([.B121]=&quot;&quot;;&quot;&quot;;IF([.T121]=&quot;?&quot;;&quot;&quot;;IF([.S121]=0;0;[.T121]/[.S121])))">
            <text:p/>
          </table:table-cell>
          <table:table-cell table:formula="of:=IF([.B121]&lt;&gt;&quot;&quot;;IF([.I120]=0;0;[.I121]/[.I120] - 1);IF([.W120]&gt;1.05;[.W120];0.05))" office:value-type="float" office:value="0.05" calcext:value-type="float">
            <text:p>0.0500</text:p>
          </table:table-cell>
          <table:table-cell table:formula="of:=[.X120]" office:value-type="float" office:value="35" calcext:value-type="float">
            <text:p>35</text:p>
          </table:table-cell>
          <table:table-cell table:formula="of:=IF([.B121]&lt;&gt;&quot;&quot;;[.I121];MIN([.X121];[.Y120]*(1 + [.W121])))" office:value-type="float" office:value="35" calcext:value-type="float">
            <text:p>35</text:p>
          </table:table-cell>
          <table:table-cell table:style-name="ce9" table:formula="of:=IF([.B121]&lt;&gt;&quot;&quot;;[.B121]+[.C121];MAX(0; MIN([.O120]*0.2;[.Z120]*POWER(2;1/IF([.Y121]=0;2.4;[.Y121])))))" office:value-type="float" office:value="3544.88189374179" calcext:value-type="float">
            <text:p>3545</text:p>
          </table:table-cell>
          <table:table-cell table:formula="of:=IF([.S121]&lt;&gt;&quot;&quot;;[.S121];[.Z121]-[.Z111])" office:value-type="float" office:value="636.889943434087" calcext:value-type="float">
            <text:p>637</text:p>
          </table:table-cell>
          <table:table-cell table:formula="of:=IF(AND([.T121]&lt;&gt;&quot;&quot;; [.T121]&lt;&gt;&quot;?&quot;);[.T121];[.AA121]*IF(COUNT([.V$2:.V121])=0;0;SUM([.V$2:.V121])/COUNT([.V$2:.V121])))" office:value-type="float" office:value="23.1251732750474" calcext:value-type="float">
            <text:p>23</text:p>
          </table:table-cell>
          <table:table-cell table:formula="of:=IF([.AB121]&gt;MIN([.AE121];MIN([.AF121];[.AG121]));&quot;!&quot;;&quot;&quot;)">
            <text:p/>
          </table:table-cell>
          <table:table-cell table:formula="of:=[.AD120]" office:value-type="float" office:value="272.657534246575" calcext:value-type="float">
            <text:p>273</text:p>
          </table:table-cell>
          <table:table-cell table:formula="of:=[.AE120]" office:value-type="float" office:value="240" calcext:value-type="float">
            <text:p>240</text:p>
          </table:table-cell>
          <table:table-cell table:formula="of:=[.AF120]" office:value-type="float" office:value="308" calcext:value-type="float">
            <text:p>308</text:p>
          </table:table-cell>
          <table:table-cell table:formula="of:=[.AG120]" office:value-type="float" office:value="3142" calcext:value-type="float">
            <text:p>3142</text:p>
          </table:table-cell>
          <table:table-cell table:formula="of:=[.AH120]" office:value-type="float" office:value="1047310" calcext:value-type="float">
            <text:p>1047310</text:p>
          </table:table-cell>
          <table:table-cell table:formula="of:=[.AI1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1]+1" office:value-type="date" office:date-value="2020-07-13" calcext:value-type="date">
            <text:p>2020-07-13</text:p>
          </table:table-cell>
          <table:table-cell table:number-columns-repeated="3"/>
          <table:table-cell table:formula="of:=IF([.B122]=&quot;&quot;;&quot;&quot;;SUM([.B122:.D122]))">
            <text:p/>
          </table:table-cell>
          <table:table-cell table:formula="of:=IF([.B122]=&quot;&quot;;&quot;&quot;;([.B122]+[.C122])/([.B121]+[.C121]) - 1)">
            <text:p/>
          </table:table-cell>
          <table:table-cell table:formula="of:=IF([.B122]=&quot;&quot;;&quot;&quot;;([.F122]+1)/([.F121]+1) - 1)">
            <text:p/>
          </table:table-cell>
          <table:table-cell table:formula="of:=IF([.B122]=&quot;&quot;;&quot;&quot;;ROUNDDOWN(LOG(([.B122]+[.C122])/([.$B$2]+[.$C$2]);2)))">
            <text:p/>
          </table:table-cell>
          <table:table-cell table:formula="of:=IF([.B122]=&quot;&quot;;&quot;&quot;;1 / LOG(([.B122]+[.C122])/([.B121]+[.C121]);2))">
            <text:p/>
          </table:table-cell>
          <table:table-cell table:formula="of:=IF([.B122]=&quot;&quot;;&quot;&quot;;COUNT([.$A$2:.A122]) / LOG(([.B122]+[.C122])/([.$B$2]+[.$C$2]);2))">
            <text:p/>
          </table:table-cell>
          <table:table-cell table:formula="of:=IF([.B122]=&quot;&quot;;&quot;&quot;;[.E122]-[.E121])">
            <text:p/>
          </table:table-cell>
          <table:table-cell/>
          <table:table-cell table:formula="of:=IF([.B122]=&quot;&quot;;&quot;&quot;;IF([.L122]=&quot;?&quot;;[.B122]+[.C122];[.B122]+[.C122]-[.L122]-[.N122]))">
            <text:p/>
          </table:table-cell>
          <table:table-cell table:formula="of:=IF([.B122]=&quot;&quot;;&quot;&quot;;[.N121])">
            <text:p/>
          </table:table-cell>
          <table:table-cell table:formula="of:=[.O121]" office:value-type="float" office:value="184719.6" calcext:value-type="float">
            <text:p>184720</text:p>
          </table:table-cell>
          <table:table-cell table:style-name="ce8" table:formula="of:=IF([.B122]=&quot;&quot;;&quot;&quot;;IF([.I122]=0;999999;LOG([.O122];2)*[.I122]))">
            <text:p/>
          </table:table-cell>
          <table:table-cell table:formula="of:=IF([.B122]=&quot;&quot;;&quot;&quot;;[.A122]+[.P122])">
            <text:p/>
          </table:table-cell>
          <table:table-cell table:formula="of:=IF([.B122]=&quot;&quot;;&quot;&quot;;([.B122]+[.C122])-([.B121]+[.C121]))">
            <text:p/>
          </table:table-cell>
          <table:table-cell table:formula="of:=IF([.B122]=&quot;&quot;;&quot;&quot;;SUM([.R112:.R122]))">
            <text:p/>
          </table:table-cell>
          <table:table-cell/>
          <table:table-cell table:formula="of:=IF([.B122]=&quot;&quot;;&quot;&quot;;[.U121])">
            <text:p/>
          </table:table-cell>
          <table:table-cell table:formula="of:=IF([.B122]=&quot;&quot;;&quot;&quot;;IF([.T122]=&quot;?&quot;;&quot;&quot;;IF([.S122]=0;0;[.T122]/[.S122])))">
            <text:p/>
          </table:table-cell>
          <table:table-cell table:formula="of:=IF([.B122]&lt;&gt;&quot;&quot;;IF([.I121]=0;0;[.I122]/[.I121] - 1);IF([.W121]&gt;1.05;[.W121];0.05))" office:value-type="float" office:value="0.05" calcext:value-type="float">
            <text:p>0.0500</text:p>
          </table:table-cell>
          <table:table-cell table:formula="of:=[.X121]" office:value-type="float" office:value="35" calcext:value-type="float">
            <text:p>35</text:p>
          </table:table-cell>
          <table:table-cell table:formula="of:=IF([.B122]&lt;&gt;&quot;&quot;;[.I122];MIN([.X122];[.Y121]*(1 + [.W122])))" office:value-type="float" office:value="35" calcext:value-type="float">
            <text:p>35</text:p>
          </table:table-cell>
          <table:table-cell table:style-name="ce9" table:formula="of:=IF([.B122]&lt;&gt;&quot;&quot;;[.B122]+[.C122];MAX(0; MIN([.O121]*0.2;[.Z121]*POWER(2;1/IF([.Y122]=0;2.4;[.Y122])))))" office:value-type="float" office:value="3615.7852368247" calcext:value-type="float">
            <text:p>3616</text:p>
          </table:table-cell>
          <table:table-cell table:formula="of:=IF([.S122]&lt;&gt;&quot;&quot;;[.S122];[.Z122]-[.Z112])" office:value-type="float" office:value="649.628767326945" calcext:value-type="float">
            <text:p>650</text:p>
          </table:table-cell>
          <table:table-cell table:formula="of:=IF(AND([.T122]&lt;&gt;&quot;&quot;; [.T122]&lt;&gt;&quot;?&quot;);[.T122];[.AA122]*IF(COUNT([.V$2:.V122])=0;0;SUM([.V$2:.V122])/COUNT([.V$2:.V122])))" office:value-type="float" office:value="23.5877139586924" calcext:value-type="float">
            <text:p>24</text:p>
          </table:table-cell>
          <table:table-cell table:formula="of:=IF([.AB122]&gt;MIN([.AE122];MIN([.AF122];[.AG122]));&quot;!&quot;;&quot;&quot;)">
            <text:p/>
          </table:table-cell>
          <table:table-cell table:formula="of:=[.AD121]" office:value-type="float" office:value="272.657534246575" calcext:value-type="float">
            <text:p>273</text:p>
          </table:table-cell>
          <table:table-cell table:formula="of:=[.AE121]" office:value-type="float" office:value="240" calcext:value-type="float">
            <text:p>240</text:p>
          </table:table-cell>
          <table:table-cell table:formula="of:=[.AF121]" office:value-type="float" office:value="308" calcext:value-type="float">
            <text:p>308</text:p>
          </table:table-cell>
          <table:table-cell table:formula="of:=[.AG121]" office:value-type="float" office:value="3142" calcext:value-type="float">
            <text:p>3142</text:p>
          </table:table-cell>
          <table:table-cell table:formula="of:=[.AH121]" office:value-type="float" office:value="1047310" calcext:value-type="float">
            <text:p>1047310</text:p>
          </table:table-cell>
          <table:table-cell table:formula="of:=[.AI1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2]+1" office:value-type="date" office:date-value="2020-07-14" calcext:value-type="date">
            <text:p>2020-07-14</text:p>
          </table:table-cell>
          <table:table-cell table:number-columns-repeated="3"/>
          <table:table-cell table:formula="of:=IF([.B123]=&quot;&quot;;&quot;&quot;;SUM([.B123:.D123]))">
            <text:p/>
          </table:table-cell>
          <table:table-cell table:formula="of:=IF([.B123]=&quot;&quot;;&quot;&quot;;([.B123]+[.C123])/([.B122]+[.C122]) - 1)">
            <text:p/>
          </table:table-cell>
          <table:table-cell table:formula="of:=IF([.B123]=&quot;&quot;;&quot;&quot;;([.F123]+1)/([.F122]+1) - 1)">
            <text:p/>
          </table:table-cell>
          <table:table-cell table:formula="of:=IF([.B123]=&quot;&quot;;&quot;&quot;;ROUNDDOWN(LOG(([.B123]+[.C123])/([.$B$2]+[.$C$2]);2)))">
            <text:p/>
          </table:table-cell>
          <table:table-cell table:formula="of:=IF([.B123]=&quot;&quot;;&quot;&quot;;1 / LOG(([.B123]+[.C123])/([.B122]+[.C122]);2))">
            <text:p/>
          </table:table-cell>
          <table:table-cell table:formula="of:=IF([.B123]=&quot;&quot;;&quot;&quot;;COUNT([.$A$2:.A123]) / LOG(([.B123]+[.C123])/([.$B$2]+[.$C$2]);2))">
            <text:p/>
          </table:table-cell>
          <table:table-cell table:formula="of:=IF([.B123]=&quot;&quot;;&quot;&quot;;[.E123]-[.E122])">
            <text:p/>
          </table:table-cell>
          <table:table-cell/>
          <table:table-cell table:formula="of:=IF([.B123]=&quot;&quot;;&quot;&quot;;IF([.L123]=&quot;?&quot;;[.B123]+[.C123];[.B123]+[.C123]-[.L123]-[.N123]))">
            <text:p/>
          </table:table-cell>
          <table:table-cell table:formula="of:=IF([.B123]=&quot;&quot;;&quot;&quot;;[.N122])">
            <text:p/>
          </table:table-cell>
          <table:table-cell table:formula="of:=[.O122]" office:value-type="float" office:value="184719.6" calcext:value-type="float">
            <text:p>184720</text:p>
          </table:table-cell>
          <table:table-cell table:style-name="ce8" table:formula="of:=IF([.B123]=&quot;&quot;;&quot;&quot;;IF([.I123]=0;999999;LOG([.O123];2)*[.I123]))">
            <text:p/>
          </table:table-cell>
          <table:table-cell table:formula="of:=IF([.B123]=&quot;&quot;;&quot;&quot;;[.A123]+[.P123])">
            <text:p/>
          </table:table-cell>
          <table:table-cell table:formula="of:=IF([.B123]=&quot;&quot;;&quot;&quot;;([.B123]+[.C123])-([.B122]+[.C122]))">
            <text:p/>
          </table:table-cell>
          <table:table-cell table:formula="of:=IF([.B123]=&quot;&quot;;&quot;&quot;;SUM([.R113:.R123]))">
            <text:p/>
          </table:table-cell>
          <table:table-cell/>
          <table:table-cell table:formula="of:=IF([.B123]=&quot;&quot;;&quot;&quot;;[.U122])">
            <text:p/>
          </table:table-cell>
          <table:table-cell table:formula="of:=IF([.B123]=&quot;&quot;;&quot;&quot;;IF([.T123]=&quot;?&quot;;&quot;&quot;;IF([.S123]=0;0;[.T123]/[.S123])))">
            <text:p/>
          </table:table-cell>
          <table:table-cell table:formula="of:=IF([.B123]&lt;&gt;&quot;&quot;;IF([.I122]=0;0;[.I123]/[.I122] - 1);IF([.W122]&gt;1.05;[.W122];0.05))" office:value-type="float" office:value="0.05" calcext:value-type="float">
            <text:p>0.0500</text:p>
          </table:table-cell>
          <table:table-cell table:formula="of:=[.X122]" office:value-type="float" office:value="35" calcext:value-type="float">
            <text:p>35</text:p>
          </table:table-cell>
          <table:table-cell table:formula="of:=IF([.B123]&lt;&gt;&quot;&quot;;[.I123];MIN([.X123];[.Y122]*(1 + [.W123])))" office:value-type="float" office:value="35" calcext:value-type="float">
            <text:p>35</text:p>
          </table:table-cell>
          <table:table-cell table:style-name="ce9" table:formula="of:=IF([.B123]&lt;&gt;&quot;&quot;;[.B123]+[.C123];MAX(0; MIN([.O122]*0.2;[.Z122]*POWER(2;1/IF([.Y123]=0;2.4;[.Y123])))))" office:value-type="float" office:value="3688.1067608826" calcext:value-type="float">
            <text:p>3688</text:p>
          </table:table-cell>
          <table:table-cell table:formula="of:=IF([.S123]&lt;&gt;&quot;&quot;;[.S123];[.Z123]-[.Z113])" office:value-type="float" office:value="662.622388199793" calcext:value-type="float">
            <text:p>663</text:p>
          </table:table-cell>
          <table:table-cell table:formula="of:=IF(AND([.T123]&lt;&gt;&quot;&quot;; [.T123]&lt;&gt;&quot;?&quot;);[.T123];[.AA123]*IF(COUNT([.V$2:.V123])=0;0;SUM([.V$2:.V123])/COUNT([.V$2:.V123])))" office:value-type="float" office:value="24.0595062004331" calcext:value-type="float">
            <text:p>24</text:p>
          </table:table-cell>
          <table:table-cell table:formula="of:=IF([.AB123]&gt;MIN([.AE123];MIN([.AF123];[.AG123]));&quot;!&quot;;&quot;&quot;)">
            <text:p/>
          </table:table-cell>
          <table:table-cell table:formula="of:=[.AD122]" office:value-type="float" office:value="272.657534246575" calcext:value-type="float">
            <text:p>273</text:p>
          </table:table-cell>
          <table:table-cell table:formula="of:=[.AE122]" office:value-type="float" office:value="240" calcext:value-type="float">
            <text:p>240</text:p>
          </table:table-cell>
          <table:table-cell table:formula="of:=[.AF122]" office:value-type="float" office:value="308" calcext:value-type="float">
            <text:p>308</text:p>
          </table:table-cell>
          <table:table-cell table:formula="of:=[.AG122]" office:value-type="float" office:value="3142" calcext:value-type="float">
            <text:p>3142</text:p>
          </table:table-cell>
          <table:table-cell table:formula="of:=[.AH122]" office:value-type="float" office:value="1047310" calcext:value-type="float">
            <text:p>1047310</text:p>
          </table:table-cell>
          <table:table-cell table:formula="of:=[.AI1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3]+1" office:value-type="date" office:date-value="2020-07-15" calcext:value-type="date">
            <text:p>2020-07-15</text:p>
          </table:table-cell>
          <table:table-cell table:number-columns-repeated="3"/>
          <table:table-cell table:formula="of:=IF([.B124]=&quot;&quot;;&quot;&quot;;SUM([.B124:.D124]))">
            <text:p/>
          </table:table-cell>
          <table:table-cell table:formula="of:=IF([.B124]=&quot;&quot;;&quot;&quot;;([.B124]+[.C124])/([.B123]+[.C123]) - 1)">
            <text:p/>
          </table:table-cell>
          <table:table-cell table:formula="of:=IF([.B124]=&quot;&quot;;&quot;&quot;;([.F124]+1)/([.F123]+1) - 1)">
            <text:p/>
          </table:table-cell>
          <table:table-cell table:formula="of:=IF([.B124]=&quot;&quot;;&quot;&quot;;ROUNDDOWN(LOG(([.B124]+[.C124])/([.$B$2]+[.$C$2]);2)))">
            <text:p/>
          </table:table-cell>
          <table:table-cell table:formula="of:=IF([.B124]=&quot;&quot;;&quot;&quot;;1 / LOG(([.B124]+[.C124])/([.B123]+[.C123]);2))">
            <text:p/>
          </table:table-cell>
          <table:table-cell table:formula="of:=IF([.B124]=&quot;&quot;;&quot;&quot;;COUNT([.$A$2:.A124]) / LOG(([.B124]+[.C124])/([.$B$2]+[.$C$2]);2))">
            <text:p/>
          </table:table-cell>
          <table:table-cell table:formula="of:=IF([.B124]=&quot;&quot;;&quot;&quot;;[.E124]-[.E123])">
            <text:p/>
          </table:table-cell>
          <table:table-cell/>
          <table:table-cell table:formula="of:=IF([.B124]=&quot;&quot;;&quot;&quot;;IF([.L124]=&quot;?&quot;;[.B124]+[.C124];[.B124]+[.C124]-[.L124]-[.N124]))">
            <text:p/>
          </table:table-cell>
          <table:table-cell table:formula="of:=IF([.B124]=&quot;&quot;;&quot;&quot;;[.N123])">
            <text:p/>
          </table:table-cell>
          <table:table-cell table:formula="of:=[.O123]" office:value-type="float" office:value="184719.6" calcext:value-type="float">
            <text:p>184720</text:p>
          </table:table-cell>
          <table:table-cell table:style-name="ce8" table:formula="of:=IF([.B124]=&quot;&quot;;&quot;&quot;;IF([.I124]=0;999999;LOG([.O124];2)*[.I124]))">
            <text:p/>
          </table:table-cell>
          <table:table-cell table:formula="of:=IF([.B124]=&quot;&quot;;&quot;&quot;;[.A124]+[.P124])">
            <text:p/>
          </table:table-cell>
          <table:table-cell table:formula="of:=IF([.B124]=&quot;&quot;;&quot;&quot;;([.B124]+[.C124])-([.B123]+[.C123]))">
            <text:p/>
          </table:table-cell>
          <table:table-cell table:formula="of:=IF([.B124]=&quot;&quot;;&quot;&quot;;SUM([.R114:.R124]))">
            <text:p/>
          </table:table-cell>
          <table:table-cell/>
          <table:table-cell table:formula="of:=IF([.B124]=&quot;&quot;;&quot;&quot;;[.U123])">
            <text:p/>
          </table:table-cell>
          <table:table-cell table:formula="of:=IF([.B124]=&quot;&quot;;&quot;&quot;;IF([.T124]=&quot;?&quot;;&quot;&quot;;IF([.S124]=0;0;[.T124]/[.S124])))">
            <text:p/>
          </table:table-cell>
          <table:table-cell table:formula="of:=IF([.B124]&lt;&gt;&quot;&quot;;IF([.I123]=0;0;[.I124]/[.I123] - 1);IF([.W123]&gt;1.05;[.W123];0.05))" office:value-type="float" office:value="0.05" calcext:value-type="float">
            <text:p>0.0500</text:p>
          </table:table-cell>
          <table:table-cell table:formula="of:=[.X123]" office:value-type="float" office:value="35" calcext:value-type="float">
            <text:p>35</text:p>
          </table:table-cell>
          <table:table-cell table:formula="of:=IF([.B124]&lt;&gt;&quot;&quot;;[.I124];MIN([.X124];[.Y123]*(1 + [.W124])))" office:value-type="float" office:value="35" calcext:value-type="float">
            <text:p>35</text:p>
          </table:table-cell>
          <table:table-cell table:style-name="ce9" table:formula="of:=IF([.B124]&lt;&gt;&quot;&quot;;[.B124]+[.C124];MAX(0; MIN([.O123]*0.2;[.Z123]*POWER(2;1/IF([.Y124]=0;2.4;[.Y124])))))" office:value-type="float" office:value="3761.87483181746" calcext:value-type="float">
            <text:p>3762</text:p>
          </table:table-cell>
          <table:table-cell table:formula="of:=IF([.S124]&lt;&gt;&quot;&quot;;[.S124];[.Z124]-[.Z114])" office:value-type="float" office:value="675.875902402307" calcext:value-type="float">
            <text:p>676</text:p>
          </table:table-cell>
          <table:table-cell table:formula="of:=IF(AND([.T124]&lt;&gt;&quot;&quot;; [.T124]&lt;&gt;&quot;?&quot;);[.T124];[.AA124]*IF(COUNT([.V$2:.V124])=0;0;SUM([.V$2:.V124])/COUNT([.V$2:.V124])))" office:value-type="float" office:value="24.5407350463211" calcext:value-type="float">
            <text:p>25</text:p>
          </table:table-cell>
          <table:table-cell table:formula="of:=IF([.AB124]&gt;MIN([.AE124];MIN([.AF124];[.AG124]));&quot;!&quot;;&quot;&quot;)">
            <text:p/>
          </table:table-cell>
          <table:table-cell table:formula="of:=[.AD123]" office:value-type="float" office:value="272.657534246575" calcext:value-type="float">
            <text:p>273</text:p>
          </table:table-cell>
          <table:table-cell table:formula="of:=[.AE123]" office:value-type="float" office:value="240" calcext:value-type="float">
            <text:p>240</text:p>
          </table:table-cell>
          <table:table-cell table:formula="of:=[.AF123]" office:value-type="float" office:value="308" calcext:value-type="float">
            <text:p>308</text:p>
          </table:table-cell>
          <table:table-cell table:formula="of:=[.AG123]" office:value-type="float" office:value="3142" calcext:value-type="float">
            <text:p>3142</text:p>
          </table:table-cell>
          <table:table-cell table:formula="of:=[.AH123]" office:value-type="float" office:value="1047310" calcext:value-type="float">
            <text:p>1047310</text:p>
          </table:table-cell>
          <table:table-cell table:formula="of:=[.AI1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4]+1" office:value-type="date" office:date-value="2020-07-16" calcext:value-type="date">
            <text:p>2020-07-16</text:p>
          </table:table-cell>
          <table:table-cell table:number-columns-repeated="3"/>
          <table:table-cell table:formula="of:=IF([.B125]=&quot;&quot;;&quot;&quot;;SUM([.B125:.D125]))">
            <text:p/>
          </table:table-cell>
          <table:table-cell table:formula="of:=IF([.B125]=&quot;&quot;;&quot;&quot;;([.B125]+[.C125])/([.B124]+[.C124]) - 1)">
            <text:p/>
          </table:table-cell>
          <table:table-cell table:formula="of:=IF([.B125]=&quot;&quot;;&quot;&quot;;([.F125]+1)/([.F124]+1) - 1)">
            <text:p/>
          </table:table-cell>
          <table:table-cell table:formula="of:=IF([.B125]=&quot;&quot;;&quot;&quot;;ROUNDDOWN(LOG(([.B125]+[.C125])/([.$B$2]+[.$C$2]);2)))">
            <text:p/>
          </table:table-cell>
          <table:table-cell table:formula="of:=IF([.B125]=&quot;&quot;;&quot;&quot;;1 / LOG(([.B125]+[.C125])/([.B124]+[.C124]);2))">
            <text:p/>
          </table:table-cell>
          <table:table-cell table:formula="of:=IF([.B125]=&quot;&quot;;&quot;&quot;;COUNT([.$A$2:.A125]) / LOG(([.B125]+[.C125])/([.$B$2]+[.$C$2]);2))">
            <text:p/>
          </table:table-cell>
          <table:table-cell table:formula="of:=IF([.B125]=&quot;&quot;;&quot;&quot;;[.E125]-[.E124])">
            <text:p/>
          </table:table-cell>
          <table:table-cell/>
          <table:table-cell table:formula="of:=IF([.B125]=&quot;&quot;;&quot;&quot;;IF([.L125]=&quot;?&quot;;[.B125]+[.C125];[.B125]+[.C125]-[.L125]-[.N125]))">
            <text:p/>
          </table:table-cell>
          <table:table-cell table:formula="of:=IF([.B125]=&quot;&quot;;&quot;&quot;;[.N124])">
            <text:p/>
          </table:table-cell>
          <table:table-cell table:formula="of:=[.O124]" office:value-type="float" office:value="184719.6" calcext:value-type="float">
            <text:p>184720</text:p>
          </table:table-cell>
          <table:table-cell table:style-name="ce8" table:formula="of:=IF([.B125]=&quot;&quot;;&quot;&quot;;IF([.I125]=0;999999;LOG([.O125];2)*[.I125]))">
            <text:p/>
          </table:table-cell>
          <table:table-cell table:formula="of:=IF([.B125]=&quot;&quot;;&quot;&quot;;[.A125]+[.P125])">
            <text:p/>
          </table:table-cell>
          <table:table-cell table:formula="of:=IF([.B125]=&quot;&quot;;&quot;&quot;;([.B125]+[.C125])-([.B124]+[.C124]))">
            <text:p/>
          </table:table-cell>
          <table:table-cell table:formula="of:=IF([.B125]=&quot;&quot;;&quot;&quot;;SUM([.R115:.R125]))">
            <text:p/>
          </table:table-cell>
          <table:table-cell/>
          <table:table-cell table:formula="of:=IF([.B125]=&quot;&quot;;&quot;&quot;;[.U124])">
            <text:p/>
          </table:table-cell>
          <table:table-cell table:formula="of:=IF([.B125]=&quot;&quot;;&quot;&quot;;IF([.T125]=&quot;?&quot;;&quot;&quot;;IF([.S125]=0;0;[.T125]/[.S125])))">
            <text:p/>
          </table:table-cell>
          <table:table-cell table:formula="of:=IF([.B125]&lt;&gt;&quot;&quot;;IF([.I124]=0;0;[.I125]/[.I124] - 1);IF([.W124]&gt;1.05;[.W124];0.05))" office:value-type="float" office:value="0.05" calcext:value-type="float">
            <text:p>0.0500</text:p>
          </table:table-cell>
          <table:table-cell table:formula="of:=[.X124]" office:value-type="float" office:value="35" calcext:value-type="float">
            <text:p>35</text:p>
          </table:table-cell>
          <table:table-cell table:formula="of:=IF([.B125]&lt;&gt;&quot;&quot;;[.I125];MIN([.X125];[.Y124]*(1 + [.W125])))" office:value-type="float" office:value="35" calcext:value-type="float">
            <text:p>35</text:p>
          </table:table-cell>
          <table:table-cell table:style-name="ce9" table:formula="of:=IF([.B125]&lt;&gt;&quot;&quot;;[.B125]+[.C125];MAX(0; MIN([.O124]*0.2;[.Z124]*POWER(2;1/IF([.Y125]=0;2.4;[.Y125])))))" office:value-type="float" office:value="3837.11838289491" calcext:value-type="float">
            <text:p>3837</text:p>
          </table:table-cell>
          <table:table-cell table:formula="of:=IF([.S125]&lt;&gt;&quot;&quot;;[.S125];[.Z125]-[.Z115])" office:value-type="float" office:value="689.394508219359" calcext:value-type="float">
            <text:p>689</text:p>
          </table:table-cell>
          <table:table-cell table:formula="of:=IF(AND([.T125]&lt;&gt;&quot;&quot;; [.T125]&lt;&gt;&quot;?&quot;);[.T125];[.AA125]*IF(COUNT([.V$2:.V125])=0;0;SUM([.V$2:.V125])/COUNT([.V$2:.V125])))" office:value-type="float" office:value="25.0315892436268" calcext:value-type="float">
            <text:p>25</text:p>
          </table:table-cell>
          <table:table-cell table:formula="of:=IF([.AB125]&gt;MIN([.AE125];MIN([.AF125];[.AG125]));&quot;!&quot;;&quot;&quot;)">
            <text:p/>
          </table:table-cell>
          <table:table-cell table:formula="of:=[.AD124]" office:value-type="float" office:value="272.657534246575" calcext:value-type="float">
            <text:p>273</text:p>
          </table:table-cell>
          <table:table-cell table:formula="of:=[.AE124]" office:value-type="float" office:value="240" calcext:value-type="float">
            <text:p>240</text:p>
          </table:table-cell>
          <table:table-cell table:formula="of:=[.AF124]" office:value-type="float" office:value="308" calcext:value-type="float">
            <text:p>308</text:p>
          </table:table-cell>
          <table:table-cell table:formula="of:=[.AG124]" office:value-type="float" office:value="3142" calcext:value-type="float">
            <text:p>3142</text:p>
          </table:table-cell>
          <table:table-cell table:formula="of:=[.AH124]" office:value-type="float" office:value="1047310" calcext:value-type="float">
            <text:p>1047310</text:p>
          </table:table-cell>
          <table:table-cell table:formula="of:=[.AI1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5]+1" office:value-type="date" office:date-value="2020-07-17" calcext:value-type="date">
            <text:p>2020-07-17</text:p>
          </table:table-cell>
          <table:table-cell table:number-columns-repeated="3"/>
          <table:table-cell table:formula="of:=IF([.B126]=&quot;&quot;;&quot;&quot;;SUM([.B126:.D126]))">
            <text:p/>
          </table:table-cell>
          <table:table-cell table:formula="of:=IF([.B126]=&quot;&quot;;&quot;&quot;;([.B126]+[.C126])/([.B125]+[.C125]) - 1)">
            <text:p/>
          </table:table-cell>
          <table:table-cell table:formula="of:=IF([.B126]=&quot;&quot;;&quot;&quot;;([.F126]+1)/([.F125]+1) - 1)">
            <text:p/>
          </table:table-cell>
          <table:table-cell table:formula="of:=IF([.B126]=&quot;&quot;;&quot;&quot;;ROUNDDOWN(LOG(([.B126]+[.C126])/([.$B$2]+[.$C$2]);2)))">
            <text:p/>
          </table:table-cell>
          <table:table-cell table:formula="of:=IF([.B126]=&quot;&quot;;&quot;&quot;;1 / LOG(([.B126]+[.C126])/([.B125]+[.C125]);2))">
            <text:p/>
          </table:table-cell>
          <table:table-cell table:formula="of:=IF([.B126]=&quot;&quot;;&quot;&quot;;COUNT([.$A$2:.A126]) / LOG(([.B126]+[.C126])/([.$B$2]+[.$C$2]);2))">
            <text:p/>
          </table:table-cell>
          <table:table-cell table:formula="of:=IF([.B126]=&quot;&quot;;&quot;&quot;;[.E126]-[.E125])">
            <text:p/>
          </table:table-cell>
          <table:table-cell/>
          <table:table-cell table:formula="of:=IF([.B126]=&quot;&quot;;&quot;&quot;;IF([.L126]=&quot;?&quot;;[.B126]+[.C126];[.B126]+[.C126]-[.L126]-[.N126]))">
            <text:p/>
          </table:table-cell>
          <table:table-cell table:formula="of:=IF([.B126]=&quot;&quot;;&quot;&quot;;[.N125])">
            <text:p/>
          </table:table-cell>
          <table:table-cell table:formula="of:=[.O125]" office:value-type="float" office:value="184719.6" calcext:value-type="float">
            <text:p>184720</text:p>
          </table:table-cell>
          <table:table-cell table:style-name="ce8" table:formula="of:=IF([.B126]=&quot;&quot;;&quot;&quot;;IF([.I126]=0;999999;LOG([.O126];2)*[.I126]))">
            <text:p/>
          </table:table-cell>
          <table:table-cell table:formula="of:=IF([.B126]=&quot;&quot;;&quot;&quot;;[.A126]+[.P126])">
            <text:p/>
          </table:table-cell>
          <table:table-cell table:formula="of:=IF([.B126]=&quot;&quot;;&quot;&quot;;([.B126]+[.C126])-([.B125]+[.C125]))">
            <text:p/>
          </table:table-cell>
          <table:table-cell table:formula="of:=IF([.B126]=&quot;&quot;;&quot;&quot;;SUM([.R116:.R126]))">
            <text:p/>
          </table:table-cell>
          <table:table-cell/>
          <table:table-cell table:formula="of:=IF([.B126]=&quot;&quot;;&quot;&quot;;[.U125])">
            <text:p/>
          </table:table-cell>
          <table:table-cell table:formula="of:=IF([.B126]=&quot;&quot;;&quot;&quot;;IF([.T126]=&quot;?&quot;;&quot;&quot;;IF([.S126]=0;0;[.T126]/[.S126])))">
            <text:p/>
          </table:table-cell>
          <table:table-cell table:formula="of:=IF([.B126]&lt;&gt;&quot;&quot;;IF([.I125]=0;0;[.I126]/[.I125] - 1);IF([.W125]&gt;1.05;[.W125];0.05))" office:value-type="float" office:value="0.05" calcext:value-type="float">
            <text:p>0.0500</text:p>
          </table:table-cell>
          <table:table-cell table:formula="of:=[.X125]" office:value-type="float" office:value="35" calcext:value-type="float">
            <text:p>35</text:p>
          </table:table-cell>
          <table:table-cell table:formula="of:=IF([.B126]&lt;&gt;&quot;&quot;;[.I126];MIN([.X126];[.Y125]*(1 + [.W126])))" office:value-type="float" office:value="35" calcext:value-type="float">
            <text:p>35</text:p>
          </table:table-cell>
          <table:table-cell table:style-name="ce9" table:formula="of:=IF([.B126]&lt;&gt;&quot;&quot;;[.B126]+[.C126];MAX(0; MIN([.O125]*0.2;[.Z125]*POWER(2;1/IF([.Y126]=0;2.4;[.Y126])))))" office:value-type="float" office:value="3913.86692609248" calcext:value-type="float">
            <text:p>3914</text:p>
          </table:table-cell>
          <table:table-cell table:formula="of:=IF([.S126]&lt;&gt;&quot;&quot;;[.S126];[.Z126]-[.Z116])" office:value-type="float" office:value="703.183507909882" calcext:value-type="float">
            <text:p>703</text:p>
          </table:table-cell>
          <table:table-cell table:formula="of:=IF(AND([.T126]&lt;&gt;&quot;&quot;; [.T126]&lt;&gt;&quot;?&quot;);[.T126];[.AA126]*IF(COUNT([.V$2:.V126])=0;0;SUM([.V$2:.V126])/COUNT([.V$2:.V126])))" office:value-type="float" office:value="25.5322613148697" calcext:value-type="float">
            <text:p>26</text:p>
          </table:table-cell>
          <table:table-cell table:formula="of:=IF([.AB126]&gt;MIN([.AE126];MIN([.AF126];[.AG126]));&quot;!&quot;;&quot;&quot;)">
            <text:p/>
          </table:table-cell>
          <table:table-cell table:formula="of:=[.AD125]" office:value-type="float" office:value="272.657534246575" calcext:value-type="float">
            <text:p>273</text:p>
          </table:table-cell>
          <table:table-cell table:formula="of:=[.AE125]" office:value-type="float" office:value="240" calcext:value-type="float">
            <text:p>240</text:p>
          </table:table-cell>
          <table:table-cell table:formula="of:=[.AF125]" office:value-type="float" office:value="308" calcext:value-type="float">
            <text:p>308</text:p>
          </table:table-cell>
          <table:table-cell table:formula="of:=[.AG125]" office:value-type="float" office:value="3142" calcext:value-type="float">
            <text:p>3142</text:p>
          </table:table-cell>
          <table:table-cell table:formula="of:=[.AH125]" office:value-type="float" office:value="1047310" calcext:value-type="float">
            <text:p>1047310</text:p>
          </table:table-cell>
          <table:table-cell table:formula="of:=[.AI1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6]+1" office:value-type="date" office:date-value="2020-07-18" calcext:value-type="date">
            <text:p>2020-07-18</text:p>
          </table:table-cell>
          <table:table-cell table:number-columns-repeated="3"/>
          <table:table-cell table:formula="of:=IF([.B127]=&quot;&quot;;&quot;&quot;;SUM([.B127:.D127]))">
            <text:p/>
          </table:table-cell>
          <table:table-cell table:formula="of:=IF([.B127]=&quot;&quot;;&quot;&quot;;([.B127]+[.C127])/([.B126]+[.C126]) - 1)">
            <text:p/>
          </table:table-cell>
          <table:table-cell table:formula="of:=IF([.B127]=&quot;&quot;;&quot;&quot;;([.F127]+1)/([.F126]+1) - 1)">
            <text:p/>
          </table:table-cell>
          <table:table-cell table:formula="of:=IF([.B127]=&quot;&quot;;&quot;&quot;;ROUNDDOWN(LOG(([.B127]+[.C127])/([.$B$2]+[.$C$2]);2)))">
            <text:p/>
          </table:table-cell>
          <table:table-cell table:formula="of:=IF([.B127]=&quot;&quot;;&quot;&quot;;1 / LOG(([.B127]+[.C127])/([.B126]+[.C126]);2))">
            <text:p/>
          </table:table-cell>
          <table:table-cell table:formula="of:=IF([.B127]=&quot;&quot;;&quot;&quot;;COUNT([.$A$2:.A127]) / LOG(([.B127]+[.C127])/([.$B$2]+[.$C$2]);2))">
            <text:p/>
          </table:table-cell>
          <table:table-cell table:formula="of:=IF([.B127]=&quot;&quot;;&quot;&quot;;[.E127]-[.E126])">
            <text:p/>
          </table:table-cell>
          <table:table-cell/>
          <table:table-cell table:formula="of:=IF([.B127]=&quot;&quot;;&quot;&quot;;IF([.L127]=&quot;?&quot;;[.B127]+[.C127];[.B127]+[.C127]-[.L127]-[.N127]))">
            <text:p/>
          </table:table-cell>
          <table:table-cell table:formula="of:=IF([.B127]=&quot;&quot;;&quot;&quot;;[.N126])">
            <text:p/>
          </table:table-cell>
          <table:table-cell table:formula="of:=[.O126]" office:value-type="float" office:value="184719.6" calcext:value-type="float">
            <text:p>184720</text:p>
          </table:table-cell>
          <table:table-cell table:style-name="ce8" table:formula="of:=IF([.B127]=&quot;&quot;;&quot;&quot;;IF([.I127]=0;999999;LOG([.O127];2)*[.I127]))">
            <text:p/>
          </table:table-cell>
          <table:table-cell table:formula="of:=IF([.B127]=&quot;&quot;;&quot;&quot;;[.A127]+[.P127])">
            <text:p/>
          </table:table-cell>
          <table:table-cell table:formula="of:=IF([.B127]=&quot;&quot;;&quot;&quot;;([.B127]+[.C127])-([.B126]+[.C126]))">
            <text:p/>
          </table:table-cell>
          <table:table-cell table:formula="of:=IF([.B127]=&quot;&quot;;&quot;&quot;;SUM([.R117:.R127]))">
            <text:p/>
          </table:table-cell>
          <table:table-cell/>
          <table:table-cell table:formula="of:=IF([.B127]=&quot;&quot;;&quot;&quot;;[.U126])">
            <text:p/>
          </table:table-cell>
          <table:table-cell table:formula="of:=IF([.B127]=&quot;&quot;;&quot;&quot;;IF([.T127]=&quot;?&quot;;&quot;&quot;;IF([.S127]=0;0;[.T127]/[.S127])))">
            <text:p/>
          </table:table-cell>
          <table:table-cell table:formula="of:=IF([.B127]&lt;&gt;&quot;&quot;;IF([.I126]=0;0;[.I127]/[.I126] - 1);IF([.W126]&gt;1.05;[.W126];0.05))" office:value-type="float" office:value="0.05" calcext:value-type="float">
            <text:p>0.0500</text:p>
          </table:table-cell>
          <table:table-cell table:formula="of:=[.X126]" office:value-type="float" office:value="35" calcext:value-type="float">
            <text:p>35</text:p>
          </table:table-cell>
          <table:table-cell table:formula="of:=IF([.B127]&lt;&gt;&quot;&quot;;[.I127];MIN([.X127];[.Y126]*(1 + [.W127])))" office:value-type="float" office:value="35" calcext:value-type="float">
            <text:p>35</text:p>
          </table:table-cell>
          <table:table-cell table:style-name="ce9" table:formula="of:=IF([.B127]&lt;&gt;&quot;&quot;;[.B127]+[.C127];MAX(0; MIN([.O126]*0.2;[.Z126]*POWER(2;1/IF([.Y127]=0;2.4;[.Y127])))))" office:value-type="float" office:value="3992.15056367473" calcext:value-type="float">
            <text:p>3992</text:p>
          </table:table-cell>
          <table:table-cell table:formula="of:=IF([.S127]&lt;&gt;&quot;&quot;;[.S127];[.Z127]-[.Z117])" office:value-type="float" office:value="717.248309786524" calcext:value-type="float">
            <text:p>717</text:p>
          </table:table-cell>
          <table:table-cell table:formula="of:=IF(AND([.T127]&lt;&gt;&quot;&quot;; [.T127]&lt;&gt;&quot;?&quot;);[.T127];[.AA127]*IF(COUNT([.V$2:.V127])=0;0;SUM([.V$2:.V127])/COUNT([.V$2:.V127])))" office:value-type="float" office:value="26.0429476333297" calcext:value-type="float">
            <text:p>26</text:p>
          </table:table-cell>
          <table:table-cell table:formula="of:=IF([.AB127]&gt;MIN([.AE127];MIN([.AF127];[.AG127]));&quot;!&quot;;&quot;&quot;)">
            <text:p/>
          </table:table-cell>
          <table:table-cell table:formula="of:=[.AD126]" office:value-type="float" office:value="272.657534246575" calcext:value-type="float">
            <text:p>273</text:p>
          </table:table-cell>
          <table:table-cell table:formula="of:=[.AE126]" office:value-type="float" office:value="240" calcext:value-type="float">
            <text:p>240</text:p>
          </table:table-cell>
          <table:table-cell table:formula="of:=[.AF126]" office:value-type="float" office:value="308" calcext:value-type="float">
            <text:p>308</text:p>
          </table:table-cell>
          <table:table-cell table:formula="of:=[.AG126]" office:value-type="float" office:value="3142" calcext:value-type="float">
            <text:p>3142</text:p>
          </table:table-cell>
          <table:table-cell table:formula="of:=[.AH126]" office:value-type="float" office:value="1047310" calcext:value-type="float">
            <text:p>1047310</text:p>
          </table:table-cell>
          <table:table-cell table:formula="of:=[.AI1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7]+1" office:value-type="date" office:date-value="2020-07-19" calcext:value-type="date">
            <text:p>2020-07-19</text:p>
          </table:table-cell>
          <table:table-cell table:number-columns-repeated="3"/>
          <table:table-cell table:formula="of:=IF([.B128]=&quot;&quot;;&quot;&quot;;SUM([.B128:.D128]))">
            <text:p/>
          </table:table-cell>
          <table:table-cell table:formula="of:=IF([.B128]=&quot;&quot;;&quot;&quot;;([.B128]+[.C128])/([.B127]+[.C127]) - 1)">
            <text:p/>
          </table:table-cell>
          <table:table-cell table:formula="of:=IF([.B128]=&quot;&quot;;&quot;&quot;;([.F128]+1)/([.F127]+1) - 1)">
            <text:p/>
          </table:table-cell>
          <table:table-cell table:formula="of:=IF([.B128]=&quot;&quot;;&quot;&quot;;ROUNDDOWN(LOG(([.B128]+[.C128])/([.$B$2]+[.$C$2]);2)))">
            <text:p/>
          </table:table-cell>
          <table:table-cell table:formula="of:=IF([.B128]=&quot;&quot;;&quot;&quot;;1 / LOG(([.B128]+[.C128])/([.B127]+[.C127]);2))">
            <text:p/>
          </table:table-cell>
          <table:table-cell table:formula="of:=IF([.B128]=&quot;&quot;;&quot;&quot;;COUNT([.$A$2:.A128]) / LOG(([.B128]+[.C128])/([.$B$2]+[.$C$2]);2))">
            <text:p/>
          </table:table-cell>
          <table:table-cell table:formula="of:=IF([.B128]=&quot;&quot;;&quot;&quot;;[.E128]-[.E127])">
            <text:p/>
          </table:table-cell>
          <table:table-cell/>
          <table:table-cell table:formula="of:=IF([.B128]=&quot;&quot;;&quot;&quot;;IF([.L128]=&quot;?&quot;;[.B128]+[.C128];[.B128]+[.C128]-[.L128]-[.N128]))">
            <text:p/>
          </table:table-cell>
          <table:table-cell table:formula="of:=IF([.B128]=&quot;&quot;;&quot;&quot;;[.N127])">
            <text:p/>
          </table:table-cell>
          <table:table-cell table:formula="of:=[.O127]" office:value-type="float" office:value="184719.6" calcext:value-type="float">
            <text:p>184720</text:p>
          </table:table-cell>
          <table:table-cell table:style-name="ce8" table:formula="of:=IF([.B128]=&quot;&quot;;&quot;&quot;;IF([.I128]=0;999999;LOG([.O128];2)*[.I128]))">
            <text:p/>
          </table:table-cell>
          <table:table-cell table:formula="of:=IF([.B128]=&quot;&quot;;&quot;&quot;;[.A128]+[.P128])">
            <text:p/>
          </table:table-cell>
          <table:table-cell table:formula="of:=IF([.B128]=&quot;&quot;;&quot;&quot;;([.B128]+[.C128])-([.B127]+[.C127]))">
            <text:p/>
          </table:table-cell>
          <table:table-cell table:formula="of:=IF([.B128]=&quot;&quot;;&quot;&quot;;SUM([.R118:.R128]))">
            <text:p/>
          </table:table-cell>
          <table:table-cell/>
          <table:table-cell table:formula="of:=IF([.B128]=&quot;&quot;;&quot;&quot;;[.U127])">
            <text:p/>
          </table:table-cell>
          <table:table-cell table:formula="of:=IF([.B128]=&quot;&quot;;&quot;&quot;;IF([.T128]=&quot;?&quot;;&quot;&quot;;IF([.S128]=0;0;[.T128]/[.S128])))">
            <text:p/>
          </table:table-cell>
          <table:table-cell table:formula="of:=IF([.B128]&lt;&gt;&quot;&quot;;IF([.I127]=0;0;[.I128]/[.I127] - 1);IF([.W127]&gt;1.05;[.W127];0.05))" office:value-type="float" office:value="0.05" calcext:value-type="float">
            <text:p>0.0500</text:p>
          </table:table-cell>
          <table:table-cell table:formula="of:=[.X127]" office:value-type="float" office:value="35" calcext:value-type="float">
            <text:p>35</text:p>
          </table:table-cell>
          <table:table-cell table:formula="of:=IF([.B128]&lt;&gt;&quot;&quot;;[.I128];MIN([.X128];[.Y127]*(1 + [.W128])))" office:value-type="float" office:value="35" calcext:value-type="float">
            <text:p>35</text:p>
          </table:table-cell>
          <table:table-cell table:style-name="ce9" table:formula="of:=IF([.B128]&lt;&gt;&quot;&quot;;[.B128]+[.C128];MAX(0; MIN([.O127]*0.2;[.Z127]*POWER(2;1/IF([.Y128]=0;2.4;[.Y128])))))" office:value-type="float" office:value="4071.99999999997" calcext:value-type="float">
            <text:p>4072</text:p>
          </table:table-cell>
          <table:table-cell table:formula="of:=IF([.S128]&lt;&gt;&quot;&quot;;[.S128];[.Z128]-[.Z118])" office:value-type="float" office:value="731.594430336889" calcext:value-type="float">
            <text:p>732</text:p>
          </table:table-cell>
          <table:table-cell table:formula="of:=IF(AND([.T128]&lt;&gt;&quot;&quot;; [.T128]&lt;&gt;&quot;?&quot;);[.T128];[.AA128]*IF(COUNT([.V$2:.V128])=0;0;SUM([.V$2:.V128])/COUNT([.V$2:.V128])))" office:value-type="float" office:value="26.5638485000682" calcext:value-type="float">
            <text:p>27</text:p>
          </table:table-cell>
          <table:table-cell table:formula="of:=IF([.AB128]&gt;MIN([.AE128];MIN([.AF128];[.AG128]));&quot;!&quot;;&quot;&quot;)">
            <text:p/>
          </table:table-cell>
          <table:table-cell table:formula="of:=[.AD127]" office:value-type="float" office:value="272.657534246575" calcext:value-type="float">
            <text:p>273</text:p>
          </table:table-cell>
          <table:table-cell table:formula="of:=[.AE127]" office:value-type="float" office:value="240" calcext:value-type="float">
            <text:p>240</text:p>
          </table:table-cell>
          <table:table-cell table:formula="of:=[.AF127]" office:value-type="float" office:value="308" calcext:value-type="float">
            <text:p>308</text:p>
          </table:table-cell>
          <table:table-cell table:formula="of:=[.AG127]" office:value-type="float" office:value="3142" calcext:value-type="float">
            <text:p>3142</text:p>
          </table:table-cell>
          <table:table-cell table:formula="of:=[.AH127]" office:value-type="float" office:value="1047310" calcext:value-type="float">
            <text:p>1047310</text:p>
          </table:table-cell>
          <table:table-cell table:formula="of:=[.AI1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8]+1" office:value-type="date" office:date-value="2020-07-20" calcext:value-type="date">
            <text:p>2020-07-20</text:p>
          </table:table-cell>
          <table:table-cell table:number-columns-repeated="3"/>
          <table:table-cell table:formula="of:=IF([.B129]=&quot;&quot;;&quot;&quot;;SUM([.B129:.D129]))">
            <text:p/>
          </table:table-cell>
          <table:table-cell table:formula="of:=IF([.B129]=&quot;&quot;;&quot;&quot;;([.B129]+[.C129])/([.B128]+[.C128]) - 1)">
            <text:p/>
          </table:table-cell>
          <table:table-cell table:formula="of:=IF([.B129]=&quot;&quot;;&quot;&quot;;([.F129]+1)/([.F128]+1) - 1)">
            <text:p/>
          </table:table-cell>
          <table:table-cell table:formula="of:=IF([.B129]=&quot;&quot;;&quot;&quot;;ROUNDDOWN(LOG(([.B129]+[.C129])/([.$B$2]+[.$C$2]);2)))">
            <text:p/>
          </table:table-cell>
          <table:table-cell table:formula="of:=IF([.B129]=&quot;&quot;;&quot;&quot;;1 / LOG(([.B129]+[.C129])/([.B128]+[.C128]);2))">
            <text:p/>
          </table:table-cell>
          <table:table-cell table:formula="of:=IF([.B129]=&quot;&quot;;&quot;&quot;;COUNT([.$A$2:.A129]) / LOG(([.B129]+[.C129])/([.$B$2]+[.$C$2]);2))">
            <text:p/>
          </table:table-cell>
          <table:table-cell table:formula="of:=IF([.B129]=&quot;&quot;;&quot;&quot;;[.E129]-[.E128])">
            <text:p/>
          </table:table-cell>
          <table:table-cell/>
          <table:table-cell table:formula="of:=IF([.B129]=&quot;&quot;;&quot;&quot;;IF([.L129]=&quot;?&quot;;[.B129]+[.C129];[.B129]+[.C129]-[.L129]-[.N129]))">
            <text:p/>
          </table:table-cell>
          <table:table-cell table:formula="of:=IF([.B129]=&quot;&quot;;&quot;&quot;;[.N128])">
            <text:p/>
          </table:table-cell>
          <table:table-cell table:formula="of:=[.O128]" office:value-type="float" office:value="184719.6" calcext:value-type="float">
            <text:p>184720</text:p>
          </table:table-cell>
          <table:table-cell table:style-name="ce8" table:formula="of:=IF([.B129]=&quot;&quot;;&quot;&quot;;IF([.I129]=0;999999;LOG([.O129];2)*[.I129]))">
            <text:p/>
          </table:table-cell>
          <table:table-cell table:formula="of:=IF([.B129]=&quot;&quot;;&quot;&quot;;[.A129]+[.P129])">
            <text:p/>
          </table:table-cell>
          <table:table-cell table:formula="of:=IF([.B129]=&quot;&quot;;&quot;&quot;;([.B129]+[.C129])-([.B128]+[.C128]))">
            <text:p/>
          </table:table-cell>
          <table:table-cell table:formula="of:=IF([.B129]=&quot;&quot;;&quot;&quot;;SUM([.R119:.R129]))">
            <text:p/>
          </table:table-cell>
          <table:table-cell/>
          <table:table-cell table:formula="of:=IF([.B129]=&quot;&quot;;&quot;&quot;;[.U128])">
            <text:p/>
          </table:table-cell>
          <table:table-cell table:formula="of:=IF([.B129]=&quot;&quot;;&quot;&quot;;IF([.T129]=&quot;?&quot;;&quot;&quot;;IF([.S129]=0;0;[.T129]/[.S129])))">
            <text:p/>
          </table:table-cell>
          <table:table-cell table:formula="of:=IF([.B129]&lt;&gt;&quot;&quot;;IF([.I128]=0;0;[.I129]/[.I128] - 1);IF([.W128]&gt;1.05;[.W128];0.05))" office:value-type="float" office:value="0.05" calcext:value-type="float">
            <text:p>0.0500</text:p>
          </table:table-cell>
          <table:table-cell table:formula="of:=[.X128]" office:value-type="float" office:value="35" calcext:value-type="float">
            <text:p>35</text:p>
          </table:table-cell>
          <table:table-cell table:formula="of:=IF([.B129]&lt;&gt;&quot;&quot;;[.I129];MIN([.X129];[.Y128]*(1 + [.W129])))" office:value-type="float" office:value="35" calcext:value-type="float">
            <text:p>35</text:p>
          </table:table-cell>
          <table:table-cell table:style-name="ce9" table:formula="of:=IF([.B129]&lt;&gt;&quot;&quot;;[.B129]+[.C129];MAX(0; MIN([.O128]*0.2;[.Z128]*POWER(2;1/IF([.Y129]=0;2.4;[.Y129])))))" office:value-type="float" office:value="4153.44655356309" calcext:value-type="float">
            <text:p>4153</text:p>
          </table:table-cell>
          <table:table-cell table:formula="of:=IF([.S129]&lt;&gt;&quot;&quot;;[.S129];[.Z129]-[.Z119])" office:value-type="float" office:value="746.227496387212" calcext:value-type="float">
            <text:p>746</text:p>
          </table:table-cell>
          <table:table-cell table:formula="of:=IF(AND([.T129]&lt;&gt;&quot;&quot;; [.T129]&lt;&gt;&quot;?&quot;);[.T129];[.AA129]*IF(COUNT([.V$2:.V129])=0;0;SUM([.V$2:.V129])/COUNT([.V$2:.V129])))" office:value-type="float" office:value="27.0951682224905" calcext:value-type="float">
            <text:p>27</text:p>
          </table:table-cell>
          <table:table-cell table:formula="of:=IF([.AB129]&gt;MIN([.AE129];MIN([.AF129];[.AG129]));&quot;!&quot;;&quot;&quot;)">
            <text:p/>
          </table:table-cell>
          <table:table-cell table:formula="of:=[.AD128]" office:value-type="float" office:value="272.657534246575" calcext:value-type="float">
            <text:p>273</text:p>
          </table:table-cell>
          <table:table-cell table:formula="of:=[.AE128]" office:value-type="float" office:value="240" calcext:value-type="float">
            <text:p>240</text:p>
          </table:table-cell>
          <table:table-cell table:formula="of:=[.AF128]" office:value-type="float" office:value="308" calcext:value-type="float">
            <text:p>308</text:p>
          </table:table-cell>
          <table:table-cell table:formula="of:=[.AG128]" office:value-type="float" office:value="3142" calcext:value-type="float">
            <text:p>3142</text:p>
          </table:table-cell>
          <table:table-cell table:formula="of:=[.AH128]" office:value-type="float" office:value="1047310" calcext:value-type="float">
            <text:p>1047310</text:p>
          </table:table-cell>
          <table:table-cell table:formula="of:=[.AI1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29]+1" office:value-type="date" office:date-value="2020-07-21" calcext:value-type="date">
            <text:p>2020-07-21</text:p>
          </table:table-cell>
          <table:table-cell table:number-columns-repeated="3"/>
          <table:table-cell table:formula="of:=IF([.B130]=&quot;&quot;;&quot;&quot;;SUM([.B130:.D130]))">
            <text:p/>
          </table:table-cell>
          <table:table-cell table:formula="of:=IF([.B130]=&quot;&quot;;&quot;&quot;;([.B130]+[.C130])/([.B129]+[.C129]) - 1)">
            <text:p/>
          </table:table-cell>
          <table:table-cell table:formula="of:=IF([.B130]=&quot;&quot;;&quot;&quot;;([.F130]+1)/([.F129]+1) - 1)">
            <text:p/>
          </table:table-cell>
          <table:table-cell table:formula="of:=IF([.B130]=&quot;&quot;;&quot;&quot;;ROUNDDOWN(LOG(([.B130]+[.C130])/([.$B$2]+[.$C$2]);2)))">
            <text:p/>
          </table:table-cell>
          <table:table-cell table:formula="of:=IF([.B130]=&quot;&quot;;&quot;&quot;;1 / LOG(([.B130]+[.C130])/([.B129]+[.C129]);2))">
            <text:p/>
          </table:table-cell>
          <table:table-cell table:formula="of:=IF([.B130]=&quot;&quot;;&quot;&quot;;COUNT([.$A$2:.A130]) / LOG(([.B130]+[.C130])/([.$B$2]+[.$C$2]);2))">
            <text:p/>
          </table:table-cell>
          <table:table-cell table:formula="of:=IF([.B130]=&quot;&quot;;&quot;&quot;;[.E130]-[.E129])">
            <text:p/>
          </table:table-cell>
          <table:table-cell/>
          <table:table-cell table:formula="of:=IF([.B130]=&quot;&quot;;&quot;&quot;;IF([.L130]=&quot;?&quot;;[.B130]+[.C130];[.B130]+[.C130]-[.L130]-[.N130]))">
            <text:p/>
          </table:table-cell>
          <table:table-cell table:formula="of:=IF([.B130]=&quot;&quot;;&quot;&quot;;[.N129])">
            <text:p/>
          </table:table-cell>
          <table:table-cell table:formula="of:=[.O129]" office:value-type="float" office:value="184719.6" calcext:value-type="float">
            <text:p>184720</text:p>
          </table:table-cell>
          <table:table-cell table:style-name="ce8" table:formula="of:=IF([.B130]=&quot;&quot;;&quot;&quot;;IF([.I130]=0;999999;LOG([.O130];2)*[.I130]))">
            <text:p/>
          </table:table-cell>
          <table:table-cell table:formula="of:=IF([.B130]=&quot;&quot;;&quot;&quot;;[.A130]+[.P130])">
            <text:p/>
          </table:table-cell>
          <table:table-cell table:formula="of:=IF([.B130]=&quot;&quot;;&quot;&quot;;([.B130]+[.C130])-([.B129]+[.C129]))">
            <text:p/>
          </table:table-cell>
          <table:table-cell table:formula="of:=IF([.B130]=&quot;&quot;;&quot;&quot;;SUM([.R120:.R130]))">
            <text:p/>
          </table:table-cell>
          <table:table-cell/>
          <table:table-cell table:formula="of:=IF([.B130]=&quot;&quot;;&quot;&quot;;[.U129])">
            <text:p/>
          </table:table-cell>
          <table:table-cell table:formula="of:=IF([.B130]=&quot;&quot;;&quot;&quot;;IF([.T130]=&quot;?&quot;;&quot;&quot;;IF([.S130]=0;0;[.T130]/[.S130])))">
            <text:p/>
          </table:table-cell>
          <table:table-cell table:formula="of:=IF([.B130]&lt;&gt;&quot;&quot;;IF([.I129]=0;0;[.I130]/[.I129] - 1);IF([.W129]&gt;1.05;[.W129];0.05))" office:value-type="float" office:value="0.05" calcext:value-type="float">
            <text:p>0.0500</text:p>
          </table:table-cell>
          <table:table-cell table:formula="of:=[.X129]" office:value-type="float" office:value="35" calcext:value-type="float">
            <text:p>35</text:p>
          </table:table-cell>
          <table:table-cell table:formula="of:=IF([.B130]&lt;&gt;&quot;&quot;;[.I130];MIN([.X130];[.Y129]*(1 + [.W130])))" office:value-type="float" office:value="35" calcext:value-type="float">
            <text:p>35</text:p>
          </table:table-cell>
          <table:table-cell table:style-name="ce9" table:formula="of:=IF([.B130]&lt;&gt;&quot;&quot;;[.B130]+[.C130];MAX(0; MIN([.O129]*0.2;[.Z129]*POWER(2;1/IF([.Y130]=0;2.4;[.Y130])))))" office:value-type="float" office:value="4236.52216927929" calcext:value-type="float">
            <text:p>4237</text:p>
          </table:table-cell>
          <table:table-cell table:formula="of:=IF([.S130]&lt;&gt;&quot;&quot;;[.S130];[.Z130]-[.Z120])" office:value-type="float" office:value="761.153247309308" calcext:value-type="float">
            <text:p>761</text:p>
          </table:table-cell>
          <table:table-cell table:formula="of:=IF(AND([.T130]&lt;&gt;&quot;&quot;; [.T130]&lt;&gt;&quot;?&quot;);[.T130];[.AA130]*IF(COUNT([.V$2:.V130])=0;0;SUM([.V$2:.V130])/COUNT([.V$2:.V130])))" office:value-type="float" office:value="27.6371151944785" calcext:value-type="float">
            <text:p>28</text:p>
          </table:table-cell>
          <table:table-cell table:formula="of:=IF([.AB130]&gt;MIN([.AE130];MIN([.AF130];[.AG130]));&quot;!&quot;;&quot;&quot;)">
            <text:p/>
          </table:table-cell>
          <table:table-cell table:formula="of:=[.AD129]" office:value-type="float" office:value="272.657534246575" calcext:value-type="float">
            <text:p>273</text:p>
          </table:table-cell>
          <table:table-cell table:formula="of:=[.AE129]" office:value-type="float" office:value="240" calcext:value-type="float">
            <text:p>240</text:p>
          </table:table-cell>
          <table:table-cell table:formula="of:=[.AF129]" office:value-type="float" office:value="308" calcext:value-type="float">
            <text:p>308</text:p>
          </table:table-cell>
          <table:table-cell table:formula="of:=[.AG129]" office:value-type="float" office:value="3142" calcext:value-type="float">
            <text:p>3142</text:p>
          </table:table-cell>
          <table:table-cell table:formula="of:=[.AH129]" office:value-type="float" office:value="1047310" calcext:value-type="float">
            <text:p>1047310</text:p>
          </table:table-cell>
          <table:table-cell table:formula="of:=[.AI1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0]+1" office:value-type="date" office:date-value="2020-07-22" calcext:value-type="date">
            <text:p>2020-07-22</text:p>
          </table:table-cell>
          <table:table-cell table:number-columns-repeated="3"/>
          <table:table-cell table:formula="of:=IF([.B131]=&quot;&quot;;&quot;&quot;;SUM([.B131:.D131]))">
            <text:p/>
          </table:table-cell>
          <table:table-cell table:formula="of:=IF([.B131]=&quot;&quot;;&quot;&quot;;([.B131]+[.C131])/([.B130]+[.C130]) - 1)">
            <text:p/>
          </table:table-cell>
          <table:table-cell table:formula="of:=IF([.B131]=&quot;&quot;;&quot;&quot;;([.F131]+1)/([.F130]+1) - 1)">
            <text:p/>
          </table:table-cell>
          <table:table-cell table:formula="of:=IF([.B131]=&quot;&quot;;&quot;&quot;;ROUNDDOWN(LOG(([.B131]+[.C131])/([.$B$2]+[.$C$2]);2)))">
            <text:p/>
          </table:table-cell>
          <table:table-cell table:formula="of:=IF([.B131]=&quot;&quot;;&quot;&quot;;1 / LOG(([.B131]+[.C131])/([.B130]+[.C130]);2))">
            <text:p/>
          </table:table-cell>
          <table:table-cell table:formula="of:=IF([.B131]=&quot;&quot;;&quot;&quot;;COUNT([.$A$2:.A131]) / LOG(([.B131]+[.C131])/([.$B$2]+[.$C$2]);2))">
            <text:p/>
          </table:table-cell>
          <table:table-cell table:formula="of:=IF([.B131]=&quot;&quot;;&quot;&quot;;[.E131]-[.E130])">
            <text:p/>
          </table:table-cell>
          <table:table-cell/>
          <table:table-cell table:formula="of:=IF([.B131]=&quot;&quot;;&quot;&quot;;IF([.L131]=&quot;?&quot;;[.B131]+[.C131];[.B131]+[.C131]-[.L131]-[.N131]))">
            <text:p/>
          </table:table-cell>
          <table:table-cell table:formula="of:=IF([.B131]=&quot;&quot;;&quot;&quot;;[.N130])">
            <text:p/>
          </table:table-cell>
          <table:table-cell table:formula="of:=[.O130]" office:value-type="float" office:value="184719.6" calcext:value-type="float">
            <text:p>184720</text:p>
          </table:table-cell>
          <table:table-cell table:style-name="ce8" table:formula="of:=IF([.B131]=&quot;&quot;;&quot;&quot;;IF([.I131]=0;999999;LOG([.O131];2)*[.I131]))">
            <text:p/>
          </table:table-cell>
          <table:table-cell table:formula="of:=IF([.B131]=&quot;&quot;;&quot;&quot;;[.A131]+[.P131])">
            <text:p/>
          </table:table-cell>
          <table:table-cell table:formula="of:=IF([.B131]=&quot;&quot;;&quot;&quot;;([.B131]+[.C131])-([.B130]+[.C130]))">
            <text:p/>
          </table:table-cell>
          <table:table-cell table:formula="of:=IF([.B131]=&quot;&quot;;&quot;&quot;;SUM([.R121:.R131]))">
            <text:p/>
          </table:table-cell>
          <table:table-cell/>
          <table:table-cell table:formula="of:=IF([.B131]=&quot;&quot;;&quot;&quot;;[.U130])">
            <text:p/>
          </table:table-cell>
          <table:table-cell table:formula="of:=IF([.B131]=&quot;&quot;;&quot;&quot;;IF([.T131]=&quot;?&quot;;&quot;&quot;;IF([.S131]=0;0;[.T131]/[.S131])))">
            <text:p/>
          </table:table-cell>
          <table:table-cell table:formula="of:=IF([.B131]&lt;&gt;&quot;&quot;;IF([.I130]=0;0;[.I131]/[.I130] - 1);IF([.W130]&gt;1.05;[.W130];0.05))" office:value-type="float" office:value="0.05" calcext:value-type="float">
            <text:p>0.0500</text:p>
          </table:table-cell>
          <table:table-cell table:formula="of:=[.X130]" office:value-type="float" office:value="35" calcext:value-type="float">
            <text:p>35</text:p>
          </table:table-cell>
          <table:table-cell table:formula="of:=IF([.B131]&lt;&gt;&quot;&quot;;[.I131];MIN([.X131];[.Y130]*(1 + [.W131])))" office:value-type="float" office:value="35" calcext:value-type="float">
            <text:p>35</text:p>
          </table:table-cell>
          <table:table-cell table:style-name="ce9" table:formula="of:=IF([.B131]&lt;&gt;&quot;&quot;;[.B131]+[.C131];MAX(0; MIN([.O130]*0.2;[.Z130]*POWER(2;1/IF([.Y131]=0;2.4;[.Y131])))))" office:value-type="float" office:value="4321.25943101346" calcext:value-type="float">
            <text:p>4321</text:p>
          </table:table-cell>
          <table:table-cell table:formula="of:=IF([.S131]&lt;&gt;&quot;&quot;;[.S131];[.Z131]-[.Z121])" office:value-type="float" office:value="776.377537271667" calcext:value-type="float">
            <text:p>776</text:p>
          </table:table-cell>
          <table:table-cell table:formula="of:=IF(AND([.T131]&lt;&gt;&quot;&quot;; [.T131]&lt;&gt;&quot;?&quot;);[.T131];[.AA131]*IF(COUNT([.V$2:.V131])=0;0;SUM([.V$2:.V131])/COUNT([.V$2:.V131])))" office:value-type="float" office:value="28.1899019781271" calcext:value-type="float">
            <text:p>28</text:p>
          </table:table-cell>
          <table:table-cell table:formula="of:=IF([.AB131]&gt;MIN([.AE131];MIN([.AF131];[.AG131]));&quot;!&quot;;&quot;&quot;)">
            <text:p/>
          </table:table-cell>
          <table:table-cell table:formula="of:=[.AD130]" office:value-type="float" office:value="272.657534246575" calcext:value-type="float">
            <text:p>273</text:p>
          </table:table-cell>
          <table:table-cell table:formula="of:=[.AE130]" office:value-type="float" office:value="240" calcext:value-type="float">
            <text:p>240</text:p>
          </table:table-cell>
          <table:table-cell table:formula="of:=[.AF130]" office:value-type="float" office:value="308" calcext:value-type="float">
            <text:p>308</text:p>
          </table:table-cell>
          <table:table-cell table:formula="of:=[.AG130]" office:value-type="float" office:value="3142" calcext:value-type="float">
            <text:p>3142</text:p>
          </table:table-cell>
          <table:table-cell table:formula="of:=[.AH130]" office:value-type="float" office:value="1047310" calcext:value-type="float">
            <text:p>1047310</text:p>
          </table:table-cell>
          <table:table-cell table:formula="of:=[.AI1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1]+1" office:value-type="date" office:date-value="2020-07-23" calcext:value-type="date">
            <text:p>2020-07-23</text:p>
          </table:table-cell>
          <table:table-cell table:number-columns-repeated="3"/>
          <table:table-cell table:formula="of:=IF([.B132]=&quot;&quot;;&quot;&quot;;SUM([.B132:.D132]))">
            <text:p/>
          </table:table-cell>
          <table:table-cell table:formula="of:=IF([.B132]=&quot;&quot;;&quot;&quot;;([.B132]+[.C132])/([.B131]+[.C131]) - 1)">
            <text:p/>
          </table:table-cell>
          <table:table-cell table:formula="of:=IF([.B132]=&quot;&quot;;&quot;&quot;;([.F132]+1)/([.F131]+1) - 1)">
            <text:p/>
          </table:table-cell>
          <table:table-cell table:formula="of:=IF([.B132]=&quot;&quot;;&quot;&quot;;ROUNDDOWN(LOG(([.B132]+[.C132])/([.$B$2]+[.$C$2]);2)))">
            <text:p/>
          </table:table-cell>
          <table:table-cell table:formula="of:=IF([.B132]=&quot;&quot;;&quot;&quot;;1 / LOG(([.B132]+[.C132])/([.B131]+[.C131]);2))">
            <text:p/>
          </table:table-cell>
          <table:table-cell table:formula="of:=IF([.B132]=&quot;&quot;;&quot;&quot;;COUNT([.$A$2:.A132]) / LOG(([.B132]+[.C132])/([.$B$2]+[.$C$2]);2))">
            <text:p/>
          </table:table-cell>
          <table:table-cell table:formula="of:=IF([.B132]=&quot;&quot;;&quot;&quot;;[.E132]-[.E131])">
            <text:p/>
          </table:table-cell>
          <table:table-cell/>
          <table:table-cell table:formula="of:=IF([.B132]=&quot;&quot;;&quot;&quot;;IF([.L132]=&quot;?&quot;;[.B132]+[.C132];[.B132]+[.C132]-[.L132]-[.N132]))">
            <text:p/>
          </table:table-cell>
          <table:table-cell table:formula="of:=IF([.B132]=&quot;&quot;;&quot;&quot;;[.N131])">
            <text:p/>
          </table:table-cell>
          <table:table-cell table:formula="of:=[.O131]" office:value-type="float" office:value="184719.6" calcext:value-type="float">
            <text:p>184720</text:p>
          </table:table-cell>
          <table:table-cell table:style-name="ce8" table:formula="of:=IF([.B132]=&quot;&quot;;&quot;&quot;;IF([.I132]=0;999999;LOG([.O132];2)*[.I132]))">
            <text:p/>
          </table:table-cell>
          <table:table-cell table:formula="of:=IF([.B132]=&quot;&quot;;&quot;&quot;;[.A132]+[.P132])">
            <text:p/>
          </table:table-cell>
          <table:table-cell table:formula="of:=IF([.B132]=&quot;&quot;;&quot;&quot;;([.B132]+[.C132])-([.B131]+[.C131]))">
            <text:p/>
          </table:table-cell>
          <table:table-cell table:formula="of:=IF([.B132]=&quot;&quot;;&quot;&quot;;SUM([.R122:.R132]))">
            <text:p/>
          </table:table-cell>
          <table:table-cell/>
          <table:table-cell table:formula="of:=IF([.B132]=&quot;&quot;;&quot;&quot;;[.U131])">
            <text:p/>
          </table:table-cell>
          <table:table-cell table:formula="of:=IF([.B132]=&quot;&quot;;&quot;&quot;;IF([.T132]=&quot;?&quot;;&quot;&quot;;IF([.S132]=0;0;[.T132]/[.S132])))">
            <text:p/>
          </table:table-cell>
          <table:table-cell table:formula="of:=IF([.B132]&lt;&gt;&quot;&quot;;IF([.I131]=0;0;[.I132]/[.I131] - 1);IF([.W131]&gt;1.05;[.W131];0.05))" office:value-type="float" office:value="0.05" calcext:value-type="float">
            <text:p>0.0500</text:p>
          </table:table-cell>
          <table:table-cell table:formula="of:=[.X131]" office:value-type="float" office:value="35" calcext:value-type="float">
            <text:p>35</text:p>
          </table:table-cell>
          <table:table-cell table:formula="of:=IF([.B132]&lt;&gt;&quot;&quot;;[.I132];MIN([.X132];[.Y131]*(1 + [.W132])))" office:value-type="float" office:value="35" calcext:value-type="float">
            <text:p>35</text:p>
          </table:table-cell>
          <table:table-cell table:style-name="ce9" table:formula="of:=IF([.B132]&lt;&gt;&quot;&quot;;[.B132]+[.C132];MAX(0; MIN([.O131]*0.2;[.Z131]*POWER(2;1/IF([.Y132]=0;2.4;[.Y132])))))" office:value-type="float" office:value="4407.69157436026" calcext:value-type="float">
            <text:p>4408</text:p>
          </table:table-cell>
          <table:table-cell table:formula="of:=IF([.S132]&lt;&gt;&quot;&quot;;[.S132];[.Z132]-[.Z122])" office:value-type="float" office:value="791.906337535567" calcext:value-type="float">
            <text:p>792</text:p>
          </table:table-cell>
          <table:table-cell table:formula="of:=IF(AND([.T132]&lt;&gt;&quot;&quot;; [.T132]&lt;&gt;&quot;?&quot;);[.T132];[.AA132]*IF(COUNT([.V$2:.V132])=0;0;SUM([.V$2:.V132])/COUNT([.V$2:.V132])))" office:value-type="float" office:value="28.7537453871155" calcext:value-type="float">
            <text:p>29</text:p>
          </table:table-cell>
          <table:table-cell table:formula="of:=IF([.AB132]&gt;MIN([.AE132];MIN([.AF132];[.AG132]));&quot;!&quot;;&quot;&quot;)">
            <text:p/>
          </table:table-cell>
          <table:table-cell table:formula="of:=[.AD131]" office:value-type="float" office:value="272.657534246575" calcext:value-type="float">
            <text:p>273</text:p>
          </table:table-cell>
          <table:table-cell table:formula="of:=[.AE131]" office:value-type="float" office:value="240" calcext:value-type="float">
            <text:p>240</text:p>
          </table:table-cell>
          <table:table-cell table:formula="of:=[.AF131]" office:value-type="float" office:value="308" calcext:value-type="float">
            <text:p>308</text:p>
          </table:table-cell>
          <table:table-cell table:formula="of:=[.AG131]" office:value-type="float" office:value="3142" calcext:value-type="float">
            <text:p>3142</text:p>
          </table:table-cell>
          <table:table-cell table:formula="of:=[.AH131]" office:value-type="float" office:value="1047310" calcext:value-type="float">
            <text:p>1047310</text:p>
          </table:table-cell>
          <table:table-cell table:formula="of:=[.AI1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2]+1" office:value-type="date" office:date-value="2020-07-24" calcext:value-type="date">
            <text:p>2020-07-24</text:p>
          </table:table-cell>
          <table:table-cell table:number-columns-repeated="3"/>
          <table:table-cell table:formula="of:=IF([.B133]=&quot;&quot;;&quot;&quot;;SUM([.B133:.D133]))">
            <text:p/>
          </table:table-cell>
          <table:table-cell table:formula="of:=IF([.B133]=&quot;&quot;;&quot;&quot;;([.B133]+[.C133])/([.B132]+[.C132]) - 1)">
            <text:p/>
          </table:table-cell>
          <table:table-cell table:formula="of:=IF([.B133]=&quot;&quot;;&quot;&quot;;([.F133]+1)/([.F132]+1) - 1)">
            <text:p/>
          </table:table-cell>
          <table:table-cell table:formula="of:=IF([.B133]=&quot;&quot;;&quot;&quot;;ROUNDDOWN(LOG(([.B133]+[.C133])/([.$B$2]+[.$C$2]);2)))">
            <text:p/>
          </table:table-cell>
          <table:table-cell table:formula="of:=IF([.B133]=&quot;&quot;;&quot;&quot;;1 / LOG(([.B133]+[.C133])/([.B132]+[.C132]);2))">
            <text:p/>
          </table:table-cell>
          <table:table-cell table:formula="of:=IF([.B133]=&quot;&quot;;&quot;&quot;;COUNT([.$A$2:.A133]) / LOG(([.B133]+[.C133])/([.$B$2]+[.$C$2]);2))">
            <text:p/>
          </table:table-cell>
          <table:table-cell table:formula="of:=IF([.B133]=&quot;&quot;;&quot;&quot;;[.E133]-[.E132])">
            <text:p/>
          </table:table-cell>
          <table:table-cell/>
          <table:table-cell table:formula="of:=IF([.B133]=&quot;&quot;;&quot;&quot;;IF([.L133]=&quot;?&quot;;[.B133]+[.C133];[.B133]+[.C133]-[.L133]-[.N133]))">
            <text:p/>
          </table:table-cell>
          <table:table-cell table:formula="of:=IF([.B133]=&quot;&quot;;&quot;&quot;;[.N132])">
            <text:p/>
          </table:table-cell>
          <table:table-cell table:formula="of:=[.O132]" office:value-type="float" office:value="184719.6" calcext:value-type="float">
            <text:p>184720</text:p>
          </table:table-cell>
          <table:table-cell table:style-name="ce8" table:formula="of:=IF([.B133]=&quot;&quot;;&quot;&quot;;IF([.I133]=0;999999;LOG([.O133];2)*[.I133]))">
            <text:p/>
          </table:table-cell>
          <table:table-cell table:formula="of:=IF([.B133]=&quot;&quot;;&quot;&quot;;[.A133]+[.P133])">
            <text:p/>
          </table:table-cell>
          <table:table-cell table:formula="of:=IF([.B133]=&quot;&quot;;&quot;&quot;;([.B133]+[.C133])-([.B132]+[.C132]))">
            <text:p/>
          </table:table-cell>
          <table:table-cell table:formula="of:=IF([.B133]=&quot;&quot;;&quot;&quot;;SUM([.R123:.R133]))">
            <text:p/>
          </table:table-cell>
          <table:table-cell/>
          <table:table-cell table:formula="of:=IF([.B133]=&quot;&quot;;&quot;&quot;;[.U132])">
            <text:p/>
          </table:table-cell>
          <table:table-cell table:formula="of:=IF([.B133]=&quot;&quot;;&quot;&quot;;IF([.T133]=&quot;?&quot;;&quot;&quot;;IF([.S133]=0;0;[.T133]/[.S133])))">
            <text:p/>
          </table:table-cell>
          <table:table-cell table:formula="of:=IF([.B133]&lt;&gt;&quot;&quot;;IF([.I132]=0;0;[.I133]/[.I132] - 1);IF([.W132]&gt;1.05;[.W132];0.05))" office:value-type="float" office:value="0.05" calcext:value-type="float">
            <text:p>0.0500</text:p>
          </table:table-cell>
          <table:table-cell table:formula="of:=[.X132]" office:value-type="float" office:value="35" calcext:value-type="float">
            <text:p>35</text:p>
          </table:table-cell>
          <table:table-cell table:formula="of:=IF([.B133]&lt;&gt;&quot;&quot;;[.I133];MIN([.X133];[.Y132]*(1 + [.W133])))" office:value-type="float" office:value="35" calcext:value-type="float">
            <text:p>35</text:p>
          </table:table-cell>
          <table:table-cell table:style-name="ce9" table:formula="of:=IF([.B133]&lt;&gt;&quot;&quot;;[.B133]+[.C133];MAX(0; MIN([.O132]*0.2;[.Z132]*POWER(2;1/IF([.Y133]=0;2.4;[.Y133])))))" office:value-type="float" office:value="4495.85249967973" calcext:value-type="float">
            <text:p>4496</text:p>
          </table:table-cell>
          <table:table-cell table:formula="of:=IF([.S133]&lt;&gt;&quot;&quot;;[.S133];[.Z133]-[.Z123])" office:value-type="float" office:value="807.745738797126" calcext:value-type="float">
            <text:p>808</text:p>
          </table:table-cell>
          <table:table-cell table:formula="of:=IF(AND([.T133]&lt;&gt;&quot;&quot;; [.T133]&lt;&gt;&quot;?&quot;);[.T133];[.AA133]*IF(COUNT([.V$2:.V133])=0;0;SUM([.V$2:.V133])/COUNT([.V$2:.V133])))" office:value-type="float" office:value="29.3288665717452" calcext:value-type="float">
            <text:p>29</text:p>
          </table:table-cell>
          <table:table-cell table:formula="of:=IF([.AB133]&gt;MIN([.AE133];MIN([.AF133];[.AG133]));&quot;!&quot;;&quot;&quot;)">
            <text:p/>
          </table:table-cell>
          <table:table-cell table:formula="of:=[.AD132]" office:value-type="float" office:value="272.657534246575" calcext:value-type="float">
            <text:p>273</text:p>
          </table:table-cell>
          <table:table-cell table:formula="of:=[.AE132]" office:value-type="float" office:value="240" calcext:value-type="float">
            <text:p>240</text:p>
          </table:table-cell>
          <table:table-cell table:formula="of:=[.AF132]" office:value-type="float" office:value="308" calcext:value-type="float">
            <text:p>308</text:p>
          </table:table-cell>
          <table:table-cell table:formula="of:=[.AG132]" office:value-type="float" office:value="3142" calcext:value-type="float">
            <text:p>3142</text:p>
          </table:table-cell>
          <table:table-cell table:formula="of:=[.AH132]" office:value-type="float" office:value="1047310" calcext:value-type="float">
            <text:p>1047310</text:p>
          </table:table-cell>
          <table:table-cell table:formula="of:=[.AI1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3]+1" office:value-type="date" office:date-value="2020-07-25" calcext:value-type="date">
            <text:p>2020-07-25</text:p>
          </table:table-cell>
          <table:table-cell table:number-columns-repeated="3"/>
          <table:table-cell table:formula="of:=IF([.B134]=&quot;&quot;;&quot;&quot;;SUM([.B134:.D134]))">
            <text:p/>
          </table:table-cell>
          <table:table-cell table:formula="of:=IF([.B134]=&quot;&quot;;&quot;&quot;;([.B134]+[.C134])/([.B133]+[.C133]) - 1)">
            <text:p/>
          </table:table-cell>
          <table:table-cell table:formula="of:=IF([.B134]=&quot;&quot;;&quot;&quot;;([.F134]+1)/([.F133]+1) - 1)">
            <text:p/>
          </table:table-cell>
          <table:table-cell table:formula="of:=IF([.B134]=&quot;&quot;;&quot;&quot;;ROUNDDOWN(LOG(([.B134]+[.C134])/([.$B$2]+[.$C$2]);2)))">
            <text:p/>
          </table:table-cell>
          <table:table-cell table:formula="of:=IF([.B134]=&quot;&quot;;&quot;&quot;;1 / LOG(([.B134]+[.C134])/([.B133]+[.C133]);2))">
            <text:p/>
          </table:table-cell>
          <table:table-cell table:formula="of:=IF([.B134]=&quot;&quot;;&quot;&quot;;COUNT([.$A$2:.A134]) / LOG(([.B134]+[.C134])/([.$B$2]+[.$C$2]);2))">
            <text:p/>
          </table:table-cell>
          <table:table-cell table:formula="of:=IF([.B134]=&quot;&quot;;&quot;&quot;;[.E134]-[.E133])">
            <text:p/>
          </table:table-cell>
          <table:table-cell/>
          <table:table-cell table:formula="of:=IF([.B134]=&quot;&quot;;&quot;&quot;;IF([.L134]=&quot;?&quot;;[.B134]+[.C134];[.B134]+[.C134]-[.L134]-[.N134]))">
            <text:p/>
          </table:table-cell>
          <table:table-cell table:formula="of:=IF([.B134]=&quot;&quot;;&quot;&quot;;[.N133])">
            <text:p/>
          </table:table-cell>
          <table:table-cell table:formula="of:=[.O133]" office:value-type="float" office:value="184719.6" calcext:value-type="float">
            <text:p>184720</text:p>
          </table:table-cell>
          <table:table-cell table:style-name="ce8" table:formula="of:=IF([.B134]=&quot;&quot;;&quot;&quot;;IF([.I134]=0;999999;LOG([.O134];2)*[.I134]))">
            <text:p/>
          </table:table-cell>
          <table:table-cell table:formula="of:=IF([.B134]=&quot;&quot;;&quot;&quot;;[.A134]+[.P134])">
            <text:p/>
          </table:table-cell>
          <table:table-cell table:formula="of:=IF([.B134]=&quot;&quot;;&quot;&quot;;([.B134]+[.C134])-([.B133]+[.C133]))">
            <text:p/>
          </table:table-cell>
          <table:table-cell table:formula="of:=IF([.B134]=&quot;&quot;;&quot;&quot;;SUM([.R124:.R134]))">
            <text:p/>
          </table:table-cell>
          <table:table-cell/>
          <table:table-cell table:formula="of:=IF([.B134]=&quot;&quot;;&quot;&quot;;[.U133])">
            <text:p/>
          </table:table-cell>
          <table:table-cell table:formula="of:=IF([.B134]=&quot;&quot;;&quot;&quot;;IF([.T134]=&quot;?&quot;;&quot;&quot;;IF([.S134]=0;0;[.T134]/[.S134])))">
            <text:p/>
          </table:table-cell>
          <table:table-cell table:formula="of:=IF([.B134]&lt;&gt;&quot;&quot;;IF([.I133]=0;0;[.I134]/[.I133] - 1);IF([.W133]&gt;1.05;[.W133];0.05))" office:value-type="float" office:value="0.05" calcext:value-type="float">
            <text:p>0.0500</text:p>
          </table:table-cell>
          <table:table-cell table:formula="of:=[.X133]" office:value-type="float" office:value="35" calcext:value-type="float">
            <text:p>35</text:p>
          </table:table-cell>
          <table:table-cell table:formula="of:=IF([.B134]&lt;&gt;&quot;&quot;;[.I134];MIN([.X134];[.Y133]*(1 + [.W134])))" office:value-type="float" office:value="35" calcext:value-type="float">
            <text:p>35</text:p>
          </table:table-cell>
          <table:table-cell table:style-name="ce9" table:formula="of:=IF([.B134]&lt;&gt;&quot;&quot;;[.B134]+[.C134];MAX(0; MIN([.O133]*0.2;[.Z133]*POWER(2;1/IF([.Y134]=0;2.4;[.Y134])))))" office:value-type="float" office:value="4585.77678539364" calcext:value-type="float">
            <text:p>4586</text:p>
          </table:table-cell>
          <table:table-cell table:formula="of:=IF([.S134]&lt;&gt;&quot;&quot;;[.S134];[.Z134]-[.Z124])" office:value-type="float" office:value="823.901953576184" calcext:value-type="float">
            <text:p>824</text:p>
          </table:table-cell>
          <table:table-cell table:formula="of:=IF(AND([.T134]&lt;&gt;&quot;&quot;; [.T134]&lt;&gt;&quot;?&quot;);[.T134];[.AA134]*IF(COUNT([.V$2:.V134])=0;0;SUM([.V$2:.V134])/COUNT([.V$2:.V134])))" office:value-type="float" office:value="29.9154911056797" calcext:value-type="float">
            <text:p>30</text:p>
          </table:table-cell>
          <table:table-cell table:formula="of:=IF([.AB134]&gt;MIN([.AE134];MIN([.AF134];[.AG134]));&quot;!&quot;;&quot;&quot;)">
            <text:p/>
          </table:table-cell>
          <table:table-cell table:formula="of:=[.AD133]" office:value-type="float" office:value="272.657534246575" calcext:value-type="float">
            <text:p>273</text:p>
          </table:table-cell>
          <table:table-cell table:formula="of:=[.AE133]" office:value-type="float" office:value="240" calcext:value-type="float">
            <text:p>240</text:p>
          </table:table-cell>
          <table:table-cell table:formula="of:=[.AF133]" office:value-type="float" office:value="308" calcext:value-type="float">
            <text:p>308</text:p>
          </table:table-cell>
          <table:table-cell table:formula="of:=[.AG133]" office:value-type="float" office:value="3142" calcext:value-type="float">
            <text:p>3142</text:p>
          </table:table-cell>
          <table:table-cell table:formula="of:=[.AH133]" office:value-type="float" office:value="1047310" calcext:value-type="float">
            <text:p>1047310</text:p>
          </table:table-cell>
          <table:table-cell table:formula="of:=[.AI13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4]+1" office:value-type="date" office:date-value="2020-07-26" calcext:value-type="date">
            <text:p>2020-07-26</text:p>
          </table:table-cell>
          <table:table-cell table:number-columns-repeated="3"/>
          <table:table-cell table:formula="of:=IF([.B135]=&quot;&quot;;&quot;&quot;;SUM([.B135:.D135]))">
            <text:p/>
          </table:table-cell>
          <table:table-cell table:formula="of:=IF([.B135]=&quot;&quot;;&quot;&quot;;([.B135]+[.C135])/([.B134]+[.C134]) - 1)">
            <text:p/>
          </table:table-cell>
          <table:table-cell table:formula="of:=IF([.B135]=&quot;&quot;;&quot;&quot;;([.F135]+1)/([.F134]+1) - 1)">
            <text:p/>
          </table:table-cell>
          <table:table-cell table:formula="of:=IF([.B135]=&quot;&quot;;&quot;&quot;;ROUNDDOWN(LOG(([.B135]+[.C135])/([.$B$2]+[.$C$2]);2)))">
            <text:p/>
          </table:table-cell>
          <table:table-cell table:formula="of:=IF([.B135]=&quot;&quot;;&quot;&quot;;1 / LOG(([.B135]+[.C135])/([.B134]+[.C134]);2))">
            <text:p/>
          </table:table-cell>
          <table:table-cell table:formula="of:=IF([.B135]=&quot;&quot;;&quot;&quot;;COUNT([.$A$2:.A135]) / LOG(([.B135]+[.C135])/([.$B$2]+[.$C$2]);2))">
            <text:p/>
          </table:table-cell>
          <table:table-cell table:formula="of:=IF([.B135]=&quot;&quot;;&quot;&quot;;[.E135]-[.E134])">
            <text:p/>
          </table:table-cell>
          <table:table-cell/>
          <table:table-cell table:formula="of:=IF([.B135]=&quot;&quot;;&quot;&quot;;IF([.L135]=&quot;?&quot;;[.B135]+[.C135];[.B135]+[.C135]-[.L135]-[.N135]))">
            <text:p/>
          </table:table-cell>
          <table:table-cell table:formula="of:=IF([.B135]=&quot;&quot;;&quot;&quot;;[.N134])">
            <text:p/>
          </table:table-cell>
          <table:table-cell table:formula="of:=[.O134]" office:value-type="float" office:value="184719.6" calcext:value-type="float">
            <text:p>184720</text:p>
          </table:table-cell>
          <table:table-cell table:style-name="ce8" table:formula="of:=IF([.B135]=&quot;&quot;;&quot;&quot;;IF([.I135]=0;999999;LOG([.O135];2)*[.I135]))">
            <text:p/>
          </table:table-cell>
          <table:table-cell table:formula="of:=IF([.B135]=&quot;&quot;;&quot;&quot;;[.A135]+[.P135])">
            <text:p/>
          </table:table-cell>
          <table:table-cell table:formula="of:=IF([.B135]=&quot;&quot;;&quot;&quot;;([.B135]+[.C135])-([.B134]+[.C134]))">
            <text:p/>
          </table:table-cell>
          <table:table-cell table:formula="of:=IF([.B135]=&quot;&quot;;&quot;&quot;;SUM([.R125:.R135]))">
            <text:p/>
          </table:table-cell>
          <table:table-cell/>
          <table:table-cell table:formula="of:=IF([.B135]=&quot;&quot;;&quot;&quot;;[.U134])">
            <text:p/>
          </table:table-cell>
          <table:table-cell table:formula="of:=IF([.B135]=&quot;&quot;;&quot;&quot;;IF([.T135]=&quot;?&quot;;&quot;&quot;;IF([.S135]=0;0;[.T135]/[.S135])))">
            <text:p/>
          </table:table-cell>
          <table:table-cell table:formula="of:=IF([.B135]&lt;&gt;&quot;&quot;;IF([.I134]=0;0;[.I135]/[.I134] - 1);IF([.W134]&gt;1.05;[.W134];0.05))" office:value-type="float" office:value="0.05" calcext:value-type="float">
            <text:p>0.0500</text:p>
          </table:table-cell>
          <table:table-cell table:formula="of:=[.X134]" office:value-type="float" office:value="35" calcext:value-type="float">
            <text:p>35</text:p>
          </table:table-cell>
          <table:table-cell table:formula="of:=IF([.B135]&lt;&gt;&quot;&quot;;[.I135];MIN([.X135];[.Y134]*(1 + [.W135])))" office:value-type="float" office:value="35" calcext:value-type="float">
            <text:p>35</text:p>
          </table:table-cell>
          <table:table-cell table:style-name="ce9" table:formula="of:=IF([.B135]&lt;&gt;&quot;&quot;;[.B135]+[.C135];MAX(0; MIN([.O134]*0.2;[.Z134]*POWER(2;1/IF([.Y135]=0;2.4;[.Y135])))))" office:value-type="float" office:value="4677.49970154789" calcext:value-type="float">
            <text:p>4677</text:p>
          </table:table-cell>
          <table:table-cell table:formula="of:=IF([.S135]&lt;&gt;&quot;&quot;;[.S135];[.Z135]-[.Z125])" office:value-type="float" office:value="840.381318652978" calcext:value-type="float">
            <text:p>840</text:p>
          </table:table-cell>
          <table:table-cell table:formula="of:=IF(AND([.T135]&lt;&gt;&quot;&quot;; [.T135]&lt;&gt;&quot;?&quot;);[.T135];[.AA135]*IF(COUNT([.V$2:.V135])=0;0;SUM([.V$2:.V135])/COUNT([.V$2:.V135])))" office:value-type="float" office:value="30.5138490744189" calcext:value-type="float">
            <text:p>31</text:p>
          </table:table-cell>
          <table:table-cell table:formula="of:=IF([.AB135]&gt;MIN([.AE135];MIN([.AF135];[.AG135]));&quot;!&quot;;&quot;&quot;)">
            <text:p/>
          </table:table-cell>
          <table:table-cell table:formula="of:=[.AD134]" office:value-type="float" office:value="272.657534246575" calcext:value-type="float">
            <text:p>273</text:p>
          </table:table-cell>
          <table:table-cell table:formula="of:=[.AE134]" office:value-type="float" office:value="240" calcext:value-type="float">
            <text:p>240</text:p>
          </table:table-cell>
          <table:table-cell table:formula="of:=[.AF134]" office:value-type="float" office:value="308" calcext:value-type="float">
            <text:p>308</text:p>
          </table:table-cell>
          <table:table-cell table:formula="of:=[.AG134]" office:value-type="float" office:value="3142" calcext:value-type="float">
            <text:p>3142</text:p>
          </table:table-cell>
          <table:table-cell table:formula="of:=[.AH134]" office:value-type="float" office:value="1047310" calcext:value-type="float">
            <text:p>1047310</text:p>
          </table:table-cell>
          <table:table-cell table:formula="of:=[.AI1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5]+1" office:value-type="date" office:date-value="2020-07-27" calcext:value-type="date">
            <text:p>2020-07-27</text:p>
          </table:table-cell>
          <table:table-cell table:number-columns-repeated="3"/>
          <table:table-cell table:formula="of:=IF([.B136]=&quot;&quot;;&quot;&quot;;SUM([.B136:.D136]))">
            <text:p/>
          </table:table-cell>
          <table:table-cell table:formula="of:=IF([.B136]=&quot;&quot;;&quot;&quot;;([.B136]+[.C136])/([.B135]+[.C135]) - 1)">
            <text:p/>
          </table:table-cell>
          <table:table-cell table:formula="of:=IF([.B136]=&quot;&quot;;&quot;&quot;;([.F136]+1)/([.F135]+1) - 1)">
            <text:p/>
          </table:table-cell>
          <table:table-cell table:formula="of:=IF([.B136]=&quot;&quot;;&quot;&quot;;ROUNDDOWN(LOG(([.B136]+[.C136])/([.$B$2]+[.$C$2]);2)))">
            <text:p/>
          </table:table-cell>
          <table:table-cell table:formula="of:=IF([.B136]=&quot;&quot;;&quot;&quot;;1 / LOG(([.B136]+[.C136])/([.B135]+[.C135]);2))">
            <text:p/>
          </table:table-cell>
          <table:table-cell table:formula="of:=IF([.B136]=&quot;&quot;;&quot;&quot;;COUNT([.$A$2:.A136]) / LOG(([.B136]+[.C136])/([.$B$2]+[.$C$2]);2))">
            <text:p/>
          </table:table-cell>
          <table:table-cell table:formula="of:=IF([.B136]=&quot;&quot;;&quot;&quot;;[.E136]-[.E135])">
            <text:p/>
          </table:table-cell>
          <table:table-cell/>
          <table:table-cell table:formula="of:=IF([.B136]=&quot;&quot;;&quot;&quot;;IF([.L136]=&quot;?&quot;;[.B136]+[.C136];[.B136]+[.C136]-[.L136]-[.N136]))">
            <text:p/>
          </table:table-cell>
          <table:table-cell table:formula="of:=IF([.B136]=&quot;&quot;;&quot;&quot;;[.N135])">
            <text:p/>
          </table:table-cell>
          <table:table-cell table:formula="of:=[.O135]" office:value-type="float" office:value="184719.6" calcext:value-type="float">
            <text:p>184720</text:p>
          </table:table-cell>
          <table:table-cell table:style-name="ce8" table:formula="of:=IF([.B136]=&quot;&quot;;&quot;&quot;;IF([.I136]=0;999999;LOG([.O136];2)*[.I136]))">
            <text:p/>
          </table:table-cell>
          <table:table-cell table:formula="of:=IF([.B136]=&quot;&quot;;&quot;&quot;;[.A136]+[.P136])">
            <text:p/>
          </table:table-cell>
          <table:table-cell table:formula="of:=IF([.B136]=&quot;&quot;;&quot;&quot;;([.B136]+[.C136])-([.B135]+[.C135]))">
            <text:p/>
          </table:table-cell>
          <table:table-cell table:formula="of:=IF([.B136]=&quot;&quot;;&quot;&quot;;SUM([.R126:.R136]))">
            <text:p/>
          </table:table-cell>
          <table:table-cell/>
          <table:table-cell table:formula="of:=IF([.B136]=&quot;&quot;;&quot;&quot;;[.U135])">
            <text:p/>
          </table:table-cell>
          <table:table-cell table:formula="of:=IF([.B136]=&quot;&quot;;&quot;&quot;;IF([.T136]=&quot;?&quot;;&quot;&quot;;IF([.S136]=0;0;[.T136]/[.S136])))">
            <text:p/>
          </table:table-cell>
          <table:table-cell table:formula="of:=IF([.B136]&lt;&gt;&quot;&quot;;IF([.I135]=0;0;[.I136]/[.I135] - 1);IF([.W135]&gt;1.05;[.W135];0.05))" office:value-type="float" office:value="0.05" calcext:value-type="float">
            <text:p>0.0500</text:p>
          </table:table-cell>
          <table:table-cell table:formula="of:=[.X135]" office:value-type="float" office:value="35" calcext:value-type="float">
            <text:p>35</text:p>
          </table:table-cell>
          <table:table-cell table:formula="of:=IF([.B136]&lt;&gt;&quot;&quot;;[.I136];MIN([.X136];[.Y135]*(1 + [.W136])))" office:value-type="float" office:value="35" calcext:value-type="float">
            <text:p>35</text:p>
          </table:table-cell>
          <table:table-cell table:style-name="ce9" table:formula="of:=IF([.B136]&lt;&gt;&quot;&quot;;[.B136]+[.C136];MAX(0; MIN([.O135]*0.2;[.Z135]*POWER(2;1/IF([.Y136]=0;2.4;[.Y136])))))" office:value-type="float" office:value="4771.05722364602" calcext:value-type="float">
            <text:p>4771</text:p>
          </table:table-cell>
          <table:table-cell table:formula="of:=IF([.S136]&lt;&gt;&quot;&quot;;[.S136];[.Z136]-[.Z126])" office:value-type="float" office:value="857.190297553547" calcext:value-type="float">
            <text:p>857</text:p>
          </table:table-cell>
          <table:table-cell table:formula="of:=IF(AND([.T136]&lt;&gt;&quot;&quot;; [.T136]&lt;&gt;&quot;?&quot;);[.T136];[.AA136]*IF(COUNT([.V$2:.V136])=0;0;SUM([.V$2:.V136])/COUNT([.V$2:.V136])))" office:value-type="float" office:value="31.1241751655428" calcext:value-type="float">
            <text:p>31</text:p>
          </table:table-cell>
          <table:table-cell table:formula="of:=IF([.AB136]&gt;MIN([.AE136];MIN([.AF136];[.AG136]));&quot;!&quot;;&quot;&quot;)">
            <text:p/>
          </table:table-cell>
          <table:table-cell table:formula="of:=[.AD135]" office:value-type="float" office:value="272.657534246575" calcext:value-type="float">
            <text:p>273</text:p>
          </table:table-cell>
          <table:table-cell table:formula="of:=[.AE135]" office:value-type="float" office:value="240" calcext:value-type="float">
            <text:p>240</text:p>
          </table:table-cell>
          <table:table-cell table:formula="of:=[.AF135]" office:value-type="float" office:value="308" calcext:value-type="float">
            <text:p>308</text:p>
          </table:table-cell>
          <table:table-cell table:formula="of:=[.AG135]" office:value-type="float" office:value="3142" calcext:value-type="float">
            <text:p>3142</text:p>
          </table:table-cell>
          <table:table-cell table:formula="of:=[.AH135]" office:value-type="float" office:value="1047310" calcext:value-type="float">
            <text:p>1047310</text:p>
          </table:table-cell>
          <table:table-cell table:formula="of:=[.AI1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6]+1" office:value-type="date" office:date-value="2020-07-28" calcext:value-type="date">
            <text:p>2020-07-28</text:p>
          </table:table-cell>
          <table:table-cell table:number-columns-repeated="3"/>
          <table:table-cell table:formula="of:=IF([.B137]=&quot;&quot;;&quot;&quot;;SUM([.B137:.D137]))">
            <text:p/>
          </table:table-cell>
          <table:table-cell table:formula="of:=IF([.B137]=&quot;&quot;;&quot;&quot;;([.B137]+[.C137])/([.B136]+[.C136]) - 1)">
            <text:p/>
          </table:table-cell>
          <table:table-cell table:formula="of:=IF([.B137]=&quot;&quot;;&quot;&quot;;([.F137]+1)/([.F136]+1) - 1)">
            <text:p/>
          </table:table-cell>
          <table:table-cell table:formula="of:=IF([.B137]=&quot;&quot;;&quot;&quot;;ROUNDDOWN(LOG(([.B137]+[.C137])/([.$B$2]+[.$C$2]);2)))">
            <text:p/>
          </table:table-cell>
          <table:table-cell table:formula="of:=IF([.B137]=&quot;&quot;;&quot;&quot;;1 / LOG(([.B137]+[.C137])/([.B136]+[.C136]);2))">
            <text:p/>
          </table:table-cell>
          <table:table-cell table:formula="of:=IF([.B137]=&quot;&quot;;&quot;&quot;;COUNT([.$A$2:.A137]) / LOG(([.B137]+[.C137])/([.$B$2]+[.$C$2]);2))">
            <text:p/>
          </table:table-cell>
          <table:table-cell table:formula="of:=IF([.B137]=&quot;&quot;;&quot;&quot;;[.E137]-[.E136])">
            <text:p/>
          </table:table-cell>
          <table:table-cell/>
          <table:table-cell table:formula="of:=IF([.B137]=&quot;&quot;;&quot;&quot;;IF([.L137]=&quot;?&quot;;[.B137]+[.C137];[.B137]+[.C137]-[.L137]-[.N137]))">
            <text:p/>
          </table:table-cell>
          <table:table-cell table:formula="of:=IF([.B137]=&quot;&quot;;&quot;&quot;;[.N136])">
            <text:p/>
          </table:table-cell>
          <table:table-cell table:formula="of:=[.O136]" office:value-type="float" office:value="184719.6" calcext:value-type="float">
            <text:p>184720</text:p>
          </table:table-cell>
          <table:table-cell table:style-name="ce8" table:formula="of:=IF([.B137]=&quot;&quot;;&quot;&quot;;IF([.I137]=0;999999;LOG([.O137];2)*[.I137]))">
            <text:p/>
          </table:table-cell>
          <table:table-cell table:formula="of:=IF([.B137]=&quot;&quot;;&quot;&quot;;[.A137]+[.P137])">
            <text:p/>
          </table:table-cell>
          <table:table-cell table:formula="of:=IF([.B137]=&quot;&quot;;&quot;&quot;;([.B137]+[.C137])-([.B136]+[.C136]))">
            <text:p/>
          </table:table-cell>
          <table:table-cell table:formula="of:=IF([.B137]=&quot;&quot;;&quot;&quot;;SUM([.R127:.R137]))">
            <text:p/>
          </table:table-cell>
          <table:table-cell/>
          <table:table-cell table:formula="of:=IF([.B137]=&quot;&quot;;&quot;&quot;;[.U136])">
            <text:p/>
          </table:table-cell>
          <table:table-cell table:formula="of:=IF([.B137]=&quot;&quot;;&quot;&quot;;IF([.T137]=&quot;?&quot;;&quot;&quot;;IF([.S137]=0;0;[.T137]/[.S137])))">
            <text:p/>
          </table:table-cell>
          <table:table-cell table:formula="of:=IF([.B137]&lt;&gt;&quot;&quot;;IF([.I136]=0;0;[.I137]/[.I136] - 1);IF([.W136]&gt;1.05;[.W136];0.05))" office:value-type="float" office:value="0.05" calcext:value-type="float">
            <text:p>0.0500</text:p>
          </table:table-cell>
          <table:table-cell table:formula="of:=[.X136]" office:value-type="float" office:value="35" calcext:value-type="float">
            <text:p>35</text:p>
          </table:table-cell>
          <table:table-cell table:formula="of:=IF([.B137]&lt;&gt;&quot;&quot;;[.I137];MIN([.X137];[.Y136]*(1 + [.W137])))" office:value-type="float" office:value="35" calcext:value-type="float">
            <text:p>35</text:p>
          </table:table-cell>
          <table:table-cell table:style-name="ce9" table:formula="of:=IF([.B137]&lt;&gt;&quot;&quot;;[.B137]+[.C137];MAX(0; MIN([.O136]*0.2;[.Z136]*POWER(2;1/IF([.Y137]=0;2.4;[.Y137])))))" office:value-type="float" office:value="4866.48604675958" calcext:value-type="float">
            <text:p>4866</text:p>
          </table:table-cell>
          <table:table-cell table:formula="of:=IF([.S137]&lt;&gt;&quot;&quot;;[.S137];[.Z137]-[.Z127])" office:value-type="float" office:value="874.335483084854" calcext:value-type="float">
            <text:p>874</text:p>
          </table:table-cell>
          <table:table-cell table:formula="of:=IF(AND([.T137]&lt;&gt;&quot;&quot;; [.T137]&lt;&gt;&quot;?&quot;);[.T137];[.AA137]*IF(COUNT([.V$2:.V137])=0;0;SUM([.V$2:.V137])/COUNT([.V$2:.V137])))" office:value-type="float" office:value="31.746708760761" calcext:value-type="float">
            <text:p>32</text:p>
          </table:table-cell>
          <table:table-cell table:formula="of:=IF([.AB137]&gt;MIN([.AE137];MIN([.AF137];[.AG137]));&quot;!&quot;;&quot;&quot;)">
            <text:p/>
          </table:table-cell>
          <table:table-cell table:formula="of:=[.AD136]" office:value-type="float" office:value="272.657534246575" calcext:value-type="float">
            <text:p>273</text:p>
          </table:table-cell>
          <table:table-cell table:formula="of:=[.AE136]" office:value-type="float" office:value="240" calcext:value-type="float">
            <text:p>240</text:p>
          </table:table-cell>
          <table:table-cell table:formula="of:=[.AF136]" office:value-type="float" office:value="308" calcext:value-type="float">
            <text:p>308</text:p>
          </table:table-cell>
          <table:table-cell table:formula="of:=[.AG136]" office:value-type="float" office:value="3142" calcext:value-type="float">
            <text:p>3142</text:p>
          </table:table-cell>
          <table:table-cell table:formula="of:=[.AH136]" office:value-type="float" office:value="1047310" calcext:value-type="float">
            <text:p>1047310</text:p>
          </table:table-cell>
          <table:table-cell table:formula="of:=[.AI1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7]+1" office:value-type="date" office:date-value="2020-07-29" calcext:value-type="date">
            <text:p>2020-07-29</text:p>
          </table:table-cell>
          <table:table-cell table:number-columns-repeated="3"/>
          <table:table-cell table:formula="of:=IF([.B138]=&quot;&quot;;&quot;&quot;;SUM([.B138:.D138]))">
            <text:p/>
          </table:table-cell>
          <table:table-cell table:formula="of:=IF([.B138]=&quot;&quot;;&quot;&quot;;([.B138]+[.C138])/([.B137]+[.C137]) - 1)">
            <text:p/>
          </table:table-cell>
          <table:table-cell table:formula="of:=IF([.B138]=&quot;&quot;;&quot;&quot;;([.F138]+1)/([.F137]+1) - 1)">
            <text:p/>
          </table:table-cell>
          <table:table-cell table:formula="of:=IF([.B138]=&quot;&quot;;&quot;&quot;;ROUNDDOWN(LOG(([.B138]+[.C138])/([.$B$2]+[.$C$2]);2)))">
            <text:p/>
          </table:table-cell>
          <table:table-cell table:formula="of:=IF([.B138]=&quot;&quot;;&quot;&quot;;1 / LOG(([.B138]+[.C138])/([.B137]+[.C137]);2))">
            <text:p/>
          </table:table-cell>
          <table:table-cell table:formula="of:=IF([.B138]=&quot;&quot;;&quot;&quot;;COUNT([.$A$2:.A138]) / LOG(([.B138]+[.C138])/([.$B$2]+[.$C$2]);2))">
            <text:p/>
          </table:table-cell>
          <table:table-cell table:formula="of:=IF([.B138]=&quot;&quot;;&quot;&quot;;[.E138]-[.E137])">
            <text:p/>
          </table:table-cell>
          <table:table-cell/>
          <table:table-cell table:formula="of:=IF([.B138]=&quot;&quot;;&quot;&quot;;IF([.L138]=&quot;?&quot;;[.B138]+[.C138];[.B138]+[.C138]-[.L138]-[.N138]))">
            <text:p/>
          </table:table-cell>
          <table:table-cell table:formula="of:=IF([.B138]=&quot;&quot;;&quot;&quot;;[.N137])">
            <text:p/>
          </table:table-cell>
          <table:table-cell table:formula="of:=[.O137]" office:value-type="float" office:value="184719.6" calcext:value-type="float">
            <text:p>184720</text:p>
          </table:table-cell>
          <table:table-cell table:style-name="ce8" table:formula="of:=IF([.B138]=&quot;&quot;;&quot;&quot;;IF([.I138]=0;999999;LOG([.O138];2)*[.I138]))">
            <text:p/>
          </table:table-cell>
          <table:table-cell table:formula="of:=IF([.B138]=&quot;&quot;;&quot;&quot;;[.A138]+[.P138])">
            <text:p/>
          </table:table-cell>
          <table:table-cell table:formula="of:=IF([.B138]=&quot;&quot;;&quot;&quot;;([.B138]+[.C138])-([.B137]+[.C137]))">
            <text:p/>
          </table:table-cell>
          <table:table-cell table:formula="of:=IF([.B138]=&quot;&quot;;&quot;&quot;;SUM([.R128:.R138]))">
            <text:p/>
          </table:table-cell>
          <table:table-cell/>
          <table:table-cell table:formula="of:=IF([.B138]=&quot;&quot;;&quot;&quot;;[.U137])">
            <text:p/>
          </table:table-cell>
          <table:table-cell table:formula="of:=IF([.B138]=&quot;&quot;;&quot;&quot;;IF([.T138]=&quot;?&quot;;&quot;&quot;;IF([.S138]=0;0;[.T138]/[.S138])))">
            <text:p/>
          </table:table-cell>
          <table:table-cell table:formula="of:=IF([.B138]&lt;&gt;&quot;&quot;;IF([.I137]=0;0;[.I138]/[.I137] - 1);IF([.W137]&gt;1.05;[.W137];0.05))" office:value-type="float" office:value="0.05" calcext:value-type="float">
            <text:p>0.0500</text:p>
          </table:table-cell>
          <table:table-cell table:formula="of:=[.X137]" office:value-type="float" office:value="35" calcext:value-type="float">
            <text:p>35</text:p>
          </table:table-cell>
          <table:table-cell table:formula="of:=IF([.B138]&lt;&gt;&quot;&quot;;[.I138];MIN([.X138];[.Y137]*(1 + [.W138])))" office:value-type="float" office:value="35" calcext:value-type="float">
            <text:p>35</text:p>
          </table:table-cell>
          <table:table-cell table:style-name="ce9" table:formula="of:=IF([.B138]&lt;&gt;&quot;&quot;;[.B138]+[.C138];MAX(0; MIN([.O137]*0.2;[.Z137]*POWER(2;1/IF([.Y138]=0;2.4;[.Y138])))))" office:value-type="float" office:value="4963.82359992058" calcext:value-type="float">
            <text:p>4964</text:p>
          </table:table-cell>
          <table:table-cell table:formula="of:=IF([.S138]&lt;&gt;&quot;&quot;;[.S138];[.Z138]-[.Z128])" office:value-type="float" office:value="891.823599920613" calcext:value-type="float">
            <text:p>892</text:p>
          </table:table-cell>
          <table:table-cell table:formula="of:=IF(AND([.T138]&lt;&gt;&quot;&quot;; [.T138]&lt;&gt;&quot;?&quot;);[.T138];[.AA138]*IF(COUNT([.V$2:.V138])=0;0;SUM([.V$2:.V138])/COUNT([.V$2:.V138])))" office:value-type="float" office:value="32.3816940298023" calcext:value-type="float">
            <text:p>32</text:p>
          </table:table-cell>
          <table:table-cell table:formula="of:=IF([.AB138]&gt;MIN([.AE138];MIN([.AF138];[.AG138]));&quot;!&quot;;&quot;&quot;)">
            <text:p/>
          </table:table-cell>
          <table:table-cell table:formula="of:=[.AD137]" office:value-type="float" office:value="272.657534246575" calcext:value-type="float">
            <text:p>273</text:p>
          </table:table-cell>
          <table:table-cell table:formula="of:=[.AE137]" office:value-type="float" office:value="240" calcext:value-type="float">
            <text:p>240</text:p>
          </table:table-cell>
          <table:table-cell table:formula="of:=[.AF137]" office:value-type="float" office:value="308" calcext:value-type="float">
            <text:p>308</text:p>
          </table:table-cell>
          <table:table-cell table:formula="of:=[.AG137]" office:value-type="float" office:value="3142" calcext:value-type="float">
            <text:p>3142</text:p>
          </table:table-cell>
          <table:table-cell table:formula="of:=[.AH137]" office:value-type="float" office:value="1047310" calcext:value-type="float">
            <text:p>1047310</text:p>
          </table:table-cell>
          <table:table-cell table:formula="of:=[.AI1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8]+1" office:value-type="date" office:date-value="2020-07-30" calcext:value-type="date">
            <text:p>2020-07-30</text:p>
          </table:table-cell>
          <table:table-cell table:number-columns-repeated="3"/>
          <table:table-cell table:formula="of:=IF([.B139]=&quot;&quot;;&quot;&quot;;SUM([.B139:.D139]))">
            <text:p/>
          </table:table-cell>
          <table:table-cell table:formula="of:=IF([.B139]=&quot;&quot;;&quot;&quot;;([.B139]+[.C139])/([.B138]+[.C138]) - 1)">
            <text:p/>
          </table:table-cell>
          <table:table-cell table:formula="of:=IF([.B139]=&quot;&quot;;&quot;&quot;;([.F139]+1)/([.F138]+1) - 1)">
            <text:p/>
          </table:table-cell>
          <table:table-cell table:formula="of:=IF([.B139]=&quot;&quot;;&quot;&quot;;ROUNDDOWN(LOG(([.B139]+[.C139])/([.$B$2]+[.$C$2]);2)))">
            <text:p/>
          </table:table-cell>
          <table:table-cell table:formula="of:=IF([.B139]=&quot;&quot;;&quot;&quot;;1 / LOG(([.B139]+[.C139])/([.B138]+[.C138]);2))">
            <text:p/>
          </table:table-cell>
          <table:table-cell table:formula="of:=IF([.B139]=&quot;&quot;;&quot;&quot;;COUNT([.$A$2:.A139]) / LOG(([.B139]+[.C139])/([.$B$2]+[.$C$2]);2))">
            <text:p/>
          </table:table-cell>
          <table:table-cell table:formula="of:=IF([.B139]=&quot;&quot;;&quot;&quot;;[.E139]-[.E138])">
            <text:p/>
          </table:table-cell>
          <table:table-cell/>
          <table:table-cell table:formula="of:=IF([.B139]=&quot;&quot;;&quot;&quot;;IF([.L139]=&quot;?&quot;;[.B139]+[.C139];[.B139]+[.C139]-[.L139]-[.N139]))">
            <text:p/>
          </table:table-cell>
          <table:table-cell table:formula="of:=IF([.B139]=&quot;&quot;;&quot;&quot;;[.N138])">
            <text:p/>
          </table:table-cell>
          <table:table-cell table:formula="of:=[.O138]" office:value-type="float" office:value="184719.6" calcext:value-type="float">
            <text:p>184720</text:p>
          </table:table-cell>
          <table:table-cell table:style-name="ce8" table:formula="of:=IF([.B139]=&quot;&quot;;&quot;&quot;;IF([.I139]=0;999999;LOG([.O139];2)*[.I139]))">
            <text:p/>
          </table:table-cell>
          <table:table-cell table:formula="of:=IF([.B139]=&quot;&quot;;&quot;&quot;;[.A139]+[.P139])">
            <text:p/>
          </table:table-cell>
          <table:table-cell table:formula="of:=IF([.B139]=&quot;&quot;;&quot;&quot;;([.B139]+[.C139])-([.B138]+[.C138]))">
            <text:p/>
          </table:table-cell>
          <table:table-cell table:formula="of:=IF([.B139]=&quot;&quot;;&quot;&quot;;SUM([.R129:.R139]))">
            <text:p/>
          </table:table-cell>
          <table:table-cell/>
          <table:table-cell table:formula="of:=IF([.B139]=&quot;&quot;;&quot;&quot;;[.U138])">
            <text:p/>
          </table:table-cell>
          <table:table-cell table:formula="of:=IF([.B139]=&quot;&quot;;&quot;&quot;;IF([.T139]=&quot;?&quot;;&quot;&quot;;IF([.S139]=0;0;[.T139]/[.S139])))">
            <text:p/>
          </table:table-cell>
          <table:table-cell table:formula="of:=IF([.B139]&lt;&gt;&quot;&quot;;IF([.I138]=0;0;[.I139]/[.I138] - 1);IF([.W138]&gt;1.05;[.W138];0.05))" office:value-type="float" office:value="0.05" calcext:value-type="float">
            <text:p>0.0500</text:p>
          </table:table-cell>
          <table:table-cell table:formula="of:=[.X138]" office:value-type="float" office:value="35" calcext:value-type="float">
            <text:p>35</text:p>
          </table:table-cell>
          <table:table-cell table:formula="of:=IF([.B139]&lt;&gt;&quot;&quot;;[.I139];MIN([.X139];[.Y138]*(1 + [.W139])))" office:value-type="float" office:value="35" calcext:value-type="float">
            <text:p>35</text:p>
          </table:table-cell>
          <table:table-cell table:style-name="ce9" table:formula="of:=IF([.B139]&lt;&gt;&quot;&quot;;[.B139]+[.C139];MAX(0; MIN([.O138]*0.2;[.Z138]*POWER(2;1/IF([.Y139]=0;2.4;[.Y139])))))" office:value-type="float" office:value="5063.10806080192" calcext:value-type="float">
            <text:p>5063</text:p>
          </table:table-cell>
          <table:table-cell table:formula="of:=IF([.S139]&lt;&gt;&quot;&quot;;[.S139];[.Z139]-[.Z129])" office:value-type="float" office:value="909.661507238832" calcext:value-type="float">
            <text:p>910</text:p>
          </table:table-cell>
          <table:table-cell table:formula="of:=IF(AND([.T139]&lt;&gt;&quot;&quot;; [.T139]&lt;&gt;&quot;?&quot;);[.T139];[.AA139]*IF(COUNT([.V$2:.V139])=0;0;SUM([.V$2:.V139])/COUNT([.V$2:.V139])))" office:value-type="float" office:value="33.0293800261832" calcext:value-type="float">
            <text:p>33</text:p>
          </table:table-cell>
          <table:table-cell table:formula="of:=IF([.AB139]&gt;MIN([.AE139];MIN([.AF139];[.AG139]));&quot;!&quot;;&quot;&quot;)">
            <text:p/>
          </table:table-cell>
          <table:table-cell table:formula="of:=[.AD138]" office:value-type="float" office:value="272.657534246575" calcext:value-type="float">
            <text:p>273</text:p>
          </table:table-cell>
          <table:table-cell table:formula="of:=[.AE138]" office:value-type="float" office:value="240" calcext:value-type="float">
            <text:p>240</text:p>
          </table:table-cell>
          <table:table-cell table:formula="of:=[.AF138]" office:value-type="float" office:value="308" calcext:value-type="float">
            <text:p>308</text:p>
          </table:table-cell>
          <table:table-cell table:formula="of:=[.AG138]" office:value-type="float" office:value="3142" calcext:value-type="float">
            <text:p>3142</text:p>
          </table:table-cell>
          <table:table-cell table:formula="of:=[.AH138]" office:value-type="float" office:value="1047310" calcext:value-type="float">
            <text:p>1047310</text:p>
          </table:table-cell>
          <table:table-cell table:formula="of:=[.AI1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39]+1" office:value-type="date" office:date-value="2020-07-31" calcext:value-type="date">
            <text:p>2020-07-31</text:p>
          </table:table-cell>
          <table:table-cell table:number-columns-repeated="3"/>
          <table:table-cell table:formula="of:=IF([.B140]=&quot;&quot;;&quot;&quot;;SUM([.B140:.D140]))">
            <text:p/>
          </table:table-cell>
          <table:table-cell table:formula="of:=IF([.B140]=&quot;&quot;;&quot;&quot;;([.B140]+[.C140])/([.B139]+[.C139]) - 1)">
            <text:p/>
          </table:table-cell>
          <table:table-cell table:formula="of:=IF([.B140]=&quot;&quot;;&quot;&quot;;([.F140]+1)/([.F139]+1) - 1)">
            <text:p/>
          </table:table-cell>
          <table:table-cell table:formula="of:=IF([.B140]=&quot;&quot;;&quot;&quot;;ROUNDDOWN(LOG(([.B140]+[.C140])/([.$B$2]+[.$C$2]);2)))">
            <text:p/>
          </table:table-cell>
          <table:table-cell table:formula="of:=IF([.B140]=&quot;&quot;;&quot;&quot;;1 / LOG(([.B140]+[.C140])/([.B139]+[.C139]);2))">
            <text:p/>
          </table:table-cell>
          <table:table-cell table:formula="of:=IF([.B140]=&quot;&quot;;&quot;&quot;;COUNT([.$A$2:.A140]) / LOG(([.B140]+[.C140])/([.$B$2]+[.$C$2]);2))">
            <text:p/>
          </table:table-cell>
          <table:table-cell table:formula="of:=IF([.B140]=&quot;&quot;;&quot;&quot;;[.E140]-[.E139])">
            <text:p/>
          </table:table-cell>
          <table:table-cell/>
          <table:table-cell table:formula="of:=IF([.B140]=&quot;&quot;;&quot;&quot;;IF([.L140]=&quot;?&quot;;[.B140]+[.C140];[.B140]+[.C140]-[.L140]-[.N140]))">
            <text:p/>
          </table:table-cell>
          <table:table-cell table:formula="of:=IF([.B140]=&quot;&quot;;&quot;&quot;;[.N139])">
            <text:p/>
          </table:table-cell>
          <table:table-cell table:formula="of:=[.O139]" office:value-type="float" office:value="184719.6" calcext:value-type="float">
            <text:p>184720</text:p>
          </table:table-cell>
          <table:table-cell table:style-name="ce8" table:formula="of:=IF([.B140]=&quot;&quot;;&quot;&quot;;IF([.I140]=0;999999;LOG([.O140];2)*[.I140]))">
            <text:p/>
          </table:table-cell>
          <table:table-cell table:formula="of:=IF([.B140]=&quot;&quot;;&quot;&quot;;[.A140]+[.P140])">
            <text:p/>
          </table:table-cell>
          <table:table-cell table:formula="of:=IF([.B140]=&quot;&quot;;&quot;&quot;;([.B140]+[.C140])-([.B139]+[.C139]))">
            <text:p/>
          </table:table-cell>
          <table:table-cell table:formula="of:=IF([.B140]=&quot;&quot;;&quot;&quot;;SUM([.R130:.R140]))">
            <text:p/>
          </table:table-cell>
          <table:table-cell/>
          <table:table-cell table:formula="of:=IF([.B140]=&quot;&quot;;&quot;&quot;;[.U139])">
            <text:p/>
          </table:table-cell>
          <table:table-cell table:formula="of:=IF([.B140]=&quot;&quot;;&quot;&quot;;IF([.T140]=&quot;?&quot;;&quot;&quot;;IF([.S140]=0;0;[.T140]/[.S140])))">
            <text:p/>
          </table:table-cell>
          <table:table-cell table:formula="of:=IF([.B140]&lt;&gt;&quot;&quot;;IF([.I139]=0;0;[.I140]/[.I139] - 1);IF([.W139]&gt;1.05;[.W139];0.05))" office:value-type="float" office:value="0.05" calcext:value-type="float">
            <text:p>0.0500</text:p>
          </table:table-cell>
          <table:table-cell table:formula="of:=[.X139]" office:value-type="float" office:value="35" calcext:value-type="float">
            <text:p>35</text:p>
          </table:table-cell>
          <table:table-cell table:formula="of:=IF([.B140]&lt;&gt;&quot;&quot;;[.I140];MIN([.X140];[.Y139]*(1 + [.W140])))" office:value-type="float" office:value="35" calcext:value-type="float">
            <text:p>35</text:p>
          </table:table-cell>
          <table:table-cell table:style-name="ce9" table:formula="of:=IF([.B140]&lt;&gt;&quot;&quot;;[.B140]+[.C140];MAX(0; MIN([.O139]*0.2;[.Z139]*POWER(2;1/IF([.Y140]=0;2.4;[.Y140])))))" office:value-type="float" office:value="5164.37837069141" calcext:value-type="float">
            <text:p>5164</text:p>
          </table:table-cell>
          <table:table-cell table:formula="of:=IF([.S140]&lt;&gt;&quot;&quot;;[.S140];[.Z140]-[.Z130])" office:value-type="float" office:value="927.856201412123" calcext:value-type="float">
            <text:p>928</text:p>
          </table:table-cell>
          <table:table-cell table:formula="of:=IF(AND([.T140]&lt;&gt;&quot;&quot;; [.T140]&lt;&gt;&quot;?&quot;);[.T140];[.AA140]*IF(COUNT([.V$2:.V140])=0;0;SUM([.V$2:.V140])/COUNT([.V$2:.V140])))" office:value-type="float" office:value="33.6900207848912" calcext:value-type="float">
            <text:p>34</text:p>
          </table:table-cell>
          <table:table-cell table:formula="of:=IF([.AB140]&gt;MIN([.AE140];MIN([.AF140];[.AG140]));&quot;!&quot;;&quot;&quot;)">
            <text:p/>
          </table:table-cell>
          <table:table-cell table:formula="of:=[.AD139]" office:value-type="float" office:value="272.657534246575" calcext:value-type="float">
            <text:p>273</text:p>
          </table:table-cell>
          <table:table-cell table:formula="of:=[.AE139]" office:value-type="float" office:value="240" calcext:value-type="float">
            <text:p>240</text:p>
          </table:table-cell>
          <table:table-cell table:formula="of:=[.AF139]" office:value-type="float" office:value="308" calcext:value-type="float">
            <text:p>308</text:p>
          </table:table-cell>
          <table:table-cell table:formula="of:=[.AG139]" office:value-type="float" office:value="3142" calcext:value-type="float">
            <text:p>3142</text:p>
          </table:table-cell>
          <table:table-cell table:formula="of:=[.AH139]" office:value-type="float" office:value="1047310" calcext:value-type="float">
            <text:p>1047310</text:p>
          </table:table-cell>
          <table:table-cell table:formula="of:=[.AI1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0]+1" office:value-type="date" office:date-value="2020-08-01" calcext:value-type="date">
            <text:p>2020-08-01</text:p>
          </table:table-cell>
          <table:table-cell table:number-columns-repeated="3"/>
          <table:table-cell table:formula="of:=IF([.B141]=&quot;&quot;;&quot;&quot;;SUM([.B141:.D141]))">
            <text:p/>
          </table:table-cell>
          <table:table-cell table:formula="of:=IF([.B141]=&quot;&quot;;&quot;&quot;;([.B141]+[.C141])/([.B140]+[.C140]) - 1)">
            <text:p/>
          </table:table-cell>
          <table:table-cell table:formula="of:=IF([.B141]=&quot;&quot;;&quot;&quot;;([.F141]+1)/([.F140]+1) - 1)">
            <text:p/>
          </table:table-cell>
          <table:table-cell table:formula="of:=IF([.B141]=&quot;&quot;;&quot;&quot;;ROUNDDOWN(LOG(([.B141]+[.C141])/([.$B$2]+[.$C$2]);2)))">
            <text:p/>
          </table:table-cell>
          <table:table-cell table:formula="of:=IF([.B141]=&quot;&quot;;&quot;&quot;;1 / LOG(([.B141]+[.C141])/([.B140]+[.C140]);2))">
            <text:p/>
          </table:table-cell>
          <table:table-cell table:formula="of:=IF([.B141]=&quot;&quot;;&quot;&quot;;COUNT([.$A$2:.A141]) / LOG(([.B141]+[.C141])/([.$B$2]+[.$C$2]);2))">
            <text:p/>
          </table:table-cell>
          <table:table-cell table:formula="of:=IF([.B141]=&quot;&quot;;&quot;&quot;;[.E141]-[.E140])">
            <text:p/>
          </table:table-cell>
          <table:table-cell/>
          <table:table-cell table:formula="of:=IF([.B141]=&quot;&quot;;&quot;&quot;;IF([.L141]=&quot;?&quot;;[.B141]+[.C141];[.B141]+[.C141]-[.L141]-[.N141]))">
            <text:p/>
          </table:table-cell>
          <table:table-cell table:formula="of:=IF([.B141]=&quot;&quot;;&quot;&quot;;[.N140])">
            <text:p/>
          </table:table-cell>
          <table:table-cell table:formula="of:=[.O140]" office:value-type="float" office:value="184719.6" calcext:value-type="float">
            <text:p>184720</text:p>
          </table:table-cell>
          <table:table-cell table:style-name="ce8" table:formula="of:=IF([.B141]=&quot;&quot;;&quot;&quot;;IF([.I141]=0;999999;LOG([.O141];2)*[.I141]))">
            <text:p/>
          </table:table-cell>
          <table:table-cell table:formula="of:=IF([.B141]=&quot;&quot;;&quot;&quot;;[.A141]+[.P141])">
            <text:p/>
          </table:table-cell>
          <table:table-cell table:formula="of:=IF([.B141]=&quot;&quot;;&quot;&quot;;([.B141]+[.C141])-([.B140]+[.C140]))">
            <text:p/>
          </table:table-cell>
          <table:table-cell table:formula="of:=IF([.B141]=&quot;&quot;;&quot;&quot;;SUM([.R131:.R141]))">
            <text:p/>
          </table:table-cell>
          <table:table-cell/>
          <table:table-cell table:formula="of:=IF([.B141]=&quot;&quot;;&quot;&quot;;[.U140])">
            <text:p/>
          </table:table-cell>
          <table:table-cell table:formula="of:=IF([.B141]=&quot;&quot;;&quot;&quot;;IF([.T141]=&quot;?&quot;;&quot;&quot;;IF([.S141]=0;0;[.T141]/[.S141])))">
            <text:p/>
          </table:table-cell>
          <table:table-cell table:formula="of:=IF([.B141]&lt;&gt;&quot;&quot;;IF([.I140]=0;0;[.I141]/[.I140] - 1);IF([.W140]&gt;1.05;[.W140];0.05))" office:value-type="float" office:value="0.05" calcext:value-type="float">
            <text:p>0.0500</text:p>
          </table:table-cell>
          <table:table-cell table:formula="of:=[.X140]" office:value-type="float" office:value="35" calcext:value-type="float">
            <text:p>35</text:p>
          </table:table-cell>
          <table:table-cell table:formula="of:=IF([.B141]&lt;&gt;&quot;&quot;;[.I141];MIN([.X141];[.Y140]*(1 + [.W141])))" office:value-type="float" office:value="35" calcext:value-type="float">
            <text:p>35</text:p>
          </table:table-cell>
          <table:table-cell table:style-name="ce9" table:formula="of:=IF([.B141]&lt;&gt;&quot;&quot;;[.B141]+[.C141];MAX(0; MIN([.O140]*0.2;[.Z140]*POWER(2;1/IF([.Y141]=0;2.4;[.Y141])))))" office:value-type="float" office:value="5267.67424976527" calcext:value-type="float">
            <text:p>5268</text:p>
          </table:table-cell>
          <table:table-cell table:formula="of:=IF([.S141]&lt;&gt;&quot;&quot;;[.S141];[.Z141]-[.Z131])" office:value-type="float" office:value="946.414818751805" calcext:value-type="float">
            <text:p>946</text:p>
          </table:table-cell>
          <table:table-cell table:formula="of:=IF(AND([.T141]&lt;&gt;&quot;&quot;; [.T141]&lt;&gt;&quot;?&quot;);[.T141];[.AA141]*IF(COUNT([.V$2:.V141])=0;0;SUM([.V$2:.V141])/COUNT([.V$2:.V141])))" office:value-type="float" office:value="34.3638754220227" calcext:value-type="float">
            <text:p>34</text:p>
          </table:table-cell>
          <table:table-cell table:formula="of:=IF([.AB141]&gt;MIN([.AE141];MIN([.AF141];[.AG141]));&quot;!&quot;;&quot;&quot;)">
            <text:p/>
          </table:table-cell>
          <table:table-cell table:formula="of:=[.AD140]" office:value-type="float" office:value="272.657534246575" calcext:value-type="float">
            <text:p>273</text:p>
          </table:table-cell>
          <table:table-cell table:formula="of:=[.AE140]" office:value-type="float" office:value="240" calcext:value-type="float">
            <text:p>240</text:p>
          </table:table-cell>
          <table:table-cell table:formula="of:=[.AF140]" office:value-type="float" office:value="308" calcext:value-type="float">
            <text:p>308</text:p>
          </table:table-cell>
          <table:table-cell table:formula="of:=[.AG140]" office:value-type="float" office:value="3142" calcext:value-type="float">
            <text:p>3142</text:p>
          </table:table-cell>
          <table:table-cell table:formula="of:=[.AH140]" office:value-type="float" office:value="1047310" calcext:value-type="float">
            <text:p>1047310</text:p>
          </table:table-cell>
          <table:table-cell table:formula="of:=[.AI1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1]+1" office:value-type="date" office:date-value="2020-08-02" calcext:value-type="date">
            <text:p>2020-08-02</text:p>
          </table:table-cell>
          <table:table-cell table:number-columns-repeated="3"/>
          <table:table-cell table:formula="of:=IF([.B142]=&quot;&quot;;&quot;&quot;;SUM([.B142:.D142]))">
            <text:p/>
          </table:table-cell>
          <table:table-cell table:formula="of:=IF([.B142]=&quot;&quot;;&quot;&quot;;([.B142]+[.C142])/([.B141]+[.C141]) - 1)">
            <text:p/>
          </table:table-cell>
          <table:table-cell table:formula="of:=IF([.B142]=&quot;&quot;;&quot;&quot;;([.F142]+1)/([.F141]+1) - 1)">
            <text:p/>
          </table:table-cell>
          <table:table-cell table:formula="of:=IF([.B142]=&quot;&quot;;&quot;&quot;;ROUNDDOWN(LOG(([.B142]+[.C142])/([.$B$2]+[.$C$2]);2)))">
            <text:p/>
          </table:table-cell>
          <table:table-cell table:formula="of:=IF([.B142]=&quot;&quot;;&quot;&quot;;1 / LOG(([.B142]+[.C142])/([.B141]+[.C141]);2))">
            <text:p/>
          </table:table-cell>
          <table:table-cell table:formula="of:=IF([.B142]=&quot;&quot;;&quot;&quot;;COUNT([.$A$2:.A142]) / LOG(([.B142]+[.C142])/([.$B$2]+[.$C$2]);2))">
            <text:p/>
          </table:table-cell>
          <table:table-cell table:formula="of:=IF([.B142]=&quot;&quot;;&quot;&quot;;[.E142]-[.E141])">
            <text:p/>
          </table:table-cell>
          <table:table-cell/>
          <table:table-cell table:formula="of:=IF([.B142]=&quot;&quot;;&quot;&quot;;IF([.L142]=&quot;?&quot;;[.B142]+[.C142];[.B142]+[.C142]-[.L142]-[.N142]))">
            <text:p/>
          </table:table-cell>
          <table:table-cell table:formula="of:=IF([.B142]=&quot;&quot;;&quot;&quot;;[.N141])">
            <text:p/>
          </table:table-cell>
          <table:table-cell table:formula="of:=[.O141]" office:value-type="float" office:value="184719.6" calcext:value-type="float">
            <text:p>184720</text:p>
          </table:table-cell>
          <table:table-cell table:style-name="ce8" table:formula="of:=IF([.B142]=&quot;&quot;;&quot;&quot;;IF([.I142]=0;999999;LOG([.O142];2)*[.I142]))">
            <text:p/>
          </table:table-cell>
          <table:table-cell table:formula="of:=IF([.B142]=&quot;&quot;;&quot;&quot;;[.A142]+[.P142])">
            <text:p/>
          </table:table-cell>
          <table:table-cell table:formula="of:=IF([.B142]=&quot;&quot;;&quot;&quot;;([.B142]+[.C142])-([.B141]+[.C141]))">
            <text:p/>
          </table:table-cell>
          <table:table-cell table:formula="of:=IF([.B142]=&quot;&quot;;&quot;&quot;;SUM([.R132:.R142]))">
            <text:p/>
          </table:table-cell>
          <table:table-cell/>
          <table:table-cell table:formula="of:=IF([.B142]=&quot;&quot;;&quot;&quot;;[.U141])">
            <text:p/>
          </table:table-cell>
          <table:table-cell table:formula="of:=IF([.B142]=&quot;&quot;;&quot;&quot;;IF([.T142]=&quot;?&quot;;&quot;&quot;;IF([.S142]=0;0;[.T142]/[.S142])))">
            <text:p/>
          </table:table-cell>
          <table:table-cell table:formula="of:=IF([.B142]&lt;&gt;&quot;&quot;;IF([.I141]=0;0;[.I142]/[.I141] - 1);IF([.W141]&gt;1.05;[.W141];0.05))" office:value-type="float" office:value="0.05" calcext:value-type="float">
            <text:p>0.0500</text:p>
          </table:table-cell>
          <table:table-cell table:formula="of:=[.X141]" office:value-type="float" office:value="35" calcext:value-type="float">
            <text:p>35</text:p>
          </table:table-cell>
          <table:table-cell table:formula="of:=IF([.B142]&lt;&gt;&quot;&quot;;[.I142];MIN([.X142];[.Y141]*(1 + [.W142])))" office:value-type="float" office:value="35" calcext:value-type="float">
            <text:p>35</text:p>
          </table:table-cell>
          <table:table-cell table:style-name="ce9" table:formula="of:=IF([.B142]&lt;&gt;&quot;&quot;;[.B142]+[.C142];MAX(0; MIN([.O141]*0.2;[.Z141]*POWER(2;1/IF([.Y142]=0;2.4;[.Y142])))))" office:value-type="float" office:value="5373.03621266718" calcext:value-type="float">
            <text:p>5373</text:p>
          </table:table-cell>
          <table:table-cell table:formula="of:=IF([.S142]&lt;&gt;&quot;&quot;;[.S142];[.Z142]-[.Z132])" office:value-type="float" office:value="965.344638306913" calcext:value-type="float">
            <text:p>965</text:p>
          </table:table-cell>
          <table:table-cell table:formula="of:=IF(AND([.T142]&lt;&gt;&quot;&quot;; [.T142]&lt;&gt;&quot;?&quot;);[.T142];[.AA142]*IF(COUNT([.V$2:.V142])=0;0;SUM([.V$2:.V142])/COUNT([.V$2:.V142])))" office:value-type="float" office:value="35.0512082364127" calcext:value-type="float">
            <text:p>35</text:p>
          </table:table-cell>
          <table:table-cell table:formula="of:=IF([.AB142]&gt;MIN([.AE142];MIN([.AF142];[.AG142]));&quot;!&quot;;&quot;&quot;)">
            <text:p/>
          </table:table-cell>
          <table:table-cell table:formula="of:=[.AD141]" office:value-type="float" office:value="272.657534246575" calcext:value-type="float">
            <text:p>273</text:p>
          </table:table-cell>
          <table:table-cell table:formula="of:=[.AE141]" office:value-type="float" office:value="240" calcext:value-type="float">
            <text:p>240</text:p>
          </table:table-cell>
          <table:table-cell table:formula="of:=[.AF141]" office:value-type="float" office:value="308" calcext:value-type="float">
            <text:p>308</text:p>
          </table:table-cell>
          <table:table-cell table:formula="of:=[.AG141]" office:value-type="float" office:value="3142" calcext:value-type="float">
            <text:p>3142</text:p>
          </table:table-cell>
          <table:table-cell table:formula="of:=[.AH141]" office:value-type="float" office:value="1047310" calcext:value-type="float">
            <text:p>1047310</text:p>
          </table:table-cell>
          <table:table-cell table:formula="of:=[.AI1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2]+1" office:value-type="date" office:date-value="2020-08-03" calcext:value-type="date">
            <text:p>2020-08-03</text:p>
          </table:table-cell>
          <table:table-cell table:number-columns-repeated="3"/>
          <table:table-cell table:formula="of:=IF([.B143]=&quot;&quot;;&quot;&quot;;SUM([.B143:.D143]))">
            <text:p/>
          </table:table-cell>
          <table:table-cell table:formula="of:=IF([.B143]=&quot;&quot;;&quot;&quot;;([.B143]+[.C143])/([.B142]+[.C142]) - 1)">
            <text:p/>
          </table:table-cell>
          <table:table-cell table:formula="of:=IF([.B143]=&quot;&quot;;&quot;&quot;;([.F143]+1)/([.F142]+1) - 1)">
            <text:p/>
          </table:table-cell>
          <table:table-cell table:formula="of:=IF([.B143]=&quot;&quot;;&quot;&quot;;ROUNDDOWN(LOG(([.B143]+[.C143])/([.$B$2]+[.$C$2]);2)))">
            <text:p/>
          </table:table-cell>
          <table:table-cell table:formula="of:=IF([.B143]=&quot;&quot;;&quot;&quot;;1 / LOG(([.B143]+[.C143])/([.B142]+[.C142]);2))">
            <text:p/>
          </table:table-cell>
          <table:table-cell table:formula="of:=IF([.B143]=&quot;&quot;;&quot;&quot;;COUNT([.$A$2:.A143]) / LOG(([.B143]+[.C143])/([.$B$2]+[.$C$2]);2))">
            <text:p/>
          </table:table-cell>
          <table:table-cell table:formula="of:=IF([.B143]=&quot;&quot;;&quot;&quot;;[.E143]-[.E142])">
            <text:p/>
          </table:table-cell>
          <table:table-cell/>
          <table:table-cell table:formula="of:=IF([.B143]=&quot;&quot;;&quot;&quot;;IF([.L143]=&quot;?&quot;;[.B143]+[.C143];[.B143]+[.C143]-[.L143]-[.N143]))">
            <text:p/>
          </table:table-cell>
          <table:table-cell table:formula="of:=IF([.B143]=&quot;&quot;;&quot;&quot;;[.N142])">
            <text:p/>
          </table:table-cell>
          <table:table-cell table:formula="of:=[.O142]" office:value-type="float" office:value="184719.6" calcext:value-type="float">
            <text:p>184720</text:p>
          </table:table-cell>
          <table:table-cell table:style-name="ce8" table:formula="of:=IF([.B143]=&quot;&quot;;&quot;&quot;;IF([.I143]=0;999999;LOG([.O143];2)*[.I143]))">
            <text:p/>
          </table:table-cell>
          <table:table-cell table:formula="of:=IF([.B143]=&quot;&quot;;&quot;&quot;;[.A143]+[.P143])">
            <text:p/>
          </table:table-cell>
          <table:table-cell table:formula="of:=IF([.B143]=&quot;&quot;;&quot;&quot;;([.B143]+[.C143])-([.B142]+[.C142]))">
            <text:p/>
          </table:table-cell>
          <table:table-cell table:formula="of:=IF([.B143]=&quot;&quot;;&quot;&quot;;SUM([.R133:.R143]))">
            <text:p/>
          </table:table-cell>
          <table:table-cell/>
          <table:table-cell table:formula="of:=IF([.B143]=&quot;&quot;;&quot;&quot;;[.U142])">
            <text:p/>
          </table:table-cell>
          <table:table-cell table:formula="of:=IF([.B143]=&quot;&quot;;&quot;&quot;;IF([.T143]=&quot;?&quot;;&quot;&quot;;IF([.S143]=0;0;[.T143]/[.S143])))">
            <text:p/>
          </table:table-cell>
          <table:table-cell table:formula="of:=IF([.B143]&lt;&gt;&quot;&quot;;IF([.I142]=0;0;[.I143]/[.I142] - 1);IF([.W142]&gt;1.05;[.W142];0.05))" office:value-type="float" office:value="0.05" calcext:value-type="float">
            <text:p>0.0500</text:p>
          </table:table-cell>
          <table:table-cell table:formula="of:=[.X142]" office:value-type="float" office:value="35" calcext:value-type="float">
            <text:p>35</text:p>
          </table:table-cell>
          <table:table-cell table:formula="of:=IF([.B143]&lt;&gt;&quot;&quot;;[.I143];MIN([.X143];[.Y142]*(1 + [.W143])))" office:value-type="float" office:value="35" calcext:value-type="float">
            <text:p>35</text:p>
          </table:table-cell>
          <table:table-cell table:style-name="ce9" table:formula="of:=IF([.B143]&lt;&gt;&quot;&quot;;[.B143]+[.C143];MAX(0; MIN([.O142]*0.2;[.Z142]*POWER(2;1/IF([.Y143]=0;2.4;[.Y143])))))" office:value-type="float" office:value="5480.5055843989" calcext:value-type="float">
            <text:p>5481</text:p>
          </table:table-cell>
          <table:table-cell table:formula="of:=IF([.S143]&lt;&gt;&quot;&quot;;[.S143];[.Z143]-[.Z133])" office:value-type="float" office:value="984.653084719176" calcext:value-type="float">
            <text:p>985</text:p>
          </table:table-cell>
          <table:table-cell table:formula="of:=IF(AND([.T143]&lt;&gt;&quot;&quot;; [.T143]&lt;&gt;&quot;?&quot;);[.T143];[.AA143]*IF(COUNT([.V$2:.V143])=0;0;SUM([.V$2:.V143])/COUNT([.V$2:.V143])))" office:value-type="float" office:value="35.7522888132985" calcext:value-type="float">
            <text:p>36</text:p>
          </table:table-cell>
          <table:table-cell table:formula="of:=IF([.AB143]&gt;MIN([.AE143];MIN([.AF143];[.AG143]));&quot;!&quot;;&quot;&quot;)">
            <text:p/>
          </table:table-cell>
          <table:table-cell table:formula="of:=[.AD142]" office:value-type="float" office:value="272.657534246575" calcext:value-type="float">
            <text:p>273</text:p>
          </table:table-cell>
          <table:table-cell table:formula="of:=[.AE142]" office:value-type="float" office:value="240" calcext:value-type="float">
            <text:p>240</text:p>
          </table:table-cell>
          <table:table-cell table:formula="of:=[.AF142]" office:value-type="float" office:value="308" calcext:value-type="float">
            <text:p>308</text:p>
          </table:table-cell>
          <table:table-cell table:formula="of:=[.AG142]" office:value-type="float" office:value="3142" calcext:value-type="float">
            <text:p>3142</text:p>
          </table:table-cell>
          <table:table-cell table:formula="of:=[.AH142]" office:value-type="float" office:value="1047310" calcext:value-type="float">
            <text:p>1047310</text:p>
          </table:table-cell>
          <table:table-cell table:formula="of:=[.AI1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3]+1" office:value-type="date" office:date-value="2020-08-04" calcext:value-type="date">
            <text:p>2020-08-04</text:p>
          </table:table-cell>
          <table:table-cell table:number-columns-repeated="3"/>
          <table:table-cell table:formula="of:=IF([.B144]=&quot;&quot;;&quot;&quot;;SUM([.B144:.D144]))">
            <text:p/>
          </table:table-cell>
          <table:table-cell table:formula="of:=IF([.B144]=&quot;&quot;;&quot;&quot;;([.B144]+[.C144])/([.B143]+[.C143]) - 1)">
            <text:p/>
          </table:table-cell>
          <table:table-cell table:formula="of:=IF([.B144]=&quot;&quot;;&quot;&quot;;([.F144]+1)/([.F143]+1) - 1)">
            <text:p/>
          </table:table-cell>
          <table:table-cell table:formula="of:=IF([.B144]=&quot;&quot;;&quot;&quot;;ROUNDDOWN(LOG(([.B144]+[.C144])/([.$B$2]+[.$C$2]);2)))">
            <text:p/>
          </table:table-cell>
          <table:table-cell table:formula="of:=IF([.B144]=&quot;&quot;;&quot;&quot;;1 / LOG(([.B144]+[.C144])/([.B143]+[.C143]);2))">
            <text:p/>
          </table:table-cell>
          <table:table-cell table:formula="of:=IF([.B144]=&quot;&quot;;&quot;&quot;;COUNT([.$A$2:.A144]) / LOG(([.B144]+[.C144])/([.$B$2]+[.$C$2]);2))">
            <text:p/>
          </table:table-cell>
          <table:table-cell table:formula="of:=IF([.B144]=&quot;&quot;;&quot;&quot;;[.E144]-[.E143])">
            <text:p/>
          </table:table-cell>
          <table:table-cell/>
          <table:table-cell table:formula="of:=IF([.B144]=&quot;&quot;;&quot;&quot;;IF([.L144]=&quot;?&quot;;[.B144]+[.C144];[.B144]+[.C144]-[.L144]-[.N144]))">
            <text:p/>
          </table:table-cell>
          <table:table-cell table:formula="of:=IF([.B144]=&quot;&quot;;&quot;&quot;;[.N143])">
            <text:p/>
          </table:table-cell>
          <table:table-cell table:formula="of:=[.O143]" office:value-type="float" office:value="184719.6" calcext:value-type="float">
            <text:p>184720</text:p>
          </table:table-cell>
          <table:table-cell table:style-name="ce8" table:formula="of:=IF([.B144]=&quot;&quot;;&quot;&quot;;IF([.I144]=0;999999;LOG([.O144];2)*[.I144]))">
            <text:p/>
          </table:table-cell>
          <table:table-cell table:formula="of:=IF([.B144]=&quot;&quot;;&quot;&quot;;[.A144]+[.P144])">
            <text:p/>
          </table:table-cell>
          <table:table-cell table:formula="of:=IF([.B144]=&quot;&quot;;&quot;&quot;;([.B144]+[.C144])-([.B143]+[.C143]))">
            <text:p/>
          </table:table-cell>
          <table:table-cell table:formula="of:=IF([.B144]=&quot;&quot;;&quot;&quot;;SUM([.R134:.R144]))">
            <text:p/>
          </table:table-cell>
          <table:table-cell/>
          <table:table-cell table:formula="of:=IF([.B144]=&quot;&quot;;&quot;&quot;;[.U143])">
            <text:p/>
          </table:table-cell>
          <table:table-cell table:formula="of:=IF([.B144]=&quot;&quot;;&quot;&quot;;IF([.T144]=&quot;?&quot;;&quot;&quot;;IF([.S144]=0;0;[.T144]/[.S144])))">
            <text:p/>
          </table:table-cell>
          <table:table-cell table:formula="of:=IF([.B144]&lt;&gt;&quot;&quot;;IF([.I143]=0;0;[.I144]/[.I143] - 1);IF([.W143]&gt;1.05;[.W143];0.05))" office:value-type="float" office:value="0.05" calcext:value-type="float">
            <text:p>0.0500</text:p>
          </table:table-cell>
          <table:table-cell table:formula="of:=[.X143]" office:value-type="float" office:value="35" calcext:value-type="float">
            <text:p>35</text:p>
          </table:table-cell>
          <table:table-cell table:formula="of:=IF([.B144]&lt;&gt;&quot;&quot;;[.I144];MIN([.X144];[.Y143]*(1 + [.W144])))" office:value-type="float" office:value="35" calcext:value-type="float">
            <text:p>35</text:p>
          </table:table-cell>
          <table:table-cell table:style-name="ce9" table:formula="of:=IF([.B144]&lt;&gt;&quot;&quot;;[.B144]+[.C144];MAX(0; MIN([.O143]*0.2;[.Z143]*POWER(2;1/IF([.Y144]=0;2.4;[.Y144])))))" office:value-type="float" office:value="5590.12451652875" calcext:value-type="float">
            <text:p>5590</text:p>
          </table:table-cell>
          <table:table-cell table:formula="of:=IF([.S144]&lt;&gt;&quot;&quot;;[.S144];[.Z144]-[.Z134])" office:value-type="float" office:value="1004.34773113511" calcext:value-type="float">
            <text:p>1004</text:p>
          </table:table-cell>
          <table:table-cell table:formula="of:=IF(AND([.T144]&lt;&gt;&quot;&quot;; [.T144]&lt;&gt;&quot;?&quot;);[.T144];[.AA144]*IF(COUNT([.V$2:.V144])=0;0;SUM([.V$2:.V144])/COUNT([.V$2:.V144])))" office:value-type="float" office:value="36.467392130056" calcext:value-type="float">
            <text:p>36</text:p>
          </table:table-cell>
          <table:table-cell table:formula="of:=IF([.AB144]&gt;MIN([.AE144];MIN([.AF144];[.AG144]));&quot;!&quot;;&quot;&quot;)">
            <text:p/>
          </table:table-cell>
          <table:table-cell table:formula="of:=[.AD143]" office:value-type="float" office:value="272.657534246575" calcext:value-type="float">
            <text:p>273</text:p>
          </table:table-cell>
          <table:table-cell table:formula="of:=[.AE143]" office:value-type="float" office:value="240" calcext:value-type="float">
            <text:p>240</text:p>
          </table:table-cell>
          <table:table-cell table:formula="of:=[.AF143]" office:value-type="float" office:value="308" calcext:value-type="float">
            <text:p>308</text:p>
          </table:table-cell>
          <table:table-cell table:formula="of:=[.AG143]" office:value-type="float" office:value="3142" calcext:value-type="float">
            <text:p>3142</text:p>
          </table:table-cell>
          <table:table-cell table:formula="of:=[.AH143]" office:value-type="float" office:value="1047310" calcext:value-type="float">
            <text:p>1047310</text:p>
          </table:table-cell>
          <table:table-cell table:formula="of:=[.AI1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4]+1" office:value-type="date" office:date-value="2020-08-05" calcext:value-type="date">
            <text:p>2020-08-05</text:p>
          </table:table-cell>
          <table:table-cell table:number-columns-repeated="3"/>
          <table:table-cell table:formula="of:=IF([.B145]=&quot;&quot;;&quot;&quot;;SUM([.B145:.D145]))">
            <text:p/>
          </table:table-cell>
          <table:table-cell table:formula="of:=IF([.B145]=&quot;&quot;;&quot;&quot;;([.B145]+[.C145])/([.B144]+[.C144]) - 1)">
            <text:p/>
          </table:table-cell>
          <table:table-cell table:formula="of:=IF([.B145]=&quot;&quot;;&quot;&quot;;([.F145]+1)/([.F144]+1) - 1)">
            <text:p/>
          </table:table-cell>
          <table:table-cell table:formula="of:=IF([.B145]=&quot;&quot;;&quot;&quot;;ROUNDDOWN(LOG(([.B145]+[.C145])/([.$B$2]+[.$C$2]);2)))">
            <text:p/>
          </table:table-cell>
          <table:table-cell table:formula="of:=IF([.B145]=&quot;&quot;;&quot;&quot;;1 / LOG(([.B145]+[.C145])/([.B144]+[.C144]);2))">
            <text:p/>
          </table:table-cell>
          <table:table-cell table:formula="of:=IF([.B145]=&quot;&quot;;&quot;&quot;;COUNT([.$A$2:.A145]) / LOG(([.B145]+[.C145])/([.$B$2]+[.$C$2]);2))">
            <text:p/>
          </table:table-cell>
          <table:table-cell table:formula="of:=IF([.B145]=&quot;&quot;;&quot;&quot;;[.E145]-[.E144])">
            <text:p/>
          </table:table-cell>
          <table:table-cell/>
          <table:table-cell table:formula="of:=IF([.B145]=&quot;&quot;;&quot;&quot;;IF([.L145]=&quot;?&quot;;[.B145]+[.C145];[.B145]+[.C145]-[.L145]-[.N145]))">
            <text:p/>
          </table:table-cell>
          <table:table-cell table:formula="of:=IF([.B145]=&quot;&quot;;&quot;&quot;;[.N144])">
            <text:p/>
          </table:table-cell>
          <table:table-cell table:formula="of:=[.O144]" office:value-type="float" office:value="184719.6" calcext:value-type="float">
            <text:p>184720</text:p>
          </table:table-cell>
          <table:table-cell table:style-name="ce8" table:formula="of:=IF([.B145]=&quot;&quot;;&quot;&quot;;IF([.I145]=0;999999;LOG([.O145];2)*[.I145]))">
            <text:p/>
          </table:table-cell>
          <table:table-cell table:formula="of:=IF([.B145]=&quot;&quot;;&quot;&quot;;[.A145]+[.P145])">
            <text:p/>
          </table:table-cell>
          <table:table-cell table:formula="of:=IF([.B145]=&quot;&quot;;&quot;&quot;;([.B145]+[.C145])-([.B144]+[.C144]))">
            <text:p/>
          </table:table-cell>
          <table:table-cell table:formula="of:=IF([.B145]=&quot;&quot;;&quot;&quot;;SUM([.R135:.R145]))">
            <text:p/>
          </table:table-cell>
          <table:table-cell/>
          <table:table-cell table:formula="of:=IF([.B145]=&quot;&quot;;&quot;&quot;;[.U144])">
            <text:p/>
          </table:table-cell>
          <table:table-cell table:formula="of:=IF([.B145]=&quot;&quot;;&quot;&quot;;IF([.T145]=&quot;?&quot;;&quot;&quot;;IF([.S145]=0;0;[.T145]/[.S145])))">
            <text:p/>
          </table:table-cell>
          <table:table-cell table:formula="of:=IF([.B145]&lt;&gt;&quot;&quot;;IF([.I144]=0;0;[.I145]/[.I144] - 1);IF([.W144]&gt;1.05;[.W144];0.05))" office:value-type="float" office:value="0.05" calcext:value-type="float">
            <text:p>0.0500</text:p>
          </table:table-cell>
          <table:table-cell table:formula="of:=[.X144]" office:value-type="float" office:value="35" calcext:value-type="float">
            <text:p>35</text:p>
          </table:table-cell>
          <table:table-cell table:formula="of:=IF([.B145]&lt;&gt;&quot;&quot;;[.I145];MIN([.X145];[.Y144]*(1 + [.W145])))" office:value-type="float" office:value="35" calcext:value-type="float">
            <text:p>35</text:p>
          </table:table-cell>
          <table:table-cell table:style-name="ce9" table:formula="of:=IF([.B145]&lt;&gt;&quot;&quot;;[.B145]+[.C145];MAX(0; MIN([.O144]*0.2;[.Z144]*POWER(2;1/IF([.Y145]=0;2.4;[.Y145])))))" office:value-type="float" office:value="5701.93600372423" calcext:value-type="float">
            <text:p>5702</text:p>
          </table:table-cell>
          <table:table-cell table:formula="of:=IF([.S145]&lt;&gt;&quot;&quot;;[.S145];[.Z145]-[.Z135])" office:value-type="float" office:value="1024.43630217634" calcext:value-type="float">
            <text:p>1024</text:p>
          </table:table-cell>
          <table:table-cell table:formula="of:=IF(AND([.T145]&lt;&gt;&quot;&quot;; [.T145]&lt;&gt;&quot;?&quot;);[.T145];[.AA145]*IF(COUNT([.V$2:.V145])=0;0;SUM([.V$2:.V145])/COUNT([.V$2:.V145])))" office:value-type="float" office:value="37.1967986640511" calcext:value-type="float">
            <text:p>37</text:p>
          </table:table-cell>
          <table:table-cell table:formula="of:=IF([.AB145]&gt;MIN([.AE145];MIN([.AF145];[.AG145]));&quot;!&quot;;&quot;&quot;)">
            <text:p/>
          </table:table-cell>
          <table:table-cell table:formula="of:=[.AD144]" office:value-type="float" office:value="272.657534246575" calcext:value-type="float">
            <text:p>273</text:p>
          </table:table-cell>
          <table:table-cell table:formula="of:=[.AE144]" office:value-type="float" office:value="240" calcext:value-type="float">
            <text:p>240</text:p>
          </table:table-cell>
          <table:table-cell table:formula="of:=[.AF144]" office:value-type="float" office:value="308" calcext:value-type="float">
            <text:p>308</text:p>
          </table:table-cell>
          <table:table-cell table:formula="of:=[.AG144]" office:value-type="float" office:value="3142" calcext:value-type="float">
            <text:p>3142</text:p>
          </table:table-cell>
          <table:table-cell table:formula="of:=[.AH144]" office:value-type="float" office:value="1047310" calcext:value-type="float">
            <text:p>1047310</text:p>
          </table:table-cell>
          <table:table-cell table:formula="of:=[.AI1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5]+1" office:value-type="date" office:date-value="2020-08-06" calcext:value-type="date">
            <text:p>2020-08-06</text:p>
          </table:table-cell>
          <table:table-cell table:number-columns-repeated="3"/>
          <table:table-cell table:formula="of:=IF([.B146]=&quot;&quot;;&quot;&quot;;SUM([.B146:.D146]))">
            <text:p/>
          </table:table-cell>
          <table:table-cell table:formula="of:=IF([.B146]=&quot;&quot;;&quot;&quot;;([.B146]+[.C146])/([.B145]+[.C145]) - 1)">
            <text:p/>
          </table:table-cell>
          <table:table-cell table:formula="of:=IF([.B146]=&quot;&quot;;&quot;&quot;;([.F146]+1)/([.F145]+1) - 1)">
            <text:p/>
          </table:table-cell>
          <table:table-cell table:formula="of:=IF([.B146]=&quot;&quot;;&quot;&quot;;ROUNDDOWN(LOG(([.B146]+[.C146])/([.$B$2]+[.$C$2]);2)))">
            <text:p/>
          </table:table-cell>
          <table:table-cell table:formula="of:=IF([.B146]=&quot;&quot;;&quot;&quot;;1 / LOG(([.B146]+[.C146])/([.B145]+[.C145]);2))">
            <text:p/>
          </table:table-cell>
          <table:table-cell table:formula="of:=IF([.B146]=&quot;&quot;;&quot;&quot;;COUNT([.$A$2:.A146]) / LOG(([.B146]+[.C146])/([.$B$2]+[.$C$2]);2))">
            <text:p/>
          </table:table-cell>
          <table:table-cell table:formula="of:=IF([.B146]=&quot;&quot;;&quot;&quot;;[.E146]-[.E145])">
            <text:p/>
          </table:table-cell>
          <table:table-cell/>
          <table:table-cell table:formula="of:=IF([.B146]=&quot;&quot;;&quot;&quot;;IF([.L146]=&quot;?&quot;;[.B146]+[.C146];[.B146]+[.C146]-[.L146]-[.N146]))">
            <text:p/>
          </table:table-cell>
          <table:table-cell table:formula="of:=IF([.B146]=&quot;&quot;;&quot;&quot;;[.N145])">
            <text:p/>
          </table:table-cell>
          <table:table-cell table:formula="of:=[.O145]" office:value-type="float" office:value="184719.6" calcext:value-type="float">
            <text:p>184720</text:p>
          </table:table-cell>
          <table:table-cell table:style-name="ce8" table:formula="of:=IF([.B146]=&quot;&quot;;&quot;&quot;;IF([.I146]=0;999999;LOG([.O146];2)*[.I146]))">
            <text:p/>
          </table:table-cell>
          <table:table-cell table:formula="of:=IF([.B146]=&quot;&quot;;&quot;&quot;;[.A146]+[.P146])">
            <text:p/>
          </table:table-cell>
          <table:table-cell table:formula="of:=IF([.B146]=&quot;&quot;;&quot;&quot;;([.B146]+[.C146])-([.B145]+[.C145]))">
            <text:p/>
          </table:table-cell>
          <table:table-cell table:formula="of:=IF([.B146]=&quot;&quot;;&quot;&quot;;SUM([.R136:.R146]))">
            <text:p/>
          </table:table-cell>
          <table:table-cell/>
          <table:table-cell table:formula="of:=IF([.B146]=&quot;&quot;;&quot;&quot;;[.U145])">
            <text:p/>
          </table:table-cell>
          <table:table-cell table:formula="of:=IF([.B146]=&quot;&quot;;&quot;&quot;;IF([.T146]=&quot;?&quot;;&quot;&quot;;IF([.S146]=0;0;[.T146]/[.S146])))">
            <text:p/>
          </table:table-cell>
          <table:table-cell table:formula="of:=IF([.B146]&lt;&gt;&quot;&quot;;IF([.I145]=0;0;[.I146]/[.I145] - 1);IF([.W145]&gt;1.05;[.W145];0.05))" office:value-type="float" office:value="0.05" calcext:value-type="float">
            <text:p>0.0500</text:p>
          </table:table-cell>
          <table:table-cell table:formula="of:=[.X145]" office:value-type="float" office:value="35" calcext:value-type="float">
            <text:p>35</text:p>
          </table:table-cell>
          <table:table-cell table:formula="of:=IF([.B146]&lt;&gt;&quot;&quot;;[.I146];MIN([.X146];[.Y145]*(1 + [.W146])))" office:value-type="float" office:value="35" calcext:value-type="float">
            <text:p>35</text:p>
          </table:table-cell>
          <table:table-cell table:style-name="ce9" table:formula="of:=IF([.B146]&lt;&gt;&quot;&quot;;[.B146]+[.C146];MAX(0; MIN([.O145]*0.2;[.Z145]*POWER(2;1/IF([.Y146]=0;2.4;[.Y146])))))" office:value-type="float" office:value="5815.98390061539" calcext:value-type="float">
            <text:p>5816</text:p>
          </table:table-cell>
          <table:table-cell table:formula="of:=IF([.S146]&lt;&gt;&quot;&quot;;[.S146];[.Z146]-[.Z136])" office:value-type="float" office:value="1044.92667696937" calcext:value-type="float">
            <text:p>1045</text:p>
          </table:table-cell>
          <table:table-cell table:formula="of:=IF(AND([.T146]&lt;&gt;&quot;&quot;; [.T146]&lt;&gt;&quot;?&quot;);[.T146];[.AA146]*IF(COUNT([.V$2:.V146])=0;0;SUM([.V$2:.V146])/COUNT([.V$2:.V146])))" office:value-type="float" office:value="37.9407945026484" calcext:value-type="float">
            <text:p>38</text:p>
          </table:table-cell>
          <table:table-cell table:formula="of:=IF([.AB146]&gt;MIN([.AE146];MIN([.AF146];[.AG146]));&quot;!&quot;;&quot;&quot;)">
            <text:p/>
          </table:table-cell>
          <table:table-cell table:formula="of:=[.AD145]" office:value-type="float" office:value="272.657534246575" calcext:value-type="float">
            <text:p>273</text:p>
          </table:table-cell>
          <table:table-cell table:formula="of:=[.AE145]" office:value-type="float" office:value="240" calcext:value-type="float">
            <text:p>240</text:p>
          </table:table-cell>
          <table:table-cell table:formula="of:=[.AF145]" office:value-type="float" office:value="308" calcext:value-type="float">
            <text:p>308</text:p>
          </table:table-cell>
          <table:table-cell table:formula="of:=[.AG145]" office:value-type="float" office:value="3142" calcext:value-type="float">
            <text:p>3142</text:p>
          </table:table-cell>
          <table:table-cell table:formula="of:=[.AH145]" office:value-type="float" office:value="1047310" calcext:value-type="float">
            <text:p>1047310</text:p>
          </table:table-cell>
          <table:table-cell table:formula="of:=[.AI1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6]+1" office:value-type="date" office:date-value="2020-08-07" calcext:value-type="date">
            <text:p>2020-08-07</text:p>
          </table:table-cell>
          <table:table-cell table:number-columns-repeated="3"/>
          <table:table-cell table:formula="of:=IF([.B147]=&quot;&quot;;&quot;&quot;;SUM([.B147:.D147]))">
            <text:p/>
          </table:table-cell>
          <table:table-cell table:formula="of:=IF([.B147]=&quot;&quot;;&quot;&quot;;([.B147]+[.C147])/([.B146]+[.C146]) - 1)">
            <text:p/>
          </table:table-cell>
          <table:table-cell table:formula="of:=IF([.B147]=&quot;&quot;;&quot;&quot;;([.F147]+1)/([.F146]+1) - 1)">
            <text:p/>
          </table:table-cell>
          <table:table-cell table:formula="of:=IF([.B147]=&quot;&quot;;&quot;&quot;;ROUNDDOWN(LOG(([.B147]+[.C147])/([.$B$2]+[.$C$2]);2)))">
            <text:p/>
          </table:table-cell>
          <table:table-cell table:formula="of:=IF([.B147]=&quot;&quot;;&quot;&quot;;1 / LOG(([.B147]+[.C147])/([.B146]+[.C146]);2))">
            <text:p/>
          </table:table-cell>
          <table:table-cell table:formula="of:=IF([.B147]=&quot;&quot;;&quot;&quot;;COUNT([.$A$2:.A147]) / LOG(([.B147]+[.C147])/([.$B$2]+[.$C$2]);2))">
            <text:p/>
          </table:table-cell>
          <table:table-cell table:formula="of:=IF([.B147]=&quot;&quot;;&quot;&quot;;[.E147]-[.E146])">
            <text:p/>
          </table:table-cell>
          <table:table-cell/>
          <table:table-cell table:formula="of:=IF([.B147]=&quot;&quot;;&quot;&quot;;IF([.L147]=&quot;?&quot;;[.B147]+[.C147];[.B147]+[.C147]-[.L147]-[.N147]))">
            <text:p/>
          </table:table-cell>
          <table:table-cell table:formula="of:=IF([.B147]=&quot;&quot;;&quot;&quot;;[.N146])">
            <text:p/>
          </table:table-cell>
          <table:table-cell table:formula="of:=[.O146]" office:value-type="float" office:value="184719.6" calcext:value-type="float">
            <text:p>184720</text:p>
          </table:table-cell>
          <table:table-cell table:style-name="ce8" table:formula="of:=IF([.B147]=&quot;&quot;;&quot;&quot;;IF([.I147]=0;999999;LOG([.O147];2)*[.I147]))">
            <text:p/>
          </table:table-cell>
          <table:table-cell table:formula="of:=IF([.B147]=&quot;&quot;;&quot;&quot;;[.A147]+[.P147])">
            <text:p/>
          </table:table-cell>
          <table:table-cell table:formula="of:=IF([.B147]=&quot;&quot;;&quot;&quot;;([.B147]+[.C147])-([.B146]+[.C146]))">
            <text:p/>
          </table:table-cell>
          <table:table-cell table:formula="of:=IF([.B147]=&quot;&quot;;&quot;&quot;;SUM([.R137:.R147]))">
            <text:p/>
          </table:table-cell>
          <table:table-cell/>
          <table:table-cell table:formula="of:=IF([.B147]=&quot;&quot;;&quot;&quot;;[.U146])">
            <text:p/>
          </table:table-cell>
          <table:table-cell table:formula="of:=IF([.B147]=&quot;&quot;;&quot;&quot;;IF([.T147]=&quot;?&quot;;&quot;&quot;;IF([.S147]=0;0;[.T147]/[.S147])))">
            <text:p/>
          </table:table-cell>
          <table:table-cell table:formula="of:=IF([.B147]&lt;&gt;&quot;&quot;;IF([.I146]=0;0;[.I147]/[.I146] - 1);IF([.W146]&gt;1.05;[.W146];0.05))" office:value-type="float" office:value="0.05" calcext:value-type="float">
            <text:p>0.0500</text:p>
          </table:table-cell>
          <table:table-cell table:formula="of:=[.X146]" office:value-type="float" office:value="35" calcext:value-type="float">
            <text:p>35</text:p>
          </table:table-cell>
          <table:table-cell table:formula="of:=IF([.B147]&lt;&gt;&quot;&quot;;[.I147];MIN([.X147];[.Y146]*(1 + [.W147])))" office:value-type="float" office:value="35" calcext:value-type="float">
            <text:p>35</text:p>
          </table:table-cell>
          <table:table-cell table:style-name="ce9" table:formula="of:=IF([.B147]&lt;&gt;&quot;&quot;;[.B147]+[.C147];MAX(0; MIN([.O146]*0.2;[.Z146]*POWER(2;1/IF([.Y147]=0;2.4;[.Y147])))))" office:value-type="float" office:value="5932.31293899548" calcext:value-type="float">
            <text:p>5932</text:p>
          </table:table-cell>
          <table:table-cell table:formula="of:=IF([.S147]&lt;&gt;&quot;&quot;;[.S147];[.Z147]-[.Z137])" office:value-type="float" office:value="1065.8268922359" calcext:value-type="float">
            <text:p>1066</text:p>
          </table:table-cell>
          <table:table-cell table:formula="of:=IF(AND([.T147]&lt;&gt;&quot;&quot;; [.T147]&lt;&gt;&quot;?&quot;);[.T147];[.AA147]*IF(COUNT([.V$2:.V147])=0;0;SUM([.V$2:.V147])/COUNT([.V$2:.V147])))" office:value-type="float" office:value="38.6996714554204" calcext:value-type="float">
            <text:p>39</text:p>
          </table:table-cell>
          <table:table-cell table:formula="of:=IF([.AB147]&gt;MIN([.AE147];MIN([.AF147];[.AG147]));&quot;!&quot;;&quot;&quot;)">
            <text:p/>
          </table:table-cell>
          <table:table-cell table:formula="of:=[.AD146]" office:value-type="float" office:value="272.657534246575" calcext:value-type="float">
            <text:p>273</text:p>
          </table:table-cell>
          <table:table-cell table:formula="of:=[.AE146]" office:value-type="float" office:value="240" calcext:value-type="float">
            <text:p>240</text:p>
          </table:table-cell>
          <table:table-cell table:formula="of:=[.AF146]" office:value-type="float" office:value="308" calcext:value-type="float">
            <text:p>308</text:p>
          </table:table-cell>
          <table:table-cell table:formula="of:=[.AG146]" office:value-type="float" office:value="3142" calcext:value-type="float">
            <text:p>3142</text:p>
          </table:table-cell>
          <table:table-cell table:formula="of:=[.AH146]" office:value-type="float" office:value="1047310" calcext:value-type="float">
            <text:p>1047310</text:p>
          </table:table-cell>
          <table:table-cell table:formula="of:=[.AI1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7]+1" office:value-type="date" office:date-value="2020-08-08" calcext:value-type="date">
            <text:p>2020-08-08</text:p>
          </table:table-cell>
          <table:table-cell table:number-columns-repeated="3"/>
          <table:table-cell table:formula="of:=IF([.B148]=&quot;&quot;;&quot;&quot;;SUM([.B148:.D148]))">
            <text:p/>
          </table:table-cell>
          <table:table-cell table:formula="of:=IF([.B148]=&quot;&quot;;&quot;&quot;;([.B148]+[.C148])/([.B147]+[.C147]) - 1)">
            <text:p/>
          </table:table-cell>
          <table:table-cell table:formula="of:=IF([.B148]=&quot;&quot;;&quot;&quot;;([.F148]+1)/([.F147]+1) - 1)">
            <text:p/>
          </table:table-cell>
          <table:table-cell table:formula="of:=IF([.B148]=&quot;&quot;;&quot;&quot;;ROUNDDOWN(LOG(([.B148]+[.C148])/([.$B$2]+[.$C$2]);2)))">
            <text:p/>
          </table:table-cell>
          <table:table-cell table:formula="of:=IF([.B148]=&quot;&quot;;&quot;&quot;;1 / LOG(([.B148]+[.C148])/([.B147]+[.C147]);2))">
            <text:p/>
          </table:table-cell>
          <table:table-cell table:formula="of:=IF([.B148]=&quot;&quot;;&quot;&quot;;COUNT([.$A$2:.A148]) / LOG(([.B148]+[.C148])/([.$B$2]+[.$C$2]);2))">
            <text:p/>
          </table:table-cell>
          <table:table-cell table:formula="of:=IF([.B148]=&quot;&quot;;&quot;&quot;;[.E148]-[.E147])">
            <text:p/>
          </table:table-cell>
          <table:table-cell/>
          <table:table-cell table:formula="of:=IF([.B148]=&quot;&quot;;&quot;&quot;;IF([.L148]=&quot;?&quot;;[.B148]+[.C148];[.B148]+[.C148]-[.L148]-[.N148]))">
            <text:p/>
          </table:table-cell>
          <table:table-cell table:formula="of:=IF([.B148]=&quot;&quot;;&quot;&quot;;[.N147])">
            <text:p/>
          </table:table-cell>
          <table:table-cell table:formula="of:=[.O147]" office:value-type="float" office:value="184719.6" calcext:value-type="float">
            <text:p>184720</text:p>
          </table:table-cell>
          <table:table-cell table:style-name="ce8" table:formula="of:=IF([.B148]=&quot;&quot;;&quot;&quot;;IF([.I148]=0;999999;LOG([.O148];2)*[.I148]))">
            <text:p/>
          </table:table-cell>
          <table:table-cell table:formula="of:=IF([.B148]=&quot;&quot;;&quot;&quot;;[.A148]+[.P148])">
            <text:p/>
          </table:table-cell>
          <table:table-cell table:formula="of:=IF([.B148]=&quot;&quot;;&quot;&quot;;([.B148]+[.C148])-([.B147]+[.C147]))">
            <text:p/>
          </table:table-cell>
          <table:table-cell table:formula="of:=IF([.B148]=&quot;&quot;;&quot;&quot;;SUM([.R138:.R148]))">
            <text:p/>
          </table:table-cell>
          <table:table-cell/>
          <table:table-cell table:formula="of:=IF([.B148]=&quot;&quot;;&quot;&quot;;[.U147])">
            <text:p/>
          </table:table-cell>
          <table:table-cell table:formula="of:=IF([.B148]=&quot;&quot;;&quot;&quot;;IF([.T148]=&quot;?&quot;;&quot;&quot;;IF([.S148]=0;0;[.T148]/[.S148])))">
            <text:p/>
          </table:table-cell>
          <table:table-cell table:formula="of:=IF([.B148]&lt;&gt;&quot;&quot;;IF([.I147]=0;0;[.I148]/[.I147] - 1);IF([.W147]&gt;1.05;[.W147];0.05))" office:value-type="float" office:value="0.05" calcext:value-type="float">
            <text:p>0.0500</text:p>
          </table:table-cell>
          <table:table-cell table:formula="of:=[.X147]" office:value-type="float" office:value="35" calcext:value-type="float">
            <text:p>35</text:p>
          </table:table-cell>
          <table:table-cell table:formula="of:=IF([.B148]&lt;&gt;&quot;&quot;;[.I148];MIN([.X148];[.Y147]*(1 + [.W148])))" office:value-type="float" office:value="35" calcext:value-type="float">
            <text:p>35</text:p>
          </table:table-cell>
          <table:table-cell table:style-name="ce9" table:formula="of:=IF([.B148]&lt;&gt;&quot;&quot;;[.B148]+[.C148];MAX(0; MIN([.O147]*0.2;[.Z147]*POWER(2;1/IF([.Y148]=0;2.4;[.Y148])))))" office:value-type="float" office:value="6050.9687453656" calcext:value-type="float">
            <text:p>6051</text:p>
          </table:table-cell>
          <table:table-cell table:formula="of:=IF([.S148]&lt;&gt;&quot;&quot;;[.S148];[.Z148]-[.Z138])" office:value-type="float" office:value="1087.14514544501" calcext:value-type="float">
            <text:p>1087</text:p>
          </table:table-cell>
          <table:table-cell table:formula="of:=IF(AND([.T148]&lt;&gt;&quot;&quot;; [.T148]&lt;&gt;&quot;?&quot;);[.T148];[.AA148]*IF(COUNT([.V$2:.V148])=0;0;SUM([.V$2:.V148])/COUNT([.V$2:.V148])))" office:value-type="float" office:value="39.4737271686004" calcext:value-type="float">
            <text:p>39</text:p>
          </table:table-cell>
          <table:table-cell table:formula="of:=IF([.AB148]&gt;MIN([.AE148];MIN([.AF148];[.AG148]));&quot;!&quot;;&quot;&quot;)">
            <text:p/>
          </table:table-cell>
          <table:table-cell table:formula="of:=[.AD147]" office:value-type="float" office:value="272.657534246575" calcext:value-type="float">
            <text:p>273</text:p>
          </table:table-cell>
          <table:table-cell table:formula="of:=[.AE147]" office:value-type="float" office:value="240" calcext:value-type="float">
            <text:p>240</text:p>
          </table:table-cell>
          <table:table-cell table:formula="of:=[.AF147]" office:value-type="float" office:value="308" calcext:value-type="float">
            <text:p>308</text:p>
          </table:table-cell>
          <table:table-cell table:formula="of:=[.AG147]" office:value-type="float" office:value="3142" calcext:value-type="float">
            <text:p>3142</text:p>
          </table:table-cell>
          <table:table-cell table:formula="of:=[.AH147]" office:value-type="float" office:value="1047310" calcext:value-type="float">
            <text:p>1047310</text:p>
          </table:table-cell>
          <table:table-cell table:formula="of:=[.AI1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8]+1" office:value-type="date" office:date-value="2020-08-09" calcext:value-type="date">
            <text:p>2020-08-09</text:p>
          </table:table-cell>
          <table:table-cell table:number-columns-repeated="3"/>
          <table:table-cell table:formula="of:=IF([.B149]=&quot;&quot;;&quot;&quot;;SUM([.B149:.D149]))">
            <text:p/>
          </table:table-cell>
          <table:table-cell table:formula="of:=IF([.B149]=&quot;&quot;;&quot;&quot;;([.B149]+[.C149])/([.B148]+[.C148]) - 1)">
            <text:p/>
          </table:table-cell>
          <table:table-cell table:formula="of:=IF([.B149]=&quot;&quot;;&quot;&quot;;([.F149]+1)/([.F148]+1) - 1)">
            <text:p/>
          </table:table-cell>
          <table:table-cell table:formula="of:=IF([.B149]=&quot;&quot;;&quot;&quot;;ROUNDDOWN(LOG(([.B149]+[.C149])/([.$B$2]+[.$C$2]);2)))">
            <text:p/>
          </table:table-cell>
          <table:table-cell table:formula="of:=IF([.B149]=&quot;&quot;;&quot;&quot;;1 / LOG(([.B149]+[.C149])/([.B148]+[.C148]);2))">
            <text:p/>
          </table:table-cell>
          <table:table-cell table:formula="of:=IF([.B149]=&quot;&quot;;&quot;&quot;;COUNT([.$A$2:.A149]) / LOG(([.B149]+[.C149])/([.$B$2]+[.$C$2]);2))">
            <text:p/>
          </table:table-cell>
          <table:table-cell table:formula="of:=IF([.B149]=&quot;&quot;;&quot;&quot;;[.E149]-[.E148])">
            <text:p/>
          </table:table-cell>
          <table:table-cell/>
          <table:table-cell table:formula="of:=IF([.B149]=&quot;&quot;;&quot;&quot;;IF([.L149]=&quot;?&quot;;[.B149]+[.C149];[.B149]+[.C149]-[.L149]-[.N149]))">
            <text:p/>
          </table:table-cell>
          <table:table-cell table:formula="of:=IF([.B149]=&quot;&quot;;&quot;&quot;;[.N148])">
            <text:p/>
          </table:table-cell>
          <table:table-cell table:formula="of:=[.O148]" office:value-type="float" office:value="184719.6" calcext:value-type="float">
            <text:p>184720</text:p>
          </table:table-cell>
          <table:table-cell table:style-name="ce8" table:formula="of:=IF([.B149]=&quot;&quot;;&quot;&quot;;IF([.I149]=0;999999;LOG([.O149];2)*[.I149]))">
            <text:p/>
          </table:table-cell>
          <table:table-cell table:formula="of:=IF([.B149]=&quot;&quot;;&quot;&quot;;[.A149]+[.P149])">
            <text:p/>
          </table:table-cell>
          <table:table-cell table:formula="of:=IF([.B149]=&quot;&quot;;&quot;&quot;;([.B149]+[.C149])-([.B148]+[.C148]))">
            <text:p/>
          </table:table-cell>
          <table:table-cell table:formula="of:=IF([.B149]=&quot;&quot;;&quot;&quot;;SUM([.R139:.R149]))">
            <text:p/>
          </table:table-cell>
          <table:table-cell/>
          <table:table-cell table:formula="of:=IF([.B149]=&quot;&quot;;&quot;&quot;;[.U148])">
            <text:p/>
          </table:table-cell>
          <table:table-cell table:formula="of:=IF([.B149]=&quot;&quot;;&quot;&quot;;IF([.T149]=&quot;?&quot;;&quot;&quot;;IF([.S149]=0;0;[.T149]/[.S149])))">
            <text:p/>
          </table:table-cell>
          <table:table-cell table:formula="of:=IF([.B149]&lt;&gt;&quot;&quot;;IF([.I148]=0;0;[.I149]/[.I148] - 1);IF([.W148]&gt;1.05;[.W148];0.05))" office:value-type="float" office:value="0.05" calcext:value-type="float">
            <text:p>0.0500</text:p>
          </table:table-cell>
          <table:table-cell table:formula="of:=[.X148]" office:value-type="float" office:value="35" calcext:value-type="float">
            <text:p>35</text:p>
          </table:table-cell>
          <table:table-cell table:formula="of:=IF([.B149]&lt;&gt;&quot;&quot;;[.I149];MIN([.X149];[.Y148]*(1 + [.W149])))" office:value-type="float" office:value="35" calcext:value-type="float">
            <text:p>35</text:p>
          </table:table-cell>
          <table:table-cell table:style-name="ce9" table:formula="of:=IF([.B149]&lt;&gt;&quot;&quot;;[.B149]+[.C149];MAX(0; MIN([.O148]*0.2;[.Z148]*POWER(2;1/IF([.Y149]=0;2.4;[.Y149])))))" office:value-type="float" office:value="6171.99785883028" calcext:value-type="float">
            <text:p>6172</text:p>
          </table:table-cell>
          <table:table-cell table:formula="of:=IF([.S149]&lt;&gt;&quot;&quot;;[.S149];[.Z149]-[.Z139])" office:value-type="float" office:value="1108.88979802836" calcext:value-type="float">
            <text:p>1109</text:p>
          </table:table-cell>
          <table:table-cell table:formula="of:=IF(AND([.T149]&lt;&gt;&quot;&quot;; [.T149]&lt;&gt;&quot;?&quot;);[.T149];[.AA149]*IF(COUNT([.V$2:.V149])=0;0;SUM([.V$2:.V149])/COUNT([.V$2:.V149])))" office:value-type="float" office:value="40.2632652418258" calcext:value-type="float">
            <text:p>40</text:p>
          </table:table-cell>
          <table:table-cell table:formula="of:=IF([.AB149]&gt;MIN([.AE149];MIN([.AF149];[.AG149]));&quot;!&quot;;&quot;&quot;)">
            <text:p/>
          </table:table-cell>
          <table:table-cell table:formula="of:=[.AD148]" office:value-type="float" office:value="272.657534246575" calcext:value-type="float">
            <text:p>273</text:p>
          </table:table-cell>
          <table:table-cell table:formula="of:=[.AE148]" office:value-type="float" office:value="240" calcext:value-type="float">
            <text:p>240</text:p>
          </table:table-cell>
          <table:table-cell table:formula="of:=[.AF148]" office:value-type="float" office:value="308" calcext:value-type="float">
            <text:p>308</text:p>
          </table:table-cell>
          <table:table-cell table:formula="of:=[.AG148]" office:value-type="float" office:value="3142" calcext:value-type="float">
            <text:p>3142</text:p>
          </table:table-cell>
          <table:table-cell table:formula="of:=[.AH148]" office:value-type="float" office:value="1047310" calcext:value-type="float">
            <text:p>1047310</text:p>
          </table:table-cell>
          <table:table-cell table:formula="of:=[.AI1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49]+1" office:value-type="date" office:date-value="2020-08-10" calcext:value-type="date">
            <text:p>2020-08-10</text:p>
          </table:table-cell>
          <table:table-cell table:number-columns-repeated="3"/>
          <table:table-cell table:formula="of:=IF([.B150]=&quot;&quot;;&quot;&quot;;SUM([.B150:.D150]))">
            <text:p/>
          </table:table-cell>
          <table:table-cell table:formula="of:=IF([.B150]=&quot;&quot;;&quot;&quot;;([.B150]+[.C150])/([.B149]+[.C149]) - 1)">
            <text:p/>
          </table:table-cell>
          <table:table-cell table:formula="of:=IF([.B150]=&quot;&quot;;&quot;&quot;;([.F150]+1)/([.F149]+1) - 1)">
            <text:p/>
          </table:table-cell>
          <table:table-cell table:formula="of:=IF([.B150]=&quot;&quot;;&quot;&quot;;ROUNDDOWN(LOG(([.B150]+[.C150])/([.$B$2]+[.$C$2]);2)))">
            <text:p/>
          </table:table-cell>
          <table:table-cell table:formula="of:=IF([.B150]=&quot;&quot;;&quot;&quot;;1 / LOG(([.B150]+[.C150])/([.B149]+[.C149]);2))">
            <text:p/>
          </table:table-cell>
          <table:table-cell table:formula="of:=IF([.B150]=&quot;&quot;;&quot;&quot;;COUNT([.$A$2:.A150]) / LOG(([.B150]+[.C150])/([.$B$2]+[.$C$2]);2))">
            <text:p/>
          </table:table-cell>
          <table:table-cell table:formula="of:=IF([.B150]=&quot;&quot;;&quot;&quot;;[.E150]-[.E149])">
            <text:p/>
          </table:table-cell>
          <table:table-cell/>
          <table:table-cell table:formula="of:=IF([.B150]=&quot;&quot;;&quot;&quot;;IF([.L150]=&quot;?&quot;;[.B150]+[.C150];[.B150]+[.C150]-[.L150]-[.N150]))">
            <text:p/>
          </table:table-cell>
          <table:table-cell table:formula="of:=IF([.B150]=&quot;&quot;;&quot;&quot;;[.N149])">
            <text:p/>
          </table:table-cell>
          <table:table-cell table:formula="of:=[.O149]" office:value-type="float" office:value="184719.6" calcext:value-type="float">
            <text:p>184720</text:p>
          </table:table-cell>
          <table:table-cell table:style-name="ce8" table:formula="of:=IF([.B150]=&quot;&quot;;&quot;&quot;;IF([.I150]=0;999999;LOG([.O150];2)*[.I150]))">
            <text:p/>
          </table:table-cell>
          <table:table-cell table:formula="of:=IF([.B150]=&quot;&quot;;&quot;&quot;;[.A150]+[.P150])">
            <text:p/>
          </table:table-cell>
          <table:table-cell table:formula="of:=IF([.B150]=&quot;&quot;;&quot;&quot;;([.B150]+[.C150])-([.B149]+[.C149]))">
            <text:p/>
          </table:table-cell>
          <table:table-cell table:formula="of:=IF([.B150]=&quot;&quot;;&quot;&quot;;SUM([.R140:.R150]))">
            <text:p/>
          </table:table-cell>
          <table:table-cell/>
          <table:table-cell table:formula="of:=IF([.B150]=&quot;&quot;;&quot;&quot;;[.U149])">
            <text:p/>
          </table:table-cell>
          <table:table-cell table:formula="of:=IF([.B150]=&quot;&quot;;&quot;&quot;;IF([.T150]=&quot;?&quot;;&quot;&quot;;IF([.S150]=0;0;[.T150]/[.S150])))">
            <text:p/>
          </table:table-cell>
          <table:table-cell table:formula="of:=IF([.B150]&lt;&gt;&quot;&quot;;IF([.I149]=0;0;[.I150]/[.I149] - 1);IF([.W149]&gt;1.05;[.W149];0.05))" office:value-type="float" office:value="0.05" calcext:value-type="float">
            <text:p>0.0500</text:p>
          </table:table-cell>
          <table:table-cell table:formula="of:=[.X149]" office:value-type="float" office:value="35" calcext:value-type="float">
            <text:p>35</text:p>
          </table:table-cell>
          <table:table-cell table:formula="of:=IF([.B150]&lt;&gt;&quot;&quot;;[.I150];MIN([.X150];[.Y149]*(1 + [.W150])))" office:value-type="float" office:value="35" calcext:value-type="float">
            <text:p>35</text:p>
          </table:table-cell>
          <table:table-cell table:style-name="ce9" table:formula="of:=IF([.B150]&lt;&gt;&quot;&quot;;[.B150]+[.C150];MAX(0; MIN([.O149]*0.2;[.Z149]*POWER(2;1/IF([.Y150]=0;2.4;[.Y150])))))" office:value-type="float" office:value="6295.44774935108" calcext:value-type="float">
            <text:p>6295</text:p>
          </table:table-cell>
          <table:table-cell table:formula="of:=IF([.S150]&lt;&gt;&quot;&quot;;[.S150];[.Z150]-[.Z140])" office:value-type="float" office:value="1131.06937865967" calcext:value-type="float">
            <text:p>1131</text:p>
          </table:table-cell>
          <table:table-cell table:formula="of:=IF(AND([.T150]&lt;&gt;&quot;&quot;; [.T150]&lt;&gt;&quot;?&quot;);[.T150];[.AA150]*IF(COUNT([.V$2:.V150])=0;0;SUM([.V$2:.V150])/COUNT([.V$2:.V150])))" office:value-type="float" office:value="41.0685953472149" calcext:value-type="float">
            <text:p>41</text:p>
          </table:table-cell>
          <table:table-cell table:formula="of:=IF([.AB150]&gt;MIN([.AE150];MIN([.AF150];[.AG150]));&quot;!&quot;;&quot;&quot;)">
            <text:p/>
          </table:table-cell>
          <table:table-cell table:formula="of:=[.AD149]" office:value-type="float" office:value="272.657534246575" calcext:value-type="float">
            <text:p>273</text:p>
          </table:table-cell>
          <table:table-cell table:formula="of:=[.AE149]" office:value-type="float" office:value="240" calcext:value-type="float">
            <text:p>240</text:p>
          </table:table-cell>
          <table:table-cell table:formula="of:=[.AF149]" office:value-type="float" office:value="308" calcext:value-type="float">
            <text:p>308</text:p>
          </table:table-cell>
          <table:table-cell table:formula="of:=[.AG149]" office:value-type="float" office:value="3142" calcext:value-type="float">
            <text:p>3142</text:p>
          </table:table-cell>
          <table:table-cell table:formula="of:=[.AH149]" office:value-type="float" office:value="1047310" calcext:value-type="float">
            <text:p>1047310</text:p>
          </table:table-cell>
          <table:table-cell table:formula="of:=[.AI1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0]+1" office:value-type="date" office:date-value="2020-08-11" calcext:value-type="date">
            <text:p>2020-08-11</text:p>
          </table:table-cell>
          <table:table-cell table:number-columns-repeated="3"/>
          <table:table-cell table:formula="of:=IF([.B151]=&quot;&quot;;&quot;&quot;;SUM([.B151:.D151]))">
            <text:p/>
          </table:table-cell>
          <table:table-cell table:formula="of:=IF([.B151]=&quot;&quot;;&quot;&quot;;([.B151]+[.C151])/([.B150]+[.C150]) - 1)">
            <text:p/>
          </table:table-cell>
          <table:table-cell table:formula="of:=IF([.B151]=&quot;&quot;;&quot;&quot;;([.F151]+1)/([.F150]+1) - 1)">
            <text:p/>
          </table:table-cell>
          <table:table-cell table:formula="of:=IF([.B151]=&quot;&quot;;&quot;&quot;;ROUNDDOWN(LOG(([.B151]+[.C151])/([.$B$2]+[.$C$2]);2)))">
            <text:p/>
          </table:table-cell>
          <table:table-cell table:formula="of:=IF([.B151]=&quot;&quot;;&quot;&quot;;1 / LOG(([.B151]+[.C151])/([.B150]+[.C150]);2))">
            <text:p/>
          </table:table-cell>
          <table:table-cell table:formula="of:=IF([.B151]=&quot;&quot;;&quot;&quot;;COUNT([.$A$2:.A151]) / LOG(([.B151]+[.C151])/([.$B$2]+[.$C$2]);2))">
            <text:p/>
          </table:table-cell>
          <table:table-cell table:formula="of:=IF([.B151]=&quot;&quot;;&quot;&quot;;[.E151]-[.E150])">
            <text:p/>
          </table:table-cell>
          <table:table-cell/>
          <table:table-cell table:formula="of:=IF([.B151]=&quot;&quot;;&quot;&quot;;IF([.L151]=&quot;?&quot;;[.B151]+[.C151];[.B151]+[.C151]-[.L151]-[.N151]))">
            <text:p/>
          </table:table-cell>
          <table:table-cell table:formula="of:=IF([.B151]=&quot;&quot;;&quot;&quot;;[.N150])">
            <text:p/>
          </table:table-cell>
          <table:table-cell table:formula="of:=[.O150]" office:value-type="float" office:value="184719.6" calcext:value-type="float">
            <text:p>184720</text:p>
          </table:table-cell>
          <table:table-cell table:style-name="ce8" table:formula="of:=IF([.B151]=&quot;&quot;;&quot;&quot;;IF([.I151]=0;999999;LOG([.O151];2)*[.I151]))">
            <text:p/>
          </table:table-cell>
          <table:table-cell table:formula="of:=IF([.B151]=&quot;&quot;;&quot;&quot;;[.A151]+[.P151])">
            <text:p/>
          </table:table-cell>
          <table:table-cell table:formula="of:=IF([.B151]=&quot;&quot;;&quot;&quot;;([.B151]+[.C151])-([.B150]+[.C150]))">
            <text:p/>
          </table:table-cell>
          <table:table-cell table:formula="of:=IF([.B151]=&quot;&quot;;&quot;&quot;;SUM([.R141:.R151]))">
            <text:p/>
          </table:table-cell>
          <table:table-cell/>
          <table:table-cell table:formula="of:=IF([.B151]=&quot;&quot;;&quot;&quot;;[.U150])">
            <text:p/>
          </table:table-cell>
          <table:table-cell table:formula="of:=IF([.B151]=&quot;&quot;;&quot;&quot;;IF([.T151]=&quot;?&quot;;&quot;&quot;;IF([.S151]=0;0;[.T151]/[.S151])))">
            <text:p/>
          </table:table-cell>
          <table:table-cell table:formula="of:=IF([.B151]&lt;&gt;&quot;&quot;;IF([.I150]=0;0;[.I151]/[.I150] - 1);IF([.W150]&gt;1.05;[.W150];0.05))" office:value-type="float" office:value="0.05" calcext:value-type="float">
            <text:p>0.0500</text:p>
          </table:table-cell>
          <table:table-cell table:formula="of:=[.X150]" office:value-type="float" office:value="35" calcext:value-type="float">
            <text:p>35</text:p>
          </table:table-cell>
          <table:table-cell table:formula="of:=IF([.B151]&lt;&gt;&quot;&quot;;[.I151];MIN([.X151];[.Y150]*(1 + [.W151])))" office:value-type="float" office:value="35" calcext:value-type="float">
            <text:p>35</text:p>
          </table:table-cell>
          <table:table-cell table:style-name="ce9" table:formula="of:=IF([.B151]&lt;&gt;&quot;&quot;;[.B151]+[.C151];MAX(0; MIN([.O150]*0.2;[.Z150]*POWER(2;1/IF([.Y151]=0;2.4;[.Y151])))))" office:value-type="float" office:value="6421.36683636517" calcext:value-type="float">
            <text:p>6421</text:p>
          </table:table-cell>
          <table:table-cell table:formula="of:=IF([.S151]&lt;&gt;&quot;&quot;;[.S151];[.Z151]-[.Z141])" office:value-type="float" office:value="1153.6925865999" calcext:value-type="float">
            <text:p>1154</text:p>
          </table:table-cell>
          <table:table-cell table:formula="of:=IF(AND([.T151]&lt;&gt;&quot;&quot;; [.T151]&lt;&gt;&quot;?&quot;);[.T151];[.AA151]*IF(COUNT([.V$2:.V151])=0;0;SUM([.V$2:.V151])/COUNT([.V$2:.V151])))" office:value-type="float" office:value="41.8900333508272" calcext:value-type="float">
            <text:p>42</text:p>
          </table:table-cell>
          <table:table-cell table:formula="of:=IF([.AB151]&gt;MIN([.AE151];MIN([.AF151];[.AG151]));&quot;!&quot;;&quot;&quot;)">
            <text:p/>
          </table:table-cell>
          <table:table-cell table:formula="of:=[.AD150]" office:value-type="float" office:value="272.657534246575" calcext:value-type="float">
            <text:p>273</text:p>
          </table:table-cell>
          <table:table-cell table:formula="of:=[.AE150]" office:value-type="float" office:value="240" calcext:value-type="float">
            <text:p>240</text:p>
          </table:table-cell>
          <table:table-cell table:formula="of:=[.AF150]" office:value-type="float" office:value="308" calcext:value-type="float">
            <text:p>308</text:p>
          </table:table-cell>
          <table:table-cell table:formula="of:=[.AG150]" office:value-type="float" office:value="3142" calcext:value-type="float">
            <text:p>3142</text:p>
          </table:table-cell>
          <table:table-cell table:formula="of:=[.AH150]" office:value-type="float" office:value="1047310" calcext:value-type="float">
            <text:p>1047310</text:p>
          </table:table-cell>
          <table:table-cell table:formula="of:=[.AI15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1]+1" office:value-type="date" office:date-value="2020-08-12" calcext:value-type="date">
            <text:p>2020-08-12</text:p>
          </table:table-cell>
          <table:table-cell table:number-columns-repeated="3"/>
          <table:table-cell table:formula="of:=IF([.B152]=&quot;&quot;;&quot;&quot;;SUM([.B152:.D152]))">
            <text:p/>
          </table:table-cell>
          <table:table-cell table:formula="of:=IF([.B152]=&quot;&quot;;&quot;&quot;;([.B152]+[.C152])/([.B151]+[.C151]) - 1)">
            <text:p/>
          </table:table-cell>
          <table:table-cell table:formula="of:=IF([.B152]=&quot;&quot;;&quot;&quot;;([.F152]+1)/([.F151]+1) - 1)">
            <text:p/>
          </table:table-cell>
          <table:table-cell table:formula="of:=IF([.B152]=&quot;&quot;;&quot;&quot;;ROUNDDOWN(LOG(([.B152]+[.C152])/([.$B$2]+[.$C$2]);2)))">
            <text:p/>
          </table:table-cell>
          <table:table-cell table:formula="of:=IF([.B152]=&quot;&quot;;&quot;&quot;;1 / LOG(([.B152]+[.C152])/([.B151]+[.C151]);2))">
            <text:p/>
          </table:table-cell>
          <table:table-cell table:formula="of:=IF([.B152]=&quot;&quot;;&quot;&quot;;COUNT([.$A$2:.A152]) / LOG(([.B152]+[.C152])/([.$B$2]+[.$C$2]);2))">
            <text:p/>
          </table:table-cell>
          <table:table-cell table:formula="of:=IF([.B152]=&quot;&quot;;&quot;&quot;;[.E152]-[.E151])">
            <text:p/>
          </table:table-cell>
          <table:table-cell/>
          <table:table-cell table:formula="of:=IF([.B152]=&quot;&quot;;&quot;&quot;;IF([.L152]=&quot;?&quot;;[.B152]+[.C152];[.B152]+[.C152]-[.L152]-[.N152]))">
            <text:p/>
          </table:table-cell>
          <table:table-cell table:formula="of:=IF([.B152]=&quot;&quot;;&quot;&quot;;[.N151])">
            <text:p/>
          </table:table-cell>
          <table:table-cell table:formula="of:=[.O151]" office:value-type="float" office:value="184719.6" calcext:value-type="float">
            <text:p>184720</text:p>
          </table:table-cell>
          <table:table-cell table:style-name="ce8" table:formula="of:=IF([.B152]=&quot;&quot;;&quot;&quot;;IF([.I152]=0;999999;LOG([.O152];2)*[.I152]))">
            <text:p/>
          </table:table-cell>
          <table:table-cell table:formula="of:=IF([.B152]=&quot;&quot;;&quot;&quot;;[.A152]+[.P152])">
            <text:p/>
          </table:table-cell>
          <table:table-cell table:formula="of:=IF([.B152]=&quot;&quot;;&quot;&quot;;([.B152]+[.C152])-([.B151]+[.C151]))">
            <text:p/>
          </table:table-cell>
          <table:table-cell table:formula="of:=IF([.B152]=&quot;&quot;;&quot;&quot;;SUM([.R142:.R152]))">
            <text:p/>
          </table:table-cell>
          <table:table-cell/>
          <table:table-cell table:formula="of:=IF([.B152]=&quot;&quot;;&quot;&quot;;[.U151])">
            <text:p/>
          </table:table-cell>
          <table:table-cell table:formula="of:=IF([.B152]=&quot;&quot;;&quot;&quot;;IF([.T152]=&quot;?&quot;;&quot;&quot;;IF([.S152]=0;0;[.T152]/[.S152])))">
            <text:p/>
          </table:table-cell>
          <table:table-cell table:formula="of:=IF([.B152]&lt;&gt;&quot;&quot;;IF([.I151]=0;0;[.I152]/[.I151] - 1);IF([.W151]&gt;1.05;[.W151];0.05))" office:value-type="float" office:value="0.05" calcext:value-type="float">
            <text:p>0.0500</text:p>
          </table:table-cell>
          <table:table-cell table:formula="of:=[.X151]" office:value-type="float" office:value="35" calcext:value-type="float">
            <text:p>35</text:p>
          </table:table-cell>
          <table:table-cell table:formula="of:=IF([.B152]&lt;&gt;&quot;&quot;;[.I152];MIN([.X152];[.Y151]*(1 + [.W152])))" office:value-type="float" office:value="35" calcext:value-type="float">
            <text:p>35</text:p>
          </table:table-cell>
          <table:table-cell table:style-name="ce9" table:formula="of:=IF([.B152]&lt;&gt;&quot;&quot;;[.B152]+[.C152];MAX(0; MIN([.O151]*0.2;[.Z151]*POWER(2;1/IF([.Y152]=0;2.4;[.Y152])))))" office:value-type="float" office:value="6549.80450777638" calcext:value-type="float">
            <text:p>6550</text:p>
          </table:table-cell>
          <table:table-cell table:formula="of:=IF([.S152]&lt;&gt;&quot;&quot;;[.S152];[.Z152]-[.Z142])" office:value-type="float" office:value="1176.76829510921" calcext:value-type="float">
            <text:p>1177</text:p>
          </table:table-cell>
          <table:table-cell table:formula="of:=IF(AND([.T152]&lt;&gt;&quot;&quot;; [.T152]&lt;&gt;&quot;?&quot;);[.T152];[.AA152]*IF(COUNT([.V$2:.V152])=0;0;SUM([.V$2:.V152])/COUNT([.V$2:.V152])))" office:value-type="float" office:value="42.7279014365514" calcext:value-type="float">
            <text:p>43</text:p>
          </table:table-cell>
          <table:table-cell table:formula="of:=IF([.AB152]&gt;MIN([.AE152];MIN([.AF152];[.AG152]));&quot;!&quot;;&quot;&quot;)">
            <text:p/>
          </table:table-cell>
          <table:table-cell table:formula="of:=[.AD151]" office:value-type="float" office:value="272.657534246575" calcext:value-type="float">
            <text:p>273</text:p>
          </table:table-cell>
          <table:table-cell table:formula="of:=[.AE151]" office:value-type="float" office:value="240" calcext:value-type="float">
            <text:p>240</text:p>
          </table:table-cell>
          <table:table-cell table:formula="of:=[.AF151]" office:value-type="float" office:value="308" calcext:value-type="float">
            <text:p>308</text:p>
          </table:table-cell>
          <table:table-cell table:formula="of:=[.AG151]" office:value-type="float" office:value="3142" calcext:value-type="float">
            <text:p>3142</text:p>
          </table:table-cell>
          <table:table-cell table:formula="of:=[.AH151]" office:value-type="float" office:value="1047310" calcext:value-type="float">
            <text:p>1047310</text:p>
          </table:table-cell>
          <table:table-cell table:formula="of:=[.AI15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2]+1" office:value-type="date" office:date-value="2020-08-13" calcext:value-type="date">
            <text:p>2020-08-13</text:p>
          </table:table-cell>
          <table:table-cell table:number-columns-repeated="3"/>
          <table:table-cell table:formula="of:=IF([.B153]=&quot;&quot;;&quot;&quot;;SUM([.B153:.D153]))">
            <text:p/>
          </table:table-cell>
          <table:table-cell table:formula="of:=IF([.B153]=&quot;&quot;;&quot;&quot;;([.B153]+[.C153])/([.B152]+[.C152]) - 1)">
            <text:p/>
          </table:table-cell>
          <table:table-cell table:formula="of:=IF([.B153]=&quot;&quot;;&quot;&quot;;([.F153]+1)/([.F152]+1) - 1)">
            <text:p/>
          </table:table-cell>
          <table:table-cell table:formula="of:=IF([.B153]=&quot;&quot;;&quot;&quot;;ROUNDDOWN(LOG(([.B153]+[.C153])/([.$B$2]+[.$C$2]);2)))">
            <text:p/>
          </table:table-cell>
          <table:table-cell table:formula="of:=IF([.B153]=&quot;&quot;;&quot;&quot;;1 / LOG(([.B153]+[.C153])/([.B152]+[.C152]);2))">
            <text:p/>
          </table:table-cell>
          <table:table-cell table:formula="of:=IF([.B153]=&quot;&quot;;&quot;&quot;;COUNT([.$A$2:.A153]) / LOG(([.B153]+[.C153])/([.$B$2]+[.$C$2]);2))">
            <text:p/>
          </table:table-cell>
          <table:table-cell table:formula="of:=IF([.B153]=&quot;&quot;;&quot;&quot;;[.E153]-[.E152])">
            <text:p/>
          </table:table-cell>
          <table:table-cell/>
          <table:table-cell table:formula="of:=IF([.B153]=&quot;&quot;;&quot;&quot;;IF([.L153]=&quot;?&quot;;[.B153]+[.C153];[.B153]+[.C153]-[.L153]-[.N153]))">
            <text:p/>
          </table:table-cell>
          <table:table-cell table:formula="of:=IF([.B153]=&quot;&quot;;&quot;&quot;;[.N152])">
            <text:p/>
          </table:table-cell>
          <table:table-cell table:formula="of:=[.O152]" office:value-type="float" office:value="184719.6" calcext:value-type="float">
            <text:p>184720</text:p>
          </table:table-cell>
          <table:table-cell table:style-name="ce8" table:formula="of:=IF([.B153]=&quot;&quot;;&quot;&quot;;IF([.I153]=0;999999;LOG([.O153];2)*[.I153]))">
            <text:p/>
          </table:table-cell>
          <table:table-cell table:formula="of:=IF([.B153]=&quot;&quot;;&quot;&quot;;[.A153]+[.P153])">
            <text:p/>
          </table:table-cell>
          <table:table-cell table:formula="of:=IF([.B153]=&quot;&quot;;&quot;&quot;;([.B153]+[.C153])-([.B152]+[.C152]))">
            <text:p/>
          </table:table-cell>
          <table:table-cell table:formula="of:=IF([.B153]=&quot;&quot;;&quot;&quot;;SUM([.R143:.R153]))">
            <text:p/>
          </table:table-cell>
          <table:table-cell/>
          <table:table-cell table:formula="of:=IF([.B153]=&quot;&quot;;&quot;&quot;;[.U152])">
            <text:p/>
          </table:table-cell>
          <table:table-cell table:formula="of:=IF([.B153]=&quot;&quot;;&quot;&quot;;IF([.T153]=&quot;?&quot;;&quot;&quot;;IF([.S153]=0;0;[.T153]/[.S153])))">
            <text:p/>
          </table:table-cell>
          <table:table-cell table:formula="of:=IF([.B153]&lt;&gt;&quot;&quot;;IF([.I152]=0;0;[.I153]/[.I152] - 1);IF([.W152]&gt;1.05;[.W152];0.05))" office:value-type="float" office:value="0.05" calcext:value-type="float">
            <text:p>0.0500</text:p>
          </table:table-cell>
          <table:table-cell table:formula="of:=[.X152]" office:value-type="float" office:value="35" calcext:value-type="float">
            <text:p>35</text:p>
          </table:table-cell>
          <table:table-cell table:formula="of:=IF([.B153]&lt;&gt;&quot;&quot;;[.I153];MIN([.X153];[.Y152]*(1 + [.W153])))" office:value-type="float" office:value="35" calcext:value-type="float">
            <text:p>35</text:p>
          </table:table-cell>
          <table:table-cell table:style-name="ce9" table:formula="of:=IF([.B153]&lt;&gt;&quot;&quot;;[.B153]+[.C153];MAX(0; MIN([.O152]*0.2;[.Z152]*POWER(2;1/IF([.Y153]=0;2.4;[.Y153])))))" office:value-type="float" office:value="6680.81113932613" calcext:value-type="float">
            <text:p>6681</text:p>
          </table:table-cell>
          <table:table-cell table:formula="of:=IF([.S153]&lt;&gt;&quot;&quot;;[.S153];[.Z153]-[.Z143])" office:value-type="float" office:value="1200.30555492723" calcext:value-type="float">
            <text:p>1200</text:p>
          </table:table-cell>
          <table:table-cell table:formula="of:=IF(AND([.T153]&lt;&gt;&quot;&quot;; [.T153]&lt;&gt;&quot;?&quot;);[.T153];[.AA153]*IF(COUNT([.V$2:.V153])=0;0;SUM([.V$2:.V153])/COUNT([.V$2:.V153])))" office:value-type="float" office:value="43.5825282324728" calcext:value-type="float">
            <text:p>44</text:p>
          </table:table-cell>
          <table:table-cell table:formula="of:=IF([.AB153]&gt;MIN([.AE153];MIN([.AF153];[.AG153]));&quot;!&quot;;&quot;&quot;)">
            <text:p/>
          </table:table-cell>
          <table:table-cell table:formula="of:=[.AD152]" office:value-type="float" office:value="272.657534246575" calcext:value-type="float">
            <text:p>273</text:p>
          </table:table-cell>
          <table:table-cell table:formula="of:=[.AE152]" office:value-type="float" office:value="240" calcext:value-type="float">
            <text:p>240</text:p>
          </table:table-cell>
          <table:table-cell table:formula="of:=[.AF152]" office:value-type="float" office:value="308" calcext:value-type="float">
            <text:p>308</text:p>
          </table:table-cell>
          <table:table-cell table:formula="of:=[.AG152]" office:value-type="float" office:value="3142" calcext:value-type="float">
            <text:p>3142</text:p>
          </table:table-cell>
          <table:table-cell table:formula="of:=[.AH152]" office:value-type="float" office:value="1047310" calcext:value-type="float">
            <text:p>1047310</text:p>
          </table:table-cell>
          <table:table-cell table:formula="of:=[.AI15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3]+1" office:value-type="date" office:date-value="2020-08-14" calcext:value-type="date">
            <text:p>2020-08-14</text:p>
          </table:table-cell>
          <table:table-cell table:number-columns-repeated="3"/>
          <table:table-cell table:formula="of:=IF([.B154]=&quot;&quot;;&quot;&quot;;SUM([.B154:.D154]))">
            <text:p/>
          </table:table-cell>
          <table:table-cell table:formula="of:=IF([.B154]=&quot;&quot;;&quot;&quot;;([.B154]+[.C154])/([.B153]+[.C153]) - 1)">
            <text:p/>
          </table:table-cell>
          <table:table-cell table:formula="of:=IF([.B154]=&quot;&quot;;&quot;&quot;;([.F154]+1)/([.F153]+1) - 1)">
            <text:p/>
          </table:table-cell>
          <table:table-cell table:formula="of:=IF([.B154]=&quot;&quot;;&quot;&quot;;ROUNDDOWN(LOG(([.B154]+[.C154])/([.$B$2]+[.$C$2]);2)))">
            <text:p/>
          </table:table-cell>
          <table:table-cell table:formula="of:=IF([.B154]=&quot;&quot;;&quot;&quot;;1 / LOG(([.B154]+[.C154])/([.B153]+[.C153]);2))">
            <text:p/>
          </table:table-cell>
          <table:table-cell table:formula="of:=IF([.B154]=&quot;&quot;;&quot;&quot;;COUNT([.$A$2:.A154]) / LOG(([.B154]+[.C154])/([.$B$2]+[.$C$2]);2))">
            <text:p/>
          </table:table-cell>
          <table:table-cell table:formula="of:=IF([.B154]=&quot;&quot;;&quot;&quot;;[.E154]-[.E153])">
            <text:p/>
          </table:table-cell>
          <table:table-cell/>
          <table:table-cell table:formula="of:=IF([.B154]=&quot;&quot;;&quot;&quot;;IF([.L154]=&quot;?&quot;;[.B154]+[.C154];[.B154]+[.C154]-[.L154]-[.N154]))">
            <text:p/>
          </table:table-cell>
          <table:table-cell table:formula="of:=IF([.B154]=&quot;&quot;;&quot;&quot;;[.N153])">
            <text:p/>
          </table:table-cell>
          <table:table-cell table:formula="of:=[.O153]" office:value-type="float" office:value="184719.6" calcext:value-type="float">
            <text:p>184720</text:p>
          </table:table-cell>
          <table:table-cell table:style-name="ce8" table:formula="of:=IF([.B154]=&quot;&quot;;&quot;&quot;;IF([.I154]=0;999999;LOG([.O154];2)*[.I154]))">
            <text:p/>
          </table:table-cell>
          <table:table-cell table:formula="of:=IF([.B154]=&quot;&quot;;&quot;&quot;;[.A154]+[.P154])">
            <text:p/>
          </table:table-cell>
          <table:table-cell table:formula="of:=IF([.B154]=&quot;&quot;;&quot;&quot;;([.B154]+[.C154])-([.B153]+[.C153]))">
            <text:p/>
          </table:table-cell>
          <table:table-cell table:formula="of:=IF([.B154]=&quot;&quot;;&quot;&quot;;SUM([.R144:.R154]))">
            <text:p/>
          </table:table-cell>
          <table:table-cell/>
          <table:table-cell table:formula="of:=IF([.B154]=&quot;&quot;;&quot;&quot;;[.U153])">
            <text:p/>
          </table:table-cell>
          <table:table-cell table:formula="of:=IF([.B154]=&quot;&quot;;&quot;&quot;;IF([.T154]=&quot;?&quot;;&quot;&quot;;IF([.S154]=0;0;[.T154]/[.S154])))">
            <text:p/>
          </table:table-cell>
          <table:table-cell table:formula="of:=IF([.B154]&lt;&gt;&quot;&quot;;IF([.I153]=0;0;[.I154]/[.I153] - 1);IF([.W153]&gt;1.05;[.W153];0.05))" office:value-type="float" office:value="0.05" calcext:value-type="float">
            <text:p>0.0500</text:p>
          </table:table-cell>
          <table:table-cell table:formula="of:=[.X153]" office:value-type="float" office:value="35" calcext:value-type="float">
            <text:p>35</text:p>
          </table:table-cell>
          <table:table-cell table:formula="of:=IF([.B154]&lt;&gt;&quot;&quot;;[.I154];MIN([.X154];[.Y153]*(1 + [.W154])))" office:value-type="float" office:value="35" calcext:value-type="float">
            <text:p>35</text:p>
          </table:table-cell>
          <table:table-cell table:style-name="ce9" table:formula="of:=IF([.B154]&lt;&gt;&quot;&quot;;[.B154]+[.C154];MAX(0; MIN([.O153]*0.2;[.Z153]*POWER(2;1/IF([.Y154]=0;2.4;[.Y154])))))" office:value-type="float" office:value="6814.43811435173" calcext:value-type="float">
            <text:p>6814</text:p>
          </table:table-cell>
          <table:table-cell table:formula="of:=IF([.S154]&lt;&gt;&quot;&quot;;[.S154];[.Z154]-[.Z144])" office:value-type="float" office:value="1224.31359782298" calcext:value-type="float">
            <text:p>1224</text:p>
          </table:table-cell>
          <table:table-cell table:formula="of:=IF(AND([.T154]&lt;&gt;&quot;&quot;; [.T154]&lt;&gt;&quot;?&quot;);[.T154];[.AA154]*IF(COUNT([.V$2:.V154])=0;0;SUM([.V$2:.V154])/COUNT([.V$2:.V154])))" office:value-type="float" office:value="44.4542489397671" calcext:value-type="float">
            <text:p>44</text:p>
          </table:table-cell>
          <table:table-cell table:formula="of:=IF([.AB154]&gt;MIN([.AE154];MIN([.AF154];[.AG154]));&quot;!&quot;;&quot;&quot;)">
            <text:p/>
          </table:table-cell>
          <table:table-cell table:formula="of:=[.AD153]" office:value-type="float" office:value="272.657534246575" calcext:value-type="float">
            <text:p>273</text:p>
          </table:table-cell>
          <table:table-cell table:formula="of:=[.AE153]" office:value-type="float" office:value="240" calcext:value-type="float">
            <text:p>240</text:p>
          </table:table-cell>
          <table:table-cell table:formula="of:=[.AF153]" office:value-type="float" office:value="308" calcext:value-type="float">
            <text:p>308</text:p>
          </table:table-cell>
          <table:table-cell table:formula="of:=[.AG153]" office:value-type="float" office:value="3142" calcext:value-type="float">
            <text:p>3142</text:p>
          </table:table-cell>
          <table:table-cell table:formula="of:=[.AH153]" office:value-type="float" office:value="1047310" calcext:value-type="float">
            <text:p>1047310</text:p>
          </table:table-cell>
          <table:table-cell table:formula="of:=[.AI15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4]+1" office:value-type="date" office:date-value="2020-08-15" calcext:value-type="date">
            <text:p>2020-08-15</text:p>
          </table:table-cell>
          <table:table-cell table:number-columns-repeated="3"/>
          <table:table-cell table:formula="of:=IF([.B155]=&quot;&quot;;&quot;&quot;;SUM([.B155:.D155]))">
            <text:p/>
          </table:table-cell>
          <table:table-cell table:formula="of:=IF([.B155]=&quot;&quot;;&quot;&quot;;([.B155]+[.C155])/([.B154]+[.C154]) - 1)">
            <text:p/>
          </table:table-cell>
          <table:table-cell table:formula="of:=IF([.B155]=&quot;&quot;;&quot;&quot;;([.F155]+1)/([.F154]+1) - 1)">
            <text:p/>
          </table:table-cell>
          <table:table-cell table:formula="of:=IF([.B155]=&quot;&quot;;&quot;&quot;;ROUNDDOWN(LOG(([.B155]+[.C155])/([.$B$2]+[.$C$2]);2)))">
            <text:p/>
          </table:table-cell>
          <table:table-cell table:formula="of:=IF([.B155]=&quot;&quot;;&quot;&quot;;1 / LOG(([.B155]+[.C155])/([.B154]+[.C154]);2))">
            <text:p/>
          </table:table-cell>
          <table:table-cell table:formula="of:=IF([.B155]=&quot;&quot;;&quot;&quot;;COUNT([.$A$2:.A155]) / LOG(([.B155]+[.C155])/([.$B$2]+[.$C$2]);2))">
            <text:p/>
          </table:table-cell>
          <table:table-cell table:formula="of:=IF([.B155]=&quot;&quot;;&quot;&quot;;[.E155]-[.E154])">
            <text:p/>
          </table:table-cell>
          <table:table-cell/>
          <table:table-cell table:formula="of:=IF([.B155]=&quot;&quot;;&quot;&quot;;IF([.L155]=&quot;?&quot;;[.B155]+[.C155];[.B155]+[.C155]-[.L155]-[.N155]))">
            <text:p/>
          </table:table-cell>
          <table:table-cell table:formula="of:=IF([.B155]=&quot;&quot;;&quot;&quot;;[.N154])">
            <text:p/>
          </table:table-cell>
          <table:table-cell table:formula="of:=[.O154]" office:value-type="float" office:value="184719.6" calcext:value-type="float">
            <text:p>184720</text:p>
          </table:table-cell>
          <table:table-cell table:style-name="ce8" table:formula="of:=IF([.B155]=&quot;&quot;;&quot;&quot;;IF([.I155]=0;999999;LOG([.O155];2)*[.I155]))">
            <text:p/>
          </table:table-cell>
          <table:table-cell table:formula="of:=IF([.B155]=&quot;&quot;;&quot;&quot;;[.A155]+[.P155])">
            <text:p/>
          </table:table-cell>
          <table:table-cell table:formula="of:=IF([.B155]=&quot;&quot;;&quot;&quot;;([.B155]+[.C155])-([.B154]+[.C154]))">
            <text:p/>
          </table:table-cell>
          <table:table-cell table:formula="of:=IF([.B155]=&quot;&quot;;&quot;&quot;;SUM([.R145:.R155]))">
            <text:p/>
          </table:table-cell>
          <table:table-cell/>
          <table:table-cell table:formula="of:=IF([.B155]=&quot;&quot;;&quot;&quot;;[.U154])">
            <text:p/>
          </table:table-cell>
          <table:table-cell table:formula="of:=IF([.B155]=&quot;&quot;;&quot;&quot;;IF([.T155]=&quot;?&quot;;&quot;&quot;;IF([.S155]=0;0;[.T155]/[.S155])))">
            <text:p/>
          </table:table-cell>
          <table:table-cell table:formula="of:=IF([.B155]&lt;&gt;&quot;&quot;;IF([.I154]=0;0;[.I155]/[.I154] - 1);IF([.W154]&gt;1.05;[.W154];0.05))" office:value-type="float" office:value="0.05" calcext:value-type="float">
            <text:p>0.0500</text:p>
          </table:table-cell>
          <table:table-cell table:formula="of:=[.X154]" office:value-type="float" office:value="35" calcext:value-type="float">
            <text:p>35</text:p>
          </table:table-cell>
          <table:table-cell table:formula="of:=IF([.B155]&lt;&gt;&quot;&quot;;[.I155];MIN([.X155];[.Y154]*(1 + [.W155])))" office:value-type="float" office:value="35" calcext:value-type="float">
            <text:p>35</text:p>
          </table:table-cell>
          <table:table-cell table:style-name="ce9" table:formula="of:=IF([.B155]&lt;&gt;&quot;&quot;;[.B155]+[.C155];MAX(0; MIN([.O154]*0.2;[.Z154]*POWER(2;1/IF([.Y155]=0;2.4;[.Y155])))))" office:value-type="float" office:value="6950.73784393993" calcext:value-type="float">
            <text:p>6951</text:p>
          </table:table-cell>
          <table:table-cell table:formula="of:=IF([.S155]&lt;&gt;&quot;&quot;;[.S155];[.Z155]-[.Z145])" office:value-type="float" office:value="1248.8018402157" calcext:value-type="float">
            <text:p>1249</text:p>
          </table:table-cell>
          <table:table-cell table:formula="of:=IF(AND([.T155]&lt;&gt;&quot;&quot;; [.T155]&lt;&gt;&quot;?&quot;);[.T155];[.AA155]*IF(COUNT([.V$2:.V155])=0;0;SUM([.V$2:.V155])/COUNT([.V$2:.V155])))" office:value-type="float" office:value="45.3434054641731" calcext:value-type="float">
            <text:p>45</text:p>
          </table:table-cell>
          <table:table-cell table:formula="of:=IF([.AB155]&gt;MIN([.AE155];MIN([.AF155];[.AG155]));&quot;!&quot;;&quot;&quot;)">
            <text:p/>
          </table:table-cell>
          <table:table-cell table:formula="of:=[.AD154]" office:value-type="float" office:value="272.657534246575" calcext:value-type="float">
            <text:p>273</text:p>
          </table:table-cell>
          <table:table-cell table:formula="of:=[.AE154]" office:value-type="float" office:value="240" calcext:value-type="float">
            <text:p>240</text:p>
          </table:table-cell>
          <table:table-cell table:formula="of:=[.AF154]" office:value-type="float" office:value="308" calcext:value-type="float">
            <text:p>308</text:p>
          </table:table-cell>
          <table:table-cell table:formula="of:=[.AG154]" office:value-type="float" office:value="3142" calcext:value-type="float">
            <text:p>3142</text:p>
          </table:table-cell>
          <table:table-cell table:formula="of:=[.AH154]" office:value-type="float" office:value="1047310" calcext:value-type="float">
            <text:p>1047310</text:p>
          </table:table-cell>
          <table:table-cell table:formula="of:=[.AI15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5]+1" office:value-type="date" office:date-value="2020-08-16" calcext:value-type="date">
            <text:p>2020-08-16</text:p>
          </table:table-cell>
          <table:table-cell table:number-columns-repeated="3"/>
          <table:table-cell table:formula="of:=IF([.B156]=&quot;&quot;;&quot;&quot;;SUM([.B156:.D156]))">
            <text:p/>
          </table:table-cell>
          <table:table-cell table:formula="of:=IF([.B156]=&quot;&quot;;&quot;&quot;;([.B156]+[.C156])/([.B155]+[.C155]) - 1)">
            <text:p/>
          </table:table-cell>
          <table:table-cell table:formula="of:=IF([.B156]=&quot;&quot;;&quot;&quot;;([.F156]+1)/([.F155]+1) - 1)">
            <text:p/>
          </table:table-cell>
          <table:table-cell table:formula="of:=IF([.B156]=&quot;&quot;;&quot;&quot;;ROUNDDOWN(LOG(([.B156]+[.C156])/([.$B$2]+[.$C$2]);2)))">
            <text:p/>
          </table:table-cell>
          <table:table-cell table:formula="of:=IF([.B156]=&quot;&quot;;&quot;&quot;;1 / LOG(([.B156]+[.C156])/([.B155]+[.C155]);2))">
            <text:p/>
          </table:table-cell>
          <table:table-cell table:formula="of:=IF([.B156]=&quot;&quot;;&quot;&quot;;COUNT([.$A$2:.A156]) / LOG(([.B156]+[.C156])/([.$B$2]+[.$C$2]);2))">
            <text:p/>
          </table:table-cell>
          <table:table-cell table:formula="of:=IF([.B156]=&quot;&quot;;&quot;&quot;;[.E156]-[.E155])">
            <text:p/>
          </table:table-cell>
          <table:table-cell/>
          <table:table-cell table:formula="of:=IF([.B156]=&quot;&quot;;&quot;&quot;;IF([.L156]=&quot;?&quot;;[.B156]+[.C156];[.B156]+[.C156]-[.L156]-[.N156]))">
            <text:p/>
          </table:table-cell>
          <table:table-cell table:formula="of:=IF([.B156]=&quot;&quot;;&quot;&quot;;[.N155])">
            <text:p/>
          </table:table-cell>
          <table:table-cell table:formula="of:=[.O155]" office:value-type="float" office:value="184719.6" calcext:value-type="float">
            <text:p>184720</text:p>
          </table:table-cell>
          <table:table-cell table:style-name="ce8" table:formula="of:=IF([.B156]=&quot;&quot;;&quot;&quot;;IF([.I156]=0;999999;LOG([.O156];2)*[.I156]))">
            <text:p/>
          </table:table-cell>
          <table:table-cell table:formula="of:=IF([.B156]=&quot;&quot;;&quot;&quot;;[.A156]+[.P156])">
            <text:p/>
          </table:table-cell>
          <table:table-cell table:formula="of:=IF([.B156]=&quot;&quot;;&quot;&quot;;([.B156]+[.C156])-([.B155]+[.C155]))">
            <text:p/>
          </table:table-cell>
          <table:table-cell table:formula="of:=IF([.B156]=&quot;&quot;;&quot;&quot;;SUM([.R146:.R156]))">
            <text:p/>
          </table:table-cell>
          <table:table-cell/>
          <table:table-cell table:formula="of:=IF([.B156]=&quot;&quot;;&quot;&quot;;[.U155])">
            <text:p/>
          </table:table-cell>
          <table:table-cell table:formula="of:=IF([.B156]=&quot;&quot;;&quot;&quot;;IF([.T156]=&quot;?&quot;;&quot;&quot;;IF([.S156]=0;0;[.T156]/[.S156])))">
            <text:p/>
          </table:table-cell>
          <table:table-cell table:formula="of:=IF([.B156]&lt;&gt;&quot;&quot;;IF([.I155]=0;0;[.I156]/[.I155] - 1);IF([.W155]&gt;1.05;[.W155];0.05))" office:value-type="float" office:value="0.05" calcext:value-type="float">
            <text:p>0.0500</text:p>
          </table:table-cell>
          <table:table-cell table:formula="of:=[.X155]" office:value-type="float" office:value="35" calcext:value-type="float">
            <text:p>35</text:p>
          </table:table-cell>
          <table:table-cell table:formula="of:=IF([.B156]&lt;&gt;&quot;&quot;;[.I156];MIN([.X156];[.Y155]*(1 + [.W156])))" office:value-type="float" office:value="35" calcext:value-type="float">
            <text:p>35</text:p>
          </table:table-cell>
          <table:table-cell table:style-name="ce9" table:formula="of:=IF([.B156]&lt;&gt;&quot;&quot;;[.B156]+[.C156];MAX(0; MIN([.O155]*0.2;[.Z155]*POWER(2;1/IF([.Y156]=0;2.4;[.Y156])))))" office:value-type="float" office:value="7089.76378748356" calcext:value-type="float">
            <text:p>7090</text:p>
          </table:table-cell>
          <table:table-cell table:formula="of:=IF([.S156]&lt;&gt;&quot;&quot;;[.S156];[.Z156]-[.Z146])" office:value-type="float" office:value="1273.77988686817" calcext:value-type="float">
            <text:p>1274</text:p>
          </table:table-cell>
          <table:table-cell table:formula="of:=IF(AND([.T156]&lt;&gt;&quot;&quot;; [.T156]&lt;&gt;&quot;?&quot;);[.T156];[.AA156]*IF(COUNT([.V$2:.V156])=0;0;SUM([.V$2:.V156])/COUNT([.V$2:.V156])))" office:value-type="float" office:value="46.2503465500945" calcext:value-type="float">
            <text:p>46</text:p>
          </table:table-cell>
          <table:table-cell table:formula="of:=IF([.AB156]&gt;MIN([.AE156];MIN([.AF156];[.AG156]));&quot;!&quot;;&quot;&quot;)">
            <text:p/>
          </table:table-cell>
          <table:table-cell table:formula="of:=[.AD155]" office:value-type="float" office:value="272.657534246575" calcext:value-type="float">
            <text:p>273</text:p>
          </table:table-cell>
          <table:table-cell table:formula="of:=[.AE155]" office:value-type="float" office:value="240" calcext:value-type="float">
            <text:p>240</text:p>
          </table:table-cell>
          <table:table-cell table:formula="of:=[.AF155]" office:value-type="float" office:value="308" calcext:value-type="float">
            <text:p>308</text:p>
          </table:table-cell>
          <table:table-cell table:formula="of:=[.AG155]" office:value-type="float" office:value="3142" calcext:value-type="float">
            <text:p>3142</text:p>
          </table:table-cell>
          <table:table-cell table:formula="of:=[.AH155]" office:value-type="float" office:value="1047310" calcext:value-type="float">
            <text:p>1047310</text:p>
          </table:table-cell>
          <table:table-cell table:formula="of:=[.AI15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6]+1" office:value-type="date" office:date-value="2020-08-17" calcext:value-type="date">
            <text:p>2020-08-17</text:p>
          </table:table-cell>
          <table:table-cell table:number-columns-repeated="3"/>
          <table:table-cell table:formula="of:=IF([.B157]=&quot;&quot;;&quot;&quot;;SUM([.B157:.D157]))">
            <text:p/>
          </table:table-cell>
          <table:table-cell table:formula="of:=IF([.B157]=&quot;&quot;;&quot;&quot;;([.B157]+[.C157])/([.B156]+[.C156]) - 1)">
            <text:p/>
          </table:table-cell>
          <table:table-cell table:formula="of:=IF([.B157]=&quot;&quot;;&quot;&quot;;([.F157]+1)/([.F156]+1) - 1)">
            <text:p/>
          </table:table-cell>
          <table:table-cell table:formula="of:=IF([.B157]=&quot;&quot;;&quot;&quot;;ROUNDDOWN(LOG(([.B157]+[.C157])/([.$B$2]+[.$C$2]);2)))">
            <text:p/>
          </table:table-cell>
          <table:table-cell table:formula="of:=IF([.B157]=&quot;&quot;;&quot;&quot;;1 / LOG(([.B157]+[.C157])/([.B156]+[.C156]);2))">
            <text:p/>
          </table:table-cell>
          <table:table-cell table:formula="of:=IF([.B157]=&quot;&quot;;&quot;&quot;;COUNT([.$A$2:.A157]) / LOG(([.B157]+[.C157])/([.$B$2]+[.$C$2]);2))">
            <text:p/>
          </table:table-cell>
          <table:table-cell table:formula="of:=IF([.B157]=&quot;&quot;;&quot;&quot;;[.E157]-[.E156])">
            <text:p/>
          </table:table-cell>
          <table:table-cell/>
          <table:table-cell table:formula="of:=IF([.B157]=&quot;&quot;;&quot;&quot;;IF([.L157]=&quot;?&quot;;[.B157]+[.C157];[.B157]+[.C157]-[.L157]-[.N157]))">
            <text:p/>
          </table:table-cell>
          <table:table-cell table:formula="of:=IF([.B157]=&quot;&quot;;&quot;&quot;;[.N156])">
            <text:p/>
          </table:table-cell>
          <table:table-cell table:formula="of:=[.O156]" office:value-type="float" office:value="184719.6" calcext:value-type="float">
            <text:p>184720</text:p>
          </table:table-cell>
          <table:table-cell table:style-name="ce8" table:formula="of:=IF([.B157]=&quot;&quot;;&quot;&quot;;IF([.I157]=0;999999;LOG([.O157];2)*[.I157]))">
            <text:p/>
          </table:table-cell>
          <table:table-cell table:formula="of:=IF([.B157]=&quot;&quot;;&quot;&quot;;[.A157]+[.P157])">
            <text:p/>
          </table:table-cell>
          <table:table-cell table:formula="of:=IF([.B157]=&quot;&quot;;&quot;&quot;;([.B157]+[.C157])-([.B156]+[.C156]))">
            <text:p/>
          </table:table-cell>
          <table:table-cell table:formula="of:=IF([.B157]=&quot;&quot;;&quot;&quot;;SUM([.R147:.R157]))">
            <text:p/>
          </table:table-cell>
          <table:table-cell/>
          <table:table-cell table:formula="of:=IF([.B157]=&quot;&quot;;&quot;&quot;;[.U156])">
            <text:p/>
          </table:table-cell>
          <table:table-cell table:formula="of:=IF([.B157]=&quot;&quot;;&quot;&quot;;IF([.T157]=&quot;?&quot;;&quot;&quot;;IF([.S157]=0;0;[.T157]/[.S157])))">
            <text:p/>
          </table:table-cell>
          <table:table-cell table:formula="of:=IF([.B157]&lt;&gt;&quot;&quot;;IF([.I156]=0;0;[.I157]/[.I156] - 1);IF([.W156]&gt;1.05;[.W156];0.05))" office:value-type="float" office:value="0.05" calcext:value-type="float">
            <text:p>0.0500</text:p>
          </table:table-cell>
          <table:table-cell table:formula="of:=[.X156]" office:value-type="float" office:value="35" calcext:value-type="float">
            <text:p>35</text:p>
          </table:table-cell>
          <table:table-cell table:formula="of:=IF([.B157]&lt;&gt;&quot;&quot;;[.I157];MIN([.X157];[.Y156]*(1 + [.W157])))" office:value-type="float" office:value="35" calcext:value-type="float">
            <text:p>35</text:p>
          </table:table-cell>
          <table:table-cell table:style-name="ce9" table:formula="of:=IF([.B157]&lt;&gt;&quot;&quot;;[.B157]+[.C157];MAX(0; MIN([.O156]*0.2;[.Z156]*POWER(2;1/IF([.Y157]=0;2.4;[.Y157])))))" office:value-type="float" office:value="7231.57047364937" calcext:value-type="float">
            <text:p>7232</text:p>
          </table:table-cell>
          <table:table-cell table:formula="of:=IF([.S157]&lt;&gt;&quot;&quot;;[.S157];[.Z157]-[.Z147])" office:value-type="float" office:value="1299.25753465388" calcext:value-type="float">
            <text:p>1299</text:p>
          </table:table-cell>
          <table:table-cell table:formula="of:=IF(AND([.T157]&lt;&gt;&quot;&quot;; [.T157]&lt;&gt;&quot;?&quot;);[.T157];[.AA157]*IF(COUNT([.V$2:.V157])=0;0;SUM([.V$2:.V157])/COUNT([.V$2:.V157])))" office:value-type="float" office:value="47.1754279173846" calcext:value-type="float">
            <text:p>47</text:p>
          </table:table-cell>
          <table:table-cell table:formula="of:=IF([.AB157]&gt;MIN([.AE157];MIN([.AF157];[.AG157]));&quot;!&quot;;&quot;&quot;)">
            <text:p/>
          </table:table-cell>
          <table:table-cell table:formula="of:=[.AD156]" office:value-type="float" office:value="272.657534246575" calcext:value-type="float">
            <text:p>273</text:p>
          </table:table-cell>
          <table:table-cell table:formula="of:=[.AE156]" office:value-type="float" office:value="240" calcext:value-type="float">
            <text:p>240</text:p>
          </table:table-cell>
          <table:table-cell table:formula="of:=[.AF156]" office:value-type="float" office:value="308" calcext:value-type="float">
            <text:p>308</text:p>
          </table:table-cell>
          <table:table-cell table:formula="of:=[.AG156]" office:value-type="float" office:value="3142" calcext:value-type="float">
            <text:p>3142</text:p>
          </table:table-cell>
          <table:table-cell table:formula="of:=[.AH156]" office:value-type="float" office:value="1047310" calcext:value-type="float">
            <text:p>1047310</text:p>
          </table:table-cell>
          <table:table-cell table:formula="of:=[.AI15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7]+1" office:value-type="date" office:date-value="2020-08-18" calcext:value-type="date">
            <text:p>2020-08-18</text:p>
          </table:table-cell>
          <table:table-cell table:number-columns-repeated="3"/>
          <table:table-cell table:formula="of:=IF([.B158]=&quot;&quot;;&quot;&quot;;SUM([.B158:.D158]))">
            <text:p/>
          </table:table-cell>
          <table:table-cell table:formula="of:=IF([.B158]=&quot;&quot;;&quot;&quot;;([.B158]+[.C158])/([.B157]+[.C157]) - 1)">
            <text:p/>
          </table:table-cell>
          <table:table-cell table:formula="of:=IF([.B158]=&quot;&quot;;&quot;&quot;;([.F158]+1)/([.F157]+1) - 1)">
            <text:p/>
          </table:table-cell>
          <table:table-cell table:formula="of:=IF([.B158]=&quot;&quot;;&quot;&quot;;ROUNDDOWN(LOG(([.B158]+[.C158])/([.$B$2]+[.$C$2]);2)))">
            <text:p/>
          </table:table-cell>
          <table:table-cell table:formula="of:=IF([.B158]=&quot;&quot;;&quot;&quot;;1 / LOG(([.B158]+[.C158])/([.B157]+[.C157]);2))">
            <text:p/>
          </table:table-cell>
          <table:table-cell table:formula="of:=IF([.B158]=&quot;&quot;;&quot;&quot;;COUNT([.$A$2:.A158]) / LOG(([.B158]+[.C158])/([.$B$2]+[.$C$2]);2))">
            <text:p/>
          </table:table-cell>
          <table:table-cell table:formula="of:=IF([.B158]=&quot;&quot;;&quot;&quot;;[.E158]-[.E157])">
            <text:p/>
          </table:table-cell>
          <table:table-cell/>
          <table:table-cell table:formula="of:=IF([.B158]=&quot;&quot;;&quot;&quot;;IF([.L158]=&quot;?&quot;;[.B158]+[.C158];[.B158]+[.C158]-[.L158]-[.N158]))">
            <text:p/>
          </table:table-cell>
          <table:table-cell table:formula="of:=IF([.B158]=&quot;&quot;;&quot;&quot;;[.N157])">
            <text:p/>
          </table:table-cell>
          <table:table-cell table:formula="of:=[.O157]" office:value-type="float" office:value="184719.6" calcext:value-type="float">
            <text:p>184720</text:p>
          </table:table-cell>
          <table:table-cell table:style-name="ce8" table:formula="of:=IF([.B158]=&quot;&quot;;&quot;&quot;;IF([.I158]=0;999999;LOG([.O158];2)*[.I158]))">
            <text:p/>
          </table:table-cell>
          <table:table-cell table:formula="of:=IF([.B158]=&quot;&quot;;&quot;&quot;;[.A158]+[.P158])">
            <text:p/>
          </table:table-cell>
          <table:table-cell table:formula="of:=IF([.B158]=&quot;&quot;;&quot;&quot;;([.B158]+[.C158])-([.B157]+[.C157]))">
            <text:p/>
          </table:table-cell>
          <table:table-cell table:formula="of:=IF([.B158]=&quot;&quot;;&quot;&quot;;SUM([.R148:.R158]))">
            <text:p/>
          </table:table-cell>
          <table:table-cell/>
          <table:table-cell table:formula="of:=IF([.B158]=&quot;&quot;;&quot;&quot;;[.U157])">
            <text:p/>
          </table:table-cell>
          <table:table-cell table:formula="of:=IF([.B158]=&quot;&quot;;&quot;&quot;;IF([.T158]=&quot;?&quot;;&quot;&quot;;IF([.S158]=0;0;[.T158]/[.S158])))">
            <text:p/>
          </table:table-cell>
          <table:table-cell table:formula="of:=IF([.B158]&lt;&gt;&quot;&quot;;IF([.I157]=0;0;[.I158]/[.I157] - 1);IF([.W157]&gt;1.05;[.W157];0.05))" office:value-type="float" office:value="0.05" calcext:value-type="float">
            <text:p>0.0500</text:p>
          </table:table-cell>
          <table:table-cell table:formula="of:=[.X157]" office:value-type="float" office:value="35" calcext:value-type="float">
            <text:p>35</text:p>
          </table:table-cell>
          <table:table-cell table:formula="of:=IF([.B158]&lt;&gt;&quot;&quot;;[.I158];MIN([.X158];[.Y157]*(1 + [.W158])))" office:value-type="float" office:value="35" calcext:value-type="float">
            <text:p>35</text:p>
          </table:table-cell>
          <table:table-cell table:style-name="ce9" table:formula="of:=IF([.B158]&lt;&gt;&quot;&quot;;[.B158]+[.C158];MAX(0; MIN([.O157]*0.2;[.Z157]*POWER(2;1/IF([.Y158]=0;2.4;[.Y158])))))" office:value-type="float" office:value="7376.21352176518" calcext:value-type="float">
            <text:p>7376</text:p>
          </table:table-cell>
          <table:table-cell table:formula="of:=IF([.S158]&lt;&gt;&quot;&quot;;[.S158];[.Z158]-[.Z148])" office:value-type="float" office:value="1325.24477639958" calcext:value-type="float">
            <text:p>1325</text:p>
          </table:table-cell>
          <table:table-cell table:formula="of:=IF(AND([.T158]&lt;&gt;&quot;&quot;; [.T158]&lt;&gt;&quot;?&quot;);[.T158];[.AA158]*IF(COUNT([.V$2:.V158])=0;0;SUM([.V$2:.V158])/COUNT([.V$2:.V158])))" office:value-type="float" office:value="48.119012400866" calcext:value-type="float">
            <text:p>48</text:p>
          </table:table-cell>
          <table:table-cell table:formula="of:=IF([.AB158]&gt;MIN([.AE158];MIN([.AF158];[.AG158]));&quot;!&quot;;&quot;&quot;)">
            <text:p/>
          </table:table-cell>
          <table:table-cell table:formula="of:=[.AD157]" office:value-type="float" office:value="272.657534246575" calcext:value-type="float">
            <text:p>273</text:p>
          </table:table-cell>
          <table:table-cell table:formula="of:=[.AE157]" office:value-type="float" office:value="240" calcext:value-type="float">
            <text:p>240</text:p>
          </table:table-cell>
          <table:table-cell table:formula="of:=[.AF157]" office:value-type="float" office:value="308" calcext:value-type="float">
            <text:p>308</text:p>
          </table:table-cell>
          <table:table-cell table:formula="of:=[.AG157]" office:value-type="float" office:value="3142" calcext:value-type="float">
            <text:p>3142</text:p>
          </table:table-cell>
          <table:table-cell table:formula="of:=[.AH157]" office:value-type="float" office:value="1047310" calcext:value-type="float">
            <text:p>1047310</text:p>
          </table:table-cell>
          <table:table-cell table:formula="of:=[.AI15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8]+1" office:value-type="date" office:date-value="2020-08-19" calcext:value-type="date">
            <text:p>2020-08-19</text:p>
          </table:table-cell>
          <table:table-cell table:number-columns-repeated="3"/>
          <table:table-cell table:formula="of:=IF([.B159]=&quot;&quot;;&quot;&quot;;SUM([.B159:.D159]))">
            <text:p/>
          </table:table-cell>
          <table:table-cell table:formula="of:=IF([.B159]=&quot;&quot;;&quot;&quot;;([.B159]+[.C159])/([.B158]+[.C158]) - 1)">
            <text:p/>
          </table:table-cell>
          <table:table-cell table:formula="of:=IF([.B159]=&quot;&quot;;&quot;&quot;;([.F159]+1)/([.F158]+1) - 1)">
            <text:p/>
          </table:table-cell>
          <table:table-cell table:formula="of:=IF([.B159]=&quot;&quot;;&quot;&quot;;ROUNDDOWN(LOG(([.B159]+[.C159])/([.$B$2]+[.$C$2]);2)))">
            <text:p/>
          </table:table-cell>
          <table:table-cell table:formula="of:=IF([.B159]=&quot;&quot;;&quot;&quot;;1 / LOG(([.B159]+[.C159])/([.B158]+[.C158]);2))">
            <text:p/>
          </table:table-cell>
          <table:table-cell table:formula="of:=IF([.B159]=&quot;&quot;;&quot;&quot;;COUNT([.$A$2:.A159]) / LOG(([.B159]+[.C159])/([.$B$2]+[.$C$2]);2))">
            <text:p/>
          </table:table-cell>
          <table:table-cell table:formula="of:=IF([.B159]=&quot;&quot;;&quot;&quot;;[.E159]-[.E158])">
            <text:p/>
          </table:table-cell>
          <table:table-cell/>
          <table:table-cell table:formula="of:=IF([.B159]=&quot;&quot;;&quot;&quot;;IF([.L159]=&quot;?&quot;;[.B159]+[.C159];[.B159]+[.C159]-[.L159]-[.N159]))">
            <text:p/>
          </table:table-cell>
          <table:table-cell table:formula="of:=IF([.B159]=&quot;&quot;;&quot;&quot;;[.N158])">
            <text:p/>
          </table:table-cell>
          <table:table-cell table:formula="of:=[.O158]" office:value-type="float" office:value="184719.6" calcext:value-type="float">
            <text:p>184720</text:p>
          </table:table-cell>
          <table:table-cell table:style-name="ce8" table:formula="of:=IF([.B159]=&quot;&quot;;&quot;&quot;;IF([.I159]=0;999999;LOG([.O159];2)*[.I159]))">
            <text:p/>
          </table:table-cell>
          <table:table-cell table:formula="of:=IF([.B159]=&quot;&quot;;&quot;&quot;;[.A159]+[.P159])">
            <text:p/>
          </table:table-cell>
          <table:table-cell table:formula="of:=IF([.B159]=&quot;&quot;;&quot;&quot;;([.B159]+[.C159])-([.B158]+[.C158]))">
            <text:p/>
          </table:table-cell>
          <table:table-cell table:formula="of:=IF([.B159]=&quot;&quot;;&quot;&quot;;SUM([.R149:.R159]))">
            <text:p/>
          </table:table-cell>
          <table:table-cell/>
          <table:table-cell table:formula="of:=IF([.B159]=&quot;&quot;;&quot;&quot;;[.U158])">
            <text:p/>
          </table:table-cell>
          <table:table-cell table:formula="of:=IF([.B159]=&quot;&quot;;&quot;&quot;;IF([.T159]=&quot;?&quot;;&quot;&quot;;IF([.S159]=0;0;[.T159]/[.S159])))">
            <text:p/>
          </table:table-cell>
          <table:table-cell table:formula="of:=IF([.B159]&lt;&gt;&quot;&quot;;IF([.I158]=0;0;[.I159]/[.I158] - 1);IF([.W158]&gt;1.05;[.W158];0.05))" office:value-type="float" office:value="0.05" calcext:value-type="float">
            <text:p>0.0500</text:p>
          </table:table-cell>
          <table:table-cell table:formula="of:=[.X158]" office:value-type="float" office:value="35" calcext:value-type="float">
            <text:p>35</text:p>
          </table:table-cell>
          <table:table-cell table:formula="of:=IF([.B159]&lt;&gt;&quot;&quot;;[.I159];MIN([.X159];[.Y158]*(1 + [.W159])))" office:value-type="float" office:value="35" calcext:value-type="float">
            <text:p>35</text:p>
          </table:table-cell>
          <table:table-cell table:style-name="ce9" table:formula="of:=IF([.B159]&lt;&gt;&quot;&quot;;[.B159]+[.C159];MAX(0; MIN([.O158]*0.2;[.Z158]*POWER(2;1/IF([.Y159]=0;2.4;[.Y159])))))" office:value-type="float" office:value="7523.74966363489" calcext:value-type="float">
            <text:p>7524</text:p>
          </table:table-cell>
          <table:table-cell table:formula="of:=IF([.S159]&lt;&gt;&quot;&quot;;[.S159];[.Z159]-[.Z149])" office:value-type="float" office:value="1351.75180480461" calcext:value-type="float">
            <text:p>1352</text:p>
          </table:table-cell>
          <table:table-cell table:formula="of:=IF(AND([.T159]&lt;&gt;&quot;&quot;; [.T159]&lt;&gt;&quot;?&quot;);[.T159];[.AA159]*IF(COUNT([.V$2:.V159])=0;0;SUM([.V$2:.V159])/COUNT([.V$2:.V159])))" office:value-type="float" office:value="49.081470092642" calcext:value-type="float">
            <text:p>49</text:p>
          </table:table-cell>
          <table:table-cell table:formula="of:=IF([.AB159]&gt;MIN([.AE159];MIN([.AF159];[.AG159]));&quot;!&quot;;&quot;&quot;)">
            <text:p/>
          </table:table-cell>
          <table:table-cell table:formula="of:=[.AD158]" office:value-type="float" office:value="272.657534246575" calcext:value-type="float">
            <text:p>273</text:p>
          </table:table-cell>
          <table:table-cell table:formula="of:=[.AE158]" office:value-type="float" office:value="240" calcext:value-type="float">
            <text:p>240</text:p>
          </table:table-cell>
          <table:table-cell table:formula="of:=[.AF158]" office:value-type="float" office:value="308" calcext:value-type="float">
            <text:p>308</text:p>
          </table:table-cell>
          <table:table-cell table:formula="of:=[.AG158]" office:value-type="float" office:value="3142" calcext:value-type="float">
            <text:p>3142</text:p>
          </table:table-cell>
          <table:table-cell table:formula="of:=[.AH158]" office:value-type="float" office:value="1047310" calcext:value-type="float">
            <text:p>1047310</text:p>
          </table:table-cell>
          <table:table-cell table:formula="of:=[.AI15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59]+1" office:value-type="date" office:date-value="2020-08-20" calcext:value-type="date">
            <text:p>2020-08-20</text:p>
          </table:table-cell>
          <table:table-cell table:number-columns-repeated="3"/>
          <table:table-cell table:formula="of:=IF([.B160]=&quot;&quot;;&quot;&quot;;SUM([.B160:.D160]))">
            <text:p/>
          </table:table-cell>
          <table:table-cell table:formula="of:=IF([.B160]=&quot;&quot;;&quot;&quot;;([.B160]+[.C160])/([.B159]+[.C159]) - 1)">
            <text:p/>
          </table:table-cell>
          <table:table-cell table:formula="of:=IF([.B160]=&quot;&quot;;&quot;&quot;;([.F160]+1)/([.F159]+1) - 1)">
            <text:p/>
          </table:table-cell>
          <table:table-cell table:formula="of:=IF([.B160]=&quot;&quot;;&quot;&quot;;ROUNDDOWN(LOG(([.B160]+[.C160])/([.$B$2]+[.$C$2]);2)))">
            <text:p/>
          </table:table-cell>
          <table:table-cell table:formula="of:=IF([.B160]=&quot;&quot;;&quot;&quot;;1 / LOG(([.B160]+[.C160])/([.B159]+[.C159]);2))">
            <text:p/>
          </table:table-cell>
          <table:table-cell table:formula="of:=IF([.B160]=&quot;&quot;;&quot;&quot;;COUNT([.$A$2:.A160]) / LOG(([.B160]+[.C160])/([.$B$2]+[.$C$2]);2))">
            <text:p/>
          </table:table-cell>
          <table:table-cell table:formula="of:=IF([.B160]=&quot;&quot;;&quot;&quot;;[.E160]-[.E159])">
            <text:p/>
          </table:table-cell>
          <table:table-cell/>
          <table:table-cell table:formula="of:=IF([.B160]=&quot;&quot;;&quot;&quot;;IF([.L160]=&quot;?&quot;;[.B160]+[.C160];[.B160]+[.C160]-[.L160]-[.N160]))">
            <text:p/>
          </table:table-cell>
          <table:table-cell table:formula="of:=IF([.B160]=&quot;&quot;;&quot;&quot;;[.N159])">
            <text:p/>
          </table:table-cell>
          <table:table-cell table:formula="of:=[.O159]" office:value-type="float" office:value="184719.6" calcext:value-type="float">
            <text:p>184720</text:p>
          </table:table-cell>
          <table:table-cell table:style-name="ce8" table:formula="of:=IF([.B160]=&quot;&quot;;&quot;&quot;;IF([.I160]=0;999999;LOG([.O160];2)*[.I160]))">
            <text:p/>
          </table:table-cell>
          <table:table-cell table:formula="of:=IF([.B160]=&quot;&quot;;&quot;&quot;;[.A160]+[.P160])">
            <text:p/>
          </table:table-cell>
          <table:table-cell table:formula="of:=IF([.B160]=&quot;&quot;;&quot;&quot;;([.B160]+[.C160])-([.B159]+[.C159]))">
            <text:p/>
          </table:table-cell>
          <table:table-cell table:formula="of:=IF([.B160]=&quot;&quot;;&quot;&quot;;SUM([.R150:.R160]))">
            <text:p/>
          </table:table-cell>
          <table:table-cell/>
          <table:table-cell table:formula="of:=IF([.B160]=&quot;&quot;;&quot;&quot;;[.U159])">
            <text:p/>
          </table:table-cell>
          <table:table-cell table:formula="of:=IF([.B160]=&quot;&quot;;&quot;&quot;;IF([.T160]=&quot;?&quot;;&quot;&quot;;IF([.S160]=0;0;[.T160]/[.S160])))">
            <text:p/>
          </table:table-cell>
          <table:table-cell table:formula="of:=IF([.B160]&lt;&gt;&quot;&quot;;IF([.I159]=0;0;[.I160]/[.I159] - 1);IF([.W159]&gt;1.05;[.W159];0.05))" office:value-type="float" office:value="0.05" calcext:value-type="float">
            <text:p>0.0500</text:p>
          </table:table-cell>
          <table:table-cell table:formula="of:=[.X159]" office:value-type="float" office:value="35" calcext:value-type="float">
            <text:p>35</text:p>
          </table:table-cell>
          <table:table-cell table:formula="of:=IF([.B160]&lt;&gt;&quot;&quot;;[.I160];MIN([.X160];[.Y159]*(1 + [.W160])))" office:value-type="float" office:value="35" calcext:value-type="float">
            <text:p>35</text:p>
          </table:table-cell>
          <table:table-cell table:style-name="ce9" table:formula="of:=IF([.B160]&lt;&gt;&quot;&quot;;[.B160]+[.C160];MAX(0; MIN([.O159]*0.2;[.Z159]*POWER(2;1/IF([.Y160]=0;2.4;[.Y160])))))" office:value-type="float" office:value="7674.23676578979" calcext:value-type="float">
            <text:p>7674</text:p>
          </table:table-cell>
          <table:table-cell table:formula="of:=IF([.S160]&lt;&gt;&quot;&quot;;[.S160];[.Z160]-[.Z150])" office:value-type="float" office:value="1378.78901643871" calcext:value-type="float">
            <text:p>1379</text:p>
          </table:table-cell>
          <table:table-cell table:formula="of:=IF(AND([.T160]&lt;&gt;&quot;&quot;; [.T160]&lt;&gt;&quot;?&quot;);[.T160];[.AA160]*IF(COUNT([.V$2:.V160])=0;0;SUM([.V$2:.V160])/COUNT([.V$2:.V160])))" office:value-type="float" office:value="50.0631784872533" calcext:value-type="float">
            <text:p>50</text:p>
          </table:table-cell>
          <table:table-cell table:formula="of:=IF([.AB160]&gt;MIN([.AE160];MIN([.AF160];[.AG160]));&quot;!&quot;;&quot;&quot;)">
            <text:p/>
          </table:table-cell>
          <table:table-cell table:formula="of:=[.AD159]" office:value-type="float" office:value="272.657534246575" calcext:value-type="float">
            <text:p>273</text:p>
          </table:table-cell>
          <table:table-cell table:formula="of:=[.AE159]" office:value-type="float" office:value="240" calcext:value-type="float">
            <text:p>240</text:p>
          </table:table-cell>
          <table:table-cell table:formula="of:=[.AF159]" office:value-type="float" office:value="308" calcext:value-type="float">
            <text:p>308</text:p>
          </table:table-cell>
          <table:table-cell table:formula="of:=[.AG159]" office:value-type="float" office:value="3142" calcext:value-type="float">
            <text:p>3142</text:p>
          </table:table-cell>
          <table:table-cell table:formula="of:=[.AH159]" office:value-type="float" office:value="1047310" calcext:value-type="float">
            <text:p>1047310</text:p>
          </table:table-cell>
          <table:table-cell table:formula="of:=[.AI15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0]+1" office:value-type="date" office:date-value="2020-08-21" calcext:value-type="date">
            <text:p>2020-08-21</text:p>
          </table:table-cell>
          <table:table-cell table:number-columns-repeated="3"/>
          <table:table-cell table:formula="of:=IF([.B161]=&quot;&quot;;&quot;&quot;;SUM([.B161:.D161]))">
            <text:p/>
          </table:table-cell>
          <table:table-cell table:formula="of:=IF([.B161]=&quot;&quot;;&quot;&quot;;([.B161]+[.C161])/([.B160]+[.C160]) - 1)">
            <text:p/>
          </table:table-cell>
          <table:table-cell table:formula="of:=IF([.B161]=&quot;&quot;;&quot;&quot;;([.F161]+1)/([.F160]+1) - 1)">
            <text:p/>
          </table:table-cell>
          <table:table-cell table:formula="of:=IF([.B161]=&quot;&quot;;&quot;&quot;;ROUNDDOWN(LOG(([.B161]+[.C161])/([.$B$2]+[.$C$2]);2)))">
            <text:p/>
          </table:table-cell>
          <table:table-cell table:formula="of:=IF([.B161]=&quot;&quot;;&quot;&quot;;1 / LOG(([.B161]+[.C161])/([.B160]+[.C160]);2))">
            <text:p/>
          </table:table-cell>
          <table:table-cell table:formula="of:=IF([.B161]=&quot;&quot;;&quot;&quot;;COUNT([.$A$2:.A161]) / LOG(([.B161]+[.C161])/([.$B$2]+[.$C$2]);2))">
            <text:p/>
          </table:table-cell>
          <table:table-cell table:formula="of:=IF([.B161]=&quot;&quot;;&quot;&quot;;[.E161]-[.E160])">
            <text:p/>
          </table:table-cell>
          <table:table-cell/>
          <table:table-cell table:formula="of:=IF([.B161]=&quot;&quot;;&quot;&quot;;IF([.L161]=&quot;?&quot;;[.B161]+[.C161];[.B161]+[.C161]-[.L161]-[.N161]))">
            <text:p/>
          </table:table-cell>
          <table:table-cell table:formula="of:=IF([.B161]=&quot;&quot;;&quot;&quot;;[.N160])">
            <text:p/>
          </table:table-cell>
          <table:table-cell table:formula="of:=[.O160]" office:value-type="float" office:value="184719.6" calcext:value-type="float">
            <text:p>184720</text:p>
          </table:table-cell>
          <table:table-cell table:style-name="ce8" table:formula="of:=IF([.B161]=&quot;&quot;;&quot;&quot;;IF([.I161]=0;999999;LOG([.O161];2)*[.I161]))">
            <text:p/>
          </table:table-cell>
          <table:table-cell table:formula="of:=IF([.B161]=&quot;&quot;;&quot;&quot;;[.A161]+[.P161])">
            <text:p/>
          </table:table-cell>
          <table:table-cell table:formula="of:=IF([.B161]=&quot;&quot;;&quot;&quot;;([.B161]+[.C161])-([.B160]+[.C160]))">
            <text:p/>
          </table:table-cell>
          <table:table-cell table:formula="of:=IF([.B161]=&quot;&quot;;&quot;&quot;;SUM([.R151:.R161]))">
            <text:p/>
          </table:table-cell>
          <table:table-cell/>
          <table:table-cell table:formula="of:=IF([.B161]=&quot;&quot;;&quot;&quot;;[.U160])">
            <text:p/>
          </table:table-cell>
          <table:table-cell table:formula="of:=IF([.B161]=&quot;&quot;;&quot;&quot;;IF([.T161]=&quot;?&quot;;&quot;&quot;;IF([.S161]=0;0;[.T161]/[.S161])))">
            <text:p/>
          </table:table-cell>
          <table:table-cell table:formula="of:=IF([.B161]&lt;&gt;&quot;&quot;;IF([.I160]=0;0;[.I161]/[.I160] - 1);IF([.W160]&gt;1.05;[.W160];0.05))" office:value-type="float" office:value="0.05" calcext:value-type="float">
            <text:p>0.0500</text:p>
          </table:table-cell>
          <table:table-cell table:formula="of:=[.X160]" office:value-type="float" office:value="35" calcext:value-type="float">
            <text:p>35</text:p>
          </table:table-cell>
          <table:table-cell table:formula="of:=IF([.B161]&lt;&gt;&quot;&quot;;[.I161];MIN([.X161];[.Y160]*(1 + [.W161])))" office:value-type="float" office:value="35" calcext:value-type="float">
            <text:p>35</text:p>
          </table:table-cell>
          <table:table-cell table:style-name="ce9" table:formula="of:=IF([.B161]&lt;&gt;&quot;&quot;;[.B161]+[.C161];MAX(0; MIN([.O160]*0.2;[.Z160]*POWER(2;1/IF([.Y161]=0;2.4;[.Y161])))))" office:value-type="float" office:value="7827.73385218492" calcext:value-type="float">
            <text:p>7828</text:p>
          </table:table-cell>
          <table:table-cell table:formula="of:=IF([.S161]&lt;&gt;&quot;&quot;;[.S161];[.Z161]-[.Z151])" office:value-type="float" office:value="1406.36701581976" calcext:value-type="float">
            <text:p>1406</text:p>
          </table:table-cell>
          <table:table-cell table:formula="of:=IF(AND([.T161]&lt;&gt;&quot;&quot;; [.T161]&lt;&gt;&quot;?&quot;);[.T161];[.AA161]*IF(COUNT([.V$2:.V161])=0;0;SUM([.V$2:.V161])/COUNT([.V$2:.V161])))" office:value-type="float" office:value="51.0645226297391" calcext:value-type="float">
            <text:p>51</text:p>
          </table:table-cell>
          <table:table-cell table:formula="of:=IF([.AB161]&gt;MIN([.AE161];MIN([.AF161];[.AG161]));&quot;!&quot;;&quot;&quot;)">
            <text:p/>
          </table:table-cell>
          <table:table-cell table:formula="of:=[.AD160]" office:value-type="float" office:value="272.657534246575" calcext:value-type="float">
            <text:p>273</text:p>
          </table:table-cell>
          <table:table-cell table:formula="of:=[.AE160]" office:value-type="float" office:value="240" calcext:value-type="float">
            <text:p>240</text:p>
          </table:table-cell>
          <table:table-cell table:formula="of:=[.AF160]" office:value-type="float" office:value="308" calcext:value-type="float">
            <text:p>308</text:p>
          </table:table-cell>
          <table:table-cell table:formula="of:=[.AG160]" office:value-type="float" office:value="3142" calcext:value-type="float">
            <text:p>3142</text:p>
          </table:table-cell>
          <table:table-cell table:formula="of:=[.AH160]" office:value-type="float" office:value="1047310" calcext:value-type="float">
            <text:p>1047310</text:p>
          </table:table-cell>
          <table:table-cell table:formula="of:=[.AI16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1]+1" office:value-type="date" office:date-value="2020-08-22" calcext:value-type="date">
            <text:p>2020-08-22</text:p>
          </table:table-cell>
          <table:table-cell table:number-columns-repeated="3"/>
          <table:table-cell table:formula="of:=IF([.B162]=&quot;&quot;;&quot;&quot;;SUM([.B162:.D162]))">
            <text:p/>
          </table:table-cell>
          <table:table-cell table:formula="of:=IF([.B162]=&quot;&quot;;&quot;&quot;;([.B162]+[.C162])/([.B161]+[.C161]) - 1)">
            <text:p/>
          </table:table-cell>
          <table:table-cell table:formula="of:=IF([.B162]=&quot;&quot;;&quot;&quot;;([.F162]+1)/([.F161]+1) - 1)">
            <text:p/>
          </table:table-cell>
          <table:table-cell table:formula="of:=IF([.B162]=&quot;&quot;;&quot;&quot;;ROUNDDOWN(LOG(([.B162]+[.C162])/([.$B$2]+[.$C$2]);2)))">
            <text:p/>
          </table:table-cell>
          <table:table-cell table:formula="of:=IF([.B162]=&quot;&quot;;&quot;&quot;;1 / LOG(([.B162]+[.C162])/([.B161]+[.C161]);2))">
            <text:p/>
          </table:table-cell>
          <table:table-cell table:formula="of:=IF([.B162]=&quot;&quot;;&quot;&quot;;COUNT([.$A$2:.A162]) / LOG(([.B162]+[.C162])/([.$B$2]+[.$C$2]);2))">
            <text:p/>
          </table:table-cell>
          <table:table-cell table:formula="of:=IF([.B162]=&quot;&quot;;&quot;&quot;;[.E162]-[.E161])">
            <text:p/>
          </table:table-cell>
          <table:table-cell/>
          <table:table-cell table:formula="of:=IF([.B162]=&quot;&quot;;&quot;&quot;;IF([.L162]=&quot;?&quot;;[.B162]+[.C162];[.B162]+[.C162]-[.L162]-[.N162]))">
            <text:p/>
          </table:table-cell>
          <table:table-cell table:formula="of:=IF([.B162]=&quot;&quot;;&quot;&quot;;[.N161])">
            <text:p/>
          </table:table-cell>
          <table:table-cell table:formula="of:=[.O161]" office:value-type="float" office:value="184719.6" calcext:value-type="float">
            <text:p>184720</text:p>
          </table:table-cell>
          <table:table-cell table:style-name="ce8" table:formula="of:=IF([.B162]=&quot;&quot;;&quot;&quot;;IF([.I162]=0;999999;LOG([.O162];2)*[.I162]))">
            <text:p/>
          </table:table-cell>
          <table:table-cell table:formula="of:=IF([.B162]=&quot;&quot;;&quot;&quot;;[.A162]+[.P162])">
            <text:p/>
          </table:table-cell>
          <table:table-cell table:formula="of:=IF([.B162]=&quot;&quot;;&quot;&quot;;([.B162]+[.C162])-([.B161]+[.C161]))">
            <text:p/>
          </table:table-cell>
          <table:table-cell table:formula="of:=IF([.B162]=&quot;&quot;;&quot;&quot;;SUM([.R152:.R162]))">
            <text:p/>
          </table:table-cell>
          <table:table-cell/>
          <table:table-cell table:formula="of:=IF([.B162]=&quot;&quot;;&quot;&quot;;[.U161])">
            <text:p/>
          </table:table-cell>
          <table:table-cell table:formula="of:=IF([.B162]=&quot;&quot;;&quot;&quot;;IF([.T162]=&quot;?&quot;;&quot;&quot;;IF([.S162]=0;0;[.T162]/[.S162])))">
            <text:p/>
          </table:table-cell>
          <table:table-cell table:formula="of:=IF([.B162]&lt;&gt;&quot;&quot;;IF([.I161]=0;0;[.I162]/[.I161] - 1);IF([.W161]&gt;1.05;[.W161];0.05))" office:value-type="float" office:value="0.05" calcext:value-type="float">
            <text:p>0.0500</text:p>
          </table:table-cell>
          <table:table-cell table:formula="of:=[.X161]" office:value-type="float" office:value="35" calcext:value-type="float">
            <text:p>35</text:p>
          </table:table-cell>
          <table:table-cell table:formula="of:=IF([.B162]&lt;&gt;&quot;&quot;;[.I162];MIN([.X162];[.Y161]*(1 + [.W162])))" office:value-type="float" office:value="35" calcext:value-type="float">
            <text:p>35</text:p>
          </table:table-cell>
          <table:table-cell table:style-name="ce9" table:formula="of:=IF([.B162]&lt;&gt;&quot;&quot;;[.B162]+[.C162];MAX(0; MIN([.O161]*0.2;[.Z161]*POWER(2;1/IF([.Y162]=0;2.4;[.Y162])))))" office:value-type="float" office:value="7984.30112734942" calcext:value-type="float">
            <text:p>7984</text:p>
          </table:table-cell>
          <table:table-cell table:formula="of:=IF([.S162]&lt;&gt;&quot;&quot;;[.S162];[.Z162]-[.Z152])" office:value-type="float" office:value="1434.49661957304" calcext:value-type="float">
            <text:p>1434</text:p>
          </table:table-cell>
          <table:table-cell table:formula="of:=IF(AND([.T162]&lt;&gt;&quot;&quot;; [.T162]&lt;&gt;&quot;?&quot;);[.T162];[.AA162]*IF(COUNT([.V$2:.V162])=0;0;SUM([.V$2:.V162])/COUNT([.V$2:.V162])))" office:value-type="float" office:value="52.0858952666591" calcext:value-type="float">
            <text:p>52</text:p>
          </table:table-cell>
          <table:table-cell table:formula="of:=IF([.AB162]&gt;MIN([.AE162];MIN([.AF162];[.AG162]));&quot;!&quot;;&quot;&quot;)">
            <text:p/>
          </table:table-cell>
          <table:table-cell table:formula="of:=[.AD161]" office:value-type="float" office:value="272.657534246575" calcext:value-type="float">
            <text:p>273</text:p>
          </table:table-cell>
          <table:table-cell table:formula="of:=[.AE161]" office:value-type="float" office:value="240" calcext:value-type="float">
            <text:p>240</text:p>
          </table:table-cell>
          <table:table-cell table:formula="of:=[.AF161]" office:value-type="float" office:value="308" calcext:value-type="float">
            <text:p>308</text:p>
          </table:table-cell>
          <table:table-cell table:formula="of:=[.AG161]" office:value-type="float" office:value="3142" calcext:value-type="float">
            <text:p>3142</text:p>
          </table:table-cell>
          <table:table-cell table:formula="of:=[.AH161]" office:value-type="float" office:value="1047310" calcext:value-type="float">
            <text:p>1047310</text:p>
          </table:table-cell>
          <table:table-cell table:formula="of:=[.AI16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2]+1" office:value-type="date" office:date-value="2020-08-23" calcext:value-type="date">
            <text:p>2020-08-23</text:p>
          </table:table-cell>
          <table:table-cell table:number-columns-repeated="3"/>
          <table:table-cell table:formula="of:=IF([.B163]=&quot;&quot;;&quot;&quot;;SUM([.B163:.D163]))">
            <text:p/>
          </table:table-cell>
          <table:table-cell table:formula="of:=IF([.B163]=&quot;&quot;;&quot;&quot;;([.B163]+[.C163])/([.B162]+[.C162]) - 1)">
            <text:p/>
          </table:table-cell>
          <table:table-cell table:formula="of:=IF([.B163]=&quot;&quot;;&quot;&quot;;([.F163]+1)/([.F162]+1) - 1)">
            <text:p/>
          </table:table-cell>
          <table:table-cell table:formula="of:=IF([.B163]=&quot;&quot;;&quot;&quot;;ROUNDDOWN(LOG(([.B163]+[.C163])/([.$B$2]+[.$C$2]);2)))">
            <text:p/>
          </table:table-cell>
          <table:table-cell table:formula="of:=IF([.B163]=&quot;&quot;;&quot;&quot;;1 / LOG(([.B163]+[.C163])/([.B162]+[.C162]);2))">
            <text:p/>
          </table:table-cell>
          <table:table-cell table:formula="of:=IF([.B163]=&quot;&quot;;&quot;&quot;;COUNT([.$A$2:.A163]) / LOG(([.B163]+[.C163])/([.$B$2]+[.$C$2]);2))">
            <text:p/>
          </table:table-cell>
          <table:table-cell table:formula="of:=IF([.B163]=&quot;&quot;;&quot;&quot;;[.E163]-[.E162])">
            <text:p/>
          </table:table-cell>
          <table:table-cell/>
          <table:table-cell table:formula="of:=IF([.B163]=&quot;&quot;;&quot;&quot;;IF([.L163]=&quot;?&quot;;[.B163]+[.C163];[.B163]+[.C163]-[.L163]-[.N163]))">
            <text:p/>
          </table:table-cell>
          <table:table-cell table:formula="of:=IF([.B163]=&quot;&quot;;&quot;&quot;;[.N162])">
            <text:p/>
          </table:table-cell>
          <table:table-cell table:formula="of:=[.O162]" office:value-type="float" office:value="184719.6" calcext:value-type="float">
            <text:p>184720</text:p>
          </table:table-cell>
          <table:table-cell table:style-name="ce8" table:formula="of:=IF([.B163]=&quot;&quot;;&quot;&quot;;IF([.I163]=0;999999;LOG([.O163];2)*[.I163]))">
            <text:p/>
          </table:table-cell>
          <table:table-cell table:formula="of:=IF([.B163]=&quot;&quot;;&quot;&quot;;[.A163]+[.P163])">
            <text:p/>
          </table:table-cell>
          <table:table-cell table:formula="of:=IF([.B163]=&quot;&quot;;&quot;&quot;;([.B163]+[.C163])-([.B162]+[.C162]))">
            <text:p/>
          </table:table-cell>
          <table:table-cell table:formula="of:=IF([.B163]=&quot;&quot;;&quot;&quot;;SUM([.R153:.R163]))">
            <text:p/>
          </table:table-cell>
          <table:table-cell/>
          <table:table-cell table:formula="of:=IF([.B163]=&quot;&quot;;&quot;&quot;;[.U162])">
            <text:p/>
          </table:table-cell>
          <table:table-cell table:formula="of:=IF([.B163]=&quot;&quot;;&quot;&quot;;IF([.T163]=&quot;?&quot;;&quot;&quot;;IF([.S163]=0;0;[.T163]/[.S163])))">
            <text:p/>
          </table:table-cell>
          <table:table-cell table:formula="of:=IF([.B163]&lt;&gt;&quot;&quot;;IF([.I162]=0;0;[.I163]/[.I162] - 1);IF([.W162]&gt;1.05;[.W162];0.05))" office:value-type="float" office:value="0.05" calcext:value-type="float">
            <text:p>0.0500</text:p>
          </table:table-cell>
          <table:table-cell table:formula="of:=[.X162]" office:value-type="float" office:value="35" calcext:value-type="float">
            <text:p>35</text:p>
          </table:table-cell>
          <table:table-cell table:formula="of:=IF([.B163]&lt;&gt;&quot;&quot;;[.I163];MIN([.X163];[.Y162]*(1 + [.W163])))" office:value-type="float" office:value="35" calcext:value-type="float">
            <text:p>35</text:p>
          </table:table-cell>
          <table:table-cell table:style-name="ce9" table:formula="of:=IF([.B163]&lt;&gt;&quot;&quot;;[.B163]+[.C163];MAX(0; MIN([.O162]*0.2;[.Z162]*POWER(2;1/IF([.Y163]=0;2.4;[.Y163])))))" office:value-type="float" office:value="8143.99999999991" calcext:value-type="float">
            <text:p>8144</text:p>
          </table:table-cell>
          <table:table-cell table:formula="of:=IF([.S163]&lt;&gt;&quot;&quot;;[.S163];[.Z163]-[.Z153])" office:value-type="float" office:value="1463.18886067377" calcext:value-type="float">
            <text:p>1463</text:p>
          </table:table-cell>
          <table:table-cell table:formula="of:=IF(AND([.T163]&lt;&gt;&quot;&quot;; [.T163]&lt;&gt;&quot;?&quot;);[.T163];[.AA163]*IF(COUNT([.V$2:.V163])=0;0;SUM([.V$2:.V163])/COUNT([.V$2:.V163])))" office:value-type="float" office:value="53.1276970001363" calcext:value-type="float">
            <text:p>53</text:p>
          </table:table-cell>
          <table:table-cell table:formula="of:=IF([.AB163]&gt;MIN([.AE163];MIN([.AF163];[.AG163]));&quot;!&quot;;&quot;&quot;)">
            <text:p/>
          </table:table-cell>
          <table:table-cell table:formula="of:=[.AD162]" office:value-type="float" office:value="272.657534246575" calcext:value-type="float">
            <text:p>273</text:p>
          </table:table-cell>
          <table:table-cell table:formula="of:=[.AE162]" office:value-type="float" office:value="240" calcext:value-type="float">
            <text:p>240</text:p>
          </table:table-cell>
          <table:table-cell table:formula="of:=[.AF162]" office:value-type="float" office:value="308" calcext:value-type="float">
            <text:p>308</text:p>
          </table:table-cell>
          <table:table-cell table:formula="of:=[.AG162]" office:value-type="float" office:value="3142" calcext:value-type="float">
            <text:p>3142</text:p>
          </table:table-cell>
          <table:table-cell table:formula="of:=[.AH162]" office:value-type="float" office:value="1047310" calcext:value-type="float">
            <text:p>1047310</text:p>
          </table:table-cell>
          <table:table-cell table:formula="of:=[.AI16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3]+1" office:value-type="date" office:date-value="2020-08-24" calcext:value-type="date">
            <text:p>2020-08-24</text:p>
          </table:table-cell>
          <table:table-cell table:number-columns-repeated="3"/>
          <table:table-cell table:formula="of:=IF([.B164]=&quot;&quot;;&quot;&quot;;SUM([.B164:.D164]))">
            <text:p/>
          </table:table-cell>
          <table:table-cell table:formula="of:=IF([.B164]=&quot;&quot;;&quot;&quot;;([.B164]+[.C164])/([.B163]+[.C163]) - 1)">
            <text:p/>
          </table:table-cell>
          <table:table-cell table:formula="of:=IF([.B164]=&quot;&quot;;&quot;&quot;;([.F164]+1)/([.F163]+1) - 1)">
            <text:p/>
          </table:table-cell>
          <table:table-cell table:formula="of:=IF([.B164]=&quot;&quot;;&quot;&quot;;ROUNDDOWN(LOG(([.B164]+[.C164])/([.$B$2]+[.$C$2]);2)))">
            <text:p/>
          </table:table-cell>
          <table:table-cell table:formula="of:=IF([.B164]=&quot;&quot;;&quot;&quot;;1 / LOG(([.B164]+[.C164])/([.B163]+[.C163]);2))">
            <text:p/>
          </table:table-cell>
          <table:table-cell table:formula="of:=IF([.B164]=&quot;&quot;;&quot;&quot;;COUNT([.$A$2:.A164]) / LOG(([.B164]+[.C164])/([.$B$2]+[.$C$2]);2))">
            <text:p/>
          </table:table-cell>
          <table:table-cell table:formula="of:=IF([.B164]=&quot;&quot;;&quot;&quot;;[.E164]-[.E163])">
            <text:p/>
          </table:table-cell>
          <table:table-cell/>
          <table:table-cell table:formula="of:=IF([.B164]=&quot;&quot;;&quot;&quot;;IF([.L164]=&quot;?&quot;;[.B164]+[.C164];[.B164]+[.C164]-[.L164]-[.N164]))">
            <text:p/>
          </table:table-cell>
          <table:table-cell table:formula="of:=IF([.B164]=&quot;&quot;;&quot;&quot;;[.N163])">
            <text:p/>
          </table:table-cell>
          <table:table-cell table:formula="of:=[.O163]" office:value-type="float" office:value="184719.6" calcext:value-type="float">
            <text:p>184720</text:p>
          </table:table-cell>
          <table:table-cell table:style-name="ce8" table:formula="of:=IF([.B164]=&quot;&quot;;&quot;&quot;;IF([.I164]=0;999999;LOG([.O164];2)*[.I164]))">
            <text:p/>
          </table:table-cell>
          <table:table-cell table:formula="of:=IF([.B164]=&quot;&quot;;&quot;&quot;;[.A164]+[.P164])">
            <text:p/>
          </table:table-cell>
          <table:table-cell table:formula="of:=IF([.B164]=&quot;&quot;;&quot;&quot;;([.B164]+[.C164])-([.B163]+[.C163]))">
            <text:p/>
          </table:table-cell>
          <table:table-cell table:formula="of:=IF([.B164]=&quot;&quot;;&quot;&quot;;SUM([.R154:.R164]))">
            <text:p/>
          </table:table-cell>
          <table:table-cell/>
          <table:table-cell table:formula="of:=IF([.B164]=&quot;&quot;;&quot;&quot;;[.U163])">
            <text:p/>
          </table:table-cell>
          <table:table-cell table:formula="of:=IF([.B164]=&quot;&quot;;&quot;&quot;;IF([.T164]=&quot;?&quot;;&quot;&quot;;IF([.S164]=0;0;[.T164]/[.S164])))">
            <text:p/>
          </table:table-cell>
          <table:table-cell table:formula="of:=IF([.B164]&lt;&gt;&quot;&quot;;IF([.I163]=0;0;[.I164]/[.I163] - 1);IF([.W163]&gt;1.05;[.W163];0.05))" office:value-type="float" office:value="0.05" calcext:value-type="float">
            <text:p>0.0500</text:p>
          </table:table-cell>
          <table:table-cell table:formula="of:=[.X163]" office:value-type="float" office:value="35" calcext:value-type="float">
            <text:p>35</text:p>
          </table:table-cell>
          <table:table-cell table:formula="of:=IF([.B164]&lt;&gt;&quot;&quot;;[.I164];MIN([.X164];[.Y163]*(1 + [.W164])))" office:value-type="float" office:value="35" calcext:value-type="float">
            <text:p>35</text:p>
          </table:table-cell>
          <table:table-cell table:style-name="ce9" table:formula="of:=IF([.B164]&lt;&gt;&quot;&quot;;[.B164]+[.C164];MAX(0; MIN([.O163]*0.2;[.Z163]*POWER(2;1/IF([.Y164]=0;2.4;[.Y164])))))" office:value-type="float" office:value="8306.89310712615" calcext:value-type="float">
            <text:p>8307</text:p>
          </table:table-cell>
          <table:table-cell table:formula="of:=IF([.S164]&lt;&gt;&quot;&quot;;[.S164];[.Z164]-[.Z154])" office:value-type="float" office:value="1492.45499277442" calcext:value-type="float">
            <text:p>1492</text:p>
          </table:table-cell>
          <table:table-cell table:formula="of:=IF(AND([.T164]&lt;&gt;&quot;&quot;; [.T164]&lt;&gt;&quot;?&quot;);[.T164];[.AA164]*IF(COUNT([.V$2:.V164])=0;0;SUM([.V$2:.V164])/COUNT([.V$2:.V164])))" office:value-type="float" office:value="54.1903364449809" calcext:value-type="float">
            <text:p>54</text:p>
          </table:table-cell>
          <table:table-cell table:formula="of:=IF([.AB164]&gt;MIN([.AE164];MIN([.AF164];[.AG164]));&quot;!&quot;;&quot;&quot;)">
            <text:p/>
          </table:table-cell>
          <table:table-cell table:formula="of:=[.AD163]" office:value-type="float" office:value="272.657534246575" calcext:value-type="float">
            <text:p>273</text:p>
          </table:table-cell>
          <table:table-cell table:formula="of:=[.AE163]" office:value-type="float" office:value="240" calcext:value-type="float">
            <text:p>240</text:p>
          </table:table-cell>
          <table:table-cell table:formula="of:=[.AF163]" office:value-type="float" office:value="308" calcext:value-type="float">
            <text:p>308</text:p>
          </table:table-cell>
          <table:table-cell table:formula="of:=[.AG163]" office:value-type="float" office:value="3142" calcext:value-type="float">
            <text:p>3142</text:p>
          </table:table-cell>
          <table:table-cell table:formula="of:=[.AH163]" office:value-type="float" office:value="1047310" calcext:value-type="float">
            <text:p>1047310</text:p>
          </table:table-cell>
          <table:table-cell table:formula="of:=[.AI16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4]+1" office:value-type="date" office:date-value="2020-08-25" calcext:value-type="date">
            <text:p>2020-08-25</text:p>
          </table:table-cell>
          <table:table-cell table:number-columns-repeated="3"/>
          <table:table-cell table:formula="of:=IF([.B165]=&quot;&quot;;&quot;&quot;;SUM([.B165:.D165]))">
            <text:p/>
          </table:table-cell>
          <table:table-cell table:formula="of:=IF([.B165]=&quot;&quot;;&quot;&quot;;([.B165]+[.C165])/([.B164]+[.C164]) - 1)">
            <text:p/>
          </table:table-cell>
          <table:table-cell table:formula="of:=IF([.B165]=&quot;&quot;;&quot;&quot;;([.F165]+1)/([.F164]+1) - 1)">
            <text:p/>
          </table:table-cell>
          <table:table-cell table:formula="of:=IF([.B165]=&quot;&quot;;&quot;&quot;;ROUNDDOWN(LOG(([.B165]+[.C165])/([.$B$2]+[.$C$2]);2)))">
            <text:p/>
          </table:table-cell>
          <table:table-cell table:formula="of:=IF([.B165]=&quot;&quot;;&quot;&quot;;1 / LOG(([.B165]+[.C165])/([.B164]+[.C164]);2))">
            <text:p/>
          </table:table-cell>
          <table:table-cell table:formula="of:=IF([.B165]=&quot;&quot;;&quot;&quot;;COUNT([.$A$2:.A165]) / LOG(([.B165]+[.C165])/([.$B$2]+[.$C$2]);2))">
            <text:p/>
          </table:table-cell>
          <table:table-cell table:formula="of:=IF([.B165]=&quot;&quot;;&quot;&quot;;[.E165]-[.E164])">
            <text:p/>
          </table:table-cell>
          <table:table-cell/>
          <table:table-cell table:formula="of:=IF([.B165]=&quot;&quot;;&quot;&quot;;IF([.L165]=&quot;?&quot;;[.B165]+[.C165];[.B165]+[.C165]-[.L165]-[.N165]))">
            <text:p/>
          </table:table-cell>
          <table:table-cell table:formula="of:=IF([.B165]=&quot;&quot;;&quot;&quot;;[.N164])">
            <text:p/>
          </table:table-cell>
          <table:table-cell table:formula="of:=[.O164]" office:value-type="float" office:value="184719.6" calcext:value-type="float">
            <text:p>184720</text:p>
          </table:table-cell>
          <table:table-cell table:style-name="ce8" table:formula="of:=IF([.B165]=&quot;&quot;;&quot;&quot;;IF([.I165]=0;999999;LOG([.O165];2)*[.I165]))">
            <text:p/>
          </table:table-cell>
          <table:table-cell table:formula="of:=IF([.B165]=&quot;&quot;;&quot;&quot;;[.A165]+[.P165])">
            <text:p/>
          </table:table-cell>
          <table:table-cell table:formula="of:=IF([.B165]=&quot;&quot;;&quot;&quot;;([.B165]+[.C165])-([.B164]+[.C164]))">
            <text:p/>
          </table:table-cell>
          <table:table-cell table:formula="of:=IF([.B165]=&quot;&quot;;&quot;&quot;;SUM([.R155:.R165]))">
            <text:p/>
          </table:table-cell>
          <table:table-cell/>
          <table:table-cell table:formula="of:=IF([.B165]=&quot;&quot;;&quot;&quot;;[.U164])">
            <text:p/>
          </table:table-cell>
          <table:table-cell table:formula="of:=IF([.B165]=&quot;&quot;;&quot;&quot;;IF([.T165]=&quot;?&quot;;&quot;&quot;;IF([.S165]=0;0;[.T165]/[.S165])))">
            <text:p/>
          </table:table-cell>
          <table:table-cell table:formula="of:=IF([.B165]&lt;&gt;&quot;&quot;;IF([.I164]=0;0;[.I165]/[.I164] - 1);IF([.W164]&gt;1.05;[.W164];0.05))" office:value-type="float" office:value="0.05" calcext:value-type="float">
            <text:p>0.0500</text:p>
          </table:table-cell>
          <table:table-cell table:formula="of:=[.X164]" office:value-type="float" office:value="35" calcext:value-type="float">
            <text:p>35</text:p>
          </table:table-cell>
          <table:table-cell table:formula="of:=IF([.B165]&lt;&gt;&quot;&quot;;[.I165];MIN([.X165];[.Y164]*(1 + [.W165])))" office:value-type="float" office:value="35" calcext:value-type="float">
            <text:p>35</text:p>
          </table:table-cell>
          <table:table-cell table:style-name="ce9" table:formula="of:=IF([.B165]&lt;&gt;&quot;&quot;;[.B165]+[.C165];MAX(0; MIN([.O164]*0.2;[.Z164]*POWER(2;1/IF([.Y165]=0;2.4;[.Y165])))))" office:value-type="float" office:value="8473.04433855854" calcext:value-type="float">
            <text:p>8473</text:p>
          </table:table-cell>
          <table:table-cell table:formula="of:=IF([.S165]&lt;&gt;&quot;&quot;;[.S165];[.Z165]-[.Z155])" office:value-type="float" office:value="1522.30649461861" calcext:value-type="float">
            <text:p>1522</text:p>
          </table:table-cell>
          <table:table-cell table:formula="of:=IF(AND([.T165]&lt;&gt;&quot;&quot;; [.T165]&lt;&gt;&quot;?&quot;);[.T165];[.AA165]*IF(COUNT([.V$2:.V165])=0;0;SUM([.V$2:.V165])/COUNT([.V$2:.V165])))" office:value-type="float" office:value="55.2742303889568" calcext:value-type="float">
            <text:p>55</text:p>
          </table:table-cell>
          <table:table-cell table:formula="of:=IF([.AB165]&gt;MIN([.AE165];MIN([.AF165];[.AG165]));&quot;!&quot;;&quot;&quot;)">
            <text:p/>
          </table:table-cell>
          <table:table-cell table:formula="of:=[.AD164]" office:value-type="float" office:value="272.657534246575" calcext:value-type="float">
            <text:p>273</text:p>
          </table:table-cell>
          <table:table-cell table:formula="of:=[.AE164]" office:value-type="float" office:value="240" calcext:value-type="float">
            <text:p>240</text:p>
          </table:table-cell>
          <table:table-cell table:formula="of:=[.AF164]" office:value-type="float" office:value="308" calcext:value-type="float">
            <text:p>308</text:p>
          </table:table-cell>
          <table:table-cell table:formula="of:=[.AG164]" office:value-type="float" office:value="3142" calcext:value-type="float">
            <text:p>3142</text:p>
          </table:table-cell>
          <table:table-cell table:formula="of:=[.AH164]" office:value-type="float" office:value="1047310" calcext:value-type="float">
            <text:p>1047310</text:p>
          </table:table-cell>
          <table:table-cell table:formula="of:=[.AI16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5]+1" office:value-type="date" office:date-value="2020-08-26" calcext:value-type="date">
            <text:p>2020-08-26</text:p>
          </table:table-cell>
          <table:table-cell table:number-columns-repeated="3"/>
          <table:table-cell table:formula="of:=IF([.B166]=&quot;&quot;;&quot;&quot;;SUM([.B166:.D166]))">
            <text:p/>
          </table:table-cell>
          <table:table-cell table:formula="of:=IF([.B166]=&quot;&quot;;&quot;&quot;;([.B166]+[.C166])/([.B165]+[.C165]) - 1)">
            <text:p/>
          </table:table-cell>
          <table:table-cell table:formula="of:=IF([.B166]=&quot;&quot;;&quot;&quot;;([.F166]+1)/([.F165]+1) - 1)">
            <text:p/>
          </table:table-cell>
          <table:table-cell table:formula="of:=IF([.B166]=&quot;&quot;;&quot;&quot;;ROUNDDOWN(LOG(([.B166]+[.C166])/([.$B$2]+[.$C$2]);2)))">
            <text:p/>
          </table:table-cell>
          <table:table-cell table:formula="of:=IF([.B166]=&quot;&quot;;&quot;&quot;;1 / LOG(([.B166]+[.C166])/([.B165]+[.C165]);2))">
            <text:p/>
          </table:table-cell>
          <table:table-cell table:formula="of:=IF([.B166]=&quot;&quot;;&quot;&quot;;COUNT([.$A$2:.A166]) / LOG(([.B166]+[.C166])/([.$B$2]+[.$C$2]);2))">
            <text:p/>
          </table:table-cell>
          <table:table-cell table:formula="of:=IF([.B166]=&quot;&quot;;&quot;&quot;;[.E166]-[.E165])">
            <text:p/>
          </table:table-cell>
          <table:table-cell/>
          <table:table-cell table:formula="of:=IF([.B166]=&quot;&quot;;&quot;&quot;;IF([.L166]=&quot;?&quot;;[.B166]+[.C166];[.B166]+[.C166]-[.L166]-[.N166]))">
            <text:p/>
          </table:table-cell>
          <table:table-cell table:formula="of:=IF([.B166]=&quot;&quot;;&quot;&quot;;[.N165])">
            <text:p/>
          </table:table-cell>
          <table:table-cell table:formula="of:=[.O165]" office:value-type="float" office:value="184719.6" calcext:value-type="float">
            <text:p>184720</text:p>
          </table:table-cell>
          <table:table-cell table:style-name="ce8" table:formula="of:=IF([.B166]=&quot;&quot;;&quot;&quot;;IF([.I166]=0;999999;LOG([.O166];2)*[.I166]))">
            <text:p/>
          </table:table-cell>
          <table:table-cell table:formula="of:=IF([.B166]=&quot;&quot;;&quot;&quot;;[.A166]+[.P166])">
            <text:p/>
          </table:table-cell>
          <table:table-cell table:formula="of:=IF([.B166]=&quot;&quot;;&quot;&quot;;([.B166]+[.C166])-([.B165]+[.C165]))">
            <text:p/>
          </table:table-cell>
          <table:table-cell table:formula="of:=IF([.B166]=&quot;&quot;;&quot;&quot;;SUM([.R156:.R166]))">
            <text:p/>
          </table:table-cell>
          <table:table-cell/>
          <table:table-cell table:formula="of:=IF([.B166]=&quot;&quot;;&quot;&quot;;[.U165])">
            <text:p/>
          </table:table-cell>
          <table:table-cell table:formula="of:=IF([.B166]=&quot;&quot;;&quot;&quot;;IF([.T166]=&quot;?&quot;;&quot;&quot;;IF([.S166]=0;0;[.T166]/[.S166])))">
            <text:p/>
          </table:table-cell>
          <table:table-cell table:formula="of:=IF([.B166]&lt;&gt;&quot;&quot;;IF([.I165]=0;0;[.I166]/[.I165] - 1);IF([.W165]&gt;1.05;[.W165];0.05))" office:value-type="float" office:value="0.05" calcext:value-type="float">
            <text:p>0.0500</text:p>
          </table:table-cell>
          <table:table-cell table:formula="of:=[.X165]" office:value-type="float" office:value="35" calcext:value-type="float">
            <text:p>35</text:p>
          </table:table-cell>
          <table:table-cell table:formula="of:=IF([.B166]&lt;&gt;&quot;&quot;;[.I166];MIN([.X166];[.Y165]*(1 + [.W166])))" office:value-type="float" office:value="35" calcext:value-type="float">
            <text:p>35</text:p>
          </table:table-cell>
          <table:table-cell table:style-name="ce9" table:formula="of:=IF([.B166]&lt;&gt;&quot;&quot;;[.B166]+[.C166];MAX(0; MIN([.O165]*0.2;[.Z165]*POWER(2;1/IF([.Y166]=0;2.4;[.Y166])))))" office:value-type="float" office:value="8642.51886202689" calcext:value-type="float">
            <text:p>8643</text:p>
          </table:table-cell>
          <table:table-cell table:formula="of:=IF([.S166]&lt;&gt;&quot;&quot;;[.S166];[.Z166]-[.Z156])" office:value-type="float" office:value="1552.75507454333" calcext:value-type="float">
            <text:p>1553</text:p>
          </table:table-cell>
          <table:table-cell table:formula="of:=IF(AND([.T166]&lt;&gt;&quot;&quot;; [.T166]&lt;&gt;&quot;?&quot;);[.T166];[.AA166]*IF(COUNT([.V$2:.V166])=0;0;SUM([.V$2:.V166])/COUNT([.V$2:.V166])))" office:value-type="float" office:value="56.3798039562541" calcext:value-type="float">
            <text:p>56</text:p>
          </table:table-cell>
          <table:table-cell table:formula="of:=IF([.AB166]&gt;MIN([.AE166];MIN([.AF166];[.AG166]));&quot;!&quot;;&quot;&quot;)">
            <text:p/>
          </table:table-cell>
          <table:table-cell table:formula="of:=[.AD165]" office:value-type="float" office:value="272.657534246575" calcext:value-type="float">
            <text:p>273</text:p>
          </table:table-cell>
          <table:table-cell table:formula="of:=[.AE165]" office:value-type="float" office:value="240" calcext:value-type="float">
            <text:p>240</text:p>
          </table:table-cell>
          <table:table-cell table:formula="of:=[.AF165]" office:value-type="float" office:value="308" calcext:value-type="float">
            <text:p>308</text:p>
          </table:table-cell>
          <table:table-cell table:formula="of:=[.AG165]" office:value-type="float" office:value="3142" calcext:value-type="float">
            <text:p>3142</text:p>
          </table:table-cell>
          <table:table-cell table:formula="of:=[.AH165]" office:value-type="float" office:value="1047310" calcext:value-type="float">
            <text:p>1047310</text:p>
          </table:table-cell>
          <table:table-cell table:formula="of:=[.AI16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6]+1" office:value-type="date" office:date-value="2020-08-27" calcext:value-type="date">
            <text:p>2020-08-27</text:p>
          </table:table-cell>
          <table:table-cell table:number-columns-repeated="3"/>
          <table:table-cell table:formula="of:=IF([.B167]=&quot;&quot;;&quot;&quot;;SUM([.B167:.D167]))">
            <text:p/>
          </table:table-cell>
          <table:table-cell table:formula="of:=IF([.B167]=&quot;&quot;;&quot;&quot;;([.B167]+[.C167])/([.B166]+[.C166]) - 1)">
            <text:p/>
          </table:table-cell>
          <table:table-cell table:formula="of:=IF([.B167]=&quot;&quot;;&quot;&quot;;([.F167]+1)/([.F166]+1) - 1)">
            <text:p/>
          </table:table-cell>
          <table:table-cell table:formula="of:=IF([.B167]=&quot;&quot;;&quot;&quot;;ROUNDDOWN(LOG(([.B167]+[.C167])/([.$B$2]+[.$C$2]);2)))">
            <text:p/>
          </table:table-cell>
          <table:table-cell table:formula="of:=IF([.B167]=&quot;&quot;;&quot;&quot;;1 / LOG(([.B167]+[.C167])/([.B166]+[.C166]);2))">
            <text:p/>
          </table:table-cell>
          <table:table-cell table:formula="of:=IF([.B167]=&quot;&quot;;&quot;&quot;;COUNT([.$A$2:.A167]) / LOG(([.B167]+[.C167])/([.$B$2]+[.$C$2]);2))">
            <text:p/>
          </table:table-cell>
          <table:table-cell table:formula="of:=IF([.B167]=&quot;&quot;;&quot;&quot;;[.E167]-[.E166])">
            <text:p/>
          </table:table-cell>
          <table:table-cell/>
          <table:table-cell table:formula="of:=IF([.B167]=&quot;&quot;;&quot;&quot;;IF([.L167]=&quot;?&quot;;[.B167]+[.C167];[.B167]+[.C167]-[.L167]-[.N167]))">
            <text:p/>
          </table:table-cell>
          <table:table-cell table:formula="of:=IF([.B167]=&quot;&quot;;&quot;&quot;;[.N166])">
            <text:p/>
          </table:table-cell>
          <table:table-cell table:formula="of:=[.O166]" office:value-type="float" office:value="184719.6" calcext:value-type="float">
            <text:p>184720</text:p>
          </table:table-cell>
          <table:table-cell table:style-name="ce8" table:formula="of:=IF([.B167]=&quot;&quot;;&quot;&quot;;IF([.I167]=0;999999;LOG([.O167];2)*[.I167]))">
            <text:p/>
          </table:table-cell>
          <table:table-cell table:formula="of:=IF([.B167]=&quot;&quot;;&quot;&quot;;[.A167]+[.P167])">
            <text:p/>
          </table:table-cell>
          <table:table-cell table:formula="of:=IF([.B167]=&quot;&quot;;&quot;&quot;;([.B167]+[.C167])-([.B166]+[.C166]))">
            <text:p/>
          </table:table-cell>
          <table:table-cell table:formula="of:=IF([.B167]=&quot;&quot;;&quot;&quot;;SUM([.R157:.R167]))">
            <text:p/>
          </table:table-cell>
          <table:table-cell/>
          <table:table-cell table:formula="of:=IF([.B167]=&quot;&quot;;&quot;&quot;;[.U166])">
            <text:p/>
          </table:table-cell>
          <table:table-cell table:formula="of:=IF([.B167]=&quot;&quot;;&quot;&quot;;IF([.T167]=&quot;?&quot;;&quot;&quot;;IF([.S167]=0;0;[.T167]/[.S167])))">
            <text:p/>
          </table:table-cell>
          <table:table-cell table:formula="of:=IF([.B167]&lt;&gt;&quot;&quot;;IF([.I166]=0;0;[.I167]/[.I166] - 1);IF([.W166]&gt;1.05;[.W166];0.05))" office:value-type="float" office:value="0.05" calcext:value-type="float">
            <text:p>0.0500</text:p>
          </table:table-cell>
          <table:table-cell table:formula="of:=[.X166]" office:value-type="float" office:value="35" calcext:value-type="float">
            <text:p>35</text:p>
          </table:table-cell>
          <table:table-cell table:formula="of:=IF([.B167]&lt;&gt;&quot;&quot;;[.I167];MIN([.X167];[.Y166]*(1 + [.W167])))" office:value-type="float" office:value="35" calcext:value-type="float">
            <text:p>35</text:p>
          </table:table-cell>
          <table:table-cell table:style-name="ce9" table:formula="of:=IF([.B167]&lt;&gt;&quot;&quot;;[.B167]+[.C167];MAX(0; MIN([.O166]*0.2;[.Z166]*POWER(2;1/IF([.Y167]=0;2.4;[.Y167])))))" office:value-type="float" office:value="8815.38314872049" calcext:value-type="float">
            <text:p>8815</text:p>
          </table:table-cell>
          <table:table-cell table:formula="of:=IF([.S167]&lt;&gt;&quot;&quot;;[.S167];[.Z167]-[.Z157])" office:value-type="float" office:value="1583.81267507113" calcext:value-type="float">
            <text:p>1584</text:p>
          </table:table-cell>
          <table:table-cell table:formula="of:=IF(AND([.T167]&lt;&gt;&quot;&quot;; [.T167]&lt;&gt;&quot;?&quot;);[.T167];[.AA167]*IF(COUNT([.V$2:.V167])=0;0;SUM([.V$2:.V167])/COUNT([.V$2:.V167])))" office:value-type="float" office:value="57.5074907742308" calcext:value-type="float">
            <text:p>58</text:p>
          </table:table-cell>
          <table:table-cell table:formula="of:=IF([.AB167]&gt;MIN([.AE167];MIN([.AF167];[.AG167]));&quot;!&quot;;&quot;&quot;)">
            <text:p/>
          </table:table-cell>
          <table:table-cell table:formula="of:=[.AD166]" office:value-type="float" office:value="272.657534246575" calcext:value-type="float">
            <text:p>273</text:p>
          </table:table-cell>
          <table:table-cell table:formula="of:=[.AE166]" office:value-type="float" office:value="240" calcext:value-type="float">
            <text:p>240</text:p>
          </table:table-cell>
          <table:table-cell table:formula="of:=[.AF166]" office:value-type="float" office:value="308" calcext:value-type="float">
            <text:p>308</text:p>
          </table:table-cell>
          <table:table-cell table:formula="of:=[.AG166]" office:value-type="float" office:value="3142" calcext:value-type="float">
            <text:p>3142</text:p>
          </table:table-cell>
          <table:table-cell table:formula="of:=[.AH166]" office:value-type="float" office:value="1047310" calcext:value-type="float">
            <text:p>1047310</text:p>
          </table:table-cell>
          <table:table-cell table:formula="of:=[.AI16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7]+1" office:value-type="date" office:date-value="2020-08-28" calcext:value-type="date">
            <text:p>2020-08-28</text:p>
          </table:table-cell>
          <table:table-cell table:number-columns-repeated="3"/>
          <table:table-cell table:formula="of:=IF([.B168]=&quot;&quot;;&quot;&quot;;SUM([.B168:.D168]))">
            <text:p/>
          </table:table-cell>
          <table:table-cell table:formula="of:=IF([.B168]=&quot;&quot;;&quot;&quot;;([.B168]+[.C168])/([.B167]+[.C167]) - 1)">
            <text:p/>
          </table:table-cell>
          <table:table-cell table:formula="of:=IF([.B168]=&quot;&quot;;&quot;&quot;;([.F168]+1)/([.F167]+1) - 1)">
            <text:p/>
          </table:table-cell>
          <table:table-cell table:formula="of:=IF([.B168]=&quot;&quot;;&quot;&quot;;ROUNDDOWN(LOG(([.B168]+[.C168])/([.$B$2]+[.$C$2]);2)))">
            <text:p/>
          </table:table-cell>
          <table:table-cell table:formula="of:=IF([.B168]=&quot;&quot;;&quot;&quot;;1 / LOG(([.B168]+[.C168])/([.B167]+[.C167]);2))">
            <text:p/>
          </table:table-cell>
          <table:table-cell table:formula="of:=IF([.B168]=&quot;&quot;;&quot;&quot;;COUNT([.$A$2:.A168]) / LOG(([.B168]+[.C168])/([.$B$2]+[.$C$2]);2))">
            <text:p/>
          </table:table-cell>
          <table:table-cell table:formula="of:=IF([.B168]=&quot;&quot;;&quot;&quot;;[.E168]-[.E167])">
            <text:p/>
          </table:table-cell>
          <table:table-cell/>
          <table:table-cell table:formula="of:=IF([.B168]=&quot;&quot;;&quot;&quot;;IF([.L168]=&quot;?&quot;;[.B168]+[.C168];[.B168]+[.C168]-[.L168]-[.N168]))">
            <text:p/>
          </table:table-cell>
          <table:table-cell table:formula="of:=IF([.B168]=&quot;&quot;;&quot;&quot;;[.N167])">
            <text:p/>
          </table:table-cell>
          <table:table-cell table:formula="of:=[.O167]" office:value-type="float" office:value="184719.6" calcext:value-type="float">
            <text:p>184720</text:p>
          </table:table-cell>
          <table:table-cell table:style-name="ce8" table:formula="of:=IF([.B168]=&quot;&quot;;&quot;&quot;;IF([.I168]=0;999999;LOG([.O168];2)*[.I168]))">
            <text:p/>
          </table:table-cell>
          <table:table-cell table:formula="of:=IF([.B168]=&quot;&quot;;&quot;&quot;;[.A168]+[.P168])">
            <text:p/>
          </table:table-cell>
          <table:table-cell table:formula="of:=IF([.B168]=&quot;&quot;;&quot;&quot;;([.B168]+[.C168])-([.B167]+[.C167]))">
            <text:p/>
          </table:table-cell>
          <table:table-cell table:formula="of:=IF([.B168]=&quot;&quot;;&quot;&quot;;SUM([.R158:.R168]))">
            <text:p/>
          </table:table-cell>
          <table:table-cell/>
          <table:table-cell table:formula="of:=IF([.B168]=&quot;&quot;;&quot;&quot;;[.U167])">
            <text:p/>
          </table:table-cell>
          <table:table-cell table:formula="of:=IF([.B168]=&quot;&quot;;&quot;&quot;;IF([.T168]=&quot;?&quot;;&quot;&quot;;IF([.S168]=0;0;[.T168]/[.S168])))">
            <text:p/>
          </table:table-cell>
          <table:table-cell table:formula="of:=IF([.B168]&lt;&gt;&quot;&quot;;IF([.I167]=0;0;[.I168]/[.I167] - 1);IF([.W167]&gt;1.05;[.W167];0.05))" office:value-type="float" office:value="0.05" calcext:value-type="float">
            <text:p>0.0500</text:p>
          </table:table-cell>
          <table:table-cell table:formula="of:=[.X167]" office:value-type="float" office:value="35" calcext:value-type="float">
            <text:p>35</text:p>
          </table:table-cell>
          <table:table-cell table:formula="of:=IF([.B168]&lt;&gt;&quot;&quot;;[.I168];MIN([.X168];[.Y167]*(1 + [.W168])))" office:value-type="float" office:value="35" calcext:value-type="float">
            <text:p>35</text:p>
          </table:table-cell>
          <table:table-cell table:style-name="ce9" table:formula="of:=IF([.B168]&lt;&gt;&quot;&quot;;[.B168]+[.C168];MAX(0; MIN([.O167]*0.2;[.Z167]*POWER(2;1/IF([.Y168]=0;2.4;[.Y168])))))" office:value-type="float" office:value="8991.70499935942" calcext:value-type="float">
            <text:p>8992</text:p>
          </table:table-cell>
          <table:table-cell table:formula="of:=IF([.S168]&lt;&gt;&quot;&quot;;[.S168];[.Z168]-[.Z158])" office:value-type="float" office:value="1615.49147759425" calcext:value-type="float">
            <text:p>1615</text:p>
          </table:table-cell>
          <table:table-cell table:formula="of:=IF(AND([.T168]&lt;&gt;&quot;&quot;; [.T168]&lt;&gt;&quot;?&quot;);[.T168];[.AA168]*IF(COUNT([.V$2:.V168])=0;0;SUM([.V$2:.V168])/COUNT([.V$2:.V168])))" office:value-type="float" office:value="58.6577331434902" calcext:value-type="float">
            <text:p>59</text:p>
          </table:table-cell>
          <table:table-cell table:formula="of:=IF([.AB168]&gt;MIN([.AE168];MIN([.AF168];[.AG168]));&quot;!&quot;;&quot;&quot;)">
            <text:p/>
          </table:table-cell>
          <table:table-cell table:formula="of:=[.AD167]" office:value-type="float" office:value="272.657534246575" calcext:value-type="float">
            <text:p>273</text:p>
          </table:table-cell>
          <table:table-cell table:formula="of:=[.AE167]" office:value-type="float" office:value="240" calcext:value-type="float">
            <text:p>240</text:p>
          </table:table-cell>
          <table:table-cell table:formula="of:=[.AF167]" office:value-type="float" office:value="308" calcext:value-type="float">
            <text:p>308</text:p>
          </table:table-cell>
          <table:table-cell table:formula="of:=[.AG167]" office:value-type="float" office:value="3142" calcext:value-type="float">
            <text:p>3142</text:p>
          </table:table-cell>
          <table:table-cell table:formula="of:=[.AH167]" office:value-type="float" office:value="1047310" calcext:value-type="float">
            <text:p>1047310</text:p>
          </table:table-cell>
          <table:table-cell table:formula="of:=[.AI16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8]+1" office:value-type="date" office:date-value="2020-08-29" calcext:value-type="date">
            <text:p>2020-08-29</text:p>
          </table:table-cell>
          <table:table-cell table:number-columns-repeated="3"/>
          <table:table-cell table:formula="of:=IF([.B169]=&quot;&quot;;&quot;&quot;;SUM([.B169:.D169]))">
            <text:p/>
          </table:table-cell>
          <table:table-cell table:formula="of:=IF([.B169]=&quot;&quot;;&quot;&quot;;([.B169]+[.C169])/([.B168]+[.C168]) - 1)">
            <text:p/>
          </table:table-cell>
          <table:table-cell table:formula="of:=IF([.B169]=&quot;&quot;;&quot;&quot;;([.F169]+1)/([.F168]+1) - 1)">
            <text:p/>
          </table:table-cell>
          <table:table-cell table:formula="of:=IF([.B169]=&quot;&quot;;&quot;&quot;;ROUNDDOWN(LOG(([.B169]+[.C169])/([.$B$2]+[.$C$2]);2)))">
            <text:p/>
          </table:table-cell>
          <table:table-cell table:formula="of:=IF([.B169]=&quot;&quot;;&quot;&quot;;1 / LOG(([.B169]+[.C169])/([.B168]+[.C168]);2))">
            <text:p/>
          </table:table-cell>
          <table:table-cell table:formula="of:=IF([.B169]=&quot;&quot;;&quot;&quot;;COUNT([.$A$2:.A169]) / LOG(([.B169]+[.C169])/([.$B$2]+[.$C$2]);2))">
            <text:p/>
          </table:table-cell>
          <table:table-cell table:formula="of:=IF([.B169]=&quot;&quot;;&quot;&quot;;[.E169]-[.E168])">
            <text:p/>
          </table:table-cell>
          <table:table-cell/>
          <table:table-cell table:formula="of:=IF([.B169]=&quot;&quot;;&quot;&quot;;IF([.L169]=&quot;?&quot;;[.B169]+[.C169];[.B169]+[.C169]-[.L169]-[.N169]))">
            <text:p/>
          </table:table-cell>
          <table:table-cell table:formula="of:=IF([.B169]=&quot;&quot;;&quot;&quot;;[.N168])">
            <text:p/>
          </table:table-cell>
          <table:table-cell table:formula="of:=[.O168]" office:value-type="float" office:value="184719.6" calcext:value-type="float">
            <text:p>184720</text:p>
          </table:table-cell>
          <table:table-cell table:style-name="ce8" table:formula="of:=IF([.B169]=&quot;&quot;;&quot;&quot;;IF([.I169]=0;999999;LOG([.O169];2)*[.I169]))">
            <text:p/>
          </table:table-cell>
          <table:table-cell table:formula="of:=IF([.B169]=&quot;&quot;;&quot;&quot;;[.A169]+[.P169])">
            <text:p/>
          </table:table-cell>
          <table:table-cell table:formula="of:=IF([.B169]=&quot;&quot;;&quot;&quot;;([.B169]+[.C169])-([.B168]+[.C168]))">
            <text:p/>
          </table:table-cell>
          <table:table-cell table:formula="of:=IF([.B169]=&quot;&quot;;&quot;&quot;;SUM([.R159:.R169]))">
            <text:p/>
          </table:table-cell>
          <table:table-cell/>
          <table:table-cell table:formula="of:=IF([.B169]=&quot;&quot;;&quot;&quot;;[.U168])">
            <text:p/>
          </table:table-cell>
          <table:table-cell table:formula="of:=IF([.B169]=&quot;&quot;;&quot;&quot;;IF([.T169]=&quot;?&quot;;&quot;&quot;;IF([.S169]=0;0;[.T169]/[.S169])))">
            <text:p/>
          </table:table-cell>
          <table:table-cell table:formula="of:=IF([.B169]&lt;&gt;&quot;&quot;;IF([.I168]=0;0;[.I169]/[.I168] - 1);IF([.W168]&gt;1.05;[.W168];0.05))" office:value-type="float" office:value="0.05" calcext:value-type="float">
            <text:p>0.0500</text:p>
          </table:table-cell>
          <table:table-cell table:formula="of:=[.X168]" office:value-type="float" office:value="35" calcext:value-type="float">
            <text:p>35</text:p>
          </table:table-cell>
          <table:table-cell table:formula="of:=IF([.B169]&lt;&gt;&quot;&quot;;[.I169];MIN([.X169];[.Y168]*(1 + [.W169])))" office:value-type="float" office:value="35" calcext:value-type="float">
            <text:p>35</text:p>
          </table:table-cell>
          <table:table-cell table:style-name="ce9" table:formula="of:=IF([.B169]&lt;&gt;&quot;&quot;;[.B169]+[.C169];MAX(0; MIN([.O168]*0.2;[.Z168]*POWER(2;1/IF([.Y169]=0;2.4;[.Y169])))))" office:value-type="float" office:value="9171.55357078725" calcext:value-type="float">
            <text:p>9172</text:p>
          </table:table-cell>
          <table:table-cell table:formula="of:=IF([.S169]&lt;&gt;&quot;&quot;;[.S169];[.Z169]-[.Z159])" office:value-type="float" office:value="1647.80390715236" calcext:value-type="float">
            <text:p>1648</text:p>
          </table:table-cell>
          <table:table-cell table:formula="of:=IF(AND([.T169]&lt;&gt;&quot;&quot;; [.T169]&lt;&gt;&quot;?&quot;);[.T169];[.AA169]*IF(COUNT([.V$2:.V169])=0;0;SUM([.V$2:.V169])/COUNT([.V$2:.V169])))" office:value-type="float" office:value="59.8309822113593" calcext:value-type="float">
            <text:p>60</text:p>
          </table:table-cell>
          <table:table-cell table:formula="of:=IF([.AB169]&gt;MIN([.AE169];MIN([.AF169];[.AG169]));&quot;!&quot;;&quot;&quot;)">
            <text:p/>
          </table:table-cell>
          <table:table-cell table:formula="of:=[.AD168]" office:value-type="float" office:value="272.657534246575" calcext:value-type="float">
            <text:p>273</text:p>
          </table:table-cell>
          <table:table-cell table:formula="of:=[.AE168]" office:value-type="float" office:value="240" calcext:value-type="float">
            <text:p>240</text:p>
          </table:table-cell>
          <table:table-cell table:formula="of:=[.AF168]" office:value-type="float" office:value="308" calcext:value-type="float">
            <text:p>308</text:p>
          </table:table-cell>
          <table:table-cell table:formula="of:=[.AG168]" office:value-type="float" office:value="3142" calcext:value-type="float">
            <text:p>3142</text:p>
          </table:table-cell>
          <table:table-cell table:formula="of:=[.AH168]" office:value-type="float" office:value="1047310" calcext:value-type="float">
            <text:p>1047310</text:p>
          </table:table-cell>
          <table:table-cell table:formula="of:=[.AI16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69]+1" office:value-type="date" office:date-value="2020-08-30" calcext:value-type="date">
            <text:p>2020-08-30</text:p>
          </table:table-cell>
          <table:table-cell table:number-columns-repeated="3"/>
          <table:table-cell table:formula="of:=IF([.B170]=&quot;&quot;;&quot;&quot;;SUM([.B170:.D170]))">
            <text:p/>
          </table:table-cell>
          <table:table-cell table:formula="of:=IF([.B170]=&quot;&quot;;&quot;&quot;;([.B170]+[.C170])/([.B169]+[.C169]) - 1)">
            <text:p/>
          </table:table-cell>
          <table:table-cell table:formula="of:=IF([.B170]=&quot;&quot;;&quot;&quot;;([.F170]+1)/([.F169]+1) - 1)">
            <text:p/>
          </table:table-cell>
          <table:table-cell table:formula="of:=IF([.B170]=&quot;&quot;;&quot;&quot;;ROUNDDOWN(LOG(([.B170]+[.C170])/([.$B$2]+[.$C$2]);2)))">
            <text:p/>
          </table:table-cell>
          <table:table-cell table:formula="of:=IF([.B170]=&quot;&quot;;&quot;&quot;;1 / LOG(([.B170]+[.C170])/([.B169]+[.C169]);2))">
            <text:p/>
          </table:table-cell>
          <table:table-cell table:formula="of:=IF([.B170]=&quot;&quot;;&quot;&quot;;COUNT([.$A$2:.A170]) / LOG(([.B170]+[.C170])/([.$B$2]+[.$C$2]);2))">
            <text:p/>
          </table:table-cell>
          <table:table-cell table:formula="of:=IF([.B170]=&quot;&quot;;&quot;&quot;;[.E170]-[.E169])">
            <text:p/>
          </table:table-cell>
          <table:table-cell/>
          <table:table-cell table:formula="of:=IF([.B170]=&quot;&quot;;&quot;&quot;;IF([.L170]=&quot;?&quot;;[.B170]+[.C170];[.B170]+[.C170]-[.L170]-[.N170]))">
            <text:p/>
          </table:table-cell>
          <table:table-cell table:formula="of:=IF([.B170]=&quot;&quot;;&quot;&quot;;[.N169])">
            <text:p/>
          </table:table-cell>
          <table:table-cell table:formula="of:=[.O169]" office:value-type="float" office:value="184719.6" calcext:value-type="float">
            <text:p>184720</text:p>
          </table:table-cell>
          <table:table-cell table:style-name="ce8" table:formula="of:=IF([.B170]=&quot;&quot;;&quot;&quot;;IF([.I170]=0;999999;LOG([.O170];2)*[.I170]))">
            <text:p/>
          </table:table-cell>
          <table:table-cell table:formula="of:=IF([.B170]=&quot;&quot;;&quot;&quot;;[.A170]+[.P170])">
            <text:p/>
          </table:table-cell>
          <table:table-cell table:formula="of:=IF([.B170]=&quot;&quot;;&quot;&quot;;([.B170]+[.C170])-([.B169]+[.C169]))">
            <text:p/>
          </table:table-cell>
          <table:table-cell table:formula="of:=IF([.B170]=&quot;&quot;;&quot;&quot;;SUM([.R160:.R170]))">
            <text:p/>
          </table:table-cell>
          <table:table-cell/>
          <table:table-cell table:formula="of:=IF([.B170]=&quot;&quot;;&quot;&quot;;[.U169])">
            <text:p/>
          </table:table-cell>
          <table:table-cell table:formula="of:=IF([.B170]=&quot;&quot;;&quot;&quot;;IF([.T170]=&quot;?&quot;;&quot;&quot;;IF([.S170]=0;0;[.T170]/[.S170])))">
            <text:p/>
          </table:table-cell>
          <table:table-cell table:formula="of:=IF([.B170]&lt;&gt;&quot;&quot;;IF([.I169]=0;0;[.I170]/[.I169] - 1);IF([.W169]&gt;1.05;[.W169];0.05))" office:value-type="float" office:value="0.05" calcext:value-type="float">
            <text:p>0.0500</text:p>
          </table:table-cell>
          <table:table-cell table:formula="of:=[.X169]" office:value-type="float" office:value="35" calcext:value-type="float">
            <text:p>35</text:p>
          </table:table-cell>
          <table:table-cell table:formula="of:=IF([.B170]&lt;&gt;&quot;&quot;;[.I170];MIN([.X170];[.Y169]*(1 + [.W170])))" office:value-type="float" office:value="35" calcext:value-type="float">
            <text:p>35</text:p>
          </table:table-cell>
          <table:table-cell table:style-name="ce9" table:formula="of:=IF([.B170]&lt;&gt;&quot;&quot;;[.B170]+[.C170];MAX(0; MIN([.O169]*0.2;[.Z169]*POWER(2;1/IF([.Y170]=0;2.4;[.Y170])))))" office:value-type="float" office:value="9354.99940309574" calcext:value-type="float">
            <text:p>9355</text:p>
          </table:table-cell>
          <table:table-cell table:formula="of:=IF([.S170]&lt;&gt;&quot;&quot;;[.S170];[.Z170]-[.Z160])" office:value-type="float" office:value="1680.76263730595" calcext:value-type="float">
            <text:p>1681</text:p>
          </table:table-cell>
          <table:table-cell table:formula="of:=IF(AND([.T170]&lt;&gt;&quot;&quot;; [.T170]&lt;&gt;&quot;?&quot;);[.T170];[.AA170]*IF(COUNT([.V$2:.V170])=0;0;SUM([.V$2:.V170])/COUNT([.V$2:.V170])))" office:value-type="float" office:value="61.0276981488375" calcext:value-type="float">
            <text:p>61</text:p>
          </table:table-cell>
          <table:table-cell table:formula="of:=IF([.AB170]&gt;MIN([.AE170];MIN([.AF170];[.AG170]));&quot;!&quot;;&quot;&quot;)">
            <text:p/>
          </table:table-cell>
          <table:table-cell table:formula="of:=[.AD169]" office:value-type="float" office:value="272.657534246575" calcext:value-type="float">
            <text:p>273</text:p>
          </table:table-cell>
          <table:table-cell table:formula="of:=[.AE169]" office:value-type="float" office:value="240" calcext:value-type="float">
            <text:p>240</text:p>
          </table:table-cell>
          <table:table-cell table:formula="of:=[.AF169]" office:value-type="float" office:value="308" calcext:value-type="float">
            <text:p>308</text:p>
          </table:table-cell>
          <table:table-cell table:formula="of:=[.AG169]" office:value-type="float" office:value="3142" calcext:value-type="float">
            <text:p>3142</text:p>
          </table:table-cell>
          <table:table-cell table:formula="of:=[.AH169]" office:value-type="float" office:value="1047310" calcext:value-type="float">
            <text:p>1047310</text:p>
          </table:table-cell>
          <table:table-cell table:formula="of:=[.AI16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0]+1" office:value-type="date" office:date-value="2020-08-31" calcext:value-type="date">
            <text:p>2020-08-31</text:p>
          </table:table-cell>
          <table:table-cell table:number-columns-repeated="3"/>
          <table:table-cell table:formula="of:=IF([.B171]=&quot;&quot;;&quot;&quot;;SUM([.B171:.D171]))">
            <text:p/>
          </table:table-cell>
          <table:table-cell table:formula="of:=IF([.B171]=&quot;&quot;;&quot;&quot;;([.B171]+[.C171])/([.B170]+[.C170]) - 1)">
            <text:p/>
          </table:table-cell>
          <table:table-cell table:formula="of:=IF([.B171]=&quot;&quot;;&quot;&quot;;([.F171]+1)/([.F170]+1) - 1)">
            <text:p/>
          </table:table-cell>
          <table:table-cell table:formula="of:=IF([.B171]=&quot;&quot;;&quot;&quot;;ROUNDDOWN(LOG(([.B171]+[.C171])/([.$B$2]+[.$C$2]);2)))">
            <text:p/>
          </table:table-cell>
          <table:table-cell table:formula="of:=IF([.B171]=&quot;&quot;;&quot;&quot;;1 / LOG(([.B171]+[.C171])/([.B170]+[.C170]);2))">
            <text:p/>
          </table:table-cell>
          <table:table-cell table:formula="of:=IF([.B171]=&quot;&quot;;&quot;&quot;;COUNT([.$A$2:.A171]) / LOG(([.B171]+[.C171])/([.$B$2]+[.$C$2]);2))">
            <text:p/>
          </table:table-cell>
          <table:table-cell table:formula="of:=IF([.B171]=&quot;&quot;;&quot;&quot;;[.E171]-[.E170])">
            <text:p/>
          </table:table-cell>
          <table:table-cell/>
          <table:table-cell table:formula="of:=IF([.B171]=&quot;&quot;;&quot;&quot;;IF([.L171]=&quot;?&quot;;[.B171]+[.C171];[.B171]+[.C171]-[.L171]-[.N171]))">
            <text:p/>
          </table:table-cell>
          <table:table-cell table:formula="of:=IF([.B171]=&quot;&quot;;&quot;&quot;;[.N170])">
            <text:p/>
          </table:table-cell>
          <table:table-cell table:formula="of:=[.O170]" office:value-type="float" office:value="184719.6" calcext:value-type="float">
            <text:p>184720</text:p>
          </table:table-cell>
          <table:table-cell table:style-name="ce8" table:formula="of:=IF([.B171]=&quot;&quot;;&quot;&quot;;IF([.I171]=0;999999;LOG([.O171];2)*[.I171]))">
            <text:p/>
          </table:table-cell>
          <table:table-cell table:formula="of:=IF([.B171]=&quot;&quot;;&quot;&quot;;[.A171]+[.P171])">
            <text:p/>
          </table:table-cell>
          <table:table-cell table:formula="of:=IF([.B171]=&quot;&quot;;&quot;&quot;;([.B171]+[.C171])-([.B170]+[.C170]))">
            <text:p/>
          </table:table-cell>
          <table:table-cell table:formula="of:=IF([.B171]=&quot;&quot;;&quot;&quot;;SUM([.R161:.R171]))">
            <text:p/>
          </table:table-cell>
          <table:table-cell/>
          <table:table-cell table:formula="of:=IF([.B171]=&quot;&quot;;&quot;&quot;;[.U170])">
            <text:p/>
          </table:table-cell>
          <table:table-cell table:formula="of:=IF([.B171]=&quot;&quot;;&quot;&quot;;IF([.T171]=&quot;?&quot;;&quot;&quot;;IF([.S171]=0;0;[.T171]/[.S171])))">
            <text:p/>
          </table:table-cell>
          <table:table-cell table:formula="of:=IF([.B171]&lt;&gt;&quot;&quot;;IF([.I170]=0;0;[.I171]/[.I170] - 1);IF([.W170]&gt;1.05;[.W170];0.05))" office:value-type="float" office:value="0.05" calcext:value-type="float">
            <text:p>0.0500</text:p>
          </table:table-cell>
          <table:table-cell table:formula="of:=[.X170]" office:value-type="float" office:value="35" calcext:value-type="float">
            <text:p>35</text:p>
          </table:table-cell>
          <table:table-cell table:formula="of:=IF([.B171]&lt;&gt;&quot;&quot;;[.I171];MIN([.X171];[.Y170]*(1 + [.W171])))" office:value-type="float" office:value="35" calcext:value-type="float">
            <text:p>35</text:p>
          </table:table-cell>
          <table:table-cell table:style-name="ce9" table:formula="of:=IF([.B171]&lt;&gt;&quot;&quot;;[.B171]+[.C171];MAX(0; MIN([.O170]*0.2;[.Z170]*POWER(2;1/IF([.Y171]=0;2.4;[.Y171])))))" office:value-type="float" office:value="9542.11444729201" calcext:value-type="float">
            <text:p>9542</text:p>
          </table:table-cell>
          <table:table-cell table:formula="of:=IF([.S171]&lt;&gt;&quot;&quot;;[.S171];[.Z171]-[.Z161])" office:value-type="float" office:value="1714.38059510709" calcext:value-type="float">
            <text:p>1714</text:p>
          </table:table-cell>
          <table:table-cell table:formula="of:=IF(AND([.T171]&lt;&gt;&quot;&quot;; [.T171]&lt;&gt;&quot;?&quot;);[.T171];[.AA171]*IF(COUNT([.V$2:.V171])=0;0;SUM([.V$2:.V171])/COUNT([.V$2:.V171])))" office:value-type="float" office:value="62.2483503310854" calcext:value-type="float">
            <text:p>62</text:p>
          </table:table-cell>
          <table:table-cell table:formula="of:=IF([.AB171]&gt;MIN([.AE171];MIN([.AF171];[.AG171]));&quot;!&quot;;&quot;&quot;)">
            <text:p/>
          </table:table-cell>
          <table:table-cell table:formula="of:=[.AD170]" office:value-type="float" office:value="272.657534246575" calcext:value-type="float">
            <text:p>273</text:p>
          </table:table-cell>
          <table:table-cell table:formula="of:=[.AE170]" office:value-type="float" office:value="240" calcext:value-type="float">
            <text:p>240</text:p>
          </table:table-cell>
          <table:table-cell table:formula="of:=[.AF170]" office:value-type="float" office:value="308" calcext:value-type="float">
            <text:p>308</text:p>
          </table:table-cell>
          <table:table-cell table:formula="of:=[.AG170]" office:value-type="float" office:value="3142" calcext:value-type="float">
            <text:p>3142</text:p>
          </table:table-cell>
          <table:table-cell table:formula="of:=[.AH170]" office:value-type="float" office:value="1047310" calcext:value-type="float">
            <text:p>1047310</text:p>
          </table:table-cell>
          <table:table-cell table:formula="of:=[.AI17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1]+1" office:value-type="date" office:date-value="2020-09-01" calcext:value-type="date">
            <text:p>2020-09-01</text:p>
          </table:table-cell>
          <table:table-cell table:number-columns-repeated="3"/>
          <table:table-cell table:formula="of:=IF([.B172]=&quot;&quot;;&quot;&quot;;SUM([.B172:.D172]))">
            <text:p/>
          </table:table-cell>
          <table:table-cell table:formula="of:=IF([.B172]=&quot;&quot;;&quot;&quot;;([.B172]+[.C172])/([.B171]+[.C171]) - 1)">
            <text:p/>
          </table:table-cell>
          <table:table-cell table:formula="of:=IF([.B172]=&quot;&quot;;&quot;&quot;;([.F172]+1)/([.F171]+1) - 1)">
            <text:p/>
          </table:table-cell>
          <table:table-cell table:formula="of:=IF([.B172]=&quot;&quot;;&quot;&quot;;ROUNDDOWN(LOG(([.B172]+[.C172])/([.$B$2]+[.$C$2]);2)))">
            <text:p/>
          </table:table-cell>
          <table:table-cell table:formula="of:=IF([.B172]=&quot;&quot;;&quot;&quot;;1 / LOG(([.B172]+[.C172])/([.B171]+[.C171]);2))">
            <text:p/>
          </table:table-cell>
          <table:table-cell table:formula="of:=IF([.B172]=&quot;&quot;;&quot;&quot;;COUNT([.$A$2:.A172]) / LOG(([.B172]+[.C172])/([.$B$2]+[.$C$2]);2))">
            <text:p/>
          </table:table-cell>
          <table:table-cell table:formula="of:=IF([.B172]=&quot;&quot;;&quot;&quot;;[.E172]-[.E171])">
            <text:p/>
          </table:table-cell>
          <table:table-cell/>
          <table:table-cell table:formula="of:=IF([.B172]=&quot;&quot;;&quot;&quot;;IF([.L172]=&quot;?&quot;;[.B172]+[.C172];[.B172]+[.C172]-[.L172]-[.N172]))">
            <text:p/>
          </table:table-cell>
          <table:table-cell table:formula="of:=IF([.B172]=&quot;&quot;;&quot;&quot;;[.N171])">
            <text:p/>
          </table:table-cell>
          <table:table-cell table:formula="of:=[.O171]" office:value-type="float" office:value="184719.6" calcext:value-type="float">
            <text:p>184720</text:p>
          </table:table-cell>
          <table:table-cell table:style-name="ce8" table:formula="of:=IF([.B172]=&quot;&quot;;&quot;&quot;;IF([.I172]=0;999999;LOG([.O172];2)*[.I172]))">
            <text:p/>
          </table:table-cell>
          <table:table-cell table:formula="of:=IF([.B172]=&quot;&quot;;&quot;&quot;;[.A172]+[.P172])">
            <text:p/>
          </table:table-cell>
          <table:table-cell table:formula="of:=IF([.B172]=&quot;&quot;;&quot;&quot;;([.B172]+[.C172])-([.B171]+[.C171]))">
            <text:p/>
          </table:table-cell>
          <table:table-cell table:formula="of:=IF([.B172]=&quot;&quot;;&quot;&quot;;SUM([.R162:.R172]))">
            <text:p/>
          </table:table-cell>
          <table:table-cell/>
          <table:table-cell table:formula="of:=IF([.B172]=&quot;&quot;;&quot;&quot;;[.U171])">
            <text:p/>
          </table:table-cell>
          <table:table-cell table:formula="of:=IF([.B172]=&quot;&quot;;&quot;&quot;;IF([.T172]=&quot;?&quot;;&quot;&quot;;IF([.S172]=0;0;[.T172]/[.S172])))">
            <text:p/>
          </table:table-cell>
          <table:table-cell table:formula="of:=IF([.B172]&lt;&gt;&quot;&quot;;IF([.I171]=0;0;[.I172]/[.I171] - 1);IF([.W171]&gt;1.05;[.W171];0.05))" office:value-type="float" office:value="0.05" calcext:value-type="float">
            <text:p>0.0500</text:p>
          </table:table-cell>
          <table:table-cell table:formula="of:=[.X171]" office:value-type="float" office:value="35" calcext:value-type="float">
            <text:p>35</text:p>
          </table:table-cell>
          <table:table-cell table:formula="of:=IF([.B172]&lt;&gt;&quot;&quot;;[.I172];MIN([.X172];[.Y171]*(1 + [.W172])))" office:value-type="float" office:value="35" calcext:value-type="float">
            <text:p>35</text:p>
          </table:table-cell>
          <table:table-cell table:style-name="ce9" table:formula="of:=IF([.B172]&lt;&gt;&quot;&quot;;[.B172]+[.C172];MAX(0; MIN([.O171]*0.2;[.Z171]*POWER(2;1/IF([.Y172]=0;2.4;[.Y172])))))" office:value-type="float" office:value="9732.97209351913" calcext:value-type="float">
            <text:p>9733</text:p>
          </table:table-cell>
          <table:table-cell table:formula="of:=IF([.S172]&lt;&gt;&quot;&quot;;[.S172];[.Z172]-[.Z162])" office:value-type="float" office:value="1748.6709661697" calcext:value-type="float">
            <text:p>1749</text:p>
          </table:table-cell>
          <table:table-cell table:formula="of:=IF(AND([.T172]&lt;&gt;&quot;&quot;; [.T172]&lt;&gt;&quot;?&quot;);[.T172];[.AA172]*IF(COUNT([.V$2:.V172])=0;0;SUM([.V$2:.V172])/COUNT([.V$2:.V172])))" office:value-type="float" office:value="63.4934175215218" calcext:value-type="float">
            <text:p>63</text:p>
          </table:table-cell>
          <table:table-cell table:formula="of:=IF([.AB172]&gt;MIN([.AE172];MIN([.AF172];[.AG172]));&quot;!&quot;;&quot;&quot;)">
            <text:p/>
          </table:table-cell>
          <table:table-cell table:formula="of:=[.AD171]" office:value-type="float" office:value="272.657534246575" calcext:value-type="float">
            <text:p>273</text:p>
          </table:table-cell>
          <table:table-cell table:formula="of:=[.AE171]" office:value-type="float" office:value="240" calcext:value-type="float">
            <text:p>240</text:p>
          </table:table-cell>
          <table:table-cell table:formula="of:=[.AF171]" office:value-type="float" office:value="308" calcext:value-type="float">
            <text:p>308</text:p>
          </table:table-cell>
          <table:table-cell table:formula="of:=[.AG171]" office:value-type="float" office:value="3142" calcext:value-type="float">
            <text:p>3142</text:p>
          </table:table-cell>
          <table:table-cell table:formula="of:=[.AH171]" office:value-type="float" office:value="1047310" calcext:value-type="float">
            <text:p>1047310</text:p>
          </table:table-cell>
          <table:table-cell table:formula="of:=[.AI17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2]+1" office:value-type="date" office:date-value="2020-09-02" calcext:value-type="date">
            <text:p>2020-09-02</text:p>
          </table:table-cell>
          <table:table-cell table:number-columns-repeated="3"/>
          <table:table-cell table:formula="of:=IF([.B173]=&quot;&quot;;&quot;&quot;;SUM([.B173:.D173]))">
            <text:p/>
          </table:table-cell>
          <table:table-cell table:formula="of:=IF([.B173]=&quot;&quot;;&quot;&quot;;([.B173]+[.C173])/([.B172]+[.C172]) - 1)">
            <text:p/>
          </table:table-cell>
          <table:table-cell table:formula="of:=IF([.B173]=&quot;&quot;;&quot;&quot;;([.F173]+1)/([.F172]+1) - 1)">
            <text:p/>
          </table:table-cell>
          <table:table-cell table:formula="of:=IF([.B173]=&quot;&quot;;&quot;&quot;;ROUNDDOWN(LOG(([.B173]+[.C173])/([.$B$2]+[.$C$2]);2)))">
            <text:p/>
          </table:table-cell>
          <table:table-cell table:formula="of:=IF([.B173]=&quot;&quot;;&quot;&quot;;1 / LOG(([.B173]+[.C173])/([.B172]+[.C172]);2))">
            <text:p/>
          </table:table-cell>
          <table:table-cell table:formula="of:=IF([.B173]=&quot;&quot;;&quot;&quot;;COUNT([.$A$2:.A173]) / LOG(([.B173]+[.C173])/([.$B$2]+[.$C$2]);2))">
            <text:p/>
          </table:table-cell>
          <table:table-cell table:formula="of:=IF([.B173]=&quot;&quot;;&quot;&quot;;[.E173]-[.E172])">
            <text:p/>
          </table:table-cell>
          <table:table-cell/>
          <table:table-cell table:formula="of:=IF([.B173]=&quot;&quot;;&quot;&quot;;IF([.L173]=&quot;?&quot;;[.B173]+[.C173];[.B173]+[.C173]-[.L173]-[.N173]))">
            <text:p/>
          </table:table-cell>
          <table:table-cell table:formula="of:=IF([.B173]=&quot;&quot;;&quot;&quot;;[.N172])">
            <text:p/>
          </table:table-cell>
          <table:table-cell table:formula="of:=[.O172]" office:value-type="float" office:value="184719.6" calcext:value-type="float">
            <text:p>184720</text:p>
          </table:table-cell>
          <table:table-cell table:style-name="ce8" table:formula="of:=IF([.B173]=&quot;&quot;;&quot;&quot;;IF([.I173]=0;999999;LOG([.O173];2)*[.I173]))">
            <text:p/>
          </table:table-cell>
          <table:table-cell table:formula="of:=IF([.B173]=&quot;&quot;;&quot;&quot;;[.A173]+[.P173])">
            <text:p/>
          </table:table-cell>
          <table:table-cell table:formula="of:=IF([.B173]=&quot;&quot;;&quot;&quot;;([.B173]+[.C173])-([.B172]+[.C172]))">
            <text:p/>
          </table:table-cell>
          <table:table-cell table:formula="of:=IF([.B173]=&quot;&quot;;&quot;&quot;;SUM([.R163:.R173]))">
            <text:p/>
          </table:table-cell>
          <table:table-cell/>
          <table:table-cell table:formula="of:=IF([.B173]=&quot;&quot;;&quot;&quot;;[.U172])">
            <text:p/>
          </table:table-cell>
          <table:table-cell table:formula="of:=IF([.B173]=&quot;&quot;;&quot;&quot;;IF([.T173]=&quot;?&quot;;&quot;&quot;;IF([.S173]=0;0;[.T173]/[.S173])))">
            <text:p/>
          </table:table-cell>
          <table:table-cell table:formula="of:=IF([.B173]&lt;&gt;&quot;&quot;;IF([.I172]=0;0;[.I173]/[.I172] - 1);IF([.W172]&gt;1.05;[.W172];0.05))" office:value-type="float" office:value="0.05" calcext:value-type="float">
            <text:p>0.0500</text:p>
          </table:table-cell>
          <table:table-cell table:formula="of:=[.X172]" office:value-type="float" office:value="35" calcext:value-type="float">
            <text:p>35</text:p>
          </table:table-cell>
          <table:table-cell table:formula="of:=IF([.B173]&lt;&gt;&quot;&quot;;[.I173];MIN([.X173];[.Y172]*(1 + [.W173])))" office:value-type="float" office:value="35" calcext:value-type="float">
            <text:p>35</text:p>
          </table:table-cell>
          <table:table-cell table:style-name="ce9" table:formula="of:=IF([.B173]&lt;&gt;&quot;&quot;;[.B173]+[.C173];MAX(0; MIN([.O172]*0.2;[.Z172]*POWER(2;1/IF([.Y173]=0;2.4;[.Y173])))))" office:value-type="float" office:value="9927.64719984113" calcext:value-type="float">
            <text:p>9928</text:p>
          </table:table-cell>
          <table:table-cell table:formula="of:=IF([.S173]&lt;&gt;&quot;&quot;;[.S173];[.Z173]-[.Z163])" office:value-type="float" office:value="1783.64719984122" calcext:value-type="float">
            <text:p>1784</text:p>
          </table:table-cell>
          <table:table-cell table:formula="of:=IF(AND([.T173]&lt;&gt;&quot;&quot;; [.T173]&lt;&gt;&quot;?&quot;);[.T173];[.AA173]*IF(COUNT([.V$2:.V173])=0;0;SUM([.V$2:.V173])/COUNT([.V$2:.V173])))" office:value-type="float" office:value="64.7633880596044" calcext:value-type="float">
            <text:p>65</text:p>
          </table:table-cell>
          <table:table-cell table:formula="of:=IF([.AB173]&gt;MIN([.AE173];MIN([.AF173];[.AG173]));&quot;!&quot;;&quot;&quot;)">
            <text:p/>
          </table:table-cell>
          <table:table-cell table:formula="of:=[.AD172]" office:value-type="float" office:value="272.657534246575" calcext:value-type="float">
            <text:p>273</text:p>
          </table:table-cell>
          <table:table-cell table:formula="of:=[.AE172]" office:value-type="float" office:value="240" calcext:value-type="float">
            <text:p>240</text:p>
          </table:table-cell>
          <table:table-cell table:formula="of:=[.AF172]" office:value-type="float" office:value="308" calcext:value-type="float">
            <text:p>308</text:p>
          </table:table-cell>
          <table:table-cell table:formula="of:=[.AG172]" office:value-type="float" office:value="3142" calcext:value-type="float">
            <text:p>3142</text:p>
          </table:table-cell>
          <table:table-cell table:formula="of:=[.AH172]" office:value-type="float" office:value="1047310" calcext:value-type="float">
            <text:p>1047310</text:p>
          </table:table-cell>
          <table:table-cell table:formula="of:=[.AI17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3]+1" office:value-type="date" office:date-value="2020-09-03" calcext:value-type="date">
            <text:p>2020-09-03</text:p>
          </table:table-cell>
          <table:table-cell table:number-columns-repeated="3"/>
          <table:table-cell table:formula="of:=IF([.B174]=&quot;&quot;;&quot;&quot;;SUM([.B174:.D174]))">
            <text:p/>
          </table:table-cell>
          <table:table-cell table:formula="of:=IF([.B174]=&quot;&quot;;&quot;&quot;;([.B174]+[.C174])/([.B173]+[.C173]) - 1)">
            <text:p/>
          </table:table-cell>
          <table:table-cell table:formula="of:=IF([.B174]=&quot;&quot;;&quot;&quot;;([.F174]+1)/([.F173]+1) - 1)">
            <text:p/>
          </table:table-cell>
          <table:table-cell table:formula="of:=IF([.B174]=&quot;&quot;;&quot;&quot;;ROUNDDOWN(LOG(([.B174]+[.C174])/([.$B$2]+[.$C$2]);2)))">
            <text:p/>
          </table:table-cell>
          <table:table-cell table:formula="of:=IF([.B174]=&quot;&quot;;&quot;&quot;;1 / LOG(([.B174]+[.C174])/([.B173]+[.C173]);2))">
            <text:p/>
          </table:table-cell>
          <table:table-cell table:formula="of:=IF([.B174]=&quot;&quot;;&quot;&quot;;COUNT([.$A$2:.A174]) / LOG(([.B174]+[.C174])/([.$B$2]+[.$C$2]);2))">
            <text:p/>
          </table:table-cell>
          <table:table-cell table:formula="of:=IF([.B174]=&quot;&quot;;&quot;&quot;;[.E174]-[.E173])">
            <text:p/>
          </table:table-cell>
          <table:table-cell/>
          <table:table-cell table:formula="of:=IF([.B174]=&quot;&quot;;&quot;&quot;;IF([.L174]=&quot;?&quot;;[.B174]+[.C174];[.B174]+[.C174]-[.L174]-[.N174]))">
            <text:p/>
          </table:table-cell>
          <table:table-cell table:formula="of:=IF([.B174]=&quot;&quot;;&quot;&quot;;[.N173])">
            <text:p/>
          </table:table-cell>
          <table:table-cell table:formula="of:=[.O173]" office:value-type="float" office:value="184719.6" calcext:value-type="float">
            <text:p>184720</text:p>
          </table:table-cell>
          <table:table-cell table:style-name="ce8" table:formula="of:=IF([.B174]=&quot;&quot;;&quot;&quot;;IF([.I174]=0;999999;LOG([.O174];2)*[.I174]))">
            <text:p/>
          </table:table-cell>
          <table:table-cell table:formula="of:=IF([.B174]=&quot;&quot;;&quot;&quot;;[.A174]+[.P174])">
            <text:p/>
          </table:table-cell>
          <table:table-cell table:formula="of:=IF([.B174]=&quot;&quot;;&quot;&quot;;([.B174]+[.C174])-([.B173]+[.C173]))">
            <text:p/>
          </table:table-cell>
          <table:table-cell table:formula="of:=IF([.B174]=&quot;&quot;;&quot;&quot;;SUM([.R164:.R174]))">
            <text:p/>
          </table:table-cell>
          <table:table-cell/>
          <table:table-cell table:formula="of:=IF([.B174]=&quot;&quot;;&quot;&quot;;[.U173])">
            <text:p/>
          </table:table-cell>
          <table:table-cell table:formula="of:=IF([.B174]=&quot;&quot;;&quot;&quot;;IF([.T174]=&quot;?&quot;;&quot;&quot;;IF([.S174]=0;0;[.T174]/[.S174])))">
            <text:p/>
          </table:table-cell>
          <table:table-cell table:formula="of:=IF([.B174]&lt;&gt;&quot;&quot;;IF([.I173]=0;0;[.I174]/[.I173] - 1);IF([.W173]&gt;1.05;[.W173];0.05))" office:value-type="float" office:value="0.05" calcext:value-type="float">
            <text:p>0.0500</text:p>
          </table:table-cell>
          <table:table-cell table:formula="of:=[.X173]" office:value-type="float" office:value="35" calcext:value-type="float">
            <text:p>35</text:p>
          </table:table-cell>
          <table:table-cell table:formula="of:=IF([.B174]&lt;&gt;&quot;&quot;;[.I174];MIN([.X174];[.Y173]*(1 + [.W174])))" office:value-type="float" office:value="35" calcext:value-type="float">
            <text:p>35</text:p>
          </table:table-cell>
          <table:table-cell table:style-name="ce9" table:formula="of:=IF([.B174]&lt;&gt;&quot;&quot;;[.B174]+[.C174];MAX(0; MIN([.O173]*0.2;[.Z173]*POWER(2;1/IF([.Y174]=0;2.4;[.Y174])))))" office:value-type="float" office:value="10126.2161216038" calcext:value-type="float">
            <text:p>10126</text:p>
          </table:table-cell>
          <table:table-cell table:formula="of:=IF([.S174]&lt;&gt;&quot;&quot;;[.S174];[.Z174]-[.Z164])" office:value-type="float" office:value="1819.32301447766" calcext:value-type="float">
            <text:p>1819</text:p>
          </table:table-cell>
          <table:table-cell table:formula="of:=IF(AND([.T174]&lt;&gt;&quot;&quot;; [.T174]&lt;&gt;&quot;?&quot;);[.T174];[.AA174]*IF(COUNT([.V$2:.V174])=0;0;SUM([.V$2:.V174])/COUNT([.V$2:.V174])))" office:value-type="float" office:value="66.0587600523661" calcext:value-type="float">
            <text:p>66</text:p>
          </table:table-cell>
          <table:table-cell table:formula="of:=IF([.AB174]&gt;MIN([.AE174];MIN([.AF174];[.AG174]));&quot;!&quot;;&quot;&quot;)">
            <text:p/>
          </table:table-cell>
          <table:table-cell table:formula="of:=[.AD173]" office:value-type="float" office:value="272.657534246575" calcext:value-type="float">
            <text:p>273</text:p>
          </table:table-cell>
          <table:table-cell table:formula="of:=[.AE173]" office:value-type="float" office:value="240" calcext:value-type="float">
            <text:p>240</text:p>
          </table:table-cell>
          <table:table-cell table:formula="of:=[.AF173]" office:value-type="float" office:value="308" calcext:value-type="float">
            <text:p>308</text:p>
          </table:table-cell>
          <table:table-cell table:formula="of:=[.AG173]" office:value-type="float" office:value="3142" calcext:value-type="float">
            <text:p>3142</text:p>
          </table:table-cell>
          <table:table-cell table:formula="of:=[.AH173]" office:value-type="float" office:value="1047310" calcext:value-type="float">
            <text:p>1047310</text:p>
          </table:table-cell>
          <table:table-cell table:formula="of:=[.AI17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4]+1" office:value-type="date" office:date-value="2020-09-04" calcext:value-type="date">
            <text:p>2020-09-04</text:p>
          </table:table-cell>
          <table:table-cell table:number-columns-repeated="3"/>
          <table:table-cell table:formula="of:=IF([.B175]=&quot;&quot;;&quot;&quot;;SUM([.B175:.D175]))">
            <text:p/>
          </table:table-cell>
          <table:table-cell table:formula="of:=IF([.B175]=&quot;&quot;;&quot;&quot;;([.B175]+[.C175])/([.B174]+[.C174]) - 1)">
            <text:p/>
          </table:table-cell>
          <table:table-cell table:formula="of:=IF([.B175]=&quot;&quot;;&quot;&quot;;([.F175]+1)/([.F174]+1) - 1)">
            <text:p/>
          </table:table-cell>
          <table:table-cell table:formula="of:=IF([.B175]=&quot;&quot;;&quot;&quot;;ROUNDDOWN(LOG(([.B175]+[.C175])/([.$B$2]+[.$C$2]);2)))">
            <text:p/>
          </table:table-cell>
          <table:table-cell table:formula="of:=IF([.B175]=&quot;&quot;;&quot;&quot;;1 / LOG(([.B175]+[.C175])/([.B174]+[.C174]);2))">
            <text:p/>
          </table:table-cell>
          <table:table-cell table:formula="of:=IF([.B175]=&quot;&quot;;&quot;&quot;;COUNT([.$A$2:.A175]) / LOG(([.B175]+[.C175])/([.$B$2]+[.$C$2]);2))">
            <text:p/>
          </table:table-cell>
          <table:table-cell table:formula="of:=IF([.B175]=&quot;&quot;;&quot;&quot;;[.E175]-[.E174])">
            <text:p/>
          </table:table-cell>
          <table:table-cell/>
          <table:table-cell table:formula="of:=IF([.B175]=&quot;&quot;;&quot;&quot;;IF([.L175]=&quot;?&quot;;[.B175]+[.C175];[.B175]+[.C175]-[.L175]-[.N175]))">
            <text:p/>
          </table:table-cell>
          <table:table-cell table:formula="of:=IF([.B175]=&quot;&quot;;&quot;&quot;;[.N174])">
            <text:p/>
          </table:table-cell>
          <table:table-cell table:formula="of:=[.O174]" office:value-type="float" office:value="184719.6" calcext:value-type="float">
            <text:p>184720</text:p>
          </table:table-cell>
          <table:table-cell table:style-name="ce8" table:formula="of:=IF([.B175]=&quot;&quot;;&quot;&quot;;IF([.I175]=0;999999;LOG([.O175];2)*[.I175]))">
            <text:p/>
          </table:table-cell>
          <table:table-cell table:formula="of:=IF([.B175]=&quot;&quot;;&quot;&quot;;[.A175]+[.P175])">
            <text:p/>
          </table:table-cell>
          <table:table-cell table:formula="of:=IF([.B175]=&quot;&quot;;&quot;&quot;;([.B175]+[.C175])-([.B174]+[.C174]))">
            <text:p/>
          </table:table-cell>
          <table:table-cell table:formula="of:=IF([.B175]=&quot;&quot;;&quot;&quot;;SUM([.R165:.R175]))">
            <text:p/>
          </table:table-cell>
          <table:table-cell/>
          <table:table-cell table:formula="of:=IF([.B175]=&quot;&quot;;&quot;&quot;;[.U174])">
            <text:p/>
          </table:table-cell>
          <table:table-cell table:formula="of:=IF([.B175]=&quot;&quot;;&quot;&quot;;IF([.T175]=&quot;?&quot;;&quot;&quot;;IF([.S175]=0;0;[.T175]/[.S175])))">
            <text:p/>
          </table:table-cell>
          <table:table-cell table:formula="of:=IF([.B175]&lt;&gt;&quot;&quot;;IF([.I174]=0;0;[.I175]/[.I174] - 1);IF([.W174]&gt;1.05;[.W174];0.05))" office:value-type="float" office:value="0.05" calcext:value-type="float">
            <text:p>0.0500</text:p>
          </table:table-cell>
          <table:table-cell table:formula="of:=[.X174]" office:value-type="float" office:value="35" calcext:value-type="float">
            <text:p>35</text:p>
          </table:table-cell>
          <table:table-cell table:formula="of:=IF([.B175]&lt;&gt;&quot;&quot;;[.I175];MIN([.X175];[.Y174]*(1 + [.W175])))" office:value-type="float" office:value="35" calcext:value-type="float">
            <text:p>35</text:p>
          </table:table-cell>
          <table:table-cell table:style-name="ce9" table:formula="of:=IF([.B175]&lt;&gt;&quot;&quot;;[.B175]+[.C175];MAX(0; MIN([.O174]*0.2;[.Z174]*POWER(2;1/IF([.Y175]=0;2.4;[.Y175])))))" office:value-type="float" office:value="10328.7567413828" calcext:value-type="float">
            <text:p>10329</text:p>
          </table:table-cell>
          <table:table-cell table:formula="of:=IF([.S175]&lt;&gt;&quot;&quot;;[.S175];[.Z175]-[.Z165])" office:value-type="float" office:value="1855.71240282424" calcext:value-type="float">
            <text:p>1856</text:p>
          </table:table-cell>
          <table:table-cell table:formula="of:=IF(AND([.T175]&lt;&gt;&quot;&quot;; [.T175]&lt;&gt;&quot;?&quot;);[.T175];[.AA175]*IF(COUNT([.V$2:.V175])=0;0;SUM([.V$2:.V175])/COUNT([.V$2:.V175])))" office:value-type="float" office:value="67.3800415697822" calcext:value-type="float">
            <text:p>67</text:p>
          </table:table-cell>
          <table:table-cell table:formula="of:=IF([.AB175]&gt;MIN([.AE175];MIN([.AF175];[.AG175]));&quot;!&quot;;&quot;&quot;)">
            <text:p/>
          </table:table-cell>
          <table:table-cell table:formula="of:=[.AD174]" office:value-type="float" office:value="272.657534246575" calcext:value-type="float">
            <text:p>273</text:p>
          </table:table-cell>
          <table:table-cell table:formula="of:=[.AE174]" office:value-type="float" office:value="240" calcext:value-type="float">
            <text:p>240</text:p>
          </table:table-cell>
          <table:table-cell table:formula="of:=[.AF174]" office:value-type="float" office:value="308" calcext:value-type="float">
            <text:p>308</text:p>
          </table:table-cell>
          <table:table-cell table:formula="of:=[.AG174]" office:value-type="float" office:value="3142" calcext:value-type="float">
            <text:p>3142</text:p>
          </table:table-cell>
          <table:table-cell table:formula="of:=[.AH174]" office:value-type="float" office:value="1047310" calcext:value-type="float">
            <text:p>1047310</text:p>
          </table:table-cell>
          <table:table-cell table:formula="of:=[.AI17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5]+1" office:value-type="date" office:date-value="2020-09-05" calcext:value-type="date">
            <text:p>2020-09-05</text:p>
          </table:table-cell>
          <table:table-cell table:number-columns-repeated="3"/>
          <table:table-cell table:formula="of:=IF([.B176]=&quot;&quot;;&quot;&quot;;SUM([.B176:.D176]))">
            <text:p/>
          </table:table-cell>
          <table:table-cell table:formula="of:=IF([.B176]=&quot;&quot;;&quot;&quot;;([.B176]+[.C176])/([.B175]+[.C175]) - 1)">
            <text:p/>
          </table:table-cell>
          <table:table-cell table:formula="of:=IF([.B176]=&quot;&quot;;&quot;&quot;;([.F176]+1)/([.F175]+1) - 1)">
            <text:p/>
          </table:table-cell>
          <table:table-cell table:formula="of:=IF([.B176]=&quot;&quot;;&quot;&quot;;ROUNDDOWN(LOG(([.B176]+[.C176])/([.$B$2]+[.$C$2]);2)))">
            <text:p/>
          </table:table-cell>
          <table:table-cell table:formula="of:=IF([.B176]=&quot;&quot;;&quot;&quot;;1 / LOG(([.B176]+[.C176])/([.B175]+[.C175]);2))">
            <text:p/>
          </table:table-cell>
          <table:table-cell table:formula="of:=IF([.B176]=&quot;&quot;;&quot;&quot;;COUNT([.$A$2:.A176]) / LOG(([.B176]+[.C176])/([.$B$2]+[.$C$2]);2))">
            <text:p/>
          </table:table-cell>
          <table:table-cell table:formula="of:=IF([.B176]=&quot;&quot;;&quot;&quot;;[.E176]-[.E175])">
            <text:p/>
          </table:table-cell>
          <table:table-cell/>
          <table:table-cell table:formula="of:=IF([.B176]=&quot;&quot;;&quot;&quot;;IF([.L176]=&quot;?&quot;;[.B176]+[.C176];[.B176]+[.C176]-[.L176]-[.N176]))">
            <text:p/>
          </table:table-cell>
          <table:table-cell table:formula="of:=IF([.B176]=&quot;&quot;;&quot;&quot;;[.N175])">
            <text:p/>
          </table:table-cell>
          <table:table-cell table:formula="of:=[.O175]" office:value-type="float" office:value="184719.6" calcext:value-type="float">
            <text:p>184720</text:p>
          </table:table-cell>
          <table:table-cell table:style-name="ce8" table:formula="of:=IF([.B176]=&quot;&quot;;&quot;&quot;;IF([.I176]=0;999999;LOG([.O176];2)*[.I176]))">
            <text:p/>
          </table:table-cell>
          <table:table-cell table:formula="of:=IF([.B176]=&quot;&quot;;&quot;&quot;;[.A176]+[.P176])">
            <text:p/>
          </table:table-cell>
          <table:table-cell table:formula="of:=IF([.B176]=&quot;&quot;;&quot;&quot;;([.B176]+[.C176])-([.B175]+[.C175]))">
            <text:p/>
          </table:table-cell>
          <table:table-cell table:formula="of:=IF([.B176]=&quot;&quot;;&quot;&quot;;SUM([.R166:.R176]))">
            <text:p/>
          </table:table-cell>
          <table:table-cell/>
          <table:table-cell table:formula="of:=IF([.B176]=&quot;&quot;;&quot;&quot;;[.U175])">
            <text:p/>
          </table:table-cell>
          <table:table-cell table:formula="of:=IF([.B176]=&quot;&quot;;&quot;&quot;;IF([.T176]=&quot;?&quot;;&quot;&quot;;IF([.S176]=0;0;[.T176]/[.S176])))">
            <text:p/>
          </table:table-cell>
          <table:table-cell table:formula="of:=IF([.B176]&lt;&gt;&quot;&quot;;IF([.I175]=0;0;[.I176]/[.I175] - 1);IF([.W175]&gt;1.05;[.W175];0.05))" office:value-type="float" office:value="0.05" calcext:value-type="float">
            <text:p>0.0500</text:p>
          </table:table-cell>
          <table:table-cell table:formula="of:=[.X175]" office:value-type="float" office:value="35" calcext:value-type="float">
            <text:p>35</text:p>
          </table:table-cell>
          <table:table-cell table:formula="of:=IF([.B176]&lt;&gt;&quot;&quot;;[.I176];MIN([.X176];[.Y175]*(1 + [.W176])))" office:value-type="float" office:value="35" calcext:value-type="float">
            <text:p>35</text:p>
          </table:table-cell>
          <table:table-cell table:style-name="ce9" table:formula="of:=IF([.B176]&lt;&gt;&quot;&quot;;[.B176]+[.C176];MAX(0; MIN([.O175]*0.2;[.Z175]*POWER(2;1/IF([.Y176]=0;2.4;[.Y176])))))" office:value-type="float" office:value="10535.3484995305" calcext:value-type="float">
            <text:p>10535</text:p>
          </table:table-cell>
          <table:table-cell table:formula="of:=IF([.S176]&lt;&gt;&quot;&quot;;[.S176];[.Z176]-[.Z166])" office:value-type="float" office:value="1892.8296375036" calcext:value-type="float">
            <text:p>1893</text:p>
          </table:table-cell>
          <table:table-cell table:formula="of:=IF(AND([.T176]&lt;&gt;&quot;&quot;; [.T176]&lt;&gt;&quot;?&quot;);[.T176];[.AA176]*IF(COUNT([.V$2:.V176])=0;0;SUM([.V$2:.V176])/COUNT([.V$2:.V176])))" office:value-type="float" office:value="68.7277508440452" calcext:value-type="float">
            <text:p>69</text:p>
          </table:table-cell>
          <table:table-cell table:formula="of:=IF([.AB176]&gt;MIN([.AE176];MIN([.AF176];[.AG176]));&quot;!&quot;;&quot;&quot;)">
            <text:p/>
          </table:table-cell>
          <table:table-cell table:formula="of:=[.AD175]" office:value-type="float" office:value="272.657534246575" calcext:value-type="float">
            <text:p>273</text:p>
          </table:table-cell>
          <table:table-cell table:formula="of:=[.AE175]" office:value-type="float" office:value="240" calcext:value-type="float">
            <text:p>240</text:p>
          </table:table-cell>
          <table:table-cell table:formula="of:=[.AF175]" office:value-type="float" office:value="308" calcext:value-type="float">
            <text:p>308</text:p>
          </table:table-cell>
          <table:table-cell table:formula="of:=[.AG175]" office:value-type="float" office:value="3142" calcext:value-type="float">
            <text:p>3142</text:p>
          </table:table-cell>
          <table:table-cell table:formula="of:=[.AH175]" office:value-type="float" office:value="1047310" calcext:value-type="float">
            <text:p>1047310</text:p>
          </table:table-cell>
          <table:table-cell table:formula="of:=[.AI17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6]+1" office:value-type="date" office:date-value="2020-09-06" calcext:value-type="date">
            <text:p>2020-09-06</text:p>
          </table:table-cell>
          <table:table-cell table:number-columns-repeated="3"/>
          <table:table-cell table:formula="of:=IF([.B177]=&quot;&quot;;&quot;&quot;;SUM([.B177:.D177]))">
            <text:p/>
          </table:table-cell>
          <table:table-cell table:formula="of:=IF([.B177]=&quot;&quot;;&quot;&quot;;([.B177]+[.C177])/([.B176]+[.C176]) - 1)">
            <text:p/>
          </table:table-cell>
          <table:table-cell table:formula="of:=IF([.B177]=&quot;&quot;;&quot;&quot;;([.F177]+1)/([.F176]+1) - 1)">
            <text:p/>
          </table:table-cell>
          <table:table-cell table:formula="of:=IF([.B177]=&quot;&quot;;&quot;&quot;;ROUNDDOWN(LOG(([.B177]+[.C177])/([.$B$2]+[.$C$2]);2)))">
            <text:p/>
          </table:table-cell>
          <table:table-cell table:formula="of:=IF([.B177]=&quot;&quot;;&quot;&quot;;1 / LOG(([.B177]+[.C177])/([.B176]+[.C176]);2))">
            <text:p/>
          </table:table-cell>
          <table:table-cell table:formula="of:=IF([.B177]=&quot;&quot;;&quot;&quot;;COUNT([.$A$2:.A177]) / LOG(([.B177]+[.C177])/([.$B$2]+[.$C$2]);2))">
            <text:p/>
          </table:table-cell>
          <table:table-cell table:formula="of:=IF([.B177]=&quot;&quot;;&quot;&quot;;[.E177]-[.E176])">
            <text:p/>
          </table:table-cell>
          <table:table-cell/>
          <table:table-cell table:formula="of:=IF([.B177]=&quot;&quot;;&quot;&quot;;IF([.L177]=&quot;?&quot;;[.B177]+[.C177];[.B177]+[.C177]-[.L177]-[.N177]))">
            <text:p/>
          </table:table-cell>
          <table:table-cell table:formula="of:=IF([.B177]=&quot;&quot;;&quot;&quot;;[.N176])">
            <text:p/>
          </table:table-cell>
          <table:table-cell table:formula="of:=[.O176]" office:value-type="float" office:value="184719.6" calcext:value-type="float">
            <text:p>184720</text:p>
          </table:table-cell>
          <table:table-cell table:style-name="ce8" table:formula="of:=IF([.B177]=&quot;&quot;;&quot;&quot;;IF([.I177]=0;999999;LOG([.O177];2)*[.I177]))">
            <text:p/>
          </table:table-cell>
          <table:table-cell table:formula="of:=IF([.B177]=&quot;&quot;;&quot;&quot;;[.A177]+[.P177])">
            <text:p/>
          </table:table-cell>
          <table:table-cell table:formula="of:=IF([.B177]=&quot;&quot;;&quot;&quot;;([.B177]+[.C177])-([.B176]+[.C176]))">
            <text:p/>
          </table:table-cell>
          <table:table-cell table:formula="of:=IF([.B177]=&quot;&quot;;&quot;&quot;;SUM([.R167:.R177]))">
            <text:p/>
          </table:table-cell>
          <table:table-cell/>
          <table:table-cell table:formula="of:=IF([.B177]=&quot;&quot;;&quot;&quot;;[.U176])">
            <text:p/>
          </table:table-cell>
          <table:table-cell table:formula="of:=IF([.B177]=&quot;&quot;;&quot;&quot;;IF([.T177]=&quot;?&quot;;&quot;&quot;;IF([.S177]=0;0;[.T177]/[.S177])))">
            <text:p/>
          </table:table-cell>
          <table:table-cell table:formula="of:=IF([.B177]&lt;&gt;&quot;&quot;;IF([.I176]=0;0;[.I177]/[.I176] - 1);IF([.W176]&gt;1.05;[.W176];0.05))" office:value-type="float" office:value="0.05" calcext:value-type="float">
            <text:p>0.0500</text:p>
          </table:table-cell>
          <table:table-cell table:formula="of:=[.X176]" office:value-type="float" office:value="35" calcext:value-type="float">
            <text:p>35</text:p>
          </table:table-cell>
          <table:table-cell table:formula="of:=IF([.B177]&lt;&gt;&quot;&quot;;[.I177];MIN([.X177];[.Y176]*(1 + [.W177])))" office:value-type="float" office:value="35" calcext:value-type="float">
            <text:p>35</text:p>
          </table:table-cell>
          <table:table-cell table:style-name="ce9" table:formula="of:=IF([.B177]&lt;&gt;&quot;&quot;;[.B177]+[.C177];MAX(0; MIN([.O176]*0.2;[.Z176]*POWER(2;1/IF([.Y177]=0;2.4;[.Y177])))))" office:value-type="float" office:value="10746.0724253343" calcext:value-type="float">
            <text:p>10746</text:p>
          </table:table-cell>
          <table:table-cell table:formula="of:=IF([.S177]&lt;&gt;&quot;&quot;;[.S177];[.Z177]-[.Z167])" office:value-type="float" office:value="1930.68927661382" calcext:value-type="float">
            <text:p>1931</text:p>
          </table:table-cell>
          <table:table-cell table:formula="of:=IF(AND([.T177]&lt;&gt;&quot;&quot;; [.T177]&lt;&gt;&quot;?&quot;);[.T177];[.AA177]*IF(COUNT([.V$2:.V177])=0;0;SUM([.V$2:.V177])/COUNT([.V$2:.V177])))" office:value-type="float" office:value="70.1024164728253" calcext:value-type="float">
            <text:p>70</text:p>
          </table:table-cell>
          <table:table-cell table:formula="of:=IF([.AB177]&gt;MIN([.AE177];MIN([.AF177];[.AG177]));&quot;!&quot;;&quot;&quot;)">
            <text:p/>
          </table:table-cell>
          <table:table-cell table:formula="of:=[.AD176]" office:value-type="float" office:value="272.657534246575" calcext:value-type="float">
            <text:p>273</text:p>
          </table:table-cell>
          <table:table-cell table:formula="of:=[.AE176]" office:value-type="float" office:value="240" calcext:value-type="float">
            <text:p>240</text:p>
          </table:table-cell>
          <table:table-cell table:formula="of:=[.AF176]" office:value-type="float" office:value="308" calcext:value-type="float">
            <text:p>308</text:p>
          </table:table-cell>
          <table:table-cell table:formula="of:=[.AG176]" office:value-type="float" office:value="3142" calcext:value-type="float">
            <text:p>3142</text:p>
          </table:table-cell>
          <table:table-cell table:formula="of:=[.AH176]" office:value-type="float" office:value="1047310" calcext:value-type="float">
            <text:p>1047310</text:p>
          </table:table-cell>
          <table:table-cell table:formula="of:=[.AI17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7]+1" office:value-type="date" office:date-value="2020-09-07" calcext:value-type="date">
            <text:p>2020-09-07</text:p>
          </table:table-cell>
          <table:table-cell table:number-columns-repeated="3"/>
          <table:table-cell table:formula="of:=IF([.B178]=&quot;&quot;;&quot;&quot;;SUM([.B178:.D178]))">
            <text:p/>
          </table:table-cell>
          <table:table-cell table:formula="of:=IF([.B178]=&quot;&quot;;&quot;&quot;;([.B178]+[.C178])/([.B177]+[.C177]) - 1)">
            <text:p/>
          </table:table-cell>
          <table:table-cell table:formula="of:=IF([.B178]=&quot;&quot;;&quot;&quot;;([.F178]+1)/([.F177]+1) - 1)">
            <text:p/>
          </table:table-cell>
          <table:table-cell table:formula="of:=IF([.B178]=&quot;&quot;;&quot;&quot;;ROUNDDOWN(LOG(([.B178]+[.C178])/([.$B$2]+[.$C$2]);2)))">
            <text:p/>
          </table:table-cell>
          <table:table-cell table:formula="of:=IF([.B178]=&quot;&quot;;&quot;&quot;;1 / LOG(([.B178]+[.C178])/([.B177]+[.C177]);2))">
            <text:p/>
          </table:table-cell>
          <table:table-cell table:formula="of:=IF([.B178]=&quot;&quot;;&quot;&quot;;COUNT([.$A$2:.A178]) / LOG(([.B178]+[.C178])/([.$B$2]+[.$C$2]);2))">
            <text:p/>
          </table:table-cell>
          <table:table-cell table:formula="of:=IF([.B178]=&quot;&quot;;&quot;&quot;;[.E178]-[.E177])">
            <text:p/>
          </table:table-cell>
          <table:table-cell/>
          <table:table-cell table:formula="of:=IF([.B178]=&quot;&quot;;&quot;&quot;;IF([.L178]=&quot;?&quot;;[.B178]+[.C178];[.B178]+[.C178]-[.L178]-[.N178]))">
            <text:p/>
          </table:table-cell>
          <table:table-cell table:formula="of:=IF([.B178]=&quot;&quot;;&quot;&quot;;[.N177])">
            <text:p/>
          </table:table-cell>
          <table:table-cell table:formula="of:=[.O177]" office:value-type="float" office:value="184719.6" calcext:value-type="float">
            <text:p>184720</text:p>
          </table:table-cell>
          <table:table-cell table:style-name="ce8" table:formula="of:=IF([.B178]=&quot;&quot;;&quot;&quot;;IF([.I178]=0;999999;LOG([.O178];2)*[.I178]))">
            <text:p/>
          </table:table-cell>
          <table:table-cell table:formula="of:=IF([.B178]=&quot;&quot;;&quot;&quot;;[.A178]+[.P178])">
            <text:p/>
          </table:table-cell>
          <table:table-cell table:formula="of:=IF([.B178]=&quot;&quot;;&quot;&quot;;([.B178]+[.C178])-([.B177]+[.C177]))">
            <text:p/>
          </table:table-cell>
          <table:table-cell table:formula="of:=IF([.B178]=&quot;&quot;;&quot;&quot;;SUM([.R168:.R178]))">
            <text:p/>
          </table:table-cell>
          <table:table-cell/>
          <table:table-cell table:formula="of:=IF([.B178]=&quot;&quot;;&quot;&quot;;[.U177])">
            <text:p/>
          </table:table-cell>
          <table:table-cell table:formula="of:=IF([.B178]=&quot;&quot;;&quot;&quot;;IF([.T178]=&quot;?&quot;;&quot;&quot;;IF([.S178]=0;0;[.T178]/[.S178])))">
            <text:p/>
          </table:table-cell>
          <table:table-cell table:formula="of:=IF([.B178]&lt;&gt;&quot;&quot;;IF([.I177]=0;0;[.I178]/[.I177] - 1);IF([.W177]&gt;1.05;[.W177];0.05))" office:value-type="float" office:value="0.05" calcext:value-type="float">
            <text:p>0.0500</text:p>
          </table:table-cell>
          <table:table-cell table:formula="of:=[.X177]" office:value-type="float" office:value="35" calcext:value-type="float">
            <text:p>35</text:p>
          </table:table-cell>
          <table:table-cell table:formula="of:=IF([.B178]&lt;&gt;&quot;&quot;;[.I178];MIN([.X178];[.Y177]*(1 + [.W178])))" office:value-type="float" office:value="35" calcext:value-type="float">
            <text:p>35</text:p>
          </table:table-cell>
          <table:table-cell table:style-name="ce9" table:formula="of:=IF([.B178]&lt;&gt;&quot;&quot;;[.B178]+[.C178];MAX(0; MIN([.O177]*0.2;[.Z177]*POWER(2;1/IF([.Y178]=0;2.4;[.Y178])))))" office:value-type="float" office:value="10961.0111687978" calcext:value-type="float">
            <text:p>10961</text:p>
          </table:table-cell>
          <table:table-cell table:formula="of:=IF([.S178]&lt;&gt;&quot;&quot;;[.S178];[.Z178]-[.Z168])" office:value-type="float" office:value="1969.30616943835" calcext:value-type="float">
            <text:p>1969</text:p>
          </table:table-cell>
          <table:table-cell table:formula="of:=IF(AND([.T178]&lt;&gt;&quot;&quot;; [.T178]&lt;&gt;&quot;?&quot;);[.T178];[.AA178]*IF(COUNT([.V$2:.V178])=0;0;SUM([.V$2:.V178])/COUNT([.V$2:.V178])))" office:value-type="float" office:value="71.5045776265969" calcext:value-type="float">
            <text:p>72</text:p>
          </table:table-cell>
          <table:table-cell table:formula="of:=IF([.AB178]&gt;MIN([.AE178];MIN([.AF178];[.AG178]));&quot;!&quot;;&quot;&quot;)">
            <text:p/>
          </table:table-cell>
          <table:table-cell table:formula="of:=[.AD177]" office:value-type="float" office:value="272.657534246575" calcext:value-type="float">
            <text:p>273</text:p>
          </table:table-cell>
          <table:table-cell table:formula="of:=[.AE177]" office:value-type="float" office:value="240" calcext:value-type="float">
            <text:p>240</text:p>
          </table:table-cell>
          <table:table-cell table:formula="of:=[.AF177]" office:value-type="float" office:value="308" calcext:value-type="float">
            <text:p>308</text:p>
          </table:table-cell>
          <table:table-cell table:formula="of:=[.AG177]" office:value-type="float" office:value="3142" calcext:value-type="float">
            <text:p>3142</text:p>
          </table:table-cell>
          <table:table-cell table:formula="of:=[.AH177]" office:value-type="float" office:value="1047310" calcext:value-type="float">
            <text:p>1047310</text:p>
          </table:table-cell>
          <table:table-cell table:formula="of:=[.AI17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8]+1" office:value-type="date" office:date-value="2020-09-08" calcext:value-type="date">
            <text:p>2020-09-08</text:p>
          </table:table-cell>
          <table:table-cell table:number-columns-repeated="3"/>
          <table:table-cell table:formula="of:=IF([.B179]=&quot;&quot;;&quot;&quot;;SUM([.B179:.D179]))">
            <text:p/>
          </table:table-cell>
          <table:table-cell table:formula="of:=IF([.B179]=&quot;&quot;;&quot;&quot;;([.B179]+[.C179])/([.B178]+[.C178]) - 1)">
            <text:p/>
          </table:table-cell>
          <table:table-cell table:formula="of:=IF([.B179]=&quot;&quot;;&quot;&quot;;([.F179]+1)/([.F178]+1) - 1)">
            <text:p/>
          </table:table-cell>
          <table:table-cell table:formula="of:=IF([.B179]=&quot;&quot;;&quot;&quot;;ROUNDDOWN(LOG(([.B179]+[.C179])/([.$B$2]+[.$C$2]);2)))">
            <text:p/>
          </table:table-cell>
          <table:table-cell table:formula="of:=IF([.B179]=&quot;&quot;;&quot;&quot;;1 / LOG(([.B179]+[.C179])/([.B178]+[.C178]);2))">
            <text:p/>
          </table:table-cell>
          <table:table-cell table:formula="of:=IF([.B179]=&quot;&quot;;&quot;&quot;;COUNT([.$A$2:.A179]) / LOG(([.B179]+[.C179])/([.$B$2]+[.$C$2]);2))">
            <text:p/>
          </table:table-cell>
          <table:table-cell table:formula="of:=IF([.B179]=&quot;&quot;;&quot;&quot;;[.E179]-[.E178])">
            <text:p/>
          </table:table-cell>
          <table:table-cell/>
          <table:table-cell table:formula="of:=IF([.B179]=&quot;&quot;;&quot;&quot;;IF([.L179]=&quot;?&quot;;[.B179]+[.C179];[.B179]+[.C179]-[.L179]-[.N179]))">
            <text:p/>
          </table:table-cell>
          <table:table-cell table:formula="of:=IF([.B179]=&quot;&quot;;&quot;&quot;;[.N178])">
            <text:p/>
          </table:table-cell>
          <table:table-cell table:formula="of:=[.O178]" office:value-type="float" office:value="184719.6" calcext:value-type="float">
            <text:p>184720</text:p>
          </table:table-cell>
          <table:table-cell table:style-name="ce8" table:formula="of:=IF([.B179]=&quot;&quot;;&quot;&quot;;IF([.I179]=0;999999;LOG([.O179];2)*[.I179]))">
            <text:p/>
          </table:table-cell>
          <table:table-cell table:formula="of:=IF([.B179]=&quot;&quot;;&quot;&quot;;[.A179]+[.P179])">
            <text:p/>
          </table:table-cell>
          <table:table-cell table:formula="of:=IF([.B179]=&quot;&quot;;&quot;&quot;;([.B179]+[.C179])-([.B178]+[.C178]))">
            <text:p/>
          </table:table-cell>
          <table:table-cell table:formula="of:=IF([.B179]=&quot;&quot;;&quot;&quot;;SUM([.R169:.R179]))">
            <text:p/>
          </table:table-cell>
          <table:table-cell/>
          <table:table-cell table:formula="of:=IF([.B179]=&quot;&quot;;&quot;&quot;;[.U178])">
            <text:p/>
          </table:table-cell>
          <table:table-cell table:formula="of:=IF([.B179]=&quot;&quot;;&quot;&quot;;IF([.T179]=&quot;?&quot;;&quot;&quot;;IF([.S179]=0;0;[.T179]/[.S179])))">
            <text:p/>
          </table:table-cell>
          <table:table-cell table:formula="of:=IF([.B179]&lt;&gt;&quot;&quot;;IF([.I178]=0;0;[.I179]/[.I178] - 1);IF([.W178]&gt;1.05;[.W178];0.05))" office:value-type="float" office:value="0.05" calcext:value-type="float">
            <text:p>0.0500</text:p>
          </table:table-cell>
          <table:table-cell table:formula="of:=[.X178]" office:value-type="float" office:value="35" calcext:value-type="float">
            <text:p>35</text:p>
          </table:table-cell>
          <table:table-cell table:formula="of:=IF([.B179]&lt;&gt;&quot;&quot;;[.I179];MIN([.X179];[.Y178]*(1 + [.W179])))" office:value-type="float" office:value="35" calcext:value-type="float">
            <text:p>35</text:p>
          </table:table-cell>
          <table:table-cell table:style-name="ce9" table:formula="of:=IF([.B179]&lt;&gt;&quot;&quot;;[.B179]+[.C179];MAX(0; MIN([.O178]*0.2;[.Z178]*POWER(2;1/IF([.Y179]=0;2.4;[.Y179])))))" office:value-type="float" office:value="11180.2490330575" calcext:value-type="float">
            <text:p>11180</text:p>
          </table:table-cell>
          <table:table-cell table:formula="of:=IF([.S179]&lt;&gt;&quot;&quot;;[.S179];[.Z179]-[.Z169])" office:value-type="float" office:value="2008.69546227021" calcext:value-type="float">
            <text:p>2009</text:p>
          </table:table-cell>
          <table:table-cell table:formula="of:=IF(AND([.T179]&lt;&gt;&quot;&quot;; [.T179]&lt;&gt;&quot;?&quot;);[.T179];[.AA179]*IF(COUNT([.V$2:.V179])=0;0;SUM([.V$2:.V179])/COUNT([.V$2:.V179])))" office:value-type="float" office:value="72.9347842601119" calcext:value-type="float">
            <text:p>73</text:p>
          </table:table-cell>
          <table:table-cell table:formula="of:=IF([.AB179]&gt;MIN([.AE179];MIN([.AF179];[.AG179]));&quot;!&quot;;&quot;&quot;)">
            <text:p/>
          </table:table-cell>
          <table:table-cell table:formula="of:=[.AD178]" office:value-type="float" office:value="272.657534246575" calcext:value-type="float">
            <text:p>273</text:p>
          </table:table-cell>
          <table:table-cell table:formula="of:=[.AE178]" office:value-type="float" office:value="240" calcext:value-type="float">
            <text:p>240</text:p>
          </table:table-cell>
          <table:table-cell table:formula="of:=[.AF178]" office:value-type="float" office:value="308" calcext:value-type="float">
            <text:p>308</text:p>
          </table:table-cell>
          <table:table-cell table:formula="of:=[.AG178]" office:value-type="float" office:value="3142" calcext:value-type="float">
            <text:p>3142</text:p>
          </table:table-cell>
          <table:table-cell table:formula="of:=[.AH178]" office:value-type="float" office:value="1047310" calcext:value-type="float">
            <text:p>1047310</text:p>
          </table:table-cell>
          <table:table-cell table:formula="of:=[.AI17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79]+1" office:value-type="date" office:date-value="2020-09-09" calcext:value-type="date">
            <text:p>2020-09-09</text:p>
          </table:table-cell>
          <table:table-cell table:number-columns-repeated="3"/>
          <table:table-cell table:formula="of:=IF([.B180]=&quot;&quot;;&quot;&quot;;SUM([.B180:.D180]))">
            <text:p/>
          </table:table-cell>
          <table:table-cell table:formula="of:=IF([.B180]=&quot;&quot;;&quot;&quot;;([.B180]+[.C180])/([.B179]+[.C179]) - 1)">
            <text:p/>
          </table:table-cell>
          <table:table-cell table:formula="of:=IF([.B180]=&quot;&quot;;&quot;&quot;;([.F180]+1)/([.F179]+1) - 1)">
            <text:p/>
          </table:table-cell>
          <table:table-cell table:formula="of:=IF([.B180]=&quot;&quot;;&quot;&quot;;ROUNDDOWN(LOG(([.B180]+[.C180])/([.$B$2]+[.$C$2]);2)))">
            <text:p/>
          </table:table-cell>
          <table:table-cell table:formula="of:=IF([.B180]=&quot;&quot;;&quot;&quot;;1 / LOG(([.B180]+[.C180])/([.B179]+[.C179]);2))">
            <text:p/>
          </table:table-cell>
          <table:table-cell table:formula="of:=IF([.B180]=&quot;&quot;;&quot;&quot;;COUNT([.$A$2:.A180]) / LOG(([.B180]+[.C180])/([.$B$2]+[.$C$2]);2))">
            <text:p/>
          </table:table-cell>
          <table:table-cell table:formula="of:=IF([.B180]=&quot;&quot;;&quot;&quot;;[.E180]-[.E179])">
            <text:p/>
          </table:table-cell>
          <table:table-cell/>
          <table:table-cell table:formula="of:=IF([.B180]=&quot;&quot;;&quot;&quot;;IF([.L180]=&quot;?&quot;;[.B180]+[.C180];[.B180]+[.C180]-[.L180]-[.N180]))">
            <text:p/>
          </table:table-cell>
          <table:table-cell table:formula="of:=IF([.B180]=&quot;&quot;;&quot;&quot;;[.N179])">
            <text:p/>
          </table:table-cell>
          <table:table-cell table:formula="of:=[.O179]" office:value-type="float" office:value="184719.6" calcext:value-type="float">
            <text:p>184720</text:p>
          </table:table-cell>
          <table:table-cell table:style-name="ce8" table:formula="of:=IF([.B180]=&quot;&quot;;&quot;&quot;;IF([.I180]=0;999999;LOG([.O180];2)*[.I180]))">
            <text:p/>
          </table:table-cell>
          <table:table-cell table:formula="of:=IF([.B180]=&quot;&quot;;&quot;&quot;;[.A180]+[.P180])">
            <text:p/>
          </table:table-cell>
          <table:table-cell table:formula="of:=IF([.B180]=&quot;&quot;;&quot;&quot;;([.B180]+[.C180])-([.B179]+[.C179]))">
            <text:p/>
          </table:table-cell>
          <table:table-cell table:formula="of:=IF([.B180]=&quot;&quot;;&quot;&quot;;SUM([.R170:.R180]))">
            <text:p/>
          </table:table-cell>
          <table:table-cell/>
          <table:table-cell table:formula="of:=IF([.B180]=&quot;&quot;;&quot;&quot;;[.U179])">
            <text:p/>
          </table:table-cell>
          <table:table-cell table:formula="of:=IF([.B180]=&quot;&quot;;&quot;&quot;;IF([.T180]=&quot;?&quot;;&quot;&quot;;IF([.S180]=0;0;[.T180]/[.S180])))">
            <text:p/>
          </table:table-cell>
          <table:table-cell table:formula="of:=IF([.B180]&lt;&gt;&quot;&quot;;IF([.I179]=0;0;[.I180]/[.I179] - 1);IF([.W179]&gt;1.05;[.W179];0.05))" office:value-type="float" office:value="0.05" calcext:value-type="float">
            <text:p>0.0500</text:p>
          </table:table-cell>
          <table:table-cell table:formula="of:=[.X179]" office:value-type="float" office:value="35" calcext:value-type="float">
            <text:p>35</text:p>
          </table:table-cell>
          <table:table-cell table:formula="of:=IF([.B180]&lt;&gt;&quot;&quot;;[.I180];MIN([.X180];[.Y179]*(1 + [.W180])))" office:value-type="float" office:value="35" calcext:value-type="float">
            <text:p>35</text:p>
          </table:table-cell>
          <table:table-cell table:style-name="ce9" table:formula="of:=IF([.B180]&lt;&gt;&quot;&quot;;[.B180]+[.C180];MAX(0; MIN([.O179]*0.2;[.Z179]*POWER(2;1/IF([.Y180]=0;2.4;[.Y180])))))" office:value-type="float" office:value="11403.8720074484" calcext:value-type="float">
            <text:p>11404</text:p>
          </table:table-cell>
          <table:table-cell table:formula="of:=IF([.S180]&lt;&gt;&quot;&quot;;[.S180];[.Z180]-[.Z170])" office:value-type="float" office:value="2048.87260435267" calcext:value-type="float">
            <text:p>2049</text:p>
          </table:table-cell>
          <table:table-cell table:formula="of:=IF(AND([.T180]&lt;&gt;&quot;&quot;; [.T180]&lt;&gt;&quot;?&quot;);[.T180];[.AA180]*IF(COUNT([.V$2:.V180])=0;0;SUM([.V$2:.V180])/COUNT([.V$2:.V180])))" office:value-type="float" office:value="74.3935973281021" calcext:value-type="float">
            <text:p>74</text:p>
          </table:table-cell>
          <table:table-cell table:formula="of:=IF([.AB180]&gt;MIN([.AE180];MIN([.AF180];[.AG180]));&quot;!&quot;;&quot;&quot;)">
            <text:p/>
          </table:table-cell>
          <table:table-cell table:formula="of:=[.AD179]" office:value-type="float" office:value="272.657534246575" calcext:value-type="float">
            <text:p>273</text:p>
          </table:table-cell>
          <table:table-cell table:formula="of:=[.AE179]" office:value-type="float" office:value="240" calcext:value-type="float">
            <text:p>240</text:p>
          </table:table-cell>
          <table:table-cell table:formula="of:=[.AF179]" office:value-type="float" office:value="308" calcext:value-type="float">
            <text:p>308</text:p>
          </table:table-cell>
          <table:table-cell table:formula="of:=[.AG179]" office:value-type="float" office:value="3142" calcext:value-type="float">
            <text:p>3142</text:p>
          </table:table-cell>
          <table:table-cell table:formula="of:=[.AH179]" office:value-type="float" office:value="1047310" calcext:value-type="float">
            <text:p>1047310</text:p>
          </table:table-cell>
          <table:table-cell table:formula="of:=[.AI17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0]+1" office:value-type="date" office:date-value="2020-09-10" calcext:value-type="date">
            <text:p>2020-09-10</text:p>
          </table:table-cell>
          <table:table-cell table:number-columns-repeated="3"/>
          <table:table-cell table:formula="of:=IF([.B181]=&quot;&quot;;&quot;&quot;;SUM([.B181:.D181]))">
            <text:p/>
          </table:table-cell>
          <table:table-cell table:formula="of:=IF([.B181]=&quot;&quot;;&quot;&quot;;([.B181]+[.C181])/([.B180]+[.C180]) - 1)">
            <text:p/>
          </table:table-cell>
          <table:table-cell table:formula="of:=IF([.B181]=&quot;&quot;;&quot;&quot;;([.F181]+1)/([.F180]+1) - 1)">
            <text:p/>
          </table:table-cell>
          <table:table-cell table:formula="of:=IF([.B181]=&quot;&quot;;&quot;&quot;;ROUNDDOWN(LOG(([.B181]+[.C181])/([.$B$2]+[.$C$2]);2)))">
            <text:p/>
          </table:table-cell>
          <table:table-cell table:formula="of:=IF([.B181]=&quot;&quot;;&quot;&quot;;1 / LOG(([.B181]+[.C181])/([.B180]+[.C180]);2))">
            <text:p/>
          </table:table-cell>
          <table:table-cell table:formula="of:=IF([.B181]=&quot;&quot;;&quot;&quot;;COUNT([.$A$2:.A181]) / LOG(([.B181]+[.C181])/([.$B$2]+[.$C$2]);2))">
            <text:p/>
          </table:table-cell>
          <table:table-cell table:formula="of:=IF([.B181]=&quot;&quot;;&quot;&quot;;[.E181]-[.E180])">
            <text:p/>
          </table:table-cell>
          <table:table-cell/>
          <table:table-cell table:formula="of:=IF([.B181]=&quot;&quot;;&quot;&quot;;IF([.L181]=&quot;?&quot;;[.B181]+[.C181];[.B181]+[.C181]-[.L181]-[.N181]))">
            <text:p/>
          </table:table-cell>
          <table:table-cell table:formula="of:=IF([.B181]=&quot;&quot;;&quot;&quot;;[.N180])">
            <text:p/>
          </table:table-cell>
          <table:table-cell table:formula="of:=[.O180]" office:value-type="float" office:value="184719.6" calcext:value-type="float">
            <text:p>184720</text:p>
          </table:table-cell>
          <table:table-cell table:style-name="ce8" table:formula="of:=IF([.B181]=&quot;&quot;;&quot;&quot;;IF([.I181]=0;999999;LOG([.O181];2)*[.I181]))">
            <text:p/>
          </table:table-cell>
          <table:table-cell table:formula="of:=IF([.B181]=&quot;&quot;;&quot;&quot;;[.A181]+[.P181])">
            <text:p/>
          </table:table-cell>
          <table:table-cell table:formula="of:=IF([.B181]=&quot;&quot;;&quot;&quot;;([.B181]+[.C181])-([.B180]+[.C180]))">
            <text:p/>
          </table:table-cell>
          <table:table-cell table:formula="of:=IF([.B181]=&quot;&quot;;&quot;&quot;;SUM([.R171:.R181]))">
            <text:p/>
          </table:table-cell>
          <table:table-cell/>
          <table:table-cell table:formula="of:=IF([.B181]=&quot;&quot;;&quot;&quot;;[.U180])">
            <text:p/>
          </table:table-cell>
          <table:table-cell table:formula="of:=IF([.B181]=&quot;&quot;;&quot;&quot;;IF([.T181]=&quot;?&quot;;&quot;&quot;;IF([.S181]=0;0;[.T181]/[.S181])))">
            <text:p/>
          </table:table-cell>
          <table:table-cell table:formula="of:=IF([.B181]&lt;&gt;&quot;&quot;;IF([.I180]=0;0;[.I181]/[.I180] - 1);IF([.W180]&gt;1.05;[.W180];0.05))" office:value-type="float" office:value="0.05" calcext:value-type="float">
            <text:p>0.0500</text:p>
          </table:table-cell>
          <table:table-cell table:formula="of:=[.X180]" office:value-type="float" office:value="35" calcext:value-type="float">
            <text:p>35</text:p>
          </table:table-cell>
          <table:table-cell table:formula="of:=IF([.B181]&lt;&gt;&quot;&quot;;[.I181];MIN([.X181];[.Y180]*(1 + [.W181])))" office:value-type="float" office:value="35" calcext:value-type="float">
            <text:p>35</text:p>
          </table:table-cell>
          <table:table-cell table:style-name="ce9" table:formula="of:=IF([.B181]&lt;&gt;&quot;&quot;;[.B181]+[.C181];MAX(0; MIN([.O180]*0.2;[.Z180]*POWER(2;1/IF([.Y181]=0;2.4;[.Y181])))))" office:value-type="float" office:value="11631.9678012307" calcext:value-type="float">
            <text:p>11632</text:p>
          </table:table-cell>
          <table:table-cell table:formula="of:=IF([.S181]&lt;&gt;&quot;&quot;;[.S181];[.Z181]-[.Z171])" office:value-type="float" office:value="2089.85335393873" calcext:value-type="float">
            <text:p>2090</text:p>
          </table:table-cell>
          <table:table-cell table:formula="of:=IF(AND([.T181]&lt;&gt;&quot;&quot;; [.T181]&lt;&gt;&quot;?&quot;);[.T181];[.AA181]*IF(COUNT([.V$2:.V181])=0;0;SUM([.V$2:.V181])/COUNT([.V$2:.V181])))" office:value-type="float" office:value="75.8815890052967" calcext:value-type="float">
            <text:p>76</text:p>
          </table:table-cell>
          <table:table-cell table:formula="of:=IF([.AB181]&gt;MIN([.AE181];MIN([.AF181];[.AG181]));&quot;!&quot;;&quot;&quot;)">
            <text:p/>
          </table:table-cell>
          <table:table-cell table:formula="of:=[.AD180]" office:value-type="float" office:value="272.657534246575" calcext:value-type="float">
            <text:p>273</text:p>
          </table:table-cell>
          <table:table-cell table:formula="of:=[.AE180]" office:value-type="float" office:value="240" calcext:value-type="float">
            <text:p>240</text:p>
          </table:table-cell>
          <table:table-cell table:formula="of:=[.AF180]" office:value-type="float" office:value="308" calcext:value-type="float">
            <text:p>308</text:p>
          </table:table-cell>
          <table:table-cell table:formula="of:=[.AG180]" office:value-type="float" office:value="3142" calcext:value-type="float">
            <text:p>3142</text:p>
          </table:table-cell>
          <table:table-cell table:formula="of:=[.AH180]" office:value-type="float" office:value="1047310" calcext:value-type="float">
            <text:p>1047310</text:p>
          </table:table-cell>
          <table:table-cell table:formula="of:=[.AI18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1]+1" office:value-type="date" office:date-value="2020-09-11" calcext:value-type="date">
            <text:p>2020-09-11</text:p>
          </table:table-cell>
          <table:table-cell table:number-columns-repeated="3"/>
          <table:table-cell table:formula="of:=IF([.B182]=&quot;&quot;;&quot;&quot;;SUM([.B182:.D182]))">
            <text:p/>
          </table:table-cell>
          <table:table-cell table:formula="of:=IF([.B182]=&quot;&quot;;&quot;&quot;;([.B182]+[.C182])/([.B181]+[.C181]) - 1)">
            <text:p/>
          </table:table-cell>
          <table:table-cell table:formula="of:=IF([.B182]=&quot;&quot;;&quot;&quot;;([.F182]+1)/([.F181]+1) - 1)">
            <text:p/>
          </table:table-cell>
          <table:table-cell table:formula="of:=IF([.B182]=&quot;&quot;;&quot;&quot;;ROUNDDOWN(LOG(([.B182]+[.C182])/([.$B$2]+[.$C$2]);2)))">
            <text:p/>
          </table:table-cell>
          <table:table-cell table:formula="of:=IF([.B182]=&quot;&quot;;&quot;&quot;;1 / LOG(([.B182]+[.C182])/([.B181]+[.C181]);2))">
            <text:p/>
          </table:table-cell>
          <table:table-cell table:formula="of:=IF([.B182]=&quot;&quot;;&quot;&quot;;COUNT([.$A$2:.A182]) / LOG(([.B182]+[.C182])/([.$B$2]+[.$C$2]);2))">
            <text:p/>
          </table:table-cell>
          <table:table-cell table:formula="of:=IF([.B182]=&quot;&quot;;&quot;&quot;;[.E182]-[.E181])">
            <text:p/>
          </table:table-cell>
          <table:table-cell/>
          <table:table-cell table:formula="of:=IF([.B182]=&quot;&quot;;&quot;&quot;;IF([.L182]=&quot;?&quot;;[.B182]+[.C182];[.B182]+[.C182]-[.L182]-[.N182]))">
            <text:p/>
          </table:table-cell>
          <table:table-cell table:formula="of:=IF([.B182]=&quot;&quot;;&quot;&quot;;[.N181])">
            <text:p/>
          </table:table-cell>
          <table:table-cell table:formula="of:=[.O181]" office:value-type="float" office:value="184719.6" calcext:value-type="float">
            <text:p>184720</text:p>
          </table:table-cell>
          <table:table-cell table:style-name="ce8" table:formula="of:=IF([.B182]=&quot;&quot;;&quot;&quot;;IF([.I182]=0;999999;LOG([.O182];2)*[.I182]))">
            <text:p/>
          </table:table-cell>
          <table:table-cell table:formula="of:=IF([.B182]=&quot;&quot;;&quot;&quot;;[.A182]+[.P182])">
            <text:p/>
          </table:table-cell>
          <table:table-cell table:formula="of:=IF([.B182]=&quot;&quot;;&quot;&quot;;([.B182]+[.C182])-([.B181]+[.C181]))">
            <text:p/>
          </table:table-cell>
          <table:table-cell table:formula="of:=IF([.B182]=&quot;&quot;;&quot;&quot;;SUM([.R172:.R182]))">
            <text:p/>
          </table:table-cell>
          <table:table-cell/>
          <table:table-cell table:formula="of:=IF([.B182]=&quot;&quot;;&quot;&quot;;[.U181])">
            <text:p/>
          </table:table-cell>
          <table:table-cell table:formula="of:=IF([.B182]=&quot;&quot;;&quot;&quot;;IF([.T182]=&quot;?&quot;;&quot;&quot;;IF([.S182]=0;0;[.T182]/[.S182])))">
            <text:p/>
          </table:table-cell>
          <table:table-cell table:formula="of:=IF([.B182]&lt;&gt;&quot;&quot;;IF([.I181]=0;0;[.I182]/[.I181] - 1);IF([.W181]&gt;1.05;[.W181];0.05))" office:value-type="float" office:value="0.05" calcext:value-type="float">
            <text:p>0.0500</text:p>
          </table:table-cell>
          <table:table-cell table:formula="of:=[.X181]" office:value-type="float" office:value="35" calcext:value-type="float">
            <text:p>35</text:p>
          </table:table-cell>
          <table:table-cell table:formula="of:=IF([.B182]&lt;&gt;&quot;&quot;;[.I182];MIN([.X182];[.Y181]*(1 + [.W182])))" office:value-type="float" office:value="35" calcext:value-type="float">
            <text:p>35</text:p>
          </table:table-cell>
          <table:table-cell table:style-name="ce9" table:formula="of:=IF([.B182]&lt;&gt;&quot;&quot;;[.B182]+[.C182];MAX(0; MIN([.O181]*0.2;[.Z181]*POWER(2;1/IF([.Y182]=0;2.4;[.Y182])))))" office:value-type="float" office:value="11864.6258779909" calcext:value-type="float">
            <text:p>11865</text:p>
          </table:table-cell>
          <table:table-cell table:formula="of:=IF([.S182]&lt;&gt;&quot;&quot;;[.S182];[.Z182]-[.Z172])" office:value-type="float" office:value="2131.6537844718" calcext:value-type="float">
            <text:p>2132</text:p>
          </table:table-cell>
          <table:table-cell table:formula="of:=IF(AND([.T182]&lt;&gt;&quot;&quot;; [.T182]&lt;&gt;&quot;?&quot;);[.T182];[.AA182]*IF(COUNT([.V$2:.V182])=0;0;SUM([.V$2:.V182])/COUNT([.V$2:.V182])))" office:value-type="float" office:value="77.3993429108406" calcext:value-type="float">
            <text:p>77</text:p>
          </table:table-cell>
          <table:table-cell table:formula="of:=IF([.AB182]&gt;MIN([.AE182];MIN([.AF182];[.AG182]));&quot;!&quot;;&quot;&quot;)">
            <text:p/>
          </table:table-cell>
          <table:table-cell table:formula="of:=[.AD181]" office:value-type="float" office:value="272.657534246575" calcext:value-type="float">
            <text:p>273</text:p>
          </table:table-cell>
          <table:table-cell table:formula="of:=[.AE181]" office:value-type="float" office:value="240" calcext:value-type="float">
            <text:p>240</text:p>
          </table:table-cell>
          <table:table-cell table:formula="of:=[.AF181]" office:value-type="float" office:value="308" calcext:value-type="float">
            <text:p>308</text:p>
          </table:table-cell>
          <table:table-cell table:formula="of:=[.AG181]" office:value-type="float" office:value="3142" calcext:value-type="float">
            <text:p>3142</text:p>
          </table:table-cell>
          <table:table-cell table:formula="of:=[.AH181]" office:value-type="float" office:value="1047310" calcext:value-type="float">
            <text:p>1047310</text:p>
          </table:table-cell>
          <table:table-cell table:formula="of:=[.AI18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2]+1" office:value-type="date" office:date-value="2020-09-12" calcext:value-type="date">
            <text:p>2020-09-12</text:p>
          </table:table-cell>
          <table:table-cell table:number-columns-repeated="3"/>
          <table:table-cell table:formula="of:=IF([.B183]=&quot;&quot;;&quot;&quot;;SUM([.B183:.D183]))">
            <text:p/>
          </table:table-cell>
          <table:table-cell table:formula="of:=IF([.B183]=&quot;&quot;;&quot;&quot;;([.B183]+[.C183])/([.B182]+[.C182]) - 1)">
            <text:p/>
          </table:table-cell>
          <table:table-cell table:formula="of:=IF([.B183]=&quot;&quot;;&quot;&quot;;([.F183]+1)/([.F182]+1) - 1)">
            <text:p/>
          </table:table-cell>
          <table:table-cell table:formula="of:=IF([.B183]=&quot;&quot;;&quot;&quot;;ROUNDDOWN(LOG(([.B183]+[.C183])/([.$B$2]+[.$C$2]);2)))">
            <text:p/>
          </table:table-cell>
          <table:table-cell table:formula="of:=IF([.B183]=&quot;&quot;;&quot;&quot;;1 / LOG(([.B183]+[.C183])/([.B182]+[.C182]);2))">
            <text:p/>
          </table:table-cell>
          <table:table-cell table:formula="of:=IF([.B183]=&quot;&quot;;&quot;&quot;;COUNT([.$A$2:.A183]) / LOG(([.B183]+[.C183])/([.$B$2]+[.$C$2]);2))">
            <text:p/>
          </table:table-cell>
          <table:table-cell table:formula="of:=IF([.B183]=&quot;&quot;;&quot;&quot;;[.E183]-[.E182])">
            <text:p/>
          </table:table-cell>
          <table:table-cell/>
          <table:table-cell table:formula="of:=IF([.B183]=&quot;&quot;;&quot;&quot;;IF([.L183]=&quot;?&quot;;[.B183]+[.C183];[.B183]+[.C183]-[.L183]-[.N183]))">
            <text:p/>
          </table:table-cell>
          <table:table-cell table:formula="of:=IF([.B183]=&quot;&quot;;&quot;&quot;;[.N182])">
            <text:p/>
          </table:table-cell>
          <table:table-cell table:formula="of:=[.O182]" office:value-type="float" office:value="184719.6" calcext:value-type="float">
            <text:p>184720</text:p>
          </table:table-cell>
          <table:table-cell table:style-name="ce8" table:formula="of:=IF([.B183]=&quot;&quot;;&quot;&quot;;IF([.I183]=0;999999;LOG([.O183];2)*[.I183]))">
            <text:p/>
          </table:table-cell>
          <table:table-cell table:formula="of:=IF([.B183]=&quot;&quot;;&quot;&quot;;[.A183]+[.P183])">
            <text:p/>
          </table:table-cell>
          <table:table-cell table:formula="of:=IF([.B183]=&quot;&quot;;&quot;&quot;;([.B183]+[.C183])-([.B182]+[.C182]))">
            <text:p/>
          </table:table-cell>
          <table:table-cell table:formula="of:=IF([.B183]=&quot;&quot;;&quot;&quot;;SUM([.R173:.R183]))">
            <text:p/>
          </table:table-cell>
          <table:table-cell/>
          <table:table-cell table:formula="of:=IF([.B183]=&quot;&quot;;&quot;&quot;;[.U182])">
            <text:p/>
          </table:table-cell>
          <table:table-cell table:formula="of:=IF([.B183]=&quot;&quot;;&quot;&quot;;IF([.T183]=&quot;?&quot;;&quot;&quot;;IF([.S183]=0;0;[.T183]/[.S183])))">
            <text:p/>
          </table:table-cell>
          <table:table-cell table:formula="of:=IF([.B183]&lt;&gt;&quot;&quot;;IF([.I182]=0;0;[.I183]/[.I182] - 1);IF([.W182]&gt;1.05;[.W182];0.05))" office:value-type="float" office:value="0.05" calcext:value-type="float">
            <text:p>0.0500</text:p>
          </table:table-cell>
          <table:table-cell table:formula="of:=[.X182]" office:value-type="float" office:value="35" calcext:value-type="float">
            <text:p>35</text:p>
          </table:table-cell>
          <table:table-cell table:formula="of:=IF([.B183]&lt;&gt;&quot;&quot;;[.I183];MIN([.X183];[.Y182]*(1 + [.W183])))" office:value-type="float" office:value="35" calcext:value-type="float">
            <text:p>35</text:p>
          </table:table-cell>
          <table:table-cell table:style-name="ce9" table:formula="of:=IF([.B183]&lt;&gt;&quot;&quot;;[.B183]+[.C183];MAX(0; MIN([.O182]*0.2;[.Z182]*POWER(2;1/IF([.Y183]=0;2.4;[.Y183])))))" office:value-type="float" office:value="12101.9374907312" calcext:value-type="float">
            <text:p>12102</text:p>
          </table:table-cell>
          <table:table-cell table:formula="of:=IF([.S183]&lt;&gt;&quot;&quot;;[.S183];[.Z183]-[.Z173])" office:value-type="float" office:value="2174.29029089002" calcext:value-type="float">
            <text:p>2174</text:p>
          </table:table-cell>
          <table:table-cell table:formula="of:=IF(AND([.T183]&lt;&gt;&quot;&quot;; [.T183]&lt;&gt;&quot;?&quot;);[.T183];[.AA183]*IF(COUNT([.V$2:.V183])=0;0;SUM([.V$2:.V183])/COUNT([.V$2:.V183])))" office:value-type="float" office:value="78.9474543372007" calcext:value-type="float">
            <text:p>79</text:p>
          </table:table-cell>
          <table:table-cell table:formula="of:=IF([.AB183]&gt;MIN([.AE183];MIN([.AF183];[.AG183]));&quot;!&quot;;&quot;&quot;)">
            <text:p/>
          </table:table-cell>
          <table:table-cell table:formula="of:=[.AD182]" office:value-type="float" office:value="272.657534246575" calcext:value-type="float">
            <text:p>273</text:p>
          </table:table-cell>
          <table:table-cell table:formula="of:=[.AE182]" office:value-type="float" office:value="240" calcext:value-type="float">
            <text:p>240</text:p>
          </table:table-cell>
          <table:table-cell table:formula="of:=[.AF182]" office:value-type="float" office:value="308" calcext:value-type="float">
            <text:p>308</text:p>
          </table:table-cell>
          <table:table-cell table:formula="of:=[.AG182]" office:value-type="float" office:value="3142" calcext:value-type="float">
            <text:p>3142</text:p>
          </table:table-cell>
          <table:table-cell table:formula="of:=[.AH182]" office:value-type="float" office:value="1047310" calcext:value-type="float">
            <text:p>1047310</text:p>
          </table:table-cell>
          <table:table-cell table:formula="of:=[.AI18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3]+1" office:value-type="date" office:date-value="2020-09-13" calcext:value-type="date">
            <text:p>2020-09-13</text:p>
          </table:table-cell>
          <table:table-cell table:number-columns-repeated="3"/>
          <table:table-cell table:formula="of:=IF([.B184]=&quot;&quot;;&quot;&quot;;SUM([.B184:.D184]))">
            <text:p/>
          </table:table-cell>
          <table:table-cell table:formula="of:=IF([.B184]=&quot;&quot;;&quot;&quot;;([.B184]+[.C184])/([.B183]+[.C183]) - 1)">
            <text:p/>
          </table:table-cell>
          <table:table-cell table:formula="of:=IF([.B184]=&quot;&quot;;&quot;&quot;;([.F184]+1)/([.F183]+1) - 1)">
            <text:p/>
          </table:table-cell>
          <table:table-cell table:formula="of:=IF([.B184]=&quot;&quot;;&quot;&quot;;ROUNDDOWN(LOG(([.B184]+[.C184])/([.$B$2]+[.$C$2]);2)))">
            <text:p/>
          </table:table-cell>
          <table:table-cell table:formula="of:=IF([.B184]=&quot;&quot;;&quot;&quot;;1 / LOG(([.B184]+[.C184])/([.B183]+[.C183]);2))">
            <text:p/>
          </table:table-cell>
          <table:table-cell table:formula="of:=IF([.B184]=&quot;&quot;;&quot;&quot;;COUNT([.$A$2:.A184]) / LOG(([.B184]+[.C184])/([.$B$2]+[.$C$2]);2))">
            <text:p/>
          </table:table-cell>
          <table:table-cell table:formula="of:=IF([.B184]=&quot;&quot;;&quot;&quot;;[.E184]-[.E183])">
            <text:p/>
          </table:table-cell>
          <table:table-cell/>
          <table:table-cell table:formula="of:=IF([.B184]=&quot;&quot;;&quot;&quot;;IF([.L184]=&quot;?&quot;;[.B184]+[.C184];[.B184]+[.C184]-[.L184]-[.N184]))">
            <text:p/>
          </table:table-cell>
          <table:table-cell table:formula="of:=IF([.B184]=&quot;&quot;;&quot;&quot;;[.N183])">
            <text:p/>
          </table:table-cell>
          <table:table-cell table:formula="of:=[.O183]" office:value-type="float" office:value="184719.6" calcext:value-type="float">
            <text:p>184720</text:p>
          </table:table-cell>
          <table:table-cell table:style-name="ce8" table:formula="of:=IF([.B184]=&quot;&quot;;&quot;&quot;;IF([.I184]=0;999999;LOG([.O184];2)*[.I184]))">
            <text:p/>
          </table:table-cell>
          <table:table-cell table:formula="of:=IF([.B184]=&quot;&quot;;&quot;&quot;;[.A184]+[.P184])">
            <text:p/>
          </table:table-cell>
          <table:table-cell table:formula="of:=IF([.B184]=&quot;&quot;;&quot;&quot;;([.B184]+[.C184])-([.B183]+[.C183]))">
            <text:p/>
          </table:table-cell>
          <table:table-cell table:formula="of:=IF([.B184]=&quot;&quot;;&quot;&quot;;SUM([.R174:.R184]))">
            <text:p/>
          </table:table-cell>
          <table:table-cell/>
          <table:table-cell table:formula="of:=IF([.B184]=&quot;&quot;;&quot;&quot;;[.U183])">
            <text:p/>
          </table:table-cell>
          <table:table-cell table:formula="of:=IF([.B184]=&quot;&quot;;&quot;&quot;;IF([.T184]=&quot;?&quot;;&quot;&quot;;IF([.S184]=0;0;[.T184]/[.S184])))">
            <text:p/>
          </table:table-cell>
          <table:table-cell table:formula="of:=IF([.B184]&lt;&gt;&quot;&quot;;IF([.I183]=0;0;[.I184]/[.I183] - 1);IF([.W183]&gt;1.05;[.W183];0.05))" office:value-type="float" office:value="0.05" calcext:value-type="float">
            <text:p>0.0500</text:p>
          </table:table-cell>
          <table:table-cell table:formula="of:=[.X183]" office:value-type="float" office:value="35" calcext:value-type="float">
            <text:p>35</text:p>
          </table:table-cell>
          <table:table-cell table:formula="of:=IF([.B184]&lt;&gt;&quot;&quot;;[.I184];MIN([.X184];[.Y183]*(1 + [.W184])))" office:value-type="float" office:value="35" calcext:value-type="float">
            <text:p>35</text:p>
          </table:table-cell>
          <table:table-cell table:style-name="ce9" table:formula="of:=IF([.B184]&lt;&gt;&quot;&quot;;[.B184]+[.C184];MAX(0; MIN([.O183]*0.2;[.Z183]*POWER(2;1/IF([.Y184]=0;2.4;[.Y184])))))" office:value-type="float" office:value="12343.9957176605" calcext:value-type="float">
            <text:p>12344</text:p>
          </table:table-cell>
          <table:table-cell table:formula="of:=IF([.S184]&lt;&gt;&quot;&quot;;[.S184];[.Z184]-[.Z174])" office:value-type="float" office:value="2217.77959605671" calcext:value-type="float">
            <text:p>2218</text:p>
          </table:table-cell>
          <table:table-cell table:formula="of:=IF(AND([.T184]&lt;&gt;&quot;&quot;; [.T184]&lt;&gt;&quot;?&quot;);[.T184];[.AA184]*IF(COUNT([.V$2:.V184])=0;0;SUM([.V$2:.V184])/COUNT([.V$2:.V184])))" office:value-type="float" office:value="80.5265304836513" calcext:value-type="float">
            <text:p>81</text:p>
          </table:table-cell>
          <table:table-cell table:formula="of:=IF([.AB184]&gt;MIN([.AE184];MIN([.AF184];[.AG184]));&quot;!&quot;;&quot;&quot;)">
            <text:p/>
          </table:table-cell>
          <table:table-cell table:formula="of:=[.AD183]" office:value-type="float" office:value="272.657534246575" calcext:value-type="float">
            <text:p>273</text:p>
          </table:table-cell>
          <table:table-cell table:formula="of:=[.AE183]" office:value-type="float" office:value="240" calcext:value-type="float">
            <text:p>240</text:p>
          </table:table-cell>
          <table:table-cell table:formula="of:=[.AF183]" office:value-type="float" office:value="308" calcext:value-type="float">
            <text:p>308</text:p>
          </table:table-cell>
          <table:table-cell table:formula="of:=[.AG183]" office:value-type="float" office:value="3142" calcext:value-type="float">
            <text:p>3142</text:p>
          </table:table-cell>
          <table:table-cell table:formula="of:=[.AH183]" office:value-type="float" office:value="1047310" calcext:value-type="float">
            <text:p>1047310</text:p>
          </table:table-cell>
          <table:table-cell table:formula="of:=[.AI18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4]+1" office:value-type="date" office:date-value="2020-09-14" calcext:value-type="date">
            <text:p>2020-09-14</text:p>
          </table:table-cell>
          <table:table-cell table:number-columns-repeated="3"/>
          <table:table-cell table:formula="of:=IF([.B185]=&quot;&quot;;&quot;&quot;;SUM([.B185:.D185]))">
            <text:p/>
          </table:table-cell>
          <table:table-cell table:formula="of:=IF([.B185]=&quot;&quot;;&quot;&quot;;([.B185]+[.C185])/([.B184]+[.C184]) - 1)">
            <text:p/>
          </table:table-cell>
          <table:table-cell table:formula="of:=IF([.B185]=&quot;&quot;;&quot;&quot;;([.F185]+1)/([.F184]+1) - 1)">
            <text:p/>
          </table:table-cell>
          <table:table-cell table:formula="of:=IF([.B185]=&quot;&quot;;&quot;&quot;;ROUNDDOWN(LOG(([.B185]+[.C185])/([.$B$2]+[.$C$2]);2)))">
            <text:p/>
          </table:table-cell>
          <table:table-cell table:formula="of:=IF([.B185]=&quot;&quot;;&quot;&quot;;1 / LOG(([.B185]+[.C185])/([.B184]+[.C184]);2))">
            <text:p/>
          </table:table-cell>
          <table:table-cell table:formula="of:=IF([.B185]=&quot;&quot;;&quot;&quot;;COUNT([.$A$2:.A185]) / LOG(([.B185]+[.C185])/([.$B$2]+[.$C$2]);2))">
            <text:p/>
          </table:table-cell>
          <table:table-cell table:formula="of:=IF([.B185]=&quot;&quot;;&quot;&quot;;[.E185]-[.E184])">
            <text:p/>
          </table:table-cell>
          <table:table-cell/>
          <table:table-cell table:formula="of:=IF([.B185]=&quot;&quot;;&quot;&quot;;IF([.L185]=&quot;?&quot;;[.B185]+[.C185];[.B185]+[.C185]-[.L185]-[.N185]))">
            <text:p/>
          </table:table-cell>
          <table:table-cell table:formula="of:=IF([.B185]=&quot;&quot;;&quot;&quot;;[.N184])">
            <text:p/>
          </table:table-cell>
          <table:table-cell table:formula="of:=[.O184]" office:value-type="float" office:value="184719.6" calcext:value-type="float">
            <text:p>184720</text:p>
          </table:table-cell>
          <table:table-cell table:style-name="ce8" table:formula="of:=IF([.B185]=&quot;&quot;;&quot;&quot;;IF([.I185]=0;999999;LOG([.O185];2)*[.I185]))">
            <text:p/>
          </table:table-cell>
          <table:table-cell table:formula="of:=IF([.B185]=&quot;&quot;;&quot;&quot;;[.A185]+[.P185])">
            <text:p/>
          </table:table-cell>
          <table:table-cell table:formula="of:=IF([.B185]=&quot;&quot;;&quot;&quot;;([.B185]+[.C185])-([.B184]+[.C184]))">
            <text:p/>
          </table:table-cell>
          <table:table-cell table:formula="of:=IF([.B185]=&quot;&quot;;&quot;&quot;;SUM([.R175:.R185]))">
            <text:p/>
          </table:table-cell>
          <table:table-cell/>
          <table:table-cell table:formula="of:=IF([.B185]=&quot;&quot;;&quot;&quot;;[.U184])">
            <text:p/>
          </table:table-cell>
          <table:table-cell table:formula="of:=IF([.B185]=&quot;&quot;;&quot;&quot;;IF([.T185]=&quot;?&quot;;&quot;&quot;;IF([.S185]=0;0;[.T185]/[.S185])))">
            <text:p/>
          </table:table-cell>
          <table:table-cell table:formula="of:=IF([.B185]&lt;&gt;&quot;&quot;;IF([.I184]=0;0;[.I185]/[.I184] - 1);IF([.W184]&gt;1.05;[.W184];0.05))" office:value-type="float" office:value="0.05" calcext:value-type="float">
            <text:p>0.0500</text:p>
          </table:table-cell>
          <table:table-cell table:formula="of:=[.X184]" office:value-type="float" office:value="35" calcext:value-type="float">
            <text:p>35</text:p>
          </table:table-cell>
          <table:table-cell table:formula="of:=IF([.B185]&lt;&gt;&quot;&quot;;[.I185];MIN([.X185];[.Y184]*(1 + [.W185])))" office:value-type="float" office:value="35" calcext:value-type="float">
            <text:p>35</text:p>
          </table:table-cell>
          <table:table-cell table:style-name="ce9" table:formula="of:=IF([.B185]&lt;&gt;&quot;&quot;;[.B185]+[.C185];MAX(0; MIN([.O184]*0.2;[.Z184]*POWER(2;1/IF([.Y185]=0;2.4;[.Y185])))))" office:value-type="float" office:value="12590.8954987021" calcext:value-type="float">
            <text:p>12591</text:p>
          </table:table-cell>
          <table:table-cell table:formula="of:=IF([.S185]&lt;&gt;&quot;&quot;;[.S185];[.Z185]-[.Z175])" office:value-type="float" office:value="2262.13875731934" calcext:value-type="float">
            <text:p>2262</text:p>
          </table:table-cell>
          <table:table-cell table:formula="of:=IF(AND([.T185]&lt;&gt;&quot;&quot;; [.T185]&lt;&gt;&quot;?&quot;);[.T185];[.AA185]*IF(COUNT([.V$2:.V185])=0;0;SUM([.V$2:.V185])/COUNT([.V$2:.V185])))" office:value-type="float" office:value="82.1371906944296" calcext:value-type="float">
            <text:p>82</text:p>
          </table:table-cell>
          <table:table-cell table:formula="of:=IF([.AB185]&gt;MIN([.AE185];MIN([.AF185];[.AG185]));&quot;!&quot;;&quot;&quot;)">
            <text:p/>
          </table:table-cell>
          <table:table-cell table:formula="of:=[.AD184]" office:value-type="float" office:value="272.657534246575" calcext:value-type="float">
            <text:p>273</text:p>
          </table:table-cell>
          <table:table-cell table:formula="of:=[.AE184]" office:value-type="float" office:value="240" calcext:value-type="float">
            <text:p>240</text:p>
          </table:table-cell>
          <table:table-cell table:formula="of:=[.AF184]" office:value-type="float" office:value="308" calcext:value-type="float">
            <text:p>308</text:p>
          </table:table-cell>
          <table:table-cell table:formula="of:=[.AG184]" office:value-type="float" office:value="3142" calcext:value-type="float">
            <text:p>3142</text:p>
          </table:table-cell>
          <table:table-cell table:formula="of:=[.AH184]" office:value-type="float" office:value="1047310" calcext:value-type="float">
            <text:p>1047310</text:p>
          </table:table-cell>
          <table:table-cell table:formula="of:=[.AI18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5]+1" office:value-type="date" office:date-value="2020-09-15" calcext:value-type="date">
            <text:p>2020-09-15</text:p>
          </table:table-cell>
          <table:table-cell table:number-columns-repeated="3"/>
          <table:table-cell table:formula="of:=IF([.B186]=&quot;&quot;;&quot;&quot;;SUM([.B186:.D186]))">
            <text:p/>
          </table:table-cell>
          <table:table-cell table:formula="of:=IF([.B186]=&quot;&quot;;&quot;&quot;;([.B186]+[.C186])/([.B185]+[.C185]) - 1)">
            <text:p/>
          </table:table-cell>
          <table:table-cell table:formula="of:=IF([.B186]=&quot;&quot;;&quot;&quot;;([.F186]+1)/([.F185]+1) - 1)">
            <text:p/>
          </table:table-cell>
          <table:table-cell table:formula="of:=IF([.B186]=&quot;&quot;;&quot;&quot;;ROUNDDOWN(LOG(([.B186]+[.C186])/([.$B$2]+[.$C$2]);2)))">
            <text:p/>
          </table:table-cell>
          <table:table-cell table:formula="of:=IF([.B186]=&quot;&quot;;&quot;&quot;;1 / LOG(([.B186]+[.C186])/([.B185]+[.C185]);2))">
            <text:p/>
          </table:table-cell>
          <table:table-cell table:formula="of:=IF([.B186]=&quot;&quot;;&quot;&quot;;COUNT([.$A$2:.A186]) / LOG(([.B186]+[.C186])/([.$B$2]+[.$C$2]);2))">
            <text:p/>
          </table:table-cell>
          <table:table-cell table:formula="of:=IF([.B186]=&quot;&quot;;&quot;&quot;;[.E186]-[.E185])">
            <text:p/>
          </table:table-cell>
          <table:table-cell/>
          <table:table-cell table:formula="of:=IF([.B186]=&quot;&quot;;&quot;&quot;;IF([.L186]=&quot;?&quot;;[.B186]+[.C186];[.B186]+[.C186]-[.L186]-[.N186]))">
            <text:p/>
          </table:table-cell>
          <table:table-cell table:formula="of:=IF([.B186]=&quot;&quot;;&quot;&quot;;[.N185])">
            <text:p/>
          </table:table-cell>
          <table:table-cell table:formula="of:=[.O185]" office:value-type="float" office:value="184719.6" calcext:value-type="float">
            <text:p>184720</text:p>
          </table:table-cell>
          <table:table-cell table:style-name="ce8" table:formula="of:=IF([.B186]=&quot;&quot;;&quot;&quot;;IF([.I186]=0;999999;LOG([.O186];2)*[.I186]))">
            <text:p/>
          </table:table-cell>
          <table:table-cell table:formula="of:=IF([.B186]=&quot;&quot;;&quot;&quot;;[.A186]+[.P186])">
            <text:p/>
          </table:table-cell>
          <table:table-cell table:formula="of:=IF([.B186]=&quot;&quot;;&quot;&quot;;([.B186]+[.C186])-([.B185]+[.C185]))">
            <text:p/>
          </table:table-cell>
          <table:table-cell table:formula="of:=IF([.B186]=&quot;&quot;;&quot;&quot;;SUM([.R176:.R186]))">
            <text:p/>
          </table:table-cell>
          <table:table-cell/>
          <table:table-cell table:formula="of:=IF([.B186]=&quot;&quot;;&quot;&quot;;[.U185])">
            <text:p/>
          </table:table-cell>
          <table:table-cell table:formula="of:=IF([.B186]=&quot;&quot;;&quot;&quot;;IF([.T186]=&quot;?&quot;;&quot;&quot;;IF([.S186]=0;0;[.T186]/[.S186])))">
            <text:p/>
          </table:table-cell>
          <table:table-cell table:formula="of:=IF([.B186]&lt;&gt;&quot;&quot;;IF([.I185]=0;0;[.I186]/[.I185] - 1);IF([.W185]&gt;1.05;[.W185];0.05))" office:value-type="float" office:value="0.05" calcext:value-type="float">
            <text:p>0.0500</text:p>
          </table:table-cell>
          <table:table-cell table:formula="of:=[.X185]" office:value-type="float" office:value="35" calcext:value-type="float">
            <text:p>35</text:p>
          </table:table-cell>
          <table:table-cell table:formula="of:=IF([.B186]&lt;&gt;&quot;&quot;;[.I186];MIN([.X186];[.Y185]*(1 + [.W186])))" office:value-type="float" office:value="35" calcext:value-type="float">
            <text:p>35</text:p>
          </table:table-cell>
          <table:table-cell table:style-name="ce9" table:formula="of:=IF([.B186]&lt;&gt;&quot;&quot;;[.B186]+[.C186];MAX(0; MIN([.O185]*0.2;[.Z185]*POWER(2;1/IF([.Y186]=0;2.4;[.Y186])))))" office:value-type="float" office:value="12842.7336727303" calcext:value-type="float">
            <text:p>12843</text:p>
          </table:table-cell>
          <table:table-cell table:formula="of:=IF([.S186]&lt;&gt;&quot;&quot;;[.S186];[.Z186]-[.Z176])" office:value-type="float" office:value="2307.3851731998" calcext:value-type="float">
            <text:p>2307</text:p>
          </table:table-cell>
          <table:table-cell table:formula="of:=IF(AND([.T186]&lt;&gt;&quot;&quot;; [.T186]&lt;&gt;&quot;?&quot;);[.T186];[.AA186]*IF(COUNT([.V$2:.V186])=0;0;SUM([.V$2:.V186])/COUNT([.V$2:.V186])))" office:value-type="float" office:value="83.7800667016541" calcext:value-type="float">
            <text:p>84</text:p>
          </table:table-cell>
          <table:table-cell table:formula="of:=IF([.AB186]&gt;MIN([.AE186];MIN([.AF186];[.AG186]));&quot;!&quot;;&quot;&quot;)">
            <text:p/>
          </table:table-cell>
          <table:table-cell table:formula="of:=[.AD185]" office:value-type="float" office:value="272.657534246575" calcext:value-type="float">
            <text:p>273</text:p>
          </table:table-cell>
          <table:table-cell table:formula="of:=[.AE185]" office:value-type="float" office:value="240" calcext:value-type="float">
            <text:p>240</text:p>
          </table:table-cell>
          <table:table-cell table:formula="of:=[.AF185]" office:value-type="float" office:value="308" calcext:value-type="float">
            <text:p>308</text:p>
          </table:table-cell>
          <table:table-cell table:formula="of:=[.AG185]" office:value-type="float" office:value="3142" calcext:value-type="float">
            <text:p>3142</text:p>
          </table:table-cell>
          <table:table-cell table:formula="of:=[.AH185]" office:value-type="float" office:value="1047310" calcext:value-type="float">
            <text:p>1047310</text:p>
          </table:table-cell>
          <table:table-cell table:formula="of:=[.AI18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6]+1" office:value-type="date" office:date-value="2020-09-16" calcext:value-type="date">
            <text:p>2020-09-16</text:p>
          </table:table-cell>
          <table:table-cell table:number-columns-repeated="3"/>
          <table:table-cell table:formula="of:=IF([.B187]=&quot;&quot;;&quot;&quot;;SUM([.B187:.D187]))">
            <text:p/>
          </table:table-cell>
          <table:table-cell table:formula="of:=IF([.B187]=&quot;&quot;;&quot;&quot;;([.B187]+[.C187])/([.B186]+[.C186]) - 1)">
            <text:p/>
          </table:table-cell>
          <table:table-cell table:formula="of:=IF([.B187]=&quot;&quot;;&quot;&quot;;([.F187]+1)/([.F186]+1) - 1)">
            <text:p/>
          </table:table-cell>
          <table:table-cell table:formula="of:=IF([.B187]=&quot;&quot;;&quot;&quot;;ROUNDDOWN(LOG(([.B187]+[.C187])/([.$B$2]+[.$C$2]);2)))">
            <text:p/>
          </table:table-cell>
          <table:table-cell table:formula="of:=IF([.B187]=&quot;&quot;;&quot;&quot;;1 / LOG(([.B187]+[.C187])/([.B186]+[.C186]);2))">
            <text:p/>
          </table:table-cell>
          <table:table-cell table:formula="of:=IF([.B187]=&quot;&quot;;&quot;&quot;;COUNT([.$A$2:.A187]) / LOG(([.B187]+[.C187])/([.$B$2]+[.$C$2]);2))">
            <text:p/>
          </table:table-cell>
          <table:table-cell table:formula="of:=IF([.B187]=&quot;&quot;;&quot;&quot;;[.E187]-[.E186])">
            <text:p/>
          </table:table-cell>
          <table:table-cell/>
          <table:table-cell table:formula="of:=IF([.B187]=&quot;&quot;;&quot;&quot;;IF([.L187]=&quot;?&quot;;[.B187]+[.C187];[.B187]+[.C187]-[.L187]-[.N187]))">
            <text:p/>
          </table:table-cell>
          <table:table-cell table:formula="of:=IF([.B187]=&quot;&quot;;&quot;&quot;;[.N186])">
            <text:p/>
          </table:table-cell>
          <table:table-cell table:formula="of:=[.O186]" office:value-type="float" office:value="184719.6" calcext:value-type="float">
            <text:p>184720</text:p>
          </table:table-cell>
          <table:table-cell table:style-name="ce8" table:formula="of:=IF([.B187]=&quot;&quot;;&quot;&quot;;IF([.I187]=0;999999;LOG([.O187];2)*[.I187]))">
            <text:p/>
          </table:table-cell>
          <table:table-cell table:formula="of:=IF([.B187]=&quot;&quot;;&quot;&quot;;[.A187]+[.P187])">
            <text:p/>
          </table:table-cell>
          <table:table-cell table:formula="of:=IF([.B187]=&quot;&quot;;&quot;&quot;;([.B187]+[.C187])-([.B186]+[.C186]))">
            <text:p/>
          </table:table-cell>
          <table:table-cell table:formula="of:=IF([.B187]=&quot;&quot;;&quot;&quot;;SUM([.R177:.R187]))">
            <text:p/>
          </table:table-cell>
          <table:table-cell/>
          <table:table-cell table:formula="of:=IF([.B187]=&quot;&quot;;&quot;&quot;;[.U186])">
            <text:p/>
          </table:table-cell>
          <table:table-cell table:formula="of:=IF([.B187]=&quot;&quot;;&quot;&quot;;IF([.T187]=&quot;?&quot;;&quot;&quot;;IF([.S187]=0;0;[.T187]/[.S187])))">
            <text:p/>
          </table:table-cell>
          <table:table-cell table:formula="of:=IF([.B187]&lt;&gt;&quot;&quot;;IF([.I186]=0;0;[.I187]/[.I186] - 1);IF([.W186]&gt;1.05;[.W186];0.05))" office:value-type="float" office:value="0.05" calcext:value-type="float">
            <text:p>0.0500</text:p>
          </table:table-cell>
          <table:table-cell table:formula="of:=[.X186]" office:value-type="float" office:value="35" calcext:value-type="float">
            <text:p>35</text:p>
          </table:table-cell>
          <table:table-cell table:formula="of:=IF([.B187]&lt;&gt;&quot;&quot;;[.I187];MIN([.X187];[.Y186]*(1 + [.W187])))" office:value-type="float" office:value="35" calcext:value-type="float">
            <text:p>35</text:p>
          </table:table-cell>
          <table:table-cell table:style-name="ce9" table:formula="of:=IF([.B187]&lt;&gt;&quot;&quot;;[.B187]+[.C187];MAX(0; MIN([.O186]*0.2;[.Z186]*POWER(2;1/IF([.Y187]=0;2.4;[.Y187])))))" office:value-type="float" office:value="13099.6090155527" calcext:value-type="float">
            <text:p>13100</text:p>
          </table:table-cell>
          <table:table-cell table:formula="of:=IF([.S187]&lt;&gt;&quot;&quot;;[.S187];[.Z187]-[.Z177])" office:value-type="float" office:value="2353.53659021841" calcext:value-type="float">
            <text:p>2354</text:p>
          </table:table-cell>
          <table:table-cell table:formula="of:=IF(AND([.T187]&lt;&gt;&quot;&quot;; [.T187]&lt;&gt;&quot;?&quot;);[.T187];[.AA187]*IF(COUNT([.V$2:.V187])=0;0;SUM([.V$2:.V187])/COUNT([.V$2:.V187])))" office:value-type="float" office:value="85.4558028731026" calcext:value-type="float">
            <text:p>85</text:p>
          </table:table-cell>
          <table:table-cell table:formula="of:=IF([.AB187]&gt;MIN([.AE187];MIN([.AF187];[.AG187]));&quot;!&quot;;&quot;&quot;)">
            <text:p/>
          </table:table-cell>
          <table:table-cell table:formula="of:=[.AD186]" office:value-type="float" office:value="272.657534246575" calcext:value-type="float">
            <text:p>273</text:p>
          </table:table-cell>
          <table:table-cell table:formula="of:=[.AE186]" office:value-type="float" office:value="240" calcext:value-type="float">
            <text:p>240</text:p>
          </table:table-cell>
          <table:table-cell table:formula="of:=[.AF186]" office:value-type="float" office:value="308" calcext:value-type="float">
            <text:p>308</text:p>
          </table:table-cell>
          <table:table-cell table:formula="of:=[.AG186]" office:value-type="float" office:value="3142" calcext:value-type="float">
            <text:p>3142</text:p>
          </table:table-cell>
          <table:table-cell table:formula="of:=[.AH186]" office:value-type="float" office:value="1047310" calcext:value-type="float">
            <text:p>1047310</text:p>
          </table:table-cell>
          <table:table-cell table:formula="of:=[.AI18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7]+1" office:value-type="date" office:date-value="2020-09-17" calcext:value-type="date">
            <text:p>2020-09-17</text:p>
          </table:table-cell>
          <table:table-cell table:number-columns-repeated="3"/>
          <table:table-cell table:formula="of:=IF([.B188]=&quot;&quot;;&quot;&quot;;SUM([.B188:.D188]))">
            <text:p/>
          </table:table-cell>
          <table:table-cell table:formula="of:=IF([.B188]=&quot;&quot;;&quot;&quot;;([.B188]+[.C188])/([.B187]+[.C187]) - 1)">
            <text:p/>
          </table:table-cell>
          <table:table-cell table:formula="of:=IF([.B188]=&quot;&quot;;&quot;&quot;;([.F188]+1)/([.F187]+1) - 1)">
            <text:p/>
          </table:table-cell>
          <table:table-cell table:formula="of:=IF([.B188]=&quot;&quot;;&quot;&quot;;ROUNDDOWN(LOG(([.B188]+[.C188])/([.$B$2]+[.$C$2]);2)))">
            <text:p/>
          </table:table-cell>
          <table:table-cell table:formula="of:=IF([.B188]=&quot;&quot;;&quot;&quot;;1 / LOG(([.B188]+[.C188])/([.B187]+[.C187]);2))">
            <text:p/>
          </table:table-cell>
          <table:table-cell table:formula="of:=IF([.B188]=&quot;&quot;;&quot;&quot;;COUNT([.$A$2:.A188]) / LOG(([.B188]+[.C188])/([.$B$2]+[.$C$2]);2))">
            <text:p/>
          </table:table-cell>
          <table:table-cell table:formula="of:=IF([.B188]=&quot;&quot;;&quot;&quot;;[.E188]-[.E187])">
            <text:p/>
          </table:table-cell>
          <table:table-cell/>
          <table:table-cell table:formula="of:=IF([.B188]=&quot;&quot;;&quot;&quot;;IF([.L188]=&quot;?&quot;;[.B188]+[.C188];[.B188]+[.C188]-[.L188]-[.N188]))">
            <text:p/>
          </table:table-cell>
          <table:table-cell table:formula="of:=IF([.B188]=&quot;&quot;;&quot;&quot;;[.N187])">
            <text:p/>
          </table:table-cell>
          <table:table-cell table:formula="of:=[.O187]" office:value-type="float" office:value="184719.6" calcext:value-type="float">
            <text:p>184720</text:p>
          </table:table-cell>
          <table:table-cell table:style-name="ce8" table:formula="of:=IF([.B188]=&quot;&quot;;&quot;&quot;;IF([.I188]=0;999999;LOG([.O188];2)*[.I188]))">
            <text:p/>
          </table:table-cell>
          <table:table-cell table:formula="of:=IF([.B188]=&quot;&quot;;&quot;&quot;;[.A188]+[.P188])">
            <text:p/>
          </table:table-cell>
          <table:table-cell table:formula="of:=IF([.B188]=&quot;&quot;;&quot;&quot;;([.B188]+[.C188])-([.B187]+[.C187]))">
            <text:p/>
          </table:table-cell>
          <table:table-cell table:formula="of:=IF([.B188]=&quot;&quot;;&quot;&quot;;SUM([.R178:.R188]))">
            <text:p/>
          </table:table-cell>
          <table:table-cell/>
          <table:table-cell table:formula="of:=IF([.B188]=&quot;&quot;;&quot;&quot;;[.U187])">
            <text:p/>
          </table:table-cell>
          <table:table-cell table:formula="of:=IF([.B188]=&quot;&quot;;&quot;&quot;;IF([.T188]=&quot;?&quot;;&quot;&quot;;IF([.S188]=0;0;[.T188]/[.S188])))">
            <text:p/>
          </table:table-cell>
          <table:table-cell table:formula="of:=IF([.B188]&lt;&gt;&quot;&quot;;IF([.I187]=0;0;[.I188]/[.I187] - 1);IF([.W187]&gt;1.05;[.W187];0.05))" office:value-type="float" office:value="0.05" calcext:value-type="float">
            <text:p>0.0500</text:p>
          </table:table-cell>
          <table:table-cell table:formula="of:=[.X187]" office:value-type="float" office:value="35" calcext:value-type="float">
            <text:p>35</text:p>
          </table:table-cell>
          <table:table-cell table:formula="of:=IF([.B188]&lt;&gt;&quot;&quot;;[.I188];MIN([.X188];[.Y187]*(1 + [.W188])))" office:value-type="float" office:value="35" calcext:value-type="float">
            <text:p>35</text:p>
          </table:table-cell>
          <table:table-cell table:style-name="ce9" table:formula="of:=IF([.B188]&lt;&gt;&quot;&quot;;[.B188]+[.C188];MAX(0; MIN([.O187]*0.2;[.Z187]*POWER(2;1/IF([.Y188]=0;2.4;[.Y188])))))" office:value-type="float" office:value="13361.6222786522" calcext:value-type="float">
            <text:p>13362</text:p>
          </table:table-cell>
          <table:table-cell table:formula="of:=IF([.S188]&lt;&gt;&quot;&quot;;[.S188];[.Z188]-[.Z178])" office:value-type="float" office:value="2400.61110985446" calcext:value-type="float">
            <text:p>2401</text:p>
          </table:table-cell>
          <table:table-cell table:formula="of:=IF(AND([.T188]&lt;&gt;&quot;&quot;; [.T188]&lt;&gt;&quot;?&quot;);[.T188];[.AA188]*IF(COUNT([.V$2:.V188])=0;0;SUM([.V$2:.V188])/COUNT([.V$2:.V188])))" office:value-type="float" office:value="87.1650564649454" calcext:value-type="float">
            <text:p>87</text:p>
          </table:table-cell>
          <table:table-cell table:formula="of:=IF([.AB188]&gt;MIN([.AE188];MIN([.AF188];[.AG188]));&quot;!&quot;;&quot;&quot;)">
            <text:p/>
          </table:table-cell>
          <table:table-cell table:formula="of:=[.AD187]" office:value-type="float" office:value="272.657534246575" calcext:value-type="float">
            <text:p>273</text:p>
          </table:table-cell>
          <table:table-cell table:formula="of:=[.AE187]" office:value-type="float" office:value="240" calcext:value-type="float">
            <text:p>240</text:p>
          </table:table-cell>
          <table:table-cell table:formula="of:=[.AF187]" office:value-type="float" office:value="308" calcext:value-type="float">
            <text:p>308</text:p>
          </table:table-cell>
          <table:table-cell table:formula="of:=[.AG187]" office:value-type="float" office:value="3142" calcext:value-type="float">
            <text:p>3142</text:p>
          </table:table-cell>
          <table:table-cell table:formula="of:=[.AH187]" office:value-type="float" office:value="1047310" calcext:value-type="float">
            <text:p>1047310</text:p>
          </table:table-cell>
          <table:table-cell table:formula="of:=[.AI18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8]+1" office:value-type="date" office:date-value="2020-09-18" calcext:value-type="date">
            <text:p>2020-09-18</text:p>
          </table:table-cell>
          <table:table-cell table:number-columns-repeated="3"/>
          <table:table-cell table:formula="of:=IF([.B189]=&quot;&quot;;&quot;&quot;;SUM([.B189:.D189]))">
            <text:p/>
          </table:table-cell>
          <table:table-cell table:formula="of:=IF([.B189]=&quot;&quot;;&quot;&quot;;([.B189]+[.C189])/([.B188]+[.C188]) - 1)">
            <text:p/>
          </table:table-cell>
          <table:table-cell table:formula="of:=IF([.B189]=&quot;&quot;;&quot;&quot;;([.F189]+1)/([.F188]+1) - 1)">
            <text:p/>
          </table:table-cell>
          <table:table-cell table:formula="of:=IF([.B189]=&quot;&quot;;&quot;&quot;;ROUNDDOWN(LOG(([.B189]+[.C189])/([.$B$2]+[.$C$2]);2)))">
            <text:p/>
          </table:table-cell>
          <table:table-cell table:formula="of:=IF([.B189]=&quot;&quot;;&quot;&quot;;1 / LOG(([.B189]+[.C189])/([.B188]+[.C188]);2))">
            <text:p/>
          </table:table-cell>
          <table:table-cell table:formula="of:=IF([.B189]=&quot;&quot;;&quot;&quot;;COUNT([.$A$2:.A189]) / LOG(([.B189]+[.C189])/([.$B$2]+[.$C$2]);2))">
            <text:p/>
          </table:table-cell>
          <table:table-cell table:formula="of:=IF([.B189]=&quot;&quot;;&quot;&quot;;[.E189]-[.E188])">
            <text:p/>
          </table:table-cell>
          <table:table-cell/>
          <table:table-cell table:formula="of:=IF([.B189]=&quot;&quot;;&quot;&quot;;IF([.L189]=&quot;?&quot;;[.B189]+[.C189];[.B189]+[.C189]-[.L189]-[.N189]))">
            <text:p/>
          </table:table-cell>
          <table:table-cell table:formula="of:=IF([.B189]=&quot;&quot;;&quot;&quot;;[.N188])">
            <text:p/>
          </table:table-cell>
          <table:table-cell table:formula="of:=[.O188]" office:value-type="float" office:value="184719.6" calcext:value-type="float">
            <text:p>184720</text:p>
          </table:table-cell>
          <table:table-cell table:style-name="ce8" table:formula="of:=IF([.B189]=&quot;&quot;;&quot;&quot;;IF([.I189]=0;999999;LOG([.O189];2)*[.I189]))">
            <text:p/>
          </table:table-cell>
          <table:table-cell table:formula="of:=IF([.B189]=&quot;&quot;;&quot;&quot;;[.A189]+[.P189])">
            <text:p/>
          </table:table-cell>
          <table:table-cell table:formula="of:=IF([.B189]=&quot;&quot;;&quot;&quot;;([.B189]+[.C189])-([.B188]+[.C188]))">
            <text:p/>
          </table:table-cell>
          <table:table-cell table:formula="of:=IF([.B189]=&quot;&quot;;&quot;&quot;;SUM([.R179:.R189]))">
            <text:p/>
          </table:table-cell>
          <table:table-cell/>
          <table:table-cell table:formula="of:=IF([.B189]=&quot;&quot;;&quot;&quot;;[.U188])">
            <text:p/>
          </table:table-cell>
          <table:table-cell table:formula="of:=IF([.B189]=&quot;&quot;;&quot;&quot;;IF([.T189]=&quot;?&quot;;&quot;&quot;;IF([.S189]=0;0;[.T189]/[.S189])))">
            <text:p/>
          </table:table-cell>
          <table:table-cell table:formula="of:=IF([.B189]&lt;&gt;&quot;&quot;;IF([.I188]=0;0;[.I189]/[.I188] - 1);IF([.W188]&gt;1.05;[.W188];0.05))" office:value-type="float" office:value="0.05" calcext:value-type="float">
            <text:p>0.0500</text:p>
          </table:table-cell>
          <table:table-cell table:formula="of:=[.X188]" office:value-type="float" office:value="35" calcext:value-type="float">
            <text:p>35</text:p>
          </table:table-cell>
          <table:table-cell table:formula="of:=IF([.B189]&lt;&gt;&quot;&quot;;[.I189];MIN([.X189];[.Y188]*(1 + [.W189])))" office:value-type="float" office:value="35" calcext:value-type="float">
            <text:p>35</text:p>
          </table:table-cell>
          <table:table-cell table:style-name="ce9" table:formula="of:=IF([.B189]&lt;&gt;&quot;&quot;;[.B189]+[.C189];MAX(0; MIN([.O188]*0.2;[.Z188]*POWER(2;1/IF([.Y189]=0;2.4;[.Y189])))))" office:value-type="float" office:value="13628.8762287034" calcext:value-type="float">
            <text:p>13629</text:p>
          </table:table-cell>
          <table:table-cell table:formula="of:=IF([.S189]&lt;&gt;&quot;&quot;;[.S189];[.Z189]-[.Z179])" office:value-type="float" office:value="2448.62719564595" calcext:value-type="float">
            <text:p>2449</text:p>
          </table:table-cell>
          <table:table-cell table:formula="of:=IF(AND([.T189]&lt;&gt;&quot;&quot;; [.T189]&lt;&gt;&quot;?&quot;);[.T189];[.AA189]*IF(COUNT([.V$2:.V189])=0;0;SUM([.V$2:.V189])/COUNT([.V$2:.V189])))" office:value-type="float" office:value="88.908497879534" calcext:value-type="float">
            <text:p>89</text:p>
          </table:table-cell>
          <table:table-cell table:formula="of:=IF([.AB189]&gt;MIN([.AE189];MIN([.AF189];[.AG189]));&quot;!&quot;;&quot;&quot;)">
            <text:p/>
          </table:table-cell>
          <table:table-cell table:formula="of:=[.AD188]" office:value-type="float" office:value="272.657534246575" calcext:value-type="float">
            <text:p>273</text:p>
          </table:table-cell>
          <table:table-cell table:formula="of:=[.AE188]" office:value-type="float" office:value="240" calcext:value-type="float">
            <text:p>240</text:p>
          </table:table-cell>
          <table:table-cell table:formula="of:=[.AF188]" office:value-type="float" office:value="308" calcext:value-type="float">
            <text:p>308</text:p>
          </table:table-cell>
          <table:table-cell table:formula="of:=[.AG188]" office:value-type="float" office:value="3142" calcext:value-type="float">
            <text:p>3142</text:p>
          </table:table-cell>
          <table:table-cell table:formula="of:=[.AH188]" office:value-type="float" office:value="1047310" calcext:value-type="float">
            <text:p>1047310</text:p>
          </table:table-cell>
          <table:table-cell table:formula="of:=[.AI18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89]+1" office:value-type="date" office:date-value="2020-09-19" calcext:value-type="date">
            <text:p>2020-09-19</text:p>
          </table:table-cell>
          <table:table-cell table:number-columns-repeated="3"/>
          <table:table-cell table:formula="of:=IF([.B190]=&quot;&quot;;&quot;&quot;;SUM([.B190:.D190]))">
            <text:p/>
          </table:table-cell>
          <table:table-cell table:formula="of:=IF([.B190]=&quot;&quot;;&quot;&quot;;([.B190]+[.C190])/([.B189]+[.C189]) - 1)">
            <text:p/>
          </table:table-cell>
          <table:table-cell table:formula="of:=IF([.B190]=&quot;&quot;;&quot;&quot;;([.F190]+1)/([.F189]+1) - 1)">
            <text:p/>
          </table:table-cell>
          <table:table-cell table:formula="of:=IF([.B190]=&quot;&quot;;&quot;&quot;;ROUNDDOWN(LOG(([.B190]+[.C190])/([.$B$2]+[.$C$2]);2)))">
            <text:p/>
          </table:table-cell>
          <table:table-cell table:formula="of:=IF([.B190]=&quot;&quot;;&quot;&quot;;1 / LOG(([.B190]+[.C190])/([.B189]+[.C189]);2))">
            <text:p/>
          </table:table-cell>
          <table:table-cell table:formula="of:=IF([.B190]=&quot;&quot;;&quot;&quot;;COUNT([.$A$2:.A190]) / LOG(([.B190]+[.C190])/([.$B$2]+[.$C$2]);2))">
            <text:p/>
          </table:table-cell>
          <table:table-cell table:formula="of:=IF([.B190]=&quot;&quot;;&quot;&quot;;[.E190]-[.E189])">
            <text:p/>
          </table:table-cell>
          <table:table-cell/>
          <table:table-cell table:formula="of:=IF([.B190]=&quot;&quot;;&quot;&quot;;IF([.L190]=&quot;?&quot;;[.B190]+[.C190];[.B190]+[.C190]-[.L190]-[.N190]))">
            <text:p/>
          </table:table-cell>
          <table:table-cell table:formula="of:=IF([.B190]=&quot;&quot;;&quot;&quot;;[.N189])">
            <text:p/>
          </table:table-cell>
          <table:table-cell table:formula="of:=[.O189]" office:value-type="float" office:value="184719.6" calcext:value-type="float">
            <text:p>184720</text:p>
          </table:table-cell>
          <table:table-cell table:style-name="ce8" table:formula="of:=IF([.B190]=&quot;&quot;;&quot;&quot;;IF([.I190]=0;999999;LOG([.O190];2)*[.I190]))">
            <text:p/>
          </table:table-cell>
          <table:table-cell table:formula="of:=IF([.B190]=&quot;&quot;;&quot;&quot;;[.A190]+[.P190])">
            <text:p/>
          </table:table-cell>
          <table:table-cell table:formula="of:=IF([.B190]=&quot;&quot;;&quot;&quot;;([.B190]+[.C190])-([.B189]+[.C189]))">
            <text:p/>
          </table:table-cell>
          <table:table-cell table:formula="of:=IF([.B190]=&quot;&quot;;&quot;&quot;;SUM([.R180:.R190]))">
            <text:p/>
          </table:table-cell>
          <table:table-cell/>
          <table:table-cell table:formula="of:=IF([.B190]=&quot;&quot;;&quot;&quot;;[.U189])">
            <text:p/>
          </table:table-cell>
          <table:table-cell table:formula="of:=IF([.B190]=&quot;&quot;;&quot;&quot;;IF([.T190]=&quot;?&quot;;&quot;&quot;;IF([.S190]=0;0;[.T190]/[.S190])))">
            <text:p/>
          </table:table-cell>
          <table:table-cell table:formula="of:=IF([.B190]&lt;&gt;&quot;&quot;;IF([.I189]=0;0;[.I190]/[.I189] - 1);IF([.W189]&gt;1.05;[.W189];0.05))" office:value-type="float" office:value="0.05" calcext:value-type="float">
            <text:p>0.0500</text:p>
          </table:table-cell>
          <table:table-cell table:formula="of:=[.X189]" office:value-type="float" office:value="35" calcext:value-type="float">
            <text:p>35</text:p>
          </table:table-cell>
          <table:table-cell table:formula="of:=IF([.B190]&lt;&gt;&quot;&quot;;[.I190];MIN([.X190];[.Y189]*(1 + [.W190])))" office:value-type="float" office:value="35" calcext:value-type="float">
            <text:p>35</text:p>
          </table:table-cell>
          <table:table-cell table:style-name="ce9" table:formula="of:=IF([.B190]&lt;&gt;&quot;&quot;;[.B190]+[.C190];MAX(0; MIN([.O189]*0.2;[.Z189]*POWER(2;1/IF([.Y190]=0;2.4;[.Y190])))))" office:value-type="float" office:value="13901.4756878798" calcext:value-type="float">
            <text:p>13901</text:p>
          </table:table-cell>
          <table:table-cell table:formula="of:=IF([.S190]&lt;&gt;&quot;&quot;;[.S190];[.Z190]-[.Z180])" office:value-type="float" office:value="2497.60368043139" calcext:value-type="float">
            <text:p>2498</text:p>
          </table:table-cell>
          <table:table-cell table:formula="of:=IF(AND([.T190]&lt;&gt;&quot;&quot;; [.T190]&lt;&gt;&quot;?&quot;);[.T190];[.AA190]*IF(COUNT([.V$2:.V190])=0;0;SUM([.V$2:.V190])/COUNT([.V$2:.V190])))" office:value-type="float" office:value="90.6868109283459" calcext:value-type="float">
            <text:p>91</text:p>
          </table:table-cell>
          <table:table-cell table:formula="of:=IF([.AB190]&gt;MIN([.AE190];MIN([.AF190];[.AG190]));&quot;!&quot;;&quot;&quot;)">
            <text:p/>
          </table:table-cell>
          <table:table-cell table:formula="of:=[.AD189]" office:value-type="float" office:value="272.657534246575" calcext:value-type="float">
            <text:p>273</text:p>
          </table:table-cell>
          <table:table-cell table:formula="of:=[.AE189]" office:value-type="float" office:value="240" calcext:value-type="float">
            <text:p>240</text:p>
          </table:table-cell>
          <table:table-cell table:formula="of:=[.AF189]" office:value-type="float" office:value="308" calcext:value-type="float">
            <text:p>308</text:p>
          </table:table-cell>
          <table:table-cell table:formula="of:=[.AG189]" office:value-type="float" office:value="3142" calcext:value-type="float">
            <text:p>3142</text:p>
          </table:table-cell>
          <table:table-cell table:formula="of:=[.AH189]" office:value-type="float" office:value="1047310" calcext:value-type="float">
            <text:p>1047310</text:p>
          </table:table-cell>
          <table:table-cell table:formula="of:=[.AI18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0]+1" office:value-type="date" office:date-value="2020-09-20" calcext:value-type="date">
            <text:p>2020-09-20</text:p>
          </table:table-cell>
          <table:table-cell table:number-columns-repeated="3"/>
          <table:table-cell table:formula="of:=IF([.B191]=&quot;&quot;;&quot;&quot;;SUM([.B191:.D191]))">
            <text:p/>
          </table:table-cell>
          <table:table-cell table:formula="of:=IF([.B191]=&quot;&quot;;&quot;&quot;;([.B191]+[.C191])/([.B190]+[.C190]) - 1)">
            <text:p/>
          </table:table-cell>
          <table:table-cell table:formula="of:=IF([.B191]=&quot;&quot;;&quot;&quot;;([.F191]+1)/([.F190]+1) - 1)">
            <text:p/>
          </table:table-cell>
          <table:table-cell table:formula="of:=IF([.B191]=&quot;&quot;;&quot;&quot;;ROUNDDOWN(LOG(([.B191]+[.C191])/([.$B$2]+[.$C$2]);2)))">
            <text:p/>
          </table:table-cell>
          <table:table-cell table:formula="of:=IF([.B191]=&quot;&quot;;&quot;&quot;;1 / LOG(([.B191]+[.C191])/([.B190]+[.C190]);2))">
            <text:p/>
          </table:table-cell>
          <table:table-cell table:formula="of:=IF([.B191]=&quot;&quot;;&quot;&quot;;COUNT([.$A$2:.A191]) / LOG(([.B191]+[.C191])/([.$B$2]+[.$C$2]);2))">
            <text:p/>
          </table:table-cell>
          <table:table-cell table:formula="of:=IF([.B191]=&quot;&quot;;&quot;&quot;;[.E191]-[.E190])">
            <text:p/>
          </table:table-cell>
          <table:table-cell/>
          <table:table-cell table:formula="of:=IF([.B191]=&quot;&quot;;&quot;&quot;;IF([.L191]=&quot;?&quot;;[.B191]+[.C191];[.B191]+[.C191]-[.L191]-[.N191]))">
            <text:p/>
          </table:table-cell>
          <table:table-cell table:formula="of:=IF([.B191]=&quot;&quot;;&quot;&quot;;[.N190])">
            <text:p/>
          </table:table-cell>
          <table:table-cell table:formula="of:=[.O190]" office:value-type="float" office:value="184719.6" calcext:value-type="float">
            <text:p>184720</text:p>
          </table:table-cell>
          <table:table-cell table:style-name="ce8" table:formula="of:=IF([.B191]=&quot;&quot;;&quot;&quot;;IF([.I191]=0;999999;LOG([.O191];2)*[.I191]))">
            <text:p/>
          </table:table-cell>
          <table:table-cell table:formula="of:=IF([.B191]=&quot;&quot;;&quot;&quot;;[.A191]+[.P191])">
            <text:p/>
          </table:table-cell>
          <table:table-cell table:formula="of:=IF([.B191]=&quot;&quot;;&quot;&quot;;([.B191]+[.C191])-([.B190]+[.C190]))">
            <text:p/>
          </table:table-cell>
          <table:table-cell table:formula="of:=IF([.B191]=&quot;&quot;;&quot;&quot;;SUM([.R181:.R191]))">
            <text:p/>
          </table:table-cell>
          <table:table-cell/>
          <table:table-cell table:formula="of:=IF([.B191]=&quot;&quot;;&quot;&quot;;[.U190])">
            <text:p/>
          </table:table-cell>
          <table:table-cell table:formula="of:=IF([.B191]=&quot;&quot;;&quot;&quot;;IF([.T191]=&quot;?&quot;;&quot;&quot;;IF([.S191]=0;0;[.T191]/[.S191])))">
            <text:p/>
          </table:table-cell>
          <table:table-cell table:formula="of:=IF([.B191]&lt;&gt;&quot;&quot;;IF([.I190]=0;0;[.I191]/[.I190] - 1);IF([.W190]&gt;1.05;[.W190];0.05))" office:value-type="float" office:value="0.05" calcext:value-type="float">
            <text:p>0.0500</text:p>
          </table:table-cell>
          <table:table-cell table:formula="of:=[.X190]" office:value-type="float" office:value="35" calcext:value-type="float">
            <text:p>35</text:p>
          </table:table-cell>
          <table:table-cell table:formula="of:=IF([.B191]&lt;&gt;&quot;&quot;;[.I191];MIN([.X191];[.Y190]*(1 + [.W191])))" office:value-type="float" office:value="35" calcext:value-type="float">
            <text:p>35</text:p>
          </table:table-cell>
          <table:table-cell table:style-name="ce9" table:formula="of:=IF([.B191]&lt;&gt;&quot;&quot;;[.B191]+[.C191];MAX(0; MIN([.O190]*0.2;[.Z190]*POWER(2;1/IF([.Y191]=0;2.4;[.Y191])))))" office:value-type="float" office:value="14179.5275749671" calcext:value-type="float">
            <text:p>14180</text:p>
          </table:table-cell>
          <table:table-cell table:formula="of:=IF([.S191]&lt;&gt;&quot;&quot;;[.S191];[.Z191]-[.Z181])" office:value-type="float" office:value="2547.55977373633" calcext:value-type="float">
            <text:p>2548</text:p>
          </table:table-cell>
          <table:table-cell table:formula="of:=IF(AND([.T191]&lt;&gt;&quot;&quot;; [.T191]&lt;&gt;&quot;?&quot;);[.T191];[.AA191]*IF(COUNT([.V$2:.V191])=0;0;SUM([.V$2:.V191])/COUNT([.V$2:.V191])))" office:value-type="float" office:value="92.5006931001888" calcext:value-type="float">
            <text:p>93</text:p>
          </table:table-cell>
          <table:table-cell table:formula="of:=IF([.AB191]&gt;MIN([.AE191];MIN([.AF191];[.AG191]));&quot;!&quot;;&quot;&quot;)">
            <text:p/>
          </table:table-cell>
          <table:table-cell table:formula="of:=[.AD190]" office:value-type="float" office:value="272.657534246575" calcext:value-type="float">
            <text:p>273</text:p>
          </table:table-cell>
          <table:table-cell table:formula="of:=[.AE190]" office:value-type="float" office:value="240" calcext:value-type="float">
            <text:p>240</text:p>
          </table:table-cell>
          <table:table-cell table:formula="of:=[.AF190]" office:value-type="float" office:value="308" calcext:value-type="float">
            <text:p>308</text:p>
          </table:table-cell>
          <table:table-cell table:formula="of:=[.AG190]" office:value-type="float" office:value="3142" calcext:value-type="float">
            <text:p>3142</text:p>
          </table:table-cell>
          <table:table-cell table:formula="of:=[.AH190]" office:value-type="float" office:value="1047310" calcext:value-type="float">
            <text:p>1047310</text:p>
          </table:table-cell>
          <table:table-cell table:formula="of:=[.AI19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1]+1" office:value-type="date" office:date-value="2020-09-21" calcext:value-type="date">
            <text:p>2020-09-21</text:p>
          </table:table-cell>
          <table:table-cell table:number-columns-repeated="3"/>
          <table:table-cell table:formula="of:=IF([.B192]=&quot;&quot;;&quot;&quot;;SUM([.B192:.D192]))">
            <text:p/>
          </table:table-cell>
          <table:table-cell table:formula="of:=IF([.B192]=&quot;&quot;;&quot;&quot;;([.B192]+[.C192])/([.B191]+[.C191]) - 1)">
            <text:p/>
          </table:table-cell>
          <table:table-cell table:formula="of:=IF([.B192]=&quot;&quot;;&quot;&quot;;([.F192]+1)/([.F191]+1) - 1)">
            <text:p/>
          </table:table-cell>
          <table:table-cell table:formula="of:=IF([.B192]=&quot;&quot;;&quot;&quot;;ROUNDDOWN(LOG(([.B192]+[.C192])/([.$B$2]+[.$C$2]);2)))">
            <text:p/>
          </table:table-cell>
          <table:table-cell table:formula="of:=IF([.B192]=&quot;&quot;;&quot;&quot;;1 / LOG(([.B192]+[.C192])/([.B191]+[.C191]);2))">
            <text:p/>
          </table:table-cell>
          <table:table-cell table:formula="of:=IF([.B192]=&quot;&quot;;&quot;&quot;;COUNT([.$A$2:.A192]) / LOG(([.B192]+[.C192])/([.$B$2]+[.$C$2]);2))">
            <text:p/>
          </table:table-cell>
          <table:table-cell table:formula="of:=IF([.B192]=&quot;&quot;;&quot;&quot;;[.E192]-[.E191])">
            <text:p/>
          </table:table-cell>
          <table:table-cell/>
          <table:table-cell table:formula="of:=IF([.B192]=&quot;&quot;;&quot;&quot;;IF([.L192]=&quot;?&quot;;[.B192]+[.C192];[.B192]+[.C192]-[.L192]-[.N192]))">
            <text:p/>
          </table:table-cell>
          <table:table-cell table:formula="of:=IF([.B192]=&quot;&quot;;&quot;&quot;;[.N191])">
            <text:p/>
          </table:table-cell>
          <table:table-cell table:formula="of:=[.O191]" office:value-type="float" office:value="184719.6" calcext:value-type="float">
            <text:p>184720</text:p>
          </table:table-cell>
          <table:table-cell table:style-name="ce8" table:formula="of:=IF([.B192]=&quot;&quot;;&quot;&quot;;IF([.I192]=0;999999;LOG([.O192];2)*[.I192]))">
            <text:p/>
          </table:table-cell>
          <table:table-cell table:formula="of:=IF([.B192]=&quot;&quot;;&quot;&quot;;[.A192]+[.P192])">
            <text:p/>
          </table:table-cell>
          <table:table-cell table:formula="of:=IF([.B192]=&quot;&quot;;&quot;&quot;;([.B192]+[.C192])-([.B191]+[.C191]))">
            <text:p/>
          </table:table-cell>
          <table:table-cell table:formula="of:=IF([.B192]=&quot;&quot;;&quot;&quot;;SUM([.R182:.R192]))">
            <text:p/>
          </table:table-cell>
          <table:table-cell/>
          <table:table-cell table:formula="of:=IF([.B192]=&quot;&quot;;&quot;&quot;;[.U191])">
            <text:p/>
          </table:table-cell>
          <table:table-cell table:formula="of:=IF([.B192]=&quot;&quot;;&quot;&quot;;IF([.T192]=&quot;?&quot;;&quot;&quot;;IF([.S192]=0;0;[.T192]/[.S192])))">
            <text:p/>
          </table:table-cell>
          <table:table-cell table:formula="of:=IF([.B192]&lt;&gt;&quot;&quot;;IF([.I191]=0;0;[.I192]/[.I191] - 1);IF([.W191]&gt;1.05;[.W191];0.05))" office:value-type="float" office:value="0.05" calcext:value-type="float">
            <text:p>0.0500</text:p>
          </table:table-cell>
          <table:table-cell table:formula="of:=[.X191]" office:value-type="float" office:value="35" calcext:value-type="float">
            <text:p>35</text:p>
          </table:table-cell>
          <table:table-cell table:formula="of:=IF([.B192]&lt;&gt;&quot;&quot;;[.I192];MIN([.X192];[.Y191]*(1 + [.W192])))" office:value-type="float" office:value="35" calcext:value-type="float">
            <text:p>35</text:p>
          </table:table-cell>
          <table:table-cell table:style-name="ce9" table:formula="of:=IF([.B192]&lt;&gt;&quot;&quot;;[.B192]+[.C192];MAX(0; MIN([.O191]*0.2;[.Z191]*POWER(2;1/IF([.Y192]=0;2.4;[.Y192])))))" office:value-type="float" office:value="14463.1409472987" calcext:value-type="float">
            <text:p>14463</text:p>
          </table:table-cell>
          <table:table-cell table:formula="of:=IF([.S192]&lt;&gt;&quot;&quot;;[.S192];[.Z192]-[.Z182])" office:value-type="float" office:value="2598.51506930776" calcext:value-type="float">
            <text:p>2599</text:p>
          </table:table-cell>
          <table:table-cell table:formula="of:=IF(AND([.T192]&lt;&gt;&quot;&quot;; [.T192]&lt;&gt;&quot;?&quot;);[.T192];[.AA192]*IF(COUNT([.V$2:.V192])=0;0;SUM([.V$2:.V192])/COUNT([.V$2:.V192])))" office:value-type="float" office:value="94.350855834769" calcext:value-type="float">
            <text:p>94</text:p>
          </table:table-cell>
          <table:table-cell table:formula="of:=IF([.AB192]&gt;MIN([.AE192];MIN([.AF192];[.AG192]));&quot;!&quot;;&quot;&quot;)">
            <text:p/>
          </table:table-cell>
          <table:table-cell table:formula="of:=[.AD191]" office:value-type="float" office:value="272.657534246575" calcext:value-type="float">
            <text:p>273</text:p>
          </table:table-cell>
          <table:table-cell table:formula="of:=[.AE191]" office:value-type="float" office:value="240" calcext:value-type="float">
            <text:p>240</text:p>
          </table:table-cell>
          <table:table-cell table:formula="of:=[.AF191]" office:value-type="float" office:value="308" calcext:value-type="float">
            <text:p>308</text:p>
          </table:table-cell>
          <table:table-cell table:formula="of:=[.AG191]" office:value-type="float" office:value="3142" calcext:value-type="float">
            <text:p>3142</text:p>
          </table:table-cell>
          <table:table-cell table:formula="of:=[.AH191]" office:value-type="float" office:value="1047310" calcext:value-type="float">
            <text:p>1047310</text:p>
          </table:table-cell>
          <table:table-cell table:formula="of:=[.AI19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2]+1" office:value-type="date" office:date-value="2020-09-22" calcext:value-type="date">
            <text:p>2020-09-22</text:p>
          </table:table-cell>
          <table:table-cell table:number-columns-repeated="3"/>
          <table:table-cell table:formula="of:=IF([.B193]=&quot;&quot;;&quot;&quot;;SUM([.B193:.D193]))">
            <text:p/>
          </table:table-cell>
          <table:table-cell table:formula="of:=IF([.B193]=&quot;&quot;;&quot;&quot;;([.B193]+[.C193])/([.B192]+[.C192]) - 1)">
            <text:p/>
          </table:table-cell>
          <table:table-cell table:formula="of:=IF([.B193]=&quot;&quot;;&quot;&quot;;([.F193]+1)/([.F192]+1) - 1)">
            <text:p/>
          </table:table-cell>
          <table:table-cell table:formula="of:=IF([.B193]=&quot;&quot;;&quot;&quot;;ROUNDDOWN(LOG(([.B193]+[.C193])/([.$B$2]+[.$C$2]);2)))">
            <text:p/>
          </table:table-cell>
          <table:table-cell table:formula="of:=IF([.B193]=&quot;&quot;;&quot;&quot;;1 / LOG(([.B193]+[.C193])/([.B192]+[.C192]);2))">
            <text:p/>
          </table:table-cell>
          <table:table-cell table:formula="of:=IF([.B193]=&quot;&quot;;&quot;&quot;;COUNT([.$A$2:.A193]) / LOG(([.B193]+[.C193])/([.$B$2]+[.$C$2]);2))">
            <text:p/>
          </table:table-cell>
          <table:table-cell table:formula="of:=IF([.B193]=&quot;&quot;;&quot;&quot;;[.E193]-[.E192])">
            <text:p/>
          </table:table-cell>
          <table:table-cell/>
          <table:table-cell table:formula="of:=IF([.B193]=&quot;&quot;;&quot;&quot;;IF([.L193]=&quot;?&quot;;[.B193]+[.C193];[.B193]+[.C193]-[.L193]-[.N193]))">
            <text:p/>
          </table:table-cell>
          <table:table-cell table:formula="of:=IF([.B193]=&quot;&quot;;&quot;&quot;;[.N192])">
            <text:p/>
          </table:table-cell>
          <table:table-cell table:formula="of:=[.O192]" office:value-type="float" office:value="184719.6" calcext:value-type="float">
            <text:p>184720</text:p>
          </table:table-cell>
          <table:table-cell table:style-name="ce8" table:formula="of:=IF([.B193]=&quot;&quot;;&quot;&quot;;IF([.I193]=0;999999;LOG([.O193];2)*[.I193]))">
            <text:p/>
          </table:table-cell>
          <table:table-cell table:formula="of:=IF([.B193]=&quot;&quot;;&quot;&quot;;[.A193]+[.P193])">
            <text:p/>
          </table:table-cell>
          <table:table-cell table:formula="of:=IF([.B193]=&quot;&quot;;&quot;&quot;;([.B193]+[.C193])-([.B192]+[.C192]))">
            <text:p/>
          </table:table-cell>
          <table:table-cell table:formula="of:=IF([.B193]=&quot;&quot;;&quot;&quot;;SUM([.R183:.R193]))">
            <text:p/>
          </table:table-cell>
          <table:table-cell/>
          <table:table-cell table:formula="of:=IF([.B193]=&quot;&quot;;&quot;&quot;;[.U192])">
            <text:p/>
          </table:table-cell>
          <table:table-cell table:formula="of:=IF([.B193]=&quot;&quot;;&quot;&quot;;IF([.T193]=&quot;?&quot;;&quot;&quot;;IF([.S193]=0;0;[.T193]/[.S193])))">
            <text:p/>
          </table:table-cell>
          <table:table-cell table:formula="of:=IF([.B193]&lt;&gt;&quot;&quot;;IF([.I192]=0;0;[.I193]/[.I192] - 1);IF([.W192]&gt;1.05;[.W192];0.05))" office:value-type="float" office:value="0.05" calcext:value-type="float">
            <text:p>0.0500</text:p>
          </table:table-cell>
          <table:table-cell table:formula="of:=[.X192]" office:value-type="float" office:value="35" calcext:value-type="float">
            <text:p>35</text:p>
          </table:table-cell>
          <table:table-cell table:formula="of:=IF([.B193]&lt;&gt;&quot;&quot;;[.I193];MIN([.X193];[.Y192]*(1 + [.W193])))" office:value-type="float" office:value="35" calcext:value-type="float">
            <text:p>35</text:p>
          </table:table-cell>
          <table:table-cell table:style-name="ce9" table:formula="of:=IF([.B193]&lt;&gt;&quot;&quot;;[.B193]+[.C193];MAX(0; MIN([.O192]*0.2;[.Z192]*POWER(2;1/IF([.Y193]=0;2.4;[.Y193])))))" office:value-type="float" office:value="14752.4270435303" calcext:value-type="float">
            <text:p>14752</text:p>
          </table:table-cell>
          <table:table-cell table:formula="of:=IF([.S193]&lt;&gt;&quot;&quot;;[.S193];[.Z193]-[.Z183])" office:value-type="float" office:value="2650.48955279916" calcext:value-type="float">
            <text:p>2650</text:p>
          </table:table-cell>
          <table:table-cell table:formula="of:=IF(AND([.T193]&lt;&gt;&quot;&quot;; [.T193]&lt;&gt;&quot;?&quot;);[.T193];[.AA193]*IF(COUNT([.V$2:.V193])=0;0;SUM([.V$2:.V193])/COUNT([.V$2:.V193])))" office:value-type="float" office:value="96.2380248017319" calcext:value-type="float">
            <text:p>96</text:p>
          </table:table-cell>
          <table:table-cell table:formula="of:=IF([.AB193]&gt;MIN([.AE193];MIN([.AF193];[.AG193]));&quot;!&quot;;&quot;&quot;)">
            <text:p/>
          </table:table-cell>
          <table:table-cell table:formula="of:=[.AD192]" office:value-type="float" office:value="272.657534246575" calcext:value-type="float">
            <text:p>273</text:p>
          </table:table-cell>
          <table:table-cell table:formula="of:=[.AE192]" office:value-type="float" office:value="240" calcext:value-type="float">
            <text:p>240</text:p>
          </table:table-cell>
          <table:table-cell table:formula="of:=[.AF192]" office:value-type="float" office:value="308" calcext:value-type="float">
            <text:p>308</text:p>
          </table:table-cell>
          <table:table-cell table:formula="of:=[.AG192]" office:value-type="float" office:value="3142" calcext:value-type="float">
            <text:p>3142</text:p>
          </table:table-cell>
          <table:table-cell table:formula="of:=[.AH192]" office:value-type="float" office:value="1047310" calcext:value-type="float">
            <text:p>1047310</text:p>
          </table:table-cell>
          <table:table-cell table:formula="of:=[.AI19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3]+1" office:value-type="date" office:date-value="2020-09-23" calcext:value-type="date">
            <text:p>2020-09-23</text:p>
          </table:table-cell>
          <table:table-cell table:number-columns-repeated="3"/>
          <table:table-cell table:formula="of:=IF([.B194]=&quot;&quot;;&quot;&quot;;SUM([.B194:.D194]))">
            <text:p/>
          </table:table-cell>
          <table:table-cell table:formula="of:=IF([.B194]=&quot;&quot;;&quot;&quot;;([.B194]+[.C194])/([.B193]+[.C193]) - 1)">
            <text:p/>
          </table:table-cell>
          <table:table-cell table:formula="of:=IF([.B194]=&quot;&quot;;&quot;&quot;;([.F194]+1)/([.F193]+1) - 1)">
            <text:p/>
          </table:table-cell>
          <table:table-cell table:formula="of:=IF([.B194]=&quot;&quot;;&quot;&quot;;ROUNDDOWN(LOG(([.B194]+[.C194])/([.$B$2]+[.$C$2]);2)))">
            <text:p/>
          </table:table-cell>
          <table:table-cell table:formula="of:=IF([.B194]=&quot;&quot;;&quot;&quot;;1 / LOG(([.B194]+[.C194])/([.B193]+[.C193]);2))">
            <text:p/>
          </table:table-cell>
          <table:table-cell table:formula="of:=IF([.B194]=&quot;&quot;;&quot;&quot;;COUNT([.$A$2:.A194]) / LOG(([.B194]+[.C194])/([.$B$2]+[.$C$2]);2))">
            <text:p/>
          </table:table-cell>
          <table:table-cell table:formula="of:=IF([.B194]=&quot;&quot;;&quot;&quot;;[.E194]-[.E193])">
            <text:p/>
          </table:table-cell>
          <table:table-cell/>
          <table:table-cell table:formula="of:=IF([.B194]=&quot;&quot;;&quot;&quot;;IF([.L194]=&quot;?&quot;;[.B194]+[.C194];[.B194]+[.C194]-[.L194]-[.N194]))">
            <text:p/>
          </table:table-cell>
          <table:table-cell table:formula="of:=IF([.B194]=&quot;&quot;;&quot;&quot;;[.N193])">
            <text:p/>
          </table:table-cell>
          <table:table-cell table:formula="of:=[.O193]" office:value-type="float" office:value="184719.6" calcext:value-type="float">
            <text:p>184720</text:p>
          </table:table-cell>
          <table:table-cell table:style-name="ce8" table:formula="of:=IF([.B194]=&quot;&quot;;&quot;&quot;;IF([.I194]=0;999999;LOG([.O194];2)*[.I194]))">
            <text:p/>
          </table:table-cell>
          <table:table-cell table:formula="of:=IF([.B194]=&quot;&quot;;&quot;&quot;;[.A194]+[.P194])">
            <text:p/>
          </table:table-cell>
          <table:table-cell table:formula="of:=IF([.B194]=&quot;&quot;;&quot;&quot;;([.B194]+[.C194])-([.B193]+[.C193]))">
            <text:p/>
          </table:table-cell>
          <table:table-cell table:formula="of:=IF([.B194]=&quot;&quot;;&quot;&quot;;SUM([.R184:.R194]))">
            <text:p/>
          </table:table-cell>
          <table:table-cell/>
          <table:table-cell table:formula="of:=IF([.B194]=&quot;&quot;;&quot;&quot;;[.U193])">
            <text:p/>
          </table:table-cell>
          <table:table-cell table:formula="of:=IF([.B194]=&quot;&quot;;&quot;&quot;;IF([.T194]=&quot;?&quot;;&quot;&quot;;IF([.S194]=0;0;[.T194]/[.S194])))">
            <text:p/>
          </table:table-cell>
          <table:table-cell table:formula="of:=IF([.B194]&lt;&gt;&quot;&quot;;IF([.I193]=0;0;[.I194]/[.I193] - 1);IF([.W193]&gt;1.05;[.W193];0.05))" office:value-type="float" office:value="0.05" calcext:value-type="float">
            <text:p>0.0500</text:p>
          </table:table-cell>
          <table:table-cell table:formula="of:=[.X193]" office:value-type="float" office:value="35" calcext:value-type="float">
            <text:p>35</text:p>
          </table:table-cell>
          <table:table-cell table:formula="of:=IF([.B194]&lt;&gt;&quot;&quot;;[.I194];MIN([.X194];[.Y193]*(1 + [.W194])))" office:value-type="float" office:value="35" calcext:value-type="float">
            <text:p>35</text:p>
          </table:table-cell>
          <table:table-cell table:style-name="ce9" table:formula="of:=IF([.B194]&lt;&gt;&quot;&quot;;[.B194]+[.C194];MAX(0; MIN([.O193]*0.2;[.Z193]*POWER(2;1/IF([.Y194]=0;2.4;[.Y194])))))" office:value-type="float" office:value="15047.4993272697" calcext:value-type="float">
            <text:p>15047</text:p>
          </table:table-cell>
          <table:table-cell table:formula="of:=IF([.S194]&lt;&gt;&quot;&quot;;[.S194];[.Z194]-[.Z184])" office:value-type="float" office:value="2703.50360960921" calcext:value-type="float">
            <text:p>2704</text:p>
          </table:table-cell>
          <table:table-cell table:formula="of:=IF(AND([.T194]&lt;&gt;&quot;&quot;; [.T194]&lt;&gt;&quot;?&quot;);[.T194];[.AA194]*IF(COUNT([.V$2:.V194])=0;0;SUM([.V$2:.V194])/COUNT([.V$2:.V194])))" office:value-type="float" office:value="98.1629401852838" calcext:value-type="float">
            <text:p>98</text:p>
          </table:table-cell>
          <table:table-cell table:formula="of:=IF([.AB194]&gt;MIN([.AE194];MIN([.AF194];[.AG194]));&quot;!&quot;;&quot;&quot;)">
            <text:p/>
          </table:table-cell>
          <table:table-cell table:formula="of:=[.AD193]" office:value-type="float" office:value="272.657534246575" calcext:value-type="float">
            <text:p>273</text:p>
          </table:table-cell>
          <table:table-cell table:formula="of:=[.AE193]" office:value-type="float" office:value="240" calcext:value-type="float">
            <text:p>240</text:p>
          </table:table-cell>
          <table:table-cell table:formula="of:=[.AF193]" office:value-type="float" office:value="308" calcext:value-type="float">
            <text:p>308</text:p>
          </table:table-cell>
          <table:table-cell table:formula="of:=[.AG193]" office:value-type="float" office:value="3142" calcext:value-type="float">
            <text:p>3142</text:p>
          </table:table-cell>
          <table:table-cell table:formula="of:=[.AH193]" office:value-type="float" office:value="1047310" calcext:value-type="float">
            <text:p>1047310</text:p>
          </table:table-cell>
          <table:table-cell table:formula="of:=[.AI19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4]+1" office:value-type="date" office:date-value="2020-09-24" calcext:value-type="date">
            <text:p>2020-09-24</text:p>
          </table:table-cell>
          <table:table-cell table:number-columns-repeated="3"/>
          <table:table-cell table:formula="of:=IF([.B195]=&quot;&quot;;&quot;&quot;;SUM([.B195:.D195]))">
            <text:p/>
          </table:table-cell>
          <table:table-cell table:formula="of:=IF([.B195]=&quot;&quot;;&quot;&quot;;([.B195]+[.C195])/([.B194]+[.C194]) - 1)">
            <text:p/>
          </table:table-cell>
          <table:table-cell table:formula="of:=IF([.B195]=&quot;&quot;;&quot;&quot;;([.F195]+1)/([.F194]+1) - 1)">
            <text:p/>
          </table:table-cell>
          <table:table-cell table:formula="of:=IF([.B195]=&quot;&quot;;&quot;&quot;;ROUNDDOWN(LOG(([.B195]+[.C195])/([.$B$2]+[.$C$2]);2)))">
            <text:p/>
          </table:table-cell>
          <table:table-cell table:formula="of:=IF([.B195]=&quot;&quot;;&quot;&quot;;1 / LOG(([.B195]+[.C195])/([.B194]+[.C194]);2))">
            <text:p/>
          </table:table-cell>
          <table:table-cell table:formula="of:=IF([.B195]=&quot;&quot;;&quot;&quot;;COUNT([.$A$2:.A195]) / LOG(([.B195]+[.C195])/([.$B$2]+[.$C$2]);2))">
            <text:p/>
          </table:table-cell>
          <table:table-cell table:formula="of:=IF([.B195]=&quot;&quot;;&quot;&quot;;[.E195]-[.E194])">
            <text:p/>
          </table:table-cell>
          <table:table-cell/>
          <table:table-cell table:formula="of:=IF([.B195]=&quot;&quot;;&quot;&quot;;IF([.L195]=&quot;?&quot;;[.B195]+[.C195];[.B195]+[.C195]-[.L195]-[.N195]))">
            <text:p/>
          </table:table-cell>
          <table:table-cell table:formula="of:=IF([.B195]=&quot;&quot;;&quot;&quot;;[.N194])">
            <text:p/>
          </table:table-cell>
          <table:table-cell table:formula="of:=[.O194]" office:value-type="float" office:value="184719.6" calcext:value-type="float">
            <text:p>184720</text:p>
          </table:table-cell>
          <table:table-cell table:style-name="ce8" table:formula="of:=IF([.B195]=&quot;&quot;;&quot;&quot;;IF([.I195]=0;999999;LOG([.O195];2)*[.I195]))">
            <text:p/>
          </table:table-cell>
          <table:table-cell table:formula="of:=IF([.B195]=&quot;&quot;;&quot;&quot;;[.A195]+[.P195])">
            <text:p/>
          </table:table-cell>
          <table:table-cell table:formula="of:=IF([.B195]=&quot;&quot;;&quot;&quot;;([.B195]+[.C195])-([.B194]+[.C194]))">
            <text:p/>
          </table:table-cell>
          <table:table-cell table:formula="of:=IF([.B195]=&quot;&quot;;&quot;&quot;;SUM([.R185:.R195]))">
            <text:p/>
          </table:table-cell>
          <table:table-cell/>
          <table:table-cell table:formula="of:=IF([.B195]=&quot;&quot;;&quot;&quot;;[.U194])">
            <text:p/>
          </table:table-cell>
          <table:table-cell table:formula="of:=IF([.B195]=&quot;&quot;;&quot;&quot;;IF([.T195]=&quot;?&quot;;&quot;&quot;;IF([.S195]=0;0;[.T195]/[.S195])))">
            <text:p/>
          </table:table-cell>
          <table:table-cell table:formula="of:=IF([.B195]&lt;&gt;&quot;&quot;;IF([.I194]=0;0;[.I195]/[.I194] - 1);IF([.W194]&gt;1.05;[.W194];0.05))" office:value-type="float" office:value="0.05" calcext:value-type="float">
            <text:p>0.0500</text:p>
          </table:table-cell>
          <table:table-cell table:formula="of:=[.X194]" office:value-type="float" office:value="35" calcext:value-type="float">
            <text:p>35</text:p>
          </table:table-cell>
          <table:table-cell table:formula="of:=IF([.B195]&lt;&gt;&quot;&quot;;[.I195];MIN([.X195];[.Y194]*(1 + [.W195])))" office:value-type="float" office:value="35" calcext:value-type="float">
            <text:p>35</text:p>
          </table:table-cell>
          <table:table-cell table:style-name="ce9" table:formula="of:=IF([.B195]&lt;&gt;&quot;&quot;;[.B195]+[.C195];MAX(0; MIN([.O194]*0.2;[.Z194]*POWER(2;1/IF([.Y195]=0;2.4;[.Y195])))))" office:value-type="float" office:value="15348.4735315795" calcext:value-type="float">
            <text:p>15348</text:p>
          </table:table-cell>
          <table:table-cell table:formula="of:=IF([.S195]&lt;&gt;&quot;&quot;;[.S195];[.Z195]-[.Z185])" office:value-type="float" office:value="2757.57803287742" calcext:value-type="float">
            <text:p>2758</text:p>
          </table:table-cell>
          <table:table-cell table:formula="of:=IF(AND([.T195]&lt;&gt;&quot;&quot;; [.T195]&lt;&gt;&quot;?&quot;);[.T195];[.AA195]*IF(COUNT([.V$2:.V195])=0;0;SUM([.V$2:.V195])/COUNT([.V$2:.V195])))" office:value-type="float" office:value="100.126356974506" calcext:value-type="float">
            <text:p>100</text:p>
          </table:table-cell>
          <table:table-cell table:formula="of:=IF([.AB195]&gt;MIN([.AE195];MIN([.AF195];[.AG195]));&quot;!&quot;;&quot;&quot;)">
            <text:p/>
          </table:table-cell>
          <table:table-cell table:formula="of:=[.AD194]" office:value-type="float" office:value="272.657534246575" calcext:value-type="float">
            <text:p>273</text:p>
          </table:table-cell>
          <table:table-cell table:formula="of:=[.AE194]" office:value-type="float" office:value="240" calcext:value-type="float">
            <text:p>240</text:p>
          </table:table-cell>
          <table:table-cell table:formula="of:=[.AF194]" office:value-type="float" office:value="308" calcext:value-type="float">
            <text:p>308</text:p>
          </table:table-cell>
          <table:table-cell table:formula="of:=[.AG194]" office:value-type="float" office:value="3142" calcext:value-type="float">
            <text:p>3142</text:p>
          </table:table-cell>
          <table:table-cell table:formula="of:=[.AH194]" office:value-type="float" office:value="1047310" calcext:value-type="float">
            <text:p>1047310</text:p>
          </table:table-cell>
          <table:table-cell table:formula="of:=[.AI19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5]+1" office:value-type="date" office:date-value="2020-09-25" calcext:value-type="date">
            <text:p>2020-09-25</text:p>
          </table:table-cell>
          <table:table-cell table:number-columns-repeated="3"/>
          <table:table-cell table:formula="of:=IF([.B196]=&quot;&quot;;&quot;&quot;;SUM([.B196:.D196]))">
            <text:p/>
          </table:table-cell>
          <table:table-cell table:formula="of:=IF([.B196]=&quot;&quot;;&quot;&quot;;([.B196]+[.C196])/([.B195]+[.C195]) - 1)">
            <text:p/>
          </table:table-cell>
          <table:table-cell table:formula="of:=IF([.B196]=&quot;&quot;;&quot;&quot;;([.F196]+1)/([.F195]+1) - 1)">
            <text:p/>
          </table:table-cell>
          <table:table-cell table:formula="of:=IF([.B196]=&quot;&quot;;&quot;&quot;;ROUNDDOWN(LOG(([.B196]+[.C196])/([.$B$2]+[.$C$2]);2)))">
            <text:p/>
          </table:table-cell>
          <table:table-cell table:formula="of:=IF([.B196]=&quot;&quot;;&quot;&quot;;1 / LOG(([.B196]+[.C196])/([.B195]+[.C195]);2))">
            <text:p/>
          </table:table-cell>
          <table:table-cell table:formula="of:=IF([.B196]=&quot;&quot;;&quot;&quot;;COUNT([.$A$2:.A196]) / LOG(([.B196]+[.C196])/([.$B$2]+[.$C$2]);2))">
            <text:p/>
          </table:table-cell>
          <table:table-cell table:formula="of:=IF([.B196]=&quot;&quot;;&quot;&quot;;[.E196]-[.E195])">
            <text:p/>
          </table:table-cell>
          <table:table-cell/>
          <table:table-cell table:formula="of:=IF([.B196]=&quot;&quot;;&quot;&quot;;IF([.L196]=&quot;?&quot;;[.B196]+[.C196];[.B196]+[.C196]-[.L196]-[.N196]))">
            <text:p/>
          </table:table-cell>
          <table:table-cell table:formula="of:=IF([.B196]=&quot;&quot;;&quot;&quot;;[.N195])">
            <text:p/>
          </table:table-cell>
          <table:table-cell table:formula="of:=[.O195]" office:value-type="float" office:value="184719.6" calcext:value-type="float">
            <text:p>184720</text:p>
          </table:table-cell>
          <table:table-cell table:style-name="ce8" table:formula="of:=IF([.B196]=&quot;&quot;;&quot;&quot;;IF([.I196]=0;999999;LOG([.O196];2)*[.I196]))">
            <text:p/>
          </table:table-cell>
          <table:table-cell table:formula="of:=IF([.B196]=&quot;&quot;;&quot;&quot;;[.A196]+[.P196])">
            <text:p/>
          </table:table-cell>
          <table:table-cell table:formula="of:=IF([.B196]=&quot;&quot;;&quot;&quot;;([.B196]+[.C196])-([.B195]+[.C195]))">
            <text:p/>
          </table:table-cell>
          <table:table-cell table:formula="of:=IF([.B196]=&quot;&quot;;&quot;&quot;;SUM([.R186:.R196]))">
            <text:p/>
          </table:table-cell>
          <table:table-cell/>
          <table:table-cell table:formula="of:=IF([.B196]=&quot;&quot;;&quot;&quot;;[.U195])">
            <text:p/>
          </table:table-cell>
          <table:table-cell table:formula="of:=IF([.B196]=&quot;&quot;;&quot;&quot;;IF([.T196]=&quot;?&quot;;&quot;&quot;;IF([.S196]=0;0;[.T196]/[.S196])))">
            <text:p/>
          </table:table-cell>
          <table:table-cell table:formula="of:=IF([.B196]&lt;&gt;&quot;&quot;;IF([.I195]=0;0;[.I196]/[.I195] - 1);IF([.W195]&gt;1.05;[.W195];0.05))" office:value-type="float" office:value="0.05" calcext:value-type="float">
            <text:p>0.0500</text:p>
          </table:table-cell>
          <table:table-cell table:formula="of:=[.X195]" office:value-type="float" office:value="35" calcext:value-type="float">
            <text:p>35</text:p>
          </table:table-cell>
          <table:table-cell table:formula="of:=IF([.B196]&lt;&gt;&quot;&quot;;[.I196];MIN([.X196];[.Y195]*(1 + [.W196])))" office:value-type="float" office:value="35" calcext:value-type="float">
            <text:p>35</text:p>
          </table:table-cell>
          <table:table-cell table:style-name="ce9" table:formula="of:=IF([.B196]&lt;&gt;&quot;&quot;;[.B196]+[.C196];MAX(0; MIN([.O195]*0.2;[.Z195]*POWER(2;1/IF([.Y196]=0;2.4;[.Y196])))))" office:value-type="float" office:value="15655.4677043698" calcext:value-type="float">
            <text:p>15655</text:p>
          </table:table-cell>
          <table:table-cell table:formula="of:=IF([.S196]&lt;&gt;&quot;&quot;;[.S196];[.Z196]-[.Z186])" office:value-type="float" office:value="2812.73403163951" calcext:value-type="float">
            <text:p>2813</text:p>
          </table:table-cell>
          <table:table-cell table:formula="of:=IF(AND([.T196]&lt;&gt;&quot;&quot;; [.T196]&lt;&gt;&quot;?&quot;);[.T196];[.AA196]*IF(COUNT([.V$2:.V196])=0;0;SUM([.V$2:.V196])/COUNT([.V$2:.V196])))" office:value-type="float" office:value="102.129045259478" calcext:value-type="float">
            <text:p>102</text:p>
          </table:table-cell>
          <table:table-cell table:formula="of:=IF([.AB196]&gt;MIN([.AE196];MIN([.AF196];[.AG196]));&quot;!&quot;;&quot;&quot;)">
            <text:p/>
          </table:table-cell>
          <table:table-cell table:formula="of:=[.AD195]" office:value-type="float" office:value="272.657534246575" calcext:value-type="float">
            <text:p>273</text:p>
          </table:table-cell>
          <table:table-cell table:formula="of:=[.AE195]" office:value-type="float" office:value="240" calcext:value-type="float">
            <text:p>240</text:p>
          </table:table-cell>
          <table:table-cell table:formula="of:=[.AF195]" office:value-type="float" office:value="308" calcext:value-type="float">
            <text:p>308</text:p>
          </table:table-cell>
          <table:table-cell table:formula="of:=[.AG195]" office:value-type="float" office:value="3142" calcext:value-type="float">
            <text:p>3142</text:p>
          </table:table-cell>
          <table:table-cell table:formula="of:=[.AH195]" office:value-type="float" office:value="1047310" calcext:value-type="float">
            <text:p>1047310</text:p>
          </table:table-cell>
          <table:table-cell table:formula="of:=[.AI19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6]+1" office:value-type="date" office:date-value="2020-09-26" calcext:value-type="date">
            <text:p>2020-09-26</text:p>
          </table:table-cell>
          <table:table-cell table:number-columns-repeated="3"/>
          <table:table-cell table:formula="of:=IF([.B197]=&quot;&quot;;&quot;&quot;;SUM([.B197:.D197]))">
            <text:p/>
          </table:table-cell>
          <table:table-cell table:formula="of:=IF([.B197]=&quot;&quot;;&quot;&quot;;([.B197]+[.C197])/([.B196]+[.C196]) - 1)">
            <text:p/>
          </table:table-cell>
          <table:table-cell table:formula="of:=IF([.B197]=&quot;&quot;;&quot;&quot;;([.F197]+1)/([.F196]+1) - 1)">
            <text:p/>
          </table:table-cell>
          <table:table-cell table:formula="of:=IF([.B197]=&quot;&quot;;&quot;&quot;;ROUNDDOWN(LOG(([.B197]+[.C197])/([.$B$2]+[.$C$2]);2)))">
            <text:p/>
          </table:table-cell>
          <table:table-cell table:formula="of:=IF([.B197]=&quot;&quot;;&quot;&quot;;1 / LOG(([.B197]+[.C197])/([.B196]+[.C196]);2))">
            <text:p/>
          </table:table-cell>
          <table:table-cell table:formula="of:=IF([.B197]=&quot;&quot;;&quot;&quot;;COUNT([.$A$2:.A197]) / LOG(([.B197]+[.C197])/([.$B$2]+[.$C$2]);2))">
            <text:p/>
          </table:table-cell>
          <table:table-cell table:formula="of:=IF([.B197]=&quot;&quot;;&quot;&quot;;[.E197]-[.E196])">
            <text:p/>
          </table:table-cell>
          <table:table-cell/>
          <table:table-cell table:formula="of:=IF([.B197]=&quot;&quot;;&quot;&quot;;IF([.L197]=&quot;?&quot;;[.B197]+[.C197];[.B197]+[.C197]-[.L197]-[.N197]))">
            <text:p/>
          </table:table-cell>
          <table:table-cell table:formula="of:=IF([.B197]=&quot;&quot;;&quot;&quot;;[.N196])">
            <text:p/>
          </table:table-cell>
          <table:table-cell table:formula="of:=[.O196]" office:value-type="float" office:value="184719.6" calcext:value-type="float">
            <text:p>184720</text:p>
          </table:table-cell>
          <table:table-cell table:style-name="ce8" table:formula="of:=IF([.B197]=&quot;&quot;;&quot;&quot;;IF([.I197]=0;999999;LOG([.O197];2)*[.I197]))">
            <text:p/>
          </table:table-cell>
          <table:table-cell table:formula="of:=IF([.B197]=&quot;&quot;;&quot;&quot;;[.A197]+[.P197])">
            <text:p/>
          </table:table-cell>
          <table:table-cell table:formula="of:=IF([.B197]=&quot;&quot;;&quot;&quot;;([.B197]+[.C197])-([.B196]+[.C196]))">
            <text:p/>
          </table:table-cell>
          <table:table-cell table:formula="of:=IF([.B197]=&quot;&quot;;&quot;&quot;;SUM([.R187:.R197]))">
            <text:p/>
          </table:table-cell>
          <table:table-cell/>
          <table:table-cell table:formula="of:=IF([.B197]=&quot;&quot;;&quot;&quot;;[.U196])">
            <text:p/>
          </table:table-cell>
          <table:table-cell table:formula="of:=IF([.B197]=&quot;&quot;;&quot;&quot;;IF([.T197]=&quot;?&quot;;&quot;&quot;;IF([.S197]=0;0;[.T197]/[.S197])))">
            <text:p/>
          </table:table-cell>
          <table:table-cell table:formula="of:=IF([.B197]&lt;&gt;&quot;&quot;;IF([.I196]=0;0;[.I197]/[.I196] - 1);IF([.W196]&gt;1.05;[.W196];0.05))" office:value-type="float" office:value="0.05" calcext:value-type="float">
            <text:p>0.0500</text:p>
          </table:table-cell>
          <table:table-cell table:formula="of:=[.X196]" office:value-type="float" office:value="35" calcext:value-type="float">
            <text:p>35</text:p>
          </table:table-cell>
          <table:table-cell table:formula="of:=IF([.B197]&lt;&gt;&quot;&quot;;[.I197];MIN([.X197];[.Y196]*(1 + [.W197])))" office:value-type="float" office:value="35" calcext:value-type="float">
            <text:p>35</text:p>
          </table:table-cell>
          <table:table-cell table:style-name="ce9" table:formula="of:=IF([.B197]&lt;&gt;&quot;&quot;;[.B197]+[.C197];MAX(0; MIN([.O196]*0.2;[.Z196]*POWER(2;1/IF([.Y197]=0;2.4;[.Y197])))))" office:value-type="float" office:value="15968.6022546988" calcext:value-type="float">
            <text:p>15969</text:p>
          </table:table-cell>
          <table:table-cell table:formula="of:=IF([.S197]&lt;&gt;&quot;&quot;;[.S197];[.Z197]-[.Z187])" office:value-type="float" office:value="2868.99323914608" calcext:value-type="float">
            <text:p>2869</text:p>
          </table:table-cell>
          <table:table-cell table:formula="of:=IF(AND([.T197]&lt;&gt;&quot;&quot;; [.T197]&lt;&gt;&quot;?&quot;);[.T197];[.AA197]*IF(COUNT([.V$2:.V197])=0;0;SUM([.V$2:.V197])/COUNT([.V$2:.V197])))" office:value-type="float" office:value="104.171790533318" calcext:value-type="float">
            <text:p>104</text:p>
          </table:table-cell>
          <table:table-cell table:formula="of:=IF([.AB197]&gt;MIN([.AE197];MIN([.AF197];[.AG197]));&quot;!&quot;;&quot;&quot;)">
            <text:p/>
          </table:table-cell>
          <table:table-cell table:formula="of:=[.AD196]" office:value-type="float" office:value="272.657534246575" calcext:value-type="float">
            <text:p>273</text:p>
          </table:table-cell>
          <table:table-cell table:formula="of:=[.AE196]" office:value-type="float" office:value="240" calcext:value-type="float">
            <text:p>240</text:p>
          </table:table-cell>
          <table:table-cell table:formula="of:=[.AF196]" office:value-type="float" office:value="308" calcext:value-type="float">
            <text:p>308</text:p>
          </table:table-cell>
          <table:table-cell table:formula="of:=[.AG196]" office:value-type="float" office:value="3142" calcext:value-type="float">
            <text:p>3142</text:p>
          </table:table-cell>
          <table:table-cell table:formula="of:=[.AH196]" office:value-type="float" office:value="1047310" calcext:value-type="float">
            <text:p>1047310</text:p>
          </table:table-cell>
          <table:table-cell table:formula="of:=[.AI19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7]+1" office:value-type="date" office:date-value="2020-09-27" calcext:value-type="date">
            <text:p>2020-09-27</text:p>
          </table:table-cell>
          <table:table-cell table:number-columns-repeated="3"/>
          <table:table-cell table:formula="of:=IF([.B198]=&quot;&quot;;&quot;&quot;;SUM([.B198:.D198]))">
            <text:p/>
          </table:table-cell>
          <table:table-cell table:formula="of:=IF([.B198]=&quot;&quot;;&quot;&quot;;([.B198]+[.C198])/([.B197]+[.C197]) - 1)">
            <text:p/>
          </table:table-cell>
          <table:table-cell table:formula="of:=IF([.B198]=&quot;&quot;;&quot;&quot;;([.F198]+1)/([.F197]+1) - 1)">
            <text:p/>
          </table:table-cell>
          <table:table-cell table:formula="of:=IF([.B198]=&quot;&quot;;&quot;&quot;;ROUNDDOWN(LOG(([.B198]+[.C198])/([.$B$2]+[.$C$2]);2)))">
            <text:p/>
          </table:table-cell>
          <table:table-cell table:formula="of:=IF([.B198]=&quot;&quot;;&quot;&quot;;1 / LOG(([.B198]+[.C198])/([.B197]+[.C197]);2))">
            <text:p/>
          </table:table-cell>
          <table:table-cell table:formula="of:=IF([.B198]=&quot;&quot;;&quot;&quot;;COUNT([.$A$2:.A198]) / LOG(([.B198]+[.C198])/([.$B$2]+[.$C$2]);2))">
            <text:p/>
          </table:table-cell>
          <table:table-cell table:formula="of:=IF([.B198]=&quot;&quot;;&quot;&quot;;[.E198]-[.E197])">
            <text:p/>
          </table:table-cell>
          <table:table-cell/>
          <table:table-cell table:formula="of:=IF([.B198]=&quot;&quot;;&quot;&quot;;IF([.L198]=&quot;?&quot;;[.B198]+[.C198];[.B198]+[.C198]-[.L198]-[.N198]))">
            <text:p/>
          </table:table-cell>
          <table:table-cell table:formula="of:=IF([.B198]=&quot;&quot;;&quot;&quot;;[.N197])">
            <text:p/>
          </table:table-cell>
          <table:table-cell table:formula="of:=[.O197]" office:value-type="float" office:value="184719.6" calcext:value-type="float">
            <text:p>184720</text:p>
          </table:table-cell>
          <table:table-cell table:style-name="ce8" table:formula="of:=IF([.B198]=&quot;&quot;;&quot;&quot;;IF([.I198]=0;999999;LOG([.O198];2)*[.I198]))">
            <text:p/>
          </table:table-cell>
          <table:table-cell table:formula="of:=IF([.B198]=&quot;&quot;;&quot;&quot;;[.A198]+[.P198])">
            <text:p/>
          </table:table-cell>
          <table:table-cell table:formula="of:=IF([.B198]=&quot;&quot;;&quot;&quot;;([.B198]+[.C198])-([.B197]+[.C197]))">
            <text:p/>
          </table:table-cell>
          <table:table-cell table:formula="of:=IF([.B198]=&quot;&quot;;&quot;&quot;;SUM([.R188:.R198]))">
            <text:p/>
          </table:table-cell>
          <table:table-cell/>
          <table:table-cell table:formula="of:=IF([.B198]=&quot;&quot;;&quot;&quot;;[.U197])">
            <text:p/>
          </table:table-cell>
          <table:table-cell table:formula="of:=IF([.B198]=&quot;&quot;;&quot;&quot;;IF([.T198]=&quot;?&quot;;&quot;&quot;;IF([.S198]=0;0;[.T198]/[.S198])))">
            <text:p/>
          </table:table-cell>
          <table:table-cell table:formula="of:=IF([.B198]&lt;&gt;&quot;&quot;;IF([.I197]=0;0;[.I198]/[.I197] - 1);IF([.W197]&gt;1.05;[.W197];0.05))" office:value-type="float" office:value="0.05" calcext:value-type="float">
            <text:p>0.0500</text:p>
          </table:table-cell>
          <table:table-cell table:formula="of:=[.X197]" office:value-type="float" office:value="35" calcext:value-type="float">
            <text:p>35</text:p>
          </table:table-cell>
          <table:table-cell table:formula="of:=IF([.B198]&lt;&gt;&quot;&quot;;[.I198];MIN([.X198];[.Y197]*(1 + [.W198])))" office:value-type="float" office:value="35" calcext:value-type="float">
            <text:p>35</text:p>
          </table:table-cell>
          <table:table-cell table:style-name="ce9" table:formula="of:=IF([.B198]&lt;&gt;&quot;&quot;;[.B198]+[.C198];MAX(0; MIN([.O197]*0.2;[.Z197]*POWER(2;1/IF([.Y198]=0;2.4;[.Y198])))))" office:value-type="float" office:value="16287.9999999998" calcext:value-type="float">
            <text:p>16288</text:p>
          </table:table-cell>
          <table:table-cell table:formula="of:=IF([.S198]&lt;&gt;&quot;&quot;;[.S198];[.Z198]-[.Z188])" office:value-type="float" office:value="2926.37772134754" calcext:value-type="float">
            <text:p>2926</text:p>
          </table:table-cell>
          <table:table-cell table:formula="of:=IF(AND([.T198]&lt;&gt;&quot;&quot;; [.T198]&lt;&gt;&quot;?&quot;);[.T198];[.AA198]*IF(COUNT([.V$2:.V198])=0;0;SUM([.V$2:.V198])/COUNT([.V$2:.V198])))" office:value-type="float" office:value="106.255394000272" calcext:value-type="float">
            <text:p>106</text:p>
          </table:table-cell>
          <table:table-cell table:formula="of:=IF([.AB198]&gt;MIN([.AE198];MIN([.AF198];[.AG198]));&quot;!&quot;;&quot;&quot;)">
            <text:p/>
          </table:table-cell>
          <table:table-cell table:formula="of:=[.AD197]" office:value-type="float" office:value="272.657534246575" calcext:value-type="float">
            <text:p>273</text:p>
          </table:table-cell>
          <table:table-cell table:formula="of:=[.AE197]" office:value-type="float" office:value="240" calcext:value-type="float">
            <text:p>240</text:p>
          </table:table-cell>
          <table:table-cell table:formula="of:=[.AF197]" office:value-type="float" office:value="308" calcext:value-type="float">
            <text:p>308</text:p>
          </table:table-cell>
          <table:table-cell table:formula="of:=[.AG197]" office:value-type="float" office:value="3142" calcext:value-type="float">
            <text:p>3142</text:p>
          </table:table-cell>
          <table:table-cell table:formula="of:=[.AH197]" office:value-type="float" office:value="1047310" calcext:value-type="float">
            <text:p>1047310</text:p>
          </table:table-cell>
          <table:table-cell table:formula="of:=[.AI19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8]+1" office:value-type="date" office:date-value="2020-09-28" calcext:value-type="date">
            <text:p>2020-09-28</text:p>
          </table:table-cell>
          <table:table-cell table:number-columns-repeated="3"/>
          <table:table-cell table:formula="of:=IF([.B199]=&quot;&quot;;&quot;&quot;;SUM([.B199:.D199]))">
            <text:p/>
          </table:table-cell>
          <table:table-cell table:formula="of:=IF([.B199]=&quot;&quot;;&quot;&quot;;([.B199]+[.C199])/([.B198]+[.C198]) - 1)">
            <text:p/>
          </table:table-cell>
          <table:table-cell table:formula="of:=IF([.B199]=&quot;&quot;;&quot;&quot;;([.F199]+1)/([.F198]+1) - 1)">
            <text:p/>
          </table:table-cell>
          <table:table-cell table:formula="of:=IF([.B199]=&quot;&quot;;&quot;&quot;;ROUNDDOWN(LOG(([.B199]+[.C199])/([.$B$2]+[.$C$2]);2)))">
            <text:p/>
          </table:table-cell>
          <table:table-cell table:formula="of:=IF([.B199]=&quot;&quot;;&quot;&quot;;1 / LOG(([.B199]+[.C199])/([.B198]+[.C198]);2))">
            <text:p/>
          </table:table-cell>
          <table:table-cell table:formula="of:=IF([.B199]=&quot;&quot;;&quot;&quot;;COUNT([.$A$2:.A199]) / LOG(([.B199]+[.C199])/([.$B$2]+[.$C$2]);2))">
            <text:p/>
          </table:table-cell>
          <table:table-cell table:formula="of:=IF([.B199]=&quot;&quot;;&quot;&quot;;[.E199]-[.E198])">
            <text:p/>
          </table:table-cell>
          <table:table-cell/>
          <table:table-cell table:formula="of:=IF([.B199]=&quot;&quot;;&quot;&quot;;IF([.L199]=&quot;?&quot;;[.B199]+[.C199];[.B199]+[.C199]-[.L199]-[.N199]))">
            <text:p/>
          </table:table-cell>
          <table:table-cell table:formula="of:=IF([.B199]=&quot;&quot;;&quot;&quot;;[.N198])">
            <text:p/>
          </table:table-cell>
          <table:table-cell table:formula="of:=[.O198]" office:value-type="float" office:value="184719.6" calcext:value-type="float">
            <text:p>184720</text:p>
          </table:table-cell>
          <table:table-cell table:style-name="ce8" table:formula="of:=IF([.B199]=&quot;&quot;;&quot;&quot;;IF([.I199]=0;999999;LOG([.O199];2)*[.I199]))">
            <text:p/>
          </table:table-cell>
          <table:table-cell table:formula="of:=IF([.B199]=&quot;&quot;;&quot;&quot;;[.A199]+[.P199])">
            <text:p/>
          </table:table-cell>
          <table:table-cell table:formula="of:=IF([.B199]=&quot;&quot;;&quot;&quot;;([.B199]+[.C199])-([.B198]+[.C198]))">
            <text:p/>
          </table:table-cell>
          <table:table-cell table:formula="of:=IF([.B199]=&quot;&quot;;&quot;&quot;;SUM([.R189:.R199]))">
            <text:p/>
          </table:table-cell>
          <table:table-cell/>
          <table:table-cell table:formula="of:=IF([.B199]=&quot;&quot;;&quot;&quot;;[.U198])">
            <text:p/>
          </table:table-cell>
          <table:table-cell table:formula="of:=IF([.B199]=&quot;&quot;;&quot;&quot;;IF([.T199]=&quot;?&quot;;&quot;&quot;;IF([.S199]=0;0;[.T199]/[.S199])))">
            <text:p/>
          </table:table-cell>
          <table:table-cell table:formula="of:=IF([.B199]&lt;&gt;&quot;&quot;;IF([.I198]=0;0;[.I199]/[.I198] - 1);IF([.W198]&gt;1.05;[.W198];0.05))" office:value-type="float" office:value="0.05" calcext:value-type="float">
            <text:p>0.0500</text:p>
          </table:table-cell>
          <table:table-cell table:formula="of:=[.X198]" office:value-type="float" office:value="35" calcext:value-type="float">
            <text:p>35</text:p>
          </table:table-cell>
          <table:table-cell table:formula="of:=IF([.B199]&lt;&gt;&quot;&quot;;[.I199];MIN([.X199];[.Y198]*(1 + [.W199])))" office:value-type="float" office:value="35" calcext:value-type="float">
            <text:p>35</text:p>
          </table:table-cell>
          <table:table-cell table:style-name="ce9" table:formula="of:=IF([.B199]&lt;&gt;&quot;&quot;;[.B199]+[.C199];MAX(0; MIN([.O198]*0.2;[.Z198]*POWER(2;1/IF([.Y199]=0;2.4;[.Y199])))))" office:value-type="float" office:value="16613.7862142522" calcext:value-type="float">
            <text:p>16614</text:p>
          </table:table-cell>
          <table:table-cell table:formula="of:=IF([.S199]&lt;&gt;&quot;&quot;;[.S199];[.Z199]-[.Z189])" office:value-type="float" office:value="2984.90998554883" calcext:value-type="float">
            <text:p>2985</text:p>
          </table:table-cell>
          <table:table-cell table:formula="of:=IF(AND([.T199]&lt;&gt;&quot;&quot;; [.T199]&lt;&gt;&quot;?&quot;);[.T199];[.AA199]*IF(COUNT([.V$2:.V199])=0;0;SUM([.V$2:.V199])/COUNT([.V$2:.V199])))" office:value-type="float" office:value="108.380672889961" calcext:value-type="float">
            <text:p>108</text:p>
          </table:table-cell>
          <table:table-cell table:formula="of:=IF([.AB199]&gt;MIN([.AE199];MIN([.AF199];[.AG199]));&quot;!&quot;;&quot;&quot;)">
            <text:p/>
          </table:table-cell>
          <table:table-cell table:formula="of:=[.AD198]" office:value-type="float" office:value="272.657534246575" calcext:value-type="float">
            <text:p>273</text:p>
          </table:table-cell>
          <table:table-cell table:formula="of:=[.AE198]" office:value-type="float" office:value="240" calcext:value-type="float">
            <text:p>240</text:p>
          </table:table-cell>
          <table:table-cell table:formula="of:=[.AF198]" office:value-type="float" office:value="308" calcext:value-type="float">
            <text:p>308</text:p>
          </table:table-cell>
          <table:table-cell table:formula="of:=[.AG198]" office:value-type="float" office:value="3142" calcext:value-type="float">
            <text:p>3142</text:p>
          </table:table-cell>
          <table:table-cell table:formula="of:=[.AH198]" office:value-type="float" office:value="1047310" calcext:value-type="float">
            <text:p>1047310</text:p>
          </table:table-cell>
          <table:table-cell table:formula="of:=[.AI19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199]+1" office:value-type="date" office:date-value="2020-09-29" calcext:value-type="date">
            <text:p>2020-09-29</text:p>
          </table:table-cell>
          <table:table-cell table:number-columns-repeated="3"/>
          <table:table-cell table:formula="of:=IF([.B200]=&quot;&quot;;&quot;&quot;;SUM([.B200:.D200]))">
            <text:p/>
          </table:table-cell>
          <table:table-cell table:formula="of:=IF([.B200]=&quot;&quot;;&quot;&quot;;([.B200]+[.C200])/([.B199]+[.C199]) - 1)">
            <text:p/>
          </table:table-cell>
          <table:table-cell table:formula="of:=IF([.B200]=&quot;&quot;;&quot;&quot;;([.F200]+1)/([.F199]+1) - 1)">
            <text:p/>
          </table:table-cell>
          <table:table-cell table:formula="of:=IF([.B200]=&quot;&quot;;&quot;&quot;;ROUNDDOWN(LOG(([.B200]+[.C200])/([.$B$2]+[.$C$2]);2)))">
            <text:p/>
          </table:table-cell>
          <table:table-cell table:formula="of:=IF([.B200]=&quot;&quot;;&quot;&quot;;1 / LOG(([.B200]+[.C200])/([.B199]+[.C199]);2))">
            <text:p/>
          </table:table-cell>
          <table:table-cell table:formula="of:=IF([.B200]=&quot;&quot;;&quot;&quot;;COUNT([.$A$2:.A200]) / LOG(([.B200]+[.C200])/([.$B$2]+[.$C$2]);2))">
            <text:p/>
          </table:table-cell>
          <table:table-cell table:formula="of:=IF([.B200]=&quot;&quot;;&quot;&quot;;[.E200]-[.E199])">
            <text:p/>
          </table:table-cell>
          <table:table-cell/>
          <table:table-cell table:formula="of:=IF([.B200]=&quot;&quot;;&quot;&quot;;IF([.L200]=&quot;?&quot;;[.B200]+[.C200];[.B200]+[.C200]-[.L200]-[.N200]))">
            <text:p/>
          </table:table-cell>
          <table:table-cell table:formula="of:=IF([.B200]=&quot;&quot;;&quot;&quot;;[.N199])">
            <text:p/>
          </table:table-cell>
          <table:table-cell table:formula="of:=[.O199]" office:value-type="float" office:value="184719.6" calcext:value-type="float">
            <text:p>184720</text:p>
          </table:table-cell>
          <table:table-cell table:style-name="ce8" table:formula="of:=IF([.B200]=&quot;&quot;;&quot;&quot;;IF([.I200]=0;999999;LOG([.O200];2)*[.I200]))">
            <text:p/>
          </table:table-cell>
          <table:table-cell table:formula="of:=IF([.B200]=&quot;&quot;;&quot;&quot;;[.A200]+[.P200])">
            <text:p/>
          </table:table-cell>
          <table:table-cell table:formula="of:=IF([.B200]=&quot;&quot;;&quot;&quot;;([.B200]+[.C200])-([.B199]+[.C199]))">
            <text:p/>
          </table:table-cell>
          <table:table-cell table:formula="of:=IF([.B200]=&quot;&quot;;&quot;&quot;;SUM([.R190:.R200]))">
            <text:p/>
          </table:table-cell>
          <table:table-cell/>
          <table:table-cell table:formula="of:=IF([.B200]=&quot;&quot;;&quot;&quot;;[.U199])">
            <text:p/>
          </table:table-cell>
          <table:table-cell table:formula="of:=IF([.B200]=&quot;&quot;;&quot;&quot;;IF([.T200]=&quot;?&quot;;&quot;&quot;;IF([.S200]=0;0;[.T200]/[.S200])))">
            <text:p/>
          </table:table-cell>
          <table:table-cell table:formula="of:=IF([.B200]&lt;&gt;&quot;&quot;;IF([.I199]=0;0;[.I200]/[.I199] - 1);IF([.W199]&gt;1.05;[.W199];0.05))" office:value-type="float" office:value="0.05" calcext:value-type="float">
            <text:p>0.0500</text:p>
          </table:table-cell>
          <table:table-cell table:formula="of:=[.X199]" office:value-type="float" office:value="35" calcext:value-type="float">
            <text:p>35</text:p>
          </table:table-cell>
          <table:table-cell table:formula="of:=IF([.B200]&lt;&gt;&quot;&quot;;[.I200];MIN([.X200];[.Y199]*(1 + [.W200])))" office:value-type="float" office:value="35" calcext:value-type="float">
            <text:p>35</text:p>
          </table:table-cell>
          <table:table-cell table:style-name="ce9" table:formula="of:=IF([.B200]&lt;&gt;&quot;&quot;;[.B200]+[.C200];MAX(0; MIN([.O199]*0.2;[.Z199]*POWER(2;1/IF([.Y200]=0;2.4;[.Y200])))))" office:value-type="float" office:value="16946.088677117" calcext:value-type="float">
            <text:p>16946</text:p>
          </table:table-cell>
          <table:table-cell table:formula="of:=IF([.S200]&lt;&gt;&quot;&quot;;[.S200];[.Z200]-[.Z190])" office:value-type="float" office:value="3044.61298923721" calcext:value-type="float">
            <text:p>3045</text:p>
          </table:table-cell>
          <table:table-cell table:formula="of:=IF(AND([.T200]&lt;&gt;&quot;&quot;; [.T200]&lt;&gt;&quot;?&quot;);[.T200];[.AA200]*IF(COUNT([.V$2:.V200])=0;0;SUM([.V$2:.V200])/COUNT([.V$2:.V200])))" office:value-type="float" office:value="110.548460777913" calcext:value-type="float">
            <text:p>111</text:p>
          </table:table-cell>
          <table:table-cell table:formula="of:=IF([.AB200]&gt;MIN([.AE200];MIN([.AF200];[.AG200]));&quot;!&quot;;&quot;&quot;)">
            <text:p/>
          </table:table-cell>
          <table:table-cell table:formula="of:=[.AD199]" office:value-type="float" office:value="272.657534246575" calcext:value-type="float">
            <text:p>273</text:p>
          </table:table-cell>
          <table:table-cell table:formula="of:=[.AE199]" office:value-type="float" office:value="240" calcext:value-type="float">
            <text:p>240</text:p>
          </table:table-cell>
          <table:table-cell table:formula="of:=[.AF199]" office:value-type="float" office:value="308" calcext:value-type="float">
            <text:p>308</text:p>
          </table:table-cell>
          <table:table-cell table:formula="of:=[.AG199]" office:value-type="float" office:value="3142" calcext:value-type="float">
            <text:p>3142</text:p>
          </table:table-cell>
          <table:table-cell table:formula="of:=[.AH199]" office:value-type="float" office:value="1047310" calcext:value-type="float">
            <text:p>1047310</text:p>
          </table:table-cell>
          <table:table-cell table:formula="of:=[.AI19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0]+1" office:value-type="date" office:date-value="2020-09-30" calcext:value-type="date">
            <text:p>2020-09-30</text:p>
          </table:table-cell>
          <table:table-cell table:number-columns-repeated="3"/>
          <table:table-cell table:formula="of:=IF([.B201]=&quot;&quot;;&quot;&quot;;SUM([.B201:.D201]))">
            <text:p/>
          </table:table-cell>
          <table:table-cell table:formula="of:=IF([.B201]=&quot;&quot;;&quot;&quot;;([.B201]+[.C201])/([.B200]+[.C200]) - 1)">
            <text:p/>
          </table:table-cell>
          <table:table-cell table:formula="of:=IF([.B201]=&quot;&quot;;&quot;&quot;;([.F201]+1)/([.F200]+1) - 1)">
            <text:p/>
          </table:table-cell>
          <table:table-cell table:formula="of:=IF([.B201]=&quot;&quot;;&quot;&quot;;ROUNDDOWN(LOG(([.B201]+[.C201])/([.$B$2]+[.$C$2]);2)))">
            <text:p/>
          </table:table-cell>
          <table:table-cell table:formula="of:=IF([.B201]=&quot;&quot;;&quot;&quot;;1 / LOG(([.B201]+[.C201])/([.B200]+[.C200]);2))">
            <text:p/>
          </table:table-cell>
          <table:table-cell table:formula="of:=IF([.B201]=&quot;&quot;;&quot;&quot;;COUNT([.$A$2:.A201]) / LOG(([.B201]+[.C201])/([.$B$2]+[.$C$2]);2))">
            <text:p/>
          </table:table-cell>
          <table:table-cell table:formula="of:=IF([.B201]=&quot;&quot;;&quot;&quot;;[.E201]-[.E200])">
            <text:p/>
          </table:table-cell>
          <table:table-cell/>
          <table:table-cell table:formula="of:=IF([.B201]=&quot;&quot;;&quot;&quot;;IF([.L201]=&quot;?&quot;;[.B201]+[.C201];[.B201]+[.C201]-[.L201]-[.N201]))">
            <text:p/>
          </table:table-cell>
          <table:table-cell table:formula="of:=IF([.B201]=&quot;&quot;;&quot;&quot;;[.N200])">
            <text:p/>
          </table:table-cell>
          <table:table-cell table:formula="of:=[.O200]" office:value-type="float" office:value="184719.6" calcext:value-type="float">
            <text:p>184720</text:p>
          </table:table-cell>
          <table:table-cell table:style-name="ce8" table:formula="of:=IF([.B201]=&quot;&quot;;&quot;&quot;;IF([.I201]=0;999999;LOG([.O201];2)*[.I201]))">
            <text:p/>
          </table:table-cell>
          <table:table-cell table:formula="of:=IF([.B201]=&quot;&quot;;&quot;&quot;;[.A201]+[.P201])">
            <text:p/>
          </table:table-cell>
          <table:table-cell table:formula="of:=IF([.B201]=&quot;&quot;;&quot;&quot;;([.B201]+[.C201])-([.B200]+[.C200]))">
            <text:p/>
          </table:table-cell>
          <table:table-cell table:formula="of:=IF([.B201]=&quot;&quot;;&quot;&quot;;SUM([.R191:.R201]))">
            <text:p/>
          </table:table-cell>
          <table:table-cell/>
          <table:table-cell table:formula="of:=IF([.B201]=&quot;&quot;;&quot;&quot;;[.U200])">
            <text:p/>
          </table:table-cell>
          <table:table-cell table:formula="of:=IF([.B201]=&quot;&quot;;&quot;&quot;;IF([.T201]=&quot;?&quot;;&quot;&quot;;IF([.S201]=0;0;[.T201]/[.S201])))">
            <text:p/>
          </table:table-cell>
          <table:table-cell table:formula="of:=IF([.B201]&lt;&gt;&quot;&quot;;IF([.I200]=0;0;[.I201]/[.I200] - 1);IF([.W200]&gt;1.05;[.W200];0.05))" office:value-type="float" office:value="0.05" calcext:value-type="float">
            <text:p>0.0500</text:p>
          </table:table-cell>
          <table:table-cell table:formula="of:=[.X200]" office:value-type="float" office:value="35" calcext:value-type="float">
            <text:p>35</text:p>
          </table:table-cell>
          <table:table-cell table:formula="of:=IF([.B201]&lt;&gt;&quot;&quot;;[.I201];MIN([.X201];[.Y200]*(1 + [.W201])))" office:value-type="float" office:value="35" calcext:value-type="float">
            <text:p>35</text:p>
          </table:table-cell>
          <table:table-cell table:style-name="ce9" table:formula="of:=IF([.B201]&lt;&gt;&quot;&quot;;[.B201]+[.C201];MAX(0; MIN([.O200]*0.2;[.Z200]*POWER(2;1/IF([.Y201]=0;2.4;[.Y201])))))" office:value-type="float" office:value="17285.0377240537" calcext:value-type="float">
            <text:p>17285</text:p>
          </table:table-cell>
          <table:table-cell table:formula="of:=IF([.S201]&lt;&gt;&quot;&quot;;[.S201];[.Z201]-[.Z191])" office:value-type="float" office:value="3105.51014908664" calcext:value-type="float">
            <text:p>3106</text:p>
          </table:table-cell>
          <table:table-cell table:formula="of:=IF(AND([.T201]&lt;&gt;&quot;&quot;; [.T201]&lt;&gt;&quot;?&quot;);[.T201];[.AA201]*IF(COUNT([.V$2:.V201])=0;0;SUM([.V$2:.V201])/COUNT([.V$2:.V201])))" office:value-type="float" office:value="112.759607912508" calcext:value-type="float">
            <text:p>113</text:p>
          </table:table-cell>
          <table:table-cell table:formula="of:=IF([.AB201]&gt;MIN([.AE201];MIN([.AF201];[.AG201]));&quot;!&quot;;&quot;&quot;)">
            <text:p/>
          </table:table-cell>
          <table:table-cell table:formula="of:=[.AD200]" office:value-type="float" office:value="272.657534246575" calcext:value-type="float">
            <text:p>273</text:p>
          </table:table-cell>
          <table:table-cell table:formula="of:=[.AE200]" office:value-type="float" office:value="240" calcext:value-type="float">
            <text:p>240</text:p>
          </table:table-cell>
          <table:table-cell table:formula="of:=[.AF200]" office:value-type="float" office:value="308" calcext:value-type="float">
            <text:p>308</text:p>
          </table:table-cell>
          <table:table-cell table:formula="of:=[.AG200]" office:value-type="float" office:value="3142" calcext:value-type="float">
            <text:p>3142</text:p>
          </table:table-cell>
          <table:table-cell table:formula="of:=[.AH200]" office:value-type="float" office:value="1047310" calcext:value-type="float">
            <text:p>1047310</text:p>
          </table:table-cell>
          <table:table-cell table:formula="of:=[.AI20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1]+1" office:value-type="date" office:date-value="2020-10-01" calcext:value-type="date">
            <text:p>2020-10-01</text:p>
          </table:table-cell>
          <table:table-cell table:number-columns-repeated="3"/>
          <table:table-cell table:formula="of:=IF([.B202]=&quot;&quot;;&quot;&quot;;SUM([.B202:.D202]))">
            <text:p/>
          </table:table-cell>
          <table:table-cell table:formula="of:=IF([.B202]=&quot;&quot;;&quot;&quot;;([.B202]+[.C202])/([.B201]+[.C201]) - 1)">
            <text:p/>
          </table:table-cell>
          <table:table-cell table:formula="of:=IF([.B202]=&quot;&quot;;&quot;&quot;;([.F202]+1)/([.F201]+1) - 1)">
            <text:p/>
          </table:table-cell>
          <table:table-cell table:formula="of:=IF([.B202]=&quot;&quot;;&quot;&quot;;ROUNDDOWN(LOG(([.B202]+[.C202])/([.$B$2]+[.$C$2]);2)))">
            <text:p/>
          </table:table-cell>
          <table:table-cell table:formula="of:=IF([.B202]=&quot;&quot;;&quot;&quot;;1 / LOG(([.B202]+[.C202])/([.B201]+[.C201]);2))">
            <text:p/>
          </table:table-cell>
          <table:table-cell table:formula="of:=IF([.B202]=&quot;&quot;;&quot;&quot;;COUNT([.$A$2:.A202]) / LOG(([.B202]+[.C202])/([.$B$2]+[.$C$2]);2))">
            <text:p/>
          </table:table-cell>
          <table:table-cell table:formula="of:=IF([.B202]=&quot;&quot;;&quot;&quot;;[.E202]-[.E201])">
            <text:p/>
          </table:table-cell>
          <table:table-cell/>
          <table:table-cell table:formula="of:=IF([.B202]=&quot;&quot;;&quot;&quot;;IF([.L202]=&quot;?&quot;;[.B202]+[.C202];[.B202]+[.C202]-[.L202]-[.N202]))">
            <text:p/>
          </table:table-cell>
          <table:table-cell table:formula="of:=IF([.B202]=&quot;&quot;;&quot;&quot;;[.N201])">
            <text:p/>
          </table:table-cell>
          <table:table-cell table:formula="of:=[.O201]" office:value-type="float" office:value="184719.6" calcext:value-type="float">
            <text:p>184720</text:p>
          </table:table-cell>
          <table:table-cell table:style-name="ce8" table:formula="of:=IF([.B202]=&quot;&quot;;&quot;&quot;;IF([.I202]=0;999999;LOG([.O202];2)*[.I202]))">
            <text:p/>
          </table:table-cell>
          <table:table-cell table:formula="of:=IF([.B202]=&quot;&quot;;&quot;&quot;;[.A202]+[.P202])">
            <text:p/>
          </table:table-cell>
          <table:table-cell table:formula="of:=IF([.B202]=&quot;&quot;;&quot;&quot;;([.B202]+[.C202])-([.B201]+[.C201]))">
            <text:p/>
          </table:table-cell>
          <table:table-cell table:formula="of:=IF([.B202]=&quot;&quot;;&quot;&quot;;SUM([.R192:.R202]))">
            <text:p/>
          </table:table-cell>
          <table:table-cell/>
          <table:table-cell table:formula="of:=IF([.B202]=&quot;&quot;;&quot;&quot;;[.U201])">
            <text:p/>
          </table:table-cell>
          <table:table-cell table:formula="of:=IF([.B202]=&quot;&quot;;&quot;&quot;;IF([.T202]=&quot;?&quot;;&quot;&quot;;IF([.S202]=0;0;[.T202]/[.S202])))">
            <text:p/>
          </table:table-cell>
          <table:table-cell table:formula="of:=IF([.B202]&lt;&gt;&quot;&quot;;IF([.I201]=0;0;[.I202]/[.I201] - 1);IF([.W201]&gt;1.05;[.W201];0.05))" office:value-type="float" office:value="0.05" calcext:value-type="float">
            <text:p>0.0500</text:p>
          </table:table-cell>
          <table:table-cell table:formula="of:=[.X201]" office:value-type="float" office:value="35" calcext:value-type="float">
            <text:p>35</text:p>
          </table:table-cell>
          <table:table-cell table:formula="of:=IF([.B202]&lt;&gt;&quot;&quot;;[.I202];MIN([.X202];[.Y201]*(1 + [.W202])))" office:value-type="float" office:value="35" calcext:value-type="float">
            <text:p>35</text:p>
          </table:table-cell>
          <table:table-cell table:style-name="ce9" table:formula="of:=IF([.B202]&lt;&gt;&quot;&quot;;[.B202]+[.C202];MAX(0; MIN([.O201]*0.2;[.Z201]*POWER(2;1/IF([.Y202]=0;2.4;[.Y202])))))" office:value-type="float" office:value="17630.7662974409" calcext:value-type="float">
            <text:p>17631</text:p>
          </table:table-cell>
          <table:table-cell table:formula="of:=IF([.S202]&lt;&gt;&quot;&quot;;[.S202];[.Z202]-[.Z192])" office:value-type="float" office:value="3167.62535014224" calcext:value-type="float">
            <text:p>3168</text:p>
          </table:table-cell>
          <table:table-cell table:formula="of:=IF(AND([.T202]&lt;&gt;&quot;&quot;; [.T202]&lt;&gt;&quot;?&quot;);[.T202];[.AA202]*IF(COUNT([.V$2:.V202])=0;0;SUM([.V$2:.V202])/COUNT([.V$2:.V202])))" office:value-type="float" office:value="115.014981548461" calcext:value-type="float">
            <text:p>115</text:p>
          </table:table-cell>
          <table:table-cell table:formula="of:=IF([.AB202]&gt;MIN([.AE202];MIN([.AF202];[.AG202]));&quot;!&quot;;&quot;&quot;)">
            <text:p/>
          </table:table-cell>
          <table:table-cell table:formula="of:=[.AD201]" office:value-type="float" office:value="272.657534246575" calcext:value-type="float">
            <text:p>273</text:p>
          </table:table-cell>
          <table:table-cell table:formula="of:=[.AE201]" office:value-type="float" office:value="240" calcext:value-type="float">
            <text:p>240</text:p>
          </table:table-cell>
          <table:table-cell table:formula="of:=[.AF201]" office:value-type="float" office:value="308" calcext:value-type="float">
            <text:p>308</text:p>
          </table:table-cell>
          <table:table-cell table:formula="of:=[.AG201]" office:value-type="float" office:value="3142" calcext:value-type="float">
            <text:p>3142</text:p>
          </table:table-cell>
          <table:table-cell table:formula="of:=[.AH201]" office:value-type="float" office:value="1047310" calcext:value-type="float">
            <text:p>1047310</text:p>
          </table:table-cell>
          <table:table-cell table:formula="of:=[.AI20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2]+1" office:value-type="date" office:date-value="2020-10-02" calcext:value-type="date">
            <text:p>2020-10-02</text:p>
          </table:table-cell>
          <table:table-cell table:number-columns-repeated="3"/>
          <table:table-cell table:formula="of:=IF([.B203]=&quot;&quot;;&quot;&quot;;SUM([.B203:.D203]))">
            <text:p/>
          </table:table-cell>
          <table:table-cell table:formula="of:=IF([.B203]=&quot;&quot;;&quot;&quot;;([.B203]+[.C203])/([.B202]+[.C202]) - 1)">
            <text:p/>
          </table:table-cell>
          <table:table-cell table:formula="of:=IF([.B203]=&quot;&quot;;&quot;&quot;;([.F203]+1)/([.F202]+1) - 1)">
            <text:p/>
          </table:table-cell>
          <table:table-cell table:formula="of:=IF([.B203]=&quot;&quot;;&quot;&quot;;ROUNDDOWN(LOG(([.B203]+[.C203])/([.$B$2]+[.$C$2]);2)))">
            <text:p/>
          </table:table-cell>
          <table:table-cell table:formula="of:=IF([.B203]=&quot;&quot;;&quot;&quot;;1 / LOG(([.B203]+[.C203])/([.B202]+[.C202]);2))">
            <text:p/>
          </table:table-cell>
          <table:table-cell table:formula="of:=IF([.B203]=&quot;&quot;;&quot;&quot;;COUNT([.$A$2:.A203]) / LOG(([.B203]+[.C203])/([.$B$2]+[.$C$2]);2))">
            <text:p/>
          </table:table-cell>
          <table:table-cell table:formula="of:=IF([.B203]=&quot;&quot;;&quot;&quot;;[.E203]-[.E202])">
            <text:p/>
          </table:table-cell>
          <table:table-cell/>
          <table:table-cell table:formula="of:=IF([.B203]=&quot;&quot;;&quot;&quot;;IF([.L203]=&quot;?&quot;;[.B203]+[.C203];[.B203]+[.C203]-[.L203]-[.N203]))">
            <text:p/>
          </table:table-cell>
          <table:table-cell table:formula="of:=IF([.B203]=&quot;&quot;;&quot;&quot;;[.N202])">
            <text:p/>
          </table:table-cell>
          <table:table-cell table:formula="of:=[.O202]" office:value-type="float" office:value="184719.6" calcext:value-type="float">
            <text:p>184720</text:p>
          </table:table-cell>
          <table:table-cell table:style-name="ce8" table:formula="of:=IF([.B203]=&quot;&quot;;&quot;&quot;;IF([.I203]=0;999999;LOG([.O203];2)*[.I203]))">
            <text:p/>
          </table:table-cell>
          <table:table-cell table:formula="of:=IF([.B203]=&quot;&quot;;&quot;&quot;;[.A203]+[.P203])">
            <text:p/>
          </table:table-cell>
          <table:table-cell table:formula="of:=IF([.B203]=&quot;&quot;;&quot;&quot;;([.B203]+[.C203])-([.B202]+[.C202]))">
            <text:p/>
          </table:table-cell>
          <table:table-cell table:formula="of:=IF([.B203]=&quot;&quot;;&quot;&quot;;SUM([.R193:.R203]))">
            <text:p/>
          </table:table-cell>
          <table:table-cell/>
          <table:table-cell table:formula="of:=IF([.B203]=&quot;&quot;;&quot;&quot;;[.U202])">
            <text:p/>
          </table:table-cell>
          <table:table-cell table:formula="of:=IF([.B203]=&quot;&quot;;&quot;&quot;;IF([.T203]=&quot;?&quot;;&quot;&quot;;IF([.S203]=0;0;[.T203]/[.S203])))">
            <text:p/>
          </table:table-cell>
          <table:table-cell table:formula="of:=IF([.B203]&lt;&gt;&quot;&quot;;IF([.I202]=0;0;[.I203]/[.I202] - 1);IF([.W202]&gt;1.05;[.W202];0.05))" office:value-type="float" office:value="0.05" calcext:value-type="float">
            <text:p>0.0500</text:p>
          </table:table-cell>
          <table:table-cell table:formula="of:=[.X202]" office:value-type="float" office:value="35" calcext:value-type="float">
            <text:p>35</text:p>
          </table:table-cell>
          <table:table-cell table:formula="of:=IF([.B203]&lt;&gt;&quot;&quot;;[.I203];MIN([.X203];[.Y202]*(1 + [.W203])))" office:value-type="float" office:value="35" calcext:value-type="float">
            <text:p>35</text:p>
          </table:table-cell>
          <table:table-cell table:style-name="ce9" table:formula="of:=IF([.B203]&lt;&gt;&quot;&quot;;[.B203]+[.C203];MAX(0; MIN([.O202]*0.2;[.Z202]*POWER(2;1/IF([.Y203]=0;2.4;[.Y203])))))" office:value-type="float" office:value="17983.4099987188" calcext:value-type="float">
            <text:p>17983</text:p>
          </table:table-cell>
          <table:table-cell table:formula="of:=IF([.S203]&lt;&gt;&quot;&quot;;[.S203];[.Z203]-[.Z193])" office:value-type="float" office:value="3230.98295518847" calcext:value-type="float">
            <text:p>3231</text:p>
          </table:table-cell>
          <table:table-cell table:formula="of:=IF(AND([.T203]&lt;&gt;&quot;&quot;; [.T203]&lt;&gt;&quot;?&quot;);[.T203];[.AA203]*IF(COUNT([.V$2:.V203])=0;0;SUM([.V$2:.V203])/COUNT([.V$2:.V203])))" office:value-type="float" office:value="117.31546628698" calcext:value-type="float">
            <text:p>117</text:p>
          </table:table-cell>
          <table:table-cell table:formula="of:=IF([.AB203]&gt;MIN([.AE203];MIN([.AF203];[.AG203]));&quot;!&quot;;&quot;&quot;)">
            <text:p/>
          </table:table-cell>
          <table:table-cell table:formula="of:=[.AD202]" office:value-type="float" office:value="272.657534246575" calcext:value-type="float">
            <text:p>273</text:p>
          </table:table-cell>
          <table:table-cell table:formula="of:=[.AE202]" office:value-type="float" office:value="240" calcext:value-type="float">
            <text:p>240</text:p>
          </table:table-cell>
          <table:table-cell table:formula="of:=[.AF202]" office:value-type="float" office:value="308" calcext:value-type="float">
            <text:p>308</text:p>
          </table:table-cell>
          <table:table-cell table:formula="of:=[.AG202]" office:value-type="float" office:value="3142" calcext:value-type="float">
            <text:p>3142</text:p>
          </table:table-cell>
          <table:table-cell table:formula="of:=[.AH202]" office:value-type="float" office:value="1047310" calcext:value-type="float">
            <text:p>1047310</text:p>
          </table:table-cell>
          <table:table-cell table:formula="of:=[.AI20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3]+1" office:value-type="date" office:date-value="2020-10-03" calcext:value-type="date">
            <text:p>2020-10-03</text:p>
          </table:table-cell>
          <table:table-cell table:number-columns-repeated="3"/>
          <table:table-cell table:formula="of:=IF([.B204]=&quot;&quot;;&quot;&quot;;SUM([.B204:.D204]))">
            <text:p/>
          </table:table-cell>
          <table:table-cell table:formula="of:=IF([.B204]=&quot;&quot;;&quot;&quot;;([.B204]+[.C204])/([.B203]+[.C203]) - 1)">
            <text:p/>
          </table:table-cell>
          <table:table-cell table:formula="of:=IF([.B204]=&quot;&quot;;&quot;&quot;;([.F204]+1)/([.F203]+1) - 1)">
            <text:p/>
          </table:table-cell>
          <table:table-cell table:formula="of:=IF([.B204]=&quot;&quot;;&quot;&quot;;ROUNDDOWN(LOG(([.B204]+[.C204])/([.$B$2]+[.$C$2]);2)))">
            <text:p/>
          </table:table-cell>
          <table:table-cell table:formula="of:=IF([.B204]=&quot;&quot;;&quot;&quot;;1 / LOG(([.B204]+[.C204])/([.B203]+[.C203]);2))">
            <text:p/>
          </table:table-cell>
          <table:table-cell table:formula="of:=IF([.B204]=&quot;&quot;;&quot;&quot;;COUNT([.$A$2:.A204]) / LOG(([.B204]+[.C204])/([.$B$2]+[.$C$2]);2))">
            <text:p/>
          </table:table-cell>
          <table:table-cell table:formula="of:=IF([.B204]=&quot;&quot;;&quot;&quot;;[.E204]-[.E203])">
            <text:p/>
          </table:table-cell>
          <table:table-cell/>
          <table:table-cell table:formula="of:=IF([.B204]=&quot;&quot;;&quot;&quot;;IF([.L204]=&quot;?&quot;;[.B204]+[.C204];[.B204]+[.C204]-[.L204]-[.N204]))">
            <text:p/>
          </table:table-cell>
          <table:table-cell table:formula="of:=IF([.B204]=&quot;&quot;;&quot;&quot;;[.N203])">
            <text:p/>
          </table:table-cell>
          <table:table-cell table:formula="of:=[.O203]" office:value-type="float" office:value="184719.6" calcext:value-type="float">
            <text:p>184720</text:p>
          </table:table-cell>
          <table:table-cell table:style-name="ce8" table:formula="of:=IF([.B204]=&quot;&quot;;&quot;&quot;;IF([.I204]=0;999999;LOG([.O204];2)*[.I204]))">
            <text:p/>
          </table:table-cell>
          <table:table-cell table:formula="of:=IF([.B204]=&quot;&quot;;&quot;&quot;;[.A204]+[.P204])">
            <text:p/>
          </table:table-cell>
          <table:table-cell table:formula="of:=IF([.B204]=&quot;&quot;;&quot;&quot;;([.B204]+[.C204])-([.B203]+[.C203]))">
            <text:p/>
          </table:table-cell>
          <table:table-cell table:formula="of:=IF([.B204]=&quot;&quot;;&quot;&quot;;SUM([.R194:.R204]))">
            <text:p/>
          </table:table-cell>
          <table:table-cell/>
          <table:table-cell table:formula="of:=IF([.B204]=&quot;&quot;;&quot;&quot;;[.U203])">
            <text:p/>
          </table:table-cell>
          <table:table-cell table:formula="of:=IF([.B204]=&quot;&quot;;&quot;&quot;;IF([.T204]=&quot;?&quot;;&quot;&quot;;IF([.S204]=0;0;[.T204]/[.S204])))">
            <text:p/>
          </table:table-cell>
          <table:table-cell table:formula="of:=IF([.B204]&lt;&gt;&quot;&quot;;IF([.I203]=0;0;[.I204]/[.I203] - 1);IF([.W203]&gt;1.05;[.W203];0.05))" office:value-type="float" office:value="0.05" calcext:value-type="float">
            <text:p>0.0500</text:p>
          </table:table-cell>
          <table:table-cell table:formula="of:=[.X203]" office:value-type="float" office:value="35" calcext:value-type="float">
            <text:p>35</text:p>
          </table:table-cell>
          <table:table-cell table:formula="of:=IF([.B204]&lt;&gt;&quot;&quot;;[.I204];MIN([.X204];[.Y203]*(1 + [.W204])))" office:value-type="float" office:value="35" calcext:value-type="float">
            <text:p>35</text:p>
          </table:table-cell>
          <table:table-cell table:style-name="ce9" table:formula="of:=IF([.B204]&lt;&gt;&quot;&quot;;[.B204]+[.C204];MAX(0; MIN([.O203]*0.2;[.Z203]*POWER(2;1/IF([.Y204]=0;2.4;[.Y204])))))" office:value-type="float" office:value="18343.1071415744" calcext:value-type="float">
            <text:p>18343</text:p>
          </table:table-cell>
          <table:table-cell table:formula="of:=IF([.S204]&lt;&gt;&quot;&quot;;[.S204];[.Z204]-[.Z194])" office:value-type="float" office:value="3295.6078143047" calcext:value-type="float">
            <text:p>3296</text:p>
          </table:table-cell>
          <table:table-cell table:formula="of:=IF(AND([.T204]&lt;&gt;&quot;&quot;; [.T204]&lt;&gt;&quot;?&quot;);[.T204];[.AA204]*IF(COUNT([.V$2:.V204])=0;0;SUM([.V$2:.V204])/COUNT([.V$2:.V204])))" office:value-type="float" office:value="119.661964422718" calcext:value-type="float">
            <text:p>120</text:p>
          </table:table-cell>
          <table:table-cell table:formula="of:=IF([.AB204]&gt;MIN([.AE204];MIN([.AF204];[.AG204]));&quot;!&quot;;&quot;&quot;)">
            <text:p/>
          </table:table-cell>
          <table:table-cell table:formula="of:=[.AD203]" office:value-type="float" office:value="272.657534246575" calcext:value-type="float">
            <text:p>273</text:p>
          </table:table-cell>
          <table:table-cell table:formula="of:=[.AE203]" office:value-type="float" office:value="240" calcext:value-type="float">
            <text:p>240</text:p>
          </table:table-cell>
          <table:table-cell table:formula="of:=[.AF203]" office:value-type="float" office:value="308" calcext:value-type="float">
            <text:p>308</text:p>
          </table:table-cell>
          <table:table-cell table:formula="of:=[.AG203]" office:value-type="float" office:value="3142" calcext:value-type="float">
            <text:p>3142</text:p>
          </table:table-cell>
          <table:table-cell table:formula="of:=[.AH203]" office:value-type="float" office:value="1047310" calcext:value-type="float">
            <text:p>1047310</text:p>
          </table:table-cell>
          <table:table-cell table:formula="of:=[.AI20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4]+1" office:value-type="date" office:date-value="2020-10-04" calcext:value-type="date">
            <text:p>2020-10-04</text:p>
          </table:table-cell>
          <table:table-cell table:number-columns-repeated="3"/>
          <table:table-cell table:formula="of:=IF([.B205]=&quot;&quot;;&quot;&quot;;SUM([.B205:.D205]))">
            <text:p/>
          </table:table-cell>
          <table:table-cell table:formula="of:=IF([.B205]=&quot;&quot;;&quot;&quot;;([.B205]+[.C205])/([.B204]+[.C204]) - 1)">
            <text:p/>
          </table:table-cell>
          <table:table-cell table:formula="of:=IF([.B205]=&quot;&quot;;&quot;&quot;;([.F205]+1)/([.F204]+1) - 1)">
            <text:p/>
          </table:table-cell>
          <table:table-cell table:formula="of:=IF([.B205]=&quot;&quot;;&quot;&quot;;ROUNDDOWN(LOG(([.B205]+[.C205])/([.$B$2]+[.$C$2]);2)))">
            <text:p/>
          </table:table-cell>
          <table:table-cell table:formula="of:=IF([.B205]=&quot;&quot;;&quot;&quot;;1 / LOG(([.B205]+[.C205])/([.B204]+[.C204]);2))">
            <text:p/>
          </table:table-cell>
          <table:table-cell table:formula="of:=IF([.B205]=&quot;&quot;;&quot;&quot;;COUNT([.$A$2:.A205]) / LOG(([.B205]+[.C205])/([.$B$2]+[.$C$2]);2))">
            <text:p/>
          </table:table-cell>
          <table:table-cell table:formula="of:=IF([.B205]=&quot;&quot;;&quot;&quot;;[.E205]-[.E204])">
            <text:p/>
          </table:table-cell>
          <table:table-cell/>
          <table:table-cell table:formula="of:=IF([.B205]=&quot;&quot;;&quot;&quot;;IF([.L205]=&quot;?&quot;;[.B205]+[.C205];[.B205]+[.C205]-[.L205]-[.N205]))">
            <text:p/>
          </table:table-cell>
          <table:table-cell table:formula="of:=IF([.B205]=&quot;&quot;;&quot;&quot;;[.N204])">
            <text:p/>
          </table:table-cell>
          <table:table-cell table:formula="of:=[.O204]" office:value-type="float" office:value="184719.6" calcext:value-type="float">
            <text:p>184720</text:p>
          </table:table-cell>
          <table:table-cell table:style-name="ce8" table:formula="of:=IF([.B205]=&quot;&quot;;&quot;&quot;;IF([.I205]=0;999999;LOG([.O205];2)*[.I205]))">
            <text:p/>
          </table:table-cell>
          <table:table-cell table:formula="of:=IF([.B205]=&quot;&quot;;&quot;&quot;;[.A205]+[.P205])">
            <text:p/>
          </table:table-cell>
          <table:table-cell table:formula="of:=IF([.B205]=&quot;&quot;;&quot;&quot;;([.B205]+[.C205])-([.B204]+[.C204]))">
            <text:p/>
          </table:table-cell>
          <table:table-cell table:formula="of:=IF([.B205]=&quot;&quot;;&quot;&quot;;SUM([.R195:.R205]))">
            <text:p/>
          </table:table-cell>
          <table:table-cell/>
          <table:table-cell table:formula="of:=IF([.B205]=&quot;&quot;;&quot;&quot;;[.U204])">
            <text:p/>
          </table:table-cell>
          <table:table-cell table:formula="of:=IF([.B205]=&quot;&quot;;&quot;&quot;;IF([.T205]=&quot;?&quot;;&quot;&quot;;IF([.S205]=0;0;[.T205]/[.S205])))">
            <text:p/>
          </table:table-cell>
          <table:table-cell table:formula="of:=IF([.B205]&lt;&gt;&quot;&quot;;IF([.I204]=0;0;[.I205]/[.I204] - 1);IF([.W204]&gt;1.05;[.W204];0.05))" office:value-type="float" office:value="0.05" calcext:value-type="float">
            <text:p>0.0500</text:p>
          </table:table-cell>
          <table:table-cell table:formula="of:=[.X204]" office:value-type="float" office:value="35" calcext:value-type="float">
            <text:p>35</text:p>
          </table:table-cell>
          <table:table-cell table:formula="of:=IF([.B205]&lt;&gt;&quot;&quot;;[.I205];MIN([.X205];[.Y204]*(1 + [.W205])))" office:value-type="float" office:value="35" calcext:value-type="float">
            <text:p>35</text:p>
          </table:table-cell>
          <table:table-cell table:style-name="ce9" table:formula="of:=IF([.B205]&lt;&gt;&quot;&quot;;[.B205]+[.C205];MAX(0; MIN([.O204]*0.2;[.Z204]*POWER(2;1/IF([.Y205]=0;2.4;[.Y205])))))" office:value-type="float" office:value="18709.9988061914" calcext:value-type="float">
            <text:p>18710</text:p>
          </table:table-cell>
          <table:table-cell table:formula="of:=IF([.S205]&lt;&gt;&quot;&quot;;[.S205];[.Z205]-[.Z195])" office:value-type="float" office:value="3361.52527461188" calcext:value-type="float">
            <text:p>3362</text:p>
          </table:table-cell>
          <table:table-cell table:formula="of:=IF(AND([.T205]&lt;&gt;&quot;&quot;; [.T205]&lt;&gt;&quot;?&quot;);[.T205];[.AA205]*IF(COUNT([.V$2:.V205])=0;0;SUM([.V$2:.V205])/COUNT([.V$2:.V205])))" office:value-type="float" office:value="122.055396297674" calcext:value-type="float">
            <text:p>122</text:p>
          </table:table-cell>
          <table:table-cell table:formula="of:=IF([.AB205]&gt;MIN([.AE205];MIN([.AF205];[.AG205]));&quot;!&quot;;&quot;&quot;)">
            <text:p/>
          </table:table-cell>
          <table:table-cell table:formula="of:=[.AD204]" office:value-type="float" office:value="272.657534246575" calcext:value-type="float">
            <text:p>273</text:p>
          </table:table-cell>
          <table:table-cell table:formula="of:=[.AE204]" office:value-type="float" office:value="240" calcext:value-type="float">
            <text:p>240</text:p>
          </table:table-cell>
          <table:table-cell table:formula="of:=[.AF204]" office:value-type="float" office:value="308" calcext:value-type="float">
            <text:p>308</text:p>
          </table:table-cell>
          <table:table-cell table:formula="of:=[.AG204]" office:value-type="float" office:value="3142" calcext:value-type="float">
            <text:p>3142</text:p>
          </table:table-cell>
          <table:table-cell table:formula="of:=[.AH204]" office:value-type="float" office:value="1047310" calcext:value-type="float">
            <text:p>1047310</text:p>
          </table:table-cell>
          <table:table-cell table:formula="of:=[.AI20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5]+1" office:value-type="date" office:date-value="2020-10-05" calcext:value-type="date">
            <text:p>2020-10-05</text:p>
          </table:table-cell>
          <table:table-cell table:number-columns-repeated="3"/>
          <table:table-cell table:formula="of:=IF([.B206]=&quot;&quot;;&quot;&quot;;SUM([.B206:.D206]))">
            <text:p/>
          </table:table-cell>
          <table:table-cell table:formula="of:=IF([.B206]=&quot;&quot;;&quot;&quot;;([.B206]+[.C206])/([.B205]+[.C205]) - 1)">
            <text:p/>
          </table:table-cell>
          <table:table-cell table:formula="of:=IF([.B206]=&quot;&quot;;&quot;&quot;;([.F206]+1)/([.F205]+1) - 1)">
            <text:p/>
          </table:table-cell>
          <table:table-cell table:formula="of:=IF([.B206]=&quot;&quot;;&quot;&quot;;ROUNDDOWN(LOG(([.B206]+[.C206])/([.$B$2]+[.$C$2]);2)))">
            <text:p/>
          </table:table-cell>
          <table:table-cell table:formula="of:=IF([.B206]=&quot;&quot;;&quot;&quot;;1 / LOG(([.B206]+[.C206])/([.B205]+[.C205]);2))">
            <text:p/>
          </table:table-cell>
          <table:table-cell table:formula="of:=IF([.B206]=&quot;&quot;;&quot;&quot;;COUNT([.$A$2:.A206]) / LOG(([.B206]+[.C206])/([.$B$2]+[.$C$2]);2))">
            <text:p/>
          </table:table-cell>
          <table:table-cell table:formula="of:=IF([.B206]=&quot;&quot;;&quot;&quot;;[.E206]-[.E205])">
            <text:p/>
          </table:table-cell>
          <table:table-cell/>
          <table:table-cell table:formula="of:=IF([.B206]=&quot;&quot;;&quot;&quot;;IF([.L206]=&quot;?&quot;;[.B206]+[.C206];[.B206]+[.C206]-[.L206]-[.N206]))">
            <text:p/>
          </table:table-cell>
          <table:table-cell table:formula="of:=IF([.B206]=&quot;&quot;;&quot;&quot;;[.N205])">
            <text:p/>
          </table:table-cell>
          <table:table-cell table:formula="of:=[.O205]" office:value-type="float" office:value="184719.6" calcext:value-type="float">
            <text:p>184720</text:p>
          </table:table-cell>
          <table:table-cell table:style-name="ce8" table:formula="of:=IF([.B206]=&quot;&quot;;&quot;&quot;;IF([.I206]=0;999999;LOG([.O206];2)*[.I206]))">
            <text:p/>
          </table:table-cell>
          <table:table-cell table:formula="of:=IF([.B206]=&quot;&quot;;&quot;&quot;;[.A206]+[.P206])">
            <text:p/>
          </table:table-cell>
          <table:table-cell table:formula="of:=IF([.B206]=&quot;&quot;;&quot;&quot;;([.B206]+[.C206])-([.B205]+[.C205]))">
            <text:p/>
          </table:table-cell>
          <table:table-cell table:formula="of:=IF([.B206]=&quot;&quot;;&quot;&quot;;SUM([.R196:.R206]))">
            <text:p/>
          </table:table-cell>
          <table:table-cell/>
          <table:table-cell table:formula="of:=IF([.B206]=&quot;&quot;;&quot;&quot;;[.U205])">
            <text:p/>
          </table:table-cell>
          <table:table-cell table:formula="of:=IF([.B206]=&quot;&quot;;&quot;&quot;;IF([.T206]=&quot;?&quot;;&quot;&quot;;IF([.S206]=0;0;[.T206]/[.S206])))">
            <text:p/>
          </table:table-cell>
          <table:table-cell table:formula="of:=IF([.B206]&lt;&gt;&quot;&quot;;IF([.I205]=0;0;[.I206]/[.I205] - 1);IF([.W205]&gt;1.05;[.W205];0.05))" office:value-type="float" office:value="0.05" calcext:value-type="float">
            <text:p>0.0500</text:p>
          </table:table-cell>
          <table:table-cell table:formula="of:=[.X205]" office:value-type="float" office:value="35" calcext:value-type="float">
            <text:p>35</text:p>
          </table:table-cell>
          <table:table-cell table:formula="of:=IF([.B206]&lt;&gt;&quot;&quot;;[.I206];MIN([.X206];[.Y205]*(1 + [.W206])))" office:value-type="float" office:value="35" calcext:value-type="float">
            <text:p>35</text:p>
          </table:table-cell>
          <table:table-cell table:style-name="ce9" table:formula="of:=IF([.B206]&lt;&gt;&quot;&quot;;[.B206]+[.C206];MAX(0; MIN([.O205]*0.2;[.Z205]*POWER(2;1/IF([.Y206]=0;2.4;[.Y206])))))" office:value-type="float" office:value="19084.228894584" calcext:value-type="float">
            <text:p>19084</text:p>
          </table:table-cell>
          <table:table-cell table:formula="of:=IF([.S206]&lt;&gt;&quot;&quot;;[.S206];[.Z206]-[.Z196])" office:value-type="float" office:value="3428.76119021416" calcext:value-type="float">
            <text:p>3429</text:p>
          </table:table-cell>
          <table:table-cell table:formula="of:=IF(AND([.T206]&lt;&gt;&quot;&quot;; [.T206]&lt;&gt;&quot;?&quot;);[.T206];[.AA206]*IF(COUNT([.V$2:.V206])=0;0;SUM([.V$2:.V206])/COUNT([.V$2:.V206])))" office:value-type="float" office:value="124.49670066217" calcext:value-type="float">
            <text:p>124</text:p>
          </table:table-cell>
          <table:table-cell table:formula="of:=IF([.AB206]&gt;MIN([.AE206];MIN([.AF206];[.AG206]));&quot;!&quot;;&quot;&quot;)">
            <text:p/>
          </table:table-cell>
          <table:table-cell table:formula="of:=[.AD205]" office:value-type="float" office:value="272.657534246575" calcext:value-type="float">
            <text:p>273</text:p>
          </table:table-cell>
          <table:table-cell table:formula="of:=[.AE205]" office:value-type="float" office:value="240" calcext:value-type="float">
            <text:p>240</text:p>
          </table:table-cell>
          <table:table-cell table:formula="of:=[.AF205]" office:value-type="float" office:value="308" calcext:value-type="float">
            <text:p>308</text:p>
          </table:table-cell>
          <table:table-cell table:formula="of:=[.AG205]" office:value-type="float" office:value="3142" calcext:value-type="float">
            <text:p>3142</text:p>
          </table:table-cell>
          <table:table-cell table:formula="of:=[.AH205]" office:value-type="float" office:value="1047310" calcext:value-type="float">
            <text:p>1047310</text:p>
          </table:table-cell>
          <table:table-cell table:formula="of:=[.AI20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6]+1" office:value-type="date" office:date-value="2020-10-06" calcext:value-type="date">
            <text:p>2020-10-06</text:p>
          </table:table-cell>
          <table:table-cell table:number-columns-repeated="3"/>
          <table:table-cell table:formula="of:=IF([.B207]=&quot;&quot;;&quot;&quot;;SUM([.B207:.D207]))">
            <text:p/>
          </table:table-cell>
          <table:table-cell table:formula="of:=IF([.B207]=&quot;&quot;;&quot;&quot;;([.B207]+[.C207])/([.B206]+[.C206]) - 1)">
            <text:p/>
          </table:table-cell>
          <table:table-cell table:formula="of:=IF([.B207]=&quot;&quot;;&quot;&quot;;([.F207]+1)/([.F206]+1) - 1)">
            <text:p/>
          </table:table-cell>
          <table:table-cell table:formula="of:=IF([.B207]=&quot;&quot;;&quot;&quot;;ROUNDDOWN(LOG(([.B207]+[.C207])/([.$B$2]+[.$C$2]);2)))">
            <text:p/>
          </table:table-cell>
          <table:table-cell table:formula="of:=IF([.B207]=&quot;&quot;;&quot;&quot;;1 / LOG(([.B207]+[.C207])/([.B206]+[.C206]);2))">
            <text:p/>
          </table:table-cell>
          <table:table-cell table:formula="of:=IF([.B207]=&quot;&quot;;&quot;&quot;;COUNT([.$A$2:.A207]) / LOG(([.B207]+[.C207])/([.$B$2]+[.$C$2]);2))">
            <text:p/>
          </table:table-cell>
          <table:table-cell table:formula="of:=IF([.B207]=&quot;&quot;;&quot;&quot;;[.E207]-[.E206])">
            <text:p/>
          </table:table-cell>
          <table:table-cell/>
          <table:table-cell table:formula="of:=IF([.B207]=&quot;&quot;;&quot;&quot;;IF([.L207]=&quot;?&quot;;[.B207]+[.C207];[.B207]+[.C207]-[.L207]-[.N207]))">
            <text:p/>
          </table:table-cell>
          <table:table-cell table:formula="of:=IF([.B207]=&quot;&quot;;&quot;&quot;;[.N206])">
            <text:p/>
          </table:table-cell>
          <table:table-cell table:formula="of:=[.O206]" office:value-type="float" office:value="184719.6" calcext:value-type="float">
            <text:p>184720</text:p>
          </table:table-cell>
          <table:table-cell table:style-name="ce8" table:formula="of:=IF([.B207]=&quot;&quot;;&quot;&quot;;IF([.I207]=0;999999;LOG([.O207];2)*[.I207]))">
            <text:p/>
          </table:table-cell>
          <table:table-cell table:formula="of:=IF([.B207]=&quot;&quot;;&quot;&quot;;[.A207]+[.P207])">
            <text:p/>
          </table:table-cell>
          <table:table-cell table:formula="of:=IF([.B207]=&quot;&quot;;&quot;&quot;;([.B207]+[.C207])-([.B206]+[.C206]))">
            <text:p/>
          </table:table-cell>
          <table:table-cell table:formula="of:=IF([.B207]=&quot;&quot;;&quot;&quot;;SUM([.R197:.R207]))">
            <text:p/>
          </table:table-cell>
          <table:table-cell/>
          <table:table-cell table:formula="of:=IF([.B207]=&quot;&quot;;&quot;&quot;;[.U206])">
            <text:p/>
          </table:table-cell>
          <table:table-cell table:formula="of:=IF([.B207]=&quot;&quot;;&quot;&quot;;IF([.T207]=&quot;?&quot;;&quot;&quot;;IF([.S207]=0;0;[.T207]/[.S207])))">
            <text:p/>
          </table:table-cell>
          <table:table-cell table:formula="of:=IF([.B207]&lt;&gt;&quot;&quot;;IF([.I206]=0;0;[.I207]/[.I206] - 1);IF([.W206]&gt;1.05;[.W206];0.05))" office:value-type="float" office:value="0.05" calcext:value-type="float">
            <text:p>0.0500</text:p>
          </table:table-cell>
          <table:table-cell table:formula="of:=[.X206]" office:value-type="float" office:value="35" calcext:value-type="float">
            <text:p>35</text:p>
          </table:table-cell>
          <table:table-cell table:formula="of:=IF([.B207]&lt;&gt;&quot;&quot;;[.I207];MIN([.X207];[.Y206]*(1 + [.W207])))" office:value-type="float" office:value="35" calcext:value-type="float">
            <text:p>35</text:p>
          </table:table-cell>
          <table:table-cell table:style-name="ce9" table:formula="of:=IF([.B207]&lt;&gt;&quot;&quot;;[.B207]+[.C207];MAX(0; MIN([.O206]*0.2;[.Z206]*POWER(2;1/IF([.Y207]=0;2.4;[.Y207])))))" office:value-type="float" office:value="19465.9441870382" calcext:value-type="float">
            <text:p>19466</text:p>
          </table:table-cell>
          <table:table-cell table:formula="of:=IF([.S207]&lt;&gt;&quot;&quot;;[.S207];[.Z207]-[.Z197])" office:value-type="float" office:value="3497.34193233938" calcext:value-type="float">
            <text:p>3497</text:p>
          </table:table-cell>
          <table:table-cell table:formula="of:=IF(AND([.T207]&lt;&gt;&quot;&quot;; [.T207]&lt;&gt;&quot;?&quot;);[.T207];[.AA207]*IF(COUNT([.V$2:.V207])=0;0;SUM([.V$2:.V207])/COUNT([.V$2:.V207])))" office:value-type="float" office:value="126.986835043043" calcext:value-type="float">
            <text:p>127</text:p>
          </table:table-cell>
          <table:table-cell table:formula="of:=IF([.AB207]&gt;MIN([.AE207];MIN([.AF207];[.AG207]));&quot;!&quot;;&quot;&quot;)">
            <text:p/>
          </table:table-cell>
          <table:table-cell table:formula="of:=[.AD206]" office:value-type="float" office:value="272.657534246575" calcext:value-type="float">
            <text:p>273</text:p>
          </table:table-cell>
          <table:table-cell table:formula="of:=[.AE206]" office:value-type="float" office:value="240" calcext:value-type="float">
            <text:p>240</text:p>
          </table:table-cell>
          <table:table-cell table:formula="of:=[.AF206]" office:value-type="float" office:value="308" calcext:value-type="float">
            <text:p>308</text:p>
          </table:table-cell>
          <table:table-cell table:formula="of:=[.AG206]" office:value-type="float" office:value="3142" calcext:value-type="float">
            <text:p>3142</text:p>
          </table:table-cell>
          <table:table-cell table:formula="of:=[.AH206]" office:value-type="float" office:value="1047310" calcext:value-type="float">
            <text:p>1047310</text:p>
          </table:table-cell>
          <table:table-cell table:formula="of:=[.AI20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7]+1" office:value-type="date" office:date-value="2020-10-07" calcext:value-type="date">
            <text:p>2020-10-07</text:p>
          </table:table-cell>
          <table:table-cell table:number-columns-repeated="3"/>
          <table:table-cell table:formula="of:=IF([.B208]=&quot;&quot;;&quot;&quot;;SUM([.B208:.D208]))">
            <text:p/>
          </table:table-cell>
          <table:table-cell table:formula="of:=IF([.B208]=&quot;&quot;;&quot;&quot;;([.B208]+[.C208])/([.B207]+[.C207]) - 1)">
            <text:p/>
          </table:table-cell>
          <table:table-cell table:formula="of:=IF([.B208]=&quot;&quot;;&quot;&quot;;([.F208]+1)/([.F207]+1) - 1)">
            <text:p/>
          </table:table-cell>
          <table:table-cell table:formula="of:=IF([.B208]=&quot;&quot;;&quot;&quot;;ROUNDDOWN(LOG(([.B208]+[.C208])/([.$B$2]+[.$C$2]);2)))">
            <text:p/>
          </table:table-cell>
          <table:table-cell table:formula="of:=IF([.B208]=&quot;&quot;;&quot;&quot;;1 / LOG(([.B208]+[.C208])/([.B207]+[.C207]);2))">
            <text:p/>
          </table:table-cell>
          <table:table-cell table:formula="of:=IF([.B208]=&quot;&quot;;&quot;&quot;;COUNT([.$A$2:.A208]) / LOG(([.B208]+[.C208])/([.$B$2]+[.$C$2]);2))">
            <text:p/>
          </table:table-cell>
          <table:table-cell table:formula="of:=IF([.B208]=&quot;&quot;;&quot;&quot;;[.E208]-[.E207])">
            <text:p/>
          </table:table-cell>
          <table:table-cell/>
          <table:table-cell table:formula="of:=IF([.B208]=&quot;&quot;;&quot;&quot;;IF([.L208]=&quot;?&quot;;[.B208]+[.C208];[.B208]+[.C208]-[.L208]-[.N208]))">
            <text:p/>
          </table:table-cell>
          <table:table-cell table:formula="of:=IF([.B208]=&quot;&quot;;&quot;&quot;;[.N207])">
            <text:p/>
          </table:table-cell>
          <table:table-cell table:formula="of:=[.O207]" office:value-type="float" office:value="184719.6" calcext:value-type="float">
            <text:p>184720</text:p>
          </table:table-cell>
          <table:table-cell table:style-name="ce8" table:formula="of:=IF([.B208]=&quot;&quot;;&quot;&quot;;IF([.I208]=0;999999;LOG([.O208];2)*[.I208]))">
            <text:p/>
          </table:table-cell>
          <table:table-cell table:formula="of:=IF([.B208]=&quot;&quot;;&quot;&quot;;[.A208]+[.P208])">
            <text:p/>
          </table:table-cell>
          <table:table-cell table:formula="of:=IF([.B208]=&quot;&quot;;&quot;&quot;;([.B208]+[.C208])-([.B207]+[.C207]))">
            <text:p/>
          </table:table-cell>
          <table:table-cell table:formula="of:=IF([.B208]=&quot;&quot;;&quot;&quot;;SUM([.R198:.R208]))">
            <text:p/>
          </table:table-cell>
          <table:table-cell/>
          <table:table-cell table:formula="of:=IF([.B208]=&quot;&quot;;&quot;&quot;;[.U207])">
            <text:p/>
          </table:table-cell>
          <table:table-cell table:formula="of:=IF([.B208]=&quot;&quot;;&quot;&quot;;IF([.T208]=&quot;?&quot;;&quot;&quot;;IF([.S208]=0;0;[.T208]/[.S208])))">
            <text:p/>
          </table:table-cell>
          <table:table-cell table:formula="of:=IF([.B208]&lt;&gt;&quot;&quot;;IF([.I207]=0;0;[.I208]/[.I207] - 1);IF([.W207]&gt;1.05;[.W207];0.05))" office:value-type="float" office:value="0.05" calcext:value-type="float">
            <text:p>0.0500</text:p>
          </table:table-cell>
          <table:table-cell table:formula="of:=[.X207]" office:value-type="float" office:value="35" calcext:value-type="float">
            <text:p>35</text:p>
          </table:table-cell>
          <table:table-cell table:formula="of:=IF([.B208]&lt;&gt;&quot;&quot;;[.I208];MIN([.X208];[.Y207]*(1 + [.W208])))" office:value-type="float" office:value="35" calcext:value-type="float">
            <text:p>35</text:p>
          </table:table-cell>
          <table:table-cell table:style-name="ce9" table:formula="of:=IF([.B208]&lt;&gt;&quot;&quot;;[.B208]+[.C208];MAX(0; MIN([.O207]*0.2;[.Z207]*POWER(2;1/IF([.Y208]=0;2.4;[.Y208])))))" office:value-type="float" office:value="19855.2943996822" calcext:value-type="float">
            <text:p>19855</text:p>
          </table:table-cell>
          <table:table-cell table:formula="of:=IF([.S208]&lt;&gt;&quot;&quot;;[.S208];[.Z208]-[.Z198])" office:value-type="float" office:value="3567.29439968242" calcext:value-type="float">
            <text:p>3567</text:p>
          </table:table-cell>
          <table:table-cell table:formula="of:=IF(AND([.T208]&lt;&gt;&quot;&quot;; [.T208]&lt;&gt;&quot;?&quot;);[.T208];[.AA208]*IF(COUNT([.V$2:.V208])=0;0;SUM([.V$2:.V208])/COUNT([.V$2:.V208])))" office:value-type="float" office:value="129.526776119208" calcext:value-type="float">
            <text:p>130</text:p>
          </table:table-cell>
          <table:table-cell table:formula="of:=IF([.AB208]&gt;MIN([.AE208];MIN([.AF208];[.AG208]));&quot;!&quot;;&quot;&quot;)">
            <text:p/>
          </table:table-cell>
          <table:table-cell table:formula="of:=[.AD207]" office:value-type="float" office:value="272.657534246575" calcext:value-type="float">
            <text:p>273</text:p>
          </table:table-cell>
          <table:table-cell table:formula="of:=[.AE207]" office:value-type="float" office:value="240" calcext:value-type="float">
            <text:p>240</text:p>
          </table:table-cell>
          <table:table-cell table:formula="of:=[.AF207]" office:value-type="float" office:value="308" calcext:value-type="float">
            <text:p>308</text:p>
          </table:table-cell>
          <table:table-cell table:formula="of:=[.AG207]" office:value-type="float" office:value="3142" calcext:value-type="float">
            <text:p>3142</text:p>
          </table:table-cell>
          <table:table-cell table:formula="of:=[.AH207]" office:value-type="float" office:value="1047310" calcext:value-type="float">
            <text:p>1047310</text:p>
          </table:table-cell>
          <table:table-cell table:formula="of:=[.AI20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8]+1" office:value-type="date" office:date-value="2020-10-08" calcext:value-type="date">
            <text:p>2020-10-08</text:p>
          </table:table-cell>
          <table:table-cell table:number-columns-repeated="3"/>
          <table:table-cell table:formula="of:=IF([.B209]=&quot;&quot;;&quot;&quot;;SUM([.B209:.D209]))">
            <text:p/>
          </table:table-cell>
          <table:table-cell table:formula="of:=IF([.B209]=&quot;&quot;;&quot;&quot;;([.B209]+[.C209])/([.B208]+[.C208]) - 1)">
            <text:p/>
          </table:table-cell>
          <table:table-cell table:formula="of:=IF([.B209]=&quot;&quot;;&quot;&quot;;([.F209]+1)/([.F208]+1) - 1)">
            <text:p/>
          </table:table-cell>
          <table:table-cell table:formula="of:=IF([.B209]=&quot;&quot;;&quot;&quot;;ROUNDDOWN(LOG(([.B209]+[.C209])/([.$B$2]+[.$C$2]);2)))">
            <text:p/>
          </table:table-cell>
          <table:table-cell table:formula="of:=IF([.B209]=&quot;&quot;;&quot;&quot;;1 / LOG(([.B209]+[.C209])/([.B208]+[.C208]);2))">
            <text:p/>
          </table:table-cell>
          <table:table-cell table:formula="of:=IF([.B209]=&quot;&quot;;&quot;&quot;;COUNT([.$A$2:.A209]) / LOG(([.B209]+[.C209])/([.$B$2]+[.$C$2]);2))">
            <text:p/>
          </table:table-cell>
          <table:table-cell table:formula="of:=IF([.B209]=&quot;&quot;;&quot;&quot;;[.E209]-[.E208])">
            <text:p/>
          </table:table-cell>
          <table:table-cell/>
          <table:table-cell table:formula="of:=IF([.B209]=&quot;&quot;;&quot;&quot;;IF([.L209]=&quot;?&quot;;[.B209]+[.C209];[.B209]+[.C209]-[.L209]-[.N209]))">
            <text:p/>
          </table:table-cell>
          <table:table-cell table:formula="of:=IF([.B209]=&quot;&quot;;&quot;&quot;;[.N208])">
            <text:p/>
          </table:table-cell>
          <table:table-cell table:formula="of:=[.O208]" office:value-type="float" office:value="184719.6" calcext:value-type="float">
            <text:p>184720</text:p>
          </table:table-cell>
          <table:table-cell table:style-name="ce8" table:formula="of:=IF([.B209]=&quot;&quot;;&quot;&quot;;IF([.I209]=0;999999;LOG([.O209];2)*[.I209]))">
            <text:p/>
          </table:table-cell>
          <table:table-cell table:formula="of:=IF([.B209]=&quot;&quot;;&quot;&quot;;[.A209]+[.P209])">
            <text:p/>
          </table:table-cell>
          <table:table-cell table:formula="of:=IF([.B209]=&quot;&quot;;&quot;&quot;;([.B209]+[.C209])-([.B208]+[.C208]))">
            <text:p/>
          </table:table-cell>
          <table:table-cell table:formula="of:=IF([.B209]=&quot;&quot;;&quot;&quot;;SUM([.R199:.R209]))">
            <text:p/>
          </table:table-cell>
          <table:table-cell/>
          <table:table-cell table:formula="of:=IF([.B209]=&quot;&quot;;&quot;&quot;;[.U208])">
            <text:p/>
          </table:table-cell>
          <table:table-cell table:formula="of:=IF([.B209]=&quot;&quot;;&quot;&quot;;IF([.T209]=&quot;?&quot;;&quot;&quot;;IF([.S209]=0;0;[.T209]/[.S209])))">
            <text:p/>
          </table:table-cell>
          <table:table-cell table:formula="of:=IF([.B209]&lt;&gt;&quot;&quot;;IF([.I208]=0;0;[.I209]/[.I208] - 1);IF([.W208]&gt;1.05;[.W208];0.05))" office:value-type="float" office:value="0.05" calcext:value-type="float">
            <text:p>0.0500</text:p>
          </table:table-cell>
          <table:table-cell table:formula="of:=[.X208]" office:value-type="float" office:value="35" calcext:value-type="float">
            <text:p>35</text:p>
          </table:table-cell>
          <table:table-cell table:formula="of:=IF([.B209]&lt;&gt;&quot;&quot;;[.I209];MIN([.X209];[.Y208]*(1 + [.W209])))" office:value-type="float" office:value="35" calcext:value-type="float">
            <text:p>35</text:p>
          </table:table-cell>
          <table:table-cell table:style-name="ce9" table:formula="of:=IF([.B209]&lt;&gt;&quot;&quot;;[.B209]+[.C209];MAX(0; MIN([.O208]*0.2;[.Z208]*POWER(2;1/IF([.Y209]=0;2.4;[.Y209])))))" office:value-type="float" office:value="20252.4322432075" calcext:value-type="float">
            <text:p>20252</text:p>
          </table:table-cell>
          <table:table-cell table:formula="of:=IF([.S209]&lt;&gt;&quot;&quot;;[.S209];[.Z209]-[.Z199])" office:value-type="float" office:value="3638.6460289553" calcext:value-type="float">
            <text:p>3639</text:p>
          </table:table-cell>
          <table:table-cell table:formula="of:=IF(AND([.T209]&lt;&gt;&quot;&quot;; [.T209]&lt;&gt;&quot;?&quot;);[.T209];[.AA209]*IF(COUNT([.V$2:.V209])=0;0;SUM([.V$2:.V209])/COUNT([.V$2:.V209])))" office:value-type="float" office:value="132.117520104731" calcext:value-type="float">
            <text:p>132</text:p>
          </table:table-cell>
          <table:table-cell table:formula="of:=IF([.AB209]&gt;MIN([.AE209];MIN([.AF209];[.AG209]));&quot;!&quot;;&quot;&quot;)">
            <text:p/>
          </table:table-cell>
          <table:table-cell table:formula="of:=[.AD208]" office:value-type="float" office:value="272.657534246575" calcext:value-type="float">
            <text:p>273</text:p>
          </table:table-cell>
          <table:table-cell table:formula="of:=[.AE208]" office:value-type="float" office:value="240" calcext:value-type="float">
            <text:p>240</text:p>
          </table:table-cell>
          <table:table-cell table:formula="of:=[.AF208]" office:value-type="float" office:value="308" calcext:value-type="float">
            <text:p>308</text:p>
          </table:table-cell>
          <table:table-cell table:formula="of:=[.AG208]" office:value-type="float" office:value="3142" calcext:value-type="float">
            <text:p>3142</text:p>
          </table:table-cell>
          <table:table-cell table:formula="of:=[.AH208]" office:value-type="float" office:value="1047310" calcext:value-type="float">
            <text:p>1047310</text:p>
          </table:table-cell>
          <table:table-cell table:formula="of:=[.AI20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09]+1" office:value-type="date" office:date-value="2020-10-09" calcext:value-type="date">
            <text:p>2020-10-09</text:p>
          </table:table-cell>
          <table:table-cell table:number-columns-repeated="3"/>
          <table:table-cell table:formula="of:=IF([.B210]=&quot;&quot;;&quot;&quot;;SUM([.B210:.D210]))">
            <text:p/>
          </table:table-cell>
          <table:table-cell table:formula="of:=IF([.B210]=&quot;&quot;;&quot;&quot;;([.B210]+[.C210])/([.B209]+[.C209]) - 1)">
            <text:p/>
          </table:table-cell>
          <table:table-cell table:formula="of:=IF([.B210]=&quot;&quot;;&quot;&quot;;([.F210]+1)/([.F209]+1) - 1)">
            <text:p/>
          </table:table-cell>
          <table:table-cell table:formula="of:=IF([.B210]=&quot;&quot;;&quot;&quot;;ROUNDDOWN(LOG(([.B210]+[.C210])/([.$B$2]+[.$C$2]);2)))">
            <text:p/>
          </table:table-cell>
          <table:table-cell table:formula="of:=IF([.B210]=&quot;&quot;;&quot;&quot;;1 / LOG(([.B210]+[.C210])/([.B209]+[.C209]);2))">
            <text:p/>
          </table:table-cell>
          <table:table-cell table:formula="of:=IF([.B210]=&quot;&quot;;&quot;&quot;;COUNT([.$A$2:.A210]) / LOG(([.B210]+[.C210])/([.$B$2]+[.$C$2]);2))">
            <text:p/>
          </table:table-cell>
          <table:table-cell table:formula="of:=IF([.B210]=&quot;&quot;;&quot;&quot;;[.E210]-[.E209])">
            <text:p/>
          </table:table-cell>
          <table:table-cell/>
          <table:table-cell table:formula="of:=IF([.B210]=&quot;&quot;;&quot;&quot;;IF([.L210]=&quot;?&quot;;[.B210]+[.C210];[.B210]+[.C210]-[.L210]-[.N210]))">
            <text:p/>
          </table:table-cell>
          <table:table-cell table:formula="of:=IF([.B210]=&quot;&quot;;&quot;&quot;;[.N209])">
            <text:p/>
          </table:table-cell>
          <table:table-cell table:formula="of:=[.O209]" office:value-type="float" office:value="184719.6" calcext:value-type="float">
            <text:p>184720</text:p>
          </table:table-cell>
          <table:table-cell table:style-name="ce8" table:formula="of:=IF([.B210]=&quot;&quot;;&quot;&quot;;IF([.I210]=0;999999;LOG([.O210];2)*[.I210]))">
            <text:p/>
          </table:table-cell>
          <table:table-cell table:formula="of:=IF([.B210]=&quot;&quot;;&quot;&quot;;[.A210]+[.P210])">
            <text:p/>
          </table:table-cell>
          <table:table-cell table:formula="of:=IF([.B210]=&quot;&quot;;&quot;&quot;;([.B210]+[.C210])-([.B209]+[.C209]))">
            <text:p/>
          </table:table-cell>
          <table:table-cell table:formula="of:=IF([.B210]=&quot;&quot;;&quot;&quot;;SUM([.R200:.R210]))">
            <text:p/>
          </table:table-cell>
          <table:table-cell/>
          <table:table-cell table:formula="of:=IF([.B210]=&quot;&quot;;&quot;&quot;;[.U209])">
            <text:p/>
          </table:table-cell>
          <table:table-cell table:formula="of:=IF([.B210]=&quot;&quot;;&quot;&quot;;IF([.T210]=&quot;?&quot;;&quot;&quot;;IF([.S210]=0;0;[.T210]/[.S210])))">
            <text:p/>
          </table:table-cell>
          <table:table-cell table:formula="of:=IF([.B210]&lt;&gt;&quot;&quot;;IF([.I209]=0;0;[.I210]/[.I209] - 1);IF([.W209]&gt;1.05;[.W209];0.05))" office:value-type="float" office:value="0.05" calcext:value-type="float">
            <text:p>0.0500</text:p>
          </table:table-cell>
          <table:table-cell table:formula="of:=[.X209]" office:value-type="float" office:value="35" calcext:value-type="float">
            <text:p>35</text:p>
          </table:table-cell>
          <table:table-cell table:formula="of:=IF([.B210]&lt;&gt;&quot;&quot;;[.I210];MIN([.X210];[.Y209]*(1 + [.W210])))" office:value-type="float" office:value="35" calcext:value-type="float">
            <text:p>35</text:p>
          </table:table-cell>
          <table:table-cell table:style-name="ce9" table:formula="of:=IF([.B210]&lt;&gt;&quot;&quot;;[.B210]+[.C210];MAX(0; MIN([.O209]*0.2;[.Z209]*POWER(2;1/IF([.Y210]=0;2.4;[.Y210])))))" office:value-type="float" office:value="20657.5134827655" calcext:value-type="float">
            <text:p>20658</text:p>
          </table:table-cell>
          <table:table-cell table:formula="of:=IF([.S210]&lt;&gt;&quot;&quot;;[.S210];[.Z210]-[.Z200])" office:value-type="float" office:value="3711.42480564846" calcext:value-type="float">
            <text:p>3711</text:p>
          </table:table-cell>
          <table:table-cell table:formula="of:=IF(AND([.T210]&lt;&gt;&quot;&quot;; [.T210]&lt;&gt;&quot;?&quot;);[.T210];[.AA210]*IF(COUNT([.V$2:.V210])=0;0;SUM([.V$2:.V210])/COUNT([.V$2:.V210])))" office:value-type="float" office:value="134.760083139564" calcext:value-type="float">
            <text:p>135</text:p>
          </table:table-cell>
          <table:table-cell table:formula="of:=IF([.AB210]&gt;MIN([.AE210];MIN([.AF210];[.AG210]));&quot;!&quot;;&quot;&quot;)">
            <text:p/>
          </table:table-cell>
          <table:table-cell table:formula="of:=[.AD209]" office:value-type="float" office:value="272.657534246575" calcext:value-type="float">
            <text:p>273</text:p>
          </table:table-cell>
          <table:table-cell table:formula="of:=[.AE209]" office:value-type="float" office:value="240" calcext:value-type="float">
            <text:p>240</text:p>
          </table:table-cell>
          <table:table-cell table:formula="of:=[.AF209]" office:value-type="float" office:value="308" calcext:value-type="float">
            <text:p>308</text:p>
          </table:table-cell>
          <table:table-cell table:formula="of:=[.AG209]" office:value-type="float" office:value="3142" calcext:value-type="float">
            <text:p>3142</text:p>
          </table:table-cell>
          <table:table-cell table:formula="of:=[.AH209]" office:value-type="float" office:value="1047310" calcext:value-type="float">
            <text:p>1047310</text:p>
          </table:table-cell>
          <table:table-cell table:formula="of:=[.AI20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0]+1" office:value-type="date" office:date-value="2020-10-10" calcext:value-type="date">
            <text:p>2020-10-10</text:p>
          </table:table-cell>
          <table:table-cell table:number-columns-repeated="3"/>
          <table:table-cell table:formula="of:=IF([.B211]=&quot;&quot;;&quot;&quot;;SUM([.B211:.D211]))">
            <text:p/>
          </table:table-cell>
          <table:table-cell table:formula="of:=IF([.B211]=&quot;&quot;;&quot;&quot;;([.B211]+[.C211])/([.B210]+[.C210]) - 1)">
            <text:p/>
          </table:table-cell>
          <table:table-cell table:formula="of:=IF([.B211]=&quot;&quot;;&quot;&quot;;([.F211]+1)/([.F210]+1) - 1)">
            <text:p/>
          </table:table-cell>
          <table:table-cell table:formula="of:=IF([.B211]=&quot;&quot;;&quot;&quot;;ROUNDDOWN(LOG(([.B211]+[.C211])/([.$B$2]+[.$C$2]);2)))">
            <text:p/>
          </table:table-cell>
          <table:table-cell table:formula="of:=IF([.B211]=&quot;&quot;;&quot;&quot;;1 / LOG(([.B211]+[.C211])/([.B210]+[.C210]);2))">
            <text:p/>
          </table:table-cell>
          <table:table-cell table:formula="of:=IF([.B211]=&quot;&quot;;&quot;&quot;;COUNT([.$A$2:.A211]) / LOG(([.B211]+[.C211])/([.$B$2]+[.$C$2]);2))">
            <text:p/>
          </table:table-cell>
          <table:table-cell table:formula="of:=IF([.B211]=&quot;&quot;;&quot;&quot;;[.E211]-[.E210])">
            <text:p/>
          </table:table-cell>
          <table:table-cell/>
          <table:table-cell table:formula="of:=IF([.B211]=&quot;&quot;;&quot;&quot;;IF([.L211]=&quot;?&quot;;[.B211]+[.C211];[.B211]+[.C211]-[.L211]-[.N211]))">
            <text:p/>
          </table:table-cell>
          <table:table-cell table:formula="of:=IF([.B211]=&quot;&quot;;&quot;&quot;;[.N210])">
            <text:p/>
          </table:table-cell>
          <table:table-cell table:formula="of:=[.O210]" office:value-type="float" office:value="184719.6" calcext:value-type="float">
            <text:p>184720</text:p>
          </table:table-cell>
          <table:table-cell table:style-name="ce8" table:formula="of:=IF([.B211]=&quot;&quot;;&quot;&quot;;IF([.I211]=0;999999;LOG([.O211];2)*[.I211]))">
            <text:p/>
          </table:table-cell>
          <table:table-cell table:formula="of:=IF([.B211]=&quot;&quot;;&quot;&quot;;[.A211]+[.P211])">
            <text:p/>
          </table:table-cell>
          <table:table-cell table:formula="of:=IF([.B211]=&quot;&quot;;&quot;&quot;;([.B211]+[.C211])-([.B210]+[.C210]))">
            <text:p/>
          </table:table-cell>
          <table:table-cell table:formula="of:=IF([.B211]=&quot;&quot;;&quot;&quot;;SUM([.R201:.R211]))">
            <text:p/>
          </table:table-cell>
          <table:table-cell/>
          <table:table-cell table:formula="of:=IF([.B211]=&quot;&quot;;&quot;&quot;;[.U210])">
            <text:p/>
          </table:table-cell>
          <table:table-cell table:formula="of:=IF([.B211]=&quot;&quot;;&quot;&quot;;IF([.T211]=&quot;?&quot;;&quot;&quot;;IF([.S211]=0;0;[.T211]/[.S211])))">
            <text:p/>
          </table:table-cell>
          <table:table-cell table:formula="of:=IF([.B211]&lt;&gt;&quot;&quot;;IF([.I210]=0;0;[.I211]/[.I210] - 1);IF([.W210]&gt;1.05;[.W210];0.05))" office:value-type="float" office:value="0.05" calcext:value-type="float">
            <text:p>0.0500</text:p>
          </table:table-cell>
          <table:table-cell table:formula="of:=[.X210]" office:value-type="float" office:value="35" calcext:value-type="float">
            <text:p>35</text:p>
          </table:table-cell>
          <table:table-cell table:formula="of:=IF([.B211]&lt;&gt;&quot;&quot;;[.I211];MIN([.X211];[.Y210]*(1 + [.W211])))" office:value-type="float" office:value="35" calcext:value-type="float">
            <text:p>35</text:p>
          </table:table-cell>
          <table:table-cell table:style-name="ce9" table:formula="of:=IF([.B211]&lt;&gt;&quot;&quot;;[.B211]+[.C211];MAX(0; MIN([.O210]*0.2;[.Z210]*POWER(2;1/IF([.Y211]=0;2.4;[.Y211])))))" office:value-type="float" office:value="21070.6969990609" calcext:value-type="float">
            <text:p>21071</text:p>
          </table:table-cell>
          <table:table-cell table:formula="of:=IF([.S211]&lt;&gt;&quot;&quot;;[.S211];[.Z211]-[.Z201])" office:value-type="float" office:value="3785.65927500719" calcext:value-type="float">
            <text:p>3786</text:p>
          </table:table-cell>
          <table:table-cell table:formula="of:=IF(AND([.T211]&lt;&gt;&quot;&quot;; [.T211]&lt;&gt;&quot;?&quot;);[.T211];[.AA211]*IF(COUNT([.V$2:.V211])=0;0;SUM([.V$2:.V211])/COUNT([.V$2:.V211])))" office:value-type="float" office:value="137.45550168809" calcext:value-type="float">
            <text:p>137</text:p>
          </table:table-cell>
          <table:table-cell table:formula="of:=IF([.AB211]&gt;MIN([.AE211];MIN([.AF211];[.AG211]));&quot;!&quot;;&quot;&quot;)">
            <text:p/>
          </table:table-cell>
          <table:table-cell table:formula="of:=[.AD210]" office:value-type="float" office:value="272.657534246575" calcext:value-type="float">
            <text:p>273</text:p>
          </table:table-cell>
          <table:table-cell table:formula="of:=[.AE210]" office:value-type="float" office:value="240" calcext:value-type="float">
            <text:p>240</text:p>
          </table:table-cell>
          <table:table-cell table:formula="of:=[.AF210]" office:value-type="float" office:value="308" calcext:value-type="float">
            <text:p>308</text:p>
          </table:table-cell>
          <table:table-cell table:formula="of:=[.AG210]" office:value-type="float" office:value="3142" calcext:value-type="float">
            <text:p>3142</text:p>
          </table:table-cell>
          <table:table-cell table:formula="of:=[.AH210]" office:value-type="float" office:value="1047310" calcext:value-type="float">
            <text:p>1047310</text:p>
          </table:table-cell>
          <table:table-cell table:formula="of:=[.AI21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1]+1" office:value-type="date" office:date-value="2020-10-11" calcext:value-type="date">
            <text:p>2020-10-11</text:p>
          </table:table-cell>
          <table:table-cell table:number-columns-repeated="3"/>
          <table:table-cell table:formula="of:=IF([.B212]=&quot;&quot;;&quot;&quot;;SUM([.B212:.D212]))">
            <text:p/>
          </table:table-cell>
          <table:table-cell table:formula="of:=IF([.B212]=&quot;&quot;;&quot;&quot;;([.B212]+[.C212])/([.B211]+[.C211]) - 1)">
            <text:p/>
          </table:table-cell>
          <table:table-cell table:formula="of:=IF([.B212]=&quot;&quot;;&quot;&quot;;([.F212]+1)/([.F211]+1) - 1)">
            <text:p/>
          </table:table-cell>
          <table:table-cell table:formula="of:=IF([.B212]=&quot;&quot;;&quot;&quot;;ROUNDDOWN(LOG(([.B212]+[.C212])/([.$B$2]+[.$C$2]);2)))">
            <text:p/>
          </table:table-cell>
          <table:table-cell table:formula="of:=IF([.B212]=&quot;&quot;;&quot;&quot;;1 / LOG(([.B212]+[.C212])/([.B211]+[.C211]);2))">
            <text:p/>
          </table:table-cell>
          <table:table-cell table:formula="of:=IF([.B212]=&quot;&quot;;&quot;&quot;;COUNT([.$A$2:.A212]) / LOG(([.B212]+[.C212])/([.$B$2]+[.$C$2]);2))">
            <text:p/>
          </table:table-cell>
          <table:table-cell table:formula="of:=IF([.B212]=&quot;&quot;;&quot;&quot;;[.E212]-[.E211])">
            <text:p/>
          </table:table-cell>
          <table:table-cell/>
          <table:table-cell table:formula="of:=IF([.B212]=&quot;&quot;;&quot;&quot;;IF([.L212]=&quot;?&quot;;[.B212]+[.C212];[.B212]+[.C212]-[.L212]-[.N212]))">
            <text:p/>
          </table:table-cell>
          <table:table-cell table:formula="of:=IF([.B212]=&quot;&quot;;&quot;&quot;;[.N211])">
            <text:p/>
          </table:table-cell>
          <table:table-cell table:formula="of:=[.O211]" office:value-type="float" office:value="184719.6" calcext:value-type="float">
            <text:p>184720</text:p>
          </table:table-cell>
          <table:table-cell table:style-name="ce8" table:formula="of:=IF([.B212]=&quot;&quot;;&quot;&quot;;IF([.I212]=0;999999;LOG([.O212];2)*[.I212]))">
            <text:p/>
          </table:table-cell>
          <table:table-cell table:formula="of:=IF([.B212]=&quot;&quot;;&quot;&quot;;[.A212]+[.P212])">
            <text:p/>
          </table:table-cell>
          <table:table-cell table:formula="of:=IF([.B212]=&quot;&quot;;&quot;&quot;;([.B212]+[.C212])-([.B211]+[.C211]))">
            <text:p/>
          </table:table-cell>
          <table:table-cell table:formula="of:=IF([.B212]=&quot;&quot;;&quot;&quot;;SUM([.R202:.R212]))">
            <text:p/>
          </table:table-cell>
          <table:table-cell/>
          <table:table-cell table:formula="of:=IF([.B212]=&quot;&quot;;&quot;&quot;;[.U211])">
            <text:p/>
          </table:table-cell>
          <table:table-cell table:formula="of:=IF([.B212]=&quot;&quot;;&quot;&quot;;IF([.T212]=&quot;?&quot;;&quot;&quot;;IF([.S212]=0;0;[.T212]/[.S212])))">
            <text:p/>
          </table:table-cell>
          <table:table-cell table:formula="of:=IF([.B212]&lt;&gt;&quot;&quot;;IF([.I211]=0;0;[.I212]/[.I211] - 1);IF([.W211]&gt;1.05;[.W211];0.05))" office:value-type="float" office:value="0.05" calcext:value-type="float">
            <text:p>0.0500</text:p>
          </table:table-cell>
          <table:table-cell table:formula="of:=[.X211]" office:value-type="float" office:value="35" calcext:value-type="float">
            <text:p>35</text:p>
          </table:table-cell>
          <table:table-cell table:formula="of:=IF([.B212]&lt;&gt;&quot;&quot;;[.I212];MIN([.X212];[.Y211]*(1 + [.W212])))" office:value-type="float" office:value="35" calcext:value-type="float">
            <text:p>35</text:p>
          </table:table-cell>
          <table:table-cell table:style-name="ce9" table:formula="of:=IF([.B212]&lt;&gt;&quot;&quot;;[.B212]+[.C212];MAX(0; MIN([.O211]*0.2;[.Z211]*POWER(2;1/IF([.Y212]=0;2.4;[.Y212])))))" office:value-type="float" office:value="21492.1448506685" calcext:value-type="float">
            <text:p>21492</text:p>
          </table:table-cell>
          <table:table-cell table:formula="of:=IF([.S212]&lt;&gt;&quot;&quot;;[.S212];[.Z212]-[.Z202])" office:value-type="float" office:value="3861.37855322762" calcext:value-type="float">
            <text:p>3861</text:p>
          </table:table-cell>
          <table:table-cell table:formula="of:=IF(AND([.T212]&lt;&gt;&quot;&quot;; [.T212]&lt;&gt;&quot;?&quot;);[.T212];[.AA212]*IF(COUNT([.V$2:.V212])=0;0;SUM([.V$2:.V212])/COUNT([.V$2:.V212])))" office:value-type="float" office:value="140.20483294565" calcext:value-type="float">
            <text:p>140</text:p>
          </table:table-cell>
          <table:table-cell table:formula="of:=IF([.AB212]&gt;MIN([.AE212];MIN([.AF212];[.AG212]));&quot;!&quot;;&quot;&quot;)">
            <text:p/>
          </table:table-cell>
          <table:table-cell table:formula="of:=[.AD211]" office:value-type="float" office:value="272.657534246575" calcext:value-type="float">
            <text:p>273</text:p>
          </table:table-cell>
          <table:table-cell table:formula="of:=[.AE211]" office:value-type="float" office:value="240" calcext:value-type="float">
            <text:p>240</text:p>
          </table:table-cell>
          <table:table-cell table:formula="of:=[.AF211]" office:value-type="float" office:value="308" calcext:value-type="float">
            <text:p>308</text:p>
          </table:table-cell>
          <table:table-cell table:formula="of:=[.AG211]" office:value-type="float" office:value="3142" calcext:value-type="float">
            <text:p>3142</text:p>
          </table:table-cell>
          <table:table-cell table:formula="of:=[.AH211]" office:value-type="float" office:value="1047310" calcext:value-type="float">
            <text:p>1047310</text:p>
          </table:table-cell>
          <table:table-cell table:formula="of:=[.AI21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2]+1" office:value-type="date" office:date-value="2020-10-12" calcext:value-type="date">
            <text:p>2020-10-12</text:p>
          </table:table-cell>
          <table:table-cell table:number-columns-repeated="3"/>
          <table:table-cell table:formula="of:=IF([.B213]=&quot;&quot;;&quot;&quot;;SUM([.B213:.D213]))">
            <text:p/>
          </table:table-cell>
          <table:table-cell table:formula="of:=IF([.B213]=&quot;&quot;;&quot;&quot;;([.B213]+[.C213])/([.B212]+[.C212]) - 1)">
            <text:p/>
          </table:table-cell>
          <table:table-cell table:formula="of:=IF([.B213]=&quot;&quot;;&quot;&quot;;([.F213]+1)/([.F212]+1) - 1)">
            <text:p/>
          </table:table-cell>
          <table:table-cell table:formula="of:=IF([.B213]=&quot;&quot;;&quot;&quot;;ROUNDDOWN(LOG(([.B213]+[.C213])/([.$B$2]+[.$C$2]);2)))">
            <text:p/>
          </table:table-cell>
          <table:table-cell table:formula="of:=IF([.B213]=&quot;&quot;;&quot;&quot;;1 / LOG(([.B213]+[.C213])/([.B212]+[.C212]);2))">
            <text:p/>
          </table:table-cell>
          <table:table-cell table:formula="of:=IF([.B213]=&quot;&quot;;&quot;&quot;;COUNT([.$A$2:.A213]) / LOG(([.B213]+[.C213])/([.$B$2]+[.$C$2]);2))">
            <text:p/>
          </table:table-cell>
          <table:table-cell table:formula="of:=IF([.B213]=&quot;&quot;;&quot;&quot;;[.E213]-[.E212])">
            <text:p/>
          </table:table-cell>
          <table:table-cell/>
          <table:table-cell table:formula="of:=IF([.B213]=&quot;&quot;;&quot;&quot;;IF([.L213]=&quot;?&quot;;[.B213]+[.C213];[.B213]+[.C213]-[.L213]-[.N213]))">
            <text:p/>
          </table:table-cell>
          <table:table-cell table:formula="of:=IF([.B213]=&quot;&quot;;&quot;&quot;;[.N212])">
            <text:p/>
          </table:table-cell>
          <table:table-cell table:formula="of:=[.O212]" office:value-type="float" office:value="184719.6" calcext:value-type="float">
            <text:p>184720</text:p>
          </table:table-cell>
          <table:table-cell table:style-name="ce8" table:formula="of:=IF([.B213]=&quot;&quot;;&quot;&quot;;IF([.I213]=0;999999;LOG([.O213];2)*[.I213]))">
            <text:p/>
          </table:table-cell>
          <table:table-cell table:formula="of:=IF([.B213]=&quot;&quot;;&quot;&quot;;[.A213]+[.P213])">
            <text:p/>
          </table:table-cell>
          <table:table-cell table:formula="of:=IF([.B213]=&quot;&quot;;&quot;&quot;;([.B213]+[.C213])-([.B212]+[.C212]))">
            <text:p/>
          </table:table-cell>
          <table:table-cell table:formula="of:=IF([.B213]=&quot;&quot;;&quot;&quot;;SUM([.R203:.R213]))">
            <text:p/>
          </table:table-cell>
          <table:table-cell/>
          <table:table-cell table:formula="of:=IF([.B213]=&quot;&quot;;&quot;&quot;;[.U212])">
            <text:p/>
          </table:table-cell>
          <table:table-cell table:formula="of:=IF([.B213]=&quot;&quot;;&quot;&quot;;IF([.T213]=&quot;?&quot;;&quot;&quot;;IF([.S213]=0;0;[.T213]/[.S213])))">
            <text:p/>
          </table:table-cell>
          <table:table-cell table:formula="of:=IF([.B213]&lt;&gt;&quot;&quot;;IF([.I212]=0;0;[.I213]/[.I212] - 1);IF([.W212]&gt;1.05;[.W212];0.05))" office:value-type="float" office:value="0.05" calcext:value-type="float">
            <text:p>0.0500</text:p>
          </table:table-cell>
          <table:table-cell table:formula="of:=[.X212]" office:value-type="float" office:value="35" calcext:value-type="float">
            <text:p>35</text:p>
          </table:table-cell>
          <table:table-cell table:formula="of:=IF([.B213]&lt;&gt;&quot;&quot;;[.I213];MIN([.X213];[.Y212]*(1 + [.W213])))" office:value-type="float" office:value="35" calcext:value-type="float">
            <text:p>35</text:p>
          </table:table-cell>
          <table:table-cell table:style-name="ce9" table:formula="of:=IF([.B213]&lt;&gt;&quot;&quot;;[.B213]+[.C213];MAX(0; MIN([.O212]*0.2;[.Z212]*POWER(2;1/IF([.Y213]=0;2.4;[.Y213])))))" office:value-type="float" office:value="21922.0223375954" calcext:value-type="float">
            <text:p>21922</text:p>
          </table:table-cell>
          <table:table-cell table:formula="of:=IF([.S213]&lt;&gt;&quot;&quot;;[.S213];[.Z213]-[.Z203])" office:value-type="float" office:value="3938.61233887667" calcext:value-type="float">
            <text:p>3939</text:p>
          </table:table-cell>
          <table:table-cell table:formula="of:=IF(AND([.T213]&lt;&gt;&quot;&quot;; [.T213]&lt;&gt;&quot;?&quot;);[.T213];[.AA213]*IF(COUNT([.V$2:.V213])=0;0;SUM([.V$2:.V213])/COUNT([.V$2:.V213])))" office:value-type="float" office:value="143.009155253193" calcext:value-type="float">
            <text:p>143</text:p>
          </table:table-cell>
          <table:table-cell table:formula="of:=IF([.AB213]&gt;MIN([.AE213];MIN([.AF213];[.AG213]));&quot;!&quot;;&quot;&quot;)">
            <text:p/>
          </table:table-cell>
          <table:table-cell table:formula="of:=[.AD212]" office:value-type="float" office:value="272.657534246575" calcext:value-type="float">
            <text:p>273</text:p>
          </table:table-cell>
          <table:table-cell table:formula="of:=[.AE212]" office:value-type="float" office:value="240" calcext:value-type="float">
            <text:p>240</text:p>
          </table:table-cell>
          <table:table-cell table:formula="of:=[.AF212]" office:value-type="float" office:value="308" calcext:value-type="float">
            <text:p>308</text:p>
          </table:table-cell>
          <table:table-cell table:formula="of:=[.AG212]" office:value-type="float" office:value="3142" calcext:value-type="float">
            <text:p>3142</text:p>
          </table:table-cell>
          <table:table-cell table:formula="of:=[.AH212]" office:value-type="float" office:value="1047310" calcext:value-type="float">
            <text:p>1047310</text:p>
          </table:table-cell>
          <table:table-cell table:formula="of:=[.AI21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3]+1" office:value-type="date" office:date-value="2020-10-13" calcext:value-type="date">
            <text:p>2020-10-13</text:p>
          </table:table-cell>
          <table:table-cell table:number-columns-repeated="3"/>
          <table:table-cell table:formula="of:=IF([.B214]=&quot;&quot;;&quot;&quot;;SUM([.B214:.D214]))">
            <text:p/>
          </table:table-cell>
          <table:table-cell table:formula="of:=IF([.B214]=&quot;&quot;;&quot;&quot;;([.B214]+[.C214])/([.B213]+[.C213]) - 1)">
            <text:p/>
          </table:table-cell>
          <table:table-cell table:formula="of:=IF([.B214]=&quot;&quot;;&quot;&quot;;([.F214]+1)/([.F213]+1) - 1)">
            <text:p/>
          </table:table-cell>
          <table:table-cell table:formula="of:=IF([.B214]=&quot;&quot;;&quot;&quot;;ROUNDDOWN(LOG(([.B214]+[.C214])/([.$B$2]+[.$C$2]);2)))">
            <text:p/>
          </table:table-cell>
          <table:table-cell table:formula="of:=IF([.B214]=&quot;&quot;;&quot;&quot;;1 / LOG(([.B214]+[.C214])/([.B213]+[.C213]);2))">
            <text:p/>
          </table:table-cell>
          <table:table-cell table:formula="of:=IF([.B214]=&quot;&quot;;&quot;&quot;;COUNT([.$A$2:.A214]) / LOG(([.B214]+[.C214])/([.$B$2]+[.$C$2]);2))">
            <text:p/>
          </table:table-cell>
          <table:table-cell table:formula="of:=IF([.B214]=&quot;&quot;;&quot;&quot;;[.E214]-[.E213])">
            <text:p/>
          </table:table-cell>
          <table:table-cell/>
          <table:table-cell table:formula="of:=IF([.B214]=&quot;&quot;;&quot;&quot;;IF([.L214]=&quot;?&quot;;[.B214]+[.C214];[.B214]+[.C214]-[.L214]-[.N214]))">
            <text:p/>
          </table:table-cell>
          <table:table-cell table:formula="of:=IF([.B214]=&quot;&quot;;&quot;&quot;;[.N213])">
            <text:p/>
          </table:table-cell>
          <table:table-cell table:formula="of:=[.O213]" office:value-type="float" office:value="184719.6" calcext:value-type="float">
            <text:p>184720</text:p>
          </table:table-cell>
          <table:table-cell table:style-name="ce8" table:formula="of:=IF([.B214]=&quot;&quot;;&quot;&quot;;IF([.I214]=0;999999;LOG([.O214];2)*[.I214]))">
            <text:p/>
          </table:table-cell>
          <table:table-cell table:formula="of:=IF([.B214]=&quot;&quot;;&quot;&quot;;[.A214]+[.P214])">
            <text:p/>
          </table:table-cell>
          <table:table-cell table:formula="of:=IF([.B214]=&quot;&quot;;&quot;&quot;;([.B214]+[.C214])-([.B213]+[.C213]))">
            <text:p/>
          </table:table-cell>
          <table:table-cell table:formula="of:=IF([.B214]=&quot;&quot;;&quot;&quot;;SUM([.R204:.R214]))">
            <text:p/>
          </table:table-cell>
          <table:table-cell/>
          <table:table-cell table:formula="of:=IF([.B214]=&quot;&quot;;&quot;&quot;;[.U213])">
            <text:p/>
          </table:table-cell>
          <table:table-cell table:formula="of:=IF([.B214]=&quot;&quot;;&quot;&quot;;IF([.T214]=&quot;?&quot;;&quot;&quot;;IF([.S214]=0;0;[.T214]/[.S214])))">
            <text:p/>
          </table:table-cell>
          <table:table-cell table:formula="of:=IF([.B214]&lt;&gt;&quot;&quot;;IF([.I213]=0;0;[.I214]/[.I213] - 1);IF([.W213]&gt;1.05;[.W213];0.05))" office:value-type="float" office:value="0.05" calcext:value-type="float">
            <text:p>0.0500</text:p>
          </table:table-cell>
          <table:table-cell table:formula="of:=[.X213]" office:value-type="float" office:value="35" calcext:value-type="float">
            <text:p>35</text:p>
          </table:table-cell>
          <table:table-cell table:formula="of:=IF([.B214]&lt;&gt;&quot;&quot;;[.I214];MIN([.X214];[.Y213]*(1 + [.W214])))" office:value-type="float" office:value="35" calcext:value-type="float">
            <text:p>35</text:p>
          </table:table-cell>
          <table:table-cell table:style-name="ce9" table:formula="of:=IF([.B214]&lt;&gt;&quot;&quot;;[.B214]+[.C214];MAX(0; MIN([.O213]*0.2;[.Z213]*POWER(2;1/IF([.Y214]=0;2.4;[.Y214])))))" office:value-type="float" office:value="22360.4980661148" calcext:value-type="float">
            <text:p>22360</text:p>
          </table:table-cell>
          <table:table-cell table:formula="of:=IF([.S214]&lt;&gt;&quot;&quot;;[.S214];[.Z214]-[.Z204])" office:value-type="float" office:value="4017.3909245404" calcext:value-type="float">
            <text:p>4017</text:p>
          </table:table-cell>
          <table:table-cell table:formula="of:=IF(AND([.T214]&lt;&gt;&quot;&quot;; [.T214]&lt;&gt;&quot;?&quot;);[.T214];[.AA214]*IF(COUNT([.V$2:.V214])=0;0;SUM([.V$2:.V214])/COUNT([.V$2:.V214])))" office:value-type="float" office:value="145.869568520223" calcext:value-type="float">
            <text:p>146</text:p>
          </table:table-cell>
          <table:table-cell table:formula="of:=IF([.AB214]&gt;MIN([.AE214];MIN([.AF214];[.AG214]));&quot;!&quot;;&quot;&quot;)">
            <text:p/>
          </table:table-cell>
          <table:table-cell table:formula="of:=[.AD213]" office:value-type="float" office:value="272.657534246575" calcext:value-type="float">
            <text:p>273</text:p>
          </table:table-cell>
          <table:table-cell table:formula="of:=[.AE213]" office:value-type="float" office:value="240" calcext:value-type="float">
            <text:p>240</text:p>
          </table:table-cell>
          <table:table-cell table:formula="of:=[.AF213]" office:value-type="float" office:value="308" calcext:value-type="float">
            <text:p>308</text:p>
          </table:table-cell>
          <table:table-cell table:formula="of:=[.AG213]" office:value-type="float" office:value="3142" calcext:value-type="float">
            <text:p>3142</text:p>
          </table:table-cell>
          <table:table-cell table:formula="of:=[.AH213]" office:value-type="float" office:value="1047310" calcext:value-type="float">
            <text:p>1047310</text:p>
          </table:table-cell>
          <table:table-cell table:formula="of:=[.AI21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4]+1" office:value-type="date" office:date-value="2020-10-14" calcext:value-type="date">
            <text:p>2020-10-14</text:p>
          </table:table-cell>
          <table:table-cell table:number-columns-repeated="3"/>
          <table:table-cell table:formula="of:=IF([.B215]=&quot;&quot;;&quot;&quot;;SUM([.B215:.D215]))">
            <text:p/>
          </table:table-cell>
          <table:table-cell table:formula="of:=IF([.B215]=&quot;&quot;;&quot;&quot;;([.B215]+[.C215])/([.B214]+[.C214]) - 1)">
            <text:p/>
          </table:table-cell>
          <table:table-cell table:formula="of:=IF([.B215]=&quot;&quot;;&quot;&quot;;([.F215]+1)/([.F214]+1) - 1)">
            <text:p/>
          </table:table-cell>
          <table:table-cell table:formula="of:=IF([.B215]=&quot;&quot;;&quot;&quot;;ROUNDDOWN(LOG(([.B215]+[.C215])/([.$B$2]+[.$C$2]);2)))">
            <text:p/>
          </table:table-cell>
          <table:table-cell table:formula="of:=IF([.B215]=&quot;&quot;;&quot;&quot;;1 / LOG(([.B215]+[.C215])/([.B214]+[.C214]);2))">
            <text:p/>
          </table:table-cell>
          <table:table-cell table:formula="of:=IF([.B215]=&quot;&quot;;&quot;&quot;;COUNT([.$A$2:.A215]) / LOG(([.B215]+[.C215])/([.$B$2]+[.$C$2]);2))">
            <text:p/>
          </table:table-cell>
          <table:table-cell table:formula="of:=IF([.B215]=&quot;&quot;;&quot;&quot;;[.E215]-[.E214])">
            <text:p/>
          </table:table-cell>
          <table:table-cell/>
          <table:table-cell table:formula="of:=IF([.B215]=&quot;&quot;;&quot;&quot;;IF([.L215]=&quot;?&quot;;[.B215]+[.C215];[.B215]+[.C215]-[.L215]-[.N215]))">
            <text:p/>
          </table:table-cell>
          <table:table-cell table:formula="of:=IF([.B215]=&quot;&quot;;&quot;&quot;;[.N214])">
            <text:p/>
          </table:table-cell>
          <table:table-cell table:formula="of:=[.O214]" office:value-type="float" office:value="184719.6" calcext:value-type="float">
            <text:p>184720</text:p>
          </table:table-cell>
          <table:table-cell table:style-name="ce8" table:formula="of:=IF([.B215]=&quot;&quot;;&quot;&quot;;IF([.I215]=0;999999;LOG([.O215];2)*[.I215]))">
            <text:p/>
          </table:table-cell>
          <table:table-cell table:formula="of:=IF([.B215]=&quot;&quot;;&quot;&quot;;[.A215]+[.P215])">
            <text:p/>
          </table:table-cell>
          <table:table-cell table:formula="of:=IF([.B215]=&quot;&quot;;&quot;&quot;;([.B215]+[.C215])-([.B214]+[.C214]))">
            <text:p/>
          </table:table-cell>
          <table:table-cell table:formula="of:=IF([.B215]=&quot;&quot;;&quot;&quot;;SUM([.R205:.R215]))">
            <text:p/>
          </table:table-cell>
          <table:table-cell/>
          <table:table-cell table:formula="of:=IF([.B215]=&quot;&quot;;&quot;&quot;;[.U214])">
            <text:p/>
          </table:table-cell>
          <table:table-cell table:formula="of:=IF([.B215]=&quot;&quot;;&quot;&quot;;IF([.T215]=&quot;?&quot;;&quot;&quot;;IF([.S215]=0;0;[.T215]/[.S215])))">
            <text:p/>
          </table:table-cell>
          <table:table-cell table:formula="of:=IF([.B215]&lt;&gt;&quot;&quot;;IF([.I214]=0;0;[.I215]/[.I214] - 1);IF([.W214]&gt;1.05;[.W214];0.05))" office:value-type="float" office:value="0.05" calcext:value-type="float">
            <text:p>0.0500</text:p>
          </table:table-cell>
          <table:table-cell table:formula="of:=[.X214]" office:value-type="float" office:value="35" calcext:value-type="float">
            <text:p>35</text:p>
          </table:table-cell>
          <table:table-cell table:formula="of:=IF([.B215]&lt;&gt;&quot;&quot;;[.I215];MIN([.X215];[.Y214]*(1 + [.W215])))" office:value-type="float" office:value="35" calcext:value-type="float">
            <text:p>35</text:p>
          </table:table-cell>
          <table:table-cell table:style-name="ce9" table:formula="of:=IF([.B215]&lt;&gt;&quot;&quot;;[.B215]+[.C215];MAX(0; MIN([.O214]*0.2;[.Z214]*POWER(2;1/IF([.Y215]=0;2.4;[.Y215])))))" office:value-type="float" office:value="22807.7440148967" calcext:value-type="float">
            <text:p>22808</text:p>
          </table:table-cell>
          <table:table-cell table:formula="of:=IF([.S215]&lt;&gt;&quot;&quot;;[.S215];[.Z215]-[.Z205])" office:value-type="float" office:value="4097.74520870533" calcext:value-type="float">
            <text:p>4098</text:p>
          </table:table-cell>
          <table:table-cell table:formula="of:=IF(AND([.T215]&lt;&gt;&quot;&quot;; [.T215]&lt;&gt;&quot;?&quot;);[.T215];[.AA215]*IF(COUNT([.V$2:.V215])=0;0;SUM([.V$2:.V215])/COUNT([.V$2:.V215])))" office:value-type="float" office:value="148.787194656203" calcext:value-type="float">
            <text:p>149</text:p>
          </table:table-cell>
          <table:table-cell table:formula="of:=IF([.AB215]&gt;MIN([.AE215];MIN([.AF215];[.AG215]));&quot;!&quot;;&quot;&quot;)">
            <text:p/>
          </table:table-cell>
          <table:table-cell table:formula="of:=[.AD214]" office:value-type="float" office:value="272.657534246575" calcext:value-type="float">
            <text:p>273</text:p>
          </table:table-cell>
          <table:table-cell table:formula="of:=[.AE214]" office:value-type="float" office:value="240" calcext:value-type="float">
            <text:p>240</text:p>
          </table:table-cell>
          <table:table-cell table:formula="of:=[.AF214]" office:value-type="float" office:value="308" calcext:value-type="float">
            <text:p>308</text:p>
          </table:table-cell>
          <table:table-cell table:formula="of:=[.AG214]" office:value-type="float" office:value="3142" calcext:value-type="float">
            <text:p>3142</text:p>
          </table:table-cell>
          <table:table-cell table:formula="of:=[.AH214]" office:value-type="float" office:value="1047310" calcext:value-type="float">
            <text:p>1047310</text:p>
          </table:table-cell>
          <table:table-cell table:formula="of:=[.AI21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5]+1" office:value-type="date" office:date-value="2020-10-15" calcext:value-type="date">
            <text:p>2020-10-15</text:p>
          </table:table-cell>
          <table:table-cell table:number-columns-repeated="3"/>
          <table:table-cell table:formula="of:=IF([.B216]=&quot;&quot;;&quot;&quot;;SUM([.B216:.D216]))">
            <text:p/>
          </table:table-cell>
          <table:table-cell table:formula="of:=IF([.B216]=&quot;&quot;;&quot;&quot;;([.B216]+[.C216])/([.B215]+[.C215]) - 1)">
            <text:p/>
          </table:table-cell>
          <table:table-cell table:formula="of:=IF([.B216]=&quot;&quot;;&quot;&quot;;([.F216]+1)/([.F215]+1) - 1)">
            <text:p/>
          </table:table-cell>
          <table:table-cell table:formula="of:=IF([.B216]=&quot;&quot;;&quot;&quot;;ROUNDDOWN(LOG(([.B216]+[.C216])/([.$B$2]+[.$C$2]);2)))">
            <text:p/>
          </table:table-cell>
          <table:table-cell table:formula="of:=IF([.B216]=&quot;&quot;;&quot;&quot;;1 / LOG(([.B216]+[.C216])/([.B215]+[.C215]);2))">
            <text:p/>
          </table:table-cell>
          <table:table-cell table:formula="of:=IF([.B216]=&quot;&quot;;&quot;&quot;;COUNT([.$A$2:.A216]) / LOG(([.B216]+[.C216])/([.$B$2]+[.$C$2]);2))">
            <text:p/>
          </table:table-cell>
          <table:table-cell table:formula="of:=IF([.B216]=&quot;&quot;;&quot;&quot;;[.E216]-[.E215])">
            <text:p/>
          </table:table-cell>
          <table:table-cell/>
          <table:table-cell table:formula="of:=IF([.B216]=&quot;&quot;;&quot;&quot;;IF([.L216]=&quot;?&quot;;[.B216]+[.C216];[.B216]+[.C216]-[.L216]-[.N216]))">
            <text:p/>
          </table:table-cell>
          <table:table-cell table:formula="of:=IF([.B216]=&quot;&quot;;&quot;&quot;;[.N215])">
            <text:p/>
          </table:table-cell>
          <table:table-cell table:formula="of:=[.O215]" office:value-type="float" office:value="184719.6" calcext:value-type="float">
            <text:p>184720</text:p>
          </table:table-cell>
          <table:table-cell table:style-name="ce8" table:formula="of:=IF([.B216]=&quot;&quot;;&quot;&quot;;IF([.I216]=0;999999;LOG([.O216];2)*[.I216]))">
            <text:p/>
          </table:table-cell>
          <table:table-cell table:formula="of:=IF([.B216]=&quot;&quot;;&quot;&quot;;[.A216]+[.P216])">
            <text:p/>
          </table:table-cell>
          <table:table-cell table:formula="of:=IF([.B216]=&quot;&quot;;&quot;&quot;;([.B216]+[.C216])-([.B215]+[.C215]))">
            <text:p/>
          </table:table-cell>
          <table:table-cell table:formula="of:=IF([.B216]=&quot;&quot;;&quot;&quot;;SUM([.R206:.R216]))">
            <text:p/>
          </table:table-cell>
          <table:table-cell/>
          <table:table-cell table:formula="of:=IF([.B216]=&quot;&quot;;&quot;&quot;;[.U215])">
            <text:p/>
          </table:table-cell>
          <table:table-cell table:formula="of:=IF([.B216]=&quot;&quot;;&quot;&quot;;IF([.T216]=&quot;?&quot;;&quot;&quot;;IF([.S216]=0;0;[.T216]/[.S216])))">
            <text:p/>
          </table:table-cell>
          <table:table-cell table:formula="of:=IF([.B216]&lt;&gt;&quot;&quot;;IF([.I215]=0;0;[.I216]/[.I215] - 1);IF([.W215]&gt;1.05;[.W215];0.05))" office:value-type="float" office:value="0.05" calcext:value-type="float">
            <text:p>0.0500</text:p>
          </table:table-cell>
          <table:table-cell table:formula="of:=[.X215]" office:value-type="float" office:value="35" calcext:value-type="float">
            <text:p>35</text:p>
          </table:table-cell>
          <table:table-cell table:formula="of:=IF([.B216]&lt;&gt;&quot;&quot;;[.I216];MIN([.X216];[.Y215]*(1 + [.W216])))" office:value-type="float" office:value="35" calcext:value-type="float">
            <text:p>35</text:p>
          </table:table-cell>
          <table:table-cell table:style-name="ce9" table:formula="of:=IF([.B216]&lt;&gt;&quot;&quot;;[.B216]+[.C216];MAX(0; MIN([.O215]*0.2;[.Z215]*POWER(2;1/IF([.Y216]=0;2.4;[.Y216])))))" office:value-type="float" office:value="23263.9356024614" calcext:value-type="float">
            <text:p>23264</text:p>
          </table:table-cell>
          <table:table-cell table:formula="of:=IF([.S216]&lt;&gt;&quot;&quot;;[.S216];[.Z216]-[.Z206])" office:value-type="float" office:value="4179.70670787743" calcext:value-type="float">
            <text:p>4180</text:p>
          </table:table-cell>
          <table:table-cell table:formula="of:=IF(AND([.T216]&lt;&gt;&quot;&quot;; [.T216]&lt;&gt;&quot;?&quot;);[.T216];[.AA216]*IF(COUNT([.V$2:.V216])=0;0;SUM([.V$2:.V216])/COUNT([.V$2:.V216])))" office:value-type="float" office:value="151.763178010592" calcext:value-type="float">
            <text:p>152</text:p>
          </table:table-cell>
          <table:table-cell table:formula="of:=IF([.AB216]&gt;MIN([.AE216];MIN([.AF216];[.AG216]));&quot;!&quot;;&quot;&quot;)">
            <text:p/>
          </table:table-cell>
          <table:table-cell table:formula="of:=[.AD215]" office:value-type="float" office:value="272.657534246575" calcext:value-type="float">
            <text:p>273</text:p>
          </table:table-cell>
          <table:table-cell table:formula="of:=[.AE215]" office:value-type="float" office:value="240" calcext:value-type="float">
            <text:p>240</text:p>
          </table:table-cell>
          <table:table-cell table:formula="of:=[.AF215]" office:value-type="float" office:value="308" calcext:value-type="float">
            <text:p>308</text:p>
          </table:table-cell>
          <table:table-cell table:formula="of:=[.AG215]" office:value-type="float" office:value="3142" calcext:value-type="float">
            <text:p>3142</text:p>
          </table:table-cell>
          <table:table-cell table:formula="of:=[.AH215]" office:value-type="float" office:value="1047310" calcext:value-type="float">
            <text:p>1047310</text:p>
          </table:table-cell>
          <table:table-cell table:formula="of:=[.AI21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6]+1" office:value-type="date" office:date-value="2020-10-16" calcext:value-type="date">
            <text:p>2020-10-16</text:p>
          </table:table-cell>
          <table:table-cell table:number-columns-repeated="3"/>
          <table:table-cell table:formula="of:=IF([.B217]=&quot;&quot;;&quot;&quot;;SUM([.B217:.D217]))">
            <text:p/>
          </table:table-cell>
          <table:table-cell table:formula="of:=IF([.B217]=&quot;&quot;;&quot;&quot;;([.B217]+[.C217])/([.B216]+[.C216]) - 1)">
            <text:p/>
          </table:table-cell>
          <table:table-cell table:formula="of:=IF([.B217]=&quot;&quot;;&quot;&quot;;([.F217]+1)/([.F216]+1) - 1)">
            <text:p/>
          </table:table-cell>
          <table:table-cell table:formula="of:=IF([.B217]=&quot;&quot;;&quot;&quot;;ROUNDDOWN(LOG(([.B217]+[.C217])/([.$B$2]+[.$C$2]);2)))">
            <text:p/>
          </table:table-cell>
          <table:table-cell table:formula="of:=IF([.B217]=&quot;&quot;;&quot;&quot;;1 / LOG(([.B217]+[.C217])/([.B216]+[.C216]);2))">
            <text:p/>
          </table:table-cell>
          <table:table-cell table:formula="of:=IF([.B217]=&quot;&quot;;&quot;&quot;;COUNT([.$A$2:.A217]) / LOG(([.B217]+[.C217])/([.$B$2]+[.$C$2]);2))">
            <text:p/>
          </table:table-cell>
          <table:table-cell table:formula="of:=IF([.B217]=&quot;&quot;;&quot;&quot;;[.E217]-[.E216])">
            <text:p/>
          </table:table-cell>
          <table:table-cell/>
          <table:table-cell table:formula="of:=IF([.B217]=&quot;&quot;;&quot;&quot;;IF([.L217]=&quot;?&quot;;[.B217]+[.C217];[.B217]+[.C217]-[.L217]-[.N217]))">
            <text:p/>
          </table:table-cell>
          <table:table-cell table:formula="of:=IF([.B217]=&quot;&quot;;&quot;&quot;;[.N216])">
            <text:p/>
          </table:table-cell>
          <table:table-cell table:formula="of:=[.O216]" office:value-type="float" office:value="184719.6" calcext:value-type="float">
            <text:p>184720</text:p>
          </table:table-cell>
          <table:table-cell table:style-name="ce8" table:formula="of:=IF([.B217]=&quot;&quot;;&quot;&quot;;IF([.I217]=0;999999;LOG([.O217];2)*[.I217]))">
            <text:p/>
          </table:table-cell>
          <table:table-cell table:formula="of:=IF([.B217]=&quot;&quot;;&quot;&quot;;[.A217]+[.P217])">
            <text:p/>
          </table:table-cell>
          <table:table-cell table:formula="of:=IF([.B217]=&quot;&quot;;&quot;&quot;;([.B217]+[.C217])-([.B216]+[.C216]))">
            <text:p/>
          </table:table-cell>
          <table:table-cell table:formula="of:=IF([.B217]=&quot;&quot;;&quot;&quot;;SUM([.R207:.R217]))">
            <text:p/>
          </table:table-cell>
          <table:table-cell/>
          <table:table-cell table:formula="of:=IF([.B217]=&quot;&quot;;&quot;&quot;;[.U216])">
            <text:p/>
          </table:table-cell>
          <table:table-cell table:formula="of:=IF([.B217]=&quot;&quot;;&quot;&quot;;IF([.T217]=&quot;?&quot;;&quot;&quot;;IF([.S217]=0;0;[.T217]/[.S217])))">
            <text:p/>
          </table:table-cell>
          <table:table-cell table:formula="of:=IF([.B217]&lt;&gt;&quot;&quot;;IF([.I216]=0;0;[.I217]/[.I216] - 1);IF([.W216]&gt;1.05;[.W216];0.05))" office:value-type="float" office:value="0.05" calcext:value-type="float">
            <text:p>0.0500</text:p>
          </table:table-cell>
          <table:table-cell table:formula="of:=[.X216]" office:value-type="float" office:value="35" calcext:value-type="float">
            <text:p>35</text:p>
          </table:table-cell>
          <table:table-cell table:formula="of:=IF([.B217]&lt;&gt;&quot;&quot;;[.I217];MIN([.X217];[.Y216]*(1 + [.W217])))" office:value-type="float" office:value="35" calcext:value-type="float">
            <text:p>35</text:p>
          </table:table-cell>
          <table:table-cell table:style-name="ce9" table:formula="of:=IF([.B217]&lt;&gt;&quot;&quot;;[.B217]+[.C217];MAX(0; MIN([.O216]*0.2;[.Z216]*POWER(2;1/IF([.Y217]=0;2.4;[.Y217])))))" office:value-type="float" office:value="23729.2517559817" calcext:value-type="float">
            <text:p>23729</text:p>
          </table:table-cell>
          <table:table-cell table:formula="of:=IF([.S217]&lt;&gt;&quot;&quot;;[.S217];[.Z217]-[.Z207])" office:value-type="float" office:value="4263.30756894356" calcext:value-type="float">
            <text:p>4263</text:p>
          </table:table-cell>
          <table:table-cell table:formula="of:=IF(AND([.T217]&lt;&gt;&quot;&quot;; [.T217]&lt;&gt;&quot;?&quot;);[.T217];[.AA217]*IF(COUNT([.V$2:.V217])=0;0;SUM([.V$2:.V217])/COUNT([.V$2:.V217])))" office:value-type="float" office:value="154.79868582168" calcext:value-type="float">
            <text:p>155</text:p>
          </table:table-cell>
          <table:table-cell table:formula="of:=IF([.AB217]&gt;MIN([.AE217];MIN([.AF217];[.AG217]));&quot;!&quot;;&quot;&quot;)">
            <text:p/>
          </table:table-cell>
          <table:table-cell table:formula="of:=[.AD216]" office:value-type="float" office:value="272.657534246575" calcext:value-type="float">
            <text:p>273</text:p>
          </table:table-cell>
          <table:table-cell table:formula="of:=[.AE216]" office:value-type="float" office:value="240" calcext:value-type="float">
            <text:p>240</text:p>
          </table:table-cell>
          <table:table-cell table:formula="of:=[.AF216]" office:value-type="float" office:value="308" calcext:value-type="float">
            <text:p>308</text:p>
          </table:table-cell>
          <table:table-cell table:formula="of:=[.AG216]" office:value-type="float" office:value="3142" calcext:value-type="float">
            <text:p>3142</text:p>
          </table:table-cell>
          <table:table-cell table:formula="of:=[.AH216]" office:value-type="float" office:value="1047310" calcext:value-type="float">
            <text:p>1047310</text:p>
          </table:table-cell>
          <table:table-cell table:formula="of:=[.AI21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7]+1" office:value-type="date" office:date-value="2020-10-17" calcext:value-type="date">
            <text:p>2020-10-17</text:p>
          </table:table-cell>
          <table:table-cell table:number-columns-repeated="3"/>
          <table:table-cell table:formula="of:=IF([.B218]=&quot;&quot;;&quot;&quot;;SUM([.B218:.D218]))">
            <text:p/>
          </table:table-cell>
          <table:table-cell table:formula="of:=IF([.B218]=&quot;&quot;;&quot;&quot;;([.B218]+[.C218])/([.B217]+[.C217]) - 1)">
            <text:p/>
          </table:table-cell>
          <table:table-cell table:formula="of:=IF([.B218]=&quot;&quot;;&quot;&quot;;([.F218]+1)/([.F217]+1) - 1)">
            <text:p/>
          </table:table-cell>
          <table:table-cell table:formula="of:=IF([.B218]=&quot;&quot;;&quot;&quot;;ROUNDDOWN(LOG(([.B218]+[.C218])/([.$B$2]+[.$C$2]);2)))">
            <text:p/>
          </table:table-cell>
          <table:table-cell table:formula="of:=IF([.B218]=&quot;&quot;;&quot;&quot;;1 / LOG(([.B218]+[.C218])/([.B217]+[.C217]);2))">
            <text:p/>
          </table:table-cell>
          <table:table-cell table:formula="of:=IF([.B218]=&quot;&quot;;&quot;&quot;;COUNT([.$A$2:.A218]) / LOG(([.B218]+[.C218])/([.$B$2]+[.$C$2]);2))">
            <text:p/>
          </table:table-cell>
          <table:table-cell table:formula="of:=IF([.B218]=&quot;&quot;;&quot;&quot;;[.E218]-[.E217])">
            <text:p/>
          </table:table-cell>
          <table:table-cell/>
          <table:table-cell table:formula="of:=IF([.B218]=&quot;&quot;;&quot;&quot;;IF([.L218]=&quot;?&quot;;[.B218]+[.C218];[.B218]+[.C218]-[.L218]-[.N218]))">
            <text:p/>
          </table:table-cell>
          <table:table-cell table:formula="of:=IF([.B218]=&quot;&quot;;&quot;&quot;;[.N217])">
            <text:p/>
          </table:table-cell>
          <table:table-cell table:formula="of:=[.O217]" office:value-type="float" office:value="184719.6" calcext:value-type="float">
            <text:p>184720</text:p>
          </table:table-cell>
          <table:table-cell table:style-name="ce8" table:formula="of:=IF([.B218]=&quot;&quot;;&quot;&quot;;IF([.I218]=0;999999;LOG([.O218];2)*[.I218]))">
            <text:p/>
          </table:table-cell>
          <table:table-cell table:formula="of:=IF([.B218]=&quot;&quot;;&quot;&quot;;[.A218]+[.P218])">
            <text:p/>
          </table:table-cell>
          <table:table-cell table:formula="of:=IF([.B218]=&quot;&quot;;&quot;&quot;;([.B218]+[.C218])-([.B217]+[.C217]))">
            <text:p/>
          </table:table-cell>
          <table:table-cell table:formula="of:=IF([.B218]=&quot;&quot;;&quot;&quot;;SUM([.R208:.R218]))">
            <text:p/>
          </table:table-cell>
          <table:table-cell/>
          <table:table-cell table:formula="of:=IF([.B218]=&quot;&quot;;&quot;&quot;;[.U217])">
            <text:p/>
          </table:table-cell>
          <table:table-cell table:formula="of:=IF([.B218]=&quot;&quot;;&quot;&quot;;IF([.T218]=&quot;?&quot;;&quot;&quot;;IF([.S218]=0;0;[.T218]/[.S218])))">
            <text:p/>
          </table:table-cell>
          <table:table-cell table:formula="of:=IF([.B218]&lt;&gt;&quot;&quot;;IF([.I217]=0;0;[.I218]/[.I217] - 1);IF([.W217]&gt;1.05;[.W217];0.05))" office:value-type="float" office:value="0.05" calcext:value-type="float">
            <text:p>0.0500</text:p>
          </table:table-cell>
          <table:table-cell table:formula="of:=[.X217]" office:value-type="float" office:value="35" calcext:value-type="float">
            <text:p>35</text:p>
          </table:table-cell>
          <table:table-cell table:formula="of:=IF([.B218]&lt;&gt;&quot;&quot;;[.I218];MIN([.X218];[.Y217]*(1 + [.W218])))" office:value-type="float" office:value="35" calcext:value-type="float">
            <text:p>35</text:p>
          </table:table-cell>
          <table:table-cell table:style-name="ce9" table:formula="of:=IF([.B218]&lt;&gt;&quot;&quot;;[.B218]+[.C218];MAX(0; MIN([.O217]*0.2;[.Z217]*POWER(2;1/IF([.Y218]=0;2.4;[.Y218])))))" office:value-type="float" office:value="24203.8749814622" calcext:value-type="float">
            <text:p>24204</text:p>
          </table:table-cell>
          <table:table-cell table:formula="of:=IF([.S218]&lt;&gt;&quot;&quot;;[.S218];[.Z218]-[.Z208])" office:value-type="float" office:value="4348.58058178002" calcext:value-type="float">
            <text:p>4349</text:p>
          </table:table-cell>
          <table:table-cell table:formula="of:=IF(AND([.T218]&lt;&gt;&quot;&quot;; [.T218]&lt;&gt;&quot;?&quot;);[.T218];[.AA218]*IF(COUNT([.V$2:.V218])=0;0;SUM([.V$2:.V218])/COUNT([.V$2:.V218])))" office:value-type="float" office:value="157.8949086744" calcext:value-type="float">
            <text:p>158</text:p>
          </table:table-cell>
          <table:table-cell table:formula="of:=IF([.AB218]&gt;MIN([.AE218];MIN([.AF218];[.AG218]));&quot;!&quot;;&quot;&quot;)">
            <text:p/>
          </table:table-cell>
          <table:table-cell table:formula="of:=[.AD217]" office:value-type="float" office:value="272.657534246575" calcext:value-type="float">
            <text:p>273</text:p>
          </table:table-cell>
          <table:table-cell table:formula="of:=[.AE217]" office:value-type="float" office:value="240" calcext:value-type="float">
            <text:p>240</text:p>
          </table:table-cell>
          <table:table-cell table:formula="of:=[.AF217]" office:value-type="float" office:value="308" calcext:value-type="float">
            <text:p>308</text:p>
          </table:table-cell>
          <table:table-cell table:formula="of:=[.AG217]" office:value-type="float" office:value="3142" calcext:value-type="float">
            <text:p>3142</text:p>
          </table:table-cell>
          <table:table-cell table:formula="of:=[.AH217]" office:value-type="float" office:value="1047310" calcext:value-type="float">
            <text:p>1047310</text:p>
          </table:table-cell>
          <table:table-cell table:formula="of:=[.AI21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8]+1" office:value-type="date" office:date-value="2020-10-18" calcext:value-type="date">
            <text:p>2020-10-18</text:p>
          </table:table-cell>
          <table:table-cell table:number-columns-repeated="3"/>
          <table:table-cell table:formula="of:=IF([.B219]=&quot;&quot;;&quot;&quot;;SUM([.B219:.D219]))">
            <text:p/>
          </table:table-cell>
          <table:table-cell table:formula="of:=IF([.B219]=&quot;&quot;;&quot;&quot;;([.B219]+[.C219])/([.B218]+[.C218]) - 1)">
            <text:p/>
          </table:table-cell>
          <table:table-cell table:formula="of:=IF([.B219]=&quot;&quot;;&quot;&quot;;([.F219]+1)/([.F218]+1) - 1)">
            <text:p/>
          </table:table-cell>
          <table:table-cell table:formula="of:=IF([.B219]=&quot;&quot;;&quot;&quot;;ROUNDDOWN(LOG(([.B219]+[.C219])/([.$B$2]+[.$C$2]);2)))">
            <text:p/>
          </table:table-cell>
          <table:table-cell table:formula="of:=IF([.B219]=&quot;&quot;;&quot;&quot;;1 / LOG(([.B219]+[.C219])/([.B218]+[.C218]);2))">
            <text:p/>
          </table:table-cell>
          <table:table-cell table:formula="of:=IF([.B219]=&quot;&quot;;&quot;&quot;;COUNT([.$A$2:.A219]) / LOG(([.B219]+[.C219])/([.$B$2]+[.$C$2]);2))">
            <text:p/>
          </table:table-cell>
          <table:table-cell table:formula="of:=IF([.B219]=&quot;&quot;;&quot;&quot;;[.E219]-[.E218])">
            <text:p/>
          </table:table-cell>
          <table:table-cell/>
          <table:table-cell table:formula="of:=IF([.B219]=&quot;&quot;;&quot;&quot;;IF([.L219]=&quot;?&quot;;[.B219]+[.C219];[.B219]+[.C219]-[.L219]-[.N219]))">
            <text:p/>
          </table:table-cell>
          <table:table-cell table:formula="of:=IF([.B219]=&quot;&quot;;&quot;&quot;;[.N218])">
            <text:p/>
          </table:table-cell>
          <table:table-cell table:formula="of:=[.O218]" office:value-type="float" office:value="184719.6" calcext:value-type="float">
            <text:p>184720</text:p>
          </table:table-cell>
          <table:table-cell table:style-name="ce8" table:formula="of:=IF([.B219]=&quot;&quot;;&quot;&quot;;IF([.I219]=0;999999;LOG([.O219];2)*[.I219]))">
            <text:p/>
          </table:table-cell>
          <table:table-cell table:formula="of:=IF([.B219]=&quot;&quot;;&quot;&quot;;[.A219]+[.P219])">
            <text:p/>
          </table:table-cell>
          <table:table-cell table:formula="of:=IF([.B219]=&quot;&quot;;&quot;&quot;;([.B219]+[.C219])-([.B218]+[.C218]))">
            <text:p/>
          </table:table-cell>
          <table:table-cell table:formula="of:=IF([.B219]=&quot;&quot;;&quot;&quot;;SUM([.R209:.R219]))">
            <text:p/>
          </table:table-cell>
          <table:table-cell/>
          <table:table-cell table:formula="of:=IF([.B219]=&quot;&quot;;&quot;&quot;;[.U218])">
            <text:p/>
          </table:table-cell>
          <table:table-cell table:formula="of:=IF([.B219]=&quot;&quot;;&quot;&quot;;IF([.T219]=&quot;?&quot;;&quot;&quot;;IF([.S219]=0;0;[.T219]/[.S219])))">
            <text:p/>
          </table:table-cell>
          <table:table-cell table:formula="of:=IF([.B219]&lt;&gt;&quot;&quot;;IF([.I218]=0;0;[.I219]/[.I218] - 1);IF([.W218]&gt;1.05;[.W218];0.05))" office:value-type="float" office:value="0.05" calcext:value-type="float">
            <text:p>0.0500</text:p>
          </table:table-cell>
          <table:table-cell table:formula="of:=[.X218]" office:value-type="float" office:value="35" calcext:value-type="float">
            <text:p>35</text:p>
          </table:table-cell>
          <table:table-cell table:formula="of:=IF([.B219]&lt;&gt;&quot;&quot;;[.I219];MIN([.X219];[.Y218]*(1 + [.W219])))" office:value-type="float" office:value="35" calcext:value-type="float">
            <text:p>35</text:p>
          </table:table-cell>
          <table:table-cell table:style-name="ce9" table:formula="of:=IF([.B219]&lt;&gt;&quot;&quot;;[.B219]+[.C219];MAX(0; MIN([.O218]*0.2;[.Z218]*POWER(2;1/IF([.Y219]=0;2.4;[.Y219])))))" office:value-type="float" office:value="24687.9914353209" calcext:value-type="float">
            <text:p>24688</text:p>
          </table:table-cell>
          <table:table-cell table:formula="of:=IF([.S219]&lt;&gt;&quot;&quot;;[.S219];[.Z219]-[.Z209])" office:value-type="float" office:value="4435.55919211339" calcext:value-type="float">
            <text:p>4436</text:p>
          </table:table-cell>
          <table:table-cell table:formula="of:=IF(AND([.T219]&lt;&gt;&quot;&quot;; [.T219]&lt;&gt;&quot;?&quot;);[.T219];[.AA219]*IF(COUNT([.V$2:.V219])=0;0;SUM([.V$2:.V219])/COUNT([.V$2:.V219])))" office:value-type="float" office:value="161.053060967302" calcext:value-type="float">
            <text:p>161</text:p>
          </table:table-cell>
          <table:table-cell table:formula="of:=IF([.AB219]&gt;MIN([.AE219];MIN([.AF219];[.AG219]));&quot;!&quot;;&quot;&quot;)">
            <text:p/>
          </table:table-cell>
          <table:table-cell table:formula="of:=[.AD218]" office:value-type="float" office:value="272.657534246575" calcext:value-type="float">
            <text:p>273</text:p>
          </table:table-cell>
          <table:table-cell table:formula="of:=[.AE218]" office:value-type="float" office:value="240" calcext:value-type="float">
            <text:p>240</text:p>
          </table:table-cell>
          <table:table-cell table:formula="of:=[.AF218]" office:value-type="float" office:value="308" calcext:value-type="float">
            <text:p>308</text:p>
          </table:table-cell>
          <table:table-cell table:formula="of:=[.AG218]" office:value-type="float" office:value="3142" calcext:value-type="float">
            <text:p>3142</text:p>
          </table:table-cell>
          <table:table-cell table:formula="of:=[.AH218]" office:value-type="float" office:value="1047310" calcext:value-type="float">
            <text:p>1047310</text:p>
          </table:table-cell>
          <table:table-cell table:formula="of:=[.AI21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19]+1" office:value-type="date" office:date-value="2020-10-19" calcext:value-type="date">
            <text:p>2020-10-19</text:p>
          </table:table-cell>
          <table:table-cell table:number-columns-repeated="3"/>
          <table:table-cell table:formula="of:=IF([.B220]=&quot;&quot;;&quot;&quot;;SUM([.B220:.D220]))">
            <text:p/>
          </table:table-cell>
          <table:table-cell table:formula="of:=IF([.B220]=&quot;&quot;;&quot;&quot;;([.B220]+[.C220])/([.B219]+[.C219]) - 1)">
            <text:p/>
          </table:table-cell>
          <table:table-cell table:formula="of:=IF([.B220]=&quot;&quot;;&quot;&quot;;([.F220]+1)/([.F219]+1) - 1)">
            <text:p/>
          </table:table-cell>
          <table:table-cell table:formula="of:=IF([.B220]=&quot;&quot;;&quot;&quot;;ROUNDDOWN(LOG(([.B220]+[.C220])/([.$B$2]+[.$C$2]);2)))">
            <text:p/>
          </table:table-cell>
          <table:table-cell table:formula="of:=IF([.B220]=&quot;&quot;;&quot;&quot;;1 / LOG(([.B220]+[.C220])/([.B219]+[.C219]);2))">
            <text:p/>
          </table:table-cell>
          <table:table-cell table:formula="of:=IF([.B220]=&quot;&quot;;&quot;&quot;;COUNT([.$A$2:.A220]) / LOG(([.B220]+[.C220])/([.$B$2]+[.$C$2]);2))">
            <text:p/>
          </table:table-cell>
          <table:table-cell table:formula="of:=IF([.B220]=&quot;&quot;;&quot;&quot;;[.E220]-[.E219])">
            <text:p/>
          </table:table-cell>
          <table:table-cell/>
          <table:table-cell table:formula="of:=IF([.B220]=&quot;&quot;;&quot;&quot;;IF([.L220]=&quot;?&quot;;[.B220]+[.C220];[.B220]+[.C220]-[.L220]-[.N220]))">
            <text:p/>
          </table:table-cell>
          <table:table-cell table:formula="of:=IF([.B220]=&quot;&quot;;&quot;&quot;;[.N219])">
            <text:p/>
          </table:table-cell>
          <table:table-cell table:formula="of:=[.O219]" office:value-type="float" office:value="184719.6" calcext:value-type="float">
            <text:p>184720</text:p>
          </table:table-cell>
          <table:table-cell table:style-name="ce8" table:formula="of:=IF([.B220]=&quot;&quot;;&quot;&quot;;IF([.I220]=0;999999;LOG([.O220];2)*[.I220]))">
            <text:p/>
          </table:table-cell>
          <table:table-cell table:formula="of:=IF([.B220]=&quot;&quot;;&quot;&quot;;[.A220]+[.P220])">
            <text:p/>
          </table:table-cell>
          <table:table-cell table:formula="of:=IF([.B220]=&quot;&quot;;&quot;&quot;;([.B220]+[.C220])-([.B219]+[.C219]))">
            <text:p/>
          </table:table-cell>
          <table:table-cell table:formula="of:=IF([.B220]=&quot;&quot;;&quot;&quot;;SUM([.R210:.R220]))">
            <text:p/>
          </table:table-cell>
          <table:table-cell/>
          <table:table-cell table:formula="of:=IF([.B220]=&quot;&quot;;&quot;&quot;;[.U219])">
            <text:p/>
          </table:table-cell>
          <table:table-cell table:formula="of:=IF([.B220]=&quot;&quot;;&quot;&quot;;IF([.T220]=&quot;?&quot;;&quot;&quot;;IF([.S220]=0;0;[.T220]/[.S220])))">
            <text:p/>
          </table:table-cell>
          <table:table-cell table:formula="of:=IF([.B220]&lt;&gt;&quot;&quot;;IF([.I219]=0;0;[.I220]/[.I219] - 1);IF([.W219]&gt;1.05;[.W219];0.05))" office:value-type="float" office:value="0.05" calcext:value-type="float">
            <text:p>0.0500</text:p>
          </table:table-cell>
          <table:table-cell table:formula="of:=[.X219]" office:value-type="float" office:value="35" calcext:value-type="float">
            <text:p>35</text:p>
          </table:table-cell>
          <table:table-cell table:formula="of:=IF([.B220]&lt;&gt;&quot;&quot;;[.I220];MIN([.X220];[.Y219]*(1 + [.W220])))" office:value-type="float" office:value="35" calcext:value-type="float">
            <text:p>35</text:p>
          </table:table-cell>
          <table:table-cell table:style-name="ce9" table:formula="of:=IF([.B220]&lt;&gt;&quot;&quot;;[.B220]+[.C220];MAX(0; MIN([.O219]*0.2;[.Z219]*POWER(2;1/IF([.Y220]=0;2.4;[.Y220])))))" office:value-type="float" office:value="25181.7909974041" calcext:value-type="float">
            <text:p>25182</text:p>
          </table:table-cell>
          <table:table-cell table:formula="of:=IF([.S220]&lt;&gt;&quot;&quot;;[.S220];[.Z220]-[.Z210])" office:value-type="float" office:value="4524.27751463865" calcext:value-type="float">
            <text:p>4524</text:p>
          </table:table-cell>
          <table:table-cell table:formula="of:=IF(AND([.T220]&lt;&gt;&quot;&quot;; [.T220]&lt;&gt;&quot;?&quot;);[.T220];[.AA220]*IF(COUNT([.V$2:.V220])=0;0;SUM([.V$2:.V220])/COUNT([.V$2:.V220])))" office:value-type="float" office:value="164.274381388858" calcext:value-type="float">
            <text:p>164</text:p>
          </table:table-cell>
          <table:table-cell table:formula="of:=IF([.AB220]&gt;MIN([.AE220];MIN([.AF220];[.AG220]));&quot;!&quot;;&quot;&quot;)">
            <text:p/>
          </table:table-cell>
          <table:table-cell table:formula="of:=[.AD219]" office:value-type="float" office:value="272.657534246575" calcext:value-type="float">
            <text:p>273</text:p>
          </table:table-cell>
          <table:table-cell table:formula="of:=[.AE219]" office:value-type="float" office:value="240" calcext:value-type="float">
            <text:p>240</text:p>
          </table:table-cell>
          <table:table-cell table:formula="of:=[.AF219]" office:value-type="float" office:value="308" calcext:value-type="float">
            <text:p>308</text:p>
          </table:table-cell>
          <table:table-cell table:formula="of:=[.AG219]" office:value-type="float" office:value="3142" calcext:value-type="float">
            <text:p>3142</text:p>
          </table:table-cell>
          <table:table-cell table:formula="of:=[.AH219]" office:value-type="float" office:value="1047310" calcext:value-type="float">
            <text:p>1047310</text:p>
          </table:table-cell>
          <table:table-cell table:formula="of:=[.AI21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0]+1" office:value-type="date" office:date-value="2020-10-20" calcext:value-type="date">
            <text:p>2020-10-20</text:p>
          </table:table-cell>
          <table:table-cell table:number-columns-repeated="3"/>
          <table:table-cell table:formula="of:=IF([.B221]=&quot;&quot;;&quot;&quot;;SUM([.B221:.D221]))">
            <text:p/>
          </table:table-cell>
          <table:table-cell table:formula="of:=IF([.B221]=&quot;&quot;;&quot;&quot;;([.B221]+[.C221])/([.B220]+[.C220]) - 1)">
            <text:p/>
          </table:table-cell>
          <table:table-cell table:formula="of:=IF([.B221]=&quot;&quot;;&quot;&quot;;([.F221]+1)/([.F220]+1) - 1)">
            <text:p/>
          </table:table-cell>
          <table:table-cell table:formula="of:=IF([.B221]=&quot;&quot;;&quot;&quot;;ROUNDDOWN(LOG(([.B221]+[.C221])/([.$B$2]+[.$C$2]);2)))">
            <text:p/>
          </table:table-cell>
          <table:table-cell table:formula="of:=IF([.B221]=&quot;&quot;;&quot;&quot;;1 / LOG(([.B221]+[.C221])/([.B220]+[.C220]);2))">
            <text:p/>
          </table:table-cell>
          <table:table-cell table:formula="of:=IF([.B221]=&quot;&quot;;&quot;&quot;;COUNT([.$A$2:.A221]) / LOG(([.B221]+[.C221])/([.$B$2]+[.$C$2]);2))">
            <text:p/>
          </table:table-cell>
          <table:table-cell table:formula="of:=IF([.B221]=&quot;&quot;;&quot;&quot;;[.E221]-[.E220])">
            <text:p/>
          </table:table-cell>
          <table:table-cell/>
          <table:table-cell table:formula="of:=IF([.B221]=&quot;&quot;;&quot;&quot;;IF([.L221]=&quot;?&quot;;[.B221]+[.C221];[.B221]+[.C221]-[.L221]-[.N221]))">
            <text:p/>
          </table:table-cell>
          <table:table-cell table:formula="of:=IF([.B221]=&quot;&quot;;&quot;&quot;;[.N220])">
            <text:p/>
          </table:table-cell>
          <table:table-cell table:formula="of:=[.O220]" office:value-type="float" office:value="184719.6" calcext:value-type="float">
            <text:p>184720</text:p>
          </table:table-cell>
          <table:table-cell table:style-name="ce8" table:formula="of:=IF([.B221]=&quot;&quot;;&quot;&quot;;IF([.I221]=0;999999;LOG([.O221];2)*[.I221]))">
            <text:p/>
          </table:table-cell>
          <table:table-cell table:formula="of:=IF([.B221]=&quot;&quot;;&quot;&quot;;[.A221]+[.P221])">
            <text:p/>
          </table:table-cell>
          <table:table-cell table:formula="of:=IF([.B221]=&quot;&quot;;&quot;&quot;;([.B221]+[.C221])-([.B220]+[.C220]))">
            <text:p/>
          </table:table-cell>
          <table:table-cell table:formula="of:=IF([.B221]=&quot;&quot;;&quot;&quot;;SUM([.R211:.R221]))">
            <text:p/>
          </table:table-cell>
          <table:table-cell/>
          <table:table-cell table:formula="of:=IF([.B221]=&quot;&quot;;&quot;&quot;;[.U220])">
            <text:p/>
          </table:table-cell>
          <table:table-cell table:formula="of:=IF([.B221]=&quot;&quot;;&quot;&quot;;IF([.T221]=&quot;?&quot;;&quot;&quot;;IF([.S221]=0;0;[.T221]/[.S221])))">
            <text:p/>
          </table:table-cell>
          <table:table-cell table:formula="of:=IF([.B221]&lt;&gt;&quot;&quot;;IF([.I220]=0;0;[.I221]/[.I220] - 1);IF([.W220]&gt;1.05;[.W220];0.05))" office:value-type="float" office:value="0.05" calcext:value-type="float">
            <text:p>0.0500</text:p>
          </table:table-cell>
          <table:table-cell table:formula="of:=[.X220]" office:value-type="float" office:value="35" calcext:value-type="float">
            <text:p>35</text:p>
          </table:table-cell>
          <table:table-cell table:formula="of:=IF([.B221]&lt;&gt;&quot;&quot;;[.I221];MIN([.X221];[.Y220]*(1 + [.W221])))" office:value-type="float" office:value="35" calcext:value-type="float">
            <text:p>35</text:p>
          </table:table-cell>
          <table:table-cell table:style-name="ce9" table:formula="of:=IF([.B221]&lt;&gt;&quot;&quot;;[.B221]+[.C221];MAX(0; MIN([.O220]*0.2;[.Z220]*POWER(2;1/IF([.Y221]=0;2.4;[.Y221])))))" office:value-type="float" office:value="25685.4673454605" calcext:value-type="float">
            <text:p>25685</text:p>
          </table:table-cell>
          <table:table-cell table:formula="of:=IF([.S221]&lt;&gt;&quot;&quot;;[.S221];[.Z221]-[.Z211])" office:value-type="float" office:value="4614.77034639957" calcext:value-type="float">
            <text:p>4615</text:p>
          </table:table-cell>
          <table:table-cell table:formula="of:=IF(AND([.T221]&lt;&gt;&quot;&quot;; [.T221]&lt;&gt;&quot;?&quot;);[.T221];[.AA221]*IF(COUNT([.V$2:.V221])=0;0;SUM([.V$2:.V221])/COUNT([.V$2:.V221])))" office:value-type="float" office:value="167.560133403307" calcext:value-type="float">
            <text:p>168</text:p>
          </table:table-cell>
          <table:table-cell table:formula="of:=IF([.AB221]&gt;MIN([.AE221];MIN([.AF221];[.AG221]));&quot;!&quot;;&quot;&quot;)">
            <text:p/>
          </table:table-cell>
          <table:table-cell table:formula="of:=[.AD220]" office:value-type="float" office:value="272.657534246575" calcext:value-type="float">
            <text:p>273</text:p>
          </table:table-cell>
          <table:table-cell table:formula="of:=[.AE220]" office:value-type="float" office:value="240" calcext:value-type="float">
            <text:p>240</text:p>
          </table:table-cell>
          <table:table-cell table:formula="of:=[.AF220]" office:value-type="float" office:value="308" calcext:value-type="float">
            <text:p>308</text:p>
          </table:table-cell>
          <table:table-cell table:formula="of:=[.AG220]" office:value-type="float" office:value="3142" calcext:value-type="float">
            <text:p>3142</text:p>
          </table:table-cell>
          <table:table-cell table:formula="of:=[.AH220]" office:value-type="float" office:value="1047310" calcext:value-type="float">
            <text:p>1047310</text:p>
          </table:table-cell>
          <table:table-cell table:formula="of:=[.AI22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1]+1" office:value-type="date" office:date-value="2020-10-21" calcext:value-type="date">
            <text:p>2020-10-21</text:p>
          </table:table-cell>
          <table:table-cell table:number-columns-repeated="3"/>
          <table:table-cell table:formula="of:=IF([.B222]=&quot;&quot;;&quot;&quot;;SUM([.B222:.D222]))">
            <text:p/>
          </table:table-cell>
          <table:table-cell table:formula="of:=IF([.B222]=&quot;&quot;;&quot;&quot;;([.B222]+[.C222])/([.B221]+[.C221]) - 1)">
            <text:p/>
          </table:table-cell>
          <table:table-cell table:formula="of:=IF([.B222]=&quot;&quot;;&quot;&quot;;([.F222]+1)/([.F221]+1) - 1)">
            <text:p/>
          </table:table-cell>
          <table:table-cell table:formula="of:=IF([.B222]=&quot;&quot;;&quot;&quot;;ROUNDDOWN(LOG(([.B222]+[.C222])/([.$B$2]+[.$C$2]);2)))">
            <text:p/>
          </table:table-cell>
          <table:table-cell table:formula="of:=IF([.B222]=&quot;&quot;;&quot;&quot;;1 / LOG(([.B222]+[.C222])/([.B221]+[.C221]);2))">
            <text:p/>
          </table:table-cell>
          <table:table-cell table:formula="of:=IF([.B222]=&quot;&quot;;&quot;&quot;;COUNT([.$A$2:.A222]) / LOG(([.B222]+[.C222])/([.$B$2]+[.$C$2]);2))">
            <text:p/>
          </table:table-cell>
          <table:table-cell table:formula="of:=IF([.B222]=&quot;&quot;;&quot;&quot;;[.E222]-[.E221])">
            <text:p/>
          </table:table-cell>
          <table:table-cell/>
          <table:table-cell table:formula="of:=IF([.B222]=&quot;&quot;;&quot;&quot;;IF([.L222]=&quot;?&quot;;[.B222]+[.C222];[.B222]+[.C222]-[.L222]-[.N222]))">
            <text:p/>
          </table:table-cell>
          <table:table-cell table:formula="of:=IF([.B222]=&quot;&quot;;&quot;&quot;;[.N221])">
            <text:p/>
          </table:table-cell>
          <table:table-cell table:formula="of:=[.O221]" office:value-type="float" office:value="184719.6" calcext:value-type="float">
            <text:p>184720</text:p>
          </table:table-cell>
          <table:table-cell table:style-name="ce8" table:formula="of:=IF([.B222]=&quot;&quot;;&quot;&quot;;IF([.I222]=0;999999;LOG([.O222];2)*[.I222]))">
            <text:p/>
          </table:table-cell>
          <table:table-cell table:formula="of:=IF([.B222]=&quot;&quot;;&quot;&quot;;[.A222]+[.P222])">
            <text:p/>
          </table:table-cell>
          <table:table-cell table:formula="of:=IF([.B222]=&quot;&quot;;&quot;&quot;;([.B222]+[.C222])-([.B221]+[.C221]))">
            <text:p/>
          </table:table-cell>
          <table:table-cell table:formula="of:=IF([.B222]=&quot;&quot;;&quot;&quot;;SUM([.R212:.R222]))">
            <text:p/>
          </table:table-cell>
          <table:table-cell/>
          <table:table-cell table:formula="of:=IF([.B222]=&quot;&quot;;&quot;&quot;;[.U221])">
            <text:p/>
          </table:table-cell>
          <table:table-cell table:formula="of:=IF([.B222]=&quot;&quot;;&quot;&quot;;IF([.T222]=&quot;?&quot;;&quot;&quot;;IF([.S222]=0;0;[.T222]/[.S222])))">
            <text:p/>
          </table:table-cell>
          <table:table-cell table:formula="of:=IF([.B222]&lt;&gt;&quot;&quot;;IF([.I221]=0;0;[.I222]/[.I221] - 1);IF([.W221]&gt;1.05;[.W221];0.05))" office:value-type="float" office:value="0.05" calcext:value-type="float">
            <text:p>0.0500</text:p>
          </table:table-cell>
          <table:table-cell table:formula="of:=[.X221]" office:value-type="float" office:value="35" calcext:value-type="float">
            <text:p>35</text:p>
          </table:table-cell>
          <table:table-cell table:formula="of:=IF([.B222]&lt;&gt;&quot;&quot;;[.I222];MIN([.X222];[.Y221]*(1 + [.W222])))" office:value-type="float" office:value="35" calcext:value-type="float">
            <text:p>35</text:p>
          </table:table-cell>
          <table:table-cell table:style-name="ce9" table:formula="of:=IF([.B222]&lt;&gt;&quot;&quot;;[.B222]+[.C222];MAX(0; MIN([.O221]*0.2;[.Z221]*POWER(2;1/IF([.Y222]=0;2.4;[.Y222])))))" office:value-type="float" office:value="26199.2180311053" calcext:value-type="float">
            <text:p>26199</text:p>
          </table:table-cell>
          <table:table-cell table:formula="of:=IF([.S222]&lt;&gt;&quot;&quot;;[.S222];[.Z222]-[.Z212])" office:value-type="float" office:value="4707.07318043678" calcext:value-type="float">
            <text:p>4707</text:p>
          </table:table-cell>
          <table:table-cell table:formula="of:=IF(AND([.T222]&lt;&gt;&quot;&quot;; [.T222]&lt;&gt;&quot;?&quot;);[.T222];[.AA222]*IF(COUNT([.V$2:.V222])=0;0;SUM([.V$2:.V222])/COUNT([.V$2:.V222])))" office:value-type="float" office:value="170.911605746204" calcext:value-type="float">
            <text:p>171</text:p>
          </table:table-cell>
          <table:table-cell table:formula="of:=IF([.AB222]&gt;MIN([.AE222];MIN([.AF222];[.AG222]));&quot;!&quot;;&quot;&quot;)">
            <text:p/>
          </table:table-cell>
          <table:table-cell table:formula="of:=[.AD221]" office:value-type="float" office:value="272.657534246575" calcext:value-type="float">
            <text:p>273</text:p>
          </table:table-cell>
          <table:table-cell table:formula="of:=[.AE221]" office:value-type="float" office:value="240" calcext:value-type="float">
            <text:p>240</text:p>
          </table:table-cell>
          <table:table-cell table:formula="of:=[.AF221]" office:value-type="float" office:value="308" calcext:value-type="float">
            <text:p>308</text:p>
          </table:table-cell>
          <table:table-cell table:formula="of:=[.AG221]" office:value-type="float" office:value="3142" calcext:value-type="float">
            <text:p>3142</text:p>
          </table:table-cell>
          <table:table-cell table:formula="of:=[.AH221]" office:value-type="float" office:value="1047310" calcext:value-type="float">
            <text:p>1047310</text:p>
          </table:table-cell>
          <table:table-cell table:formula="of:=[.AI22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2]+1" office:value-type="date" office:date-value="2020-10-22" calcext:value-type="date">
            <text:p>2020-10-22</text:p>
          </table:table-cell>
          <table:table-cell table:number-columns-repeated="3"/>
          <table:table-cell table:formula="of:=IF([.B223]=&quot;&quot;;&quot;&quot;;SUM([.B223:.D223]))">
            <text:p/>
          </table:table-cell>
          <table:table-cell table:formula="of:=IF([.B223]=&quot;&quot;;&quot;&quot;;([.B223]+[.C223])/([.B222]+[.C222]) - 1)">
            <text:p/>
          </table:table-cell>
          <table:table-cell table:formula="of:=IF([.B223]=&quot;&quot;;&quot;&quot;;([.F223]+1)/([.F222]+1) - 1)">
            <text:p/>
          </table:table-cell>
          <table:table-cell table:formula="of:=IF([.B223]=&quot;&quot;;&quot;&quot;;ROUNDDOWN(LOG(([.B223]+[.C223])/([.$B$2]+[.$C$2]);2)))">
            <text:p/>
          </table:table-cell>
          <table:table-cell table:formula="of:=IF([.B223]=&quot;&quot;;&quot;&quot;;1 / LOG(([.B223]+[.C223])/([.B222]+[.C222]);2))">
            <text:p/>
          </table:table-cell>
          <table:table-cell table:formula="of:=IF([.B223]=&quot;&quot;;&quot;&quot;;COUNT([.$A$2:.A223]) / LOG(([.B223]+[.C223])/([.$B$2]+[.$C$2]);2))">
            <text:p/>
          </table:table-cell>
          <table:table-cell table:formula="of:=IF([.B223]=&quot;&quot;;&quot;&quot;;[.E223]-[.E222])">
            <text:p/>
          </table:table-cell>
          <table:table-cell/>
          <table:table-cell table:formula="of:=IF([.B223]=&quot;&quot;;&quot;&quot;;IF([.L223]=&quot;?&quot;;[.B223]+[.C223];[.B223]+[.C223]-[.L223]-[.N223]))">
            <text:p/>
          </table:table-cell>
          <table:table-cell table:formula="of:=IF([.B223]=&quot;&quot;;&quot;&quot;;[.N222])">
            <text:p/>
          </table:table-cell>
          <table:table-cell table:formula="of:=[.O222]" office:value-type="float" office:value="184719.6" calcext:value-type="float">
            <text:p>184720</text:p>
          </table:table-cell>
          <table:table-cell table:style-name="ce8" table:formula="of:=IF([.B223]=&quot;&quot;;&quot;&quot;;IF([.I223]=0;999999;LOG([.O223];2)*[.I223]))">
            <text:p/>
          </table:table-cell>
          <table:table-cell table:formula="of:=IF([.B223]=&quot;&quot;;&quot;&quot;;[.A223]+[.P223])">
            <text:p/>
          </table:table-cell>
          <table:table-cell table:formula="of:=IF([.B223]=&quot;&quot;;&quot;&quot;;([.B223]+[.C223])-([.B222]+[.C222]))">
            <text:p/>
          </table:table-cell>
          <table:table-cell table:formula="of:=IF([.B223]=&quot;&quot;;&quot;&quot;;SUM([.R213:.R223]))">
            <text:p/>
          </table:table-cell>
          <table:table-cell/>
          <table:table-cell table:formula="of:=IF([.B223]=&quot;&quot;;&quot;&quot;;[.U222])">
            <text:p/>
          </table:table-cell>
          <table:table-cell table:formula="of:=IF([.B223]=&quot;&quot;;&quot;&quot;;IF([.T223]=&quot;?&quot;;&quot;&quot;;IF([.S223]=0;0;[.T223]/[.S223])))">
            <text:p/>
          </table:table-cell>
          <table:table-cell table:formula="of:=IF([.B223]&lt;&gt;&quot;&quot;;IF([.I222]=0;0;[.I223]/[.I222] - 1);IF([.W222]&gt;1.05;[.W222];0.05))" office:value-type="float" office:value="0.05" calcext:value-type="float">
            <text:p>0.0500</text:p>
          </table:table-cell>
          <table:table-cell table:formula="of:=[.X222]" office:value-type="float" office:value="35" calcext:value-type="float">
            <text:p>35</text:p>
          </table:table-cell>
          <table:table-cell table:formula="of:=IF([.B223]&lt;&gt;&quot;&quot;;[.I223];MIN([.X223];[.Y222]*(1 + [.W223])))" office:value-type="float" office:value="35" calcext:value-type="float">
            <text:p>35</text:p>
          </table:table-cell>
          <table:table-cell table:style-name="ce9" table:formula="of:=IF([.B223]&lt;&gt;&quot;&quot;;[.B223]+[.C223];MAX(0; MIN([.O222]*0.2;[.Z222]*POWER(2;1/IF([.Y223]=0;2.4;[.Y223])))))" office:value-type="float" office:value="26723.2445573043" calcext:value-type="float">
            <text:p>26723</text:p>
          </table:table-cell>
          <table:table-cell table:formula="of:=IF([.S223]&lt;&gt;&quot;&quot;;[.S223];[.Z223]-[.Z213])" office:value-type="float" office:value="4801.22221970888" calcext:value-type="float">
            <text:p>4801</text:p>
          </table:table-cell>
          <table:table-cell table:formula="of:=IF(AND([.T223]&lt;&gt;&quot;&quot;; [.T223]&lt;&gt;&quot;?&quot;);[.T223];[.AA223]*IF(COUNT([.V$2:.V223])=0;0;SUM([.V$2:.V223])/COUNT([.V$2:.V223])))" office:value-type="float" office:value="174.33011292989" calcext:value-type="float">
            <text:p>174</text:p>
          </table:table-cell>
          <table:table-cell table:formula="of:=IF([.AB223]&gt;MIN([.AE223];MIN([.AF223];[.AG223]));&quot;!&quot;;&quot;&quot;)">
            <text:p/>
          </table:table-cell>
          <table:table-cell table:formula="of:=[.AD222]" office:value-type="float" office:value="272.657534246575" calcext:value-type="float">
            <text:p>273</text:p>
          </table:table-cell>
          <table:table-cell table:formula="of:=[.AE222]" office:value-type="float" office:value="240" calcext:value-type="float">
            <text:p>240</text:p>
          </table:table-cell>
          <table:table-cell table:formula="of:=[.AF222]" office:value-type="float" office:value="308" calcext:value-type="float">
            <text:p>308</text:p>
          </table:table-cell>
          <table:table-cell table:formula="of:=[.AG222]" office:value-type="float" office:value="3142" calcext:value-type="float">
            <text:p>3142</text:p>
          </table:table-cell>
          <table:table-cell table:formula="of:=[.AH222]" office:value-type="float" office:value="1047310" calcext:value-type="float">
            <text:p>1047310</text:p>
          </table:table-cell>
          <table:table-cell table:formula="of:=[.AI22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3]+1" office:value-type="date" office:date-value="2020-10-23" calcext:value-type="date">
            <text:p>2020-10-23</text:p>
          </table:table-cell>
          <table:table-cell table:number-columns-repeated="3"/>
          <table:table-cell table:formula="of:=IF([.B224]=&quot;&quot;;&quot;&quot;;SUM([.B224:.D224]))">
            <text:p/>
          </table:table-cell>
          <table:table-cell table:formula="of:=IF([.B224]=&quot;&quot;;&quot;&quot;;([.B224]+[.C224])/([.B223]+[.C223]) - 1)">
            <text:p/>
          </table:table-cell>
          <table:table-cell table:formula="of:=IF([.B224]=&quot;&quot;;&quot;&quot;;([.F224]+1)/([.F223]+1) - 1)">
            <text:p/>
          </table:table-cell>
          <table:table-cell table:formula="of:=IF([.B224]=&quot;&quot;;&quot;&quot;;ROUNDDOWN(LOG(([.B224]+[.C224])/([.$B$2]+[.$C$2]);2)))">
            <text:p/>
          </table:table-cell>
          <table:table-cell table:formula="of:=IF([.B224]=&quot;&quot;;&quot;&quot;;1 / LOG(([.B224]+[.C224])/([.B223]+[.C223]);2))">
            <text:p/>
          </table:table-cell>
          <table:table-cell table:formula="of:=IF([.B224]=&quot;&quot;;&quot;&quot;;COUNT([.$A$2:.A224]) / LOG(([.B224]+[.C224])/([.$B$2]+[.$C$2]);2))">
            <text:p/>
          </table:table-cell>
          <table:table-cell table:formula="of:=IF([.B224]=&quot;&quot;;&quot;&quot;;[.E224]-[.E223])">
            <text:p/>
          </table:table-cell>
          <table:table-cell/>
          <table:table-cell table:formula="of:=IF([.B224]=&quot;&quot;;&quot;&quot;;IF([.L224]=&quot;?&quot;;[.B224]+[.C224];[.B224]+[.C224]-[.L224]-[.N224]))">
            <text:p/>
          </table:table-cell>
          <table:table-cell table:formula="of:=IF([.B224]=&quot;&quot;;&quot;&quot;;[.N223])">
            <text:p/>
          </table:table-cell>
          <table:table-cell table:formula="of:=[.O223]" office:value-type="float" office:value="184719.6" calcext:value-type="float">
            <text:p>184720</text:p>
          </table:table-cell>
          <table:table-cell table:style-name="ce8" table:formula="of:=IF([.B224]=&quot;&quot;;&quot;&quot;;IF([.I224]=0;999999;LOG([.O224];2)*[.I224]))">
            <text:p/>
          </table:table-cell>
          <table:table-cell table:formula="of:=IF([.B224]=&quot;&quot;;&quot;&quot;;[.A224]+[.P224])">
            <text:p/>
          </table:table-cell>
          <table:table-cell table:formula="of:=IF([.B224]=&quot;&quot;;&quot;&quot;;([.B224]+[.C224])-([.B223]+[.C223]))">
            <text:p/>
          </table:table-cell>
          <table:table-cell table:formula="of:=IF([.B224]=&quot;&quot;;&quot;&quot;;SUM([.R214:.R224]))">
            <text:p/>
          </table:table-cell>
          <table:table-cell/>
          <table:table-cell table:formula="of:=IF([.B224]=&quot;&quot;;&quot;&quot;;[.U223])">
            <text:p/>
          </table:table-cell>
          <table:table-cell table:formula="of:=IF([.B224]=&quot;&quot;;&quot;&quot;;IF([.T224]=&quot;?&quot;;&quot;&quot;;IF([.S224]=0;0;[.T224]/[.S224])))">
            <text:p/>
          </table:table-cell>
          <table:table-cell table:formula="of:=IF([.B224]&lt;&gt;&quot;&quot;;IF([.I223]=0;0;[.I224]/[.I223] - 1);IF([.W223]&gt;1.05;[.W223];0.05))" office:value-type="float" office:value="0.05" calcext:value-type="float">
            <text:p>0.0500</text:p>
          </table:table-cell>
          <table:table-cell table:formula="of:=[.X223]" office:value-type="float" office:value="35" calcext:value-type="float">
            <text:p>35</text:p>
          </table:table-cell>
          <table:table-cell table:formula="of:=IF([.B224]&lt;&gt;&quot;&quot;;[.I224];MIN([.X224];[.Y223]*(1 + [.W224])))" office:value-type="float" office:value="35" calcext:value-type="float">
            <text:p>35</text:p>
          </table:table-cell>
          <table:table-cell table:style-name="ce9" table:formula="of:=IF([.B224]&lt;&gt;&quot;&quot;;[.B224]+[.C224];MAX(0; MIN([.O223]*0.2;[.Z223]*POWER(2;1/IF([.Y224]=0;2.4;[.Y224])))))" office:value-type="float" office:value="27257.7524574067" calcext:value-type="float">
            <text:p>27258</text:p>
          </table:table-cell>
          <table:table-cell table:formula="of:=IF([.S224]&lt;&gt;&quot;&quot;;[.S224];[.Z224]-[.Z214])" office:value-type="float" office:value="4897.25439129188" calcext:value-type="float">
            <text:p>4897</text:p>
          </table:table-cell>
          <table:table-cell table:formula="of:=IF(AND([.T224]&lt;&gt;&quot;&quot;; [.T224]&lt;&gt;&quot;?&quot;);[.T224];[.AA224]*IF(COUNT([.V$2:.V224])=0;0;SUM([.V$2:.V224])/COUNT([.V$2:.V224])))" office:value-type="float" office:value="177.816995759067" calcext:value-type="float">
            <text:p>178</text:p>
          </table:table-cell>
          <table:table-cell table:formula="of:=IF([.AB224]&gt;MIN([.AE224];MIN([.AF224];[.AG224]));&quot;!&quot;;&quot;&quot;)">
            <text:p/>
          </table:table-cell>
          <table:table-cell table:formula="of:=[.AD223]" office:value-type="float" office:value="272.657534246575" calcext:value-type="float">
            <text:p>273</text:p>
          </table:table-cell>
          <table:table-cell table:formula="of:=[.AE223]" office:value-type="float" office:value="240" calcext:value-type="float">
            <text:p>240</text:p>
          </table:table-cell>
          <table:table-cell table:formula="of:=[.AF223]" office:value-type="float" office:value="308" calcext:value-type="float">
            <text:p>308</text:p>
          </table:table-cell>
          <table:table-cell table:formula="of:=[.AG223]" office:value-type="float" office:value="3142" calcext:value-type="float">
            <text:p>3142</text:p>
          </table:table-cell>
          <table:table-cell table:formula="of:=[.AH223]" office:value-type="float" office:value="1047310" calcext:value-type="float">
            <text:p>1047310</text:p>
          </table:table-cell>
          <table:table-cell table:formula="of:=[.AI22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4]+1" office:value-type="date" office:date-value="2020-10-24" calcext:value-type="date">
            <text:p>2020-10-24</text:p>
          </table:table-cell>
          <table:table-cell table:number-columns-repeated="3"/>
          <table:table-cell table:formula="of:=IF([.B225]=&quot;&quot;;&quot;&quot;;SUM([.B225:.D225]))">
            <text:p/>
          </table:table-cell>
          <table:table-cell table:formula="of:=IF([.B225]=&quot;&quot;;&quot;&quot;;([.B225]+[.C225])/([.B224]+[.C224]) - 1)">
            <text:p/>
          </table:table-cell>
          <table:table-cell table:formula="of:=IF([.B225]=&quot;&quot;;&quot;&quot;;([.F225]+1)/([.F224]+1) - 1)">
            <text:p/>
          </table:table-cell>
          <table:table-cell table:formula="of:=IF([.B225]=&quot;&quot;;&quot;&quot;;ROUNDDOWN(LOG(([.B225]+[.C225])/([.$B$2]+[.$C$2]);2)))">
            <text:p/>
          </table:table-cell>
          <table:table-cell table:formula="of:=IF([.B225]=&quot;&quot;;&quot;&quot;;1 / LOG(([.B225]+[.C225])/([.B224]+[.C224]);2))">
            <text:p/>
          </table:table-cell>
          <table:table-cell table:formula="of:=IF([.B225]=&quot;&quot;;&quot;&quot;;COUNT([.$A$2:.A225]) / LOG(([.B225]+[.C225])/([.$B$2]+[.$C$2]);2))">
            <text:p/>
          </table:table-cell>
          <table:table-cell table:formula="of:=IF([.B225]=&quot;&quot;;&quot;&quot;;[.E225]-[.E224])">
            <text:p/>
          </table:table-cell>
          <table:table-cell/>
          <table:table-cell table:formula="of:=IF([.B225]=&quot;&quot;;&quot;&quot;;IF([.L225]=&quot;?&quot;;[.B225]+[.C225];[.B225]+[.C225]-[.L225]-[.N225]))">
            <text:p/>
          </table:table-cell>
          <table:table-cell table:formula="of:=IF([.B225]=&quot;&quot;;&quot;&quot;;[.N224])">
            <text:p/>
          </table:table-cell>
          <table:table-cell table:formula="of:=[.O224]" office:value-type="float" office:value="184719.6" calcext:value-type="float">
            <text:p>184720</text:p>
          </table:table-cell>
          <table:table-cell table:style-name="ce8" table:formula="of:=IF([.B225]=&quot;&quot;;&quot;&quot;;IF([.I225]=0;999999;LOG([.O225];2)*[.I225]))">
            <text:p/>
          </table:table-cell>
          <table:table-cell table:formula="of:=IF([.B225]=&quot;&quot;;&quot;&quot;;[.A225]+[.P225])">
            <text:p/>
          </table:table-cell>
          <table:table-cell table:formula="of:=IF([.B225]=&quot;&quot;;&quot;&quot;;([.B225]+[.C225])-([.B224]+[.C224]))">
            <text:p/>
          </table:table-cell>
          <table:table-cell table:formula="of:=IF([.B225]=&quot;&quot;;&quot;&quot;;SUM([.R215:.R225]))">
            <text:p/>
          </table:table-cell>
          <table:table-cell/>
          <table:table-cell table:formula="of:=IF([.B225]=&quot;&quot;;&quot;&quot;;[.U224])">
            <text:p/>
          </table:table-cell>
          <table:table-cell table:formula="of:=IF([.B225]=&quot;&quot;;&quot;&quot;;IF([.T225]=&quot;?&quot;;&quot;&quot;;IF([.S225]=0;0;[.T225]/[.S225])))">
            <text:p/>
          </table:table-cell>
          <table:table-cell table:formula="of:=IF([.B225]&lt;&gt;&quot;&quot;;IF([.I224]=0;0;[.I225]/[.I224] - 1);IF([.W224]&gt;1.05;[.W224];0.05))" office:value-type="float" office:value="0.05" calcext:value-type="float">
            <text:p>0.0500</text:p>
          </table:table-cell>
          <table:table-cell table:formula="of:=[.X224]" office:value-type="float" office:value="35" calcext:value-type="float">
            <text:p>35</text:p>
          </table:table-cell>
          <table:table-cell table:formula="of:=IF([.B225]&lt;&gt;&quot;&quot;;[.I225];MIN([.X225];[.Y224]*(1 + [.W225])))" office:value-type="float" office:value="35" calcext:value-type="float">
            <text:p>35</text:p>
          </table:table-cell>
          <table:table-cell table:style-name="ce9" table:formula="of:=IF([.B225]&lt;&gt;&quot;&quot;;[.B225]+[.C225];MAX(0; MIN([.O224]*0.2;[.Z224]*POWER(2;1/IF([.Y225]=0;2.4;[.Y225])))))" office:value-type="float" office:value="27802.9513757595" calcext:value-type="float">
            <text:p>27803</text:p>
          </table:table-cell>
          <table:table-cell table:formula="of:=IF([.S225]&lt;&gt;&quot;&quot;;[.S225];[.Z225]-[.Z215])" office:value-type="float" office:value="4995.20736086275" calcext:value-type="float">
            <text:p>4995</text:p>
          </table:table-cell>
          <table:table-cell table:formula="of:=IF(AND([.T225]&lt;&gt;&quot;&quot;; [.T225]&lt;&gt;&quot;?&quot;);[.T225];[.AA225]*IF(COUNT([.V$2:.V225])=0;0;SUM([.V$2:.V225])/COUNT([.V$2:.V225])))" office:value-type="float" office:value="181.373621856691" calcext:value-type="float">
            <text:p>181</text:p>
          </table:table-cell>
          <table:table-cell table:formula="of:=IF([.AB225]&gt;MIN([.AE225];MIN([.AF225];[.AG225]));&quot;!&quot;;&quot;&quot;)">
            <text:p/>
          </table:table-cell>
          <table:table-cell table:formula="of:=[.AD224]" office:value-type="float" office:value="272.657534246575" calcext:value-type="float">
            <text:p>273</text:p>
          </table:table-cell>
          <table:table-cell table:formula="of:=[.AE224]" office:value-type="float" office:value="240" calcext:value-type="float">
            <text:p>240</text:p>
          </table:table-cell>
          <table:table-cell table:formula="of:=[.AF224]" office:value-type="float" office:value="308" calcext:value-type="float">
            <text:p>308</text:p>
          </table:table-cell>
          <table:table-cell table:formula="of:=[.AG224]" office:value-type="float" office:value="3142" calcext:value-type="float">
            <text:p>3142</text:p>
          </table:table-cell>
          <table:table-cell table:formula="of:=[.AH224]" office:value-type="float" office:value="1047310" calcext:value-type="float">
            <text:p>1047310</text:p>
          </table:table-cell>
          <table:table-cell table:formula="of:=[.AI22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5]+1" office:value-type="date" office:date-value="2020-10-25" calcext:value-type="date">
            <text:p>2020-10-25</text:p>
          </table:table-cell>
          <table:table-cell table:number-columns-repeated="3"/>
          <table:table-cell table:formula="of:=IF([.B226]=&quot;&quot;;&quot;&quot;;SUM([.B226:.D226]))">
            <text:p/>
          </table:table-cell>
          <table:table-cell table:formula="of:=IF([.B226]=&quot;&quot;;&quot;&quot;;([.B226]+[.C226])/([.B225]+[.C225]) - 1)">
            <text:p/>
          </table:table-cell>
          <table:table-cell table:formula="of:=IF([.B226]=&quot;&quot;;&quot;&quot;;([.F226]+1)/([.F225]+1) - 1)">
            <text:p/>
          </table:table-cell>
          <table:table-cell table:formula="of:=IF([.B226]=&quot;&quot;;&quot;&quot;;ROUNDDOWN(LOG(([.B226]+[.C226])/([.$B$2]+[.$C$2]);2)))">
            <text:p/>
          </table:table-cell>
          <table:table-cell table:formula="of:=IF([.B226]=&quot;&quot;;&quot;&quot;;1 / LOG(([.B226]+[.C226])/([.B225]+[.C225]);2))">
            <text:p/>
          </table:table-cell>
          <table:table-cell table:formula="of:=IF([.B226]=&quot;&quot;;&quot;&quot;;COUNT([.$A$2:.A226]) / LOG(([.B226]+[.C226])/([.$B$2]+[.$C$2]);2))">
            <text:p/>
          </table:table-cell>
          <table:table-cell table:formula="of:=IF([.B226]=&quot;&quot;;&quot;&quot;;[.E226]-[.E225])">
            <text:p/>
          </table:table-cell>
          <table:table-cell/>
          <table:table-cell table:formula="of:=IF([.B226]=&quot;&quot;;&quot;&quot;;IF([.L226]=&quot;?&quot;;[.B226]+[.C226];[.B226]+[.C226]-[.L226]-[.N226]))">
            <text:p/>
          </table:table-cell>
          <table:table-cell table:formula="of:=IF([.B226]=&quot;&quot;;&quot;&quot;;[.N225])">
            <text:p/>
          </table:table-cell>
          <table:table-cell table:formula="of:=[.O225]" office:value-type="float" office:value="184719.6" calcext:value-type="float">
            <text:p>184720</text:p>
          </table:table-cell>
          <table:table-cell table:style-name="ce8" table:formula="of:=IF([.B226]=&quot;&quot;;&quot;&quot;;IF([.I226]=0;999999;LOG([.O226];2)*[.I226]))">
            <text:p/>
          </table:table-cell>
          <table:table-cell table:formula="of:=IF([.B226]=&quot;&quot;;&quot;&quot;;[.A226]+[.P226])">
            <text:p/>
          </table:table-cell>
          <table:table-cell table:formula="of:=IF([.B226]=&quot;&quot;;&quot;&quot;;([.B226]+[.C226])-([.B225]+[.C225]))">
            <text:p/>
          </table:table-cell>
          <table:table-cell table:formula="of:=IF([.B226]=&quot;&quot;;&quot;&quot;;SUM([.R216:.R226]))">
            <text:p/>
          </table:table-cell>
          <table:table-cell/>
          <table:table-cell table:formula="of:=IF([.B226]=&quot;&quot;;&quot;&quot;;[.U225])">
            <text:p/>
          </table:table-cell>
          <table:table-cell table:formula="of:=IF([.B226]=&quot;&quot;;&quot;&quot;;IF([.T226]=&quot;?&quot;;&quot;&quot;;IF([.S226]=0;0;[.T226]/[.S226])))">
            <text:p/>
          </table:table-cell>
          <table:table-cell table:formula="of:=IF([.B226]&lt;&gt;&quot;&quot;;IF([.I225]=0;0;[.I226]/[.I225] - 1);IF([.W225]&gt;1.05;[.W225];0.05))" office:value-type="float" office:value="0.05" calcext:value-type="float">
            <text:p>0.0500</text:p>
          </table:table-cell>
          <table:table-cell table:formula="of:=[.X225]" office:value-type="float" office:value="35" calcext:value-type="float">
            <text:p>35</text:p>
          </table:table-cell>
          <table:table-cell table:formula="of:=IF([.B226]&lt;&gt;&quot;&quot;;[.I226];MIN([.X226];[.Y225]*(1 + [.W226])))" office:value-type="float" office:value="35" calcext:value-type="float">
            <text:p>35</text:p>
          </table:table-cell>
          <table:table-cell table:style-name="ce9" table:formula="of:=IF([.B226]&lt;&gt;&quot;&quot;;[.B226]+[.C226];MAX(0; MIN([.O225]*0.2;[.Z225]*POWER(2;1/IF([.Y226]=0;2.4;[.Y226])))))" office:value-type="float" office:value="28359.055149934" calcext:value-type="float">
            <text:p>28359</text:p>
          </table:table-cell>
          <table:table-cell table:formula="of:=IF([.S226]&lt;&gt;&quot;&quot;;[.S226];[.Z226]-[.Z216])" office:value-type="float" office:value="5095.11954747263" calcext:value-type="float">
            <text:p>5095</text:p>
          </table:table-cell>
          <table:table-cell table:formula="of:=IF(AND([.T226]&lt;&gt;&quot;&quot;; [.T226]&lt;&gt;&quot;?&quot;);[.T226];[.AA226]*IF(COUNT([.V$2:.V226])=0;0;SUM([.V$2:.V226])/COUNT([.V$2:.V226])))" office:value-type="float" office:value="185.001386200377" calcext:value-type="float">
            <text:p>185</text:p>
          </table:table-cell>
          <table:table-cell table:formula="of:=IF([.AB226]&gt;MIN([.AE226];MIN([.AF226];[.AG226]));&quot;!&quot;;&quot;&quot;)">
            <text:p/>
          </table:table-cell>
          <table:table-cell table:formula="of:=[.AD225]" office:value-type="float" office:value="272.657534246575" calcext:value-type="float">
            <text:p>273</text:p>
          </table:table-cell>
          <table:table-cell table:formula="of:=[.AE225]" office:value-type="float" office:value="240" calcext:value-type="float">
            <text:p>240</text:p>
          </table:table-cell>
          <table:table-cell table:formula="of:=[.AF225]" office:value-type="float" office:value="308" calcext:value-type="float">
            <text:p>308</text:p>
          </table:table-cell>
          <table:table-cell table:formula="of:=[.AG225]" office:value-type="float" office:value="3142" calcext:value-type="float">
            <text:p>3142</text:p>
          </table:table-cell>
          <table:table-cell table:formula="of:=[.AH225]" office:value-type="float" office:value="1047310" calcext:value-type="float">
            <text:p>1047310</text:p>
          </table:table-cell>
          <table:table-cell table:formula="of:=[.AI22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6]+1" office:value-type="date" office:date-value="2020-10-26" calcext:value-type="date">
            <text:p>2020-10-26</text:p>
          </table:table-cell>
          <table:table-cell table:number-columns-repeated="3"/>
          <table:table-cell table:formula="of:=IF([.B227]=&quot;&quot;;&quot;&quot;;SUM([.B227:.D227]))">
            <text:p/>
          </table:table-cell>
          <table:table-cell table:formula="of:=IF([.B227]=&quot;&quot;;&quot;&quot;;([.B227]+[.C227])/([.B226]+[.C226]) - 1)">
            <text:p/>
          </table:table-cell>
          <table:table-cell table:formula="of:=IF([.B227]=&quot;&quot;;&quot;&quot;;([.F227]+1)/([.F226]+1) - 1)">
            <text:p/>
          </table:table-cell>
          <table:table-cell table:formula="of:=IF([.B227]=&quot;&quot;;&quot;&quot;;ROUNDDOWN(LOG(([.B227]+[.C227])/([.$B$2]+[.$C$2]);2)))">
            <text:p/>
          </table:table-cell>
          <table:table-cell table:formula="of:=IF([.B227]=&quot;&quot;;&quot;&quot;;1 / LOG(([.B227]+[.C227])/([.B226]+[.C226]);2))">
            <text:p/>
          </table:table-cell>
          <table:table-cell table:formula="of:=IF([.B227]=&quot;&quot;;&quot;&quot;;COUNT([.$A$2:.A227]) / LOG(([.B227]+[.C227])/([.$B$2]+[.$C$2]);2))">
            <text:p/>
          </table:table-cell>
          <table:table-cell table:formula="of:=IF([.B227]=&quot;&quot;;&quot;&quot;;[.E227]-[.E226])">
            <text:p/>
          </table:table-cell>
          <table:table-cell/>
          <table:table-cell table:formula="of:=IF([.B227]=&quot;&quot;;&quot;&quot;;IF([.L227]=&quot;?&quot;;[.B227]+[.C227];[.B227]+[.C227]-[.L227]-[.N227]))">
            <text:p/>
          </table:table-cell>
          <table:table-cell table:formula="of:=IF([.B227]=&quot;&quot;;&quot;&quot;;[.N226])">
            <text:p/>
          </table:table-cell>
          <table:table-cell table:formula="of:=[.O226]" office:value-type="float" office:value="184719.6" calcext:value-type="float">
            <text:p>184720</text:p>
          </table:table-cell>
          <table:table-cell table:style-name="ce8" table:formula="of:=IF([.B227]=&quot;&quot;;&quot;&quot;;IF([.I227]=0;999999;LOG([.O227];2)*[.I227]))">
            <text:p/>
          </table:table-cell>
          <table:table-cell table:formula="of:=IF([.B227]=&quot;&quot;;&quot;&quot;;[.A227]+[.P227])">
            <text:p/>
          </table:table-cell>
          <table:table-cell table:formula="of:=IF([.B227]=&quot;&quot;;&quot;&quot;;([.B227]+[.C227])-([.B226]+[.C226]))">
            <text:p/>
          </table:table-cell>
          <table:table-cell table:formula="of:=IF([.B227]=&quot;&quot;;&quot;&quot;;SUM([.R217:.R227]))">
            <text:p/>
          </table:table-cell>
          <table:table-cell/>
          <table:table-cell table:formula="of:=IF([.B227]=&quot;&quot;;&quot;&quot;;[.U226])">
            <text:p/>
          </table:table-cell>
          <table:table-cell table:formula="of:=IF([.B227]=&quot;&quot;;&quot;&quot;;IF([.T227]=&quot;?&quot;;&quot;&quot;;IF([.S227]=0;0;[.T227]/[.S227])))">
            <text:p/>
          </table:table-cell>
          <table:table-cell table:formula="of:=IF([.B227]&lt;&gt;&quot;&quot;;IF([.I226]=0;0;[.I227]/[.I226] - 1);IF([.W226]&gt;1.05;[.W226];0.05))" office:value-type="float" office:value="0.05" calcext:value-type="float">
            <text:p>0.0500</text:p>
          </table:table-cell>
          <table:table-cell table:formula="of:=[.X226]" office:value-type="float" office:value="35" calcext:value-type="float">
            <text:p>35</text:p>
          </table:table-cell>
          <table:table-cell table:formula="of:=IF([.B227]&lt;&gt;&quot;&quot;;[.I227];MIN([.X227];[.Y226]*(1 + [.W227])))" office:value-type="float" office:value="35" calcext:value-type="float">
            <text:p>35</text:p>
          </table:table-cell>
          <table:table-cell table:style-name="ce9" table:formula="of:=IF([.B227]&lt;&gt;&quot;&quot;;[.B227]+[.C227];MAX(0; MIN([.O226]*0.2;[.Z226]*POWER(2;1/IF([.Y227]=0;2.4;[.Y227])))))" office:value-type="float" office:value="28926.2818945972" calcext:value-type="float">
            <text:p>28926</text:p>
          </table:table-cell>
          <table:table-cell table:formula="of:=IF([.S227]&lt;&gt;&quot;&quot;;[.S227];[.Z227]-[.Z217])" office:value-type="float" office:value="5197.03013861549" calcext:value-type="float">
            <text:p>5197</text:p>
          </table:table-cell>
          <table:table-cell table:formula="of:=IF(AND([.T227]&lt;&gt;&quot;&quot;; [.T227]&lt;&gt;&quot;?&quot;);[.T227];[.AA227]*IF(COUNT([.V$2:.V227])=0;0;SUM([.V$2:.V227])/COUNT([.V$2:.V227])))" office:value-type="float" office:value="188.701711669537" calcext:value-type="float">
            <text:p>189</text:p>
          </table:table-cell>
          <table:table-cell table:formula="of:=IF([.AB227]&gt;MIN([.AE227];MIN([.AF227];[.AG227]));&quot;!&quot;;&quot;&quot;)">
            <text:p/>
          </table:table-cell>
          <table:table-cell table:formula="of:=[.AD226]" office:value-type="float" office:value="272.657534246575" calcext:value-type="float">
            <text:p>273</text:p>
          </table:table-cell>
          <table:table-cell table:formula="of:=[.AE226]" office:value-type="float" office:value="240" calcext:value-type="float">
            <text:p>240</text:p>
          </table:table-cell>
          <table:table-cell table:formula="of:=[.AF226]" office:value-type="float" office:value="308" calcext:value-type="float">
            <text:p>308</text:p>
          </table:table-cell>
          <table:table-cell table:formula="of:=[.AG226]" office:value-type="float" office:value="3142" calcext:value-type="float">
            <text:p>3142</text:p>
          </table:table-cell>
          <table:table-cell table:formula="of:=[.AH226]" office:value-type="float" office:value="1047310" calcext:value-type="float">
            <text:p>1047310</text:p>
          </table:table-cell>
          <table:table-cell table:formula="of:=[.AI22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7]+1" office:value-type="date" office:date-value="2020-10-27" calcext:value-type="date">
            <text:p>2020-10-27</text:p>
          </table:table-cell>
          <table:table-cell table:number-columns-repeated="3"/>
          <table:table-cell table:formula="of:=IF([.B228]=&quot;&quot;;&quot;&quot;;SUM([.B228:.D228]))">
            <text:p/>
          </table:table-cell>
          <table:table-cell table:formula="of:=IF([.B228]=&quot;&quot;;&quot;&quot;;([.B228]+[.C228])/([.B227]+[.C227]) - 1)">
            <text:p/>
          </table:table-cell>
          <table:table-cell table:formula="of:=IF([.B228]=&quot;&quot;;&quot;&quot;;([.F228]+1)/([.F227]+1) - 1)">
            <text:p/>
          </table:table-cell>
          <table:table-cell table:formula="of:=IF([.B228]=&quot;&quot;;&quot;&quot;;ROUNDDOWN(LOG(([.B228]+[.C228])/([.$B$2]+[.$C$2]);2)))">
            <text:p/>
          </table:table-cell>
          <table:table-cell table:formula="of:=IF([.B228]=&quot;&quot;;&quot;&quot;;1 / LOG(([.B228]+[.C228])/([.B227]+[.C227]);2))">
            <text:p/>
          </table:table-cell>
          <table:table-cell table:formula="of:=IF([.B228]=&quot;&quot;;&quot;&quot;;COUNT([.$A$2:.A228]) / LOG(([.B228]+[.C228])/([.$B$2]+[.$C$2]);2))">
            <text:p/>
          </table:table-cell>
          <table:table-cell table:formula="of:=IF([.B228]=&quot;&quot;;&quot;&quot;;[.E228]-[.E227])">
            <text:p/>
          </table:table-cell>
          <table:table-cell/>
          <table:table-cell table:formula="of:=IF([.B228]=&quot;&quot;;&quot;&quot;;IF([.L228]=&quot;?&quot;;[.B228]+[.C228];[.B228]+[.C228]-[.L228]-[.N228]))">
            <text:p/>
          </table:table-cell>
          <table:table-cell table:formula="of:=IF([.B228]=&quot;&quot;;&quot;&quot;;[.N227])">
            <text:p/>
          </table:table-cell>
          <table:table-cell table:formula="of:=[.O227]" office:value-type="float" office:value="184719.6" calcext:value-type="float">
            <text:p>184720</text:p>
          </table:table-cell>
          <table:table-cell table:style-name="ce8" table:formula="of:=IF([.B228]=&quot;&quot;;&quot;&quot;;IF([.I228]=0;999999;LOG([.O228];2)*[.I228]))">
            <text:p/>
          </table:table-cell>
          <table:table-cell table:formula="of:=IF([.B228]=&quot;&quot;;&quot;&quot;;[.A228]+[.P228])">
            <text:p/>
          </table:table-cell>
          <table:table-cell table:formula="of:=IF([.B228]=&quot;&quot;;&quot;&quot;;([.B228]+[.C228])-([.B227]+[.C227]))">
            <text:p/>
          </table:table-cell>
          <table:table-cell table:formula="of:=IF([.B228]=&quot;&quot;;&quot;&quot;;SUM([.R218:.R228]))">
            <text:p/>
          </table:table-cell>
          <table:table-cell/>
          <table:table-cell table:formula="of:=IF([.B228]=&quot;&quot;;&quot;&quot;;[.U227])">
            <text:p/>
          </table:table-cell>
          <table:table-cell table:formula="of:=IF([.B228]=&quot;&quot;;&quot;&quot;;IF([.T228]=&quot;?&quot;;&quot;&quot;;IF([.S228]=0;0;[.T228]/[.S228])))">
            <text:p/>
          </table:table-cell>
          <table:table-cell table:formula="of:=IF([.B228]&lt;&gt;&quot;&quot;;IF([.I227]=0;0;[.I228]/[.I227] - 1);IF([.W227]&gt;1.05;[.W227];0.05))" office:value-type="float" office:value="0.05" calcext:value-type="float">
            <text:p>0.0500</text:p>
          </table:table-cell>
          <table:table-cell table:formula="of:=[.X227]" office:value-type="float" office:value="35" calcext:value-type="float">
            <text:p>35</text:p>
          </table:table-cell>
          <table:table-cell table:formula="of:=IF([.B228]&lt;&gt;&quot;&quot;;[.I228];MIN([.X228];[.Y227]*(1 + [.W228])))" office:value-type="float" office:value="35" calcext:value-type="float">
            <text:p>35</text:p>
          </table:table-cell>
          <table:table-cell table:style-name="ce9" table:formula="of:=IF([.B228]&lt;&gt;&quot;&quot;;[.B228]+[.C228];MAX(0; MIN([.O227]*0.2;[.Z227]*POWER(2;1/IF([.Y228]=0;2.4;[.Y228])))))" office:value-type="float" office:value="29504.8540870605" calcext:value-type="float">
            <text:p>29505</text:p>
          </table:table-cell>
          <table:table-cell table:formula="of:=IF([.S228]&lt;&gt;&quot;&quot;;[.S228];[.Z228]-[.Z218])" office:value-type="float" office:value="5300.97910559828" calcext:value-type="float">
            <text:p>5301</text:p>
          </table:table-cell>
          <table:table-cell table:formula="of:=IF(AND([.T228]&lt;&gt;&quot;&quot;; [.T228]&lt;&gt;&quot;?&quot;);[.T228];[.AA228]*IF(COUNT([.V$2:.V228])=0;0;SUM([.V$2:.V228])/COUNT([.V$2:.V228])))" office:value-type="float" office:value="192.476049603463" calcext:value-type="float">
            <text:p>192</text:p>
          </table:table-cell>
          <table:table-cell table:formula="of:=IF([.AB228]&gt;MIN([.AE228];MIN([.AF228];[.AG228]));&quot;!&quot;;&quot;&quot;)">
            <text:p/>
          </table:table-cell>
          <table:table-cell table:formula="of:=[.AD227]" office:value-type="float" office:value="272.657534246575" calcext:value-type="float">
            <text:p>273</text:p>
          </table:table-cell>
          <table:table-cell table:formula="of:=[.AE227]" office:value-type="float" office:value="240" calcext:value-type="float">
            <text:p>240</text:p>
          </table:table-cell>
          <table:table-cell table:formula="of:=[.AF227]" office:value-type="float" office:value="308" calcext:value-type="float">
            <text:p>308</text:p>
          </table:table-cell>
          <table:table-cell table:formula="of:=[.AG227]" office:value-type="float" office:value="3142" calcext:value-type="float">
            <text:p>3142</text:p>
          </table:table-cell>
          <table:table-cell table:formula="of:=[.AH227]" office:value-type="float" office:value="1047310" calcext:value-type="float">
            <text:p>1047310</text:p>
          </table:table-cell>
          <table:table-cell table:formula="of:=[.AI22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8]+1" office:value-type="date" office:date-value="2020-10-28" calcext:value-type="date">
            <text:p>2020-10-28</text:p>
          </table:table-cell>
          <table:table-cell table:number-columns-repeated="3"/>
          <table:table-cell table:formula="of:=IF([.B229]=&quot;&quot;;&quot;&quot;;SUM([.B229:.D229]))">
            <text:p/>
          </table:table-cell>
          <table:table-cell table:formula="of:=IF([.B229]=&quot;&quot;;&quot;&quot;;([.B229]+[.C229])/([.B228]+[.C228]) - 1)">
            <text:p/>
          </table:table-cell>
          <table:table-cell table:formula="of:=IF([.B229]=&quot;&quot;;&quot;&quot;;([.F229]+1)/([.F228]+1) - 1)">
            <text:p/>
          </table:table-cell>
          <table:table-cell table:formula="of:=IF([.B229]=&quot;&quot;;&quot;&quot;;ROUNDDOWN(LOG(([.B229]+[.C229])/([.$B$2]+[.$C$2]);2)))">
            <text:p/>
          </table:table-cell>
          <table:table-cell table:formula="of:=IF([.B229]=&quot;&quot;;&quot;&quot;;1 / LOG(([.B229]+[.C229])/([.B228]+[.C228]);2))">
            <text:p/>
          </table:table-cell>
          <table:table-cell table:formula="of:=IF([.B229]=&quot;&quot;;&quot;&quot;;COUNT([.$A$2:.A229]) / LOG(([.B229]+[.C229])/([.$B$2]+[.$C$2]);2))">
            <text:p/>
          </table:table-cell>
          <table:table-cell table:formula="of:=IF([.B229]=&quot;&quot;;&quot;&quot;;[.E229]-[.E228])">
            <text:p/>
          </table:table-cell>
          <table:table-cell/>
          <table:table-cell table:formula="of:=IF([.B229]=&quot;&quot;;&quot;&quot;;IF([.L229]=&quot;?&quot;;[.B229]+[.C229];[.B229]+[.C229]-[.L229]-[.N229]))">
            <text:p/>
          </table:table-cell>
          <table:table-cell table:formula="of:=IF([.B229]=&quot;&quot;;&quot;&quot;;[.N228])">
            <text:p/>
          </table:table-cell>
          <table:table-cell table:formula="of:=[.O228]" office:value-type="float" office:value="184719.6" calcext:value-type="float">
            <text:p>184720</text:p>
          </table:table-cell>
          <table:table-cell table:style-name="ce8" table:formula="of:=IF([.B229]=&quot;&quot;;&quot;&quot;;IF([.I229]=0;999999;LOG([.O229];2)*[.I229]))">
            <text:p/>
          </table:table-cell>
          <table:table-cell table:formula="of:=IF([.B229]=&quot;&quot;;&quot;&quot;;[.A229]+[.P229])">
            <text:p/>
          </table:table-cell>
          <table:table-cell table:formula="of:=IF([.B229]=&quot;&quot;;&quot;&quot;;([.B229]+[.C229])-([.B228]+[.C228]))">
            <text:p/>
          </table:table-cell>
          <table:table-cell table:formula="of:=IF([.B229]=&quot;&quot;;&quot;&quot;;SUM([.R219:.R229]))">
            <text:p/>
          </table:table-cell>
          <table:table-cell/>
          <table:table-cell table:formula="of:=IF([.B229]=&quot;&quot;;&quot;&quot;;[.U228])">
            <text:p/>
          </table:table-cell>
          <table:table-cell table:formula="of:=IF([.B229]=&quot;&quot;;&quot;&quot;;IF([.T229]=&quot;?&quot;;&quot;&quot;;IF([.S229]=0;0;[.T229]/[.S229])))">
            <text:p/>
          </table:table-cell>
          <table:table-cell table:formula="of:=IF([.B229]&lt;&gt;&quot;&quot;;IF([.I228]=0;0;[.I229]/[.I228] - 1);IF([.W228]&gt;1.05;[.W228];0.05))" office:value-type="float" office:value="0.05" calcext:value-type="float">
            <text:p>0.0500</text:p>
          </table:table-cell>
          <table:table-cell table:formula="of:=[.X228]" office:value-type="float" office:value="35" calcext:value-type="float">
            <text:p>35</text:p>
          </table:table-cell>
          <table:table-cell table:formula="of:=IF([.B229]&lt;&gt;&quot;&quot;;[.I229];MIN([.X229];[.Y228]*(1 + [.W229])))" office:value-type="float" office:value="35" calcext:value-type="float">
            <text:p>35</text:p>
          </table:table-cell>
          <table:table-cell table:style-name="ce9" table:formula="of:=IF([.B229]&lt;&gt;&quot;&quot;;[.B229]+[.C229];MAX(0; MIN([.O228]*0.2;[.Z228]*POWER(2;1/IF([.Y229]=0;2.4;[.Y229])))))" office:value-type="float" office:value="30094.9986545393" calcext:value-type="float">
            <text:p>30095</text:p>
          </table:table-cell>
          <table:table-cell table:formula="of:=IF([.S229]&lt;&gt;&quot;&quot;;[.S229];[.Z229]-[.Z219])" office:value-type="float" office:value="5407.00721921839" calcext:value-type="float">
            <text:p>5407</text:p>
          </table:table-cell>
          <table:table-cell table:formula="of:=IF(AND([.T229]&lt;&gt;&quot;&quot;; [.T229]&lt;&gt;&quot;?&quot;);[.T229];[.AA229]*IF(COUNT([.V$2:.V229])=0;0;SUM([.V$2:.V229])/COUNT([.V$2:.V229])))" office:value-type="float" office:value="196.325880370566" calcext:value-type="float">
            <text:p>196</text:p>
          </table:table-cell>
          <table:table-cell table:formula="of:=IF([.AB229]&gt;MIN([.AE229];MIN([.AF229];[.AG229]));&quot;!&quot;;&quot;&quot;)">
            <text:p/>
          </table:table-cell>
          <table:table-cell table:formula="of:=[.AD228]" office:value-type="float" office:value="272.657534246575" calcext:value-type="float">
            <text:p>273</text:p>
          </table:table-cell>
          <table:table-cell table:formula="of:=[.AE228]" office:value-type="float" office:value="240" calcext:value-type="float">
            <text:p>240</text:p>
          </table:table-cell>
          <table:table-cell table:formula="of:=[.AF228]" office:value-type="float" office:value="308" calcext:value-type="float">
            <text:p>308</text:p>
          </table:table-cell>
          <table:table-cell table:formula="of:=[.AG228]" office:value-type="float" office:value="3142" calcext:value-type="float">
            <text:p>3142</text:p>
          </table:table-cell>
          <table:table-cell table:formula="of:=[.AH228]" office:value-type="float" office:value="1047310" calcext:value-type="float">
            <text:p>1047310</text:p>
          </table:table-cell>
          <table:table-cell table:formula="of:=[.AI22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29]+1" office:value-type="date" office:date-value="2020-10-29" calcext:value-type="date">
            <text:p>2020-10-29</text:p>
          </table:table-cell>
          <table:table-cell table:number-columns-repeated="3"/>
          <table:table-cell table:formula="of:=IF([.B230]=&quot;&quot;;&quot;&quot;;SUM([.B230:.D230]))">
            <text:p/>
          </table:table-cell>
          <table:table-cell table:formula="of:=IF([.B230]=&quot;&quot;;&quot;&quot;;([.B230]+[.C230])/([.B229]+[.C229]) - 1)">
            <text:p/>
          </table:table-cell>
          <table:table-cell table:formula="of:=IF([.B230]=&quot;&quot;;&quot;&quot;;([.F230]+1)/([.F229]+1) - 1)">
            <text:p/>
          </table:table-cell>
          <table:table-cell table:formula="of:=IF([.B230]=&quot;&quot;;&quot;&quot;;ROUNDDOWN(LOG(([.B230]+[.C230])/([.$B$2]+[.$C$2]);2)))">
            <text:p/>
          </table:table-cell>
          <table:table-cell table:formula="of:=IF([.B230]=&quot;&quot;;&quot;&quot;;1 / LOG(([.B230]+[.C230])/([.B229]+[.C229]);2))">
            <text:p/>
          </table:table-cell>
          <table:table-cell table:formula="of:=IF([.B230]=&quot;&quot;;&quot;&quot;;COUNT([.$A$2:.A230]) / LOG(([.B230]+[.C230])/([.$B$2]+[.$C$2]);2))">
            <text:p/>
          </table:table-cell>
          <table:table-cell table:formula="of:=IF([.B230]=&quot;&quot;;&quot;&quot;;[.E230]-[.E229])">
            <text:p/>
          </table:table-cell>
          <table:table-cell/>
          <table:table-cell table:formula="of:=IF([.B230]=&quot;&quot;;&quot;&quot;;IF([.L230]=&quot;?&quot;;[.B230]+[.C230];[.B230]+[.C230]-[.L230]-[.N230]))">
            <text:p/>
          </table:table-cell>
          <table:table-cell table:formula="of:=IF([.B230]=&quot;&quot;;&quot;&quot;;[.N229])">
            <text:p/>
          </table:table-cell>
          <table:table-cell table:formula="of:=[.O229]" office:value-type="float" office:value="184719.6" calcext:value-type="float">
            <text:p>184720</text:p>
          </table:table-cell>
          <table:table-cell table:style-name="ce8" table:formula="of:=IF([.B230]=&quot;&quot;;&quot;&quot;;IF([.I230]=0;999999;LOG([.O230];2)*[.I230]))">
            <text:p/>
          </table:table-cell>
          <table:table-cell table:formula="of:=IF([.B230]=&quot;&quot;;&quot;&quot;;[.A230]+[.P230])">
            <text:p/>
          </table:table-cell>
          <table:table-cell table:formula="of:=IF([.B230]=&quot;&quot;;&quot;&quot;;([.B230]+[.C230])-([.B229]+[.C229]))">
            <text:p/>
          </table:table-cell>
          <table:table-cell table:formula="of:=IF([.B230]=&quot;&quot;;&quot;&quot;;SUM([.R220:.R230]))">
            <text:p/>
          </table:table-cell>
          <table:table-cell/>
          <table:table-cell table:formula="of:=IF([.B230]=&quot;&quot;;&quot;&quot;;[.U229])">
            <text:p/>
          </table:table-cell>
          <table:table-cell table:formula="of:=IF([.B230]=&quot;&quot;;&quot;&quot;;IF([.T230]=&quot;?&quot;;&quot;&quot;;IF([.S230]=0;0;[.T230]/[.S230])))">
            <text:p/>
          </table:table-cell>
          <table:table-cell table:formula="of:=IF([.B230]&lt;&gt;&quot;&quot;;IF([.I229]=0;0;[.I230]/[.I229] - 1);IF([.W229]&gt;1.05;[.W229];0.05))" office:value-type="float" office:value="0.05" calcext:value-type="float">
            <text:p>0.0500</text:p>
          </table:table-cell>
          <table:table-cell table:formula="of:=[.X229]" office:value-type="float" office:value="35" calcext:value-type="float">
            <text:p>35</text:p>
          </table:table-cell>
          <table:table-cell table:formula="of:=IF([.B230]&lt;&gt;&quot;&quot;;[.I230];MIN([.X230];[.Y229]*(1 + [.W230])))" office:value-type="float" office:value="35" calcext:value-type="float">
            <text:p>35</text:p>
          </table:table-cell>
          <table:table-cell table:style-name="ce9" table:formula="of:=IF([.B230]&lt;&gt;&quot;&quot;;[.B230]+[.C230];MAX(0; MIN([.O229]*0.2;[.Z229]*POWER(2;1/IF([.Y230]=0;2.4;[.Y230])))))" office:value-type="float" office:value="30696.9470631589" calcext:value-type="float">
            <text:p>30697</text:p>
          </table:table-cell>
          <table:table-cell table:formula="of:=IF([.S230]&lt;&gt;&quot;&quot;;[.S230];[.Z230]-[.Z220])" office:value-type="float" office:value="5515.15606575481" calcext:value-type="float">
            <text:p>5515</text:p>
          </table:table-cell>
          <table:table-cell table:formula="of:=IF(AND([.T230]&lt;&gt;&quot;&quot;; [.T230]&lt;&gt;&quot;?&quot;);[.T230];[.AA230]*IF(COUNT([.V$2:.V230])=0;0;SUM([.V$2:.V230])/COUNT([.V$2:.V230])))" office:value-type="float" office:value="200.252713949012" calcext:value-type="float">
            <text:p>200</text:p>
          </table:table-cell>
          <table:table-cell table:formula="of:=IF([.AB230]&gt;MIN([.AE230];MIN([.AF230];[.AG230]));&quot;!&quot;;&quot;&quot;)">
            <text:p/>
          </table:table-cell>
          <table:table-cell table:formula="of:=[.AD229]" office:value-type="float" office:value="272.657534246575" calcext:value-type="float">
            <text:p>273</text:p>
          </table:table-cell>
          <table:table-cell table:formula="of:=[.AE229]" office:value-type="float" office:value="240" calcext:value-type="float">
            <text:p>240</text:p>
          </table:table-cell>
          <table:table-cell table:formula="of:=[.AF229]" office:value-type="float" office:value="308" calcext:value-type="float">
            <text:p>308</text:p>
          </table:table-cell>
          <table:table-cell table:formula="of:=[.AG229]" office:value-type="float" office:value="3142" calcext:value-type="float">
            <text:p>3142</text:p>
          </table:table-cell>
          <table:table-cell table:formula="of:=[.AH229]" office:value-type="float" office:value="1047310" calcext:value-type="float">
            <text:p>1047310</text:p>
          </table:table-cell>
          <table:table-cell table:formula="of:=[.AI22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0]+1" office:value-type="date" office:date-value="2020-10-30" calcext:value-type="date">
            <text:p>2020-10-30</text:p>
          </table:table-cell>
          <table:table-cell table:number-columns-repeated="3"/>
          <table:table-cell table:formula="of:=IF([.B231]=&quot;&quot;;&quot;&quot;;SUM([.B231:.D231]))">
            <text:p/>
          </table:table-cell>
          <table:table-cell table:formula="of:=IF([.B231]=&quot;&quot;;&quot;&quot;;([.B231]+[.C231])/([.B230]+[.C230]) - 1)">
            <text:p/>
          </table:table-cell>
          <table:table-cell table:formula="of:=IF([.B231]=&quot;&quot;;&quot;&quot;;([.F231]+1)/([.F230]+1) - 1)">
            <text:p/>
          </table:table-cell>
          <table:table-cell table:formula="of:=IF([.B231]=&quot;&quot;;&quot;&quot;;ROUNDDOWN(LOG(([.B231]+[.C231])/([.$B$2]+[.$C$2]);2)))">
            <text:p/>
          </table:table-cell>
          <table:table-cell table:formula="of:=IF([.B231]=&quot;&quot;;&quot;&quot;;1 / LOG(([.B231]+[.C231])/([.B230]+[.C230]);2))">
            <text:p/>
          </table:table-cell>
          <table:table-cell table:formula="of:=IF([.B231]=&quot;&quot;;&quot;&quot;;COUNT([.$A$2:.A231]) / LOG(([.B231]+[.C231])/([.$B$2]+[.$C$2]);2))">
            <text:p/>
          </table:table-cell>
          <table:table-cell table:formula="of:=IF([.B231]=&quot;&quot;;&quot;&quot;;[.E231]-[.E230])">
            <text:p/>
          </table:table-cell>
          <table:table-cell/>
          <table:table-cell table:formula="of:=IF([.B231]=&quot;&quot;;&quot;&quot;;IF([.L231]=&quot;?&quot;;[.B231]+[.C231];[.B231]+[.C231]-[.L231]-[.N231]))">
            <text:p/>
          </table:table-cell>
          <table:table-cell table:formula="of:=IF([.B231]=&quot;&quot;;&quot;&quot;;[.N230])">
            <text:p/>
          </table:table-cell>
          <table:table-cell table:formula="of:=[.O230]" office:value-type="float" office:value="184719.6" calcext:value-type="float">
            <text:p>184720</text:p>
          </table:table-cell>
          <table:table-cell table:style-name="ce8" table:formula="of:=IF([.B231]=&quot;&quot;;&quot;&quot;;IF([.I231]=0;999999;LOG([.O231];2)*[.I231]))">
            <text:p/>
          </table:table-cell>
          <table:table-cell table:formula="of:=IF([.B231]=&quot;&quot;;&quot;&quot;;[.A231]+[.P231])">
            <text:p/>
          </table:table-cell>
          <table:table-cell table:formula="of:=IF([.B231]=&quot;&quot;;&quot;&quot;;([.B231]+[.C231])-([.B230]+[.C230]))">
            <text:p/>
          </table:table-cell>
          <table:table-cell table:formula="of:=IF([.B231]=&quot;&quot;;&quot;&quot;;SUM([.R221:.R231]))">
            <text:p/>
          </table:table-cell>
          <table:table-cell/>
          <table:table-cell table:formula="of:=IF([.B231]=&quot;&quot;;&quot;&quot;;[.U230])">
            <text:p/>
          </table:table-cell>
          <table:table-cell table:formula="of:=IF([.B231]=&quot;&quot;;&quot;&quot;;IF([.T231]=&quot;?&quot;;&quot;&quot;;IF([.S231]=0;0;[.T231]/[.S231])))">
            <text:p/>
          </table:table-cell>
          <table:table-cell table:formula="of:=IF([.B231]&lt;&gt;&quot;&quot;;IF([.I230]=0;0;[.I231]/[.I230] - 1);IF([.W230]&gt;1.05;[.W230];0.05))" office:value-type="float" office:value="0.05" calcext:value-type="float">
            <text:p>0.0500</text:p>
          </table:table-cell>
          <table:table-cell table:formula="of:=[.X230]" office:value-type="float" office:value="35" calcext:value-type="float">
            <text:p>35</text:p>
          </table:table-cell>
          <table:table-cell table:formula="of:=IF([.B231]&lt;&gt;&quot;&quot;;[.I231];MIN([.X231];[.Y230]*(1 + [.W231])))" office:value-type="float" office:value="35" calcext:value-type="float">
            <text:p>35</text:p>
          </table:table-cell>
          <table:table-cell table:style-name="ce9" table:formula="of:=IF([.B231]&lt;&gt;&quot;&quot;;[.B231]+[.C231];MAX(0; MIN([.O230]*0.2;[.Z230]*POWER(2;1/IF([.Y231]=0;2.4;[.Y231])))))" office:value-type="float" office:value="31310.9354087395" calcext:value-type="float">
            <text:p>31311</text:p>
          </table:table-cell>
          <table:table-cell table:formula="of:=IF([.S231]&lt;&gt;&quot;&quot;;[.S231];[.Z231]-[.Z221])" office:value-type="float" office:value="5625.46806327899" calcext:value-type="float">
            <text:p>5625</text:p>
          </table:table-cell>
          <table:table-cell table:formula="of:=IF(AND([.T231]&lt;&gt;&quot;&quot;; [.T231]&lt;&gt;&quot;?&quot;);[.T231];[.AA231]*IF(COUNT([.V$2:.V231])=0;0;SUM([.V$2:.V231])/COUNT([.V$2:.V231])))" office:value-type="float" office:value="204.258090518955" calcext:value-type="float">
            <text:p>204</text:p>
          </table:table-cell>
          <table:table-cell table:formula="of:=IF([.AB231]&gt;MIN([.AE231];MIN([.AF231];[.AG231]));&quot;!&quot;;&quot;&quot;)">
            <text:p/>
          </table:table-cell>
          <table:table-cell table:formula="of:=[.AD230]" office:value-type="float" office:value="272.657534246575" calcext:value-type="float">
            <text:p>273</text:p>
          </table:table-cell>
          <table:table-cell table:formula="of:=[.AE230]" office:value-type="float" office:value="240" calcext:value-type="float">
            <text:p>240</text:p>
          </table:table-cell>
          <table:table-cell table:formula="of:=[.AF230]" office:value-type="float" office:value="308" calcext:value-type="float">
            <text:p>308</text:p>
          </table:table-cell>
          <table:table-cell table:formula="of:=[.AG230]" office:value-type="float" office:value="3142" calcext:value-type="float">
            <text:p>3142</text:p>
          </table:table-cell>
          <table:table-cell table:formula="of:=[.AH230]" office:value-type="float" office:value="1047310" calcext:value-type="float">
            <text:p>1047310</text:p>
          </table:table-cell>
          <table:table-cell table:formula="of:=[.AI23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1]+1" office:value-type="date" office:date-value="2020-10-31" calcext:value-type="date">
            <text:p>2020-10-31</text:p>
          </table:table-cell>
          <table:table-cell table:number-columns-repeated="3"/>
          <table:table-cell table:formula="of:=IF([.B232]=&quot;&quot;;&quot;&quot;;SUM([.B232:.D232]))">
            <text:p/>
          </table:table-cell>
          <table:table-cell table:formula="of:=IF([.B232]=&quot;&quot;;&quot;&quot;;([.B232]+[.C232])/([.B231]+[.C231]) - 1)">
            <text:p/>
          </table:table-cell>
          <table:table-cell table:formula="of:=IF([.B232]=&quot;&quot;;&quot;&quot;;([.F232]+1)/([.F231]+1) - 1)">
            <text:p/>
          </table:table-cell>
          <table:table-cell table:formula="of:=IF([.B232]=&quot;&quot;;&quot;&quot;;ROUNDDOWN(LOG(([.B232]+[.C232])/([.$B$2]+[.$C$2]);2)))">
            <text:p/>
          </table:table-cell>
          <table:table-cell table:formula="of:=IF([.B232]=&quot;&quot;;&quot;&quot;;1 / LOG(([.B232]+[.C232])/([.B231]+[.C231]);2))">
            <text:p/>
          </table:table-cell>
          <table:table-cell table:formula="of:=IF([.B232]=&quot;&quot;;&quot;&quot;;COUNT([.$A$2:.A232]) / LOG(([.B232]+[.C232])/([.$B$2]+[.$C$2]);2))">
            <text:p/>
          </table:table-cell>
          <table:table-cell table:formula="of:=IF([.B232]=&quot;&quot;;&quot;&quot;;[.E232]-[.E231])">
            <text:p/>
          </table:table-cell>
          <table:table-cell/>
          <table:table-cell table:formula="of:=IF([.B232]=&quot;&quot;;&quot;&quot;;IF([.L232]=&quot;?&quot;;[.B232]+[.C232];[.B232]+[.C232]-[.L232]-[.N232]))">
            <text:p/>
          </table:table-cell>
          <table:table-cell table:formula="of:=IF([.B232]=&quot;&quot;;&quot;&quot;;[.N231])">
            <text:p/>
          </table:table-cell>
          <table:table-cell table:formula="of:=[.O231]" office:value-type="float" office:value="184719.6" calcext:value-type="float">
            <text:p>184720</text:p>
          </table:table-cell>
          <table:table-cell table:style-name="ce8" table:formula="of:=IF([.B232]=&quot;&quot;;&quot;&quot;;IF([.I232]=0;999999;LOG([.O232];2)*[.I232]))">
            <text:p/>
          </table:table-cell>
          <table:table-cell table:formula="of:=IF([.B232]=&quot;&quot;;&quot;&quot;;[.A232]+[.P232])">
            <text:p/>
          </table:table-cell>
          <table:table-cell table:formula="of:=IF([.B232]=&quot;&quot;;&quot;&quot;;([.B232]+[.C232])-([.B231]+[.C231]))">
            <text:p/>
          </table:table-cell>
          <table:table-cell table:formula="of:=IF([.B232]=&quot;&quot;;&quot;&quot;;SUM([.R222:.R232]))">
            <text:p/>
          </table:table-cell>
          <table:table-cell/>
          <table:table-cell table:formula="of:=IF([.B232]=&quot;&quot;;&quot;&quot;;[.U231])">
            <text:p/>
          </table:table-cell>
          <table:table-cell table:formula="of:=IF([.B232]=&quot;&quot;;&quot;&quot;;IF([.T232]=&quot;?&quot;;&quot;&quot;;IF([.S232]=0;0;[.T232]/[.S232])))">
            <text:p/>
          </table:table-cell>
          <table:table-cell table:formula="of:=IF([.B232]&lt;&gt;&quot;&quot;;IF([.I231]=0;0;[.I232]/[.I231] - 1);IF([.W231]&gt;1.05;[.W231];0.05))" office:value-type="float" office:value="0.05" calcext:value-type="float">
            <text:p>0.0500</text:p>
          </table:table-cell>
          <table:table-cell table:formula="of:=[.X231]" office:value-type="float" office:value="35" calcext:value-type="float">
            <text:p>35</text:p>
          </table:table-cell>
          <table:table-cell table:formula="of:=IF([.B232]&lt;&gt;&quot;&quot;;[.I232];MIN([.X232];[.Y231]*(1 + [.W232])))" office:value-type="float" office:value="35" calcext:value-type="float">
            <text:p>35</text:p>
          </table:table-cell>
          <table:table-cell table:style-name="ce9" table:formula="of:=IF([.B232]&lt;&gt;&quot;&quot;;[.B232]+[.C232];MAX(0; MIN([.O231]*0.2;[.Z231]*POWER(2;1/IF([.Y232]=0;2.4;[.Y232])))))" office:value-type="float" office:value="31937.2045093974" calcext:value-type="float">
            <text:p>31937</text:p>
          </table:table-cell>
          <table:table-cell table:formula="of:=IF([.S232]&lt;&gt;&quot;&quot;;[.S232];[.Z232]-[.Z222])" office:value-type="float" office:value="5737.98647829213" calcext:value-type="float">
            <text:p>5738</text:p>
          </table:table-cell>
          <table:table-cell table:formula="of:=IF(AND([.T232]&lt;&gt;&quot;&quot;; [.T232]&lt;&gt;&quot;?&quot;);[.T232];[.AA232]*IF(COUNT([.V$2:.V232])=0;0;SUM([.V$2:.V232])/COUNT([.V$2:.V232])))" office:value-type="float" office:value="208.343581066635" calcext:value-type="float">
            <text:p>208</text:p>
          </table:table-cell>
          <table:table-cell table:formula="of:=IF([.AB232]&gt;MIN([.AE232];MIN([.AF232];[.AG232]));&quot;!&quot;;&quot;&quot;)">
            <text:p/>
          </table:table-cell>
          <table:table-cell table:formula="of:=[.AD231]" office:value-type="float" office:value="272.657534246575" calcext:value-type="float">
            <text:p>273</text:p>
          </table:table-cell>
          <table:table-cell table:formula="of:=[.AE231]" office:value-type="float" office:value="240" calcext:value-type="float">
            <text:p>240</text:p>
          </table:table-cell>
          <table:table-cell table:formula="of:=[.AF231]" office:value-type="float" office:value="308" calcext:value-type="float">
            <text:p>308</text:p>
          </table:table-cell>
          <table:table-cell table:formula="of:=[.AG231]" office:value-type="float" office:value="3142" calcext:value-type="float">
            <text:p>3142</text:p>
          </table:table-cell>
          <table:table-cell table:formula="of:=[.AH231]" office:value-type="float" office:value="1047310" calcext:value-type="float">
            <text:p>1047310</text:p>
          </table:table-cell>
          <table:table-cell table:formula="of:=[.AI23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2]+1" office:value-type="date" office:date-value="2020-11-01" calcext:value-type="date">
            <text:p>2020-11-01</text:p>
          </table:table-cell>
          <table:table-cell table:number-columns-repeated="3"/>
          <table:table-cell table:formula="of:=IF([.B233]=&quot;&quot;;&quot;&quot;;SUM([.B233:.D233]))">
            <text:p/>
          </table:table-cell>
          <table:table-cell table:formula="of:=IF([.B233]=&quot;&quot;;&quot;&quot;;([.B233]+[.C233])/([.B232]+[.C232]) - 1)">
            <text:p/>
          </table:table-cell>
          <table:table-cell table:formula="of:=IF([.B233]=&quot;&quot;;&quot;&quot;;([.F233]+1)/([.F232]+1) - 1)">
            <text:p/>
          </table:table-cell>
          <table:table-cell table:formula="of:=IF([.B233]=&quot;&quot;;&quot;&quot;;ROUNDDOWN(LOG(([.B233]+[.C233])/([.$B$2]+[.$C$2]);2)))">
            <text:p/>
          </table:table-cell>
          <table:table-cell table:formula="of:=IF([.B233]=&quot;&quot;;&quot;&quot;;1 / LOG(([.B233]+[.C233])/([.B232]+[.C232]);2))">
            <text:p/>
          </table:table-cell>
          <table:table-cell table:formula="of:=IF([.B233]=&quot;&quot;;&quot;&quot;;COUNT([.$A$2:.A233]) / LOG(([.B233]+[.C233])/([.$B$2]+[.$C$2]);2))">
            <text:p/>
          </table:table-cell>
          <table:table-cell table:formula="of:=IF([.B233]=&quot;&quot;;&quot;&quot;;[.E233]-[.E232])">
            <text:p/>
          </table:table-cell>
          <table:table-cell/>
          <table:table-cell table:formula="of:=IF([.B233]=&quot;&quot;;&quot;&quot;;IF([.L233]=&quot;?&quot;;[.B233]+[.C233];[.B233]+[.C233]-[.L233]-[.N233]))">
            <text:p/>
          </table:table-cell>
          <table:table-cell table:formula="of:=IF([.B233]=&quot;&quot;;&quot;&quot;;[.N232])">
            <text:p/>
          </table:table-cell>
          <table:table-cell table:formula="of:=[.O232]" office:value-type="float" office:value="184719.6" calcext:value-type="float">
            <text:p>184720</text:p>
          </table:table-cell>
          <table:table-cell table:style-name="ce8" table:formula="of:=IF([.B233]=&quot;&quot;;&quot;&quot;;IF([.I233]=0;999999;LOG([.O233];2)*[.I233]))">
            <text:p/>
          </table:table-cell>
          <table:table-cell table:formula="of:=IF([.B233]=&quot;&quot;;&quot;&quot;;[.A233]+[.P233])">
            <text:p/>
          </table:table-cell>
          <table:table-cell table:formula="of:=IF([.B233]=&quot;&quot;;&quot;&quot;;([.B233]+[.C233])-([.B232]+[.C232]))">
            <text:p/>
          </table:table-cell>
          <table:table-cell table:formula="of:=IF([.B233]=&quot;&quot;;&quot;&quot;;SUM([.R223:.R233]))">
            <text:p/>
          </table:table-cell>
          <table:table-cell/>
          <table:table-cell table:formula="of:=IF([.B233]=&quot;&quot;;&quot;&quot;;[.U232])">
            <text:p/>
          </table:table-cell>
          <table:table-cell table:formula="of:=IF([.B233]=&quot;&quot;;&quot;&quot;;IF([.T233]=&quot;?&quot;;&quot;&quot;;IF([.S233]=0;0;[.T233]/[.S233])))">
            <text:p/>
          </table:table-cell>
          <table:table-cell table:formula="of:=IF([.B233]&lt;&gt;&quot;&quot;;IF([.I232]=0;0;[.I233]/[.I232] - 1);IF([.W232]&gt;1.05;[.W232];0.05))" office:value-type="float" office:value="0.05" calcext:value-type="float">
            <text:p>0.0500</text:p>
          </table:table-cell>
          <table:table-cell table:formula="of:=[.X232]" office:value-type="float" office:value="35" calcext:value-type="float">
            <text:p>35</text:p>
          </table:table-cell>
          <table:table-cell table:formula="of:=IF([.B233]&lt;&gt;&quot;&quot;;[.I233];MIN([.X233];[.Y232]*(1 + [.W233])))" office:value-type="float" office:value="35" calcext:value-type="float">
            <text:p>35</text:p>
          </table:table-cell>
          <table:table-cell table:style-name="ce9" table:formula="of:=IF([.B233]&lt;&gt;&quot;&quot;;[.B233]+[.C233];MAX(0; MIN([.O232]*0.2;[.Z232]*POWER(2;1/IF([.Y233]=0;2.4;[.Y233])))))" office:value-type="float" office:value="32575.9999999994" calcext:value-type="float">
            <text:p>32576</text:p>
          </table:table-cell>
          <table:table-cell table:formula="of:=IF([.S233]&lt;&gt;&quot;&quot;;[.S233];[.Z233]-[.Z223])" office:value-type="float" office:value="5852.75544269504" calcext:value-type="float">
            <text:p>5853</text:p>
          </table:table-cell>
          <table:table-cell table:formula="of:=IF(AND([.T233]&lt;&gt;&quot;&quot;; [.T233]&lt;&gt;&quot;?&quot;);[.T233];[.AA233]*IF(COUNT([.V$2:.V233])=0;0;SUM([.V$2:.V233])/COUNT([.V$2:.V233])))" office:value-type="float" office:value="212.510788000544" calcext:value-type="float">
            <text:p>213</text:p>
          </table:table-cell>
          <table:table-cell table:formula="of:=IF([.AB233]&gt;MIN([.AE233];MIN([.AF233];[.AG233]));&quot;!&quot;;&quot;&quot;)">
            <text:p/>
          </table:table-cell>
          <table:table-cell table:formula="of:=[.AD232]" office:value-type="float" office:value="272.657534246575" calcext:value-type="float">
            <text:p>273</text:p>
          </table:table-cell>
          <table:table-cell table:formula="of:=[.AE232]" office:value-type="float" office:value="240" calcext:value-type="float">
            <text:p>240</text:p>
          </table:table-cell>
          <table:table-cell table:formula="of:=[.AF232]" office:value-type="float" office:value="308" calcext:value-type="float">
            <text:p>308</text:p>
          </table:table-cell>
          <table:table-cell table:formula="of:=[.AG232]" office:value-type="float" office:value="3142" calcext:value-type="float">
            <text:p>3142</text:p>
          </table:table-cell>
          <table:table-cell table:formula="of:=[.AH232]" office:value-type="float" office:value="1047310" calcext:value-type="float">
            <text:p>1047310</text:p>
          </table:table-cell>
          <table:table-cell table:formula="of:=[.AI23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3]+1" office:value-type="date" office:date-value="2020-11-02" calcext:value-type="date">
            <text:p>2020-11-02</text:p>
          </table:table-cell>
          <table:table-cell table:number-columns-repeated="3"/>
          <table:table-cell table:formula="of:=IF([.B234]=&quot;&quot;;&quot;&quot;;SUM([.B234:.D234]))">
            <text:p/>
          </table:table-cell>
          <table:table-cell table:formula="of:=IF([.B234]=&quot;&quot;;&quot;&quot;;([.B234]+[.C234])/([.B233]+[.C233]) - 1)">
            <text:p/>
          </table:table-cell>
          <table:table-cell table:formula="of:=IF([.B234]=&quot;&quot;;&quot;&quot;;([.F234]+1)/([.F233]+1) - 1)">
            <text:p/>
          </table:table-cell>
          <table:table-cell table:formula="of:=IF([.B234]=&quot;&quot;;&quot;&quot;;ROUNDDOWN(LOG(([.B234]+[.C234])/([.$B$2]+[.$C$2]);2)))">
            <text:p/>
          </table:table-cell>
          <table:table-cell table:formula="of:=IF([.B234]=&quot;&quot;;&quot;&quot;;1 / LOG(([.B234]+[.C234])/([.B233]+[.C233]);2))">
            <text:p/>
          </table:table-cell>
          <table:table-cell table:formula="of:=IF([.B234]=&quot;&quot;;&quot;&quot;;COUNT([.$A$2:.A234]) / LOG(([.B234]+[.C234])/([.$B$2]+[.$C$2]);2))">
            <text:p/>
          </table:table-cell>
          <table:table-cell table:formula="of:=IF([.B234]=&quot;&quot;;&quot;&quot;;[.E234]-[.E233])">
            <text:p/>
          </table:table-cell>
          <table:table-cell/>
          <table:table-cell table:formula="of:=IF([.B234]=&quot;&quot;;&quot;&quot;;IF([.L234]=&quot;?&quot;;[.B234]+[.C234];[.B234]+[.C234]-[.L234]-[.N234]))">
            <text:p/>
          </table:table-cell>
          <table:table-cell table:formula="of:=IF([.B234]=&quot;&quot;;&quot;&quot;;[.N233])">
            <text:p/>
          </table:table-cell>
          <table:table-cell table:formula="of:=[.O233]" office:value-type="float" office:value="184719.6" calcext:value-type="float">
            <text:p>184720</text:p>
          </table:table-cell>
          <table:table-cell table:style-name="ce8" table:formula="of:=IF([.B234]=&quot;&quot;;&quot;&quot;;IF([.I234]=0;999999;LOG([.O234];2)*[.I234]))">
            <text:p/>
          </table:table-cell>
          <table:table-cell table:formula="of:=IF([.B234]=&quot;&quot;;&quot;&quot;;[.A234]+[.P234])">
            <text:p/>
          </table:table-cell>
          <table:table-cell table:formula="of:=IF([.B234]=&quot;&quot;;&quot;&quot;;([.B234]+[.C234])-([.B233]+[.C233]))">
            <text:p/>
          </table:table-cell>
          <table:table-cell table:formula="of:=IF([.B234]=&quot;&quot;;&quot;&quot;;SUM([.R224:.R234]))">
            <text:p/>
          </table:table-cell>
          <table:table-cell/>
          <table:table-cell table:formula="of:=IF([.B234]=&quot;&quot;;&quot;&quot;;[.U233])">
            <text:p/>
          </table:table-cell>
          <table:table-cell table:formula="of:=IF([.B234]=&quot;&quot;;&quot;&quot;;IF([.T234]=&quot;?&quot;;&quot;&quot;;IF([.S234]=0;0;[.T234]/[.S234])))">
            <text:p/>
          </table:table-cell>
          <table:table-cell table:formula="of:=IF([.B234]&lt;&gt;&quot;&quot;;IF([.I233]=0;0;[.I234]/[.I233] - 1);IF([.W233]&gt;1.05;[.W233];0.05))" office:value-type="float" office:value="0.05" calcext:value-type="float">
            <text:p>0.0500</text:p>
          </table:table-cell>
          <table:table-cell table:formula="of:=[.X233]" office:value-type="float" office:value="35" calcext:value-type="float">
            <text:p>35</text:p>
          </table:table-cell>
          <table:table-cell table:formula="of:=IF([.B234]&lt;&gt;&quot;&quot;;[.I234];MIN([.X234];[.Y233]*(1 + [.W234])))" office:value-type="float" office:value="35" calcext:value-type="float">
            <text:p>35</text:p>
          </table:table-cell>
          <table:table-cell table:style-name="ce9" table:formula="of:=IF([.B234]&lt;&gt;&quot;&quot;;[.B234]+[.C234];MAX(0; MIN([.O233]*0.2;[.Z233]*POWER(2;1/IF([.Y234]=0;2.4;[.Y234])))))" office:value-type="float" office:value="33227.5724285043" calcext:value-type="float">
            <text:p>33228</text:p>
          </table:table-cell>
          <table:table-cell table:formula="of:=IF([.S234]&lt;&gt;&quot;&quot;;[.S234];[.Z234]-[.Z224])" office:value-type="float" office:value="5969.81997109763" calcext:value-type="float">
            <text:p>5970</text:p>
          </table:table-cell>
          <table:table-cell table:formula="of:=IF(AND([.T234]&lt;&gt;&quot;&quot;; [.T234]&lt;&gt;&quot;?&quot;);[.T234];[.AA234]*IF(COUNT([.V$2:.V234])=0;0;SUM([.V$2:.V234])/COUNT([.V$2:.V234])))" office:value-type="float" office:value="216.761345779922" calcext:value-type="float">
            <text:p>217</text:p>
          </table:table-cell>
          <table:table-cell table:formula="of:=IF([.AB234]&gt;MIN([.AE234];MIN([.AF234];[.AG234]));&quot;!&quot;;&quot;&quot;)">
            <text:p/>
          </table:table-cell>
          <table:table-cell table:formula="of:=[.AD233]" office:value-type="float" office:value="272.657534246575" calcext:value-type="float">
            <text:p>273</text:p>
          </table:table-cell>
          <table:table-cell table:formula="of:=[.AE233]" office:value-type="float" office:value="240" calcext:value-type="float">
            <text:p>240</text:p>
          </table:table-cell>
          <table:table-cell table:formula="of:=[.AF233]" office:value-type="float" office:value="308" calcext:value-type="float">
            <text:p>308</text:p>
          </table:table-cell>
          <table:table-cell table:formula="of:=[.AG233]" office:value-type="float" office:value="3142" calcext:value-type="float">
            <text:p>3142</text:p>
          </table:table-cell>
          <table:table-cell table:formula="of:=[.AH233]" office:value-type="float" office:value="1047310" calcext:value-type="float">
            <text:p>1047310</text:p>
          </table:table-cell>
          <table:table-cell table:formula="of:=[.AI23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4]+1" office:value-type="date" office:date-value="2020-11-03" calcext:value-type="date">
            <text:p>2020-11-03</text:p>
          </table:table-cell>
          <table:table-cell table:number-columns-repeated="3"/>
          <table:table-cell table:formula="of:=IF([.B235]=&quot;&quot;;&quot;&quot;;SUM([.B235:.D235]))">
            <text:p/>
          </table:table-cell>
          <table:table-cell table:formula="of:=IF([.B235]=&quot;&quot;;&quot;&quot;;([.B235]+[.C235])/([.B234]+[.C234]) - 1)">
            <text:p/>
          </table:table-cell>
          <table:table-cell table:formula="of:=IF([.B235]=&quot;&quot;;&quot;&quot;;([.F235]+1)/([.F234]+1) - 1)">
            <text:p/>
          </table:table-cell>
          <table:table-cell table:formula="of:=IF([.B235]=&quot;&quot;;&quot;&quot;;ROUNDDOWN(LOG(([.B235]+[.C235])/([.$B$2]+[.$C$2]);2)))">
            <text:p/>
          </table:table-cell>
          <table:table-cell table:formula="of:=IF([.B235]=&quot;&quot;;&quot;&quot;;1 / LOG(([.B235]+[.C235])/([.B234]+[.C234]);2))">
            <text:p/>
          </table:table-cell>
          <table:table-cell table:formula="of:=IF([.B235]=&quot;&quot;;&quot;&quot;;COUNT([.$A$2:.A235]) / LOG(([.B235]+[.C235])/([.$B$2]+[.$C$2]);2))">
            <text:p/>
          </table:table-cell>
          <table:table-cell table:formula="of:=IF([.B235]=&quot;&quot;;&quot;&quot;;[.E235]-[.E234])">
            <text:p/>
          </table:table-cell>
          <table:table-cell/>
          <table:table-cell table:formula="of:=IF([.B235]=&quot;&quot;;&quot;&quot;;IF([.L235]=&quot;?&quot;;[.B235]+[.C235];[.B235]+[.C235]-[.L235]-[.N235]))">
            <text:p/>
          </table:table-cell>
          <table:table-cell table:formula="of:=IF([.B235]=&quot;&quot;;&quot;&quot;;[.N234])">
            <text:p/>
          </table:table-cell>
          <table:table-cell table:formula="of:=[.O234]" office:value-type="float" office:value="184719.6" calcext:value-type="float">
            <text:p>184720</text:p>
          </table:table-cell>
          <table:table-cell table:style-name="ce8" table:formula="of:=IF([.B235]=&quot;&quot;;&quot;&quot;;IF([.I235]=0;999999;LOG([.O235];2)*[.I235]))">
            <text:p/>
          </table:table-cell>
          <table:table-cell table:formula="of:=IF([.B235]=&quot;&quot;;&quot;&quot;;[.A235]+[.P235])">
            <text:p/>
          </table:table-cell>
          <table:table-cell table:formula="of:=IF([.B235]=&quot;&quot;;&quot;&quot;;([.B235]+[.C235])-([.B234]+[.C234]))">
            <text:p/>
          </table:table-cell>
          <table:table-cell table:formula="of:=IF([.B235]=&quot;&quot;;&quot;&quot;;SUM([.R225:.R235]))">
            <text:p/>
          </table:table-cell>
          <table:table-cell/>
          <table:table-cell table:formula="of:=IF([.B235]=&quot;&quot;;&quot;&quot;;[.U234])">
            <text:p/>
          </table:table-cell>
          <table:table-cell table:formula="of:=IF([.B235]=&quot;&quot;;&quot;&quot;;IF([.T235]=&quot;?&quot;;&quot;&quot;;IF([.S235]=0;0;[.T235]/[.S235])))">
            <text:p/>
          </table:table-cell>
          <table:table-cell table:formula="of:=IF([.B235]&lt;&gt;&quot;&quot;;IF([.I234]=0;0;[.I235]/[.I234] - 1);IF([.W234]&gt;1.05;[.W234];0.05))" office:value-type="float" office:value="0.05" calcext:value-type="float">
            <text:p>0.0500</text:p>
          </table:table-cell>
          <table:table-cell table:formula="of:=[.X234]" office:value-type="float" office:value="35" calcext:value-type="float">
            <text:p>35</text:p>
          </table:table-cell>
          <table:table-cell table:formula="of:=IF([.B235]&lt;&gt;&quot;&quot;;[.I235];MIN([.X235];[.Y234]*(1 + [.W235])))" office:value-type="float" office:value="35" calcext:value-type="float">
            <text:p>35</text:p>
          </table:table-cell>
          <table:table-cell table:style-name="ce9" table:formula="of:=IF([.B235]&lt;&gt;&quot;&quot;;[.B235]+[.C235];MAX(0; MIN([.O234]*0.2;[.Z234]*POWER(2;1/IF([.Y235]=0;2.4;[.Y235])))))" office:value-type="float" office:value="33892.1773542339" calcext:value-type="float">
            <text:p>33892</text:p>
          </table:table-cell>
          <table:table-cell table:formula="of:=IF([.S235]&lt;&gt;&quot;&quot;;[.S235];[.Z235]-[.Z225])" office:value-type="float" office:value="6089.2259784744" calcext:value-type="float">
            <text:p>6089</text:p>
          </table:table-cell>
          <table:table-cell table:formula="of:=IF(AND([.T235]&lt;&gt;&quot;&quot;; [.T235]&lt;&gt;&quot;?&quot;);[.T235];[.AA235]*IF(COUNT([.V$2:.V235])=0;0;SUM([.V$2:.V235])/COUNT([.V$2:.V235])))" office:value-type="float" office:value="221.096921555825" calcext:value-type="float">
            <text:p>221</text:p>
          </table:table-cell>
          <table:table-cell table:formula="of:=IF([.AB235]&gt;MIN([.AE235];MIN([.AF235];[.AG235]));&quot;!&quot;;&quot;&quot;)">
            <text:p/>
          </table:table-cell>
          <table:table-cell table:formula="of:=[.AD234]" office:value-type="float" office:value="272.657534246575" calcext:value-type="float">
            <text:p>273</text:p>
          </table:table-cell>
          <table:table-cell table:formula="of:=[.AE234]" office:value-type="float" office:value="240" calcext:value-type="float">
            <text:p>240</text:p>
          </table:table-cell>
          <table:table-cell table:formula="of:=[.AF234]" office:value-type="float" office:value="308" calcext:value-type="float">
            <text:p>308</text:p>
          </table:table-cell>
          <table:table-cell table:formula="of:=[.AG234]" office:value-type="float" office:value="3142" calcext:value-type="float">
            <text:p>3142</text:p>
          </table:table-cell>
          <table:table-cell table:formula="of:=[.AH234]" office:value-type="float" office:value="1047310" calcext:value-type="float">
            <text:p>1047310</text:p>
          </table:table-cell>
          <table:table-cell table:formula="of:=[.AI23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5]+1" office:value-type="date" office:date-value="2020-11-04" calcext:value-type="date">
            <text:p>2020-11-04</text:p>
          </table:table-cell>
          <table:table-cell table:number-columns-repeated="3"/>
          <table:table-cell table:formula="of:=IF([.B236]=&quot;&quot;;&quot;&quot;;SUM([.B236:.D236]))">
            <text:p/>
          </table:table-cell>
          <table:table-cell table:formula="of:=IF([.B236]=&quot;&quot;;&quot;&quot;;([.B236]+[.C236])/([.B235]+[.C235]) - 1)">
            <text:p/>
          </table:table-cell>
          <table:table-cell table:formula="of:=IF([.B236]=&quot;&quot;;&quot;&quot;;([.F236]+1)/([.F235]+1) - 1)">
            <text:p/>
          </table:table-cell>
          <table:table-cell table:formula="of:=IF([.B236]=&quot;&quot;;&quot;&quot;;ROUNDDOWN(LOG(([.B236]+[.C236])/([.$B$2]+[.$C$2]);2)))">
            <text:p/>
          </table:table-cell>
          <table:table-cell table:formula="of:=IF([.B236]=&quot;&quot;;&quot;&quot;;1 / LOG(([.B236]+[.C236])/([.B235]+[.C235]);2))">
            <text:p/>
          </table:table-cell>
          <table:table-cell table:formula="of:=IF([.B236]=&quot;&quot;;&quot;&quot;;COUNT([.$A$2:.A236]) / LOG(([.B236]+[.C236])/([.$B$2]+[.$C$2]);2))">
            <text:p/>
          </table:table-cell>
          <table:table-cell table:formula="of:=IF([.B236]=&quot;&quot;;&quot;&quot;;[.E236]-[.E235])">
            <text:p/>
          </table:table-cell>
          <table:table-cell/>
          <table:table-cell table:formula="of:=IF([.B236]=&quot;&quot;;&quot;&quot;;IF([.L236]=&quot;?&quot;;[.B236]+[.C236];[.B236]+[.C236]-[.L236]-[.N236]))">
            <text:p/>
          </table:table-cell>
          <table:table-cell table:formula="of:=IF([.B236]=&quot;&quot;;&quot;&quot;;[.N235])">
            <text:p/>
          </table:table-cell>
          <table:table-cell table:formula="of:=[.O235]" office:value-type="float" office:value="184719.6" calcext:value-type="float">
            <text:p>184720</text:p>
          </table:table-cell>
          <table:table-cell table:style-name="ce8" table:formula="of:=IF([.B236]=&quot;&quot;;&quot;&quot;;IF([.I236]=0;999999;LOG([.O236];2)*[.I236]))">
            <text:p/>
          </table:table-cell>
          <table:table-cell table:formula="of:=IF([.B236]=&quot;&quot;;&quot;&quot;;[.A236]+[.P236])">
            <text:p/>
          </table:table-cell>
          <table:table-cell table:formula="of:=IF([.B236]=&quot;&quot;;&quot;&quot;;([.B236]+[.C236])-([.B235]+[.C235]))">
            <text:p/>
          </table:table-cell>
          <table:table-cell table:formula="of:=IF([.B236]=&quot;&quot;;&quot;&quot;;SUM([.R226:.R236]))">
            <text:p/>
          </table:table-cell>
          <table:table-cell/>
          <table:table-cell table:formula="of:=IF([.B236]=&quot;&quot;;&quot;&quot;;[.U235])">
            <text:p/>
          </table:table-cell>
          <table:table-cell table:formula="of:=IF([.B236]=&quot;&quot;;&quot;&quot;;IF([.T236]=&quot;?&quot;;&quot;&quot;;IF([.S236]=0;0;[.T236]/[.S236])))">
            <text:p/>
          </table:table-cell>
          <table:table-cell table:formula="of:=IF([.B236]&lt;&gt;&quot;&quot;;IF([.I235]=0;0;[.I236]/[.I235] - 1);IF([.W235]&gt;1.05;[.W235];0.05))" office:value-type="float" office:value="0.05" calcext:value-type="float">
            <text:p>0.0500</text:p>
          </table:table-cell>
          <table:table-cell table:formula="of:=[.X235]" office:value-type="float" office:value="35" calcext:value-type="float">
            <text:p>35</text:p>
          </table:table-cell>
          <table:table-cell table:formula="of:=IF([.B236]&lt;&gt;&quot;&quot;;[.I236];MIN([.X236];[.Y235]*(1 + [.W236])))" office:value-type="float" office:value="35" calcext:value-type="float">
            <text:p>35</text:p>
          </table:table-cell>
          <table:table-cell table:style-name="ce9" table:formula="of:=IF([.B236]&lt;&gt;&quot;&quot;;[.B236]+[.C236];MAX(0; MIN([.O235]*0.2;[.Z235]*POWER(2;1/IF([.Y236]=0;2.4;[.Y236])))))" office:value-type="float" office:value="34570.0754481073" calcext:value-type="float">
            <text:p>34570</text:p>
          </table:table-cell>
          <table:table-cell table:formula="of:=IF([.S236]&lt;&gt;&quot;&quot;;[.S236];[.Z236]-[.Z226])" office:value-type="float" office:value="6211.02029817326" calcext:value-type="float">
            <text:p>6211</text:p>
          </table:table-cell>
          <table:table-cell table:formula="of:=IF(AND([.T236]&lt;&gt;&quot;&quot;; [.T236]&lt;&gt;&quot;?&quot;);[.T236];[.AA236]*IF(COUNT([.V$2:.V236])=0;0;SUM([.V$2:.V236])/COUNT([.V$2:.V236])))" office:value-type="float" office:value="225.519215825014" calcext:value-type="float">
            <text:p>226</text:p>
          </table:table-cell>
          <table:table-cell table:formula="of:=IF([.AB236]&gt;MIN([.AE236];MIN([.AF236];[.AG236]));&quot;!&quot;;&quot;&quot;)">
            <text:p/>
          </table:table-cell>
          <table:table-cell table:formula="of:=[.AD235]" office:value-type="float" office:value="272.657534246575" calcext:value-type="float">
            <text:p>273</text:p>
          </table:table-cell>
          <table:table-cell table:formula="of:=[.AE235]" office:value-type="float" office:value="240" calcext:value-type="float">
            <text:p>240</text:p>
          </table:table-cell>
          <table:table-cell table:formula="of:=[.AF235]" office:value-type="float" office:value="308" calcext:value-type="float">
            <text:p>308</text:p>
          </table:table-cell>
          <table:table-cell table:formula="of:=[.AG235]" office:value-type="float" office:value="3142" calcext:value-type="float">
            <text:p>3142</text:p>
          </table:table-cell>
          <table:table-cell table:formula="of:=[.AH235]" office:value-type="float" office:value="1047310" calcext:value-type="float">
            <text:p>1047310</text:p>
          </table:table-cell>
          <table:table-cell table:formula="of:=[.AI23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6]+1" office:value-type="date" office:date-value="2020-11-05" calcext:value-type="date">
            <text:p>2020-11-05</text:p>
          </table:table-cell>
          <table:table-cell table:number-columns-repeated="3"/>
          <table:table-cell table:formula="of:=IF([.B237]=&quot;&quot;;&quot;&quot;;SUM([.B237:.D237]))">
            <text:p/>
          </table:table-cell>
          <table:table-cell table:formula="of:=IF([.B237]=&quot;&quot;;&quot;&quot;;([.B237]+[.C237])/([.B236]+[.C236]) - 1)">
            <text:p/>
          </table:table-cell>
          <table:table-cell table:formula="of:=IF([.B237]=&quot;&quot;;&quot;&quot;;([.F237]+1)/([.F236]+1) - 1)">
            <text:p/>
          </table:table-cell>
          <table:table-cell table:formula="of:=IF([.B237]=&quot;&quot;;&quot;&quot;;ROUNDDOWN(LOG(([.B237]+[.C237])/([.$B$2]+[.$C$2]);2)))">
            <text:p/>
          </table:table-cell>
          <table:table-cell table:formula="of:=IF([.B237]=&quot;&quot;;&quot;&quot;;1 / LOG(([.B237]+[.C237])/([.B236]+[.C236]);2))">
            <text:p/>
          </table:table-cell>
          <table:table-cell table:formula="of:=IF([.B237]=&quot;&quot;;&quot;&quot;;COUNT([.$A$2:.A237]) / LOG(([.B237]+[.C237])/([.$B$2]+[.$C$2]);2))">
            <text:p/>
          </table:table-cell>
          <table:table-cell table:formula="of:=IF([.B237]=&quot;&quot;;&quot;&quot;;[.E237]-[.E236])">
            <text:p/>
          </table:table-cell>
          <table:table-cell/>
          <table:table-cell table:formula="of:=IF([.B237]=&quot;&quot;;&quot;&quot;;IF([.L237]=&quot;?&quot;;[.B237]+[.C237];[.B237]+[.C237]-[.L237]-[.N237]))">
            <text:p/>
          </table:table-cell>
          <table:table-cell table:formula="of:=IF([.B237]=&quot;&quot;;&quot;&quot;;[.N236])">
            <text:p/>
          </table:table-cell>
          <table:table-cell table:formula="of:=[.O236]" office:value-type="float" office:value="184719.6" calcext:value-type="float">
            <text:p>184720</text:p>
          </table:table-cell>
          <table:table-cell table:style-name="ce8" table:formula="of:=IF([.B237]=&quot;&quot;;&quot;&quot;;IF([.I237]=0;999999;LOG([.O237];2)*[.I237]))">
            <text:p/>
          </table:table-cell>
          <table:table-cell table:formula="of:=IF([.B237]=&quot;&quot;;&quot;&quot;;[.A237]+[.P237])">
            <text:p/>
          </table:table-cell>
          <table:table-cell table:formula="of:=IF([.B237]=&quot;&quot;;&quot;&quot;;([.B237]+[.C237])-([.B236]+[.C236]))">
            <text:p/>
          </table:table-cell>
          <table:table-cell table:formula="of:=IF([.B237]=&quot;&quot;;&quot;&quot;;SUM([.R227:.R237]))">
            <text:p/>
          </table:table-cell>
          <table:table-cell/>
          <table:table-cell table:formula="of:=IF([.B237]=&quot;&quot;;&quot;&quot;;[.U236])">
            <text:p/>
          </table:table-cell>
          <table:table-cell table:formula="of:=IF([.B237]=&quot;&quot;;&quot;&quot;;IF([.T237]=&quot;?&quot;;&quot;&quot;;IF([.S237]=0;0;[.T237]/[.S237])))">
            <text:p/>
          </table:table-cell>
          <table:table-cell table:formula="of:=IF([.B237]&lt;&gt;&quot;&quot;;IF([.I236]=0;0;[.I237]/[.I236] - 1);IF([.W236]&gt;1.05;[.W236];0.05))" office:value-type="float" office:value="0.05" calcext:value-type="float">
            <text:p>0.0500</text:p>
          </table:table-cell>
          <table:table-cell table:formula="of:=[.X236]" office:value-type="float" office:value="35" calcext:value-type="float">
            <text:p>35</text:p>
          </table:table-cell>
          <table:table-cell table:formula="of:=IF([.B237]&lt;&gt;&quot;&quot;;[.I237];MIN([.X237];[.Y236]*(1 + [.W237])))" office:value-type="float" office:value="35" calcext:value-type="float">
            <text:p>35</text:p>
          </table:table-cell>
          <table:table-cell table:style-name="ce9" table:formula="of:=IF([.B237]&lt;&gt;&quot;&quot;;[.B237]+[.C237];MAX(0; MIN([.O236]*0.2;[.Z236]*POWER(2;1/IF([.Y237]=0;2.4;[.Y237])))))" office:value-type="float" office:value="35261.5325948817" calcext:value-type="float">
            <text:p>35262</text:p>
          </table:table-cell>
          <table:table-cell table:formula="of:=IF([.S237]&lt;&gt;&quot;&quot;;[.S237];[.Z237]-[.Z227])" office:value-type="float" office:value="6335.25070028447" calcext:value-type="float">
            <text:p>6335</text:p>
          </table:table-cell>
          <table:table-cell table:formula="of:=IF(AND([.T237]&lt;&gt;&quot;&quot;; [.T237]&lt;&gt;&quot;?&quot;);[.T237];[.AA237]*IF(COUNT([.V$2:.V237])=0;0;SUM([.V$2:.V237])/COUNT([.V$2:.V237])))" office:value-type="float" office:value="230.029963096921" calcext:value-type="float">
            <text:p>230</text:p>
          </table:table-cell>
          <table:table-cell table:formula="of:=IF([.AB237]&gt;MIN([.AE237];MIN([.AF237];[.AG237]));&quot;!&quot;;&quot;&quot;)">
            <text:p/>
          </table:table-cell>
          <table:table-cell table:formula="of:=[.AD236]" office:value-type="float" office:value="272.657534246575" calcext:value-type="float">
            <text:p>273</text:p>
          </table:table-cell>
          <table:table-cell table:formula="of:=[.AE236]" office:value-type="float" office:value="240" calcext:value-type="float">
            <text:p>240</text:p>
          </table:table-cell>
          <table:table-cell table:formula="of:=[.AF236]" office:value-type="float" office:value="308" calcext:value-type="float">
            <text:p>308</text:p>
          </table:table-cell>
          <table:table-cell table:formula="of:=[.AG236]" office:value-type="float" office:value="3142" calcext:value-type="float">
            <text:p>3142</text:p>
          </table:table-cell>
          <table:table-cell table:formula="of:=[.AH236]" office:value-type="float" office:value="1047310" calcext:value-type="float">
            <text:p>1047310</text:p>
          </table:table-cell>
          <table:table-cell table:formula="of:=[.AI23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7]+1" office:value-type="date" office:date-value="2020-11-06" calcext:value-type="date">
            <text:p>2020-11-06</text:p>
          </table:table-cell>
          <table:table-cell table:number-columns-repeated="3"/>
          <table:table-cell table:formula="of:=IF([.B238]=&quot;&quot;;&quot;&quot;;SUM([.B238:.D238]))">
            <text:p/>
          </table:table-cell>
          <table:table-cell table:formula="of:=IF([.B238]=&quot;&quot;;&quot;&quot;;([.B238]+[.C238])/([.B237]+[.C237]) - 1)">
            <text:p/>
          </table:table-cell>
          <table:table-cell table:formula="of:=IF([.B238]=&quot;&quot;;&quot;&quot;;([.F238]+1)/([.F237]+1) - 1)">
            <text:p/>
          </table:table-cell>
          <table:table-cell table:formula="of:=IF([.B238]=&quot;&quot;;&quot;&quot;;ROUNDDOWN(LOG(([.B238]+[.C238])/([.$B$2]+[.$C$2]);2)))">
            <text:p/>
          </table:table-cell>
          <table:table-cell table:formula="of:=IF([.B238]=&quot;&quot;;&quot;&quot;;1 / LOG(([.B238]+[.C238])/([.B237]+[.C237]);2))">
            <text:p/>
          </table:table-cell>
          <table:table-cell table:formula="of:=IF([.B238]=&quot;&quot;;&quot;&quot;;COUNT([.$A$2:.A238]) / LOG(([.B238]+[.C238])/([.$B$2]+[.$C$2]);2))">
            <text:p/>
          </table:table-cell>
          <table:table-cell table:formula="of:=IF([.B238]=&quot;&quot;;&quot;&quot;;[.E238]-[.E237])">
            <text:p/>
          </table:table-cell>
          <table:table-cell/>
          <table:table-cell table:formula="of:=IF([.B238]=&quot;&quot;;&quot;&quot;;IF([.L238]=&quot;?&quot;;[.B238]+[.C238];[.B238]+[.C238]-[.L238]-[.N238]))">
            <text:p/>
          </table:table-cell>
          <table:table-cell table:formula="of:=IF([.B238]=&quot;&quot;;&quot;&quot;;[.N237])">
            <text:p/>
          </table:table-cell>
          <table:table-cell table:formula="of:=[.O237]" office:value-type="float" office:value="184719.6" calcext:value-type="float">
            <text:p>184720</text:p>
          </table:table-cell>
          <table:table-cell table:style-name="ce8" table:formula="of:=IF([.B238]=&quot;&quot;;&quot;&quot;;IF([.I238]=0;999999;LOG([.O238];2)*[.I238]))">
            <text:p/>
          </table:table-cell>
          <table:table-cell table:formula="of:=IF([.B238]=&quot;&quot;;&quot;&quot;;[.A238]+[.P238])">
            <text:p/>
          </table:table-cell>
          <table:table-cell table:formula="of:=IF([.B238]=&quot;&quot;;&quot;&quot;;([.B238]+[.C238])-([.B237]+[.C237]))">
            <text:p/>
          </table:table-cell>
          <table:table-cell table:formula="of:=IF([.B238]=&quot;&quot;;&quot;&quot;;SUM([.R228:.R238]))">
            <text:p/>
          </table:table-cell>
          <table:table-cell/>
          <table:table-cell table:formula="of:=IF([.B238]=&quot;&quot;;&quot;&quot;;[.U237])">
            <text:p/>
          </table:table-cell>
          <table:table-cell table:formula="of:=IF([.B238]=&quot;&quot;;&quot;&quot;;IF([.T238]=&quot;?&quot;;&quot;&quot;;IF([.S238]=0;0;[.T238]/[.S238])))">
            <text:p/>
          </table:table-cell>
          <table:table-cell table:formula="of:=IF([.B238]&lt;&gt;&quot;&quot;;IF([.I237]=0;0;[.I238]/[.I237] - 1);IF([.W237]&gt;1.05;[.W237];0.05))" office:value-type="float" office:value="0.05" calcext:value-type="float">
            <text:p>0.0500</text:p>
          </table:table-cell>
          <table:table-cell table:formula="of:=[.X237]" office:value-type="float" office:value="35" calcext:value-type="float">
            <text:p>35</text:p>
          </table:table-cell>
          <table:table-cell table:formula="of:=IF([.B238]&lt;&gt;&quot;&quot;;[.I238];MIN([.X238];[.Y237]*(1 + [.W238])))" office:value-type="float" office:value="35" calcext:value-type="float">
            <text:p>35</text:p>
          </table:table-cell>
          <table:table-cell table:style-name="ce9" table:formula="of:=IF([.B238]&lt;&gt;&quot;&quot;;[.B238]+[.C238];MAX(0; MIN([.O237]*0.2;[.Z237]*POWER(2;1/IF([.Y238]=0;2.4;[.Y238])))))" office:value-type="float" office:value="35966.8199974374" calcext:value-type="float">
            <text:p>35967</text:p>
          </table:table-cell>
          <table:table-cell table:formula="of:=IF([.S238]&lt;&gt;&quot;&quot;;[.S238];[.Z238]-[.Z228])" office:value-type="float" office:value="6461.96591037693" calcext:value-type="float">
            <text:p>6462</text:p>
          </table:table-cell>
          <table:table-cell table:formula="of:=IF(AND([.T238]&lt;&gt;&quot;&quot;; [.T238]&lt;&gt;&quot;?&quot;);[.T238];[.AA238]*IF(COUNT([.V$2:.V238])=0;0;SUM([.V$2:.V238])/COUNT([.V$2:.V238])))" office:value-type="float" office:value="234.630932573959" calcext:value-type="float">
            <text:p>235</text:p>
          </table:table-cell>
          <table:table-cell table:formula="of:=IF([.AB238]&gt;MIN([.AE238];MIN([.AF238];[.AG238]));&quot;!&quot;;&quot;&quot;)">
            <text:p/>
          </table:table-cell>
          <table:table-cell table:formula="of:=[.AD237]" office:value-type="float" office:value="272.657534246575" calcext:value-type="float">
            <text:p>273</text:p>
          </table:table-cell>
          <table:table-cell table:formula="of:=[.AE237]" office:value-type="float" office:value="240" calcext:value-type="float">
            <text:p>240</text:p>
          </table:table-cell>
          <table:table-cell table:formula="of:=[.AF237]" office:value-type="float" office:value="308" calcext:value-type="float">
            <text:p>308</text:p>
          </table:table-cell>
          <table:table-cell table:formula="of:=[.AG237]" office:value-type="float" office:value="3142" calcext:value-type="float">
            <text:p>3142</text:p>
          </table:table-cell>
          <table:table-cell table:formula="of:=[.AH237]" office:value-type="float" office:value="1047310" calcext:value-type="float">
            <text:p>1047310</text:p>
          </table:table-cell>
          <table:table-cell table:formula="of:=[.AI23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8]+1" office:value-type="date" office:date-value="2020-11-07" calcext:value-type="date">
            <text:p>2020-11-07</text:p>
          </table:table-cell>
          <table:table-cell table:number-columns-repeated="3"/>
          <table:table-cell table:formula="of:=IF([.B239]=&quot;&quot;;&quot;&quot;;SUM([.B239:.D239]))">
            <text:p/>
          </table:table-cell>
          <table:table-cell table:formula="of:=IF([.B239]=&quot;&quot;;&quot;&quot;;([.B239]+[.C239])/([.B238]+[.C238]) - 1)">
            <text:p/>
          </table:table-cell>
          <table:table-cell table:formula="of:=IF([.B239]=&quot;&quot;;&quot;&quot;;([.F239]+1)/([.F238]+1) - 1)">
            <text:p/>
          </table:table-cell>
          <table:table-cell table:formula="of:=IF([.B239]=&quot;&quot;;&quot;&quot;;ROUNDDOWN(LOG(([.B239]+[.C239])/([.$B$2]+[.$C$2]);2)))">
            <text:p/>
          </table:table-cell>
          <table:table-cell table:formula="of:=IF([.B239]=&quot;&quot;;&quot;&quot;;1 / LOG(([.B239]+[.C239])/([.B238]+[.C238]);2))">
            <text:p/>
          </table:table-cell>
          <table:table-cell table:formula="of:=IF([.B239]=&quot;&quot;;&quot;&quot;;COUNT([.$A$2:.A239]) / LOG(([.B239]+[.C239])/([.$B$2]+[.$C$2]);2))">
            <text:p/>
          </table:table-cell>
          <table:table-cell table:formula="of:=IF([.B239]=&quot;&quot;;&quot;&quot;;[.E239]-[.E238])">
            <text:p/>
          </table:table-cell>
          <table:table-cell/>
          <table:table-cell table:formula="of:=IF([.B239]=&quot;&quot;;&quot;&quot;;IF([.L239]=&quot;?&quot;;[.B239]+[.C239];[.B239]+[.C239]-[.L239]-[.N239]))">
            <text:p/>
          </table:table-cell>
          <table:table-cell table:formula="of:=IF([.B239]=&quot;&quot;;&quot;&quot;;[.N238])">
            <text:p/>
          </table:table-cell>
          <table:table-cell table:formula="of:=[.O238]" office:value-type="float" office:value="184719.6" calcext:value-type="float">
            <text:p>184720</text:p>
          </table:table-cell>
          <table:table-cell table:style-name="ce8" table:formula="of:=IF([.B239]=&quot;&quot;;&quot;&quot;;IF([.I239]=0;999999;LOG([.O239];2)*[.I239]))">
            <text:p/>
          </table:table-cell>
          <table:table-cell table:formula="of:=IF([.B239]=&quot;&quot;;&quot;&quot;;[.A239]+[.P239])">
            <text:p/>
          </table:table-cell>
          <table:table-cell table:formula="of:=IF([.B239]=&quot;&quot;;&quot;&quot;;([.B239]+[.C239])-([.B238]+[.C238]))">
            <text:p/>
          </table:table-cell>
          <table:table-cell table:formula="of:=IF([.B239]=&quot;&quot;;&quot;&quot;;SUM([.R229:.R239]))">
            <text:p/>
          </table:table-cell>
          <table:table-cell/>
          <table:table-cell table:formula="of:=IF([.B239]=&quot;&quot;;&quot;&quot;;[.U238])">
            <text:p/>
          </table:table-cell>
          <table:table-cell table:formula="of:=IF([.B239]=&quot;&quot;;&quot;&quot;;IF([.T239]=&quot;?&quot;;&quot;&quot;;IF([.S239]=0;0;[.T239]/[.S239])))">
            <text:p/>
          </table:table-cell>
          <table:table-cell table:formula="of:=IF([.B239]&lt;&gt;&quot;&quot;;IF([.I238]=0;0;[.I239]/[.I238] - 1);IF([.W238]&gt;1.05;[.W238];0.05))" office:value-type="float" office:value="0.05" calcext:value-type="float">
            <text:p>0.0500</text:p>
          </table:table-cell>
          <table:table-cell table:formula="of:=[.X238]" office:value-type="float" office:value="35" calcext:value-type="float">
            <text:p>35</text:p>
          </table:table-cell>
          <table:table-cell table:formula="of:=IF([.B239]&lt;&gt;&quot;&quot;;[.I239];MIN([.X239];[.Y238]*(1 + [.W239])))" office:value-type="float" office:value="35" calcext:value-type="float">
            <text:p>35</text:p>
          </table:table-cell>
          <table:table-cell table:style-name="ce9" table:formula="of:=IF([.B239]&lt;&gt;&quot;&quot;;[.B239]+[.C239];MAX(0; MIN([.O238]*0.2;[.Z238]*POWER(2;1/IF([.Y239]=0;2.4;[.Y239])))))" office:value-type="float" office:value="36686.2142831487" calcext:value-type="float">
            <text:p>36686</text:p>
          </table:table-cell>
          <table:table-cell table:formula="of:=IF([.S239]&lt;&gt;&quot;&quot;;[.S239];[.Z239]-[.Z229])" office:value-type="float" office:value="6591.2156286094" calcext:value-type="float">
            <text:p>6591</text:p>
          </table:table-cell>
          <table:table-cell table:formula="of:=IF(AND([.T239]&lt;&gt;&quot;&quot;; [.T239]&lt;&gt;&quot;?&quot;);[.T239];[.AA239]*IF(COUNT([.V$2:.V239])=0;0;SUM([.V$2:.V239])/COUNT([.V$2:.V239])))" office:value-type="float" office:value="239.323928845435" calcext:value-type="float">
            <text:p>239</text:p>
          </table:table-cell>
          <table:table-cell table:formula="of:=IF([.AB239]&gt;MIN([.AE239];MIN([.AF239];[.AG239]));&quot;!&quot;;&quot;&quot;)">
            <text:p/>
          </table:table-cell>
          <table:table-cell table:formula="of:=[.AD238]" office:value-type="float" office:value="272.657534246575" calcext:value-type="float">
            <text:p>273</text:p>
          </table:table-cell>
          <table:table-cell table:formula="of:=[.AE238]" office:value-type="float" office:value="240" calcext:value-type="float">
            <text:p>240</text:p>
          </table:table-cell>
          <table:table-cell table:formula="of:=[.AF238]" office:value-type="float" office:value="308" calcext:value-type="float">
            <text:p>308</text:p>
          </table:table-cell>
          <table:table-cell table:formula="of:=[.AG238]" office:value-type="float" office:value="3142" calcext:value-type="float">
            <text:p>3142</text:p>
          </table:table-cell>
          <table:table-cell table:formula="of:=[.AH238]" office:value-type="float" office:value="1047310" calcext:value-type="float">
            <text:p>1047310</text:p>
          </table:table-cell>
          <table:table-cell table:formula="of:=[.AI23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39]+1" office:value-type="date" office:date-value="2020-11-08" calcext:value-type="date">
            <text:p>2020-11-08</text:p>
          </table:table-cell>
          <table:table-cell table:number-columns-repeated="3"/>
          <table:table-cell table:formula="of:=IF([.B240]=&quot;&quot;;&quot;&quot;;SUM([.B240:.D240]))">
            <text:p/>
          </table:table-cell>
          <table:table-cell table:formula="of:=IF([.B240]=&quot;&quot;;&quot;&quot;;([.B240]+[.C240])/([.B239]+[.C239]) - 1)">
            <text:p/>
          </table:table-cell>
          <table:table-cell table:formula="of:=IF([.B240]=&quot;&quot;;&quot;&quot;;([.F240]+1)/([.F239]+1) - 1)">
            <text:p/>
          </table:table-cell>
          <table:table-cell table:formula="of:=IF([.B240]=&quot;&quot;;&quot;&quot;;ROUNDDOWN(LOG(([.B240]+[.C240])/([.$B$2]+[.$C$2]);2)))">
            <text:p/>
          </table:table-cell>
          <table:table-cell table:formula="of:=IF([.B240]=&quot;&quot;;&quot;&quot;;1 / LOG(([.B240]+[.C240])/([.B239]+[.C239]);2))">
            <text:p/>
          </table:table-cell>
          <table:table-cell table:formula="of:=IF([.B240]=&quot;&quot;;&quot;&quot;;COUNT([.$A$2:.A240]) / LOG(([.B240]+[.C240])/([.$B$2]+[.$C$2]);2))">
            <text:p/>
          </table:table-cell>
          <table:table-cell table:formula="of:=IF([.B240]=&quot;&quot;;&quot;&quot;;[.E240]-[.E239])">
            <text:p/>
          </table:table-cell>
          <table:table-cell/>
          <table:table-cell table:formula="of:=IF([.B240]=&quot;&quot;;&quot;&quot;;IF([.L240]=&quot;?&quot;;[.B240]+[.C240];[.B240]+[.C240]-[.L240]-[.N240]))">
            <text:p/>
          </table:table-cell>
          <table:table-cell table:formula="of:=IF([.B240]=&quot;&quot;;&quot;&quot;;[.N239])">
            <text:p/>
          </table:table-cell>
          <table:table-cell table:formula="of:=[.O239]" office:value-type="float" office:value="184719.6" calcext:value-type="float">
            <text:p>184720</text:p>
          </table:table-cell>
          <table:table-cell table:style-name="ce8" table:formula="of:=IF([.B240]=&quot;&quot;;&quot;&quot;;IF([.I240]=0;999999;LOG([.O240];2)*[.I240]))">
            <text:p/>
          </table:table-cell>
          <table:table-cell table:formula="of:=IF([.B240]=&quot;&quot;;&quot;&quot;;[.A240]+[.P240])">
            <text:p/>
          </table:table-cell>
          <table:table-cell table:formula="of:=IF([.B240]=&quot;&quot;;&quot;&quot;;([.B240]+[.C240])-([.B239]+[.C239]))">
            <text:p/>
          </table:table-cell>
          <table:table-cell table:formula="of:=IF([.B240]=&quot;&quot;;&quot;&quot;;SUM([.R230:.R240]))">
            <text:p/>
          </table:table-cell>
          <table:table-cell/>
          <table:table-cell table:formula="of:=IF([.B240]=&quot;&quot;;&quot;&quot;;[.U239])">
            <text:p/>
          </table:table-cell>
          <table:table-cell table:formula="of:=IF([.B240]=&quot;&quot;;&quot;&quot;;IF([.T240]=&quot;?&quot;;&quot;&quot;;IF([.S240]=0;0;[.T240]/[.S240])))">
            <text:p/>
          </table:table-cell>
          <table:table-cell table:formula="of:=IF([.B240]&lt;&gt;&quot;&quot;;IF([.I239]=0;0;[.I240]/[.I239] - 1);IF([.W239]&gt;1.05;[.W239];0.05))" office:value-type="float" office:value="0.05" calcext:value-type="float">
            <text:p>0.0500</text:p>
          </table:table-cell>
          <table:table-cell table:formula="of:=[.X239]" office:value-type="float" office:value="35" calcext:value-type="float">
            <text:p>35</text:p>
          </table:table-cell>
          <table:table-cell table:formula="of:=IF([.B240]&lt;&gt;&quot;&quot;;[.I240];MIN([.X240];[.Y239]*(1 + [.W240])))" office:value-type="float" office:value="35" calcext:value-type="float">
            <text:p>35</text:p>
          </table:table-cell>
          <table:table-cell table:style-name="ce9" table:formula="of:=IF([.B240]&lt;&gt;&quot;&quot;;[.B240]+[.C240];MAX(0; MIN([.O239]*0.2;[.Z239]*POWER(2;1/IF([.Y240]=0;2.4;[.Y240])))))" office:value-type="float" office:value="36943.92" calcext:value-type="float">
            <text:p>36944</text:p>
          </table:table-cell>
          <table:table-cell table:formula="of:=IF([.S240]&lt;&gt;&quot;&quot;;[.S240];[.Z240]-[.Z230])" office:value-type="float" office:value="6246.97293684107" calcext:value-type="float">
            <text:p>6247</text:p>
          </table:table-cell>
          <table:table-cell table:formula="of:=IF(AND([.T240]&lt;&gt;&quot;&quot;; [.T240]&lt;&gt;&quot;?&quot;);[.T240];[.AA240]*IF(COUNT([.V$2:.V240])=0;0;SUM([.V$2:.V240])/COUNT([.V$2:.V240])))" office:value-type="float" office:value="226.824639167712" calcext:value-type="float">
            <text:p>227</text:p>
          </table:table-cell>
          <table:table-cell table:formula="of:=IF([.AB240]&gt;MIN([.AE240];MIN([.AF240];[.AG240]));&quot;!&quot;;&quot;&quot;)">
            <text:p/>
          </table:table-cell>
          <table:table-cell table:formula="of:=[.AD239]" office:value-type="float" office:value="272.657534246575" calcext:value-type="float">
            <text:p>273</text:p>
          </table:table-cell>
          <table:table-cell table:formula="of:=[.AE239]" office:value-type="float" office:value="240" calcext:value-type="float">
            <text:p>240</text:p>
          </table:table-cell>
          <table:table-cell table:formula="of:=[.AF239]" office:value-type="float" office:value="308" calcext:value-type="float">
            <text:p>308</text:p>
          </table:table-cell>
          <table:table-cell table:formula="of:=[.AG239]" office:value-type="float" office:value="3142" calcext:value-type="float">
            <text:p>3142</text:p>
          </table:table-cell>
          <table:table-cell table:formula="of:=[.AH239]" office:value-type="float" office:value="1047310" calcext:value-type="float">
            <text:p>1047310</text:p>
          </table:table-cell>
          <table:table-cell table:formula="of:=[.AI23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0]+1" office:value-type="date" office:date-value="2020-11-09" calcext:value-type="date">
            <text:p>2020-11-09</text:p>
          </table:table-cell>
          <table:table-cell table:number-columns-repeated="3"/>
          <table:table-cell table:formula="of:=IF([.B241]=&quot;&quot;;&quot;&quot;;SUM([.B241:.D241]))">
            <text:p/>
          </table:table-cell>
          <table:table-cell table:formula="of:=IF([.B241]=&quot;&quot;;&quot;&quot;;([.B241]+[.C241])/([.B240]+[.C240]) - 1)">
            <text:p/>
          </table:table-cell>
          <table:table-cell table:formula="of:=IF([.B241]=&quot;&quot;;&quot;&quot;;([.F241]+1)/([.F240]+1) - 1)">
            <text:p/>
          </table:table-cell>
          <table:table-cell table:formula="of:=IF([.B241]=&quot;&quot;;&quot;&quot;;ROUNDDOWN(LOG(([.B241]+[.C241])/([.$B$2]+[.$C$2]);2)))">
            <text:p/>
          </table:table-cell>
          <table:table-cell table:formula="of:=IF([.B241]=&quot;&quot;;&quot;&quot;;1 / LOG(([.B241]+[.C241])/([.B240]+[.C240]);2))">
            <text:p/>
          </table:table-cell>
          <table:table-cell table:formula="of:=IF([.B241]=&quot;&quot;;&quot;&quot;;COUNT([.$A$2:.A241]) / LOG(([.B241]+[.C241])/([.$B$2]+[.$C$2]);2))">
            <text:p/>
          </table:table-cell>
          <table:table-cell table:formula="of:=IF([.B241]=&quot;&quot;;&quot;&quot;;[.E241]-[.E240])">
            <text:p/>
          </table:table-cell>
          <table:table-cell/>
          <table:table-cell table:formula="of:=IF([.B241]=&quot;&quot;;&quot;&quot;;IF([.L241]=&quot;?&quot;;[.B241]+[.C241];[.B241]+[.C241]-[.L241]-[.N241]))">
            <text:p/>
          </table:table-cell>
          <table:table-cell table:formula="of:=IF([.B241]=&quot;&quot;;&quot;&quot;;[.N240])">
            <text:p/>
          </table:table-cell>
          <table:table-cell table:formula="of:=[.O240]" office:value-type="float" office:value="184719.6" calcext:value-type="float">
            <text:p>184720</text:p>
          </table:table-cell>
          <table:table-cell table:style-name="ce8" table:formula="of:=IF([.B241]=&quot;&quot;;&quot;&quot;;IF([.I241]=0;999999;LOG([.O241];2)*[.I241]))">
            <text:p/>
          </table:table-cell>
          <table:table-cell table:formula="of:=IF([.B241]=&quot;&quot;;&quot;&quot;;[.A241]+[.P241])">
            <text:p/>
          </table:table-cell>
          <table:table-cell table:formula="of:=IF([.B241]=&quot;&quot;;&quot;&quot;;([.B241]+[.C241])-([.B240]+[.C240]))">
            <text:p/>
          </table:table-cell>
          <table:table-cell table:formula="of:=IF([.B241]=&quot;&quot;;&quot;&quot;;SUM([.R231:.R241]))">
            <text:p/>
          </table:table-cell>
          <table:table-cell/>
          <table:table-cell table:formula="of:=IF([.B241]=&quot;&quot;;&quot;&quot;;[.U240])">
            <text:p/>
          </table:table-cell>
          <table:table-cell table:formula="of:=IF([.B241]=&quot;&quot;;&quot;&quot;;IF([.T241]=&quot;?&quot;;&quot;&quot;;IF([.S241]=0;0;[.T241]/[.S241])))">
            <text:p/>
          </table:table-cell>
          <table:table-cell table:formula="of:=IF([.B241]&lt;&gt;&quot;&quot;;IF([.I240]=0;0;[.I241]/[.I240] - 1);IF([.W240]&gt;1.05;[.W240];0.05))" office:value-type="float" office:value="0.05" calcext:value-type="float">
            <text:p>0.0500</text:p>
          </table:table-cell>
          <table:table-cell table:formula="of:=[.X240]" office:value-type="float" office:value="35" calcext:value-type="float">
            <text:p>35</text:p>
          </table:table-cell>
          <table:table-cell table:formula="of:=IF([.B241]&lt;&gt;&quot;&quot;;[.I241];MIN([.X241];[.Y240]*(1 + [.W241])))" office:value-type="float" office:value="35" calcext:value-type="float">
            <text:p>35</text:p>
          </table:table-cell>
          <table:table-cell table:style-name="ce9" table:formula="of:=IF([.B241]&lt;&gt;&quot;&quot;;[.B241]+[.C241];MAX(0; MIN([.O240]*0.2;[.Z240]*POWER(2;1/IF([.Y241]=0;2.4;[.Y241])))))" office:value-type="float" office:value="36943.92" calcext:value-type="float">
            <text:p>36944</text:p>
          </table:table-cell>
          <table:table-cell table:formula="of:=IF([.S241]&lt;&gt;&quot;&quot;;[.S241];[.Z241]-[.Z231])" office:value-type="float" office:value="5632.98459126055" calcext:value-type="float">
            <text:p>5633</text:p>
          </table:table-cell>
          <table:table-cell table:formula="of:=IF(AND([.T241]&lt;&gt;&quot;&quot;; [.T241]&lt;&gt;&quot;?&quot;);[.T241];[.AA241]*IF(COUNT([.V$2:.V241])=0;0;SUM([.V$2:.V241])/COUNT([.V$2:.V241])))" office:value-type="float" office:value="204.531012102648" calcext:value-type="float">
            <text:p>205</text:p>
          </table:table-cell>
          <table:table-cell table:formula="of:=IF([.AB241]&gt;MIN([.AE241];MIN([.AF241];[.AG241]));&quot;!&quot;;&quot;&quot;)">
            <text:p/>
          </table:table-cell>
          <table:table-cell table:formula="of:=[.AD240]" office:value-type="float" office:value="272.657534246575" calcext:value-type="float">
            <text:p>273</text:p>
          </table:table-cell>
          <table:table-cell table:formula="of:=[.AE240]" office:value-type="float" office:value="240" calcext:value-type="float">
            <text:p>240</text:p>
          </table:table-cell>
          <table:table-cell table:formula="of:=[.AF240]" office:value-type="float" office:value="308" calcext:value-type="float">
            <text:p>308</text:p>
          </table:table-cell>
          <table:table-cell table:formula="of:=[.AG240]" office:value-type="float" office:value="3142" calcext:value-type="float">
            <text:p>3142</text:p>
          </table:table-cell>
          <table:table-cell table:formula="of:=[.AH240]" office:value-type="float" office:value="1047310" calcext:value-type="float">
            <text:p>1047310</text:p>
          </table:table-cell>
          <table:table-cell table:formula="of:=[.AI240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1]+1" office:value-type="date" office:date-value="2020-11-10" calcext:value-type="date">
            <text:p>2020-11-10</text:p>
          </table:table-cell>
          <table:table-cell table:number-columns-repeated="3"/>
          <table:table-cell table:formula="of:=IF([.B242]=&quot;&quot;;&quot;&quot;;SUM([.B242:.D242]))">
            <text:p/>
          </table:table-cell>
          <table:table-cell table:formula="of:=IF([.B242]=&quot;&quot;;&quot;&quot;;([.B242]+[.C242])/([.B241]+[.C241]) - 1)">
            <text:p/>
          </table:table-cell>
          <table:table-cell table:formula="of:=IF([.B242]=&quot;&quot;;&quot;&quot;;([.F242]+1)/([.F241]+1) - 1)">
            <text:p/>
          </table:table-cell>
          <table:table-cell table:formula="of:=IF([.B242]=&quot;&quot;;&quot;&quot;;ROUNDDOWN(LOG(([.B242]+[.C242])/([.$B$2]+[.$C$2]);2)))">
            <text:p/>
          </table:table-cell>
          <table:table-cell table:formula="of:=IF([.B242]=&quot;&quot;;&quot;&quot;;1 / LOG(([.B242]+[.C242])/([.B241]+[.C241]);2))">
            <text:p/>
          </table:table-cell>
          <table:table-cell table:formula="of:=IF([.B242]=&quot;&quot;;&quot;&quot;;COUNT([.$A$2:.A242]) / LOG(([.B242]+[.C242])/([.$B$2]+[.$C$2]);2))">
            <text:p/>
          </table:table-cell>
          <table:table-cell table:formula="of:=IF([.B242]=&quot;&quot;;&quot;&quot;;[.E242]-[.E241])">
            <text:p/>
          </table:table-cell>
          <table:table-cell/>
          <table:table-cell table:formula="of:=IF([.B242]=&quot;&quot;;&quot;&quot;;IF([.L242]=&quot;?&quot;;[.B242]+[.C242];[.B242]+[.C242]-[.L242]-[.N242]))">
            <text:p/>
          </table:table-cell>
          <table:table-cell table:formula="of:=IF([.B242]=&quot;&quot;;&quot;&quot;;[.N241])">
            <text:p/>
          </table:table-cell>
          <table:table-cell table:formula="of:=[.O241]" office:value-type="float" office:value="184719.6" calcext:value-type="float">
            <text:p>184720</text:p>
          </table:table-cell>
          <table:table-cell table:style-name="ce8" table:formula="of:=IF([.B242]=&quot;&quot;;&quot;&quot;;IF([.I242]=0;999999;LOG([.O242];2)*[.I242]))">
            <text:p/>
          </table:table-cell>
          <table:table-cell table:formula="of:=IF([.B242]=&quot;&quot;;&quot;&quot;;[.A242]+[.P242])">
            <text:p/>
          </table:table-cell>
          <table:table-cell table:formula="of:=IF([.B242]=&quot;&quot;;&quot;&quot;;([.B242]+[.C242])-([.B241]+[.C241]))">
            <text:p/>
          </table:table-cell>
          <table:table-cell table:formula="of:=IF([.B242]=&quot;&quot;;&quot;&quot;;SUM([.R232:.R242]))">
            <text:p/>
          </table:table-cell>
          <table:table-cell/>
          <table:table-cell table:formula="of:=IF([.B242]=&quot;&quot;;&quot;&quot;;[.U241])">
            <text:p/>
          </table:table-cell>
          <table:table-cell table:formula="of:=IF([.B242]=&quot;&quot;;&quot;&quot;;IF([.T242]=&quot;?&quot;;&quot;&quot;;IF([.S242]=0;0;[.T242]/[.S242])))">
            <text:p/>
          </table:table-cell>
          <table:table-cell table:formula="of:=IF([.B242]&lt;&gt;&quot;&quot;;IF([.I241]=0;0;[.I242]/[.I241] - 1);IF([.W241]&gt;1.05;[.W241];0.05))" office:value-type="float" office:value="0.05" calcext:value-type="float">
            <text:p>0.0500</text:p>
          </table:table-cell>
          <table:table-cell table:formula="of:=[.X241]" office:value-type="float" office:value="35" calcext:value-type="float">
            <text:p>35</text:p>
          </table:table-cell>
          <table:table-cell table:formula="of:=IF([.B242]&lt;&gt;&quot;&quot;;[.I242];MIN([.X242];[.Y241]*(1 + [.W242])))" office:value-type="float" office:value="35" calcext:value-type="float">
            <text:p>35</text:p>
          </table:table-cell>
          <table:table-cell table:style-name="ce9" table:formula="of:=IF([.B242]&lt;&gt;&quot;&quot;;[.B242]+[.C242];MAX(0; MIN([.O241]*0.2;[.Z241]*POWER(2;1/IF([.Y242]=0;2.4;[.Y242])))))" office:value-type="float" office:value="36943.92" calcext:value-type="float">
            <text:p>36944</text:p>
          </table:table-cell>
          <table:table-cell table:formula="of:=IF([.S242]&lt;&gt;&quot;&quot;;[.S242];[.Z242]-[.Z232])" office:value-type="float" office:value="5006.71549060255" calcext:value-type="float">
            <text:p>5007</text:p>
          </table:table-cell>
          <table:table-cell table:formula="of:=IF(AND([.T242]&lt;&gt;&quot;&quot;; [.T242]&lt;&gt;&quot;?&quot;);[.T242];[.AA242]*IF(COUNT([.V$2:.V242])=0;0;SUM([.V$2:.V242])/COUNT([.V$2:.V242])))" office:value-type="float" office:value="181.791476616447" calcext:value-type="float">
            <text:p>182</text:p>
          </table:table-cell>
          <table:table-cell table:formula="of:=IF([.AB242]&gt;MIN([.AE242];MIN([.AF242];[.AG242]));&quot;!&quot;;&quot;&quot;)">
            <text:p/>
          </table:table-cell>
          <table:table-cell table:formula="of:=[.AD241]" office:value-type="float" office:value="272.657534246575" calcext:value-type="float">
            <text:p>273</text:p>
          </table:table-cell>
          <table:table-cell table:formula="of:=[.AE241]" office:value-type="float" office:value="240" calcext:value-type="float">
            <text:p>240</text:p>
          </table:table-cell>
          <table:table-cell table:formula="of:=[.AF241]" office:value-type="float" office:value="308" calcext:value-type="float">
            <text:p>308</text:p>
          </table:table-cell>
          <table:table-cell table:formula="of:=[.AG241]" office:value-type="float" office:value="3142" calcext:value-type="float">
            <text:p>3142</text:p>
          </table:table-cell>
          <table:table-cell table:formula="of:=[.AH241]" office:value-type="float" office:value="1047310" calcext:value-type="float">
            <text:p>1047310</text:p>
          </table:table-cell>
          <table:table-cell table:formula="of:=[.AI241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2]+1" office:value-type="date" office:date-value="2020-11-11" calcext:value-type="date">
            <text:p>2020-11-11</text:p>
          </table:table-cell>
          <table:table-cell table:number-columns-repeated="3"/>
          <table:table-cell table:formula="of:=IF([.B243]=&quot;&quot;;&quot;&quot;;SUM([.B243:.D243]))">
            <text:p/>
          </table:table-cell>
          <table:table-cell table:formula="of:=IF([.B243]=&quot;&quot;;&quot;&quot;;([.B243]+[.C243])/([.B242]+[.C242]) - 1)">
            <text:p/>
          </table:table-cell>
          <table:table-cell table:formula="of:=IF([.B243]=&quot;&quot;;&quot;&quot;;([.F243]+1)/([.F242]+1) - 1)">
            <text:p/>
          </table:table-cell>
          <table:table-cell table:formula="of:=IF([.B243]=&quot;&quot;;&quot;&quot;;ROUNDDOWN(LOG(([.B243]+[.C243])/([.$B$2]+[.$C$2]);2)))">
            <text:p/>
          </table:table-cell>
          <table:table-cell table:formula="of:=IF([.B243]=&quot;&quot;;&quot;&quot;;1 / LOG(([.B243]+[.C243])/([.B242]+[.C242]);2))">
            <text:p/>
          </table:table-cell>
          <table:table-cell table:formula="of:=IF([.B243]=&quot;&quot;;&quot;&quot;;COUNT([.$A$2:.A243]) / LOG(([.B243]+[.C243])/([.$B$2]+[.$C$2]);2))">
            <text:p/>
          </table:table-cell>
          <table:table-cell table:formula="of:=IF([.B243]=&quot;&quot;;&quot;&quot;;[.E243]-[.E242])">
            <text:p/>
          </table:table-cell>
          <table:table-cell/>
          <table:table-cell table:formula="of:=IF([.B243]=&quot;&quot;;&quot;&quot;;IF([.L243]=&quot;?&quot;;[.B243]+[.C243];[.B243]+[.C243]-[.L243]-[.N243]))">
            <text:p/>
          </table:table-cell>
          <table:table-cell table:formula="of:=IF([.B243]=&quot;&quot;;&quot;&quot;;[.N242])">
            <text:p/>
          </table:table-cell>
          <table:table-cell table:formula="of:=[.O242]" office:value-type="float" office:value="184719.6" calcext:value-type="float">
            <text:p>184720</text:p>
          </table:table-cell>
          <table:table-cell table:style-name="ce8" table:formula="of:=IF([.B243]=&quot;&quot;;&quot;&quot;;IF([.I243]=0;999999;LOG([.O243];2)*[.I243]))">
            <text:p/>
          </table:table-cell>
          <table:table-cell table:formula="of:=IF([.B243]=&quot;&quot;;&quot;&quot;;[.A243]+[.P243])">
            <text:p/>
          </table:table-cell>
          <table:table-cell table:formula="of:=IF([.B243]=&quot;&quot;;&quot;&quot;;([.B243]+[.C243])-([.B242]+[.C242]))">
            <text:p/>
          </table:table-cell>
          <table:table-cell table:formula="of:=IF([.B243]=&quot;&quot;;&quot;&quot;;SUM([.R233:.R243]))">
            <text:p/>
          </table:table-cell>
          <table:table-cell/>
          <table:table-cell table:formula="of:=IF([.B243]=&quot;&quot;;&quot;&quot;;[.U242])">
            <text:p/>
          </table:table-cell>
          <table:table-cell table:formula="of:=IF([.B243]=&quot;&quot;;&quot;&quot;;IF([.T243]=&quot;?&quot;;&quot;&quot;;IF([.S243]=0;0;[.T243]/[.S243])))">
            <text:p/>
          </table:table-cell>
          <table:table-cell table:formula="of:=IF([.B243]&lt;&gt;&quot;&quot;;IF([.I242]=0;0;[.I243]/[.I242] - 1);IF([.W242]&gt;1.05;[.W242];0.05))" office:value-type="float" office:value="0.05" calcext:value-type="float">
            <text:p>0.0500</text:p>
          </table:table-cell>
          <table:table-cell table:formula="of:=[.X242]" office:value-type="float" office:value="35" calcext:value-type="float">
            <text:p>35</text:p>
          </table:table-cell>
          <table:table-cell table:formula="of:=IF([.B243]&lt;&gt;&quot;&quot;;[.I243];MIN([.X243];[.Y242]*(1 + [.W243])))" office:value-type="float" office:value="35" calcext:value-type="float">
            <text:p>35</text:p>
          </table:table-cell>
          <table:table-cell table:style-name="ce9" table:formula="of:=IF([.B243]&lt;&gt;&quot;&quot;;[.B243]+[.C243];MAX(0; MIN([.O242]*0.2;[.Z242]*POWER(2;1/IF([.Y243]=0;2.4;[.Y243])))))" office:value-type="float" office:value="36943.92" calcext:value-type="float">
            <text:p>36944</text:p>
          </table:table-cell>
          <table:table-cell table:formula="of:=IF([.S243]&lt;&gt;&quot;&quot;;[.S243];[.Z243]-[.Z233])" office:value-type="float" office:value="4367.92000000063" calcext:value-type="float">
            <text:p>4368</text:p>
          </table:table-cell>
          <table:table-cell table:formula="of:=IF(AND([.T243]&lt;&gt;&quot;&quot;; [.T243]&lt;&gt;&quot;?&quot;);[.T243];[.AA243]*IF(COUNT([.V$2:.V243])=0;0;SUM([.V$2:.V243])/COUNT([.V$2:.V243])))" office:value-type="float" office:value="158.597113823031" calcext:value-type="float">
            <text:p>159</text:p>
          </table:table-cell>
          <table:table-cell table:formula="of:=IF([.AB243]&gt;MIN([.AE243];MIN([.AF243];[.AG243]));&quot;!&quot;;&quot;&quot;)">
            <text:p/>
          </table:table-cell>
          <table:table-cell table:formula="of:=[.AD242]" office:value-type="float" office:value="272.657534246575" calcext:value-type="float">
            <text:p>273</text:p>
          </table:table-cell>
          <table:table-cell table:formula="of:=[.AE242]" office:value-type="float" office:value="240" calcext:value-type="float">
            <text:p>240</text:p>
          </table:table-cell>
          <table:table-cell table:formula="of:=[.AF242]" office:value-type="float" office:value="308" calcext:value-type="float">
            <text:p>308</text:p>
          </table:table-cell>
          <table:table-cell table:formula="of:=[.AG242]" office:value-type="float" office:value="3142" calcext:value-type="float">
            <text:p>3142</text:p>
          </table:table-cell>
          <table:table-cell table:formula="of:=[.AH242]" office:value-type="float" office:value="1047310" calcext:value-type="float">
            <text:p>1047310</text:p>
          </table:table-cell>
          <table:table-cell table:formula="of:=[.AI242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3]+1" office:value-type="date" office:date-value="2020-11-12" calcext:value-type="date">
            <text:p>2020-11-12</text:p>
          </table:table-cell>
          <table:table-cell table:number-columns-repeated="3"/>
          <table:table-cell table:formula="of:=IF([.B244]=&quot;&quot;;&quot;&quot;;SUM([.B244:.D244]))">
            <text:p/>
          </table:table-cell>
          <table:table-cell table:formula="of:=IF([.B244]=&quot;&quot;;&quot;&quot;;([.B244]+[.C244])/([.B243]+[.C243]) - 1)">
            <text:p/>
          </table:table-cell>
          <table:table-cell table:formula="of:=IF([.B244]=&quot;&quot;;&quot;&quot;;([.F244]+1)/([.F243]+1) - 1)">
            <text:p/>
          </table:table-cell>
          <table:table-cell table:formula="of:=IF([.B244]=&quot;&quot;;&quot;&quot;;ROUNDDOWN(LOG(([.B244]+[.C244])/([.$B$2]+[.$C$2]);2)))">
            <text:p/>
          </table:table-cell>
          <table:table-cell table:formula="of:=IF([.B244]=&quot;&quot;;&quot;&quot;;1 / LOG(([.B244]+[.C244])/([.B243]+[.C243]);2))">
            <text:p/>
          </table:table-cell>
          <table:table-cell table:formula="of:=IF([.B244]=&quot;&quot;;&quot;&quot;;COUNT([.$A$2:.A244]) / LOG(([.B244]+[.C244])/([.$B$2]+[.$C$2]);2))">
            <text:p/>
          </table:table-cell>
          <table:table-cell table:formula="of:=IF([.B244]=&quot;&quot;;&quot;&quot;;[.E244]-[.E243])">
            <text:p/>
          </table:table-cell>
          <table:table-cell/>
          <table:table-cell table:formula="of:=IF([.B244]=&quot;&quot;;&quot;&quot;;IF([.L244]=&quot;?&quot;;[.B244]+[.C244];[.B244]+[.C244]-[.L244]-[.N244]))">
            <text:p/>
          </table:table-cell>
          <table:table-cell table:formula="of:=IF([.B244]=&quot;&quot;;&quot;&quot;;[.N243])">
            <text:p/>
          </table:table-cell>
          <table:table-cell table:formula="of:=[.O243]" office:value-type="float" office:value="184719.6" calcext:value-type="float">
            <text:p>184720</text:p>
          </table:table-cell>
          <table:table-cell table:style-name="ce8" table:formula="of:=IF([.B244]=&quot;&quot;;&quot;&quot;;IF([.I244]=0;999999;LOG([.O244];2)*[.I244]))">
            <text:p/>
          </table:table-cell>
          <table:table-cell table:formula="of:=IF([.B244]=&quot;&quot;;&quot;&quot;;[.A244]+[.P244])">
            <text:p/>
          </table:table-cell>
          <table:table-cell table:formula="of:=IF([.B244]=&quot;&quot;;&quot;&quot;;([.B244]+[.C244])-([.B243]+[.C243]))">
            <text:p/>
          </table:table-cell>
          <table:table-cell table:formula="of:=IF([.B244]=&quot;&quot;;&quot;&quot;;SUM([.R234:.R244]))">
            <text:p/>
          </table:table-cell>
          <table:table-cell/>
          <table:table-cell table:formula="of:=IF([.B244]=&quot;&quot;;&quot;&quot;;[.U243])">
            <text:p/>
          </table:table-cell>
          <table:table-cell table:formula="of:=IF([.B244]=&quot;&quot;;&quot;&quot;;IF([.T244]=&quot;?&quot;;&quot;&quot;;IF([.S244]=0;0;[.T244]/[.S244])))">
            <text:p/>
          </table:table-cell>
          <table:table-cell table:formula="of:=IF([.B244]&lt;&gt;&quot;&quot;;IF([.I243]=0;0;[.I244]/[.I243] - 1);IF([.W243]&gt;1.05;[.W243];0.05))" office:value-type="float" office:value="0.05" calcext:value-type="float">
            <text:p>0.0500</text:p>
          </table:table-cell>
          <table:table-cell table:formula="of:=[.X243]" office:value-type="float" office:value="35" calcext:value-type="float">
            <text:p>35</text:p>
          </table:table-cell>
          <table:table-cell table:formula="of:=IF([.B244]&lt;&gt;&quot;&quot;;[.I244];MIN([.X244];[.Y243]*(1 + [.W244])))" office:value-type="float" office:value="35" calcext:value-type="float">
            <text:p>35</text:p>
          </table:table-cell>
          <table:table-cell table:style-name="ce9" table:formula="of:=IF([.B244]&lt;&gt;&quot;&quot;;[.B244]+[.C244];MAX(0; MIN([.O243]*0.2;[.Z243]*POWER(2;1/IF([.Y244]=0;2.4;[.Y244])))))" office:value-type="float" office:value="36943.92" calcext:value-type="float">
            <text:p>36944</text:p>
          </table:table-cell>
          <table:table-cell table:formula="of:=IF([.S244]&lt;&gt;&quot;&quot;;[.S244];[.Z244]-[.Z234])" office:value-type="float" office:value="3716.34757149567" calcext:value-type="float">
            <text:p>3716</text:p>
          </table:table-cell>
          <table:table-cell table:formula="of:=IF(AND([.T244]&lt;&gt;&quot;&quot;; [.T244]&lt;&gt;&quot;?&quot;);[.T244];[.AA244]*IF(COUNT([.V$2:.V244])=0;0;SUM([.V$2:.V244])/COUNT([.V$2:.V244])))" office:value-type="float" office:value="134.938826444247" calcext:value-type="float">
            <text:p>135</text:p>
          </table:table-cell>
          <table:table-cell table:formula="of:=IF([.AB244]&gt;MIN([.AE244];MIN([.AF244];[.AG244]));&quot;!&quot;;&quot;&quot;)">
            <text:p/>
          </table:table-cell>
          <table:table-cell table:formula="of:=[.AD243]" office:value-type="float" office:value="272.657534246575" calcext:value-type="float">
            <text:p>273</text:p>
          </table:table-cell>
          <table:table-cell table:formula="of:=[.AE243]" office:value-type="float" office:value="240" calcext:value-type="float">
            <text:p>240</text:p>
          </table:table-cell>
          <table:table-cell table:formula="of:=[.AF243]" office:value-type="float" office:value="308" calcext:value-type="float">
            <text:p>308</text:p>
          </table:table-cell>
          <table:table-cell table:formula="of:=[.AG243]" office:value-type="float" office:value="3142" calcext:value-type="float">
            <text:p>3142</text:p>
          </table:table-cell>
          <table:table-cell table:formula="of:=[.AH243]" office:value-type="float" office:value="1047310" calcext:value-type="float">
            <text:p>1047310</text:p>
          </table:table-cell>
          <table:table-cell table:formula="of:=[.AI243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4]+1" office:value-type="date" office:date-value="2020-11-13" calcext:value-type="date">
            <text:p>2020-11-13</text:p>
          </table:table-cell>
          <table:table-cell table:number-columns-repeated="3"/>
          <table:table-cell table:formula="of:=IF([.B245]=&quot;&quot;;&quot;&quot;;SUM([.B245:.D245]))">
            <text:p/>
          </table:table-cell>
          <table:table-cell table:formula="of:=IF([.B245]=&quot;&quot;;&quot;&quot;;([.B245]+[.C245])/([.B244]+[.C244]) - 1)">
            <text:p/>
          </table:table-cell>
          <table:table-cell table:formula="of:=IF([.B245]=&quot;&quot;;&quot;&quot;;([.F245]+1)/([.F244]+1) - 1)">
            <text:p/>
          </table:table-cell>
          <table:table-cell table:formula="of:=IF([.B245]=&quot;&quot;;&quot;&quot;;ROUNDDOWN(LOG(([.B245]+[.C245])/([.$B$2]+[.$C$2]);2)))">
            <text:p/>
          </table:table-cell>
          <table:table-cell table:formula="of:=IF([.B245]=&quot;&quot;;&quot;&quot;;1 / LOG(([.B245]+[.C245])/([.B244]+[.C244]);2))">
            <text:p/>
          </table:table-cell>
          <table:table-cell table:formula="of:=IF([.B245]=&quot;&quot;;&quot;&quot;;COUNT([.$A$2:.A245]) / LOG(([.B245]+[.C245])/([.$B$2]+[.$C$2]);2))">
            <text:p/>
          </table:table-cell>
          <table:table-cell table:formula="of:=IF([.B245]=&quot;&quot;;&quot;&quot;;[.E245]-[.E244])">
            <text:p/>
          </table:table-cell>
          <table:table-cell/>
          <table:table-cell table:formula="of:=IF([.B245]=&quot;&quot;;&quot;&quot;;IF([.L245]=&quot;?&quot;;[.B245]+[.C245];[.B245]+[.C245]-[.L245]-[.N245]))">
            <text:p/>
          </table:table-cell>
          <table:table-cell table:formula="of:=IF([.B245]=&quot;&quot;;&quot;&quot;;[.N244])">
            <text:p/>
          </table:table-cell>
          <table:table-cell table:formula="of:=[.O244]" office:value-type="float" office:value="184719.6" calcext:value-type="float">
            <text:p>184720</text:p>
          </table:table-cell>
          <table:table-cell table:style-name="ce8" table:formula="of:=IF([.B245]=&quot;&quot;;&quot;&quot;;IF([.I245]=0;999999;LOG([.O245];2)*[.I245]))">
            <text:p/>
          </table:table-cell>
          <table:table-cell table:formula="of:=IF([.B245]=&quot;&quot;;&quot;&quot;;[.A245]+[.P245])">
            <text:p/>
          </table:table-cell>
          <table:table-cell table:formula="of:=IF([.B245]=&quot;&quot;;&quot;&quot;;([.B245]+[.C245])-([.B244]+[.C244]))">
            <text:p/>
          </table:table-cell>
          <table:table-cell table:formula="of:=IF([.B245]=&quot;&quot;;&quot;&quot;;SUM([.R235:.R245]))">
            <text:p/>
          </table:table-cell>
          <table:table-cell/>
          <table:table-cell table:formula="of:=IF([.B245]=&quot;&quot;;&quot;&quot;;[.U244])">
            <text:p/>
          </table:table-cell>
          <table:table-cell table:formula="of:=IF([.B245]=&quot;&quot;;&quot;&quot;;IF([.T245]=&quot;?&quot;;&quot;&quot;;IF([.S245]=0;0;[.T245]/[.S245])))">
            <text:p/>
          </table:table-cell>
          <table:table-cell table:formula="of:=IF([.B245]&lt;&gt;&quot;&quot;;IF([.I244]=0;0;[.I245]/[.I244] - 1);IF([.W244]&gt;1.05;[.W244];0.05))" office:value-type="float" office:value="0.05" calcext:value-type="float">
            <text:p>0.0500</text:p>
          </table:table-cell>
          <table:table-cell table:formula="of:=[.X244]" office:value-type="float" office:value="35" calcext:value-type="float">
            <text:p>35</text:p>
          </table:table-cell>
          <table:table-cell table:formula="of:=IF([.B245]&lt;&gt;&quot;&quot;;[.I245];MIN([.X245];[.Y244]*(1 + [.W245])))" office:value-type="float" office:value="35" calcext:value-type="float">
            <text:p>35</text:p>
          </table:table-cell>
          <table:table-cell table:style-name="ce9" table:formula="of:=IF([.B245]&lt;&gt;&quot;&quot;;[.B245]+[.C245];MAX(0; MIN([.O244]*0.2;[.Z244]*POWER(2;1/IF([.Y245]=0;2.4;[.Y245])))))" office:value-type="float" office:value="36943.92" calcext:value-type="float">
            <text:p>36944</text:p>
          </table:table-cell>
          <table:table-cell table:formula="of:=IF([.S245]&lt;&gt;&quot;&quot;;[.S245];[.Z245]-[.Z235])" office:value-type="float" office:value="3051.74264576612" calcext:value-type="float">
            <text:p>3052</text:p>
          </table:table-cell>
          <table:table-cell table:formula="of:=IF(AND([.T245]&lt;&gt;&quot;&quot;; [.T245]&lt;&gt;&quot;?&quot;);[.T245];[.AA245]*IF(COUNT([.V$2:.V245])=0;0;SUM([.V$2:.V245])/COUNT([.V$2:.V245])))" office:value-type="float" office:value="110.807335241739" calcext:value-type="float">
            <text:p>111</text:p>
          </table:table-cell>
          <table:table-cell table:formula="of:=IF([.AB245]&gt;MIN([.AE245];MIN([.AF245];[.AG245]));&quot;!&quot;;&quot;&quot;)">
            <text:p/>
          </table:table-cell>
          <table:table-cell table:formula="of:=[.AD244]" office:value-type="float" office:value="272.657534246575" calcext:value-type="float">
            <text:p>273</text:p>
          </table:table-cell>
          <table:table-cell table:formula="of:=[.AE244]" office:value-type="float" office:value="240" calcext:value-type="float">
            <text:p>240</text:p>
          </table:table-cell>
          <table:table-cell table:formula="of:=[.AF244]" office:value-type="float" office:value="308" calcext:value-type="float">
            <text:p>308</text:p>
          </table:table-cell>
          <table:table-cell table:formula="of:=[.AG244]" office:value-type="float" office:value="3142" calcext:value-type="float">
            <text:p>3142</text:p>
          </table:table-cell>
          <table:table-cell table:formula="of:=[.AH244]" office:value-type="float" office:value="1047310" calcext:value-type="float">
            <text:p>1047310</text:p>
          </table:table-cell>
          <table:table-cell table:formula="of:=[.AI244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5]+1" office:value-type="date" office:date-value="2020-11-14" calcext:value-type="date">
            <text:p>2020-11-14</text:p>
          </table:table-cell>
          <table:table-cell table:number-columns-repeated="3"/>
          <table:table-cell table:formula="of:=IF([.B246]=&quot;&quot;;&quot;&quot;;SUM([.B246:.D246]))">
            <text:p/>
          </table:table-cell>
          <table:table-cell table:formula="of:=IF([.B246]=&quot;&quot;;&quot;&quot;;([.B246]+[.C246])/([.B245]+[.C245]) - 1)">
            <text:p/>
          </table:table-cell>
          <table:table-cell table:formula="of:=IF([.B246]=&quot;&quot;;&quot;&quot;;([.F246]+1)/([.F245]+1) - 1)">
            <text:p/>
          </table:table-cell>
          <table:table-cell table:formula="of:=IF([.B246]=&quot;&quot;;&quot;&quot;;ROUNDDOWN(LOG(([.B246]+[.C246])/([.$B$2]+[.$C$2]);2)))">
            <text:p/>
          </table:table-cell>
          <table:table-cell table:formula="of:=IF([.B246]=&quot;&quot;;&quot;&quot;;1 / LOG(([.B246]+[.C246])/([.B245]+[.C245]);2))">
            <text:p/>
          </table:table-cell>
          <table:table-cell table:formula="of:=IF([.B246]=&quot;&quot;;&quot;&quot;;COUNT([.$A$2:.A246]) / LOG(([.B246]+[.C246])/([.$B$2]+[.$C$2]);2))">
            <text:p/>
          </table:table-cell>
          <table:table-cell table:formula="of:=IF([.B246]=&quot;&quot;;&quot;&quot;;[.E246]-[.E245])">
            <text:p/>
          </table:table-cell>
          <table:table-cell/>
          <table:table-cell table:formula="of:=IF([.B246]=&quot;&quot;;&quot;&quot;;IF([.L246]=&quot;?&quot;;[.B246]+[.C246];[.B246]+[.C246]-[.L246]-[.N246]))">
            <text:p/>
          </table:table-cell>
          <table:table-cell table:formula="of:=IF([.B246]=&quot;&quot;;&quot;&quot;;[.N245])">
            <text:p/>
          </table:table-cell>
          <table:table-cell table:formula="of:=[.O245]" office:value-type="float" office:value="184719.6" calcext:value-type="float">
            <text:p>184720</text:p>
          </table:table-cell>
          <table:table-cell table:style-name="ce8" table:formula="of:=IF([.B246]=&quot;&quot;;&quot;&quot;;IF([.I246]=0;999999;LOG([.O246];2)*[.I246]))">
            <text:p/>
          </table:table-cell>
          <table:table-cell table:formula="of:=IF([.B246]=&quot;&quot;;&quot;&quot;;[.A246]+[.P246])">
            <text:p/>
          </table:table-cell>
          <table:table-cell table:formula="of:=IF([.B246]=&quot;&quot;;&quot;&quot;;([.B246]+[.C246])-([.B245]+[.C245]))">
            <text:p/>
          </table:table-cell>
          <table:table-cell table:formula="of:=IF([.B246]=&quot;&quot;;&quot;&quot;;SUM([.R236:.R246]))">
            <text:p/>
          </table:table-cell>
          <table:table-cell/>
          <table:table-cell table:formula="of:=IF([.B246]=&quot;&quot;;&quot;&quot;;[.U245])">
            <text:p/>
          </table:table-cell>
          <table:table-cell table:formula="of:=IF([.B246]=&quot;&quot;;&quot;&quot;;IF([.T246]=&quot;?&quot;;&quot;&quot;;IF([.S246]=0;0;[.T246]/[.S246])))">
            <text:p/>
          </table:table-cell>
          <table:table-cell table:formula="of:=IF([.B246]&lt;&gt;&quot;&quot;;IF([.I245]=0;0;[.I246]/[.I245] - 1);IF([.W245]&gt;1.05;[.W245];0.05))" office:value-type="float" office:value="0.05" calcext:value-type="float">
            <text:p>0.0500</text:p>
          </table:table-cell>
          <table:table-cell table:formula="of:=[.X245]" office:value-type="float" office:value="35" calcext:value-type="float">
            <text:p>35</text:p>
          </table:table-cell>
          <table:table-cell table:formula="of:=IF([.B246]&lt;&gt;&quot;&quot;;[.I246];MIN([.X246];[.Y245]*(1 + [.W246])))" office:value-type="float" office:value="35" calcext:value-type="float">
            <text:p>35</text:p>
          </table:table-cell>
          <table:table-cell table:style-name="ce9" table:formula="of:=IF([.B246]&lt;&gt;&quot;&quot;;[.B246]+[.C246];MAX(0; MIN([.O245]*0.2;[.Z245]*POWER(2;1/IF([.Y246]=0;2.4;[.Y246])))))" office:value-type="float" office:value="36943.92" calcext:value-type="float">
            <text:p>36944</text:p>
          </table:table-cell>
          <table:table-cell table:formula="of:=IF([.S246]&lt;&gt;&quot;&quot;;[.S246];[.Z246]-[.Z236])" office:value-type="float" office:value="2373.84455189273" calcext:value-type="float">
            <text:p>2374</text:p>
          </table:table-cell>
          <table:table-cell table:formula="of:=IF(AND([.T246]&lt;&gt;&quot;&quot;; [.T246]&lt;&gt;&quot;?&quot;);[.T246];[.AA246]*IF(COUNT([.V$2:.V246])=0;0;SUM([.V$2:.V246])/COUNT([.V$2:.V246])))" office:value-type="float" office:value="86.1931753774468" calcext:value-type="float">
            <text:p>86</text:p>
          </table:table-cell>
          <table:table-cell table:formula="of:=IF([.AB246]&gt;MIN([.AE246];MIN([.AF246];[.AG246]));&quot;!&quot;;&quot;&quot;)">
            <text:p/>
          </table:table-cell>
          <table:table-cell table:formula="of:=[.AD245]" office:value-type="float" office:value="272.657534246575" calcext:value-type="float">
            <text:p>273</text:p>
          </table:table-cell>
          <table:table-cell table:formula="of:=[.AE245]" office:value-type="float" office:value="240" calcext:value-type="float">
            <text:p>240</text:p>
          </table:table-cell>
          <table:table-cell table:formula="of:=[.AF245]" office:value-type="float" office:value="308" calcext:value-type="float">
            <text:p>308</text:p>
          </table:table-cell>
          <table:table-cell table:formula="of:=[.AG245]" office:value-type="float" office:value="3142" calcext:value-type="float">
            <text:p>3142</text:p>
          </table:table-cell>
          <table:table-cell table:formula="of:=[.AH245]" office:value-type="float" office:value="1047310" calcext:value-type="float">
            <text:p>1047310</text:p>
          </table:table-cell>
          <table:table-cell table:formula="of:=[.AI245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6]+1" office:value-type="date" office:date-value="2020-11-15" calcext:value-type="date">
            <text:p>2020-11-15</text:p>
          </table:table-cell>
          <table:table-cell table:number-columns-repeated="3"/>
          <table:table-cell table:formula="of:=IF([.B247]=&quot;&quot;;&quot;&quot;;SUM([.B247:.D247]))">
            <text:p/>
          </table:table-cell>
          <table:table-cell table:formula="of:=IF([.B247]=&quot;&quot;;&quot;&quot;;([.B247]+[.C247])/([.B246]+[.C246]) - 1)">
            <text:p/>
          </table:table-cell>
          <table:table-cell table:formula="of:=IF([.B247]=&quot;&quot;;&quot;&quot;;([.F247]+1)/([.F246]+1) - 1)">
            <text:p/>
          </table:table-cell>
          <table:table-cell table:formula="of:=IF([.B247]=&quot;&quot;;&quot;&quot;;ROUNDDOWN(LOG(([.B247]+[.C247])/([.$B$2]+[.$C$2]);2)))">
            <text:p/>
          </table:table-cell>
          <table:table-cell table:formula="of:=IF([.B247]=&quot;&quot;;&quot;&quot;;1 / LOG(([.B247]+[.C247])/([.B246]+[.C246]);2))">
            <text:p/>
          </table:table-cell>
          <table:table-cell table:formula="of:=IF([.B247]=&quot;&quot;;&quot;&quot;;COUNT([.$A$2:.A247]) / LOG(([.B247]+[.C247])/([.$B$2]+[.$C$2]);2))">
            <text:p/>
          </table:table-cell>
          <table:table-cell table:formula="of:=IF([.B247]=&quot;&quot;;&quot;&quot;;[.E247]-[.E246])">
            <text:p/>
          </table:table-cell>
          <table:table-cell/>
          <table:table-cell table:formula="of:=IF([.B247]=&quot;&quot;;&quot;&quot;;IF([.L247]=&quot;?&quot;;[.B247]+[.C247];[.B247]+[.C247]-[.L247]-[.N247]))">
            <text:p/>
          </table:table-cell>
          <table:table-cell table:formula="of:=IF([.B247]=&quot;&quot;;&quot;&quot;;[.N246])">
            <text:p/>
          </table:table-cell>
          <table:table-cell table:formula="of:=[.O246]" office:value-type="float" office:value="184719.6" calcext:value-type="float">
            <text:p>184720</text:p>
          </table:table-cell>
          <table:table-cell table:style-name="ce8" table:formula="of:=IF([.B247]=&quot;&quot;;&quot;&quot;;IF([.I247]=0;999999;LOG([.O247];2)*[.I247]))">
            <text:p/>
          </table:table-cell>
          <table:table-cell table:formula="of:=IF([.B247]=&quot;&quot;;&quot;&quot;;[.A247]+[.P247])">
            <text:p/>
          </table:table-cell>
          <table:table-cell table:formula="of:=IF([.B247]=&quot;&quot;;&quot;&quot;;([.B247]+[.C247])-([.B246]+[.C246]))">
            <text:p/>
          </table:table-cell>
          <table:table-cell table:formula="of:=IF([.B247]=&quot;&quot;;&quot;&quot;;SUM([.R237:.R247]))">
            <text:p/>
          </table:table-cell>
          <table:table-cell/>
          <table:table-cell table:formula="of:=IF([.B247]=&quot;&quot;;&quot;&quot;;[.U246])">
            <text:p/>
          </table:table-cell>
          <table:table-cell table:formula="of:=IF([.B247]=&quot;&quot;;&quot;&quot;;IF([.T247]=&quot;?&quot;;&quot;&quot;;IF([.S247]=0;0;[.T247]/[.S247])))">
            <text:p/>
          </table:table-cell>
          <table:table-cell table:formula="of:=IF([.B247]&lt;&gt;&quot;&quot;;IF([.I246]=0;0;[.I247]/[.I246] - 1);IF([.W246]&gt;1.05;[.W246];0.05))" office:value-type="float" office:value="0.05" calcext:value-type="float">
            <text:p>0.0500</text:p>
          </table:table-cell>
          <table:table-cell table:formula="of:=[.X246]" office:value-type="float" office:value="35" calcext:value-type="float">
            <text:p>35</text:p>
          </table:table-cell>
          <table:table-cell table:formula="of:=IF([.B247]&lt;&gt;&quot;&quot;;[.I247];MIN([.X247];[.Y246]*(1 + [.W247])))" office:value-type="float" office:value="35" calcext:value-type="float">
            <text:p>35</text:p>
          </table:table-cell>
          <table:table-cell table:style-name="ce9" table:formula="of:=IF([.B247]&lt;&gt;&quot;&quot;;[.B247]+[.C247];MAX(0; MIN([.O246]*0.2;[.Z246]*POWER(2;1/IF([.Y247]=0;2.4;[.Y247])))))" office:value-type="float" office:value="36943.92" calcext:value-type="float">
            <text:p>36944</text:p>
          </table:table-cell>
          <table:table-cell table:formula="of:=IF([.S247]&lt;&gt;&quot;&quot;;[.S247];[.Z247]-[.Z237])" office:value-type="float" office:value="1682.3874051183" calcext:value-type="float">
            <text:p>1682</text:p>
          </table:table-cell>
          <table:table-cell table:formula="of:=IF(AND([.T247]&lt;&gt;&quot;&quot;; [.T247]&lt;&gt;&quot;?&quot;);[.T247];[.AA247]*IF(COUNT([.V$2:.V247])=0;0;SUM([.V$2:.V247])/COUNT([.V$2:.V247])))" office:value-type="float" office:value="61.0866927013182" calcext:value-type="float">
            <text:p>61</text:p>
          </table:table-cell>
          <table:table-cell table:formula="of:=IF([.AB247]&gt;MIN([.AE247];MIN([.AF247];[.AG247]));&quot;!&quot;;&quot;&quot;)">
            <text:p/>
          </table:table-cell>
          <table:table-cell table:formula="of:=[.AD246]" office:value-type="float" office:value="272.657534246575" calcext:value-type="float">
            <text:p>273</text:p>
          </table:table-cell>
          <table:table-cell table:formula="of:=[.AE246]" office:value-type="float" office:value="240" calcext:value-type="float">
            <text:p>240</text:p>
          </table:table-cell>
          <table:table-cell table:formula="of:=[.AF246]" office:value-type="float" office:value="308" calcext:value-type="float">
            <text:p>308</text:p>
          </table:table-cell>
          <table:table-cell table:formula="of:=[.AG246]" office:value-type="float" office:value="3142" calcext:value-type="float">
            <text:p>3142</text:p>
          </table:table-cell>
          <table:table-cell table:formula="of:=[.AH246]" office:value-type="float" office:value="1047310" calcext:value-type="float">
            <text:p>1047310</text:p>
          </table:table-cell>
          <table:table-cell table:formula="of:=[.AI246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7]+1" office:value-type="date" office:date-value="2020-11-16" calcext:value-type="date">
            <text:p>2020-11-16</text:p>
          </table:table-cell>
          <table:table-cell table:number-columns-repeated="3"/>
          <table:table-cell table:formula="of:=IF([.B248]=&quot;&quot;;&quot;&quot;;SUM([.B248:.D248]))">
            <text:p/>
          </table:table-cell>
          <table:table-cell table:formula="of:=IF([.B248]=&quot;&quot;;&quot;&quot;;([.B248]+[.C248])/([.B247]+[.C247]) - 1)">
            <text:p/>
          </table:table-cell>
          <table:table-cell table:formula="of:=IF([.B248]=&quot;&quot;;&quot;&quot;;([.F248]+1)/([.F247]+1) - 1)">
            <text:p/>
          </table:table-cell>
          <table:table-cell table:formula="of:=IF([.B248]=&quot;&quot;;&quot;&quot;;ROUNDDOWN(LOG(([.B248]+[.C248])/([.$B$2]+[.$C$2]);2)))">
            <text:p/>
          </table:table-cell>
          <table:table-cell table:formula="of:=IF([.B248]=&quot;&quot;;&quot;&quot;;1 / LOG(([.B248]+[.C248])/([.B247]+[.C247]);2))">
            <text:p/>
          </table:table-cell>
          <table:table-cell table:formula="of:=IF([.B248]=&quot;&quot;;&quot;&quot;;COUNT([.$A$2:.A248]) / LOG(([.B248]+[.C248])/([.$B$2]+[.$C$2]);2))">
            <text:p/>
          </table:table-cell>
          <table:table-cell table:formula="of:=IF([.B248]=&quot;&quot;;&quot;&quot;;[.E248]-[.E247])">
            <text:p/>
          </table:table-cell>
          <table:table-cell/>
          <table:table-cell table:formula="of:=IF([.B248]=&quot;&quot;;&quot;&quot;;IF([.L248]=&quot;?&quot;;[.B248]+[.C248];[.B248]+[.C248]-[.L248]-[.N248]))">
            <text:p/>
          </table:table-cell>
          <table:table-cell table:formula="of:=IF([.B248]=&quot;&quot;;&quot;&quot;;[.N247])">
            <text:p/>
          </table:table-cell>
          <table:table-cell table:formula="of:=[.O247]" office:value-type="float" office:value="184719.6" calcext:value-type="float">
            <text:p>184720</text:p>
          </table:table-cell>
          <table:table-cell table:style-name="ce8" table:formula="of:=IF([.B248]=&quot;&quot;;&quot;&quot;;IF([.I248]=0;999999;LOG([.O248];2)*[.I248]))">
            <text:p/>
          </table:table-cell>
          <table:table-cell table:formula="of:=IF([.B248]=&quot;&quot;;&quot;&quot;;[.A248]+[.P248])">
            <text:p/>
          </table:table-cell>
          <table:table-cell table:formula="of:=IF([.B248]=&quot;&quot;;&quot;&quot;;([.B248]+[.C248])-([.B247]+[.C247]))">
            <text:p/>
          </table:table-cell>
          <table:table-cell table:formula="of:=IF([.B248]=&quot;&quot;;&quot;&quot;;SUM([.R238:.R248]))">
            <text:p/>
          </table:table-cell>
          <table:table-cell/>
          <table:table-cell table:formula="of:=IF([.B248]=&quot;&quot;;&quot;&quot;;[.U247])">
            <text:p/>
          </table:table-cell>
          <table:table-cell table:formula="of:=IF([.B248]=&quot;&quot;;&quot;&quot;;IF([.T248]=&quot;?&quot;;&quot;&quot;;IF([.S248]=0;0;[.T248]/[.S248])))">
            <text:p/>
          </table:table-cell>
          <table:table-cell table:formula="of:=IF([.B248]&lt;&gt;&quot;&quot;;IF([.I247]=0;0;[.I248]/[.I247] - 1);IF([.W247]&gt;1.05;[.W247];0.05))" office:value-type="float" office:value="0.05" calcext:value-type="float">
            <text:p>0.0500</text:p>
          </table:table-cell>
          <table:table-cell table:formula="of:=[.X247]" office:value-type="float" office:value="35" calcext:value-type="float">
            <text:p>35</text:p>
          </table:table-cell>
          <table:table-cell table:formula="of:=IF([.B248]&lt;&gt;&quot;&quot;;[.I248];MIN([.X248];[.Y247]*(1 + [.W248])))" office:value-type="float" office:value="35" calcext:value-type="float">
            <text:p>35</text:p>
          </table:table-cell>
          <table:table-cell table:style-name="ce9" table:formula="of:=IF([.B248]&lt;&gt;&quot;&quot;;[.B248]+[.C248];MAX(0; MIN([.O247]*0.2;[.Z247]*POWER(2;1/IF([.Y248]=0;2.4;[.Y248])))))" office:value-type="float" office:value="36943.92" calcext:value-type="float">
            <text:p>36944</text:p>
          </table:table-cell>
          <table:table-cell table:formula="of:=IF([.S248]&lt;&gt;&quot;&quot;;[.S248];[.Z248]-[.Z238])" office:value-type="float" office:value="977.100002562598" calcext:value-type="float">
            <text:p>977</text:p>
          </table:table-cell>
          <table:table-cell table:formula="of:=IF(AND([.T248]&lt;&gt;&quot;&quot;; [.T248]&lt;&gt;&quot;?&quot;);[.T248];[.AA248]*IF(COUNT([.V$2:.V248])=0;0;SUM([.V$2:.V248])/COUNT([.V$2:.V248])))" office:value-type="float" office:value="35.4780399647616" calcext:value-type="float">
            <text:p>35</text:p>
          </table:table-cell>
          <table:table-cell table:formula="of:=IF([.AB248]&gt;MIN([.AE248];MIN([.AF248];[.AG248]));&quot;!&quot;;&quot;&quot;)">
            <text:p/>
          </table:table-cell>
          <table:table-cell table:formula="of:=[.AD247]" office:value-type="float" office:value="272.657534246575" calcext:value-type="float">
            <text:p>273</text:p>
          </table:table-cell>
          <table:table-cell table:formula="of:=[.AE247]" office:value-type="float" office:value="240" calcext:value-type="float">
            <text:p>240</text:p>
          </table:table-cell>
          <table:table-cell table:formula="of:=[.AF247]" office:value-type="float" office:value="308" calcext:value-type="float">
            <text:p>308</text:p>
          </table:table-cell>
          <table:table-cell table:formula="of:=[.AG247]" office:value-type="float" office:value="3142" calcext:value-type="float">
            <text:p>3142</text:p>
          </table:table-cell>
          <table:table-cell table:formula="of:=[.AH247]" office:value-type="float" office:value="1047310" calcext:value-type="float">
            <text:p>1047310</text:p>
          </table:table-cell>
          <table:table-cell table:formula="of:=[.AI247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8]+1" office:value-type="date" office:date-value="2020-11-17" calcext:value-type="date">
            <text:p>2020-11-17</text:p>
          </table:table-cell>
          <table:table-cell table:number-columns-repeated="3"/>
          <table:table-cell table:formula="of:=IF([.B249]=&quot;&quot;;&quot;&quot;;SUM([.B249:.D249]))">
            <text:p/>
          </table:table-cell>
          <table:table-cell table:formula="of:=IF([.B249]=&quot;&quot;;&quot;&quot;;([.B249]+[.C249])/([.B248]+[.C248]) - 1)">
            <text:p/>
          </table:table-cell>
          <table:table-cell table:formula="of:=IF([.B249]=&quot;&quot;;&quot;&quot;;([.F249]+1)/([.F248]+1) - 1)">
            <text:p/>
          </table:table-cell>
          <table:table-cell table:formula="of:=IF([.B249]=&quot;&quot;;&quot;&quot;;ROUNDDOWN(LOG(([.B249]+[.C249])/([.$B$2]+[.$C$2]);2)))">
            <text:p/>
          </table:table-cell>
          <table:table-cell table:formula="of:=IF([.B249]=&quot;&quot;;&quot;&quot;;1 / LOG(([.B249]+[.C249])/([.B248]+[.C248]);2))">
            <text:p/>
          </table:table-cell>
          <table:table-cell table:formula="of:=IF([.B249]=&quot;&quot;;&quot;&quot;;COUNT([.$A$2:.A249]) / LOG(([.B249]+[.C249])/([.$B$2]+[.$C$2]);2))">
            <text:p/>
          </table:table-cell>
          <table:table-cell table:formula="of:=IF([.B249]=&quot;&quot;;&quot;&quot;;[.E249]-[.E248])">
            <text:p/>
          </table:table-cell>
          <table:table-cell/>
          <table:table-cell table:formula="of:=IF([.B249]=&quot;&quot;;&quot;&quot;;IF([.L249]=&quot;?&quot;;[.B249]+[.C249];[.B249]+[.C249]-[.L249]-[.N249]))">
            <text:p/>
          </table:table-cell>
          <table:table-cell table:formula="of:=IF([.B249]=&quot;&quot;;&quot;&quot;;[.N248])">
            <text:p/>
          </table:table-cell>
          <table:table-cell table:formula="of:=[.O248]" office:value-type="float" office:value="184719.6" calcext:value-type="float">
            <text:p>184720</text:p>
          </table:table-cell>
          <table:table-cell table:style-name="ce8" table:formula="of:=IF([.B249]=&quot;&quot;;&quot;&quot;;IF([.I249]=0;999999;LOG([.O249];2)*[.I249]))">
            <text:p/>
          </table:table-cell>
          <table:table-cell table:formula="of:=IF([.B249]=&quot;&quot;;&quot;&quot;;[.A249]+[.P249])">
            <text:p/>
          </table:table-cell>
          <table:table-cell table:formula="of:=IF([.B249]=&quot;&quot;;&quot;&quot;;([.B249]+[.C249])-([.B248]+[.C248]))">
            <text:p/>
          </table:table-cell>
          <table:table-cell table:formula="of:=IF([.B249]=&quot;&quot;;&quot;&quot;;SUM([.R239:.R249]))">
            <text:p/>
          </table:table-cell>
          <table:table-cell/>
          <table:table-cell table:formula="of:=IF([.B249]=&quot;&quot;;&quot;&quot;;[.U248])">
            <text:p/>
          </table:table-cell>
          <table:table-cell table:formula="of:=IF([.B249]=&quot;&quot;;&quot;&quot;;IF([.T249]=&quot;?&quot;;&quot;&quot;;IF([.S249]=0;0;[.T249]/[.S249])))">
            <text:p/>
          </table:table-cell>
          <table:table-cell table:formula="of:=IF([.B249]&lt;&gt;&quot;&quot;;IF([.I248]=0;0;[.I249]/[.I248] - 1);IF([.W248]&gt;1.05;[.W248];0.05))" office:value-type="float" office:value="0.05" calcext:value-type="float">
            <text:p>0.0500</text:p>
          </table:table-cell>
          <table:table-cell table:formula="of:=[.X248]" office:value-type="float" office:value="35" calcext:value-type="float">
            <text:p>35</text:p>
          </table:table-cell>
          <table:table-cell table:formula="of:=IF([.B249]&lt;&gt;&quot;&quot;;[.I249];MIN([.X249];[.Y248]*(1 + [.W249])))" office:value-type="float" office:value="35" calcext:value-type="float">
            <text:p>35</text:p>
          </table:table-cell>
          <table:table-cell table:style-name="ce9" table:formula="of:=IF([.B249]&lt;&gt;&quot;&quot;;[.B249]+[.C249];MAX(0; MIN([.O248]*0.2;[.Z248]*POWER(2;1/IF([.Y249]=0;2.4;[.Y249])))))" office:value-type="float" office:value="36943.92" calcext:value-type="float">
            <text:p>36944</text:p>
          </table:table-cell>
          <table:table-cell table:formula="of:=IF([.S249]&lt;&gt;&quot;&quot;;[.S249];[.Z249]-[.Z239])" office:value-type="float" office:value="257.705716851284" calcext:value-type="float">
            <text:p>258</text:p>
          </table:table-cell>
          <table:table-cell table:formula="of:=IF(AND([.T249]&lt;&gt;&quot;&quot;; [.T249]&lt;&gt;&quot;?&quot;);[.T249];[.AA249]*IF(COUNT([.V$2:.V249])=0;0;SUM([.V$2:.V249])/COUNT([.V$2:.V249])))" office:value-type="float" office:value="9.35717295836528" calcext:value-type="float">
            <text:p>9</text:p>
          </table:table-cell>
          <table:table-cell table:formula="of:=IF([.AB249]&gt;MIN([.AE249];MIN([.AF249];[.AG249]));&quot;!&quot;;&quot;&quot;)">
            <text:p/>
          </table:table-cell>
          <table:table-cell table:formula="of:=[.AD248]" office:value-type="float" office:value="272.657534246575" calcext:value-type="float">
            <text:p>273</text:p>
          </table:table-cell>
          <table:table-cell table:formula="of:=[.AE248]" office:value-type="float" office:value="240" calcext:value-type="float">
            <text:p>240</text:p>
          </table:table-cell>
          <table:table-cell table:formula="of:=[.AF248]" office:value-type="float" office:value="308" calcext:value-type="float">
            <text:p>308</text:p>
          </table:table-cell>
          <table:table-cell table:formula="of:=[.AG248]" office:value-type="float" office:value="3142" calcext:value-type="float">
            <text:p>3142</text:p>
          </table:table-cell>
          <table:table-cell table:formula="of:=[.AH248]" office:value-type="float" office:value="1047310" calcext:value-type="float">
            <text:p>1047310</text:p>
          </table:table-cell>
          <table:table-cell table:formula="of:=[.AI248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>
          <table:table-cell table:formula="of:=[.A249]+1" office:value-type="date" office:date-value="2020-11-18" calcext:value-type="date">
            <text:p>2020-11-18</text:p>
          </table:table-cell>
          <table:table-cell table:number-columns-repeated="3"/>
          <table:table-cell table:formula="of:=IF([.B250]=&quot;&quot;;&quot;&quot;;SUM([.B250:.D250]))">
            <text:p/>
          </table:table-cell>
          <table:table-cell table:formula="of:=IF([.B250]=&quot;&quot;;&quot;&quot;;([.B250]+[.C250])/([.B249]+[.C249]) - 1)">
            <text:p/>
          </table:table-cell>
          <table:table-cell table:formula="of:=IF([.B250]=&quot;&quot;;&quot;&quot;;([.F250]+1)/([.F249]+1) - 1)">
            <text:p/>
          </table:table-cell>
          <table:table-cell table:formula="of:=IF([.B250]=&quot;&quot;;&quot;&quot;;ROUNDDOWN(LOG(([.B250]+[.C250])/([.$B$2]+[.$C$2]);2)))">
            <text:p/>
          </table:table-cell>
          <table:table-cell table:formula="of:=IF([.B250]=&quot;&quot;;&quot;&quot;;1 / LOG(([.B250]+[.C250])/([.B249]+[.C249]);2))">
            <text:p/>
          </table:table-cell>
          <table:table-cell table:formula="of:=IF([.B250]=&quot;&quot;;&quot;&quot;;COUNT([.$A$2:.A250]) / LOG(([.B250]+[.C250])/([.$B$2]+[.$C$2]);2))">
            <text:p/>
          </table:table-cell>
          <table:table-cell table:formula="of:=IF([.B250]=&quot;&quot;;&quot;&quot;;[.E250]-[.E249])">
            <text:p/>
          </table:table-cell>
          <table:table-cell/>
          <table:table-cell table:formula="of:=IF([.B250]=&quot;&quot;;&quot;&quot;;IF([.L250]=&quot;?&quot;;[.B250]+[.C250];[.B250]+[.C250]-[.L250]-[.N250]))">
            <text:p/>
          </table:table-cell>
          <table:table-cell table:formula="of:=IF([.B250]=&quot;&quot;;&quot;&quot;;[.N249])">
            <text:p/>
          </table:table-cell>
          <table:table-cell table:formula="of:=[.O249]" office:value-type="float" office:value="184719.6" calcext:value-type="float">
            <text:p>184720</text:p>
          </table:table-cell>
          <table:table-cell table:style-name="ce8" table:formula="of:=IF([.B250]=&quot;&quot;;&quot;&quot;;IF([.I250]=0;999999;LOG([.O250];2)*[.I250]))">
            <text:p/>
          </table:table-cell>
          <table:table-cell table:formula="of:=IF([.B250]=&quot;&quot;;&quot;&quot;;[.A250]+[.P250])">
            <text:p/>
          </table:table-cell>
          <table:table-cell table:formula="of:=IF([.B250]=&quot;&quot;;&quot;&quot;;([.B250]+[.C250])-([.B249]+[.C249]))">
            <text:p/>
          </table:table-cell>
          <table:table-cell table:formula="of:=IF([.B250]=&quot;&quot;;&quot;&quot;;SUM([.R240:.R250]))">
            <text:p/>
          </table:table-cell>
          <table:table-cell/>
          <table:table-cell table:formula="of:=IF([.B250]=&quot;&quot;;&quot;&quot;;[.U249])">
            <text:p/>
          </table:table-cell>
          <table:table-cell table:formula="of:=IF([.B250]=&quot;&quot;;&quot;&quot;;IF([.T250]=&quot;?&quot;;&quot;&quot;;IF([.S250]=0;0;[.T250]/[.S250])))">
            <text:p/>
          </table:table-cell>
          <table:table-cell table:formula="of:=IF([.B250]&lt;&gt;&quot;&quot;;IF([.I249]=0;0;[.I250]/[.I249] - 1);IF([.W249]&gt;1.05;[.W249];0.05))" office:value-type="float" office:value="0.05" calcext:value-type="float">
            <text:p>0.0500</text:p>
          </table:table-cell>
          <table:table-cell table:formula="of:=[.X249]" office:value-type="float" office:value="35" calcext:value-type="float">
            <text:p>35</text:p>
          </table:table-cell>
          <table:table-cell table:formula="of:=IF([.B250]&lt;&gt;&quot;&quot;;[.I250];MIN([.X250];[.Y249]*(1 + [.W250])))" office:value-type="float" office:value="35" calcext:value-type="float">
            <text:p>35</text:p>
          </table:table-cell>
          <table:table-cell table:style-name="ce9" table:formula="of:=IF([.B250]&lt;&gt;&quot;&quot;;[.B250]+[.C250];MAX(0; MIN([.O249]*0.2;[.Z249]*POWER(2;1/IF([.Y250]=0;2.4;[.Y250])))))" office:value-type="float" office:value="36943.92" calcext:value-type="float">
            <text:p>36944</text:p>
          </table:table-cell>
          <table:table-cell table:formula="of:=IF([.S250]&lt;&gt;&quot;&quot;;[.S250];[.Z250]-[.Z240])" office:value-type="float" office:value="0" calcext:value-type="float">
            <text:p>0</text:p>
          </table:table-cell>
          <table:table-cell table:formula="of:=IF(AND([.T250]&lt;&gt;&quot;&quot;; [.T250]&lt;&gt;&quot;?&quot;);[.T250];[.AA250]*IF(COUNT([.V$2:.V250])=0;0;SUM([.V$2:.V250])/COUNT([.V$2:.V250])))" office:value-type="float" office:value="0" calcext:value-type="float">
            <text:p>0</text:p>
          </table:table-cell>
          <table:table-cell table:formula="of:=IF([.AB250]&gt;MIN([.AE250];MIN([.AF250];[.AG250]));&quot;!&quot;;&quot;&quot;)">
            <text:p/>
          </table:table-cell>
          <table:table-cell table:formula="of:=[.AD249]" office:value-type="float" office:value="272.657534246575" calcext:value-type="float">
            <text:p>273</text:p>
          </table:table-cell>
          <table:table-cell table:formula="of:=[.AE249]" office:value-type="float" office:value="240" calcext:value-type="float">
            <text:p>240</text:p>
          </table:table-cell>
          <table:table-cell table:formula="of:=[.AF249]" office:value-type="float" office:value="308" calcext:value-type="float">
            <text:p>308</text:p>
          </table:table-cell>
          <table:table-cell table:formula="of:=[.AG249]" office:value-type="float" office:value="3142" calcext:value-type="float">
            <text:p>3142</text:p>
          </table:table-cell>
          <table:table-cell table:formula="of:=[.AH249]" office:value-type="float" office:value="1047310" calcext:value-type="float">
            <text:p>1047310</text:p>
          </table:table-cell>
          <table:table-cell table:formula="of:=[.AI249]" office:value-type="percentage" office:value="0.913221663193324" calcext:value-type="percentage">
            <text:p>91.32%</text:p>
          </table:table-cell>
          <table:table-cell table:number-columns-repeated="989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P0" style:volatile="true">
      <number:number number:decimal-places="2" number:min-integer-digits="1"/>
      <number:text>%</number:text>
    </number:percentage-style>
    <number:percentage-style style:name="N121">
      <style:text-properties fo:color="#ff0000"/>
      <number:text>-</number:text>
      <number:number number:decimal-places="2" number:min-integer-digits="1"/>
      <number:text>%</number:text>
      <style:map style:condition="value()&gt;=0" style:apply-style-name="N121P0"/>
    </number:percentage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00/00/0000</text:date>, <text:time style:data-style-name="N2" text:time-value="14:12:26.519579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11:18.493918754</meta:creation-date>
    <dc:date>2020-05-10T14:35:05.583792877</dc:date>
    <meta:editing-duration>P14DT11H19M15S</meta:editing-duration>
    <meta:editing-cycles>132</meta:editing-cycles>
    <meta:generator>LibreOffice/4.3.3.2$Linux_X86_64 LibreOffice_project/430m0$Build-2</meta:generator>
    <meta:document-statistic meta:table-count="1" meta:cell-count="7791" meta:object-count="0"/>
  </office:meta>
</office:document-meta>
</file>